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6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41.68mm"/>
    </style:style>
    <style:style style:name="co6" style:family="table-column">
      <style:table-column-properties fo:break-before="auto" style:column-width="14.75mm"/>
    </style:style>
    <style:style style:name="co7" style:family="table-column">
      <style:table-column-properties fo:break-before="auto" style:column-width="27.38mm"/>
    </style:style>
    <style:style style:name="co8" style:family="table-column">
      <style:table-column-properties fo:break-before="auto" style:column-width="25.68mm"/>
    </style:style>
    <style:style style:name="co9" style:family="table-column">
      <style:table-column-properties fo:break-before="auto" style:column-width="1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808080" fo:border-left="0.6pt solid #808080" fo:border-right="0.6pt solid #808080" fo:border-top="0.6pt solid #80808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9"/>
    <style:style style:name="ce22" style:family="table-cell" style:parent-style-name="Default" style:data-style-name="N119">
      <style:text-properties fo:font-weight="bold" style:font-weight-asian="bold" style:font-weight-complex="bold"/>
    </style:style>
    <style:style style:name="ce23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808080" fo:border-left="0.6pt solid #808080" fo:border-right="0.6pt solid #80808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6pt solid #808080" fo:border-left="0.6pt solid #808080" fo:border-right="0.6pt solid #80808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09"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808080" fo:border-left="0.6pt solid #808080" fo:border-right="0.6pt solid #808080" fo:border-top="0.6pt solid #80808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808080" fo:border-left="0.6pt solid #808080" fo:border-right="0.6pt solid #80808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6pt solid #808080" fo:border-left="0.6pt solid #808080" fo:border-right="0.6pt solid #80808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9"/>
    <style:style style:name="ce32" style:family="table-cell" style:parent-style-name="Default" style:data-style-name="N119">
      <style:text-properties fo:font-weight="bold" style:font-weight-asian="bold" style:font-weight-complex="bold"/>
    </style:style>
    <style:style style:name="ce33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09"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109"/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Średnie wyniki" table:style-name="ta1">
        <table:table-column table:style-name="co1" table:default-cell-style-name="ce17"/>
        <table:table-column table:style-name="co2" table:default-cell-style-name="Default"/>
        <table:table-column table:style-name="co1" table:default-cell-style-name="ce2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3 klasy</text:p>
          </table:table-cell>
          <table:table-cell table:style-name="ce30" table:number-columns-repeated="2"/>
          <table:table-cell table:style-name="ce33"/>
          <table:table-cell table:style-name="ce30" table:number-columns-repeated="2"/>
          <table:table-cell table:style-name="ce33"/>
          <table:table-cell table:style-name="ce30"/>
          <table:table-cell table:style-name="ce17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Gierżot</text:p>
          </table:table-cell>
          <table:table-cell table:style-name="ce31" table:formula="of:=AVERAGE(OFFSET(([$10FoldsData.$A$1:$10FoldsData.$X$50]); 51*([.A3]-1); 0))" office:value-type="float" office:value="24.21927" calcext:value-type="float">
            <text:p>24,219</text:p>
          </table:table-cell>
          <table:table-cell table:style-name="ce31" table:formula="of:=AVERAGE(OFFSET(([$3klasy.$A$1:$3klasy.$X$50]); 51*([.A3]-1); 0))" office:value-type="float" office:value="51.9069208333338" calcext:value-type="float">
            <text:p>51,907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Kryś</text:p>
          </table:table-cell>
          <table:table-cell table:style-name="ce31" table:formula="of:=AVERAGE(OFFSET(([$10FoldsData.$A$1:$10FoldsData.$X$50]); 51*([.A4]-1); 0))" office:value-type="float" office:value="27.9848825" calcext:value-type="float">
            <text:p>27,985</text:p>
          </table:table-cell>
          <table:table-cell table:style-name="ce31" table:formula="of:=AVERAGE(OFFSET(([$3klasy.$A$1:$3klasy.$X$50]); 51*([.A4]-1); 0))" office:value-type="float" office:value="50.7652308333339" calcext:value-type="float">
            <text:p>50,765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Dębski</text:p>
          </table:table-cell>
          <table:table-cell table:style-name="ce31" table:formula="of:=AVERAGE(OFFSET(([$10FoldsData.$A$1:$10FoldsData.$X$50]); 51*([.A5]-1); 0))" office:value-type="float" office:value="27.4725658333333" calcext:value-type="float">
            <text:p>27,473</text:p>
          </table:table-cell>
          <table:table-cell table:style-name="ce31" table:formula="of:=AVERAGE(OFFSET(([$3klasy.$A$1:$3klasy.$X$50]); 51*([.A5]-1); 0))" office:value-type="float" office:value="48.8180150000007" calcext:value-type="float">
            <text:p>48,818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Kosiba</text:p>
          </table:table-cell>
          <table:table-cell table:style-name="ce31" table:formula="of:=AVERAGE(OFFSET(([$10FoldsData.$A$1:$10FoldsData.$X$50]); 51*([.A6]-1); 0))" office:value-type="float" office:value="23.4867075" calcext:value-type="float">
            <text:p>23,487</text:p>
          </table:table-cell>
          <table:table-cell table:style-name="ce31" table:formula="of:=AVERAGE(OFFSET(([$3klasy.$A$1:$3klasy.$X$50]); 51*([.A6]-1); 0))" office:value-type="float" office:value="42.5648091666665" calcext:value-type="float">
            <text:p>42,565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Lubaczewski</text:p>
          </table:table-cell>
          <table:table-cell table:style-name="ce31" table:formula="of:=AVERAGE(OFFSET(([$10FoldsData.$A$1:$10FoldsData.$X$50]); 51*([.A7]-1); 0))" office:value-type="float" office:value="24.7383358333333" calcext:value-type="float">
            <text:p>24,738</text:p>
          </table:table-cell>
          <table:table-cell table:style-name="ce31" table:formula="of:=AVERAGE(OFFSET(([$3klasy.$A$1:$3klasy.$X$50]); 51*([.A7]-1); 0))" office:value-type="float" office:value="45.4271099999997" calcext:value-type="float">
            <text:p>45,427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Czerwiński</text:p>
          </table:table-cell>
          <table:table-cell table:style-name="ce31" table:formula="of:=AVERAGE(OFFSET(([$10FoldsData.$A$1:$10FoldsData.$X$50]); 51*([.A8]-1); 0))" office:value-type="float" office:value="26.3561775" calcext:value-type="float">
            <text:p>26,356</text:p>
          </table:table-cell>
          <table:table-cell table:style-name="ce31" table:formula="of:=AVERAGE(OFFSET(([$3klasy.$A$1:$3klasy.$X$50]); 51*([.A8]-1); 0))" office:value-type="float" office:value="47.6410658333338" calcext:value-type="float">
            <text:p>47,641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Gibek</text:p>
          </table:table-cell>
          <table:table-cell table:style-name="ce31" table:formula="of:=AVERAGE(OFFSET(([$10FoldsData.$A$1:$10FoldsData.$X$50]); 51*([.A9]-1); 0))" office:value-type="float" office:value="24.4443525000004" calcext:value-type="float">
            <text:p>24,444</text:p>
          </table:table-cell>
          <table:table-cell table:style-name="ce31" table:formula="of:=AVERAGE(OFFSET(([$3klasy.$A$1:$3klasy.$X$50]); 51*([.A9]-1); 0))" office:value-type="float" office:value="50.4318524999998" calcext:value-type="float">
            <text:p>50,432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Błoński</text:p>
          </table:table-cell>
          <table:table-cell table:style-name="ce31" table:formula="of:=AVERAGE(OFFSET(([$10FoldsData.$A$1:$10FoldsData.$X$50]); 51*([.A10]-1); 0))" office:value-type="float" office:value="30.2905441666663" calcext:value-type="float">
            <text:p>30,291</text:p>
          </table:table-cell>
          <table:table-cell table:style-name="ce31" table:formula="of:=AVERAGE(OFFSET(([$3klasy.$A$1:$3klasy.$X$50]); 51*([.A10]-1); 0))" office:value-type="float" office:value="48.2423641666662" calcext:value-type="float">
            <text:p>48,242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Gulak</text:p>
          </table:table-cell>
          <table:table-cell table:style-name="ce31" table:formula="of:=AVERAGE(OFFSET(([$10FoldsData.$A$1:$10FoldsData.$X$50]); 51*([.A11]-1); 0))" office:value-type="float" office:value="31.0897041666665" calcext:value-type="float">
            <text:p>31,090</text:p>
          </table:table-cell>
          <table:table-cell table:style-name="ce31" table:formula="of:=AVERAGE(OFFSET(([$3klasy.$A$1:$3klasy.$X$50]); 51*([.A11]-1); 0))" office:value-type="float" office:value="48.6182641666661" calcext:value-type="float">
            <text:p>48,618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Pilichowski</text:p>
          </table:table-cell>
          <table:table-cell table:style-name="ce31" table:formula="of:=AVERAGE(OFFSET(([$10FoldsData.$A$1:$10FoldsData.$X$50]); 51*([.A12]-1); 0))" office:value-type="float" office:value="26.5548750000003" calcext:value-type="float">
            <text:p>26,555</text:p>
          </table:table-cell>
          <table:table-cell table:style-name="ce31" table:formula="of:=AVERAGE(OFFSET(([$3klasy.$A$1:$3klasy.$X$50]); 51*([.A12]-1); 0))" office:value-type="float" office:value="47.1488383333338" calcext:value-type="float">
            <text:p>47,149</text:p>
          </table:table-cell>
          <table:table-cell/>
          <table:table-cell table:style-name="ce31"/>
          <table:table-cell table:number-columns-repeated="2"/>
          <table:table-cell table:style-name="ce31" table:number-columns-repeated="2"/>
          <table:table-cell table:number-columns-repeated="1013"/>
        </table:table-row>
        <table:table-row table:style-name="ro1">
          <table:table-cell/>
          <table:table-cell table:style-name="ce17" office:value-type="string" calcext:value-type="string">
            <text:p>średnia</text:p>
          </table:table-cell>
          <table:table-cell table:style-name="ce32" table:formula="of:=AVERAGE([.C3:.C12])" office:value-type="float" office:value="26.6637415" calcext:value-type="float">
            <text:p>26,664</text:p>
          </table:table-cell>
          <table:table-cell table:style-name="ce32" table:formula="of:=AVERAGE([.D3:.D12])" office:value-type="float" office:value="48.1564470833334" calcext:value-type="float">
            <text:p>48,156</text:p>
          </table:table-cell>
          <table:table-cell table:style-name="ce32" table:number-columns-repeated="7"/>
          <table:table-cell table:style-name="ce17" table:number-columns-repeated="1012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ksymalne wyniki" table:style-name="ta1">
        <table:table-column table:style-name="co1" table:default-cell-style-name="ce17"/>
        <table:table-column table:style-name="co7" table:default-cell-style-name="ce19"/>
        <table:table-column table:style-name="co1" table:default-cell-style-name="ce31"/>
        <table:table-column table:style-name="co8" table:default-cell-style-name="ce3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ce31"/>
        <table:table-column table:style-name="co3" table:default-cell-style-name="Default"/>
        <table:table-row table:style-name="ro1"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3 klasy</text:p>
          </table:table-cell>
          <table:table-cell table:style-name="ce30" table:number-columns-repeated="3"/>
          <table:table-cell table:style-name="ce33"/>
          <table:table-cell table:style-name="ce3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Gierżot</text:p>
          </table:table-cell>
          <table:table-cell table:formula="of:=MAX(OFFSET(([$10FoldsData.$A$1:$10FoldsData.$X$50]); 51*([.A3]-1); 0))" office:value-type="float" office:value="27.414" calcext:value-type="float">
            <text:p>27,414</text:p>
          </table:table-cell>
          <table:table-cell table:formula="of:=MAX(OFFSET(([$3klasy.$A$1:$3klasy.$X$50]); 51*([.A3]-1); 0))" office:value-type="float" office:value="55.172" calcext:value-type="float">
            <text:p>55,1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yś</text:p>
          </table:table-cell>
          <table:table-cell table:formula="of:=MAX(OFFSET(([$10FoldsData.$A$1:$10FoldsData.$X$50]); 51*([.A4]-1); 0))" office:value-type="float" office:value="31.724" calcext:value-type="float">
            <text:p>31,724</text:p>
          </table:table-cell>
          <table:table-cell table:formula="of:=MAX(OFFSET(([$3klasy.$A$1:$3klasy.$X$50]); 51*([.A4]-1); 0))" office:value-type="float" office:value="52.241" calcext:value-type="float">
            <text:p>52,2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ębski</text:p>
          </table:table-cell>
          <table:table-cell table:formula="of:=MAX(OFFSET(([$10FoldsData.$A$1:$10FoldsData.$X$50]); 51*([.A5]-1); 0))" office:value-type="float" office:value="30.813" calcext:value-type="float">
            <text:p>30,813</text:p>
          </table:table-cell>
          <table:table-cell table:formula="of:=MAX(OFFSET(([$3klasy.$A$1:$3klasy.$X$50]); 51*([.A5]-1); 0))" office:value-type="float" office:value="51.607" calcext:value-type="float">
            <text:p>51,6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iba</text:p>
          </table:table-cell>
          <table:table-cell table:formula="of:=MAX(OFFSET(([$10FoldsData.$A$1:$10FoldsData.$X$50]); 51*([.A6]-1); 0))" office:value-type="float" office:value="26.806" calcext:value-type="float">
            <text:p>26,806</text:p>
          </table:table-cell>
          <table:table-cell table:formula="of:=MAX(OFFSET(([$3klasy.$A$1:$3klasy.$X$50]); 51*([.A6]-1); 0))" office:value-type="float" office:value="46.578" calcext:value-type="float">
            <text:p>46,57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baczewski</text:p>
          </table:table-cell>
          <table:table-cell table:formula="of:=MAX(OFFSET(([$10FoldsData.$A$1:$10FoldsData.$X$50]); 51*([.A7]-1); 0))" office:value-type="float" office:value="27.835" calcext:value-type="float">
            <text:p>27,835</text:p>
          </table:table-cell>
          <table:table-cell table:formula="of:=MAX(OFFSET(([$3klasy.$A$1:$3klasy.$X$50]); 51*([.A7]-1); 0))" office:value-type="float" office:value="49.691" calcext:value-type="float">
            <text:p>49,6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rwiński</text:p>
          </table:table-cell>
          <table:table-cell table:formula="of:=MAX(OFFSET(([$10FoldsData.$A$1:$10FoldsData.$X$50]); 51*([.A8]-1); 0))" office:value-type="float" office:value="30.638" calcext:value-type="float">
            <text:p>30,638</text:p>
          </table:table-cell>
          <table:table-cell table:formula="of:=MAX(OFFSET(([$3klasy.$A$1:$3klasy.$X$50]); 51*([.A8]-1); 0))" office:value-type="float" office:value="50.638" calcext:value-type="float">
            <text:p>50,6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bek</text:p>
          </table:table-cell>
          <table:table-cell table:formula="of:=MAX(OFFSET(([$10FoldsData.$A$1:$10FoldsData.$X$50]); 51*([.A9]-1); 0))" office:value-type="float" office:value="28.632" calcext:value-type="float">
            <text:p>28,632</text:p>
          </table:table-cell>
          <table:table-cell table:formula="of:=MAX(OFFSET(([$3klasy.$A$1:$3klasy.$X$50]); 51*([.A9]-1); 0))" office:value-type="float" office:value="53.846" calcext:value-type="float">
            <text:p>53,84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łoński</text:p>
          </table:table-cell>
          <table:table-cell table:formula="of:=MAX(OFFSET(([$10FoldsData.$A$1:$10FoldsData.$X$50]); 51*([.A10]-1); 0))" office:value-type="float" office:value="32.527" calcext:value-type="float">
            <text:p>32,527</text:p>
          </table:table-cell>
          <table:table-cell table:formula="of:=MAX(OFFSET(([$3klasy.$A$1:$3klasy.$X$50]); 51*([.A10]-1); 0))" office:value-type="float" office:value="52.308" calcext:value-type="float">
            <text:p>52,30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lak</text:p>
          </table:table-cell>
          <table:table-cell table:formula="of:=MAX(OFFSET(([$10FoldsData.$A$1:$10FoldsData.$X$50]); 51*([.A11]-1); 0))" office:value-type="float" office:value="33.556" calcext:value-type="float">
            <text:p>33,556</text:p>
          </table:table-cell>
          <table:table-cell table:formula="of:=MAX(OFFSET(([$3klasy.$A$1:$3klasy.$X$50]); 51*([.A11]-1); 0))" office:value-type="float" office:value="51.556" calcext:value-type="float">
            <text:p>51,55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Pilichowski</text:p>
          </table:table-cell>
          <table:table-cell table:formula="of:=MAX(OFFSET(([$10FoldsData.$A$1:$10FoldsData.$X$50]); 51*([.A12]-1); 0))" office:value-type="float" office:value="29.464" calcext:value-type="float">
            <text:p>29,464</text:p>
          </table:table-cell>
          <table:table-cell table:formula="of:=MAX(OFFSET(([$3klasy.$A$1:$3klasy.$X$50]); 51*([.A12]-1); 0))" office:value-type="float" office:value="49.554" calcext:value-type="float">
            <text:p>49,55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średnia</text:p>
          </table:table-cell>
          <table:table-cell table:style-name="ce32" table:formula="of:=AVERAGE([.C3:.C12])" office:value-type="float" office:value="29.9409" calcext:value-type="float">
            <text:p>29,941</text:p>
          </table:table-cell>
          <table:table-cell table:style-name="ce32" table:formula="of:=AVERAGE([.D3:.D12])" office:value-type="float" office:value="51.3191" calcext:value-type="float">
            <text:p>51,319</text:p>
          </table:table-cell>
          <table:table-cell table:style-name="ce34"/>
          <table:table-cell table:style-name="ce32" table:number-columns-repeated="4"/>
        </table:table-row>
      </table:table>
      <table:table table:name="10FoldsData" table:style-name="ta1">
        <table:table-column table:style-name="co9" table:number-columns-repeated="24" table:default-cell-style-name="Default"/>
        <table:table-row table:style-name="ro1">
          <table:table-cell office:value-type="float" office:value="24.483" calcext:value-type="float">
            <text:p>24,483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414" calcext:value-type="float">
            <text:p>22,414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621" calcext:value-type="float">
            <text:p>23,621</text:p>
          </table:table-cell>
          <table:table-cell table:number-columns-repeated="2"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</table:table-row>
        <table:table-row table:style-name="ro1">
          <table:table-cell office:value-type="float" office:value="24.483" calcext:value-type="float">
            <text:p>24,483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414" calcext:value-type="float">
            <text:p>22,414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621" calcext:value-type="float">
            <text:p>23,621</text:p>
          </table:table-cell>
          <table:table-cell table:number-columns-repeated="2"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</table:table-row>
        <table:table-row table:style-name="ro1">
          <table:table-cell office:value-type="float" office:value="24.483" calcext:value-type="float">
            <text:p>24,483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414" calcext:value-type="float">
            <text:p>22,414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621" calcext:value-type="float">
            <text:p>23,621</text:p>
          </table:table-cell>
          <table:table-cell table:number-columns-repeated="2"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</table:table-row>
        <table:table-row table:style-name="ro1">
          <table:table-cell office:value-type="float" office:value="24.655" calcext:value-type="float">
            <text:p>24,655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414" calcext:value-type="float">
            <text:p>22,414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586" calcext:value-type="float">
            <text:p>22,58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table:number-columns-repeated="2"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</table:table-row>
        <table:table-row table:style-name="ro1">
          <table:table-cell office:value-type="float" office:value="24.655" calcext:value-type="float">
            <text:p>24,655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414" calcext:value-type="float">
            <text:p>22,414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586" calcext:value-type="float">
            <text:p>22,58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table:number-columns-repeated="2"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</table:table-row>
        <table:table-row table:style-name="ro1">
          <table:table-cell office:value-type="float" office:value="24.828" calcext:value-type="float">
            <text:p>24,828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517" calcext:value-type="float">
            <text:p>25,517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414" calcext:value-type="float">
            <text:p>22,414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table:number-columns-repeated="2"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</table:table-row>
        <table:table-row table:style-name="ro1">
          <table:table-cell office:value-type="float" office:value="24.828" calcext:value-type="float">
            <text:p>24,828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517" calcext:value-type="float">
            <text:p>25,517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table:number-columns-repeated="2"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</table:table-row>
        <table:table-row table:style-name="ro1">
          <table:table-cell office:value-type="float" office:value="24.828" calcext:value-type="float">
            <text:p>24,828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office:value-type="float" office:value="25.345" calcext:value-type="float">
            <text:p>25,345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table:number-columns-repeated="2"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</table:table-row>
        <table:table-row table:style-name="ro1">
          <table:table-cell office:value-type="float" office:value="24.483" calcext:value-type="float">
            <text:p>24,48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621" calcext:value-type="float">
            <text:p>23,621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office:value-type="float" office:value="25.345" calcext:value-type="float">
            <text:p>25,345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table:number-columns-repeated="2"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</table:table-row>
        <table:table-row table:style-name="ro1">
          <table:table-cell office:value-type="float" office:value="24.31" calcext:value-type="float">
            <text:p>24,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103" calcext:value-type="float">
            <text:p>23,103</text:p>
          </table:table-cell>
          <table:table-cell office:value-type="float" office:value="24.31" calcext:value-type="float">
            <text:p>24,31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345" calcext:value-type="float">
            <text:p>25,345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table:number-columns-repeated="2"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</table:table-row>
        <table:table-row table:style-name="ro1">
          <table:table-cell office:value-type="float" office:value="24.138" calcext:value-type="float">
            <text:p>24,138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448" calcext:value-type="float">
            <text:p>23,44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345" calcext:value-type="float">
            <text:p>25,345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table:number-columns-repeated="2"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</table:table-row>
        <table:table-row table:style-name="ro1">
          <table:table-cell office:value-type="float" office:value="24.138" calcext:value-type="float">
            <text:p>24,138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448" calcext:value-type="float">
            <text:p>23,44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345" calcext:value-type="float">
            <text:p>25,345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2.586" calcext:value-type="float">
            <text:p>22,58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</table:table-row>
        <table:table-row table:style-name="ro1">
          <table:table-cell office:value-type="float" office:value="24.31" calcext:value-type="float">
            <text:p>24,3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4.31" calcext:value-type="float">
            <text:p>24,31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345" calcext:value-type="float">
            <text:p>25,345</text:p>
          </table:table-cell>
          <table:table-cell office:value-type="float" office:value="24.138" calcext:value-type="float">
            <text:p>24,138</text:p>
          </table:table-cell>
          <table:table-cell table:number-columns-repeated="2" office:value-type="float" office:value="23.621" calcext:value-type="float">
            <text:p>23,62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</table:table-row>
        <table:table-row table:style-name="ro1">
          <table:table-cell office:value-type="float" office:value="23.966" calcext:value-type="float">
            <text:p>23,966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5.172" calcext:value-type="float">
            <text:p>25,172</text:p>
          </table:table-cell>
          <table:table-cell office:value-type="float" office:value="23.966" calcext:value-type="float">
            <text:p>23,966</text:p>
          </table:table-cell>
          <table:table-cell table:number-columns-repeated="2" office:value-type="float" office:value="23.621" calcext:value-type="float">
            <text:p>23,621</text:p>
          </table:table-cell>
          <table:table-cell office:value-type="float" office:value="24.31" calcext:value-type="float">
            <text:p>24,3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</table:table-row>
        <table:table-row table:style-name="ro1">
          <table:table-cell office:value-type="float" office:value="23.276" calcext:value-type="float">
            <text:p>23,276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5.172" calcext:value-type="float">
            <text:p>25,172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table:number-columns-repeated="2" office:value-type="float" office:value="22.414" calcext:value-type="float">
            <text:p>22,414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</table:table-row>
        <table:table-row table:style-name="ro1">
          <table:table-cell office:value-type="float" office:value="23.276" calcext:value-type="float">
            <text:p>23,276</text:p>
          </table:table-cell>
          <table:table-cell office:value-type="float" office:value="23.966" calcext:value-type="float">
            <text:p>23,96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621" calcext:value-type="float">
            <text:p>23,6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.172" calcext:value-type="float">
            <text:p>25,172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table:number-columns-repeated="2" office:value-type="float" office:value="22.414" calcext:value-type="float">
            <text:p>22,414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</table:table-row>
        <table:table-row table:style-name="ro1">
          <table:table-cell office:value-type="float" office:value="23.448" calcext:value-type="float">
            <text:p>23,448</text:p>
          </table:table-cell>
          <table:table-cell office:value-type="float" office:value="24.138" calcext:value-type="float">
            <text:p>24,13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621" calcext:value-type="float">
            <text:p>23,6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.172" calcext:value-type="float">
            <text:p>25,172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103" calcext:value-type="float">
            <text:p>23,103</text:p>
          </table:table-cell>
          <table:table-cell table:number-columns-repeated="2" office:value-type="float" office:value="22.414" calcext:value-type="float">
            <text:p>22,414</text:p>
          </table:table-cell>
          <table:table-cell office:value-type="float" office:value="22.069" calcext:value-type="float">
            <text:p>22,069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586" calcext:value-type="float">
            <text:p>22,586</text:p>
          </table:table-cell>
          <table:table-cell office:value-type="float" office:value="22.759" calcext:value-type="float">
            <text:p>22,759</text:p>
          </table:table-cell>
        </table:table-row>
        <table:table-row table:style-name="ro1">
          <table:table-cell office:value-type="float" office:value="23.103" calcext:value-type="float">
            <text:p>23,103</text:p>
          </table:table-cell>
          <table:table-cell office:value-type="float" office:value="24.138" calcext:value-type="float">
            <text:p>24,13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621" calcext:value-type="float">
            <text:p>23,6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5.172" calcext:value-type="float">
            <text:p>25,172</text:p>
          </table:table-cell>
          <table:table-cell table:number-columns-repeated="2" office:value-type="float" office:value="23.621" calcext:value-type="float">
            <text:p>23,621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103" calcext:value-type="float">
            <text:p>23,103</text:p>
          </table:table-cell>
          <table:table-cell table:number-columns-repeated="2" office:value-type="float" office:value="22.414" calcext:value-type="float">
            <text:p>22,414</text:p>
          </table:table-cell>
          <table:table-cell office:value-type="float" office:value="22.069" calcext:value-type="float">
            <text:p>22,069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103" calcext:value-type="float">
            <text:p>23,103</text:p>
          </table:table-cell>
          <table:table-cell table:number-columns-repeated="2" office:value-type="float" office:value="22.414" calcext:value-type="float">
            <text:p>22,414</text:p>
          </table:table-cell>
        </table:table-row>
        <table:table-row table:style-name="ro1">
          <table:table-cell office:value-type="float" office:value="22.931" calcext:value-type="float">
            <text:p>22,931</text:p>
          </table:table-cell>
          <table:table-cell office:value-type="float" office:value="24.138" calcext:value-type="float">
            <text:p>24,13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621" calcext:value-type="float">
            <text:p>23,621</text:p>
          </table:table-cell>
          <table:table-cell office:value-type="float" office:value="25.345" calcext:value-type="float">
            <text:p>25,345</text:p>
          </table:table-cell>
          <table:table-cell table:number-columns-repeated="2" office:value-type="float" office:value="25.172" calcext:value-type="float">
            <text:p>25,172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241" calcext:value-type="float">
            <text:p>22,241</text:p>
          </table:table-cell>
          <table:table-cell office:value-type="float" office:value="21.897" calcext:value-type="float">
            <text:p>21,897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table:number-columns-repeated="2" office:value-type="float" office:value="22.759" calcext:value-type="float">
            <text:p>22,759</text:p>
          </table:table-cell>
        </table:table-row>
        <table:table-row table:style-name="ro1">
          <table:table-cell office:value-type="float" office:value="22.759" calcext:value-type="float">
            <text:p>22,759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414" calcext:value-type="float">
            <text:p>22,414</text:p>
          </table:table-cell>
          <table:table-cell office:value-type="float" office:value="23.103" calcext:value-type="float">
            <text:p>23,103</text:p>
          </table:table-cell>
          <table:table-cell table:number-columns-repeated="2"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241" calcext:value-type="float">
            <text:p>22,241</text:p>
          </table:table-cell>
          <table:table-cell office:value-type="float" office:value="21.897" calcext:value-type="float">
            <text:p>21,897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621" calcext:value-type="float">
            <text:p>23,621</text:p>
          </table:table-cell>
          <table:table-cell table:number-columns-repeated="2" office:value-type="float" office:value="22.759" calcext:value-type="float">
            <text:p>22,759</text:p>
          </table:table-cell>
        </table:table-row>
        <table:table-row table:style-name="ro1">
          <table:table-cell office:value-type="float" office:value="22.759" calcext:value-type="float">
            <text:p>22,759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414" calcext:value-type="float">
            <text:p>22,414</text:p>
          </table:table-cell>
          <table:table-cell office:value-type="float" office:value="23.448" calcext:value-type="float">
            <text:p>23,448</text:p>
          </table:table-cell>
          <table:table-cell table:number-columns-repeated="2"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241" calcext:value-type="float">
            <text:p>22,241</text:p>
          </table:table-cell>
          <table:table-cell office:value-type="float" office:value="21.897" calcext:value-type="float">
            <text:p>21,897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621" calcext:value-type="float">
            <text:p>23,621</text:p>
          </table:table-cell>
          <table:table-cell table:number-columns-repeated="2" office:value-type="float" office:value="22.759" calcext:value-type="float">
            <text:p>22,759</text:p>
          </table:table-cell>
        </table:table-row>
        <table:table-row table:style-name="ro1">
          <table:table-cell office:value-type="float" office:value="23.103" calcext:value-type="float">
            <text:p>23,103</text:p>
          </table:table-cell>
          <table:table-cell office:value-type="float" office:value="23.621" calcext:value-type="float">
            <text:p>23,621</text:p>
          </table:table-cell>
          <table:table-cell office:value-type="float" office:value="22.414" calcext:value-type="float">
            <text:p>22,414</text:p>
          </table:table-cell>
          <table:table-cell office:value-type="float" office:value="23.276" calcext:value-type="float">
            <text:p>23,276</text:p>
          </table:table-cell>
          <table:table-cell table:number-columns-repeated="3" office:value-type="float" office:value="24.655" calcext:value-type="float">
            <text:p>24,655</text:p>
          </table:table-cell>
          <table:table-cell table:number-columns-repeated="2" office:value-type="float" office:value="23.103" calcext:value-type="float">
            <text:p>23,10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276" calcext:value-type="float">
            <text:p>23,276</text:p>
          </table:table-cell>
          <table:table-cell office:value-type="float" office:value="23.621" calcext:value-type="float">
            <text:p>23,621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414" calcext:value-type="float">
            <text:p>22,414</text:p>
          </table:table-cell>
          <table:table-cell office:value-type="float" office:value="21.897" calcext:value-type="float">
            <text:p>21,897</text:p>
          </table:table-cell>
          <table:table-cell office:value-type="float" office:value="21.724" calcext:value-type="float">
            <text:p>21,724</text:p>
          </table:table-cell>
          <table:table-cell office:value-type="float" office:value="22.069" calcext:value-type="float">
            <text:p>22,06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</table:table-row>
        <table:table-row table:style-name="ro1">
          <table:table-cell office:value-type="float" office:value="23.103" calcext:value-type="float">
            <text:p>23,103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448" calcext:value-type="float">
            <text:p>23,448</text:p>
          </table:table-cell>
          <table:table-cell table:number-columns-repeated="3" office:value-type="float" office:value="24.483" calcext:value-type="float">
            <text:p>24,483</text:p>
          </table:table-cell>
          <table:table-cell table:number-columns-repeated="2" office:value-type="float" office:value="23.103" calcext:value-type="float">
            <text:p>23,10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table:number-columns-repeated="2"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414" calcext:value-type="float">
            <text:p>22,414</text:p>
          </table:table-cell>
          <table:table-cell office:value-type="float" office:value="21.897" calcext:value-type="float">
            <text:p>21,897</text:p>
          </table:table-cell>
          <table:table-cell office:value-type="float" office:value="21.724" calcext:value-type="float">
            <text:p>21,724</text:p>
          </table:table-cell>
          <table:table-cell office:value-type="float" office:value="22.069" calcext:value-type="float">
            <text:p>22,06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</table:table-row>
        <table:table-row table:style-name="ro1">
          <table:table-cell office:value-type="float" office:value="23.103" calcext:value-type="float">
            <text:p>23,103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966" calcext:value-type="float">
            <text:p>23,966</text:p>
          </table:table-cell>
          <table:table-cell table:number-columns-repeated="2" office:value-type="float" office:value="22.586" calcext:value-type="float">
            <text:p>22,586</text:p>
          </table:table-cell>
          <table:table-cell office:value-type="float" office:value="22.069" calcext:value-type="float">
            <text:p>22,069</text:p>
          </table:table-cell>
          <table:table-cell office:value-type="float" office:value="22.586" calcext:value-type="float">
            <text:p>22,586</text:p>
          </table:table-cell>
          <table:table-cell office:value-type="float" office:value="22.931" calcext:value-type="float">
            <text:p>22,931</text:p>
          </table:table-cell>
          <table:table-cell table:number-columns-repeated="2" office:value-type="float" office:value="22.586" calcext:value-type="float">
            <text:p>22,58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241" calcext:value-type="float">
            <text:p>22,241</text:p>
          </table:table-cell>
          <table:table-cell office:value-type="float" office:value="21.897" calcext:value-type="float">
            <text:p>21,897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379" calcext:value-type="float">
            <text:p>21,379</text:p>
          </table:table-cell>
          <table:table-cell office:value-type="float" office:value="21.724" calcext:value-type="float">
            <text:p>21,724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931" calcext:value-type="float">
            <text:p>22,931</text:p>
          </table:table-cell>
        </table:table-row>
        <table:table-row table:style-name="ro1">
          <table:table-cell office:value-type="float" office:value="23.276" calcext:value-type="float">
            <text:p>23,27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table:number-columns-repeated="2" office:value-type="float" office:value="22.586" calcext:value-type="float">
            <text:p>22,586</text:p>
          </table:table-cell>
          <table:table-cell office:value-type="float" office:value="22.069" calcext:value-type="float">
            <text:p>22,069</text:p>
          </table:table-cell>
          <table:table-cell office:value-type="float" office:value="22.586" calcext:value-type="float">
            <text:p>22,586</text:p>
          </table:table-cell>
          <table:table-cell office:value-type="float" office:value="22.759" calcext:value-type="float">
            <text:p>22,759</text:p>
          </table:table-cell>
          <table:table-cell table:number-columns-repeated="2" office:value-type="float" office:value="22.414" calcext:value-type="float">
            <text:p>22,414</text:p>
          </table:table-cell>
          <table:table-cell office:value-type="float" office:value="22.759" calcext:value-type="float">
            <text:p>22,759</text:p>
          </table:table-cell>
          <table:table-cell office:value-type="float" office:value="21.897" calcext:value-type="float">
            <text:p>21,897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207" calcext:value-type="float">
            <text:p>21,207</text:p>
          </table:table-cell>
          <table:table-cell office:value-type="float" office:value="21.897" calcext:value-type="float">
            <text:p>21,897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table:number-columns-repeated="2" office:value-type="float" office:value="23.103" calcext:value-type="float">
            <text:p>23,103</text:p>
          </table:table-cell>
        </table:table-row>
        <table:table-row table:style-name="ro1">
          <table:table-cell office:value-type="float" office:value="23.621" calcext:value-type="float">
            <text:p>23,621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103" calcext:value-type="float">
            <text:p>23,103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276" calcext:value-type="float">
            <text:p>23,276</text:p>
          </table:table-cell>
          <table:table-cell table:number-columns-repeated="2" office:value-type="float" office:value="22.586" calcext:value-type="float">
            <text:p>22,586</text:p>
          </table:table-cell>
          <table:table-cell office:value-type="float" office:value="22.241" calcext:value-type="float">
            <text:p>22,241</text:p>
          </table:table-cell>
          <table:table-cell table:number-columns-repeated="2" office:value-type="float" office:value="22.931" calcext:value-type="float">
            <text:p>22,931</text:p>
          </table:table-cell>
          <table:table-cell office:value-type="float" office:value="22.586" calcext:value-type="float">
            <text:p>22,586</text:p>
          </table:table-cell>
          <table:table-cell office:value-type="float" office:value="22.241" calcext:value-type="float">
            <text:p>22,241</text:p>
          </table:table-cell>
          <table:table-cell office:value-type="float" office:value="22.759" calcext:value-type="float">
            <text:p>22,759</text:p>
          </table:table-cell>
          <table:table-cell office:value-type="float" office:value="21.897" calcext:value-type="float">
            <text:p>21,897</text:p>
          </table:table-cell>
          <table:table-cell office:value-type="float" office:value="21.552" calcext:value-type="float">
            <text:p>21,552</text:p>
          </table:table-cell>
          <table:table-cell office:value-type="float" office:value="21.207" calcext:value-type="float">
            <text:p>21,207</text:p>
          </table:table-cell>
          <table:table-cell office:value-type="float" office:value="21.897" calcext:value-type="float">
            <text:p>21,897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4.138" calcext:value-type="float">
            <text:p>24,138</text:p>
          </table:table-cell>
          <table:table-cell table:number-columns-repeated="2" office:value-type="float" office:value="24.483" calcext:value-type="float">
            <text:p>24,483</text:p>
          </table:table-cell>
        </table:table-row>
        <table:table-row table:style-name="ro1">
          <table:table-cell table:number-columns-repeated="2" office:value-type="float" office:value="23.621" calcext:value-type="float">
            <text:p>23,62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276" calcext:value-type="float">
            <text:p>23,276</text:p>
          </table:table-cell>
          <table:table-cell table:number-columns-repeated="3" office:value-type="float" office:value="22.586" calcext:value-type="float">
            <text:p>22,586</text:p>
          </table:table-cell>
          <table:table-cell table:number-columns-repeated="3" office:value-type="float" office:value="22.931" calcext:value-type="float">
            <text:p>22,931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586" calcext:value-type="float">
            <text:p>22,586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828" calcext:value-type="float">
            <text:p>24,828</text:p>
          </table:table-cell>
          <table:table-cell table:number-columns-repeated="2" office:value-type="float" office:value="25.172" calcext:value-type="float">
            <text:p>25,172</text:p>
          </table:table-cell>
        </table:table-row>
        <table:table-row table:style-name="ro1">
          <table:table-cell office:value-type="float" office:value="23.621" calcext:value-type="float">
            <text:p>23,621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31" calcext:value-type="float">
            <text:p>24,31</text:p>
          </table:table-cell>
          <table:table-cell office:value-type="float" office:value="25" calcext:value-type="float">
            <text:p>25</text:p>
          </table:table-cell>
          <table:table-cell office:value-type="float" office:value="24.483" calcext:value-type="float">
            <text:p>24,483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table:number-columns-repeated="3" office:value-type="float" office:value="22.759" calcext:value-type="float">
            <text:p>22,759</text:p>
          </table:table-cell>
          <table:table-cell table:number-columns-repeated="3" office:value-type="float" office:value="23.103" calcext:value-type="float">
            <text:p>23,10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828" calcext:value-type="float">
            <text:p>24,828</text:p>
          </table:table-cell>
          <table:table-cell table:number-columns-repeated="2" office:value-type="float" office:value="25.172" calcext:value-type="float">
            <text:p>25,172</text:p>
          </table:table-cell>
        </table:table-row>
        <table:table-row table:style-name="ro1">
          <table:table-cell office:value-type="float" office:value="23.621" calcext:value-type="float">
            <text:p>23,62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828" calcext:value-type="float">
            <text:p>24,828</text:p>
          </table:table-cell>
          <table:table-cell office:value-type="float" office:value="23.966" calcext:value-type="float">
            <text:p>23,966</text:p>
          </table:table-cell>
          <table:table-cell table:number-columns-repeated="2" office:value-type="float" office:value="23.793" calcext:value-type="float">
            <text:p>23,793</text:p>
          </table:table-cell>
          <table:table-cell table:number-columns-repeated="2"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table:number-columns-repeated="3"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828" calcext:value-type="float">
            <text:p>24,828</text:p>
          </table:table-cell>
          <table:table-cell table:number-columns-repeated="2" office:value-type="float" office:value="25.172" calcext:value-type="float">
            <text:p>25,172</text:p>
          </table:table-cell>
        </table:table-row>
        <table:table-row table:style-name="ro1">
          <table:table-cell office:value-type="float" office:value="23.621" calcext:value-type="float">
            <text:p>23,62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3.966" calcext:value-type="float">
            <text:p>23,966</text:p>
          </table:table-cell>
          <table:table-cell table:number-columns-repeated="2" office:value-type="float" office:value="23.448" calcext:value-type="float">
            <text:p>23,448</text:p>
          </table:table-cell>
          <table:table-cell table:number-columns-repeated="2"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table:number-columns-repeated="3"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655" calcext:value-type="float">
            <text:p>24,655</text:p>
          </table:table-cell>
          <table:table-cell table:number-columns-repeated="3" office:value-type="float" office:value="25.172" calcext:value-type="float">
            <text:p>25,172</text:p>
          </table:table-cell>
        </table:table-row>
        <table:table-row table:style-name="ro1">
          <table:table-cell office:value-type="float" office:value="23.793" calcext:value-type="float">
            <text:p>23,793</text:p>
          </table:table-cell>
          <table:table-cell table:number-columns-repeated="2"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931" calcext:value-type="float">
            <text:p>22,931</text:p>
          </table:table-cell>
          <table:table-cell table:number-columns-repeated="3" office:value-type="float" office:value="23.276" calcext:value-type="float">
            <text:p>23,27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103" calcext:value-type="float">
            <text:p>23,103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655" calcext:value-type="float">
            <text:p>24,655</text:p>
          </table:table-cell>
          <table:table-cell table:number-columns-repeated="3" office:value-type="float" office:value="25.172" calcext:value-type="float">
            <text:p>25,172</text:p>
          </table:table-cell>
        </table:table-row>
        <table:table-row table:style-name="ro1">
          <table:table-cell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office:value-type="float" office:value="23.966" calcext:value-type="float">
            <text:p>23,966</text:p>
          </table:table-cell>
          <table:table-cell table:number-columns-repeated="2" office:value-type="float" office:value="23.621" calcext:value-type="float">
            <text:p>23,621</text:p>
          </table:table-cell>
          <table:table-cell office:value-type="float" office:value="22.414" calcext:value-type="float">
            <text:p>22,414</text:p>
          </table:table-cell>
          <table:table-cell table:number-columns-repeated="2" office:value-type="float" office:value="22.586" calcext:value-type="float">
            <text:p>22,586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448" calcext:value-type="float">
            <text:p>23,448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138" calcext:value-type="float">
            <text:p>24,138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172" calcext:value-type="float">
            <text:p>25,172</text:p>
          </table:table-cell>
          <table:table-cell table:number-columns-repeated="2" office:value-type="float" office:value="24.828" calcext:value-type="float">
            <text:p>24,8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31" calcext:value-type="float">
            <text:p>24,31</text:p>
          </table:table-cell>
          <table:table-cell table:number-columns-repeated="2" office:value-type="float" office:value="23.966" calcext:value-type="float">
            <text:p>23,966</text:p>
          </table:table-cell>
          <table:table-cell office:value-type="float" office:value="22.414" calcext:value-type="float">
            <text:p>22,414</text:p>
          </table:table-cell>
          <table:table-cell table:number-columns-repeated="2" office:value-type="float" office:value="22.586" calcext:value-type="float">
            <text:p>22,586</text:p>
          </table:table-cell>
          <table:table-cell office:value-type="float" office:value="23.276" calcext:value-type="float">
            <text:p>23,27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2.586" calcext:value-type="float">
            <text:p>22,586</text:p>
          </table:table-cell>
          <table:table-cell table:number-columns-repeated="2" office:value-type="float" office:value="23.448" calcext:value-type="float">
            <text:p>23,448</text:p>
          </table:table-cell>
          <table:table-cell office:value-type="float" office:value="22.241" calcext:value-type="float">
            <text:p>22,241</text:p>
          </table:table-cell>
          <table:table-cell office:value-type="float" office:value="22.069" calcext:value-type="float">
            <text:p>22,069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138" calcext:value-type="float">
            <text:p>24,138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172" calcext:value-type="float">
            <text:p>25,172</text:p>
          </table:table-cell>
          <table:table-cell table:number-columns-repeated="2" office:value-type="float" office:value="24.828" calcext:value-type="float">
            <text:p>24,828</text:p>
          </table:table-cell>
        </table:table-row>
        <table:table-row table:style-name="ro1">
          <table:table-cell office:value-type="float" office:value="24.828" calcext:value-type="float">
            <text:p>24,828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6.034" calcext:value-type="float">
            <text:p>26,034</text:p>
          </table:table-cell>
          <table:table-cell office:value-type="float" office:value="25.862" calcext:value-type="float">
            <text:p>25,862</text:p>
          </table:table-cell>
          <table:table-cell office:value-type="float" office:value="25.517" calcext:value-type="float">
            <text:p>25,517</text:p>
          </table:table-cell>
          <table:table-cell office:value-type="float" office:value="24.655" calcext:value-type="float">
            <text:p>24,655</text:p>
          </table:table-cell>
          <table:table-cell office:value-type="float" office:value="23.103" calcext:value-type="float">
            <text:p>23,103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172" calcext:value-type="float">
            <text:p>25,172</text:p>
          </table:table-cell>
          <table:table-cell office:value-type="float" office:value="24.31" calcext:value-type="float">
            <text:p>24,31</text:p>
          </table:table-cell>
          <table:table-cell table:number-columns-repeated="2" office:value-type="float" office:value="24.483" calcext:value-type="float">
            <text:p>24,483</text:p>
          </table:table-cell>
          <table:table-cell table:number-columns-repeated="2" office:value-type="float" office:value="25.345" calcext:value-type="float">
            <text:p>25,345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5.517" calcext:value-type="float">
            <text:p>25,517</text:p>
          </table:table-cell>
        </table:table-row>
        <table:table-row table:style-name="ro1">
          <table:table-cell office:value-type="float" office:value="24.828" calcext:value-type="float">
            <text:p>24,828</text:p>
          </table:table-cell>
          <table:table-cell office:value-type="float" office:value="24.655" calcext:value-type="float">
            <text:p>24,655</text:p>
          </table:table-cell>
          <table:table-cell table:number-columns-repeated="2" office:value-type="float" office:value="25.69" calcext:value-type="float">
            <text:p>25,69</text:p>
          </table:table-cell>
          <table:table-cell table:number-columns-repeated="2" office:value-type="float" office:value="25.862" calcext:value-type="float">
            <text:p>25,862</text:p>
          </table:table-cell>
          <table:table-cell office:value-type="float" office:value="25" calcext:value-type="float">
            <text:p>25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5.172" calcext:value-type="float">
            <text:p>25,172</text:p>
          </table:table-cell>
          <table:table-cell table:number-columns-repeated="2" office:value-type="float" office:value="25.345" calcext:value-type="float">
            <text:p>25,345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5.517" calcext:value-type="float">
            <text:p>25,517</text:p>
          </table:table-cell>
        </table:table-row>
        <table:table-row table:style-name="ro1">
          <table:table-cell office:value-type="float" office:value="24.828" calcext:value-type="float">
            <text:p>24,828</text:p>
          </table:table-cell>
          <table:table-cell office:value-type="float" office:value="25" calcext:value-type="float">
            <text:p>25</text:p>
          </table:table-cell>
          <table:table-cell office:value-type="float" office:value="25.69" calcext:value-type="float">
            <text:p>25,69</text:p>
          </table:table-cell>
          <table:table-cell office:value-type="float" office:value="26.034" calcext:value-type="float">
            <text:p>26,034</text:p>
          </table:table-cell>
          <table:table-cell table:number-columns-repeated="2" office:value-type="float" office:value="25.517" calcext:value-type="float">
            <text:p>25,517</text:p>
          </table:table-cell>
          <table:table-cell office:value-type="float" office:value="24.138" calcext:value-type="float">
            <text:p>24,138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172" calcext:value-type="float">
            <text:p>25,172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172" calcext:value-type="float">
            <text:p>25,172</text:p>
          </table:table-cell>
          <table:table-cell table:number-columns-repeated="2" office:value-type="float" office:value="25.345" calcext:value-type="float">
            <text:p>25,345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5.517" calcext:value-type="float">
            <text:p>25,517</text:p>
          </table:table-cell>
        </table:table-row>
        <table:table-row table:style-name="ro1">
          <table:table-cell office:value-type="float" office:value="25.69" calcext:value-type="float">
            <text:p>25,69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69" calcext:value-type="float">
            <text:p>25,69</text:p>
          </table:table-cell>
          <table:table-cell office:value-type="float" office:value="26.379" calcext:value-type="float">
            <text:p>26,379</text:p>
          </table:table-cell>
          <table:table-cell office:value-type="float" office:value="25.862" calcext:value-type="float">
            <text:p>25,862</text:p>
          </table:table-cell>
          <table:table-cell office:value-type="float" office:value="25.69" calcext:value-type="float">
            <text:p>25,69</text:p>
          </table:table-cell>
          <table:table-cell office:value-type="float" office:value="24.31" calcext:value-type="float">
            <text:p>24,3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4.138" calcext:value-type="float">
            <text:p>24,138</text:p>
          </table:table-cell>
          <table:table-cell office:value-type="float" office:value="25" calcext:value-type="float">
            <text:p>25</text:p>
          </table:table-cell>
          <table:table-cell office:value-type="float" office:value="25.862" calcext:value-type="float">
            <text:p>25,862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69" calcext:value-type="float">
            <text:p>25,69</text:p>
          </table:table-cell>
          <table:table-cell office:value-type="float" office:value="25.345" calcext:value-type="float">
            <text:p>25,345</text:p>
          </table:table-cell>
          <table:table-cell table:number-columns-repeated="2" office:value-type="float" office:value="25.517" calcext:value-type="float">
            <text:p>25,517</text:p>
          </table:table-cell>
          <table:table-cell office:value-type="float" office:value="24.828" calcext:value-type="float">
            <text:p>24,828</text:p>
          </table:table-cell>
          <table:table-cell table:number-columns-repeated="2"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5.517" calcext:value-type="float">
            <text:p>25,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345" calcext:value-type="float">
            <text:p>25,345</text:p>
          </table:table-cell>
          <table:table-cell table:number-columns-repeated="2" office:value-type="float" office:value="25.862" calcext:value-type="float">
            <text:p>25,862</text:p>
          </table:table-cell>
          <table:table-cell office:value-type="float" office:value="26.379" calcext:value-type="float">
            <text:p>26,379</text:p>
          </table:table-cell>
          <table:table-cell office:value-type="float" office:value="25" calcext:value-type="float">
            <text:p>25</text:p>
          </table:table-cell>
          <table:table-cell office:value-type="float" office:value="23.448" calcext:value-type="float">
            <text:p>23,448</text:p>
          </table:table-cell>
          <table:table-cell office:value-type="float" office:value="24.31" calcext:value-type="float">
            <text:p>24,31</text:p>
          </table:table-cell>
          <table:table-cell office:value-type="float" office:value="25" calcext:value-type="float">
            <text:p>25</text:p>
          </table:table-cell>
          <table:table-cell office:value-type="float" office:value="25.862" calcext:value-type="float">
            <text:p>25,862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69" calcext:value-type="float">
            <text:p>25,69</text:p>
          </table:table-cell>
          <table:table-cell office:value-type="float" office:value="25.345" calcext:value-type="float">
            <text:p>25,345</text:p>
          </table:table-cell>
          <table:table-cell table:number-columns-repeated="2" office:value-type="float" office:value="25.517" calcext:value-type="float">
            <text:p>25,517</text:p>
          </table:table-cell>
          <table:table-cell office:value-type="float" office:value="24.828" calcext:value-type="float">
            <text:p>24,828</text:p>
          </table:table-cell>
          <table:table-cell table:number-columns-repeated="2"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5.517" calcext:value-type="float">
            <text:p>25,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72" calcext:value-type="float">
            <text:p>25,172</text:p>
          </table:table-cell>
          <table:table-cell table:number-columns-repeated="3" office:value-type="float" office:value="25.69" calcext:value-type="float">
            <text:p>25,69</text:p>
          </table:table-cell>
          <table:table-cell office:value-type="float" office:value="26.034" calcext:value-type="float">
            <text:p>26,034</text:p>
          </table:table-cell>
          <table:table-cell office:value-type="float" office:value="24.655" calcext:value-type="float">
            <text:p>24,655</text:p>
          </table:table-cell>
          <table:table-cell office:value-type="float" office:value="23.448" calcext:value-type="float">
            <text:p>23,44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172" calcext:value-type="float">
            <text:p>25,172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5.172" calcext:value-type="float">
            <text:p>25,172</text:p>
          </table:table-cell>
          <table:table-cell office:value-type="float" office:value="24.828" calcext:value-type="float">
            <text:p>24,828</text:p>
          </table:table-cell>
          <table:table-cell table:number-columns-repeated="2"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5.517" calcext:value-type="float">
            <text:p>25,517</text:p>
          </table:table-cell>
        </table:table-row>
        <table:table-row table:style-name="ro1">
          <table:table-cell office:value-type="float" office:value="24.655" calcext:value-type="float">
            <text:p>24,655</text:p>
          </table:table-cell>
          <table:table-cell office:value-type="float" office:value="25.862" calcext:value-type="float">
            <text:p>25,862</text:p>
          </table:table-cell>
          <table:table-cell office:value-type="float" office:value="25" calcext:value-type="float">
            <text:p>25</text:p>
          </table:table-cell>
          <table:table-cell office:value-type="float" office:value="25.172" calcext:value-type="float">
            <text:p>25,172</text:p>
          </table:table-cell>
          <table:table-cell table:number-columns-repeated="2" office:value-type="float" office:value="25.69" calcext:value-type="float">
            <text:p>25,69</text:p>
          </table:table-cell>
          <table:table-cell office:value-type="float" office:value="24.655" calcext:value-type="float">
            <text:p>24,655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31" calcext:value-type="float">
            <text:p>24,31</text:p>
          </table:table-cell>
          <table:table-cell office:value-type="float" office:value="25.172" calcext:value-type="float">
            <text:p>25,172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office:value-type="float" office:value="25.517" calcext:value-type="float">
            <text:p>25,517</text:p>
          </table:table-cell>
          <table:table-cell table:number-columns-repeated="2" office:value-type="float" office:value="25.69" calcext:value-type="float">
            <text:p>25,69</text:p>
          </table:table-cell>
          <table:table-cell office:value-type="float" office:value="25.345" calcext:value-type="float">
            <text:p>25,345</text:p>
          </table:table-cell>
          <table:table-cell table:number-columns-repeated="2" office:value-type="float" office:value="25.172" calcext:value-type="float">
            <text:p>25,172</text:p>
          </table:table-cell>
          <table:table-cell table:number-columns-repeated="2"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5.517" calcext:value-type="float">
            <text:p>25,517</text:p>
          </table:table-cell>
        </table:table-row>
        <table:table-row table:style-name="ro1">
          <table:table-cell office:value-type="float" office:value="25.517" calcext:value-type="float">
            <text:p>25,517</text:p>
          </table:table-cell>
          <table:table-cell office:value-type="float" office:value="25.172" calcext:value-type="float">
            <text:p>25,172</text:p>
          </table:table-cell>
          <table:table-cell office:value-type="float" office:value="25" calcext:value-type="float">
            <text:p>25</text:p>
          </table:table-cell>
          <table:table-cell office:value-type="float" office:value="25.172" calcext:value-type="float">
            <text:p>25,172</text:p>
          </table:table-cell>
          <table:table-cell office:value-type="float" office:value="26.034" calcext:value-type="float">
            <text:p>26,034</text:p>
          </table:table-cell>
          <table:table-cell office:value-type="float" office:value="25.69" calcext:value-type="float">
            <text:p>25,69</text:p>
          </table:table-cell>
          <table:table-cell office:value-type="float" office:value="25" calcext:value-type="float">
            <text:p>25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172" calcext:value-type="float">
            <text:p>25,172</text:p>
          </table:table-cell>
          <table:table-cell office:value-type="float" office:value="25" calcext:value-type="float">
            <text:p>25</text:p>
          </table:table-cell>
          <table:table-cell office:value-type="float" office:value="25.862" calcext:value-type="float">
            <text:p>25,862</text:p>
          </table:table-cell>
          <table:table-cell office:value-type="float" office:value="26.034" calcext:value-type="float">
            <text:p>26,034</text:p>
          </table:table-cell>
          <table:table-cell office:value-type="float" office:value="26.207" calcext:value-type="float">
            <text:p>26,207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6.034" calcext:value-type="float">
            <text:p>26,034</text:p>
          </table:table-cell>
          <table:table-cell office:value-type="float" office:value="25.172" calcext:value-type="float">
            <text:p>25,17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5.172" calcext:value-type="float">
            <text:p>25,172</text:p>
          </table:table-cell>
          <table:table-cell office:value-type="float" office:value="25.345" calcext:value-type="float">
            <text:p>25,345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.517" calcext:value-type="float">
            <text:p>25,517</text:p>
          </table:table-cell>
          <table:table-cell office:value-type="float" office:value="25.172" calcext:value-type="float">
            <text:p>25,172</text:p>
          </table:table-cell>
          <table:table-cell office:value-type="float" office:value="25.69" calcext:value-type="float">
            <text:p>25,69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69" calcext:value-type="float">
            <text:p>25,69</text:p>
          </table:table-cell>
          <table:table-cell office:value-type="float" office:value="25.345" calcext:value-type="float">
            <text:p>25,345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172" calcext:value-type="float">
            <text:p>25,172</text:p>
          </table:table-cell>
          <table:table-cell office:value-type="float" office:value="25" calcext:value-type="float">
            <text:p>25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862" calcext:value-type="float">
            <text:p>25,862</text:p>
          </table:table-cell>
          <table:table-cell office:value-type="float" office:value="26.379" calcext:value-type="float">
            <text:p>26,379</text:p>
          </table:table-cell>
          <table:table-cell office:value-type="float" office:value="26.552" calcext:value-type="float">
            <text:p>26,552</text:p>
          </table:table-cell>
          <table:table-cell office:value-type="float" office:value="26.379" calcext:value-type="float">
            <text:p>26,379</text:p>
          </table:table-cell>
          <table:table-cell office:value-type="float" office:value="26.552" calcext:value-type="float">
            <text:p>26,552</text:p>
          </table:table-cell>
          <table:table-cell office:value-type="float" office:value="26.379" calcext:value-type="float">
            <text:p>26,379</text:p>
          </table:table-cell>
          <table:table-cell office:value-type="float" office:value="26.207" calcext:value-type="float">
            <text:p>26,207</text:p>
          </table:table-cell>
          <table:table-cell table:number-columns-repeated="4" office:value-type="float" office:value="26.034" calcext:value-type="float">
            <text:p>26,034</text:p>
          </table:table-cell>
          <table:table-cell office:value-type="float" office:value="26.207" calcext:value-type="float">
            <text:p>26,207</text:p>
          </table:table-cell>
          <table:table-cell table:number-columns-repeated="2" office:value-type="float" office:value="25.862" calcext:value-type="float">
            <text:p>25,862</text:p>
          </table:table-cell>
        </table:table-row>
        <table:table-row table:style-name="ro1">
          <table:table-cell office:value-type="float" office:value="25.69" calcext:value-type="float">
            <text:p>25,69</text:p>
          </table:table-cell>
          <table:table-cell office:value-type="float" office:value="25.345" calcext:value-type="float">
            <text:p>25,345</text:p>
          </table:table-cell>
          <table:table-cell office:value-type="float" office:value="26.034" calcext:value-type="float">
            <text:p>26,034</text:p>
          </table:table-cell>
          <table:table-cell office:value-type="float" office:value="25.69" calcext:value-type="float">
            <text:p>25,69</text:p>
          </table:table-cell>
          <table:table-cell office:value-type="float" office:value="26.034" calcext:value-type="float">
            <text:p>26,034</text:p>
          </table:table-cell>
          <table:table-cell office:value-type="float" office:value="25.69" calcext:value-type="float">
            <text:p>25,69</text:p>
          </table:table-cell>
          <table:table-cell table:number-columns-repeated="2" office:value-type="float" office:value="25.172" calcext:value-type="float">
            <text:p>25,172</text:p>
          </table:table-cell>
          <table:table-cell office:value-type="float" office:value="25" calcext:value-type="float">
            <text:p>25</text:p>
          </table:table-cell>
          <table:table-cell office:value-type="float" office:value="25.69" calcext:value-type="float">
            <text:p>25,69</text:p>
          </table:table-cell>
          <table:table-cell office:value-type="float" office:value="26.207" calcext:value-type="float">
            <text:p>26,207</text:p>
          </table:table-cell>
          <table:table-cell office:value-type="float" office:value="26.724" calcext:value-type="float">
            <text:p>26,724</text:p>
          </table:table-cell>
          <table:table-cell office:value-type="float" office:value="26.897" calcext:value-type="float">
            <text:p>26,897</text:p>
          </table:table-cell>
          <table:table-cell office:value-type="float" office:value="26.724" calcext:value-type="float">
            <text:p>26,724</text:p>
          </table:table-cell>
          <table:table-cell table:number-columns-repeated="2" office:value-type="float" office:value="26.897" calcext:value-type="float">
            <text:p>26,897</text:p>
          </table:table-cell>
          <table:table-cell office:value-type="float" office:value="26.552" calcext:value-type="float">
            <text:p>26,552</text:p>
          </table:table-cell>
          <table:table-cell table:number-columns-repeated="4" office:value-type="float" office:value="26.379" calcext:value-type="float">
            <text:p>26,379</text:p>
          </table:table-cell>
          <table:table-cell office:value-type="float" office:value="26.552" calcext:value-type="float">
            <text:p>26,552</text:p>
          </table:table-cell>
          <table:table-cell table:number-columns-repeated="2" office:value-type="float" office:value="26.207" calcext:value-type="float">
            <text:p>26,207</text:p>
          </table:table-cell>
        </table:table-row>
        <table:table-row table:style-name="ro1">
          <table:table-cell office:value-type="float" office:value="25.517" calcext:value-type="float">
            <text:p>25,517</text:p>
          </table:table-cell>
          <table:table-cell office:value-type="float" office:value="25.69" calcext:value-type="float">
            <text:p>25,69</text:p>
          </table:table-cell>
          <table:table-cell office:value-type="float" office:value="26.207" calcext:value-type="float">
            <text:p>26,207</text:p>
          </table:table-cell>
          <table:table-cell office:value-type="float" office:value="25.69" calcext:value-type="float">
            <text:p>25,69</text:p>
          </table:table-cell>
          <table:table-cell office:value-type="float" office:value="26.207" calcext:value-type="float">
            <text:p>26,207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6.207" calcext:value-type="float">
            <text:p>26,207</text:p>
          </table:table-cell>
          <table:table-cell office:value-type="float" office:value="25.517" calcext:value-type="float">
            <text:p>25,517</text:p>
          </table:table-cell>
          <table:table-cell office:value-type="float" office:value="26.034" calcext:value-type="float">
            <text:p>26,034</text:p>
          </table:table-cell>
          <table:table-cell office:value-type="float" office:value="26.379" calcext:value-type="float">
            <text:p>26,379</text:p>
          </table:table-cell>
          <table:table-cell office:value-type="float" office:value="26.552" calcext:value-type="float">
            <text:p>26,552</text:p>
          </table:table-cell>
          <table:table-cell table:number-columns-repeated="4" office:value-type="float" office:value="26.724" calcext:value-type="float">
            <text:p>26,724</text:p>
          </table:table-cell>
          <table:table-cell office:value-type="float" office:value="26.379" calcext:value-type="float">
            <text:p>26,379</text:p>
          </table:table-cell>
          <table:table-cell table:number-columns-repeated="4" office:value-type="float" office:value="26.034" calcext:value-type="float">
            <text:p>26,034</text:p>
          </table:table-cell>
          <table:table-cell office:value-type="float" office:value="26.207" calcext:value-type="float">
            <text:p>26,207</text:p>
          </table:table-cell>
          <table:table-cell table:number-columns-repeated="2" office:value-type="float" office:value="25.862" calcext:value-type="float">
            <text:p>25,862</text:p>
          </table:table-cell>
        </table:table-row>
        <table:table-row table:style-name="ro1">
          <table:table-cell table:number-columns-repeated="3" office:value-type="float" office:value="27.069" calcext:value-type="float">
            <text:p>27,069</text:p>
          </table:table-cell>
          <table:table-cell office:value-type="float" office:value="26.552" calcext:value-type="float">
            <text:p>26,552</text:p>
          </table:table-cell>
          <table:table-cell office:value-type="float" office:value="26.724" calcext:value-type="float">
            <text:p>26,724</text:p>
          </table:table-cell>
          <table:table-cell office:value-type="float" office:value="26.552" calcext:value-type="float">
            <text:p>26,552</text:p>
          </table:table-cell>
          <table:table-cell table:number-columns-repeated="2" office:value-type="float" office:value="26.724" calcext:value-type="float">
            <text:p>26,724</text:p>
          </table:table-cell>
          <table:table-cell office:value-type="float" office:value="26.207" calcext:value-type="float">
            <text:p>26,207</text:p>
          </table:table-cell>
          <table:table-cell table:number-columns-repeated="2" office:value-type="float" office:value="26.724" calcext:value-type="float">
            <text:p>26,724</text:p>
          </table:table-cell>
          <table:table-cell office:value-type="float" office:value="26.034" calcext:value-type="float">
            <text:p>26,034</text:p>
          </table:table-cell>
          <table:table-cell office:value-type="float" office:value="26.207" calcext:value-type="float">
            <text:p>26,207</text:p>
          </table:table-cell>
          <table:table-cell table:number-columns-repeated="4" office:value-type="float" office:value="26.034" calcext:value-type="float">
            <text:p>26,034</text:p>
          </table:table-cell>
          <table:table-cell table:number-columns-repeated="4" office:value-type="float" office:value="25.69" calcext:value-type="float">
            <text:p>25,69</text:p>
          </table:table-cell>
          <table:table-cell table:number-columns-repeated="3" office:value-type="float" office:value="25.862" calcext:value-type="float">
            <text:p>25,862</text:p>
          </table:table-cell>
        </table:table-row>
        <table:table-row table:style-name="ro1">
          <table:table-cell office:value-type="float" office:value="26.897" calcext:value-type="float">
            <text:p>26,897</text:p>
          </table:table-cell>
          <table:table-cell office:value-type="float" office:value="27.069" calcext:value-type="float">
            <text:p>27,069</text:p>
          </table:table-cell>
          <table:table-cell office:value-type="float" office:value="27.414" calcext:value-type="float">
            <text:p>27,414</text:p>
          </table:table-cell>
          <table:table-cell office:value-type="float" office:value="26.897" calcext:value-type="float">
            <text:p>26,897</text:p>
          </table:table-cell>
          <table:table-cell table:number-columns-repeated="2" office:value-type="float" office:value="26.552" calcext:value-type="float">
            <text:p>26,552</text:p>
          </table:table-cell>
          <table:table-cell office:value-type="float" office:value="26.724" calcext:value-type="float">
            <text:p>26,724</text:p>
          </table:table-cell>
          <table:table-cell table:number-columns-repeated="4" office:value-type="float" office:value="26.552" calcext:value-type="float">
            <text:p>26,552</text:p>
          </table:table-cell>
          <table:table-cell office:value-type="float" office:value="25.862" calcext:value-type="float">
            <text:p>25,862</text:p>
          </table:table-cell>
          <table:table-cell table:number-columns-repeated="4" office:value-type="float" office:value="26.379" calcext:value-type="float">
            <text:p>26,379</text:p>
          </table:table-cell>
          <table:table-cell office:value-type="float" office:value="26.897" calcext:value-type="float">
            <text:p>26,897</text:p>
          </table:table-cell>
          <table:table-cell table:number-columns-repeated="4" office:value-type="float" office:value="26.552" calcext:value-type="float">
            <text:p>26,552</text:p>
          </table:table-cell>
          <table:table-cell table:number-columns-repeated="3" office:value-type="float" office:value="26.724" calcext:value-type="float">
            <text:p>26,724</text:p>
          </table:table-cell>
        </table:table-row>
        <table:table-row table:style-name="ro1">
          <table:table-cell table:number-columns-repeated="2" office:value-type="float" office:value="27.069" calcext:value-type="float">
            <text:p>27,069</text:p>
          </table:table-cell>
          <table:table-cell table:number-columns-repeated="2" office:value-type="float" office:value="26.897" calcext:value-type="float">
            <text:p>26,897</text:p>
          </table:table-cell>
          <table:table-cell table:number-columns-repeated="4" office:value-type="float" office:value="26.207" calcext:value-type="float">
            <text:p>26,207</text:p>
          </table:table-cell>
          <table:table-cell table:number-columns-repeated="2" office:value-type="float" office:value="26.724" calcext:value-type="float">
            <text:p>26,724</text:p>
          </table:table-cell>
          <table:table-cell table:number-columns-repeated="7" office:value-type="float" office:value="26.552" calcext:value-type="float">
            <text:p>26,552</text:p>
          </table:table-cell>
          <table:table-cell table:number-columns-repeated="4" office:value-type="float" office:value="26.897" calcext:value-type="float">
            <text:p>26,897</text:p>
          </table:table-cell>
          <table:table-cell table:number-columns-repeated="3" office:value-type="float" office:value="27.069" calcext:value-type="float">
            <text:p>27,069</text:p>
          </table:table-cell>
        </table:table-row>
        <table:table-row table:style-name="ro1">
          <table:table-cell office:value-type="float" office:value="26.724" calcext:value-type="float">
            <text:p>26,724</text:p>
          </table:table-cell>
          <table:table-cell table:number-columns-repeated="23" office:value-type="float" office:value="26.552" calcext:value-type="float">
            <text:p>26,552</text:p>
          </table:table-cell>
        </table:table-row>
        <table:table-row table:style-name="ro1">
          <table:table-cell table:number-columns-repeated="24" office:value-type="float" office:value="26.552" calcext:value-type="float">
            <text:p>26,552</text:p>
          </table:table-cell>
        </table:table-row>
        <table:table-row table:style-name="ro1">
          <table:table-cell table:number-columns-repeated="24" office:value-type="float" office:value="26.552" calcext:value-type="float">
            <text:p>26,552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22.586" calcext:value-type="float">
            <text:p>22,586</text:p>
          </table:table-cell>
          <table:table-cell office:value-type="float" office:value="21.552" calcext:value-type="float">
            <text:p>21,552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103" calcext:value-type="float">
            <text:p>23,10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862" calcext:value-type="float">
            <text:p>25,862</text:p>
          </table:table-cell>
          <table:table-cell office:value-type="float" office:value="26.034" calcext:value-type="float">
            <text:p>26,034</text:p>
          </table:table-cell>
          <table:table-cell office:value-type="float" office:value="27.241" calcext:value-type="float">
            <text:p>27,241</text:p>
          </table:table-cell>
          <table:table-cell office:value-type="float" office:value="26.724" calcext:value-type="float">
            <text:p>26,724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69" calcext:value-type="float">
            <text:p>25,69</text:p>
          </table:table-cell>
          <table:table-cell table:number-columns-repeated="2" office:value-type="float" office:value="26.207" calcext:value-type="float">
            <text:p>26,207</text:p>
          </table:table-cell>
          <table:table-cell table:number-columns-repeated="3" office:value-type="float" office:value="26.034" calcext:value-type="float">
            <text:p>26,034</text:p>
          </table:table-cell>
          <table:table-cell office:value-type="float" office:value="26.552" calcext:value-type="float">
            <text:p>26,552</text:p>
          </table:table-cell>
        </table:table-row>
        <table:table-row table:style-name="ro1">
          <table:table-cell table:number-columns-repeated="2" office:value-type="float" office:value="22.586" calcext:value-type="float">
            <text:p>22,586</text:p>
          </table:table-cell>
          <table:table-cell office:value-type="float" office:value="21.552" calcext:value-type="float">
            <text:p>21,552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966" calcext:value-type="float">
            <text:p>23,966</text:p>
          </table:table-cell>
          <table:table-cell office:value-type="float" office:value="23.448" calcext:value-type="float">
            <text:p>23,448</text:p>
          </table:table-cell>
          <table:table-cell office:value-type="float" office:value="23.103" calcext:value-type="float">
            <text:p>23,103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828" calcext:value-type="float">
            <text:p>24,828</text:p>
          </table:table-cell>
          <table:table-cell office:value-type="float" office:value="25.862" calcext:value-type="float">
            <text:p>25,862</text:p>
          </table:table-cell>
          <table:table-cell office:value-type="float" office:value="26.897" calcext:value-type="float">
            <text:p>26,897</text:p>
          </table:table-cell>
          <table:table-cell office:value-type="float" office:value="28.103" calcext:value-type="float">
            <text:p>28,103</text:p>
          </table:table-cell>
          <table:table-cell office:value-type="float" office:value="26.724" calcext:value-type="float">
            <text:p>26,724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69" calcext:value-type="float">
            <text:p>25,69</text:p>
          </table:table-cell>
          <table:table-cell table:number-columns-repeated="2" office:value-type="float" office:value="26.207" calcext:value-type="float">
            <text:p>26,207</text:p>
          </table:table-cell>
          <table:table-cell table:number-columns-repeated="3" office:value-type="float" office:value="26.034" calcext:value-type="float">
            <text:p>26,034</text:p>
          </table:table-cell>
          <table:table-cell office:value-type="float" office:value="26.552" calcext:value-type="float">
            <text:p>26,552</text:p>
          </table:table-cell>
        </table:table-row>
        <table:table-row table:style-name="ro1">
          <table:table-cell office:value-type="float" office:value="22.586" calcext:value-type="float">
            <text:p>22,58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1.552" calcext:value-type="float">
            <text:p>21,552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448" calcext:value-type="float">
            <text:p>23,448</text:p>
          </table:table-cell>
          <table:table-cell office:value-type="float" office:value="24.138" calcext:value-type="float">
            <text:p>24,138</text:p>
          </table:table-cell>
          <table:table-cell office:value-type="float" office:value="24.655" calcext:value-type="float">
            <text:p>24,655</text:p>
          </table:table-cell>
          <table:table-cell office:value-type="float" office:value="26.207" calcext:value-type="float">
            <text:p>26,207</text:p>
          </table:table-cell>
          <table:table-cell office:value-type="float" office:value="26.379" calcext:value-type="float">
            <text:p>26,379</text:p>
          </table:table-cell>
          <table:table-cell office:value-type="float" office:value="26.897" calcext:value-type="float">
            <text:p>26,897</text:p>
          </table:table-cell>
          <table:table-cell office:value-type="float" office:value="28.103" calcext:value-type="float">
            <text:p>28,103</text:p>
          </table:table-cell>
          <table:table-cell office:value-type="float" office:value="26.724" calcext:value-type="float">
            <text:p>26,724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69" calcext:value-type="float">
            <text:p>25,69</text:p>
          </table:table-cell>
          <table:table-cell table:number-columns-repeated="2" office:value-type="float" office:value="26.207" calcext:value-type="float">
            <text:p>26,207</text:p>
          </table:table-cell>
          <table:table-cell table:number-columns-repeated="3" office:value-type="float" office:value="26.034" calcext:value-type="float">
            <text:p>26,034</text:p>
          </table:table-cell>
          <table:table-cell office:value-type="float" office:value="26.552" calcext:value-type="float">
            <text:p>26,552</text:p>
          </table:table-cell>
        </table:table-row>
        <table:table-row table:style-name="ro1">
          <table:table-cell office:value-type="float" office:value="22.586" calcext:value-type="float">
            <text:p>22,58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1.552" calcext:value-type="float">
            <text:p>21,552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448" calcext:value-type="float">
            <text:p>23,448</text:p>
          </table:table-cell>
          <table:table-cell office:value-type="float" office:value="24.138" calcext:value-type="float">
            <text:p>24,138</text:p>
          </table:table-cell>
          <table:table-cell office:value-type="float" office:value="24.655" calcext:value-type="float">
            <text:p>24,655</text:p>
          </table:table-cell>
          <table:table-cell office:value-type="float" office:value="26.207" calcext:value-type="float">
            <text:p>26,207</text:p>
          </table:table-cell>
          <table:table-cell office:value-type="float" office:value="26.379" calcext:value-type="float">
            <text:p>26,379</text:p>
          </table:table-cell>
          <table:table-cell office:value-type="float" office:value="26.897" calcext:value-type="float">
            <text:p>26,897</text:p>
          </table:table-cell>
          <table:table-cell office:value-type="float" office:value="28.276" calcext:value-type="float">
            <text:p>28,276</text:p>
          </table:table-cell>
          <table:table-cell office:value-type="float" office:value="27.069" calcext:value-type="float">
            <text:p>27,069</text:p>
          </table:table-cell>
          <table:table-cell office:value-type="float" office:value="25.69" calcext:value-type="float">
            <text:p>25,69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6.207" calcext:value-type="float">
            <text:p>26,207</text:p>
          </table:table-cell>
          <table:table-cell table:number-columns-repeated="3" office:value-type="float" office:value="26.034" calcext:value-type="float">
            <text:p>26,034</text:p>
          </table:table-cell>
          <table:table-cell office:value-type="float" office:value="26.552" calcext:value-type="float">
            <text:p>26,552</text:p>
          </table:table-cell>
        </table:table-row>
        <table:table-row table:style-name="ro1">
          <table:table-cell office:value-type="float" office:value="22.586" calcext:value-type="float">
            <text:p>22,58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1.552" calcext:value-type="float">
            <text:p>21,552</text:p>
          </table:table-cell>
          <table:table-cell office:value-type="float" office:value="22.414" calcext:value-type="float">
            <text:p>22,414</text:p>
          </table:table-cell>
          <table:table-cell office:value-type="float" office:value="22.931" calcext:value-type="float">
            <text:p>22,93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138" calcext:value-type="float">
            <text:p>24,138</text:p>
          </table:table-cell>
          <table:table-cell office:value-type="float" office:value="24.483" calcext:value-type="float">
            <text:p>24,483</text:p>
          </table:table-cell>
          <table:table-cell office:value-type="float" office:value="24.138" calcext:value-type="float">
            <text:p>24,138</text:p>
          </table:table-cell>
          <table:table-cell office:value-type="float" office:value="24.655" calcext:value-type="float">
            <text:p>24,655</text:p>
          </table:table-cell>
          <table:table-cell office:value-type="float" office:value="26.552" calcext:value-type="float">
            <text:p>26,552</text:p>
          </table:table-cell>
          <table:table-cell office:value-type="float" office:value="26.897" calcext:value-type="float">
            <text:p>26,897</text:p>
          </table:table-cell>
          <table:table-cell office:value-type="float" office:value="27.586" calcext:value-type="float">
            <text:p>27,586</text:p>
          </table:table-cell>
          <table:table-cell office:value-type="float" office:value="28.276" calcext:value-type="float">
            <text:p>28,276</text:p>
          </table:table-cell>
          <table:table-cell office:value-type="float" office:value="27.069" calcext:value-type="float">
            <text:p>27,069</text:p>
          </table:table-cell>
          <table:table-cell office:value-type="float" office:value="25.69" calcext:value-type="float">
            <text:p>25,69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6.207" calcext:value-type="float">
            <text:p>26,207</text:p>
          </table:table-cell>
          <table:table-cell table:number-columns-repeated="3" office:value-type="float" office:value="26.379" calcext:value-type="float">
            <text:p>26,379</text:p>
          </table:table-cell>
          <table:table-cell office:value-type="float" office:value="26.552" calcext:value-type="float">
            <text:p>26,552</text:p>
          </table:table-cell>
        </table:table-row>
        <table:table-row table:style-name="ro1">
          <table:table-cell table:number-columns-repeated="2" office:value-type="float" office:value="22.586" calcext:value-type="float">
            <text:p>22,586</text:p>
          </table:table-cell>
          <table:table-cell office:value-type="float" office:value="21.552" calcext:value-type="float">
            <text:p>21,552</text:p>
          </table:table-cell>
          <table:table-cell office:value-type="float" office:value="22.241" calcext:value-type="float">
            <text:p>22,241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793" calcext:value-type="float">
            <text:p>23,793</text:p>
          </table:table-cell>
          <table:table-cell office:value-type="float" office:value="24.138" calcext:value-type="float">
            <text:p>24,138</text:p>
          </table:table-cell>
          <table:table-cell office:value-type="float" office:value="24.31" calcext:value-type="float">
            <text:p>24,3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655" calcext:value-type="float">
            <text:p>24,655</text:p>
          </table:table-cell>
          <table:table-cell office:value-type="float" office:value="26.552" calcext:value-type="float">
            <text:p>26,552</text:p>
          </table:table-cell>
          <table:table-cell office:value-type="float" office:value="26.897" calcext:value-type="float">
            <text:p>26,897</text:p>
          </table:table-cell>
          <table:table-cell office:value-type="float" office:value="27.414" calcext:value-type="float">
            <text:p>27,414</text:p>
          </table:table-cell>
          <table:table-cell office:value-type="float" office:value="28.103" calcext:value-type="float">
            <text:p>28,103</text:p>
          </table:table-cell>
          <table:table-cell office:value-type="float" office:value="26.897" calcext:value-type="float">
            <text:p>26,897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345" calcext:value-type="float">
            <text:p>25,345</text:p>
          </table:table-cell>
          <table:table-cell office:value-type="float" office:value="25.862" calcext:value-type="float">
            <text:p>25,862</text:p>
          </table:table-cell>
          <table:table-cell table:number-columns-repeated="2" office:value-type="float" office:value="26.207" calcext:value-type="float">
            <text:p>26,207</text:p>
          </table:table-cell>
          <table:table-cell table:number-columns-repeated="3" office:value-type="float" office:value="26.379" calcext:value-type="float">
            <text:p>26,379</text:p>
          </table:table-cell>
          <table:table-cell office:value-type="float" office:value="26.552" calcext:value-type="float">
            <text:p>26,552</text:p>
          </table:table-cell>
        </table:table-row>
        <table:table-row table:style-name="ro1">
          <table:table-cell office:value-type="float" office:value="22.586" calcext:value-type="float">
            <text:p>22,586</text:p>
          </table:table-cell>
          <table:table-cell office:value-type="float" office:value="22.241" calcext:value-type="float">
            <text:p>22,241</text:p>
          </table:table-cell>
          <table:table-cell office:value-type="float" office:value="21.207" calcext:value-type="float">
            <text:p>21,207</text:p>
          </table:table-cell>
          <table:table-cell office:value-type="float" office:value="21.897" calcext:value-type="float">
            <text:p>21,897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138" calcext:value-type="float">
            <text:p>24,138</text:p>
          </table:table-cell>
          <table:table-cell office:value-type="float" office:value="24.31" calcext:value-type="float">
            <text:p>24,3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655" calcext:value-type="float">
            <text:p>24,655</text:p>
          </table:table-cell>
          <table:table-cell office:value-type="float" office:value="26.552" calcext:value-type="float">
            <text:p>26,552</text:p>
          </table:table-cell>
          <table:table-cell office:value-type="float" office:value="27.241" calcext:value-type="float">
            <text:p>27,241</text:p>
          </table:table-cell>
          <table:table-cell office:value-type="float" office:value="27.931" calcext:value-type="float">
            <text:p>27,931</text:p>
          </table:table-cell>
          <table:table-cell office:value-type="float" office:value="28.103" calcext:value-type="float">
            <text:p>28,103</text:p>
          </table:table-cell>
          <table:table-cell office:value-type="float" office:value="26.897" calcext:value-type="float">
            <text:p>26,897</text:p>
          </table:table-cell>
          <table:table-cell office:value-type="float" office:value="25.69" calcext:value-type="float">
            <text:p>25,69</text:p>
          </table:table-cell>
          <table:table-cell office:value-type="float" office:value="25.517" calcext:value-type="float">
            <text:p>25,517</text:p>
          </table:table-cell>
          <table:table-cell office:value-type="float" office:value="26.034" calcext:value-type="float">
            <text:p>26,034</text:p>
          </table:table-cell>
          <table:table-cell table:number-columns-repeated="2" office:value-type="float" office:value="26.207" calcext:value-type="float">
            <text:p>26,207</text:p>
          </table:table-cell>
          <table:table-cell table:number-columns-repeated="3" office:value-type="float" office:value="26.379" calcext:value-type="float">
            <text:p>26,379</text:p>
          </table:table-cell>
          <table:table-cell office:value-type="float" office:value="26.552" calcext:value-type="float">
            <text:p>26,552</text:p>
          </table:table-cell>
        </table:table-row>
        <table:table-row table:style-name="ro1">
          <table:table-cell office:value-type="float" office:value="22.931" calcext:value-type="float">
            <text:p>22,931</text:p>
          </table:table-cell>
          <table:table-cell office:value-type="float" office:value="22.241" calcext:value-type="float">
            <text:p>22,241</text:p>
          </table:table-cell>
          <table:table-cell office:value-type="float" office:value="21.207" calcext:value-type="float">
            <text:p>21,207</text:p>
          </table:table-cell>
          <table:table-cell office:value-type="float" office:value="21.897" calcext:value-type="float">
            <text:p>21,897</text:p>
          </table:table-cell>
          <table:table-cell office:value-type="float" office:value="22.759" calcext:value-type="float">
            <text:p>22,759</text:p>
          </table:table-cell>
          <table:table-cell table:number-columns-repeated="2" office:value-type="float" office:value="24.138" calcext:value-type="float">
            <text:p>24,13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office:value-type="float" office:value="25.172" calcext:value-type="float">
            <text:p>25,172</text:p>
          </table:table-cell>
          <table:table-cell office:value-type="float" office:value="26.034" calcext:value-type="float">
            <text:p>26,034</text:p>
          </table:table-cell>
          <table:table-cell office:value-type="float" office:value="27.414" calcext:value-type="float">
            <text:p>27,414</text:p>
          </table:table-cell>
          <table:table-cell office:value-type="float" office:value="27.759" calcext:value-type="float">
            <text:p>27,759</text:p>
          </table:table-cell>
          <table:table-cell office:value-type="float" office:value="27.931" calcext:value-type="float">
            <text:p>27,931</text:p>
          </table:table-cell>
          <table:table-cell office:value-type="float" office:value="27.069" calcext:value-type="float">
            <text:p>27,069</text:p>
          </table:table-cell>
          <table:table-cell office:value-type="float" office:value="25.69" calcext:value-type="float">
            <text:p>25,69</text:p>
          </table:table-cell>
          <table:table-cell office:value-type="float" office:value="25.517" calcext:value-type="float">
            <text:p>25,517</text:p>
          </table:table-cell>
          <table:table-cell office:value-type="float" office:value="26.034" calcext:value-type="float">
            <text:p>26,034</text:p>
          </table:table-cell>
          <table:table-cell table:number-columns-repeated="2" office:value-type="float" office:value="26.207" calcext:value-type="float">
            <text:p>26,207</text:p>
          </table:table-cell>
          <table:table-cell table:number-columns-repeated="3" office:value-type="float" office:value="26.724" calcext:value-type="float">
            <text:p>26,724</text:p>
          </table:table-cell>
          <table:table-cell office:value-type="float" office:value="26.552" calcext:value-type="float">
            <text:p>26,552</text:p>
          </table:table-cell>
        </table:table-row>
        <table:table-row table:style-name="ro1">
          <table:table-cell office:value-type="float" office:value="22.931" calcext:value-type="float">
            <text:p>22,931</text:p>
          </table:table-cell>
          <table:table-cell office:value-type="float" office:value="22.241" calcext:value-type="float">
            <text:p>22,241</text:p>
          </table:table-cell>
          <table:table-cell office:value-type="float" office:value="21.207" calcext:value-type="float">
            <text:p>21,207</text:p>
          </table:table-cell>
          <table:table-cell office:value-type="float" office:value="21.724" calcext:value-type="float">
            <text:p>21,724</text:p>
          </table:table-cell>
          <table:table-cell office:value-type="float" office:value="22.759" calcext:value-type="float">
            <text:p>22,759</text:p>
          </table:table-cell>
          <table:table-cell table:number-columns-repeated="2" office:value-type="float" office:value="24.138" calcext:value-type="float">
            <text:p>24,13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83" calcext:value-type="float">
            <text:p>24,483</text:p>
          </table:table-cell>
          <table:table-cell table:number-columns-repeated="2" office:value-type="float" office:value="26.207" calcext:value-type="float">
            <text:p>26,207</text:p>
          </table:table-cell>
          <table:table-cell office:value-type="float" office:value="27.414" calcext:value-type="float">
            <text:p>27,414</text:p>
          </table:table-cell>
          <table:table-cell office:value-type="float" office:value="27.759" calcext:value-type="float">
            <text:p>27,759</text:p>
          </table:table-cell>
          <table:table-cell office:value-type="float" office:value="27.931" calcext:value-type="float">
            <text:p>27,931</text:p>
          </table:table-cell>
          <table:table-cell office:value-type="float" office:value="27.069" calcext:value-type="float">
            <text:p>27,069</text:p>
          </table:table-cell>
          <table:table-cell office:value-type="float" office:value="25.69" calcext:value-type="float">
            <text:p>25,69</text:p>
          </table:table-cell>
          <table:table-cell office:value-type="float" office:value="25.517" calcext:value-type="float">
            <text:p>25,517</text:p>
          </table:table-cell>
          <table:table-cell office:value-type="float" office:value="26.034" calcext:value-type="float">
            <text:p>26,034</text:p>
          </table:table-cell>
          <table:table-cell table:number-columns-repeated="2" office:value-type="float" office:value="26.207" calcext:value-type="float">
            <text:p>26,207</text:p>
          </table:table-cell>
          <table:table-cell table:number-columns-repeated="4" office:value-type="float" office:value="26.724" calcext:value-type="float">
            <text:p>26,724</text:p>
          </table:table-cell>
        </table:table-row>
        <table:table-row table:style-name="ro1">
          <table:table-cell office:value-type="float" office:value="22.931" calcext:value-type="float">
            <text:p>22,931</text:p>
          </table:table-cell>
          <table:table-cell office:value-type="float" office:value="22.759" calcext:value-type="float">
            <text:p>22,759</text:p>
          </table:table-cell>
          <table:table-cell office:value-type="float" office:value="21.207" calcext:value-type="float">
            <text:p>21,207</text:p>
          </table:table-cell>
          <table:table-cell office:value-type="float" office:value="22.069" calcext:value-type="float">
            <text:p>22,069</text:p>
          </table:table-cell>
          <table:table-cell office:value-type="float" office:value="22.931" calcext:value-type="float">
            <text:p>22,931</text:p>
          </table:table-cell>
          <table:table-cell office:value-type="float" office:value="24.138" calcext:value-type="float">
            <text:p>24,138</text:p>
          </table:table-cell>
          <table:table-cell office:value-type="float" office:value="24.655" calcext:value-type="float">
            <text:p>24,655</text:p>
          </table:table-cell>
          <table:table-cell office:value-type="float" office:value="23.966" calcext:value-type="float">
            <text:p>23,966</text:p>
          </table:table-cell>
          <table:table-cell office:value-type="float" office:value="24.655" calcext:value-type="float">
            <text:p>24,655</text:p>
          </table:table-cell>
          <table:table-cell table:number-columns-repeated="2" office:value-type="float" office:value="26.552" calcext:value-type="float">
            <text:p>26,552</text:p>
          </table:table-cell>
          <table:table-cell office:value-type="float" office:value="27.759" calcext:value-type="float">
            <text:p>27,759</text:p>
          </table:table-cell>
          <table:table-cell office:value-type="float" office:value="28.276" calcext:value-type="float">
            <text:p>28,276</text:p>
          </table:table-cell>
          <table:table-cell office:value-type="float" office:value="27.931" calcext:value-type="float">
            <text:p>27,931</text:p>
          </table:table-cell>
          <table:table-cell office:value-type="float" office:value="27.069" calcext:value-type="float">
            <text:p>27,069</text:p>
          </table:table-cell>
          <table:table-cell office:value-type="float" office:value="25.69" calcext:value-type="float">
            <text:p>25,69</text:p>
          </table:table-cell>
          <table:table-cell office:value-type="float" office:value="25.517" calcext:value-type="float">
            <text:p>25,517</text:p>
          </table:table-cell>
          <table:table-cell office:value-type="float" office:value="26.034" calcext:value-type="float">
            <text:p>26,034</text:p>
          </table:table-cell>
          <table:table-cell table:number-columns-repeated="2" office:value-type="float" office:value="26.379" calcext:value-type="float">
            <text:p>26,379</text:p>
          </table:table-cell>
          <table:table-cell table:number-columns-repeated="4" office:value-type="float" office:value="26.724" calcext:value-type="float">
            <text:p>26,724</text:p>
          </table:table-cell>
        </table:table-row>
        <table:table-row table:style-name="ro1">
          <table:table-cell office:value-type="float" office:value="22.931" calcext:value-type="float">
            <text:p>22,931</text:p>
          </table:table-cell>
          <table:table-cell office:value-type="float" office:value="22.759" calcext:value-type="float">
            <text:p>22,759</text:p>
          </table:table-cell>
          <table:table-cell office:value-type="float" office:value="21.207" calcext:value-type="float">
            <text:p>21,207</text:p>
          </table:table-cell>
          <table:table-cell office:value-type="float" office:value="22.759" calcext:value-type="float">
            <text:p>22,759</text:p>
          </table:table-cell>
          <table:table-cell office:value-type="float" office:value="23.103" calcext:value-type="float">
            <text:p>23,103</text:p>
          </table:table-cell>
          <table:table-cell office:value-type="float" office:value="25" calcext:value-type="float">
            <text:p>25</text:p>
          </table:table-cell>
          <table:table-cell office:value-type="float" office:value="24.655" calcext:value-type="float">
            <text:p>24,655</text:p>
          </table:table-cell>
          <table:table-cell office:value-type="float" office:value="24.483" calcext:value-type="float">
            <text:p>24,483</text:p>
          </table:table-cell>
          <table:table-cell office:value-type="float" office:value="25.517" calcext:value-type="float">
            <text:p>25,517</text:p>
          </table:table-cell>
          <table:table-cell table:number-columns-repeated="2" office:value-type="float" office:value="26.724" calcext:value-type="float">
            <text:p>26,724</text:p>
          </table:table-cell>
          <table:table-cell office:value-type="float" office:value="27.931" calcext:value-type="float">
            <text:p>27,931</text:p>
          </table:table-cell>
          <table:table-cell office:value-type="float" office:value="28.276" calcext:value-type="float">
            <text:p>28,276</text:p>
          </table:table-cell>
          <table:table-cell office:value-type="float" office:value="28.103" calcext:value-type="float">
            <text:p>28,103</text:p>
          </table:table-cell>
          <table:table-cell office:value-type="float" office:value="27.069" calcext:value-type="float">
            <text:p>27,069</text:p>
          </table:table-cell>
          <table:table-cell office:value-type="float" office:value="26.034" calcext:value-type="float">
            <text:p>26,034</text:p>
          </table:table-cell>
          <table:table-cell office:value-type="float" office:value="25.517" calcext:value-type="float">
            <text:p>25,517</text:p>
          </table:table-cell>
          <table:table-cell office:value-type="float" office:value="26.034" calcext:value-type="float">
            <text:p>26,034</text:p>
          </table:table-cell>
          <table:table-cell table:number-columns-repeated="2" office:value-type="float" office:value="26.379" calcext:value-type="float">
            <text:p>26,379</text:p>
          </table:table-cell>
          <table:table-cell table:number-columns-repeated="4" office:value-type="float" office:value="26.724" calcext:value-type="float">
            <text:p>26,724</text:p>
          </table:table-cell>
        </table:table-row>
        <table:table-row table:style-name="ro1">
          <table:table-cell office:value-type="float" office:value="22.759" calcext:value-type="float">
            <text:p>22,759</text:p>
          </table:table-cell>
          <table:table-cell office:value-type="float" office:value="22.586" calcext:value-type="float">
            <text:p>22,586</text:p>
          </table:table-cell>
          <table:table-cell office:value-type="float" office:value="21.034" calcext:value-type="float">
            <text:p>21,034</text:p>
          </table:table-cell>
          <table:table-cell office:value-type="float" office:value="22.586" calcext:value-type="float">
            <text:p>22,586</text:p>
          </table:table-cell>
          <table:table-cell office:value-type="float" office:value="22.931" calcext:value-type="float">
            <text:p>22,931</text:p>
          </table:table-cell>
          <table:table-cell office:value-type="float" office:value="24.828" calcext:value-type="float">
            <text:p>24,828</text:p>
          </table:table-cell>
          <table:table-cell office:value-type="float" office:value="24.31" calcext:value-type="float">
            <text:p>24,31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345" calcext:value-type="float">
            <text:p>25,345</text:p>
          </table:table-cell>
          <table:table-cell office:value-type="float" office:value="26.552" calcext:value-type="float">
            <text:p>26,552</text:p>
          </table:table-cell>
          <table:table-cell office:value-type="float" office:value="27.414" calcext:value-type="float">
            <text:p>27,414</text:p>
          </table:table-cell>
          <table:table-cell office:value-type="float" office:value="27.931" calcext:value-type="float">
            <text:p>27,931</text:p>
          </table:table-cell>
          <table:table-cell office:value-type="float" office:value="28.276" calcext:value-type="float">
            <text:p>28,276</text:p>
          </table:table-cell>
          <table:table-cell office:value-type="float" office:value="28.103" calcext:value-type="float">
            <text:p>28,103</text:p>
          </table:table-cell>
          <table:table-cell office:value-type="float" office:value="26.897" calcext:value-type="float">
            <text:p>26,897</text:p>
          </table:table-cell>
          <table:table-cell office:value-type="float" office:value="26.034" calcext:value-type="float">
            <text:p>26,034</text:p>
          </table:table-cell>
          <table:table-cell office:value-type="float" office:value="25.862" calcext:value-type="float">
            <text:p>25,862</text:p>
          </table:table-cell>
          <table:table-cell table:number-columns-repeated="3" office:value-type="float" office:value="26.897" calcext:value-type="float">
            <text:p>26,897</text:p>
          </table:table-cell>
          <table:table-cell table:number-columns-repeated="4" office:value-type="float" office:value="27.241" calcext:value-type="float">
            <text:p>27,241</text:p>
          </table:table-cell>
        </table:table-row>
        <table:table-row table:style-name="ro1">
          <table:table-cell office:value-type="float" office:value="22.931" calcext:value-type="float">
            <text:p>22,931</text:p>
          </table:table-cell>
          <table:table-cell office:value-type="float" office:value="22.759" calcext:value-type="float">
            <text:p>22,759</text:p>
          </table:table-cell>
          <table:table-cell office:value-type="float" office:value="21.379" calcext:value-type="float">
            <text:p>21,379</text:p>
          </table:table-cell>
          <table:table-cell office:value-type="float" office:value="23.793" calcext:value-type="float">
            <text:p>23,793</text:p>
          </table:table-cell>
          <table:table-cell office:value-type="float" office:value="23.621" calcext:value-type="float">
            <text:p>23,621</text:p>
          </table:table-cell>
          <table:table-cell table:number-columns-repeated="2" office:value-type="float" office:value="25.517" calcext:value-type="float">
            <text:p>25,517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" calcext:value-type="float">
            <text:p>25</text:p>
          </table:table-cell>
          <table:table-cell office:value-type="float" office:value="26.379" calcext:value-type="float">
            <text:p>26,379</text:p>
          </table:table-cell>
          <table:table-cell office:value-type="float" office:value="26.897" calcext:value-type="float">
            <text:p>26,897</text:p>
          </table:table-cell>
          <table:table-cell office:value-type="float" office:value="27.069" calcext:value-type="float">
            <text:p>27,069</text:p>
          </table:table-cell>
          <table:table-cell table:number-columns-repeated="2" office:value-type="float" office:value="28.276" calcext:value-type="float">
            <text:p>28,276</text:p>
          </table:table-cell>
          <table:table-cell office:value-type="float" office:value="26.724" calcext:value-type="float">
            <text:p>26,724</text:p>
          </table:table-cell>
          <table:table-cell table:number-columns-repeated="2" office:value-type="float" office:value="25.862" calcext:value-type="float">
            <text:p>25,862</text:p>
          </table:table-cell>
          <table:table-cell table:number-columns-repeated="3" office:value-type="float" office:value="26.897" calcext:value-type="float">
            <text:p>26,897</text:p>
          </table:table-cell>
          <table:table-cell table:number-columns-repeated="4" office:value-type="float" office:value="27.241" calcext:value-type="float">
            <text:p>27,241</text:p>
          </table:table-cell>
        </table:table-row>
        <table:table-row table:style-name="ro1">
          <table:table-cell office:value-type="float" office:value="23.621" calcext:value-type="float">
            <text:p>23,621</text:p>
          </table:table-cell>
          <table:table-cell office:value-type="float" office:value="22.931" calcext:value-type="float">
            <text:p>22,931</text:p>
          </table:table-cell>
          <table:table-cell office:value-type="float" office:value="21.724" calcext:value-type="float">
            <text:p>21,724</text:p>
          </table:table-cell>
          <table:table-cell table:number-columns-repeated="2" office:value-type="float" office:value="23.793" calcext:value-type="float">
            <text:p>23,793</text:p>
          </table:table-cell>
          <table:table-cell table:number-columns-repeated="2" office:value-type="float" office:value="25.517" calcext:value-type="float">
            <text:p>25,517</text:p>
          </table:table-cell>
          <table:table-cell office:value-type="float" office:value="24.655" calcext:value-type="float">
            <text:p>24,655</text:p>
          </table:table-cell>
          <table:table-cell office:value-type="float" office:value="25.172" calcext:value-type="float">
            <text:p>25,172</text:p>
          </table:table-cell>
          <table:table-cell office:value-type="float" office:value="26.724" calcext:value-type="float">
            <text:p>26,724</text:p>
          </table:table-cell>
          <table:table-cell office:value-type="float" office:value="27.241" calcext:value-type="float">
            <text:p>27,241</text:p>
          </table:table-cell>
          <table:table-cell office:value-type="float" office:value="27.586" calcext:value-type="float">
            <text:p>27,586</text:p>
          </table:table-cell>
          <table:table-cell office:value-type="float" office:value="27.931" calcext:value-type="float">
            <text:p>27,931</text:p>
          </table:table-cell>
          <table:table-cell office:value-type="float" office:value="28.276" calcext:value-type="float">
            <text:p>28,276</text:p>
          </table:table-cell>
          <table:table-cell office:value-type="float" office:value="26.034" calcext:value-type="float">
            <text:p>26,034</text:p>
          </table:table-cell>
          <table:table-cell office:value-type="float" office:value="25.862" calcext:value-type="float">
            <text:p>25,862</text:p>
          </table:table-cell>
          <table:table-cell table:number-columns-repeated="5" office:value-type="float" office:value="27.241" calcext:value-type="float">
            <text:p>27,241</text:p>
          </table:table-cell>
          <table:table-cell table:number-columns-repeated="3" office:value-type="float" office:value="27.586" calcext:value-type="float">
            <text:p>27,586</text:p>
          </table:table-cell>
        </table:table-row>
        <table:table-row table:style-name="ro1">
          <table:table-cell office:value-type="float" office:value="23.966" calcext:value-type="float">
            <text:p>23,966</text:p>
          </table:table-cell>
          <table:table-cell office:value-type="float" office:value="23.103" calcext:value-type="float">
            <text:p>23,103</text:p>
          </table:table-cell>
          <table:table-cell office:value-type="float" office:value="21.552" calcext:value-type="float">
            <text:p>21,552</text:p>
          </table:table-cell>
          <table:table-cell office:value-type="float" office:value="23.621" calcext:value-type="float">
            <text:p>23,621</text:p>
          </table:table-cell>
          <table:table-cell office:value-type="float" office:value="23.966" calcext:value-type="float">
            <text:p>23,966</text:p>
          </table:table-cell>
          <table:table-cell office:value-type="float" office:value="25.172" calcext:value-type="float">
            <text:p>25,172</text:p>
          </table:table-cell>
          <table:table-cell office:value-type="float" office:value="25.517" calcext:value-type="float">
            <text:p>25,517</text:p>
          </table:table-cell>
          <table:table-cell office:value-type="float" office:value="25.862" calcext:value-type="float">
            <text:p>25,862</text:p>
          </table:table-cell>
          <table:table-cell office:value-type="float" office:value="25.517" calcext:value-type="float">
            <text:p>25,517</text:p>
          </table:table-cell>
          <table:table-cell office:value-type="float" office:value="26.897" calcext:value-type="float">
            <text:p>26,897</text:p>
          </table:table-cell>
          <table:table-cell office:value-type="float" office:value="27.241" calcext:value-type="float">
            <text:p>27,241</text:p>
          </table:table-cell>
          <table:table-cell office:value-type="float" office:value="27.586" calcext:value-type="float">
            <text:p>27,586</text:p>
          </table:table-cell>
          <table:table-cell office:value-type="float" office:value="27.931" calcext:value-type="float">
            <text:p>27,931</text:p>
          </table:table-cell>
          <table:table-cell office:value-type="float" office:value="28.276" calcext:value-type="float">
            <text:p>28,276</text:p>
          </table:table-cell>
          <table:table-cell office:value-type="float" office:value="26.034" calcext:value-type="float">
            <text:p>26,034</text:p>
          </table:table-cell>
          <table:table-cell office:value-type="float" office:value="25.517" calcext:value-type="float">
            <text:p>25,517</text:p>
          </table:table-cell>
          <table:table-cell office:value-type="float" office:value="26.897" calcext:value-type="float">
            <text:p>26,897</text:p>
          </table:table-cell>
          <table:table-cell table:number-columns-repeated="4" office:value-type="float" office:value="27.241" calcext:value-type="float">
            <text:p>27,241</text:p>
          </table:table-cell>
          <table:table-cell table:number-columns-repeated="3" office:value-type="float" office:value="27.586" calcext:value-type="float">
            <text:p>27,586</text:p>
          </table:table-cell>
        </table:table-row>
        <table:table-row table:style-name="ro1">
          <table:table-cell office:value-type="float" office:value="24.138" calcext:value-type="float">
            <text:p>24,138</text:p>
          </table:table-cell>
          <table:table-cell office:value-type="float" office:value="23.276" calcext:value-type="float">
            <text:p>23,276</text:p>
          </table:table-cell>
          <table:table-cell office:value-type="float" office:value="21.724" calcext:value-type="float">
            <text:p>21,724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448" calcext:value-type="float">
            <text:p>23,448</text:p>
          </table:table-cell>
          <table:table-cell office:value-type="float" office:value="25.69" calcext:value-type="float">
            <text:p>25,69</text:p>
          </table:table-cell>
          <table:table-cell office:value-type="float" office:value="27.069" calcext:value-type="float">
            <text:p>27,069</text:p>
          </table:table-cell>
          <table:table-cell office:value-type="float" office:value="26.379" calcext:value-type="float">
            <text:p>26,379</text:p>
          </table:table-cell>
          <table:table-cell office:value-type="float" office:value="26.034" calcext:value-type="float">
            <text:p>26,034</text:p>
          </table:table-cell>
          <table:table-cell office:value-type="float" office:value="27.414" calcext:value-type="float">
            <text:p>27,414</text:p>
          </table:table-cell>
          <table:table-cell office:value-type="float" office:value="27.759" calcext:value-type="float">
            <text:p>27,759</text:p>
          </table:table-cell>
          <table:table-cell office:value-type="float" office:value="28.103" calcext:value-type="float">
            <text:p>28,103</text:p>
          </table:table-cell>
          <table:table-cell office:value-type="float" office:value="28.448" calcext:value-type="float">
            <text:p>28,448</text:p>
          </table:table-cell>
          <table:table-cell office:value-type="float" office:value="30.517" calcext:value-type="float">
            <text:p>30,517</text:p>
          </table:table-cell>
          <table:table-cell office:value-type="float" office:value="28.621" calcext:value-type="float">
            <text:p>28,621</text:p>
          </table:table-cell>
          <table:table-cell table:number-columns-repeated="2" office:value-type="float" office:value="27.931" calcext:value-type="float">
            <text:p>27,931</text:p>
          </table:table-cell>
          <table:table-cell table:number-columns-repeated="4" office:value-type="float" office:value="27.759" calcext:value-type="float">
            <text:p>27,759</text:p>
          </table:table-cell>
          <table:table-cell table:number-columns-repeated="3" office:value-type="float" office:value="28.103" calcext:value-type="float">
            <text:p>28,103</text:p>
          </table:table-cell>
        </table:table-row>
        <table:table-row table:style-name="ro1">
          <table:table-cell office:value-type="float" office:value="23.793" calcext:value-type="float">
            <text:p>23,793</text:p>
          </table:table-cell>
          <table:table-cell office:value-type="float" office:value="23.103" calcext:value-type="float">
            <text:p>23,103</text:p>
          </table:table-cell>
          <table:table-cell office:value-type="float" office:value="21.724" calcext:value-type="float">
            <text:p>21,724</text:p>
          </table:table-cell>
          <table:table-cell office:value-type="float" office:value="24.138" calcext:value-type="float">
            <text:p>24,138</text:p>
          </table:table-cell>
          <table:table-cell office:value-type="float" office:value="23.793" calcext:value-type="float">
            <text:p>23,793</text:p>
          </table:table-cell>
          <table:table-cell office:value-type="float" office:value="25.517" calcext:value-type="float">
            <text:p>25,517</text:p>
          </table:table-cell>
          <table:table-cell office:value-type="float" office:value="27.069" calcext:value-type="float">
            <text:p>27,069</text:p>
          </table:table-cell>
          <table:table-cell office:value-type="float" office:value="26.552" calcext:value-type="float">
            <text:p>26,552</text:p>
          </table:table-cell>
          <table:table-cell office:value-type="float" office:value="27.069" calcext:value-type="float">
            <text:p>27,069</text:p>
          </table:table-cell>
          <table:table-cell office:value-type="float" office:value="27.414" calcext:value-type="float">
            <text:p>27,414</text:p>
          </table:table-cell>
          <table:table-cell table:number-columns-repeated="2" office:value-type="float" office:value="27.759" calcext:value-type="float">
            <text:p>27,759</text:p>
          </table:table-cell>
          <table:table-cell office:value-type="float" office:value="28.448" calcext:value-type="float">
            <text:p>28,448</text:p>
          </table:table-cell>
          <table:table-cell office:value-type="float" office:value="30.517" calcext:value-type="float">
            <text:p>30,517</text:p>
          </table:table-cell>
          <table:table-cell office:value-type="float" office:value="28.621" calcext:value-type="float">
            <text:p>28,621</text:p>
          </table:table-cell>
          <table:table-cell office:value-type="float" office:value="28.103" calcext:value-type="float">
            <text:p>28,103</text:p>
          </table:table-cell>
          <table:table-cell office:value-type="float" office:value="27.931" calcext:value-type="float">
            <text:p>27,931</text:p>
          </table:table-cell>
          <table:table-cell table:number-columns-repeated="4" office:value-type="float" office:value="27.759" calcext:value-type="float">
            <text:p>27,759</text:p>
          </table:table-cell>
          <table:table-cell table:number-columns-repeated="3" office:value-type="float" office:value="28.103" calcext:value-type="float">
            <text:p>28,103</text:p>
          </table:table-cell>
        </table:table-row>
        <table:table-row table:style-name="ro1">
          <table:table-cell office:value-type="float" office:value="24.31" calcext:value-type="float">
            <text:p>24,3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1.724" calcext:value-type="float">
            <text:p>21,724</text:p>
          </table:table-cell>
          <table:table-cell office:value-type="float" office:value="23.966" calcext:value-type="float">
            <text:p>23,966</text:p>
          </table:table-cell>
          <table:table-cell office:value-type="float" office:value="25.517" calcext:value-type="float">
            <text:p>25,517</text:p>
          </table:table-cell>
          <table:table-cell office:value-type="float" office:value="27.069" calcext:value-type="float">
            <text:p>27,069</text:p>
          </table:table-cell>
          <table:table-cell office:value-type="float" office:value="27.586" calcext:value-type="float">
            <text:p>27,586</text:p>
          </table:table-cell>
          <table:table-cell office:value-type="float" office:value="26.724" calcext:value-type="float">
            <text:p>26,724</text:p>
          </table:table-cell>
          <table:table-cell office:value-type="float" office:value="27.069" calcext:value-type="float">
            <text:p>27,069</text:p>
          </table:table-cell>
          <table:table-cell office:value-type="float" office:value="27.759" calcext:value-type="float">
            <text:p>27,759</text:p>
          </table:table-cell>
          <table:table-cell table:number-columns-repeated="2" office:value-type="float" office:value="28.103" calcext:value-type="float">
            <text:p>28,103</text:p>
          </table:table-cell>
          <table:table-cell office:value-type="float" office:value="28.448" calcext:value-type="float">
            <text:p>28,448</text:p>
          </table:table-cell>
          <table:table-cell office:value-type="float" office:value="30.517" calcext:value-type="float">
            <text:p>30,517</text:p>
          </table:table-cell>
          <table:table-cell office:value-type="float" office:value="28.621" calcext:value-type="float">
            <text:p>28,621</text:p>
          </table:table-cell>
          <table:table-cell office:value-type="float" office:value="28.103" calcext:value-type="float">
            <text:p>28,103</text:p>
          </table:table-cell>
          <table:table-cell office:value-type="float" office:value="27.931" calcext:value-type="float">
            <text:p>27,931</text:p>
          </table:table-cell>
          <table:table-cell table:number-columns-repeated="4" office:value-type="float" office:value="27.759" calcext:value-type="float">
            <text:p>27,759</text:p>
          </table:table-cell>
          <table:table-cell table:number-columns-repeated="3" office:value-type="float" office:value="28.103" calcext:value-type="float">
            <text:p>28,103</text:p>
          </table:table-cell>
        </table:table-row>
        <table:table-row table:style-name="ro1">
          <table:table-cell office:value-type="float" office:value="24.31" calcext:value-type="float">
            <text:p>24,31</text:p>
          </table:table-cell>
          <table:table-cell office:value-type="float" office:value="23.103" calcext:value-type="float">
            <text:p>23,103</text:p>
          </table:table-cell>
          <table:table-cell office:value-type="float" office:value="21.897" calcext:value-type="float">
            <text:p>21,897</text:p>
          </table:table-cell>
          <table:table-cell office:value-type="float" office:value="23.966" calcext:value-type="float">
            <text:p>23,966</text:p>
          </table:table-cell>
          <table:table-cell office:value-type="float" office:value="25.517" calcext:value-type="float">
            <text:p>25,517</text:p>
          </table:table-cell>
          <table:table-cell office:value-type="float" office:value="27.069" calcext:value-type="float">
            <text:p>27,069</text:p>
          </table:table-cell>
          <table:table-cell office:value-type="float" office:value="27.759" calcext:value-type="float">
            <text:p>27,759</text:p>
          </table:table-cell>
          <table:table-cell office:value-type="float" office:value="26.897" calcext:value-type="float">
            <text:p>26,897</text:p>
          </table:table-cell>
          <table:table-cell office:value-type="float" office:value="26.724" calcext:value-type="float">
            <text:p>26,724</text:p>
          </table:table-cell>
          <table:table-cell office:value-type="float" office:value="27.414" calcext:value-type="float">
            <text:p>27,414</text:p>
          </table:table-cell>
          <table:table-cell table:number-columns-repeated="3" office:value-type="float" office:value="27.931" calcext:value-type="float">
            <text:p>27,931</text:p>
          </table:table-cell>
          <table:table-cell office:value-type="float" office:value="30.172" calcext:value-type="float">
            <text:p>30,172</text:p>
          </table:table-cell>
          <table:table-cell office:value-type="float" office:value="28.621" calcext:value-type="float">
            <text:p>28,621</text:p>
          </table:table-cell>
          <table:table-cell office:value-type="float" office:value="28.103" calcext:value-type="float">
            <text:p>28,103</text:p>
          </table:table-cell>
          <table:table-cell office:value-type="float" office:value="28.276" calcext:value-type="float">
            <text:p>28,276</text:p>
          </table:table-cell>
          <table:table-cell table:number-columns-repeated="7" office:value-type="float" office:value="28.103" calcext:value-type="float">
            <text:p>28,103</text:p>
          </table:table-cell>
        </table:table-row>
        <table:table-row table:style-name="ro1">
          <table:table-cell office:value-type="float" office:value="23.966" calcext:value-type="float">
            <text:p>23,966</text:p>
          </table:table-cell>
          <table:table-cell office:value-type="float" office:value="22.759" calcext:value-type="float">
            <text:p>22,759</text:p>
          </table:table-cell>
          <table:table-cell office:value-type="float" office:value="22.069" calcext:value-type="float">
            <text:p>22,069</text:p>
          </table:table-cell>
          <table:table-cell office:value-type="float" office:value="24.31" calcext:value-type="float">
            <text:p>24,31</text:p>
          </table:table-cell>
          <table:table-cell office:value-type="float" office:value="25.517" calcext:value-type="float">
            <text:p>25,517</text:p>
          </table:table-cell>
          <table:table-cell office:value-type="float" office:value="27.586" calcext:value-type="float">
            <text:p>27,586</text:p>
          </table:table-cell>
          <table:table-cell office:value-type="float" office:value="27.759" calcext:value-type="float">
            <text:p>27,759</text:p>
          </table:table-cell>
          <table:table-cell office:value-type="float" office:value="28.103" calcext:value-type="float">
            <text:p>28,103</text:p>
          </table:table-cell>
          <table:table-cell office:value-type="float" office:value="27.931" calcext:value-type="float">
            <text:p>27,931</text:p>
          </table:table-cell>
          <table:table-cell office:value-type="float" office:value="28.276" calcext:value-type="float">
            <text:p>28,276</text:p>
          </table:table-cell>
          <table:table-cell table:number-columns-repeated="2" office:value-type="float" office:value="28.103" calcext:value-type="float">
            <text:p>28,103</text:p>
          </table:table-cell>
          <table:table-cell office:value-type="float" office:value="28.276" calcext:value-type="float">
            <text:p>28,276</text:p>
          </table:table-cell>
          <table:table-cell office:value-type="float" office:value="30.345" calcext:value-type="float">
            <text:p>30,345</text:p>
          </table:table-cell>
          <table:table-cell office:value-type="float" office:value="28.793" calcext:value-type="float">
            <text:p>28,793</text:p>
          </table:table-cell>
          <table:table-cell office:value-type="float" office:value="28.103" calcext:value-type="float">
            <text:p>28,103</text:p>
          </table:table-cell>
          <table:table-cell office:value-type="float" office:value="28.276" calcext:value-type="float">
            <text:p>28,276</text:p>
          </table:table-cell>
          <table:table-cell table:number-columns-repeated="7" office:value-type="float" office:value="28.103" calcext:value-type="float">
            <text:p>28,103</text:p>
          </table:table-cell>
        </table:table-row>
        <table:table-row table:style-name="ro1">
          <table:table-cell office:value-type="float" office:value="24.138" calcext:value-type="float">
            <text:p>24,138</text:p>
          </table:table-cell>
          <table:table-cell office:value-type="float" office:value="22.069" calcext:value-type="float">
            <text:p>22,069</text:p>
          </table:table-cell>
          <table:table-cell office:value-type="float" office:value="22.586" calcext:value-type="float">
            <text:p>22,586</text:p>
          </table:table-cell>
          <table:table-cell office:value-type="float" office:value="24.31" calcext:value-type="float">
            <text:p>24,31</text:p>
          </table:table-cell>
          <table:table-cell office:value-type="float" office:value="25.517" calcext:value-type="float">
            <text:p>25,517</text:p>
          </table:table-cell>
          <table:table-cell office:value-type="float" office:value="27.759" calcext:value-type="float">
            <text:p>27,759</text:p>
          </table:table-cell>
          <table:table-cell office:value-type="float" office:value="27.931" calcext:value-type="float">
            <text:p>27,931</text:p>
          </table:table-cell>
          <table:table-cell office:value-type="float" office:value="29.138" calcext:value-type="float">
            <text:p>29,138</text:p>
          </table:table-cell>
          <table:table-cell office:value-type="float" office:value="28.966" calcext:value-type="float">
            <text:p>28,966</text:p>
          </table:table-cell>
          <table:table-cell office:value-type="float" office:value="29.483" calcext:value-type="float">
            <text:p>29,483</text:p>
          </table:table-cell>
          <table:table-cell table:number-columns-repeated="2" office:value-type="float" office:value="28.448" calcext:value-type="float">
            <text:p>28,448</text:p>
          </table:table-cell>
          <table:table-cell office:value-type="float" office:value="28.621" calcext:value-type="float">
            <text:p>28,621</text:p>
          </table:table-cell>
          <table:table-cell office:value-type="float" office:value="30.517" calcext:value-type="float">
            <text:p>30,517</text:p>
          </table:table-cell>
          <table:table-cell office:value-type="float" office:value="28.966" calcext:value-type="float">
            <text:p>28,966</text:p>
          </table:table-cell>
          <table:table-cell office:value-type="float" office:value="28.793" calcext:value-type="float">
            <text:p>28,793</text:p>
          </table:table-cell>
          <table:table-cell office:value-type="float" office:value="28.621" calcext:value-type="float">
            <text:p>28,621</text:p>
          </table:table-cell>
          <table:table-cell table:number-columns-repeated="7" office:value-type="float" office:value="28.448" calcext:value-type="float">
            <text:p>28,448</text:p>
          </table:table-cell>
        </table:table-row>
        <table:table-row table:style-name="ro1">
          <table:table-cell office:value-type="float" office:value="24.138" calcext:value-type="float">
            <text:p>24,138</text:p>
          </table:table-cell>
          <table:table-cell office:value-type="float" office:value="22.586" calcext:value-type="float">
            <text:p>22,586</text:p>
          </table:table-cell>
          <table:table-cell office:value-type="float" office:value="23.276" calcext:value-type="float">
            <text:p>23,276</text:p>
          </table:table-cell>
          <table:table-cell office:value-type="float" office:value="25.172" calcext:value-type="float">
            <text:p>25,172</text:p>
          </table:table-cell>
          <table:table-cell office:value-type="float" office:value="26.724" calcext:value-type="float">
            <text:p>26,724</text:p>
          </table:table-cell>
          <table:table-cell office:value-type="float" office:value="28.103" calcext:value-type="float">
            <text:p>28,103</text:p>
          </table:table-cell>
          <table:table-cell office:value-type="float" office:value="28.276" calcext:value-type="float">
            <text:p>28,276</text:p>
          </table:table-cell>
          <table:table-cell office:value-type="float" office:value="29.138" calcext:value-type="float">
            <text:p>29,138</text:p>
          </table:table-cell>
          <table:table-cell office:value-type="float" office:value="28.966" calcext:value-type="float">
            <text:p>28,966</text:p>
          </table:table-cell>
          <table:table-cell office:value-type="float" office:value="29.31" calcext:value-type="float">
            <text:p>29,31</text:p>
          </table:table-cell>
          <table:table-cell table:number-columns-repeated="2" office:value-type="float" office:value="29.655" calcext:value-type="float">
            <text:p>29,655</text:p>
          </table:table-cell>
          <table:table-cell office:value-type="float" office:value="29.828" calcext:value-type="float">
            <text:p>29,828</text:p>
          </table:table-cell>
          <table:table-cell office:value-type="float" office:value="30.862" calcext:value-type="float">
            <text:p>30,862</text:p>
          </table:table-cell>
          <table:table-cell table:number-columns-repeated="2" office:value-type="float" office:value="28.966" calcext:value-type="float">
            <text:p>28,966</text:p>
          </table:table-cell>
          <table:table-cell table:number-columns-repeated="8" office:value-type="float" office:value="28.448" calcext:value-type="float">
            <text:p>28,448</text:p>
          </table:table-cell>
        </table:table-row>
        <table:table-row table:style-name="ro1">
          <table:table-cell office:value-type="float" office:value="24.138" calcext:value-type="float">
            <text:p>24,138</text:p>
          </table:table-cell>
          <table:table-cell office:value-type="float" office:value="22.241" calcext:value-type="float">
            <text:p>22,241</text:p>
          </table:table-cell>
          <table:table-cell office:value-type="float" office:value="23.276" calcext:value-type="float">
            <text:p>23,276</text:p>
          </table:table-cell>
          <table:table-cell office:value-type="float" office:value="25.172" calcext:value-type="float">
            <text:p>25,172</text:p>
          </table:table-cell>
          <table:table-cell office:value-type="float" office:value="26.897" calcext:value-type="float">
            <text:p>26,897</text:p>
          </table:table-cell>
          <table:table-cell office:value-type="float" office:value="28.276" calcext:value-type="float">
            <text:p>28,276</text:p>
          </table:table-cell>
          <table:table-cell office:value-type="float" office:value="28.621" calcext:value-type="float">
            <text:p>28,621</text:p>
          </table:table-cell>
          <table:table-cell office:value-type="float" office:value="29.483" calcext:value-type="float">
            <text:p>29,483</text:p>
          </table:table-cell>
          <table:table-cell office:value-type="float" office:value="28.966" calcext:value-type="float">
            <text:p>28,966</text:p>
          </table:table-cell>
          <table:table-cell office:value-type="float" office:value="29.31" calcext:value-type="float">
            <text:p>29,31</text:p>
          </table:table-cell>
          <table:table-cell table:number-columns-repeated="2" office:value-type="float" office:value="29.655" calcext:value-type="float">
            <text:p>29,655</text:p>
          </table:table-cell>
          <table:table-cell office:value-type="float" office:value="30.69" calcext:value-type="float">
            <text:p>30,69</text:p>
          </table:table-cell>
          <table:table-cell office:value-type="float" office:value="31.724" calcext:value-type="float">
            <text:p>31,724</text:p>
          </table:table-cell>
          <table:table-cell table:number-columns-repeated="2" office:value-type="float" office:value="29.828" calcext:value-type="float">
            <text:p>29,828</text:p>
          </table:table-cell>
          <table:table-cell table:number-columns-repeated="8" office:value-type="float" office:value="29.31" calcext:value-type="float">
            <text:p>29,31</text:p>
          </table:table-cell>
        </table:table-row>
        <table:table-row table:style-name="ro1">
          <table:table-cell office:value-type="float" office:value="23.103" calcext:value-type="float">
            <text:p>23,103</text:p>
          </table:table-cell>
          <table:table-cell office:value-type="float" office:value="22.414" calcext:value-type="float">
            <text:p>22,414</text:p>
          </table:table-cell>
          <table:table-cell office:value-type="float" office:value="24.31" calcext:value-type="float">
            <text:p>24,31</text:p>
          </table:table-cell>
          <table:table-cell office:value-type="float" office:value="25.69" calcext:value-type="float">
            <text:p>25,69</text:p>
          </table:table-cell>
          <table:table-cell office:value-type="float" office:value="27.414" calcext:value-type="float">
            <text:p>27,414</text:p>
          </table:table-cell>
          <table:table-cell office:value-type="float" office:value="30.345" calcext:value-type="float">
            <text:p>30,345</text:p>
          </table:table-cell>
          <table:table-cell office:value-type="float" office:value="30" calcext:value-type="float">
            <text:p>30</text:p>
          </table:table-cell>
          <table:table-cell office:value-type="float" office:value="30.345" calcext:value-type="float">
            <text:p>30,345</text:p>
          </table:table-cell>
          <table:table-cell office:value-type="float" office:value="29.828" calcext:value-type="float">
            <text:p>29,828</text:p>
          </table:table-cell>
          <table:table-cell office:value-type="float" office:value="30.172" calcext:value-type="float">
            <text:p>30,172</text:p>
          </table:table-cell>
          <table:table-cell table:number-columns-repeated="2" office:value-type="float" office:value="30.517" calcext:value-type="float">
            <text:p>30,517</text:p>
          </table:table-cell>
          <table:table-cell office:value-type="float" office:value="30.69" calcext:value-type="float">
            <text:p>30,69</text:p>
          </table:table-cell>
          <table:table-cell office:value-type="float" office:value="31.724" calcext:value-type="float">
            <text:p>31,724</text:p>
          </table:table-cell>
          <table:table-cell table:number-columns-repeated="2" office:value-type="float" office:value="29.828" calcext:value-type="float">
            <text:p>29,828</text:p>
          </table:table-cell>
          <table:table-cell table:number-columns-repeated="8" office:value-type="float" office:value="29.31" calcext:value-type="float">
            <text:p>29,31</text:p>
          </table:table-cell>
        </table:table-row>
        <table:table-row table:style-name="ro1">
          <table:table-cell office:value-type="float" office:value="23.103" calcext:value-type="float">
            <text:p>23,103</text:p>
          </table:table-cell>
          <table:table-cell office:value-type="float" office:value="24.31" calcext:value-type="float">
            <text:p>24,31</text:p>
          </table:table-cell>
          <table:table-cell office:value-type="float" office:value="26.552" calcext:value-type="float">
            <text:p>26,552</text:p>
          </table:table-cell>
          <table:table-cell office:value-type="float" office:value="25.69" calcext:value-type="float">
            <text:p>25,69</text:p>
          </table:table-cell>
          <table:table-cell office:value-type="float" office:value="28.448" calcext:value-type="float">
            <text:p>28,448</text:p>
          </table:table-cell>
          <table:table-cell office:value-type="float" office:value="30.345" calcext:value-type="float">
            <text:p>30,345</text:p>
          </table:table-cell>
          <table:table-cell office:value-type="float" office:value="29.31" calcext:value-type="float">
            <text:p>29,31</text:p>
          </table:table-cell>
          <table:table-cell office:value-type="float" office:value="30" calcext:value-type="float">
            <text:p>30</text:p>
          </table:table-cell>
          <table:table-cell office:value-type="float" office:value="29.483" calcext:value-type="float">
            <text:p>29,483</text:p>
          </table:table-cell>
          <table:table-cell office:value-type="float" office:value="30.172" calcext:value-type="float">
            <text:p>30,172</text:p>
          </table:table-cell>
          <table:table-cell table:number-columns-repeated="3" office:value-type="float" office:value="30.517" calcext:value-type="float">
            <text:p>30,517</text:p>
          </table:table-cell>
          <table:table-cell office:value-type="float" office:value="30.69" calcext:value-type="float">
            <text:p>30,69</text:p>
          </table:table-cell>
          <table:table-cell table:number-columns-repeated="2" office:value-type="float" office:value="29.828" calcext:value-type="float">
            <text:p>29,828</text:p>
          </table:table-cell>
          <table:table-cell table:number-columns-repeated="8" office:value-type="float" office:value="29.31" calcext:value-type="float">
            <text:p>29,31</text:p>
          </table:table-cell>
        </table:table-row>
        <table:table-row table:style-name="ro1">
          <table:table-cell office:value-type="float" office:value="23.103" calcext:value-type="float">
            <text:p>23,103</text:p>
          </table:table-cell>
          <table:table-cell office:value-type="float" office:value="25.172" calcext:value-type="float">
            <text:p>25,172</text:p>
          </table:table-cell>
          <table:table-cell office:value-type="float" office:value="26.897" calcext:value-type="float">
            <text:p>26,897</text:p>
          </table:table-cell>
          <table:table-cell office:value-type="float" office:value="29.483" calcext:value-type="float">
            <text:p>29,483</text:p>
          </table:table-cell>
          <table:table-cell office:value-type="float" office:value="29.31" calcext:value-type="float">
            <text:p>29,31</text:p>
          </table:table-cell>
          <table:table-cell office:value-type="float" office:value="30.69" calcext:value-type="float">
            <text:p>30,69</text:p>
          </table:table-cell>
          <table:table-cell office:value-type="float" office:value="29.31" calcext:value-type="float">
            <text:p>29,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.483" calcext:value-type="float">
            <text:p>29,483</text:p>
          </table:table-cell>
          <table:table-cell office:value-type="float" office:value="29.828" calcext:value-type="float">
            <text:p>29,828</text:p>
          </table:table-cell>
          <table:table-cell table:number-columns-repeated="2" office:value-type="float" office:value="30.517" calcext:value-type="float">
            <text:p>30,517</text:p>
          </table:table-cell>
          <table:table-cell office:value-type="float" office:value="30.69" calcext:value-type="float">
            <text:p>30,69</text:p>
          </table:table-cell>
          <table:table-cell table:number-columns-repeated="2" office:value-type="float" office:value="29.483" calcext:value-type="float">
            <text:p>29,483</text:p>
          </table:table-cell>
          <table:table-cell table:number-columns-repeated="8" office:value-type="float" office:value="28.966" calcext:value-type="float">
            <text:p>28,966</text:p>
          </table:table-cell>
        </table:table-row>
        <table:table-row table:style-name="ro1">
          <table:table-cell office:value-type="float" office:value="23.793" calcext:value-type="float">
            <text:p>23,793</text:p>
          </table:table-cell>
          <table:table-cell office:value-type="float" office:value="25.517" calcext:value-type="float">
            <text:p>25,517</text:p>
          </table:table-cell>
          <table:table-cell office:value-type="float" office:value="27.759" calcext:value-type="float">
            <text:p>27,759</text:p>
          </table:table-cell>
          <table:table-cell office:value-type="float" office:value="29.483" calcext:value-type="float">
            <text:p>29,483</text:p>
          </table:table-cell>
          <table:table-cell office:value-type="float" office:value="29.31" calcext:value-type="float">
            <text:p>29,31</text:p>
          </table:table-cell>
          <table:table-cell office:value-type="float" office:value="30.69" calcext:value-type="float">
            <text:p>30,69</text:p>
          </table:table-cell>
          <table:table-cell office:value-type="float" office:value="28.966" calcext:value-type="float">
            <text:p>28,966</text:p>
          </table:table-cell>
          <table:table-cell office:value-type="float" office:value="29.655" calcext:value-type="float">
            <text:p>29,655</text:p>
          </table:table-cell>
          <table:table-cell office:value-type="float" office:value="28.448" calcext:value-type="float">
            <text:p>28,448</text:p>
          </table:table-cell>
          <table:table-cell office:value-type="float" office:value="29.138" calcext:value-type="float">
            <text:p>29,138</text:p>
          </table:table-cell>
          <table:table-cell office:value-type="float" office:value="29.483" calcext:value-type="float">
            <text:p>29,483</text:p>
          </table:table-cell>
          <table:table-cell table:number-columns-repeated="2" office:value-type="float" office:value="30.172" calcext:value-type="float">
            <text:p>30,172</text:p>
          </table:table-cell>
          <table:table-cell office:value-type="float" office:value="30.862" calcext:value-type="float">
            <text:p>30,862</text:p>
          </table:table-cell>
          <table:table-cell table:number-columns-repeated="2" office:value-type="float" office:value="29.655" calcext:value-type="float">
            <text:p>29,655</text:p>
          </table:table-cell>
          <table:table-cell table:number-columns-repeated="8" office:value-type="float" office:value="29.138" calcext:value-type="float">
            <text:p>29,138</text:p>
          </table:table-cell>
        </table:table-row>
        <table:table-row table:style-name="ro1">
          <table:table-cell office:value-type="float" office:value="23.793" calcext:value-type="float">
            <text:p>23,793</text:p>
          </table:table-cell>
          <table:table-cell office:value-type="float" office:value="26.207" calcext:value-type="float">
            <text:p>26,207</text:p>
          </table:table-cell>
          <table:table-cell office:value-type="float" office:value="29.483" calcext:value-type="float">
            <text:p>29,483</text:p>
          </table:table-cell>
          <table:table-cell table:number-columns-repeated="2" office:value-type="float" office:value="30.345" calcext:value-type="float">
            <text:p>30,345</text:p>
          </table:table-cell>
          <table:table-cell office:value-type="float" office:value="30.69" calcext:value-type="float">
            <text:p>30,69</text:p>
          </table:table-cell>
          <table:table-cell office:value-type="float" office:value="28.966" calcext:value-type="float">
            <text:p>28,966</text:p>
          </table:table-cell>
          <table:table-cell office:value-type="float" office:value="29.31" calcext:value-type="float">
            <text:p>29,31</text:p>
          </table:table-cell>
          <table:table-cell table:number-columns-repeated="2" office:value-type="float" office:value="28.448" calcext:value-type="float">
            <text:p>28,448</text:p>
          </table:table-cell>
          <table:table-cell office:value-type="float" office:value="28.793" calcext:value-type="float">
            <text:p>28,793</text:p>
          </table:table-cell>
          <table:table-cell table:number-columns-repeated="2" office:value-type="float" office:value="29.483" calcext:value-type="float">
            <text:p>29,483</text:p>
          </table:table-cell>
          <table:table-cell office:value-type="float" office:value="30.172" calcext:value-type="float">
            <text:p>30,172</text:p>
          </table:table-cell>
          <table:table-cell table:number-columns-repeated="2" office:value-type="float" office:value="29.655" calcext:value-type="float">
            <text:p>29,655</text:p>
          </table:table-cell>
          <table:table-cell table:number-columns-repeated="8" office:value-type="float" office:value="29.138" calcext:value-type="float">
            <text:p>29,138</text:p>
          </table:table-cell>
        </table:table-row>
        <table:table-row table:style-name="ro1">
          <table:table-cell office:value-type="float" office:value="24.828" calcext:value-type="float">
            <text:p>24,828</text:p>
          </table:table-cell>
          <table:table-cell office:value-type="float" office:value="26.379" calcext:value-type="float">
            <text:p>26,379</text:p>
          </table:table-cell>
          <table:table-cell office:value-type="float" office:value="30" calcext:value-type="float">
            <text:p>30</text:p>
          </table:table-cell>
          <table:table-cell office:value-type="float" office:value="30.517" calcext:value-type="float">
            <text:p>30,517</text:p>
          </table:table-cell>
          <table:table-cell office:value-type="float" office:value="29.483" calcext:value-type="float">
            <text:p>29,483</text:p>
          </table:table-cell>
          <table:table-cell office:value-type="float" office:value="28.793" calcext:value-type="float">
            <text:p>28,793</text:p>
          </table:table-cell>
          <table:table-cell office:value-type="float" office:value="28.621" calcext:value-type="float">
            <text:p>28,621</text:p>
          </table:table-cell>
          <table:table-cell table:number-columns-repeated="4" office:value-type="float" office:value="28.793" calcext:value-type="float">
            <text:p>28,793</text:p>
          </table:table-cell>
          <table:table-cell table:number-columns-repeated="2" office:value-type="float" office:value="29.483" calcext:value-type="float">
            <text:p>29,48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.655" calcext:value-type="float">
            <text:p>29,655</text:p>
          </table:table-cell>
          <table:table-cell table:number-columns-repeated="8" office:value-type="float" office:value="29.138" calcext:value-type="float">
            <text:p>29,138</text:p>
          </table:table-cell>
        </table:table-row>
        <table:table-row table:style-name="ro1">
          <table:table-cell office:value-type="float" office:value="25.69" calcext:value-type="float">
            <text:p>25,69</text:p>
          </table:table-cell>
          <table:table-cell office:value-type="float" office:value="27.759" calcext:value-type="float">
            <text:p>27,759</text:p>
          </table:table-cell>
          <table:table-cell table:number-columns-repeated="2" office:value-type="float" office:value="28.966" calcext:value-type="float">
            <text:p>28,966</text:p>
          </table:table-cell>
          <table:table-cell office:value-type="float" office:value="29.655" calcext:value-type="float">
            <text:p>29,655</text:p>
          </table:table-cell>
          <table:table-cell office:value-type="float" office:value="28.966" calcext:value-type="float">
            <text:p>28,966</text:p>
          </table:table-cell>
          <table:table-cell office:value-type="float" office:value="28.621" calcext:value-type="float">
            <text:p>28,621</text:p>
          </table:table-cell>
          <table:table-cell table:number-columns-repeated="4" office:value-type="float" office:value="28.793" calcext:value-type="float">
            <text:p>28,793</text:p>
          </table:table-cell>
          <table:table-cell table:number-columns-repeated="2" office:value-type="float" office:value="29.483" calcext:value-type="float">
            <text:p>29,48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.655" calcext:value-type="float">
            <text:p>29,655</text:p>
          </table:table-cell>
          <table:table-cell table:number-columns-repeated="8" office:value-type="float" office:value="29.138" calcext:value-type="float">
            <text:p>29,138</text:p>
          </table:table-cell>
        </table:table-row>
        <table:table-row table:style-name="ro1">
          <table:table-cell office:value-type="float" office:value="27.241" calcext:value-type="float">
            <text:p>27,241</text:p>
          </table:table-cell>
          <table:table-cell office:value-type="float" office:value="30.345" calcext:value-type="float">
            <text:p>30,345</text:p>
          </table:table-cell>
          <table:table-cell table:number-columns-repeated="3" office:value-type="float" office:value="29.655" calcext:value-type="float">
            <text:p>29,655</text:p>
          </table:table-cell>
          <table:table-cell office:value-type="float" office:value="28.448" calcext:value-type="float">
            <text:p>28,448</text:p>
          </table:table-cell>
          <table:table-cell office:value-type="float" office:value="28.103" calcext:value-type="float">
            <text:p>28,103</text:p>
          </table:table-cell>
          <table:table-cell table:number-columns-repeated="4" office:value-type="float" office:value="28.276" calcext:value-type="float">
            <text:p>28,276</text:p>
          </table:table-cell>
          <table:table-cell table:number-columns-repeated="2" office:value-type="float" office:value="28.966" calcext:value-type="float">
            <text:p>28,966</text:p>
          </table:table-cell>
          <table:table-cell office:value-type="float" office:value="29.483" calcext:value-type="float">
            <text:p>29,483</text:p>
          </table:table-cell>
          <table:table-cell table:number-columns-repeated="10" office:value-type="float" office:value="29.138" calcext:value-type="float">
            <text:p>29,138</text:p>
          </table:table-cell>
        </table:table-row>
        <table:table-row table:style-name="ro1">
          <table:table-cell office:value-type="float" office:value="28.448" calcext:value-type="float">
            <text:p>28,448</text:p>
          </table:table-cell>
          <table:table-cell office:value-type="float" office:value="29.655" calcext:value-type="float">
            <text:p>29,655</text:p>
          </table:table-cell>
          <table:table-cell table:number-columns-repeated="3" office:value-type="float" office:value="29.483" calcext:value-type="float">
            <text:p>29,483</text:p>
          </table:table-cell>
          <table:table-cell office:value-type="float" office:value="28.276" calcext:value-type="float">
            <text:p>28,276</text:p>
          </table:table-cell>
          <table:table-cell office:value-type="float" office:value="27.931" calcext:value-type="float">
            <text:p>27,931</text:p>
          </table:table-cell>
          <table:table-cell table:number-columns-repeated="4" office:value-type="float" office:value="28.103" calcext:value-type="float">
            <text:p>28,103</text:p>
          </table:table-cell>
          <table:table-cell table:number-columns-repeated="2" office:value-type="float" office:value="28.448" calcext:value-type="float">
            <text:p>28,448</text:p>
          </table:table-cell>
          <table:table-cell table:number-columns-repeated="11" office:value-type="float" office:value="28.966" calcext:value-type="float">
            <text:p>28,966</text:p>
          </table:table-cell>
        </table:table-row>
        <table:table-row table:style-name="ro1">
          <table:table-cell office:value-type="float" office:value="28.793" calcext:value-type="float">
            <text:p>28,793</text:p>
          </table:table-cell>
          <table:table-cell office:value-type="float" office:value="29.138" calcext:value-type="float">
            <text:p>29,138</text:p>
          </table:table-cell>
          <table:table-cell table:number-columns-repeated="2" office:value-type="float" office:value="28.448" calcext:value-type="float">
            <text:p>28,448</text:p>
          </table:table-cell>
          <table:table-cell office:value-type="float" office:value="28.966" calcext:value-type="float">
            <text:p>28,966</text:p>
          </table:table-cell>
          <table:table-cell office:value-type="float" office:value="28.276" calcext:value-type="float">
            <text:p>28,276</text:p>
          </table:table-cell>
          <table:table-cell office:value-type="float" office:value="27.931" calcext:value-type="float">
            <text:p>27,931</text:p>
          </table:table-cell>
          <table:table-cell table:number-columns-repeated="4" office:value-type="float" office:value="28.103" calcext:value-type="float">
            <text:p>28,103</text:p>
          </table:table-cell>
          <table:table-cell table:number-columns-repeated="2" office:value-type="float" office:value="28.448" calcext:value-type="float">
            <text:p>28,448</text:p>
          </table:table-cell>
          <table:table-cell table:number-columns-repeated="11" office:value-type="float" office:value="28.966" calcext:value-type="float">
            <text:p>28,966</text:p>
          </table:table-cell>
        </table:table-row>
        <table:table-row table:style-name="ro1">
          <table:table-cell office:value-type="float" office:value="28.621" calcext:value-type="float">
            <text:p>28,621</text:p>
          </table:table-cell>
          <table:table-cell office:value-type="float" office:value="29.138" calcext:value-type="float">
            <text:p>29,138</text:p>
          </table:table-cell>
          <table:table-cell office:value-type="float" office:value="28.621" calcext:value-type="float">
            <text:p>28,621</text:p>
          </table:table-cell>
          <table:table-cell office:value-type="float" office:value="28.276" calcext:value-type="float">
            <text:p>28,276</text:p>
          </table:table-cell>
          <table:table-cell office:value-type="float" office:value="28.966" calcext:value-type="float">
            <text:p>28,966</text:p>
          </table:table-cell>
          <table:table-cell office:value-type="float" office:value="28.448" calcext:value-type="float">
            <text:p>28,448</text:p>
          </table:table-cell>
          <table:table-cell office:value-type="float" office:value="28.103" calcext:value-type="float">
            <text:p>28,103</text:p>
          </table:table-cell>
          <table:table-cell table:number-columns-repeated="4" office:value-type="float" office:value="28.276" calcext:value-type="float">
            <text:p>28,276</text:p>
          </table:table-cell>
          <table:table-cell table:number-columns-repeated="2" office:value-type="float" office:value="28.448" calcext:value-type="float">
            <text:p>28,448</text:p>
          </table:table-cell>
          <table:table-cell table:number-columns-repeated="11" office:value-type="float" office:value="28.966" calcext:value-type="float">
            <text:p>28,966</text:p>
          </table:table-cell>
        </table:table-row>
        <table:table-row table:style-name="ro1">
          <table:table-cell office:value-type="float" office:value="28.621" calcext:value-type="float">
            <text:p>28,621</text:p>
          </table:table-cell>
          <table:table-cell office:value-type="float" office:value="28.966" calcext:value-type="float">
            <text:p>28,966</text:p>
          </table:table-cell>
          <table:table-cell office:value-type="float" office:value="28.621" calcext:value-type="float">
            <text:p>28,621</text:p>
          </table:table-cell>
          <table:table-cell office:value-type="float" office:value="28.448" calcext:value-type="float">
            <text:p>28,448</text:p>
          </table:table-cell>
          <table:table-cell office:value-type="float" office:value="29.138" calcext:value-type="float">
            <text:p>29,138</text:p>
          </table:table-cell>
          <table:table-cell office:value-type="float" office:value="28.448" calcext:value-type="float">
            <text:p>28,448</text:p>
          </table:table-cell>
          <table:table-cell office:value-type="float" office:value="28.103" calcext:value-type="float">
            <text:p>28,103</text:p>
          </table:table-cell>
          <table:table-cell table:number-columns-repeated="2" office:value-type="float" office:value="28.276" calcext:value-type="float">
            <text:p>28,276</text:p>
          </table:table-cell>
          <table:table-cell table:number-columns-repeated="2" office:value-type="float" office:value="28.448" calcext:value-type="float">
            <text:p>28,448</text:p>
          </table:table-cell>
          <table:table-cell table:number-columns-repeated="2" office:value-type="float" office:value="28.621" calcext:value-type="float">
            <text:p>28,621</text:p>
          </table:table-cell>
          <table:table-cell table:number-columns-repeated="11" office:value-type="float" office:value="28.966" calcext:value-type="float">
            <text:p>28,966</text:p>
          </table:table-cell>
        </table:table-row>
        <table:table-row table:style-name="ro1">
          <table:table-cell table:number-columns-repeated="2" office:value-type="float" office:value="28.966" calcext:value-type="float">
            <text:p>28,966</text:p>
          </table:table-cell>
          <table:table-cell office:value-type="float" office:value="28.621" calcext:value-type="float">
            <text:p>28,621</text:p>
          </table:table-cell>
          <table:table-cell office:value-type="float" office:value="28.448" calcext:value-type="float">
            <text:p>28,448</text:p>
          </table:table-cell>
          <table:table-cell office:value-type="float" office:value="29.31" calcext:value-type="float">
            <text:p>29,31</text:p>
          </table:table-cell>
          <table:table-cell office:value-type="float" office:value="28.621" calcext:value-type="float">
            <text:p>28,621</text:p>
          </table:table-cell>
          <table:table-cell table:number-columns-repeated="2" office:value-type="float" office:value="28.276" calcext:value-type="float">
            <text:p>28,276</text:p>
          </table:table-cell>
          <table:table-cell table:number-columns-repeated="3" office:value-type="float" office:value="28.448" calcext:value-type="float">
            <text:p>28,448</text:p>
          </table:table-cell>
          <table:table-cell table:number-columns-repeated="2" office:value-type="float" office:value="28.621" calcext:value-type="float">
            <text:p>28,621</text:p>
          </table:table-cell>
          <table:table-cell office:value-type="float" office:value="29.138" calcext:value-type="float">
            <text:p>29,138</text:p>
          </table:table-cell>
          <table:table-cell office:value-type="float" office:value="29.31" calcext:value-type="float">
            <text:p>29,31</text:p>
          </table:table-cell>
          <table:table-cell table:number-columns-repeated="9" office:value-type="float" office:value="28.966" calcext:value-type="float">
            <text:p>28,966</text:p>
          </table:table-cell>
        </table:table-row>
        <table:table-row table:style-name="ro1">
          <table:table-cell table:number-columns-repeated="2" office:value-type="float" office:value="28.621" calcext:value-type="float">
            <text:p>28,621</text:p>
          </table:table-cell>
          <table:table-cell office:value-type="float" office:value="28.966" calcext:value-type="float">
            <text:p>28,966</text:p>
          </table:table-cell>
          <table:table-cell office:value-type="float" office:value="28.621" calcext:value-type="float">
            <text:p>28,621</text:p>
          </table:table-cell>
          <table:table-cell office:value-type="float" office:value="29.483" calcext:value-type="float">
            <text:p>29,483</text:p>
          </table:table-cell>
          <table:table-cell office:value-type="float" office:value="28.793" calcext:value-type="float">
            <text:p>28,793</text:p>
          </table:table-cell>
          <table:table-cell table:number-columns-repeated="5" office:value-type="float" office:value="28.448" calcext:value-type="float">
            <text:p>28,448</text:p>
          </table:table-cell>
          <table:table-cell table:number-columns-repeated="2" office:value-type="float" office:value="28.793" calcext:value-type="float">
            <text:p>28,793</text:p>
          </table:table-cell>
          <table:table-cell office:value-type="float" office:value="29.483" calcext:value-type="float">
            <text:p>29,483</text:p>
          </table:table-cell>
          <table:table-cell office:value-type="float" office:value="29.655" calcext:value-type="float">
            <text:p>29,655</text:p>
          </table:table-cell>
          <table:table-cell table:number-columns-repeated="9" office:value-type="float" office:value="29.31" calcext:value-type="float">
            <text:p>29,31</text:p>
          </table:table-cell>
        </table:table-row>
        <table:table-row table:style-name="ro1">
          <table:table-cell office:value-type="float" office:value="28.621" calcext:value-type="float">
            <text:p>28,621</text:p>
          </table:table-cell>
          <table:table-cell office:value-type="float" office:value="27.931" calcext:value-type="float">
            <text:p>27,931</text:p>
          </table:table-cell>
          <table:table-cell office:value-type="float" office:value="28.966" calcext:value-type="float">
            <text:p>28,966</text:p>
          </table:table-cell>
          <table:table-cell office:value-type="float" office:value="28.793" calcext:value-type="float">
            <text:p>28,793</text:p>
          </table:table-cell>
          <table:table-cell office:value-type="float" office:value="28.966" calcext:value-type="float">
            <text:p>28,966</text:p>
          </table:table-cell>
          <table:table-cell office:value-type="float" office:value="28.793" calcext:value-type="float">
            <text:p>28,793</text:p>
          </table:table-cell>
          <table:table-cell table:number-columns-repeated="3" office:value-type="float" office:value="28.448" calcext:value-type="float">
            <text:p>28,448</text:p>
          </table:table-cell>
          <table:table-cell table:number-columns-repeated="2" office:value-type="float" office:value="28.966" calcext:value-type="float">
            <text:p>28,966</text:p>
          </table:table-cell>
          <table:table-cell table:number-columns-repeated="2" office:value-type="float" office:value="28.793" calcext:value-type="float">
            <text:p>28,793</text:p>
          </table:table-cell>
          <table:table-cell office:value-type="float" office:value="29.483" calcext:value-type="float">
            <text:p>29,483</text:p>
          </table:table-cell>
          <table:table-cell office:value-type="float" office:value="29.655" calcext:value-type="float">
            <text:p>29,655</text:p>
          </table:table-cell>
          <table:table-cell table:number-columns-repeated="9" office:value-type="float" office:value="29.31" calcext:value-type="float">
            <text:p>29,31</text:p>
          </table:table-cell>
        </table:table-row>
        <table:table-row table:style-name="ro1">
          <table:table-cell office:value-type="float" office:value="28.793" calcext:value-type="float">
            <text:p>28,793</text:p>
          </table:table-cell>
          <table:table-cell office:value-type="float" office:value="28.621" calcext:value-type="float">
            <text:p>28,621</text:p>
          </table:table-cell>
          <table:table-cell table:number-columns-repeated="4" office:value-type="float" office:value="28.966" calcext:value-type="float">
            <text:p>28,966</text:p>
          </table:table-cell>
          <table:table-cell office:value-type="float" office:value="28.621" calcext:value-type="float">
            <text:p>28,621</text:p>
          </table:table-cell>
          <table:table-cell table:number-columns-repeated="2" office:value-type="float" office:value="28.793" calcext:value-type="float">
            <text:p>28,793</text:p>
          </table:table-cell>
          <table:table-cell table:number-columns-repeated="4" office:value-type="float" office:value="29.31" calcext:value-type="float">
            <text:p>29,31</text:p>
          </table:table-cell>
          <table:table-cell table:number-columns-repeated="2" office:value-type="float" office:value="29.655" calcext:value-type="float">
            <text:p>29,655</text:p>
          </table:table-cell>
          <table:table-cell table:number-columns-repeated="9" office:value-type="float" office:value="29.31" calcext:value-type="float">
            <text:p>29,31</text:p>
          </table:table-cell>
        </table:table-row>
        <table:table-row table:style-name="ro1">
          <table:table-cell office:value-type="float" office:value="29.483" calcext:value-type="float">
            <text:p>29,483</text:p>
          </table:table-cell>
          <table:table-cell office:value-type="float" office:value="28.793" calcext:value-type="float">
            <text:p>28,793</text:p>
          </table:table-cell>
          <table:table-cell table:number-columns-repeated="4" office:value-type="float" office:value="29.655" calcext:value-type="float">
            <text:p>29,655</text:p>
          </table:table-cell>
          <table:table-cell table:number-columns-repeated="7" office:value-type="float" office:value="29.31" calcext:value-type="float">
            <text:p>29,31</text:p>
          </table:table-cell>
          <table:table-cell table:number-columns-repeated="2" office:value-type="float" office:value="29.655" calcext:value-type="float">
            <text:p>29,655</text:p>
          </table:table-cell>
          <table:table-cell table:number-columns-repeated="9" office:value-type="float" office:value="29.31" calcext:value-type="float">
            <text:p>29,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517" calcext:value-type="float">
            <text:p>30,517</text:p>
          </table:table-cell>
          <table:table-cell table:number-columns-repeated="4" office:value-type="float" office:value="29.655" calcext:value-type="float">
            <text:p>29,655</text:p>
          </table:table-cell>
          <table:table-cell table:number-columns-repeated="7" office:value-type="float" office:value="30.517" calcext:value-type="float">
            <text:p>30,517</text:p>
          </table:table-cell>
          <table:table-cell table:number-columns-repeated="2" office:value-type="float" office:value="29.655" calcext:value-type="float">
            <text:p>29,655</text:p>
          </table:table-cell>
          <table:table-cell table:number-columns-repeated="9" office:value-type="float" office:value="30.517" calcext:value-type="float">
            <text:p>30,517</text:p>
          </table:table-cell>
        </table:table-row>
        <table:table-row table:style-name="ro1">
          <table:table-cell table:number-columns-repeated="24" office:value-type="float" office:value="30.517" calcext:value-type="float">
            <text:p>30,517</text:p>
          </table:table-cell>
        </table:table-row>
        <table:table-row table:style-name="ro1">
          <table:table-cell table:number-columns-repeated="24" office:value-type="float" office:value="30.862" calcext:value-type="float">
            <text:p>30,862</text:p>
          </table:table-cell>
        </table:table-row>
        <table:table-row table:style-name="ro1">
          <table:table-cell table:number-columns-repeated="24" office:value-type="float" office:value="30.862" calcext:value-type="float">
            <text:p>30,862</text:p>
          </table:table-cell>
        </table:table-row>
        <table:table-row table:style-name="ro1">
          <table:table-cell table:number-columns-repeated="24" office:value-type="float" office:value="30.862" calcext:value-type="float">
            <text:p>30,862</text:p>
          </table:table-cell>
        </table:table-row>
        <table:table-row table:style-name="ro1">
          <table:table-cell table:number-columns-repeated="24" office:value-type="float" office:value="30.862" calcext:value-type="float">
            <text:p>30,862</text:p>
          </table:table-cell>
        </table:table-row>
        <table:table-row table:style-name="ro1">
          <table:table-cell table:number-columns-repeated="24" office:value-type="float" office:value="30.862" calcext:value-type="float">
            <text:p>30,862</text:p>
          </table:table-cell>
        </table:table-row>
        <table:table-row table:style-name="ro1">
          <table:table-cell table:number-columns-repeated="24" office:value-type="float" office:value="30.862" calcext:value-type="float">
            <text:p>30,862</text:p>
          </table:table-cell>
        </table:table-row>
        <table:table-row table:style-name="ro1">
          <table:table-cell table:number-columns-repeated="24" office:value-type="float" office:value="30.862" calcext:value-type="float">
            <text:p>30,862</text:p>
          </table:table-cell>
        </table:table-row>
        <table:table-row table:style-name="ro1">
          <table:table-cell table:number-columns-repeated="24" office:value-type="float" office:value="30.862" calcext:value-type="float">
            <text:p>30,862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6.276" calcext:value-type="float">
            <text:p>26,276</text:p>
          </table:table-cell>
          <table:table-cell office:value-type="float" office:value="25.709" calcext:value-type="float">
            <text:p>25,709</text:p>
          </table:table-cell>
          <table:table-cell table:number-columns-repeated="2" office:value-type="float" office:value="24.386" calcext:value-type="float">
            <text:p>24,386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221" calcext:value-type="float">
            <text:p>27,22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898" calcext:value-type="float">
            <text:p>25,898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table:number-columns-repeated="2" office:value-type="float" office:value="26.276" calcext:value-type="float">
            <text:p>26,276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276" calcext:value-type="float">
            <text:p>26,276</text:p>
          </table:table-cell>
          <table:table-cell office:value-type="float" office:value="25.709" calcext:value-type="float">
            <text:p>25,709</text:p>
          </table:table-cell>
          <table:table-cell table:number-columns-repeated="2" office:value-type="float" office:value="24.386" calcext:value-type="float">
            <text:p>24,386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221" calcext:value-type="float">
            <text:p>27,22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898" calcext:value-type="float">
            <text:p>25,898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table:number-columns-repeated="2" office:value-type="float" office:value="26.276" calcext:value-type="float">
            <text:p>26,276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465" calcext:value-type="float">
            <text:p>26,465</text:p>
          </table:table-cell>
          <table:table-cell office:value-type="float" office:value="25.709" calcext:value-type="float">
            <text:p>25,709</text:p>
          </table:table-cell>
          <table:table-cell table:number-columns-repeated="2" office:value-type="float" office:value="24.386" calcext:value-type="float">
            <text:p>24,386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221" calcext:value-type="float">
            <text:p>27,22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898" calcext:value-type="float">
            <text:p>25,898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table:number-columns-repeated="2" office:value-type="float" office:value="26.276" calcext:value-type="float">
            <text:p>26,276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465" calcext:value-type="float">
            <text:p>26,465</text:p>
          </table:table-cell>
          <table:table-cell office:value-type="float" office:value="25.709" calcext:value-type="float">
            <text:p>25,709</text:p>
          </table:table-cell>
          <table:table-cell table:number-columns-repeated="2" office:value-type="float" office:value="24.575" calcext:value-type="float">
            <text:p>24,575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41" calcext:value-type="float">
            <text:p>27,41</text:p>
          </table:table-cell>
          <table:table-cell office:value-type="float" office:value="26.465" calcext:value-type="float">
            <text:p>26,465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898" calcext:value-type="float">
            <text:p>25,898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table:number-columns-repeated="2" office:value-type="float" office:value="26.276" calcext:value-type="float">
            <text:p>26,276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654" calcext:value-type="float">
            <text:p>26,654</text:p>
          </table:table-cell>
          <table:table-cell office:value-type="float" office:value="25.709" calcext:value-type="float">
            <text:p>25,709</text:p>
          </table:table-cell>
          <table:table-cell office:value-type="float" office:value="24.764" calcext:value-type="float">
            <text:p>24,764</text:p>
          </table:table-cell>
          <table:table-cell office:value-type="float" office:value="24.386" calcext:value-type="float">
            <text:p>24,386</text:p>
          </table:table-cell>
          <table:table-cell office:value-type="float" office:value="26.654" calcext:value-type="float">
            <text:p>26,654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087" calcext:value-type="float">
            <text:p>26,087</text:p>
          </table:table-cell>
          <table:table-cell office:value-type="float" office:value="24.764" calcext:value-type="float">
            <text:p>24,764</text:p>
          </table:table-cell>
          <table:table-cell office:value-type="float" office:value="25.52" calcext:value-type="float">
            <text:p>25,52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898" calcext:value-type="float">
            <text:p>25,898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table:number-columns-repeated="2" office:value-type="float" office:value="26.276" calcext:value-type="float">
            <text:p>26,276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465" calcext:value-type="float">
            <text:p>26,465</text:p>
          </table:table-cell>
          <table:table-cell office:value-type="float" office:value="25.52" calcext:value-type="float">
            <text:p>25,52</text:p>
          </table:table-cell>
          <table:table-cell office:value-type="float" office:value="24.575" calcext:value-type="float">
            <text:p>24,575</text:p>
          </table:table-cell>
          <table:table-cell office:value-type="float" office:value="24.197" calcext:value-type="float">
            <text:p>24,197</text:p>
          </table:table-cell>
          <table:table-cell office:value-type="float" office:value="26.465" calcext:value-type="float">
            <text:p>26,465</text:p>
          </table:table-cell>
          <table:table-cell table:number-columns-repeated="2" office:value-type="float" office:value="26.276" calcext:value-type="float">
            <text:p>26,276</text:p>
          </table:table-cell>
          <table:table-cell office:value-type="float" office:value="25.52" calcext:value-type="float">
            <text:p>25,52</text:p>
          </table:table-cell>
          <table:table-cell office:value-type="float" office:value="24.197" calcext:value-type="float">
            <text:p>24,197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709" calcext:value-type="float">
            <text:p>25,709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331" calcext:value-type="float">
            <text:p>25,33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276" calcext:value-type="float">
            <text:p>26,276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575" calcext:value-type="float">
            <text:p>24,575</text:p>
          </table:table-cell>
          <table:table-cell office:value-type="float" office:value="24.197" calcext:value-type="float">
            <text:p>24,197</text:p>
          </table:table-cell>
          <table:table-cell office:value-type="float" office:value="26.465" calcext:value-type="float">
            <text:p>26,465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008" calcext:value-type="float">
            <text:p>24,008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52" calcext:value-type="float">
            <text:p>25,52</text:p>
          </table:table-cell>
          <table:table-cell office:value-type="float" office:value="24.764" calcext:value-type="float">
            <text:p>24,764</text:p>
          </table:table-cell>
          <table:table-cell office:value-type="float" office:value="25.142" calcext:value-type="float">
            <text:p>25,142</text:p>
          </table:table-cell>
          <table:table-cell table:number-columns-repeated="2" office:value-type="float" office:value="26.087" calcext:value-type="float">
            <text:p>26,087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276" calcext:value-type="float">
            <text:p>26,276</text:p>
          </table:table-cell>
          <table:table-cell office:value-type="float" office:value="24.953" calcext:value-type="float">
            <text:p>24,953</text:p>
          </table:table-cell>
          <table:table-cell office:value-type="float" office:value="24.008" calcext:value-type="float">
            <text:p>24,008</text:p>
          </table:table-cell>
          <table:table-cell office:value-type="float" office:value="23.819" calcext:value-type="float">
            <text:p>23,819</text:p>
          </table:table-cell>
          <table:table-cell office:value-type="float" office:value="26.276" calcext:value-type="float">
            <text:p>26,276</text:p>
          </table:table-cell>
          <table:table-cell table:number-columns-repeated="2" office:value-type="float" office:value="26.087" calcext:value-type="float">
            <text:p>26,087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008" calcext:value-type="float">
            <text:p>24,008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52" calcext:value-type="float">
            <text:p>25,52</text:p>
          </table:table-cell>
          <table:table-cell office:value-type="float" office:value="24.764" calcext:value-type="float">
            <text:p>24,764</text:p>
          </table:table-cell>
          <table:table-cell office:value-type="float" office:value="24.953" calcext:value-type="float">
            <text:p>24,953</text:p>
          </table:table-cell>
          <table:table-cell table:number-columns-repeated="2" office:value-type="float" office:value="25.898" calcext:value-type="float">
            <text:p>25,898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599" calcext:value-type="float">
            <text:p>27,599</text:p>
          </table:table-cell>
          <table:table-cell office:value-type="float" office:value="28.355" calcext:value-type="float">
            <text:p>28,355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087" calcext:value-type="float">
            <text:p>26,087</text:p>
          </table:table-cell>
          <table:table-cell office:value-type="float" office:value="24.764" calcext:value-type="float">
            <text:p>24,764</text:p>
          </table:table-cell>
          <table:table-cell table:number-columns-repeated="2" office:value-type="float" office:value="23.44" calcext:value-type="float">
            <text:p>23,44</text:p>
          </table:table-cell>
          <table:table-cell office:value-type="float" office:value="26.465" calcext:value-type="float">
            <text:p>26,465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008" calcext:value-type="float">
            <text:p>24,008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52" calcext:value-type="float">
            <text:p>25,52</text:p>
          </table:table-cell>
          <table:table-cell office:value-type="float" office:value="24.764" calcext:value-type="float">
            <text:p>24,764</text:p>
          </table:table-cell>
          <table:table-cell office:value-type="float" office:value="24.953" calcext:value-type="float">
            <text:p>24,953</text:p>
          </table:table-cell>
          <table:table-cell table:number-columns-repeated="2" office:value-type="float" office:value="25.898" calcext:value-type="float">
            <text:p>25,898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599" calcext:value-type="float">
            <text:p>27,599</text:p>
          </table:table-cell>
          <table:table-cell office:value-type="float" office:value="28.355" calcext:value-type="float">
            <text:p>28,355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087" calcext:value-type="float">
            <text:p>26,087</text:p>
          </table:table-cell>
          <table:table-cell office:value-type="float" office:value="24.953" calcext:value-type="float">
            <text:p>24,953</text:p>
          </table:table-cell>
          <table:table-cell office:value-type="float" office:value="23.629" calcext:value-type="float">
            <text:p>23,629</text:p>
          </table:table-cell>
          <table:table-cell office:value-type="float" office:value="23.44" calcext:value-type="float">
            <text:p>23,44</text:p>
          </table:table-cell>
          <table:table-cell office:value-type="float" office:value="26.276" calcext:value-type="float">
            <text:p>26,276</text:p>
          </table:table-cell>
          <table:table-cell office:value-type="float" office:value="25.709" calcext:value-type="float">
            <text:p>25,709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008" calcext:value-type="float">
            <text:p>24,008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52" calcext:value-type="float">
            <text:p>25,52</text:p>
          </table:table-cell>
          <table:table-cell office:value-type="float" office:value="24.764" calcext:value-type="float">
            <text:p>24,764</text:p>
          </table:table-cell>
          <table:table-cell office:value-type="float" office:value="24.953" calcext:value-type="float">
            <text:p>24,953</text:p>
          </table:table-cell>
          <table:table-cell table:number-columns-repeated="2" office:value-type="float" office:value="25.898" calcext:value-type="float">
            <text:p>25,898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599" calcext:value-type="float">
            <text:p>27,599</text:p>
          </table:table-cell>
          <table:table-cell office:value-type="float" office:value="28.355" calcext:value-type="float">
            <text:p>28,355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6.276" calcext:value-type="float">
            <text:p>26,276</text:p>
          </table:table-cell>
          <table:table-cell office:value-type="float" office:value="24.953" calcext:value-type="float">
            <text:p>24,953</text:p>
          </table:table-cell>
          <table:table-cell office:value-type="float" office:value="23.629" calcext:value-type="float">
            <text:p>23,629</text:p>
          </table:table-cell>
          <table:table-cell office:value-type="float" office:value="23.819" calcext:value-type="float">
            <text:p>23,819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331" calcext:value-type="float">
            <text:p>25,331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008" calcext:value-type="float">
            <text:p>24,008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52" calcext:value-type="float">
            <text:p>25,52</text:p>
          </table:table-cell>
          <table:table-cell office:value-type="float" office:value="24.764" calcext:value-type="float">
            <text:p>24,764</text:p>
          </table:table-cell>
          <table:table-cell office:value-type="float" office:value="24.953" calcext:value-type="float">
            <text:p>24,953</text:p>
          </table:table-cell>
          <table:table-cell table:number-columns-repeated="2" office:value-type="float" office:value="25.898" calcext:value-type="float">
            <text:p>25,898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599" calcext:value-type="float">
            <text:p>27,599</text:p>
          </table:table-cell>
          <table:table-cell office:value-type="float" office:value="28.355" calcext:value-type="float">
            <text:p>28,355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</table:table-row>
        <table:table-row table:style-name="ro1">
          <table:table-cell office:value-type="float" office:value="25.898" calcext:value-type="float">
            <text:p>25,898</text:p>
          </table:table-cell>
          <table:table-cell office:value-type="float" office:value="24.764" calcext:value-type="float">
            <text:p>24,764</text:p>
          </table:table-cell>
          <table:table-cell office:value-type="float" office:value="23.44" calcext:value-type="float">
            <text:p>23,44</text:p>
          </table:table-cell>
          <table:table-cell office:value-type="float" office:value="24.008" calcext:value-type="float">
            <text:p>24,008</text:p>
          </table:table-cell>
          <table:table-cell office:value-type="float" office:value="26.276" calcext:value-type="float">
            <text:p>26,276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465" calcext:value-type="float">
            <text:p>26,465</text:p>
          </table:table-cell>
          <table:table-cell office:value-type="float" office:value="25.709" calcext:value-type="float">
            <text:p>25,709</text:p>
          </table:table-cell>
          <table:table-cell office:value-type="float" office:value="24.386" calcext:value-type="float">
            <text:p>24,386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898" calcext:value-type="float">
            <text:p>25,898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032" calcext:value-type="float">
            <text:p>27,032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9.112" calcext:value-type="float">
            <text:p>29,112</text:p>
          </table:table-cell>
          <table:table-cell table:number-columns-repeated="2" office:value-type="float" office:value="28.733" calcext:value-type="float">
            <text:p>28,733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5.898" calcext:value-type="float">
            <text:p>25,898</text:p>
          </table:table-cell>
          <table:table-cell office:value-type="float" office:value="24.953" calcext:value-type="float">
            <text:p>24,953</text:p>
          </table:table-cell>
          <table:table-cell office:value-type="float" office:value="23.062" calcext:value-type="float">
            <text:p>23,062</text:p>
          </table:table-cell>
          <table:table-cell office:value-type="float" office:value="23.629" calcext:value-type="float">
            <text:p>23,629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331" calcext:value-type="float">
            <text:p>25,331</text:p>
          </table:table-cell>
          <table:table-cell table:number-columns-repeated="2" office:value-type="float" office:value="25.898" calcext:value-type="float">
            <text:p>25,898</text:p>
          </table:table-cell>
          <table:table-cell office:value-type="float" office:value="24.575" calcext:value-type="float">
            <text:p>24,575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52" calcext:value-type="float">
            <text:p>25,52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41" calcext:value-type="float">
            <text:p>27,41</text:p>
          </table:table-cell>
          <table:table-cell office:value-type="float" office:value="28.166" calcext:value-type="float">
            <text:p>28,166</text:p>
          </table:table-cell>
          <table:table-cell table:number-columns-repeated="2" office:value-type="float" office:value="28.733" calcext:value-type="float">
            <text:p>28,733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733" calcext:value-type="float">
            <text:p>28,733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6.087" calcext:value-type="float">
            <text:p>26,087</text:p>
          </table:table-cell>
          <table:table-cell office:value-type="float" office:value="24.953" calcext:value-type="float">
            <text:p>24,953</text:p>
          </table:table-cell>
          <table:table-cell office:value-type="float" office:value="23.062" calcext:value-type="float">
            <text:p>23,062</text:p>
          </table:table-cell>
          <table:table-cell office:value-type="float" office:value="23.44" calcext:value-type="float">
            <text:p>23,44</text:p>
          </table:table-cell>
          <table:table-cell table:number-columns-repeated="2" office:value-type="float" office:value="25.52" calcext:value-type="float">
            <text:p>25,52</text:p>
          </table:table-cell>
          <table:table-cell table:number-columns-repeated="2" office:value-type="float" office:value="26.087" calcext:value-type="float">
            <text:p>26,087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52" calcext:value-type="float">
            <text:p>25,52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52" calcext:value-type="float">
            <text:p>25,52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41" calcext:value-type="float">
            <text:p>27,41</text:p>
          </table:table-cell>
          <table:table-cell office:value-type="float" office:value="28.166" calcext:value-type="float">
            <text:p>28,166</text:p>
          </table:table-cell>
          <table:table-cell table:number-columns-repeated="2" office:value-type="float" office:value="28.733" calcext:value-type="float">
            <text:p>28,733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733" calcext:value-type="float">
            <text:p>28,733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5.898" calcext:value-type="float">
            <text:p>25,898</text:p>
          </table:table-cell>
          <table:table-cell office:value-type="float" office:value="24.575" calcext:value-type="float">
            <text:p>24,575</text:p>
          </table:table-cell>
          <table:table-cell office:value-type="float" office:value="23.062" calcext:value-type="float">
            <text:p>23,062</text:p>
          </table:table-cell>
          <table:table-cell office:value-type="float" office:value="23.44" calcext:value-type="float">
            <text:p>23,44</text:p>
          </table:table-cell>
          <table:table-cell table:number-columns-repeated="2" office:value-type="float" office:value="25.52" calcext:value-type="float">
            <text:p>25,52</text:p>
          </table:table-cell>
          <table:table-cell table:number-columns-repeated="2" office:value-type="float" office:value="26.087" calcext:value-type="float">
            <text:p>26,087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52" calcext:value-type="float">
            <text:p>25,52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52" calcext:value-type="float">
            <text:p>25,52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733" calcext:value-type="float">
            <text:p>28,733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733" calcext:value-type="float">
            <text:p>28,733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5.898" calcext:value-type="float">
            <text:p>25,898</text:p>
          </table:table-cell>
          <table:table-cell office:value-type="float" office:value="24.764" calcext:value-type="float">
            <text:p>24,764</text:p>
          </table:table-cell>
          <table:table-cell office:value-type="float" office:value="23.251" calcext:value-type="float">
            <text:p>23,251</text:p>
          </table:table-cell>
          <table:table-cell office:value-type="float" office:value="23.629" calcext:value-type="float">
            <text:p>23,629</text:p>
          </table:table-cell>
          <table:table-cell table:number-columns-repeated="2" office:value-type="float" office:value="25.709" calcext:value-type="float">
            <text:p>25,709</text:p>
          </table:table-cell>
          <table:table-cell table:number-columns-repeated="2" office:value-type="float" office:value="26.087" calcext:value-type="float">
            <text:p>26,087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52" calcext:value-type="float">
            <text:p>25,52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733" calcext:value-type="float">
            <text:p>28,733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733" calcext:value-type="float">
            <text:p>28,733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5.898" calcext:value-type="float">
            <text:p>25,898</text:p>
          </table:table-cell>
          <table:table-cell office:value-type="float" office:value="24.764" calcext:value-type="float">
            <text:p>24,764</text:p>
          </table:table-cell>
          <table:table-cell office:value-type="float" office:value="23.819" calcext:value-type="float">
            <text:p>23,819</text:p>
          </table:table-cell>
          <table:table-cell office:value-type="float" office:value="23.44" calcext:value-type="float">
            <text:p>23,44</text:p>
          </table:table-cell>
          <table:table-cell table:number-columns-repeated="2" office:value-type="float" office:value="25.709" calcext:value-type="float">
            <text:p>25,709</text:p>
          </table:table-cell>
          <table:table-cell table:number-columns-repeated="2" office:value-type="float" office:value="26.087" calcext:value-type="float">
            <text:p>26,087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52" calcext:value-type="float">
            <text:p>25,52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733" calcext:value-type="float">
            <text:p>28,733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733" calcext:value-type="float">
            <text:p>28,733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5.331" calcext:value-type="float">
            <text:p>25,331</text:p>
          </table:table-cell>
          <table:table-cell office:value-type="float" office:value="24.575" calcext:value-type="float">
            <text:p>24,575</text:p>
          </table:table-cell>
          <table:table-cell office:value-type="float" office:value="24.008" calcext:value-type="float">
            <text:p>24,008</text:p>
          </table:table-cell>
          <table:table-cell office:value-type="float" office:value="23.629" calcext:value-type="float">
            <text:p>23,629</text:p>
          </table:table-cell>
          <table:table-cell table:number-columns-repeated="2" office:value-type="float" office:value="25.52" calcext:value-type="float">
            <text:p>25,52</text:p>
          </table:table-cell>
          <table:table-cell table:number-columns-repeated="2" office:value-type="float" office:value="25.709" calcext:value-type="float">
            <text:p>25,709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52" calcext:value-type="float">
            <text:p>25,5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52" calcext:value-type="float">
            <text:p>25,52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599" calcext:value-type="float">
            <text:p>27,599</text:p>
          </table:table-cell>
          <table:table-cell office:value-type="float" office:value="28.355" calcext:value-type="float">
            <text:p>28,355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8.166" calcext:value-type="float">
            <text:p>28,166</text:p>
          </table:table-cell>
          <table:table-cell office:value-type="float" office:value="28.733" calcext:value-type="float">
            <text:p>28,733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4.953" calcext:value-type="float">
            <text:p>24,953</text:p>
          </table:table-cell>
          <table:table-cell office:value-type="float" office:value="24.197" calcext:value-type="float">
            <text:p>24,197</text:p>
          </table:table-cell>
          <table:table-cell office:value-type="float" office:value="24.008" calcext:value-type="float">
            <text:p>24,008</text:p>
          </table:table-cell>
          <table:table-cell office:value-type="float" office:value="23.44" calcext:value-type="float">
            <text:p>23,44</text:p>
          </table:table-cell>
          <table:table-cell office:value-type="float" office:value="25.52" calcext:value-type="float">
            <text:p>25,52</text:p>
          </table:table-cell>
          <table:table-cell table:number-columns-repeated="2"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898" calcext:value-type="float">
            <text:p>25,898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654" calcext:value-type="float">
            <text:p>26,654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599" calcext:value-type="float">
            <text:p>27,599</text:p>
          </table:table-cell>
          <table:table-cell table:number-columns-repeated="2" office:value-type="float" office:value="27.788" calcext:value-type="float">
            <text:p>27,788</text:p>
          </table:table-cell>
          <table:table-cell office:value-type="float" office:value="28.166" calcext:value-type="float">
            <text:p>28,166</text:p>
          </table:table-cell>
          <table:table-cell office:value-type="float" office:value="28.733" calcext:value-type="float">
            <text:p>28,733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5.709" calcext:value-type="float">
            <text:p>25,709</text:p>
          </table:table-cell>
          <table:table-cell office:value-type="float" office:value="24.764" calcext:value-type="float">
            <text:p>24,764</text:p>
          </table:table-cell>
          <table:table-cell office:value-type="float" office:value="24.386" calcext:value-type="float">
            <text:p>24,386</text:p>
          </table:table-cell>
          <table:table-cell office:value-type="float" office:value="23.629" calcext:value-type="float">
            <text:p>23,629</text:p>
          </table:table-cell>
          <table:table-cell office:value-type="float" office:value="24.953" calcext:value-type="float">
            <text:p>24,953</text:p>
          </table:table-cell>
          <table:table-cell table:number-columns-repeated="2" office:value-type="float" office:value="26.465" calcext:value-type="float">
            <text:p>26,465</text:p>
          </table:table-cell>
          <table:table-cell office:value-type="float" office:value="26.276" calcext:value-type="float">
            <text:p>26,276</text:p>
          </table:table-cell>
          <table:table-cell office:value-type="float" office:value="25.52" calcext:value-type="float">
            <text:p>25,52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52" calcext:value-type="float">
            <text:p>25,5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599" calcext:value-type="float">
            <text:p>27,599</text:p>
          </table:table-cell>
          <table:table-cell table:number-columns-repeated="2" office:value-type="float" office:value="27.788" calcext:value-type="float">
            <text:p>27,788</text:p>
          </table:table-cell>
          <table:table-cell office:value-type="float" office:value="28.166" calcext:value-type="float">
            <text:p>28,166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544" calcext:value-type="float">
            <text:p>28,544</text:p>
          </table:table-cell>
        </table:table-row>
        <table:table-row table:style-name="ro1">
          <table:table-cell office:value-type="float" office:value="25.331" calcext:value-type="float">
            <text:p>25,331</text:p>
          </table:table-cell>
          <table:table-cell office:value-type="float" office:value="24.953" calcext:value-type="float">
            <text:p>24,953</text:p>
          </table:table-cell>
          <table:table-cell office:value-type="float" office:value="24.575" calcext:value-type="float">
            <text:p>24,575</text:p>
          </table:table-cell>
          <table:table-cell office:value-type="float" office:value="23.629" calcext:value-type="float">
            <text:p>23,629</text:p>
          </table:table-cell>
          <table:table-cell office:value-type="float" office:value="24.953" calcext:value-type="float">
            <text:p>24,953</text:p>
          </table:table-cell>
          <table:table-cell office:value-type="float" office:value="26.654" calcext:value-type="float">
            <text:p>26,654</text:p>
          </table:table-cell>
          <table:table-cell office:value-type="float" office:value="26.843" calcext:value-type="float">
            <text:p>26,843</text:p>
          </table:table-cell>
          <table:table-cell office:value-type="float" office:value="26.654" calcext:value-type="float">
            <text:p>26,654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654" calcext:value-type="float">
            <text:p>26,654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52" calcext:value-type="float">
            <text:p>25,5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599" calcext:value-type="float">
            <text:p>27,599</text:p>
          </table:table-cell>
          <table:table-cell table:number-columns-repeated="2" office:value-type="float" office:value="27.788" calcext:value-type="float">
            <text:p>27,788</text:p>
          </table:table-cell>
          <table:table-cell office:value-type="float" office:value="28.166" calcext:value-type="float">
            <text:p>28,166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544" calcext:value-type="float">
            <text:p>28,544</text:p>
          </table:table-cell>
        </table:table-row>
        <table:table-row table:style-name="ro1">
          <table:table-cell office:value-type="float" office:value="25.331" calcext:value-type="float">
            <text:p>25,331</text:p>
          </table:table-cell>
          <table:table-cell office:value-type="float" office:value="24.953" calcext:value-type="float">
            <text:p>24,953</text:p>
          </table:table-cell>
          <table:table-cell office:value-type="float" office:value="24.764" calcext:value-type="float">
            <text:p>24,764</text:p>
          </table:table-cell>
          <table:table-cell office:value-type="float" office:value="23.819" calcext:value-type="float">
            <text:p>23,819</text:p>
          </table:table-cell>
          <table:table-cell office:value-type="float" office:value="25.331" calcext:value-type="float">
            <text:p>25,331</text:p>
          </table:table-cell>
          <table:table-cell table:number-columns-repeated="3" office:value-type="float" office:value="26.654" calcext:value-type="float">
            <text:p>26,654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654" calcext:value-type="float">
            <text:p>26,654</text:p>
          </table:table-cell>
          <table:table-cell office:value-type="float" office:value="25.709" calcext:value-type="float">
            <text:p>25,709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52" calcext:value-type="float">
            <text:p>25,5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599" calcext:value-type="float">
            <text:p>27,599</text:p>
          </table:table-cell>
          <table:table-cell table:number-columns-repeated="2" office:value-type="float" office:value="27.788" calcext:value-type="float">
            <text:p>27,788</text:p>
          </table:table-cell>
          <table:table-cell office:value-type="float" office:value="28.166" calcext:value-type="float">
            <text:p>28,166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544" calcext:value-type="float">
            <text:p>28,544</text:p>
          </table:table-cell>
        </table:table-row>
        <table:table-row table:style-name="ro1">
          <table:table-cell office:value-type="float" office:value="25.331" calcext:value-type="float">
            <text:p>25,331</text:p>
          </table:table-cell>
          <table:table-cell office:value-type="float" office:value="24.386" calcext:value-type="float">
            <text:p>24,386</text:p>
          </table:table-cell>
          <table:table-cell office:value-type="float" office:value="24.764" calcext:value-type="float">
            <text:p>24,764</text:p>
          </table:table-cell>
          <table:table-cell office:value-type="float" office:value="23.819" calcext:value-type="float">
            <text:p>23,819</text:p>
          </table:table-cell>
          <table:table-cell office:value-type="float" office:value="25.142" calcext:value-type="float">
            <text:p>25,142</text:p>
          </table:table-cell>
          <table:table-cell office:value-type="float" office:value="26.465" calcext:value-type="float">
            <text:p>26,465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221" calcext:value-type="float">
            <text:p>27,221</text:p>
          </table:table-cell>
          <table:table-cell office:value-type="float" office:value="27.41" calcext:value-type="float">
            <text:p>27,41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52" calcext:value-type="float">
            <text:p>25,52</text:p>
          </table:table-cell>
          <table:table-cell office:value-type="float" office:value="25.898" calcext:value-type="float">
            <text:p>25,898</text:p>
          </table:table-cell>
          <table:table-cell office:value-type="float" office:value="25.709" calcext:value-type="float">
            <text:p>25,709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221" calcext:value-type="float">
            <text:p>27,221</text:p>
          </table:table-cell>
          <table:table-cell office:value-type="float" office:value="27.977" calcext:value-type="float">
            <text:p>27,977</text:p>
          </table:table-cell>
          <table:table-cell table:number-columns-repeated="3" office:value-type="float" office:value="28.166" calcext:value-type="float">
            <text:p>28,166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544" calcext:value-type="float">
            <text:p>28,544</text:p>
          </table:table-cell>
        </table:table-row>
        <table:table-row table:style-name="ro1">
          <table:table-cell office:value-type="float" office:value="25.52" calcext:value-type="float">
            <text:p>25,52</text:p>
          </table:table-cell>
          <table:table-cell office:value-type="float" office:value="24.575" calcext:value-type="float">
            <text:p>24,575</text:p>
          </table:table-cell>
          <table:table-cell office:value-type="float" office:value="24.764" calcext:value-type="float">
            <text:p>24,764</text:p>
          </table:table-cell>
          <table:table-cell office:value-type="float" office:value="24.386" calcext:value-type="float">
            <text:p>24,386</text:p>
          </table:table-cell>
          <table:table-cell office:value-type="float" office:value="24.953" calcext:value-type="float">
            <text:p>24,953</text:p>
          </table:table-cell>
          <table:table-cell office:value-type="float" office:value="26.843" calcext:value-type="float">
            <text:p>26,843</text:p>
          </table:table-cell>
          <table:table-cell office:value-type="float" office:value="26.654" calcext:value-type="float">
            <text:p>26,654</text:p>
          </table:table-cell>
          <table:table-cell office:value-type="float" office:value="26.276" calcext:value-type="float">
            <text:p>26,276</text:p>
          </table:table-cell>
          <table:table-cell office:value-type="float" office:value="25.709" calcext:value-type="float">
            <text:p>25,709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52" calcext:value-type="float">
            <text:p>25,52</text:p>
          </table:table-cell>
          <table:table-cell office:value-type="float" office:value="25.898" calcext:value-type="float">
            <text:p>25,898</text:p>
          </table:table-cell>
          <table:table-cell office:value-type="float" office:value="25.709" calcext:value-type="float">
            <text:p>25,709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221" calcext:value-type="float">
            <text:p>27,221</text:p>
          </table:table-cell>
          <table:table-cell office:value-type="float" office:value="27.977" calcext:value-type="float">
            <text:p>27,977</text:p>
          </table:table-cell>
          <table:table-cell table:number-columns-repeated="3" office:value-type="float" office:value="28.166" calcext:value-type="float">
            <text:p>28,166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544" calcext:value-type="float">
            <text:p>28,544</text:p>
          </table:table-cell>
        </table:table-row>
        <table:table-row table:style-name="ro1">
          <table:table-cell office:value-type="float" office:value="25.709" calcext:value-type="float">
            <text:p>25,709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575" calcext:value-type="float">
            <text:p>24,575</text:p>
          </table:table-cell>
          <table:table-cell office:value-type="float" office:value="25.709" calcext:value-type="float">
            <text:p>25,709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465" calcext:value-type="float">
            <text:p>26,465</text:p>
          </table:table-cell>
          <table:table-cell office:value-type="float" office:value="25.898" calcext:value-type="float">
            <text:p>25,898</text:p>
          </table:table-cell>
          <table:table-cell office:value-type="float" office:value="26.465" calcext:value-type="float">
            <text:p>26,465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221" calcext:value-type="float">
            <text:p>27,221</text:p>
          </table:table-cell>
          <table:table-cell office:value-type="float" office:value="26.276" calcext:value-type="float">
            <text:p>26,276</text:p>
          </table:table-cell>
          <table:table-cell office:value-type="float" office:value="25.709" calcext:value-type="float">
            <text:p>25,709</text:p>
          </table:table-cell>
          <table:table-cell table:number-columns-repeated="2" office:value-type="float" office:value="25.898" calcext:value-type="float">
            <text:p>25,898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599" calcext:value-type="float">
            <text:p>27,599</text:p>
          </table:table-cell>
          <table:table-cell office:value-type="float" office:value="28.355" calcext:value-type="float">
            <text:p>28,355</text:p>
          </table:table-cell>
          <table:table-cell table:number-columns-repeated="3" office:value-type="float" office:value="28.733" calcext:value-type="float">
            <text:p>28,733</text:p>
          </table:table-cell>
          <table:table-cell office:value-type="float" office:value="29.49" calcext:value-type="float">
            <text:p>29,49</text:p>
          </table:table-cell>
          <table:table-cell office:value-type="float" office:value="29.301" calcext:value-type="float">
            <text:p>29,301</text:p>
          </table:table-cell>
        </table:table-row>
        <table:table-row table:style-name="ro1">
          <table:table-cell office:value-type="float" office:value="25.709" calcext:value-type="float">
            <text:p>25,709</text:p>
          </table:table-cell>
          <table:table-cell office:value-type="float" office:value="25.142" calcext:value-type="float">
            <text:p>25,14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4.575" calcext:value-type="float">
            <text:p>24,575</text:p>
          </table:table-cell>
          <table:table-cell office:value-type="float" office:value="25.709" calcext:value-type="float">
            <text:p>25,709</text:p>
          </table:table-cell>
          <table:table-cell office:value-type="float" office:value="26.654" calcext:value-type="float">
            <text:p>26,654</text:p>
          </table:table-cell>
          <table:table-cell table:number-columns-repeated="2" office:value-type="float" office:value="26.276" calcext:value-type="float">
            <text:p>26,276</text:p>
          </table:table-cell>
          <table:table-cell office:value-type="float" office:value="25.709" calcext:value-type="float">
            <text:p>25,709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221" calcext:value-type="float">
            <text:p>27,221</text:p>
          </table:table-cell>
          <table:table-cell office:value-type="float" office:value="26.087" calcext:value-type="float">
            <text:p>26,087</text:p>
          </table:table-cell>
          <table:table-cell office:value-type="float" office:value="25.52" calcext:value-type="float">
            <text:p>25,52</text:p>
          </table:table-cell>
          <table:table-cell table:number-columns-repeated="2" office:value-type="float" office:value="25.898" calcext:value-type="float">
            <text:p>25,898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599" calcext:value-type="float">
            <text:p>27,599</text:p>
          </table:table-cell>
          <table:table-cell office:value-type="float" office:value="28.355" calcext:value-type="float">
            <text:p>28,355</text:p>
          </table:table-cell>
          <table:table-cell table:number-columns-repeated="3" office:value-type="float" office:value="28.733" calcext:value-type="float">
            <text:p>28,733</text:p>
          </table:table-cell>
          <table:table-cell office:value-type="float" office:value="30.057" calcext:value-type="float">
            <text:p>30,057</text:p>
          </table:table-cell>
          <table:table-cell office:value-type="float" office:value="29.868" calcext:value-type="float">
            <text:p>29,868</text:p>
          </table:table-cell>
        </table:table-row>
        <table:table-row table:style-name="ro1">
          <table:table-cell office:value-type="float" office:value="25.709" calcext:value-type="float">
            <text:p>25,709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52" calcext:value-type="float">
            <text:p>25,52</text:p>
          </table:table-cell>
          <table:table-cell office:value-type="float" office:value="24.953" calcext:value-type="float">
            <text:p>24,953</text:p>
          </table:table-cell>
          <table:table-cell office:value-type="float" office:value="26.087" calcext:value-type="float">
            <text:p>26,087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843" calcext:value-type="float">
            <text:p>26,843</text:p>
          </table:table-cell>
          <table:table-cell office:value-type="float" office:value="26.654" calcext:value-type="float">
            <text:p>26,654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032" calcext:value-type="float">
            <text:p>27,032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221" calcext:value-type="float">
            <text:p>27,221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221" calcext:value-type="float">
            <text:p>27,221</text:p>
          </table:table-cell>
          <table:table-cell office:value-type="float" office:value="28.544" calcext:value-type="float">
            <text:p>28,544</text:p>
          </table:table-cell>
          <table:table-cell office:value-type="float" office:value="28.922" calcext:value-type="float">
            <text:p>28,922</text:p>
          </table:table-cell>
          <table:table-cell table:number-columns-repeated="2" office:value-type="float" office:value="29.301" calcext:value-type="float">
            <text:p>29,301</text:p>
          </table:table-cell>
          <table:table-cell office:value-type="float" office:value="29.868" calcext:value-type="float">
            <text:p>29,868</text:p>
          </table:table-cell>
          <table:table-cell office:value-type="float" office:value="30.057" calcext:value-type="float">
            <text:p>30,057</text:p>
          </table:table-cell>
          <table:table-cell office:value-type="float" office:value="29.868" calcext:value-type="float">
            <text:p>29,868</text:p>
          </table:table-cell>
        </table:table-row>
        <table:table-row table:style-name="ro1">
          <table:table-cell office:value-type="float" office:value="25.898" calcext:value-type="float">
            <text:p>25,898</text:p>
          </table:table-cell>
          <table:table-cell office:value-type="float" office:value="24.953" calcext:value-type="float">
            <text:p>24,953</text:p>
          </table:table-cell>
          <table:table-cell office:value-type="float" office:value="25.52" calcext:value-type="float">
            <text:p>25,52</text:p>
          </table:table-cell>
          <table:table-cell table:number-columns-repeated="2" office:value-type="float" office:value="25.898" calcext:value-type="float">
            <text:p>25,898</text:p>
          </table:table-cell>
          <table:table-cell office:value-type="float" office:value="27.032" calcext:value-type="float">
            <text:p>27,032</text:p>
          </table:table-cell>
          <table:table-cell office:value-type="float" office:value="26.843" calcext:value-type="float">
            <text:p>26,843</text:p>
          </table:table-cell>
          <table:table-cell office:value-type="float" office:value="26.654" calcext:value-type="float">
            <text:p>26,654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41" calcext:value-type="float">
            <text:p>27,41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922" calcext:value-type="float">
            <text:p>28,922</text:p>
          </table:table-cell>
          <table:table-cell office:value-type="float" office:value="27.788" calcext:value-type="float">
            <text:p>27,788</text:p>
          </table:table-cell>
          <table:table-cell office:value-type="float" office:value="27.599" calcext:value-type="float">
            <text:p>27,599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599" calcext:value-type="float">
            <text:p>27,599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544" calcext:value-type="float">
            <text:p>28,544</text:p>
          </table:table-cell>
          <table:table-cell table:number-columns-repeated="3" office:value-type="float" office:value="28.922" calcext:value-type="float">
            <text:p>28,922</text:p>
          </table:table-cell>
          <table:table-cell office:value-type="float" office:value="29.49" calcext:value-type="float">
            <text:p>29,49</text:p>
          </table:table-cell>
          <table:table-cell office:value-type="float" office:value="29.679" calcext:value-type="float">
            <text:p>29,679</text:p>
          </table:table-cell>
          <table:table-cell office:value-type="float" office:value="29.49" calcext:value-type="float">
            <text:p>29,49</text:p>
          </table:table-cell>
        </table:table-row>
        <table:table-row table:style-name="ro1">
          <table:table-cell office:value-type="float" office:value="25.898" calcext:value-type="float">
            <text:p>25,898</text:p>
          </table:table-cell>
          <table:table-cell office:value-type="float" office:value="25.52" calcext:value-type="float">
            <text:p>25,52</text:p>
          </table:table-cell>
          <table:table-cell office:value-type="float" office:value="25.331" calcext:value-type="float">
            <text:p>25,331</text:p>
          </table:table-cell>
          <table:table-cell office:value-type="float" office:value="25.52" calcext:value-type="float">
            <text:p>25,52</text:p>
          </table:table-cell>
          <table:table-cell office:value-type="float" office:value="26.276" calcext:value-type="float">
            <text:p>26,276</text:p>
          </table:table-cell>
          <table:table-cell office:value-type="float" office:value="27.41" calcext:value-type="float">
            <text:p>27,41</text:p>
          </table:table-cell>
          <table:table-cell table:number-columns-repeated="2" office:value-type="float" office:value="27.032" calcext:value-type="float">
            <text:p>27,032</text:p>
          </table:table-cell>
          <table:table-cell office:value-type="float" office:value="26.654" calcext:value-type="float">
            <text:p>26,654</text:p>
          </table:table-cell>
          <table:table-cell office:value-type="float" office:value="27.41" calcext:value-type="float">
            <text:p>27,41</text:p>
          </table:table-cell>
          <table:table-cell office:value-type="float" office:value="27.788" calcext:value-type="float">
            <text:p>27,788</text:p>
          </table:table-cell>
          <table:table-cell office:value-type="float" office:value="29.679" calcext:value-type="float">
            <text:p>29,679</text:p>
          </table:table-cell>
          <table:table-cell office:value-type="float" office:value="28.544" calcext:value-type="float">
            <text:p>28,544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355" calcext:value-type="float">
            <text:p>28,355</text:p>
          </table:table-cell>
          <table:table-cell office:value-type="float" office:value="27.599" calcext:value-type="float">
            <text:p>27,599</text:p>
          </table:table-cell>
          <table:table-cell office:value-type="float" office:value="27.788" calcext:value-type="float">
            <text:p>27,788</text:p>
          </table:table-cell>
          <table:table-cell table:number-columns-repeated="3" office:value-type="float" office:value="28.166" calcext:value-type="float">
            <text:p>28,166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922" calcext:value-type="float">
            <text:p>28,922</text:p>
          </table:table-cell>
          <table:table-cell office:value-type="float" office:value="28.733" calcext:value-type="float">
            <text:p>28,733</text:p>
          </table:table-cell>
        </table:table-row>
        <table:table-row table:style-name="ro1">
          <table:table-cell office:value-type="float" office:value="26.276" calcext:value-type="float">
            <text:p>26,276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276" calcext:value-type="float">
            <text:p>26,276</text:p>
          </table:table-cell>
          <table:table-cell office:value-type="float" office:value="26.465" calcext:value-type="float">
            <text:p>26,465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599" calcext:value-type="float">
            <text:p>27,599</text:p>
          </table:table-cell>
          <table:table-cell office:value-type="float" office:value="27.032" calcext:value-type="float">
            <text:p>27,032</text:p>
          </table:table-cell>
          <table:table-cell office:value-type="float" office:value="28.355" calcext:value-type="float">
            <text:p>28,355</text:p>
          </table:table-cell>
          <table:table-cell office:value-type="float" office:value="27.221" calcext:value-type="float">
            <text:p>27,221</text:p>
          </table:table-cell>
          <table:table-cell office:value-type="float" office:value="27.032" calcext:value-type="float">
            <text:p>27,032</text:p>
          </table:table-cell>
          <table:table-cell office:value-type="float" office:value="27.41" calcext:value-type="float">
            <text:p>27,41</text:p>
          </table:table-cell>
          <table:table-cell office:value-type="float" office:value="29.301" calcext:value-type="float">
            <text:p>29,301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355" calcext:value-type="float">
            <text:p>28,355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221" calcext:value-type="float">
            <text:p>27,221</text:p>
          </table:table-cell>
          <table:table-cell office:value-type="float" office:value="27.41" calcext:value-type="float">
            <text:p>27,41</text:p>
          </table:table-cell>
          <table:table-cell table:number-columns-repeated="3" office:value-type="float" office:value="27.788" calcext:value-type="float">
            <text:p>27,788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544" calcext:value-type="float">
            <text:p>28,544</text:p>
          </table:table-cell>
          <table:table-cell office:value-type="float" office:value="29.112" calcext:value-type="float">
            <text:p>29,112</text:p>
          </table:table-cell>
        </table:table-row>
        <table:table-row table:style-name="ro1">
          <table:table-cell table:number-columns-repeated="2" office:value-type="float" office:value="25.52" calcext:value-type="float">
            <text:p>25,52</text:p>
          </table:table-cell>
          <table:table-cell office:value-type="float" office:value="26.843" calcext:value-type="float">
            <text:p>26,843</text:p>
          </table:table-cell>
          <table:table-cell office:value-type="float" office:value="26.087" calcext:value-type="float">
            <text:p>26,087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788" calcext:value-type="float">
            <text:p>27,788</text:p>
          </table:table-cell>
          <table:table-cell office:value-type="float" office:value="27.221" calcext:value-type="float">
            <text:p>27,221</text:p>
          </table:table-cell>
          <table:table-cell office:value-type="float" office:value="28.544" calcext:value-type="float">
            <text:p>28,544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733" calcext:value-type="float">
            <text:p>28,733</text:p>
          </table:table-cell>
          <table:table-cell office:value-type="float" office:value="29.49" calcext:value-type="float">
            <text:p>29,49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544" calcext:value-type="float">
            <text:p>28,544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599" calcext:value-type="float">
            <text:p>27,599</text:p>
          </table:table-cell>
          <table:table-cell office:value-type="float" office:value="26.843" calcext:value-type="float">
            <text:p>26,843</text:p>
          </table:table-cell>
          <table:table-cell office:value-type="float" office:value="27.221" calcext:value-type="float">
            <text:p>27,221</text:p>
          </table:table-cell>
          <table:table-cell table:number-columns-repeated="4" office:value-type="float" office:value="27.599" calcext:value-type="float">
            <text:p>27,599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166" calcext:value-type="float">
            <text:p>28,166</text:p>
          </table:table-cell>
        </table:table-row>
        <table:table-row table:style-name="ro1">
          <table:table-cell office:value-type="float" office:value="25.898" calcext:value-type="float">
            <text:p>25,898</text:p>
          </table:table-cell>
          <table:table-cell office:value-type="float" office:value="26.087" calcext:value-type="float">
            <text:p>26,087</text:p>
          </table:table-cell>
          <table:table-cell table:number-columns-repeated="2" office:value-type="float" office:value="27.032" calcext:value-type="float">
            <text:p>27,032</text:p>
          </table:table-cell>
          <table:table-cell office:value-type="float" office:value="27.977" calcext:value-type="float">
            <text:p>27,977</text:p>
          </table:table-cell>
          <table:table-cell table:number-columns-repeated="2"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office:value-type="float" office:value="27.977" calcext:value-type="float">
            <text:p>27,977</text:p>
          </table:table-cell>
          <table:table-cell table:number-columns-repeated="2" office:value-type="float" office:value="28.355" calcext:value-type="float">
            <text:p>28,355</text:p>
          </table:table-cell>
          <table:table-cell office:value-type="float" office:value="29.112" calcext:value-type="float">
            <text:p>29,112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922" calcext:value-type="float">
            <text:p>28,922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599" calcext:value-type="float">
            <text:p>27,599</text:p>
          </table:table-cell>
          <table:table-cell office:value-type="float" office:value="27.41" calcext:value-type="float">
            <text:p>27,41</text:p>
          </table:table-cell>
          <table:table-cell office:value-type="float" office:value="27.221" calcext:value-type="float">
            <text:p>27,221</text:p>
          </table:table-cell>
          <table:table-cell table:number-columns-repeated="4" office:value-type="float" office:value="27.599" calcext:value-type="float">
            <text:p>27,599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166" calcext:value-type="float">
            <text:p>28,166</text:p>
          </table:table-cell>
        </table:table-row>
        <table:table-row table:style-name="ro1">
          <table:table-cell office:value-type="float" office:value="25.331" calcext:value-type="float">
            <text:p>25,331</text:p>
          </table:table-cell>
          <table:table-cell office:value-type="float" office:value="25.709" calcext:value-type="float">
            <text:p>25,709</text:p>
          </table:table-cell>
          <table:table-cell office:value-type="float" office:value="26.465" calcext:value-type="float">
            <text:p>26,465</text:p>
          </table:table-cell>
          <table:table-cell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9.112" calcext:value-type="float">
            <text:p>29,112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977" calcext:value-type="float">
            <text:p>27,977</text:p>
          </table:table-cell>
          <table:table-cell table:number-columns-repeated="3" office:value-type="float" office:value="29.112" calcext:value-type="float">
            <text:p>29,112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922" calcext:value-type="float">
            <text:p>28,922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599" calcext:value-type="float">
            <text:p>27,599</text:p>
          </table:table-cell>
          <table:table-cell table:number-columns-repeated="2" office:value-type="float" office:value="27.032" calcext:value-type="float">
            <text:p>27,032</text:p>
          </table:table-cell>
          <table:table-cell table:number-columns-repeated="4" office:value-type="float" office:value="27.41" calcext:value-type="float">
            <text:p>27,41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355" calcext:value-type="float">
            <text:p>28,355</text:p>
          </table:table-cell>
        </table:table-row>
        <table:table-row table:style-name="ro1">
          <table:table-cell table:number-columns-repeated="2" office:value-type="float" office:value="26.087" calcext:value-type="float">
            <text:p>26,087</text:p>
          </table:table-cell>
          <table:table-cell table:number-columns-repeated="2" office:value-type="float" office:value="27.788" calcext:value-type="float">
            <text:p>27,788</text:p>
          </table:table-cell>
          <table:table-cell office:value-type="float" office:value="28.544" calcext:value-type="float">
            <text:p>28,544</text:p>
          </table:table-cell>
          <table:table-cell office:value-type="float" office:value="28.733" calcext:value-type="float">
            <text:p>28,733</text:p>
          </table:table-cell>
          <table:table-cell office:value-type="float" office:value="29.112" calcext:value-type="float">
            <text:p>29,112</text:p>
          </table:table-cell>
          <table:table-cell office:value-type="float" office:value="29.301" calcext:value-type="float">
            <text:p>29,301</text:p>
          </table:table-cell>
          <table:table-cell office:value-type="float" office:value="28.733" calcext:value-type="float">
            <text:p>28,733</text:p>
          </table:table-cell>
          <table:table-cell table:number-columns-repeated="3" office:value-type="float" office:value="29.112" calcext:value-type="float">
            <text:p>29,112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733" calcext:value-type="float">
            <text:p>28,733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599" calcext:value-type="float">
            <text:p>27,599</text:p>
          </table:table-cell>
          <table:table-cell table:number-columns-repeated="2" office:value-type="float" office:value="27.032" calcext:value-type="float">
            <text:p>27,032</text:p>
          </table:table-cell>
          <table:table-cell table:number-columns-repeated="4" office:value-type="float" office:value="27.41" calcext:value-type="float">
            <text:p>27,41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355" calcext:value-type="float">
            <text:p>28,355</text:p>
          </table:table-cell>
        </table:table-row>
        <table:table-row table:style-name="ro1">
          <table:table-cell office:value-type="float" office:value="25.709" calcext:value-type="float">
            <text:p>25,709</text:p>
          </table:table-cell>
          <table:table-cell office:value-type="float" office:value="27.221" calcext:value-type="float">
            <text:p>27,221</text:p>
          </table:table-cell>
          <table:table-cell table:number-columns-repeated="2" office:value-type="float" office:value="28.166" calcext:value-type="float">
            <text:p>28,166</text:p>
          </table:table-cell>
          <table:table-cell office:value-type="float" office:value="28.733" calcext:value-type="float">
            <text:p>28,733</text:p>
          </table:table-cell>
          <table:table-cell office:value-type="float" office:value="29.112" calcext:value-type="float">
            <text:p>29,112</text:p>
          </table:table-cell>
          <table:table-cell office:value-type="float" office:value="29.301" calcext:value-type="float">
            <text:p>29,301</text:p>
          </table:table-cell>
          <table:table-cell office:value-type="float" office:value="29.49" calcext:value-type="float">
            <text:p>29,49</text:p>
          </table:table-cell>
          <table:table-cell table:number-columns-repeated="4" office:value-type="float" office:value="29.112" calcext:value-type="float">
            <text:p>29,112</text:p>
          </table:table-cell>
          <table:table-cell office:value-type="float" office:value="28.355" calcext:value-type="float">
            <text:p>28,355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41" calcext:value-type="float">
            <text:p>27,41</text:p>
          </table:table-cell>
          <table:table-cell table:number-columns-repeated="3" office:value-type="float" office:value="27.032" calcext:value-type="float">
            <text:p>27,032</text:p>
          </table:table-cell>
          <table:table-cell table:number-columns-repeated="4" office:value-type="float" office:value="27.41" calcext:value-type="float">
            <text:p>27,41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355" calcext:value-type="float">
            <text:p>28,355</text:p>
          </table:table-cell>
        </table:table-row>
        <table:table-row table:style-name="ro1">
          <table:table-cell office:value-type="float" office:value="26.276" calcext:value-type="float">
            <text:p>26,276</text:p>
          </table:table-cell>
          <table:table-cell office:value-type="float" office:value="27.41" calcext:value-type="float">
            <text:p>27,41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922" calcext:value-type="float">
            <text:p>28,922</text:p>
          </table:table-cell>
          <table:table-cell office:value-type="float" office:value="28.544" calcext:value-type="float">
            <text:p>28,544</text:p>
          </table:table-cell>
          <table:table-cell table:number-columns-repeated="3" office:value-type="float" office:value="27.977" calcext:value-type="float">
            <text:p>27,977</text:p>
          </table:table-cell>
          <table:table-cell office:value-type="float" office:value="27.788" calcext:value-type="float">
            <text:p>27,788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221" calcext:value-type="float">
            <text:p>27,221</text:p>
          </table:table-cell>
          <table:table-cell table:number-columns-repeated="3" office:value-type="float" office:value="27.032" calcext:value-type="float">
            <text:p>27,032</text:p>
          </table:table-cell>
          <table:table-cell table:number-columns-repeated="4" office:value-type="float" office:value="27.41" calcext:value-type="float">
            <text:p>27,41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355" calcext:value-type="float">
            <text:p>28,355</text:p>
          </table:table-cell>
        </table:table-row>
        <table:table-row table:style-name="ro1">
          <table:table-cell office:value-type="float" office:value="26.843" calcext:value-type="float">
            <text:p>26,843</text:p>
          </table:table-cell>
          <table:table-cell office:value-type="float" office:value="28.544" calcext:value-type="float">
            <text:p>28,544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28.544" calcext:value-type="float">
            <text:p>28,544</text:p>
          </table:table-cell>
          <table:table-cell office:value-type="float" office:value="27.788" calcext:value-type="float">
            <text:p>27,788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788" calcext:value-type="float">
            <text:p>27,788</text:p>
          </table:table-cell>
          <table:table-cell table:number-columns-repeated="3" office:value-type="float" office:value="27.977" calcext:value-type="float">
            <text:p>27,977</text:p>
          </table:table-cell>
          <table:table-cell office:value-type="float" office:value="27.788" calcext:value-type="float">
            <text:p>27,788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221" calcext:value-type="float">
            <text:p>27,221</text:p>
          </table:table-cell>
          <table:table-cell table:number-columns-repeated="3" office:value-type="float" office:value="27.032" calcext:value-type="float">
            <text:p>27,032</text:p>
          </table:table-cell>
          <table:table-cell table:number-columns-repeated="4" office:value-type="float" office:value="27.41" calcext:value-type="float">
            <text:p>27,41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355" calcext:value-type="float">
            <text:p>28,355</text:p>
          </table:table-cell>
        </table:table-row>
        <table:table-row table:style-name="ro1">
          <table:table-cell office:value-type="float" office:value="27.788" calcext:value-type="float">
            <text:p>27,788</text:p>
          </table:table-cell>
          <table:table-cell office:value-type="float" office:value="28.733" calcext:value-type="float">
            <text:p>28,733</text:p>
          </table:table-cell>
          <table:table-cell office:value-type="float" office:value="28.922" calcext:value-type="float">
            <text:p>28,922</text:p>
          </table:table-cell>
          <table:table-cell office:value-type="float" office:value="28.355" calcext:value-type="float">
            <text:p>28,355</text:p>
          </table:table-cell>
          <table:table-cell table:number-columns-repeated="3" office:value-type="float" office:value="27.977" calcext:value-type="float">
            <text:p>27,977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977" calcext:value-type="float">
            <text:p>27,977</text:p>
          </table:table-cell>
          <table:table-cell table:number-columns-repeated="3" office:value-type="float" office:value="28.166" calcext:value-type="float">
            <text:p>28,166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41" calcext:value-type="float">
            <text:p>27,41</text:p>
          </table:table-cell>
          <table:table-cell table:number-columns-repeated="3" office:value-type="float" office:value="27.221" calcext:value-type="float">
            <text:p>27,221</text:p>
          </table:table-cell>
          <table:table-cell table:number-columns-repeated="5" office:value-type="float" office:value="27.599" calcext:value-type="float">
            <text:p>27,599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8.166" calcext:value-type="float">
            <text:p>28,166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166" calcext:value-type="float">
            <text:p>28,166</text:p>
          </table:table-cell>
          <table:table-cell office:value-type="float" office:value="28.355" calcext:value-type="float">
            <text:p>28,355</text:p>
          </table:table-cell>
          <table:table-cell table:number-columns-repeated="3" office:value-type="float" office:value="27.977" calcext:value-type="float">
            <text:p>27,977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977" calcext:value-type="float">
            <text:p>27,977</text:p>
          </table:table-cell>
          <table:table-cell table:number-columns-repeated="3" office:value-type="float" office:value="28.166" calcext:value-type="float">
            <text:p>28,166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41" calcext:value-type="float">
            <text:p>27,41</text:p>
          </table:table-cell>
          <table:table-cell table:number-columns-repeated="3" office:value-type="float" office:value="27.221" calcext:value-type="float">
            <text:p>27,221</text:p>
          </table:table-cell>
          <table:table-cell table:number-columns-repeated="5" office:value-type="float" office:value="27.599" calcext:value-type="float">
            <text:p>27,599</text:p>
          </table:table-cell>
          <table:table-cell office:value-type="float" office:value="27.977" calcext:value-type="float">
            <text:p>27,977</text:p>
          </table:table-cell>
        </table:table-row>
        <table:table-row table:style-name="ro1">
          <table:table-cell office:value-type="float" office:value="27.599" calcext:value-type="float">
            <text:p>27,599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166" calcext:value-type="float">
            <text:p>28,166</text:p>
          </table:table-cell>
          <table:table-cell table:number-columns-repeated="4" office:value-type="float" office:value="27.977" calcext:value-type="float">
            <text:p>27,977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977" calcext:value-type="float">
            <text:p>27,977</text:p>
          </table:table-cell>
          <table:table-cell table:number-columns-repeated="3" office:value-type="float" office:value="28.166" calcext:value-type="float">
            <text:p>28,166</text:p>
          </table:table-cell>
          <table:table-cell office:value-type="float" office:value="27.977" calcext:value-type="float">
            <text:p>27,977</text:p>
          </table:table-cell>
          <table:table-cell office:value-type="float" office:value="28.166" calcext:value-type="float">
            <text:p>28,166</text:p>
          </table:table-cell>
          <table:table-cell office:value-type="float" office:value="27.41" calcext:value-type="float">
            <text:p>27,41</text:p>
          </table:table-cell>
          <table:table-cell table:number-columns-repeated="3" office:value-type="float" office:value="27.221" calcext:value-type="float">
            <text:p>27,221</text:p>
          </table:table-cell>
          <table:table-cell table:number-columns-repeated="5" office:value-type="float" office:value="27.599" calcext:value-type="float">
            <text:p>27,599</text:p>
          </table:table-cell>
          <table:table-cell office:value-type="float" office:value="29.112" calcext:value-type="float">
            <text:p>29,112</text:p>
          </table:table-cell>
        </table:table-row>
        <table:table-row table:style-name="ro1">
          <table:table-cell table:number-columns-repeated="2" office:value-type="float" office:value="27.977" calcext:value-type="float">
            <text:p>27,977</text:p>
          </table:table-cell>
          <table:table-cell table:number-columns-repeated="3" office:value-type="float" office:value="27.788" calcext:value-type="float">
            <text:p>27,788</text:p>
          </table:table-cell>
          <table:table-cell table:number-columns-repeated="2" office:value-type="float" office:value="28.922" calcext:value-type="float">
            <text:p>28,922</text:p>
          </table:table-cell>
          <table:table-cell office:value-type="float" office:value="29.112" calcext:value-type="float">
            <text:p>29,112</text:p>
          </table:table-cell>
          <table:table-cell table:number-columns-repeated="5" office:value-type="float" office:value="28.922" calcext:value-type="float">
            <text:p>28,922</text:p>
          </table:table-cell>
          <table:table-cell office:value-type="float" office:value="29.112" calcext:value-type="float">
            <text:p>29,112</text:p>
          </table:table-cell>
          <table:table-cell office:value-type="float" office:value="28.355" calcext:value-type="float">
            <text:p>28,355</text:p>
          </table:table-cell>
          <table:table-cell table:number-columns-repeated="3" office:value-type="float" office:value="28.166" calcext:value-type="float">
            <text:p>28,166</text:p>
          </table:table-cell>
          <table:table-cell table:number-columns-repeated="6" office:value-type="float" office:value="30.057" calcext:value-type="float">
            <text:p>30,057</text:p>
          </table:table-cell>
        </table:table-row>
        <table:table-row table:style-name="ro1">
          <table:table-cell office:value-type="float" office:value="27.788" calcext:value-type="float">
            <text:p>27,788</text:p>
          </table:table-cell>
          <table:table-cell office:value-type="float" office:value="27.977" calcext:value-type="float">
            <text:p>27,977</text:p>
          </table:table-cell>
          <table:table-cell office:value-type="float" office:value="27.788" calcext:value-type="float">
            <text:p>27,788</text:p>
          </table:table-cell>
          <table:table-cell table:number-columns-repeated="2" office:value-type="float" office:value="28.922" calcext:value-type="float">
            <text:p>28,922</text:p>
          </table:table-cell>
          <table:table-cell table:number-columns-repeated="2" office:value-type="float" office:value="30.057" calcext:value-type="float">
            <text:p>30,057</text:p>
          </table:table-cell>
          <table:table-cell office:value-type="float" office:value="29.112" calcext:value-type="float">
            <text:p>29,112</text:p>
          </table:table-cell>
          <table:table-cell table:number-columns-repeated="5" office:value-type="float" office:value="30.057" calcext:value-type="float">
            <text:p>30,057</text:p>
          </table:table-cell>
          <table:table-cell table:number-columns-repeated="2" office:value-type="float" office:value="30.246" calcext:value-type="float">
            <text:p>30,246</text:p>
          </table:table-cell>
          <table:table-cell table:number-columns-repeated="9" office:value-type="float" office:value="30.057" calcext:value-type="float">
            <text:p>30,057</text:p>
          </table:table-cell>
        </table:table-row>
        <table:table-row table:style-name="ro1">
          <table:table-cell office:value-type="float" office:value="28.544" calcext:value-type="float">
            <text:p>28,544</text:p>
          </table:table-cell>
          <table:table-cell table:number-columns-repeated="12" office:value-type="float" office:value="29.868" calcext:value-type="float">
            <text:p>29,868</text:p>
          </table:table-cell>
          <table:table-cell office:value-type="float" office:value="30.057" calcext:value-type="float">
            <text:p>30,057</text:p>
          </table:table-cell>
          <table:table-cell office:value-type="float" office:value="30.246" calcext:value-type="float">
            <text:p>30,246</text:p>
          </table:table-cell>
          <table:table-cell table:number-columns-repeated="5" office:value-type="float" office:value="30.057" calcext:value-type="float">
            <text:p>30,057</text:p>
          </table:table-cell>
          <table:table-cell table:number-columns-repeated="4" office:value-type="float" office:value="29.868" calcext:value-type="float">
            <text:p>29,868</text:p>
          </table:table-cell>
        </table:table-row>
        <table:table-row table:style-name="ro1">
          <table:table-cell office:value-type="float" office:value="28.544" calcext:value-type="float">
            <text:p>28,544</text:p>
          </table:table-cell>
          <table:table-cell table:number-columns-repeated="12" office:value-type="float" office:value="29.868" calcext:value-type="float">
            <text:p>29,868</text:p>
          </table:table-cell>
          <table:table-cell office:value-type="float" office:value="30.057" calcext:value-type="float">
            <text:p>30,057</text:p>
          </table:table-cell>
          <table:table-cell office:value-type="float" office:value="30.246" calcext:value-type="float">
            <text:p>30,246</text:p>
          </table:table-cell>
          <table:table-cell table:number-columns-repeated="5" office:value-type="float" office:value="30.057" calcext:value-type="float">
            <text:p>30,057</text:p>
          </table:table-cell>
          <table:table-cell table:number-columns-repeated="4" office:value-type="float" office:value="29.868" calcext:value-type="float">
            <text:p>29,868</text:p>
          </table:table-cell>
        </table:table-row>
        <table:table-row table:style-name="ro1">
          <table:table-cell table:number-columns-repeated="13" office:value-type="float" office:value="29.868" calcext:value-type="float">
            <text:p>29,868</text:p>
          </table:table-cell>
          <table:table-cell office:value-type="float" office:value="30.057" calcext:value-type="float">
            <text:p>30,057</text:p>
          </table:table-cell>
          <table:table-cell office:value-type="float" office:value="30.246" calcext:value-type="float">
            <text:p>30,246</text:p>
          </table:table-cell>
          <table:table-cell table:number-columns-repeated="5" office:value-type="float" office:value="30.057" calcext:value-type="float">
            <text:p>30,057</text:p>
          </table:table-cell>
          <table:table-cell table:number-columns-repeated="4" office:value-type="float" office:value="29.868" calcext:value-type="float">
            <text:p>29,868</text:p>
          </table:table-cell>
        </table:table-row>
        <table:table-row table:style-name="ro1">
          <table:table-cell table:number-columns-repeated="13" office:value-type="float" office:value="29.868" calcext:value-type="float">
            <text:p>29,868</text:p>
          </table:table-cell>
          <table:table-cell table:number-columns-repeated="2" office:value-type="float" office:value="30.057" calcext:value-type="float">
            <text:p>30,057</text:p>
          </table:table-cell>
          <table:table-cell table:number-columns-repeated="9" office:value-type="float" office:value="29.868" calcext:value-type="float">
            <text:p>29,868</text:p>
          </table:table-cell>
        </table:table-row>
        <table:table-row table:style-name="ro1">
          <table:table-cell table:number-columns-repeated="13" office:value-type="float" office:value="29.868" calcext:value-type="float">
            <text:p>29,868</text:p>
          </table:table-cell>
          <table:table-cell table:number-columns-repeated="2" office:value-type="float" office:value="30.057" calcext:value-type="float">
            <text:p>30,057</text:p>
          </table:table-cell>
          <table:table-cell table:number-columns-repeated="9" office:value-type="float" office:value="29.868" calcext:value-type="float">
            <text:p>29,868</text:p>
          </table:table-cell>
        </table:table-row>
        <table:table-row table:style-name="ro1">
          <table:table-cell table:number-columns-repeated="24" office:value-type="float" office:value="29.868" calcext:value-type="float">
            <text:p>29,868</text:p>
          </table:table-cell>
        </table:table-row>
        <table:table-row table:style-name="ro1">
          <table:table-cell table:number-columns-repeated="24" office:value-type="float" office:value="29.868" calcext:value-type="float">
            <text:p>29,868</text:p>
          </table:table-cell>
        </table:table-row>
        <table:table-row table:style-name="ro1">
          <table:table-cell table:number-columns-repeated="24" office:value-type="float" office:value="30.813" calcext:value-type="float">
            <text:p>30,813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0.913" calcext:value-type="float">
            <text:p>20,91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1.483" calcext:value-type="float">
            <text:p>21,483</text:p>
          </table:table-cell>
          <table:table-cell office:value-type="float" office:value="20.722" calcext:value-type="float">
            <text:p>20,722</text:p>
          </table:table-cell>
          <table:table-cell office:value-type="float" office:value="21.103" calcext:value-type="float">
            <text:p>21,10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525" calcext:value-type="float">
            <text:p>24,525</text:p>
          </table:table-cell>
        </table:table-row>
        <table:table-row table:style-name="ro1">
          <table:table-cell office:value-type="float" office:value="20.913" calcext:value-type="float">
            <text:p>20,91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1.483" calcext:value-type="float">
            <text:p>21,483</text:p>
          </table:table-cell>
          <table:table-cell office:value-type="float" office:value="20.722" calcext:value-type="float">
            <text:p>20,722</text:p>
          </table:table-cell>
          <table:table-cell office:value-type="float" office:value="21.103" calcext:value-type="float">
            <text:p>21,10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525" calcext:value-type="float">
            <text:p>24,525</text:p>
          </table:table-cell>
        </table:table-row>
        <table:table-row table:style-name="ro1">
          <table:table-cell office:value-type="float" office:value="20.913" calcext:value-type="float">
            <text:p>20,91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1.483" calcext:value-type="float">
            <text:p>21,483</text:p>
          </table:table-cell>
          <table:table-cell office:value-type="float" office:value="20.722" calcext:value-type="float">
            <text:p>20,722</text:p>
          </table:table-cell>
          <table:table-cell office:value-type="float" office:value="21.103" calcext:value-type="float">
            <text:p>21,10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525" calcext:value-type="float">
            <text:p>24,525</text:p>
          </table:table-cell>
        </table:table-row>
        <table:table-row table:style-name="ro1">
          <table:table-cell office:value-type="float" office:value="21.103" calcext:value-type="float">
            <text:p>21,10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1.483" calcext:value-type="float">
            <text:p>21,483</text:p>
          </table:table-cell>
          <table:table-cell office:value-type="float" office:value="20.722" calcext:value-type="float">
            <text:p>20,722</text:p>
          </table:table-cell>
          <table:table-cell office:value-type="float" office:value="21.103" calcext:value-type="float">
            <text:p>21,10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525" calcext:value-type="float">
            <text:p>24,525</text:p>
          </table:table-cell>
        </table:table-row>
        <table:table-row table:style-name="ro1">
          <table:table-cell office:value-type="float" office:value="20.913" calcext:value-type="float">
            <text:p>20,91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2.814" calcext:value-type="float">
            <text:p>22,814</text:p>
          </table:table-cell>
          <table:table-cell office:value-type="float" office:value="21.483" calcext:value-type="float">
            <text:p>21,483</text:p>
          </table:table-cell>
          <table:table-cell office:value-type="float" office:value="20.913" calcext:value-type="float">
            <text:p>20,91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525" calcext:value-type="float">
            <text:p>24,525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1.293" calcext:value-type="float">
            <text:p>21,293</text:p>
          </table:table-cell>
          <table:table-cell table:number-columns-repeated="3" office:value-type="float" office:value="22.243" calcext:value-type="float">
            <text:p>22,243</text:p>
          </table:table-cell>
          <table:table-cell office:value-type="float" office:value="21.103" calcext:value-type="float">
            <text:p>21,103</text:p>
          </table:table-cell>
          <table:table-cell office:value-type="float" office:value="20.913" calcext:value-type="float">
            <text:p>20,91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483" calcext:value-type="float">
            <text:p>21,483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525" calcext:value-type="float">
            <text:p>24,525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1.103" calcext:value-type="float">
            <text:p>21,103</text:p>
          </table:table-cell>
          <table:table-cell table:number-columns-repeated="3" office:value-type="float" office:value="22.243" calcext:value-type="float">
            <text:p>22,243</text:p>
          </table:table-cell>
          <table:table-cell office:value-type="float" office:value="21.103" calcext:value-type="float">
            <text:p>21,103</text:p>
          </table:table-cell>
          <table:table-cell office:value-type="float" office:value="20.913" calcext:value-type="float">
            <text:p>20,91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483" calcext:value-type="float">
            <text:p>21,483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525" calcext:value-type="float">
            <text:p>24,525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1.103" calcext:value-type="float">
            <text:p>21,103</text:p>
          </table:table-cell>
          <table:table-cell table:number-columns-repeated="3" office:value-type="float" office:value="22.243" calcext:value-type="float">
            <text:p>22,243</text:p>
          </table:table-cell>
          <table:table-cell office:value-type="float" office:value="21.103" calcext:value-type="float">
            <text:p>21,103</text:p>
          </table:table-cell>
          <table:table-cell office:value-type="float" office:value="20.913" calcext:value-type="float">
            <text:p>20,91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0.722" calcext:value-type="float">
            <text:p>20,722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243" calcext:value-type="float">
            <text:p>22,243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144" calcext:value-type="float">
            <text:p>24,144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0.913" calcext:value-type="float">
            <text:p>20,91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0.722" calcext:value-type="float">
            <text:p>20,722</text:p>
          </table:table-cell>
          <table:table-cell office:value-type="float" office:value="20.532" calcext:value-type="float">
            <text:p>20,532</text:p>
          </table:table-cell>
          <table:table-cell office:value-type="float" office:value="21.673" calcext:value-type="float">
            <text:p>21,67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1.673" calcext:value-type="float">
            <text:p>21,673</text:p>
          </table:table-cell>
          <table:table-cell office:value-type="float" office:value="20.722" calcext:value-type="float">
            <text:p>20,722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243" calcext:value-type="float">
            <text:p>22,243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3.004" calcext:value-type="float">
            <text:p>23,0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</table:table-row>
        <table:table-row table:style-name="ro1">
          <table:table-cell office:value-type="float" office:value="20.913" calcext:value-type="float">
            <text:p>20,913</text:p>
          </table:table-cell>
          <table:table-cell office:value-type="float" office:value="20.722" calcext:value-type="float">
            <text:p>20,722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1.673" calcext:value-type="float">
            <text:p>21,673</text:p>
          </table:table-cell>
          <table:table-cell office:value-type="float" office:value="20.722" calcext:value-type="float">
            <text:p>20,722</text:p>
          </table:table-cell>
          <table:table-cell office:value-type="float" office:value="21.673" calcext:value-type="float">
            <text:p>21,67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1.673" calcext:value-type="float">
            <text:p>21,673</text:p>
          </table:table-cell>
          <table:table-cell office:value-type="float" office:value="20.722" calcext:value-type="float">
            <text:p>20,722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243" calcext:value-type="float">
            <text:p>22,243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3.004" calcext:value-type="float">
            <text:p>23,0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</table:table-row>
        <table:table-row table:style-name="ro1">
          <table:table-cell table:number-columns-repeated="2" office:value-type="float" office:value="20.913" calcext:value-type="float">
            <text:p>20,91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1.673" calcext:value-type="float">
            <text:p>21,67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1.673" calcext:value-type="float">
            <text:p>21,673</text:p>
          </table:table-cell>
          <table:table-cell office:value-type="float" office:value="20.722" calcext:value-type="float">
            <text:p>20,722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3.384" calcext:value-type="float">
            <text:p>23,384</text:p>
          </table:table-cell>
          <table:table-cell table:number-columns-repeated="2" office:value-type="float" office:value="22.814" calcext:value-type="float">
            <text:p>22,814</text:p>
          </table:table-cell>
          <table:table-cell table:number-columns-repeated="3"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0.532" calcext:value-type="float">
            <text:p>20,532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2.053" calcext:value-type="float">
            <text:p>22,053</text:p>
          </table:table-cell>
          <table:table-cell table:number-columns-repeated="2" office:value-type="float" office:value="23.004" calcext:value-type="float">
            <text:p>23,004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1.863" calcext:value-type="float">
            <text:p>21,863</text:p>
          </table:table-cell>
          <table:table-cell table:number-columns-repeated="2"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table:number-columns-repeated="2" office:value-type="float" office:value="23.004" calcext:value-type="float">
            <text:p>23,004</text:p>
          </table:table-cell>
          <table:table-cell table:number-columns-repeated="3"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1.103" calcext:value-type="float">
            <text:p>21,103</text:p>
          </table:table-cell>
          <table:table-cell office:value-type="float" office:value="22.814" calcext:value-type="float">
            <text:p>22,814</text:p>
          </table:table-cell>
          <table:table-cell table:number-columns-repeated="2" office:value-type="float" office:value="22.243" calcext:value-type="float">
            <text:p>22,24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863" calcext:value-type="float">
            <text:p>21,863</text:p>
          </table:table-cell>
          <table:table-cell table:number-columns-repeated="4" office:value-type="float" office:value="22.814" calcext:value-type="float">
            <text:p>22,814</text:p>
          </table:table-cell>
          <table:table-cell office:value-type="float" office:value="21.863" calcext:value-type="float">
            <text:p>21,863</text:p>
          </table:table-cell>
          <table:table-cell table:number-columns-repeated="2"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table:number-columns-repeated="2" office:value-type="float" office:value="23.004" calcext:value-type="float">
            <text:p>23,004</text:p>
          </table:table-cell>
          <table:table-cell table:number-columns-repeated="3"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</table:table-row>
        <table:table-row table:style-name="ro1">
          <table:table-cell office:value-type="float" office:value="20.913" calcext:value-type="float">
            <text:p>20,91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3.004" calcext:value-type="float">
            <text:p>23,004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1.863" calcext:value-type="float">
            <text:p>21,863</text:p>
          </table:table-cell>
          <table:table-cell table:number-columns-repeated="2" office:value-type="float" office:value="22.624" calcext:value-type="float">
            <text:p>22,624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3.954" calcext:value-type="float">
            <text:p>23,954</text:p>
          </table:table-cell>
          <table:table-cell office:value-type="float" office:value="24.144" calcext:value-type="float">
            <text:p>24,144</text:p>
          </table:table-cell>
          <table:table-cell office:value-type="float" office:value="23.954" calcext:value-type="float">
            <text:p>23,954</text:p>
          </table:table-cell>
          <table:table-cell table:number-columns-repeated="2" office:value-type="float" office:value="23.004" calcext:value-type="float">
            <text:p>23,004</text:p>
          </table:table-cell>
          <table:table-cell table:number-columns-repeated="3"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</table:table-row>
        <table:table-row table:style-name="ro1">
          <table:table-cell office:value-type="float" office:value="20.532" calcext:value-type="float">
            <text:p>20,532</text:p>
          </table:table-cell>
          <table:table-cell office:value-type="float" office:value="20.913" calcext:value-type="float">
            <text:p>20,91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3.004" calcext:value-type="float">
            <text:p>23,004</text:p>
          </table:table-cell>
          <table:table-cell office:value-type="float" office:value="21.673" calcext:value-type="float">
            <text:p>21,67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2.624" calcext:value-type="float">
            <text:p>22,624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table:number-columns-repeated="2" office:value-type="float" office:value="23.004" calcext:value-type="float">
            <text:p>23,004</text:p>
          </table:table-cell>
          <table:table-cell table:number-columns-repeated="3"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</table:table-row>
        <table:table-row table:style-name="ro1">
          <table:table-cell office:value-type="float" office:value="20.532" calcext:value-type="float">
            <text:p>20,532</text:p>
          </table:table-cell>
          <table:table-cell office:value-type="float" office:value="21.103" calcext:value-type="float">
            <text:p>21,10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3.004" calcext:value-type="float">
            <text:p>23,004</text:p>
          </table:table-cell>
          <table:table-cell office:value-type="float" office:value="21.673" calcext:value-type="float">
            <text:p>21,67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2.624" calcext:value-type="float">
            <text:p>22,624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3.574" calcext:value-type="float">
            <text:p>23,574</text:p>
          </table:table-cell>
          <table:table-cell table:number-columns-repeated="2" office:value-type="float" office:value="23.764" calcext:value-type="float">
            <text:p>23,764</text:p>
          </table:table-cell>
          <table:table-cell table:number-columns-repeated="2" office:value-type="float" office:value="22.814" calcext:value-type="float">
            <text:p>22,814</text:p>
          </table:table-cell>
          <table:table-cell table:number-columns-repeated="3" office:value-type="float" office:value="23.004" calcext:value-type="float">
            <text:p>23,0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</table:table-row>
        <table:table-row table:style-name="ro1">
          <table:table-cell table:number-columns-repeated="2" office:value-type="float" office:value="20.722" calcext:value-type="float">
            <text:p>20,722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433" calcext:value-type="float">
            <text:p>22,433</text:p>
          </table:table-cell>
          <table:table-cell table:number-columns-repeated="3" office:value-type="float" office:value="22.624" calcext:value-type="float">
            <text:p>22,62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574" calcext:value-type="float">
            <text:p>23,574</text:p>
          </table:table-cell>
          <table:table-cell table:number-columns-repeated="2" office:value-type="float" office:value="22.624" calcext:value-type="float">
            <text:p>22,624</text:p>
          </table:table-cell>
          <table:table-cell table:number-columns-repeated="3" office:value-type="float" office:value="22.814" calcext:value-type="float">
            <text:p>22,81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0.913" calcext:value-type="float">
            <text:p>20,913</text:p>
          </table:table-cell>
          <table:table-cell office:value-type="float" office:value="23.004" calcext:value-type="float">
            <text:p>23,004</text:p>
          </table:table-cell>
          <table:table-cell office:value-type="float" office:value="21.483" calcext:value-type="float">
            <text:p>21,48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814" calcext:value-type="float">
            <text:p>22,814</text:p>
          </table:table-cell>
          <table:table-cell office:value-type="float" office:value="21.483" calcext:value-type="float">
            <text:p>21,483</text:p>
          </table:table-cell>
          <table:table-cell table:number-columns-repeated="3" office:value-type="float" office:value="22.624" calcext:value-type="float">
            <text:p>22,624</text:p>
          </table:table-cell>
          <table:table-cell table:number-columns-repeated="2" office:value-type="float" office:value="22.433" calcext:value-type="float">
            <text:p>22,433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384" calcext:value-type="float">
            <text:p>23,384</text:p>
          </table:table-cell>
          <table:table-cell table:number-columns-repeated="2" office:value-type="float" office:value="22.433" calcext:value-type="float">
            <text:p>22,433</text:p>
          </table:table-cell>
          <table:table-cell table:number-columns-repeated="3"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</table:table-row>
        <table:table-row table:style-name="ro1">
          <table:table-cell table:number-columns-repeated="2" office:value-type="float" office:value="20.722" calcext:value-type="float">
            <text:p>20,722</text:p>
          </table:table-cell>
          <table:table-cell office:value-type="float" office:value="23.004" calcext:value-type="float">
            <text:p>23,004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814" calcext:value-type="float">
            <text:p>22,814</text:p>
          </table:table-cell>
          <table:table-cell table:number-columns-repeated="2" office:value-type="float" office:value="22.433" calcext:value-type="float">
            <text:p>22,433</text:p>
          </table:table-cell>
          <table:table-cell table:number-columns-repeated="2" office:value-type="float" office:value="22.243" calcext:value-type="float">
            <text:p>22,243</text:p>
          </table:table-cell>
          <table:table-cell office:value-type="float" office:value="22.814" calcext:value-type="float">
            <text:p>22,81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2.433" calcext:value-type="float">
            <text:p>22,433</text:p>
          </table:table-cell>
          <table:table-cell table:number-columns-repeated="3"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</table:table-row>
        <table:table-row table:style-name="ro1">
          <table:table-cell office:value-type="float" office:value="20.342" calcext:value-type="float">
            <text:p>20,342</text:p>
          </table:table-cell>
          <table:table-cell office:value-type="float" office:value="20.532" calcext:value-type="float">
            <text:p>20,532</text:p>
          </table:table-cell>
          <table:table-cell office:value-type="float" office:value="23.004" calcext:value-type="float">
            <text:p>23,004</text:p>
          </table:table-cell>
          <table:table-cell office:value-type="float" office:value="21.103" calcext:value-type="float">
            <text:p>21,10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1.483" calcext:value-type="float">
            <text:p>21,483</text:p>
          </table:table-cell>
          <table:table-cell table:number-columns-repeated="3" office:value-type="float" office:value="22.433" calcext:value-type="float">
            <text:p>22,43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814" calcext:value-type="float">
            <text:p>22,81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2.433" calcext:value-type="float">
            <text:p>22,433</text:p>
          </table:table-cell>
          <table:table-cell table:number-columns-repeated="3"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0.532" calcext:value-type="float">
            <text:p>20,532</text:p>
          </table:table-cell>
          <table:table-cell office:value-type="float" office:value="23.004" calcext:value-type="float">
            <text:p>23,004</text:p>
          </table:table-cell>
          <table:table-cell office:value-type="float" office:value="21.103" calcext:value-type="float">
            <text:p>21,10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table:number-columns-repeated="3" office:value-type="float" office:value="22.814" calcext:value-type="float">
            <text:p>22,81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</table:table-row>
        <table:table-row table:style-name="ro1">
          <table:table-cell office:value-type="float" office:value="20.532" calcext:value-type="float">
            <text:p>20,532</text:p>
          </table:table-cell>
          <table:table-cell office:value-type="float" office:value="20.342" calcext:value-type="float">
            <text:p>20,342</text:p>
          </table:table-cell>
          <table:table-cell office:value-type="float" office:value="23.004" calcext:value-type="float">
            <text:p>23,004</text:p>
          </table:table-cell>
          <table:table-cell office:value-type="float" office:value="21.103" calcext:value-type="float">
            <text:p>21,103</text:p>
          </table:table-cell>
          <table:table-cell office:value-type="float" office:value="22.433" calcext:value-type="float">
            <text:p>22,433</text:p>
          </table:table-cell>
          <table:table-cell table:number-columns-repeated="2" office:value-type="float" office:value="21.293" calcext:value-type="float">
            <text:p>21,29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814" calcext:value-type="float">
            <text:p>22,81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433" calcext:value-type="float">
            <text:p>22,433</text:p>
          </table:table-cell>
          <table:table-cell table:number-columns-repeated="3"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</table:table-row>
        <table:table-row table:style-name="ro1">
          <table:table-cell office:value-type="float" office:value="20.152" calcext:value-type="float">
            <text:p>20,152</text:p>
          </table:table-cell>
          <table:table-cell office:value-type="float" office:value="20.342" calcext:value-type="float">
            <text:p>20,342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1.103" calcext:value-type="float">
            <text:p>21,103</text:p>
          </table:table-cell>
          <table:table-cell office:value-type="float" office:value="21.293" calcext:value-type="float">
            <text:p>21,29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433" calcext:value-type="float">
            <text:p>22,433</text:p>
          </table:table-cell>
          <table:table-cell table:number-columns-repeated="3"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</table:table-row>
        <table:table-row table:style-name="ro1">
          <table:table-cell office:value-type="float" office:value="19.962" calcext:value-type="float">
            <text:p>19,962</text:p>
          </table:table-cell>
          <table:table-cell office:value-type="float" office:value="20.342" calcext:value-type="float">
            <text:p>20,342</text:p>
          </table:table-cell>
          <table:table-cell office:value-type="float" office:value="23.574" calcext:value-type="float">
            <text:p>23,574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433" calcext:value-type="float">
            <text:p>22,433</text:p>
          </table:table-cell>
          <table:table-cell table:number-columns-repeated="2" office:value-type="float" office:value="21.483" calcext:value-type="float">
            <text:p>21,48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3.574" calcext:value-type="float">
            <text:p>23,57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</table:table-row>
        <table:table-row table:style-name="ro1">
          <table:table-cell office:value-type="float" office:value="19.582" calcext:value-type="float">
            <text:p>19,582</text:p>
          </table:table-cell>
          <table:table-cell office:value-type="float" office:value="21.103" calcext:value-type="float">
            <text:p>21,103</text:p>
          </table:table-cell>
          <table:table-cell office:value-type="float" office:value="23.954" calcext:value-type="float">
            <text:p>23,95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243" calcext:value-type="float">
            <text:p>22,243</text:p>
          </table:table-cell>
          <table:table-cell table:number-columns-repeated="2" office:value-type="float" office:value="21.293" calcext:value-type="float">
            <text:p>21,29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3.574" calcext:value-type="float">
            <text:p>23,57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table:number-columns-repeated="2"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814" calcext:value-type="float">
            <text:p>22,814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</table:table-row>
        <table:table-row table:style-name="ro1">
          <table:table-cell office:value-type="float" office:value="19.582" calcext:value-type="float">
            <text:p>19,582</text:p>
          </table:table-cell>
          <table:table-cell office:value-type="float" office:value="20.913" calcext:value-type="float">
            <text:p>20,913</text:p>
          </table:table-cell>
          <table:table-cell office:value-type="float" office:value="24.144" calcext:value-type="float">
            <text:p>24,144</text:p>
          </table:table-cell>
          <table:table-cell office:value-type="float" office:value="22.053" calcext:value-type="float">
            <text:p>22,053</text:p>
          </table:table-cell>
          <table:table-cell table:number-columns-repeated="3" office:value-type="float" office:value="21.483" calcext:value-type="float">
            <text:p>21,48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3.384" calcext:value-type="float">
            <text:p>23,384</text:p>
          </table:table-cell>
          <table:table-cell table:number-columns-repeated="2" office:value-type="float" office:value="23.574" calcext:value-type="float">
            <text:p>23,57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004" calcext:value-type="float">
            <text:p>23,004</text:p>
          </table:table-cell>
          <table:table-cell table:number-columns-repeated="3" office:value-type="float" office:value="22.814" calcext:value-type="float">
            <text:p>22,81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</table:table-row>
        <table:table-row table:style-name="ro1">
          <table:table-cell office:value-type="float" office:value="19.962" calcext:value-type="float">
            <text:p>19,962</text:p>
          </table:table-cell>
          <table:table-cell office:value-type="float" office:value="20.532" calcext:value-type="float">
            <text:p>20,532</text:p>
          </table:table-cell>
          <table:table-cell office:value-type="float" office:value="23.004" calcext:value-type="float">
            <text:p>23,004</text:p>
          </table:table-cell>
          <table:table-cell office:value-type="float" office:value="21.863" calcext:value-type="float">
            <text:p>21,863</text:p>
          </table:table-cell>
          <table:table-cell office:value-type="float" office:value="21.483" calcext:value-type="float">
            <text:p>21,483</text:p>
          </table:table-cell>
          <table:table-cell table:number-columns-repeated="2" office:value-type="float" office:value="21.103" calcext:value-type="float">
            <text:p>21,103</text:p>
          </table:table-cell>
          <table:table-cell office:value-type="float" office:value="21.863" calcext:value-type="float">
            <text:p>21,863</text:p>
          </table:table-cell>
          <table:table-cell table:number-columns-repeated="2" office:value-type="float" office:value="23.194" calcext:value-type="float">
            <text:p>23,19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3.574" calcext:value-type="float">
            <text:p>23,574</text:p>
          </table:table-cell>
          <table:table-cell office:value-type="float" office:value="23.004" calcext:value-type="float">
            <text:p>23,004</text:p>
          </table:table-cell>
          <table:table-cell table:number-columns-repeated="3" office:value-type="float" office:value="22.814" calcext:value-type="float">
            <text:p>22,81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</table:table-row>
        <table:table-row table:style-name="ro1">
          <table:table-cell office:value-type="float" office:value="20.152" calcext:value-type="float">
            <text:p>20,152</text:p>
          </table:table-cell>
          <table:table-cell office:value-type="float" office:value="20.532" calcext:value-type="float">
            <text:p>20,532</text:p>
          </table:table-cell>
          <table:table-cell office:value-type="float" office:value="23.004" calcext:value-type="float">
            <text:p>23,004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1.673" calcext:value-type="float">
            <text:p>21,67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2.433" calcext:value-type="float">
            <text:p>22,433</text:p>
          </table:table-cell>
          <table:table-cell table:number-columns-repeated="2"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table:number-columns-repeated="3" office:value-type="float" office:value="23.574" calcext:value-type="float">
            <text:p>23,574</text:p>
          </table:table-cell>
          <table:table-cell table:number-columns-repeated="4" office:value-type="float" office:value="22.814" calcext:value-type="float">
            <text:p>22,81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</table:table-row>
        <table:table-row table:style-name="ro1">
          <table:table-cell table:number-columns-repeated="2" office:value-type="float" office:value="20.342" calcext:value-type="float">
            <text:p>20,342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243" calcext:value-type="float">
            <text:p>22,243</text:p>
          </table:table-cell>
          <table:table-cell table:number-columns-repeated="2" office:value-type="float" office:value="21.863" calcext:value-type="float">
            <text:p>21,86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table:number-columns-repeated="3" office:value-type="float" office:value="23.574" calcext:value-type="float">
            <text:p>23,574</text:p>
          </table:table-cell>
          <table:table-cell table:number-columns-repeated="2" office:value-type="float" office:value="22.814" calcext:value-type="float">
            <text:p>22,814</text:p>
          </table:table-cell>
          <table:table-cell table:number-columns-repeated="2" office:value-type="float" office:value="23.004" calcext:value-type="float">
            <text:p>23,0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</table:table-row>
        <table:table-row table:style-name="ro1">
          <table:table-cell office:value-type="float" office:value="20.152" calcext:value-type="float">
            <text:p>20,152</text:p>
          </table:table-cell>
          <table:table-cell office:value-type="float" office:value="19.962" calcext:value-type="float">
            <text:p>19,962</text:p>
          </table:table-cell>
          <table:table-cell office:value-type="float" office:value="21.863" calcext:value-type="float">
            <text:p>21,863</text:p>
          </table:table-cell>
          <table:table-cell office:value-type="float" office:value="21.483" calcext:value-type="float">
            <text:p>21,48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814" calcext:value-type="float">
            <text:p>22,814</text:p>
          </table:table-cell>
          <table:table-cell table:number-columns-repeated="2" office:value-type="float" office:value="23.574" calcext:value-type="float">
            <text:p>23,574</text:p>
          </table:table-cell>
          <table:table-cell office:value-type="float" office:value="23.384" calcext:value-type="float">
            <text:p>23,384</text:p>
          </table:table-cell>
          <table:table-cell office:value-type="float" office:value="23.764" calcext:value-type="float">
            <text:p>23,764</text:p>
          </table:table-cell>
          <table:table-cell table:number-columns-repeated="3" office:value-type="float" office:value="23.574" calcext:value-type="float">
            <text:p>23,574</text:p>
          </table:table-cell>
          <table:table-cell table:number-columns-repeated="2" office:value-type="float" office:value="22.814" calcext:value-type="float">
            <text:p>22,814</text:p>
          </table:table-cell>
          <table:table-cell table:number-columns-repeated="2" office:value-type="float" office:value="23.004" calcext:value-type="float">
            <text:p>23,0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0.532" calcext:value-type="float">
            <text:p>20,532</text:p>
          </table:table-cell>
          <table:table-cell office:value-type="float" office:value="22.433" calcext:value-type="float">
            <text:p>22,433</text:p>
          </table:table-cell>
          <table:table-cell office:value-type="float" office:value="21.673" calcext:value-type="float">
            <text:p>21,673</text:p>
          </table:table-cell>
          <table:table-cell office:value-type="float" office:value="22.243" calcext:value-type="float">
            <text:p>22,24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574" calcext:value-type="float">
            <text:p>23,574</text:p>
          </table:table-cell>
          <table:table-cell table:number-columns-repeated="2" office:value-type="float" office:value="24.144" calcext:value-type="float">
            <text:p>24,14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4.335" calcext:value-type="float">
            <text:p>24,335</text:p>
          </table:table-cell>
          <table:table-cell table:number-columns-repeated="3" office:value-type="float" office:value="24.144" calcext:value-type="float">
            <text:p>24,144</text:p>
          </table:table-cell>
          <table:table-cell table:number-columns-repeated="2" office:value-type="float" office:value="23.384" calcext:value-type="float">
            <text:p>23,384</text:p>
          </table:table-cell>
          <table:table-cell table:number-columns-repeated="2" office:value-type="float" office:value="23.954" calcext:value-type="float">
            <text:p>23,954</text:p>
          </table:table-cell>
          <table:table-cell office:value-type="float" office:value="24.144" calcext:value-type="float">
            <text:p>24,144</text:p>
          </table:table-cell>
          <table:table-cell office:value-type="float" office:value="24.525" calcext:value-type="float">
            <text:p>24,525</text:p>
          </table:table-cell>
          <table:table-cell office:value-type="float" office:value="23.954" calcext:value-type="float">
            <text:p>23,954</text:p>
          </table:table-cell>
          <table:table-cell office:value-type="float" office:value="24.144" calcext:value-type="float">
            <text:p>24,144</text:p>
          </table:table-cell>
          <table:table-cell office:value-type="float" office:value="23.954" calcext:value-type="float">
            <text:p>23,954</text:p>
          </table:table-cell>
        </table:table-row>
        <table:table-row table:style-name="ro1">
          <table:table-cell office:value-type="float" office:value="20.722" calcext:value-type="float">
            <text:p>20,722</text:p>
          </table:table-cell>
          <table:table-cell office:value-type="float" office:value="20.913" calcext:value-type="float">
            <text:p>20,913</text:p>
          </table:table-cell>
          <table:table-cell office:value-type="float" office:value="22.433" calcext:value-type="float">
            <text:p>22,433</text:p>
          </table:table-cell>
          <table:table-cell office:value-type="float" office:value="21.673" calcext:value-type="float">
            <text:p>21,67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2.243" calcext:value-type="float">
            <text:p>22,243</text:p>
          </table:table-cell>
          <table:table-cell office:value-type="float" office:value="23.194" calcext:value-type="float">
            <text:p>23,194</text:p>
          </table:table-cell>
          <table:table-cell office:value-type="float" office:value="24.335" calcext:value-type="float">
            <text:p>24,335</text:p>
          </table:table-cell>
          <table:table-cell table:number-columns-repeated="2" office:value-type="float" office:value="24.715" calcext:value-type="float">
            <text:p>24,715</text:p>
          </table:table-cell>
          <table:table-cell office:value-type="float" office:value="24.525" calcext:value-type="float">
            <text:p>24,525</text:p>
          </table:table-cell>
          <table:table-cell office:value-type="float" office:value="24.905" calcext:value-type="float">
            <text:p>24,905</text:p>
          </table:table-cell>
          <table:table-cell table:number-columns-repeated="3" office:value-type="float" office:value="24.715" calcext:value-type="float">
            <text:p>24,715</text:p>
          </table:table-cell>
          <table:table-cell table:number-columns-repeated="2" office:value-type="float" office:value="23.954" calcext:value-type="float">
            <text:p>23,954</text:p>
          </table:table-cell>
          <table:table-cell table:number-columns-repeated="2" office:value-type="float" office:value="24.525" calcext:value-type="float">
            <text:p>24,525</text:p>
          </table:table-cell>
          <table:table-cell office:value-type="float" office:value="24.144" calcext:value-type="float">
            <text:p>24,144</text:p>
          </table:table-cell>
          <table:table-cell office:value-type="float" office:value="24.525" calcext:value-type="float">
            <text:p>24,525</text:p>
          </table:table-cell>
          <table:table-cell office:value-type="float" office:value="23.954" calcext:value-type="float">
            <text:p>23,954</text:p>
          </table:table-cell>
          <table:table-cell office:value-type="float" office:value="24.144" calcext:value-type="float">
            <text:p>24,144</text:p>
          </table:table-cell>
          <table:table-cell office:value-type="float" office:value="23.954" calcext:value-type="float">
            <text:p>23,954</text:p>
          </table:table-cell>
        </table:table-row>
        <table:table-row table:style-name="ro1">
          <table:table-cell table:number-columns-repeated="2" office:value-type="float" office:value="21.293" calcext:value-type="float">
            <text:p>21,29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table:number-columns-repeated="2" office:value-type="float" office:value="22.624" calcext:value-type="float">
            <text:p>22,62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4.715" calcext:value-type="float">
            <text:p>24,715</text:p>
          </table:table-cell>
          <table:table-cell table:number-columns-repeated="2" office:value-type="float" office:value="24.905" calcext:value-type="float">
            <text:p>24,90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5.475" calcext:value-type="float">
            <text:p>25,475</text:p>
          </table:table-cell>
          <table:table-cell table:number-columns-repeated="3" office:value-type="float" office:value="25.285" calcext:value-type="float">
            <text:p>25,285</text:p>
          </table:table-cell>
          <table:table-cell table:number-columns-repeated="2" office:value-type="float" office:value="24.335" calcext:value-type="float">
            <text:p>24,335</text:p>
          </table:table-cell>
          <table:table-cell table:number-columns-repeated="2" office:value-type="float" office:value="24.905" calcext:value-type="float">
            <text:p>24,905</text:p>
          </table:table-cell>
          <table:table-cell office:value-type="float" office:value="24.525" calcext:value-type="float">
            <text:p>24,525</text:p>
          </table:table-cell>
          <table:table-cell office:value-type="float" office:value="24.905" calcext:value-type="float">
            <text:p>24,905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525" calcext:value-type="float">
            <text:p>24,525</text:p>
          </table:table-cell>
          <table:table-cell office:value-type="float" office:value="24.335" calcext:value-type="float">
            <text:p>24,335</text:p>
          </table:table-cell>
        </table:table-row>
        <table:table-row table:style-name="ro1">
          <table:table-cell office:value-type="float" office:value="21.103" calcext:value-type="float">
            <text:p>21,103</text:p>
          </table:table-cell>
          <table:table-cell office:value-type="float" office:value="21.673" calcext:value-type="float">
            <text:p>21,67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1.863" calcext:value-type="float">
            <text:p>21,86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004" calcext:value-type="float">
            <text:p>23,004</text:p>
          </table:table-cell>
          <table:table-cell office:value-type="float" office:value="23.384" calcext:value-type="float">
            <text:p>23,384</text:p>
          </table:table-cell>
          <table:table-cell table:number-columns-repeated="3" office:value-type="float" office:value="26.046" calcext:value-type="float">
            <text:p>26,046</text:p>
          </table:table-cell>
          <table:table-cell office:value-type="float" office:value="26.426" calcext:value-type="float">
            <text:p>26,426</text:p>
          </table:table-cell>
          <table:table-cell office:value-type="float" office:value="26.806" calcext:value-type="float">
            <text:p>26,806</text:p>
          </table:table-cell>
          <table:table-cell table:number-columns-repeated="3" office:value-type="float" office:value="26.616" calcext:value-type="float">
            <text:p>26,616</text:p>
          </table:table-cell>
          <table:table-cell table:number-columns-repeated="2" office:value-type="float" office:value="25.095" calcext:value-type="float">
            <text:p>25,095</text:p>
          </table:table-cell>
          <table:table-cell table:number-columns-repeated="2" office:value-type="float" office:value="25.665" calcext:value-type="float">
            <text:p>25,665</text:p>
          </table:table-cell>
          <table:table-cell office:value-type="float" office:value="25.285" calcext:value-type="float">
            <text:p>25,285</text:p>
          </table:table-cell>
          <table:table-cell office:value-type="float" office:value="25.665" calcext:value-type="float">
            <text:p>25,66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5.856" calcext:value-type="float">
            <text:p>25,856</text:p>
          </table:table-cell>
          <table:table-cell office:value-type="float" office:value="25.665" calcext:value-type="float">
            <text:p>25,665</text:p>
          </table:table-cell>
        </table:table-row>
        <table:table-row table:style-name="ro1">
          <table:table-cell office:value-type="float" office:value="21.483" calcext:value-type="float">
            <text:p>21,483</text:p>
          </table:table-cell>
          <table:table-cell office:value-type="float" office:value="22.053" calcext:value-type="float">
            <text:p>22,053</text:p>
          </table:table-cell>
          <table:table-cell office:value-type="float" office:value="22.624" calcext:value-type="float">
            <text:p>22,62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5.665" calcext:value-type="float">
            <text:p>25,665</text:p>
          </table:table-cell>
          <table:table-cell office:value-type="float" office:value="25.285" calcext:value-type="float">
            <text:p>25,285</text:p>
          </table:table-cell>
          <table:table-cell table:number-columns-repeated="3" office:value-type="float" office:value="26.046" calcext:value-type="float">
            <text:p>26,046</text:p>
          </table:table-cell>
          <table:table-cell office:value-type="float" office:value="26.426" calcext:value-type="float">
            <text:p>26,426</text:p>
          </table:table-cell>
          <table:table-cell office:value-type="float" office:value="26.806" calcext:value-type="float">
            <text:p>26,806</text:p>
          </table:table-cell>
          <table:table-cell table:number-columns-repeated="3" office:value-type="float" office:value="26.616" calcext:value-type="float">
            <text:p>26,616</text:p>
          </table:table-cell>
          <table:table-cell table:number-columns-repeated="2" office:value-type="float" office:value="25.856" calcext:value-type="float">
            <text:p>25,856</text:p>
          </table:table-cell>
          <table:table-cell table:number-columns-repeated="2" office:value-type="float" office:value="25.665" calcext:value-type="float">
            <text:p>25,665</text:p>
          </table:table-cell>
          <table:table-cell office:value-type="float" office:value="25.285" calcext:value-type="float">
            <text:p>25,285</text:p>
          </table:table-cell>
          <table:table-cell office:value-type="float" office:value="25.665" calcext:value-type="float">
            <text:p>25,66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5.856" calcext:value-type="float">
            <text:p>25,856</text:p>
          </table:table-cell>
          <table:table-cell office:value-type="float" office:value="25.665" calcext:value-type="float">
            <text:p>25,665</text:p>
          </table:table-cell>
        </table:table-row>
        <table:table-row table:style-name="ro1">
          <table:table-cell office:value-type="float" office:value="21.673" calcext:value-type="float">
            <text:p>21,673</text:p>
          </table:table-cell>
          <table:table-cell office:value-type="float" office:value="23.574" calcext:value-type="float">
            <text:p>23,574</text:p>
          </table:table-cell>
          <table:table-cell office:value-type="float" office:value="24.905" calcext:value-type="float">
            <text:p>24,905</text:p>
          </table:table-cell>
          <table:table-cell office:value-type="float" office:value="24.144" calcext:value-type="float">
            <text:p>24,144</text:p>
          </table:table-cell>
          <table:table-cell office:value-type="float" office:value="24.525" calcext:value-type="float">
            <text:p>24,525</text:p>
          </table:table-cell>
          <table:table-cell office:value-type="float" office:value="25.665" calcext:value-type="float">
            <text:p>25,665</text:p>
          </table:table-cell>
          <table:table-cell office:value-type="float" office:value="25.285" calcext:value-type="float">
            <text:p>25,285</text:p>
          </table:table-cell>
          <table:table-cell table:number-columns-repeated="3" office:value-type="float" office:value="25.856" calcext:value-type="float">
            <text:p>25,856</text:p>
          </table:table-cell>
          <table:table-cell office:value-type="float" office:value="26.236" calcext:value-type="float">
            <text:p>26,236</text:p>
          </table:table-cell>
          <table:table-cell table:number-columns-repeated="4" office:value-type="float" office:value="26.616" calcext:value-type="float">
            <text:p>26,616</text:p>
          </table:table-cell>
          <table:table-cell table:number-columns-repeated="2" office:value-type="float" office:value="25.856" calcext:value-type="float">
            <text:p>25,856</text:p>
          </table:table-cell>
          <table:table-cell table:number-columns-repeated="2" office:value-type="float" office:value="25.665" calcext:value-type="float">
            <text:p>25,665</text:p>
          </table:table-cell>
          <table:table-cell office:value-type="float" office:value="25.285" calcext:value-type="float">
            <text:p>25,285</text:p>
          </table:table-cell>
          <table:table-cell office:value-type="float" office:value="25.665" calcext:value-type="float">
            <text:p>25,66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5.856" calcext:value-type="float">
            <text:p>25,856</text:p>
          </table:table-cell>
          <table:table-cell office:value-type="float" office:value="25.285" calcext:value-type="float">
            <text:p>25,285</text:p>
          </table:table-cell>
        </table:table-row>
        <table:table-row table:style-name="ro1">
          <table:table-cell table:number-columns-repeated="2" office:value-type="float" office:value="24.144" calcext:value-type="float">
            <text:p>24,144</text:p>
          </table:table-cell>
          <table:table-cell office:value-type="float" office:value="25.095" calcext:value-type="float">
            <text:p>25,095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335" calcext:value-type="float">
            <text:p>24,33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5.475" calcext:value-type="float">
            <text:p>25,475</text:p>
          </table:table-cell>
          <table:table-cell table:number-columns-repeated="3" office:value-type="float" office:value="25.665" calcext:value-type="float">
            <text:p>25,665</text:p>
          </table:table-cell>
          <table:table-cell office:value-type="float" office:value="26.046" calcext:value-type="float">
            <text:p>26,046</text:p>
          </table:table-cell>
          <table:table-cell table:number-columns-repeated="4" office:value-type="float" office:value="26.616" calcext:value-type="float">
            <text:p>26,616</text:p>
          </table:table-cell>
          <table:table-cell table:number-columns-repeated="2" office:value-type="float" office:value="25.856" calcext:value-type="float">
            <text:p>25,856</text:p>
          </table:table-cell>
          <table:table-cell table:number-columns-repeated="2" office:value-type="float" office:value="25.665" calcext:value-type="float">
            <text:p>25,665</text:p>
          </table:table-cell>
          <table:table-cell office:value-type="float" office:value="25.285" calcext:value-type="float">
            <text:p>25,285</text:p>
          </table:table-cell>
          <table:table-cell office:value-type="float" office:value="25.665" calcext:value-type="float">
            <text:p>25,66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5.856" calcext:value-type="float">
            <text:p>25,856</text:p>
          </table:table-cell>
          <table:table-cell office:value-type="float" office:value="25.285" calcext:value-type="float">
            <text:p>25,285</text:p>
          </table:table-cell>
        </table:table-row>
        <table:table-row table:style-name="ro1">
          <table:table-cell office:value-type="float" office:value="23.384" calcext:value-type="float">
            <text:p>23,384</text:p>
          </table:table-cell>
          <table:table-cell office:value-type="float" office:value="24.715" calcext:value-type="float">
            <text:p>24,715</text:p>
          </table:table-cell>
          <table:table-cell office:value-type="float" office:value="25.665" calcext:value-type="float">
            <text:p>25,66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905" calcext:value-type="float">
            <text:p>24,905</text:p>
          </table:table-cell>
          <table:table-cell office:value-type="float" office:value="25.285" calcext:value-type="float">
            <text:p>25,285</text:p>
          </table:table-cell>
          <table:table-cell table:number-columns-repeated="3" office:value-type="float" office:value="25.475" calcext:value-type="float">
            <text:p>25,475</text:p>
          </table:table-cell>
          <table:table-cell office:value-type="float" office:value="25.856" calcext:value-type="float">
            <text:p>25,856</text:p>
          </table:table-cell>
          <table:table-cell table:number-columns-repeated="4" office:value-type="float" office:value="26.426" calcext:value-type="float">
            <text:p>26,426</text:p>
          </table:table-cell>
          <table:table-cell table:number-columns-repeated="2" office:value-type="float" office:value="25.665" calcext:value-type="float">
            <text:p>25,665</text:p>
          </table:table-cell>
          <table:table-cell table:number-columns-repeated="2" office:value-type="float" office:value="25.475" calcext:value-type="float">
            <text:p>25,475</text:p>
          </table:table-cell>
          <table:table-cell table:number-columns-repeated="2" office:value-type="float" office:value="25.665" calcext:value-type="float">
            <text:p>25,665</text:p>
          </table:table-cell>
          <table:table-cell office:value-type="float" office:value="25.095" calcext:value-type="float">
            <text:p>25,095</text:p>
          </table:table-cell>
          <table:table-cell table:number-columns-repeated="2" office:value-type="float" office:value="25.856" calcext:value-type="float">
            <text:p>25,856</text:p>
          </table:table-cell>
        </table:table-row>
        <table:table-row table:style-name="ro1">
          <table:table-cell office:value-type="float" office:value="23.764" calcext:value-type="float">
            <text:p>23,764</text:p>
          </table:table-cell>
          <table:table-cell office:value-type="float" office:value="25.095" calcext:value-type="float">
            <text:p>25,095</text:p>
          </table:table-cell>
          <table:table-cell office:value-type="float" office:value="25.475" calcext:value-type="float">
            <text:p>25,475</text:p>
          </table:table-cell>
          <table:table-cell office:value-type="float" office:value="24.905" calcext:value-type="float">
            <text:p>24,905</text:p>
          </table:table-cell>
          <table:table-cell office:value-type="float" office:value="24.525" calcext:value-type="float">
            <text:p>24,525</text:p>
          </table:table-cell>
          <table:table-cell office:value-type="float" office:value="24.905" calcext:value-type="float">
            <text:p>24,905</text:p>
          </table:table-cell>
          <table:table-cell office:value-type="float" office:value="25.285" calcext:value-type="float">
            <text:p>25,285</text:p>
          </table:table-cell>
          <table:table-cell table:number-columns-repeated="2" office:value-type="float" office:value="25.475" calcext:value-type="float">
            <text:p>25,475</text:p>
          </table:table-cell>
          <table:table-cell office:value-type="float" office:value="25.285" calcext:value-type="float">
            <text:p>25,285</text:p>
          </table:table-cell>
          <table:table-cell office:value-type="float" office:value="25.665" calcext:value-type="float">
            <text:p>25,665</text:p>
          </table:table-cell>
          <table:table-cell table:number-columns-repeated="4" office:value-type="float" office:value="26.236" calcext:value-type="float">
            <text:p>26,236</text:p>
          </table:table-cell>
          <table:table-cell table:number-columns-repeated="2" office:value-type="float" office:value="25.475" calcext:value-type="float">
            <text:p>25,475</text:p>
          </table:table-cell>
          <table:table-cell table:number-columns-repeated="2" office:value-type="float" office:value="25.285" calcext:value-type="float">
            <text:p>25,285</text:p>
          </table:table-cell>
          <table:table-cell table:number-columns-repeated="2" office:value-type="float" office:value="25.475" calcext:value-type="float">
            <text:p>25,475</text:p>
          </table:table-cell>
          <table:table-cell office:value-type="float" office:value="24.905" calcext:value-type="float">
            <text:p>24,905</text:p>
          </table:table-cell>
          <table:table-cell table:number-columns-repeated="2" office:value-type="float" office:value="25.665" calcext:value-type="float">
            <text:p>25,665</text:p>
          </table:table-cell>
        </table:table-row>
        <table:table-row table:style-name="ro1">
          <table:table-cell office:value-type="float" office:value="24.525" calcext:value-type="float">
            <text:p>24,525</text:p>
          </table:table-cell>
          <table:table-cell table:number-columns-repeated="2" office:value-type="float" office:value="25.095" calcext:value-type="float">
            <text:p>25,095</text:p>
          </table:table-cell>
          <table:table-cell office:value-type="float" office:value="24.905" calcext:value-type="float">
            <text:p>24,905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715" calcext:value-type="float">
            <text:p>24,71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5.475" calcext:value-type="float">
            <text:p>25,47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4.905" calcext:value-type="float">
            <text:p>24,905</text:p>
          </table:table-cell>
          <table:table-cell office:value-type="float" office:value="25.285" calcext:value-type="float">
            <text:p>25,285</text:p>
          </table:table-cell>
          <table:table-cell table:number-columns-repeated="4" office:value-type="float" office:value="25.856" calcext:value-type="float">
            <text:p>25,856</text:p>
          </table:table-cell>
          <table:table-cell table:number-columns-repeated="2" office:value-type="float" office:value="25.095" calcext:value-type="float">
            <text:p>25,095</text:p>
          </table:table-cell>
          <table:table-cell table:number-columns-repeated="2" office:value-type="float" office:value="24.905" calcext:value-type="float">
            <text:p>24,905</text:p>
          </table:table-cell>
          <table:table-cell table:number-columns-repeated="2" office:value-type="float" office:value="25.095" calcext:value-type="float">
            <text:p>25,095</text:p>
          </table:table-cell>
          <table:table-cell table:number-columns-repeated="2" office:value-type="float" office:value="24.525" calcext:value-type="float">
            <text:p>24,525</text:p>
          </table:table-cell>
          <table:table-cell office:value-type="float" office:value="25.285" calcext:value-type="float">
            <text:p>25,285</text:p>
          </table:table-cell>
        </table:table-row>
        <table:table-row table:style-name="ro1">
          <table:table-cell office:value-type="float" office:value="24.715" calcext:value-type="float">
            <text:p>24,715</text:p>
          </table:table-cell>
          <table:table-cell office:value-type="float" office:value="25.095" calcext:value-type="float">
            <text:p>25,095</text:p>
          </table:table-cell>
          <table:table-cell table:number-columns-repeated="2" office:value-type="float" office:value="24.525" calcext:value-type="float">
            <text:p>24,525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905" calcext:value-type="float">
            <text:p>24,905</text:p>
          </table:table-cell>
          <table:table-cell office:value-type="float" office:value="25.095" calcext:value-type="float">
            <text:p>25,095</text:p>
          </table:table-cell>
          <table:table-cell table:number-columns-repeated="2" office:value-type="float" office:value="24.905" calcext:value-type="float">
            <text:p>24,905</text:p>
          </table:table-cell>
          <table:table-cell office:value-type="float" office:value="25.285" calcext:value-type="float">
            <text:p>25,285</text:p>
          </table:table-cell>
          <table:table-cell table:number-columns-repeated="4" office:value-type="float" office:value="25.856" calcext:value-type="float">
            <text:p>25,856</text:p>
          </table:table-cell>
          <table:table-cell table:number-columns-repeated="2" office:value-type="float" office:value="25.095" calcext:value-type="float">
            <text:p>25,095</text:p>
          </table:table-cell>
          <table:table-cell table:number-columns-repeated="2" office:value-type="float" office:value="24.905" calcext:value-type="float">
            <text:p>24,905</text:p>
          </table:table-cell>
          <table:table-cell table:number-columns-repeated="2" office:value-type="float" office:value="25.095" calcext:value-type="float">
            <text:p>25,095</text:p>
          </table:table-cell>
          <table:table-cell table:number-columns-repeated="2" office:value-type="float" office:value="24.525" calcext:value-type="float">
            <text:p>24,525</text:p>
          </table:table-cell>
          <table:table-cell office:value-type="float" office:value="25.285" calcext:value-type="float">
            <text:p>25,285</text:p>
          </table:table-cell>
        </table:table-row>
        <table:table-row table:style-name="ro1">
          <table:table-cell office:value-type="float" office:value="24.905" calcext:value-type="float">
            <text:p>24,905</text:p>
          </table:table-cell>
          <table:table-cell office:value-type="float" office:value="25.665" calcext:value-type="float">
            <text:p>25,66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4.905" calcext:value-type="float">
            <text:p>24,905</text:p>
          </table:table-cell>
          <table:table-cell office:value-type="float" office:value="24.715" calcext:value-type="float">
            <text:p>24,715</text:p>
          </table:table-cell>
          <table:table-cell office:value-type="float" office:value="25.285" calcext:value-type="float">
            <text:p>25,285</text:p>
          </table:table-cell>
          <table:table-cell table:number-columns-repeated="2" office:value-type="float" office:value="24.905" calcext:value-type="float">
            <text:p>24,905</text:p>
          </table:table-cell>
          <table:table-cell table:number-columns-repeated="2" office:value-type="float" office:value="24.715" calcext:value-type="float">
            <text:p>24,715</text:p>
          </table:table-cell>
          <table:table-cell office:value-type="float" office:value="25.095" calcext:value-type="float">
            <text:p>25,095</text:p>
          </table:table-cell>
          <table:table-cell table:number-columns-repeated="4" office:value-type="float" office:value="25.665" calcext:value-type="float">
            <text:p>25,665</text:p>
          </table:table-cell>
          <table:table-cell office:value-type="float" office:value="25.095" calcext:value-type="float">
            <text:p>25,095</text:p>
          </table:table-cell>
          <table:table-cell office:value-type="float" office:value="25.665" calcext:value-type="float">
            <text:p>25,665</text:p>
          </table:table-cell>
          <table:table-cell table:number-columns-repeated="5" office:value-type="float" office:value="25.095" calcext:value-type="float">
            <text:p>25,095</text:p>
          </table:table-cell>
          <table:table-cell table:number-columns-repeated="2" office:value-type="float" office:value="24.525" calcext:value-type="float">
            <text:p>24,525</text:p>
          </table:table-cell>
        </table:table-row>
        <table:table-row table:style-name="ro1">
          <table:table-cell office:value-type="float" office:value="25.475" calcext:value-type="float">
            <text:p>25,475</text:p>
          </table:table-cell>
          <table:table-cell table:number-columns-repeated="2" office:value-type="float" office:value="25.095" calcext:value-type="float">
            <text:p>25,095</text:p>
          </table:table-cell>
          <table:table-cell office:value-type="float" office:value="24.905" calcext:value-type="float">
            <text:p>24,905</text:p>
          </table:table-cell>
          <table:table-cell office:value-type="float" office:value="24.715" calcext:value-type="float">
            <text:p>24,715</text:p>
          </table:table-cell>
          <table:table-cell office:value-type="float" office:value="25.285" calcext:value-type="float">
            <text:p>25,285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144" calcext:value-type="float">
            <text:p>24,144</text:p>
          </table:table-cell>
          <table:table-cell table:number-columns-repeated="3" office:value-type="float" office:value="24.525" calcext:value-type="float">
            <text:p>24,525</text:p>
          </table:table-cell>
          <table:table-cell table:number-columns-repeated="4" office:value-type="float" office:value="24.715" calcext:value-type="float">
            <text:p>24,715</text:p>
          </table:table-cell>
          <table:table-cell table:number-columns-repeated="2" office:value-type="float" office:value="25.095" calcext:value-type="float">
            <text:p>25,095</text:p>
          </table:table-cell>
          <table:table-cell table:number-columns-repeated="4" office:value-type="float" office:value="24.715" calcext:value-type="float">
            <text:p>24,715</text:p>
          </table:table-cell>
          <table:table-cell office:value-type="float" office:value="24.525" calcext:value-type="float">
            <text:p>24,525</text:p>
          </table:table-cell>
          <table:table-cell table:number-columns-repeated="2" office:value-type="float" office:value="24.144" calcext:value-type="float">
            <text:p>24,144</text:p>
          </table:table-cell>
        </table:table-row>
        <table:table-row table:style-name="ro1">
          <table:table-cell office:value-type="float" office:value="25.475" calcext:value-type="float">
            <text:p>25,475</text:p>
          </table:table-cell>
          <table:table-cell table:number-columns-repeated="2" office:value-type="float" office:value="24.715" calcext:value-type="float">
            <text:p>24,715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715" calcext:value-type="float">
            <text:p>24,715</text:p>
          </table:table-cell>
          <table:table-cell table:number-columns-repeated="4" office:value-type="float" office:value="24.525" calcext:value-type="float">
            <text:p>24,525</text:p>
          </table:table-cell>
          <table:table-cell table:number-columns-repeated="4" office:value-type="float" office:value="24.715" calcext:value-type="float">
            <text:p>24,715</text:p>
          </table:table-cell>
          <table:table-cell table:number-columns-repeated="2" office:value-type="float" office:value="25.095" calcext:value-type="float">
            <text:p>25,095</text:p>
          </table:table-cell>
          <table:table-cell table:number-columns-repeated="4" office:value-type="float" office:value="24.715" calcext:value-type="float">
            <text:p>24,715</text:p>
          </table:table-cell>
          <table:table-cell table:number-columns-repeated="3" office:value-type="float" office:value="24.144" calcext:value-type="float">
            <text:p>24,144</text:p>
          </table:table-cell>
        </table:table-row>
        <table:table-row table:style-name="ro1">
          <table:table-cell office:value-type="float" office:value="25.285" calcext:value-type="float">
            <text:p>25,285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954" calcext:value-type="float">
            <text:p>23,95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715" calcext:value-type="float">
            <text:p>24,715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525" calcext:value-type="float">
            <text:p>24,525</text:p>
          </table:table-cell>
          <table:table-cell table:number-columns-repeated="2" office:value-type="float" office:value="24.335" calcext:value-type="float">
            <text:p>24,335</text:p>
          </table:table-cell>
          <table:table-cell table:number-columns-repeated="10" office:value-type="float" office:value="24.525" calcext:value-type="float">
            <text:p>24,525</text:p>
          </table:table-cell>
          <table:table-cell table:number-columns-repeated="3" office:value-type="float" office:value="23.954" calcext:value-type="float">
            <text:p>23,954</text:p>
          </table:table-cell>
        </table:table-row>
        <table:table-row table:style-name="ro1">
          <table:table-cell table:number-columns-repeated="3" office:value-type="float" office:value="24.144" calcext:value-type="float">
            <text:p>24,144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144" calcext:value-type="float">
            <text:p>24,144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525" calcext:value-type="float">
            <text:p>24,525</text:p>
          </table:table-cell>
          <table:table-cell table:number-columns-repeated="4" office:value-type="float" office:value="24.335" calcext:value-type="float">
            <text:p>24,335</text:p>
          </table:table-cell>
          <table:table-cell table:number-columns-repeated="13" office:value-type="float" office:value="24.525" calcext:value-type="float">
            <text:p>24,525</text:p>
          </table:table-cell>
        </table:table-row>
        <table:table-row table:style-name="ro1">
          <table:table-cell table:number-columns-repeated="3" office:value-type="float" office:value="24.335" calcext:value-type="float">
            <text:p>24,335</text:p>
          </table:table-cell>
          <table:table-cell office:value-type="float" office:value="24.525" calcext:value-type="float">
            <text:p>24,525</text:p>
          </table:table-cell>
          <table:table-cell office:value-type="float" office:value="24.335" calcext:value-type="float">
            <text:p>24,335</text:p>
          </table:table-cell>
          <table:table-cell table:number-columns-repeated="2" office:value-type="float" office:value="24.525" calcext:value-type="float">
            <text:p>24,525</text:p>
          </table:table-cell>
          <table:table-cell table:number-columns-repeated="4" office:value-type="float" office:value="24.335" calcext:value-type="float">
            <text:p>24,335</text:p>
          </table:table-cell>
          <table:table-cell table:number-columns-repeated="13" office:value-type="float" office:value="24.525" calcext:value-type="float">
            <text:p>24,525</text:p>
          </table:table-cell>
        </table:table-row>
        <table:table-row table:style-name="ro1">
          <table:table-cell table:number-columns-repeated="2"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3.574" calcext:value-type="float">
            <text:p>23,574</text:p>
          </table:table-cell>
          <table:table-cell table:number-columns-repeated="2" office:value-type="float" office:value="24.525" calcext:value-type="float">
            <text:p>24,525</text:p>
          </table:table-cell>
          <table:table-cell table:number-columns-repeated="17" office:value-type="float" office:value="25.095" calcext:value-type="float">
            <text:p>25,095</text:p>
          </table:table-cell>
        </table:table-row>
        <table:table-row table:style-name="ro1">
          <table:table-cell table:number-columns-repeated="2" office:value-type="float" office:value="23.954" calcext:value-type="float">
            <text:p>23,954</text:p>
          </table:table-cell>
          <table:table-cell table:number-columns-repeated="2" office:value-type="float" office:value="23.764" calcext:value-type="float">
            <text:p>23,764</text:p>
          </table:table-cell>
          <table:table-cell table:number-columns-repeated="3" office:value-type="float" office:value="24.525" calcext:value-type="float">
            <text:p>24,525</text:p>
          </table:table-cell>
          <table:table-cell table:number-columns-repeated="17" office:value-type="float" office:value="25.095" calcext:value-type="float">
            <text:p>25,095</text:p>
          </table:table-cell>
        </table:table-row>
        <table:table-row table:style-name="ro1">
          <table:table-cell table:number-columns-repeated="24" office:value-type="float" office:value="25.095" calcext:value-type="float">
            <text:p>25,09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1.237" calcext:value-type="float">
            <text:p>21,237</text:p>
          </table:table-cell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979" calcext:value-type="float">
            <text:p>25,979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948" calcext:value-type="float">
            <text:p>24,948</text:p>
          </table:table-cell>
          <table:table-cell office:value-type="float" office:value="24.33" calcext:value-type="float">
            <text:p>24,33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237" calcext:value-type="float">
            <text:p>21,237</text:p>
          </table:table-cell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979" calcext:value-type="float">
            <text:p>25,979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948" calcext:value-type="float">
            <text:p>24,948</text:p>
          </table:table-cell>
          <table:table-cell office:value-type="float" office:value="24.33" calcext:value-type="float">
            <text:p>24,33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237" calcext:value-type="float">
            <text:p>21,237</text:p>
          </table:table-cell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979" calcext:value-type="float">
            <text:p>25,979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948" calcext:value-type="float">
            <text:p>24,948</text:p>
          </table:table-cell>
          <table:table-cell office:value-type="float" office:value="24.33" calcext:value-type="float">
            <text:p>24,33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237" calcext:value-type="float">
            <text:p>21,237</text:p>
          </table:table-cell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979" calcext:value-type="float">
            <text:p>25,979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031" calcext:value-type="float">
            <text:p>21,031</text:p>
          </table:table-cell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979" calcext:value-type="float">
            <text:p>25,979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031" calcext:value-type="float">
            <text:p>21,031</text:p>
          </table:table-cell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979" calcext:value-type="float">
            <text:p>25,979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031" calcext:value-type="float">
            <text:p>21,031</text:p>
          </table:table-cell>
          <table:table-cell office:value-type="float" office:value="21.856" calcext:value-type="float">
            <text:p>21,856</text:p>
          </table:table-cell>
          <table:table-cell office:value-type="float" office:value="22.474" calcext:value-type="float">
            <text:p>22,47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948" calcext:value-type="float">
            <text:p>24,948</text:p>
          </table:table-cell>
          <table:table-cell office:value-type="float" office:value="24.742" calcext:value-type="float">
            <text:p>24,742</text:p>
          </table:table-cell>
          <table:table-cell office:value-type="float" office:value="25.155" calcext:value-type="float">
            <text:p>25,155</text:p>
          </table:table-cell>
          <table:table-cell office:value-type="float" office:value="25.979" calcext:value-type="float">
            <text:p>25,979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742" calcext:value-type="float">
            <text:p>24,742</text:p>
          </table:table-cell>
          <table:table-cell table:number-columns-repeated="2" office:value-type="float" office:value="24.536" calcext:value-type="float">
            <text:p>24,536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237" calcext:value-type="float">
            <text:p>21,237</text:p>
          </table:table-cell>
          <table:table-cell office:value-type="float" office:value="22.062" calcext:value-type="float">
            <text:p>22,062</text:p>
          </table:table-cell>
          <table:table-cell office:value-type="float" office:value="22.474" calcext:value-type="float">
            <text:p>22,47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237" calcext:value-type="float">
            <text:p>21,237</text:p>
          </table:table-cell>
          <table:table-cell table:number-columns-repeated="2" office:value-type="float" office:value="22.062" calcext:value-type="float">
            <text:p>22,062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237" calcext:value-type="float">
            <text:p>21,237</text:p>
          </table:table-cell>
          <table:table-cell office:value-type="float" office:value="21.649" calcext:value-type="float">
            <text:p>21,649</text:p>
          </table:table-cell>
          <table:table-cell office:value-type="float" office:value="21.856" calcext:value-type="float">
            <text:p>21,85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table:number-columns-repeated="2" office:value-type="float" office:value="21.856" calcext:value-type="float">
            <text:p>21,85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1.856" calcext:value-type="float">
            <text:p>21,856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2.268" calcext:value-type="float">
            <text:p>22,268</text:p>
          </table:table-cell>
          <table:table-cell office:value-type="float" office:value="23.505" calcext:value-type="float">
            <text:p>23,505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5.361" calcext:value-type="float">
            <text:p>25,361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office:value-type="float" office:value="21.031" calcext:value-type="float">
            <text:p>21,031</text:p>
          </table:table-cell>
          <table:table-cell office:value-type="float" office:value="22.68" calcext:value-type="float">
            <text:p>22,68</text:p>
          </table:table-cell>
          <table:table-cell office:value-type="float" office:value="23.505" calcext:value-type="float">
            <text:p>23,505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5.361" calcext:value-type="float">
            <text:p>25,361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33" calcext:value-type="float">
            <text:p>24,33</text:p>
          </table:table-cell>
          <table:table-cell office:value-type="float" office:value="25.567" calcext:value-type="float">
            <text:p>25,567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table:number-columns-repeated="2" office:value-type="float" office:value="21.237" calcext:value-type="float">
            <text:p>21,237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33" calcext:value-type="float">
            <text:p>24,33</text:p>
          </table:table-cell>
          <table:table-cell office:value-type="float" office:value="25.567" calcext:value-type="float">
            <text:p>25,567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table:number-columns-repeated="2" office:value-type="float" office:value="21.237" calcext:value-type="float">
            <text:p>21,237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33" calcext:value-type="float">
            <text:p>24,33</text:p>
          </table:table-cell>
          <table:table-cell office:value-type="float" office:value="25.567" calcext:value-type="float">
            <text:p>25,567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918" calcext:value-type="float">
            <text:p>23,918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3.505" calcext:value-type="float">
            <text:p>23,505</text:p>
          </table:table-cell>
          <table:table-cell office:value-type="float" office:value="24.124" calcext:value-type="float">
            <text:p>24,124</text:p>
          </table:table-cell>
          <table:table-cell office:value-type="float" office:value="25.155" calcext:value-type="float">
            <text:p>25,155</text:p>
          </table:table-cell>
          <table:table-cell office:value-type="float" office:value="24.742" calcext:value-type="float">
            <text:p>24,742</text:p>
          </table:table-cell>
          <table:table-cell office:value-type="float" office:value="25.567" calcext:value-type="float">
            <text:p>25,567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office:value-type="float" office:value="21.237" calcext:value-type="float">
            <text:p>21,237</text:p>
          </table:table-cell>
          <table:table-cell office:value-type="float" office:value="21.649" calcext:value-type="float">
            <text:p>21,649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361" calcext:value-type="float">
            <text:p>25,361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567" calcext:value-type="float">
            <text:p>25,567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office:value-type="float" office:value="21.649" calcext:value-type="float">
            <text:p>21,649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361" calcext:value-type="float">
            <text:p>25,361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567" calcext:value-type="float">
            <text:p>25,567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office:value-type="float" office:value="21.649" calcext:value-type="float">
            <text:p>21,649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361" calcext:value-type="float">
            <text:p>25,361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567" calcext:value-type="float">
            <text:p>25,567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</table:table-row>
        <table:table-row table:style-name="ro1">
          <table:table-cell office:value-type="float" office:value="21.237" calcext:value-type="float">
            <text:p>21,237</text:p>
          </table:table-cell>
          <table:table-cell office:value-type="float" office:value="21.443" calcext:value-type="float">
            <text:p>21,443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5.155" calcext:value-type="float">
            <text:p>25,155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567" calcext:value-type="float">
            <text:p>25,567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299" calcext:value-type="float">
            <text:p>23,299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299" calcext:value-type="float">
            <text:p>23,299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711" calcext:value-type="float">
            <text:p>23,711</text:p>
          </table:table-cell>
          <table:table-cell office:value-type="float" office:value="22.68" calcext:value-type="float">
            <text:p>22,68</text:p>
          </table:table-cell>
          <table:table-cell office:value-type="float" office:value="22.887" calcext:value-type="float">
            <text:p>22,887</text:p>
          </table:table-cell>
        </table:table-row>
        <table:table-row table:style-name="ro1">
          <table:table-cell office:value-type="float" office:value="21.237" calcext:value-type="float">
            <text:p>21,237</text:p>
          </table:table-cell>
          <table:table-cell office:value-type="float" office:value="21.443" calcext:value-type="float">
            <text:p>21,44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742" calcext:value-type="float">
            <text:p>24,742</text:p>
          </table:table-cell>
          <table:table-cell office:value-type="float" office:value="25.155" calcext:value-type="float">
            <text:p>25,155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567" calcext:value-type="float">
            <text:p>25,567</text:p>
          </table:table-cell>
          <table:table-cell office:value-type="float" office:value="25.773" calcext:value-type="float">
            <text:p>25,77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299" calcext:value-type="float">
            <text:p>23,299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299" calcext:value-type="float">
            <text:p>23,299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table:number-columns-repeated="3"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office:value-type="float" office:value="22.268" calcext:value-type="float">
            <text:p>22,268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361" calcext:value-type="float">
            <text:p>25,361</text:p>
          </table:table-cell>
          <table:table-cell office:value-type="float" office:value="24.742" calcext:value-type="float">
            <text:p>24,742</text:p>
          </table:table-cell>
          <table:table-cell office:value-type="float" office:value="25.155" calcext:value-type="float">
            <text:p>25,155</text:p>
          </table:table-cell>
          <table:table-cell office:value-type="float" office:value="25.567" calcext:value-type="float">
            <text:p>25,567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3.918" calcext:value-type="float">
            <text:p>23,91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093" calcext:value-type="float">
            <text:p>23,093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299" calcext:value-type="float">
            <text:p>23,299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918" calcext:value-type="float">
            <text:p>23,918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3.918" calcext:value-type="float">
            <text:p>23,918</text:p>
          </table:table-cell>
        </table:table-row>
        <table:table-row table:style-name="ro1">
          <table:table-cell office:value-type="float" office:value="21.443" calcext:value-type="float">
            <text:p>21,443</text:p>
          </table:table-cell>
          <table:table-cell office:value-type="float" office:value="22.268" calcext:value-type="float">
            <text:p>22,26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948" calcext:value-type="float">
            <text:p>24,948</text:p>
          </table:table-cell>
          <table:table-cell office:value-type="float" office:value="24.33" calcext:value-type="float">
            <text:p>24,33</text:p>
          </table:table-cell>
          <table:table-cell office:value-type="float" office:value="25.155" calcext:value-type="float">
            <text:p>25,155</text:p>
          </table:table-cell>
          <table:table-cell office:value-type="float" office:value="25.361" calcext:value-type="float">
            <text:p>25,361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4.124" calcext:value-type="float">
            <text:p>24,124</text:p>
          </table:table-cell>
          <table:table-cell office:value-type="float" office:value="23.299" calcext:value-type="float">
            <text:p>23,299</text:p>
          </table:table-cell>
          <table:table-cell office:value-type="float" office:value="22.68" calcext:value-type="float">
            <text:p>22,68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  <table:table-cell office:value-type="float" office:value="23.711" calcext:value-type="float">
            <text:p>23,711</text:p>
          </table:table-cell>
          <table:table-cell table:number-columns-repeated="2" office:value-type="float" office:value="23.299" calcext:value-type="float">
            <text:p>23,299</text:p>
          </table:table-cell>
          <table:table-cell office:value-type="float" office:value="24.124" calcext:value-type="float">
            <text:p>24,124</text:p>
          </table:table-cell>
        </table:table-row>
        <table:table-row table:style-name="ro1">
          <table:table-cell office:value-type="float" office:value="21.649" calcext:value-type="float">
            <text:p>21,649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948" calcext:value-type="float">
            <text:p>24,948</text:p>
          </table:table-cell>
          <table:table-cell office:value-type="float" office:value="24.33" calcext:value-type="float">
            <text:p>24,33</text:p>
          </table:table-cell>
          <table:table-cell office:value-type="float" office:value="25.155" calcext:value-type="float">
            <text:p>25,155</text:p>
          </table:table-cell>
          <table:table-cell office:value-type="float" office:value="25.361" calcext:value-type="float">
            <text:p>25,361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4.124" calcext:value-type="float">
            <text:p>24,124</text:p>
          </table:table-cell>
          <table:table-cell office:value-type="float" office:value="23.299" calcext:value-type="float">
            <text:p>23,299</text:p>
          </table:table-cell>
          <table:table-cell table:number-columns-repeated="2" office:value-type="float" office:value="22.68" calcext:value-type="float">
            <text:p>22,68</text:p>
          </table:table-cell>
          <table:table-cell table:number-columns-repeated="2" office:value-type="float" office:value="23.299" calcext:value-type="float">
            <text:p>23,299</text:p>
          </table:table-cell>
          <table:table-cell office:value-type="float" office:value="23.711" calcext:value-type="float">
            <text:p>23,711</text:p>
          </table:table-cell>
          <table:table-cell table:number-columns-repeated="2" office:value-type="float" office:value="23.299" calcext:value-type="float">
            <text:p>23,299</text:p>
          </table:table-cell>
          <table:table-cell office:value-type="float" office:value="24.124" calcext:value-type="float">
            <text:p>24,124</text:p>
          </table:table-cell>
        </table:table-row>
        <table:table-row table:style-name="ro1">
          <table:table-cell office:value-type="float" office:value="21.856" calcext:value-type="float">
            <text:p>21,856</text:p>
          </table:table-cell>
          <table:table-cell office:value-type="float" office:value="22.062" calcext:value-type="float">
            <text:p>22,062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33" calcext:value-type="float">
            <text:p>24,33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155" calcext:value-type="float">
            <text:p>25,15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4.124" calcext:value-type="float">
            <text:p>24,124</text:p>
          </table:table-cell>
          <table:table-cell office:value-type="float" office:value="23.299" calcext:value-type="float">
            <text:p>23,299</text:p>
          </table:table-cell>
          <table:table-cell office:value-type="float" office:value="22.68" calcext:value-type="float">
            <text:p>22,68</text:p>
          </table:table-cell>
          <table:table-cell office:value-type="float" office:value="22.062" calcext:value-type="float">
            <text:p>22,062</text:p>
          </table:table-cell>
          <table:table-cell table:number-columns-repeated="2" office:value-type="float" office:value="22.68" calcext:value-type="float">
            <text:p>22,6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2.68" calcext:value-type="float">
            <text:p>22,68</text:p>
          </table:table-cell>
          <table:table-cell office:value-type="float" office:value="23.299" calcext:value-type="float">
            <text:p>23,299</text:p>
          </table:table-cell>
          <table:table-cell office:value-type="float" office:value="24.742" calcext:value-type="float">
            <text:p>24,742</text:p>
          </table:table-cell>
        </table:table-row>
        <table:table-row table:style-name="ro1">
          <table:table-cell table:number-columns-repeated="2" office:value-type="float" office:value="22.887" calcext:value-type="float">
            <text:p>22,887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4.742" calcext:value-type="float">
            <text:p>24,742</text:p>
          </table:table-cell>
          <table:table-cell table:number-columns-repeated="2" office:value-type="float" office:value="24.33" calcext:value-type="float">
            <text:p>24,33</text:p>
          </table:table-cell>
          <table:table-cell table:number-columns-repeated="2" office:value-type="float" office:value="24.742" calcext:value-type="float">
            <text:p>24,742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299" calcext:value-type="float">
            <text:p>23,299</text:p>
          </table:table-cell>
          <table:table-cell office:value-type="float" office:value="22.68" calcext:value-type="float">
            <text:p>22,68</text:p>
          </table:table-cell>
          <table:table-cell office:value-type="float" office:value="22.268" calcext:value-type="float">
            <text:p>22,26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2.68" calcext:value-type="float">
            <text:p>22,68</text:p>
          </table:table-cell>
          <table:table-cell office:value-type="float" office:value="23.299" calcext:value-type="float">
            <text:p>23,299</text:p>
          </table:table-cell>
          <table:table-cell office:value-type="float" office:value="24.742" calcext:value-type="float">
            <text:p>24,742</text:p>
          </table:table-cell>
        </table:table-row>
        <table:table-row table:style-name="ro1">
          <table:table-cell office:value-type="float" office:value="23.505" calcext:value-type="float">
            <text:p>23,505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711" calcext:value-type="float">
            <text:p>23,711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4.742" calcext:value-type="float">
            <text:p>24,742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table:number-columns-repeated="3" office:value-type="float" office:value="24.536" calcext:value-type="float">
            <text:p>24,536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299" calcext:value-type="float">
            <text:p>23,299</text:p>
          </table:table-cell>
          <table:table-cell table:number-columns-repeated="3" office:value-type="float" office:value="22.68" calcext:value-type="float">
            <text:p>22,6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2.68" calcext:value-type="float">
            <text:p>22,68</text:p>
          </table:table-cell>
          <table:table-cell office:value-type="float" office:value="23.299" calcext:value-type="float">
            <text:p>23,299</text:p>
          </table:table-cell>
          <table:table-cell office:value-type="float" office:value="24.33" calcext:value-type="float">
            <text:p>24,33</text:p>
          </table:table-cell>
        </table:table-row>
        <table:table-row table:style-name="ro1">
          <table:table-cell office:value-type="float" office:value="24.33" calcext:value-type="float">
            <text:p>24,33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711" calcext:value-type="float">
            <text:p>23,711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299" calcext:value-type="float">
            <text:p>23,299</text:p>
          </table:table-cell>
          <table:table-cell office:value-type="float" office:value="23.093" calcext:value-type="float">
            <text:p>23,093</text:p>
          </table:table-cell>
          <table:table-cell office:value-type="float" office:value="22.887" calcext:value-type="float">
            <text:p>22,887</text:p>
          </table:table-cell>
          <table:table-cell office:value-type="float" office:value="22.68" calcext:value-type="float">
            <text:p>22,68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918" calcext:value-type="float">
            <text:p>23,918</text:p>
          </table:table-cell>
          <table:table-cell office:value-type="float" office:value="25.155" calcext:value-type="float">
            <text:p>25,155</text:p>
          </table:table-cell>
        </table:table-row>
        <table:table-row table:style-name="ro1">
          <table:table-cell office:value-type="float" office:value="24.33" calcext:value-type="float">
            <text:p>24,33</text:p>
          </table:table-cell>
          <table:table-cell table:number-columns-repeated="2" office:value-type="float" office:value="23.505" calcext:value-type="float">
            <text:p>23,505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505" calcext:value-type="float">
            <text:p>23,505</text:p>
          </table:table-cell>
          <table:table-cell table:number-columns-repeated="2" office:value-type="float" office:value="23.711" calcext:value-type="float">
            <text:p>23,711</text:p>
          </table:table-cell>
          <table:table-cell office:value-type="float" office:value="22.887" calcext:value-type="float">
            <text:p>22,887</text:p>
          </table:table-cell>
          <table:table-cell office:value-type="float" office:value="22.68" calcext:value-type="float">
            <text:p>22,68</text:p>
          </table:table-cell>
          <table:table-cell office:value-type="float" office:value="22.887" calcext:value-type="float">
            <text:p>22,887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124" calcext:value-type="float">
            <text:p>24,124</text:p>
          </table:table-cell>
          <table:table-cell office:value-type="float" office:value="25.155" calcext:value-type="float">
            <text:p>25,155</text:p>
          </table:table-cell>
        </table:table-row>
        <table:table-row table:style-name="ro1"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711" calcext:value-type="float">
            <text:p>23,711</text:p>
          </table:table-cell>
          <table:table-cell table:number-columns-repeated="2"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299" calcext:value-type="float">
            <text:p>23,299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711" calcext:value-type="float">
            <text:p>23,711</text:p>
          </table:table-cell>
          <table:table-cell office:value-type="float" office:value="22.887" calcext:value-type="float">
            <text:p>22,887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5.155" calcext:value-type="float">
            <text:p>25,155</text:p>
          </table:table-cell>
        </table:table-row>
        <table:table-row table:style-name="ro1">
          <table:table-cell office:value-type="float" office:value="25.155" calcext:value-type="float">
            <text:p>25,155</text:p>
          </table:table-cell>
          <table:table-cell office:value-type="float" office:value="24.33" calcext:value-type="float">
            <text:p>24,33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33" calcext:value-type="float">
            <text:p>24,33</text:p>
          </table:table-cell>
          <table:table-cell table:number-columns-repeated="2" office:value-type="float" office:value="23.918" calcext:value-type="float">
            <text:p>23,918</text:p>
          </table:table-cell>
          <table:table-cell table:number-columns-repeated="3" office:value-type="float" office:value="24.33" calcext:value-type="float">
            <text:p>24,33</text:p>
          </table:table-cell>
          <table:table-cell table:number-columns-repeated="2" office:value-type="float" office:value="23.299" calcext:value-type="float">
            <text:p>23,299</text:p>
          </table:table-cell>
          <table:table-cell office:value-type="float" office:value="23.505" calcext:value-type="float">
            <text:p>23,505</text:p>
          </table:table-cell>
          <table:table-cell office:value-type="float" office:value="22.887" calcext:value-type="float">
            <text:p>22,887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5.155" calcext:value-type="float">
            <text:p>25,155</text:p>
          </table:table-cell>
        </table:table-row>
        <table:table-row table:style-name="ro1">
          <table:table-cell office:value-type="float" office:value="25.155" calcext:value-type="float">
            <text:p>25,155</text:p>
          </table:table-cell>
          <table:table-cell office:value-type="float" office:value="24.33" calcext:value-type="float">
            <text:p>24,33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3.918" calcext:value-type="float">
            <text:p>23,918</text:p>
          </table:table-cell>
          <table:table-cell table:number-columns-repeated="5" office:value-type="float" office:value="23.299" calcext:value-type="float">
            <text:p>23,299</text:p>
          </table:table-cell>
          <table:table-cell office:value-type="float" office:value="23.093" calcext:value-type="float">
            <text:p>23,093</text:p>
          </table:table-cell>
          <table:table-cell office:value-type="float" office:value="22.887" calcext:value-type="float">
            <text:p>22,887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  <table:table-cell table:number-columns-repeated="2" office:value-type="float" office:value="25.155" calcext:value-type="float">
            <text:p>25,155</text:p>
          </table:table-cell>
          <table:table-cell office:value-type="float" office:value="24.742" calcext:value-type="float">
            <text:p>24,742</text:p>
          </table:table-cell>
          <table:table-cell table:number-columns-repeated="2" office:value-type="float" office:value="25.567" calcext:value-type="float">
            <text:p>25,567</text:p>
          </table:table-cell>
        </table:table-row>
        <table:table-row table:style-name="ro1">
          <table:table-cell office:value-type="float" office:value="25.773" calcext:value-type="float">
            <text:p>25,773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124" calcext:value-type="float">
            <text:p>24,124</text:p>
          </table:table-cell>
          <table:table-cell office:value-type="float" office:value="24.948" calcext:value-type="float">
            <text:p>24,948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505" calcext:value-type="float">
            <text:p>23,505</text:p>
          </table:table-cell>
          <table:table-cell office:value-type="float" office:value="23.711" calcext:value-type="float">
            <text:p>23,711</text:p>
          </table:table-cell>
          <table:table-cell office:value-type="float" office:value="23.093" calcext:value-type="float">
            <text:p>23,093</text:p>
          </table:table-cell>
          <table:table-cell office:value-type="float" office:value="22.68" calcext:value-type="float">
            <text:p>22,68</text:p>
          </table:table-cell>
          <table:table-cell office:value-type="float" office:value="22.062" calcext:value-type="float">
            <text:p>22,062</text:p>
          </table:table-cell>
          <table:table-cell table:number-columns-repeated="2" office:value-type="float" office:value="22.68" calcext:value-type="float">
            <text:p>22,68</text:p>
          </table:table-cell>
          <table:table-cell office:value-type="float" office:value="22.062" calcext:value-type="float">
            <text:p>22,062</text:p>
          </table:table-cell>
          <table:table-cell office:value-type="float" office:value="22.474" calcext:value-type="float">
            <text:p>22,474</text:p>
          </table:table-cell>
          <table:table-cell table:number-columns-repeated="2" office:value-type="float" office:value="23.093" calcext:value-type="float">
            <text:p>23,093</text:p>
          </table:table-cell>
          <table:table-cell office:value-type="float" office:value="22.68" calcext:value-type="float">
            <text:p>22,6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6.186" calcext:value-type="float">
            <text:p>26,186</text:p>
          </table:table-cell>
          <table:table-cell table:number-columns-repeated="3" office:value-type="float" office:value="25.773" calcext:value-type="float">
            <text:p>25,773</text:p>
          </table:table-cell>
        </table:table-row>
        <table:table-row table:style-name="ro1">
          <table:table-cell office:value-type="float" office:value="26.186" calcext:value-type="float">
            <text:p>26,186</text:p>
          </table:table-cell>
          <table:table-cell office:value-type="float" office:value="24.742" calcext:value-type="float">
            <text:p>24,742</text:p>
          </table:table-cell>
          <table:table-cell table:number-columns-repeated="2" office:value-type="float" office:value="24.124" calcext:value-type="float">
            <text:p>24,124</text:p>
          </table:table-cell>
          <table:table-cell office:value-type="float" office:value="23.918" calcext:value-type="float">
            <text:p>23,918</text:p>
          </table:table-cell>
          <table:table-cell office:value-type="float" office:value="23.505" calcext:value-type="float">
            <text:p>23,505</text:p>
          </table:table-cell>
          <table:table-cell office:value-type="float" office:value="22.887" calcext:value-type="float">
            <text:p>22,887</text:p>
          </table:table-cell>
          <table:table-cell office:value-type="float" office:value="22.68" calcext:value-type="float">
            <text:p>22,68</text:p>
          </table:table-cell>
          <table:table-cell office:value-type="float" office:value="22.474" calcext:value-type="float">
            <text:p>22,474</text:p>
          </table:table-cell>
          <table:table-cell office:value-type="float" office:value="21.649" calcext:value-type="float">
            <text:p>21,649</text:p>
          </table:table-cell>
          <table:table-cell office:value-type="float" office:value="22.68" calcext:value-type="float">
            <text:p>22,68</text:p>
          </table:table-cell>
          <table:table-cell office:value-type="float" office:value="22.268" calcext:value-type="float">
            <text:p>22,268</text:p>
          </table:table-cell>
          <table:table-cell office:value-type="float" office:value="21.649" calcext:value-type="float">
            <text:p>21,649</text:p>
          </table:table-cell>
          <table:table-cell office:value-type="float" office:value="22.062" calcext:value-type="float">
            <text:p>22,062</text:p>
          </table:table-cell>
          <table:table-cell office:value-type="float" office:value="22.887" calcext:value-type="float">
            <text:p>22,887</text:p>
          </table:table-cell>
          <table:table-cell office:value-type="float" office:value="22.68" calcext:value-type="float">
            <text:p>22,68</text:p>
          </table:table-cell>
          <table:table-cell office:value-type="float" office:value="22.474" calcext:value-type="float">
            <text:p>22,474</text:p>
          </table:table-cell>
          <table:table-cell office:value-type="float" office:value="22.68" calcext:value-type="float">
            <text:p>22,68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6.186" calcext:value-type="float">
            <text:p>26,186</text:p>
          </table:table-cell>
          <table:table-cell table:number-columns-repeated="3" office:value-type="float" office:value="25.773" calcext:value-type="float">
            <text:p>25,773</text:p>
          </table:table-cell>
        </table:table-row>
        <table:table-row table:style-name="ro1">
          <table:table-cell office:value-type="float" office:value="25.155" calcext:value-type="float">
            <text:p>25,155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124" calcext:value-type="float">
            <text:p>24,124</text:p>
          </table:table-cell>
          <table:table-cell office:value-type="float" office:value="23.299" calcext:value-type="float">
            <text:p>23,299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3.505" calcext:value-type="float">
            <text:p>23,505</text:p>
          </table:table-cell>
          <table:table-cell office:value-type="float" office:value="23.299" calcext:value-type="float">
            <text:p>23,299</text:p>
          </table:table-cell>
          <table:table-cell office:value-type="float" office:value="21.237" calcext:value-type="float">
            <text:p>21,237</text:p>
          </table:table-cell>
          <table:table-cell office:value-type="float" office:value="21.856" calcext:value-type="float">
            <text:p>21,856</text:p>
          </table:table-cell>
          <table:table-cell office:value-type="float" office:value="21.443" calcext:value-type="float">
            <text:p>21,443</text:p>
          </table:table-cell>
          <table:table-cell office:value-type="float" office:value="21.237" calcext:value-type="float">
            <text:p>21,237</text:p>
          </table:table-cell>
          <table:table-cell office:value-type="float" office:value="22.474" calcext:value-type="float">
            <text:p>22,474</text:p>
          </table:table-cell>
          <table:table-cell office:value-type="float" office:value="23.299" calcext:value-type="float">
            <text:p>23,299</text:p>
          </table:table-cell>
          <table:table-cell table:number-columns-repeated="2" office:value-type="float" office:value="23.505" calcext:value-type="float">
            <text:p>23,505</text:p>
          </table:table-cell>
          <table:table-cell office:value-type="float" office:value="23.711" calcext:value-type="float">
            <text:p>23,711</text:p>
          </table:table-cell>
          <table:table-cell office:value-type="float" office:value="24.536" calcext:value-type="float">
            <text:p>24,536</text:p>
          </table:table-cell>
          <table:table-cell table:number-columns-repeated="2" office:value-type="float" office:value="26.804" calcext:value-type="float">
            <text:p>26,804</text:p>
          </table:table-cell>
          <table:table-cell table:number-columns-repeated="3" office:value-type="float" office:value="25.773" calcext:value-type="float">
            <text:p>25,773</text:p>
          </table:table-cell>
        </table:table-row>
        <table:table-row table:style-name="ro1">
          <table:table-cell office:value-type="float" office:value="24.742" calcext:value-type="float">
            <text:p>24,742</text:p>
          </table:table-cell>
          <table:table-cell office:value-type="float" office:value="23.918" calcext:value-type="float">
            <text:p>23,918</text:p>
          </table:table-cell>
          <table:table-cell office:value-type="float" office:value="24.124" calcext:value-type="float">
            <text:p>24,124</text:p>
          </table:table-cell>
          <table:table-cell table:number-columns-repeated="2" office:value-type="float" office:value="24.742" calcext:value-type="float">
            <text:p>24,742</text:p>
          </table:table-cell>
          <table:table-cell table:number-columns-repeated="3" office:value-type="float" office:value="24.124" calcext:value-type="float">
            <text:p>24,124</text:p>
          </table:table-cell>
          <table:table-cell office:value-type="float" office:value="23.918" calcext:value-type="float">
            <text:p>23,918</text:p>
          </table:table-cell>
          <table:table-cell office:value-type="float" office:value="21.856" calcext:value-type="float">
            <text:p>21,856</text:p>
          </table:table-cell>
          <table:table-cell office:value-type="float" office:value="22.268" calcext:value-type="float">
            <text:p>22,268</text:p>
          </table:table-cell>
          <table:table-cell office:value-type="float" office:value="23.093" calcext:value-type="float">
            <text:p>23,093</text:p>
          </table:table-cell>
          <table:table-cell office:value-type="float" office:value="23.299" calcext:value-type="float">
            <text:p>23,299</text:p>
          </table:table-cell>
          <table:table-cell table:number-columns-repeated="2" office:value-type="float" office:value="24.536" calcext:value-type="float">
            <text:p>24,536</text:p>
          </table:table-cell>
          <table:table-cell table:number-columns-repeated="2" office:value-type="float" office:value="24.742" calcext:value-type="float">
            <text:p>24,742</text:p>
          </table:table-cell>
          <table:table-cell office:value-type="float" office:value="26.598" calcext:value-type="float">
            <text:p>26,598</text:p>
          </table:table-cell>
          <table:table-cell table:number-columns-repeated="6" office:value-type="float" office:value="27.835" calcext:value-type="float">
            <text:p>27,835</text:p>
          </table:table-cell>
        </table:table-row>
        <table:table-row table:style-name="ro1">
          <table:table-cell office:value-type="float" office:value="24.124" calcext:value-type="float">
            <text:p>24,124</text:p>
          </table:table-cell>
          <table:table-cell office:value-type="float" office:value="24.948" calcext:value-type="float">
            <text:p>24,948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36" calcext:value-type="float">
            <text:p>24,536</text:p>
          </table:table-cell>
          <table:table-cell office:value-type="float" office:value="24.742" calcext:value-type="float">
            <text:p>24,742</text:p>
          </table:table-cell>
          <table:table-cell office:value-type="float" office:value="24.948" calcext:value-type="float">
            <text:p>24,948</text:p>
          </table:table-cell>
          <table:table-cell table:number-columns-repeated="2" office:value-type="float" office:value="25.155" calcext:value-type="float">
            <text:p>25,155</text:p>
          </table:table-cell>
          <table:table-cell office:value-type="float" office:value="25.567" calcext:value-type="float">
            <text:p>25,567</text:p>
          </table:table-cell>
          <table:table-cell office:value-type="float" office:value="23.918" calcext:value-type="float">
            <text:p>23,918</text:p>
          </table:table-cell>
          <table:table-cell table:number-columns-repeated="2" office:value-type="float" office:value="23.093" calcext:value-type="float">
            <text:p>23,093</text:p>
          </table:table-cell>
          <table:table-cell table:number-columns-repeated="3" office:value-type="float" office:value="25.979" calcext:value-type="float">
            <text:p>25,979</text:p>
          </table:table-cell>
          <table:table-cell table:number-columns-repeated="9" office:value-type="float" office:value="27.835" calcext:value-type="float">
            <text:p>27,835</text:p>
          </table:table-cell>
        </table:table-row>
        <table:table-row table:style-name="ro1">
          <table:table-cell office:value-type="float" office:value="24.33" calcext:value-type="float">
            <text:p>24,33</text:p>
          </table:table-cell>
          <table:table-cell office:value-type="float" office:value="24.948" calcext:value-type="float">
            <text:p>24,948</text:p>
          </table:table-cell>
          <table:table-cell office:value-type="float" office:value="25.361" calcext:value-type="float">
            <text:p>25,361</text:p>
          </table:table-cell>
          <table:table-cell office:value-type="float" office:value="25.979" calcext:value-type="float">
            <text:p>25,979</text:p>
          </table:table-cell>
          <table:table-cell office:value-type="float" office:value="26.804" calcext:value-type="float">
            <text:p>26,804</text:p>
          </table:table-cell>
          <table:table-cell office:value-type="float" office:value="26.392" calcext:value-type="float">
            <text:p>26,392</text:p>
          </table:table-cell>
          <table:table-cell table:number-columns-repeated="2" office:value-type="float" office:value="25.155" calcext:value-type="float">
            <text:p>25,155</text:p>
          </table:table-cell>
          <table:table-cell table:number-columns-repeated="2" office:value-type="float" office:value="26.392" calcext:value-type="float">
            <text:p>26,392</text:p>
          </table:table-cell>
          <table:table-cell table:number-columns-repeated="2" office:value-type="float" office:value="26.598" calcext:value-type="float">
            <text:p>26,598</text:p>
          </table:table-cell>
          <table:table-cell office:value-type="float" office:value="27.629" calcext:value-type="float">
            <text:p>27,629</text:p>
          </table:table-cell>
          <table:table-cell table:number-columns-repeated="2" office:value-type="float" office:value="26.804" calcext:value-type="float">
            <text:p>26,804</text:p>
          </table:table-cell>
          <table:table-cell table:number-columns-repeated="9" office:value-type="float" office:value="27.835" calcext:value-type="float">
            <text:p>27,835</text:p>
          </table:table-cell>
        </table:table-row>
        <table:table-row table:style-name="ro1">
          <table:table-cell table:number-columns-repeated="2" office:value-type="float" office:value="25.155" calcext:value-type="float">
            <text:p>25,155</text:p>
          </table:table-cell>
          <table:table-cell table:number-columns-repeated="2" office:value-type="float" office:value="25.979" calcext:value-type="float">
            <text:p>25,979</text:p>
          </table:table-cell>
          <table:table-cell office:value-type="float" office:value="26.804" calcext:value-type="float">
            <text:p>26,804</text:p>
          </table:table-cell>
          <table:table-cell table:number-columns-repeated="3" office:value-type="float" office:value="26.392" calcext:value-type="float">
            <text:p>26,392</text:p>
          </table:table-cell>
          <table:table-cell table:number-columns-repeated="3" office:value-type="float" office:value="27.423" calcext:value-type="float">
            <text:p>27,423</text:p>
          </table:table-cell>
          <table:table-cell office:value-type="float" office:value="27.835" calcext:value-type="float">
            <text:p>27,835</text:p>
          </table:table-cell>
          <table:table-cell office:value-type="float" office:value="27.423" calcext:value-type="float">
            <text:p>27,423</text:p>
          </table:table-cell>
          <table:table-cell table:number-columns-repeated="2" office:value-type="float" office:value="26.804" calcext:value-type="float">
            <text:p>26,804</text:p>
          </table:table-cell>
          <table:table-cell table:number-columns-repeated="9" office:value-type="float" office:value="27.835" calcext:value-type="float">
            <text:p>27,835</text:p>
          </table:table-cell>
        </table:table-row>
        <table:table-row table:style-name="ro1">
          <table:table-cell office:value-type="float" office:value="25.361" calcext:value-type="float">
            <text:p>25,361</text:p>
          </table:table-cell>
          <table:table-cell office:value-type="float" office:value="25.567" calcext:value-type="float">
            <text:p>25,567</text:p>
          </table:table-cell>
          <table:table-cell table:number-columns-repeated="2" office:value-type="float" office:value="26.804" calcext:value-type="float">
            <text:p>26,804</text:p>
          </table:table-cell>
          <table:table-cell table:number-columns-repeated="4" office:value-type="float" office:value="27.216" calcext:value-type="float">
            <text:p>27,216</text:p>
          </table:table-cell>
          <table:table-cell table:number-columns-repeated="3" office:value-type="float" office:value="27.423" calcext:value-type="float">
            <text:p>27,423</text:p>
          </table:table-cell>
          <table:table-cell office:value-type="float" office:value="27.835" calcext:value-type="float">
            <text:p>27,835</text:p>
          </table:table-cell>
          <table:table-cell table:number-columns-repeated="3" office:value-type="float" office:value="27.423" calcext:value-type="float">
            <text:p>27,423</text:p>
          </table:table-cell>
          <table:table-cell table:number-columns-repeated="9" office:value-type="float" office:value="27.835" calcext:value-type="float">
            <text:p>27,835</text:p>
          </table:table-cell>
        </table:table-row>
        <table:table-row table:style-name="ro1">
          <table:table-cell office:value-type="float" office:value="26.804" calcext:value-type="float">
            <text:p>26,804</text:p>
          </table:table-cell>
          <table:table-cell office:value-type="float" office:value="27.423" calcext:value-type="float">
            <text:p>27,423</text:p>
          </table:table-cell>
          <table:table-cell office:value-type="float" office:value="26.392" calcext:value-type="float">
            <text:p>26,392</text:p>
          </table:table-cell>
          <table:table-cell office:value-type="float" office:value="26.804" calcext:value-type="float">
            <text:p>26,804</text:p>
          </table:table-cell>
          <table:table-cell office:value-type="float" office:value="27.835" calcext:value-type="float">
            <text:p>27,835</text:p>
          </table:table-cell>
          <table:table-cell table:number-columns-repeated="3" office:value-type="float" office:value="26.804" calcext:value-type="float">
            <text:p>26,804</text:p>
          </table:table-cell>
          <table:table-cell table:number-columns-repeated="16" office:value-type="float" office:value="27.835" calcext:value-type="float">
            <text:p>27,835</text:p>
          </table:table-cell>
        </table:table-row>
        <table:table-row table:style-name="ro1">
          <table:table-cell table:number-columns-repeated="24" office:value-type="float" office:value="27.835" calcext:value-type="float">
            <text:p>27,835</text:p>
          </table:table-cell>
        </table:table-row>
        <table:table-row table:style-name="ro1">
          <table:table-cell table:number-columns-repeated="24" office:value-type="float" office:value="27.835" calcext:value-type="float">
            <text:p>27,835</text:p>
          </table:table-cell>
        </table:table-row>
        <table:table-row table:style-name="ro1">
          <table:table-cell table:number-columns-repeated="24" office:value-type="float" office:value="27.835" calcext:value-type="float">
            <text:p>27,835</text:p>
          </table:table-cell>
        </table:table-row>
        <table:table-row table:style-name="ro1">
          <table:table-cell table:number-columns-repeated="24" office:value-type="float" office:value="27.835" calcext:value-type="float">
            <text:p>27,835</text:p>
          </table:table-cell>
        </table:table-row>
        <table:table-row table:style-name="ro1">
          <table:table-cell table:number-columns-repeated="24" office:value-type="float" office:value="27.835" calcext:value-type="float">
            <text:p>27,835</text:p>
          </table:table-cell>
        </table:table-row>
        <table:table-row table:style-name="ro1">
          <table:table-cell table:number-columns-repeated="24" office:value-type="float" office:value="27.835" calcext:value-type="float">
            <text:p>27,835</text:p>
          </table:table-cell>
        </table:table-row>
        <table:table-row table:style-name="ro1">
          <table:table-cell table:number-columns-repeated="24" office:value-type="float" office:value="27.835" calcext:value-type="float">
            <text:p>27,83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4.894" calcext:value-type="float">
            <text:p>24,89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4.468" calcext:value-type="float">
            <text:p>24,468</text:p>
          </table:table-cell>
          <table:table-cell table:number-columns-repeated="2" office:value-type="float" office:value="23.83" calcext:value-type="float">
            <text:p>23,83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106" calcext:value-type="float">
            <text:p>25,106</text:p>
          </table:table-cell>
          <table:table-cell office:value-type="float" office:value="25.319" calcext:value-type="float">
            <text:p>25,31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7.234" calcext:value-type="float">
            <text:p>27,234</text:p>
          </table:table-cell>
          <table:table-cell office:value-type="float" office:value="27.66" calcext:value-type="float">
            <text:p>27,66</text:p>
          </table:table-cell>
          <table:table-cell office:value-type="float" office:value="27.872" calcext:value-type="float">
            <text:p>27,872</text:p>
          </table:table-cell>
          <table:table-cell table:number-columns-repeated="2" office:value-type="float" office:value="28.936" calcext:value-type="float">
            <text:p>28,936</text:p>
          </table:table-cell>
          <table:table-cell office:value-type="float" office:value="28.511" calcext:value-type="float">
            <text:p>28,511</text:p>
          </table:table-cell>
          <table:table-cell table:number-columns-repeated="2" office:value-type="float" office:value="28.085" calcext:value-type="float">
            <text:p>28,085</text:p>
          </table:table-cell>
        </table:table-row>
        <table:table-row table:style-name="ro1">
          <table:table-cell office:value-type="float" office:value="24.894" calcext:value-type="float">
            <text:p>24,89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4.468" calcext:value-type="float">
            <text:p>24,468</text:p>
          </table:table-cell>
          <table:table-cell table:number-columns-repeated="2" office:value-type="float" office:value="23.83" calcext:value-type="float">
            <text:p>23,83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106" calcext:value-type="float">
            <text:p>25,106</text:p>
          </table:table-cell>
          <table:table-cell office:value-type="float" office:value="25.319" calcext:value-type="float">
            <text:p>25,31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7.234" calcext:value-type="float">
            <text:p>27,234</text:p>
          </table:table-cell>
          <table:table-cell office:value-type="float" office:value="27.66" calcext:value-type="float">
            <text:p>27,66</text:p>
          </table:table-cell>
          <table:table-cell office:value-type="float" office:value="27.872" calcext:value-type="float">
            <text:p>27,872</text:p>
          </table:table-cell>
          <table:table-cell table:number-columns-repeated="2" office:value-type="float" office:value="28.936" calcext:value-type="float">
            <text:p>28,936</text:p>
          </table:table-cell>
          <table:table-cell office:value-type="float" office:value="28.511" calcext:value-type="float">
            <text:p>28,511</text:p>
          </table:table-cell>
          <table:table-cell table:number-columns-repeated="2" office:value-type="float" office:value="28.085" calcext:value-type="float">
            <text:p>28,085</text:p>
          </table:table-cell>
        </table:table-row>
        <table:table-row table:style-name="ro1">
          <table:table-cell office:value-type="float" office:value="24.894" calcext:value-type="float">
            <text:p>24,89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4.468" calcext:value-type="float">
            <text:p>24,468</text:p>
          </table:table-cell>
          <table:table-cell table:number-columns-repeated="2" office:value-type="float" office:value="23.83" calcext:value-type="float">
            <text:p>23,83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106" calcext:value-type="float">
            <text:p>25,106</text:p>
          </table:table-cell>
          <table:table-cell office:value-type="float" office:value="25.319" calcext:value-type="float">
            <text:p>25,31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66" calcext:value-type="float">
            <text:p>27,66</text:p>
          </table:table-cell>
          <table:table-cell table:number-columns-repeated="2" office:value-type="float" office:value="28.936" calcext:value-type="float">
            <text:p>28,936</text:p>
          </table:table-cell>
          <table:table-cell office:value-type="float" office:value="28.511" calcext:value-type="float">
            <text:p>28,511</text:p>
          </table:table-cell>
          <table:table-cell table:number-columns-repeated="2" office:value-type="float" office:value="28.085" calcext:value-type="float">
            <text:p>28,085</text:p>
          </table:table-cell>
        </table:table-row>
        <table:table-row table:style-name="ro1">
          <table:table-cell office:value-type="float" office:value="24.894" calcext:value-type="float">
            <text:p>24,89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4.468" calcext:value-type="float">
            <text:p>24,468</text:p>
          </table:table-cell>
          <table:table-cell table:number-columns-repeated="2" office:value-type="float" office:value="23.83" calcext:value-type="float">
            <text:p>23,83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2.979" calcext:value-type="float">
            <text:p>22,979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106" calcext:value-type="float">
            <text:p>25,106</text:p>
          </table:table-cell>
          <table:table-cell office:value-type="float" office:value="25.319" calcext:value-type="float">
            <text:p>25,31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66" calcext:value-type="float">
            <text:p>27,66</text:p>
          </table:table-cell>
          <table:table-cell table:number-columns-repeated="2" office:value-type="float" office:value="28.936" calcext:value-type="float">
            <text:p>28,936</text:p>
          </table:table-cell>
          <table:table-cell office:value-type="float" office:value="28.511" calcext:value-type="float">
            <text:p>28,511</text:p>
          </table:table-cell>
          <table:table-cell table:number-columns-repeated="2" office:value-type="float" office:value="28.085" calcext:value-type="float">
            <text:p>28,085</text:p>
          </table:table-cell>
        </table:table-row>
        <table:table-row table:style-name="ro1">
          <table:table-cell office:value-type="float" office:value="25.106" calcext:value-type="float">
            <text:p>25,106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383" calcext:value-type="float">
            <text:p>26,383</text:p>
          </table:table-cell>
          <table:table-cell table:number-columns-repeated="2" office:value-type="float" office:value="27.234" calcext:value-type="float">
            <text:p>27,234</text:p>
          </table:table-cell>
          <table:table-cell office:value-type="float" office:value="24.255" calcext:value-type="float">
            <text:p>24,255</text:p>
          </table:table-cell>
          <table:table-cell table:number-columns-repeated="2" office:value-type="float" office:value="23.83" calcext:value-type="float">
            <text:p>23,83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2.979" calcext:value-type="float">
            <text:p>22,979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106" calcext:value-type="float">
            <text:p>25,106</text:p>
          </table:table-cell>
          <table:table-cell office:value-type="float" office:value="25.319" calcext:value-type="float">
            <text:p>25,31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66" calcext:value-type="float">
            <text:p>27,66</text:p>
          </table:table-cell>
          <table:table-cell table:number-columns-repeated="2" office:value-type="float" office:value="28.936" calcext:value-type="float">
            <text:p>28,936</text:p>
          </table:table-cell>
          <table:table-cell office:value-type="float" office:value="28.511" calcext:value-type="float">
            <text:p>28,511</text:p>
          </table:table-cell>
          <table:table-cell office:value-type="float" office:value="28.085" calcext:value-type="float">
            <text:p>28,085</text:p>
          </table:table-cell>
          <table:table-cell office:value-type="float" office:value="27.234" calcext:value-type="float">
            <text:p>27,234</text:p>
          </table:table-cell>
        </table:table-row>
        <table:table-row table:style-name="ro1">
          <table:table-cell office:value-type="float" office:value="25.106" calcext:value-type="float">
            <text:p>25,106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596" calcext:value-type="float">
            <text:p>26,596</text:p>
          </table:table-cell>
          <table:table-cell table:number-columns-repeated="2" office:value-type="float" office:value="27.234" calcext:value-type="float">
            <text:p>27,23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83" calcext:value-type="float">
            <text:p>23,83</text:p>
          </table:table-cell>
          <table:table-cell table:number-columns-repeated="2" office:value-type="float" office:value="23.404" calcext:value-type="float">
            <text:p>23,404</text:p>
          </table:table-cell>
          <table:table-cell office:value-type="float" office:value="23.83" calcext:value-type="float">
            <text:p>23,83</text:p>
          </table:table-cell>
          <table:table-cell office:value-type="float" office:value="22.979" calcext:value-type="float">
            <text:p>22,979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106" calcext:value-type="float">
            <text:p>25,106</text:p>
          </table:table-cell>
          <table:table-cell office:value-type="float" office:value="25.319" calcext:value-type="float">
            <text:p>25,31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66" calcext:value-type="float">
            <text:p>27,66</text:p>
          </table:table-cell>
          <table:table-cell table:number-columns-repeated="2" office:value-type="float" office:value="28.936" calcext:value-type="float">
            <text:p>28,936</text:p>
          </table:table-cell>
          <table:table-cell office:value-type="float" office:value="28.511" calcext:value-type="float">
            <text:p>28,511</text:p>
          </table:table-cell>
          <table:table-cell office:value-type="float" office:value="28.298" calcext:value-type="float">
            <text:p>28,298</text:p>
          </table:table-cell>
          <table:table-cell office:value-type="float" office:value="27.447" calcext:value-type="float">
            <text:p>27,447</text:p>
          </table:table-cell>
        </table:table-row>
        <table:table-row table:style-name="ro1">
          <table:table-cell office:value-type="float" office:value="25.106" calcext:value-type="float">
            <text:p>25,106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596" calcext:value-type="float">
            <text:p>26,596</text:p>
          </table:table-cell>
          <table:table-cell table:number-columns-repeated="2" office:value-type="float" office:value="27.234" calcext:value-type="float">
            <text:p>27,23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83" calcext:value-type="float">
            <text:p>23,83</text:p>
          </table:table-cell>
          <table:table-cell table:number-columns-repeated="2" office:value-type="float" office:value="23.404" calcext:value-type="float">
            <text:p>23,404</text:p>
          </table:table-cell>
          <table:table-cell office:value-type="float" office:value="23.83" calcext:value-type="float">
            <text:p>23,83</text:p>
          </table:table-cell>
          <table:table-cell office:value-type="float" office:value="22.979" calcext:value-type="float">
            <text:p>22,979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319" calcext:value-type="float">
            <text:p>25,319</text:p>
          </table:table-cell>
          <table:table-cell office:value-type="float" office:value="26.383" calcext:value-type="float">
            <text:p>26,383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298" calcext:value-type="float">
            <text:p>28,298</text:p>
          </table:table-cell>
          <table:table-cell office:value-type="float" office:value="28.511" calcext:value-type="float">
            <text:p>28,511</text:p>
          </table:table-cell>
          <table:table-cell office:value-type="float" office:value="29.787" calcext:value-type="float">
            <text:p>29,787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574" calcext:value-type="float">
            <text:p>29,574</text:p>
          </table:table-cell>
          <table:table-cell office:value-type="float" office:value="28.723" calcext:value-type="float">
            <text:p>28,723</text:p>
          </table:table-cell>
        </table:table-row>
        <table:table-row table:style-name="ro1">
          <table:table-cell office:value-type="float" office:value="24.894" calcext:value-type="float">
            <text:p>24,89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234" calcext:value-type="float">
            <text:p>27,23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3.83" calcext:value-type="float">
            <text:p>23,83</text:p>
          </table:table-cell>
          <table:table-cell table:number-columns-repeated="2" office:value-type="float" office:value="23.617" calcext:value-type="float">
            <text:p>23,617</text:p>
          </table:table-cell>
          <table:table-cell office:value-type="float" office:value="23.83" calcext:value-type="float">
            <text:p>23,83</text:p>
          </table:table-cell>
          <table:table-cell office:value-type="float" office:value="22.979" calcext:value-type="float">
            <text:p>22,979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255" calcext:value-type="float">
            <text:p>24,255</text:p>
          </table:table-cell>
          <table:table-cell table:number-columns-repeated="2" office:value-type="float" office:value="26.17" calcext:value-type="float">
            <text:p>26,17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298" calcext:value-type="float">
            <text:p>28,298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149" calcext:value-type="float">
            <text:p>29,149</text:p>
          </table:table-cell>
          <table:table-cell office:value-type="float" office:value="29.574" calcext:value-type="float">
            <text:p>29,574</text:p>
          </table:table-cell>
          <table:table-cell office:value-type="float" office:value="28.723" calcext:value-type="float">
            <text:p>28,723</text:p>
          </table:table-cell>
        </table:table-row>
        <table:table-row table:style-name="ro1">
          <table:table-cell table:number-columns-repeated="2" office:value-type="float" office:value="25.106" calcext:value-type="float">
            <text:p>25,106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234" calcext:value-type="float">
            <text:p>27,234</text:p>
          </table:table-cell>
          <table:table-cell office:value-type="float" office:value="26.809" calcext:value-type="float">
            <text:p>26,809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83" calcext:value-type="float">
            <text:p>23,83</text:p>
          </table:table-cell>
          <table:table-cell table:number-columns-repeated="2" office:value-type="float" office:value="23.617" calcext:value-type="float">
            <text:p>23,617</text:p>
          </table:table-cell>
          <table:table-cell office:value-type="float" office:value="23.83" calcext:value-type="float">
            <text:p>23,83</text:p>
          </table:table-cell>
          <table:table-cell office:value-type="float" office:value="22.979" calcext:value-type="float">
            <text:p>22,979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255" calcext:value-type="float">
            <text:p>24,255</text:p>
          </table:table-cell>
          <table:table-cell table:number-columns-repeated="2" office:value-type="float" office:value="26.17" calcext:value-type="float">
            <text:p>26,17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511" calcext:value-type="float">
            <text:p>28,511</text:p>
          </table:table-cell>
          <table:table-cell office:value-type="float" office:value="30" calcext:value-type="float">
            <text:p>30</text:p>
          </table:table-cell>
          <table:table-cell office:value-type="float" office:value="29.787" calcext:value-type="float">
            <text:p>29,787</text:p>
          </table:table-cell>
          <table:table-cell office:value-type="float" office:value="29.149" calcext:value-type="float">
            <text:p>29,149</text:p>
          </table:table-cell>
          <table:table-cell office:value-type="float" office:value="29.574" calcext:value-type="float">
            <text:p>29,574</text:p>
          </table:table-cell>
          <table:table-cell office:value-type="float" office:value="28.723" calcext:value-type="float">
            <text:p>28,723</text:p>
          </table:table-cell>
        </table:table-row>
        <table:table-row table:style-name="ro1">
          <table:table-cell table:number-columns-repeated="2" office:value-type="float" office:value="25.319" calcext:value-type="float">
            <text:p>25,319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234" calcext:value-type="float">
            <text:p>27,234</text:p>
          </table:table-cell>
          <table:table-cell office:value-type="float" office:value="26.809" calcext:value-type="float">
            <text:p>26,809</text:p>
          </table:table-cell>
          <table:table-cell office:value-type="float" office:value="24.468" calcext:value-type="float">
            <text:p>24,468</text:p>
          </table:table-cell>
          <table:table-cell office:value-type="float" office:value="23.83" calcext:value-type="float">
            <text:p>23,83</text:p>
          </table:table-cell>
          <table:table-cell table:number-columns-repeated="2" office:value-type="float" office:value="23.617" calcext:value-type="float">
            <text:p>23,617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255" calcext:value-type="float">
            <text:p>24,255</text:p>
          </table:table-cell>
          <table:table-cell table:number-columns-repeated="2" office:value-type="float" office:value="26.17" calcext:value-type="float">
            <text:p>26,17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office:value-type="float" office:value="28.085" calcext:value-type="float">
            <text:p>28,085</text:p>
          </table:table-cell>
          <table:table-cell office:value-type="float" office:value="28.723" calcext:value-type="float">
            <text:p>28,723</text:p>
          </table:table-cell>
          <table:table-cell office:value-type="float" office:value="30.213" calcext:value-type="float">
            <text:p>30,213</text:p>
          </table:table-cell>
          <table:table-cell office:value-type="float" office:value="30" calcext:value-type="float">
            <text:p>30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28.936" calcext:value-type="float">
            <text:p>28,936</text:p>
          </table:table-cell>
        </table:table-row>
        <table:table-row table:style-name="ro1">
          <table:table-cell office:value-type="float" office:value="25.106" calcext:value-type="float">
            <text:p>25,106</text:p>
          </table:table-cell>
          <table:table-cell office:value-type="float" office:value="25.319" calcext:value-type="float">
            <text:p>25,319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021" calcext:value-type="float">
            <text:p>27,021</text:p>
          </table:table-cell>
          <table:table-cell office:value-type="float" office:value="26.809" calcext:value-type="float">
            <text:p>26,809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255" calcext:value-type="float">
            <text:p>24,255</text:p>
          </table:table-cell>
          <table:table-cell table:number-columns-repeated="2" office:value-type="float" office:value="24.043" calcext:value-type="float">
            <text:p>24,043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191" calcext:value-type="float">
            <text:p>23,191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043" calcext:value-type="float">
            <text:p>24,043</text:p>
          </table:table-cell>
          <table:table-cell office:value-type="float" office:value="26.17" calcext:value-type="float">
            <text:p>26,17</text:p>
          </table:table-cell>
          <table:table-cell office:value-type="float" office:value="25.957" calcext:value-type="float">
            <text:p>25,957</text:p>
          </table:table-cell>
          <table:table-cell office:value-type="float" office:value="26.17" calcext:value-type="float">
            <text:p>26,17</text:p>
          </table:table-cell>
          <table:table-cell office:value-type="float" office:value="27.447" calcext:value-type="float">
            <text:p>27,447</text:p>
          </table:table-cell>
          <table:table-cell office:value-type="float" office:value="28.085" calcext:value-type="float">
            <text:p>28,085</text:p>
          </table:table-cell>
          <table:table-cell office:value-type="float" office:value="28.723" calcext:value-type="float">
            <text:p>28,723</text:p>
          </table:table-cell>
          <table:table-cell office:value-type="float" office:value="30.213" calcext:value-type="float">
            <text:p>30,213</text:p>
          </table:table-cell>
          <table:table-cell office:value-type="float" office:value="30" calcext:value-type="float">
            <text:p>30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28.936" calcext:value-type="float">
            <text:p>28,936</text:p>
          </table:table-cell>
        </table:table-row>
        <table:table-row table:style-name="ro1">
          <table:table-cell office:value-type="float" office:value="25.106" calcext:value-type="float">
            <text:p>25,106</text:p>
          </table:table-cell>
          <table:table-cell office:value-type="float" office:value="25.319" calcext:value-type="float">
            <text:p>25,319</text:p>
          </table:table-cell>
          <table:table-cell office:value-type="float" office:value="26.596" calcext:value-type="float">
            <text:p>26,596</text:p>
          </table:table-cell>
          <table:table-cell table:number-columns-repeated="2" office:value-type="float" office:value="26.809" calcext:value-type="float">
            <text:p>26,809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255" calcext:value-type="float">
            <text:p>24,255</text:p>
          </table:table-cell>
          <table:table-cell table:number-columns-repeated="2" office:value-type="float" office:value="24.043" calcext:value-type="float">
            <text:p>24,043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191" calcext:value-type="float">
            <text:p>23,191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043" calcext:value-type="float">
            <text:p>24,043</text:p>
          </table:table-cell>
          <table:table-cell office:value-type="float" office:value="26.17" calcext:value-type="float">
            <text:p>26,17</text:p>
          </table:table-cell>
          <table:table-cell office:value-type="float" office:value="25.957" calcext:value-type="float">
            <text:p>25,957</text:p>
          </table:table-cell>
          <table:table-cell office:value-type="float" office:value="26.17" calcext:value-type="float">
            <text:p>26,17</text:p>
          </table:table-cell>
          <table:table-cell office:value-type="float" office:value="27.447" calcext:value-type="float">
            <text:p>27,447</text:p>
          </table:table-cell>
          <table:table-cell office:value-type="float" office:value="28.085" calcext:value-type="float">
            <text:p>28,085</text:p>
          </table:table-cell>
          <table:table-cell office:value-type="float" office:value="28.723" calcext:value-type="float">
            <text:p>28,723</text:p>
          </table:table-cell>
          <table:table-cell office:value-type="float" office:value="30.213" calcext:value-type="float">
            <text:p>30,213</text:p>
          </table:table-cell>
          <table:table-cell office:value-type="float" office:value="30" calcext:value-type="float">
            <text:p>30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28.936" calcext:value-type="float">
            <text:p>28,936</text:p>
          </table:table-cell>
        </table:table-row>
        <table:table-row table:style-name="ro1">
          <table:table-cell office:value-type="float" office:value="25.106" calcext:value-type="float">
            <text:p>25,106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383" calcext:value-type="float">
            <text:p>26,383</text:p>
          </table:table-cell>
          <table:table-cell office:value-type="float" office:value="26.596" calcext:value-type="float">
            <text:p>26,596</text:p>
          </table:table-cell>
          <table:table-cell office:value-type="float" office:value="27.021" calcext:value-type="float">
            <text:p>27,021</text:p>
          </table:table-cell>
          <table:table-cell table:number-columns-repeated="2" office:value-type="float" office:value="24.468" calcext:value-type="float">
            <text:p>24,468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255" calcext:value-type="float">
            <text:p>24,255</text:p>
          </table:table-cell>
          <table:table-cell office:value-type="float" office:value="24.681" calcext:value-type="float">
            <text:p>24,681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043" calcext:value-type="float">
            <text:p>24,043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745" calcext:value-type="float">
            <text:p>25,745</text:p>
          </table:table-cell>
          <table:table-cell office:value-type="float" office:value="26.17" calcext:value-type="float">
            <text:p>26,1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447" calcext:value-type="float">
            <text:p>27,447</text:p>
          </table:table-cell>
          <table:table-cell office:value-type="float" office:value="28.085" calcext:value-type="float">
            <text:p>28,085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8.723" calcext:value-type="float">
            <text:p>28,723</text:p>
          </table:table-cell>
          <table:table-cell office:value-type="float" office:value="29.149" calcext:value-type="float">
            <text:p>29,149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5.319" calcext:value-type="float">
            <text:p>25,319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383" calcext:value-type="float">
            <text:p>26,383</text:p>
          </table:table-cell>
          <table:table-cell office:value-type="float" office:value="26.596" calcext:value-type="float">
            <text:p>26,596</text:p>
          </table:table-cell>
          <table:table-cell office:value-type="float" office:value="27.021" calcext:value-type="float">
            <text:p>27,021</text:p>
          </table:table-cell>
          <table:table-cell office:value-type="float" office:value="24.681" calcext:value-type="float">
            <text:p>24,681</text:p>
          </table:table-cell>
          <table:table-cell table:number-columns-repeated="2" office:value-type="float" office:value="24.894" calcext:value-type="float">
            <text:p>24,89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4.681" calcext:value-type="float">
            <text:p>24,681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043" calcext:value-type="float">
            <text:p>24,043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745" calcext:value-type="float">
            <text:p>25,745</text:p>
          </table:table-cell>
          <table:table-cell office:value-type="float" office:value="26.17" calcext:value-type="float">
            <text:p>26,1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447" calcext:value-type="float">
            <text:p>27,447</text:p>
          </table:table-cell>
          <table:table-cell office:value-type="float" office:value="28.085" calcext:value-type="float">
            <text:p>28,085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8.723" calcext:value-type="float">
            <text:p>28,723</text:p>
          </table:table-cell>
          <table:table-cell office:value-type="float" office:value="29.149" calcext:value-type="float">
            <text:p>29,149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5.106" calcext:value-type="float">
            <text:p>25,106</text:p>
          </table:table-cell>
          <table:table-cell office:value-type="float" office:value="24.681" calcext:value-type="float">
            <text:p>24,681</text:p>
          </table:table-cell>
          <table:table-cell table:number-columns-repeated="2" office:value-type="float" office:value="26.596" calcext:value-type="float">
            <text:p>26,596</text:p>
          </table:table-cell>
          <table:table-cell office:value-type="float" office:value="27.021" calcext:value-type="float">
            <text:p>27,021</text:p>
          </table:table-cell>
          <table:table-cell office:value-type="float" office:value="24.681" calcext:value-type="float">
            <text:p>24,681</text:p>
          </table:table-cell>
          <table:table-cell table:number-columns-repeated="2"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894" calcext:value-type="float">
            <text:p>24,894</text:p>
          </table:table-cell>
          <table:table-cell office:value-type="float" office:value="23.617" calcext:value-type="float">
            <text:p>23,617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745" calcext:value-type="float">
            <text:p>25,745</text:p>
          </table:table-cell>
          <table:table-cell office:value-type="float" office:value="26.17" calcext:value-type="float">
            <text:p>26,1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66" calcext:value-type="float">
            <text:p>27,66</text:p>
          </table:table-cell>
          <table:table-cell office:value-type="float" office:value="28.085" calcext:value-type="float">
            <text:p>28,085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8.723" calcext:value-type="float">
            <text:p>28,723</text:p>
          </table:table-cell>
          <table:table-cell office:value-type="float" office:value="29.149" calcext:value-type="float">
            <text:p>29,149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6.596" calcext:value-type="float">
            <text:p>26,596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234" calcext:value-type="float">
            <text:p>27,234</text:p>
          </table:table-cell>
          <table:table-cell office:value-type="float" office:value="24.468" calcext:value-type="float">
            <text:p>24,468</text:p>
          </table:table-cell>
          <table:table-cell table:number-columns-repeated="2"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894" calcext:value-type="float">
            <text:p>24,894</text:p>
          </table:table-cell>
          <table:table-cell office:value-type="float" office:value="23.617" calcext:value-type="float">
            <text:p>23,617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255" calcext:value-type="float">
            <text:p>24,25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745" calcext:value-type="float">
            <text:p>25,745</text:p>
          </table:table-cell>
          <table:table-cell office:value-type="float" office:value="26.17" calcext:value-type="float">
            <text:p>26,1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66" calcext:value-type="float">
            <text:p>27,66</text:p>
          </table:table-cell>
          <table:table-cell office:value-type="float" office:value="28.085" calcext:value-type="float">
            <text:p>28,085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8.723" calcext:value-type="float">
            <text:p>28,723</text:p>
          </table:table-cell>
          <table:table-cell office:value-type="float" office:value="29.149" calcext:value-type="float">
            <text:p>29,149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6.596" calcext:value-type="float">
            <text:p>26,596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447" calcext:value-type="float">
            <text:p>27,447</text:p>
          </table:table-cell>
          <table:table-cell office:value-type="float" office:value="24.681" calcext:value-type="float">
            <text:p>24,681</text:p>
          </table:table-cell>
          <table:table-cell table:number-columns-repeated="2" office:value-type="float" office:value="25.106" calcext:value-type="float">
            <text:p>25,106</text:p>
          </table:table-cell>
          <table:table-cell table:number-columns-repeated="2" office:value-type="float" office:value="24.681" calcext:value-type="float">
            <text:p>24,681</text:p>
          </table:table-cell>
          <table:table-cell office:value-type="float" office:value="23.83" calcext:value-type="float">
            <text:p>23,83</text:p>
          </table:table-cell>
          <table:table-cell office:value-type="float" office:value="25.106" calcext:value-type="float">
            <text:p>25,106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745" calcext:value-type="float">
            <text:p>25,745</text:p>
          </table:table-cell>
          <table:table-cell office:value-type="float" office:value="26.17" calcext:value-type="float">
            <text:p>26,1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66" calcext:value-type="float">
            <text:p>27,66</text:p>
          </table:table-cell>
          <table:table-cell office:value-type="float" office:value="28.085" calcext:value-type="float">
            <text:p>28,085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8.723" calcext:value-type="float">
            <text:p>28,723</text:p>
          </table:table-cell>
          <table:table-cell office:value-type="float" office:value="29.149" calcext:value-type="float">
            <text:p>29,149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5.106" calcext:value-type="float">
            <text:p>25,106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447" calcext:value-type="float">
            <text:p>27,447</text:p>
          </table:table-cell>
          <table:table-cell office:value-type="float" office:value="24.681" calcext:value-type="float">
            <text:p>24,681</text:p>
          </table:table-cell>
          <table:table-cell table:number-columns-repeated="2" office:value-type="float" office:value="25.106" calcext:value-type="float">
            <text:p>25,106</text:p>
          </table:table-cell>
          <table:table-cell table:number-columns-repeated="2" office:value-type="float" office:value="24.681" calcext:value-type="float">
            <text:p>24,681</text:p>
          </table:table-cell>
          <table:table-cell office:value-type="float" office:value="24.043" calcext:value-type="float">
            <text:p>24,043</text:p>
          </table:table-cell>
          <table:table-cell office:value-type="float" office:value="25.532" calcext:value-type="float">
            <text:p>25,532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17" calcext:value-type="float">
            <text:p>26,17</text:p>
          </table:table-cell>
          <table:table-cell table:number-columns-repeated="2" office:value-type="float" office:value="25.957" calcext:value-type="float">
            <text:p>25,95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085" calcext:value-type="float">
            <text:p>28,085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149" calcext:value-type="float">
            <text:p>29,149</text:p>
          </table:table-cell>
          <table:table-cell office:value-type="float" office:value="29.574" calcext:value-type="float">
            <text:p>29,574</text:p>
          </table:table-cell>
          <table:table-cell office:value-type="float" office:value="28.723" calcext:value-type="float">
            <text:p>28,723</text:p>
          </table:table-cell>
        </table:table-row>
        <table:table-row table:style-name="ro1">
          <table:table-cell office:value-type="float" office:value="24.894" calcext:value-type="float">
            <text:p>24,89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234" calcext:value-type="float">
            <text:p>27,23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894" calcext:value-type="float">
            <text:p>24,894</text:p>
          </table:table-cell>
          <table:table-cell office:value-type="float" office:value="25.319" calcext:value-type="float">
            <text:p>25,319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043" calcext:value-type="float">
            <text:p>24,043</text:p>
          </table:table-cell>
          <table:table-cell office:value-type="float" office:value="25.745" calcext:value-type="float">
            <text:p>25,745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17" calcext:value-type="float">
            <text:p>26,17</text:p>
          </table:table-cell>
          <table:table-cell table:number-columns-repeated="2" office:value-type="float" office:value="25.957" calcext:value-type="float">
            <text:p>25,95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085" calcext:value-type="float">
            <text:p>28,085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149" calcext:value-type="float">
            <text:p>29,149</text:p>
          </table:table-cell>
          <table:table-cell office:value-type="float" office:value="29.574" calcext:value-type="float">
            <text:p>29,574</text:p>
          </table:table-cell>
          <table:table-cell office:value-type="float" office:value="28.723" calcext:value-type="float">
            <text:p>28,723</text:p>
          </table:table-cell>
        </table:table-row>
        <table:table-row table:style-name="ro1">
          <table:table-cell office:value-type="float" office:value="24.681" calcext:value-type="float">
            <text:p>24,681</text:p>
          </table:table-cell>
          <table:table-cell office:value-type="float" office:value="24.468" calcext:value-type="float">
            <text:p>24,468</text:p>
          </table:table-cell>
          <table:table-cell office:value-type="float" office:value="26.596" calcext:value-type="float">
            <text:p>26,596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234" calcext:value-type="float">
            <text:p>27,23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255" calcext:value-type="float">
            <text:p>24,255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043" calcext:value-type="float">
            <text:p>24,043</text:p>
          </table:table-cell>
          <table:table-cell office:value-type="float" office:value="25.745" calcext:value-type="float">
            <text:p>25,745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17" calcext:value-type="float">
            <text:p>26,17</text:p>
          </table:table-cell>
          <table:table-cell table:number-columns-repeated="2" office:value-type="float" office:value="25.957" calcext:value-type="float">
            <text:p>25,95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085" calcext:value-type="float">
            <text:p>28,085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30.213" calcext:value-type="float">
            <text:p>30,213</text:p>
          </table:table-cell>
          <table:table-cell office:value-type="float" office:value="29.362" calcext:value-type="float">
            <text:p>29,362</text:p>
          </table:table-cell>
        </table:table-row>
        <table:table-row table:style-name="ro1">
          <table:table-cell office:value-type="float" office:value="24.043" calcext:value-type="float">
            <text:p>24,043</text:p>
          </table:table-cell>
          <table:table-cell office:value-type="float" office:value="24.468" calcext:value-type="float">
            <text:p>24,468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234" calcext:value-type="float">
            <text:p>27,23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255" calcext:value-type="float">
            <text:p>24,255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106" calcext:value-type="float">
            <text:p>25,106</text:p>
          </table:table-cell>
          <table:table-cell office:value-type="float" office:value="25.745" calcext:value-type="float">
            <text:p>25,745</text:p>
          </table:table-cell>
          <table:table-cell office:value-type="float" office:value="24.894" calcext:value-type="float">
            <text:p>24,894</text:p>
          </table:table-cell>
          <table:table-cell table:number-columns-repeated="3" office:value-type="float" office:value="25.957" calcext:value-type="float">
            <text:p>25,95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085" calcext:value-type="float">
            <text:p>28,085</text:p>
          </table:table-cell>
          <table:table-cell office:value-type="float" office:value="29.574" calcext:value-type="float">
            <text:p>29,574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30.638" calcext:value-type="float">
            <text:p>30,638</text:p>
          </table:table-cell>
          <table:table-cell office:value-type="float" office:value="29.787" calcext:value-type="float">
            <text:p>29,787</text:p>
          </table:table-cell>
        </table:table-row>
        <table:table-row table:style-name="ro1">
          <table:table-cell office:value-type="float" office:value="24.043" calcext:value-type="float">
            <text:p>24,043</text:p>
          </table:table-cell>
          <table:table-cell office:value-type="float" office:value="24.255" calcext:value-type="float">
            <text:p>24,255</text:p>
          </table:table-cell>
          <table:table-cell office:value-type="float" office:value="26.596" calcext:value-type="float">
            <text:p>26,596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234" calcext:value-type="float">
            <text:p>27,23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255" calcext:value-type="float">
            <text:p>24,255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106" calcext:value-type="float">
            <text:p>25,106</text:p>
          </table:table-cell>
          <table:table-cell office:value-type="float" office:value="25.745" calcext:value-type="float">
            <text:p>25,745</text:p>
          </table:table-cell>
          <table:table-cell office:value-type="float" office:value="24.894" calcext:value-type="float">
            <text:p>24,894</text:p>
          </table:table-cell>
          <table:table-cell table:number-columns-repeated="3" office:value-type="float" office:value="25.957" calcext:value-type="float">
            <text:p>25,95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723" calcext:value-type="float">
            <text:p>28,723</text:p>
          </table:table-cell>
          <table:table-cell office:value-type="float" office:value="30.213" calcext:value-type="float">
            <text:p>30,213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30.638" calcext:value-type="float">
            <text:p>30,638</text:p>
          </table:table-cell>
          <table:table-cell office:value-type="float" office:value="29.787" calcext:value-type="float">
            <text:p>29,787</text:p>
          </table:table-cell>
        </table:table-row>
        <table:table-row table:style-name="ro1">
          <table:table-cell office:value-type="float" office:value="24.043" calcext:value-type="float">
            <text:p>24,043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234" calcext:value-type="float">
            <text:p>27,234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255" calcext:value-type="float">
            <text:p>24,255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043" calcext:value-type="float">
            <text:p>24,043</text:p>
          </table:table-cell>
          <table:table-cell office:value-type="float" office:value="24.255" calcext:value-type="float">
            <text:p>24,255</text:p>
          </table:table-cell>
          <table:table-cell office:value-type="float" office:value="25.745" calcext:value-type="float">
            <text:p>25,745</text:p>
          </table:table-cell>
          <table:table-cell office:value-type="float" office:value="24.468" calcext:value-type="float">
            <text:p>24,468</text:p>
          </table:table-cell>
          <table:table-cell table:number-columns-repeated="3" office:value-type="float" office:value="25.532" calcext:value-type="float">
            <text:p>25,532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office:value-type="float" office:value="28.298" calcext:value-type="float">
            <text:p>28,298</text:p>
          </table:table-cell>
          <table:table-cell table:number-columns-repeated="2" office:value-type="float" office:value="29.787" calcext:value-type="float">
            <text:p>29,787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28.936" calcext:value-type="float">
            <text:p>28,936</text:p>
          </table:table-cell>
        </table:table-row>
        <table:table-row table:style-name="ro1">
          <table:table-cell office:value-type="float" office:value="24.043" calcext:value-type="float">
            <text:p>24,043</text:p>
          </table:table-cell>
          <table:table-cell office:value-type="float" office:value="24.681" calcext:value-type="float">
            <text:p>24,681</text:p>
          </table:table-cell>
          <table:table-cell table:number-columns-repeated="3" office:value-type="float" office:value="27.021" calcext:value-type="float">
            <text:p>27,021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255" calcext:value-type="float">
            <text:p>24,255</text:p>
          </table:table-cell>
          <table:table-cell table:number-columns-repeated="2" office:value-type="float" office:value="24.468" calcext:value-type="float">
            <text:p>24,468</text:p>
          </table:table-cell>
          <table:table-cell office:value-type="float" office:value="24.043" calcext:value-type="float">
            <text:p>24,043</text:p>
          </table:table-cell>
          <table:table-cell office:value-type="float" office:value="24.255" calcext:value-type="float">
            <text:p>24,255</text:p>
          </table:table-cell>
          <table:table-cell office:value-type="float" office:value="25.745" calcext:value-type="float">
            <text:p>25,745</text:p>
          </table:table-cell>
          <table:table-cell office:value-type="float" office:value="24.468" calcext:value-type="float">
            <text:p>24,468</text:p>
          </table:table-cell>
          <table:table-cell table:number-columns-repeated="3" office:value-type="float" office:value="25.532" calcext:value-type="float">
            <text:p>25,532</text:p>
          </table:table-cell>
          <table:table-cell office:value-type="float" office:value="27.021" calcext:value-type="float">
            <text:p>27,021</text:p>
          </table:table-cell>
          <table:table-cell office:value-type="float" office:value="28.085" calcext:value-type="float">
            <text:p>28,085</text:p>
          </table:table-cell>
          <table:table-cell office:value-type="float" office:value="28.298" calcext:value-type="float">
            <text:p>28,298</text:p>
          </table:table-cell>
          <table:table-cell table:number-columns-repeated="2" office:value-type="float" office:value="29.787" calcext:value-type="float">
            <text:p>29,787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28.936" calcext:value-type="float">
            <text:p>28,936</text:p>
          </table:table-cell>
        </table:table-row>
        <table:table-row table:style-name="ro1">
          <table:table-cell office:value-type="float" office:value="24.043" calcext:value-type="float">
            <text:p>24,043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809" calcext:value-type="float">
            <text:p>26,809</text:p>
          </table:table-cell>
          <table:table-cell table:number-columns-repeated="2" office:value-type="float" office:value="26.383" calcext:value-type="float">
            <text:p>26,383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83" calcext:value-type="float">
            <text:p>23,83</text:p>
          </table:table-cell>
          <table:table-cell office:value-type="float" office:value="24.255" calcext:value-type="float">
            <text:p>24,255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468" calcext:value-type="float">
            <text:p>24,468</text:p>
          </table:table-cell>
          <table:table-cell office:value-type="float" office:value="25.745" calcext:value-type="float">
            <text:p>25,745</text:p>
          </table:table-cell>
          <table:table-cell office:value-type="float" office:value="24.468" calcext:value-type="float">
            <text:p>24,468</text:p>
          </table:table-cell>
          <table:table-cell table:number-columns-repeated="2" office:value-type="float" office:value="25.532" calcext:value-type="float">
            <text:p>25,532</text:p>
          </table:table-cell>
          <table:table-cell office:value-type="float" office:value="25.957" calcext:value-type="float">
            <text:p>25,957</text:p>
          </table:table-cell>
          <table:table-cell office:value-type="float" office:value="27.66" calcext:value-type="float">
            <text:p>27,66</text:p>
          </table:table-cell>
          <table:table-cell office:value-type="float" office:value="28.085" calcext:value-type="float">
            <text:p>28,085</text:p>
          </table:table-cell>
          <table:table-cell office:value-type="float" office:value="28.298" calcext:value-type="float">
            <text:p>28,298</text:p>
          </table:table-cell>
          <table:table-cell table:number-columns-repeated="2" office:value-type="float" office:value="29.787" calcext:value-type="float">
            <text:p>29,787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28.936" calcext:value-type="float">
            <text:p>28,936</text:p>
          </table:table-cell>
        </table:table-row>
        <table:table-row table:style-name="ro1">
          <table:table-cell office:value-type="float" office:value="24.043" calcext:value-type="float">
            <text:p>24,043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383" calcext:value-type="float">
            <text:p>26,383</text:p>
          </table:table-cell>
          <table:table-cell office:value-type="float" office:value="25.745" calcext:value-type="float">
            <text:p>25,74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3.83" calcext:value-type="float">
            <text:p>23,83</text:p>
          </table:table-cell>
          <table:table-cell office:value-type="float" office:value="23.404" calcext:value-type="float">
            <text:p>23,404</text:p>
          </table:table-cell>
          <table:table-cell office:value-type="float" office:value="24.043" calcext:value-type="float">
            <text:p>24,043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043" calcext:value-type="float">
            <text:p>24,043</text:p>
          </table:table-cell>
          <table:table-cell office:value-type="float" office:value="25.319" calcext:value-type="float">
            <text:p>25,319</text:p>
          </table:table-cell>
          <table:table-cell office:value-type="float" office:value="24.468" calcext:value-type="float">
            <text:p>24,468</text:p>
          </table:table-cell>
          <table:table-cell table:number-columns-repeated="2" office:value-type="float" office:value="25.532" calcext:value-type="float">
            <text:p>25,532</text:p>
          </table:table-cell>
          <table:table-cell office:value-type="float" office:value="25.957" calcext:value-type="float">
            <text:p>25,957</text:p>
          </table:table-cell>
          <table:table-cell office:value-type="float" office:value="27.66" calcext:value-type="float">
            <text:p>27,66</text:p>
          </table:table-cell>
          <table:table-cell office:value-type="float" office:value="28.085" calcext:value-type="float">
            <text:p>28,085</text:p>
          </table:table-cell>
          <table:table-cell office:value-type="float" office:value="28.298" calcext:value-type="float">
            <text:p>28,298</text:p>
          </table:table-cell>
          <table:table-cell table:number-columns-repeated="2" office:value-type="float" office:value="29.787" calcext:value-type="float">
            <text:p>29,787</text:p>
          </table:table-cell>
          <table:table-cell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28.936" calcext:value-type="float">
            <text:p>28,936</text:p>
          </table:table-cell>
        </table:table-row>
        <table:table-row table:style-name="ro1">
          <table:table-cell office:value-type="float" office:value="23.83" calcext:value-type="float">
            <text:p>23,83</text:p>
          </table:table-cell>
          <table:table-cell office:value-type="float" office:value="24.681" calcext:value-type="float">
            <text:p>24,681</text:p>
          </table:table-cell>
          <table:table-cell office:value-type="float" office:value="26.17" calcext:value-type="float">
            <text:p>26,17</text:p>
          </table:table-cell>
          <table:table-cell office:value-type="float" office:value="25.745" calcext:value-type="float">
            <text:p>25,745</text:p>
          </table:table-cell>
          <table:table-cell office:value-type="float" office:value="25.532" calcext:value-type="float">
            <text:p>25,532</text:p>
          </table:table-cell>
          <table:table-cell office:value-type="float" office:value="22.553" calcext:value-type="float">
            <text:p>22,553</text:p>
          </table:table-cell>
          <table:table-cell office:value-type="float" office:value="22.128" calcext:value-type="float">
            <text:p>22,128</text:p>
          </table:table-cell>
          <table:table-cell office:value-type="float" office:value="23.404" calcext:value-type="float">
            <text:p>23,404</text:p>
          </table:table-cell>
          <table:table-cell office:value-type="float" office:value="23.83" calcext:value-type="float">
            <text:p>23,83</text:p>
          </table:table-cell>
          <table:table-cell office:value-type="float" office:value="23.617" calcext:value-type="float">
            <text:p>23,617</text:p>
          </table:table-cell>
          <table:table-cell office:value-type="float" office:value="24.043" calcext:value-type="float">
            <text:p>24,043</text:p>
          </table:table-cell>
          <table:table-cell office:value-type="float" office:value="25.319" calcext:value-type="float">
            <text:p>25,319</text:p>
          </table:table-cell>
          <table:table-cell office:value-type="float" office:value="24.681" calcext:value-type="float">
            <text:p>24,681</text:p>
          </table:table-cell>
          <table:table-cell table:number-columns-repeated="2" office:value-type="float" office:value="25.106" calcext:value-type="float">
            <text:p>25,106</text:p>
          </table:table-cell>
          <table:table-cell office:value-type="float" office:value="25.532" calcext:value-type="float">
            <text:p>25,532</text:p>
          </table:table-cell>
          <table:table-cell office:value-type="float" office:value="27.234" calcext:value-type="float">
            <text:p>27,234</text:p>
          </table:table-cell>
          <table:table-cell office:value-type="float" office:value="27.66" calcext:value-type="float">
            <text:p>27,66</text:p>
          </table:table-cell>
          <table:table-cell office:value-type="float" office:value="27.872" calcext:value-type="float">
            <text:p>27,872</text:p>
          </table:table-cell>
          <table:table-cell table:number-columns-repeated="3" office:value-type="float" office:value="29.362" calcext:value-type="float">
            <text:p>29,362</text:p>
          </table:table-cell>
          <table:table-cell office:value-type="float" office:value="29.787" calcext:value-type="float">
            <text:p>29,787</text:p>
          </table:table-cell>
          <table:table-cell office:value-type="float" office:value="28.936" calcext:value-type="float">
            <text:p>28,936</text:p>
          </table:table-cell>
        </table:table-row>
        <table:table-row table:style-name="ro1">
          <table:table-cell office:value-type="float" office:value="23.83" calcext:value-type="float">
            <text:p>23,83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596" calcext:value-type="float">
            <text:p>26,596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894" calcext:value-type="float">
            <text:p>24,894</text:p>
          </table:table-cell>
          <table:table-cell office:value-type="float" office:value="22.553" calcext:value-type="float">
            <text:p>22,553</text:p>
          </table:table-cell>
          <table:table-cell office:value-type="float" office:value="22.128" calcext:value-type="float">
            <text:p>22,128</text:p>
          </table:table-cell>
          <table:table-cell office:value-type="float" office:value="23.404" calcext:value-type="float">
            <text:p>23,404</text:p>
          </table:table-cell>
          <table:table-cell office:value-type="float" office:value="23.83" calcext:value-type="float">
            <text:p>23,83</text:p>
          </table:table-cell>
          <table:table-cell office:value-type="float" office:value="23.617" calcext:value-type="float">
            <text:p>23,617</text:p>
          </table:table-cell>
          <table:table-cell office:value-type="float" office:value="24.043" calcext:value-type="float">
            <text:p>24,043</text:p>
          </table:table-cell>
          <table:table-cell office:value-type="float" office:value="25.319" calcext:value-type="float">
            <text:p>25,319</text:p>
          </table:table-cell>
          <table:table-cell office:value-type="float" office:value="24.681" calcext:value-type="float">
            <text:p>24,681</text:p>
          </table:table-cell>
          <table:table-cell table:number-columns-repeated="2" office:value-type="float" office:value="25.106" calcext:value-type="float">
            <text:p>25,106</text:p>
          </table:table-cell>
          <table:table-cell office:value-type="float" office:value="25.532" calcext:value-type="float">
            <text:p>25,532</text:p>
          </table:table-cell>
          <table:table-cell office:value-type="float" office:value="27.234" calcext:value-type="float">
            <text:p>27,234</text:p>
          </table:table-cell>
          <table:table-cell office:value-type="float" office:value="27.66" calcext:value-type="float">
            <text:p>27,66</text:p>
          </table:table-cell>
          <table:table-cell office:value-type="float" office:value="27.872" calcext:value-type="float">
            <text:p>27,872</text:p>
          </table:table-cell>
          <table:table-cell table:number-columns-repeated="3" office:value-type="float" office:value="29.149" calcext:value-type="float">
            <text:p>29,149</text:p>
          </table:table-cell>
          <table:table-cell office:value-type="float" office:value="29.574" calcext:value-type="float">
            <text:p>29,574</text:p>
          </table:table-cell>
          <table:table-cell office:value-type="float" office:value="28.723" calcext:value-type="float">
            <text:p>28,723</text:p>
          </table:table-cell>
        </table:table-row>
        <table:table-row table:style-name="ro1">
          <table:table-cell office:value-type="float" office:value="23.617" calcext:value-type="float">
            <text:p>23,617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596" calcext:value-type="float">
            <text:p>26,596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255" calcext:value-type="float">
            <text:p>24,255</text:p>
          </table:table-cell>
          <table:table-cell office:value-type="float" office:value="22.34" calcext:value-type="float">
            <text:p>22,34</text:p>
          </table:table-cell>
          <table:table-cell office:value-type="float" office:value="22.128" calcext:value-type="float">
            <text:p>22,128</text:p>
          </table:table-cell>
          <table:table-cell office:value-type="float" office:value="22.766" calcext:value-type="float">
            <text:p>22,766</text:p>
          </table:table-cell>
          <table:table-cell table:number-columns-repeated="2" office:value-type="float" office:value="23.191" calcext:value-type="float">
            <text:p>23,191</text:p>
          </table:table-cell>
          <table:table-cell office:value-type="float" office:value="23.83" calcext:value-type="float">
            <text:p>23,83</text:p>
          </table:table-cell>
          <table:table-cell table:number-columns-repeated="2" office:value-type="float" office:value="24.681" calcext:value-type="float">
            <text:p>24,681</text:p>
          </table:table-cell>
          <table:table-cell office:value-type="float" office:value="25.106" calcext:value-type="float">
            <text:p>25,106</text:p>
          </table:table-cell>
          <table:table-cell office:value-type="float" office:value="24.894" calcext:value-type="float">
            <text:p>24,894</text:p>
          </table:table-cell>
          <table:table-cell office:value-type="float" office:value="25.319" calcext:value-type="float">
            <text:p>25,319</text:p>
          </table:table-cell>
          <table:table-cell office:value-type="float" office:value="27.66" calcext:value-type="float">
            <text:p>27,66</text:p>
          </table:table-cell>
          <table:table-cell office:value-type="float" office:value="27.872" calcext:value-type="float">
            <text:p>27,872</text:p>
          </table:table-cell>
          <table:table-cell office:value-type="float" office:value="27.66" calcext:value-type="float">
            <text:p>27,66</text:p>
          </table:table-cell>
          <table:table-cell table:number-columns-repeated="3" office:value-type="float" office:value="28.936" calcext:value-type="float">
            <text:p>28,936</text:p>
          </table:table-cell>
          <table:table-cell office:value-type="float" office:value="29.149" calcext:value-type="float">
            <text:p>29,149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3.617" calcext:value-type="float">
            <text:p>23,617</text:p>
          </table:table-cell>
          <table:table-cell office:value-type="float" office:value="24.894" calcext:value-type="float">
            <text:p>24,894</text:p>
          </table:table-cell>
          <table:table-cell office:value-type="float" office:value="26.809" calcext:value-type="float">
            <text:p>26,809</text:p>
          </table:table-cell>
          <table:table-cell office:value-type="float" office:value="25.106" calcext:value-type="float">
            <text:p>25,106</text:p>
          </table:table-cell>
          <table:table-cell office:value-type="float" office:value="23.83" calcext:value-type="float">
            <text:p>23,83</text:p>
          </table:table-cell>
          <table:table-cell office:value-type="float" office:value="22.766" calcext:value-type="float">
            <text:p>22,766</text:p>
          </table:table-cell>
          <table:table-cell office:value-type="float" office:value="22.34" calcext:value-type="float">
            <text:p>22,34</text:p>
          </table:table-cell>
          <table:table-cell office:value-type="float" office:value="23.191" calcext:value-type="float">
            <text:p>23,191</text:p>
          </table:table-cell>
          <table:table-cell office:value-type="float" office:value="23.617" calcext:value-type="float">
            <text:p>23,617</text:p>
          </table:table-cell>
          <table:table-cell table:number-columns-repeated="2" office:value-type="float" office:value="23.83" calcext:value-type="float">
            <text:p>23,83</text:p>
          </table:table-cell>
          <table:table-cell office:value-type="float" office:value="25.319" calcext:value-type="float">
            <text:p>25,319</text:p>
          </table:table-cell>
          <table:table-cell office:value-type="float" office:value="24.681" calcext:value-type="float">
            <text:p>24,681</text:p>
          </table:table-cell>
          <table:table-cell office:value-type="float" office:value="25.106" calcext:value-type="float">
            <text:p>25,106</text:p>
          </table:table-cell>
          <table:table-cell office:value-type="float" office:value="24.894" calcext:value-type="float">
            <text:p>24,894</text:p>
          </table:table-cell>
          <table:table-cell office:value-type="float" office:value="25.319" calcext:value-type="float">
            <text:p>25,319</text:p>
          </table:table-cell>
          <table:table-cell office:value-type="float" office:value="27.66" calcext:value-type="float">
            <text:p>27,66</text:p>
          </table:table-cell>
          <table:table-cell office:value-type="float" office:value="27.872" calcext:value-type="float">
            <text:p>27,872</text:p>
          </table:table-cell>
          <table:table-cell office:value-type="float" office:value="27.66" calcext:value-type="float">
            <text:p>27,66</text:p>
          </table:table-cell>
          <table:table-cell table:number-columns-repeated="3" office:value-type="float" office:value="28.936" calcext:value-type="float">
            <text:p>28,936</text:p>
          </table:table-cell>
          <table:table-cell office:value-type="float" office:value="29.149" calcext:value-type="float">
            <text:p>29,149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3.617" calcext:value-type="float">
            <text:p>23,617</text:p>
          </table:table-cell>
          <table:table-cell office:value-type="float" office:value="24.043" calcext:value-type="float">
            <text:p>24,043</text:p>
          </table:table-cell>
          <table:table-cell office:value-type="float" office:value="26.809" calcext:value-type="float">
            <text:p>26,809</text:p>
          </table:table-cell>
          <table:table-cell table:number-columns-repeated="2" office:value-type="float" office:value="24.468" calcext:value-type="float">
            <text:p>24,468</text:p>
          </table:table-cell>
          <table:table-cell office:value-type="float" office:value="23.404" calcext:value-type="float">
            <text:p>23,404</text:p>
          </table:table-cell>
          <table:table-cell office:value-type="float" office:value="23.191" calcext:value-type="float">
            <text:p>23,191</text:p>
          </table:table-cell>
          <table:table-cell office:value-type="float" office:value="23.404" calcext:value-type="float">
            <text:p>23,404</text:p>
          </table:table-cell>
          <table:table-cell office:value-type="float" office:value="23.83" calcext:value-type="float">
            <text:p>23,83</text:p>
          </table:table-cell>
          <table:table-cell table:number-columns-repeated="2" office:value-type="float" office:value="24.255" calcext:value-type="float">
            <text:p>24,255</text:p>
          </table:table-cell>
          <table:table-cell office:value-type="float" office:value="25.319" calcext:value-type="float">
            <text:p>25,319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894" calcext:value-type="float">
            <text:p>24,894</text:p>
          </table:table-cell>
          <table:table-cell office:value-type="float" office:value="24.681" calcext:value-type="float">
            <text:p>24,681</text:p>
          </table:table-cell>
          <table:table-cell office:value-type="float" office:value="25.106" calcext:value-type="float">
            <text:p>25,106</text:p>
          </table:table-cell>
          <table:table-cell office:value-type="float" office:value="27.234" calcext:value-type="float">
            <text:p>27,234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234" calcext:value-type="float">
            <text:p>27,234</text:p>
          </table:table-cell>
          <table:table-cell table:number-columns-repeated="3" office:value-type="float" office:value="28.511" calcext:value-type="float">
            <text:p>28,511</text:p>
          </table:table-cell>
          <table:table-cell office:value-type="float" office:value="28.723" calcext:value-type="float">
            <text:p>28,723</text:p>
          </table:table-cell>
          <table:table-cell office:value-type="float" office:value="27.872" calcext:value-type="float">
            <text:p>27,872</text:p>
          </table:table-cell>
        </table:table-row>
        <table:table-row table:style-name="ro1">
          <table:table-cell office:value-type="float" office:value="23.617" calcext:value-type="float">
            <text:p>23,617</text:p>
          </table:table-cell>
          <table:table-cell office:value-type="float" office:value="24.043" calcext:value-type="float">
            <text:p>24,043</text:p>
          </table:table-cell>
          <table:table-cell office:value-type="float" office:value="26.809" calcext:value-type="float">
            <text:p>26,809</text:p>
          </table:table-cell>
          <table:table-cell office:value-type="float" office:value="24.255" calcext:value-type="float">
            <text:p>24,255</text:p>
          </table:table-cell>
          <table:table-cell office:value-type="float" office:value="23.617" calcext:value-type="float">
            <text:p>23,617</text:p>
          </table:table-cell>
          <table:table-cell office:value-type="float" office:value="22.979" calcext:value-type="float">
            <text:p>22,979</text:p>
          </table:table-cell>
          <table:table-cell table:number-columns-repeated="2" office:value-type="float" office:value="22.766" calcext:value-type="float">
            <text:p>22,766</text:p>
          </table:table-cell>
          <table:table-cell office:value-type="float" office:value="23.191" calcext:value-type="float">
            <text:p>23,191</text:p>
          </table:table-cell>
          <table:table-cell table:number-columns-repeated="2" office:value-type="float" office:value="24.043" calcext:value-type="float">
            <text:p>24,043</text:p>
          </table:table-cell>
          <table:table-cell office:value-type="float" office:value="25.106" calcext:value-type="float">
            <text:p>25,106</text:p>
          </table:table-cell>
          <table:table-cell office:value-type="float" office:value="24.468" calcext:value-type="float">
            <text:p>24,468</text:p>
          </table:table-cell>
          <table:table-cell table:number-columns-repeated="2" office:value-type="float" office:value="24.681" calcext:value-type="float">
            <text:p>24,681</text:p>
          </table:table-cell>
          <table:table-cell office:value-type="float" office:value="25.106" calcext:value-type="float">
            <text:p>25,106</text:p>
          </table:table-cell>
          <table:table-cell table:number-columns-repeated="2" office:value-type="float" office:value="27.447" calcext:value-type="float">
            <text:p>27,447</text:p>
          </table:table-cell>
          <table:table-cell office:value-type="float" office:value="27.234" calcext:value-type="float">
            <text:p>27,234</text:p>
          </table:table-cell>
          <table:table-cell table:number-columns-repeated="3" office:value-type="float" office:value="28.511" calcext:value-type="float">
            <text:p>28,511</text:p>
          </table:table-cell>
          <table:table-cell office:value-type="float" office:value="28.723" calcext:value-type="float">
            <text:p>28,723</text:p>
          </table:table-cell>
          <table:table-cell office:value-type="float" office:value="27.872" calcext:value-type="float">
            <text:p>27,872</text:p>
          </table:table-cell>
        </table:table-row>
        <table:table-row table:style-name="ro1">
          <table:table-cell office:value-type="float" office:value="23.617" calcext:value-type="float">
            <text:p>23,617</text:p>
          </table:table-cell>
          <table:table-cell office:value-type="float" office:value="24.468" calcext:value-type="float">
            <text:p>24,468</text:p>
          </table:table-cell>
          <table:table-cell office:value-type="float" office:value="26.809" calcext:value-type="float">
            <text:p>26,809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043" calcext:value-type="float">
            <text:p>24,043</text:p>
          </table:table-cell>
          <table:table-cell office:value-type="float" office:value="23.191" calcext:value-type="float">
            <text:p>23,191</text:p>
          </table:table-cell>
          <table:table-cell table:number-columns-repeated="2" office:value-type="float" office:value="22.979" calcext:value-type="float">
            <text:p>22,979</text:p>
          </table:table-cell>
          <table:table-cell office:value-type="float" office:value="23.191" calcext:value-type="float">
            <text:p>23,191</text:p>
          </table:table-cell>
          <table:table-cell table:number-columns-repeated="2" office:value-type="float" office:value="24.043" calcext:value-type="float">
            <text:p>24,043</text:p>
          </table:table-cell>
          <table:table-cell office:value-type="float" office:value="25.106" calcext:value-type="float">
            <text:p>25,106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468" calcext:value-type="float">
            <text:p>24,468</text:p>
          </table:table-cell>
          <table:table-cell office:value-type="float" office:value="24.894" calcext:value-type="float">
            <text:p>24,894</text:p>
          </table:table-cell>
          <table:table-cell table:number-columns-repeated="3" office:value-type="float" office:value="27.234" calcext:value-type="float">
            <text:p>27,234</text:p>
          </table:table-cell>
          <table:table-cell table:number-columns-repeated="3" office:value-type="float" office:value="28.511" calcext:value-type="float">
            <text:p>28,511</text:p>
          </table:table-cell>
          <table:table-cell office:value-type="float" office:value="28.723" calcext:value-type="float">
            <text:p>28,723</text:p>
          </table:table-cell>
          <table:table-cell office:value-type="float" office:value="27.872" calcext:value-type="float">
            <text:p>27,872</text:p>
          </table:table-cell>
        </table:table-row>
        <table:table-row table:style-name="ro1">
          <table:table-cell office:value-type="float" office:value="23.191" calcext:value-type="float">
            <text:p>23,191</text:p>
          </table:table-cell>
          <table:table-cell office:value-type="float" office:value="23.617" calcext:value-type="float">
            <text:p>23,61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5.532" calcext:value-type="float">
            <text:p>25,532</text:p>
          </table:table-cell>
          <table:table-cell office:value-type="float" office:value="24.681" calcext:value-type="float">
            <text:p>24,681</text:p>
          </table:table-cell>
          <table:table-cell office:value-type="float" office:value="24.468" calcext:value-type="float">
            <text:p>24,468</text:p>
          </table:table-cell>
          <table:table-cell table:number-columns-repeated="3" office:value-type="float" office:value="23.404" calcext:value-type="float">
            <text:p>23,404</text:p>
          </table:table-cell>
          <table:table-cell table:number-columns-repeated="2" office:value-type="float" office:value="24.468" calcext:value-type="float">
            <text:p>24,468</text:p>
          </table:table-cell>
          <table:table-cell office:value-type="float" office:value="25.532" calcext:value-type="float">
            <text:p>25,532</text:p>
          </table:table-cell>
          <table:table-cell office:value-type="float" office:value="24.894" calcext:value-type="float">
            <text:p>24,894</text:p>
          </table:table-cell>
          <table:table-cell office:value-type="float" office:value="25.106" calcext:value-type="float">
            <text:p>25,106</text:p>
          </table:table-cell>
          <table:table-cell office:value-type="float" office:value="24.681" calcext:value-type="float">
            <text:p>24,681</text:p>
          </table:table-cell>
          <table:table-cell office:value-type="float" office:value="25.106" calcext:value-type="float">
            <text:p>25,106</text:p>
          </table:table-cell>
          <table:table-cell table:number-columns-repeated="3" office:value-type="float" office:value="27.234" calcext:value-type="float">
            <text:p>27,234</text:p>
          </table:table-cell>
          <table:table-cell table:number-columns-repeated="4" office:value-type="float" office:value="28.723" calcext:value-type="float">
            <text:p>28,723</text:p>
          </table:table-cell>
          <table:table-cell office:value-type="float" office:value="27.872" calcext:value-type="float">
            <text:p>27,872</text:p>
          </table:table-cell>
        </table:table-row>
        <table:table-row table:style-name="ro1">
          <table:table-cell office:value-type="float" office:value="22.979" calcext:value-type="float">
            <text:p>22,979</text:p>
          </table:table-cell>
          <table:table-cell office:value-type="float" office:value="23.404" calcext:value-type="float">
            <text:p>23,404</text:p>
          </table:table-cell>
          <table:table-cell office:value-type="float" office:value="27.021" calcext:value-type="float">
            <text:p>27,021</text:p>
          </table:table-cell>
          <table:table-cell office:value-type="float" office:value="25.745" calcext:value-type="float">
            <text:p>25,745</text:p>
          </table:table-cell>
          <table:table-cell office:value-type="float" office:value="24.894" calcext:value-type="float">
            <text:p>24,894</text:p>
          </table:table-cell>
          <table:table-cell office:value-type="float" office:value="25.319" calcext:value-type="float">
            <text:p>25,319</text:p>
          </table:table-cell>
          <table:table-cell table:number-columns-repeated="3" office:value-type="float" office:value="24.681" calcext:value-type="float">
            <text:p>24,681</text:p>
          </table:table-cell>
          <table:table-cell office:value-type="float" office:value="25.745" calcext:value-type="float">
            <text:p>25,745</text:p>
          </table:table-cell>
          <table:table-cell office:value-type="float" office:value="25.532" calcext:value-type="float">
            <text:p>25,532</text:p>
          </table:table-cell>
          <table:table-cell office:value-type="float" office:value="26.596" calcext:value-type="float">
            <text:p>26,596</text:p>
          </table:table-cell>
          <table:table-cell office:value-type="float" office:value="25.957" calcext:value-type="float">
            <text:p>25,957</text:p>
          </table:table-cell>
          <table:table-cell table:number-columns-repeated="2" office:value-type="float" office:value="26.596" calcext:value-type="float">
            <text:p>26,596</text:p>
          </table:table-cell>
          <table:table-cell office:value-type="float" office:value="27.021" calcext:value-type="float">
            <text:p>27,021</text:p>
          </table:table-cell>
          <table:table-cell table:number-columns-repeated="3" office:value-type="float" office:value="27.872" calcext:value-type="float">
            <text:p>27,872</text:p>
          </table:table-cell>
          <table:table-cell table:number-columns-repeated="4" office:value-type="float" office:value="28.723" calcext:value-type="float">
            <text:p>28,723</text:p>
          </table:table-cell>
          <table:table-cell office:value-type="float" office:value="27.872" calcext:value-type="float">
            <text:p>27,872</text:p>
          </table:table-cell>
        </table:table-row>
        <table:table-row table:style-name="ro1">
          <table:table-cell office:value-type="float" office:value="22.34" calcext:value-type="float">
            <text:p>22,34</text:p>
          </table:table-cell>
          <table:table-cell office:value-type="float" office:value="23.83" calcext:value-type="float">
            <text:p>23,83</text:p>
          </table:table-cell>
          <table:table-cell office:value-type="float" office:value="26.596" calcext:value-type="float">
            <text:p>26,596</text:p>
          </table:table-cell>
          <table:table-cell office:value-type="float" office:value="25.745" calcext:value-type="float">
            <text:p>25,745</text:p>
          </table:table-cell>
          <table:table-cell office:value-type="float" office:value="24.894" calcext:value-type="float">
            <text:p>24,894</text:p>
          </table:table-cell>
          <table:table-cell office:value-type="float" office:value="25.319" calcext:value-type="float">
            <text:p>25,319</text:p>
          </table:table-cell>
          <table:table-cell table:number-columns-repeated="2" office:value-type="float" office:value="24.681" calcext:value-type="float">
            <text:p>24,681</text:p>
          </table:table-cell>
          <table:table-cell office:value-type="float" office:value="24.255" calcext:value-type="float">
            <text:p>24,255</text:p>
          </table:table-cell>
          <table:table-cell office:value-type="float" office:value="25.319" calcext:value-type="float">
            <text:p>25,319</text:p>
          </table:table-cell>
          <table:table-cell office:value-type="float" office:value="25.106" calcext:value-type="float">
            <text:p>25,106</text:p>
          </table:table-cell>
          <table:table-cell office:value-type="float" office:value="26.17" calcext:value-type="float">
            <text:p>26,17</text:p>
          </table:table-cell>
          <table:table-cell office:value-type="float" office:value="25.532" calcext:value-type="float">
            <text:p>25,532</text:p>
          </table:table-cell>
          <table:table-cell table:number-columns-repeated="2" office:value-type="float" office:value="26.596" calcext:value-type="float">
            <text:p>26,596</text:p>
          </table:table-cell>
          <table:table-cell office:value-type="float" office:value="27.021" calcext:value-type="float">
            <text:p>27,021</text:p>
          </table:table-cell>
          <table:table-cell table:number-columns-repeated="3" office:value-type="float" office:value="28.511" calcext:value-type="float">
            <text:p>28,511</text:p>
          </table:table-cell>
          <table:table-cell table:number-columns-repeated="4" office:value-type="float" office:value="28.723" calcext:value-type="float">
            <text:p>28,723</text:p>
          </table:table-cell>
          <table:table-cell office:value-type="float" office:value="27.872" calcext:value-type="float">
            <text:p>27,872</text:p>
          </table:table-cell>
        </table:table-row>
        <table:table-row table:style-name="ro1">
          <table:table-cell office:value-type="float" office:value="23.404" calcext:value-type="float">
            <text:p>23,404</text:p>
          </table:table-cell>
          <table:table-cell office:value-type="float" office:value="23.83" calcext:value-type="float">
            <text:p>23,83</text:p>
          </table:table-cell>
          <table:table-cell office:value-type="float" office:value="26.383" calcext:value-type="float">
            <text:p>26,383</text:p>
          </table:table-cell>
          <table:table-cell office:value-type="float" office:value="25.532" calcext:value-type="float">
            <text:p>25,532</text:p>
          </table:table-cell>
          <table:table-cell office:value-type="float" office:value="24.255" calcext:value-type="float">
            <text:p>24,255</text:p>
          </table:table-cell>
          <table:table-cell table:number-columns-repeated="3" office:value-type="float" office:value="25.532" calcext:value-type="float">
            <text:p>25,532</text:p>
          </table:table-cell>
          <table:table-cell office:value-type="float" office:value="25.106" calcext:value-type="float">
            <text:p>25,106</text:p>
          </table:table-cell>
          <table:table-cell office:value-type="float" office:value="25.532" calcext:value-type="float">
            <text:p>25,532</text:p>
          </table:table-cell>
          <table:table-cell office:value-type="float" office:value="25.106" calcext:value-type="float">
            <text:p>25,106</text:p>
          </table:table-cell>
          <table:table-cell office:value-type="float" office:value="26.17" calcext:value-type="float">
            <text:p>26,17</text:p>
          </table:table-cell>
          <table:table-cell office:value-type="float" office:value="25.957" calcext:value-type="float">
            <text:p>25,957</text:p>
          </table:table-cell>
          <table:table-cell table:number-columns-repeated="2" office:value-type="float" office:value="26.383" calcext:value-type="float">
            <text:p>26,383</text:p>
          </table:table-cell>
          <table:table-cell office:value-type="float" office:value="26.809" calcext:value-type="float">
            <text:p>26,809</text:p>
          </table:table-cell>
          <table:table-cell table:number-columns-repeated="2" office:value-type="float" office:value="27.872" calcext:value-type="float">
            <text:p>27,872</text:p>
          </table:table-cell>
          <table:table-cell office:value-type="float" office:value="28.511" calcext:value-type="float">
            <text:p>28,511</text:p>
          </table:table-cell>
          <table:table-cell table:number-columns-repeated="4" office:value-type="float" office:value="28.723" calcext:value-type="float">
            <text:p>28,723</text:p>
          </table:table-cell>
          <table:table-cell office:value-type="float" office:value="27.872" calcext:value-type="float">
            <text:p>27,872</text:p>
          </table:table-cell>
        </table:table-row>
        <table:table-row table:style-name="ro1">
          <table:table-cell office:value-type="float" office:value="23.617" calcext:value-type="float">
            <text:p>23,617</text:p>
          </table:table-cell>
          <table:table-cell office:value-type="float" office:value="23.83" calcext:value-type="float">
            <text:p>23,83</text:p>
          </table:table-cell>
          <table:table-cell office:value-type="float" office:value="26.383" calcext:value-type="float">
            <text:p>26,383</text:p>
          </table:table-cell>
          <table:table-cell office:value-type="float" office:value="25.532" calcext:value-type="float">
            <text:p>25,532</text:p>
          </table:table-cell>
          <table:table-cell office:value-type="float" office:value="24.681" calcext:value-type="float">
            <text:p>24,681</text:p>
          </table:table-cell>
          <table:table-cell office:value-type="float" office:value="27.021" calcext:value-type="float">
            <text:p>27,021</text:p>
          </table:table-cell>
          <table:table-cell table:number-columns-repeated="2" office:value-type="float" office:value="26.383" calcext:value-type="float">
            <text:p>26,383</text:p>
          </table:table-cell>
          <table:table-cell table:number-columns-repeated="2" office:value-type="float" office:value="26.17" calcext:value-type="float">
            <text:p>26,17</text:p>
          </table:table-cell>
          <table:table-cell office:value-type="float" office:value="25.319" calcext:value-type="float">
            <text:p>25,319</text:p>
          </table:table-cell>
          <table:table-cell office:value-type="float" office:value="26.383" calcext:value-type="float">
            <text:p>26,383</text:p>
          </table:table-cell>
          <table:table-cell office:value-type="float" office:value="25.745" calcext:value-type="float">
            <text:p>25,745</text:p>
          </table:table-cell>
          <table:table-cell table:number-columns-repeated="2" office:value-type="float" office:value="26.17" calcext:value-type="float">
            <text:p>26,17</text:p>
          </table:table-cell>
          <table:table-cell office:value-type="float" office:value="26.596" calcext:value-type="float">
            <text:p>26,596</text:p>
          </table:table-cell>
          <table:table-cell table:number-columns-repeated="2" office:value-type="float" office:value="27.66" calcext:value-type="float">
            <text:p>27,66</text:p>
          </table:table-cell>
          <table:table-cell office:value-type="float" office:value="28.298" calcext:value-type="float">
            <text:p>28,298</text:p>
          </table:table-cell>
          <table:table-cell table:number-columns-repeated="4" office:value-type="float" office:value="28.511" calcext:value-type="float">
            <text:p>28,511</text:p>
          </table:table-cell>
          <table:table-cell office:value-type="float" office:value="27.66" calcext:value-type="float">
            <text:p>27,66</text:p>
          </table:table-cell>
        </table:table-row>
        <table:table-row table:style-name="ro1">
          <table:table-cell office:value-type="float" office:value="24.468" calcext:value-type="float">
            <text:p>24,468</text:p>
          </table:table-cell>
          <table:table-cell office:value-type="float" office:value="25.106" calcext:value-type="float">
            <text:p>25,106</text:p>
          </table:table-cell>
          <table:table-cell office:value-type="float" office:value="27.447" calcext:value-type="float">
            <text:p>27,447</text:p>
          </table:table-cell>
          <table:table-cell table:number-columns-repeated="2" office:value-type="float" office:value="26.596" calcext:value-type="float">
            <text:p>26,596</text:p>
          </table:table-cell>
          <table:table-cell office:value-type="float" office:value="27.021" calcext:value-type="float">
            <text:p>27,021</text:p>
          </table:table-cell>
          <table:table-cell table:number-columns-repeated="2" office:value-type="float" office:value="26.383" calcext:value-type="float">
            <text:p>26,383</text:p>
          </table:table-cell>
          <table:table-cell office:value-type="float" office:value="26.17" calcext:value-type="float">
            <text:p>26,17</text:p>
          </table:table-cell>
          <table:table-cell office:value-type="float" office:value="26.383" calcext:value-type="float">
            <text:p>26,383</text:p>
          </table:table-cell>
          <table:table-cell office:value-type="float" office:value="25.532" calcext:value-type="float">
            <text:p>25,532</text:p>
          </table:table-cell>
          <table:table-cell office:value-type="float" office:value="26.596" calcext:value-type="float">
            <text:p>26,596</text:p>
          </table:table-cell>
          <table:table-cell office:value-type="float" office:value="25.957" calcext:value-type="float">
            <text:p>25,957</text:p>
          </table:table-cell>
          <table:table-cell office:value-type="float" office:value="26.596" calcext:value-type="float">
            <text:p>26,596</text:p>
          </table:table-cell>
          <table:table-cell office:value-type="float" office:value="26.383" calcext:value-type="float">
            <text:p>26,383</text:p>
          </table:table-cell>
          <table:table-cell office:value-type="float" office:value="26.809" calcext:value-type="float">
            <text:p>26,809</text:p>
          </table:table-cell>
          <table:table-cell table:number-columns-repeated="3" office:value-type="float" office:value="27.872" calcext:value-type="float">
            <text:p>27,872</text:p>
          </table:table-cell>
          <table:table-cell table:number-columns-repeated="4" office:value-type="float" office:value="28.085" calcext:value-type="float">
            <text:p>28,085</text:p>
          </table:table-cell>
          <table:table-cell office:value-type="float" office:value="27.872" calcext:value-type="float">
            <text:p>27,872</text:p>
          </table:table-cell>
        </table:table-row>
        <table:table-row table:style-name="ro1">
          <table:table-cell office:value-type="float" office:value="25.319" calcext:value-type="float">
            <text:p>25,319</text:p>
          </table:table-cell>
          <table:table-cell office:value-type="float" office:value="27.447" calcext:value-type="float">
            <text:p>27,447</text:p>
          </table:table-cell>
          <table:table-cell office:value-type="float" office:value="28.511" calcext:value-type="float">
            <text:p>28,511</text:p>
          </table:table-cell>
          <table:table-cell office:value-type="float" office:value="27.66" calcext:value-type="float">
            <text:p>27,66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234" calcext:value-type="float">
            <text:p>27,234</text:p>
          </table:table-cell>
          <table:table-cell table:number-columns-repeated="2" office:value-type="float" office:value="26.596" calcext:value-type="float">
            <text:p>26,596</text:p>
          </table:table-cell>
          <table:table-cell office:value-type="float" office:value="27.234" calcext:value-type="float">
            <text:p>27,234</text:p>
          </table:table-cell>
          <table:table-cell office:value-type="float" office:value="26.809" calcext:value-type="float">
            <text:p>26,80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7.021" calcext:value-type="float">
            <text:p>27,021</text:p>
          </table:table-cell>
          <table:table-cell office:value-type="float" office:value="26.383" calcext:value-type="float">
            <text:p>26,383</text:p>
          </table:table-cell>
          <table:table-cell office:value-type="float" office:value="26.809" calcext:value-type="float">
            <text:p>26,809</text:p>
          </table:table-cell>
          <table:table-cell office:value-type="float" office:value="26.596" calcext:value-type="float">
            <text:p>26,596</text:p>
          </table:table-cell>
          <table:table-cell office:value-type="float" office:value="27.234" calcext:value-type="float">
            <text:p>27,234</text:p>
          </table:table-cell>
          <table:table-cell table:number-columns-repeated="3" office:value-type="float" office:value="27.872" calcext:value-type="float">
            <text:p>27,872</text:p>
          </table:table-cell>
          <table:table-cell table:number-columns-repeated="3" office:value-type="float" office:value="28.085" calcext:value-type="float">
            <text:p>28,085</text:p>
          </table:table-cell>
          <table:table-cell office:value-type="float" office:value="28.298" calcext:value-type="float">
            <text:p>28,298</text:p>
          </table:table-cell>
          <table:table-cell office:value-type="float" office:value="28.085" calcext:value-type="float">
            <text:p>28,085</text:p>
          </table:table-cell>
        </table:table-row>
        <table:table-row table:style-name="ro1">
          <table:table-cell office:value-type="float" office:value="27.234" calcext:value-type="float">
            <text:p>27,234</text:p>
          </table:table-cell>
          <table:table-cell office:value-type="float" office:value="28.085" calcext:value-type="float">
            <text:p>28,085</text:p>
          </table:table-cell>
          <table:table-cell office:value-type="float" office:value="28.723" calcext:value-type="float">
            <text:p>28,723</text:p>
          </table:table-cell>
          <table:table-cell office:value-type="float" office:value="27.872" calcext:value-type="float">
            <text:p>27,872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66" calcext:value-type="float">
            <text:p>27,66</text:p>
          </table:table-cell>
          <table:table-cell table:number-columns-repeated="2" office:value-type="float" office:value="27.234" calcext:value-type="float">
            <text:p>27,234</text:p>
          </table:table-cell>
          <table:table-cell office:value-type="float" office:value="27.66" calcext:value-type="float">
            <text:p>27,66</text:p>
          </table:table-cell>
          <table:table-cell office:value-type="float" office:value="27.447" calcext:value-type="float">
            <text:p>27,447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table:number-columns-repeated="2" office:value-type="float" office:value="26.809" calcext:value-type="float">
            <text:p>26,809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447" calcext:value-type="float">
            <text:p>27,447</text:p>
          </table:table-cell>
          <table:table-cell table:number-columns-repeated="3" office:value-type="float" office:value="27.872" calcext:value-type="float">
            <text:p>27,872</text:p>
          </table:table-cell>
          <table:table-cell table:number-columns-repeated="2" office:value-type="float" office:value="28.085" calcext:value-type="float">
            <text:p>28,085</text:p>
          </table:table-cell>
          <table:table-cell office:value-type="float" office:value="28.298" calcext:value-type="float">
            <text:p>28,298</text:p>
          </table:table-cell>
          <table:table-cell office:value-type="float" office:value="28.511" calcext:value-type="float">
            <text:p>28,511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7.021" calcext:value-type="float">
            <text:p>27,021</text:p>
          </table:table-cell>
          <table:table-cell office:value-type="float" office:value="28.085" calcext:value-type="float">
            <text:p>28,085</text:p>
          </table:table-cell>
          <table:table-cell office:value-type="float" office:value="28.723" calcext:value-type="float">
            <text:p>28,723</text:p>
          </table:table-cell>
          <table:table-cell office:value-type="float" office:value="27.234" calcext:value-type="float">
            <text:p>27,234</text:p>
          </table:table-cell>
          <table:table-cell office:value-type="float" office:value="26.596" calcext:value-type="float">
            <text:p>26,596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021" calcext:value-type="float">
            <text:p>27,021</text:p>
          </table:table-cell>
          <table:table-cell table:number-columns-repeated="3" office:value-type="float" office:value="27.447" calcext:value-type="float">
            <text:p>27,447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table:number-columns-repeated="3" office:value-type="float" office:value="27.66" calcext:value-type="float">
            <text:p>27,66</text:p>
          </table:table-cell>
          <table:table-cell office:value-type="float" office:value="28.085" calcext:value-type="float">
            <text:p>28,085</text:p>
          </table:table-cell>
          <table:table-cell table:number-columns-repeated="3" office:value-type="float" office:value="27.872" calcext:value-type="float">
            <text:p>27,872</text:p>
          </table:table-cell>
          <table:table-cell table:number-columns-repeated="2" office:value-type="float" office:value="28.085" calcext:value-type="float">
            <text:p>28,085</text:p>
          </table:table-cell>
          <table:table-cell office:value-type="float" office:value="28.298" calcext:value-type="float">
            <text:p>28,298</text:p>
          </table:table-cell>
          <table:table-cell office:value-type="float" office:value="28.511" calcext:value-type="float">
            <text:p>28,511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7.021" calcext:value-type="float">
            <text:p>27,021</text:p>
          </table:table-cell>
          <table:table-cell office:value-type="float" office:value="28.085" calcext:value-type="float">
            <text:p>28,085</text:p>
          </table:table-cell>
          <table:table-cell office:value-type="float" office:value="28.511" calcext:value-type="float">
            <text:p>28,511</text:p>
          </table:table-cell>
          <table:table-cell table:number-columns-repeated="2" office:value-type="float" office:value="27.021" calcext:value-type="float">
            <text:p>27,021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66" calcext:value-type="float">
            <text:p>27,66</text:p>
          </table:table-cell>
          <table:table-cell table:number-columns-repeated="3" office:value-type="float" office:value="28.085" calcext:value-type="float">
            <text:p>28,085</text:p>
          </table:table-cell>
          <table:table-cell office:value-type="float" office:value="27.021" calcext:value-type="float">
            <text:p>27,021</text:p>
          </table:table-cell>
          <table:table-cell office:value-type="float" office:value="28.085" calcext:value-type="float">
            <text:p>28,085</text:p>
          </table:table-cell>
          <table:table-cell table:number-columns-repeated="7" office:value-type="float" office:value="28.298" calcext:value-type="float">
            <text:p>28,298</text:p>
          </table:table-cell>
          <table:table-cell table:number-columns-repeated="2" office:value-type="float" office:value="28.511" calcext:value-type="float">
            <text:p>28,511</text:p>
          </table:table-cell>
          <table:table-cell office:value-type="float" office:value="28.723" calcext:value-type="float">
            <text:p>28,723</text:p>
          </table:table-cell>
          <table:table-cell office:value-type="float" office:value="28.936" calcext:value-type="float">
            <text:p>28,936</text:p>
          </table:table-cell>
          <table:table-cell office:value-type="float" office:value="28.723" calcext:value-type="float">
            <text:p>28,723</text:p>
          </table:table-cell>
        </table:table-row>
        <table:table-row table:style-name="ro1">
          <table:table-cell office:value-type="float" office:value="27.234" calcext:value-type="float">
            <text:p>27,234</text:p>
          </table:table-cell>
          <table:table-cell office:value-type="float" office:value="27.021" calcext:value-type="float">
            <text:p>27,021</text:p>
          </table:table-cell>
          <table:table-cell office:value-type="float" office:value="27.234" calcext:value-type="float">
            <text:p>27,234</text:p>
          </table:table-cell>
          <table:table-cell table:number-columns-repeated="2" office:value-type="float" office:value="25.957" calcext:value-type="float">
            <text:p>25,957</text:p>
          </table:table-cell>
          <table:table-cell office:value-type="float" office:value="26.809" calcext:value-type="float">
            <text:p>26,809</text:p>
          </table:table-cell>
          <table:table-cell office:value-type="float" office:value="27.021" calcext:value-type="float">
            <text:p>27,021</text:p>
          </table:table-cell>
          <table:table-cell table:number-columns-repeated="3" office:value-type="float" office:value="27.447" calcext:value-type="float">
            <text:p>27,447</text:p>
          </table:table-cell>
          <table:table-cell office:value-type="float" office:value="26.383" calcext:value-type="float">
            <text:p>26,383</text:p>
          </table:table-cell>
          <table:table-cell office:value-type="float" office:value="27.447" calcext:value-type="float">
            <text:p>27,447</text:p>
          </table:table-cell>
          <table:table-cell table:number-columns-repeated="9" office:value-type="float" office:value="27.66" calcext:value-type="float">
            <text:p>27,66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298" calcext:value-type="float">
            <text:p>28,298</text:p>
          </table:table-cell>
          <table:table-cell office:value-type="float" office:value="28.723" calcext:value-type="float">
            <text:p>28,723</text:p>
          </table:table-cell>
        </table:table-row>
        <table:table-row table:style-name="ro1">
          <table:table-cell office:value-type="float" office:value="27.66" calcext:value-type="float">
            <text:p>27,66</text:p>
          </table:table-cell>
          <table:table-cell table:number-columns-repeated="2" office:value-type="float" office:value="27.447" calcext:value-type="float">
            <text:p>27,447</text:p>
          </table:table-cell>
          <table:table-cell office:value-type="float" office:value="27.234" calcext:value-type="float">
            <text:p>27,234</text:p>
          </table:table-cell>
          <table:table-cell office:value-type="float" office:value="26.596" calcext:value-type="float">
            <text:p>26,596</text:p>
          </table:table-cell>
          <table:table-cell office:value-type="float" office:value="26.17" calcext:value-type="float">
            <text:p>26,17</text:p>
          </table:table-cell>
          <table:table-cell office:value-type="float" office:value="25.745" calcext:value-type="float">
            <text:p>25,745</text:p>
          </table:table-cell>
          <table:table-cell office:value-type="float" office:value="26.383" calcext:value-type="float">
            <text:p>26,383</text:p>
          </table:table-cell>
          <table:table-cell table:number-columns-repeated="4" office:value-type="float" office:value="26.17" calcext:value-type="float">
            <text:p>26,17</text:p>
          </table:table-cell>
          <table:table-cell table:number-columns-repeated="3" office:value-type="float" office:value="26.383" calcext:value-type="float">
            <text:p>26,383</text:p>
          </table:table-cell>
          <table:table-cell table:number-columns-repeated="3" office:value-type="float" office:value="26.809" calcext:value-type="float">
            <text:p>26,809</text:p>
          </table:table-cell>
          <table:table-cell office:value-type="float" office:value="27.234" calcext:value-type="float">
            <text:p>27,234</text:p>
          </table:table-cell>
          <table:table-cell table:number-columns-repeated="2" office:value-type="float" office:value="27.66" calcext:value-type="float">
            <text:p>27,66</text:p>
          </table:table-cell>
          <table:table-cell table:number-columns-repeated="2" office:value-type="float" office:value="27.872" calcext:value-type="float">
            <text:p>27,872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6.17" calcext:value-type="float">
            <text:p>26,17</text:p>
          </table:table-cell>
          <table:table-cell office:value-type="float" office:value="26.596" calcext:value-type="float">
            <text:p>26,596</text:p>
          </table:table-cell>
          <table:table-cell table:number-columns-repeated="5" office:value-type="float" office:value="25.957" calcext:value-type="float">
            <text:p>25,957</text:p>
          </table:table-cell>
          <table:table-cell table:number-columns-repeated="11" office:value-type="float" office:value="26.17" calcext:value-type="float">
            <text:p>26,17</text:p>
          </table:table-cell>
          <table:table-cell office:value-type="float" office:value="26.596" calcext:value-type="float">
            <text:p>26,596</text:p>
          </table:table-cell>
          <table:table-cell table:number-columns-repeated="2" office:value-type="float" office:value="27.021" calcext:value-type="float">
            <text:p>27,021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5.745" calcext:value-type="float">
            <text:p>25,745</text:p>
          </table:table-cell>
          <table:table-cell table:number-columns-repeated="3" office:value-type="float" office:value="25.957" calcext:value-type="float">
            <text:p>25,957</text:p>
          </table:table-cell>
          <table:table-cell table:number-columns-repeated="14" office:value-type="float" office:value="26.17" calcext:value-type="float">
            <text:p>26,17</text:p>
          </table:table-cell>
          <table:table-cell office:value-type="float" office:value="26.596" calcext:value-type="float">
            <text:p>26,596</text:p>
          </table:table-cell>
          <table:table-cell table:number-columns-repeated="2" office:value-type="float" office:value="27.021" calcext:value-type="float">
            <text:p>27,021</text:p>
          </table:table-cell>
          <table:table-cell office:value-type="float" office:value="27.447" calcext:value-type="float">
            <text:p>27,447</text:p>
          </table:table-cell>
          <table:table-cell office:value-type="float" office:value="27.872" calcext:value-type="float">
            <text:p>27,872</text:p>
          </table:table-cell>
          <table:table-cell office:value-type="float" office:value="28.298" calcext:value-type="float">
            <text:p>28,298</text:p>
          </table:table-cell>
        </table:table-row>
        <table:table-row table:style-name="ro1">
          <table:table-cell office:value-type="float" office:value="25.745" calcext:value-type="float">
            <text:p>25,745</text:p>
          </table:table-cell>
          <table:table-cell table:number-columns-repeated="17" office:value-type="float" office:value="25.957" calcext:value-type="float">
            <text:p>25,957</text:p>
          </table:table-cell>
          <table:table-cell office:value-type="float" office:value="26.383" calcext:value-type="float">
            <text:p>26,383</text:p>
          </table:table-cell>
          <table:table-cell table:number-columns-repeated="2" office:value-type="float" office:value="26.809" calcext:value-type="float">
            <text:p>26,809</text:p>
          </table:table-cell>
          <table:table-cell table:number-columns-repeated="2" office:value-type="float" office:value="27.234" calcext:value-type="float">
            <text:p>27,234</text:p>
          </table:table-cell>
          <table:table-cell office:value-type="float" office:value="27.66" calcext:value-type="float">
            <text:p>27,66</text:p>
          </table:table-cell>
        </table:table-row>
        <table:table-row table:style-name="ro1">
          <table:table-cell table:number-columns-repeated="22" office:value-type="float" office:value="25.957" calcext:value-type="float">
            <text:p>25,957</text:p>
          </table:table-cell>
          <table:table-cell table:number-columns-repeated="2" office:value-type="float" office:value="26.383" calcext:value-type="float">
            <text:p>26,383</text:p>
          </table:table-cell>
        </table:table-row>
        <table:table-row table:style-name="ro1">
          <table:table-cell table:number-columns-repeated="24" office:value-type="float" office:value="25.957" calcext:value-type="float">
            <text:p>25,95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513" calcext:value-type="float">
            <text:p>20,513</text:p>
          </table:table-cell>
          <table:table-cell office:value-type="float" office:value="22.009" calcext:value-type="float">
            <text:p>22,009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3" calcext:value-type="float">
            <text:p>22,863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0.94" calcext:value-type="float">
            <text:p>20,94</text:p>
          </table:table-cell>
          <table:table-cell office:value-type="float" office:value="22.65" calcext:value-type="float">
            <text:p>22,6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3.718" calcext:value-type="float">
            <text:p>23,718</text:p>
          </table:table-cell>
          <table:table-cell office:value-type="float" office:value="24.573" calcext:value-type="float">
            <text:p>24,573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795" calcext:value-type="float">
            <text:p>21,795</text:p>
          </table:table-cell>
          <table:table-cell table:number-columns-repeated="2" office:value-type="float" office:value="22.863" calcext:value-type="float">
            <text:p>22,863</text:p>
          </table:table-cell>
          <table:table-cell office:value-type="float" office:value="23.291" calcext:value-type="float">
            <text:p>23,291</text:p>
          </table:table-cell>
        </table:table-row>
        <table:table-row table:style-name="ro1">
          <table:table-cell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299" calcext:value-type="float">
            <text:p>20,299</text:p>
          </table:table-cell>
          <table:table-cell office:value-type="float" office:value="21.795" calcext:value-type="float">
            <text:p>21,795</text:p>
          </table:table-cell>
          <table:table-cell table:number-columns-repeated="2" office:value-type="float" office:value="22.65" calcext:value-type="float">
            <text:p>22,6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009" calcext:value-type="float">
            <text:p>22,009</text:p>
          </table:table-cell>
          <table:table-cell office:value-type="float" office:value="20.726" calcext:value-type="float">
            <text:p>20,726</text:p>
          </table:table-cell>
          <table:table-cell office:value-type="float" office:value="22.65" calcext:value-type="float">
            <text:p>22,6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009" calcext:value-type="float">
            <text:p>22,009</text:p>
          </table:table-cell>
          <table:table-cell office:value-type="float" office:value="23.504" calcext:value-type="float">
            <text:p>23,504</text:p>
          </table:table-cell>
          <table:table-cell office:value-type="float" office:value="24.359" calcext:value-type="float">
            <text:p>24,359</text:p>
          </table:table-cell>
          <table:table-cell office:value-type="float" office:value="21.581" calcext:value-type="float">
            <text:p>21,581</text:p>
          </table:table-cell>
          <table:table-cell office:value-type="float" office:value="20.94" calcext:value-type="float">
            <text:p>20,94</text:p>
          </table:table-cell>
          <table:table-cell office:value-type="float" office:value="21.581" calcext:value-type="float">
            <text:p>21,581</text:p>
          </table:table-cell>
          <table:table-cell table:number-columns-repeated="2" office:value-type="float" office:value="22.65" calcext:value-type="float">
            <text:p>22,65</text:p>
          </table:table-cell>
          <table:table-cell office:value-type="float" office:value="23.077" calcext:value-type="float">
            <text:p>23,077</text:p>
          </table:table-cell>
        </table:table-row>
        <table:table-row table:style-name="ro1">
          <table:table-cell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085" calcext:value-type="float">
            <text:p>20,085</text:p>
          </table:table-cell>
          <table:table-cell office:value-type="float" office:value="21.795" calcext:value-type="float">
            <text:p>21,795</text:p>
          </table:table-cell>
          <table:table-cell table:number-columns-repeated="2" office:value-type="float" office:value="22.65" calcext:value-type="float">
            <text:p>22,6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009" calcext:value-type="float">
            <text:p>22,009</text:p>
          </table:table-cell>
          <table:table-cell office:value-type="float" office:value="20.726" calcext:value-type="float">
            <text:p>20,726</text:p>
          </table:table-cell>
          <table:table-cell office:value-type="float" office:value="22.436" calcext:value-type="float">
            <text:p>22,436</text:p>
          </table:table-cell>
          <table:table-cell table:number-columns-repeated="2" office:value-type="float" office:value="22.222" calcext:value-type="float">
            <text:p>22,222</text:p>
          </table:table-cell>
          <table:table-cell office:value-type="float" office:value="22.009" calcext:value-type="float">
            <text:p>22,009</text:p>
          </table:table-cell>
          <table:table-cell office:value-type="float" office:value="23.932" calcext:value-type="float">
            <text:p>23,932</text:p>
          </table:table-cell>
          <table:table-cell office:value-type="float" office:value="24.359" calcext:value-type="float">
            <text:p>24,359</text:p>
          </table:table-cell>
          <table:table-cell office:value-type="float" office:value="21.581" calcext:value-type="float">
            <text:p>21,581</text:p>
          </table:table-cell>
          <table:table-cell office:value-type="float" office:value="20.94" calcext:value-type="float">
            <text:p>20,94</text:p>
          </table:table-cell>
          <table:table-cell office:value-type="float" office:value="21.581" calcext:value-type="float">
            <text:p>21,581</text:p>
          </table:table-cell>
          <table:table-cell table:number-columns-repeated="2" office:value-type="float" office:value="22.65" calcext:value-type="float">
            <text:p>22,65</text:p>
          </table:table-cell>
          <table:table-cell office:value-type="float" office:value="23.077" calcext:value-type="float">
            <text:p>23,077</text:p>
          </table:table-cell>
        </table:table-row>
        <table:table-row table:style-name="ro1">
          <table:table-cell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085" calcext:value-type="float">
            <text:p>20,085</text:p>
          </table:table-cell>
          <table:table-cell office:value-type="float" office:value="21.795" calcext:value-type="float">
            <text:p>21,795</text:p>
          </table:table-cell>
          <table:table-cell table:number-columns-repeated="2" office:value-type="float" office:value="22.65" calcext:value-type="float">
            <text:p>22,6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65" calcext:value-type="float">
            <text:p>22,65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436" calcext:value-type="float">
            <text:p>22,436</text:p>
          </table:table-cell>
          <table:table-cell table:number-columns-repeated="2" office:value-type="float" office:value="22.222" calcext:value-type="float">
            <text:p>22,222</text:p>
          </table:table-cell>
          <table:table-cell office:value-type="float" office:value="22.65" calcext:value-type="float">
            <text:p>22,65</text:p>
          </table:table-cell>
          <table:table-cell office:value-type="float" office:value="24.786" calcext:value-type="float">
            <text:p>24,786</text:p>
          </table:table-cell>
          <table:table-cell office:value-type="float" office:value="24.573" calcext:value-type="float">
            <text:p>24,573</text:p>
          </table:table-cell>
          <table:table-cell office:value-type="float" office:value="23.077" calcext:value-type="float">
            <text:p>23,077</text:p>
          </table:table-cell>
          <table:table-cell office:value-type="float" office:value="22.436" calcext:value-type="float">
            <text:p>22,436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3.504" calcext:value-type="float">
            <text:p>23,504</text:p>
          </table:table-cell>
          <table:table-cell office:value-type="float" office:value="23.932" calcext:value-type="float">
            <text:p>23,932</text:p>
          </table:table-cell>
        </table:table-row>
        <table:table-row table:style-name="ro1">
          <table:table-cell office:value-type="float" office:value="22.222" calcext:value-type="float">
            <text:p>22,22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222" calcext:value-type="float">
            <text:p>22,222</text:p>
          </table:table-cell>
          <table:table-cell office:value-type="float" office:value="20.94" calcext:value-type="float">
            <text:p>20,94</text:p>
          </table:table-cell>
          <table:table-cell office:value-type="float" office:value="19.872" calcext:value-type="float">
            <text:p>19,872</text:p>
          </table:table-cell>
          <table:table-cell office:value-type="float" office:value="21.795" calcext:value-type="float">
            <text:p>21,795</text:p>
          </table:table-cell>
          <table:table-cell table:number-columns-repeated="2" office:value-type="float" office:value="22.65" calcext:value-type="float">
            <text:p>22,6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65" calcext:value-type="float">
            <text:p>22,65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65" calcext:value-type="float">
            <text:p>22,65</text:p>
          </table:table-cell>
          <table:table-cell office:value-type="float" office:value="24.786" calcext:value-type="float">
            <text:p>24,786</text:p>
          </table:table-cell>
          <table:table-cell office:value-type="float" office:value="24.573" calcext:value-type="float">
            <text:p>24,573</text:p>
          </table:table-cell>
          <table:table-cell office:value-type="float" office:value="23.077" calcext:value-type="float">
            <text:p>23,077</text:p>
          </table:table-cell>
          <table:table-cell office:value-type="float" office:value="22.436" calcext:value-type="float">
            <text:p>22,436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3.504" calcext:value-type="float">
            <text:p>23,504</text:p>
          </table:table-cell>
          <table:table-cell office:value-type="float" office:value="23.932" calcext:value-type="float">
            <text:p>23,932</text:p>
          </table:table-cell>
        </table:table-row>
        <table:table-row table:style-name="ro1">
          <table:table-cell office:value-type="float" office:value="22.222" calcext:value-type="float">
            <text:p>22,22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222" calcext:value-type="float">
            <text:p>22,222</text:p>
          </table:table-cell>
          <table:table-cell office:value-type="float" office:value="20.94" calcext:value-type="float">
            <text:p>20,94</text:p>
          </table:table-cell>
          <table:table-cell office:value-type="float" office:value="19.872" calcext:value-type="float">
            <text:p>19,872</text:p>
          </table:table-cell>
          <table:table-cell office:value-type="float" office:value="21.581" calcext:value-type="float">
            <text:p>21,581</text:p>
          </table:table-cell>
          <table:table-cell table:number-columns-repeated="2"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65" calcext:value-type="float">
            <text:p>22,65</text:p>
          </table:table-cell>
          <table:table-cell office:value-type="float" office:value="24.786" calcext:value-type="float">
            <text:p>24,786</text:p>
          </table:table-cell>
          <table:table-cell office:value-type="float" office:value="24.573" calcext:value-type="float">
            <text:p>24,573</text:p>
          </table:table-cell>
          <table:table-cell office:value-type="float" office:value="23.077" calcext:value-type="float">
            <text:p>23,077</text:p>
          </table:table-cell>
          <table:table-cell office:value-type="float" office:value="22.863" calcext:value-type="float">
            <text:p>22,863</text:p>
          </table:table-cell>
          <table:table-cell office:value-type="float" office:value="23.504" calcext:value-type="float">
            <text:p>23,504</text:p>
          </table:table-cell>
          <table:table-cell table:number-columns-repeated="3" office:value-type="float" office:value="23.932" calcext:value-type="float">
            <text:p>23,932</text:p>
          </table:table-cell>
        </table:table-row>
        <table:table-row table:style-name="ro1">
          <table:table-cell office:value-type="float" office:value="22.222" calcext:value-type="float">
            <text:p>22,22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222" calcext:value-type="float">
            <text:p>22,222</text:p>
          </table:table-cell>
          <table:table-cell office:value-type="float" office:value="20.726" calcext:value-type="float">
            <text:p>20,726</text:p>
          </table:table-cell>
          <table:table-cell office:value-type="float" office:value="19.872" calcext:value-type="float">
            <text:p>19,872</text:p>
          </table:table-cell>
          <table:table-cell office:value-type="float" office:value="21.581" calcext:value-type="float">
            <text:p>21,581</text:p>
          </table:table-cell>
          <table:table-cell table:number-columns-repeated="2"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368" calcext:value-type="float">
            <text:p>21,368</text:p>
          </table:table-cell>
          <table:table-cell table:number-columns-repeated="2" office:value-type="float" office:value="22.436" calcext:value-type="float">
            <text:p>22,436</text:p>
          </table:table-cell>
          <table:table-cell table:number-columns-repeated="2" office:value-type="float" office:value="23.291" calcext:value-type="float">
            <text:p>23,291</text:p>
          </table:table-cell>
          <table:table-cell office:value-type="float" office:value="24.786" calcext:value-type="float">
            <text:p>24,786</text:p>
          </table:table-cell>
          <table:table-cell office:value-type="float" office:value="24.573" calcext:value-type="float">
            <text:p>24,573</text:p>
          </table:table-cell>
          <table:table-cell office:value-type="float" office:value="23.077" calcext:value-type="float">
            <text:p>23,077</text:p>
          </table:table-cell>
          <table:table-cell office:value-type="float" office:value="22.863" calcext:value-type="float">
            <text:p>22,863</text:p>
          </table:table-cell>
          <table:table-cell office:value-type="float" office:value="23.504" calcext:value-type="float">
            <text:p>23,504</text:p>
          </table:table-cell>
          <table:table-cell table:number-columns-repeated="3" office:value-type="float" office:value="23.932" calcext:value-type="float">
            <text:p>23,932</text:p>
          </table:table-cell>
        </table:table-row>
        <table:table-row table:style-name="ro1">
          <table:table-cell office:value-type="float" office:value="22.222" calcext:value-type="float">
            <text:p>22,22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222" calcext:value-type="float">
            <text:p>22,222</text:p>
          </table:table-cell>
          <table:table-cell office:value-type="float" office:value="20.726" calcext:value-type="float">
            <text:p>20,726</text:p>
          </table:table-cell>
          <table:table-cell office:value-type="float" office:value="19.872" calcext:value-type="float">
            <text:p>19,872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009" calcext:value-type="float">
            <text:p>22,009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863" calcext:value-type="float">
            <text:p>22,863</text:p>
          </table:table-cell>
          <table:table-cell table:number-columns-repeated="3" office:value-type="float" office:value="23.504" calcext:value-type="float">
            <text:p>23,504</text:p>
          </table:table-cell>
          <table:table-cell table:number-columns-repeated="2" office:value-type="float" office:value="24.786" calcext:value-type="float">
            <text:p>24,786</text:p>
          </table:table-cell>
          <table:table-cell office:value-type="float" office:value="23.291" calcext:value-type="float">
            <text:p>23,291</text:p>
          </table:table-cell>
          <table:table-cell office:value-type="float" office:value="23.077" calcext:value-type="float">
            <text:p>23,077</text:p>
          </table:table-cell>
          <table:table-cell office:value-type="float" office:value="23.718" calcext:value-type="float">
            <text:p>23,718</text:p>
          </table:table-cell>
          <table:table-cell table:number-columns-repeated="3" office:value-type="float" office:value="24.145" calcext:value-type="float">
            <text:p>24,145</text:p>
          </table:table-cell>
        </table:table-row>
        <table:table-row table:style-name="ro1">
          <table:table-cell office:value-type="float" office:value="22.222" calcext:value-type="float">
            <text:p>22,22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222" calcext:value-type="float">
            <text:p>22,222</text:p>
          </table:table-cell>
          <table:table-cell office:value-type="float" office:value="20.726" calcext:value-type="float">
            <text:p>20,726</text:p>
          </table:table-cell>
          <table:table-cell office:value-type="float" office:value="19.872" calcext:value-type="float">
            <text:p>19,872</text:p>
          </table:table-cell>
          <table:table-cell office:value-type="float" office:value="20.94" calcext:value-type="float">
            <text:p>20,94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009" calcext:value-type="float">
            <text:p>22,009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863" calcext:value-type="float">
            <text:p>22,863</text:p>
          </table:table-cell>
          <table:table-cell table:number-columns-repeated="2" office:value-type="float" office:value="23.504" calcext:value-type="float">
            <text:p>23,504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4.359" calcext:value-type="float">
            <text:p>24,359</text:p>
          </table:table-cell>
          <table:table-cell office:value-type="float" office:value="23.291" calcext:value-type="float">
            <text:p>23,291</text:p>
          </table:table-cell>
          <table:table-cell office:value-type="float" office:value="23.077" calcext:value-type="float">
            <text:p>23,077</text:p>
          </table:table-cell>
          <table:table-cell office:value-type="float" office:value="23.718" calcext:value-type="float">
            <text:p>23,718</text:p>
          </table:table-cell>
          <table:table-cell table:number-columns-repeated="3" office:value-type="float" office:value="24.145" calcext:value-type="float">
            <text:p>24,145</text:p>
          </table:table-cell>
        </table:table-row>
        <table:table-row table:style-name="ro1">
          <table:table-cell office:value-type="float" office:value="22.222" calcext:value-type="float">
            <text:p>22,222</text:p>
          </table:table-cell>
          <table:table-cell office:value-type="float" office:value="21.581" calcext:value-type="float">
            <text:p>21,581</text:p>
          </table:table-cell>
          <table:table-cell office:value-type="float" office:value="20.94" calcext:value-type="float">
            <text:p>20,94</text:p>
          </table:table-cell>
          <table:table-cell office:value-type="float" office:value="21.795" calcext:value-type="float">
            <text:p>21,795</text:p>
          </table:table-cell>
          <table:table-cell office:value-type="float" office:value="20.513" calcext:value-type="float">
            <text:p>20,513</text:p>
          </table:table-cell>
          <table:table-cell office:value-type="float" office:value="20.085" calcext:value-type="float">
            <text:p>20,085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009" calcext:value-type="float">
            <text:p>22,009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863" calcext:value-type="float">
            <text:p>22,863</text:p>
          </table:table-cell>
          <table:table-cell table:number-columns-repeated="2" office:value-type="float" office:value="23.504" calcext:value-type="float">
            <text:p>23,504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4.359" calcext:value-type="float">
            <text:p>24,359</text:p>
          </table:table-cell>
          <table:table-cell office:value-type="float" office:value="23.291" calcext:value-type="float">
            <text:p>23,291</text:p>
          </table:table-cell>
          <table:table-cell office:value-type="float" office:value="23.077" calcext:value-type="float">
            <text:p>23,077</text:p>
          </table:table-cell>
          <table:table-cell office:value-type="float" office:value="23.718" calcext:value-type="float">
            <text:p>23,718</text:p>
          </table:table-cell>
          <table:table-cell table:number-columns-repeated="3" office:value-type="float" office:value="24.145" calcext:value-type="float">
            <text:p>24,145</text:p>
          </table:table-cell>
        </table:table-row>
        <table:table-row table:style-name="ro1">
          <table:table-cell office:value-type="float" office:value="22.65" calcext:value-type="float">
            <text:p>22,65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581" calcext:value-type="float">
            <text:p>21,581</text:p>
          </table:table-cell>
          <table:table-cell office:value-type="float" office:value="20.299" calcext:value-type="float">
            <text:p>20,299</text:p>
          </table:table-cell>
          <table:table-cell office:value-type="float" office:value="20.085" calcext:value-type="float">
            <text:p>20,085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581" calcext:value-type="float">
            <text:p>21,581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009" calcext:value-type="float">
            <text:p>22,009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863" calcext:value-type="float">
            <text:p>22,863</text:p>
          </table:table-cell>
          <table:table-cell table:number-columns-repeated="2" office:value-type="float" office:value="24.573" calcext:value-type="float">
            <text:p>24,573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4.359" calcext:value-type="float">
            <text:p>24,359</text:p>
          </table:table-cell>
          <table:table-cell office:value-type="float" office:value="23.291" calcext:value-type="float">
            <text:p>23,291</text:p>
          </table:table-cell>
          <table:table-cell office:value-type="float" office:value="23.077" calcext:value-type="float">
            <text:p>23,077</text:p>
          </table:table-cell>
          <table:table-cell office:value-type="float" office:value="23.718" calcext:value-type="float">
            <text:p>23,718</text:p>
          </table:table-cell>
          <table:table-cell table:number-columns-repeated="3" office:value-type="float" office:value="24.145" calcext:value-type="float">
            <text:p>24,145</text:p>
          </table:table-cell>
        </table:table-row>
        <table:table-row table:style-name="ro1">
          <table:table-cell office:value-type="float" office:value="22.65" calcext:value-type="float">
            <text:p>22,65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581" calcext:value-type="float">
            <text:p>21,581</text:p>
          </table:table-cell>
          <table:table-cell office:value-type="float" office:value="20.299" calcext:value-type="float">
            <text:p>20,299</text:p>
          </table:table-cell>
          <table:table-cell office:value-type="float" office:value="19.444" calcext:value-type="float">
            <text:p>19,444</text:p>
          </table:table-cell>
          <table:table-cell office:value-type="float" office:value="20.513" calcext:value-type="float">
            <text:p>20,513</text:p>
          </table:table-cell>
          <table:table-cell office:value-type="float" office:value="21.368" calcext:value-type="float">
            <text:p>21,368</text:p>
          </table:table-cell>
          <table:table-cell office:value-type="float" office:value="21.581" calcext:value-type="float">
            <text:p>21,581</text:p>
          </table:table-cell>
          <table:table-cell office:value-type="float" office:value="21.368" calcext:value-type="float">
            <text:p>21,368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65" calcext:value-type="float">
            <text:p>22,65</text:p>
          </table:table-cell>
          <table:table-cell table:number-columns-repeated="2" office:value-type="float" office:value="23.291" calcext:value-type="float">
            <text:p>23,291</text:p>
          </table:table-cell>
          <table:table-cell office:value-type="float" office:value="22.863" calcext:value-type="float">
            <text:p>22,863</text:p>
          </table:table-cell>
          <table:table-cell table:number-columns-repeated="3" office:value-type="float" office:value="23.932" calcext:value-type="float">
            <text:p>23,932</text:p>
          </table:table-cell>
          <table:table-cell office:value-type="float" office:value="23.718" calcext:value-type="float">
            <text:p>23,718</text:p>
          </table:table-cell>
          <table:table-cell table:number-columns-repeated="4" office:value-type="float" office:value="24.359" calcext:value-type="float">
            <text:p>24,359</text:p>
          </table:table-cell>
        </table:table-row>
        <table:table-row table:style-name="ro1">
          <table:table-cell office:value-type="float" office:value="22.436" calcext:value-type="float">
            <text:p>22,436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368" calcext:value-type="float">
            <text:p>21,368</text:p>
          </table:table-cell>
          <table:table-cell office:value-type="float" office:value="19.872" calcext:value-type="float">
            <text:p>19,872</text:p>
          </table:table-cell>
          <table:table-cell office:value-type="float" office:value="19.017" calcext:value-type="float">
            <text:p>19,017</text:p>
          </table:table-cell>
          <table:table-cell office:value-type="float" office:value="20.299" calcext:value-type="float">
            <text:p>20,299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94" calcext:value-type="float">
            <text:p>20,94</text:p>
          </table:table-cell>
          <table:table-cell office:value-type="float" office:value="22.65" calcext:value-type="float">
            <text:p>22,65</text:p>
          </table:table-cell>
          <table:table-cell office:value-type="float" office:value="23.291" calcext:value-type="float">
            <text:p>23,291</text:p>
          </table:table-cell>
          <table:table-cell office:value-type="float" office:value="23.077" calcext:value-type="float">
            <text:p>23,077</text:p>
          </table:table-cell>
          <table:table-cell office:value-type="float" office:value="22.863" calcext:value-type="float">
            <text:p>22,863</text:p>
          </table:table-cell>
          <table:table-cell table:number-columns-repeated="2" office:value-type="float" office:value="23.932" calcext:value-type="float">
            <text:p>23,932</text:p>
          </table:table-cell>
          <table:table-cell table:number-columns-repeated="2" office:value-type="float" office:value="23.718" calcext:value-type="float">
            <text:p>23,718</text:p>
          </table:table-cell>
          <table:table-cell table:number-columns-repeated="4" office:value-type="float" office:value="24.359" calcext:value-type="float">
            <text:p>24,359</text:p>
          </table:table-cell>
        </table:table-row>
        <table:table-row table:style-name="ro1">
          <table:table-cell office:value-type="float" office:value="22.436" calcext:value-type="float">
            <text:p>22,436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368" calcext:value-type="float">
            <text:p>21,368</text:p>
          </table:table-cell>
          <table:table-cell office:value-type="float" office:value="19.872" calcext:value-type="float">
            <text:p>19,872</text:p>
          </table:table-cell>
          <table:table-cell office:value-type="float" office:value="19.231" calcext:value-type="float">
            <text:p>19,231</text:p>
          </table:table-cell>
          <table:table-cell table:number-columns-repeated="2"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94" calcext:value-type="float">
            <text:p>20,94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222" calcext:value-type="float">
            <text:p>22,222</text:p>
          </table:table-cell>
          <table:table-cell office:value-type="float" office:value="21.581" calcext:value-type="float">
            <text:p>21,581</text:p>
          </table:table-cell>
          <table:table-cell table:number-columns-repeated="2"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table:number-columns-repeated="4" office:value-type="float" office:value="23.504" calcext:value-type="float">
            <text:p>23,504</text:p>
          </table:table-cell>
        </table:table-row>
        <table:table-row table:style-name="ro1">
          <table:table-cell office:value-type="float" office:value="22.436" calcext:value-type="float">
            <text:p>22,436</text:p>
          </table:table-cell>
          <table:table-cell office:value-type="float" office:value="21.368" calcext:value-type="float">
            <text:p>21,368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009" calcext:value-type="float">
            <text:p>22,009</text:p>
          </table:table-cell>
          <table:table-cell office:value-type="float" office:value="19.658" calcext:value-type="float">
            <text:p>19,658</text:p>
          </table:table-cell>
          <table:table-cell office:value-type="float" office:value="19.872" calcext:value-type="float">
            <text:p>19,872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94" calcext:value-type="float">
            <text:p>20,94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table:number-columns-repeated="2"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table:number-columns-repeated="4" office:value-type="float" office:value="23.504" calcext:value-type="float">
            <text:p>23,504</text:p>
          </table:table-cell>
        </table:table-row>
        <table:table-row table:style-name="ro1">
          <table:table-cell office:value-type="float" office:value="22.65" calcext:value-type="float">
            <text:p>22,65</text:p>
          </table:table-cell>
          <table:table-cell office:value-type="float" office:value="21.368" calcext:value-type="float">
            <text:p>21,368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009" calcext:value-type="float">
            <text:p>22,009</text:p>
          </table:table-cell>
          <table:table-cell table:number-columns-repeated="2" office:value-type="float" office:value="19.658" calcext:value-type="float">
            <text:p>19,658</text:p>
          </table:table-cell>
          <table:table-cell office:value-type="float" office:value="21.581" calcext:value-type="float">
            <text:p>21,581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94" calcext:value-type="float">
            <text:p>20,94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3.291" calcext:value-type="float">
            <text:p>23,291</text:p>
          </table:table-cell>
          <table:table-cell office:value-type="float" office:value="22.65" calcext:value-type="float">
            <text:p>22,65</text:p>
          </table:table-cell>
          <table:table-cell office:value-type="float" office:value="22.436" calcext:value-type="float">
            <text:p>22,436</text:p>
          </table:table-cell>
          <table:table-cell table:number-columns-repeated="2"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table:number-columns-repeated="4" office:value-type="float" office:value="23.504" calcext:value-type="float">
            <text:p>23,504</text:p>
          </table:table-cell>
        </table:table-row>
        <table:table-row table:style-name="ro1">
          <table:table-cell office:value-type="float" office:value="22.436" calcext:value-type="float">
            <text:p>22,436</text:p>
          </table:table-cell>
          <table:table-cell office:value-type="float" office:value="20.94" calcext:value-type="float">
            <text:p>20,94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581" calcext:value-type="float">
            <text:p>21,581</text:p>
          </table:table-cell>
          <table:table-cell table:number-columns-repeated="2" office:value-type="float" office:value="19.444" calcext:value-type="float">
            <text:p>19,44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581" calcext:value-type="float">
            <text:p>21,581</text:p>
          </table:table-cell>
          <table:table-cell office:value-type="float" office:value="20.94" calcext:value-type="float">
            <text:p>20,94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3.291" calcext:value-type="float">
            <text:p>23,291</text:p>
          </table:table-cell>
          <table:table-cell office:value-type="float" office:value="22.65" calcext:value-type="float">
            <text:p>22,65</text:p>
          </table:table-cell>
          <table:table-cell office:value-type="float" office:value="22.436" calcext:value-type="float">
            <text:p>22,436</text:p>
          </table:table-cell>
          <table:table-cell table:number-columns-repeated="2"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table:number-columns-repeated="4" office:value-type="float" office:value="23.504" calcext:value-type="float">
            <text:p>23,504</text:p>
          </table:table-cell>
        </table:table-row>
        <table:table-row table:style-name="ro1">
          <table:table-cell office:value-type="float" office:value="22.009" calcext:value-type="float">
            <text:p>22,009</text:p>
          </table:table-cell>
          <table:table-cell office:value-type="float" office:value="20.94" calcext:value-type="float">
            <text:p>20,9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009" calcext:value-type="float">
            <text:p>22,009</text:p>
          </table:table-cell>
          <table:table-cell table:number-columns-repeated="2" office:value-type="float" office:value="19.872" calcext:value-type="float">
            <text:p>19,872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94" calcext:value-type="float">
            <text:p>20,9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299" calcext:value-type="float">
            <text:p>20,299</text:p>
          </table:table-cell>
          <table:table-cell office:value-type="float" office:value="20.513" calcext:value-type="float">
            <text:p>20,513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3.291" calcext:value-type="float">
            <text:p>23,291</text:p>
          </table:table-cell>
          <table:table-cell office:value-type="float" office:value="22.65" calcext:value-type="float">
            <text:p>22,65</text:p>
          </table:table-cell>
          <table:table-cell office:value-type="float" office:value="22.436" calcext:value-type="float">
            <text:p>22,436</text:p>
          </table:table-cell>
          <table:table-cell table:number-columns-repeated="2"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table:number-columns-repeated="4" office:value-type="float" office:value="23.504" calcext:value-type="float">
            <text:p>23,504</text:p>
          </table:table-cell>
        </table:table-row>
        <table:table-row table:style-name="ro1">
          <table:table-cell office:value-type="float" office:value="22.222" calcext:value-type="float">
            <text:p>22,222</text:p>
          </table:table-cell>
          <table:table-cell table:number-columns-repeated="2" office:value-type="float" office:value="21.368" calcext:value-type="float">
            <text:p>21,368</text:p>
          </table:table-cell>
          <table:table-cell office:value-type="float" office:value="22.009" calcext:value-type="float">
            <text:p>22,009</text:p>
          </table:table-cell>
          <table:table-cell table:number-columns-repeated="2" office:value-type="float" office:value="19.872" calcext:value-type="float">
            <text:p>19,872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94" calcext:value-type="float">
            <text:p>20,9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299" calcext:value-type="float">
            <text:p>20,299</text:p>
          </table:table-cell>
          <table:table-cell office:value-type="float" office:value="20.513" calcext:value-type="float">
            <text:p>20,513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3.291" calcext:value-type="float">
            <text:p>23,291</text:p>
          </table:table-cell>
          <table:table-cell office:value-type="float" office:value="22.863" calcext:value-type="float">
            <text:p>22,863</text:p>
          </table:table-cell>
          <table:table-cell office:value-type="float" office:value="22.436" calcext:value-type="float">
            <text:p>22,436</text:p>
          </table:table-cell>
          <table:table-cell table:number-columns-repeated="2"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table:number-columns-repeated="4" office:value-type="float" office:value="23.504" calcext:value-type="float">
            <text:p>23,504</text:p>
          </table:table-cell>
        </table:table-row>
        <table:table-row table:style-name="ro1">
          <table:table-cell office:value-type="float" office:value="22.222" calcext:value-type="float">
            <text:p>22,222</text:p>
          </table:table-cell>
          <table:table-cell table:number-columns-repeated="2" office:value-type="float" office:value="21.368" calcext:value-type="float">
            <text:p>21,368</text:p>
          </table:table-cell>
          <table:table-cell office:value-type="float" office:value="22.009" calcext:value-type="float">
            <text:p>22,009</text:p>
          </table:table-cell>
          <table:table-cell office:value-type="float" office:value="19.872" calcext:value-type="float">
            <text:p>19,872</text:p>
          </table:table-cell>
          <table:table-cell office:value-type="float" office:value="20.085" calcext:value-type="float">
            <text:p>20,08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581" calcext:value-type="float">
            <text:p>21,581</text:p>
          </table:table-cell>
          <table:table-cell office:value-type="float" office:value="20.085" calcext:value-type="float">
            <text:p>20,085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436" calcext:value-type="float">
            <text:p>22,436</text:p>
          </table:table-cell>
          <table:table-cell table:number-columns-repeated="2" office:value-type="float" office:value="22.863" calcext:value-type="float">
            <text:p>22,863</text:p>
          </table:table-cell>
          <table:table-cell office:value-type="float" office:value="22.436" calcext:value-type="float">
            <text:p>22,436</text:p>
          </table:table-cell>
          <table:table-cell table:number-columns-repeated="4" office:value-type="float" office:value="23.077" calcext:value-type="float">
            <text:p>23,077</text:p>
          </table:table-cell>
          <table:table-cell table:number-columns-repeated="4" office:value-type="float" office:value="23.504" calcext:value-type="float">
            <text:p>23,504</text:p>
          </table:table-cell>
        </table:table-row>
        <table:table-row table:style-name="ro1">
          <table:table-cell office:value-type="float" office:value="22.009" calcext:value-type="float">
            <text:p>22,009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009" calcext:value-type="float">
            <text:p>22,009</text:p>
          </table:table-cell>
          <table:table-cell table:number-columns-repeated="2" office:value-type="float" office:value="19.872" calcext:value-type="float">
            <text:p>19,872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94" calcext:value-type="float">
            <text:p>20,94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94" calcext:value-type="float">
            <text:p>20,94</text:p>
          </table:table-cell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3.718" calcext:value-type="float">
            <text:p>23,718</text:p>
          </table:table-cell>
          <table:table-cell office:value-type="float" office:value="22.863" calcext:value-type="float">
            <text:p>22,863</text:p>
          </table:table-cell>
          <table:table-cell office:value-type="float" office:value="23.932" calcext:value-type="float">
            <text:p>23,932</text:p>
          </table:table-cell>
          <table:table-cell office:value-type="float" office:value="23.504" calcext:value-type="float">
            <text:p>23,504</text:p>
          </table:table-cell>
          <table:table-cell table:number-columns-repeated="4" office:value-type="float" office:value="23.077" calcext:value-type="float">
            <text:p>23,077</text:p>
          </table:table-cell>
          <table:table-cell table:number-columns-repeated="4" office:value-type="float" office:value="23.504" calcext:value-type="float">
            <text:p>23,504</text:p>
          </table:table-cell>
        </table:table-row>
        <table:table-row table:style-name="ro1">
          <table:table-cell office:value-type="float" office:value="22.009" calcext:value-type="float">
            <text:p>22,009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009" calcext:value-type="float">
            <text:p>22,009</text:p>
          </table:table-cell>
          <table:table-cell table:number-columns-repeated="2" office:value-type="float" office:value="19.872" calcext:value-type="float">
            <text:p>19,872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94" calcext:value-type="float">
            <text:p>20,94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513" calcext:value-type="float">
            <text:p>20,513</text:p>
          </table:table-cell>
          <table:table-cell table:number-columns-repeated="2" office:value-type="float" office:value="22.436" calcext:value-type="float">
            <text:p>22,436</text:p>
          </table:table-cell>
          <table:table-cell table:number-columns-repeated="2" office:value-type="float" office:value="23.077" calcext:value-type="float">
            <text:p>23,077</text:p>
          </table:table-cell>
          <table:table-cell office:value-type="float" office:value="24.145" calcext:value-type="float">
            <text:p>24,145</text:p>
          </table:table-cell>
          <table:table-cell office:value-type="float" office:value="23.718" calcext:value-type="float">
            <text:p>23,718</text:p>
          </table:table-cell>
          <table:table-cell table:number-columns-repeated="2" office:value-type="float" office:value="23.291" calcext:value-type="float">
            <text:p>23,291</text:p>
          </table:table-cell>
          <table:table-cell table:number-columns-repeated="2" office:value-type="float" office:value="23.077" calcext:value-type="float">
            <text:p>23,077</text:p>
          </table:table-cell>
          <table:table-cell table:number-columns-repeated="4" office:value-type="float" office:value="23.504" calcext:value-type="float">
            <text:p>23,504</text:p>
          </table:table-cell>
        </table:table-row>
        <table:table-row table:style-name="ro1">
          <table:table-cell office:value-type="float" office:value="22.009" calcext:value-type="float">
            <text:p>22,009</text:p>
          </table:table-cell>
          <table:table-cell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009" calcext:value-type="float">
            <text:p>22,009</text:p>
          </table:table-cell>
          <table:table-cell office:value-type="float" office:value="19.444" calcext:value-type="float">
            <text:p>19,444</text:p>
          </table:table-cell>
          <table:table-cell office:value-type="float" office:value="20.513" calcext:value-type="float">
            <text:p>20,513</text:p>
          </table:table-cell>
          <table:table-cell office:value-type="float" office:value="21.368" calcext:value-type="float">
            <text:p>21,368</text:p>
          </table:table-cell>
          <table:table-cell table:number-columns-repeated="2" office:value-type="float" office:value="22.436" calcext:value-type="float">
            <text:p>22,436</text:p>
          </table:table-cell>
          <table:table-cell office:value-type="float" office:value="21.581" calcext:value-type="float">
            <text:p>21,581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436" calcext:value-type="float">
            <text:p>22,436</text:p>
          </table:table-cell>
          <table:table-cell office:value-type="float" office:value="23.504" calcext:value-type="float">
            <text:p>23,504</text:p>
          </table:table-cell>
          <table:table-cell office:value-type="float" office:value="23.932" calcext:value-type="float">
            <text:p>23,932</text:p>
          </table:table-cell>
          <table:table-cell office:value-type="float" office:value="23.718" calcext:value-type="float">
            <text:p>23,718</text:p>
          </table:table-cell>
          <table:table-cell table:number-columns-repeated="3" office:value-type="float" office:value="22.863" calcext:value-type="float">
            <text:p>22,863</text:p>
          </table:table-cell>
          <table:table-cell table:number-columns-repeated="2" office:value-type="float" office:value="22.65" calcext:value-type="float">
            <text:p>22,65</text:p>
          </table:table-cell>
          <table:table-cell table:number-columns-repeated="4" office:value-type="float" office:value="23.077" calcext:value-type="float">
            <text:p>23,077</text:p>
          </table:table-cell>
        </table:table-row>
        <table:table-row table:style-name="ro1">
          <table:table-cell office:value-type="float" office:value="22.436" calcext:value-type="float">
            <text:p>22,436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65" calcext:value-type="float">
            <text:p>22,65</text:p>
          </table:table-cell>
          <table:table-cell office:value-type="float" office:value="19.872" calcext:value-type="float">
            <text:p>19,872</text:p>
          </table:table-cell>
          <table:table-cell office:value-type="float" office:value="20.513" calcext:value-type="float">
            <text:p>20,513</text:p>
          </table:table-cell>
          <table:table-cell office:value-type="float" office:value="20.94" calcext:value-type="float">
            <text:p>20,94</text:p>
          </table:table-cell>
          <table:table-cell table:number-columns-repeated="2" office:value-type="float" office:value="23.077" calcext:value-type="float">
            <text:p>23,077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009" calcext:value-type="float">
            <text:p>22,009</text:p>
          </table:table-cell>
          <table:table-cell table:number-columns-repeated="2" office:value-type="float" office:value="22.436" calcext:value-type="float">
            <text:p>22,436</text:p>
          </table:table-cell>
          <table:table-cell table:number-columns-repeated="3" office:value-type="float" office:value="22.863" calcext:value-type="float">
            <text:p>22,863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3" calcext:value-type="float">
            <text:p>22,863</text:p>
          </table:table-cell>
          <table:table-cell table:number-columns-repeated="2" office:value-type="float" office:value="22.65" calcext:value-type="float">
            <text:p>22,65</text:p>
          </table:table-cell>
          <table:table-cell table:number-columns-repeated="4" office:value-type="float" office:value="23.077" calcext:value-type="float">
            <text:p>23,077</text:p>
          </table:table-cell>
        </table:table-row>
        <table:table-row table:style-name="ro1">
          <table:table-cell office:value-type="float" office:value="21.795" calcext:value-type="float">
            <text:p>21,79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65" calcext:value-type="float">
            <text:p>22,65</text:p>
          </table:table-cell>
          <table:table-cell office:value-type="float" office:value="21.154" calcext:value-type="float">
            <text:p>21,154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581" calcext:value-type="float">
            <text:p>21,581</text:p>
          </table:table-cell>
          <table:table-cell table:number-columns-repeated="2" office:value-type="float" office:value="23.504" calcext:value-type="float">
            <text:p>23,504</text:p>
          </table:table-cell>
          <table:table-cell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office:value-type="float" office:value="22.65" calcext:value-type="float">
            <text:p>22,6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65" calcext:value-type="float">
            <text:p>22,65</text:p>
          </table:table-cell>
          <table:table-cell table:number-columns-repeated="3"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3" office:value-type="float" office:value="23.291" calcext:value-type="float">
            <text:p>23,291</text:p>
          </table:table-cell>
        </table:table-row>
        <table:table-row table:style-name="ro1">
          <table:table-cell office:value-type="float" office:value="21.795" calcext:value-type="float">
            <text:p>21,795</text:p>
          </table:table-cell>
          <table:table-cell office:value-type="float" office:value="21.154" calcext:value-type="float">
            <text:p>21,154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436" calcext:value-type="float">
            <text:p>22,436</text:p>
          </table:table-cell>
          <table:table-cell office:value-type="float" office:value="21.368" calcext:value-type="float">
            <text:p>21,368</text:p>
          </table:table-cell>
          <table:table-cell office:value-type="float" office:value="20.726" calcext:value-type="float">
            <text:p>20,726</text:p>
          </table:table-cell>
          <table:table-cell office:value-type="float" office:value="21.581" calcext:value-type="float">
            <text:p>21,581</text:p>
          </table:table-cell>
          <table:table-cell office:value-type="float" office:value="23.504" calcext:value-type="float">
            <text:p>23,504</text:p>
          </table:table-cell>
          <table:table-cell office:value-type="float" office:value="23.718" calcext:value-type="float">
            <text:p>23,718</text:p>
          </table:table-cell>
          <table:table-cell office:value-type="float" office:value="22.863" calcext:value-type="float">
            <text:p>22,863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65" calcext:value-type="float">
            <text:p>22,65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65" calcext:value-type="float">
            <text:p>22,65</text:p>
          </table:table-cell>
          <table:table-cell table:number-columns-repeated="3"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3" office:value-type="float" office:value="23.291" calcext:value-type="float">
            <text:p>23,291</text:p>
          </table:table-cell>
        </table:table-row>
        <table:table-row table:style-name="ro1">
          <table:table-cell office:value-type="float" office:value="21.581" calcext:value-type="float">
            <text:p>21,581</text:p>
          </table:table-cell>
          <table:table-cell office:value-type="float" office:value="20.94" calcext:value-type="float">
            <text:p>20,94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65" calcext:value-type="float">
            <text:p>22,65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009" calcext:value-type="float">
            <text:p>22,009</text:p>
          </table:table-cell>
          <table:table-cell office:value-type="float" office:value="23.504" calcext:value-type="float">
            <text:p>23,504</text:p>
          </table:table-cell>
          <table:table-cell office:value-type="float" office:value="23.718" calcext:value-type="float">
            <text:p>23,718</text:p>
          </table:table-cell>
          <table:table-cell office:value-type="float" office:value="22.863" calcext:value-type="float">
            <text:p>22,863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222" calcext:value-type="float">
            <text:p>22,222</text:p>
          </table:table-cell>
          <table:table-cell table:number-columns-repeated="3" office:value-type="float" office:value="22.65" calcext:value-type="float">
            <text:p>22,65</text:p>
          </table:table-cell>
          <table:table-cell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3" office:value-type="float" office:value="23.291" calcext:value-type="float">
            <text:p>23,291</text:p>
          </table:table-cell>
        </table:table-row>
        <table:table-row table:style-name="ro1">
          <table:table-cell table:number-columns-repeated="2" office:value-type="float" office:value="21.154" calcext:value-type="float">
            <text:p>21,154</text:p>
          </table:table-cell>
          <table:table-cell table:number-columns-repeated="2" office:value-type="float" office:value="22.436" calcext:value-type="float">
            <text:p>22,436</text:p>
          </table:table-cell>
          <table:table-cell office:value-type="float" office:value="21.795" calcext:value-type="float">
            <text:p>21,795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222" calcext:value-type="float">
            <text:p>22,222</text:p>
          </table:table-cell>
          <table:table-cell office:value-type="float" office:value="23.504" calcext:value-type="float">
            <text:p>23,504</text:p>
          </table:table-cell>
          <table:table-cell office:value-type="float" office:value="23.718" calcext:value-type="float">
            <text:p>23,718</text:p>
          </table:table-cell>
          <table:table-cell office:value-type="float" office:value="22.863" calcext:value-type="float">
            <text:p>22,863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222" calcext:value-type="float">
            <text:p>22,222</text:p>
          </table:table-cell>
          <table:table-cell table:number-columns-repeated="3" office:value-type="float" office:value="22.65" calcext:value-type="float">
            <text:p>22,65</text:p>
          </table:table-cell>
          <table:table-cell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3" office:value-type="float" office:value="23.291" calcext:value-type="float">
            <text:p>23,291</text:p>
          </table:table-cell>
        </table:table-row>
        <table:table-row table:style-name="ro1">
          <table:table-cell office:value-type="float" office:value="21.154" calcext:value-type="float">
            <text:p>21,154</text:p>
          </table:table-cell>
          <table:table-cell office:value-type="float" office:value="21.368" calcext:value-type="float">
            <text:p>21,368</text:p>
          </table:table-cell>
          <table:table-cell office:value-type="float" office:value="22.222" calcext:value-type="float">
            <text:p>22,222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863" calcext:value-type="float">
            <text:p>22,863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009" calcext:value-type="float">
            <text:p>22,009</text:p>
          </table:table-cell>
          <table:table-cell office:value-type="float" office:value="23.504" calcext:value-type="float">
            <text:p>23,504</text:p>
          </table:table-cell>
          <table:table-cell office:value-type="float" office:value="23.718" calcext:value-type="float">
            <text:p>23,718</text:p>
          </table:table-cell>
          <table:table-cell office:value-type="float" office:value="23.291" calcext:value-type="float">
            <text:p>23,291</text:p>
          </table:table-cell>
          <table:table-cell office:value-type="float" office:value="22.65" calcext:value-type="float">
            <text:p>22,65</text:p>
          </table:table-cell>
          <table:table-cell office:value-type="float" office:value="23.077" calcext:value-type="float">
            <text:p>23,077</text:p>
          </table:table-cell>
          <table:table-cell table:number-columns-repeated="4" office:value-type="float" office:value="22.65" calcext:value-type="float">
            <text:p>22,65</text:p>
          </table:table-cell>
          <table:table-cell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2.863" calcext:value-type="float">
            <text:p>22,863</text:p>
          </table:table-cell>
          <table:table-cell office:value-type="float" office:value="23.077" calcext:value-type="float">
            <text:p>23,077</text:p>
          </table:table-cell>
          <table:table-cell table:number-columns-repeated="3" office:value-type="float" office:value="23.291" calcext:value-type="float">
            <text:p>23,291</text:p>
          </table:table-cell>
        </table:table-row>
        <table:table-row table:style-name="ro1">
          <table:table-cell office:value-type="float" office:value="21.368" calcext:value-type="float">
            <text:p>21,368</text:p>
          </table:table-cell>
          <table:table-cell office:value-type="float" office:value="21.581" calcext:value-type="float">
            <text:p>21,581</text:p>
          </table:table-cell>
          <table:table-cell office:value-type="float" office:value="22.009" calcext:value-type="float">
            <text:p>22,009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3" calcext:value-type="float">
            <text:p>22,863</text:p>
          </table:table-cell>
          <table:table-cell office:value-type="float" office:value="22.436" calcext:value-type="float">
            <text:p>22,436</text:p>
          </table:table-cell>
          <table:table-cell office:value-type="float" office:value="22.009" calcext:value-type="float">
            <text:p>22,009</text:p>
          </table:table-cell>
          <table:table-cell office:value-type="float" office:value="23.504" calcext:value-type="float">
            <text:p>23,504</text:p>
          </table:table-cell>
          <table:table-cell table:number-columns-repeated="2" office:value-type="float" office:value="23.718" calcext:value-type="float">
            <text:p>23,718</text:p>
          </table:table-cell>
          <table:table-cell office:value-type="float" office:value="23.077" calcext:value-type="float">
            <text:p>23,077</text:p>
          </table:table-cell>
          <table:table-cell office:value-type="float" office:value="23.718" calcext:value-type="float">
            <text:p>23,718</text:p>
          </table:table-cell>
          <table:table-cell table:number-columns-repeated="4" office:value-type="float" office:value="23.077" calcext:value-type="float">
            <text:p>23,077</text:p>
          </table:table-cell>
          <table:table-cell office:value-type="float" office:value="23.291" calcext:value-type="float">
            <text:p>23,291</text:p>
          </table:table-cell>
          <table:table-cell office:value-type="float" office:value="23.504" calcext:value-type="float">
            <text:p>23,504</text:p>
          </table:table-cell>
          <table:table-cell table:number-columns-repeated="2" office:value-type="float" office:value="23.291" calcext:value-type="float">
            <text:p>23,291</text:p>
          </table:table-cell>
          <table:table-cell office:value-type="float" office:value="23.504" calcext:value-type="float">
            <text:p>23,504</text:p>
          </table:table-cell>
          <table:table-cell table:number-columns-repeated="3" office:value-type="float" office:value="23.718" calcext:value-type="float">
            <text:p>23,718</text:p>
          </table:table-cell>
        </table:table-row>
        <table:table-row table:style-name="ro1">
          <table:table-cell table:number-columns-repeated="2" office:value-type="float" office:value="21.368" calcext:value-type="float">
            <text:p>21,368</text:p>
          </table:table-cell>
          <table:table-cell office:value-type="float" office:value="22.436" calcext:value-type="float">
            <text:p>22,436</text:p>
          </table:table-cell>
          <table:table-cell office:value-type="float" office:value="24.145" calcext:value-type="float">
            <text:p>24,145</text:p>
          </table:table-cell>
          <table:table-cell office:value-type="float" office:value="23.718" calcext:value-type="float">
            <text:p>23,718</text:p>
          </table:table-cell>
          <table:table-cell office:value-type="float" office:value="23.291" calcext:value-type="float">
            <text:p>23,291</text:p>
          </table:table-cell>
          <table:table-cell office:value-type="float" office:value="22.863" calcext:value-type="float">
            <text:p>22,863</text:p>
          </table:table-cell>
          <table:table-cell office:value-type="float" office:value="23.504" calcext:value-type="float">
            <text:p>23,504</text:p>
          </table:table-cell>
          <table:table-cell office:value-type="float" office:value="23.718" calcext:value-type="float">
            <text:p>23,718</text:p>
          </table:table-cell>
          <table:table-cell office:value-type="float" office:value="23.504" calcext:value-type="float">
            <text:p>23,504</text:p>
          </table:table-cell>
          <table:table-cell office:value-type="float" office:value="23.077" calcext:value-type="float">
            <text:p>23,077</text:p>
          </table:table-cell>
          <table:table-cell office:value-type="float" office:value="23.718" calcext:value-type="float">
            <text:p>23,718</text:p>
          </table:table-cell>
          <table:table-cell table:number-columns-repeated="2" office:value-type="float" office:value="23.291" calcext:value-type="float">
            <text:p>23,291</text:p>
          </table:table-cell>
          <table:table-cell table:number-columns-repeated="2" office:value-type="float" office:value="23.077" calcext:value-type="float">
            <text:p>23,077</text:p>
          </table:table-cell>
          <table:table-cell office:value-type="float" office:value="23.291" calcext:value-type="float">
            <text:p>23,291</text:p>
          </table:table-cell>
          <table:table-cell office:value-type="float" office:value="23.504" calcext:value-type="float">
            <text:p>23,504</text:p>
          </table:table-cell>
          <table:table-cell table:number-columns-repeated="2" office:value-type="float" office:value="23.291" calcext:value-type="float">
            <text:p>23,291</text:p>
          </table:table-cell>
          <table:table-cell table:number-columns-repeated="4" office:value-type="float" office:value="23.718" calcext:value-type="float">
            <text:p>23,718</text:p>
          </table:table-cell>
        </table:table-row>
        <table:table-row table:style-name="ro1">
          <table:table-cell office:value-type="float" office:value="21.368" calcext:value-type="float">
            <text:p>21,368</text:p>
          </table:table-cell>
          <table:table-cell office:value-type="float" office:value="22.436" calcext:value-type="float">
            <text:p>22,436</text:p>
          </table:table-cell>
          <table:table-cell office:value-type="float" office:value="23.504" calcext:value-type="float">
            <text:p>23,504</text:p>
          </table:table-cell>
          <table:table-cell office:value-type="float" office:value="24.145" calcext:value-type="float">
            <text:p>24,145</text:p>
          </table:table-cell>
          <table:table-cell table:number-columns-repeated="2" office:value-type="float" office:value="23.077" calcext:value-type="float">
            <text:p>23,077</text:p>
          </table:table-cell>
          <table:table-cell office:value-type="float" office:value="22.863" calcext:value-type="float">
            <text:p>22,863</text:p>
          </table:table-cell>
          <table:table-cell office:value-type="float" office:value="23.504" calcext:value-type="float">
            <text:p>23,504</text:p>
          </table:table-cell>
          <table:table-cell office:value-type="float" office:value="23.718" calcext:value-type="float">
            <text:p>23,718</text:p>
          </table:table-cell>
          <table:table-cell office:value-type="float" office:value="23.504" calcext:value-type="float">
            <text:p>23,504</text:p>
          </table:table-cell>
          <table:table-cell office:value-type="float" office:value="23.077" calcext:value-type="float">
            <text:p>23,077</text:p>
          </table:table-cell>
          <table:table-cell office:value-type="float" office:value="23.718" calcext:value-type="float">
            <text:p>23,718</text:p>
          </table:table-cell>
          <table:table-cell table:number-columns-repeated="4" office:value-type="float" office:value="25.855" calcext:value-type="float">
            <text:p>25,855</text:p>
          </table:table-cell>
          <table:table-cell office:value-type="float" office:value="25.427" calcext:value-type="float">
            <text:p>25,427</text:p>
          </table:table-cell>
          <table:table-cell office:value-type="float" office:value="25.641" calcext:value-type="float">
            <text:p>25,641</text:p>
          </table:table-cell>
          <table:table-cell table:number-columns-repeated="6" office:value-type="float" office:value="25.855" calcext:value-type="float">
            <text:p>25,855</text:p>
          </table:table-cell>
        </table:table-row>
        <table:table-row table:style-name="ro1">
          <table:table-cell office:value-type="float" office:value="22.009" calcext:value-type="float">
            <text:p>22,009</text:p>
          </table:table-cell>
          <table:table-cell office:value-type="float" office:value="23.291" calcext:value-type="float">
            <text:p>23,291</text:p>
          </table:table-cell>
          <table:table-cell office:value-type="float" office:value="23.077" calcext:value-type="float">
            <text:p>23,077</text:p>
          </table:table-cell>
          <table:table-cell office:value-type="float" office:value="24.359" calcext:value-type="float">
            <text:p>24,359</text:p>
          </table:table-cell>
          <table:table-cell office:value-type="float" office:value="23.077" calcext:value-type="float">
            <text:p>23,077</text:p>
          </table:table-cell>
          <table:table-cell table:number-columns-repeated="2" office:value-type="float" office:value="24.145" calcext:value-type="float">
            <text:p>24,145</text:p>
          </table:table-cell>
          <table:table-cell office:value-type="float" office:value="23.718" calcext:value-type="float">
            <text:p>23,718</text:p>
          </table:table-cell>
          <table:table-cell office:value-type="float" office:value="24.145" calcext:value-type="float">
            <text:p>24,145</text:p>
          </table:table-cell>
          <table:table-cell office:value-type="float" office:value="23.932" calcext:value-type="float">
            <text:p>23,932</text:p>
          </table:table-cell>
          <table:table-cell office:value-type="float" office:value="23.504" calcext:value-type="float">
            <text:p>23,50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5.855" calcext:value-type="float">
            <text:p>25,855</text:p>
          </table:table-cell>
          <table:table-cell office:value-type="float" office:value="26.282" calcext:value-type="float">
            <text:p>26,282</text:p>
          </table:table-cell>
          <table:table-cell table:number-columns-repeated="6" office:value-type="float" office:value="26.923" calcext:value-type="float">
            <text:p>26,923</text:p>
          </table:table-cell>
        </table:table-row>
        <table:table-row table:style-name="ro1">
          <table:table-cell office:value-type="float" office:value="21.368" calcext:value-type="float">
            <text:p>21,368</text:p>
          </table:table-cell>
          <table:table-cell office:value-type="float" office:value="23.291" calcext:value-type="float">
            <text:p>23,291</text:p>
          </table:table-cell>
          <table:table-cell office:value-type="float" office:value="23.718" calcext:value-type="float">
            <text:p>23,718</text:p>
          </table:table-cell>
          <table:table-cell office:value-type="float" office:value="23.932" calcext:value-type="float">
            <text:p>23,932</text:p>
          </table:table-cell>
          <table:table-cell table:number-columns-repeated="2" office:value-type="float" office:value="23.718" calcext:value-type="float">
            <text:p>23,718</text:p>
          </table:table-cell>
          <table:table-cell office:value-type="float" office:value="25" calcext:value-type="float">
            <text:p>25</text:p>
          </table:table-cell>
          <table:table-cell office:value-type="float" office:value="24.573" calcext:value-type="float">
            <text:p>24,573</text:p>
          </table:table-cell>
          <table:table-cell office:value-type="float" office:value="25.427" calcext:value-type="float">
            <text:p>25,427</text:p>
          </table:table-cell>
          <table:table-cell office:value-type="float" office:value="24.573" calcext:value-type="float">
            <text:p>24,573</text:p>
          </table:table-cell>
          <table:table-cell office:value-type="float" office:value="25.855" calcext:value-type="float">
            <text:p>25,855</text:p>
          </table:table-cell>
          <table:table-cell office:value-type="float" office:value="27.137" calcext:value-type="float">
            <text:p>27,137</text:p>
          </table:table-cell>
          <table:table-cell table:number-columns-repeated="5" office:value-type="float" office:value="26.923" calcext:value-type="float">
            <text:p>26,923</text:p>
          </table:table-cell>
          <table:table-cell office:value-type="float" office:value="27.35" calcext:value-type="float">
            <text:p>27,35</text:p>
          </table:table-cell>
          <table:table-cell table:number-columns-repeated="6" office:value-type="float" office:value="27.991" calcext:value-type="float">
            <text:p>27,991</text:p>
          </table:table-cell>
        </table:table-row>
        <table:table-row table:style-name="ro1">
          <table:table-cell office:value-type="float" office:value="21.581" calcext:value-type="float">
            <text:p>21,581</text:p>
          </table:table-cell>
          <table:table-cell office:value-type="float" office:value="23.291" calcext:value-type="float">
            <text:p>23,291</text:p>
          </table:table-cell>
          <table:table-cell table:number-columns-repeated="2" office:value-type="float" office:value="24.359" calcext:value-type="float">
            <text:p>24,35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6.282" calcext:value-type="float">
            <text:p>26,282</text:p>
          </table:table-cell>
          <table:table-cell office:value-type="float" office:value="27.35" calcext:value-type="float">
            <text:p>27,35</text:p>
          </table:table-cell>
          <table:table-cell office:value-type="float" office:value="27.137" calcext:value-type="float">
            <text:p>27,137</text:p>
          </table:table-cell>
          <table:table-cell office:value-type="float" office:value="27.35" calcext:value-type="float">
            <text:p>27,35</text:p>
          </table:table-cell>
          <table:table-cell table:number-columns-repeated="6" office:value-type="float" office:value="27.778" calcext:value-type="float">
            <text:p>27,778</text:p>
          </table:table-cell>
          <table:table-cell table:number-columns-repeated="6" office:value-type="float" office:value="28.419" calcext:value-type="float">
            <text:p>28,419</text:p>
          </table:table-cell>
        </table:table-row>
        <table:table-row table:style-name="ro1">
          <table:table-cell office:value-type="float" office:value="23.718" calcext:value-type="float">
            <text:p>23,718</text:p>
          </table:table-cell>
          <table:table-cell office:value-type="float" office:value="24.573" calcext:value-type="float">
            <text:p>24,573</text:p>
          </table:table-cell>
          <table:table-cell office:value-type="float" office:value="25" calcext:value-type="float">
            <text:p>25</text:p>
          </table:table-cell>
          <table:table-cell office:value-type="float" office:value="24.786" calcext:value-type="float">
            <text:p>24,78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.496" calcext:value-type="float">
            <text:p>26,496</text:p>
          </table:table-cell>
          <table:table-cell table:number-columns-repeated="2" office:value-type="float" office:value="27.564" calcext:value-type="float">
            <text:p>27,564</text:p>
          </table:table-cell>
          <table:table-cell office:value-type="float" office:value="27.35" calcext:value-type="float">
            <text:p>27,35</text:p>
          </table:table-cell>
          <table:table-cell table:number-columns-repeated="2" office:value-type="float" office:value="28.419" calcext:value-type="float">
            <text:p>28,419</text:p>
          </table:table-cell>
          <table:table-cell table:number-columns-repeated="5" office:value-type="float" office:value="27.778" calcext:value-type="float">
            <text:p>27,778</text:p>
          </table:table-cell>
          <table:table-cell table:number-columns-repeated="6" office:value-type="float" office:value="28.419" calcext:value-type="float">
            <text:p>28,419</text:p>
          </table:table-cell>
        </table:table-row>
        <table:table-row table:style-name="ro1">
          <table:table-cell office:value-type="float" office:value="24.786" calcext:value-type="float">
            <text:p>24,78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.641" calcext:value-type="float">
            <text:p>25,641</text:p>
          </table:table-cell>
          <table:table-cell office:value-type="float" office:value="25.427" calcext:value-type="float">
            <text:p>25,427</text:p>
          </table:table-cell>
          <table:table-cell table:number-columns-repeated="6" office:value-type="float" office:value="27.564" calcext:value-type="float">
            <text:p>27,564</text:p>
          </table:table-cell>
          <table:table-cell table:number-columns-repeated="13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" office:value-type="float" office:value="24.786" calcext:value-type="float">
            <text:p>24,786</text:p>
          </table:table-cell>
          <table:table-cell office:value-type="float" office:value="25" calcext:value-type="float">
            <text:p>25</text:p>
          </table:table-cell>
          <table:table-cell office:value-type="float" office:value="25.641" calcext:value-type="float">
            <text:p>25,641</text:p>
          </table:table-cell>
          <table:table-cell office:value-type="float" office:value="26.496" calcext:value-type="float">
            <text:p>26,496</text:p>
          </table:table-cell>
          <table:table-cell table:number-columns-repeated="19" office:value-type="float" office:value="28.632" calcext:value-type="float">
            <text:p>28,632</text:p>
          </table:table-cell>
        </table:table-row>
        <table:table-row table:style-name="ro1">
          <table:table-cell office:value-type="float" office:value="24.573" calcext:value-type="float">
            <text:p>24,573</text:p>
          </table:table-cell>
          <table:table-cell office:value-type="float" office:value="25" calcext:value-type="float">
            <text:p>25</text:p>
          </table:table-cell>
          <table:table-cell office:value-type="float" office:value="25.855" calcext:value-type="float">
            <text:p>25,855</text:p>
          </table:table-cell>
          <table:table-cell office:value-type="float" office:value="25.641" calcext:value-type="float">
            <text:p>25,641</text:p>
          </table:table-cell>
          <table:table-cell office:value-type="float" office:value="27.564" calcext:value-type="float">
            <text:p>27,564</text:p>
          </table:table-cell>
          <table:table-cell table:number-columns-repeated="19" office:value-type="float" office:value="28.632" calcext:value-type="float">
            <text:p>28,632</text:p>
          </table:table-cell>
        </table:table-row>
        <table:table-row table:style-name="ro1">
          <table:table-cell office:value-type="float" office:value="25.214" calcext:value-type="float">
            <text:p>25,214</text:p>
          </table:table-cell>
          <table:table-cell office:value-type="float" office:value="26.709" calcext:value-type="float">
            <text:p>26,709</text:p>
          </table:table-cell>
          <table:table-cell office:value-type="float" office:value="26.923" calcext:value-type="float">
            <text:p>26,923</text:p>
          </table:table-cell>
          <table:table-cell table:number-columns-repeated="21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" office:value-type="float" office:value="26.709" calcext:value-type="float">
            <text:p>26,709</text:p>
          </table:table-cell>
          <table:table-cell table:number-columns-repeated="22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 office:value-type="float" office:value="28.632" calcext:value-type="float">
            <text:p>28,632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736" calcext:value-type="float">
            <text:p>23,736</text:p>
          </table:table-cell>
          <table:table-cell table:number-columns-repeated="2" office:value-type="float" office:value="23.516" calcext:value-type="float">
            <text:p>23,516</text:p>
          </table:table-cell>
          <table:table-cell office:value-type="float" office:value="23.736" calcext:value-type="float">
            <text:p>23,736</text:p>
          </table:table-cell>
          <table:table-cell office:value-type="float" office:value="24.396" calcext:value-type="float">
            <text:p>24,396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3.956" calcext:value-type="float">
            <text:p>23,956</text:p>
          </table:table-cell>
          <table:table-cell table:number-columns-repeated="3" office:value-type="float" office:value="25.055" calcext:value-type="float">
            <text:p>25,05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4.176" calcext:value-type="float">
            <text:p>24,176</text:p>
          </table:table-cell>
          <table:table-cell office:value-type="float" office:value="25.495" calcext:value-type="float">
            <text:p>25,495</text:p>
          </table:table-cell>
          <table:table-cell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  <table:table-cell office:value-type="float" office:value="27.253" calcext:value-type="float">
            <text:p>27,253</text:p>
          </table:table-cell>
          <table:table-cell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  <table:table-cell table:number-columns-repeated="2" office:value-type="float" office:value="25.934" calcext:value-type="float">
            <text:p>25,934</text:p>
          </table:table-cell>
          <table:table-cell office:value-type="float" office:value="26.813" calcext:value-type="float">
            <text:p>26,813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736" calcext:value-type="float">
            <text:p>23,736</text:p>
          </table:table-cell>
          <table:table-cell table:number-columns-repeated="2" office:value-type="float" office:value="23.516" calcext:value-type="float">
            <text:p>23,516</text:p>
          </table:table-cell>
          <table:table-cell office:value-type="float" office:value="23.736" calcext:value-type="float">
            <text:p>23,736</text:p>
          </table:table-cell>
          <table:table-cell office:value-type="float" office:value="24.396" calcext:value-type="float">
            <text:p>24,396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3.956" calcext:value-type="float">
            <text:p>23,956</text:p>
          </table:table-cell>
          <table:table-cell table:number-columns-repeated="3" office:value-type="float" office:value="25.055" calcext:value-type="float">
            <text:p>25,05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4.176" calcext:value-type="float">
            <text:p>24,176</text:p>
          </table:table-cell>
          <table:table-cell office:value-type="float" office:value="25.495" calcext:value-type="float">
            <text:p>25,495</text:p>
          </table:table-cell>
          <table:table-cell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  <table:table-cell office:value-type="float" office:value="27.253" calcext:value-type="float">
            <text:p>27,253</text:p>
          </table:table-cell>
          <table:table-cell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  <table:table-cell table:number-columns-repeated="2"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736" calcext:value-type="float">
            <text:p>23,736</text:p>
          </table:table-cell>
          <table:table-cell table:number-columns-repeated="2" office:value-type="float" office:value="23.516" calcext:value-type="float">
            <text:p>23,516</text:p>
          </table:table-cell>
          <table:table-cell office:value-type="float" office:value="23.736" calcext:value-type="float">
            <text:p>23,736</text:p>
          </table:table-cell>
          <table:table-cell office:value-type="float" office:value="24.396" calcext:value-type="float">
            <text:p>24,396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3.956" calcext:value-type="float">
            <text:p>23,956</text:p>
          </table:table-cell>
          <table:table-cell table:number-columns-repeated="3" office:value-type="float" office:value="25.055" calcext:value-type="float">
            <text:p>25,05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4.176" calcext:value-type="float">
            <text:p>24,176</text:p>
          </table:table-cell>
          <table:table-cell office:value-type="float" office:value="25.495" calcext:value-type="float">
            <text:p>25,495</text:p>
          </table:table-cell>
          <table:table-cell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  <table:table-cell office:value-type="float" office:value="27.253" calcext:value-type="float">
            <text:p>27,253</text:p>
          </table:table-cell>
          <table:table-cell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  <table:table-cell table:number-columns-repeated="2"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736" calcext:value-type="float">
            <text:p>23,736</text:p>
          </table:table-cell>
          <table:table-cell table:number-columns-repeated="2" office:value-type="float" office:value="23.516" calcext:value-type="float">
            <text:p>23,516</text:p>
          </table:table-cell>
          <table:table-cell office:value-type="float" office:value="23.736" calcext:value-type="float">
            <text:p>23,736</text:p>
          </table:table-cell>
          <table:table-cell office:value-type="float" office:value="24.396" calcext:value-type="float">
            <text:p>24,396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176" calcext:value-type="float">
            <text:p>24,176</text:p>
          </table:table-cell>
          <table:table-cell office:value-type="float" office:value="23.736" calcext:value-type="float">
            <text:p>23,736</text:p>
          </table:table-cell>
          <table:table-cell table:number-columns-repeated="3" office:value-type="float" office:value="24.835" calcext:value-type="float">
            <text:p>24,83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5.055" calcext:value-type="float">
            <text:p>25,055</text:p>
          </table:table-cell>
          <table:table-cell office:value-type="float" office:value="23.956" calcext:value-type="float">
            <text:p>23,956</text:p>
          </table:table-cell>
          <table:table-cell office:value-type="float" office:value="25.275" calcext:value-type="float">
            <text:p>25,275</text:p>
          </table:table-cell>
          <table:table-cell table:number-columns-repeated="2"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  <table:table-cell office:value-type="float" office:value="26.374" calcext:value-type="float">
            <text:p>26,374</text:p>
          </table:table-cell>
          <table:table-cell office:value-type="float" office:value="26.813" calcext:value-type="float">
            <text:p>26,813</text:p>
          </table:table-cell>
          <table:table-cell table:number-columns-repeated="2" office:value-type="float" office:value="26.593" calcext:value-type="float">
            <text:p>26,593</text:p>
          </table:table-cell>
          <table:table-cell office:value-type="float" office:value="26.813" calcext:value-type="float">
            <text:p>26,813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736" calcext:value-type="float">
            <text:p>23,736</text:p>
          </table:table-cell>
          <table:table-cell table:number-columns-repeated="2" office:value-type="float" office:value="23.516" calcext:value-type="float">
            <text:p>23,516</text:p>
          </table:table-cell>
          <table:table-cell office:value-type="float" office:value="24.176" calcext:value-type="float">
            <text:p>24,176</text:p>
          </table:table-cell>
          <table:table-cell office:value-type="float" office:value="24.615" calcext:value-type="float">
            <text:p>24,61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3.956" calcext:value-type="float">
            <text:p>23,956</text:p>
          </table:table-cell>
          <table:table-cell table:number-columns-repeated="3" office:value-type="float" office:value="25.055" calcext:value-type="float">
            <text:p>25,05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5.055" calcext:value-type="float">
            <text:p>25,05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6.593" calcext:value-type="float">
            <text:p>26,593</text:p>
          </table:table-cell>
          <table:table-cell table:number-columns-repeated="2" office:value-type="float" office:value="27.692" calcext:value-type="float">
            <text:p>27,692</text:p>
          </table:table-cell>
          <table:table-cell office:value-type="float" office:value="28.132" calcext:value-type="float">
            <text:p>28,132</text:p>
          </table:table-cell>
          <table:table-cell office:value-type="float" office:value="27.912" calcext:value-type="float">
            <text:p>27,912</text:p>
          </table:table-cell>
          <table:table-cell office:value-type="float" office:value="27.253" calcext:value-type="float">
            <text:p>27,253</text:p>
          </table:table-cell>
          <table:table-cell table:number-columns-repeated="2" office:value-type="float" office:value="26.593" calcext:value-type="float">
            <text:p>26,593</text:p>
          </table:table-cell>
          <table:table-cell office:value-type="float" office:value="26.813" calcext:value-type="float">
            <text:p>26,813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736" calcext:value-type="float">
            <text:p>23,736</text:p>
          </table:table-cell>
          <table:table-cell table:number-columns-repeated="2" office:value-type="float" office:value="23.516" calcext:value-type="float">
            <text:p>23,516</text:p>
          </table:table-cell>
          <table:table-cell office:value-type="float" office:value="24.176" calcext:value-type="float">
            <text:p>24,176</text:p>
          </table:table-cell>
          <table:table-cell office:value-type="float" office:value="24.835" calcext:value-type="float">
            <text:p>24,83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3.956" calcext:value-type="float">
            <text:p>23,956</text:p>
          </table:table-cell>
          <table:table-cell table:number-columns-repeated="3" office:value-type="float" office:value="25.055" calcext:value-type="float">
            <text:p>25,05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7.033" calcext:value-type="float">
            <text:p>27,033</text:p>
          </table:table-cell>
          <table:table-cell office:value-type="float" office:value="28.132" calcext:value-type="float">
            <text:p>28,132</text:p>
          </table:table-cell>
          <table:table-cell office:value-type="float" office:value="27.912" calcext:value-type="float">
            <text:p>27,912</text:p>
          </table:table-cell>
          <table:table-cell office:value-type="float" office:value="28.791" calcext:value-type="float">
            <text:p>28,791</text:p>
          </table:table-cell>
          <table:table-cell office:value-type="float" office:value="28.352" calcext:value-type="float">
            <text:p>28,352</text:p>
          </table:table-cell>
          <table:table-cell office:value-type="float" office:value="27.912" calcext:value-type="float">
            <text:p>27,912</text:p>
          </table:table-cell>
          <table:table-cell office:value-type="float" office:value="26.813" calcext:value-type="float">
            <text:p>26,813</text:p>
          </table:table-cell>
          <table:table-cell office:value-type="float" office:value="27.912" calcext:value-type="float">
            <text:p>27,912</text:p>
          </table:table-cell>
          <table:table-cell office:value-type="float" office:value="29.011" calcext:value-type="float">
            <text:p>29,011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736" calcext:value-type="float">
            <text:p>23,736</text:p>
          </table:table-cell>
          <table:table-cell table:number-columns-repeated="2" office:value-type="float" office:value="23.516" calcext:value-type="float">
            <text:p>23,516</text:p>
          </table:table-cell>
          <table:table-cell office:value-type="float" office:value="24.176" calcext:value-type="float">
            <text:p>24,176</text:p>
          </table:table-cell>
          <table:table-cell office:value-type="float" office:value="24.615" calcext:value-type="float">
            <text:p>24,61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3.736" calcext:value-type="float">
            <text:p>23,736</text:p>
          </table:table-cell>
          <table:table-cell table:number-columns-repeated="3" office:value-type="float" office:value="24.835" calcext:value-type="float">
            <text:p>24,83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6.154" calcext:value-type="float">
            <text:p>26,154</text:p>
          </table:table-cell>
          <table:table-cell office:value-type="float" office:value="27.473" calcext:value-type="float">
            <text:p>27,473</text:p>
          </table:table-cell>
          <table:table-cell office:value-type="float" office:value="29.231" calcext:value-type="float">
            <text:p>29,231</text:p>
          </table:table-cell>
          <table:table-cell office:value-type="float" office:value="29.011" calcext:value-type="float">
            <text:p>29,011</text:p>
          </table:table-cell>
          <table:table-cell office:value-type="float" office:value="29.451" calcext:value-type="float">
            <text:p>29,451</text:p>
          </table:table-cell>
          <table:table-cell table:number-columns-repeated="2" office:value-type="float" office:value="29.011" calcext:value-type="float">
            <text:p>29,011</text:p>
          </table:table-cell>
          <table:table-cell office:value-type="float" office:value="27.912" calcext:value-type="float">
            <text:p>27,912</text:p>
          </table:table-cell>
          <table:table-cell office:value-type="float" office:value="30.11" calcext:value-type="float">
            <text:p>30,11</text:p>
          </table:table-cell>
          <table:table-cell office:value-type="float" office:value="30.33" calcext:value-type="float">
            <text:p>30,33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736" calcext:value-type="float">
            <text:p>23,736</text:p>
          </table:table-cell>
          <table:table-cell table:number-columns-repeated="2" office:value-type="float" office:value="23.956" calcext:value-type="float">
            <text:p>23,956</text:p>
          </table:table-cell>
          <table:table-cell office:value-type="float" office:value="24.396" calcext:value-type="float">
            <text:p>24,396</text:p>
          </table:table-cell>
          <table:table-cell office:value-type="float" office:value="24.615" calcext:value-type="float">
            <text:p>24,61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3.736" calcext:value-type="float">
            <text:p>23,736</text:p>
          </table:table-cell>
          <table:table-cell table:number-columns-repeated="3" office:value-type="float" office:value="24.835" calcext:value-type="float">
            <text:p>24,83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5.714" calcext:value-type="float">
            <text:p>25,714</text:p>
          </table:table-cell>
          <table:table-cell office:value-type="float" office:value="26.154" calcext:value-type="float">
            <text:p>26,154</text:p>
          </table:table-cell>
          <table:table-cell office:value-type="float" office:value="27.692" calcext:value-type="float">
            <text:p>27,692</text:p>
          </table:table-cell>
          <table:table-cell office:value-type="float" office:value="29.451" calcext:value-type="float">
            <text:p>29,451</text:p>
          </table:table-cell>
          <table:table-cell office:value-type="float" office:value="29.011" calcext:value-type="float">
            <text:p>29,011</text:p>
          </table:table-cell>
          <table:table-cell office:value-type="float" office:value="29.451" calcext:value-type="float">
            <text:p>29,451</text:p>
          </table:table-cell>
          <table:table-cell office:value-type="float" office:value="29.011" calcext:value-type="float">
            <text:p>29,011</text:p>
          </table:table-cell>
          <table:table-cell office:value-type="float" office:value="28.352" calcext:value-type="float">
            <text:p>28,352</text:p>
          </table:table-cell>
          <table:table-cell office:value-type="float" office:value="28.132" calcext:value-type="float">
            <text:p>28,132</text:p>
          </table:table-cell>
          <table:table-cell office:value-type="float" office:value="30.549" calcext:value-type="float">
            <text:p>30,549</text:p>
          </table:table-cell>
          <table:table-cell office:value-type="float" office:value="30.989" calcext:value-type="float">
            <text:p>30,989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297" calcext:value-type="float">
            <text:p>23,297</text:p>
          </table:table-cell>
          <table:table-cell office:value-type="float" office:value="23.736" calcext:value-type="float">
            <text:p>23,736</text:p>
          </table:table-cell>
          <table:table-cell office:value-type="float" office:value="23.956" calcext:value-type="float">
            <text:p>23,956</text:p>
          </table:table-cell>
          <table:table-cell office:value-type="float" office:value="24.396" calcext:value-type="float">
            <text:p>24,396</text:p>
          </table:table-cell>
          <table:table-cell table:number-columns-repeated="2" office:value-type="float" office:value="24.835" calcext:value-type="float">
            <text:p>24,835</text:p>
          </table:table-cell>
          <table:table-cell office:value-type="float" office:value="23.956" calcext:value-type="float">
            <text:p>23,956</text:p>
          </table:table-cell>
          <table:table-cell office:value-type="float" office:value="23.297" calcext:value-type="float">
            <text:p>23,297</text:p>
          </table:table-cell>
          <table:table-cell table:number-columns-repeated="2" office:value-type="float" office:value="24.396" calcext:value-type="float">
            <text:p>24,396</text:p>
          </table:table-cell>
          <table:table-cell office:value-type="float" office:value="24.615" calcext:value-type="float">
            <text:p>24,615</text:p>
          </table:table-cell>
          <table:table-cell office:value-type="float" office:value="25.055" calcext:value-type="float">
            <text:p>25,055</text:p>
          </table:table-cell>
          <table:table-cell office:value-type="float" office:value="27.033" calcext:value-type="float">
            <text:p>27,033</text:p>
          </table:table-cell>
          <table:table-cell office:value-type="float" office:value="26.374" calcext:value-type="float">
            <text:p>26,374</text:p>
          </table:table-cell>
          <table:table-cell office:value-type="float" office:value="27.692" calcext:value-type="float">
            <text:p>27,692</text:p>
          </table:table-cell>
          <table:table-cell table:number-columns-repeated="2" office:value-type="float" office:value="29.451" calcext:value-type="float">
            <text:p>29,451</text:p>
          </table:table-cell>
          <table:table-cell office:value-type="float" office:value="31.209" calcext:value-type="float">
            <text:p>31,209</text:p>
          </table:table-cell>
          <table:table-cell office:value-type="float" office:value="30.989" calcext:value-type="float">
            <text:p>30,989</text:p>
          </table:table-cell>
          <table:table-cell office:value-type="float" office:value="31.209" calcext:value-type="float">
            <text:p>31,209</text:p>
          </table:table-cell>
          <table:table-cell office:value-type="float" office:value="30.769" calcext:value-type="float">
            <text:p>30,769</text:p>
          </table:table-cell>
          <table:table-cell office:value-type="float" office:value="32.088" calcext:value-type="float">
            <text:p>32,088</text:p>
          </table:table-cell>
          <table:table-cell office:value-type="float" office:value="31.868" calcext:value-type="float">
            <text:p>31,868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297" calcext:value-type="float">
            <text:p>23,297</text:p>
          </table:table-cell>
          <table:table-cell table:number-columns-repeated="2" office:value-type="float" office:value="23.736" calcext:value-type="float">
            <text:p>23,736</text:p>
          </table:table-cell>
          <table:table-cell office:value-type="float" office:value="24.835" calcext:value-type="float">
            <text:p>24,835</text:p>
          </table:table-cell>
          <table:table-cell office:value-type="float" office:value="25.714" calcext:value-type="float">
            <text:p>25,714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176" calcext:value-type="float">
            <text:p>24,176</text:p>
          </table:table-cell>
          <table:table-cell office:value-type="float" office:value="23.516" calcext:value-type="float">
            <text:p>23,516</text:p>
          </table:table-cell>
          <table:table-cell table:number-columns-repeated="2" office:value-type="float" office:value="24.615" calcext:value-type="float">
            <text:p>24,615</text:p>
          </table:table-cell>
          <table:table-cell office:value-type="float" office:value="26.154" calcext:value-type="float">
            <text:p>26,154</text:p>
          </table:table-cell>
          <table:table-cell office:value-type="float" office:value="25.055" calcext:value-type="float">
            <text:p>25,055</text:p>
          </table:table-cell>
          <table:table-cell office:value-type="float" office:value="27.473" calcext:value-type="float">
            <text:p>27,473</text:p>
          </table:table-cell>
          <table:table-cell office:value-type="float" office:value="29.89" calcext:value-type="float">
            <text:p>29,89</text:p>
          </table:table-cell>
          <table:table-cell office:value-type="float" office:value="30.769" calcext:value-type="float">
            <text:p>30,769</text:p>
          </table:table-cell>
          <table:table-cell table:number-columns-repeated="3" office:value-type="float" office:value="31.209" calcext:value-type="float">
            <text:p>31,209</text:p>
          </table:table-cell>
          <table:table-cell office:value-type="float" office:value="30.989" calcext:value-type="float">
            <text:p>30,989</text:p>
          </table:table-cell>
          <table:table-cell table:number-columns-repeated="2" office:value-type="float" office:value="30.769" calcext:value-type="float">
            <text:p>30,769</text:p>
          </table:table-cell>
          <table:table-cell office:value-type="float" office:value="32.088" calcext:value-type="float">
            <text:p>32,088</text:p>
          </table:table-cell>
          <table:table-cell office:value-type="float" office:value="31.868" calcext:value-type="float">
            <text:p>31,868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297" calcext:value-type="float">
            <text:p>23,297</text:p>
          </table:table-cell>
          <table:table-cell office:value-type="float" office:value="23.736" calcext:value-type="float">
            <text:p>23,736</text:p>
          </table:table-cell>
          <table:table-cell office:value-type="float" office:value="23.516" calcext:value-type="float">
            <text:p>23,516</text:p>
          </table:table-cell>
          <table:table-cell office:value-type="float" office:value="24.835" calcext:value-type="float">
            <text:p>24,835</text:p>
          </table:table-cell>
          <table:table-cell office:value-type="float" office:value="25.714" calcext:value-type="float">
            <text:p>25,714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176" calcext:value-type="float">
            <text:p>24,176</text:p>
          </table:table-cell>
          <table:table-cell office:value-type="float" office:value="23.516" calcext:value-type="float">
            <text:p>23,516</text:p>
          </table:table-cell>
          <table:table-cell office:value-type="float" office:value="24.615" calcext:value-type="float">
            <text:p>24,615</text:p>
          </table:table-cell>
          <table:table-cell office:value-type="float" office:value="24.835" calcext:value-type="float">
            <text:p>24,835</text:p>
          </table:table-cell>
          <table:table-cell office:value-type="float" office:value="26.154" calcext:value-type="float">
            <text:p>26,154</text:p>
          </table:table-cell>
          <table:table-cell office:value-type="float" office:value="26.813" calcext:value-type="float">
            <text:p>26,813</text:p>
          </table:table-cell>
          <table:table-cell office:value-type="float" office:value="29.011" calcext:value-type="float">
            <text:p>29,011</text:p>
          </table:table-cell>
          <table:table-cell office:value-type="float" office:value="31.429" calcext:value-type="float">
            <text:p>31,429</text:p>
          </table:table-cell>
          <table:table-cell office:value-type="float" office:value="32.527" calcext:value-type="float">
            <text:p>32,527</text:p>
          </table:table-cell>
          <table:table-cell office:value-type="float" office:value="32.088" calcext:value-type="float">
            <text:p>32,088</text:p>
          </table:table-cell>
          <table:table-cell table:number-columns-repeated="2" office:value-type="float" office:value="31.429" calcext:value-type="float">
            <text:p>31,429</text:p>
          </table:table-cell>
          <table:table-cell table:number-columns-repeated="3" office:value-type="float" office:value="30.769" calcext:value-type="float">
            <text:p>30,769</text:p>
          </table:table-cell>
          <table:table-cell office:value-type="float" office:value="32.088" calcext:value-type="float">
            <text:p>32,088</text:p>
          </table:table-cell>
          <table:table-cell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516" calcext:value-type="float">
            <text:p>23,516</text:p>
          </table:table-cell>
          <table:table-cell office:value-type="float" office:value="23.956" calcext:value-type="float">
            <text:p>23,956</text:p>
          </table:table-cell>
          <table:table-cell office:value-type="float" office:value="23.516" calcext:value-type="float">
            <text:p>23,516</text:p>
          </table:table-cell>
          <table:table-cell office:value-type="float" office:value="24.615" calcext:value-type="float">
            <text:p>24,615</text:p>
          </table:table-cell>
          <table:table-cell office:value-type="float" office:value="25.714" calcext:value-type="float">
            <text:p>25,714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176" calcext:value-type="float">
            <text:p>24,176</text:p>
          </table:table-cell>
          <table:table-cell office:value-type="float" office:value="23.956" calcext:value-type="float">
            <text:p>23,956</text:p>
          </table:table-cell>
          <table:table-cell office:value-type="float" office:value="25.275" calcext:value-type="float">
            <text:p>25,27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7.033" calcext:value-type="float">
            <text:p>27,033</text:p>
          </table:table-cell>
          <table:table-cell office:value-type="float" office:value="27.912" calcext:value-type="float">
            <text:p>27,912</text:p>
          </table:table-cell>
          <table:table-cell office:value-type="float" office:value="29.451" calcext:value-type="float">
            <text:p>29,451</text:p>
          </table:table-cell>
          <table:table-cell office:value-type="float" office:value="31.429" calcext:value-type="float">
            <text:p>31,429</text:p>
          </table:table-cell>
          <table:table-cell office:value-type="float" office:value="32.527" calcext:value-type="float">
            <text:p>32,527</text:p>
          </table:table-cell>
          <table:table-cell table:number-columns-repeated="3" office:value-type="float" office:value="32.088" calcext:value-type="float">
            <text:p>32,088</text:p>
          </table:table-cell>
          <table:table-cell table:number-columns-repeated="2" office:value-type="float" office:value="31.648" calcext:value-type="float">
            <text:p>31,648</text:p>
          </table:table-cell>
          <table:table-cell office:value-type="float" office:value="30.769" calcext:value-type="float">
            <text:p>30,769</text:p>
          </table:table-cell>
          <table:table-cell office:value-type="float" office:value="32.088" calcext:value-type="float">
            <text:p>32,088</text:p>
          </table:table-cell>
          <table:table-cell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table:number-columns-repeated="2" office:value-type="float" office:value="23.956" calcext:value-type="float">
            <text:p>23,956</text:p>
          </table:table-cell>
          <table:table-cell office:value-type="float" office:value="23.297" calcext:value-type="float">
            <text:p>23,297</text:p>
          </table:table-cell>
          <table:table-cell office:value-type="float" office:value="25.055" calcext:value-type="float">
            <text:p>25,055</text:p>
          </table:table-cell>
          <table:table-cell office:value-type="float" office:value="25.714" calcext:value-type="float">
            <text:p>25,714</text:p>
          </table:table-cell>
          <table:table-cell office:value-type="float" office:value="25.275" calcext:value-type="float">
            <text:p>25,27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4.176" calcext:value-type="float">
            <text:p>24,176</text:p>
          </table:table-cell>
          <table:table-cell office:value-type="float" office:value="25.934" calcext:value-type="float">
            <text:p>25,934</text:p>
          </table:table-cell>
          <table:table-cell office:value-type="float" office:value="26.154" calcext:value-type="float">
            <text:p>26,154</text:p>
          </table:table-cell>
          <table:table-cell office:value-type="float" office:value="27.692" calcext:value-type="float">
            <text:p>27,692</text:p>
          </table:table-cell>
          <table:table-cell office:value-type="float" office:value="27.912" calcext:value-type="float">
            <text:p>27,912</text:p>
          </table:table-cell>
          <table:table-cell office:value-type="float" office:value="29.67" calcext:value-type="float">
            <text:p>29,67</text:p>
          </table:table-cell>
          <table:table-cell office:value-type="float" office:value="32.088" calcext:value-type="float">
            <text:p>32,088</text:p>
          </table:table-cell>
          <table:table-cell office:value-type="float" office:value="32.527" calcext:value-type="float">
            <text:p>32,527</text:p>
          </table:table-cell>
          <table:table-cell table:number-columns-repeated="3" office:value-type="float" office:value="32.088" calcext:value-type="float">
            <text:p>32,088</text:p>
          </table:table-cell>
          <table:table-cell table:number-columns-repeated="2" office:value-type="float" office:value="31.648" calcext:value-type="float">
            <text:p>31,648</text:p>
          </table:table-cell>
          <table:table-cell table:number-columns-repeated="2" office:value-type="float" office:value="32.088" calcext:value-type="float">
            <text:p>32,088</text:p>
          </table:table-cell>
          <table:table-cell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2.198" calcext:value-type="float">
            <text:p>22,198</text:p>
          </table:table-cell>
          <table:table-cell office:value-type="float" office:value="23.956" calcext:value-type="float">
            <text:p>23,956</text:p>
          </table:table-cell>
          <table:table-cell office:value-type="float" office:value="24.176" calcext:value-type="float">
            <text:p>24,176</text:p>
          </table:table-cell>
          <table:table-cell office:value-type="float" office:value="23.736" calcext:value-type="float">
            <text:p>23,736</text:p>
          </table:table-cell>
          <table:table-cell office:value-type="float" office:value="25.055" calcext:value-type="float">
            <text:p>25,055</text:p>
          </table:table-cell>
          <table:table-cell table:number-columns-repeated="2" office:value-type="float" office:value="25.934" calcext:value-type="float">
            <text:p>25,934</text:p>
          </table:table-cell>
          <table:table-cell office:value-type="float" office:value="25.055" calcext:value-type="float">
            <text:p>25,055</text:p>
          </table:table-cell>
          <table:table-cell office:value-type="float" office:value="25.934" calcext:value-type="float">
            <text:p>25,934</text:p>
          </table:table-cell>
          <table:table-cell office:value-type="float" office:value="26.593" calcext:value-type="float">
            <text:p>26,593</text:p>
          </table:table-cell>
          <table:table-cell office:value-type="float" office:value="27.253" calcext:value-type="float">
            <text:p>27,253</text:p>
          </table:table-cell>
          <table:table-cell office:value-type="float" office:value="28.791" calcext:value-type="float">
            <text:p>28,791</text:p>
          </table:table-cell>
          <table:table-cell office:value-type="float" office:value="28.571" calcext:value-type="float">
            <text:p>28,571</text:p>
          </table:table-cell>
          <table:table-cell office:value-type="float" office:value="29.67" calcext:value-type="float">
            <text:p>29,67</text:p>
          </table:table-cell>
          <table:table-cell office:value-type="float" office:value="32.088" calcext:value-type="float">
            <text:p>32,088</text:p>
          </table:table-cell>
          <table:table-cell office:value-type="float" office:value="32.527" calcext:value-type="float">
            <text:p>32,527</text:p>
          </table:table-cell>
          <table:table-cell office:value-type="float" office:value="32.088" calcext:value-type="float">
            <text:p>32,088</text:p>
          </table:table-cell>
          <table:table-cell table:number-columns-repeated="3" office:value-type="float" office:value="32.527" calcext:value-type="float">
            <text:p>32,527</text:p>
          </table:table-cell>
          <table:table-cell office:value-type="float" office:value="32.088" calcext:value-type="float">
            <text:p>32,088</text:p>
          </table:table-cell>
          <table:table-cell table:number-columns-repeated="3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3.956" calcext:value-type="float">
            <text:p>23,956</text:p>
          </table:table-cell>
          <table:table-cell office:value-type="float" office:value="24.176" calcext:value-type="float">
            <text:p>24,176</text:p>
          </table:table-cell>
          <table:table-cell office:value-type="float" office:value="23.736" calcext:value-type="float">
            <text:p>23,736</text:p>
          </table:table-cell>
          <table:table-cell office:value-type="float" office:value="24.176" calcext:value-type="float">
            <text:p>24,176</text:p>
          </table:table-cell>
          <table:table-cell office:value-type="float" office:value="25.055" calcext:value-type="float">
            <text:p>25,05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5.714" calcext:value-type="float">
            <text:p>25,714</text:p>
          </table:table-cell>
          <table:table-cell office:value-type="float" office:value="28.571" calcext:value-type="float">
            <text:p>28,571</text:p>
          </table:table-cell>
          <table:table-cell office:value-type="float" office:value="29.231" calcext:value-type="float">
            <text:p>29,231</text:p>
          </table:table-cell>
          <table:table-cell office:value-type="float" office:value="31.648" calcext:value-type="float">
            <text:p>31,648</text:p>
          </table:table-cell>
          <table:table-cell table:number-columns-repeated="8" office:value-type="float" office:value="32.527" calcext:value-type="float">
            <text:p>32,527</text:p>
          </table:table-cell>
          <table:table-cell office:value-type="float" office:value="32.088" calcext:value-type="float">
            <text:p>32,088</text:p>
          </table:table-cell>
          <table:table-cell table:number-columns-repeated="3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table:number-columns-repeated="2" office:value-type="float" office:value="24.176" calcext:value-type="float">
            <text:p>24,176</text:p>
          </table:table-cell>
          <table:table-cell office:value-type="float" office:value="23.516" calcext:value-type="float">
            <text:p>23,516</text:p>
          </table:table-cell>
          <table:table-cell office:value-type="float" office:value="24.176" calcext:value-type="float">
            <text:p>24,176</text:p>
          </table:table-cell>
          <table:table-cell office:value-type="float" office:value="24.835" calcext:value-type="float">
            <text:p>24,83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4.615" calcext:value-type="float">
            <text:p>24,615</text:p>
          </table:table-cell>
          <table:table-cell office:value-type="float" office:value="27.473" calcext:value-type="float">
            <text:p>27,473</text:p>
          </table:table-cell>
          <table:table-cell table:number-columns-repeated="2" office:value-type="float" office:value="30.11" calcext:value-type="float">
            <text:p>30,11</text:p>
          </table:table-cell>
          <table:table-cell table:number-columns-repeated="9" office:value-type="float" office:value="32.527" calcext:value-type="float">
            <text:p>32,527</text:p>
          </table:table-cell>
          <table:table-cell office:value-type="float" office:value="32.088" calcext:value-type="float">
            <text:p>32,088</text:p>
          </table:table-cell>
          <table:table-cell table:number-columns-repeated="3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2.198" calcext:value-type="float">
            <text:p>22,198</text:p>
          </table:table-cell>
          <table:table-cell office:value-type="float" office:value="24.396" calcext:value-type="float">
            <text:p>24,396</text:p>
          </table:table-cell>
          <table:table-cell office:value-type="float" office:value="23.956" calcext:value-type="float">
            <text:p>23,956</text:p>
          </table:table-cell>
          <table:table-cell office:value-type="float" office:value="23.297" calcext:value-type="float">
            <text:p>23,297</text:p>
          </table:table-cell>
          <table:table-cell office:value-type="float" office:value="23.956" calcext:value-type="float">
            <text:p>23,956</text:p>
          </table:table-cell>
          <table:table-cell table:number-columns-repeated="2" office:value-type="float" office:value="25.055" calcext:value-type="float">
            <text:p>25,055</text:p>
          </table:table-cell>
          <table:table-cell office:value-type="float" office:value="24.835" calcext:value-type="float">
            <text:p>24,835</text:p>
          </table:table-cell>
          <table:table-cell office:value-type="float" office:value="29.011" calcext:value-type="float">
            <text:p>29,011</text:p>
          </table:table-cell>
          <table:table-cell table:number-columns-repeated="2" office:value-type="float" office:value="31.429" calcext:value-type="float">
            <text:p>31,429</text:p>
          </table:table-cell>
          <table:table-cell table:number-columns-repeated="13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2.198" calcext:value-type="float">
            <text:p>22,198</text:p>
          </table:table-cell>
          <table:table-cell table:number-columns-repeated="2" office:value-type="float" office:value="23.956" calcext:value-type="float">
            <text:p>23,956</text:p>
          </table:table-cell>
          <table:table-cell office:value-type="float" office:value="23.297" calcext:value-type="float">
            <text:p>23,297</text:p>
          </table:table-cell>
          <table:table-cell office:value-type="float" office:value="23.956" calcext:value-type="float">
            <text:p>23,956</text:p>
          </table:table-cell>
          <table:table-cell office:value-type="float" office:value="25.055" calcext:value-type="float">
            <text:p>25,055</text:p>
          </table:table-cell>
          <table:table-cell office:value-type="float" office:value="25.495" calcext:value-type="float">
            <text:p>25,495</text:p>
          </table:table-cell>
          <table:table-cell office:value-type="float" office:value="28.132" calcext:value-type="float">
            <text:p>28,132</text:p>
          </table:table-cell>
          <table:table-cell office:value-type="float" office:value="30.11" calcext:value-type="float">
            <text:p>30,11</text:p>
          </table:table-cell>
          <table:table-cell table:number-columns-repeated="15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1.758" calcext:value-type="float">
            <text:p>21,758</text:p>
          </table:table-cell>
          <table:table-cell office:value-type="float" office:value="23.736" calcext:value-type="float">
            <text:p>23,736</text:p>
          </table:table-cell>
          <table:table-cell office:value-type="float" office:value="23.956" calcext:value-type="float">
            <text:p>23,956</text:p>
          </table:table-cell>
          <table:table-cell table:number-columns-repeated="2" office:value-type="float" office:value="24.396" calcext:value-type="float">
            <text:p>24,396</text:p>
          </table:table-cell>
          <table:table-cell office:value-type="float" office:value="25.495" calcext:value-type="float">
            <text:p>25,495</text:p>
          </table:table-cell>
          <table:table-cell office:value-type="float" office:value="29.67" calcext:value-type="float">
            <text:p>29,67</text:p>
          </table:table-cell>
          <table:table-cell office:value-type="float" office:value="29.451" calcext:value-type="float">
            <text:p>29,451</text:p>
          </table:table-cell>
          <table:table-cell office:value-type="float" office:value="30.11" calcext:value-type="float">
            <text:p>30,11</text:p>
          </table:table-cell>
          <table:table-cell table:number-columns-repeated="15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1.978" calcext:value-type="float">
            <text:p>21,978</text:p>
          </table:table-cell>
          <table:table-cell office:value-type="float" office:value="24.176" calcext:value-type="float">
            <text:p>24,176</text:p>
          </table:table-cell>
          <table:table-cell table:number-columns-repeated="2" office:value-type="float" office:value="24.615" calcext:value-type="float">
            <text:p>24,615</text:p>
          </table:table-cell>
          <table:table-cell office:value-type="float" office:value="24.396" calcext:value-type="float">
            <text:p>24,396</text:p>
          </table:table-cell>
          <table:table-cell office:value-type="float" office:value="27.253" calcext:value-type="float">
            <text:p>27,253</text:p>
          </table:table-cell>
          <table:table-cell office:value-type="float" office:value="30.549" calcext:value-type="float">
            <text:p>30,549</text:p>
          </table:table-cell>
          <table:table-cell office:value-type="float" office:value="30.33" calcext:value-type="float">
            <text:p>30,33</text:p>
          </table:table-cell>
          <table:table-cell table:number-columns-repeated="16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1.978" calcext:value-type="float">
            <text:p>21,978</text:p>
          </table:table-cell>
          <table:table-cell office:value-type="float" office:value="23.956" calcext:value-type="float">
            <text:p>23,956</text:p>
          </table:table-cell>
          <table:table-cell office:value-type="float" office:value="24.615" calcext:value-type="float">
            <text:p>24,615</text:p>
          </table:table-cell>
          <table:table-cell office:value-type="float" office:value="23.516" calcext:value-type="float">
            <text:p>23,516</text:p>
          </table:table-cell>
          <table:table-cell office:value-type="float" office:value="27.033" calcext:value-type="float">
            <text:p>27,033</text:p>
          </table:table-cell>
          <table:table-cell office:value-type="float" office:value="29.011" calcext:value-type="float">
            <text:p>29,011</text:p>
          </table:table-cell>
          <table:table-cell office:value-type="float" office:value="30.989" calcext:value-type="float">
            <text:p>30,989</text:p>
          </table:table-cell>
          <table:table-cell office:value-type="float" office:value="30.33" calcext:value-type="float">
            <text:p>30,33</text:p>
          </table:table-cell>
          <table:table-cell table:number-columns-repeated="16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2.637" calcext:value-type="float">
            <text:p>22,637</text:p>
          </table:table-cell>
          <table:table-cell office:value-type="float" office:value="24.615" calcext:value-type="float">
            <text:p>24,615</text:p>
          </table:table-cell>
          <table:table-cell office:value-type="float" office:value="25.055" calcext:value-type="float">
            <text:p>25,055</text:p>
          </table:table-cell>
          <table:table-cell office:value-type="float" office:value="23.736" calcext:value-type="float">
            <text:p>23,736</text:p>
          </table:table-cell>
          <table:table-cell office:value-type="float" office:value="27.912" calcext:value-type="float">
            <text:p>27,912</text:p>
          </table:table-cell>
          <table:table-cell office:value-type="float" office:value="29.89" calcext:value-type="float">
            <text:p>29,89</text:p>
          </table:table-cell>
          <table:table-cell table:number-columns-repeated="18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3.077" calcext:value-type="float">
            <text:p>23,077</text:p>
          </table:table-cell>
          <table:table-cell office:value-type="float" office:value="24.615" calcext:value-type="float">
            <text:p>24,615</text:p>
          </table:table-cell>
          <table:table-cell office:value-type="float" office:value="25.055" calcext:value-type="float">
            <text:p>25,055</text:p>
          </table:table-cell>
          <table:table-cell office:value-type="float" office:value="24.615" calcext:value-type="float">
            <text:p>24,615</text:p>
          </table:table-cell>
          <table:table-cell office:value-type="float" office:value="29.231" calcext:value-type="float">
            <text:p>29,231</text:p>
          </table:table-cell>
          <table:table-cell office:value-type="float" office:value="31.209" calcext:value-type="float">
            <text:p>31,209</text:p>
          </table:table-cell>
          <table:table-cell table:number-columns-repeated="18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3.736" calcext:value-type="float">
            <text:p>23,736</text:p>
          </table:table-cell>
          <table:table-cell table:number-columns-repeated="2" office:value-type="float" office:value="25.495" calcext:value-type="float">
            <text:p>25,495</text:p>
          </table:table-cell>
          <table:table-cell office:value-type="float" office:value="27.033" calcext:value-type="float">
            <text:p>27,033</text:p>
          </table:table-cell>
          <table:table-cell office:value-type="float" office:value="31.209" calcext:value-type="float">
            <text:p>31,209</text:p>
          </table:table-cell>
          <table:table-cell table:number-columns-repeated="19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3.956" calcext:value-type="float">
            <text:p>23,956</text:p>
          </table:table-cell>
          <table:table-cell office:value-type="float" office:value="25.934" calcext:value-type="float">
            <text:p>25,934</text:p>
          </table:table-cell>
          <table:table-cell office:value-type="float" office:value="27.473" calcext:value-type="float">
            <text:p>27,473</text:p>
          </table:table-cell>
          <table:table-cell office:value-type="float" office:value="28.132" calcext:value-type="float">
            <text:p>28,132</text:p>
          </table:table-cell>
          <table:table-cell office:value-type="float" office:value="31.209" calcext:value-type="float">
            <text:p>31,209</text:p>
          </table:table-cell>
          <table:table-cell table:number-columns-repeated="19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3.736" calcext:value-type="float">
            <text:p>23,736</text:p>
          </table:table-cell>
          <table:table-cell office:value-type="float" office:value="25.714" calcext:value-type="float">
            <text:p>25,714</text:p>
          </table:table-cell>
          <table:table-cell office:value-type="float" office:value="29.451" calcext:value-type="float">
            <text:p>29,451</text:p>
          </table:table-cell>
          <table:table-cell office:value-type="float" office:value="30.769" calcext:value-type="float">
            <text:p>30,769</text:p>
          </table:table-cell>
          <table:table-cell table:number-columns-repeated="20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5.055" calcext:value-type="float">
            <text:p>25,055</text:p>
          </table:table-cell>
          <table:table-cell office:value-type="float" office:value="26.813" calcext:value-type="float">
            <text:p>26,813</text:p>
          </table:table-cell>
          <table:table-cell office:value-type="float" office:value="30.769" calcext:value-type="float">
            <text:p>30,769</text:p>
          </table:table-cell>
          <table:table-cell office:value-type="float" office:value="31.429" calcext:value-type="float">
            <text:p>31,429</text:p>
          </table:table-cell>
          <table:table-cell table:number-columns-repeated="20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5.495" calcext:value-type="float">
            <text:p>25,495</text:p>
          </table:table-cell>
          <table:table-cell office:value-type="float" office:value="27.912" calcext:value-type="float">
            <text:p>27,912</text:p>
          </table:table-cell>
          <table:table-cell table:number-columns-repeated="22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7.253" calcext:value-type="float">
            <text:p>27,253</text:p>
          </table:table-cell>
          <table:table-cell office:value-type="float" office:value="29.67" calcext:value-type="float">
            <text:p>29,67</text:p>
          </table:table-cell>
          <table:table-cell table:number-columns-repeated="22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9.451" calcext:value-type="float">
            <text:p>29,451</text:p>
          </table:table-cell>
          <table:table-cell table:number-columns-repeated="23" office:value-type="float" office:value="32.527" calcext:value-type="float">
            <text:p>32,527</text:p>
          </table:table-cell>
        </table:table-row>
        <table:table-row table:style-name="ro1">
          <table:table-cell office:value-type="float" office:value="29.451" calcext:value-type="float">
            <text:p>29,451</text:p>
          </table:table-cell>
          <table:table-cell table:number-columns-repeated="23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 office:value-type="float" office:value="32.527" calcext:value-type="float">
            <text:p>32,52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7.111" calcext:value-type="float">
            <text:p>27,111</text:p>
          </table:table-cell>
          <table:table-cell office:value-type="float" office:value="28.889" calcext:value-type="float">
            <text:p>28,889</text:p>
          </table:table-cell>
          <table:table-cell office:value-type="float" office:value="29.111" calcext:value-type="float">
            <text:p>29,111</text:p>
          </table:table-cell>
          <table:table-cell office:value-type="float" office:value="28.889" calcext:value-type="float">
            <text:p>28,889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111" calcext:value-type="float">
            <text:p>29,111</text:p>
          </table:table-cell>
          <table:table-cell office:value-type="float" office:value="29.556" calcext:value-type="float">
            <text:p>29,556</text:p>
          </table:table-cell>
          <table:table-cell table:number-columns-repeated="2" office:value-type="float" office:value="29.111" calcext:value-type="float">
            <text:p>29,111</text:p>
          </table:table-cell>
          <table:table-cell office:value-type="float" office:value="30" calcext:value-type="float">
            <text:p>30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table:number-columns-repeated="2" office:value-type="float" office:value="30.889" calcext:value-type="float">
            <text:p>30,889</text:p>
          </table:table-cell>
          <table:table-cell table:number-columns-repeated="2" office:value-type="float" office:value="32.444" calcext:value-type="float">
            <text:p>32,444</text:p>
          </table:table-cell>
          <table:table-cell office:value-type="float" office:value="31.778" calcext:value-type="float">
            <text:p>31,778</text:p>
          </table:table-cell>
          <table:table-cell office:value-type="float" office:value="32.444" calcext:value-type="float">
            <text:p>32,444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889" calcext:value-type="float">
            <text:p>32,889</text:p>
          </table:table-cell>
        </table:table-row>
        <table:table-row table:style-name="ro1">
          <table:table-cell office:value-type="float" office:value="27.111" calcext:value-type="float">
            <text:p>27,111</text:p>
          </table:table-cell>
          <table:table-cell office:value-type="float" office:value="28.889" calcext:value-type="float">
            <text:p>28,889</text:p>
          </table:table-cell>
          <table:table-cell office:value-type="float" office:value="29.111" calcext:value-type="float">
            <text:p>29,111</text:p>
          </table:table-cell>
          <table:table-cell office:value-type="float" office:value="28.889" calcext:value-type="float">
            <text:p>28,889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111" calcext:value-type="float">
            <text:p>29,111</text:p>
          </table:table-cell>
          <table:table-cell office:value-type="float" office:value="29.556" calcext:value-type="float">
            <text:p>29,556</text:p>
          </table:table-cell>
          <table:table-cell table:number-columns-repeated="2" office:value-type="float" office:value="29.111" calcext:value-type="float">
            <text:p>29,111</text:p>
          </table:table-cell>
          <table:table-cell office:value-type="float" office:value="30" calcext:value-type="float">
            <text:p>30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table:number-columns-repeated="2" office:value-type="float" office:value="30.889" calcext:value-type="float">
            <text:p>30,889</text:p>
          </table:table-cell>
          <table:table-cell table:number-columns-repeated="2" office:value-type="float" office:value="32.444" calcext:value-type="float">
            <text:p>32,444</text:p>
          </table:table-cell>
          <table:table-cell office:value-type="float" office:value="31.778" calcext:value-type="float">
            <text:p>31,778</text:p>
          </table:table-cell>
          <table:table-cell office:value-type="float" office:value="32.444" calcext:value-type="float">
            <text:p>32,444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889" calcext:value-type="float">
            <text:p>32,889</text:p>
          </table:table-cell>
        </table:table-row>
        <table:table-row table:style-name="ro1">
          <table:table-cell office:value-type="float" office:value="27.111" calcext:value-type="float">
            <text:p>27,111</text:p>
          </table:table-cell>
          <table:table-cell office:value-type="float" office:value="29.333" calcext:value-type="float">
            <text:p>29,333</text:p>
          </table:table-cell>
          <table:table-cell office:value-type="float" office:value="29.111" calcext:value-type="float">
            <text:p>29,111</text:p>
          </table:table-cell>
          <table:table-cell office:value-type="float" office:value="28.889" calcext:value-type="float">
            <text:p>28,889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111" calcext:value-type="float">
            <text:p>29,111</text:p>
          </table:table-cell>
          <table:table-cell office:value-type="float" office:value="29.556" calcext:value-type="float">
            <text:p>29,556</text:p>
          </table:table-cell>
          <table:table-cell table:number-columns-repeated="2" office:value-type="float" office:value="29.111" calcext:value-type="float">
            <text:p>29,111</text:p>
          </table:table-cell>
          <table:table-cell office:value-type="float" office:value="30" calcext:value-type="float">
            <text:p>30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table:number-columns-repeated="2" office:value-type="float" office:value="30.889" calcext:value-type="float">
            <text:p>30,889</text:p>
          </table:table-cell>
          <table:table-cell table:number-columns-repeated="2" office:value-type="float" office:value="32.444" calcext:value-type="float">
            <text:p>32,444</text:p>
          </table:table-cell>
          <table:table-cell office:value-type="float" office:value="31.778" calcext:value-type="float">
            <text:p>31,778</text:p>
          </table:table-cell>
          <table:table-cell office:value-type="float" office:value="32.444" calcext:value-type="float">
            <text:p>32,444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889" calcext:value-type="float">
            <text:p>32,889</text:p>
          </table:table-cell>
        </table:table-row>
        <table:table-row table:style-name="ro1">
          <table:table-cell office:value-type="float" office:value="27.111" calcext:value-type="float">
            <text:p>27,111</text:p>
          </table:table-cell>
          <table:table-cell office:value-type="float" office:value="29.333" calcext:value-type="float">
            <text:p>29,333</text:p>
          </table:table-cell>
          <table:table-cell office:value-type="float" office:value="29.111" calcext:value-type="float">
            <text:p>29,111</text:p>
          </table:table-cell>
          <table:table-cell office:value-type="float" office:value="28.889" calcext:value-type="float">
            <text:p>28,889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111" calcext:value-type="float">
            <text:p>29,111</text:p>
          </table:table-cell>
          <table:table-cell office:value-type="float" office:value="29.556" calcext:value-type="float">
            <text:p>29,556</text:p>
          </table:table-cell>
          <table:table-cell table:number-columns-repeated="2" office:value-type="float" office:value="29.111" calcext:value-type="float">
            <text:p>29,111</text:p>
          </table:table-cell>
          <table:table-cell office:value-type="float" office:value="30" calcext:value-type="float">
            <text:p>30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table:number-columns-repeated="2" office:value-type="float" office:value="30.889" calcext:value-type="float">
            <text:p>30,889</text:p>
          </table:table-cell>
          <table:table-cell table:number-columns-repeated="2" office:value-type="float" office:value="32.444" calcext:value-type="float">
            <text:p>32,444</text:p>
          </table:table-cell>
          <table:table-cell office:value-type="float" office:value="31.778" calcext:value-type="float">
            <text:p>31,778</text:p>
          </table:table-cell>
          <table:table-cell office:value-type="float" office:value="32.444" calcext:value-type="float">
            <text:p>32,444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889" calcext:value-type="float">
            <text:p>32,889</text:p>
          </table:table-cell>
        </table:table-row>
        <table:table-row table:style-name="ro1">
          <table:table-cell office:value-type="float" office:value="27.778" calcext:value-type="float">
            <text:p>27,778</text:p>
          </table:table-cell>
          <table:table-cell office:value-type="float" office:value="30.222" calcext:value-type="float">
            <text:p>30,222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111" calcext:value-type="float">
            <text:p>29,111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111" calcext:value-type="float">
            <text:p>29,111</text:p>
          </table:table-cell>
          <table:table-cell office:value-type="float" office:value="29.556" calcext:value-type="float">
            <text:p>29,556</text:p>
          </table:table-cell>
          <table:table-cell table:number-columns-repeated="2" office:value-type="float" office:value="29.111" calcext:value-type="float">
            <text:p>29,111</text:p>
          </table:table-cell>
          <table:table-cell office:value-type="float" office:value="30" calcext:value-type="float">
            <text:p>30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table:number-columns-repeated="2" office:value-type="float" office:value="30.889" calcext:value-type="float">
            <text:p>30,889</text:p>
          </table:table-cell>
          <table:table-cell table:number-columns-repeated="2" office:value-type="float" office:value="32.444" calcext:value-type="float">
            <text:p>32,444</text:p>
          </table:table-cell>
          <table:table-cell office:value-type="float" office:value="31.778" calcext:value-type="float">
            <text:p>31,778</text:p>
          </table:table-cell>
          <table:table-cell office:value-type="float" office:value="32.444" calcext:value-type="float">
            <text:p>32,444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889" calcext:value-type="float">
            <text:p>32,889</text:p>
          </table:table-cell>
        </table:table-row>
        <table:table-row table:style-name="ro1">
          <table:table-cell office:value-type="float" office:value="27.778" calcext:value-type="float">
            <text:p>27,778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" calcext:value-type="float">
            <text:p>30</text:p>
          </table:table-cell>
          <table:table-cell office:value-type="float" office:value="29.333" calcext:value-type="float">
            <text:p>29,333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111" calcext:value-type="float">
            <text:p>29,111</text:p>
          </table:table-cell>
          <table:table-cell office:value-type="float" office:value="29.556" calcext:value-type="float">
            <text:p>29,556</text:p>
          </table:table-cell>
          <table:table-cell office:value-type="float" office:value="29.333" calcext:value-type="float">
            <text:p>29,333</text:p>
          </table:table-cell>
          <table:table-cell office:value-type="float" office:value="29.778" calcext:value-type="float">
            <text:p>29,778</text:p>
          </table:table-cell>
          <table:table-cell table:number-columns-repeated="2" office:value-type="float" office:value="30.667" calcext:value-type="float">
            <text:p>30,667</text:p>
          </table:table-cell>
          <table:table-cell office:value-type="float" office:value="32" calcext:value-type="float">
            <text:p>32</text:p>
          </table:table-cell>
          <table:table-cell office:value-type="float" office:value="31.778" calcext:value-type="float">
            <text:p>31,778</text:p>
          </table:table-cell>
          <table:table-cell office:value-type="float" office:value="31.556" calcext:value-type="float">
            <text:p>31,5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.111" calcext:value-type="float">
            <text:p>33,111</text:p>
          </table:table-cell>
          <table:table-cell office:value-type="float" office:value="32.889" calcext:value-type="float">
            <text:p>32,889</text:p>
          </table:table-cell>
          <table:table-cell table:number-columns-repeated="4" office:value-type="float" office:value="33.556" calcext:value-type="float">
            <text:p>33,556</text:p>
          </table:table-cell>
        </table:table-row>
        <table:table-row table:style-name="ro1">
          <table:table-cell office:value-type="float" office:value="28.222" calcext:value-type="float">
            <text:p>28,222</text:p>
          </table:table-cell>
          <table:table-cell table:number-columns-repeated="2" office:value-type="float" office:value="30.222" calcext:value-type="float">
            <text:p>30,222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222" calcext:value-type="float">
            <text:p>30,222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.889" calcext:value-type="float">
            <text:p>30,889</text:p>
          </table:table-cell>
          <table:table-cell office:value-type="float" office:value="31.556" calcext:value-type="float">
            <text:p>31,556</text:p>
          </table:table-cell>
          <table:table-cell office:value-type="float" office:value="31.333" calcext:value-type="float">
            <text:p>31,333</text:p>
          </table:table-cell>
          <table:table-cell office:value-type="float" office:value="31.111" calcext:value-type="float">
            <text:p>31,111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556" calcext:value-type="float">
            <text:p>31,556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444" calcext:value-type="float">
            <text:p>32,444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8.444" calcext:value-type="float">
            <text:p>28,444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222" calcext:value-type="float">
            <text:p>30,222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.889" calcext:value-type="float">
            <text:p>30,889</text:p>
          </table:table-cell>
          <table:table-cell office:value-type="float" office:value="31.556" calcext:value-type="float">
            <text:p>31,556</text:p>
          </table:table-cell>
          <table:table-cell office:value-type="float" office:value="31.333" calcext:value-type="float">
            <text:p>31,333</text:p>
          </table:table-cell>
          <table:table-cell office:value-type="float" office:value="31.111" calcext:value-type="float">
            <text:p>31,111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556" calcext:value-type="float">
            <text:p>31,556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444" calcext:value-type="float">
            <text:p>32,444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9.333" calcext:value-type="float">
            <text:p>29,333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222" calcext:value-type="float">
            <text:p>30,222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222" calcext:value-type="float">
            <text:p>30,222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.889" calcext:value-type="float">
            <text:p>30,889</text:p>
          </table:table-cell>
          <table:table-cell table:number-columns-repeated="2" office:value-type="float" office:value="31.333" calcext:value-type="float">
            <text:p>31,333</text:p>
          </table:table-cell>
          <table:table-cell office:value-type="float" office:value="31.111" calcext:value-type="float">
            <text:p>31,111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556" calcext:value-type="float">
            <text:p>31,556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444" calcext:value-type="float">
            <text:p>32,444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8.889" calcext:value-type="float">
            <text:p>28,889</text:p>
          </table:table-cell>
          <table:table-cell office:value-type="float" office:value="29.556" calcext:value-type="float">
            <text:p>29,5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" calcext:value-type="float">
            <text:p>30</text:p>
          </table:table-cell>
          <table:table-cell office:value-type="float" office:value="29.556" calcext:value-type="float">
            <text:p>29,556</text:p>
          </table:table-cell>
          <table:table-cell table:number-columns-repeated="2" office:value-type="float" office:value="30.444" calcext:value-type="float">
            <text:p>30,444</text:p>
          </table:table-cell>
          <table:table-cell table:number-columns-repeated="2" office:value-type="float" office:value="31.333" calcext:value-type="float">
            <text:p>31,333</text:p>
          </table:table-cell>
          <table:table-cell office:value-type="float" office:value="31.111" calcext:value-type="float">
            <text:p>31,111</text:p>
          </table:table-cell>
          <table:table-cell office:value-type="float" office:value="31.778" calcext:value-type="float">
            <text:p>31,778</text:p>
          </table:table-cell>
          <table:table-cell office:value-type="float" office:value="31.556" calcext:value-type="float">
            <text:p>31,556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444" calcext:value-type="float">
            <text:p>32,444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8.444" calcext:value-type="float">
            <text:p>28,444</text:p>
          </table:table-cell>
          <table:table-cell office:value-type="float" office:value="29.556" calcext:value-type="float">
            <text:p>29,556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222" calcext:value-type="float">
            <text:p>30,222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222" calcext:value-type="float">
            <text:p>30,222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333" calcext:value-type="float">
            <text:p>29,333</text:p>
          </table:table-cell>
          <table:table-cell table:number-columns-repeated="2" office:value-type="float" office:value="30.222" calcext:value-type="float">
            <text:p>30,222</text:p>
          </table:table-cell>
          <table:table-cell table:number-columns-repeated="2" office:value-type="float" office:value="31.111" calcext:value-type="float">
            <text:p>31,111</text:p>
          </table:table-cell>
          <table:table-cell office:value-type="float" office:value="30.889" calcext:value-type="float">
            <text:p>30,889</text:p>
          </table:table-cell>
          <table:table-cell table:number-columns-repeated="2" office:value-type="float" office:value="31.556" calcext:value-type="float">
            <text:p>31,556</text:p>
          </table:table-cell>
          <table:table-cell table:number-columns-repeated="2" office:value-type="float" office:value="32.667" calcext:value-type="float">
            <text:p>32,667</text:p>
          </table:table-cell>
          <table:table-cell office:value-type="float" office:value="32.444" calcext:value-type="float">
            <text:p>32,444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333" calcext:value-type="float">
            <text:p>29,333</text:p>
          </table:table-cell>
          <table:table-cell table:number-columns-repeated="2" office:value-type="float" office:value="29.778" calcext:value-type="float">
            <text:p>29,778</text:p>
          </table:table-cell>
          <table:table-cell office:value-type="float" office:value="30.667" calcext:value-type="float">
            <text:p>30,667</text:p>
          </table:table-cell>
          <table:table-cell table:number-columns-repeated="3" office:value-type="float" office:value="30.222" calcext:value-type="float">
            <text:p>30,222</text:p>
          </table:table-cell>
          <table:table-cell office:value-type="float" office:value="29.556" calcext:value-type="float">
            <text:p>29,556</text:p>
          </table:table-cell>
          <table:table-cell office:value-type="float" office:value="29.111" calcext:value-type="float">
            <text:p>29,11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table:number-columns-repeated="2" office:value-type="float" office:value="31.333" calcext:value-type="float">
            <text:p>31,333</text:p>
          </table:table-cell>
          <table:table-cell office:value-type="float" office:value="32.889" calcext:value-type="float">
            <text:p>32,889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778" calcext:value-type="float">
            <text:p>31,778</text:p>
          </table:table-cell>
          <table:table-cell table:number-columns-repeated="4" office:value-type="float" office:value="32.222" calcext:value-type="float">
            <text:p>32,222</text:p>
          </table:table-cell>
        </table:table-row>
        <table:table-row table:style-name="ro1">
          <table:table-cell office:value-type="float" office:value="28.444" calcext:value-type="float">
            <text:p>28,444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444" calcext:value-type="float">
            <text:p>30,444</text:p>
          </table:table-cell>
          <table:table-cell office:value-type="float" office:value="29.111" calcext:value-type="float">
            <text:p>29,11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table:number-columns-repeated="2" office:value-type="float" office:value="31.333" calcext:value-type="float">
            <text:p>31,333</text:p>
          </table:table-cell>
          <table:table-cell office:value-type="float" office:value="32.444" calcext:value-type="float">
            <text:p>32,444</text:p>
          </table:table-cell>
          <table:table-cell office:value-type="float" office:value="31.778" calcext:value-type="float">
            <text:p>31,778</text:p>
          </table:table-cell>
          <table:table-cell office:value-type="float" office:value="31.333" calcext:value-type="float">
            <text:p>31,333</text:p>
          </table:table-cell>
          <table:table-cell office:value-type="float" office:value="32.222" calcext:value-type="float">
            <text:p>32,222</text:p>
          </table:table-cell>
          <table:table-cell table:number-columns-repeated="3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8.667" calcext:value-type="float">
            <text:p>28,667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" calcext:value-type="float">
            <text:p>30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444" calcext:value-type="float">
            <text:p>30,444</text:p>
          </table:table-cell>
          <table:table-cell office:value-type="float" office:value="29.111" calcext:value-type="float">
            <text:p>29,11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office:value-type="float" office:value="31.333" calcext:value-type="float">
            <text:p>31,333</text:p>
          </table:table-cell>
          <table:table-cell office:value-type="float" office:value="31.556" calcext:value-type="float">
            <text:p>31,556</text:p>
          </table:table-cell>
          <table:table-cell office:value-type="float" office:value="32.444" calcext:value-type="float">
            <text:p>32,444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778" calcext:value-type="float">
            <text:p>31,778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8.889" calcext:value-type="float">
            <text:p>28,889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" calcext:value-type="float">
            <text:p>30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" calcext:value-type="float">
            <text:p>30</text:p>
          </table:table-cell>
          <table:table-cell office:value-type="float" office:value="30.222" calcext:value-type="float">
            <text:p>30,222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office:value-type="float" office:value="28.889" calcext:value-type="float">
            <text:p>28,889</text:p>
          </table:table-cell>
          <table:table-cell table:number-columns-repeated="2" office:value-type="float" office:value="29.778" calcext:value-type="float">
            <text:p>29,778</text:p>
          </table:table-cell>
          <table:table-cell table:number-columns-repeated="2" office:value-type="float" office:value="30.222" calcext:value-type="float">
            <text:p>30,222</text:p>
          </table:table-cell>
          <table:table-cell office:value-type="float" office:value="30" calcext:value-type="float">
            <text:p>30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889" calcext:value-type="float">
            <text:p>30,889</text:p>
          </table:table-cell>
          <table:table-cell table:number-columns-repeated="2" office:value-type="float" office:value="32.222" calcext:value-type="float">
            <text:p>32,222</text:p>
          </table:table-cell>
          <table:table-cell office:value-type="float" office:value="31.778" calcext:value-type="float">
            <text:p>31,778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8.667" calcext:value-type="float">
            <text:p>28,667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" calcext:value-type="float">
            <text:p>30</text:p>
          </table:table-cell>
          <table:table-cell office:value-type="float" office:value="30.889" calcext:value-type="float">
            <text:p>30,88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333" calcext:value-type="float">
            <text:p>29,333</text:p>
          </table:table-cell>
          <table:table-cell office:value-type="float" office:value="28.889" calcext:value-type="float">
            <text:p>28,889</text:p>
          </table:table-cell>
          <table:table-cell table:number-columns-repeated="2" office:value-type="float" office:value="29.778" calcext:value-type="float">
            <text:p>29,778</text:p>
          </table:table-cell>
          <table:table-cell table:number-columns-repeated="2" office:value-type="float" office:value="30.222" calcext:value-type="float">
            <text:p>30,222</text:p>
          </table:table-cell>
          <table:table-cell office:value-type="float" office:value="30" calcext:value-type="float">
            <text:p>30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889" calcext:value-type="float">
            <text:p>30,889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778" calcext:value-type="float">
            <text:p>31,778</text:p>
          </table:table-cell>
          <table:table-cell office:value-type="float" office:value="31.333" calcext:value-type="float">
            <text:p>31,333</text:p>
          </table:table-cell>
          <table:table-cell table:number-columns-repeated="4" office:value-type="float" office:value="32.222" calcext:value-type="float">
            <text:p>32,222</text:p>
          </table:table-cell>
        </table:table-row>
        <table:table-row table:style-name="ro1">
          <table:table-cell office:value-type="float" office:value="29.333" calcext:value-type="float">
            <text:p>29,333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222" calcext:value-type="float">
            <text:p>30,222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" calcext:value-type="float">
            <text:p>30</text:p>
          </table:table-cell>
          <table:table-cell office:value-type="float" office:value="29.556" calcext:value-type="float">
            <text:p>29,556</text:p>
          </table:table-cell>
          <table:table-cell office:value-type="float" office:value="29.111" calcext:value-type="float">
            <text:p>29,11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889" calcext:value-type="float">
            <text:p>30,889</text:p>
          </table:table-cell>
          <table:table-cell office:value-type="float" office:value="31.111" calcext:value-type="float">
            <text:p>31,111</text:p>
          </table:table-cell>
          <table:table-cell office:value-type="float" office:value="32.444" calcext:value-type="float">
            <text:p>32,444</text:p>
          </table:table-cell>
          <table:table-cell office:value-type="float" office:value="32" calcext:value-type="float">
            <text:p>32</text:p>
          </table:table-cell>
          <table:table-cell office:value-type="float" office:value="31.556" calcext:value-type="float">
            <text:p>31,556</text:p>
          </table:table-cell>
          <table:table-cell table:number-columns-repeated="4" office:value-type="float" office:value="32.444" calcext:value-type="float">
            <text:p>32,444</text:p>
          </table:table-cell>
        </table:table-row>
        <table:table-row table:style-name="ro1">
          <table:table-cell office:value-type="float" office:value="29.333" calcext:value-type="float">
            <text:p>29,333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.222" calcext:value-type="float">
            <text:p>30,222</text:p>
          </table:table-cell>
          <table:table-cell office:value-type="float" office:value="31.333" calcext:value-type="float">
            <text:p>31,333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222" calcext:value-type="float">
            <text:p>30,222</text:p>
          </table:table-cell>
          <table:table-cell table:number-columns-repeated="2" office:value-type="float" office:value="29.556" calcext:value-type="float">
            <text:p>29,556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889" calcext:value-type="float">
            <text:p>30,889</text:p>
          </table:table-cell>
          <table:table-cell office:value-type="float" office:value="31.778" calcext:value-type="float">
            <text:p>31,778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778" calcext:value-type="float">
            <text:p>31,778</text:p>
          </table:table-cell>
          <table:table-cell office:value-type="float" office:value="31.556" calcext:value-type="float">
            <text:p>31,556</text:p>
          </table:table-cell>
          <table:table-cell table:number-columns-repeated="4" office:value-type="float" office:value="32.444" calcext:value-type="float">
            <text:p>32,444</text:p>
          </table:table-cell>
        </table:table-row>
        <table:table-row table:style-name="ro1">
          <table:table-cell office:value-type="float" office:value="29.333" calcext:value-type="float">
            <text:p>29,333</text:p>
          </table:table-cell>
          <table:table-cell office:value-type="float" office:value="29.778" calcext:value-type="float">
            <text:p>29,778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222" calcext:value-type="float">
            <text:p>30,222</text:p>
          </table:table-cell>
          <table:table-cell table:number-columns-repeated="2" office:value-type="float" office:value="29.556" calcext:value-type="float">
            <text:p>29,556</text:p>
          </table:table-cell>
          <table:table-cell table:number-columns-repeated="2" office:value-type="float" office:value="30.222" calcext:value-type="float">
            <text:p>30,222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889" calcext:value-type="float">
            <text:p>30,889</text:p>
          </table:table-cell>
          <table:table-cell office:value-type="float" office:value="31.778" calcext:value-type="float">
            <text:p>31,77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.556" calcext:value-type="float">
            <text:p>31,556</text:p>
          </table:table-cell>
          <table:table-cell table:number-columns-repeated="4" office:value-type="float" office:value="32.444" calcext:value-type="float">
            <text:p>32,444</text:p>
          </table:table-cell>
        </table:table-row>
        <table:table-row table:style-name="ro1">
          <table:table-cell office:value-type="float" office:value="29.333" calcext:value-type="float">
            <text:p>29,3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.667" calcext:value-type="float">
            <text:p>30,667</text:p>
          </table:table-cell>
          <table:table-cell office:value-type="float" office:value="29.778" calcext:value-type="float">
            <text:p>29,778</text:p>
          </table:table-cell>
          <table:table-cell table:number-columns-repeated="2" office:value-type="float" office:value="29.333" calcext:value-type="float">
            <text:p>29,3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.444" calcext:value-type="float">
            <text:p>30,444</text:p>
          </table:table-cell>
          <table:table-cell table:number-columns-repeated="2" office:value-type="float" office:value="30.222" calcext:value-type="float">
            <text:p>30,222</text:p>
          </table:table-cell>
          <table:table-cell office:value-type="float" office:value="30.889" calcext:value-type="float">
            <text:p>30,889</text:p>
          </table:table-cell>
          <table:table-cell table:number-columns-repeated="4" office:value-type="float" office:value="31.778" calcext:value-type="float">
            <text:p>31,778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9.333" calcext:value-type="float">
            <text:p>29,333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444" calcext:value-type="float">
            <text:p>30,444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.667" calcext:value-type="float">
            <text:p>30,667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556" calcext:value-type="float">
            <text:p>29,556</text:p>
          </table:table-cell>
          <table:table-cell office:value-type="float" office:value="29.333" calcext:value-type="float">
            <text:p>29,333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889" calcext:value-type="float">
            <text:p>30,889</text:p>
          </table:table-cell>
          <table:table-cell table:number-columns-repeated="4" office:value-type="float" office:value="31.778" calcext:value-type="float">
            <text:p>31,778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office:value-type="float" office:value="29.556" calcext:value-type="float">
            <text:p>29,556</text:p>
          </table:table-cell>
          <table:table-cell office:value-type="float" office:value="30" calcext:value-type="float">
            <text:p>30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444" calcext:value-type="float">
            <text:p>30,444</text:p>
          </table:table-cell>
          <table:table-cell table:number-columns-repeated="2" office:value-type="float" office:value="29.778" calcext:value-type="float">
            <text:p>29,778</text:p>
          </table:table-cell>
          <table:table-cell office:value-type="float" office:value="29.556" calcext:value-type="float">
            <text:p>29,556</text:p>
          </table:table-cell>
          <table:table-cell office:value-type="float" office:value="29.333" calcext:value-type="float">
            <text:p>29,333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889" calcext:value-type="float">
            <text:p>30,889</text:p>
          </table:table-cell>
          <table:table-cell table:number-columns-repeated="4" office:value-type="float" office:value="31.778" calcext:value-type="float">
            <text:p>31,778</text:p>
          </table:table-cell>
          <table:table-cell table:number-columns-repeated="4" office:value-type="float" office:value="32.667" calcext:value-type="float">
            <text:p>32,667</text:p>
          </table:table-cell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 office:value-type="float" office:value="30.444" calcext:value-type="float">
            <text:p>30,444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222" calcext:value-type="float">
            <text:p>30,222</text:p>
          </table:table-cell>
          <table:table-cell table:number-columns-repeated="3" office:value-type="float" office:value="29.778" calcext:value-type="float">
            <text:p>29,778</text:p>
          </table:table-cell>
          <table:table-cell office:value-type="float" office:value="29.333" calcext:value-type="float">
            <text:p>29,333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30.222" calcext:value-type="float">
            <text:p>30,222</text:p>
          </table:table-cell>
          <table:table-cell office:value-type="float" office:value="31.111" calcext:value-type="float">
            <text:p>31,11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0.889" calcext:value-type="float">
            <text:p>30,889</text:p>
          </table:table-cell>
          <table:table-cell table:number-columns-repeated="4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.556" calcext:value-type="float">
            <text:p>29,5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.778" calcext:value-type="float">
            <text:p>29,778</text:p>
          </table:table-cell>
          <table:table-cell office:value-type="float" office:value="29.556" calcext:value-type="float">
            <text:p>29,556</text:p>
          </table:table-cell>
          <table:table-cell office:value-type="float" office:value="29.333" calcext:value-type="float">
            <text:p>29,333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table:number-columns-repeated="4" office:value-type="float" office:value="30.889" calcext:value-type="float">
            <text:p>30,889</text:p>
          </table:table-cell>
          <table:table-cell table:number-columns-repeated="4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.111" calcext:value-type="float">
            <text:p>29,111</text:p>
          </table:table-cell>
          <table:table-cell office:value-type="float" office:value="30.222" calcext:value-type="float">
            <text:p>30,222</text:p>
          </table:table-cell>
          <table:table-cell office:value-type="float" office:value="29.778" calcext:value-type="float">
            <text:p>29,778</text:p>
          </table:table-cell>
          <table:table-cell office:value-type="float" office:value="31.111" calcext:value-type="float">
            <text:p>31,111</text:p>
          </table:table-cell>
          <table:table-cell office:value-type="float" office:value="31.778" calcext:value-type="float">
            <text:p>31,778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" calcext:value-type="float">
            <text:p>30</text:p>
          </table:table-cell>
          <table:table-cell office:value-type="float" office:value="29.778" calcext:value-type="float">
            <text:p>29,778</text:p>
          </table:table-cell>
          <table:table-cell office:value-type="float" office:value="29.333" calcext:value-type="float">
            <text:p>29,333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table:number-columns-repeated="4" office:value-type="float" office:value="30.889" calcext:value-type="float">
            <text:p>30,889</text:p>
          </table:table-cell>
          <table:table-cell table:number-columns-repeated="4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.556" calcext:value-type="float">
            <text:p>29,556</text:p>
          </table:table-cell>
          <table:table-cell office:value-type="float" office:value="30" calcext:value-type="float">
            <text:p>30</text:p>
          </table:table-cell>
          <table:table-cell office:value-type="float" office:value="30.667" calcext:value-type="float">
            <text:p>30,667</text:p>
          </table:table-cell>
          <table:table-cell office:value-type="float" office:value="31.111" calcext:value-type="float">
            <text:p>31,111</text:p>
          </table:table-cell>
          <table:table-cell office:value-type="float" office:value="31.333" calcext:value-type="float">
            <text:p>31,333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889" calcext:value-type="float">
            <text:p>30,889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222" calcext:value-type="float">
            <text:p>30,222</text:p>
          </table:table-cell>
          <table:table-cell table:number-columns-repeated="2" office:value-type="float" office:value="30.667" calcext:value-type="float">
            <text:p>30,667</text:p>
          </table:table-cell>
          <table:table-cell table:number-columns-repeated="2" office:value-type="float" office:value="31.333" calcext:value-type="float">
            <text:p>31,333</text:p>
          </table:table-cell>
          <table:table-cell table:number-columns-repeated="2" office:value-type="float" office:value="31.778" calcext:value-type="float">
            <text:p>31,778</text:p>
          </table:table-cell>
          <table:table-cell table:number-columns-repeated="8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9.778" calcext:value-type="float">
            <text:p>29,778</text:p>
          </table:table-cell>
          <table:table-cell office:value-type="float" office:value="30.889" calcext:value-type="float">
            <text:p>30,88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.889" calcext:value-type="float">
            <text:p>30,889</text:p>
          </table:table-cell>
          <table:table-cell table:number-columns-repeated="2" office:value-type="float" office:value="31.111" calcext:value-type="float">
            <text:p>31,111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778" calcext:value-type="float">
            <text:p>29,778</text:p>
          </table:table-cell>
          <table:table-cell table:number-columns-repeated="4" office:value-type="float" office:value="30.667" calcext:value-type="float">
            <text:p>30,667</text:p>
          </table:table-cell>
          <table:table-cell table:number-columns-repeated="2" office:value-type="float" office:value="31.111" calcext:value-type="float">
            <text:p>31,111</text:p>
          </table:table-cell>
          <table:table-cell office:value-type="float" office:value="31.333" calcext:value-type="float">
            <text:p>31,333</text:p>
          </table:table-cell>
          <table:table-cell table:number-columns-repeated="7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889" calcext:value-type="float">
            <text:p>30,889</text:p>
          </table:table-cell>
          <table:table-cell office:value-type="float" office:value="32" calcext:value-type="float">
            <text:p>32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889" calcext:value-type="float">
            <text:p>30,889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333" calcext:value-type="float">
            <text:p>31,333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778" calcext:value-type="float">
            <text:p>29,778</text:p>
          </table:table-cell>
          <table:table-cell table:number-columns-repeated="4" office:value-type="float" office:value="30.222" calcext:value-type="float">
            <text:p>30,222</text:p>
          </table:table-cell>
          <table:table-cell table:number-columns-repeated="2" office:value-type="float" office:value="30.667" calcext:value-type="float">
            <text:p>30,667</text:p>
          </table:table-cell>
          <table:table-cell office:value-type="float" office:value="30.889" calcext:value-type="float">
            <text:p>30,889</text:p>
          </table:table-cell>
          <table:table-cell table:number-columns-repeated="7" office:value-type="float" office:value="31.556" calcext:value-type="float">
            <text:p>31,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444" calcext:value-type="float">
            <text:p>30,444</text:p>
          </table:table-cell>
          <table:table-cell office:value-type="float" office:value="31.778" calcext:value-type="float">
            <text:p>31,778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333" calcext:value-type="float">
            <text:p>31,333</text:p>
          </table:table-cell>
          <table:table-cell office:value-type="float" office:value="30.889" calcext:value-type="float">
            <text:p>30,889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333" calcext:value-type="float">
            <text:p>31,333</text:p>
          </table:table-cell>
          <table:table-cell office:value-type="float" office:value="30.889" calcext:value-type="float">
            <text:p>30,88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4" office:value-type="float" office:value="30.222" calcext:value-type="float">
            <text:p>30,222</text:p>
          </table:table-cell>
          <table:table-cell office:value-type="float" office:value="30.444" calcext:value-type="float">
            <text:p>30,444</text:p>
          </table:table-cell>
          <table:table-cell table:number-columns-repeated="7" office:value-type="float" office:value="31.111" calcext:value-type="float">
            <text:p>31,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889" calcext:value-type="float">
            <text:p>30,889</text:p>
          </table:table-cell>
          <table:table-cell office:value-type="float" office:value="32.222" calcext:value-type="float">
            <text:p>32,222</text:p>
          </table:table-cell>
          <table:table-cell office:value-type="float" office:value="31.333" calcext:value-type="float">
            <text:p>31,333</text:p>
          </table:table-cell>
          <table:table-cell office:value-type="float" office:value="30.889" calcext:value-type="float">
            <text:p>30,889</text:p>
          </table:table-cell>
          <table:table-cell office:value-type="float" office:value="29.556" calcext:value-type="float">
            <text:p>29,556</text:p>
          </table:table-cell>
          <table:table-cell office:value-type="float" office:value="31.333" calcext:value-type="float">
            <text:p>31,333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667" calcext:value-type="float">
            <text:p>30,667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4" office:value-type="float" office:value="30.222" calcext:value-type="float">
            <text:p>30,222</text:p>
          </table:table-cell>
          <table:table-cell office:value-type="float" office:value="30.444" calcext:value-type="float">
            <text:p>30,444</text:p>
          </table:table-cell>
          <table:table-cell table:number-columns-repeated="7" office:value-type="float" office:value="31.111" calcext:value-type="float">
            <text:p>31,111</text:p>
          </table:table-cell>
        </table:table-row>
        <table:table-row table:style-name="ro1">
          <table:table-cell office:value-type="float" office:value="29.778" calcext:value-type="float">
            <text:p>29,778</text:p>
          </table:table-cell>
          <table:table-cell office:value-type="float" office:value="30.889" calcext:value-type="float">
            <text:p>30,889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office:value-type="float" office:value="29.556" calcext:value-type="float">
            <text:p>29,556</text:p>
          </table:table-cell>
          <table:table-cell office:value-type="float" office:value="31.333" calcext:value-type="float">
            <text:p>31,333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667" calcext:value-type="float">
            <text:p>30,667</text:p>
          </table:table-cell>
          <table:table-cell office:value-type="float" office:value="29.778" calcext:value-type="float">
            <text:p>29,77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 office:value-type="float" office:value="30.222" calcext:value-type="float">
            <text:p>30,222</text:p>
          </table:table-cell>
          <table:table-cell table:number-columns-repeated="7" office:value-type="float" office:value="30.889" calcext:value-type="float">
            <text:p>30,889</text:p>
          </table:table-cell>
        </table:table-row>
        <table:table-row table:style-name="ro1">
          <table:table-cell office:value-type="float" office:value="30.667" calcext:value-type="float">
            <text:p>30,667</text:p>
          </table:table-cell>
          <table:table-cell office:value-type="float" office:value="30.889" calcext:value-type="float">
            <text:p>30,889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office:value-type="float" office:value="29.556" calcext:value-type="float">
            <text:p>29,556</text:p>
          </table:table-cell>
          <table:table-cell office:value-type="float" office:value="31.333" calcext:value-type="float">
            <text:p>31,333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.444" calcext:value-type="float">
            <text:p>30,444</text:p>
          </table:table-cell>
          <table:table-cell table:number-columns-repeated="2" office:value-type="float" office:value="30.667" calcext:value-type="float">
            <text:p>30,667</text:p>
          </table:table-cell>
          <table:table-cell table:number-columns-repeated="12" office:value-type="float" office:value="30.889" calcext:value-type="float">
            <text:p>30,889</text:p>
          </table:table-cell>
        </table:table-row>
        <table:table-row table:style-name="ro1">
          <table:table-cell table:number-columns-repeated="2" office:value-type="float" office:value="30.667" calcext:value-type="float">
            <text:p>30,667</text:p>
          </table:table-cell>
          <table:table-cell office:value-type="float" office:value="31.111" calcext:value-type="float">
            <text:p>31,111</text:p>
          </table:table-cell>
          <table:table-cell table:number-columns-repeated="2" office:value-type="float" office:value="30.444" calcext:value-type="float">
            <text:p>30,444</text:p>
          </table:table-cell>
          <table:table-cell office:value-type="float" office:value="29.778" calcext:value-type="float">
            <text:p>29,778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444" calcext:value-type="float">
            <text:p>30,444</text:p>
          </table:table-cell>
          <table:table-cell table:number-columns-repeated="13" office:value-type="float" office:value="30.667" calcext:value-type="float">
            <text:p>30,667</text:p>
          </table:table-cell>
        </table:table-row>
        <table:table-row table:style-name="ro1">
          <table:table-cell office:value-type="float" office:value="30.667" calcext:value-type="float">
            <text:p>30,667</text:p>
          </table:table-cell>
          <table:table-cell office:value-type="float" office:value="30.889" calcext:value-type="float">
            <text:p>30,889</text:p>
          </table:table-cell>
          <table:table-cell office:value-type="float" office:value="31.111" calcext:value-type="float">
            <text:p>31,111</text:p>
          </table:table-cell>
          <table:table-cell office:value-type="float" office:value="30.222" calcext:value-type="float">
            <text:p>30,222</text:p>
          </table:table-cell>
          <table:table-cell office:value-type="float" office:value="30" calcext:value-type="float">
            <text:p>30</text:p>
          </table:table-cell>
          <table:table-cell office:value-type="float" office:value="29.556" calcext:value-type="float">
            <text:p>29,556</text:p>
          </table:table-cell>
          <table:table-cell office:value-type="float" office:value="30.889" calcext:value-type="float">
            <text:p>30,889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889" calcext:value-type="float">
            <text:p>30,889</text:p>
          </table:table-cell>
          <table:table-cell table:number-columns-repeated="8" office:value-type="float" office:value="30.667" calcext:value-type="float">
            <text:p>30,667</text:p>
          </table:table-cell>
          <table:table-cell table:number-columns-repeated="7" office:value-type="float" office:value="31.111" calcext:value-type="float">
            <text:p>31,111</text:p>
          </table:table-cell>
        </table:table-row>
        <table:table-row table:style-name="ro1">
          <table:table-cell office:value-type="float" office:value="30.667" calcext:value-type="float">
            <text:p>30,667</text:p>
          </table:table-cell>
          <table:table-cell office:value-type="float" office:value="31.333" calcext:value-type="float">
            <text:p>31,333</text:p>
          </table:table-cell>
          <table:table-cell office:value-type="float" office:value="32" calcext:value-type="float">
            <text:p>32</text:p>
          </table:table-cell>
          <table:table-cell office:value-type="float" office:value="31.556" calcext:value-type="float">
            <text:p>31,556</text:p>
          </table:table-cell>
          <table:table-cell office:value-type="float" office:value="31.333" calcext:value-type="float">
            <text:p>31,333</text:p>
          </table:table-cell>
          <table:table-cell office:value-type="float" office:value="30.889" calcext:value-type="float">
            <text:p>30,889</text:p>
          </table:table-cell>
          <table:table-cell office:value-type="float" office:value="31.111" calcext:value-type="float">
            <text:p>31,111</text:p>
          </table:table-cell>
          <table:table-cell table:number-columns-repeated="10" office:value-type="float" office:value="30.889" calcext:value-type="float">
            <text:p>30,889</text:p>
          </table:table-cell>
          <table:table-cell table:number-columns-repeated="7" office:value-type="float" office:value="31.333" calcext:value-type="float">
            <text:p>31,333</text:p>
          </table:table-cell>
        </table:table-row>
        <table:table-row table:style-name="ro1">
          <table:table-cell table:number-columns-repeated="2" office:value-type="float" office:value="30.667" calcext:value-type="float">
            <text:p>30,667</text:p>
          </table:table-cell>
          <table:table-cell office:value-type="float" office:value="31.333" calcext:value-type="float">
            <text:p>31,333</text:p>
          </table:table-cell>
          <table:table-cell office:value-type="float" office:value="31.556" calcext:value-type="float">
            <text:p>31,556</text:p>
          </table:table-cell>
          <table:table-cell office:value-type="float" office:value="31.333" calcext:value-type="float">
            <text:p>31,333</text:p>
          </table:table-cell>
          <table:table-cell office:value-type="float" office:value="30.889" calcext:value-type="float">
            <text:p>30,889</text:p>
          </table:table-cell>
          <table:table-cell office:value-type="float" office:value="31.111" calcext:value-type="float">
            <text:p>31,111</text:p>
          </table:table-cell>
          <table:table-cell table:number-columns-repeated="10" office:value-type="float" office:value="30.889" calcext:value-type="float">
            <text:p>30,889</text:p>
          </table:table-cell>
          <table:table-cell table:number-columns-repeated="7" office:value-type="float" office:value="31.333" calcext:value-type="float">
            <text:p>31,333</text:p>
          </table:table-cell>
        </table:table-row>
        <table:table-row table:style-name="ro1">
          <table:table-cell office:value-type="float" office:value="29.556" calcext:value-type="float">
            <text:p>29,556</text:p>
          </table:table-cell>
          <table:table-cell office:value-type="float" office:value="30.667" calcext:value-type="float">
            <text:p>30,667</text:p>
          </table:table-cell>
          <table:table-cell office:value-type="float" office:value="31.778" calcext:value-type="float">
            <text:p>31,778</text:p>
          </table:table-cell>
          <table:table-cell office:value-type="float" office:value="31.556" calcext:value-type="float">
            <text:p>31,556</text:p>
          </table:table-cell>
          <table:table-cell table:number-columns-repeated="5" office:value-type="float" office:value="31.333" calcext:value-type="float">
            <text:p>31,333</text:p>
          </table:table-cell>
          <table:table-cell table:number-columns-repeated="15" office:value-type="float" office:value="31.778" calcext:value-type="float">
            <text:p>31,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556" calcext:value-type="float">
            <text:p>31,556</text:p>
          </table:table-cell>
          <table:table-cell table:number-columns-repeated="2" office:value-type="float" office:value="31.778" calcext:value-type="float">
            <text:p>31,778</text:p>
          </table:table-cell>
          <table:table-cell table:number-columns-repeated="3" office:value-type="float" office:value="31.556" calcext:value-type="float">
            <text:p>31,556</text:p>
          </table:table-cell>
          <table:table-cell table:number-columns-repeated="17" office:value-type="float" office:value="31.778" calcext:value-type="float">
            <text:p>31,778</text:p>
          </table:table-cell>
        </table:table-row>
        <table:table-row table:style-name="ro1">
          <table:table-cell office:value-type="float" office:value="30.889" calcext:value-type="float">
            <text:p>30,889</text:p>
          </table:table-cell>
          <table:table-cell table:number-columns-repeated="2" office:value-type="float" office:value="31.778" calcext:value-type="float">
            <text:p>31,778</text:p>
          </table:table-cell>
          <table:table-cell office:value-type="float" office:value="32" calcext:value-type="float">
            <text:p>32</text:p>
          </table:table-cell>
          <table:table-cell table:number-columns-repeated="20" office:value-type="float" office:value="31.778" calcext:value-type="float">
            <text:p>31,778</text:p>
          </table:table-cell>
        </table:table-row>
        <table:table-row table:style-name="ro1">
          <table:table-cell office:value-type="float" office:value="30.444" calcext:value-type="float">
            <text:p>30,444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0" office:value-type="float" office:value="31.778" calcext:value-type="float">
            <text:p>31,778</text:p>
          </table:table-cell>
        </table:table-row>
        <table:table-row table:style-name="ro1">
          <table:table-cell office:value-type="float" office:value="31.778" calcext:value-type="float">
            <text:p>31,77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1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 office:value-type="float" office:value="31.778" calcext:value-type="float">
            <text:p>31,77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3.214" calcext:value-type="float">
            <text:p>23,21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2.545" calcext:value-type="float">
            <text:p>22,545</text:p>
          </table:table-cell>
          <table:table-cell office:value-type="float" office:value="22.098" calcext:value-type="float">
            <text:p>22,098</text:p>
          </table:table-cell>
          <table:table-cell office:value-type="float" office:value="21.875" calcext:value-type="float">
            <text:p>21,875</text:p>
          </table:table-cell>
          <table:table-cell office:value-type="float" office:value="22.321" calcext:value-type="float">
            <text:p>22,321</text:p>
          </table:table-cell>
          <table:table-cell office:value-type="float" office:value="24.33" calcext:value-type="float">
            <text:p>24,33</text:p>
          </table:table-cell>
          <table:table-cell office:value-type="float" office:value="22.991" calcext:value-type="float">
            <text:p>22,991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33" calcext:value-type="float">
            <text:p>24,33</text:p>
          </table:table-cell>
          <table:table-cell table:number-columns-repeated="3"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661" calcext:value-type="float">
            <text:p>23,66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3.661" calcext:value-type="float">
            <text:p>23,661</text:p>
          </table:table-cell>
          <table:table-cell table:number-columns-repeated="2" office:value-type="float" office:value="23.438" calcext:value-type="float">
            <text:p>23,438</text:p>
          </table:table-cell>
        </table:table-row>
        <table:table-row table:style-name="ro1">
          <table:table-cell office:value-type="float" office:value="23.214" calcext:value-type="float">
            <text:p>23,21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2.545" calcext:value-type="float">
            <text:p>22,545</text:p>
          </table:table-cell>
          <table:table-cell office:value-type="float" office:value="22.098" calcext:value-type="float">
            <text:p>22,098</text:p>
          </table:table-cell>
          <table:table-cell office:value-type="float" office:value="21.875" calcext:value-type="float">
            <text:p>21,875</text:p>
          </table:table-cell>
          <table:table-cell office:value-type="float" office:value="22.321" calcext:value-type="float">
            <text:p>22,321</text:p>
          </table:table-cell>
          <table:table-cell office:value-type="float" office:value="24.33" calcext:value-type="float">
            <text:p>24,33</text:p>
          </table:table-cell>
          <table:table-cell office:value-type="float" office:value="22.991" calcext:value-type="float">
            <text:p>22,991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33" calcext:value-type="float">
            <text:p>24,33</text:p>
          </table:table-cell>
          <table:table-cell table:number-columns-repeated="3"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661" calcext:value-type="float">
            <text:p>23,66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3.661" calcext:value-type="float">
            <text:p>23,661</text:p>
          </table:table-cell>
          <table:table-cell table:number-columns-repeated="2" office:value-type="float" office:value="23.438" calcext:value-type="float">
            <text:p>23,438</text:p>
          </table:table-cell>
        </table:table-row>
        <table:table-row table:style-name="ro1">
          <table:table-cell office:value-type="float" office:value="23.214" calcext:value-type="float">
            <text:p>23,21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2.545" calcext:value-type="float">
            <text:p>22,545</text:p>
          </table:table-cell>
          <table:table-cell office:value-type="float" office:value="22.098" calcext:value-type="float">
            <text:p>22,098</text:p>
          </table:table-cell>
          <table:table-cell office:value-type="float" office:value="21.652" calcext:value-type="float">
            <text:p>21,652</text:p>
          </table:table-cell>
          <table:table-cell office:value-type="float" office:value="22.321" calcext:value-type="float">
            <text:p>22,321</text:p>
          </table:table-cell>
          <table:table-cell office:value-type="float" office:value="24.33" calcext:value-type="float">
            <text:p>24,33</text:p>
          </table:table-cell>
          <table:table-cell office:value-type="float" office:value="22.991" calcext:value-type="float">
            <text:p>22,991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33" calcext:value-type="float">
            <text:p>24,33</text:p>
          </table:table-cell>
          <table:table-cell table:number-columns-repeated="3"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3.661" calcext:value-type="float">
            <text:p>23,66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3.661" calcext:value-type="float">
            <text:p>23,661</text:p>
          </table:table-cell>
          <table:table-cell table:number-columns-repeated="2" office:value-type="float" office:value="24.107" calcext:value-type="float">
            <text:p>24,107</text:p>
          </table:table-cell>
        </table:table-row>
        <table:table-row table:style-name="ro1">
          <table:table-cell office:value-type="float" office:value="23.214" calcext:value-type="float">
            <text:p>23,21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2.545" calcext:value-type="float">
            <text:p>22,545</text:p>
          </table:table-cell>
          <table:table-cell office:value-type="float" office:value="22.098" calcext:value-type="float">
            <text:p>22,098</text:p>
          </table:table-cell>
          <table:table-cell office:value-type="float" office:value="21.652" calcext:value-type="float">
            <text:p>21,652</text:p>
          </table:table-cell>
          <table:table-cell office:value-type="float" office:value="22.321" calcext:value-type="float">
            <text:p>22,321</text:p>
          </table:table-cell>
          <table:table-cell office:value-type="float" office:value="24.33" calcext:value-type="float">
            <text:p>24,33</text:p>
          </table:table-cell>
          <table:table-cell office:value-type="float" office:value="22.991" calcext:value-type="float">
            <text:p>22,991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33" calcext:value-type="float">
            <text:p>24,33</text:p>
          </table:table-cell>
          <table:table-cell table:number-columns-repeated="3"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3.661" calcext:value-type="float">
            <text:p>23,66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3.661" calcext:value-type="float">
            <text:p>23,661</text:p>
          </table:table-cell>
          <table:table-cell table:number-columns-repeated="2" office:value-type="float" office:value="24.107" calcext:value-type="float">
            <text:p>24,107</text:p>
          </table:table-cell>
        </table:table-row>
        <table:table-row table:style-name="ro1">
          <table:table-cell office:value-type="float" office:value="22.991" calcext:value-type="float">
            <text:p>22,991</text:p>
          </table:table-cell>
          <table:table-cell office:value-type="float" office:value="23.884" calcext:value-type="float">
            <text:p>23,884</text:p>
          </table:table-cell>
          <table:table-cell office:value-type="float" office:value="22.545" calcext:value-type="float">
            <text:p>22,545</text:p>
          </table:table-cell>
          <table:table-cell office:value-type="float" office:value="21.429" calcext:value-type="float">
            <text:p>21,429</text:p>
          </table:table-cell>
          <table:table-cell office:value-type="float" office:value="21.652" calcext:value-type="float">
            <text:p>21,652</text:p>
          </table:table-cell>
          <table:table-cell office:value-type="float" office:value="22.321" calcext:value-type="float">
            <text:p>22,321</text:p>
          </table:table-cell>
          <table:table-cell office:value-type="float" office:value="24.107" calcext:value-type="float">
            <text:p>24,107</text:p>
          </table:table-cell>
          <table:table-cell office:value-type="float" office:value="22.991" calcext:value-type="float">
            <text:p>22,991</text:p>
          </table:table-cell>
          <table:table-cell office:value-type="float" office:value="23.661" calcext:value-type="float">
            <text:p>23,661</text:p>
          </table:table-cell>
          <table:table-cell office:value-type="float" office:value="24.107" calcext:value-type="float">
            <text:p>24,107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54" calcext:value-type="float">
            <text:p>24,554</text:p>
          </table:table-cell>
          <table:table-cell table:number-columns-repeated="2" office:value-type="float" office:value="23.438" calcext:value-type="float">
            <text:p>23,438</text:p>
          </table:table-cell>
          <table:table-cell office:value-type="float" office:value="23.661" calcext:value-type="float">
            <text:p>23,661</text:p>
          </table:table-cell>
          <table:table-cell table:number-columns-repeated="2" office:value-type="float" office:value="24.107" calcext:value-type="float">
            <text:p>24,107</text:p>
          </table:table-cell>
        </table:table-row>
        <table:table-row table:style-name="ro1">
          <table:table-cell office:value-type="float" office:value="22.991" calcext:value-type="float">
            <text:p>22,991</text:p>
          </table:table-cell>
          <table:table-cell office:value-type="float" office:value="23.884" calcext:value-type="float">
            <text:p>23,884</text:p>
          </table:table-cell>
          <table:table-cell office:value-type="float" office:value="22.545" calcext:value-type="float">
            <text:p>22,545</text:p>
          </table:table-cell>
          <table:table-cell office:value-type="float" office:value="21.429" calcext:value-type="float">
            <text:p>21,429</text:p>
          </table:table-cell>
          <table:table-cell office:value-type="float" office:value="21.652" calcext:value-type="float">
            <text:p>21,652</text:p>
          </table:table-cell>
          <table:table-cell office:value-type="float" office:value="22.321" calcext:value-type="float">
            <text:p>22,321</text:p>
          </table:table-cell>
          <table:table-cell office:value-type="float" office:value="24.107" calcext:value-type="float">
            <text:p>24,107</text:p>
          </table:table-cell>
          <table:table-cell office:value-type="float" office:value="22.991" calcext:value-type="float">
            <text:p>22,991</text:p>
          </table:table-cell>
          <table:table-cell office:value-type="float" office:value="23.661" calcext:value-type="float">
            <text:p>23,661</text:p>
          </table:table-cell>
          <table:table-cell office:value-type="float" office:value="24.107" calcext:value-type="float">
            <text:p>24,107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54" calcext:value-type="float">
            <text:p>24,554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33" calcext:value-type="float">
            <text:p>24,33</text:p>
          </table:table-cell>
          <table:table-cell table:number-columns-repeated="2" office:value-type="float" office:value="24.107" calcext:value-type="float">
            <text:p>24,107</text:p>
          </table:table-cell>
        </table:table-row>
        <table:table-row table:style-name="ro1">
          <table:table-cell office:value-type="float" office:value="22.991" calcext:value-type="float">
            <text:p>22,991</text:p>
          </table:table-cell>
          <table:table-cell office:value-type="float" office:value="23.884" calcext:value-type="float">
            <text:p>23,884</text:p>
          </table:table-cell>
          <table:table-cell office:value-type="float" office:value="22.545" calcext:value-type="float">
            <text:p>22,545</text:p>
          </table:table-cell>
          <table:table-cell office:value-type="float" office:value="21.875" calcext:value-type="float">
            <text:p>21,875</text:p>
          </table:table-cell>
          <table:table-cell office:value-type="float" office:value="22.991" calcext:value-type="float">
            <text:p>22,991</text:p>
          </table:table-cell>
          <table:table-cell office:value-type="float" office:value="23.661" calcext:value-type="float">
            <text:p>23,661</text:p>
          </table:table-cell>
          <table:table-cell office:value-type="float" office:value="25.446" calcext:value-type="float">
            <text:p>25,446</text:p>
          </table:table-cell>
          <table:table-cell table:number-columns-repeated="3" office:value-type="float" office:value="24.554" calcext:value-type="float">
            <text:p>24,554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3.884" calcext:value-type="float">
            <text:p>23,884</text:p>
          </table:table-cell>
          <table:table-cell office:value-type="float" office:value="25" calcext:value-type="float">
            <text:p>25</text:p>
          </table:table-cell>
          <table:table-cell office:value-type="float" office:value="25.223" calcext:value-type="float">
            <text:p>25,2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.991" calcext:value-type="float">
            <text:p>22,991</text:p>
          </table:table-cell>
          <table:table-cell office:value-type="float" office:value="23.884" calcext:value-type="float">
            <text:p>23,884</text:p>
          </table:table-cell>
          <table:table-cell office:value-type="float" office:value="22.545" calcext:value-type="float">
            <text:p>22,545</text:p>
          </table:table-cell>
          <table:table-cell office:value-type="float" office:value="21.875" calcext:value-type="float">
            <text:p>21,875</text:p>
          </table:table-cell>
          <table:table-cell office:value-type="float" office:value="22.991" calcext:value-type="float">
            <text:p>22,99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5.446" calcext:value-type="float">
            <text:p>25,446</text:p>
          </table:table-cell>
          <table:table-cell table:number-columns-repeated="3" office:value-type="float" office:value="24.554" calcext:value-type="float">
            <text:p>24,554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office:value-type="float" office:value="23.438" calcext:value-type="float">
            <text:p>23,438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3.884" calcext:value-type="float">
            <text:p>23,884</text:p>
          </table:table-cell>
          <table:table-cell office:value-type="float" office:value="25" calcext:value-type="float">
            <text:p>25</text:p>
          </table:table-cell>
          <table:table-cell office:value-type="float" office:value="25.223" calcext:value-type="float">
            <text:p>25,22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.214" calcext:value-type="float">
            <text:p>23,214</text:p>
          </table:table-cell>
          <table:table-cell office:value-type="float" office:value="23.884" calcext:value-type="float">
            <text:p>23,884</text:p>
          </table:table-cell>
          <table:table-cell table:number-columns-repeated="2" office:value-type="float" office:value="22.545" calcext:value-type="float">
            <text:p>22,545</text:p>
          </table:table-cell>
          <table:table-cell office:value-type="float" office:value="22.991" calcext:value-type="float">
            <text:p>22,99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5.446" calcext:value-type="float">
            <text:p>25,446</text:p>
          </table:table-cell>
          <table:table-cell table:number-columns-repeated="2"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office:value-type="float" office:value="23.438" calcext:value-type="float">
            <text:p>23,438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777" calcext:value-type="float">
            <text:p>24,777</text:p>
          </table:table-cell>
          <table:table-cell table:number-columns-repeated="2" office:value-type="float" office:value="24.554" calcext:value-type="float">
            <text:p>24,554</text:p>
          </table:table-cell>
        </table:table-row>
        <table:table-row table:style-name="ro1">
          <table:table-cell office:value-type="float" office:value="23.214" calcext:value-type="float">
            <text:p>23,214</text:p>
          </table:table-cell>
          <table:table-cell office:value-type="float" office:value="24.33" calcext:value-type="float">
            <text:p>24,33</text:p>
          </table:table-cell>
          <table:table-cell office:value-type="float" office:value="22.768" calcext:value-type="float">
            <text:p>22,768</text:p>
          </table:table-cell>
          <table:table-cell office:value-type="float" office:value="22.545" calcext:value-type="float">
            <text:p>22,545</text:p>
          </table:table-cell>
          <table:table-cell office:value-type="float" office:value="22.991" calcext:value-type="float">
            <text:p>22,991</text:p>
          </table:table-cell>
          <table:table-cell office:value-type="float" office:value="24.107" calcext:value-type="float">
            <text:p>24,107</text:p>
          </table:table-cell>
          <table:table-cell office:value-type="float" office:value="25.446" calcext:value-type="float">
            <text:p>25,446</text:p>
          </table:table-cell>
          <table:table-cell office:value-type="float" office:value="24.554" calcext:value-type="float">
            <text:p>24,554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884" calcext:value-type="float">
            <text:p>23,884</text:p>
          </table:table-cell>
          <table:table-cell table:number-columns-repeated="2"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office:value-type="float" office:value="23.438" calcext:value-type="float">
            <text:p>23,438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33" calcext:value-type="float">
            <text:p>24,33</text:p>
          </table:table-cell>
          <table:table-cell office:value-type="float" office:value="25.223" calcext:value-type="float">
            <text:p>25,223</text:p>
          </table:table-cell>
          <table:table-cell table:number-columns-repeated="2" office:value-type="float" office:value="24.33" calcext:value-type="float">
            <text:p>24,33</text:p>
          </table:table-cell>
        </table:table-row>
        <table:table-row table:style-name="ro1"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office:value-type="float" office:value="22.545" calcext:value-type="float">
            <text:p>22,545</text:p>
          </table:table-cell>
          <table:table-cell office:value-type="float" office:value="22.768" calcext:value-type="float">
            <text:p>22,768</text:p>
          </table:table-cell>
          <table:table-cell office:value-type="float" office:value="22.991" calcext:value-type="float">
            <text:p>22,991</text:p>
          </table:table-cell>
          <table:table-cell office:value-type="float" office:value="24.554" calcext:value-type="float">
            <text:p>24,554</text:p>
          </table:table-cell>
          <table:table-cell office:value-type="float" office:value="25.446" calcext:value-type="float">
            <text:p>25,446</text:p>
          </table:table-cell>
          <table:table-cell office:value-type="float" office:value="24.554" calcext:value-type="float">
            <text:p>24,554</text:p>
          </table:table-cell>
          <table:table-cell table:number-columns-repeated="2" office:value-type="float" office:value="24.33" calcext:value-type="float">
            <text:p>24,33</text:p>
          </table:table-cell>
          <table:table-cell office:value-type="float" office:value="23.884" calcext:value-type="float">
            <text:p>23,884</text:p>
          </table:table-cell>
          <table:table-cell table:number-columns-repeated="2"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office:value-type="float" office:value="23.661" calcext:value-type="float">
            <text:p>23,661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33" calcext:value-type="float">
            <text:p>24,33</text:p>
          </table:table-cell>
          <table:table-cell office:value-type="float" office:value="25.223" calcext:value-type="float">
            <text:p>25,223</text:p>
          </table:table-cell>
          <table:table-cell table:number-columns-repeated="2" office:value-type="float" office:value="24.33" calcext:value-type="float">
            <text:p>24,33</text:p>
          </table:table-cell>
        </table:table-row>
        <table:table-row table:style-name="ro1">
          <table:table-cell office:value-type="float" office:value="23.438" calcext:value-type="float">
            <text:p>23,438</text:p>
          </table:table-cell>
          <table:table-cell office:value-type="float" office:value="24.33" calcext:value-type="float">
            <text:p>24,33</text:p>
          </table:table-cell>
          <table:table-cell office:value-type="float" office:value="22.545" calcext:value-type="float">
            <text:p>22,545</text:p>
          </table:table-cell>
          <table:table-cell office:value-type="float" office:value="23.438" calcext:value-type="float">
            <text:p>23,438</text:p>
          </table:table-cell>
          <table:table-cell office:value-type="float" office:value="22.991" calcext:value-type="float">
            <text:p>22,991</text:p>
          </table:table-cell>
          <table:table-cell office:value-type="float" office:value="24.554" calcext:value-type="float">
            <text:p>24,554</text:p>
          </table:table-cell>
          <table:table-cell office:value-type="float" office:value="25.446" calcext:value-type="float">
            <text:p>25,446</text:p>
          </table:table-cell>
          <table:table-cell table:number-columns-repeated="3" office:value-type="float" office:value="24.33" calcext:value-type="float">
            <text:p>24,33</text:p>
          </table:table-cell>
          <table:table-cell office:value-type="float" office:value="23.884" calcext:value-type="float">
            <text:p>23,884</text:p>
          </table:table-cell>
          <table:table-cell table:number-columns-repeated="2"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table:number-columns-repeated="3"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33" calcext:value-type="float">
            <text:p>24,33</text:p>
          </table:table-cell>
          <table:table-cell office:value-type="float" office:value="25.446" calcext:value-type="float">
            <text:p>25,446</text:p>
          </table:table-cell>
          <table:table-cell table:number-columns-repeated="2" office:value-type="float" office:value="24.554" calcext:value-type="float">
            <text:p>24,554</text:p>
          </table:table-cell>
        </table:table-row>
        <table:table-row table:style-name="ro1">
          <table:table-cell office:value-type="float" office:value="23.214" calcext:value-type="float">
            <text:p>23,21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2.321" calcext:value-type="float">
            <text:p>22,32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2.768" calcext:value-type="float">
            <text:p>22,768</text:p>
          </table:table-cell>
          <table:table-cell office:value-type="float" office:value="24.33" calcext:value-type="float">
            <text:p>24,33</text:p>
          </table:table-cell>
          <table:table-cell office:value-type="float" office:value="25.446" calcext:value-type="float">
            <text:p>25,446</text:p>
          </table:table-cell>
          <table:table-cell table:number-columns-repeated="2" office:value-type="float" office:value="24.777" calcext:value-type="float">
            <text:p>24,777</text:p>
          </table:table-cell>
          <table:table-cell office:value-type="float" office:value="25.446" calcext:value-type="float">
            <text:p>25,446</text:p>
          </table:table-cell>
          <table:table-cell office:value-type="float" office:value="23.884" calcext:value-type="float">
            <text:p>23,884</text:p>
          </table:table-cell>
          <table:table-cell table:number-columns-repeated="2"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table:number-columns-repeated="3"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33" calcext:value-type="float">
            <text:p>24,33</text:p>
          </table:table-cell>
          <table:table-cell office:value-type="float" office:value="25.446" calcext:value-type="float">
            <text:p>25,446</text:p>
          </table:table-cell>
          <table:table-cell table:number-columns-repeated="2" office:value-type="float" office:value="24.554" calcext:value-type="float">
            <text:p>24,554</text:p>
          </table:table-cell>
        </table:table-row>
        <table:table-row table:style-name="ro1">
          <table:table-cell office:value-type="float" office:value="22.991" calcext:value-type="float">
            <text:p>22,991</text:p>
          </table:table-cell>
          <table:table-cell office:value-type="float" office:value="23.884" calcext:value-type="float">
            <text:p>23,884</text:p>
          </table:table-cell>
          <table:table-cell office:value-type="float" office:value="22.098" calcext:value-type="float">
            <text:p>22,098</text:p>
          </table:table-cell>
          <table:table-cell office:value-type="float" office:value="23.661" calcext:value-type="float">
            <text:p>23,661</text:p>
          </table:table-cell>
          <table:table-cell office:value-type="float" office:value="22.991" calcext:value-type="float">
            <text:p>22,991</text:p>
          </table:table-cell>
          <table:table-cell office:value-type="float" office:value="24.33" calcext:value-type="float">
            <text:p>24,33</text:p>
          </table:table-cell>
          <table:table-cell office:value-type="float" office:value="26.116" calcext:value-type="float">
            <text:p>26,116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223" calcext:value-type="float">
            <text:p>25,223</text:p>
          </table:table-cell>
          <table:table-cell office:value-type="float" office:value="25.446" calcext:value-type="float">
            <text:p>25,446</text:p>
          </table:table-cell>
          <table:table-cell office:value-type="float" office:value="23.884" calcext:value-type="float">
            <text:p>23,884</text:p>
          </table:table-cell>
          <table:table-cell table:number-columns-repeated="3" office:value-type="float" office:value="24.554" calcext:value-type="float">
            <text:p>24,554</text:p>
          </table:table-cell>
          <table:table-cell office:value-type="float" office:value="23.884" calcext:value-type="float">
            <text:p>23,884</text:p>
          </table:table-cell>
          <table:table-cell table:number-columns-repeated="2" office:value-type="float" office:value="23.214" calcext:value-type="float">
            <text:p>23,214</text:p>
          </table:table-cell>
          <table:table-cell office:value-type="float" office:value="23.884" calcext:value-type="float">
            <text:p>23,884</text:p>
          </table:table-cell>
          <table:table-cell table:number-columns-repeated="2" office:value-type="float" office:value="24.107" calcext:value-type="float">
            <text:p>24,107</text:p>
          </table:table-cell>
          <table:table-cell office:value-type="float" office:value="24.33" calcext:value-type="float">
            <text:p>24,33</text:p>
          </table:table-cell>
          <table:table-cell office:value-type="float" office:value="25.446" calcext:value-type="float">
            <text:p>25,446</text:p>
          </table:table-cell>
          <table:table-cell table:number-columns-repeated="2" office:value-type="float" office:value="24.554" calcext:value-type="float">
            <text:p>24,554</text:p>
          </table:table-cell>
        </table:table-row>
        <table:table-row table:style-name="ro1">
          <table:table-cell office:value-type="float" office:value="22.768" calcext:value-type="float">
            <text:p>22,768</text:p>
          </table:table-cell>
          <table:table-cell office:value-type="float" office:value="24.554" calcext:value-type="float">
            <text:p>24,554</text:p>
          </table:table-cell>
          <table:table-cell office:value-type="float" office:value="22.768" calcext:value-type="float">
            <text:p>22,768</text:p>
          </table:table-cell>
          <table:table-cell office:value-type="float" office:value="24.107" calcext:value-type="float">
            <text:p>24,107</text:p>
          </table:table-cell>
          <table:table-cell office:value-type="float" office:value="22.991" calcext:value-type="float">
            <text:p>22,991</text:p>
          </table:table-cell>
          <table:table-cell office:value-type="float" office:value="24.33" calcext:value-type="float">
            <text:p>24,33</text:p>
          </table:table-cell>
          <table:table-cell office:value-type="float" office:value="26.116" calcext:value-type="float">
            <text:p>26,116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223" calcext:value-type="float">
            <text:p>25,223</text:p>
          </table:table-cell>
          <table:table-cell office:value-type="float" office:value="25.67" calcext:value-type="float">
            <text:p>25,67</text:p>
          </table:table-cell>
          <table:table-cell table:number-columns-repeated="4" office:value-type="float" office:value="24.554" calcext:value-type="float">
            <text:p>24,554</text:p>
          </table:table-cell>
          <table:table-cell office:value-type="float" office:value="23.884" calcext:value-type="float">
            <text:p>23,884</text:p>
          </table:table-cell>
          <table:table-cell table:number-columns-repeated="2" office:value-type="float" office:value="23.214" calcext:value-type="float">
            <text:p>23,214</text:p>
          </table:table-cell>
          <table:table-cell office:value-type="float" office:value="23.884" calcext:value-type="float">
            <text:p>23,884</text:p>
          </table:table-cell>
          <table:table-cell table:number-columns-repeated="2" office:value-type="float" office:value="24.107" calcext:value-type="float">
            <text:p>24,107</text:p>
          </table:table-cell>
          <table:table-cell office:value-type="float" office:value="24.33" calcext:value-type="float">
            <text:p>24,33</text:p>
          </table:table-cell>
          <table:table-cell office:value-type="float" office:value="25.446" calcext:value-type="float">
            <text:p>25,446</text:p>
          </table:table-cell>
          <table:table-cell table:number-columns-repeated="2" office:value-type="float" office:value="24.777" calcext:value-type="float">
            <text:p>24,777</text:p>
          </table:table-cell>
        </table:table-row>
        <table:table-row table:style-name="ro1">
          <table:table-cell office:value-type="float" office:value="22.991" calcext:value-type="float">
            <text:p>22,991</text:p>
          </table:table-cell>
          <table:table-cell office:value-type="float" office:value="24.554" calcext:value-type="float">
            <text:p>24,554</text:p>
          </table:table-cell>
          <table:table-cell office:value-type="float" office:value="22.768" calcext:value-type="float">
            <text:p>22,768</text:p>
          </table:table-cell>
          <table:table-cell office:value-type="float" office:value="23.884" calcext:value-type="float">
            <text:p>23,884</text:p>
          </table:table-cell>
          <table:table-cell office:value-type="float" office:value="22.991" calcext:value-type="float">
            <text:p>22,991</text:p>
          </table:table-cell>
          <table:table-cell office:value-type="float" office:value="24.33" calcext:value-type="float">
            <text:p>24,33</text:p>
          </table:table-cell>
          <table:table-cell office:value-type="float" office:value="26.116" calcext:value-type="float">
            <text:p>26,116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223" calcext:value-type="float">
            <text:p>25,223</text:p>
          </table:table-cell>
          <table:table-cell office:value-type="float" office:value="26.116" calcext:value-type="float">
            <text:p>26,116</text:p>
          </table:table-cell>
          <table:table-cell table:number-columns-repeated="2" office:value-type="float" office:value="24.554" calcext:value-type="float">
            <text:p>24,55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554" calcext:value-type="float">
            <text:p>24,554</text:p>
          </table:table-cell>
          <table:table-cell office:value-type="float" office:value="23.884" calcext:value-type="float">
            <text:p>23,884</text:p>
          </table:table-cell>
          <table:table-cell office:value-type="float" office:value="23.214" calcext:value-type="float">
            <text:p>23,21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4.33" calcext:value-type="float">
            <text:p>24,33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3.661" calcext:value-type="float">
            <text:p>23,661</text:p>
          </table:table-cell>
          <table:table-cell table:number-columns-repeated="3" office:value-type="float" office:value="24.777" calcext:value-type="float">
            <text:p>24,777</text:p>
          </table:table-cell>
        </table:table-row>
        <table:table-row table:style-name="ro1">
          <table:table-cell office:value-type="float" office:value="22.991" calcext:value-type="float">
            <text:p>22,991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214" calcext:value-type="float">
            <text:p>23,21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214" calcext:value-type="float">
            <text:p>23,214</text:p>
          </table:table-cell>
          <table:table-cell office:value-type="float" office:value="24.33" calcext:value-type="float">
            <text:p>24,33</text:p>
          </table:table-cell>
          <table:table-cell office:value-type="float" office:value="26.116" calcext:value-type="float">
            <text:p>26,116</text:p>
          </table:table-cell>
          <table:table-cell table:number-columns-repeated="2" office:value-type="float" office:value="25.446" calcext:value-type="float">
            <text:p>25,446</text:p>
          </table:table-cell>
          <table:table-cell office:value-type="float" office:value="26.339" calcext:value-type="float">
            <text:p>26,339</text:p>
          </table:table-cell>
          <table:table-cell table:number-columns-repeated="2" office:value-type="float" office:value="24.777" calcext:value-type="float">
            <text:p>24,777</text:p>
          </table:table-cell>
          <table:table-cell office:value-type="float" office:value="25" calcext:value-type="float">
            <text:p>25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438" calcext:value-type="float">
            <text:p>23,438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33" calcext:value-type="float">
            <text:p>24,33</text:p>
          </table:table-cell>
          <table:table-cell table:number-columns-repeated="2" office:value-type="float" office:value="23.884" calcext:value-type="float">
            <text:p>23,88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4.777" calcext:value-type="float">
            <text:p>24,777</text:p>
          </table:table-cell>
          <table:table-cell table:number-columns-repeated="2" office:value-type="float" office:value="25.446" calcext:value-type="float">
            <text:p>25,446</text:p>
          </table:table-cell>
        </table:table-row>
        <table:table-row table:style-name="ro1">
          <table:table-cell office:value-type="float" office:value="23.214" calcext:value-type="float">
            <text:p>23,21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554" calcext:value-type="float">
            <text:p>24,554</text:p>
          </table:table-cell>
          <table:table-cell office:value-type="float" office:value="26.339" calcext:value-type="float">
            <text:p>26,339</text:p>
          </table:table-cell>
          <table:table-cell office:value-type="float" office:value="25.67" calcext:value-type="float">
            <text:p>25,67</text:p>
          </table:table-cell>
          <table:table-cell office:value-type="float" office:value="26.116" calcext:value-type="float">
            <text:p>26,116</text:p>
          </table:table-cell>
          <table:table-cell office:value-type="float" office:value="26.563" calcext:value-type="float">
            <text:p>26,56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214" calcext:value-type="float">
            <text:p>23,214</text:p>
          </table:table-cell>
          <table:table-cell office:value-type="float" office:value="23.661" calcext:value-type="float">
            <text:p>23,661</text:p>
          </table:table-cell>
          <table:table-cell office:value-type="float" office:value="24.107" calcext:value-type="float">
            <text:p>24,107</text:p>
          </table:table-cell>
          <table:table-cell table:number-columns-repeated="2" office:value-type="float" office:value="23.661" calcext:value-type="float">
            <text:p>23,66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table:number-columns-repeated="2" office:value-type="float" office:value="24.777" calcext:value-type="float">
            <text:p>24,777</text:p>
          </table:table-cell>
        </table:table-row>
        <table:table-row table:style-name="ro1">
          <table:table-cell office:value-type="float" office:value="23.214" calcext:value-type="float">
            <text:p>23,214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33" calcext:value-type="float">
            <text:p>24,33</text:p>
          </table:table-cell>
          <table:table-cell office:value-type="float" office:value="23.661" calcext:value-type="float">
            <text:p>23,661</text:p>
          </table:table-cell>
          <table:table-cell office:value-type="float" office:value="25" calcext:value-type="float">
            <text:p>25</text:p>
          </table:table-cell>
          <table:table-cell office:value-type="float" office:value="26.339" calcext:value-type="float">
            <text:p>26,339</text:p>
          </table:table-cell>
          <table:table-cell office:value-type="float" office:value="25.223" calcext:value-type="float">
            <text:p>25,223</text:p>
          </table:table-cell>
          <table:table-cell office:value-type="float" office:value="26.339" calcext:value-type="float">
            <text:p>26,339</text:p>
          </table:table-cell>
          <table:table-cell office:value-type="float" office:value="25.893" calcext:value-type="float">
            <text:p>25,893</text:p>
          </table:table-cell>
          <table:table-cell office:value-type="float" office:value="23.661" calcext:value-type="float">
            <text:p>23,661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438" calcext:value-type="float">
            <text:p>23,438</text:p>
          </table:table-cell>
          <table:table-cell office:value-type="float" office:value="22.768" calcext:value-type="float">
            <text:p>22,768</text:p>
          </table:table-cell>
          <table:table-cell office:value-type="float" office:value="23.214" calcext:value-type="float">
            <text:p>23,214</text:p>
          </table:table-cell>
          <table:table-cell office:value-type="float" office:value="24.107" calcext:value-type="float">
            <text:p>24,107</text:p>
          </table:table-cell>
          <table:table-cell table:number-columns-repeated="2" office:value-type="float" office:value="23.661" calcext:value-type="float">
            <text:p>23,66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table:number-columns-repeated="2" office:value-type="float" office:value="24.777" calcext:value-type="float">
            <text:p>24,777</text:p>
          </table:table-cell>
        </table:table-row>
        <table:table-row table:style-name="ro1">
          <table:table-cell office:value-type="float" office:value="24.107" calcext:value-type="float">
            <text:p>24,107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3.884" calcext:value-type="float">
            <text:p>23,884</text:p>
          </table:table-cell>
          <table:table-cell office:value-type="float" office:value="25.446" calcext:value-type="float">
            <text:p>25,446</text:p>
          </table:table-cell>
          <table:table-cell office:value-type="float" office:value="26.339" calcext:value-type="float">
            <text:p>26,339</text:p>
          </table:table-cell>
          <table:table-cell office:value-type="float" office:value="25.223" calcext:value-type="float">
            <text:p>25,223</text:p>
          </table:table-cell>
          <table:table-cell office:value-type="float" office:value="26.116" calcext:value-type="float">
            <text:p>26,116</text:p>
          </table:table-cell>
          <table:table-cell office:value-type="float" office:value="25.67" calcext:value-type="float">
            <text:p>25,67</text:p>
          </table:table-cell>
          <table:table-cell office:value-type="float" office:value="24.33" calcext:value-type="float">
            <text:p>24,33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33" calcext:value-type="float">
            <text:p>24,33</text:p>
          </table:table-cell>
          <table:table-cell office:value-type="float" office:value="24.107" calcext:value-type="float">
            <text:p>24,107</text:p>
          </table:table-cell>
          <table:table-cell office:value-type="float" office:value="23.438" calcext:value-type="float">
            <text:p>23,438</text:p>
          </table:table-cell>
          <table:table-cell office:value-type="float" office:value="22.768" calcext:value-type="float">
            <text:p>22,768</text:p>
          </table:table-cell>
          <table:table-cell office:value-type="float" office:value="23.214" calcext:value-type="float">
            <text:p>23,214</text:p>
          </table:table-cell>
          <table:table-cell office:value-type="float" office:value="24.107" calcext:value-type="float">
            <text:p>24,107</text:p>
          </table:table-cell>
          <table:table-cell table:number-columns-repeated="2" office:value-type="float" office:value="23.661" calcext:value-type="float">
            <text:p>23,661</text:p>
          </table:table-cell>
          <table:table-cell office:value-type="float" office:value="23.438" calcext:value-type="float">
            <text:p>23,438</text:p>
          </table:table-cell>
          <table:table-cell office:value-type="float" office:value="24.107" calcext:value-type="float">
            <text:p>24,107</text:p>
          </table:table-cell>
          <table:table-cell table:number-columns-repeated="2" office:value-type="float" office:value="24.777" calcext:value-type="float">
            <text:p>24,777</text:p>
          </table:table-cell>
        </table:table-row>
        <table:table-row table:style-name="ro1">
          <table:table-cell office:value-type="float" office:value="24.107" calcext:value-type="float">
            <text:p>24,107</text:p>
          </table:table-cell>
          <table:table-cell table:number-columns-repeated="2" office:value-type="float" office:value="24.554" calcext:value-type="float">
            <text:p>24,554</text:p>
          </table:table-cell>
          <table:table-cell office:value-type="float" office:value="25" calcext:value-type="float">
            <text:p>25</text:p>
          </table:table-cell>
          <table:table-cell office:value-type="float" office:value="23.884" calcext:value-type="float">
            <text:p>23,884</text:p>
          </table:table-cell>
          <table:table-cell office:value-type="float" office:value="25.446" calcext:value-type="float">
            <text:p>25,446</text:p>
          </table:table-cell>
          <table:table-cell office:value-type="float" office:value="27.455" calcext:value-type="float">
            <text:p>27,455</text:p>
          </table:table-cell>
          <table:table-cell table:number-columns-repeated="2" office:value-type="float" office:value="26.116" calcext:value-type="float">
            <text:p>26,116</text:p>
          </table:table-cell>
          <table:table-cell office:value-type="float" office:value="26.339" calcext:value-type="float">
            <text:p>26,339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893" calcext:value-type="float">
            <text:p>25,893</text:p>
          </table:table-cell>
          <table:table-cell office:value-type="float" office:value="25.67" calcext:value-type="float">
            <text:p>25,67</text:p>
          </table:table-cell>
          <table:table-cell office:value-type="float" office:value="25.446" calcext:value-type="float">
            <text:p>25,446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77" calcext:value-type="float">
            <text:p>24,777</text:p>
          </table:table-cell>
          <table:table-cell office:value-type="float" office:value="25.67" calcext:value-type="float">
            <text:p>25,67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223" calcext:value-type="float">
            <text:p>25,2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5.67" calcext:value-type="float">
            <text:p>25,67</text:p>
          </table:table-cell>
        </table:table-row>
        <table:table-row table:style-name="ro1">
          <table:table-cell office:value-type="float" office:value="23.884" calcext:value-type="float">
            <text:p>23,884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5" calcext:value-type="float">
            <text:p>25</text:p>
          </table:table-cell>
          <table:table-cell office:value-type="float" office:value="23.884" calcext:value-type="float">
            <text:p>23,884</text:p>
          </table:table-cell>
          <table:table-cell office:value-type="float" office:value="25.446" calcext:value-type="float">
            <text:p>25,446</text:p>
          </table:table-cell>
          <table:table-cell office:value-type="float" office:value="27.902" calcext:value-type="float">
            <text:p>27,902</text:p>
          </table:table-cell>
          <table:table-cell office:value-type="float" office:value="25.893" calcext:value-type="float">
            <text:p>25,893</text:p>
          </table:table-cell>
          <table:table-cell office:value-type="float" office:value="26.116" calcext:value-type="float">
            <text:p>26,116</text:p>
          </table:table-cell>
          <table:table-cell office:value-type="float" office:value="26.786" calcext:value-type="float">
            <text:p>26,786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893" calcext:value-type="float">
            <text:p>25,893</text:p>
          </table:table-cell>
          <table:table-cell office:value-type="float" office:value="25.67" calcext:value-type="float">
            <text:p>25,67</text:p>
          </table:table-cell>
          <table:table-cell office:value-type="float" office:value="25.446" calcext:value-type="float">
            <text:p>25,446</text:p>
          </table:table-cell>
          <table:table-cell office:value-type="float" office:value="24.554" calcext:value-type="float">
            <text:p>24,554</text:p>
          </table:table-cell>
          <table:table-cell office:value-type="float" office:value="24.107" calcext:value-type="float">
            <text:p>24,107</text:p>
          </table:table-cell>
          <table:table-cell office:value-type="float" office:value="24.554" calcext:value-type="float">
            <text:p>24,554</text:p>
          </table:table-cell>
          <table:table-cell table:number-columns-repeated="2" office:value-type="float" office:value="25.446" calcext:value-type="float">
            <text:p>25,446</text:p>
          </table:table-cell>
          <table:table-cell office:value-type="float" office:value="25.223" calcext:value-type="float">
            <text:p>25,223</text:p>
          </table:table-cell>
          <table:table-cell table:number-columns-repeated="4" office:value-type="float" office:value="25.67" calcext:value-type="float">
            <text:p>25,67</text:p>
          </table:table-cell>
        </table:table-row>
        <table:table-row table:style-name="ro1">
          <table:table-cell office:value-type="float" office:value="24.107" calcext:value-type="float">
            <text:p>24,107</text:p>
          </table:table-cell>
          <table:table-cell office:value-type="float" office:value="24.777" calcext:value-type="float">
            <text:p>24,777</text:p>
          </table:table-cell>
          <table:table-cell office:value-type="float" office:value="25.223" calcext:value-type="float">
            <text:p>25,223</text:p>
          </table:table-cell>
          <table:table-cell office:value-type="float" office:value="25.67" calcext:value-type="float">
            <text:p>25,67</text:p>
          </table:table-cell>
          <table:table-cell office:value-type="float" office:value="24.107" calcext:value-type="float">
            <text:p>24,107</text:p>
          </table:table-cell>
          <table:table-cell office:value-type="float" office:value="25.67" calcext:value-type="float">
            <text:p>25,67</text:p>
          </table:table-cell>
          <table:table-cell office:value-type="float" office:value="27.679" calcext:value-type="float">
            <text:p>27,679</text:p>
          </table:table-cell>
          <table:table-cell office:value-type="float" office:value="27.232" calcext:value-type="float">
            <text:p>27,232</text:p>
          </table:table-cell>
          <table:table-cell office:value-type="float" office:value="26.786" calcext:value-type="float">
            <text:p>26,786</text:p>
          </table:table-cell>
          <table:table-cell office:value-type="float" office:value="27.009" calcext:value-type="float">
            <text:p>27,009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893" calcext:value-type="float">
            <text:p>25,893</text:p>
          </table:table-cell>
          <table:table-cell office:value-type="float" office:value="25.67" calcext:value-type="float">
            <text:p>25,67</text:p>
          </table:table-cell>
          <table:table-cell office:value-type="float" office:value="25.446" calcext:value-type="float">
            <text:p>25,446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77" calcext:value-type="float">
            <text:p>24,777</text:p>
          </table:table-cell>
          <table:table-cell office:value-type="float" office:value="25.67" calcext:value-type="float">
            <text:p>25,67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223" calcext:value-type="float">
            <text:p>25,223</text:p>
          </table:table-cell>
          <table:table-cell table:number-columns-repeated="4" office:value-type="float" office:value="25.67" calcext:value-type="float">
            <text:p>25,67</text:p>
          </table:table-cell>
        </table:table-row>
        <table:table-row table:style-name="ro1">
          <table:table-cell table:number-columns-repeated="2" office:value-type="float" office:value="24.777" calcext:value-type="float">
            <text:p>24,777</text:p>
          </table:table-cell>
          <table:table-cell table:number-columns-repeated="2" office:value-type="float" office:value="25.223" calcext:value-type="float">
            <text:p>25,223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893" calcext:value-type="float">
            <text:p>25,893</text:p>
          </table:table-cell>
          <table:table-cell office:value-type="float" office:value="27.009" calcext:value-type="float">
            <text:p>27,009</text:p>
          </table:table-cell>
          <table:table-cell office:value-type="float" office:value="27.232" calcext:value-type="float">
            <text:p>27,232</text:p>
          </table:table-cell>
          <table:table-cell office:value-type="float" office:value="27.455" calcext:value-type="float">
            <text:p>27,455</text:p>
          </table:table-cell>
          <table:table-cell office:value-type="float" office:value="27.009" calcext:value-type="float">
            <text:p>27,009</text:p>
          </table:table-cell>
          <table:table-cell office:value-type="float" office:value="25.446" calcext:value-type="float">
            <text:p>25,446</text:p>
          </table:table-cell>
          <table:table-cell table:number-columns-repeated="2" office:value-type="float" office:value="26.786" calcext:value-type="float">
            <text:p>26,786</text:p>
          </table:table-cell>
          <table:table-cell office:value-type="float" office:value="26.563" calcext:value-type="float">
            <text:p>26,563</text:p>
          </table:table-cell>
          <table:table-cell office:value-type="float" office:value="25.893" calcext:value-type="float">
            <text:p>25,893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893" calcext:value-type="float">
            <text:p>25,893</text:p>
          </table:table-cell>
          <table:table-cell office:value-type="float" office:value="27.232" calcext:value-type="float">
            <text:p>27,232</text:p>
          </table:table-cell>
          <table:table-cell office:value-type="float" office:value="27.902" calcext:value-type="float">
            <text:p>27,902</text:p>
          </table:table-cell>
          <table:table-cell table:number-columns-repeated="5" office:value-type="float" office:value="27.679" calcext:value-type="float">
            <text:p>27,67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5.223" calcext:value-type="float">
            <text:p>25,223</text:p>
          </table:table-cell>
          <table:table-cell office:value-type="float" office:value="25.893" calcext:value-type="float">
            <text:p>25,893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67" calcext:value-type="float">
            <text:p>25,67</text:p>
          </table:table-cell>
          <table:table-cell office:value-type="float" office:value="27.009" calcext:value-type="float">
            <text:p>27,009</text:p>
          </table:table-cell>
          <table:table-cell table:number-columns-repeated="2" office:value-type="float" office:value="26.786" calcext:value-type="float">
            <text:p>26,786</text:p>
          </table:table-cell>
          <table:table-cell office:value-type="float" office:value="26.563" calcext:value-type="float">
            <text:p>26,563</text:p>
          </table:table-cell>
          <table:table-cell office:value-type="float" office:value="25.67" calcext:value-type="float">
            <text:p>25,67</text:p>
          </table:table-cell>
          <table:table-cell table:number-columns-repeated="2" office:value-type="float" office:value="26.339" calcext:value-type="float">
            <text:p>26,339</text:p>
          </table:table-cell>
          <table:table-cell office:value-type="float" office:value="26.786" calcext:value-type="float">
            <text:p>26,786</text:p>
          </table:table-cell>
          <table:table-cell office:value-type="float" office:value="26.339" calcext:value-type="float">
            <text:p>26,339</text:p>
          </table:table-cell>
          <table:table-cell table:number-columns-repeated="2" office:value-type="float" office:value="26.563" calcext:value-type="float">
            <text:p>26,563</text:p>
          </table:table-cell>
          <table:table-cell office:value-type="float" office:value="27.009" calcext:value-type="float">
            <text:p>27,009</text:p>
          </table:table-cell>
          <table:table-cell office:value-type="float" office:value="27.902" calcext:value-type="float">
            <text:p>27,902</text:p>
          </table:table-cell>
          <table:table-cell table:number-columns-repeated="5" office:value-type="float" office:value="28.348" calcext:value-type="float">
            <text:p>28,348</text:p>
          </table:table-cell>
        </table:table-row>
        <table:table-row table:style-name="ro1">
          <table:table-cell table:number-columns-repeated="2" office:value-type="float" office:value="24.33" calcext:value-type="float">
            <text:p>24,33</text:p>
          </table:table-cell>
          <table:table-cell office:value-type="float" office:value="25.446" calcext:value-type="float">
            <text:p>25,446</text:p>
          </table:table-cell>
          <table:table-cell office:value-type="float" office:value="25.67" calcext:value-type="float">
            <text:p>25,67</text:p>
          </table:table-cell>
          <table:table-cell office:value-type="float" office:value="25" calcext:value-type="float">
            <text:p>25</text:p>
          </table:table-cell>
          <table:table-cell office:value-type="float" office:value="25.67" calcext:value-type="float">
            <text:p>25,67</text:p>
          </table:table-cell>
          <table:table-cell office:value-type="float" office:value="27.009" calcext:value-type="float">
            <text:p>27,009</text:p>
          </table:table-cell>
          <table:table-cell table:number-columns-repeated="2" office:value-type="float" office:value="26.786" calcext:value-type="float">
            <text:p>26,786</text:p>
          </table:table-cell>
          <table:table-cell office:value-type="float" office:value="26.563" calcext:value-type="float">
            <text:p>26,563</text:p>
          </table:table-cell>
          <table:table-cell office:value-type="float" office:value="25.223" calcext:value-type="float">
            <text:p>25,223</text:p>
          </table:table-cell>
          <table:table-cell table:number-columns-repeated="2" office:value-type="float" office:value="26.563" calcext:value-type="float">
            <text:p>26,563</text:p>
          </table:table-cell>
          <table:table-cell office:value-type="float" office:value="26.786" calcext:value-type="float">
            <text:p>26,786</text:p>
          </table:table-cell>
          <table:table-cell table:number-columns-repeated="3" office:value-type="float" office:value="26.563" calcext:value-type="float">
            <text:p>26,563</text:p>
          </table:table-cell>
          <table:table-cell office:value-type="float" office:value="27.009" calcext:value-type="float">
            <text:p>27,009</text:p>
          </table:table-cell>
          <table:table-cell office:value-type="float" office:value="28.795" calcext:value-type="float">
            <text:p>28,795</text:p>
          </table:table-cell>
          <table:table-cell table:number-columns-repeated="5" office:value-type="float" office:value="29.241" calcext:value-type="float">
            <text:p>29,241</text:p>
          </table:table-cell>
        </table:table-row>
        <table:table-row table:style-name="ro1">
          <table:table-cell office:value-type="float" office:value="24.777" calcext:value-type="float">
            <text:p>24,777</text:p>
          </table:table-cell>
          <table:table-cell office:value-type="float" office:value="24.33" calcext:value-type="float">
            <text:p>24,33</text:p>
          </table:table-cell>
          <table:table-cell office:value-type="float" office:value="26.116" calcext:value-type="float">
            <text:p>26,11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446" calcext:value-type="float">
            <text:p>25,446</text:p>
          </table:table-cell>
          <table:table-cell office:value-type="float" office:value="26.563" calcext:value-type="float">
            <text:p>26,563</text:p>
          </table:table-cell>
          <table:table-cell office:value-type="float" office:value="27.455" calcext:value-type="float">
            <text:p>27,455</text:p>
          </table:table-cell>
          <table:table-cell office:value-type="float" office:value="26.786" calcext:value-type="float">
            <text:p>26,786</text:p>
          </table:table-cell>
          <table:table-cell office:value-type="float" office:value="27.679" calcext:value-type="float">
            <text:p>27,679</text:p>
          </table:table-cell>
          <table:table-cell office:value-type="float" office:value="27.455" calcext:value-type="float">
            <text:p>27,455</text:p>
          </table:table-cell>
          <table:table-cell office:value-type="float" office:value="25.223" calcext:value-type="float">
            <text:p>25,223</text:p>
          </table:table-cell>
          <table:table-cell table:number-columns-repeated="2" office:value-type="float" office:value="26.563" calcext:value-type="float">
            <text:p>26,563</text:p>
          </table:table-cell>
          <table:table-cell office:value-type="float" office:value="26.786" calcext:value-type="float">
            <text:p>26,786</text:p>
          </table:table-cell>
          <table:table-cell table:number-columns-repeated="3" office:value-type="float" office:value="27.009" calcext:value-type="float">
            <text:p>27,009</text:p>
          </table:table-cell>
          <table:table-cell office:value-type="float" office:value="27.455" calcext:value-type="float">
            <text:p>27,455</text:p>
          </table:table-cell>
          <table:table-cell table:number-columns-repeated="6" office:value-type="float" office:value="29.241" calcext:value-type="float">
            <text:p>29,2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33" calcext:value-type="float">
            <text:p>24,3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5.67" calcext:value-type="float">
            <text:p>25,67</text:p>
          </table:table-cell>
          <table:table-cell office:value-type="float" office:value="26.786" calcext:value-type="float">
            <text:p>26,786</text:p>
          </table:table-cell>
          <table:table-cell office:value-type="float" office:value="27.232" calcext:value-type="float">
            <text:p>27,232</text:p>
          </table:table-cell>
          <table:table-cell office:value-type="float" office:value="27.679" calcext:value-type="float">
            <text:p>27,679</text:p>
          </table:table-cell>
          <table:table-cell office:value-type="float" office:value="27.232" calcext:value-type="float">
            <text:p>27,232</text:p>
          </table:table-cell>
          <table:table-cell table:number-columns-repeated="3" office:value-type="float" office:value="26.339" calcext:value-type="float">
            <text:p>26,339</text:p>
          </table:table-cell>
          <table:table-cell office:value-type="float" office:value="26.563" calcext:value-type="float">
            <text:p>26,563</text:p>
          </table:table-cell>
          <table:table-cell table:number-columns-repeated="3" office:value-type="float" office:value="27.009" calcext:value-type="float">
            <text:p>27,009</text:p>
          </table:table-cell>
          <table:table-cell office:value-type="float" office:value="28.348" calcext:value-type="float">
            <text:p>28,348</text:p>
          </table:table-cell>
          <table:table-cell table:number-columns-repeated="6" office:value-type="float" office:value="29.241" calcext:value-type="float">
            <text:p>29,241</text:p>
          </table:table-cell>
        </table:table-row>
        <table:table-row table:style-name="ro1">
          <table:table-cell office:value-type="float" office:value="25.446" calcext:value-type="float">
            <text:p>25,446</text:p>
          </table:table-cell>
          <table:table-cell office:value-type="float" office:value="24.33" calcext:value-type="float">
            <text:p>24,33</text:p>
          </table:table-cell>
          <table:table-cell office:value-type="float" office:value="24.777" calcext:value-type="float">
            <text:p>24,777</text:p>
          </table:table-cell>
          <table:table-cell office:value-type="float" office:value="26.339" calcext:value-type="float">
            <text:p>26,339</text:p>
          </table:table-cell>
          <table:table-cell table:number-columns-repeated="2" office:value-type="float" office:value="26.563" calcext:value-type="float">
            <text:p>26,563</text:p>
          </table:table-cell>
          <table:table-cell office:value-type="float" office:value="26.786" calcext:value-type="float">
            <text:p>26,786</text:p>
          </table:table-cell>
          <table:table-cell table:number-columns-repeated="3" office:value-type="float" office:value="27.232" calcext:value-type="float">
            <text:p>27,232</text:p>
          </table:table-cell>
          <table:table-cell table:number-columns-repeated="3" office:value-type="float" office:value="26.339" calcext:value-type="float">
            <text:p>26,339</text:p>
          </table:table-cell>
          <table:table-cell office:value-type="float" office:value="26.563" calcext:value-type="float">
            <text:p>26,563</text:p>
          </table:table-cell>
          <table:table-cell office:value-type="float" office:value="27.009" calcext:value-type="float">
            <text:p>27,009</text:p>
          </table:table-cell>
          <table:table-cell table:number-columns-repeated="9" office:value-type="float" office:value="29.241" calcext:value-type="float">
            <text:p>29,241</text:p>
          </table:table-cell>
        </table:table-row>
        <table:table-row table:style-name="ro1">
          <table:table-cell office:value-type="float" office:value="24.777" calcext:value-type="float">
            <text:p>24,777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7.009" calcext:value-type="float">
            <text:p>27,009</text:p>
          </table:table-cell>
          <table:table-cell table:number-columns-repeated="2" office:value-type="float" office:value="26.339" calcext:value-type="float">
            <text:p>26,339</text:p>
          </table:table-cell>
          <table:table-cell office:value-type="float" office:value="27.232" calcext:value-type="float">
            <text:p>27,232</text:p>
          </table:table-cell>
          <table:table-cell office:value-type="float" office:value="27.009" calcext:value-type="float">
            <text:p>27,009</text:p>
          </table:table-cell>
          <table:table-cell office:value-type="float" office:value="27.232" calcext:value-type="float">
            <text:p>27,232</text:p>
          </table:table-cell>
          <table:table-cell office:value-type="float" office:value="27.455" calcext:value-type="float">
            <text:p>27,455</text:p>
          </table:table-cell>
          <table:table-cell table:number-columns-repeated="3" office:value-type="float" office:value="26.563" calcext:value-type="float">
            <text:p>26,563</text:p>
          </table:table-cell>
          <table:table-cell office:value-type="float" office:value="26.786" calcext:value-type="float">
            <text:p>26,786</text:p>
          </table:table-cell>
          <table:table-cell office:value-type="float" office:value="27.009" calcext:value-type="float">
            <text:p>27,009</text:p>
          </table:table-cell>
          <table:table-cell table:number-columns-repeated="9" office:value-type="float" office:value="29.241" calcext:value-type="float">
            <text:p>29,241</text:p>
          </table:table-cell>
        </table:table-row>
        <table:table-row table:style-name="ro1">
          <table:table-cell office:value-type="float" office:value="25.223" calcext:value-type="float">
            <text:p>25,223</text:p>
          </table:table-cell>
          <table:table-cell office:value-type="float" office:value="25" calcext:value-type="float">
            <text:p>25</text:p>
          </table:table-cell>
          <table:table-cell office:value-type="float" office:value="25.67" calcext:value-type="float">
            <text:p>25,67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6.339" calcext:value-type="float">
            <text:p>26,339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7.902" calcext:value-type="float">
            <text:p>27,902</text:p>
          </table:table-cell>
          <table:table-cell office:value-type="float" office:value="28.795" calcext:value-type="float">
            <text:p>28,795</text:p>
          </table:table-cell>
          <table:table-cell table:number-columns-repeated="4" office:value-type="float" office:value="27.679" calcext:value-type="float">
            <text:p>27,679</text:p>
          </table:table-cell>
          <table:table-cell office:value-type="float" office:value="27.902" calcext:value-type="float">
            <text:p>27,902</text:p>
          </table:table-cell>
          <table:table-cell table:number-columns-repeated="9" office:value-type="float" office:value="29.241" calcext:value-type="float">
            <text:p>29,241</text:p>
          </table:table-cell>
        </table:table-row>
        <table:table-row table:style-name="ro1">
          <table:table-cell office:value-type="float" office:value="25.223" calcext:value-type="float">
            <text:p>25,223</text:p>
          </table:table-cell>
          <table:table-cell office:value-type="float" office:value="25.893" calcext:value-type="float">
            <text:p>25,893</text:p>
          </table:table-cell>
          <table:table-cell office:value-type="float" office:value="26.339" calcext:value-type="float">
            <text:p>26,339</text:p>
          </table:table-cell>
          <table:table-cell office:value-type="float" office:value="28.348" calcext:value-type="float">
            <text:p>28,348</text:p>
          </table:table-cell>
          <table:table-cell office:value-type="float" office:value="27.455" calcext:value-type="float">
            <text:p>27,455</text:p>
          </table:table-cell>
          <table:table-cell office:value-type="float" office:value="28.571" calcext:value-type="float">
            <text:p>28,571</text:p>
          </table:table-cell>
          <table:table-cell office:value-type="float" office:value="28.348" calcext:value-type="float">
            <text:p>28,348</text:p>
          </table:table-cell>
          <table:table-cell office:value-type="float" office:value="28.795" calcext:value-type="float">
            <text:p>28,795</text:p>
          </table:table-cell>
          <table:table-cell office:value-type="float" office:value="28.348" calcext:value-type="float">
            <text:p>28,348</text:p>
          </table:table-cell>
          <table:table-cell office:value-type="float" office:value="29.241" calcext:value-type="float">
            <text:p>29,241</text:p>
          </table:table-cell>
          <table:table-cell table:number-columns-repeated="5" office:value-type="float" office:value="28.348" calcext:value-type="float">
            <text:p>28,348</text:p>
          </table:table-cell>
          <table:table-cell table:number-columns-repeated="9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" office:value-type="float" office:value="26.339" calcext:value-type="float">
            <text:p>26,339</text:p>
          </table:table-cell>
          <table:table-cell office:value-type="float" office:value="27.009" calcext:value-type="float">
            <text:p>27,009</text:p>
          </table:table-cell>
          <table:table-cell office:value-type="float" office:value="28.348" calcext:value-type="float">
            <text:p>28,348</text:p>
          </table:table-cell>
          <table:table-cell office:value-type="float" office:value="28.795" calcext:value-type="float">
            <text:p>28,795</text:p>
          </table:table-cell>
          <table:table-cell office:value-type="float" office:value="28.571" calcext:value-type="float">
            <text:p>28,571</text:p>
          </table:table-cell>
          <table:table-cell office:value-type="float" office:value="28.348" calcext:value-type="float">
            <text:p>28,348</text:p>
          </table:table-cell>
          <table:table-cell table:number-columns-repeated="17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" office:value-type="float" office:value="26.563" calcext:value-type="float">
            <text:p>26,563</text:p>
          </table:table-cell>
          <table:table-cell table:number-columns-repeated="3" office:value-type="float" office:value="28.795" calcext:value-type="float">
            <text:p>28,795</text:p>
          </table:table-cell>
          <table:table-cell table:number-columns-repeated="2" office:value-type="float" office:value="29.018" calcext:value-type="float">
            <text:p>29,018</text:p>
          </table:table-cell>
          <table:table-cell table:number-columns-repeated="17" office:value-type="float" office:value="29.241" calcext:value-type="float">
            <text:p>29,241</text:p>
          </table:table-cell>
        </table:table-row>
        <table:table-row table:style-name="ro1">
          <table:table-cell office:value-type="float" office:value="26.786" calcext:value-type="float">
            <text:p>26,786</text:p>
          </table:table-cell>
          <table:table-cell office:value-type="float" office:value="26.563" calcext:value-type="float">
            <text:p>26,563</text:p>
          </table:table-cell>
          <table:table-cell table:number-columns-repeated="2" office:value-type="float" office:value="29.464" calcext:value-type="float">
            <text:p>29,464</text:p>
          </table:table-cell>
          <table:table-cell table:number-columns-repeated="3" office:value-type="float" office:value="29.018" calcext:value-type="float">
            <text:p>29,018</text:p>
          </table:table-cell>
          <table:table-cell table:number-columns-repeated="17" office:value-type="float" office:value="29.241" calcext:value-type="float">
            <text:p>29,241</text:p>
          </table:table-cell>
        </table:table-row>
        <table:table-row table:style-name="ro1">
          <table:table-cell office:value-type="float" office:value="27.232" calcext:value-type="float">
            <text:p>27,232</text:p>
          </table:table-cell>
          <table:table-cell office:value-type="float" office:value="27.455" calcext:value-type="float">
            <text:p>27,455</text:p>
          </table:table-cell>
          <table:table-cell table:number-columns-repeated="2" office:value-type="float" office:value="29.464" calcext:value-type="float">
            <text:p>29,464</text:p>
          </table:table-cell>
          <table:table-cell table:number-columns-repeated="3" office:value-type="float" office:value="29.018" calcext:value-type="float">
            <text:p>29,018</text:p>
          </table:table-cell>
          <table:table-cell table:number-columns-repeated="17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" office:value-type="float" office:value="27.902" calcext:value-type="float">
            <text:p>27,902</text:p>
          </table:table-cell>
          <table:table-cell table:number-columns-repeated="22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  <table:table-row table:style-name="ro1">
          <table:table-cell table:number-columns-repeated="24" office:value-type="float" office:value="29.241" calcext:value-type="float">
            <text:p>29,241</text:p>
          </table:table-cell>
        </table:table-row>
      </table:table>
      <table:table table:name="10-Support" table:style-name="ta1">
        <table:shapes>
          <draw:frame draw:z-index="0" draw:style-name="gr1" draw:text-style-name="P1" svg:width="159.99mm" svg:height="89.99mm" svg:x="23.57mm" svg:y="55.19mm">
            <draw:object draw:notify-on-update-of-ranges="'10-Support'.B1:'10-Support'.Y1 '10-Support'.B12:'10-Support'.Y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7"/>
        <table:table-column table:style-name="co1" table:number-columns-repeated="24" table:default-cell-style-name="ce27"/>
        <table:table-column table:style-name="co1" table:number-columns-repeated="999" table:default-cell-style-name="Default"/>
        <table:table-row table:style-name="ro1"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OFFSET(([$10FoldsData.A$1:$10FoldsData.A$50]); 51*([.$A2]-1); 0))" office:value-type="float" office:value="24.51732" calcext:value-type="float">
            <text:p>24,517</text:p>
          </table:table-cell>
          <table:table-cell table:formula="of:=AVERAGE(OFFSET(([$10FoldsData.B$1:$10FoldsData.B$50]); 51*([.$A2]-1); 0))" office:value-type="float" office:value="24.4069" calcext:value-type="float">
            <text:p>24,407</text:p>
          </table:table-cell>
          <table:table-cell table:formula="of:=AVERAGE(OFFSET(([$10FoldsData.C$1:$10FoldsData.C$50]); 51*([.$A2]-1); 0))" office:value-type="float" office:value="24.0725" calcext:value-type="float">
            <text:p>24,073</text:p>
          </table:table-cell>
          <table:table-cell table:formula="of:=AVERAGE(OFFSET(([$10FoldsData.D$1:$10FoldsData.D$50]); 51*([.$A2]-1); 0))" office:value-type="float" office:value="24.5897" calcext:value-type="float">
            <text:p>24,590</text:p>
          </table:table-cell>
          <table:table-cell table:formula="of:=AVERAGE(OFFSET(([$10FoldsData.E$1:$10FoldsData.E$50]); 51*([.$A2]-1); 0))" office:value-type="float" office:value="25.05176" calcext:value-type="float">
            <text:p>25,052</text:p>
          </table:table-cell>
          <table:table-cell table:formula="of:=AVERAGE(OFFSET(([$10FoldsData.F$1:$10FoldsData.F$50]); 51*([.$A2]-1); 0))" office:value-type="float" office:value="25.00356" calcext:value-type="float">
            <text:p>25,004</text:p>
          </table:table-cell>
          <table:table-cell table:formula="of:=AVERAGE(OFFSET(([$10FoldsData.G$1:$10FoldsData.G$50]); 51*([.$A2]-1); 0))" office:value-type="float" office:value="24.92754" calcext:value-type="float">
            <text:p>24,928</text:p>
          </table:table-cell>
          <table:table-cell table:formula="of:=AVERAGE(OFFSET(([$10FoldsData.H$1:$10FoldsData.H$50]); 51*([.$A2]-1); 0))" office:value-type="float" office:value="23.87586" calcext:value-type="float">
            <text:p>23,876</text:p>
          </table:table-cell>
          <table:table-cell table:formula="of:=AVERAGE(OFFSET(([$10FoldsData.I$1:$10FoldsData.I$50]); 51*([.$A2]-1); 0))" office:value-type="float" office:value="23.74834" calcext:value-type="float">
            <text:p>23,748</text:p>
          </table:table-cell>
          <table:table-cell table:formula="of:=AVERAGE(OFFSET(([$10FoldsData.J$1:$10FoldsData.J$50]); 51*([.$A2]-1); 0))" office:value-type="float" office:value="23.82408" calcext:value-type="float">
            <text:p>23,824</text:p>
          </table:table-cell>
          <table:table-cell table:formula="of:=AVERAGE(OFFSET(([$10FoldsData.K$1:$10FoldsData.K$50]); 51*([.$A2]-1); 0))" office:value-type="float" office:value="24.23446" calcext:value-type="float">
            <text:p>24,234</text:p>
          </table:table-cell>
          <table:table-cell table:formula="of:=AVERAGE(OFFSET(([$10FoldsData.L$1:$10FoldsData.L$50]); 51*([.$A2]-1); 0))" office:value-type="float" office:value="24.06552" calcext:value-type="float">
            <text:p>24,066</text:p>
          </table:table-cell>
          <table:table-cell table:formula="of:=AVERAGE(OFFSET(([$10FoldsData.M$1:$10FoldsData.M$50]); 51*([.$A2]-1); 0))" office:value-type="float" office:value="23.8725" calcext:value-type="float">
            <text:p>23,873</text:p>
          </table:table-cell>
          <table:table-cell table:formula="of:=AVERAGE(OFFSET(([$10FoldsData.N$1:$10FoldsData.N$50]); 51*([.$A2]-1); 0))" office:value-type="float" office:value="23.9689" calcext:value-type="float">
            <text:p>23,969</text:p>
          </table:table-cell>
          <table:table-cell table:formula="of:=AVERAGE(OFFSET(([$10FoldsData.O$1:$10FoldsData.O$50]); 51*([.$A2]-1); 0))" office:value-type="float" office:value="24.3483" calcext:value-type="float">
            <text:p>24,348</text:p>
          </table:table-cell>
          <table:table-cell table:formula="of:=AVERAGE(OFFSET(([$10FoldsData.P$1:$10FoldsData.P$50]); 51*([.$A2]-1); 0))" office:value-type="float" office:value="24.29658" calcext:value-type="float">
            <text:p>24,297</text:p>
          </table:table-cell>
          <table:table-cell table:formula="of:=AVERAGE(OFFSET(([$10FoldsData.Q$1:$10FoldsData.Q$50]); 51*([.$A2]-1); 0))" office:value-type="float" office:value="23.73116" calcext:value-type="float">
            <text:p>23,731</text:p>
          </table:table-cell>
          <table:table-cell table:formula="of:=AVERAGE(OFFSET(([$10FoldsData.R$1:$10FoldsData.R$50]); 51*([.$A2]-1); 0))" office:value-type="float" office:value="23.44482" calcext:value-type="float">
            <text:p>23,445</text:p>
          </table:table-cell>
          <table:table-cell table:formula="of:=AVERAGE(OFFSET(([$10FoldsData.S$1:$10FoldsData.S$50]); 51*([.$A2]-1); 0))" office:value-type="float" office:value="23.63448" calcext:value-type="float">
            <text:p>23,634</text:p>
          </table:table-cell>
          <table:table-cell table:formula="of:=AVERAGE(OFFSET(([$10FoldsData.T$1:$10FoldsData.T$50]); 51*([.$A2]-1); 0))" office:value-type="float" office:value="23.91726" calcext:value-type="float">
            <text:p>23,917</text:p>
          </table:table-cell>
          <table:table-cell table:formula="of:=AVERAGE(OFFSET(([$10FoldsData.U$1:$10FoldsData.U$50]); 51*([.$A2]-1); 0))" office:value-type="float" office:value="24.40686" calcext:value-type="float">
            <text:p>24,407</text:p>
          </table:table-cell>
          <table:table-cell table:formula="of:=AVERAGE(OFFSET(([$10FoldsData.V$1:$10FoldsData.V$50]); 51*([.$A2]-1); 0))" office:value-type="float" office:value="24.58272" calcext:value-type="float">
            <text:p>24,583</text:p>
          </table:table-cell>
          <table:table-cell table:formula="of:=AVERAGE(OFFSET(([$10FoldsData.W$1:$10FoldsData.W$50]); 51*([.$A2]-1); 0))" office:value-type="float" office:value="24.34136" calcext:value-type="float">
            <text:p>24,341</text:p>
          </table:table-cell>
          <table:table-cell table:formula="of:=AVERAGE(OFFSET(([$10FoldsData.X$1:$10FoldsData.X$50]); 51*([.$A2]-1); 0))" office:value-type="float" office:value="24.4" calcext:value-type="float">
            <text:p>24,400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OFFSET(([$10FoldsData.A$1:$10FoldsData.A$50]); 51*([.$A3]-1); 0))" office:value-type="float" office:value="25.94136" calcext:value-type="float">
            <text:p>25,941</text:p>
          </table:table-cell>
          <table:table-cell table:formula="of:=AVERAGE(OFFSET(([$10FoldsData.B$1:$10FoldsData.B$50]); 51*([.$A3]-1); 0))" office:value-type="float" office:value="25.95514" calcext:value-type="float">
            <text:p>25,955</text:p>
          </table:table-cell>
          <table:table-cell table:formula="of:=AVERAGE(OFFSET(([$10FoldsData.C$1:$10FoldsData.C$50]); 51*([.$A3]-1); 0))" office:value-type="float" office:value="25.80698" calcext:value-type="float">
            <text:p>25,807</text:p>
          </table:table-cell>
          <table:table-cell table:formula="of:=AVERAGE(OFFSET(([$10FoldsData.D$1:$10FoldsData.D$50]); 51*([.$A3]-1); 0))" office:value-type="float" office:value="26.59314" calcext:value-type="float">
            <text:p>26,593</text:p>
          </table:table-cell>
          <table:table-cell table:formula="of:=AVERAGE(OFFSET(([$10FoldsData.E$1:$10FoldsData.E$50]); 51*([.$A3]-1); 0))" office:value-type="float" office:value="27.05174" calcext:value-type="float">
            <text:p>27,052</text:p>
          </table:table-cell>
          <table:table-cell table:formula="of:=AVERAGE(OFFSET(([$10FoldsData.F$1:$10FoldsData.F$50]); 51*([.$A3]-1); 0))" office:value-type="float" office:value="27.7345" calcext:value-type="float">
            <text:p>27,735</text:p>
          </table:table-cell>
          <table:table-cell table:formula="of:=AVERAGE(OFFSET(([$10FoldsData.G$1:$10FoldsData.G$50]); 51*([.$A3]-1); 0))" office:value-type="float" office:value="27.68274" calcext:value-type="float">
            <text:p>27,683</text:p>
          </table:table-cell>
          <table:table-cell table:formula="of:=AVERAGE(OFFSET(([$10FoldsData.H$1:$10FoldsData.H$50]); 51*([.$A3]-1); 0))" office:value-type="float" office:value="27.7068" calcext:value-type="float">
            <text:p>27,707</text:p>
          </table:table-cell>
          <table:table-cell table:formula="of:=AVERAGE(OFFSET(([$10FoldsData.I$1:$10FoldsData.I$50]); 51*([.$A3]-1); 0))" office:value-type="float" office:value="27.68272" calcext:value-type="float">
            <text:p>27,683</text:p>
          </table:table-cell>
          <table:table-cell table:formula="of:=AVERAGE(OFFSET(([$10FoldsData.J$1:$10FoldsData.J$50]); 51*([.$A3]-1); 0))" office:value-type="float" office:value="28.17578" calcext:value-type="float">
            <text:p>28,176</text:p>
          </table:table-cell>
          <table:table-cell table:formula="of:=AVERAGE(OFFSET(([$10FoldsData.K$1:$10FoldsData.K$50]); 51*([.$A3]-1); 0))" office:value-type="float" office:value="28.47582" calcext:value-type="float">
            <text:p>28,476</text:p>
          </table:table-cell>
          <table:table-cell table:formula="of:=AVERAGE(OFFSET(([$10FoldsData.L$1:$10FoldsData.L$50]); 51*([.$A3]-1); 0))" office:value-type="float" office:value="28.79648" calcext:value-type="float">
            <text:p>28,796</text:p>
          </table:table-cell>
          <table:table-cell table:formula="of:=AVERAGE(OFFSET(([$10FoldsData.M$1:$10FoldsData.M$50]); 51*([.$A3]-1); 0))" office:value-type="float" office:value="29.01726" calcext:value-type="float">
            <text:p>29,017</text:p>
          </table:table-cell>
          <table:table-cell table:formula="of:=AVERAGE(OFFSET(([$10FoldsData.N$1:$10FoldsData.N$50]); 51*([.$A3]-1); 0))" office:value-type="float" office:value="29.6034" calcext:value-type="float">
            <text:p>29,603</text:p>
          </table:table-cell>
          <table:table-cell table:formula="of:=AVERAGE(OFFSET(([$10FoldsData.O$1:$10FoldsData.O$50]); 51*([.$A3]-1); 0))" office:value-type="float" office:value="28.8173" calcext:value-type="float">
            <text:p>28,817</text:p>
          </table:table-cell>
          <table:table-cell table:formula="of:=AVERAGE(OFFSET(([$10FoldsData.P$1:$10FoldsData.P$50]); 51*([.$A3]-1); 0))" office:value-type="float" office:value="28.40688" calcext:value-type="float">
            <text:p>28,407</text:p>
          </table:table-cell>
          <table:table-cell table:formula="of:=AVERAGE(OFFSET(([$10FoldsData.Q$1:$10FoldsData.Q$50]); 51*([.$A3]-1); 0))" office:value-type="float" office:value="28.31378" calcext:value-type="float">
            <text:p>28,314</text:p>
          </table:table-cell>
          <table:table-cell table:formula="of:=AVERAGE(OFFSET(([$10FoldsData.R$1:$10FoldsData.R$50]); 51*([.$A3]-1); 0))" office:value-type="float" office:value="28.44134" calcext:value-type="float">
            <text:p>28,441</text:p>
          </table:table-cell>
          <table:table-cell table:formula="of:=AVERAGE(OFFSET(([$10FoldsData.S$1:$10FoldsData.S$50]); 51*([.$A3]-1); 0))" office:value-type="float" office:value="28.51724" calcext:value-type="float">
            <text:p>28,517</text:p>
          </table:table-cell>
          <table:table-cell table:formula="of:=AVERAGE(OFFSET(([$10FoldsData.T$1:$10FoldsData.T$50]); 51*([.$A3]-1); 0))" office:value-type="float" office:value="28.51724" calcext:value-type="float">
            <text:p>28,517</text:p>
          </table:table-cell>
          <table:table-cell table:formula="of:=AVERAGE(OFFSET(([$10FoldsData.U$1:$10FoldsData.U$50]); 51*([.$A3]-1); 0))" office:value-type="float" office:value="28.56196" calcext:value-type="float">
            <text:p>28,562</text:p>
          </table:table-cell>
          <table:table-cell table:formula="of:=AVERAGE(OFFSET(([$10FoldsData.V$1:$10FoldsData.V$50]); 51*([.$A3]-1); 0))" office:value-type="float" office:value="28.5964" calcext:value-type="float">
            <text:p>28,596</text:p>
          </table:table-cell>
          <table:table-cell table:formula="of:=AVERAGE(OFFSET(([$10FoldsData.W$1:$10FoldsData.W$50]); 51*([.$A3]-1); 0))" office:value-type="float" office:value="28.5964" calcext:value-type="float">
            <text:p>28,596</text:p>
          </table:table-cell>
          <table:table-cell table:formula="of:=AVERAGE(OFFSET(([$10FoldsData.X$1:$10FoldsData.X$50]); 51*([.$A3]-1); 0))" office:value-type="float" office:value="28.64478" calcext:value-type="float">
            <text:p>28,645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OFFSET(([$10FoldsData.A$1:$10FoldsData.A$50]); 51*([.$A4]-1); 0))" office:value-type="float" office:value="26.72216" calcext:value-type="float">
            <text:p>26,722</text:p>
          </table:table-cell>
          <table:table-cell table:formula="of:=AVERAGE(OFFSET(([$10FoldsData.B$1:$10FoldsData.B$50]); 51*([.$A4]-1); 0))" office:value-type="float" office:value="26.38956" calcext:value-type="float">
            <text:p>26,390</text:p>
          </table:table-cell>
          <table:table-cell table:formula="of:=AVERAGE(OFFSET(([$10FoldsData.C$1:$10FoldsData.C$50]); 51*([.$A4]-1); 0))" office:value-type="float" office:value="26.1059" calcext:value-type="float">
            <text:p>26,106</text:p>
          </table:table-cell>
          <table:table-cell table:formula="of:=AVERAGE(OFFSET(([$10FoldsData.D$1:$10FoldsData.D$50]); 51*([.$A4]-1); 0))" office:value-type="float" office:value="26.0189" calcext:value-type="float">
            <text:p>26,019</text:p>
          </table:table-cell>
          <table:table-cell table:formula="of:=AVERAGE(OFFSET(([$10FoldsData.E$1:$10FoldsData.E$50]); 51*([.$A4]-1); 0))" office:value-type="float" office:value="27.16068" calcext:value-type="float">
            <text:p>27,161</text:p>
          </table:table-cell>
          <table:table-cell table:formula="of:=AVERAGE(OFFSET(([$10FoldsData.F$1:$10FoldsData.F$50]); 51*([.$A4]-1); 0))" office:value-type="float" office:value="27.44802" calcext:value-type="float">
            <text:p>27,448</text:p>
          </table:table-cell>
          <table:table-cell table:formula="of:=AVERAGE(OFFSET(([$10FoldsData.G$1:$10FoldsData.G$50]); 51*([.$A4]-1); 0))" office:value-type="float" office:value="27.53498" calcext:value-type="float">
            <text:p>27,535</text:p>
          </table:table-cell>
          <table:table-cell table:formula="of:=AVERAGE(OFFSET(([$10FoldsData.H$1:$10FoldsData.H$50]); 51*([.$A4]-1); 0))" office:value-type="float" office:value="27.38378" calcext:value-type="float">
            <text:p>27,384</text:p>
          </table:table-cell>
          <table:table-cell table:formula="of:=AVERAGE(OFFSET(([$10FoldsData.I$1:$10FoldsData.I$50]); 51*([.$A4]-1); 0))" office:value-type="float" office:value="26.74492" calcext:value-type="float">
            <text:p>26,745</text:p>
          </table:table-cell>
          <table:table-cell table:formula="of:=AVERAGE(OFFSET(([$10FoldsData.J$1:$10FoldsData.J$50]); 51*([.$A4]-1); 0))" office:value-type="float" office:value="27.25904" calcext:value-type="float">
            <text:p>27,259</text:p>
          </table:table-cell>
          <table:table-cell table:formula="of:=AVERAGE(OFFSET(([$10FoldsData.K$1:$10FoldsData.K$50]); 51*([.$A4]-1); 0))" office:value-type="float" office:value="27.27794" calcext:value-type="float">
            <text:p>27,278</text:p>
          </table:table-cell>
          <table:table-cell table:formula="of:=AVERAGE(OFFSET(([$10FoldsData.L$1:$10FoldsData.L$50]); 51*([.$A4]-1); 0))" office:value-type="float" office:value="27.52372" calcext:value-type="float">
            <text:p>27,524</text:p>
          </table:table-cell>
          <table:table-cell table:formula="of:=AVERAGE(OFFSET(([$10FoldsData.M$1:$10FoldsData.M$50]); 51*([.$A4]-1); 0))" office:value-type="float" office:value="26.99438" calcext:value-type="float">
            <text:p>26,994</text:p>
          </table:table-cell>
          <table:table-cell table:formula="of:=AVERAGE(OFFSET(([$10FoldsData.N$1:$10FoldsData.N$50]); 51*([.$A4]-1); 0))" office:value-type="float" office:value="27.05488" calcext:value-type="float">
            <text:p>27,055</text:p>
          </table:table-cell>
          <table:table-cell table:formula="of:=AVERAGE(OFFSET(([$10FoldsData.O$1:$10FoldsData.O$50]); 51*([.$A4]-1); 0))" office:value-type="float" office:value="27.32324" calcext:value-type="float">
            <text:p>27,323</text:p>
          </table:table-cell>
          <table:table-cell table:formula="of:=AVERAGE(OFFSET(([$10FoldsData.P$1:$10FoldsData.P$50]); 51*([.$A4]-1); 0))" office:value-type="float" office:value="27.1607" calcext:value-type="float">
            <text:p>27,161</text:p>
          </table:table-cell>
          <table:table-cell table:formula="of:=AVERAGE(OFFSET(([$10FoldsData.Q$1:$10FoldsData.Q$50]); 51*([.$A4]-1); 0))" office:value-type="float" office:value="27.33836" calcext:value-type="float">
            <text:p>27,338</text:p>
          </table:table-cell>
          <table:table-cell table:formula="of:=AVERAGE(OFFSET(([$10FoldsData.R$1:$10FoldsData.R$50]); 51*([.$A4]-1); 0))" office:value-type="float" office:value="27.9545" calcext:value-type="float">
            <text:p>27,955</text:p>
          </table:table-cell>
          <table:table-cell table:formula="of:=AVERAGE(OFFSET(([$10FoldsData.S$1:$10FoldsData.S$50]); 51*([.$A4]-1); 0))" office:value-type="float" office:value="28.49128" calcext:value-type="float">
            <text:p>28,491</text:p>
          </table:table-cell>
          <table:table-cell table:formula="of:=AVERAGE(OFFSET(([$10FoldsData.T$1:$10FoldsData.T$50]); 51*([.$A4]-1); 0))" office:value-type="float" office:value="28.6841" calcext:value-type="float">
            <text:p>28,684</text:p>
          </table:table-cell>
          <table:table-cell table:formula="of:=AVERAGE(OFFSET(([$10FoldsData.U$1:$10FoldsData.U$50]); 51*([.$A4]-1); 0))" office:value-type="float" office:value="28.67276" calcext:value-type="float">
            <text:p>28,673</text:p>
          </table:table-cell>
          <table:table-cell table:formula="of:=AVERAGE(OFFSET(([$10FoldsData.V$1:$10FoldsData.V$50]); 51*([.$A4]-1); 0))" office:value-type="float" office:value="28.61228" calcext:value-type="float">
            <text:p>28,612</text:p>
          </table:table-cell>
          <table:table-cell table:formula="of:=AVERAGE(OFFSET(([$10FoldsData.W$1:$10FoldsData.W$50]); 51*([.$A4]-1); 0))" office:value-type="float" office:value="28.85046" calcext:value-type="float">
            <text:p>28,850</text:p>
          </table:table-cell>
          <table:table-cell table:formula="of:=AVERAGE(OFFSET(([$10FoldsData.X$1:$10FoldsData.X$50]); 51*([.$A4]-1); 0))" office:value-type="float" office:value="28.63504" calcext:value-type="float">
            <text:p>28,635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OFFSET(([$10FoldsData.A$1:$10FoldsData.A$50]); 51*([.$A5]-1); 0))" office:value-type="float" office:value="21.72996" calcext:value-type="float">
            <text:p>21,730</text:p>
          </table:table-cell>
          <table:table-cell table:formula="of:=AVERAGE(OFFSET(([$10FoldsData.B$1:$10FoldsData.B$50]); 51*([.$A5]-1); 0))" office:value-type="float" office:value="22.019" calcext:value-type="float">
            <text:p>22,019</text:p>
          </table:table-cell>
          <table:table-cell table:formula="of:=AVERAGE(OFFSET(([$10FoldsData.C$1:$10FoldsData.C$50]); 51*([.$A5]-1); 0))" office:value-type="float" office:value="23.22808" calcext:value-type="float">
            <text:p>23,228</text:p>
          </table:table-cell>
          <table:table-cell table:formula="of:=AVERAGE(OFFSET(([$10FoldsData.D$1:$10FoldsData.D$50]); 51*([.$A5]-1); 0))" office:value-type="float" office:value="22.7376" calcext:value-type="float">
            <text:p>22,738</text:p>
          </table:table-cell>
          <table:table-cell table:formula="of:=AVERAGE(OFFSET(([$10FoldsData.E$1:$10FoldsData.E$50]); 51*([.$A5]-1); 0))" office:value-type="float" office:value="22.92772" calcext:value-type="float">
            <text:p>22,928</text:p>
          </table:table-cell>
          <table:table-cell table:formula="of:=AVERAGE(OFFSET(([$10FoldsData.F$1:$10FoldsData.F$50]); 51*([.$A5]-1); 0))" office:value-type="float" office:value="22.8442" calcext:value-type="float">
            <text:p>22,844</text:p>
          </table:table-cell>
          <table:table-cell table:formula="of:=AVERAGE(OFFSET(([$10FoldsData.G$1:$10FoldsData.G$50]); 51*([.$A5]-1); 0))" office:value-type="float" office:value="22.597" calcext:value-type="float">
            <text:p>22,597</text:p>
          </table:table-cell>
          <table:table-cell table:formula="of:=AVERAGE(OFFSET(([$10FoldsData.H$1:$10FoldsData.H$50]); 51*([.$A5]-1); 0))" office:value-type="float" office:value="23.23576" calcext:value-type="float">
            <text:p>23,236</text:p>
          </table:table-cell>
          <table:table-cell table:formula="of:=AVERAGE(OFFSET(([$10FoldsData.I$1:$10FoldsData.I$50]); 51*([.$A5]-1); 0))" office:value-type="float" office:value="23.56656" calcext:value-type="float">
            <text:p>23,567</text:p>
          </table:table-cell>
          <table:table-cell table:formula="of:=AVERAGE(OFFSET(([$10FoldsData.J$1:$10FoldsData.J$50]); 51*([.$A5]-1); 0))" office:value-type="float" office:value="23.57798" calcext:value-type="float">
            <text:p>23,578</text:p>
          </table:table-cell>
          <table:table-cell table:formula="of:=AVERAGE(OFFSET(([$10FoldsData.K$1:$10FoldsData.K$50]); 51*([.$A5]-1); 0))" office:value-type="float" office:value="23.68074" calcext:value-type="float">
            <text:p>23,681</text:p>
          </table:table-cell>
          <table:table-cell table:formula="of:=AVERAGE(OFFSET(([$10FoldsData.L$1:$10FoldsData.L$50]); 51*([.$A5]-1); 0))" office:value-type="float" office:value="23.61968" calcext:value-type="float">
            <text:p>23,620</text:p>
          </table:table-cell>
          <table:table-cell table:formula="of:=AVERAGE(OFFSET(([$10FoldsData.M$1:$10FoldsData.M$50]); 51*([.$A5]-1); 0))" office:value-type="float" office:value="24.20914" calcext:value-type="float">
            <text:p>24,209</text:p>
          </table:table-cell>
          <table:table-cell table:formula="of:=AVERAGE(OFFSET(([$10FoldsData.N$1:$10FoldsData.N$50]); 51*([.$A5]-1); 0))" office:value-type="float" office:value="24.23954" calcext:value-type="float">
            <text:p>24,240</text:p>
          </table:table-cell>
          <table:table-cell table:formula="of:=AVERAGE(OFFSET(([$10FoldsData.O$1:$10FoldsData.O$50]); 51*([.$A5]-1); 0))" office:value-type="float" office:value="24.29274" calcext:value-type="float">
            <text:p>24,293</text:p>
          </table:table-cell>
          <table:table-cell table:formula="of:=AVERAGE(OFFSET(([$10FoldsData.P$1:$10FoldsData.P$50]); 51*([.$A5]-1); 0))" office:value-type="float" office:value="23.72636" calcext:value-type="float">
            <text:p>23,726</text:p>
          </table:table-cell>
          <table:table-cell table:formula="of:=AVERAGE(OFFSET(([$10FoldsData.Q$1:$10FoldsData.Q$50]); 51*([.$A5]-1); 0))" office:value-type="float" office:value="23.59706" calcext:value-type="float">
            <text:p>23,597</text:p>
          </table:table-cell>
          <table:table-cell table:formula="of:=AVERAGE(OFFSET(([$10FoldsData.R$1:$10FoldsData.R$50]); 51*([.$A5]-1); 0))" office:value-type="float" office:value="23.84798" calcext:value-type="float">
            <text:p>23,848</text:p>
          </table:table-cell>
          <table:table-cell table:formula="of:=AVERAGE(OFFSET(([$10FoldsData.S$1:$10FoldsData.S$50]); 51*([.$A5]-1); 0))" office:value-type="float" office:value="23.80998" calcext:value-type="float">
            <text:p>23,810</text:p>
          </table:table-cell>
          <table:table-cell table:formula="of:=AVERAGE(OFFSET(([$10FoldsData.T$1:$10FoldsData.T$50]); 51*([.$A5]-1); 0))" office:value-type="float" office:value="23.85556" calcext:value-type="float">
            <text:p>23,856</text:p>
          </table:table-cell>
          <table:table-cell table:formula="of:=AVERAGE(OFFSET(([$10FoldsData.U$1:$10FoldsData.U$50]); 51*([.$A5]-1); 0))" office:value-type="float" office:value="24.0418" calcext:value-type="float">
            <text:p>24,042</text:p>
          </table:table-cell>
          <table:table-cell table:formula="of:=AVERAGE(OFFSET(([$10FoldsData.V$1:$10FoldsData.V$50]); 51*([.$A5]-1); 0))" office:value-type="float" office:value="23.76052" calcext:value-type="float">
            <text:p>23,761</text:p>
          </table:table-cell>
          <table:table-cell table:formula="of:=AVERAGE(OFFSET(([$10FoldsData.W$1:$10FoldsData.W$50]); 51*([.$A5]-1); 0))" office:value-type="float" office:value="24.33076" calcext:value-type="float">
            <text:p>24,331</text:p>
          </table:table-cell>
          <table:table-cell table:formula="of:=AVERAGE(OFFSET(([$10FoldsData.X$1:$10FoldsData.X$50]); 51*([.$A5]-1); 0))" office:value-type="float" office:value="24.20526" calcext:value-type="float">
            <text:p>24,205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OFFSET(([$10FoldsData.A$1:$10FoldsData.A$50]); 51*([.$A6]-1); 0))" office:value-type="float" office:value="23.36078" calcext:value-type="float">
            <text:p>23,361</text:p>
          </table:table-cell>
          <table:table-cell table:formula="of:=AVERAGE(OFFSET(([$10FoldsData.B$1:$10FoldsData.B$50]); 51*([.$A6]-1); 0))" office:value-type="float" office:value="23.37312" calcext:value-type="float">
            <text:p>23,373</text:p>
          </table:table-cell>
          <table:table-cell table:formula="of:=AVERAGE(OFFSET(([$10FoldsData.C$1:$10FoldsData.C$50]); 51*([.$A6]-1); 0))" office:value-type="float" office:value="24.00414" calcext:value-type="float">
            <text:p>24,004</text:p>
          </table:table-cell>
          <table:table-cell table:formula="of:=AVERAGE(OFFSET(([$10FoldsData.D$1:$10FoldsData.D$50]); 51*([.$A6]-1); 0))" office:value-type="float" office:value="24.91546" calcext:value-type="float">
            <text:p>24,915</text:p>
          </table:table-cell>
          <table:table-cell table:formula="of:=AVERAGE(OFFSET(([$10FoldsData.E$1:$10FoldsData.E$50]); 51*([.$A6]-1); 0))" office:value-type="float" office:value="25.29894" calcext:value-type="float">
            <text:p>25,299</text:p>
          </table:table-cell>
          <table:table-cell table:formula="of:=AVERAGE(OFFSET(([$10FoldsData.F$1:$10FoldsData.F$50]); 51*([.$A6]-1); 0))" office:value-type="float" office:value="24.98144" calcext:value-type="float">
            <text:p>24,981</text:p>
          </table:table-cell>
          <table:table-cell table:formula="of:=AVERAGE(OFFSET(([$10FoldsData.G$1:$10FoldsData.G$50]); 51*([.$A6]-1); 0))" office:value-type="float" office:value="25.38966" calcext:value-type="float">
            <text:p>25,390</text:p>
          </table:table-cell>
          <table:table-cell table:formula="of:=AVERAGE(OFFSET(([$10FoldsData.H$1:$10FoldsData.H$50]); 51*([.$A6]-1); 0))" office:value-type="float" office:value="25.72772" calcext:value-type="float">
            <text:p>25,728</text:p>
          </table:table-cell>
          <table:table-cell table:formula="of:=AVERAGE(OFFSET(([$10FoldsData.I$1:$10FoldsData.I$50]); 51*([.$A6]-1); 0))" office:value-type="float" office:value="25.06392" calcext:value-type="float">
            <text:p>25,064</text:p>
          </table:table-cell>
          <table:table-cell table:formula="of:=AVERAGE(OFFSET(([$10FoldsData.J$1:$10FoldsData.J$50]); 51*([.$A6]-1); 0))" office:value-type="float" office:value="24.79186" calcext:value-type="float">
            <text:p>24,792</text:p>
          </table:table-cell>
          <table:table-cell table:formula="of:=AVERAGE(OFFSET(([$10FoldsData.K$1:$10FoldsData.K$50]); 51*([.$A6]-1); 0))" office:value-type="float" office:value="24.99788" calcext:value-type="float">
            <text:p>24,998</text:p>
          </table:table-cell>
          <table:table-cell table:formula="of:=AVERAGE(OFFSET(([$10FoldsData.L$1:$10FoldsData.L$50]); 51*([.$A6]-1); 0))" office:value-type="float" office:value="24.8784" calcext:value-type="float">
            <text:p>24,878</text:p>
          </table:table-cell>
          <table:table-cell table:formula="of:=AVERAGE(OFFSET(([$10FoldsData.M$1:$10FoldsData.M$50]); 51*([.$A6]-1); 0))" office:value-type="float" office:value="24.49902" calcext:value-type="float">
            <text:p>24,499</text:p>
          </table:table-cell>
          <table:table-cell table:formula="of:=AVERAGE(OFFSET(([$10FoldsData.N$1:$10FoldsData.N$50]); 51*([.$A6]-1); 0))" office:value-type="float" office:value="24.86602" calcext:value-type="float">
            <text:p>24,866</text:p>
          </table:table-cell>
          <table:table-cell table:formula="of:=AVERAGE(OFFSET(([$10FoldsData.O$1:$10FoldsData.O$50]); 51*([.$A6]-1); 0))" office:value-type="float" office:value="24.86188" calcext:value-type="float">
            <text:p>24,862</text:p>
          </table:table-cell>
          <table:table-cell table:formula="of:=AVERAGE(OFFSET(([$10FoldsData.P$1:$10FoldsData.P$50]); 51*([.$A6]-1); 0))" office:value-type="float" office:value="24.23516" calcext:value-type="float">
            <text:p>24,235</text:p>
          </table:table-cell>
          <table:table-cell table:formula="of:=AVERAGE(OFFSET(([$10FoldsData.Q$1:$10FoldsData.Q$50]); 51*([.$A6]-1); 0))" office:value-type="float" office:value="24.371" calcext:value-type="float">
            <text:p>24,371</text:p>
          </table:table-cell>
          <table:table-cell table:formula="of:=AVERAGE(OFFSET(([$10FoldsData.R$1:$10FoldsData.R$50]); 51*([.$A6]-1); 0))" office:value-type="float" office:value="24.2269" calcext:value-type="float">
            <text:p>24,227</text:p>
          </table:table-cell>
          <table:table-cell table:formula="of:=AVERAGE(OFFSET(([$10FoldsData.S$1:$10FoldsData.S$50]); 51*([.$A6]-1); 0))" office:value-type="float" office:value="24.6228" calcext:value-type="float">
            <text:p>24,623</text:p>
          </table:table-cell>
          <table:table-cell table:formula="of:=AVERAGE(OFFSET(([$10FoldsData.T$1:$10FoldsData.T$50]); 51*([.$A6]-1); 0))" office:value-type="float" office:value="25.11756" calcext:value-type="float">
            <text:p>25,118</text:p>
          </table:table-cell>
          <table:table-cell table:formula="of:=AVERAGE(OFFSET(([$10FoldsData.U$1:$10FoldsData.U$50]); 51*([.$A6]-1); 0))" office:value-type="float" office:value="25.22486" calcext:value-type="float">
            <text:p>25,225</text:p>
          </table:table-cell>
          <table:table-cell table:formula="of:=AVERAGE(OFFSET(([$10FoldsData.V$1:$10FoldsData.V$50]); 51*([.$A6]-1); 0))" office:value-type="float" office:value="25.00214" calcext:value-type="float">
            <text:p>25,002</text:p>
          </table:table-cell>
          <table:table-cell table:formula="of:=AVERAGE(OFFSET(([$10FoldsData.W$1:$10FoldsData.W$50]); 51*([.$A6]-1); 0))" office:value-type="float" office:value="24.81234" calcext:value-type="float">
            <text:p>24,812</text:p>
          </table:table-cell>
          <table:table-cell table:formula="of:=AVERAGE(OFFSET(([$10FoldsData.X$1:$10FoldsData.X$50]); 51*([.$A6]-1); 0))" office:value-type="float" office:value="25.09706" calcext:value-type="float">
            <text:p>25,097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OFFSET(([$10FoldsData.A$1:$10FoldsData.A$50]); 51*([.$A7]-1); 0))" office:value-type="float" office:value="24.8298" calcext:value-type="float">
            <text:p>24,830</text:p>
          </table:table-cell>
          <table:table-cell table:formula="of:=AVERAGE(OFFSET(([$10FoldsData.B$1:$10FoldsData.B$50]); 51*([.$A7]-1); 0))" office:value-type="float" office:value="25.11494" calcext:value-type="float">
            <text:p>25,115</text:p>
          </table:table-cell>
          <table:table-cell table:formula="of:=AVERAGE(OFFSET(([$10FoldsData.C$1:$10FoldsData.C$50]); 51*([.$A7]-1); 0))" office:value-type="float" office:value="26.7703" calcext:value-type="float">
            <text:p>26,770</text:p>
          </table:table-cell>
          <table:table-cell table:formula="of:=AVERAGE(OFFSET(([$10FoldsData.D$1:$10FoldsData.D$50]); 51*([.$A7]-1); 0))" office:value-type="float" office:value="26.4468" calcext:value-type="float">
            <text:p>26,447</text:p>
          </table:table-cell>
          <table:table-cell table:formula="of:=AVERAGE(OFFSET(([$10FoldsData.E$1:$10FoldsData.E$50]); 51*([.$A7]-1); 0))" office:value-type="float" office:value="26.26808" calcext:value-type="float">
            <text:p>26,268</text:p>
          </table:table-cell>
          <table:table-cell table:formula="of:=AVERAGE(OFFSET(([$10FoldsData.F$1:$10FoldsData.F$50]); 51*([.$A7]-1); 0))" office:value-type="float" office:value="24.85096" calcext:value-type="float">
            <text:p>24,851</text:p>
          </table:table-cell>
          <table:table-cell table:formula="of:=AVERAGE(OFFSET(([$10FoldsData.G$1:$10FoldsData.G$50]); 51*([.$A7]-1); 0))" office:value-type="float" office:value="24.59148" calcext:value-type="float">
            <text:p>24,591</text:p>
          </table:table-cell>
          <table:table-cell table:formula="of:=AVERAGE(OFFSET(([$10FoldsData.H$1:$10FoldsData.H$50]); 51*([.$A7]-1); 0))" office:value-type="float" office:value="24.7532" calcext:value-type="float">
            <text:p>24,753</text:p>
          </table:table-cell>
          <table:table-cell table:formula="of:=AVERAGE(OFFSET(([$10FoldsData.I$1:$10FoldsData.I$50]); 51*([.$A7]-1); 0))" office:value-type="float" office:value="24.72334" calcext:value-type="float">
            <text:p>24,723</text:p>
          </table:table-cell>
          <table:table-cell table:formula="of:=AVERAGE(OFFSET(([$10FoldsData.J$1:$10FoldsData.J$50]); 51*([.$A7]-1); 0))" office:value-type="float" office:value="24.9532" calcext:value-type="float">
            <text:p>24,953</text:p>
          </table:table-cell>
          <table:table-cell table:formula="of:=AVERAGE(OFFSET(([$10FoldsData.K$1:$10FoldsData.K$50]); 51*([.$A7]-1); 0))" office:value-type="float" office:value="24.45528" calcext:value-type="float">
            <text:p>24,455</text:p>
          </table:table-cell>
          <table:table-cell table:formula="of:=AVERAGE(OFFSET(([$10FoldsData.L$1:$10FoldsData.L$50]); 51*([.$A7]-1); 0))" office:value-type="float" office:value="25.62136" calcext:value-type="float">
            <text:p>25,621</text:p>
          </table:table-cell>
          <table:table-cell table:formula="of:=AVERAGE(OFFSET(([$10FoldsData.M$1:$10FoldsData.M$50]); 51*([.$A7]-1); 0))" office:value-type="float" office:value="25.1064" calcext:value-type="float">
            <text:p>25,106</text:p>
          </table:table-cell>
          <table:table-cell table:formula="of:=AVERAGE(OFFSET(([$10FoldsData.N$1:$10FoldsData.N$50]); 51*([.$A7]-1); 0))" office:value-type="float" office:value="25.90198" calcext:value-type="float">
            <text:p>25,902</text:p>
          </table:table-cell>
          <table:table-cell table:formula="of:=AVERAGE(OFFSET(([$10FoldsData.O$1:$10FoldsData.O$50]); 51*([.$A7]-1); 0))" office:value-type="float" office:value="25.87654" calcext:value-type="float">
            <text:p>25,877</text:p>
          </table:table-cell>
          <table:table-cell table:formula="of:=AVERAGE(OFFSET(([$10FoldsData.P$1:$10FoldsData.P$50]); 51*([.$A7]-1); 0))" office:value-type="float" office:value="26.19134" calcext:value-type="float">
            <text:p>26,191</text:p>
          </table:table-cell>
          <table:table-cell table:formula="of:=AVERAGE(OFFSET(([$10FoldsData.Q$1:$10FoldsData.Q$50]); 51*([.$A7]-1); 0))" office:value-type="float" office:value="27.19582" calcext:value-type="float">
            <text:p>27,196</text:p>
          </table:table-cell>
          <table:table-cell table:formula="of:=AVERAGE(OFFSET(([$10FoldsData.R$1:$10FoldsData.R$50]); 51*([.$A7]-1); 0))" office:value-type="float" office:value="27.58296" calcext:value-type="float">
            <text:p>27,583</text:p>
          </table:table-cell>
          <table:table-cell table:formula="of:=AVERAGE(OFFSET(([$10FoldsData.S$1:$10FoldsData.S$50]); 51*([.$A7]-1); 0))" office:value-type="float" office:value="27.83828" calcext:value-type="float">
            <text:p>27,838</text:p>
          </table:table-cell>
          <table:table-cell table:formula="of:=AVERAGE(OFFSET(([$10FoldsData.T$1:$10FoldsData.T$50]); 51*([.$A7]-1); 0))" office:value-type="float" office:value="28.86796" calcext:value-type="float">
            <text:p>28,868</text:p>
          </table:table-cell>
          <table:table-cell table:formula="of:=AVERAGE(OFFSET(([$10FoldsData.U$1:$10FoldsData.U$50]); 51*([.$A7]-1); 0))" office:value-type="float" office:value="28.78724" calcext:value-type="float">
            <text:p>28,787</text:p>
          </table:table-cell>
          <table:table-cell table:formula="of:=AVERAGE(OFFSET(([$10FoldsData.V$1:$10FoldsData.V$50]); 51*([.$A7]-1); 0))" office:value-type="float" office:value="28.64256" calcext:value-type="float">
            <text:p>28,643</text:p>
          </table:table-cell>
          <table:table-cell table:formula="of:=AVERAGE(OFFSET(([$10FoldsData.W$1:$10FoldsData.W$50]); 51*([.$A7]-1); 0))" office:value-type="float" office:value="28.86792" calcext:value-type="float">
            <text:p>28,868</text:p>
          </table:table-cell>
          <table:table-cell table:formula="of:=AVERAGE(OFFSET(([$10FoldsData.X$1:$10FoldsData.X$50]); 51*([.$A7]-1); 0))" office:value-type="float" office:value="28.31052" calcext:value-type="float">
            <text:p>28,311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OFFSET(([$10FoldsData.A$1:$10FoldsData.A$50]); 51*([.$A8]-1); 0))" office:value-type="float" office:value="23.59402" calcext:value-type="float">
            <text:p>23,594</text:p>
          </table:table-cell>
          <table:table-cell table:formula="of:=AVERAGE(OFFSET(([$10FoldsData.B$1:$10FoldsData.B$50]); 51*([.$A8]-1); 0))" office:value-type="float" office:value="23.35046" calcext:value-type="float">
            <text:p>23,350</text:p>
          </table:table-cell>
          <table:table-cell table:formula="of:=AVERAGE(OFFSET(([$10FoldsData.C$1:$10FoldsData.C$50]); 51*([.$A8]-1); 0))" office:value-type="float" office:value="23.55546" calcext:value-type="float">
            <text:p>23,555</text:p>
          </table:table-cell>
          <table:table-cell table:formula="of:=AVERAGE(OFFSET(([$10FoldsData.D$1:$10FoldsData.D$50]); 51*([.$A8]-1); 0))" office:value-type="float" office:value="24.01706" calcext:value-type="float">
            <text:p>24,017</text:p>
          </table:table-cell>
          <table:table-cell table:formula="of:=AVERAGE(OFFSET(([$10FoldsData.E$1:$10FoldsData.E$50]); 51*([.$A8]-1); 0))" office:value-type="float" office:value="23.13236" calcext:value-type="float">
            <text:p>23,132</text:p>
          </table:table-cell>
          <table:table-cell table:formula="of:=AVERAGE(OFFSET(([$10FoldsData.F$1:$10FoldsData.F$50]); 51*([.$A8]-1); 0))" office:value-type="float" office:value="23.11096" calcext:value-type="float">
            <text:p>23,111</text:p>
          </table:table-cell>
          <table:table-cell table:formula="of:=AVERAGE(OFFSET(([$10FoldsData.G$1:$10FoldsData.G$50]); 51*([.$A8]-1); 0))" office:value-type="float" office:value="23.83328" calcext:value-type="float">
            <text:p>23,833</text:p>
          </table:table-cell>
          <table:table-cell table:formula="of:=AVERAGE(OFFSET(([$10FoldsData.H$1:$10FoldsData.H$50]); 51*([.$A8]-1); 0))" office:value-type="float" office:value="24.21784" calcext:value-type="float">
            <text:p>24,218</text:p>
          </table:table-cell>
          <table:table-cell table:formula="of:=AVERAGE(OFFSET(([$10FoldsData.I$1:$10FoldsData.I$50]); 51*([.$A8]-1); 0))" office:value-type="float" office:value="24.38886" calcext:value-type="float">
            <text:p>24,389</text:p>
          </table:table-cell>
          <table:table-cell table:formula="of:=AVERAGE(OFFSET(([$10FoldsData.J$1:$10FoldsData.J$50]); 51*([.$A8]-1); 0))" office:value-type="float" office:value="24.02976" calcext:value-type="float">
            <text:p>24,030</text:p>
          </table:table-cell>
          <table:table-cell table:formula="of:=AVERAGE(OFFSET(([$10FoldsData.K$1:$10FoldsData.K$50]); 51*([.$A8]-1); 0))" office:value-type="float" office:value="24.17944" calcext:value-type="float">
            <text:p>24,179</text:p>
          </table:table-cell>
          <table:table-cell table:formula="of:=AVERAGE(OFFSET(([$10FoldsData.L$1:$10FoldsData.L$50]); 51*([.$A8]-1); 0))" office:value-type="float" office:value="24.11098" calcext:value-type="float">
            <text:p>24,111</text:p>
          </table:table-cell>
          <table:table-cell table:formula="of:=AVERAGE(OFFSET(([$10FoldsData.M$1:$10FoldsData.M$50]); 51*([.$A8]-1); 0))" office:value-type="float" office:value="24.67514" calcext:value-type="float">
            <text:p>24,675</text:p>
          </table:table-cell>
          <table:table-cell table:formula="of:=AVERAGE(OFFSET(([$10FoldsData.N$1:$10FoldsData.N$50]); 51*([.$A8]-1); 0))" office:value-type="float" office:value="24.8974" calcext:value-type="float">
            <text:p>24,897</text:p>
          </table:table-cell>
          <table:table-cell table:formula="of:=AVERAGE(OFFSET(([$10FoldsData.O$1:$10FoldsData.O$50]); 51*([.$A8]-1); 0))" office:value-type="float" office:value="24.88452" calcext:value-type="float">
            <text:p>24,885</text:p>
          </table:table-cell>
          <table:table-cell table:formula="of:=AVERAGE(OFFSET(([$10FoldsData.P$1:$10FoldsData.P$50]); 51*([.$A8]-1); 0))" office:value-type="float" office:value="24.78198" calcext:value-type="float">
            <text:p>24,782</text:p>
          </table:table-cell>
          <table:table-cell table:formula="of:=AVERAGE(OFFSET(([$10FoldsData.Q$1:$10FoldsData.Q$50]); 51*([.$A8]-1); 0))" office:value-type="float" office:value="25.29902" calcext:value-type="float">
            <text:p>25,299</text:p>
          </table:table-cell>
          <table:table-cell table:formula="of:=AVERAGE(OFFSET(([$10FoldsData.R$1:$10FoldsData.R$50]); 51*([.$A8]-1); 0))" office:value-type="float" office:value="25.38026" calcext:value-type="float">
            <text:p>25,380</text:p>
          </table:table-cell>
          <table:table-cell table:formula="of:=AVERAGE(OFFSET(([$10FoldsData.S$1:$10FoldsData.S$50]); 51*([.$A8]-1); 0))" office:value-type="float" office:value="24.9828" calcext:value-type="float">
            <text:p>24,983</text:p>
          </table:table-cell>
          <table:table-cell table:formula="of:=AVERAGE(OFFSET(([$10FoldsData.T$1:$10FoldsData.T$50]); 51*([.$A8]-1); 0))" office:value-type="float" office:value="24.88874" calcext:value-type="float">
            <text:p>24,889</text:p>
          </table:table-cell>
          <table:table-cell table:formula="of:=AVERAGE(OFFSET(([$10FoldsData.U$1:$10FoldsData.U$50]); 51*([.$A8]-1); 0))" office:value-type="float" office:value="25.20922" calcext:value-type="float">
            <text:p>25,209</text:p>
          </table:table-cell>
          <table:table-cell table:formula="of:=AVERAGE(OFFSET(([$10FoldsData.V$1:$10FoldsData.V$50]); 51*([.$A8]-1); 0))" office:value-type="float" office:value="25.36738" calcext:value-type="float">
            <text:p>25,367</text:p>
          </table:table-cell>
          <table:table-cell table:formula="of:=AVERAGE(OFFSET(([$10FoldsData.W$1:$10FoldsData.W$50]); 51*([.$A8]-1); 0))" office:value-type="float" office:value="25.36738" calcext:value-type="float">
            <text:p>25,367</text:p>
          </table:table-cell>
          <table:table-cell table:formula="of:=AVERAGE(OFFSET(([$10FoldsData.X$1:$10FoldsData.X$50]); 51*([.$A8]-1); 0))" office:value-type="float" office:value="25.41014" calcext:value-type="float">
            <text:p>25,410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OFFSET(([$10FoldsData.A$1:$10FoldsData.A$50]); 51*([.$A9]-1); 0))" office:value-type="float" office:value="26.87446" calcext:value-type="float">
            <text:p>26,874</text:p>
          </table:table-cell>
          <table:table-cell table:formula="of:=AVERAGE(OFFSET(([$10FoldsData.B$1:$10FoldsData.B$50]); 51*([.$A9]-1); 0))" office:value-type="float" office:value="27.86788" calcext:value-type="float">
            <text:p>27,868</text:p>
          </table:table-cell>
          <table:table-cell table:formula="of:=AVERAGE(OFFSET(([$10FoldsData.C$1:$10FoldsData.C$50]); 51*([.$A9]-1); 0))" office:value-type="float" office:value="28.25466" calcext:value-type="float">
            <text:p>28,255</text:p>
          </table:table-cell>
          <table:table-cell table:formula="of:=AVERAGE(OFFSET(([$10FoldsData.D$1:$10FoldsData.D$50]); 51*([.$A9]-1); 0))" office:value-type="float" office:value="28.21066" calcext:value-type="float">
            <text:p>28,211</text:p>
          </table:table-cell>
          <table:table-cell table:formula="of:=AVERAGE(OFFSET(([$10FoldsData.E$1:$10FoldsData.E$50]); 51*([.$A9]-1); 0))" office:value-type="float" office:value="28.90968" calcext:value-type="float">
            <text:p>28,910</text:p>
          </table:table-cell>
          <table:table-cell table:formula="of:=AVERAGE(OFFSET(([$10FoldsData.F$1:$10FoldsData.F$50]); 51*([.$A9]-1); 0))" office:value-type="float" office:value="29.41952" calcext:value-type="float">
            <text:p>29,420</text:p>
          </table:table-cell>
          <table:table-cell table:formula="of:=AVERAGE(OFFSET(([$10FoldsData.G$1:$10FoldsData.G$50]); 51*([.$A9]-1); 0))" office:value-type="float" office:value="29.846" calcext:value-type="float">
            <text:p>29,846</text:p>
          </table:table-cell>
          <table:table-cell table:formula="of:=AVERAGE(OFFSET(([$10FoldsData.H$1:$10FoldsData.H$50]); 51*([.$A9]-1); 0))" office:value-type="float" office:value="29.5251" calcext:value-type="float">
            <text:p>29,525</text:p>
          </table:table-cell>
          <table:table-cell table:formula="of:=AVERAGE(OFFSET(([$10FoldsData.I$1:$10FoldsData.I$50]); 51*([.$A9]-1); 0))" office:value-type="float" office:value="29.72276" calcext:value-type="float">
            <text:p>29,723</text:p>
          </table:table-cell>
          <table:table-cell table:formula="of:=AVERAGE(OFFSET(([$10FoldsData.J$1:$10FoldsData.J$50]); 51*([.$A9]-1); 0))" office:value-type="float" office:value="30.29418" calcext:value-type="float">
            <text:p>30,294</text:p>
          </table:table-cell>
          <table:table-cell table:formula="of:=AVERAGE(OFFSET(([$10FoldsData.K$1:$10FoldsData.K$50]); 51*([.$A9]-1); 0))" office:value-type="float" office:value="30.33378" calcext:value-type="float">
            <text:p>30,334</text:p>
          </table:table-cell>
          <table:table-cell table:formula="of:=AVERAGE(OFFSET(([$10FoldsData.L$1:$10FoldsData.L$50]); 51*([.$A9]-1); 0))" office:value-type="float" office:value="30.60624" calcext:value-type="float">
            <text:p>30,606</text:p>
          </table:table-cell>
          <table:table-cell table:formula="of:=AVERAGE(OFFSET(([$10FoldsData.M$1:$10FoldsData.M$50]); 51*([.$A9]-1); 0))" office:value-type="float" office:value="30.7074" calcext:value-type="float">
            <text:p>30,707</text:p>
          </table:table-cell>
          <table:table-cell table:formula="of:=AVERAGE(OFFSET(([$10FoldsData.N$1:$10FoldsData.N$50]); 51*([.$A9]-1); 0))" office:value-type="float" office:value="30.91398" calcext:value-type="float">
            <text:p>30,914</text:p>
          </table:table-cell>
          <table:table-cell table:formula="of:=AVERAGE(OFFSET(([$10FoldsData.O$1:$10FoldsData.O$50]); 51*([.$A9]-1); 0))" office:value-type="float" office:value="31.07664" calcext:value-type="float">
            <text:p>31,077</text:p>
          </table:table-cell>
          <table:table-cell table:formula="of:=AVERAGE(OFFSET(([$10FoldsData.P$1:$10FoldsData.P$50]); 51*([.$A9]-1); 0))" office:value-type="float" office:value="31.40184" calcext:value-type="float">
            <text:p>31,402</text:p>
          </table:table-cell>
          <table:table-cell table:formula="of:=AVERAGE(OFFSET(([$10FoldsData.Q$1:$10FoldsData.Q$50]); 51*([.$A9]-1); 0))" office:value-type="float" office:value="31.59972" calcext:value-type="float">
            <text:p>31,600</text:p>
          </table:table-cell>
          <table:table-cell table:formula="of:=AVERAGE(OFFSET(([$10FoldsData.R$1:$10FoldsData.R$50]); 51*([.$A9]-1); 0))" office:value-type="float" office:value="31.60406" calcext:value-type="float">
            <text:p>31,604</text:p>
          </table:table-cell>
          <table:table-cell table:formula="of:=AVERAGE(OFFSET(([$10FoldsData.S$1:$10FoldsData.S$50]); 51*([.$A9]-1); 0))" office:value-type="float" office:value="31.71838" calcext:value-type="float">
            <text:p>31,718</text:p>
          </table:table-cell>
          <table:table-cell table:formula="of:=AVERAGE(OFFSET(([$10FoldsData.T$1:$10FoldsData.T$50]); 51*([.$A9]-1); 0))" office:value-type="float" office:value="31.58648" calcext:value-type="float">
            <text:p>31,586</text:p>
          </table:table-cell>
          <table:table-cell table:formula="of:=AVERAGE(OFFSET(([$10FoldsData.U$1:$10FoldsData.U$50]); 51*([.$A9]-1); 0))" office:value-type="float" office:value="31.5601" calcext:value-type="float">
            <text:p>31,560</text:p>
          </table:table-cell>
          <table:table-cell table:formula="of:=AVERAGE(OFFSET(([$10FoldsData.V$1:$10FoldsData.V$50]); 51*([.$A9]-1); 0))" office:value-type="float" office:value="31.46776" calcext:value-type="float">
            <text:p>31,468</text:p>
          </table:table-cell>
          <table:table-cell table:formula="of:=AVERAGE(OFFSET(([$10FoldsData.W$1:$10FoldsData.W$50]); 51*([.$A9]-1); 0))" office:value-type="float" office:value="31.68756" calcext:value-type="float">
            <text:p>31,688</text:p>
          </table:table-cell>
          <table:table-cell table:formula="of:=AVERAGE(OFFSET(([$10FoldsData.X$1:$10FoldsData.X$50]); 51*([.$A9]-1); 0))" office:value-type="float" office:value="31.78422" calcext:value-type="float">
            <text:p>31,784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OFFSET(([$10FoldsData.A$1:$10FoldsData.A$50]); 51*([.$A10]-1); 0))" office:value-type="float" office:value="29.72006" calcext:value-type="float">
            <text:p>29,720</text:p>
          </table:table-cell>
          <table:table-cell table:formula="of:=AVERAGE(OFFSET(([$10FoldsData.B$1:$10FoldsData.B$50]); 51*([.$A10]-1); 0))" office:value-type="float" office:value="30.48454" calcext:value-type="float">
            <text:p>30,485</text:p>
          </table:table-cell>
          <table:table-cell table:formula="of:=AVERAGE(OFFSET(([$10FoldsData.C$1:$10FoldsData.C$50]); 51*([.$A10]-1); 0))" office:value-type="float" office:value="30.78668" calcext:value-type="float">
            <text:p>30,787</text:p>
          </table:table-cell>
          <table:table-cell table:formula="of:=AVERAGE(OFFSET(([$10FoldsData.D$1:$10FoldsData.D$50]); 51*([.$A10]-1); 0))" office:value-type="float" office:value="30.72448" calcext:value-type="float">
            <text:p>30,724</text:p>
          </table:table-cell>
          <table:table-cell table:formula="of:=AVERAGE(OFFSET(([$10FoldsData.E$1:$10FoldsData.E$50]); 51*([.$A10]-1); 0))" office:value-type="float" office:value="31.17342" calcext:value-type="float">
            <text:p>31,173</text:p>
          </table:table-cell>
          <table:table-cell table:formula="of:=AVERAGE(OFFSET(([$10FoldsData.F$1:$10FoldsData.F$50]); 51*([.$A10]-1); 0))" office:value-type="float" office:value="30.62228" calcext:value-type="float">
            <text:p>30,622</text:p>
          </table:table-cell>
          <table:table-cell table:formula="of:=AVERAGE(OFFSET(([$10FoldsData.G$1:$10FoldsData.G$50]); 51*([.$A10]-1); 0))" office:value-type="float" office:value="30.72894" calcext:value-type="float">
            <text:p>30,729</text:p>
          </table:table-cell>
          <table:table-cell table:formula="of:=AVERAGE(OFFSET(([$10FoldsData.H$1:$10FoldsData.H$50]); 51*([.$A10]-1); 0))" office:value-type="float" office:value="30.6712" calcext:value-type="float">
            <text:p>30,671</text:p>
          </table:table-cell>
          <table:table-cell table:formula="of:=AVERAGE(OFFSET(([$10FoldsData.I$1:$10FoldsData.I$50]); 51*([.$A10]-1); 0))" office:value-type="float" office:value="30.46234" calcext:value-type="float">
            <text:p>30,462</text:p>
          </table:table-cell>
          <table:table-cell table:formula="of:=AVERAGE(OFFSET(([$10FoldsData.J$1:$10FoldsData.J$50]); 51*([.$A10]-1); 0))" office:value-type="float" office:value="30.23116" calcext:value-type="float">
            <text:p>30,231</text:p>
          </table:table-cell>
          <table:table-cell table:formula="of:=AVERAGE(OFFSET(([$10FoldsData.K$1:$10FoldsData.K$50]); 51*([.$A10]-1); 0))" office:value-type="float" office:value="30.66232" calcext:value-type="float">
            <text:p>30,662</text:p>
          </table:table-cell>
          <table:table-cell table:formula="of:=AVERAGE(OFFSET(([$10FoldsData.L$1:$10FoldsData.L$50]); 51*([.$A10]-1); 0))" office:value-type="float" office:value="30.6579" calcext:value-type="float">
            <text:p>30,658</text:p>
          </table:table-cell>
          <table:table-cell table:formula="of:=AVERAGE(OFFSET(([$10FoldsData.M$1:$10FoldsData.M$50]); 51*([.$A10]-1); 0))" office:value-type="float" office:value="31.00444" calcext:value-type="float">
            <text:p>31,004</text:p>
          </table:table-cell>
          <table:table-cell table:formula="of:=AVERAGE(OFFSET(([$10FoldsData.N$1:$10FoldsData.N$50]); 51*([.$A10]-1); 0))" office:value-type="float" office:value="31.00444" calcext:value-type="float">
            <text:p>31,004</text:p>
          </table:table-cell>
          <table:table-cell table:formula="of:=AVERAGE(OFFSET(([$10FoldsData.O$1:$10FoldsData.O$50]); 51*([.$A10]-1); 0))" office:value-type="float" office:value="30.95114" calcext:value-type="float">
            <text:p>30,951</text:p>
          </table:table-cell>
          <table:table-cell table:formula="of:=AVERAGE(OFFSET(([$10FoldsData.P$1:$10FoldsData.P$50]); 51*([.$A10]-1); 0))" office:value-type="float" office:value="31.25344" calcext:value-type="float">
            <text:p>31,253</text:p>
          </table:table-cell>
          <table:table-cell table:formula="of:=AVERAGE(OFFSET(([$10FoldsData.Q$1:$10FoldsData.Q$50]); 51*([.$A10]-1); 0))" office:value-type="float" office:value="31.36458" calcext:value-type="float">
            <text:p>31,365</text:p>
          </table:table-cell>
          <table:table-cell table:formula="of:=AVERAGE(OFFSET(([$10FoldsData.R$1:$10FoldsData.R$50]); 51*([.$A10]-1); 0))" office:value-type="float" office:value="31.91114" calcext:value-type="float">
            <text:p>31,911</text:p>
          </table:table-cell>
          <table:table-cell table:formula="of:=AVERAGE(OFFSET(([$10FoldsData.S$1:$10FoldsData.S$50]); 51*([.$A10]-1); 0))" office:value-type="float" office:value="31.84452" calcext:value-type="float">
            <text:p>31,845</text:p>
          </table:table-cell>
          <table:table-cell table:formula="of:=AVERAGE(OFFSET(([$10FoldsData.T$1:$10FoldsData.T$50]); 51*([.$A10]-1); 0))" office:value-type="float" office:value="31.6712" calcext:value-type="float">
            <text:p>31,671</text:p>
          </table:table-cell>
          <table:table-cell table:formula="of:=AVERAGE(OFFSET(([$10FoldsData.U$1:$10FoldsData.U$50]); 51*([.$A10]-1); 0))" office:value-type="float" office:value="32.02672" calcext:value-type="float">
            <text:p>32,027</text:p>
          </table:table-cell>
          <table:table-cell table:formula="of:=AVERAGE(OFFSET(([$10FoldsData.V$1:$10FoldsData.V$50]); 51*([.$A10]-1); 0))" office:value-type="float" office:value="32.05792" calcext:value-type="float">
            <text:p>32,058</text:p>
          </table:table-cell>
          <table:table-cell table:formula="of:=AVERAGE(OFFSET(([$10FoldsData.W$1:$10FoldsData.W$50]); 51*([.$A10]-1); 0))" office:value-type="float" office:value="32.05792" calcext:value-type="float">
            <text:p>32,058</text:p>
          </table:table-cell>
          <table:table-cell table:formula="of:=AVERAGE(OFFSET(([$10FoldsData.X$1:$10FoldsData.X$50]); 51*([.$A10]-1); 0))" office:value-type="float" office:value="32.08012" calcext:value-type="float">
            <text:p>32,080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OFFSET(([$10FoldsData.A$1:$10FoldsData.A$50]); 51*([.$A11]-1); 0))" office:value-type="float" office:value="25.5044" calcext:value-type="float">
            <text:p>25,504</text:p>
          </table:table-cell>
          <table:table-cell table:formula="of:=AVERAGE(OFFSET(([$10FoldsData.B$1:$10FoldsData.B$50]); 51*([.$A11]-1); 0))" office:value-type="float" office:value="25.82144" calcext:value-type="float">
            <text:p>25,821</text:p>
          </table:table-cell>
          <table:table-cell table:formula="of:=AVERAGE(OFFSET(([$10FoldsData.C$1:$10FoldsData.C$50]); 51*([.$A11]-1); 0))" office:value-type="float" office:value="25.66524" calcext:value-type="float">
            <text:p>25,665</text:p>
          </table:table-cell>
          <table:table-cell table:formula="of:=AVERAGE(OFFSET(([$10FoldsData.D$1:$10FoldsData.D$50]); 51*([.$A11]-1); 0))" office:value-type="float" office:value="25.93752" calcext:value-type="float">
            <text:p>25,938</text:p>
          </table:table-cell>
          <table:table-cell table:formula="of:=AVERAGE(OFFSET(([$10FoldsData.E$1:$10FoldsData.E$50]); 51*([.$A11]-1); 0))" office:value-type="float" office:value="25.69642" calcext:value-type="float">
            <text:p>25,696</text:p>
          </table:table-cell>
          <table:table-cell table:formula="of:=AVERAGE(OFFSET(([$10FoldsData.F$1:$10FoldsData.F$50]); 51*([.$A11]-1); 0))" office:value-type="float" office:value="26.26334" calcext:value-type="float">
            <text:p>26,263</text:p>
          </table:table-cell>
          <table:table-cell table:formula="of:=AVERAGE(OFFSET(([$10FoldsData.G$1:$10FoldsData.G$50]); 51*([.$A11]-1); 0))" office:value-type="float" office:value="27.1963" calcext:value-type="float">
            <text:p>27,196</text:p>
          </table:table-cell>
          <table:table-cell table:formula="of:=AVERAGE(OFFSET(([$10FoldsData.H$1:$10FoldsData.H$50]); 51*([.$A11]-1); 0))" office:value-type="float" office:value="26.78124" calcext:value-type="float">
            <text:p>26,781</text:p>
          </table:table-cell>
          <table:table-cell table:formula="of:=AVERAGE(OFFSET(([$10FoldsData.I$1:$10FoldsData.I$50]); 51*([.$A11]-1); 0))" office:value-type="float" office:value="26.92856" calcext:value-type="float">
            <text:p>26,929</text:p>
          </table:table-cell>
          <table:table-cell table:formula="of:=AVERAGE(OFFSET(([$10FoldsData.J$1:$10FoldsData.J$50]); 51*([.$A11]-1); 0))" office:value-type="float" office:value="27.06244" calcext:value-type="float">
            <text:p>27,062</text:p>
          </table:table-cell>
          <table:table-cell table:formula="of:=AVERAGE(OFFSET(([$10FoldsData.K$1:$10FoldsData.K$50]); 51*([.$A11]-1); 0))" office:value-type="float" office:value="26.433" calcext:value-type="float">
            <text:p>26,433</text:p>
          </table:table-cell>
          <table:table-cell table:formula="of:=AVERAGE(OFFSET(([$10FoldsData.L$1:$10FoldsData.L$50]); 51*([.$A11]-1); 0))" office:value-type="float" office:value="26.64294" calcext:value-type="float">
            <text:p>26,643</text:p>
          </table:table-cell>
          <table:table-cell table:formula="of:=AVERAGE(OFFSET(([$10FoldsData.M$1:$10FoldsData.M$50]); 51*([.$A11]-1); 0))" office:value-type="float" office:value="26.69652" calcext:value-type="float">
            <text:p>26,697</text:p>
          </table:table-cell>
          <table:table-cell table:formula="of:=AVERAGE(OFFSET(([$10FoldsData.N$1:$10FoldsData.N$50]); 51*([.$A11]-1); 0))" office:value-type="float" office:value="26.68304" calcext:value-type="float">
            <text:p>26,683</text:p>
          </table:table-cell>
          <table:table-cell table:formula="of:=AVERAGE(OFFSET(([$10FoldsData.O$1:$10FoldsData.O$50]); 51*([.$A11]-1); 0))" office:value-type="float" office:value="26.3394" calcext:value-type="float">
            <text:p>26,339</text:p>
          </table:table-cell>
          <table:table-cell table:formula="of:=AVERAGE(OFFSET(([$10FoldsData.P$1:$10FoldsData.P$50]); 51*([.$A11]-1); 0))" office:value-type="float" office:value="26.433" calcext:value-type="float">
            <text:p>26,433</text:p>
          </table:table-cell>
          <table:table-cell table:formula="of:=AVERAGE(OFFSET(([$10FoldsData.Q$1:$10FoldsData.Q$50]); 51*([.$A11]-1); 0))" office:value-type="float" office:value="26.51786" calcext:value-type="float">
            <text:p>26,518</text:p>
          </table:table-cell>
          <table:table-cell table:formula="of:=AVERAGE(OFFSET(([$10FoldsData.R$1:$10FoldsData.R$50]); 51*([.$A11]-1); 0))" office:value-type="float" office:value="26.83478" calcext:value-type="float">
            <text:p>26,835</text:p>
          </table:table-cell>
          <table:table-cell table:formula="of:=AVERAGE(OFFSET(([$10FoldsData.S$1:$10FoldsData.S$50]); 51*([.$A11]-1); 0))" office:value-type="float" office:value="26.98664" calcext:value-type="float">
            <text:p>26,987</text:p>
          </table:table-cell>
          <table:table-cell table:formula="of:=AVERAGE(OFFSET(([$10FoldsData.T$1:$10FoldsData.T$50]); 51*([.$A11]-1); 0))" office:value-type="float" office:value="26.78572" calcext:value-type="float">
            <text:p>26,786</text:p>
          </table:table-cell>
          <table:table-cell table:formula="of:=AVERAGE(OFFSET(([$10FoldsData.U$1:$10FoldsData.U$50]); 51*([.$A11]-1); 0))" office:value-type="float" office:value="26.85718" calcext:value-type="float">
            <text:p>26,857</text:p>
          </table:table-cell>
          <table:table-cell table:formula="of:=AVERAGE(OFFSET(([$10FoldsData.V$1:$10FoldsData.V$50]); 51*([.$A11]-1); 0))" office:value-type="float" office:value="27.1071" calcext:value-type="float">
            <text:p>27,107</text:p>
          </table:table-cell>
          <table:table-cell table:formula="of:=AVERAGE(OFFSET(([$10FoldsData.W$1:$10FoldsData.W$50]); 51*([.$A11]-1); 0))" office:value-type="float" office:value="27.07146" calcext:value-type="float">
            <text:p>27,071</text:p>
          </table:table-cell>
          <table:table-cell table:formula="of:=AVERAGE(OFFSET(([$10FoldsData.X$1:$10FoldsData.X$50]); 51*([.$A11]-1); 0))" office:value-type="float" office:value="27.07146" calcext:value-type="float">
            <text:p>27,0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17" table:formula="of:=AVERAGE([.B2:.B11])" office:value-type="float" office:value="25.279432" calcext:value-type="float">
            <text:p>25,279432</text:p>
          </table:table-cell>
          <table:table-cell table:style-name="ce17" table:formula="of:=AVERAGE([.C2:.C11])" office:value-type="float" office:value="25.478298" calcext:value-type="float">
            <text:p>25,478298</text:p>
          </table:table-cell>
          <table:table-cell table:style-name="ce17" table:formula="of:=AVERAGE([.D2:.D11])" office:value-type="float" office:value="25.824994" calcext:value-type="float">
            <text:p>25,824994</text:p>
          </table:table-cell>
          <table:table-cell table:style-name="ce17" table:formula="of:=AVERAGE([.E2:.E11])" office:value-type="float" office:value="26.019132" calcext:value-type="float">
            <text:p>26,019132</text:p>
          </table:table-cell>
          <table:table-cell table:style-name="ce17" table:formula="of:=AVERAGE([.F2:.F11])" office:value-type="float" office:value="26.26708" calcext:value-type="float">
            <text:p>26,26708</text:p>
          </table:table-cell>
          <table:table-cell table:style-name="ce17" table:formula="of:=AVERAGE([.G2:.G11])" office:value-type="float" office:value="26.227878" calcext:value-type="float">
            <text:p>26,227878</text:p>
          </table:table-cell>
          <table:table-cell table:style-name="ce17" table:formula="of:=AVERAGE([.H2:.H11])" office:value-type="float" office:value="26.432792" calcext:value-type="float">
            <text:p>26,432792</text:p>
          </table:table-cell>
          <table:table-cell table:style-name="ce17" table:formula="of:=AVERAGE([.I2:.I11])" office:value-type="float" office:value="26.38785" calcext:value-type="float">
            <text:p>26,38785</text:p>
          </table:table-cell>
          <table:table-cell table:style-name="ce17" table:formula="of:=AVERAGE([.J2:.J11])" office:value-type="float" office:value="26.303232" calcext:value-type="float">
            <text:p>26,303232</text:p>
          </table:table-cell>
          <table:table-cell table:style-name="ce17" table:formula="of:=AVERAGE([.K2:.K11])" office:value-type="float" office:value="26.419948" calcext:value-type="float">
            <text:p>26,419948</text:p>
          </table:table-cell>
          <table:table-cell table:style-name="ce17" table:formula="of:=AVERAGE([.L2:.L11])" office:value-type="float" office:value="26.473066" calcext:value-type="float">
            <text:p>26,473066</text:p>
          </table:table-cell>
          <table:table-cell table:style-name="ce17" table:formula="of:=AVERAGE([.M2:.M11])" office:value-type="float" office:value="26.652322" calcext:value-type="float">
            <text:p>26,652322</text:p>
          </table:table-cell>
          <table:table-cell table:style-name="ce17" table:formula="of:=AVERAGE([.N2:.N11])" office:value-type="float" office:value="26.67822" calcext:value-type="float">
            <text:p>26,67822</text:p>
          </table:table-cell>
          <table:table-cell table:style-name="ce17" table:formula="of:=AVERAGE([.O2:.O11])" office:value-type="float" office:value="26.913358" calcext:value-type="float">
            <text:p>26,913358</text:p>
          </table:table-cell>
          <table:table-cell table:style-name="ce17" table:formula="of:=AVERAGE([.P2:.P11])" office:value-type="float" office:value="26.87717" calcext:value-type="float">
            <text:p>26,87717</text:p>
          </table:table-cell>
          <table:table-cell table:style-name="ce17" table:formula="of:=AVERAGE([.Q2:.Q11])" office:value-type="float" office:value="26.788728" calcext:value-type="float">
            <text:p>26,788728</text:p>
          </table:table-cell>
          <table:table-cell table:style-name="ce17" table:formula="of:=AVERAGE([.R2:.R11])" office:value-type="float" office:value="26.932836" calcext:value-type="float">
            <text:p>26,932836</text:p>
          </table:table-cell>
          <table:table-cell table:style-name="ce17" table:formula="of:=AVERAGE([.S2:.S11])" office:value-type="float" office:value="27.122874" calcext:value-type="float">
            <text:p>27,122874</text:p>
          </table:table-cell>
          <table:table-cell table:style-name="ce17" table:formula="of:=AVERAGE([.T2:.T11])" office:value-type="float" office:value="27.24464" calcext:value-type="float">
            <text:p>27,24464</text:p>
          </table:table-cell>
          <table:table-cell table:style-name="ce17" table:formula="of:=AVERAGE([.U2:.U11])" office:value-type="float" office:value="27.389182" calcext:value-type="float">
            <text:p>27,389182</text:p>
          </table:table-cell>
          <table:table-cell table:style-name="ce17" table:formula="of:=AVERAGE([.V2:.V11])" office:value-type="float" office:value="27.53487" calcext:value-type="float">
            <text:p>27,53487</text:p>
          </table:table-cell>
          <table:table-cell table:style-name="ce17" table:formula="of:=AVERAGE([.W2:.W11])" office:value-type="float" office:value="27.519678" calcext:value-type="float">
            <text:p>27,519678</text:p>
          </table:table-cell>
          <table:table-cell table:style-name="ce17" table:formula="of:=AVERAGE([.X2:.X11])" office:value-type="float" office:value="27.598356" calcext:value-type="float">
            <text:p>27,598356</text:p>
          </table:table-cell>
          <table:table-cell table:style-name="ce17" table:formula="of:=AVERAGE([.Y2:.Y11])" office:value-type="float" office:value="27.56386" calcext:value-type="float">
            <text:p>27,56386</text:p>
          </table:table-cell>
          <table:table-cell table:number-columns-repeated="2"/>
          <table:table-cell table:style-name="ce17" table:number-columns-repeated="997"/>
        </table:table-row>
      </table:table>
      <table:table table:name="10-Confidence" table:style-name="ta1">
        <table:shapes>
          <draw:frame draw:z-index="0" draw:style-name="gr1" draw:text-style-name="P1" svg:width="159.94mm" svg:height="90.07mm" svg:x="21.63mm" svg:y="235.52mm">
            <draw:object draw:notify-on-update-of-ranges="'10-Confidence'.A2:'10-Confidence'.A51 '10-Confidence'.L2:'10-Confidence'.L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5"/>
        <table:table-column table:style-name="co1" table:number-columns-repeated="10" table:default-cell-style-name="ce31"/>
        <table:table-column table:style-name="co1" table:default-cell-style-name="ce32"/>
        <table:table-column table:style-name="co1" table:number-columns-repeated="1012" table:default-cell-style-name="Default"/>
        <table:table-row table:style-name="ro1">
          <table:table-cell table:style-name="Default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38" office:value-type="string" calcext:value-type="string">
            <text:p>średnia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OFFSET(([$10FoldsData.$A1:$10FoldsData.$X1]); 51*([.B$1]-1); 0))" office:value-type="float" office:value="23.3908333333333" calcext:value-type="float">
            <text:p>23,391</text:p>
          </table:table-cell>
          <table:table-cell table:formula="of:=AVERAGE(OFFSET(([$10FoldsData.$A1:$10FoldsData.$X1]); 51*([.C$1]-1); 0))" office:value-type="float" office:value="24.8059583333333" calcext:value-type="float">
            <text:p>24,806</text:p>
          </table:table-cell>
          <table:table-cell table:formula="of:=AVERAGE(OFFSET(([$10FoldsData.$A1:$10FoldsData.$X1]); 51*([.D$1]-1); 0))" office:value-type="float" office:value="26.646125" calcext:value-type="float">
            <text:p>26,646</text:p>
          </table:table-cell>
          <table:table-cell table:formula="of:=AVERAGE(OFFSET(([$10FoldsData.$A1:$10FoldsData.$X1]); 51*([.E$1]-1); 0))" office:value-type="float" office:value="22.7186666666667" calcext:value-type="float">
            <text:p>22,719</text:p>
          </table:table-cell>
          <table:table-cell table:formula="of:=AVERAGE(OFFSET(([$10FoldsData.$A1:$10FoldsData.$X1]); 51*([.F$1]-1); 0))" office:value-type="float" office:value="23.8144583333333" calcext:value-type="float">
            <text:p>23,814</text:p>
          </table:table-cell>
          <table:table-cell table:formula="of:=AVERAGE(OFFSET(([$10FoldsData.$A1:$10FoldsData.$X1]); 51*([.G$1]-1); 0))" office:value-type="float" office:value="26.0283333333333" calcext:value-type="float">
            <text:p>26,028</text:p>
          </table:table-cell>
          <table:table-cell table:formula="of:=AVERAGE(OFFSET(([$10FoldsData.$A1:$10FoldsData.$X1]); 51*([.H$1]-1); 0))" office:value-type="float" office:value="22.213375" calcext:value-type="float">
            <text:p>22,213</text:p>
          </table:table-cell>
          <table:table-cell table:formula="of:=AVERAGE(OFFSET(([$10FoldsData.$A1:$10FoldsData.$X1]); 51*([.I$1]-1); 0))" office:value-type="float" office:value="25.1374166666667" calcext:value-type="float">
            <text:p>25,137</text:p>
          </table:table-cell>
          <table:table-cell table:formula="of:=AVERAGE(OFFSET(([$10FoldsData.$A1:$10FoldsData.$X1]); 51*([.J$1]-1); 0))" office:value-type="float" office:value="30.4815" calcext:value-type="float">
            <text:p>30,482</text:p>
          </table:table-cell>
          <table:table-cell table:formula="of:=AVERAGE(OFFSET(([$10FoldsData.$A1:$10FoldsData.$X1]); 51*([.K$1]-1); 0))" office:value-type="float" office:value="23.539875" calcext:value-type="float">
            <text:p>23,540</text:p>
          </table:table-cell>
          <table:table-cell table:formula="of:=AVERAGE([.B2:.K2])" office:value-type="float" office:value="24.8776541666667" calcext:value-type="float">
            <text:p>24,878</text:p>
          </table:table-cell>
          <table:table-cell table:style-name="ce17"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AVERAGE(OFFSET(([$10FoldsData.$A2:$10FoldsData.$X2]); 51*([.B$1]-1); 0))" office:value-type="float" office:value="23.3908333333333" calcext:value-type="float">
            <text:p>23,391</text:p>
          </table:table-cell>
          <table:table-cell table:formula="of:=AVERAGE(OFFSET(([$10FoldsData.$A2:$10FoldsData.$X2]); 51*([.C$1]-1); 0))" office:value-type="float" office:value="24.8778333333333" calcext:value-type="float">
            <text:p>24,878</text:p>
          </table:table-cell>
          <table:table-cell table:formula="of:=AVERAGE(OFFSET(([$10FoldsData.$A2:$10FoldsData.$X2]); 51*([.D$1]-1); 0))" office:value-type="float" office:value="26.646125" calcext:value-type="float">
            <text:p>26,646</text:p>
          </table:table-cell>
          <table:table-cell table:formula="of:=AVERAGE(OFFSET(([$10FoldsData.$A2:$10FoldsData.$X2]); 51*([.E$1]-1); 0))" office:value-type="float" office:value="22.7186666666667" calcext:value-type="float">
            <text:p>22,719</text:p>
          </table:table-cell>
          <table:table-cell table:formula="of:=AVERAGE(OFFSET(([$10FoldsData.$A2:$10FoldsData.$X2]); 51*([.F$1]-1); 0))" office:value-type="float" office:value="23.8144583333333" calcext:value-type="float">
            <text:p>23,814</text:p>
          </table:table-cell>
          <table:table-cell table:formula="of:=AVERAGE(OFFSET(([$10FoldsData.$A2:$10FoldsData.$X2]); 51*([.G$1]-1); 0))" office:value-type="float" office:value="26.0283333333333" calcext:value-type="float">
            <text:p>26,028</text:p>
          </table:table-cell>
          <table:table-cell table:formula="of:=AVERAGE(OFFSET(([$10FoldsData.$A2:$10FoldsData.$X2]); 51*([.H$1]-1); 0))" office:value-type="float" office:value="22.0709166666667" calcext:value-type="float">
            <text:p>22,071</text:p>
          </table:table-cell>
          <table:table-cell table:formula="of:=AVERAGE(OFFSET(([$10FoldsData.$A2:$10FoldsData.$X2]); 51*([.I$1]-1); 0))" office:value-type="float" office:value="25.1740833333333" calcext:value-type="float">
            <text:p>25,174</text:p>
          </table:table-cell>
          <table:table-cell table:formula="of:=AVERAGE(OFFSET(([$10FoldsData.$A2:$10FoldsData.$X2]); 51*([.J$1]-1); 0))" office:value-type="float" office:value="30.4815" calcext:value-type="float">
            <text:p>30,482</text:p>
          </table:table-cell>
          <table:table-cell table:formula="of:=AVERAGE(OFFSET(([$10FoldsData.$A2:$10FoldsData.$X2]); 51*([.K$1]-1); 0))" office:value-type="float" office:value="23.539875" calcext:value-type="float">
            <text:p>23,540</text:p>
          </table:table-cell>
          <table:table-cell table:formula="of:=AVERAGE([.B3:.K3])" office:value-type="float" office:value="24.8742625" calcext:value-type="float">
            <text:p>24,874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AVERAGE(OFFSET(([$10FoldsData.$A3:$10FoldsData.$X3]); 51*([.B$1]-1); 0))" office:value-type="float" office:value="23.412375" calcext:value-type="float">
            <text:p>23,412</text:p>
          </table:table-cell>
          <table:table-cell table:formula="of:=AVERAGE(OFFSET(([$10FoldsData.$A3:$10FoldsData.$X3]); 51*([.C$1]-1); 0))" office:value-type="float" office:value="25.0143333333333" calcext:value-type="float">
            <text:p>25,014</text:p>
          </table:table-cell>
          <table:table-cell table:formula="of:=AVERAGE(OFFSET(([$10FoldsData.$A3:$10FoldsData.$X3]); 51*([.D$1]-1); 0))" office:value-type="float" office:value="26.654" calcext:value-type="float">
            <text:p>26,654</text:p>
          </table:table-cell>
          <table:table-cell table:formula="of:=AVERAGE(OFFSET(([$10FoldsData.$A3:$10FoldsData.$X3]); 51*([.E$1]-1); 0))" office:value-type="float" office:value="22.7186666666667" calcext:value-type="float">
            <text:p>22,719</text:p>
          </table:table-cell>
          <table:table-cell table:formula="of:=AVERAGE(OFFSET(([$10FoldsData.$A3:$10FoldsData.$X3]); 51*([.F$1]-1); 0))" office:value-type="float" office:value="23.8144583333333" calcext:value-type="float">
            <text:p>23,814</text:p>
          </table:table-cell>
          <table:table-cell table:formula="of:=AVERAGE(OFFSET(([$10FoldsData.$A3:$10FoldsData.$X3]); 51*([.G$1]-1); 0))" office:value-type="float" office:value="26.00175" calcext:value-type="float">
            <text:p>26,002</text:p>
          </table:table-cell>
          <table:table-cell table:formula="of:=AVERAGE(OFFSET(([$10FoldsData.$A3:$10FoldsData.$X3]); 51*([.H$1]-1); 0))" office:value-type="float" office:value="22.097625" calcext:value-type="float">
            <text:p>22,098</text:p>
          </table:table-cell>
          <table:table-cell table:formula="of:=AVERAGE(OFFSET(([$10FoldsData.$A3:$10FoldsData.$X3]); 51*([.I$1]-1); 0))" office:value-type="float" office:value="25.1740833333333" calcext:value-type="float">
            <text:p>25,174</text:p>
          </table:table-cell>
          <table:table-cell table:formula="of:=AVERAGE(OFFSET(([$10FoldsData.$A3:$10FoldsData.$X3]); 51*([.J$1]-1); 0))" office:value-type="float" office:value="30.5" calcext:value-type="float">
            <text:p>30,500</text:p>
          </table:table-cell>
          <table:table-cell table:formula="of:=AVERAGE(OFFSET(([$10FoldsData.$A3:$10FoldsData.$X3]); 51*([.K$1]-1); 0))" office:value-type="float" office:value="23.6793333333333" calcext:value-type="float">
            <text:p>23,679</text:p>
          </table:table-cell>
          <table:table-cell table:formula="of:=AVERAGE([.B4:.K4])" office:value-type="float" office:value="24.9066625" calcext:value-type="float">
            <text:p>24,907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AVERAGE(OFFSET(([$10FoldsData.$A4:$10FoldsData.$X4]); 51*([.B$1]-1); 0))" office:value-type="float" office:value="23.4914166666667" calcext:value-type="float">
            <text:p>23,491</text:p>
          </table:table-cell>
          <table:table-cell table:formula="of:=AVERAGE(OFFSET(([$10FoldsData.$A4:$10FoldsData.$X4]); 51*([.C$1]-1); 0))" office:value-type="float" office:value="25.0574583333333" calcext:value-type="float">
            <text:p>25,057</text:p>
          </table:table-cell>
          <table:table-cell table:formula="of:=AVERAGE(OFFSET(([$10FoldsData.$A4:$10FoldsData.$X4]); 51*([.D$1]-1); 0))" office:value-type="float" office:value="26.693375" calcext:value-type="float">
            <text:p>26,693</text:p>
          </table:table-cell>
          <table:table-cell table:formula="of:=AVERAGE(OFFSET(([$10FoldsData.$A4:$10FoldsData.$X4]); 51*([.E$1]-1); 0))" office:value-type="float" office:value="22.7265833333333" calcext:value-type="float">
            <text:p>22,727</text:p>
          </table:table-cell>
          <table:table-cell table:formula="of:=AVERAGE(OFFSET(([$10FoldsData.$A4:$10FoldsData.$X4]); 51*([.F$1]-1); 0))" office:value-type="float" office:value="23.7887083333333" calcext:value-type="float">
            <text:p>23,789</text:p>
          </table:table-cell>
          <table:table-cell table:formula="of:=AVERAGE(OFFSET(([$10FoldsData.$A4:$10FoldsData.$X4]); 51*([.G$1]-1); 0))" office:value-type="float" office:value="25.9840416666667" calcext:value-type="float">
            <text:p>25,984</text:p>
          </table:table-cell>
          <table:table-cell table:formula="of:=AVERAGE(OFFSET(([$10FoldsData.$A4:$10FoldsData.$X4]); 51*([.H$1]-1); 0))" office:value-type="float" office:value="22.5427916666667" calcext:value-type="float">
            <text:p>22,543</text:p>
          </table:table-cell>
          <table:table-cell table:formula="of:=AVERAGE(OFFSET(([$10FoldsData.$A4:$10FoldsData.$X4]); 51*([.I$1]-1); 0))" office:value-type="float" office:value="25.0732083333333" calcext:value-type="float">
            <text:p>25,073</text:p>
          </table:table-cell>
          <table:table-cell table:formula="of:=AVERAGE(OFFSET(([$10FoldsData.$A4:$10FoldsData.$X4]); 51*([.J$1]-1); 0))" office:value-type="float" office:value="30.5" calcext:value-type="float">
            <text:p>30,500</text:p>
          </table:table-cell>
          <table:table-cell table:formula="of:=AVERAGE(OFFSET(([$10FoldsData.$A4:$10FoldsData.$X4]); 51*([.K$1]-1); 0))" office:value-type="float" office:value="23.6793333333333" calcext:value-type="float">
            <text:p>23,679</text:p>
          </table:table-cell>
          <table:table-cell table:formula="of:=AVERAGE([.B5:.K5])" office:value-type="float" office:value="24.9536916666667" calcext:value-type="float">
            <text:p>24,954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AVERAGE(OFFSET(([$10FoldsData.$A5:$10FoldsData.$X5]); 51*([.B$1]-1); 0))" office:value-type="float" office:value="23.498625" calcext:value-type="float">
            <text:p>23,499</text:p>
          </table:table-cell>
          <table:table-cell table:formula="of:=AVERAGE(OFFSET(([$10FoldsData.$A5:$10FoldsData.$X5]); 51*([.C$1]-1); 0))" office:value-type="float" office:value="25.2084166666667" calcext:value-type="float">
            <text:p>25,208</text:p>
          </table:table-cell>
          <table:table-cell table:formula="of:=AVERAGE(OFFSET(([$10FoldsData.$A5:$10FoldsData.$X5]); 51*([.D$1]-1); 0))" office:value-type="float" office:value="26.591" calcext:value-type="float">
            <text:p>26,591</text:p>
          </table:table-cell>
          <table:table-cell table:formula="of:=AVERAGE(OFFSET(([$10FoldsData.$A5:$10FoldsData.$X5]); 51*([.E$1]-1); 0))" office:value-type="float" office:value="22.7345" calcext:value-type="float">
            <text:p>22,735</text:p>
          </table:table-cell>
          <table:table-cell table:formula="of:=AVERAGE(OFFSET(([$10FoldsData.$A5:$10FoldsData.$X5]); 51*([.F$1]-1); 0))" office:value-type="float" office:value="23.780125" calcext:value-type="float">
            <text:p>23,780</text:p>
          </table:table-cell>
          <table:table-cell table:formula="of:=AVERAGE(OFFSET(([$10FoldsData.$A5:$10FoldsData.$X5]); 51*([.G$1]-1); 0))" office:value-type="float" office:value="25.9485416666667" calcext:value-type="float">
            <text:p>25,949</text:p>
          </table:table-cell>
          <table:table-cell table:formula="of:=AVERAGE(OFFSET(([$10FoldsData.$A5:$10FoldsData.$X5]); 51*([.H$1]-1); 0))" office:value-type="float" office:value="22.4982916666667" calcext:value-type="float">
            <text:p>22,498</text:p>
          </table:table-cell>
          <table:table-cell table:formula="of:=AVERAGE(OFFSET(([$10FoldsData.$A5:$10FoldsData.$X5]); 51*([.I$1]-1); 0))" office:value-type="float" office:value="25.5035833333333" calcext:value-type="float">
            <text:p>25,504</text:p>
          </table:table-cell>
          <table:table-cell table:formula="of:=AVERAGE(OFFSET(([$10FoldsData.$A5:$10FoldsData.$X5]); 51*([.J$1]-1); 0))" office:value-type="float" office:value="30.6574166666667" calcext:value-type="float">
            <text:p>30,657</text:p>
          </table:table-cell>
          <table:table-cell table:formula="of:=AVERAGE(OFFSET(([$10FoldsData.$A5:$10FoldsData.$X5]); 51*([.K$1]-1); 0))" office:value-type="float" office:value="23.5585" calcext:value-type="float">
            <text:p>23,559</text:p>
          </table:table-cell>
          <table:table-cell table:formula="of:=AVERAGE([.B6:.K6])" office:value-type="float" office:value="24.9979" calcext:value-type="float">
            <text:p>24,998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AVERAGE(OFFSET(([$10FoldsData.$A6:$10FoldsData.$X6]); 51*([.B$1]-1); 0))" office:value-type="float" office:value="23.5489166666667" calcext:value-type="float">
            <text:p>23,549</text:p>
          </table:table-cell>
          <table:table-cell table:formula="of:=AVERAGE(OFFSET(([$10FoldsData.$A6:$10FoldsData.$X6]); 51*([.C$1]-1); 0))" office:value-type="float" office:value="25.1365" calcext:value-type="float">
            <text:p>25,137</text:p>
          </table:table-cell>
          <table:table-cell table:formula="of:=AVERAGE(OFFSET(([$10FoldsData.$A6:$10FoldsData.$X6]); 51*([.D$1]-1); 0))" office:value-type="float" office:value="26.409875" calcext:value-type="float">
            <text:p>26,410</text:p>
          </table:table-cell>
          <table:table-cell table:formula="of:=AVERAGE(OFFSET(([$10FoldsData.$A6:$10FoldsData.$X6]); 51*([.E$1]-1); 0))" office:value-type="float" office:value="22.679" calcext:value-type="float">
            <text:p>22,679</text:p>
          </table:table-cell>
          <table:table-cell table:formula="of:=AVERAGE(OFFSET(([$10FoldsData.$A6:$10FoldsData.$X6]); 51*([.F$1]-1); 0))" office:value-type="float" office:value="23.7715416666667" calcext:value-type="float">
            <text:p>23,772</text:p>
          </table:table-cell>
          <table:table-cell table:formula="of:=AVERAGE(OFFSET(([$10FoldsData.$A6:$10FoldsData.$X6]); 51*([.G$1]-1); 0))" office:value-type="float" office:value="25.9485833333333" calcext:value-type="float">
            <text:p>25,949</text:p>
          </table:table-cell>
          <table:table-cell table:formula="of:=AVERAGE(OFFSET(([$10FoldsData.$A6:$10FoldsData.$X6]); 51*([.H$1]-1); 0))" office:value-type="float" office:value="22.5071666666667" calcext:value-type="float">
            <text:p>22,507</text:p>
          </table:table-cell>
          <table:table-cell table:formula="of:=AVERAGE(OFFSET(([$10FoldsData.$A6:$10FoldsData.$X6]); 51*([.I$1]-1); 0))" office:value-type="float" office:value="25.8150416666667" calcext:value-type="float">
            <text:p>25,815</text:p>
          </table:table-cell>
          <table:table-cell table:formula="of:=AVERAGE(OFFSET(([$10FoldsData.$A6:$10FoldsData.$X6]); 51*([.J$1]-1); 0))" office:value-type="float" office:value="31.250125" calcext:value-type="float">
            <text:p>31,250</text:p>
          </table:table-cell>
          <table:table-cell table:formula="of:=AVERAGE(OFFSET(([$10FoldsData.$A6:$10FoldsData.$X6]); 51*([.K$1]-1); 0))" office:value-type="float" office:value="23.61425" calcext:value-type="float">
            <text:p>23,614</text:p>
          </table:table-cell>
          <table:table-cell table:formula="of:=AVERAGE([.B7:.K7])" office:value-type="float" office:value="25.0681" calcext:value-type="float">
            <text:p>25,068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AVERAGE(OFFSET(([$10FoldsData.$A7:$10FoldsData.$X7]); 51*([.B$1]-1); 0))" office:value-type="float" office:value="23.56325" calcext:value-type="float">
            <text:p>23,563</text:p>
          </table:table-cell>
          <table:table-cell table:formula="of:=AVERAGE(OFFSET(([$10FoldsData.$A7:$10FoldsData.$X7]); 51*([.C$1]-1); 0))" office:value-type="float" office:value="25.1580416666667" calcext:value-type="float">
            <text:p>25,158</text:p>
          </table:table-cell>
          <table:table-cell table:formula="of:=AVERAGE(OFFSET(([$10FoldsData.$A7:$10FoldsData.$X7]); 51*([.D$1]-1); 0))" office:value-type="float" office:value="26.339" calcext:value-type="float">
            <text:p>26,339</text:p>
          </table:table-cell>
          <table:table-cell table:formula="of:=AVERAGE(OFFSET(([$10FoldsData.$A7:$10FoldsData.$X7]); 51*([.E$1]-1); 0))" office:value-type="float" office:value="22.6710833333333" calcext:value-type="float">
            <text:p>22,671</text:p>
          </table:table-cell>
          <table:table-cell table:formula="of:=AVERAGE(OFFSET(([$10FoldsData.$A7:$10FoldsData.$X7]); 51*([.F$1]-1); 0))" office:value-type="float" office:value="23.9690833333333" calcext:value-type="float">
            <text:p>23,969</text:p>
          </table:table-cell>
          <table:table-cell table:formula="of:=AVERAGE(OFFSET(([$10FoldsData.$A7:$10FoldsData.$X7]); 51*([.G$1]-1); 0))" office:value-type="float" office:value="26.3475" calcext:value-type="float">
            <text:p>26,348</text:p>
          </table:table-cell>
          <table:table-cell table:formula="of:=AVERAGE(OFFSET(([$10FoldsData.$A7:$10FoldsData.$X7]); 51*([.H$1]-1); 0))" office:value-type="float" office:value="22.5962083333333" calcext:value-type="float">
            <text:p>22,596</text:p>
          </table:table-cell>
          <table:table-cell table:formula="of:=AVERAGE(OFFSET(([$10FoldsData.$A7:$10FoldsData.$X7]); 51*([.I$1]-1); 0))" office:value-type="float" office:value="26.1996666666667" calcext:value-type="float">
            <text:p>26,200</text:p>
          </table:table-cell>
          <table:table-cell table:formula="of:=AVERAGE(OFFSET(([$10FoldsData.$A7:$10FoldsData.$X7]); 51*([.J$1]-1); 0))" office:value-type="float" office:value="31.1297083333333" calcext:value-type="float">
            <text:p>31,130</text:p>
          </table:table-cell>
          <table:table-cell table:formula="of:=AVERAGE(OFFSET(([$10FoldsData.$A7:$10FoldsData.$X7]); 51*([.K$1]-1); 0))" office:value-type="float" office:value="24.0793333333333" calcext:value-type="float">
            <text:p>24,079</text:p>
          </table:table-cell>
          <table:table-cell table:formula="of:=AVERAGE([.B8:.K8])" office:value-type="float" office:value="25.2052875" calcext:value-type="float">
            <text:p>25,205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AVERAGE(OFFSET(([$10FoldsData.$A8:$10FoldsData.$X8]); 51*([.B$1]-1); 0))" office:value-type="float" office:value="23.4985833333333" calcext:value-type="float">
            <text:p>23,499</text:p>
          </table:table-cell>
          <table:table-cell table:formula="of:=AVERAGE(OFFSET(([$10FoldsData.$A8:$10FoldsData.$X8]); 51*([.C$1]-1); 0))" office:value-type="float" office:value="25.24425" calcext:value-type="float">
            <text:p>25,244</text:p>
          </table:table-cell>
          <table:table-cell table:formula="of:=AVERAGE(OFFSET(([$10FoldsData.$A8:$10FoldsData.$X8]); 51*([.D$1]-1); 0))" office:value-type="float" office:value="26.220875" calcext:value-type="float">
            <text:p>26,221</text:p>
          </table:table-cell>
          <table:table-cell table:formula="of:=AVERAGE(OFFSET(([$10FoldsData.$A8:$10FoldsData.$X8]); 51*([.E$1]-1); 0))" office:value-type="float" office:value="22.3463333333333" calcext:value-type="float">
            <text:p>22,346</text:p>
          </table:table-cell>
          <table:table-cell table:formula="of:=AVERAGE(OFFSET(([$10FoldsData.$A8:$10FoldsData.$X8]); 51*([.F$1]-1); 0))" office:value-type="float" office:value="23.874625" calcext:value-type="float">
            <text:p>23,875</text:p>
          </table:table-cell>
          <table:table-cell table:formula="of:=AVERAGE(OFFSET(([$10FoldsData.$A8:$10FoldsData.$X8]); 51*([.G$1]-1); 0))" office:value-type="float" office:value="26.2677083333333" calcext:value-type="float">
            <text:p>26,268</text:p>
          </table:table-cell>
          <table:table-cell table:formula="of:=AVERAGE(OFFSET(([$10FoldsData.$A8:$10FoldsData.$X8]); 51*([.H$1]-1); 0))" office:value-type="float" office:value="22.694" calcext:value-type="float">
            <text:p>22,694</text:p>
          </table:table-cell>
          <table:table-cell table:formula="of:=AVERAGE(OFFSET(([$10FoldsData.$A8:$10FoldsData.$X8]); 51*([.I$1]-1); 0))" office:value-type="float" office:value="26.300375" calcext:value-type="float">
            <text:p>26,300</text:p>
          </table:table-cell>
          <table:table-cell table:formula="of:=AVERAGE(OFFSET(([$10FoldsData.$A8:$10FoldsData.$X8]); 51*([.J$1]-1); 0))" office:value-type="float" office:value="31.1667083333333" calcext:value-type="float">
            <text:p>31,167</text:p>
          </table:table-cell>
          <table:table-cell table:formula="of:=AVERAGE(OFFSET(([$10FoldsData.$A8:$10FoldsData.$X8]); 51*([.K$1]-1); 0))" office:value-type="float" office:value="24.06075" calcext:value-type="float">
            <text:p>24,061</text:p>
          </table:table-cell>
          <table:table-cell table:formula="of:=AVERAGE([.B9:.K9])" office:value-type="float" office:value="25.1674208333333" calcext:value-type="float">
            <text:p>25,167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AVERAGE(OFFSET(([$10FoldsData.$A9:$10FoldsData.$X9]); 51*([.B$1]-1); 0))" office:value-type="float" office:value="23.5129166666667" calcext:value-type="float">
            <text:p>23,513</text:p>
          </table:table-cell>
          <table:table-cell table:formula="of:=AVERAGE(OFFSET(([$10FoldsData.$A9:$10FoldsData.$X9]); 51*([.C$1]-1); 0))" office:value-type="float" office:value="25.2945416666667" calcext:value-type="float">
            <text:p>25,295</text:p>
          </table:table-cell>
          <table:table-cell table:formula="of:=AVERAGE(OFFSET(([$10FoldsData.$A9:$10FoldsData.$X9]); 51*([.D$1]-1); 0))" office:value-type="float" office:value="26.1577916666667" calcext:value-type="float">
            <text:p>26,158</text:p>
          </table:table-cell>
          <table:table-cell table:formula="of:=AVERAGE(OFFSET(([$10FoldsData.$A9:$10FoldsData.$X9]); 51*([.E$1]-1); 0))" office:value-type="float" office:value="22.2432916666667" calcext:value-type="float">
            <text:p>22,243</text:p>
          </table:table-cell>
          <table:table-cell table:formula="of:=AVERAGE(OFFSET(([$10FoldsData.$A9:$10FoldsData.$X9]); 51*([.F$1]-1); 0))" office:value-type="float" office:value="23.823125" calcext:value-type="float">
            <text:p>23,823</text:p>
          </table:table-cell>
          <table:table-cell table:formula="of:=AVERAGE(OFFSET(([$10FoldsData.$A9:$10FoldsData.$X9]); 51*([.G$1]-1); 0))" office:value-type="float" office:value="26.3474583333333" calcext:value-type="float">
            <text:p>26,347</text:p>
          </table:table-cell>
          <table:table-cell table:formula="of:=AVERAGE(OFFSET(([$10FoldsData.$A9:$10FoldsData.$X9]); 51*([.H$1]-1); 0))" office:value-type="float" office:value="22.6139166666667" calcext:value-type="float">
            <text:p>22,614</text:p>
          </table:table-cell>
          <table:table-cell table:formula="of:=AVERAGE(OFFSET(([$10FoldsData.$A9:$10FoldsData.$X9]); 51*([.I$1]-1); 0))" office:value-type="float" office:value="26.7308333333333" calcext:value-type="float">
            <text:p>26,731</text:p>
          </table:table-cell>
          <table:table-cell table:formula="of:=AVERAGE(OFFSET(([$10FoldsData.$A9:$10FoldsData.$X9]); 51*([.J$1]-1); 0))" office:value-type="float" office:value="31.1482083333333" calcext:value-type="float">
            <text:p>31,148</text:p>
          </table:table-cell>
          <table:table-cell table:formula="of:=AVERAGE(OFFSET(([$10FoldsData.$A9:$10FoldsData.$X9]); 51*([.K$1]-1); 0))" office:value-type="float" office:value="24.0142916666667" calcext:value-type="float">
            <text:p>24,014</text:p>
          </table:table-cell>
          <table:table-cell table:formula="of:=AVERAGE([.B10:.K10])" office:value-type="float" office:value="25.1886375" calcext:value-type="float">
            <text:p>25,189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AVERAGE(OFFSET(([$10FoldsData.$A10:$10FoldsData.$X10]); 51*([.B$1]-1); 0))" office:value-type="float" office:value="23.4913333333333" calcext:value-type="float">
            <text:p>23,491</text:p>
          </table:table-cell>
          <table:table-cell table:formula="of:=AVERAGE(OFFSET(([$10FoldsData.$A10:$10FoldsData.$X10]); 51*([.C$1]-1); 0))" office:value-type="float" office:value="25.4310416666667" calcext:value-type="float">
            <text:p>25,431</text:p>
          </table:table-cell>
          <table:table-cell table:formula="of:=AVERAGE(OFFSET(([$10FoldsData.$A10:$10FoldsData.$X10]); 51*([.D$1]-1); 0))" office:value-type="float" office:value="26.1577916666667" calcext:value-type="float">
            <text:p>26,158</text:p>
          </table:table-cell>
          <table:table-cell table:formula="of:=AVERAGE(OFFSET(([$10FoldsData.$A10:$10FoldsData.$X10]); 51*([.E$1]-1); 0))" office:value-type="float" office:value="22.2908333333333" calcext:value-type="float">
            <text:p>22,291</text:p>
          </table:table-cell>
          <table:table-cell table:formula="of:=AVERAGE(OFFSET(([$10FoldsData.$A10:$10FoldsData.$X10]); 51*([.F$1]-1); 0))" office:value-type="float" office:value="23.7973333333333" calcext:value-type="float">
            <text:p>23,797</text:p>
          </table:table-cell>
          <table:table-cell table:formula="of:=AVERAGE(OFFSET(([$10FoldsData.$A10:$10FoldsData.$X10]); 51*([.G$1]-1); 0))" office:value-type="float" office:value="26.4715833333333" calcext:value-type="float">
            <text:p>26,472</text:p>
          </table:table-cell>
          <table:table-cell table:formula="of:=AVERAGE(OFFSET(([$10FoldsData.$A10:$10FoldsData.$X10]); 51*([.H$1]-1); 0))" office:value-type="float" office:value="22.5872083333333" calcext:value-type="float">
            <text:p>22,587</text:p>
          </table:table-cell>
          <table:table-cell table:formula="of:=AVERAGE(OFFSET(([$10FoldsData.$A10:$10FoldsData.$X10]); 51*([.I$1]-1); 0))" office:value-type="float" office:value="27.3259583333333" calcext:value-type="float">
            <text:p>27,326</text:p>
          </table:table-cell>
          <table:table-cell table:formula="of:=AVERAGE(OFFSET(([$10FoldsData.$A10:$10FoldsData.$X10]); 51*([.J$1]-1); 0))" office:value-type="float" office:value="31.074125" calcext:value-type="float">
            <text:p>31,074</text:p>
          </table:table-cell>
          <table:table-cell table:formula="of:=AVERAGE(OFFSET(([$10FoldsData.$A10:$10FoldsData.$X10]); 51*([.K$1]-1); 0))" office:value-type="float" office:value="24.1070833333333" calcext:value-type="float">
            <text:p>24,107</text:p>
          </table:table-cell>
          <table:table-cell table:formula="of:=AVERAGE([.B11:.K11])" office:value-type="float" office:value="25.2734291666667" calcext:value-type="float">
            <text:p>25,273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OFFSET(([$10FoldsData.$A11:$10FoldsData.$X11]); 51*([.B$1]-1); 0))" office:value-type="float" office:value="23.5057083333333" calcext:value-type="float">
            <text:p>23,506</text:p>
          </table:table-cell>
          <table:table-cell table:formula="of:=AVERAGE(OFFSET(([$10FoldsData.$A11:$10FoldsData.$X11]); 51*([.C$1]-1); 0))" office:value-type="float" office:value="25.6033333333333" calcext:value-type="float">
            <text:p>25,603</text:p>
          </table:table-cell>
          <table:table-cell table:formula="of:=AVERAGE(OFFSET(([$10FoldsData.$A11:$10FoldsData.$X11]); 51*([.D$1]-1); 0))" office:value-type="float" office:value="26.1578333333333" calcext:value-type="float">
            <text:p>26,158</text:p>
          </table:table-cell>
          <table:table-cell table:formula="of:=AVERAGE(OFFSET(([$10FoldsData.$A11:$10FoldsData.$X11]); 51*([.E$1]-1); 0))" office:value-type="float" office:value="22.4017916666667" calcext:value-type="float">
            <text:p>22,402</text:p>
          </table:table-cell>
          <table:table-cell table:formula="of:=AVERAGE(OFFSET(([$10FoldsData.$A11:$10FoldsData.$X11]); 51*([.F$1]-1); 0))" office:value-type="float" office:value="23.8145416666667" calcext:value-type="float">
            <text:p>23,815</text:p>
          </table:table-cell>
          <table:table-cell table:formula="of:=AVERAGE(OFFSET(([$10FoldsData.$A11:$10FoldsData.$X11]); 51*([.G$1]-1); 0))" office:value-type="float" office:value="26.453875" calcext:value-type="float">
            <text:p>26,454</text:p>
          </table:table-cell>
          <table:table-cell table:formula="of:=AVERAGE(OFFSET(([$10FoldsData.$A11:$10FoldsData.$X11]); 51*([.H$1]-1); 0))" office:value-type="float" office:value="22.6139583333333" calcext:value-type="float">
            <text:p>22,614</text:p>
          </table:table-cell>
          <table:table-cell table:formula="of:=AVERAGE(OFFSET(([$10FoldsData.$A11:$10FoldsData.$X11]); 51*([.I$1]-1); 0))" office:value-type="float" office:value="27.6739166666667" calcext:value-type="float">
            <text:p>27,674</text:p>
          </table:table-cell>
          <table:table-cell table:formula="of:=AVERAGE(OFFSET(([$10FoldsData.$A11:$10FoldsData.$X11]); 51*([.J$1]-1); 0))" office:value-type="float" office:value="30.9722916666667" calcext:value-type="float">
            <text:p>30,972</text:p>
          </table:table-cell>
          <table:table-cell table:formula="of:=AVERAGE(OFFSET(([$10FoldsData.$A11:$10FoldsData.$X11]); 51*([.K$1]-1); 0))" office:value-type="float" office:value="24.144375" calcext:value-type="float">
            <text:p>24,144</text:p>
          </table:table-cell>
          <table:table-cell table:formula="of:=AVERAGE([.B12:.K12])" office:value-type="float" office:value="25.3341625" calcext:value-type="float">
            <text:p>25,334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AVERAGE(OFFSET(([$10FoldsData.$A12:$10FoldsData.$X12]); 51*([.B$1]-1); 0))" office:value-type="float" office:value="23.5129583333333" calcext:value-type="float">
            <text:p>23,513</text:p>
          </table:table-cell>
          <table:table-cell table:formula="of:=AVERAGE(OFFSET(([$10FoldsData.$A12:$10FoldsData.$X12]); 51*([.C$1]-1); 0))" office:value-type="float" office:value="25.7399166666667" calcext:value-type="float">
            <text:p>25,740</text:p>
          </table:table-cell>
          <table:table-cell table:formula="of:=AVERAGE(OFFSET(([$10FoldsData.$A12:$10FoldsData.$X12]); 51*([.D$1]-1); 0))" office:value-type="float" office:value="26.4177916666667" calcext:value-type="float">
            <text:p>26,418</text:p>
          </table:table-cell>
          <table:table-cell table:formula="of:=AVERAGE(OFFSET(([$10FoldsData.$A12:$10FoldsData.$X12]); 51*([.E$1]-1); 0))" office:value-type="float" office:value="22.7898333333333" calcext:value-type="float">
            <text:p>22,790</text:p>
          </table:table-cell>
          <table:table-cell table:formula="of:=AVERAGE(OFFSET(([$10FoldsData.$A12:$10FoldsData.$X12]); 51*([.F$1]-1); 0))" office:value-type="float" office:value="23.7801666666667" calcext:value-type="float">
            <text:p>23,780</text:p>
          </table:table-cell>
          <table:table-cell table:formula="of:=AVERAGE(OFFSET(([$10FoldsData.$A12:$10FoldsData.$X12]); 51*([.G$1]-1); 0))" office:value-type="float" office:value="26.4361666666667" calcext:value-type="float">
            <text:p>26,436</text:p>
          </table:table-cell>
          <table:table-cell table:formula="of:=AVERAGE(OFFSET(([$10FoldsData.$A12:$10FoldsData.$X12]); 51*([.H$1]-1); 0))" office:value-type="float" office:value="22.46275" calcext:value-type="float">
            <text:p>22,463</text:p>
          </table:table-cell>
          <table:table-cell table:formula="of:=AVERAGE(OFFSET(([$10FoldsData.$A12:$10FoldsData.$X12]); 51*([.I$1]-1); 0))" office:value-type="float" office:value="27.9852916666667" calcext:value-type="float">
            <text:p>27,985</text:p>
          </table:table-cell>
          <table:table-cell table:formula="of:=AVERAGE(OFFSET(([$10FoldsData.$A12:$10FoldsData.$X12]); 51*([.J$1]-1); 0))" office:value-type="float" office:value="30.7407083333333" calcext:value-type="float">
            <text:p>30,741</text:p>
          </table:table-cell>
          <table:table-cell table:formula="of:=AVERAGE(OFFSET(([$10FoldsData.$A12:$10FoldsData.$X12]); 51*([.K$1]-1); 0))" office:value-type="float" office:value="24.2095" calcext:value-type="float">
            <text:p>24,210</text:p>
          </table:table-cell>
          <table:table-cell table:formula="of:=AVERAGE([.B13:.K13])" office:value-type="float" office:value="25.4075083333333" calcext:value-type="float">
            <text:p>25,408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AVERAGE(OFFSET(([$10FoldsData.$A13:$10FoldsData.$X13]); 51*([.B$1]-1); 0))" office:value-type="float" office:value="23.62075" calcext:value-type="float">
            <text:p>23,621</text:p>
          </table:table-cell>
          <table:table-cell table:formula="of:=AVERAGE(OFFSET(([$10FoldsData.$A13:$10FoldsData.$X13]); 51*([.C$1]-1); 0))" office:value-type="float" office:value="25.8405" calcext:value-type="float">
            <text:p>25,841</text:p>
          </table:table-cell>
          <table:table-cell table:formula="of:=AVERAGE(OFFSET(([$10FoldsData.$A13:$10FoldsData.$X13]); 51*([.D$1]-1); 0))" office:value-type="float" office:value="26.2129166666667" calcext:value-type="float">
            <text:p>26,213</text:p>
          </table:table-cell>
          <table:table-cell table:formula="of:=AVERAGE(OFFSET(([$10FoldsData.$A13:$10FoldsData.$X13]); 51*([.E$1]-1); 0))" office:value-type="float" office:value="22.845375" calcext:value-type="float">
            <text:p>22,845</text:p>
          </table:table-cell>
          <table:table-cell table:formula="of:=AVERAGE(OFFSET(([$10FoldsData.$A13:$10FoldsData.$X13]); 51*([.F$1]-1); 0))" office:value-type="float" office:value="23.7457916666667" calcext:value-type="float">
            <text:p>23,746</text:p>
          </table:table-cell>
          <table:table-cell table:formula="of:=AVERAGE(OFFSET(([$10FoldsData.$A13:$10FoldsData.$X13]); 51*([.G$1]-1); 0))" office:value-type="float" office:value="26.241125" calcext:value-type="float">
            <text:p>26,241</text:p>
          </table:table-cell>
          <table:table-cell table:formula="of:=AVERAGE(OFFSET(([$10FoldsData.$A13:$10FoldsData.$X13]); 51*([.H$1]-1); 0))" office:value-type="float" office:value="22.3202916666667" calcext:value-type="float">
            <text:p>22,320</text:p>
          </table:table-cell>
          <table:table-cell table:formula="of:=AVERAGE(OFFSET(([$10FoldsData.$A13:$10FoldsData.$X13]); 51*([.I$1]-1); 0))" office:value-type="float" office:value="28.1959166666667" calcext:value-type="float">
            <text:p>28,196</text:p>
          </table:table-cell>
          <table:table-cell table:formula="of:=AVERAGE(OFFSET(([$10FoldsData.$A13:$10FoldsData.$X13]); 51*([.J$1]-1); 0))" office:value-type="float" office:value="30.8240416666667" calcext:value-type="float">
            <text:p>30,824</text:p>
          </table:table-cell>
          <table:table-cell table:formula="of:=AVERAGE(OFFSET(([$10FoldsData.$A13:$10FoldsData.$X13]); 51*([.K$1]-1); 0))" office:value-type="float" office:value="24.2466666666667" calcext:value-type="float">
            <text:p>24,247</text:p>
          </table:table-cell>
          <table:table-cell table:formula="of:=AVERAGE([.B14:.K14])" office:value-type="float" office:value="25.4093375" calcext:value-type="float">
            <text:p>25,409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AVERAGE(OFFSET(([$10FoldsData.$A14:$10FoldsData.$X14]); 51*([.B$1]-1); 0))" office:value-type="float" office:value="23.750125" calcext:value-type="float">
            <text:p>23,750</text:p>
          </table:table-cell>
          <table:table-cell table:formula="of:=AVERAGE(OFFSET(([$10FoldsData.$A14:$10FoldsData.$X14]); 51*([.C$1]-1); 0))" office:value-type="float" office:value="26.0558333333333" calcext:value-type="float">
            <text:p>26,056</text:p>
          </table:table-cell>
          <table:table-cell table:formula="of:=AVERAGE(OFFSET(([$10FoldsData.$A14:$10FoldsData.$X14]); 51*([.D$1]-1); 0))" office:value-type="float" office:value="26.2286666666667" calcext:value-type="float">
            <text:p>26,229</text:p>
          </table:table-cell>
          <table:table-cell table:formula="of:=AVERAGE(OFFSET(([$10FoldsData.$A14:$10FoldsData.$X14]); 51*([.E$1]-1); 0))" office:value-type="float" office:value="22.8532916666667" calcext:value-type="float">
            <text:p>22,853</text:p>
          </table:table-cell>
          <table:table-cell table:formula="of:=AVERAGE(OFFSET(([$10FoldsData.$A14:$10FoldsData.$X14]); 51*([.F$1]-1); 0))" office:value-type="float" office:value="23.728625" calcext:value-type="float">
            <text:p>23,729</text:p>
          </table:table-cell>
          <table:table-cell table:formula="of:=AVERAGE(OFFSET(([$10FoldsData.$A14:$10FoldsData.$X14]); 51*([.G$1]-1); 0))" office:value-type="float" office:value="26.294375" calcext:value-type="float">
            <text:p>26,294</text:p>
          </table:table-cell>
          <table:table-cell table:formula="of:=AVERAGE(OFFSET(([$10FoldsData.$A14:$10FoldsData.$X14]); 51*([.H$1]-1); 0))" office:value-type="float" office:value="21.9195416666667" calcext:value-type="float">
            <text:p>21,920</text:p>
          </table:table-cell>
          <table:table-cell table:formula="of:=AVERAGE(OFFSET(([$10FoldsData.$A14:$10FoldsData.$X14]); 51*([.I$1]-1); 0))" office:value-type="float" office:value="28.6170416666667" calcext:value-type="float">
            <text:p>28,617</text:p>
          </table:table-cell>
          <table:table-cell table:formula="of:=AVERAGE(OFFSET(([$10FoldsData.$A14:$10FoldsData.$X14]); 51*([.J$1]-1); 0))" office:value-type="float" office:value="30.91675" calcext:value-type="float">
            <text:p>30,917</text:p>
          </table:table-cell>
          <table:table-cell table:formula="of:=AVERAGE(OFFSET(([$10FoldsData.$A14:$10FoldsData.$X14]); 51*([.K$1]-1); 0))" office:value-type="float" office:value="24.2094166666667" calcext:value-type="float">
            <text:p>24,209</text:p>
          </table:table-cell>
          <table:table-cell table:formula="of:=AVERAGE([.B15:.K15])" office:value-type="float" office:value="25.4573666666667" calcext:value-type="float">
            <text:p>25,457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OFFSET(([$10FoldsData.$A15:$10FoldsData.$X15]); 51*([.B$1]-1); 0))" office:value-type="float" office:value="23.4412083333333" calcext:value-type="float">
            <text:p>23,441</text:p>
          </table:table-cell>
          <table:table-cell table:formula="of:=AVERAGE(OFFSET(([$10FoldsData.$A15:$10FoldsData.$X15]); 51*([.C$1]-1); 0))" office:value-type="float" office:value="26.0990416666667" calcext:value-type="float">
            <text:p>26,099</text:p>
          </table:table-cell>
          <table:table-cell table:formula="of:=AVERAGE(OFFSET(([$10FoldsData.$A15:$10FoldsData.$X15]); 51*([.D$1]-1); 0))" office:value-type="float" office:value="26.2365416666667" calcext:value-type="float">
            <text:p>26,237</text:p>
          </table:table-cell>
          <table:table-cell table:formula="of:=AVERAGE(OFFSET(([$10FoldsData.$A15:$10FoldsData.$X15]); 51*([.E$1]-1); 0))" office:value-type="float" office:value="22.782" calcext:value-type="float">
            <text:p>22,782</text:p>
          </table:table-cell>
          <table:table-cell table:formula="of:=AVERAGE(OFFSET(([$10FoldsData.$A15:$10FoldsData.$X15]); 51*([.F$1]-1); 0))" office:value-type="float" office:value="23.7973333333333" calcext:value-type="float">
            <text:p>23,797</text:p>
          </table:table-cell>
          <table:table-cell table:formula="of:=AVERAGE(OFFSET(([$10FoldsData.$A15:$10FoldsData.$X15]); 51*([.G$1]-1); 0))" office:value-type="float" office:value="26.3387083333333" calcext:value-type="float">
            <text:p>26,339</text:p>
          </table:table-cell>
          <table:table-cell table:formula="of:=AVERAGE(OFFSET(([$10FoldsData.$A15:$10FoldsData.$X15]); 51*([.H$1]-1); 0))" office:value-type="float" office:value="22.0085833333333" calcext:value-type="float">
            <text:p>22,009</text:p>
          </table:table-cell>
          <table:table-cell table:formula="of:=AVERAGE(OFFSET(([$10FoldsData.$A15:$10FoldsData.$X15]); 51*([.I$1]-1); 0))" office:value-type="float" office:value="29.1115" calcext:value-type="float">
            <text:p>29,112</text:p>
          </table:table-cell>
          <table:table-cell table:formula="of:=AVERAGE(OFFSET(([$10FoldsData.$A15:$10FoldsData.$X15]); 51*([.J$1]-1); 0))" office:value-type="float" office:value="30.7037916666667" calcext:value-type="float">
            <text:p>30,704</text:p>
          </table:table-cell>
          <table:table-cell table:formula="of:=AVERAGE(OFFSET(([$10FoldsData.$A15:$10FoldsData.$X15]); 51*([.K$1]-1); 0))" office:value-type="float" office:value="24.330375" calcext:value-type="float">
            <text:p>24,330</text:p>
          </table:table-cell>
          <table:table-cell table:formula="of:=AVERAGE([.B16:.K16])" office:value-type="float" office:value="25.4849083333333" calcext:value-type="float">
            <text:p>25,485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AVERAGE(OFFSET(([$10FoldsData.$A16:$10FoldsData.$X16]); 51*([.B$1]-1); 0))" office:value-type="float" office:value="23.434" calcext:value-type="float">
            <text:p>23,434</text:p>
          </table:table-cell>
          <table:table-cell table:formula="of:=AVERAGE(OFFSET(([$10FoldsData.$A16:$10FoldsData.$X16]); 51*([.C$1]-1); 0))" office:value-type="float" office:value="26.831875" calcext:value-type="float">
            <text:p>26,832</text:p>
          </table:table-cell>
          <table:table-cell table:formula="of:=AVERAGE(OFFSET(([$10FoldsData.$A16:$10FoldsData.$X16]); 51*([.D$1]-1); 0))" office:value-type="float" office:value="26.2680416666667" calcext:value-type="float">
            <text:p>26,268</text:p>
          </table:table-cell>
          <table:table-cell table:formula="of:=AVERAGE(OFFSET(([$10FoldsData.$A16:$10FoldsData.$X16]); 51*([.E$1]-1); 0))" office:value-type="float" office:value="22.71075" calcext:value-type="float">
            <text:p>22,711</text:p>
          </table:table-cell>
          <table:table-cell table:formula="of:=AVERAGE(OFFSET(([$10FoldsData.$A16:$10FoldsData.$X16]); 51*([.F$1]-1); 0))" office:value-type="float" office:value="23.7972916666667" calcext:value-type="float">
            <text:p>23,797</text:p>
          </table:table-cell>
          <table:table-cell table:formula="of:=AVERAGE(OFFSET(([$10FoldsData.$A16:$10FoldsData.$X16]); 51*([.G$1]-1); 0))" office:value-type="float" office:value="26.329875" calcext:value-type="float">
            <text:p>26,330</text:p>
          </table:table-cell>
          <table:table-cell table:formula="of:=AVERAGE(OFFSET(([$10FoldsData.$A16:$10FoldsData.$X16]); 51*([.H$1]-1); 0))" office:value-type="float" office:value="22.0530416666667" calcext:value-type="float">
            <text:p>22,053</text:p>
          </table:table-cell>
          <table:table-cell table:formula="of:=AVERAGE(OFFSET(([$10FoldsData.$A16:$10FoldsData.$X16]); 51*([.I$1]-1); 0))" office:value-type="float" office:value="29.3129583333333" calcext:value-type="float">
            <text:p>29,313</text:p>
          </table:table-cell>
          <table:table-cell table:formula="of:=AVERAGE(OFFSET(([$10FoldsData.$A16:$10FoldsData.$X16]); 51*([.J$1]-1); 0))" office:value-type="float" office:value="30.5648333333333" calcext:value-type="float">
            <text:p>30,565</text:p>
          </table:table-cell>
          <table:table-cell table:formula="of:=AVERAGE(OFFSET(([$10FoldsData.$A16:$10FoldsData.$X16]); 51*([.K$1]-1); 0))" office:value-type="float" office:value="24.321125" calcext:value-type="float">
            <text:p>24,321</text:p>
          </table:table-cell>
          <table:table-cell table:formula="of:=AVERAGE([.B17:.K17])" office:value-type="float" office:value="25.5623791666667" calcext:value-type="float">
            <text:p>25,562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AVERAGE(OFFSET(([$10FoldsData.$A17:$10FoldsData.$X17]); 51*([.B$1]-1); 0))" office:value-type="float" office:value="23.3549166666667" calcext:value-type="float">
            <text:p>23,355</text:p>
          </table:table-cell>
          <table:table-cell table:formula="of:=AVERAGE(OFFSET(([$10FoldsData.$A17:$10FoldsData.$X17]); 51*([.C$1]-1); 0))" office:value-type="float" office:value="26.860625" calcext:value-type="float">
            <text:p>26,861</text:p>
          </table:table-cell>
          <table:table-cell table:formula="of:=AVERAGE(OFFSET(([$10FoldsData.$A17:$10FoldsData.$X17]); 51*([.D$1]-1); 0))" office:value-type="float" office:value="26.2838333333333" calcext:value-type="float">
            <text:p>26,284</text:p>
          </table:table-cell>
          <table:table-cell table:formula="of:=AVERAGE(OFFSET(([$10FoldsData.$A17:$10FoldsData.$X17]); 51*([.E$1]-1); 0))" office:value-type="float" office:value="22.504875" calcext:value-type="float">
            <text:p>22,505</text:p>
          </table:table-cell>
          <table:table-cell table:formula="of:=AVERAGE(OFFSET(([$10FoldsData.$A17:$10FoldsData.$X17]); 51*([.F$1]-1); 0))" office:value-type="float" office:value="23.7800833333333" calcext:value-type="float">
            <text:p>23,780</text:p>
          </table:table-cell>
          <table:table-cell table:formula="of:=AVERAGE(OFFSET(([$10FoldsData.$A17:$10FoldsData.$X17]); 51*([.G$1]-1); 0))" office:value-type="float" office:value="26.391875" calcext:value-type="float">
            <text:p>26,392</text:p>
          </table:table-cell>
          <table:table-cell table:formula="of:=AVERAGE(OFFSET(([$10FoldsData.$A17:$10FoldsData.$X17]); 51*([.H$1]-1); 0))" office:value-type="float" office:value="21.9995833333333" calcext:value-type="float">
            <text:p>22,000</text:p>
          </table:table-cell>
          <table:table-cell table:formula="of:=AVERAGE(OFFSET(([$10FoldsData.$A17:$10FoldsData.$X17]); 51*([.I$1]-1); 0))" office:value-type="float" office:value="29.4778333333333" calcext:value-type="float">
            <text:p>29,478</text:p>
          </table:table-cell>
          <table:table-cell table:formula="of:=AVERAGE(OFFSET(([$10FoldsData.$A17:$10FoldsData.$X17]); 51*([.J$1]-1); 0))" office:value-type="float" office:value="30.7961666666667" calcext:value-type="float">
            <text:p>30,796</text:p>
          </table:table-cell>
          <table:table-cell table:formula="of:=AVERAGE(OFFSET(([$10FoldsData.$A17:$10FoldsData.$X17]); 51*([.K$1]-1); 0))" office:value-type="float" office:value="24.4790833333333" calcext:value-type="float">
            <text:p>24,479</text:p>
          </table:table-cell>
          <table:table-cell table:formula="of:=AVERAGE([.B18:.K18])" office:value-type="float" office:value="25.5928875" calcext:value-type="float">
            <text:p>25,593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AVERAGE(OFFSET(([$10FoldsData.$A18:$10FoldsData.$X18]); 51*([.B$1]-1); 0))" office:value-type="float" office:value="23.29025" calcext:value-type="float">
            <text:p>23,290</text:p>
          </table:table-cell>
          <table:table-cell table:formula="of:=AVERAGE(OFFSET(([$10FoldsData.$A18:$10FoldsData.$X18]); 51*([.C$1]-1); 0))" office:value-type="float" office:value="27.08325" calcext:value-type="float">
            <text:p>27,083</text:p>
          </table:table-cell>
          <table:table-cell table:formula="of:=AVERAGE(OFFSET(([$10FoldsData.$A18:$10FoldsData.$X18]); 51*([.D$1]-1); 0))" office:value-type="float" office:value="26.2208333333333" calcext:value-type="float">
            <text:p>26,221</text:p>
          </table:table-cell>
          <table:table-cell table:formula="of:=AVERAGE(OFFSET(([$10FoldsData.$A18:$10FoldsData.$X18]); 51*([.E$1]-1); 0))" office:value-type="float" office:value="22.489" calcext:value-type="float">
            <text:p>22,489</text:p>
          </table:table-cell>
          <table:table-cell table:formula="of:=AVERAGE(OFFSET(([$10FoldsData.$A18:$10FoldsData.$X18]); 51*([.F$1]-1); 0))" office:value-type="float" office:value="23.8832083333333" calcext:value-type="float">
            <text:p>23,883</text:p>
          </table:table-cell>
          <table:table-cell table:formula="of:=AVERAGE(OFFSET(([$10FoldsData.$A18:$10FoldsData.$X18]); 51*([.G$1]-1); 0))" office:value-type="float" office:value="26.5425" calcext:value-type="float">
            <text:p>26,543</text:p>
          </table:table-cell>
          <table:table-cell table:formula="of:=AVERAGE(OFFSET(([$10FoldsData.$A18:$10FoldsData.$X18]); 51*([.H$1]-1); 0))" office:value-type="float" office:value="21.973" calcext:value-type="float">
            <text:p>21,973</text:p>
          </table:table-cell>
          <table:table-cell table:formula="of:=AVERAGE(OFFSET(([$10FoldsData.$A18:$10FoldsData.$X18]); 51*([.I$1]-1); 0))" office:value-type="float" office:value="29.7525" calcext:value-type="float">
            <text:p>29,753</text:p>
          </table:table-cell>
          <table:table-cell table:formula="of:=AVERAGE(OFFSET(([$10FoldsData.$A18:$10FoldsData.$X18]); 51*([.J$1]-1); 0))" office:value-type="float" office:value="30.9072916666667" calcext:value-type="float">
            <text:p>30,907</text:p>
          </table:table-cell>
          <table:table-cell table:formula="of:=AVERAGE(OFFSET(([$10FoldsData.$A18:$10FoldsData.$X18]); 51*([.K$1]-1); 0))" office:value-type="float" office:value="24.451375" calcext:value-type="float">
            <text:p>24,451</text:p>
          </table:table-cell>
          <table:table-cell table:formula="of:=AVERAGE([.B19:.K19])" office:value-type="float" office:value="25.6593208333333" calcext:value-type="float">
            <text:p>25,659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AVERAGE(OFFSET(([$10FoldsData.$A19:$10FoldsData.$X19]); 51*([.B$1]-1); 0))" office:value-type="float" office:value="23.29025" calcext:value-type="float">
            <text:p>23,290</text:p>
          </table:table-cell>
          <table:table-cell table:formula="of:=AVERAGE(OFFSET(([$10FoldsData.$A19:$10FoldsData.$X19]); 51*([.C$1]-1); 0))" office:value-type="float" office:value="27.0975833333333" calcext:value-type="float">
            <text:p>27,098</text:p>
          </table:table-cell>
          <table:table-cell table:formula="of:=AVERAGE(OFFSET(([$10FoldsData.$A19:$10FoldsData.$X19]); 51*([.D$1]-1); 0))" office:value-type="float" office:value="26.1893333333333" calcext:value-type="float">
            <text:p>26,189</text:p>
          </table:table-cell>
          <table:table-cell table:formula="of:=AVERAGE(OFFSET(([$10FoldsData.$A19:$10FoldsData.$X19]); 51*([.E$1]-1); 0))" office:value-type="float" office:value="22.4335" calcext:value-type="float">
            <text:p>22,434</text:p>
          </table:table-cell>
          <table:table-cell table:formula="of:=AVERAGE(OFFSET(([$10FoldsData.$A19:$10FoldsData.$X19]); 51*([.F$1]-1); 0))" office:value-type="float" office:value="23.9519166666667" calcext:value-type="float">
            <text:p>23,952</text:p>
          </table:table-cell>
          <table:table-cell table:formula="of:=AVERAGE(OFFSET(([$10FoldsData.$A19:$10FoldsData.$X19]); 51*([.G$1]-1); 0))" office:value-type="float" office:value="26.5337083333333" calcext:value-type="float">
            <text:p>26,534</text:p>
          </table:table-cell>
          <table:table-cell table:formula="of:=AVERAGE(OFFSET(([$10FoldsData.$A19:$10FoldsData.$X19]); 51*([.H$1]-1); 0))" office:value-type="float" office:value="22.0085833333333" calcext:value-type="float">
            <text:p>22,009</text:p>
          </table:table-cell>
          <table:table-cell table:formula="of:=AVERAGE(OFFSET(([$10FoldsData.$A19:$10FoldsData.$X19]); 51*([.I$1]-1); 0))" office:value-type="float" office:value="30.036375" calcext:value-type="float">
            <text:p>30,036</text:p>
          </table:table-cell>
          <table:table-cell table:formula="of:=AVERAGE(OFFSET(([$10FoldsData.$A19:$10FoldsData.$X19]); 51*([.J$1]-1); 0))" office:value-type="float" office:value="30.8610416666667" calcext:value-type="float">
            <text:p>30,861</text:p>
          </table:table-cell>
          <table:table-cell table:formula="of:=AVERAGE(OFFSET(([$10FoldsData.$A19:$10FoldsData.$X19]); 51*([.K$1]-1); 0))" office:value-type="float" office:value="24.2745833333333" calcext:value-type="float">
            <text:p>24,275</text:p>
          </table:table-cell>
          <table:table-cell table:formula="of:=AVERAGE([.B20:.K20])" office:value-type="float" office:value="25.6676875" calcext:value-type="float">
            <text:p>25,668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AVERAGE(OFFSET(([$10FoldsData.$A20:$10FoldsData.$X20]); 51*([.B$1]-1); 0))" office:value-type="float" office:value="23.1465416666667" calcext:value-type="float">
            <text:p>23,147</text:p>
          </table:table-cell>
          <table:table-cell table:formula="of:=AVERAGE(OFFSET(([$10FoldsData.$A20:$10FoldsData.$X20]); 51*([.C$1]-1); 0))" office:value-type="float" office:value="27.2915" calcext:value-type="float">
            <text:p>27,292</text:p>
          </table:table-cell>
          <table:table-cell table:formula="of:=AVERAGE(OFFSET(([$10FoldsData.$A20:$10FoldsData.$X20]); 51*([.D$1]-1); 0))" office:value-type="float" office:value="26.2050833333333" calcext:value-type="float">
            <text:p>26,205</text:p>
          </table:table-cell>
          <table:table-cell table:formula="of:=AVERAGE(OFFSET(([$10FoldsData.$A20:$10FoldsData.$X20]); 51*([.E$1]-1); 0))" office:value-type="float" office:value="22.3621666666667" calcext:value-type="float">
            <text:p>22,362</text:p>
          </table:table-cell>
          <table:table-cell table:formula="of:=AVERAGE(OFFSET(([$10FoldsData.$A20:$10FoldsData.$X20]); 51*([.F$1]-1); 0))" office:value-type="float" office:value="23.926125" calcext:value-type="float">
            <text:p>23,926</text:p>
          </table:table-cell>
          <table:table-cell table:formula="of:=AVERAGE(OFFSET(([$10FoldsData.$A20:$10FoldsData.$X20]); 51*([.G$1]-1); 0))" office:value-type="float" office:value="26.524875" calcext:value-type="float">
            <text:p>26,525</text:p>
          </table:table-cell>
          <table:table-cell table:formula="of:=AVERAGE(OFFSET(([$10FoldsData.$A20:$10FoldsData.$X20]); 51*([.H$1]-1); 0))" office:value-type="float" office:value="22.1509583333333" calcext:value-type="float">
            <text:p>22,151</text:p>
          </table:table-cell>
          <table:table-cell table:formula="of:=AVERAGE(OFFSET(([$10FoldsData.$A20:$10FoldsData.$X20]); 51*([.I$1]-1); 0))" office:value-type="float" office:value="30.3476666666667" calcext:value-type="float">
            <text:p>30,348</text:p>
          </table:table-cell>
          <table:table-cell table:formula="of:=AVERAGE(OFFSET(([$10FoldsData.$A20:$10FoldsData.$X20]); 51*([.J$1]-1); 0))" office:value-type="float" office:value="30.8518333333333" calcext:value-type="float">
            <text:p>30,852</text:p>
          </table:table-cell>
          <table:table-cell table:formula="of:=AVERAGE(OFFSET(([$10FoldsData.$A20:$10FoldsData.$X20]); 51*([.K$1]-1); 0))" office:value-type="float" office:value="24.4047916666667" calcext:value-type="float">
            <text:p>24,405</text:p>
          </table:table-cell>
          <table:table-cell table:formula="of:=AVERAGE([.B21:.K21])" office:value-type="float" office:value="25.7211541666667" calcext:value-type="float">
            <text:p>25,721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VERAGE(OFFSET(([$10FoldsData.$A21:$10FoldsData.$X21]); 51*([.B$1]-1); 0))" office:value-type="float" office:value="23.15375" calcext:value-type="float">
            <text:p>23,154</text:p>
          </table:table-cell>
          <table:table-cell table:formula="of:=AVERAGE(OFFSET(([$10FoldsData.$A21:$10FoldsData.$X21]); 51*([.C$1]-1); 0))" office:value-type="float" office:value="27.643625" calcext:value-type="float">
            <text:p>27,644</text:p>
          </table:table-cell>
          <table:table-cell table:formula="of:=AVERAGE(OFFSET(([$10FoldsData.$A21:$10FoldsData.$X21]); 51*([.D$1]-1); 0))" office:value-type="float" office:value="26.3862083333333" calcext:value-type="float">
            <text:p>26,386</text:p>
          </table:table-cell>
          <table:table-cell table:formula="of:=AVERAGE(OFFSET(([$10FoldsData.$A21:$10FoldsData.$X21]); 51*([.E$1]-1); 0))" office:value-type="float" office:value="22.623625" calcext:value-type="float">
            <text:p>22,624</text:p>
          </table:table-cell>
          <table:table-cell table:formula="of:=AVERAGE(OFFSET(([$10FoldsData.$A21:$10FoldsData.$X21]); 51*([.F$1]-1); 0))" office:value-type="float" office:value="23.9604583333333" calcext:value-type="float">
            <text:p>23,960</text:p>
          </table:table-cell>
          <table:table-cell table:formula="of:=AVERAGE(OFFSET(([$10FoldsData.$A21:$10FoldsData.$X21]); 51*([.G$1]-1); 0))" office:value-type="float" office:value="26.5779583333333" calcext:value-type="float">
            <text:p>26,578</text:p>
          </table:table-cell>
          <table:table-cell table:formula="of:=AVERAGE(OFFSET(([$10FoldsData.$A21:$10FoldsData.$X21]); 51*([.H$1]-1); 0))" office:value-type="float" office:value="22.2667916666667" calcext:value-type="float">
            <text:p>22,267</text:p>
          </table:table-cell>
          <table:table-cell table:formula="of:=AVERAGE(OFFSET(([$10FoldsData.$A21:$10FoldsData.$X21]); 51*([.I$1]-1); 0))" office:value-type="float" office:value="30.4941666666667" calcext:value-type="float">
            <text:p>30,494</text:p>
          </table:table-cell>
          <table:table-cell table:formula="of:=AVERAGE(OFFSET(([$10FoldsData.$A21:$10FoldsData.$X21]); 51*([.J$1]-1); 0))" office:value-type="float" office:value="30.842625" calcext:value-type="float">
            <text:p>30,843</text:p>
          </table:table-cell>
          <table:table-cell table:formula="of:=AVERAGE(OFFSET(([$10FoldsData.$A21:$10FoldsData.$X21]); 51*([.K$1]-1); 0))" office:value-type="float" office:value="25.3162083333333" calcext:value-type="float">
            <text:p>25,316</text:p>
          </table:table-cell>
          <table:table-cell table:formula="of:=AVERAGE([.B22:.K22])" office:value-type="float" office:value="25.9265416666667" calcext:value-type="float">
            <text:p>25,927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AVERAGE(OFFSET(([$10FoldsData.$A22:$10FoldsData.$X22]); 51*([.B$1]-1); 0))" office:value-type="float" office:value="23.11775" calcext:value-type="float">
            <text:p>23,118</text:p>
          </table:table-cell>
          <table:table-cell table:formula="of:=AVERAGE(OFFSET(([$10FoldsData.$A22:$10FoldsData.$X22]); 51*([.C$1]-1); 0))" office:value-type="float" office:value="27.966875" calcext:value-type="float">
            <text:p>27,967</text:p>
          </table:table-cell>
          <table:table-cell table:formula="of:=AVERAGE(OFFSET(([$10FoldsData.$A22:$10FoldsData.$X22]); 51*([.D$1]-1); 0))" office:value-type="float" office:value="26.409875" calcext:value-type="float">
            <text:p>26,410</text:p>
          </table:table-cell>
          <table:table-cell table:formula="of:=AVERAGE(OFFSET(([$10FoldsData.$A22:$10FoldsData.$X22]); 51*([.E$1]-1); 0))" office:value-type="float" office:value="22.5206666666667" calcext:value-type="float">
            <text:p>22,521</text:p>
          </table:table-cell>
          <table:table-cell table:formula="of:=AVERAGE(OFFSET(([$10FoldsData.$A22:$10FoldsData.$X22]); 51*([.F$1]-1); 0))" office:value-type="float" office:value="23.8402083333333" calcext:value-type="float">
            <text:p>23,840</text:p>
          </table:table-cell>
          <table:table-cell table:formula="of:=AVERAGE(OFFSET(([$10FoldsData.$A22:$10FoldsData.$X22]); 51*([.G$1]-1); 0))" office:value-type="float" office:value="26.6134166666667" calcext:value-type="float">
            <text:p>26,613</text:p>
          </table:table-cell>
          <table:table-cell table:formula="of:=AVERAGE(OFFSET(([$10FoldsData.$A22:$10FoldsData.$X22]); 51*([.H$1]-1); 0))" office:value-type="float" office:value="22.3291666666667" calcext:value-type="float">
            <text:p>22,329</text:p>
          </table:table-cell>
          <table:table-cell table:formula="of:=AVERAGE(OFFSET(([$10FoldsData.$A22:$10FoldsData.$X22]); 51*([.I$1]-1); 0))" office:value-type="float" office:value="30.8054583333333" calcext:value-type="float">
            <text:p>30,805</text:p>
          </table:table-cell>
          <table:table-cell table:formula="of:=AVERAGE(OFFSET(([$10FoldsData.$A22:$10FoldsData.$X22]); 51*([.J$1]-1); 0))" office:value-type="float" office:value="30.814875" calcext:value-type="float">
            <text:p>30,815</text:p>
          </table:table-cell>
          <table:table-cell table:formula="of:=AVERAGE(OFFSET(([$10FoldsData.$A22:$10FoldsData.$X22]); 51*([.K$1]-1); 0))" office:value-type="float" office:value="25.3627916666667" calcext:value-type="float">
            <text:p>25,363</text:p>
          </table:table-cell>
          <table:table-cell table:formula="of:=AVERAGE([.B23:.K23])" office:value-type="float" office:value="25.9781083333333" calcext:value-type="float">
            <text:p>25,978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AVERAGE(OFFSET(([$10FoldsData.$A23:$10FoldsData.$X23]); 51*([.B$1]-1); 0))" office:value-type="float" office:value="23.0961666666667" calcext:value-type="float">
            <text:p>23,096</text:p>
          </table:table-cell>
          <table:table-cell table:formula="of:=AVERAGE(OFFSET(([$10FoldsData.$A23:$10FoldsData.$X23]); 51*([.C$1]-1); 0))" office:value-type="float" office:value="28.4266666666667" calcext:value-type="float">
            <text:p>28,427</text:p>
          </table:table-cell>
          <table:table-cell table:formula="of:=AVERAGE(OFFSET(([$10FoldsData.$A23:$10FoldsData.$X23]); 51*([.D$1]-1); 0))" office:value-type="float" office:value="26.591" calcext:value-type="float">
            <text:p>26,591</text:p>
          </table:table-cell>
          <table:table-cell table:formula="of:=AVERAGE(OFFSET(([$10FoldsData.$A23:$10FoldsData.$X23]); 51*([.E$1]-1); 0))" office:value-type="float" office:value="22.4652083333333" calcext:value-type="float">
            <text:p>22,465</text:p>
          </table:table-cell>
          <table:table-cell table:formula="of:=AVERAGE(OFFSET(([$10FoldsData.$A23:$10FoldsData.$X23]); 51*([.F$1]-1); 0))" office:value-type="float" office:value="23.97775" calcext:value-type="float">
            <text:p>23,978</text:p>
          </table:table-cell>
          <table:table-cell table:formula="of:=AVERAGE(OFFSET(([$10FoldsData.$A23:$10FoldsData.$X23]); 51*([.G$1]-1); 0))" office:value-type="float" office:value="26.3741666666667" calcext:value-type="float">
            <text:p>26,374</text:p>
          </table:table-cell>
          <table:table-cell table:formula="of:=AVERAGE(OFFSET(([$10FoldsData.$A23:$10FoldsData.$X23]); 51*([.H$1]-1); 0))" office:value-type="float" office:value="22.3291666666667" calcext:value-type="float">
            <text:p>22,329</text:p>
          </table:table-cell>
          <table:table-cell table:formula="of:=AVERAGE(OFFSET(([$10FoldsData.$A23:$10FoldsData.$X23]); 51*([.I$1]-1); 0))" office:value-type="float" office:value="30.9703333333333" calcext:value-type="float">
            <text:p>30,970</text:p>
          </table:table-cell>
          <table:table-cell table:formula="of:=AVERAGE(OFFSET(([$10FoldsData.$A23:$10FoldsData.$X23]); 51*([.J$1]-1); 0))" office:value-type="float" office:value="30.7129166666667" calcext:value-type="float">
            <text:p>30,713</text:p>
          </table:table-cell>
          <table:table-cell table:formula="of:=AVERAGE(OFFSET(([$10FoldsData.$A23:$10FoldsData.$X23]); 51*([.K$1]-1); 0))" office:value-type="float" office:value="25.5674166666667" calcext:value-type="float">
            <text:p>25,567</text:p>
          </table:table-cell>
          <table:table-cell table:formula="of:=AVERAGE([.B24:.K24])" office:value-type="float" office:value="26.0510791666667" calcext:value-type="float">
            <text:p>26,051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AVERAGE(OFFSET(([$10FoldsData.$A24:$10FoldsData.$X24]); 51*([.B$1]-1); 0))" office:value-type="float" office:value="22.8016666666667" calcext:value-type="float">
            <text:p>22,802</text:p>
          </table:table-cell>
          <table:table-cell table:formula="of:=AVERAGE(OFFSET(([$10FoldsData.$A24:$10FoldsData.$X24]); 51*([.C$1]-1); 0))" office:value-type="float" office:value="28.8002083333333" calcext:value-type="float">
            <text:p>28,800</text:p>
          </table:table-cell>
          <table:table-cell table:formula="of:=AVERAGE(OFFSET(([$10FoldsData.$A24:$10FoldsData.$X24]); 51*([.D$1]-1); 0))" office:value-type="float" office:value="26.4965" calcext:value-type="float">
            <text:p>26,497</text:p>
          </table:table-cell>
          <table:table-cell table:formula="of:=AVERAGE(OFFSET(([$10FoldsData.$A24:$10FoldsData.$X24]); 51*([.E$1]-1); 0))" office:value-type="float" office:value="22.7107083333333" calcext:value-type="float">
            <text:p>22,711</text:p>
          </table:table-cell>
          <table:table-cell table:formula="of:=AVERAGE(OFFSET(([$10FoldsData.$A24:$10FoldsData.$X24]); 51*([.F$1]-1); 0))" office:value-type="float" office:value="23.9262083333333" calcext:value-type="float">
            <text:p>23,926</text:p>
          </table:table-cell>
          <table:table-cell table:formula="of:=AVERAGE(OFFSET(([$10FoldsData.$A24:$10FoldsData.$X24]); 51*([.G$1]-1); 0))" office:value-type="float" office:value="26.4006666666667" calcext:value-type="float">
            <text:p>26,401</text:p>
          </table:table-cell>
          <table:table-cell table:formula="of:=AVERAGE(OFFSET(([$10FoldsData.$A24:$10FoldsData.$X24]); 51*([.H$1]-1); 0))" office:value-type="float" office:value="22.400375" calcext:value-type="float">
            <text:p>22,400</text:p>
          </table:table-cell>
          <table:table-cell table:formula="of:=AVERAGE(OFFSET(([$10FoldsData.$A24:$10FoldsData.$X24]); 51*([.I$1]-1); 0))" office:value-type="float" office:value="31.290875" calcext:value-type="float">
            <text:p>31,291</text:p>
          </table:table-cell>
          <table:table-cell table:formula="of:=AVERAGE(OFFSET(([$10FoldsData.$A24:$10FoldsData.$X24]); 51*([.J$1]-1); 0))" office:value-type="float" office:value="30.555625" calcext:value-type="float">
            <text:p>30,556</text:p>
          </table:table-cell>
          <table:table-cell table:formula="of:=AVERAGE(OFFSET(([$10FoldsData.$A24:$10FoldsData.$X24]); 51*([.K$1]-1); 0))" office:value-type="float" office:value="26.5160833333333" calcext:value-type="float">
            <text:p>26,516</text:p>
          </table:table-cell>
          <table:table-cell table:formula="of:=AVERAGE([.B25:.K25])" office:value-type="float" office:value="26.1898916666667" calcext:value-type="float">
            <text:p>26,190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AVERAGE(OFFSET(([$10FoldsData.$A25:$10FoldsData.$X25]); 51*([.B$1]-1); 0))" office:value-type="float" office:value="22.7729583333333" calcext:value-type="float">
            <text:p>22,773</text:p>
          </table:table-cell>
          <table:table-cell table:formula="of:=AVERAGE(OFFSET(([$10FoldsData.$A25:$10FoldsData.$X25]); 51*([.C$1]-1); 0))" office:value-type="float" office:value="28.9079166666667" calcext:value-type="float">
            <text:p>28,908</text:p>
          </table:table-cell>
          <table:table-cell table:formula="of:=AVERAGE(OFFSET(([$10FoldsData.$A25:$10FoldsData.$X25]); 51*([.D$1]-1); 0))" office:value-type="float" office:value="26.7722083333333" calcext:value-type="float">
            <text:p>26,772</text:p>
          </table:table-cell>
          <table:table-cell table:formula="of:=AVERAGE(OFFSET(([$10FoldsData.$A25:$10FoldsData.$X25]); 51*([.E$1]-1); 0))" office:value-type="float" office:value="22.7028333333333" calcext:value-type="float">
            <text:p>22,703</text:p>
          </table:table-cell>
          <table:table-cell table:formula="of:=AVERAGE(OFFSET(([$10FoldsData.$A25:$10FoldsData.$X25]); 51*([.F$1]-1); 0))" office:value-type="float" office:value="23.8058333333333" calcext:value-type="float">
            <text:p>23,806</text:p>
          </table:table-cell>
          <table:table-cell table:formula="of:=AVERAGE(OFFSET(([$10FoldsData.$A25:$10FoldsData.$X25]); 51*([.G$1]-1); 0))" office:value-type="float" office:value="26.391875" calcext:value-type="float">
            <text:p>26,392</text:p>
          </table:table-cell>
          <table:table-cell table:formula="of:=AVERAGE(OFFSET(([$10FoldsData.$A25:$10FoldsData.$X25]); 51*([.H$1]-1); 0))" office:value-type="float" office:value="22.6139583333333" calcext:value-type="float">
            <text:p>22,614</text:p>
          </table:table-cell>
          <table:table-cell table:formula="of:=AVERAGE(OFFSET(([$10FoldsData.$A25:$10FoldsData.$X25]); 51*([.I$1]-1); 0))" office:value-type="float" office:value="31.4465416666667" calcext:value-type="float">
            <text:p>31,447</text:p>
          </table:table-cell>
          <table:table-cell table:formula="of:=AVERAGE(OFFSET(([$10FoldsData.$A25:$10FoldsData.$X25]); 51*([.J$1]-1); 0))" office:value-type="float" office:value="30.6574166666667" calcext:value-type="float">
            <text:p>30,657</text:p>
          </table:table-cell>
          <table:table-cell table:formula="of:=AVERAGE(OFFSET(([$10FoldsData.$A25:$10FoldsData.$X25]); 51*([.K$1]-1); 0))" office:value-type="float" office:value="26.69275" calcext:value-type="float">
            <text:p>26,693</text:p>
          </table:table-cell>
          <table:table-cell table:formula="of:=AVERAGE([.B26:.K26])" office:value-type="float" office:value="26.2764291666667" calcext:value-type="float">
            <text:p>26,276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VERAGE(OFFSET(([$10FoldsData.$A26:$10FoldsData.$X26]); 51*([.B$1]-1); 0))" office:value-type="float" office:value="22.9885" calcext:value-type="float">
            <text:p>22,989</text:p>
          </table:table-cell>
          <table:table-cell table:formula="of:=AVERAGE(OFFSET(([$10FoldsData.$A26:$10FoldsData.$X26]); 51*([.C$1]-1); 0))" office:value-type="float" office:value="28.9657083333333" calcext:value-type="float">
            <text:p>28,966</text:p>
          </table:table-cell>
          <table:table-cell table:formula="of:=AVERAGE(OFFSET(([$10FoldsData.$A26:$10FoldsData.$X26]); 51*([.D$1]-1); 0))" office:value-type="float" office:value="26.8037083333333" calcext:value-type="float">
            <text:p>26,804</text:p>
          </table:table-cell>
          <table:table-cell table:formula="of:=AVERAGE(OFFSET(([$10FoldsData.$A26:$10FoldsData.$X26]); 51*([.E$1]-1); 0))" office:value-type="float" office:value="22.8295" calcext:value-type="float">
            <text:p>22,830</text:p>
          </table:table-cell>
          <table:table-cell table:formula="of:=AVERAGE(OFFSET(([$10FoldsData.$A26:$10FoldsData.$X26]); 51*([.F$1]-1); 0))" office:value-type="float" office:value="23.8401666666667" calcext:value-type="float">
            <text:p>23,840</text:p>
          </table:table-cell>
          <table:table-cell table:formula="of:=AVERAGE(OFFSET(([$10FoldsData.$A26:$10FoldsData.$X26]); 51*([.G$1]-1); 0))" office:value-type="float" office:value="26.2500416666667" calcext:value-type="float">
            <text:p>26,250</text:p>
          </table:table-cell>
          <table:table-cell table:formula="of:=AVERAGE(OFFSET(([$10FoldsData.$A26:$10FoldsData.$X26]); 51*([.H$1]-1); 0))" office:value-type="float" office:value="22.5605416666667" calcext:value-type="float">
            <text:p>22,561</text:p>
          </table:table-cell>
          <table:table-cell table:formula="of:=AVERAGE(OFFSET(([$10FoldsData.$A26:$10FoldsData.$X26]); 51*([.I$1]-1); 0))" office:value-type="float" office:value="31.6754166666667" calcext:value-type="float">
            <text:p>31,675</text:p>
          </table:table-cell>
          <table:table-cell table:formula="of:=AVERAGE(OFFSET(([$10FoldsData.$A26:$10FoldsData.$X26]); 51*([.J$1]-1); 0))" office:value-type="float" office:value="31.2500416666667" calcext:value-type="float">
            <text:p>31,250</text:p>
          </table:table-cell>
          <table:table-cell table:formula="of:=AVERAGE(OFFSET(([$10FoldsData.$A26:$10FoldsData.$X26]); 51*([.K$1]-1); 0))" office:value-type="float" office:value="26.8509583333333" calcext:value-type="float">
            <text:p>26,851</text:p>
          </table:table-cell>
          <table:table-cell table:formula="of:=AVERAGE([.B27:.K27])" office:value-type="float" office:value="26.4014583333333" calcext:value-type="float">
            <text:p>26,401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AVERAGE(OFFSET(([$10FoldsData.$A27:$10FoldsData.$X27]); 51*([.B$1]-1); 0))" office:value-type="float" office:value="23.455375" calcext:value-type="float">
            <text:p>23,455</text:p>
          </table:table-cell>
          <table:table-cell table:formula="of:=AVERAGE(OFFSET(([$10FoldsData.$A27:$10FoldsData.$X27]); 51*([.C$1]-1); 0))" office:value-type="float" office:value="28.99425" calcext:value-type="float">
            <text:p>28,994</text:p>
          </table:table-cell>
          <table:table-cell table:formula="of:=AVERAGE(OFFSET(([$10FoldsData.$A27:$10FoldsData.$X27]); 51*([.D$1]-1); 0))" office:value-type="float" office:value="27.3787083333333" calcext:value-type="float">
            <text:p>27,379</text:p>
          </table:table-cell>
          <table:table-cell table:formula="of:=AVERAGE(OFFSET(([$10FoldsData.$A27:$10FoldsData.$X27]); 51*([.E$1]-1); 0))" office:value-type="float" office:value="22.5919583333333" calcext:value-type="float">
            <text:p>22,592</text:p>
          </table:table-cell>
          <table:table-cell table:formula="of:=AVERAGE(OFFSET(([$10FoldsData.$A27:$10FoldsData.$X27]); 51*([.F$1]-1); 0))" office:value-type="float" office:value="23.694125" calcext:value-type="float">
            <text:p>23,694</text:p>
          </table:table-cell>
          <table:table-cell table:formula="of:=AVERAGE(OFFSET(([$10FoldsData.$A27:$10FoldsData.$X27]); 51*([.G$1]-1); 0))" office:value-type="float" office:value="25.8688333333333" calcext:value-type="float">
            <text:p>25,869</text:p>
          </table:table-cell>
          <table:table-cell table:formula="of:=AVERAGE(OFFSET(([$10FoldsData.$A27:$10FoldsData.$X27]); 51*([.H$1]-1); 0))" office:value-type="float" office:value="22.6229166666667" calcext:value-type="float">
            <text:p>22,623</text:p>
          </table:table-cell>
          <table:table-cell table:formula="of:=AVERAGE(OFFSET(([$10FoldsData.$A27:$10FoldsData.$X27]); 51*([.I$1]-1); 0))" office:value-type="float" office:value="31.8585833333333" calcext:value-type="float">
            <text:p>31,859</text:p>
          </table:table-cell>
          <table:table-cell table:formula="of:=AVERAGE(OFFSET(([$10FoldsData.$A27:$10FoldsData.$X27]); 51*([.J$1]-1); 0))" office:value-type="float" office:value="31.18525" calcext:value-type="float">
            <text:p>31,185</text:p>
          </table:table-cell>
          <table:table-cell table:formula="of:=AVERAGE(OFFSET(([$10FoldsData.$A27:$10FoldsData.$X27]); 51*([.K$1]-1); 0))" office:value-type="float" office:value="27.1391666666667" calcext:value-type="float">
            <text:p>27,139</text:p>
          </table:table-cell>
          <table:table-cell table:formula="of:=AVERAGE([.B28:.K28])" office:value-type="float" office:value="26.4789166666667" calcext:value-type="float">
            <text:p>26,479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AVERAGE(OFFSET(([$10FoldsData.$A28:$10FoldsData.$X28]); 51*([.B$1]-1); 0))" office:value-type="float" office:value="23.620625" calcext:value-type="float">
            <text:p>23,621</text:p>
          </table:table-cell>
          <table:table-cell table:formula="of:=AVERAGE(OFFSET(([$10FoldsData.$A28:$10FoldsData.$X28]); 51*([.C$1]-1); 0))" office:value-type="float" office:value="29.0158333333333" calcext:value-type="float">
            <text:p>29,016</text:p>
          </table:table-cell>
          <table:table-cell table:formula="of:=AVERAGE(OFFSET(([$10FoldsData.$A28:$10FoldsData.$X28]); 51*([.D$1]-1); 0))" office:value-type="float" office:value="27.62275" calcext:value-type="float">
            <text:p>27,623</text:p>
          </table:table-cell>
          <table:table-cell table:formula="of:=AVERAGE(OFFSET(([$10FoldsData.$A28:$10FoldsData.$X28]); 51*([.E$1]-1); 0))" office:value-type="float" office:value="22.742375" calcext:value-type="float">
            <text:p>22,742</text:p>
          </table:table-cell>
          <table:table-cell table:formula="of:=AVERAGE(OFFSET(([$10FoldsData.$A28:$10FoldsData.$X28]); 51*([.F$1]-1); 0))" office:value-type="float" office:value="23.840125" calcext:value-type="float">
            <text:p>23,840</text:p>
          </table:table-cell>
          <table:table-cell table:formula="of:=AVERAGE(OFFSET(([$10FoldsData.$A28:$10FoldsData.$X28]); 51*([.G$1]-1); 0))" office:value-type="float" office:value="25.7801666666667" calcext:value-type="float">
            <text:p>25,780</text:p>
          </table:table-cell>
          <table:table-cell table:formula="of:=AVERAGE(OFFSET(([$10FoldsData.$A28:$10FoldsData.$X28]); 51*([.H$1]-1); 0))" office:value-type="float" office:value="22.6318333333333" calcext:value-type="float">
            <text:p>22,632</text:p>
          </table:table-cell>
          <table:table-cell table:formula="of:=AVERAGE(OFFSET(([$10FoldsData.$A28:$10FoldsData.$X28]); 51*([.I$1]-1); 0))" office:value-type="float" office:value="32.0417083333333" calcext:value-type="float">
            <text:p>32,042</text:p>
          </table:table-cell>
          <table:table-cell table:formula="of:=AVERAGE(OFFSET(([$10FoldsData.$A28:$10FoldsData.$X28]); 51*([.J$1]-1); 0))" office:value-type="float" office:value="30.9723333333333" calcext:value-type="float">
            <text:p>30,972</text:p>
          </table:table-cell>
          <table:table-cell table:formula="of:=AVERAGE(OFFSET(([$10FoldsData.$A28:$10FoldsData.$X28]); 51*([.K$1]-1); 0))" office:value-type="float" office:value="27.11125" calcext:value-type="float">
            <text:p>27,111</text:p>
          </table:table-cell>
          <table:table-cell table:formula="of:=AVERAGE([.B29:.K29])" office:value-type="float" office:value="26.5379" calcext:value-type="float">
            <text:p>26,538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VERAGE(OFFSET(([$10FoldsData.$A29:$10FoldsData.$X29]); 51*([.B$1]-1); 0))" office:value-type="float" office:value="23.6566666666667" calcext:value-type="float">
            <text:p>23,657</text:p>
          </table:table-cell>
          <table:table-cell table:formula="of:=AVERAGE(OFFSET(([$10FoldsData.$A29:$10FoldsData.$X29]); 51*([.C$1]-1); 0))" office:value-type="float" office:value="28.9655416666667" calcext:value-type="float">
            <text:p>28,966</text:p>
          </table:table-cell>
          <table:table-cell table:formula="of:=AVERAGE(OFFSET(([$10FoldsData.$A29:$10FoldsData.$X29]); 51*([.D$1]-1); 0))" office:value-type="float" office:value="27.5754166666667" calcext:value-type="float">
            <text:p>27,575</text:p>
          </table:table-cell>
          <table:table-cell table:formula="of:=AVERAGE(OFFSET(([$10FoldsData.$A29:$10FoldsData.$X29]); 51*([.E$1]-1); 0))" office:value-type="float" office:value="22.8136666666667" calcext:value-type="float">
            <text:p>22,814</text:p>
          </table:table-cell>
          <table:table-cell table:formula="of:=AVERAGE(OFFSET(([$10FoldsData.$A29:$10FoldsData.$X29]); 51*([.F$1]-1); 0))" office:value-type="float" office:value="23.8229583333333" calcext:value-type="float">
            <text:p>23,823</text:p>
          </table:table-cell>
          <table:table-cell table:formula="of:=AVERAGE(OFFSET(([$10FoldsData.$A29:$10FoldsData.$X29]); 51*([.G$1]-1); 0))" office:value-type="float" office:value="25.567375" calcext:value-type="float">
            <text:p>25,567</text:p>
          </table:table-cell>
          <table:table-cell table:formula="of:=AVERAGE(OFFSET(([$10FoldsData.$A29:$10FoldsData.$X29]); 51*([.H$1]-1); 0))" office:value-type="float" office:value="22.7476666666667" calcext:value-type="float">
            <text:p>22,748</text:p>
          </table:table-cell>
          <table:table-cell table:formula="of:=AVERAGE(OFFSET(([$10FoldsData.$A29:$10FoldsData.$X29]); 51*([.I$1]-1); 0))" office:value-type="float" office:value="32.1882083333333" calcext:value-type="float">
            <text:p>32,188</text:p>
          </table:table-cell>
          <table:table-cell table:formula="of:=AVERAGE(OFFSET(([$10FoldsData.$A29:$10FoldsData.$X29]); 51*([.J$1]-1); 0))" office:value-type="float" office:value="30.8424583333333" calcext:value-type="float">
            <text:p>30,842</text:p>
          </table:table-cell>
          <table:table-cell table:formula="of:=AVERAGE(OFFSET(([$10FoldsData.$A29:$10FoldsData.$X29]); 51*([.K$1]-1); 0))" office:value-type="float" office:value="27.4274166666667" calcext:value-type="float">
            <text:p>27,427</text:p>
          </table:table-cell>
          <table:table-cell table:formula="of:=AVERAGE([.B30:.K30])" office:value-type="float" office:value="26.5607375" calcext:value-type="float">
            <text:p>26,561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AVERAGE(OFFSET(([$10FoldsData.$A30:$10FoldsData.$X30]); 51*([.B$1]-1); 0))" office:value-type="float" office:value="23.6781666666667" calcext:value-type="float">
            <text:p>23,678</text:p>
          </table:table-cell>
          <table:table-cell table:formula="of:=AVERAGE(OFFSET(([$10FoldsData.$A30:$10FoldsData.$X30]); 51*([.C$1]-1); 0))" office:value-type="float" office:value="28.965625" calcext:value-type="float">
            <text:p>28,966</text:p>
          </table:table-cell>
          <table:table-cell table:formula="of:=AVERAGE(OFFSET(([$10FoldsData.$A30:$10FoldsData.$X30]); 51*([.D$1]-1); 0))" office:value-type="float" office:value="27.5990833333333" calcext:value-type="float">
            <text:p>27,599</text:p>
          </table:table-cell>
          <table:table-cell table:formula="of:=AVERAGE(OFFSET(([$10FoldsData.$A30:$10FoldsData.$X30]); 51*([.E$1]-1); 0))" office:value-type="float" office:value="22.766125" calcext:value-type="float">
            <text:p>22,766</text:p>
          </table:table-cell>
          <table:table-cell table:formula="of:=AVERAGE(OFFSET(([$10FoldsData.$A30:$10FoldsData.$X30]); 51*([.F$1]-1); 0))" office:value-type="float" office:value="23.874625" calcext:value-type="float">
            <text:p>23,875</text:p>
          </table:table-cell>
          <table:table-cell table:formula="of:=AVERAGE(OFFSET(([$10FoldsData.$A30:$10FoldsData.$X30]); 51*([.G$1]-1); 0))" office:value-type="float" office:value="25.6915" calcext:value-type="float">
            <text:p>25,692</text:p>
          </table:table-cell>
          <table:table-cell table:formula="of:=AVERAGE(OFFSET(([$10FoldsData.$A30:$10FoldsData.$X30]); 51*([.H$1]-1); 0))" office:value-type="float" office:value="23.0414166666667" calcext:value-type="float">
            <text:p>23,041</text:p>
          </table:table-cell>
          <table:table-cell table:formula="of:=AVERAGE(OFFSET(([$10FoldsData.$A30:$10FoldsData.$X30]); 51*([.I$1]-1); 0))" office:value-type="float" office:value="32.3988333333333" calcext:value-type="float">
            <text:p>32,399</text:p>
          </table:table-cell>
          <table:table-cell table:formula="of:=AVERAGE(OFFSET(([$10FoldsData.$A30:$10FoldsData.$X30]); 51*([.J$1]-1); 0))" office:value-type="float" office:value="30.712875" calcext:value-type="float">
            <text:p>30,713</text:p>
          </table:table-cell>
          <table:table-cell table:formula="of:=AVERAGE(OFFSET(([$10FoldsData.$A30:$10FoldsData.$X30]); 51*([.K$1]-1); 0))" office:value-type="float" office:value="27.4460833333333" calcext:value-type="float">
            <text:p>27,446</text:p>
          </table:table-cell>
          <table:table-cell table:formula="of:=AVERAGE([.B31:.K31])" office:value-type="float" office:value="26.6174333333333" calcext:value-type="float">
            <text:p>26,617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OFFSET(([$10FoldsData.$A31:$10FoldsData.$X31]); 51*([.B$1]-1); 0))" office:value-type="float" office:value="23.6708333333333" calcext:value-type="float">
            <text:p>23,671</text:p>
          </table:table-cell>
          <table:table-cell table:formula="of:=AVERAGE(OFFSET(([$10FoldsData.$A31:$10FoldsData.$X31]); 51*([.C$1]-1); 0))" office:value-type="float" office:value="28.958375" calcext:value-type="float">
            <text:p>28,958</text:p>
          </table:table-cell>
          <table:table-cell table:formula="of:=AVERAGE(OFFSET(([$10FoldsData.$A31:$10FoldsData.$X31]); 51*([.D$1]-1); 0))" office:value-type="float" office:value="27.5596666666667" calcext:value-type="float">
            <text:p>27,560</text:p>
          </table:table-cell>
          <table:table-cell table:formula="of:=AVERAGE(OFFSET(([$10FoldsData.$A31:$10FoldsData.$X31]); 51*([.E$1]-1); 0))" office:value-type="float" office:value="23.38375" calcext:value-type="float">
            <text:p>23,384</text:p>
          </table:table-cell>
          <table:table-cell table:formula="of:=AVERAGE(OFFSET(([$10FoldsData.$A31:$10FoldsData.$X31]); 51*([.F$1]-1); 0))" office:value-type="float" office:value="23.8574166666667" calcext:value-type="float">
            <text:p>23,857</text:p>
          </table:table-cell>
          <table:table-cell table:formula="of:=AVERAGE(OFFSET(([$10FoldsData.$A31:$10FoldsData.$X31]); 51*([.G$1]-1); 0))" office:value-type="float" office:value="25.6028333333333" calcext:value-type="float">
            <text:p>25,603</text:p>
          </table:table-cell>
          <table:table-cell table:formula="of:=AVERAGE(OFFSET(([$10FoldsData.$A31:$10FoldsData.$X31]); 51*([.H$1]-1); 0))" office:value-type="float" office:value="23.2372916666667" calcext:value-type="float">
            <text:p>23,237</text:p>
          </table:table-cell>
          <table:table-cell table:formula="of:=AVERAGE(OFFSET(([$10FoldsData.$A31:$10FoldsData.$X31]); 51*([.I$1]-1); 0))" office:value-type="float" office:value="32.3988333333333" calcext:value-type="float">
            <text:p>32,399</text:p>
          </table:table-cell>
          <table:table-cell table:formula="of:=AVERAGE(OFFSET(([$10FoldsData.$A31:$10FoldsData.$X31]); 51*([.J$1]-1); 0))" office:value-type="float" office:value="30.5463333333333" calcext:value-type="float">
            <text:p>30,546</text:p>
          </table:table-cell>
          <table:table-cell table:formula="of:=AVERAGE(OFFSET(([$10FoldsData.$A31:$10FoldsData.$X31]); 51*([.K$1]-1); 0))" office:value-type="float" office:value="27.8925416666667" calcext:value-type="float">
            <text:p>27,893</text:p>
          </table:table-cell>
          <table:table-cell table:formula="of:=AVERAGE([.B32:.K32])" office:value-type="float" office:value="26.7107875" calcext:value-type="float">
            <text:p>26,711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AVERAGE(OFFSET(([$10FoldsData.$A32:$10FoldsData.$X32]); 51*([.B$1]-1); 0))" office:value-type="float" office:value="23.6638333333333" calcext:value-type="float">
            <text:p>23,664</text:p>
          </table:table-cell>
          <table:table-cell table:formula="of:=AVERAGE(OFFSET(([$10FoldsData.$A32:$10FoldsData.$X32]); 51*([.C$1]-1); 0))" office:value-type="float" office:value="28.778875" calcext:value-type="float">
            <text:p>28,779</text:p>
          </table:table-cell>
          <table:table-cell table:formula="of:=AVERAGE(OFFSET(([$10FoldsData.$A32:$10FoldsData.$X32]); 51*([.D$1]-1); 0))" office:value-type="float" office:value="27.7407916666667" calcext:value-type="float">
            <text:p>27,741</text:p>
          </table:table-cell>
          <table:table-cell table:formula="of:=AVERAGE(OFFSET(([$10FoldsData.$A32:$10FoldsData.$X32]); 51*([.E$1]-1); 0))" office:value-type="float" office:value="23.700875" calcext:value-type="float">
            <text:p>23,701</text:p>
          </table:table-cell>
          <table:table-cell table:formula="of:=AVERAGE(OFFSET(([$10FoldsData.$A32:$10FoldsData.$X32]); 51*([.F$1]-1); 0))" office:value-type="float" office:value="23.9949166666667" calcext:value-type="float">
            <text:p>23,995</text:p>
          </table:table-cell>
          <table:table-cell table:formula="of:=AVERAGE(OFFSET(([$10FoldsData.$A32:$10FoldsData.$X32]); 51*([.G$1]-1); 0))" office:value-type="float" office:value="25.4344583333333" calcext:value-type="float">
            <text:p>25,434</text:p>
          </table:table-cell>
          <table:table-cell table:formula="of:=AVERAGE(OFFSET(([$10FoldsData.$A32:$10FoldsData.$X32]); 51*([.H$1]-1); 0))" office:value-type="float" office:value="24.4837083333333" calcext:value-type="float">
            <text:p>24,484</text:p>
          </table:table-cell>
          <table:table-cell table:formula="of:=AVERAGE(OFFSET(([$10FoldsData.$A32:$10FoldsData.$X32]); 51*([.I$1]-1); 0))" office:value-type="float" office:value="32.527" calcext:value-type="float">
            <text:p>32,527</text:p>
          </table:table-cell>
          <table:table-cell table:formula="of:=AVERAGE(OFFSET(([$10FoldsData.$A32:$10FoldsData.$X32]); 51*([.J$1]-1); 0))" office:value-type="float" office:value="30.768625" calcext:value-type="float">
            <text:p>30,769</text:p>
          </table:table-cell>
          <table:table-cell table:formula="of:=AVERAGE(OFFSET(([$10FoldsData.$A32:$10FoldsData.$X32]); 51*([.K$1]-1); 0))" office:value-type="float" office:value="28.3945833333333" calcext:value-type="float">
            <text:p>28,395</text:p>
          </table:table-cell>
          <table:table-cell table:formula="of:=AVERAGE([.B33:.K33])" office:value-type="float" office:value="26.9487666666667" calcext:value-type="float">
            <text:p>26,949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AVERAGE(OFFSET(([$10FoldsData.$A33:$10FoldsData.$X33]); 51*([.B$1]-1); 0))" office:value-type="float" office:value="23.6925416666667" calcext:value-type="float">
            <text:p>23,693</text:p>
          </table:table-cell>
          <table:table-cell table:formula="of:=AVERAGE(OFFSET(([$10FoldsData.$A33:$10FoldsData.$X33]); 51*([.C$1]-1); 0))" office:value-type="float" office:value="28.6639166666667" calcext:value-type="float">
            <text:p>28,664</text:p>
          </table:table-cell>
          <table:table-cell table:formula="of:=AVERAGE(OFFSET(([$10FoldsData.$A33:$10FoldsData.$X33]); 51*([.D$1]-1); 0))" office:value-type="float" office:value="27.8512083333333" calcext:value-type="float">
            <text:p>27,851</text:p>
          </table:table-cell>
          <table:table-cell table:formula="of:=AVERAGE(OFFSET(([$10FoldsData.$A33:$10FoldsData.$X33]); 51*([.E$1]-1); 0))" office:value-type="float" office:value="24.0337083333333" calcext:value-type="float">
            <text:p>24,034</text:p>
          </table:table-cell>
          <table:table-cell table:formula="of:=AVERAGE(OFFSET(([$10FoldsData.$A33:$10FoldsData.$X33]); 51*([.F$1]-1); 0))" office:value-type="float" office:value="23.9520416666667" calcext:value-type="float">
            <text:p>23,952</text:p>
          </table:table-cell>
          <table:table-cell table:formula="of:=AVERAGE(OFFSET(([$10FoldsData.$A33:$10FoldsData.$X33]); 51*([.G$1]-1); 0))" office:value-type="float" office:value="25.4787916666667" calcext:value-type="float">
            <text:p>25,479</text:p>
          </table:table-cell>
          <table:table-cell table:formula="of:=AVERAGE(OFFSET(([$10FoldsData.$A33:$10FoldsData.$X33]); 51*([.H$1]-1); 0))" office:value-type="float" office:value="25.062375" calcext:value-type="float">
            <text:p>25,062</text:p>
          </table:table-cell>
          <table:table-cell table:formula="of:=AVERAGE(OFFSET(([$10FoldsData.$A33:$10FoldsData.$X33]); 51*([.I$1]-1); 0))" office:value-type="float" office:value="32.527" calcext:value-type="float">
            <text:p>32,527</text:p>
          </table:table-cell>
          <table:table-cell table:formula="of:=AVERAGE(OFFSET(([$10FoldsData.$A33:$10FoldsData.$X33]); 51*([.J$1]-1); 0))" office:value-type="float" office:value="30.6390833333333" calcext:value-type="float">
            <text:p>30,639</text:p>
          </table:table-cell>
          <table:table-cell table:formula="of:=AVERAGE(OFFSET(([$10FoldsData.$A33:$10FoldsData.$X33]); 51*([.K$1]-1); 0))" office:value-type="float" office:value="28.78525" calcext:value-type="float">
            <text:p>28,785</text:p>
          </table:table-cell>
          <table:table-cell table:formula="of:=AVERAGE([.B34:.K34])" office:value-type="float" office:value="27.0685916666667" calcext:value-type="float">
            <text:p>27,069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AVERAGE(OFFSET(([$10FoldsData.$A34:$10FoldsData.$X34]); 51*([.B$1]-1); 0))" office:value-type="float" office:value="24.89225" calcext:value-type="float">
            <text:p>24,892</text:p>
          </table:table-cell>
          <table:table-cell table:formula="of:=AVERAGE(OFFSET(([$10FoldsData.$A34:$10FoldsData.$X34]); 51*([.C$1]-1); 0))" office:value-type="float" office:value="28.6999583333333" calcext:value-type="float">
            <text:p>28,700</text:p>
          </table:table-cell>
          <table:table-cell table:formula="of:=AVERAGE(OFFSET(([$10FoldsData.$A34:$10FoldsData.$X34]); 51*([.D$1]-1); 0))" office:value-type="float" office:value="28.0087083333333" calcext:value-type="float">
            <text:p>28,009</text:p>
          </table:table-cell>
          <table:table-cell table:formula="of:=AVERAGE(OFFSET(([$10FoldsData.$A34:$10FoldsData.$X34]); 51*([.E$1]-1); 0))" office:value-type="float" office:value="24.8336666666667" calcext:value-type="float">
            <text:p>24,834</text:p>
          </table:table-cell>
          <table:table-cell table:formula="of:=AVERAGE(OFFSET(([$10FoldsData.$A34:$10FoldsData.$X34]); 51*([.F$1]-1); 0))" office:value-type="float" office:value="24.0293333333333" calcext:value-type="float">
            <text:p>24,029</text:p>
          </table:table-cell>
          <table:table-cell table:formula="of:=AVERAGE(OFFSET(([$10FoldsData.$A34:$10FoldsData.$X34]); 51*([.G$1]-1); 0))" office:value-type="float" office:value="25.7267916666667" calcext:value-type="float">
            <text:p>25,727</text:p>
          </table:table-cell>
          <table:table-cell table:formula="of:=AVERAGE(OFFSET(([$10FoldsData.$A34:$10FoldsData.$X34]); 51*([.H$1]-1); 0))" office:value-type="float" office:value="25.925875" calcext:value-type="float">
            <text:p>25,926</text:p>
          </table:table-cell>
          <table:table-cell table:formula="of:=AVERAGE(OFFSET(([$10FoldsData.$A34:$10FoldsData.$X34]); 51*([.I$1]-1); 0))" office:value-type="float" office:value="32.527" calcext:value-type="float">
            <text:p>32,527</text:p>
          </table:table-cell>
          <table:table-cell table:formula="of:=AVERAGE(OFFSET(([$10FoldsData.$A34:$10FoldsData.$X34]); 51*([.J$1]-1); 0))" office:value-type="float" office:value="30.750125" calcext:value-type="float">
            <text:p>30,750</text:p>
          </table:table-cell>
          <table:table-cell table:formula="of:=AVERAGE(OFFSET(([$10FoldsData.$A34:$10FoldsData.$X34]); 51*([.K$1]-1); 0))" office:value-type="float" office:value="28.9435" calcext:value-type="float">
            <text:p>28,944</text:p>
          </table:table-cell>
          <table:table-cell table:formula="of:=AVERAGE([.B35:.K35])" office:value-type="float" office:value="27.4337208333333" calcext:value-type="float">
            <text:p>27,434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OFFSET(([$10FoldsData.$A35:$10FoldsData.$X35]); 51*([.B$1]-1); 0))" office:value-type="float" office:value="25.0144583333333" calcext:value-type="float">
            <text:p>25,014</text:p>
          </table:table-cell>
          <table:table-cell table:formula="of:=AVERAGE(OFFSET(([$10FoldsData.$A35:$10FoldsData.$X35]); 51*([.C$1]-1); 0))" office:value-type="float" office:value="28.735875" calcext:value-type="float">
            <text:p>28,736</text:p>
          </table:table-cell>
          <table:table-cell table:formula="of:=AVERAGE(OFFSET(([$10FoldsData.$A35:$10FoldsData.$X35]); 51*([.D$1]-1); 0))" office:value-type="float" office:value="28.0560416666667" calcext:value-type="float">
            <text:p>28,056</text:p>
          </table:table-cell>
          <table:table-cell table:formula="of:=AVERAGE(OFFSET(([$10FoldsData.$A35:$10FoldsData.$X35]); 51*([.E$1]-1); 0))" office:value-type="float" office:value="25.2535" calcext:value-type="float">
            <text:p>25,254</text:p>
          </table:table-cell>
          <table:table-cell table:formula="of:=AVERAGE(OFFSET(([$10FoldsData.$A35:$10FoldsData.$X35]); 51*([.F$1]-1); 0))" office:value-type="float" office:value="23.9260833333333" calcext:value-type="float">
            <text:p>23,926</text:p>
          </table:table-cell>
          <table:table-cell table:formula="of:=AVERAGE(OFFSET(([$10FoldsData.$A35:$10FoldsData.$X35]); 51*([.G$1]-1); 0))" office:value-type="float" office:value="26.4095" calcext:value-type="float">
            <text:p>26,410</text:p>
          </table:table-cell>
          <table:table-cell table:formula="of:=AVERAGE(OFFSET(([$10FoldsData.$A35:$10FoldsData.$X35]); 51*([.H$1]-1); 0))" office:value-type="float" office:value="26.7807083333333" calcext:value-type="float">
            <text:p>26,781</text:p>
          </table:table-cell>
          <table:table-cell table:formula="of:=AVERAGE(OFFSET(([$10FoldsData.$A35:$10FoldsData.$X35]); 51*([.I$1]-1); 0))" office:value-type="float" office:value="32.527" calcext:value-type="float">
            <text:p>32,527</text:p>
          </table:table-cell>
          <table:table-cell table:formula="of:=AVERAGE(OFFSET(([$10FoldsData.$A35:$10FoldsData.$X35]); 51*([.J$1]-1); 0))" office:value-type="float" office:value="31.1295833333333" calcext:value-type="float">
            <text:p>31,130</text:p>
          </table:table-cell>
          <table:table-cell table:formula="of:=AVERAGE(OFFSET(([$10FoldsData.$A35:$10FoldsData.$X35]); 51*([.K$1]-1); 0))" office:value-type="float" office:value="29.0178333333333" calcext:value-type="float">
            <text:p>29,018</text:p>
          </table:table-cell>
          <table:table-cell table:formula="of:=AVERAGE([.B36:.K36])" office:value-type="float" office:value="27.6850583333333" calcext:value-type="float">
            <text:p>27,685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VERAGE(OFFSET(([$10FoldsData.$A36:$10FoldsData.$X36]); 51*([.B$1]-1); 0))" office:value-type="float" office:value="24.956875" calcext:value-type="float">
            <text:p>24,957</text:p>
          </table:table-cell>
          <table:table-cell table:formula="of:=AVERAGE(OFFSET(([$10FoldsData.$A36:$10FoldsData.$X36]); 51*([.C$1]-1); 0))" office:value-type="float" office:value="28.8005" calcext:value-type="float">
            <text:p>28,801</text:p>
          </table:table-cell>
          <table:table-cell table:formula="of:=AVERAGE(OFFSET(([$10FoldsData.$A36:$10FoldsData.$X36]); 51*([.D$1]-1); 0))" office:value-type="float" office:value="27.858875" calcext:value-type="float">
            <text:p>27,859</text:p>
          </table:table-cell>
          <table:table-cell table:formula="of:=AVERAGE(OFFSET(([$10FoldsData.$A36:$10FoldsData.$X36]); 51*([.E$1]-1); 0))" office:value-type="float" office:value="25.4277916666667" calcext:value-type="float">
            <text:p>25,428</text:p>
          </table:table-cell>
          <table:table-cell table:formula="of:=AVERAGE(OFFSET(([$10FoldsData.$A36:$10FoldsData.$X36]); 51*([.F$1]-1); 0))" office:value-type="float" office:value="23.7199166666667" calcext:value-type="float">
            <text:p>23,720</text:p>
          </table:table-cell>
          <table:table-cell table:formula="of:=AVERAGE(OFFSET(([$10FoldsData.$A36:$10FoldsData.$X36]); 51*([.G$1]-1); 0))" office:value-type="float" office:value="26.3740833333333" calcext:value-type="float">
            <text:p>26,374</text:p>
          </table:table-cell>
          <table:table-cell table:formula="of:=AVERAGE(OFFSET(([$10FoldsData.$A36:$10FoldsData.$X36]); 51*([.H$1]-1); 0))" office:value-type="float" office:value="27.136875" calcext:value-type="float">
            <text:p>27,137</text:p>
          </table:table-cell>
          <table:table-cell table:formula="of:=AVERAGE(OFFSET(([$10FoldsData.$A36:$10FoldsData.$X36]); 51*([.I$1]-1); 0))" office:value-type="float" office:value="32.527" calcext:value-type="float">
            <text:p>32,527</text:p>
          </table:table-cell>
          <table:table-cell table:formula="of:=AVERAGE(OFFSET(([$10FoldsData.$A36:$10FoldsData.$X36]); 51*([.J$1]-1); 0))" office:value-type="float" office:value="31.0740416666667" calcext:value-type="float">
            <text:p>31,074</text:p>
          </table:table-cell>
          <table:table-cell table:formula="of:=AVERAGE(OFFSET(([$10FoldsData.$A36:$10FoldsData.$X36]); 51*([.K$1]-1); 0))" office:value-type="float" office:value="29.0735833333333" calcext:value-type="float">
            <text:p>29,074</text:p>
          </table:table-cell>
          <table:table-cell table:formula="of:=AVERAGE([.B37:.K37])" office:value-type="float" office:value="27.6949541666667" calcext:value-type="float">
            <text:p>27,695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VERAGE(OFFSET(([$10FoldsData.$A37:$10FoldsData.$X37]); 51*([.B$1]-1); 0))" office:value-type="float" office:value="25.2514583333333" calcext:value-type="float">
            <text:p>25,251</text:p>
          </table:table-cell>
          <table:table-cell table:formula="of:=AVERAGE(OFFSET(([$10FoldsData.$A37:$10FoldsData.$X37]); 51*([.C$1]-1); 0))" office:value-type="float" office:value="28.994125" calcext:value-type="float">
            <text:p>28,994</text:p>
          </table:table-cell>
          <table:table-cell table:formula="of:=AVERAGE(OFFSET(([$10FoldsData.$A37:$10FoldsData.$X37]); 51*([.D$1]-1); 0))" office:value-type="float" office:value="27.827375" calcext:value-type="float">
            <text:p>27,827</text:p>
          </table:table-cell>
          <table:table-cell table:formula="of:=AVERAGE(OFFSET(([$10FoldsData.$A37:$10FoldsData.$X37]); 51*([.E$1]-1); 0))" office:value-type="float" office:value="25.5306666666667" calcext:value-type="float">
            <text:p>25,531</text:p>
          </table:table-cell>
          <table:table-cell table:formula="of:=AVERAGE(OFFSET(([$10FoldsData.$A37:$10FoldsData.$X37]); 51*([.F$1]-1); 0))" office:value-type="float" office:value="23.8745" calcext:value-type="float">
            <text:p>23,875</text:p>
          </table:table-cell>
          <table:table-cell table:formula="of:=AVERAGE(OFFSET(([$10FoldsData.$A37:$10FoldsData.$X37]); 51*([.G$1]-1); 0))" office:value-type="float" office:value="26.4360416666667" calcext:value-type="float">
            <text:p>26,436</text:p>
          </table:table-cell>
          <table:table-cell table:formula="of:=AVERAGE(OFFSET(([$10FoldsData.$A37:$10FoldsData.$X37]); 51*([.H$1]-1); 0))" office:value-type="float" office:value="27.6439166666667" calcext:value-type="float">
            <text:p>27,644</text:p>
          </table:table-cell>
          <table:table-cell table:formula="of:=AVERAGE(OFFSET(([$10FoldsData.$A37:$10FoldsData.$X37]); 51*([.I$1]-1); 0))" office:value-type="float" office:value="32.527" calcext:value-type="float">
            <text:p>32,527</text:p>
          </table:table-cell>
          <table:table-cell table:formula="of:=AVERAGE(OFFSET(([$10FoldsData.$A37:$10FoldsData.$X37]); 51*([.J$1]-1); 0))" office:value-type="float" office:value="31.5371666666667" calcext:value-type="float">
            <text:p>31,537</text:p>
          </table:table-cell>
          <table:table-cell table:formula="of:=AVERAGE(OFFSET(([$10FoldsData.$A37:$10FoldsData.$X37]); 51*([.K$1]-1); 0))" office:value-type="float" office:value="29.1294166666667" calcext:value-type="float">
            <text:p>29,129</text:p>
          </table:table-cell>
          <table:table-cell table:formula="of:=AVERAGE([.B38:.K38])" office:value-type="float" office:value="27.8751666666667" calcext:value-type="float">
            <text:p>27,875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OFFSET(([$10FoldsData.$A38:$10FoldsData.$X38]); 51*([.B$1]-1); 0))" office:value-type="float" office:value="25.26575" calcext:value-type="float">
            <text:p>25,266</text:p>
          </table:table-cell>
          <table:table-cell table:formula="of:=AVERAGE(OFFSET(([$10FoldsData.$A38:$10FoldsData.$X38]); 51*([.C$1]-1); 0))" office:value-type="float" office:value="28.9941666666667" calcext:value-type="float">
            <text:p>28,994</text:p>
          </table:table-cell>
          <table:table-cell table:formula="of:=AVERAGE(OFFSET(([$10FoldsData.$A38:$10FoldsData.$X38]); 51*([.D$1]-1); 0))" office:value-type="float" office:value="27.89825" calcext:value-type="float">
            <text:p>27,898</text:p>
          </table:table-cell>
          <table:table-cell table:formula="of:=AVERAGE(OFFSET(([$10FoldsData.$A38:$10FoldsData.$X38]); 51*([.E$1]-1); 0))" office:value-type="float" office:value="25.5069166666667" calcext:value-type="float">
            <text:p>25,507</text:p>
          </table:table-cell>
          <table:table-cell table:formula="of:=AVERAGE(OFFSET(([$10FoldsData.$A38:$10FoldsData.$X38]); 51*([.F$1]-1); 0))" office:value-type="float" office:value="25.0515833333333" calcext:value-type="float">
            <text:p>25,052</text:p>
          </table:table-cell>
          <table:table-cell table:formula="of:=AVERAGE(OFFSET(([$10FoldsData.$A38:$10FoldsData.$X38]); 51*([.G$1]-1); 0))" office:value-type="float" office:value="26.578125" calcext:value-type="float">
            <text:p>26,578</text:p>
          </table:table-cell>
          <table:table-cell table:formula="of:=AVERAGE(OFFSET(([$10FoldsData.$A38:$10FoldsData.$X38]); 51*([.H$1]-1); 0))" office:value-type="float" office:value="27.9465416666667" calcext:value-type="float">
            <text:p>27,947</text:p>
          </table:table-cell>
          <table:table-cell table:formula="of:=AVERAGE(OFFSET(([$10FoldsData.$A38:$10FoldsData.$X38]); 51*([.I$1]-1); 0))" office:value-type="float" office:value="32.527" calcext:value-type="float">
            <text:p>32,527</text:p>
          </table:table-cell>
          <table:table-cell table:formula="of:=AVERAGE(OFFSET(([$10FoldsData.$A38:$10FoldsData.$X38]); 51*([.J$1]-1); 0))" office:value-type="float" office:value="31.6669166666667" calcext:value-type="float">
            <text:p>31,667</text:p>
          </table:table-cell>
          <table:table-cell table:formula="of:=AVERAGE(OFFSET(([$10FoldsData.$A38:$10FoldsData.$X38]); 51*([.K$1]-1); 0))" office:value-type="float" office:value="29.241" calcext:value-type="float">
            <text:p>29,241</text:p>
          </table:table-cell>
          <table:table-cell table:formula="of:=AVERAGE([.B39:.K39])" office:value-type="float" office:value="28.067625" calcext:value-type="float">
            <text:p>28,06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VERAGE(OFFSET(([$10FoldsData.$A39:$10FoldsData.$X39]); 51*([.B$1]-1); 0))" office:value-type="float" office:value="25.1220416666667" calcext:value-type="float">
            <text:p>25,122</text:p>
          </table:table-cell>
          <table:table-cell table:formula="of:=AVERAGE(OFFSET(([$10FoldsData.$A39:$10FoldsData.$X39]); 51*([.C$1]-1); 0))" office:value-type="float" office:value="29.159375" calcext:value-type="float">
            <text:p>29,159</text:p>
          </table:table-cell>
          <table:table-cell table:formula="of:=AVERAGE(OFFSET(([$10FoldsData.$A39:$10FoldsData.$X39]); 51*([.D$1]-1); 0))" office:value-type="float" office:value="27.851" calcext:value-type="float">
            <text:p>27,851</text:p>
          </table:table-cell>
          <table:table-cell table:formula="of:=AVERAGE(OFFSET(([$10FoldsData.$A39:$10FoldsData.$X39]); 51*([.E$1]-1); 0))" office:value-type="float" office:value="25.3959583333333" calcext:value-type="float">
            <text:p>25,396</text:p>
          </table:table-cell>
          <table:table-cell table:formula="of:=AVERAGE(OFFSET(([$10FoldsData.$A39:$10FoldsData.$X39]); 51*([.F$1]-1); 0))" office:value-type="float" office:value="25.9192083333333" calcext:value-type="float">
            <text:p>25,919</text:p>
          </table:table-cell>
          <table:table-cell table:formula="of:=AVERAGE(OFFSET(([$10FoldsData.$A39:$10FoldsData.$X39]); 51*([.G$1]-1); 0))" office:value-type="float" office:value="26.8439166666667" calcext:value-type="float">
            <text:p>26,844</text:p>
          </table:table-cell>
          <table:table-cell table:formula="of:=AVERAGE(OFFSET(([$10FoldsData.$A39:$10FoldsData.$X39]); 51*([.H$1]-1); 0))" office:value-type="float" office:value="28.0267083333333" calcext:value-type="float">
            <text:p>28,027</text:p>
          </table:table-cell>
          <table:table-cell table:formula="of:=AVERAGE(OFFSET(([$10FoldsData.$A39:$10FoldsData.$X39]); 51*([.I$1]-1); 0))" office:value-type="float" office:value="32.527" calcext:value-type="float">
            <text:p>32,527</text:p>
          </table:table-cell>
          <table:table-cell table:formula="of:=AVERAGE(OFFSET(([$10FoldsData.$A39:$10FoldsData.$X39]); 51*([.J$1]-1); 0))" office:value-type="float" office:value="31.7502083333333" calcext:value-type="float">
            <text:p>31,750</text:p>
          </table:table-cell>
          <table:table-cell table:formula="of:=AVERAGE(OFFSET(([$10FoldsData.$A39:$10FoldsData.$X39]); 51*([.K$1]-1); 0))" office:value-type="float" office:value="29.241" calcext:value-type="float">
            <text:p>29,241</text:p>
          </table:table-cell>
          <table:table-cell table:formula="of:=AVERAGE([.B40:.K40])" office:value-type="float" office:value="28.1836416666667" calcext:value-type="float">
            <text:p>28,184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OFFSET(([$10FoldsData.$A40:$10FoldsData.$X40]); 51*([.B$1]-1); 0))" office:value-type="float" office:value="25.2082916666667" calcext:value-type="float">
            <text:p>25,208</text:p>
          </table:table-cell>
          <table:table-cell table:formula="of:=AVERAGE(OFFSET(([$10FoldsData.$A40:$10FoldsData.$X40]); 51*([.C$1]-1); 0))" office:value-type="float" office:value="29.3819166666667" calcext:value-type="float">
            <text:p>29,382</text:p>
          </table:table-cell>
          <table:table-cell table:formula="of:=AVERAGE(OFFSET(([$10FoldsData.$A40:$10FoldsData.$X40]); 51*([.D$1]-1); 0))" office:value-type="float" office:value="27.8589166666667" calcext:value-type="float">
            <text:p>27,859</text:p>
          </table:table-cell>
          <table:table-cell table:formula="of:=AVERAGE(OFFSET(([$10FoldsData.$A40:$10FoldsData.$X40]); 51*([.E$1]-1); 0))" office:value-type="float" office:value="25.1030833333333" calcext:value-type="float">
            <text:p>25,103</text:p>
          </table:table-cell>
          <table:table-cell table:formula="of:=AVERAGE(OFFSET(([$10FoldsData.$A40:$10FoldsData.$X40]); 51*([.F$1]-1); 0))" office:value-type="float" office:value="26.744" calcext:value-type="float">
            <text:p>26,744</text:p>
          </table:table-cell>
          <table:table-cell table:formula="of:=AVERAGE(OFFSET(([$10FoldsData.$A40:$10FoldsData.$X40]); 51*([.G$1]-1); 0))" office:value-type="float" office:value="27.2695416666667" calcext:value-type="float">
            <text:p>27,270</text:p>
          </table:table-cell>
          <table:table-cell table:formula="of:=AVERAGE(OFFSET(([$10FoldsData.$A40:$10FoldsData.$X40]); 51*([.H$1]-1); 0))" office:value-type="float" office:value="28.33825" calcext:value-type="float">
            <text:p>28,338</text:p>
          </table:table-cell>
          <table:table-cell table:formula="of:=AVERAGE(OFFSET(([$10FoldsData.$A40:$10FoldsData.$X40]); 51*([.I$1]-1); 0))" office:value-type="float" office:value="32.527" calcext:value-type="float">
            <text:p>32,527</text:p>
          </table:table-cell>
          <table:table-cell table:formula="of:=AVERAGE(OFFSET(([$10FoldsData.$A40:$10FoldsData.$X40]); 51*([.J$1]-1); 0))" office:value-type="float" office:value="31.7501666666667" calcext:value-type="float">
            <text:p>31,750</text:p>
          </table:table-cell>
          <table:table-cell table:formula="of:=AVERAGE(OFFSET(([$10FoldsData.$A40:$10FoldsData.$X40]); 51*([.K$1]-1); 0))" office:value-type="float" office:value="29.241" calcext:value-type="float">
            <text:p>29,241</text:p>
          </table:table-cell>
          <table:table-cell table:formula="of:=AVERAGE([.B41:.K41])" office:value-type="float" office:value="28.3422166666667" calcext:value-type="float">
            <text:p>28,342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OFFSET(([$10FoldsData.$A41:$10FoldsData.$X41]); 51*([.B$1]-1); 0))" office:value-type="float" office:value="25.38775" calcext:value-type="float">
            <text:p>25,388</text:p>
          </table:table-cell>
          <table:table-cell table:formula="of:=AVERAGE(OFFSET(([$10FoldsData.$A41:$10FoldsData.$X41]); 51*([.C$1]-1); 0))" office:value-type="float" office:value="30.2799583333333" calcext:value-type="float">
            <text:p>30,280</text:p>
          </table:table-cell>
          <table:table-cell table:formula="of:=AVERAGE(OFFSET(([$10FoldsData.$A41:$10FoldsData.$X41]); 51*([.D$1]-1); 0))" office:value-type="float" office:value="28.8829583333333" calcext:value-type="float">
            <text:p>28,883</text:p>
          </table:table-cell>
          <table:table-cell table:formula="of:=AVERAGE(OFFSET(([$10FoldsData.$A41:$10FoldsData.$X41]); 51*([.E$1]-1); 0))" office:value-type="float" office:value="25.03975" calcext:value-type="float">
            <text:p>25,040</text:p>
          </table:table-cell>
          <table:table-cell table:formula="of:=AVERAGE(OFFSET(([$10FoldsData.$A41:$10FoldsData.$X41]); 51*([.F$1]-1); 0))" office:value-type="float" office:value="27.0790833333333" calcext:value-type="float">
            <text:p>27,079</text:p>
          </table:table-cell>
          <table:table-cell table:formula="of:=AVERAGE(OFFSET(([$10FoldsData.$A41:$10FoldsData.$X41]); 51*([.G$1]-1); 0))" office:value-type="float" office:value="27.6152916666667" calcext:value-type="float">
            <text:p>27,615</text:p>
          </table:table-cell>
          <table:table-cell table:formula="of:=AVERAGE(OFFSET(([$10FoldsData.$A41:$10FoldsData.$X41]); 51*([.H$1]-1); 0))" office:value-type="float" office:value="28.47175" calcext:value-type="float">
            <text:p>28,472</text:p>
          </table:table-cell>
          <table:table-cell table:formula="of:=AVERAGE(OFFSET(([$10FoldsData.$A41:$10FoldsData.$X41]); 51*([.I$1]-1); 0))" office:value-type="float" office:value="32.527" calcext:value-type="float">
            <text:p>32,527</text:p>
          </table:table-cell>
          <table:table-cell table:formula="of:=AVERAGE(OFFSET(([$10FoldsData.$A41:$10FoldsData.$X41]); 51*([.J$1]-1); 0))" office:value-type="float" office:value="31.7965" calcext:value-type="float">
            <text:p>31,797</text:p>
          </table:table-cell>
          <table:table-cell table:formula="of:=AVERAGE(OFFSET(([$10FoldsData.$A41:$10FoldsData.$X41]); 51*([.K$1]-1); 0))" office:value-type="float" office:value="29.241" calcext:value-type="float">
            <text:p>29,241</text:p>
          </table:table-cell>
          <table:table-cell table:formula="of:=AVERAGE([.B42:.K42])" office:value-type="float" office:value="28.6321041666667" calcext:value-type="float">
            <text:p>28,632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VERAGE(OFFSET(([$10FoldsData.$A42:$10FoldsData.$X42]); 51*([.B$1]-1); 0))" office:value-type="float" office:value="25.8116666666667" calcext:value-type="float">
            <text:p>25,812</text:p>
          </table:table-cell>
          <table:table-cell table:formula="of:=AVERAGE(OFFSET(([$10FoldsData.$A42:$10FoldsData.$X42]); 51*([.C$1]-1); 0))" office:value-type="float" office:value="30.517" calcext:value-type="float">
            <text:p>30,517</text:p>
          </table:table-cell>
          <table:table-cell table:formula="of:=AVERAGE(OFFSET(([$10FoldsData.$A42:$10FoldsData.$X42]); 51*([.D$1]-1); 0))" office:value-type="float" office:value="29.6630416666667" calcext:value-type="float">
            <text:p>29,663</text:p>
          </table:table-cell>
          <table:table-cell table:formula="of:=AVERAGE(OFFSET(([$10FoldsData.$A42:$10FoldsData.$X42]); 51*([.E$1]-1); 0))" office:value-type="float" office:value="25.11875" calcext:value-type="float">
            <text:p>25,119</text:p>
          </table:table-cell>
          <table:table-cell table:formula="of:=AVERAGE(OFFSET(([$10FoldsData.$A42:$10FoldsData.$X42]); 51*([.F$1]-1); 0))" office:value-type="float" office:value="27.3453333333333" calcext:value-type="float">
            <text:p>27,345</text:p>
          </table:table-cell>
          <table:table-cell table:formula="of:=AVERAGE(OFFSET(([$10FoldsData.$A42:$10FoldsData.$X42]); 51*([.G$1]-1); 0))" office:value-type="float" office:value="27.6773333333333" calcext:value-type="float">
            <text:p>27,677</text:p>
          </table:table-cell>
          <table:table-cell table:formula="of:=AVERAGE(OFFSET(([$10FoldsData.$A42:$10FoldsData.$X42]); 51*([.H$1]-1); 0))" office:value-type="float" office:value="28.632" calcext:value-type="float">
            <text:p>28,632</text:p>
          </table:table-cell>
          <table:table-cell table:formula="of:=AVERAGE(OFFSET(([$10FoldsData.$A42:$10FoldsData.$X42]); 51*([.I$1]-1); 0))" office:value-type="float" office:value="32.527" calcext:value-type="float">
            <text:p>32,527</text:p>
          </table:table-cell>
          <table:table-cell table:formula="of:=AVERAGE(OFFSET(([$10FoldsData.$A42:$10FoldsData.$X42]); 51*([.J$1]-1); 0))" office:value-type="float" office:value="31.778" calcext:value-type="float">
            <text:p>31,778</text:p>
          </table:table-cell>
          <table:table-cell table:formula="of:=AVERAGE(OFFSET(([$10FoldsData.$A42:$10FoldsData.$X42]); 51*([.K$1]-1); 0))" office:value-type="float" office:value="29.241" calcext:value-type="float">
            <text:p>29,241</text:p>
          </table:table-cell>
          <table:table-cell table:formula="of:=AVERAGE([.B43:.K43])" office:value-type="float" office:value="28.8311125" calcext:value-type="float">
            <text:p>28,831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OFFSET(([$10FoldsData.$A43:$10FoldsData.$X43]); 51*([.B$1]-1); 0))" office:value-type="float" office:value="26.1207083333333" calcext:value-type="float">
            <text:p>26,121</text:p>
          </table:table-cell>
          <table:table-cell table:formula="of:=AVERAGE(OFFSET(([$10FoldsData.$A43:$10FoldsData.$X43]); 51*([.C$1]-1); 0))" office:value-type="float" office:value="30.862" calcext:value-type="float">
            <text:p>30,862</text:p>
          </table:table-cell>
          <table:table-cell table:formula="of:=AVERAGE(OFFSET(([$10FoldsData.$A43:$10FoldsData.$X43]); 51*([.D$1]-1); 0))" office:value-type="float" office:value="29.8758333333333" calcext:value-type="float">
            <text:p>29,876</text:p>
          </table:table-cell>
          <table:table-cell table:formula="of:=AVERAGE(OFFSET(([$10FoldsData.$A43:$10FoldsData.$X43]); 51*([.E$1]-1); 0))" office:value-type="float" office:value="24.738625" calcext:value-type="float">
            <text:p>24,739</text:p>
          </table:table-cell>
          <table:table-cell table:formula="of:=AVERAGE(OFFSET(([$10FoldsData.$A43:$10FoldsData.$X43]); 51*([.F$1]-1); 0))" office:value-type="float" office:value="27.5429166666667" calcext:value-type="float">
            <text:p>27,543</text:p>
          </table:table-cell>
          <table:table-cell table:formula="of:=AVERAGE(OFFSET(([$10FoldsData.$A43:$10FoldsData.$X43]); 51*([.G$1]-1); 0))" office:value-type="float" office:value="28.067375" calcext:value-type="float">
            <text:p>28,067</text:p>
          </table:table-cell>
          <table:table-cell table:formula="of:=AVERAGE(OFFSET(([$10FoldsData.$A43:$10FoldsData.$X43]); 51*([.H$1]-1); 0))" office:value-type="float" office:value="28.632" calcext:value-type="float">
            <text:p>28,632</text:p>
          </table:table-cell>
          <table:table-cell table:formula="of:=AVERAGE(OFFSET(([$10FoldsData.$A43:$10FoldsData.$X43]); 51*([.I$1]-1); 0))" office:value-type="float" office:value="32.527" calcext:value-type="float">
            <text:p>32,527</text:p>
          </table:table-cell>
          <table:table-cell table:formula="of:=AVERAGE(OFFSET(([$10FoldsData.$A43:$10FoldsData.$X43]); 51*([.J$1]-1); 0))" office:value-type="float" office:value="31.778" calcext:value-type="float">
            <text:p>31,778</text:p>
          </table:table-cell>
          <table:table-cell table:formula="of:=AVERAGE(OFFSET(([$10FoldsData.$A43:$10FoldsData.$X43]); 51*([.K$1]-1); 0))" office:value-type="float" office:value="29.241" calcext:value-type="float">
            <text:p>29,241</text:p>
          </table:table-cell>
          <table:table-cell table:formula="of:=AVERAGE([.B44:.K44])" office:value-type="float" office:value="28.9385458333333" calcext:value-type="float">
            <text:p>28,939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VERAGE(OFFSET(([$10FoldsData.$A44:$10FoldsData.$X44]); 51*([.B$1]-1); 0))" office:value-type="float" office:value="26.142125" calcext:value-type="float">
            <text:p>26,142</text:p>
          </table:table-cell>
          <table:table-cell table:formula="of:=AVERAGE(OFFSET(([$10FoldsData.$A44:$10FoldsData.$X44]); 51*([.C$1]-1); 0))" office:value-type="float" office:value="30.862" calcext:value-type="float">
            <text:p>30,862</text:p>
          </table:table-cell>
          <table:table-cell table:formula="of:=AVERAGE(OFFSET(([$10FoldsData.$A44:$10FoldsData.$X44]); 51*([.D$1]-1); 0))" office:value-type="float" office:value="29.8758333333333" calcext:value-type="float">
            <text:p>29,876</text:p>
          </table:table-cell>
          <table:table-cell table:formula="of:=AVERAGE(OFFSET(([$10FoldsData.$A44:$10FoldsData.$X44]); 51*([.E$1]-1); 0))" office:value-type="float" office:value="24.588125" calcext:value-type="float">
            <text:p>24,588</text:p>
          </table:table-cell>
          <table:table-cell table:formula="of:=AVERAGE(OFFSET(([$10FoldsData.$A44:$10FoldsData.$X44]); 51*([.F$1]-1); 0))" office:value-type="float" office:value="27.835" calcext:value-type="float">
            <text:p>27,835</text:p>
          </table:table-cell>
          <table:table-cell table:formula="of:=AVERAGE(OFFSET(([$10FoldsData.$A44:$10FoldsData.$X44]); 51*([.G$1]-1); 0))" office:value-type="float" office:value="27.384875" calcext:value-type="float">
            <text:p>27,385</text:p>
          </table:table-cell>
          <table:table-cell table:formula="of:=AVERAGE(OFFSET(([$10FoldsData.$A44:$10FoldsData.$X44]); 51*([.H$1]-1); 0))" office:value-type="float" office:value="28.632" calcext:value-type="float">
            <text:p>28,632</text:p>
          </table:table-cell>
          <table:table-cell table:formula="of:=AVERAGE(OFFSET(([$10FoldsData.$A44:$10FoldsData.$X44]); 51*([.I$1]-1); 0))" office:value-type="float" office:value="32.527" calcext:value-type="float">
            <text:p>32,527</text:p>
          </table:table-cell>
          <table:table-cell table:formula="of:=AVERAGE(OFFSET(([$10FoldsData.$A44:$10FoldsData.$X44]); 51*([.J$1]-1); 0))" office:value-type="float" office:value="31.778" calcext:value-type="float">
            <text:p>31,778</text:p>
          </table:table-cell>
          <table:table-cell table:formula="of:=AVERAGE(OFFSET(([$10FoldsData.$A44:$10FoldsData.$X44]); 51*([.K$1]-1); 0))" office:value-type="float" office:value="29.241" calcext:value-type="float">
            <text:p>29,241</text:p>
          </table:table-cell>
          <table:table-cell table:formula="of:=AVERAGE([.B45:.K45])" office:value-type="float" office:value="28.8865958333333" calcext:value-type="float">
            <text:p>28,887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OFFSET(([$10FoldsData.$A45:$10FoldsData.$X45]); 51*([.B$1]-1); 0))" office:value-type="float" office:value="26.285875" calcext:value-type="float">
            <text:p>26,286</text:p>
          </table:table-cell>
          <table:table-cell table:formula="of:=AVERAGE(OFFSET(([$10FoldsData.$A45:$10FoldsData.$X45]); 51*([.C$1]-1); 0))" office:value-type="float" office:value="30.862" calcext:value-type="float">
            <text:p>30,862</text:p>
          </table:table-cell>
          <table:table-cell table:formula="of:=AVERAGE(OFFSET(([$10FoldsData.$A45:$10FoldsData.$X45]); 51*([.D$1]-1); 0))" office:value-type="float" office:value="29.931" calcext:value-type="float">
            <text:p>29,931</text:p>
          </table:table-cell>
          <table:table-cell table:formula="of:=AVERAGE(OFFSET(([$10FoldsData.$A45:$10FoldsData.$X45]); 51*([.E$1]-1); 0))" office:value-type="float" office:value="24.3505416666667" calcext:value-type="float">
            <text:p>24,351</text:p>
          </table:table-cell>
          <table:table-cell table:formula="of:=AVERAGE(OFFSET(([$10FoldsData.$A45:$10FoldsData.$X45]); 51*([.F$1]-1); 0))" office:value-type="float" office:value="27.835" calcext:value-type="float">
            <text:p>27,835</text:p>
          </table:table-cell>
          <table:table-cell table:formula="of:=AVERAGE(OFFSET(([$10FoldsData.$A45:$10FoldsData.$X45]); 51*([.G$1]-1); 0))" office:value-type="float" office:value="26.89725" calcext:value-type="float">
            <text:p>26,897</text:p>
          </table:table-cell>
          <table:table-cell table:formula="of:=AVERAGE(OFFSET(([$10FoldsData.$A45:$10FoldsData.$X45]); 51*([.H$1]-1); 0))" office:value-type="float" office:value="28.632" calcext:value-type="float">
            <text:p>28,632</text:p>
          </table:table-cell>
          <table:table-cell table:formula="of:=AVERAGE(OFFSET(([$10FoldsData.$A45:$10FoldsData.$X45]); 51*([.I$1]-1); 0))" office:value-type="float" office:value="32.527" calcext:value-type="float">
            <text:p>32,527</text:p>
          </table:table-cell>
          <table:table-cell table:formula="of:=AVERAGE(OFFSET(([$10FoldsData.$A45:$10FoldsData.$X45]); 51*([.J$1]-1); 0))" office:value-type="float" office:value="31.778" calcext:value-type="float">
            <text:p>31,778</text:p>
          </table:table-cell>
          <table:table-cell table:formula="of:=AVERAGE(OFFSET(([$10FoldsData.$A45:$10FoldsData.$X45]); 51*([.K$1]-1); 0))" office:value-type="float" office:value="29.241" calcext:value-type="float">
            <text:p>29,241</text:p>
          </table:table-cell>
          <table:table-cell table:formula="of:=AVERAGE([.B46:.K46])" office:value-type="float" office:value="28.8339666666667" calcext:value-type="float">
            <text:p>28,834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AVERAGE(OFFSET(([$10FoldsData.$A46:$10FoldsData.$X46]); 51*([.B$1]-1); 0))" office:value-type="float" office:value="26.6236666666667" calcext:value-type="float">
            <text:p>26,624</text:p>
          </table:table-cell>
          <table:table-cell table:formula="of:=AVERAGE(OFFSET(([$10FoldsData.$A46:$10FoldsData.$X46]); 51*([.C$1]-1); 0))" office:value-type="float" office:value="30.862" calcext:value-type="float">
            <text:p>30,862</text:p>
          </table:table-cell>
          <table:table-cell table:formula="of:=AVERAGE(OFFSET(([$10FoldsData.$A46:$10FoldsData.$X46]); 51*([.D$1]-1); 0))" office:value-type="float" office:value="29.88375" calcext:value-type="float">
            <text:p>29,884</text:p>
          </table:table-cell>
          <table:table-cell table:formula="of:=AVERAGE(OFFSET(([$10FoldsData.$A46:$10FoldsData.$X46]); 51*([.E$1]-1); 0))" office:value-type="float" office:value="24.414" calcext:value-type="float">
            <text:p>24,414</text:p>
          </table:table-cell>
          <table:table-cell table:formula="of:=AVERAGE(OFFSET(([$10FoldsData.$A46:$10FoldsData.$X46]); 51*([.F$1]-1); 0))" office:value-type="float" office:value="27.835" calcext:value-type="float">
            <text:p>27,835</text:p>
          </table:table-cell>
          <table:table-cell table:formula="of:=AVERAGE(OFFSET(([$10FoldsData.$A46:$10FoldsData.$X46]); 51*([.G$1]-1); 0))" office:value-type="float" office:value="26.4448333333333" calcext:value-type="float">
            <text:p>26,445</text:p>
          </table:table-cell>
          <table:table-cell table:formula="of:=AVERAGE(OFFSET(([$10FoldsData.$A46:$10FoldsData.$X46]); 51*([.H$1]-1); 0))" office:value-type="float" office:value="28.632" calcext:value-type="float">
            <text:p>28,632</text:p>
          </table:table-cell>
          <table:table-cell table:formula="of:=AVERAGE(OFFSET(([$10FoldsData.$A46:$10FoldsData.$X46]); 51*([.I$1]-1); 0))" office:value-type="float" office:value="32.527" calcext:value-type="float">
            <text:p>32,527</text:p>
          </table:table-cell>
          <table:table-cell table:formula="of:=AVERAGE(OFFSET(([$10FoldsData.$A46:$10FoldsData.$X46]); 51*([.J$1]-1); 0))" office:value-type="float" office:value="31.778" calcext:value-type="float">
            <text:p>31,778</text:p>
          </table:table-cell>
          <table:table-cell table:formula="of:=AVERAGE(OFFSET(([$10FoldsData.$A46:$10FoldsData.$X46]); 51*([.K$1]-1); 0))" office:value-type="float" office:value="29.241" calcext:value-type="float">
            <text:p>29,241</text:p>
          </table:table-cell>
          <table:table-cell table:formula="of:=AVERAGE([.B47:.K47])" office:value-type="float" office:value="28.824125" calcext:value-type="float">
            <text:p>28,824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OFFSET(([$10FoldsData.$A47:$10FoldsData.$X47]); 51*([.B$1]-1); 0))" office:value-type="float" office:value="26.7027916666667" calcext:value-type="float">
            <text:p>26,703</text:p>
          </table:table-cell>
          <table:table-cell table:formula="of:=AVERAGE(OFFSET(([$10FoldsData.$A47:$10FoldsData.$X47]); 51*([.C$1]-1); 0))" office:value-type="float" office:value="30.862" calcext:value-type="float">
            <text:p>30,862</text:p>
          </table:table-cell>
          <table:table-cell table:formula="of:=AVERAGE(OFFSET(([$10FoldsData.$A47:$10FoldsData.$X47]); 51*([.D$1]-1); 0))" office:value-type="float" office:value="29.88375" calcext:value-type="float">
            <text:p>29,884</text:p>
          </table:table-cell>
          <table:table-cell table:formula="of:=AVERAGE(OFFSET(([$10FoldsData.$A47:$10FoldsData.$X47]); 51*([.E$1]-1); 0))" office:value-type="float" office:value="24.4616666666667" calcext:value-type="float">
            <text:p>24,462</text:p>
          </table:table-cell>
          <table:table-cell table:formula="of:=AVERAGE(OFFSET(([$10FoldsData.$A47:$10FoldsData.$X47]); 51*([.F$1]-1); 0))" office:value-type="float" office:value="27.835" calcext:value-type="float">
            <text:p>27,835</text:p>
          </table:table-cell>
          <table:table-cell table:formula="of:=AVERAGE(OFFSET(([$10FoldsData.$A47:$10FoldsData.$X47]); 51*([.G$1]-1); 0))" office:value-type="float" office:value="26.427125" calcext:value-type="float">
            <text:p>26,427</text:p>
          </table:table-cell>
          <table:table-cell table:formula="of:=AVERAGE(OFFSET(([$10FoldsData.$A47:$10FoldsData.$X47]); 51*([.H$1]-1); 0))" office:value-type="float" office:value="28.632" calcext:value-type="float">
            <text:p>28,632</text:p>
          </table:table-cell>
          <table:table-cell table:formula="of:=AVERAGE(OFFSET(([$10FoldsData.$A47:$10FoldsData.$X47]); 51*([.I$1]-1); 0))" office:value-type="float" office:value="32.527" calcext:value-type="float">
            <text:p>32,527</text:p>
          </table:table-cell>
          <table:table-cell table:formula="of:=AVERAGE(OFFSET(([$10FoldsData.$A47:$10FoldsData.$X47]); 51*([.J$1]-1); 0))" office:value-type="float" office:value="31.778" calcext:value-type="float">
            <text:p>31,778</text:p>
          </table:table-cell>
          <table:table-cell table:formula="of:=AVERAGE(OFFSET(([$10FoldsData.$A47:$10FoldsData.$X47]); 51*([.K$1]-1); 0))" office:value-type="float" office:value="29.241" calcext:value-type="float">
            <text:p>29,241</text:p>
          </table:table-cell>
          <table:table-cell table:formula="of:=AVERAGE([.B48:.K48])" office:value-type="float" office:value="28.8350333333333" calcext:value-type="float">
            <text:p>28,835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VERAGE(OFFSET(([$10FoldsData.$A48:$10FoldsData.$X48]); 51*([.B$1]-1); 0))" office:value-type="float" office:value="26.5591666666667" calcext:value-type="float">
            <text:p>26,559</text:p>
          </table:table-cell>
          <table:table-cell table:formula="of:=AVERAGE(OFFSET(([$10FoldsData.$A48:$10FoldsData.$X48]); 51*([.C$1]-1); 0))" office:value-type="float" office:value="30.862" calcext:value-type="float">
            <text:p>30,862</text:p>
          </table:table-cell>
          <table:table-cell table:formula="of:=AVERAGE(OFFSET(([$10FoldsData.$A48:$10FoldsData.$X48]); 51*([.D$1]-1); 0))" office:value-type="float" office:value="29.868" calcext:value-type="float">
            <text:p>29,868</text:p>
          </table:table-cell>
          <table:table-cell table:formula="of:=AVERAGE(OFFSET(([$10FoldsData.$A48:$10FoldsData.$X48]); 51*([.E$1]-1); 0))" office:value-type="float" office:value="24.754375" calcext:value-type="float">
            <text:p>24,754</text:p>
          </table:table-cell>
          <table:table-cell table:formula="of:=AVERAGE(OFFSET(([$10FoldsData.$A48:$10FoldsData.$X48]); 51*([.F$1]-1); 0))" office:value-type="float" office:value="27.835" calcext:value-type="float">
            <text:p>27,835</text:p>
          </table:table-cell>
          <table:table-cell table:formula="of:=AVERAGE(OFFSET(([$10FoldsData.$A48:$10FoldsData.$X48]); 51*([.G$1]-1); 0))" office:value-type="float" office:value="26.2142916666667" calcext:value-type="float">
            <text:p>26,214</text:p>
          </table:table-cell>
          <table:table-cell table:formula="of:=AVERAGE(OFFSET(([$10FoldsData.$A48:$10FoldsData.$X48]); 51*([.H$1]-1); 0))" office:value-type="float" office:value="28.632" calcext:value-type="float">
            <text:p>28,632</text:p>
          </table:table-cell>
          <table:table-cell table:formula="of:=AVERAGE(OFFSET(([$10FoldsData.$A48:$10FoldsData.$X48]); 51*([.I$1]-1); 0))" office:value-type="float" office:value="32.527" calcext:value-type="float">
            <text:p>32,527</text:p>
          </table:table-cell>
          <table:table-cell table:formula="of:=AVERAGE(OFFSET(([$10FoldsData.$A48:$10FoldsData.$X48]); 51*([.J$1]-1); 0))" office:value-type="float" office:value="31.778" calcext:value-type="float">
            <text:p>31,778</text:p>
          </table:table-cell>
          <table:table-cell table:formula="of:=AVERAGE(OFFSET(([$10FoldsData.$A48:$10FoldsData.$X48]); 51*([.K$1]-1); 0))" office:value-type="float" office:value="29.241" calcext:value-type="float">
            <text:p>29,241</text:p>
          </table:table-cell>
          <table:table-cell table:formula="of:=AVERAGE([.B49:.K49])" office:value-type="float" office:value="28.8270833333333" calcext:value-type="float">
            <text:p>28,827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AVERAGE(OFFSET(([$10FoldsData.$A49:$10FoldsData.$X49]); 51*([.B$1]-1); 0))" office:value-type="float" office:value="26.552" calcext:value-type="float">
            <text:p>26,552</text:p>
          </table:table-cell>
          <table:table-cell table:formula="of:=AVERAGE(OFFSET(([$10FoldsData.$A49:$10FoldsData.$X49]); 51*([.C$1]-1); 0))" office:value-type="float" office:value="30.862" calcext:value-type="float">
            <text:p>30,862</text:p>
          </table:table-cell>
          <table:table-cell table:formula="of:=AVERAGE(OFFSET(([$10FoldsData.$A49:$10FoldsData.$X49]); 51*([.D$1]-1); 0))" office:value-type="float" office:value="29.868" calcext:value-type="float">
            <text:p>29,868</text:p>
          </table:table-cell>
          <table:table-cell table:formula="of:=AVERAGE(OFFSET(([$10FoldsData.$A49:$10FoldsData.$X49]); 51*([.E$1]-1); 0))" office:value-type="float" office:value="24.81775" calcext:value-type="float">
            <text:p>24,818</text:p>
          </table:table-cell>
          <table:table-cell table:formula="of:=AVERAGE(OFFSET(([$10FoldsData.$A49:$10FoldsData.$X49]); 51*([.F$1]-1); 0))" office:value-type="float" office:value="27.835" calcext:value-type="float">
            <text:p>27,835</text:p>
          </table:table-cell>
          <table:table-cell table:formula="of:=AVERAGE(OFFSET(([$10FoldsData.$A49:$10FoldsData.$X49]); 51*([.G$1]-1); 0))" office:value-type="float" office:value="25.9925" calcext:value-type="float">
            <text:p>25,993</text:p>
          </table:table-cell>
          <table:table-cell table:formula="of:=AVERAGE(OFFSET(([$10FoldsData.$A49:$10FoldsData.$X49]); 51*([.H$1]-1); 0))" office:value-type="float" office:value="28.632" calcext:value-type="float">
            <text:p>28,632</text:p>
          </table:table-cell>
          <table:table-cell table:formula="of:=AVERAGE(OFFSET(([$10FoldsData.$A49:$10FoldsData.$X49]); 51*([.I$1]-1); 0))" office:value-type="float" office:value="32.527" calcext:value-type="float">
            <text:p>32,527</text:p>
          </table:table-cell>
          <table:table-cell table:formula="of:=AVERAGE(OFFSET(([$10FoldsData.$A49:$10FoldsData.$X49]); 51*([.J$1]-1); 0))" office:value-type="float" office:value="31.778" calcext:value-type="float">
            <text:p>31,778</text:p>
          </table:table-cell>
          <table:table-cell table:formula="of:=AVERAGE(OFFSET(([$10FoldsData.$A49:$10FoldsData.$X49]); 51*([.K$1]-1); 0))" office:value-type="float" office:value="29.241" calcext:value-type="float">
            <text:p>29,241</text:p>
          </table:table-cell>
          <table:table-cell table:formula="of:=AVERAGE([.B50:.K50])" office:value-type="float" office:value="28.810525" calcext:value-type="float">
            <text:p>28,811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VERAGE(OFFSET(([$10FoldsData.$A50:$10FoldsData.$X50]); 51*([.B$1]-1); 0))" office:value-type="float" office:value="26.552" calcext:value-type="float">
            <text:p>26,552</text:p>
          </table:table-cell>
          <table:table-cell table:formula="of:=AVERAGE(OFFSET(([$10FoldsData.$A50:$10FoldsData.$X50]); 51*([.C$1]-1); 0))" office:value-type="float" office:value="30.862" calcext:value-type="float">
            <text:p>30,862</text:p>
          </table:table-cell>
          <table:table-cell table:formula="of:=AVERAGE(OFFSET(([$10FoldsData.$A50:$10FoldsData.$X50]); 51*([.D$1]-1); 0))" office:value-type="float" office:value="30.813" calcext:value-type="float">
            <text:p>30,813</text:p>
          </table:table-cell>
          <table:table-cell table:formula="of:=AVERAGE(OFFSET(([$10FoldsData.$A50:$10FoldsData.$X50]); 51*([.E$1]-1); 0))" office:value-type="float" office:value="25.095" calcext:value-type="float">
            <text:p>25,095</text:p>
          </table:table-cell>
          <table:table-cell table:formula="of:=AVERAGE(OFFSET(([$10FoldsData.$A50:$10FoldsData.$X50]); 51*([.F$1]-1); 0))" office:value-type="float" office:value="27.835" calcext:value-type="float">
            <text:p>27,835</text:p>
          </table:table-cell>
          <table:table-cell table:formula="of:=AVERAGE(OFFSET(([$10FoldsData.$A50:$10FoldsData.$X50]); 51*([.G$1]-1); 0))" office:value-type="float" office:value="25.957" calcext:value-type="float">
            <text:p>25,957</text:p>
          </table:table-cell>
          <table:table-cell table:formula="of:=AVERAGE(OFFSET(([$10FoldsData.$A50:$10FoldsData.$X50]); 51*([.H$1]-1); 0))" office:value-type="float" office:value="28.632" calcext:value-type="float">
            <text:p>28,632</text:p>
          </table:table-cell>
          <table:table-cell table:formula="of:=AVERAGE(OFFSET(([$10FoldsData.$A50:$10FoldsData.$X50]); 51*([.I$1]-1); 0))" office:value-type="float" office:value="32.527" calcext:value-type="float">
            <text:p>32,527</text:p>
          </table:table-cell>
          <table:table-cell table:formula="of:=AVERAGE(OFFSET(([$10FoldsData.$A50:$10FoldsData.$X50]); 51*([.J$1]-1); 0))" office:value-type="float" office:value="31.778" calcext:value-type="float">
            <text:p>31,778</text:p>
          </table:table-cell>
          <table:table-cell table:formula="of:=AVERAGE(OFFSET(([$10FoldsData.$A50:$10FoldsData.$X50]); 51*([.K$1]-1); 0))" office:value-type="float" office:value="29.241" calcext:value-type="float">
            <text:p>29,241</text:p>
          </table:table-cell>
          <table:table-cell table:formula="of:=AVERAGE([.B51:.K51])" office:value-type="float" office:value="28.9292" calcext:value-type="float">
            <text:p>28,929</text:p>
          </table:table-cell>
          <table:table-cell table:number-columns-repeated="1012"/>
        </table:table-row>
        <table:table-row table:style-name="ro1">
          <table:table-cell table:style-name="ce17"/>
          <table:table-cell table:number-columns-repeated="10"/>
          <table:table-cell table:style-name="Default"/>
          <table:table-cell table:number-columns-repeated="1012"/>
        </table:table-row>
      </table:table>
      <table:table table:name="3klasy" table:style-name="ta1">
        <table:table-column table:style-name="co9" table:number-columns-repeated="24" table:default-cell-style-name="Default"/>
        <table:table-row table:style-name="ro1">
          <table:table-cell office:value-type="float" office:value="50.69" calcext:value-type="float">
            <text:p>50,69</text:p>
          </table:table-cell>
          <table:table-cell office:value-type="float" office:value="52.069" calcext:value-type="float">
            <text:p>52,069</text:p>
          </table:table-cell>
          <table:table-cell office:value-type="float" office:value="52.241" calcext:value-type="float">
            <text:p>52,241</text:p>
          </table:table-cell>
          <table:table-cell office:value-type="float" office:value="51.724" calcext:value-type="float">
            <text:p>51,724</text:p>
          </table:table-cell>
          <table:table-cell office:value-type="float" office:value="52.586" calcext:value-type="float">
            <text:p>52,586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931" calcext:value-type="float">
            <text:p>52,931</text:p>
          </table:table-cell>
          <table:table-cell table:number-columns-repeated="2" office:value-type="float" office:value="53.103" calcext:value-type="float">
            <text:p>53,103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241" calcext:value-type="float">
            <text:p>52,241</text:p>
          </table:table-cell>
          <table:table-cell office:value-type="float" office:value="51.897" calcext:value-type="float">
            <text:p>51,897</text:p>
          </table:table-cell>
          <table:table-cell office:value-type="float" office:value="51.207" calcext:value-type="float">
            <text:p>51,20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69" calcext:value-type="float">
            <text:p>50,69</text:p>
          </table:table-cell>
          <table:table-cell office:value-type="float" office:value="50.345" calcext:value-type="float">
            <text:p>50,345</text:p>
          </table:table-cell>
        </table:table-row>
        <table:table-row table:style-name="ro1">
          <table:table-cell office:value-type="float" office:value="50.69" calcext:value-type="float">
            <text:p>50,69</text:p>
          </table:table-cell>
          <table:table-cell office:value-type="float" office:value="51.897" calcext:value-type="float">
            <text:p>51,897</text:p>
          </table:table-cell>
          <table:table-cell office:value-type="float" office:value="52.069" calcext:value-type="float">
            <text:p>52,069</text:p>
          </table:table-cell>
          <table:table-cell office:value-type="float" office:value="51.724" calcext:value-type="float">
            <text:p>51,724</text:p>
          </table:table-cell>
          <table:table-cell office:value-type="float" office:value="52.586" calcext:value-type="float">
            <text:p>52,586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241" calcext:value-type="float">
            <text:p>52,241</text:p>
          </table:table-cell>
          <table:table-cell table:number-columns-repeated="2" office:value-type="float" office:value="52.931" calcext:value-type="float">
            <text:p>52,931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241" calcext:value-type="float">
            <text:p>52,241</text:p>
          </table:table-cell>
          <table:table-cell office:value-type="float" office:value="51.897" calcext:value-type="float">
            <text:p>51,897</text:p>
          </table:table-cell>
          <table:table-cell office:value-type="float" office:value="51.207" calcext:value-type="float">
            <text:p>51,20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69" calcext:value-type="float">
            <text:p>50,69</text:p>
          </table:table-cell>
          <table:table-cell office:value-type="float" office:value="50.345" calcext:value-type="float">
            <text:p>50,345</text:p>
          </table:table-cell>
        </table:table-row>
        <table:table-row table:style-name="ro1">
          <table:table-cell office:value-type="float" office:value="50.69" calcext:value-type="float">
            <text:p>50,69</text:p>
          </table:table-cell>
          <table:table-cell office:value-type="float" office:value="51.897" calcext:value-type="float">
            <text:p>51,897</text:p>
          </table:table-cell>
          <table:table-cell office:value-type="float" office:value="52.069" calcext:value-type="float">
            <text:p>52,069</text:p>
          </table:table-cell>
          <table:table-cell office:value-type="float" office:value="51.724" calcext:value-type="float">
            <text:p>51,724</text:p>
          </table:table-cell>
          <table:table-cell office:value-type="float" office:value="52.586" calcext:value-type="float">
            <text:p>52,586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241" calcext:value-type="float">
            <text:p>52,241</text:p>
          </table:table-cell>
          <table:table-cell table:number-columns-repeated="2" office:value-type="float" office:value="52.931" calcext:value-type="float">
            <text:p>52,931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1.897" calcext:value-type="float">
            <text:p>51,89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" calcext:value-type="float">
            <text:p>50</text:p>
          </table:table-cell>
          <table:table-cell office:value-type="float" office:value="49.828" calcext:value-type="float">
            <text:p>49,828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" calcext:value-type="float">
            <text:p>50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.69" calcext:value-type="float">
            <text:p>50,69</text:p>
          </table:table-cell>
          <table:table-cell office:value-type="float" office:value="51.897" calcext:value-type="float">
            <text:p>51,897</text:p>
          </table:table-cell>
          <table:table-cell office:value-type="float" office:value="52.069" calcext:value-type="float">
            <text:p>52,069</text:p>
          </table:table-cell>
          <table:table-cell office:value-type="float" office:value="51.724" calcext:value-type="float">
            <text:p>51,724</text:p>
          </table:table-cell>
          <table:table-cell office:value-type="float" office:value="52.586" calcext:value-type="float">
            <text:p>52,586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966" calcext:value-type="float">
            <text:p>53,966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241" calcext:value-type="float">
            <text:p>52,241</text:p>
          </table:table-cell>
          <table:table-cell table:number-columns-repeated="2" office:value-type="float" office:value="52.931" calcext:value-type="float">
            <text:p>52,931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069" calcext:value-type="float">
            <text:p>52,069</text:p>
          </table:table-cell>
          <table:table-cell office:value-type="float" office:value="51.724" calcext:value-type="float">
            <text:p>51,724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" calcext:value-type="float">
            <text:p>50</text:p>
          </table:table-cell>
          <table:table-cell office:value-type="float" office:value="49.828" calcext:value-type="float">
            <text:p>49,82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172" calcext:value-type="float">
            <text:p>50,172</text:p>
          </table:table-cell>
        </table:table-row>
        <table:table-row table:style-name="ro1">
          <table:table-cell office:value-type="float" office:value="50.69" calcext:value-type="float">
            <text:p>50,69</text:p>
          </table:table-cell>
          <table:table-cell office:value-type="float" office:value="51.897" calcext:value-type="float">
            <text:p>51,897</text:p>
          </table:table-cell>
          <table:table-cell office:value-type="float" office:value="52.241" calcext:value-type="float">
            <text:p>52,241</text:p>
          </table:table-cell>
          <table:table-cell office:value-type="float" office:value="52.069" calcext:value-type="float">
            <text:p>52,069</text:p>
          </table:table-cell>
          <table:table-cell office:value-type="float" office:value="52.586" calcext:value-type="float">
            <text:p>52,586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966" calcext:value-type="float">
            <text:p>53,966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241" calcext:value-type="float">
            <text:p>52,241</text:p>
          </table:table-cell>
          <table:table-cell table:number-columns-repeated="2" office:value-type="float" office:value="52.931" calcext:value-type="float">
            <text:p>52,931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069" calcext:value-type="float">
            <text:p>52,069</text:p>
          </table:table-cell>
          <table:table-cell office:value-type="float" office:value="51.724" calcext:value-type="float">
            <text:p>51,724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" calcext:value-type="float">
            <text:p>50</text:p>
          </table:table-cell>
          <table:table-cell office:value-type="float" office:value="49.828" calcext:value-type="float">
            <text:p>49,82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172" calcext:value-type="float">
            <text:p>50,172</text:p>
          </table:table-cell>
        </table:table-row>
        <table:table-row table:style-name="ro1">
          <table:table-cell office:value-type="float" office:value="50.69" calcext:value-type="float">
            <text:p>50,69</text:p>
          </table:table-cell>
          <table:table-cell office:value-type="float" office:value="51.897" calcext:value-type="float">
            <text:p>51,897</text:p>
          </table:table-cell>
          <table:table-cell office:value-type="float" office:value="52.069" calcext:value-type="float">
            <text:p>52,069</text:p>
          </table:table-cell>
          <table:table-cell office:value-type="float" office:value="51.897" calcext:value-type="float">
            <text:p>51,897</text:p>
          </table:table-cell>
          <table:table-cell office:value-type="float" office:value="52.586" calcext:value-type="float">
            <text:p>52,586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966" calcext:value-type="float">
            <text:p>53,966</text:p>
          </table:table-cell>
          <table:table-cell office:value-type="float" office:value="53.448" calcext:value-type="float">
            <text:p>53,448</text:p>
          </table:table-cell>
          <table:table-cell office:value-type="float" office:value="53.276" calcext:value-type="float">
            <text:p>53,276</text:p>
          </table:table-cell>
          <table:table-cell office:value-type="float" office:value="52.414" calcext:value-type="float">
            <text:p>52,414</text:p>
          </table:table-cell>
          <table:table-cell table:number-columns-repeated="2" office:value-type="float" office:value="53.103" calcext:value-type="float">
            <text:p>53,103</text:p>
          </table:table-cell>
          <table:table-cell office:value-type="float" office:value="53.621" calcext:value-type="float">
            <text:p>53,621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759" calcext:value-type="float">
            <text:p>52,759</text:p>
          </table:table-cell>
          <table:table-cell office:value-type="float" office:value="52.241" calcext:value-type="float">
            <text:p>52,241</text:p>
          </table:table-cell>
          <table:table-cell office:value-type="float" office:value="51.897" calcext:value-type="float">
            <text:p>51,897</text:p>
          </table:table-cell>
          <table:table-cell office:value-type="float" office:value="51.207" calcext:value-type="float">
            <text:p>51,20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69" calcext:value-type="float">
            <text:p>50,69</text:p>
          </table:table-cell>
          <table:table-cell table:number-columns-repeated="2" office:value-type="float" office:value="50.517" calcext:value-type="float">
            <text:p>50,517</text:p>
          </table:table-cell>
          <table:table-cell office:value-type="float" office:value="50.172" calcext:value-type="float">
            <text:p>50,172</text:p>
          </table:table-cell>
        </table:table-row>
        <table:table-row table:style-name="ro1">
          <table:table-cell office:value-type="float" office:value="50.69" calcext:value-type="float">
            <text:p>50,69</text:p>
          </table:table-cell>
          <table:table-cell office:value-type="float" office:value="51.724" calcext:value-type="float">
            <text:p>51,724</text:p>
          </table:table-cell>
          <table:table-cell table:number-columns-repeated="2" office:value-type="float" office:value="51.897" calcext:value-type="float">
            <text:p>51,897</text:p>
          </table:table-cell>
          <table:table-cell office:value-type="float" office:value="52.586" calcext:value-type="float">
            <text:p>52,586</text:p>
          </table:table-cell>
          <table:table-cell office:value-type="float" office:value="53.276" calcext:value-type="float">
            <text:p>53,276</text:p>
          </table:table-cell>
          <table:table-cell office:value-type="float" office:value="54.483" calcext:value-type="float">
            <text:p>54,483</text:p>
          </table:table-cell>
          <table:table-cell office:value-type="float" office:value="53.448" calcext:value-type="float">
            <text:p>53,448</text:p>
          </table:table-cell>
          <table:table-cell office:value-type="float" office:value="53.276" calcext:value-type="float">
            <text:p>53,276</text:p>
          </table:table-cell>
          <table:table-cell office:value-type="float" office:value="52.414" calcext:value-type="float">
            <text:p>52,414</text:p>
          </table:table-cell>
          <table:table-cell table:number-columns-repeated="2" office:value-type="float" office:value="53.103" calcext:value-type="float">
            <text:p>53,103</text:p>
          </table:table-cell>
          <table:table-cell office:value-type="float" office:value="53.621" calcext:value-type="float">
            <text:p>53,621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586" calcext:value-type="float">
            <text:p>52,586</text:p>
          </table:table-cell>
          <table:table-cell office:value-type="float" office:value="51.897" calcext:value-type="float">
            <text:p>51,897</text:p>
          </table:table-cell>
          <table:table-cell table:number-columns-repeated="2" office:value-type="float" office:value="51.034" calcext:value-type="float">
            <text:p>51,034</text:p>
          </table:table-cell>
          <table:table-cell office:value-type="float" office:value="50.345" calcext:value-type="float">
            <text:p>50,345</text:p>
          </table:table-cell>
          <table:table-cell table:number-columns-repeated="4" office:value-type="float" office:value="50.172" calcext:value-type="float">
            <text:p>50,172</text:p>
          </table:table-cell>
          <table:table-cell office:value-type="float" office:value="49.828" calcext:value-type="float">
            <text:p>49,828</text:p>
          </table:table-cell>
        </table:table-row>
        <table:table-row table:style-name="ro1">
          <table:table-cell office:value-type="float" office:value="51.379" calcext:value-type="float">
            <text:p>51,379</text:p>
          </table:table-cell>
          <table:table-cell office:value-type="float" office:value="52.414" calcext:value-type="float">
            <text:p>52,414</text:p>
          </table:table-cell>
          <table:table-cell office:value-type="float" office:value="52.931" calcext:value-type="float">
            <text:p>52,931</text:p>
          </table:table-cell>
          <table:table-cell office:value-type="float" office:value="52.414" calcext:value-type="float">
            <text:p>52,414</text:p>
          </table:table-cell>
          <table:table-cell office:value-type="float" office:value="52.931" calcext:value-type="float">
            <text:p>52,931</text:p>
          </table:table-cell>
          <table:table-cell office:value-type="float" office:value="53.621" calcext:value-type="float">
            <text:p>53,621</text:p>
          </table:table-cell>
          <table:table-cell office:value-type="float" office:value="55.172" calcext:value-type="float">
            <text:p>55,172</text:p>
          </table:table-cell>
          <table:table-cell office:value-type="float" office:value="54.138" calcext:value-type="float">
            <text:p>54,138</text:p>
          </table:table-cell>
          <table:table-cell office:value-type="float" office:value="53.966" calcext:value-type="float">
            <text:p>53,966</text:p>
          </table:table-cell>
          <table:table-cell office:value-type="float" office:value="52.414" calcext:value-type="float">
            <text:p>52,414</text:p>
          </table:table-cell>
          <table:table-cell table:number-columns-repeated="2" office:value-type="float" office:value="53.103" calcext:value-type="float">
            <text:p>53,103</text:p>
          </table:table-cell>
          <table:table-cell office:value-type="float" office:value="53.621" calcext:value-type="float">
            <text:p>53,621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586" calcext:value-type="float">
            <text:p>52,586</text:p>
          </table:table-cell>
          <table:table-cell office:value-type="float" office:value="51.897" calcext:value-type="float">
            <text:p>51,897</text:p>
          </table:table-cell>
          <table:table-cell table:number-columns-repeated="2" office:value-type="float" office:value="51.034" calcext:value-type="float">
            <text:p>51,034</text:p>
          </table:table-cell>
          <table:table-cell office:value-type="float" office:value="50.345" calcext:value-type="float">
            <text:p>50,345</text:p>
          </table:table-cell>
          <table:table-cell table:number-columns-repeated="4" office:value-type="float" office:value="50.172" calcext:value-type="float">
            <text:p>50,172</text:p>
          </table:table-cell>
          <table:table-cell office:value-type="float" office:value="49.828" calcext:value-type="float">
            <text:p>49,828</text:p>
          </table:table-cell>
        </table:table-row>
        <table:table-row table:style-name="ro1">
          <table:table-cell office:value-type="float" office:value="52.241" calcext:value-type="float">
            <text:p>52,241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448" calcext:value-type="float">
            <text:p>53,448</text:p>
          </table:table-cell>
          <table:table-cell office:value-type="float" office:value="52.759" calcext:value-type="float">
            <text:p>52,759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621" calcext:value-type="float">
            <text:p>53,621</text:p>
          </table:table-cell>
          <table:table-cell office:value-type="float" office:value="55.172" calcext:value-type="float">
            <text:p>55,172</text:p>
          </table:table-cell>
          <table:table-cell office:value-type="float" office:value="54.31" calcext:value-type="float">
            <text:p>54,31</text:p>
          </table:table-cell>
          <table:table-cell office:value-type="float" office:value="54.138" calcext:value-type="float">
            <text:p>54,138</text:p>
          </table:table-cell>
          <table:table-cell office:value-type="float" office:value="52.586" calcext:value-type="float">
            <text:p>52,586</text:p>
          </table:table-cell>
          <table:table-cell table:number-columns-repeated="2" office:value-type="float" office:value="53.276" calcext:value-type="float">
            <text:p>53,276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2.586" calcext:value-type="float">
            <text:p>52,586</text:p>
          </table:table-cell>
          <table:table-cell office:value-type="float" office:value="51.897" calcext:value-type="float">
            <text:p>51,897</text:p>
          </table:table-cell>
          <table:table-cell table:number-columns-repeated="2" office:value-type="float" office:value="51.034" calcext:value-type="float">
            <text:p>51,034</text:p>
          </table:table-cell>
          <table:table-cell table:number-columns-repeated="5" office:value-type="float" office:value="50.862" calcext:value-type="float">
            <text:p>50,862</text:p>
          </table:table-cell>
          <table:table-cell office:value-type="float" office:value="50.517" calcext:value-type="float">
            <text:p>50,517</text:p>
          </table:table-cell>
        </table:table-row>
        <table:table-row table:style-name="ro1">
          <table:table-cell office:value-type="float" office:value="52.759" calcext:value-type="float">
            <text:p>52,759</text:p>
          </table:table-cell>
          <table:table-cell office:value-type="float" office:value="52.931" calcext:value-type="float">
            <text:p>52,931</text:p>
          </table:table-cell>
          <table:table-cell office:value-type="float" office:value="53.621" calcext:value-type="float">
            <text:p>53,621</text:p>
          </table:table-cell>
          <table:table-cell office:value-type="float" office:value="53.103" calcext:value-type="float">
            <text:p>53,103</text:p>
          </table:table-cell>
          <table:table-cell office:value-type="float" office:value="53.448" calcext:value-type="float">
            <text:p>53,448</text:p>
          </table:table-cell>
          <table:table-cell office:value-type="float" office:value="53.621" calcext:value-type="float">
            <text:p>53,621</text:p>
          </table:table-cell>
          <table:table-cell office:value-type="float" office:value="55.172" calcext:value-type="float">
            <text:p>55,172</text:p>
          </table:table-cell>
          <table:table-cell office:value-type="float" office:value="54.31" calcext:value-type="float">
            <text:p>54,31</text:p>
          </table:table-cell>
          <table:table-cell office:value-type="float" office:value="54.138" calcext:value-type="float">
            <text:p>54,138</text:p>
          </table:table-cell>
          <table:table-cell table:number-columns-repeated="3" office:value-type="float" office:value="53.276" calcext:value-type="float">
            <text:p>53,276</text:p>
          </table:table-cell>
          <table:table-cell office:value-type="float" office:value="53.793" calcext:value-type="float">
            <text:p>53,79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2.241" calcext:value-type="float">
            <text:p>52,241</text:p>
          </table:table-cell>
          <table:table-cell office:value-type="float" office:value="51.897" calcext:value-type="float">
            <text:p>51,897</text:p>
          </table:table-cell>
          <table:table-cell table:number-columns-repeated="2" office:value-type="float" office:value="51.034" calcext:value-type="float">
            <text:p>51,034</text:p>
          </table:table-cell>
          <table:table-cell table:number-columns-repeated="5" office:value-type="float" office:value="50.862" calcext:value-type="float">
            <text:p>50,862</text:p>
          </table:table-cell>
          <table:table-cell office:value-type="float" office:value="50.517" calcext:value-type="float">
            <text:p>50,517</text:p>
          </table:table-cell>
        </table:table-row>
        <table:table-row table:style-name="ro1">
          <table:table-cell office:value-type="float" office:value="53.276" calcext:value-type="float">
            <text:p>53,276</text:p>
          </table:table-cell>
          <table:table-cell office:value-type="float" office:value="53.793" calcext:value-type="float">
            <text:p>53,793</text:p>
          </table:table-cell>
          <table:table-cell office:value-type="float" office:value="54.138" calcext:value-type="float">
            <text:p>54,138</text:p>
          </table:table-cell>
          <table:table-cell office:value-type="float" office:value="53.103" calcext:value-type="float">
            <text:p>53,103</text:p>
          </table:table-cell>
          <table:table-cell table:number-columns-repeated="2" office:value-type="float" office:value="53.621" calcext:value-type="float">
            <text:p>53,621</text:p>
          </table:table-cell>
          <table:table-cell office:value-type="float" office:value="55.172" calcext:value-type="float">
            <text:p>55,172</text:p>
          </table:table-cell>
          <table:table-cell office:value-type="float" office:value="54.31" calcext:value-type="float">
            <text:p>54,31</text:p>
          </table:table-cell>
          <table:table-cell office:value-type="float" office:value="54.483" calcext:value-type="float">
            <text:p>54,483</text:p>
          </table:table-cell>
          <table:table-cell office:value-type="float" office:value="53.621" calcext:value-type="float">
            <text:p>53,621</text:p>
          </table:table-cell>
          <table:table-cell table:number-columns-repeated="4" office:value-type="float" office:value="53.448" calcext:value-type="float">
            <text:p>53,448</text:p>
          </table:table-cell>
          <table:table-cell office:value-type="float" office:value="52.414" calcext:value-type="float">
            <text:p>52,414</text:p>
          </table:table-cell>
          <table:table-cell office:value-type="float" office:value="52.069" calcext:value-type="float">
            <text:p>52,0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0.69" calcext:value-type="float">
            <text:p>50,69</text:p>
          </table:table-cell>
          <table:table-cell table:number-columns-repeated="6" office:value-type="float" office:value="50.517" calcext:value-type="float">
            <text:p>50,517</text:p>
          </table:table-cell>
        </table:table-row>
        <table:table-row table:style-name="ro1">
          <table:table-cell office:value-type="float" office:value="53.448" calcext:value-type="float">
            <text:p>53,448</text:p>
          </table:table-cell>
          <table:table-cell office:value-type="float" office:value="53.793" calcext:value-type="float">
            <text:p>53,793</text:p>
          </table:table-cell>
          <table:table-cell office:value-type="float" office:value="54.31" calcext:value-type="float">
            <text:p>54,31</text:p>
          </table:table-cell>
          <table:table-cell office:value-type="float" office:value="53.103" calcext:value-type="float">
            <text:p>53,103</text:p>
          </table:table-cell>
          <table:table-cell office:value-type="float" office:value="53.448" calcext:value-type="float">
            <text:p>53,448</text:p>
          </table:table-cell>
          <table:table-cell office:value-type="float" office:value="53.621" calcext:value-type="float">
            <text:p>53,621</text:p>
          </table:table-cell>
          <table:table-cell office:value-type="float" office:value="55.172" calcext:value-type="float">
            <text:p>55,172</text:p>
          </table:table-cell>
          <table:table-cell office:value-type="float" office:value="54.31" calcext:value-type="float">
            <text:p>54,31</text:p>
          </table:table-cell>
          <table:table-cell office:value-type="float" office:value="54.138" calcext:value-type="float">
            <text:p>54,138</text:p>
          </table:table-cell>
          <table:table-cell office:value-type="float" office:value="53.276" calcext:value-type="float">
            <text:p>53,276</text:p>
          </table:table-cell>
          <table:table-cell office:value-type="float" office:value="53.966" calcext:value-type="float">
            <text:p>53,966</text:p>
          </table:table-cell>
          <table:table-cell office:value-type="float" office:value="53.793" calcext:value-type="float">
            <text:p>53,793</text:p>
          </table:table-cell>
          <table:table-cell office:value-type="float" office:value="54.138" calcext:value-type="float">
            <text:p>54,138</text:p>
          </table:table-cell>
          <table:table-cell office:value-type="float" office:value="53.793" calcext:value-type="float">
            <text:p>53,793</text:p>
          </table:table-cell>
          <table:table-cell office:value-type="float" office:value="51.897" calcext:value-type="float">
            <text:p>51,897</text:p>
          </table:table-cell>
          <table:table-cell office:value-type="float" office:value="51.724" calcext:value-type="float">
            <text:p>51,724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345" calcext:value-type="float">
            <text:p>50,345</text:p>
          </table:table-cell>
          <table:table-cell table:number-columns-repeated="6" office:value-type="float" office:value="50.172" calcext:value-type="float">
            <text:p>50,172</text:p>
          </table:table-cell>
        </table:table-row>
        <table:table-row table:style-name="ro1">
          <table:table-cell office:value-type="float" office:value="53.621" calcext:value-type="float">
            <text:p>53,621</text:p>
          </table:table-cell>
          <table:table-cell office:value-type="float" office:value="54.483" calcext:value-type="float">
            <text:p>54,483</text:p>
          </table:table-cell>
          <table:table-cell office:value-type="float" office:value="54.828" calcext:value-type="float">
            <text:p>54,828</text:p>
          </table:table-cell>
          <table:table-cell office:value-type="float" office:value="53.103" calcext:value-type="float">
            <text:p>53,103</text:p>
          </table:table-cell>
          <table:table-cell table:number-columns-repeated="2" office:value-type="float" office:value="53.276" calcext:value-type="float">
            <text:p>53,276</text:p>
          </table:table-cell>
          <table:table-cell office:value-type="float" office:value="54.828" calcext:value-type="float">
            <text:p>54,828</text:p>
          </table:table-cell>
          <table:table-cell office:value-type="float" office:value="53.966" calcext:value-type="float">
            <text:p>53,966</text:p>
          </table:table-cell>
          <table:table-cell office:value-type="float" office:value="53.621" calcext:value-type="float">
            <text:p>53,621</text:p>
          </table:table-cell>
          <table:table-cell office:value-type="float" office:value="52.759" calcext:value-type="float">
            <text:p>52,759</text:p>
          </table:table-cell>
          <table:table-cell office:value-type="float" office:value="52.931" calcext:value-type="float">
            <text:p>52,931</text:p>
          </table:table-cell>
          <table:table-cell office:value-type="float" office:value="52.586" calcext:value-type="float">
            <text:p>52,586</text:p>
          </table:table-cell>
          <table:table-cell office:value-type="float" office:value="53.621" calcext:value-type="float">
            <text:p>53,621</text:p>
          </table:table-cell>
          <table:table-cell office:value-type="float" office:value="52.759" calcext:value-type="float">
            <text:p>52,759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50.172" calcext:value-type="float">
            <text:p>50,172</text:p>
          </table:table-cell>
        </table:table-row>
        <table:table-row table:style-name="ro1">
          <table:table-cell office:value-type="float" office:value="53.966" calcext:value-type="float">
            <text:p>53,966</text:p>
          </table:table-cell>
          <table:table-cell office:value-type="float" office:value="54.828" calcext:value-type="float">
            <text:p>54,828</text:p>
          </table:table-cell>
          <table:table-cell office:value-type="float" office:value="54.31" calcext:value-type="float">
            <text:p>54,31</text:p>
          </table:table-cell>
          <table:table-cell office:value-type="float" office:value="52.241" calcext:value-type="float">
            <text:p>52,241</text:p>
          </table:table-cell>
          <table:table-cell office:value-type="float" office:value="52.586" calcext:value-type="float">
            <text:p>52,586</text:p>
          </table:table-cell>
          <table:table-cell office:value-type="float" office:value="52.931" calcext:value-type="float">
            <text:p>52,931</text:p>
          </table:table-cell>
          <table:table-cell office:value-type="float" office:value="54.655" calcext:value-type="float">
            <text:p>54,655</text:p>
          </table:table-cell>
          <table:table-cell office:value-type="float" office:value="53.966" calcext:value-type="float">
            <text:p>53,966</text:p>
          </table:table-cell>
          <table:table-cell office:value-type="float" office:value="53.621" calcext:value-type="float">
            <text:p>53,621</text:p>
          </table:table-cell>
          <table:table-cell office:value-type="float" office:value="53.103" calcext:value-type="float">
            <text:p>53,103</text:p>
          </table:table-cell>
          <table:table-cell office:value-type="float" office:value="53.276" calcext:value-type="float">
            <text:p>53,276</text:p>
          </table:table-cell>
          <table:table-cell office:value-type="float" office:value="52.931" calcext:value-type="float">
            <text:p>52,931</text:p>
          </table:table-cell>
          <table:table-cell office:value-type="float" office:value="52.759" calcext:value-type="float">
            <text:p>52,759</text:p>
          </table:table-cell>
          <table:table-cell table:number-columns-repeated="2" office:value-type="float" office:value="52.414" calcext:value-type="float">
            <text:p>52,414</text:p>
          </table:table-cell>
          <table:table-cell office:value-type="float" office:value="52.241" calcext:value-type="float">
            <text:p>52,241</text:p>
          </table:table-cell>
          <table:table-cell office:value-type="float" office:value="51.379" calcext:value-type="float">
            <text:p>51,379</text:p>
          </table:table-cell>
          <table:table-cell office:value-type="float" office:value="50.862" calcext:value-type="float">
            <text:p>50,862</text:p>
          </table:table-cell>
          <table:table-cell table:number-columns-repeated="6" office:value-type="float" office:value="50.517" calcext:value-type="float">
            <text:p>50,517</text:p>
          </table:table-cell>
        </table:table-row>
        <table:table-row table:style-name="ro1">
          <table:table-cell office:value-type="float" office:value="53.621" calcext:value-type="float">
            <text:p>53,621</text:p>
          </table:table-cell>
          <table:table-cell table:number-columns-repeated="2" office:value-type="float" office:value="54.31" calcext:value-type="float">
            <text:p>54,31</text:p>
          </table:table-cell>
          <table:table-cell office:value-type="float" office:value="52.241" calcext:value-type="float">
            <text:p>52,241</text:p>
          </table:table-cell>
          <table:table-cell table:number-columns-repeated="2" office:value-type="float" office:value="52.586" calcext:value-type="float">
            <text:p>52,586</text:p>
          </table:table-cell>
          <table:table-cell office:value-type="float" office:value="53.966" calcext:value-type="float">
            <text:p>53,966</text:p>
          </table:table-cell>
          <table:table-cell office:value-type="float" office:value="53.621" calcext:value-type="float">
            <text:p>53,621</text:p>
          </table:table-cell>
          <table:table-cell office:value-type="float" office:value="52.931" calcext:value-type="float">
            <text:p>52,931</text:p>
          </table:table-cell>
          <table:table-cell office:value-type="float" office:value="52.414" calcext:value-type="float">
            <text:p>52,414</text:p>
          </table:table-cell>
          <table:table-cell office:value-type="float" office:value="52.586" calcext:value-type="float">
            <text:p>52,586</text:p>
          </table:table-cell>
          <table:table-cell office:value-type="float" office:value="52.414" calcext:value-type="float">
            <text:p>52,414</text:p>
          </table:table-cell>
          <table:table-cell office:value-type="float" office:value="52.241" calcext:value-type="float">
            <text:p>52,241</text:p>
          </table:table-cell>
          <table:table-cell table:number-columns-repeated="2" office:value-type="float" office:value="51.897" calcext:value-type="float">
            <text:p>51,897</text:p>
          </table:table-cell>
          <table:table-cell office:value-type="float" office:value="51.724" calcext:value-type="float">
            <text:p>51,724</text:p>
          </table:table-cell>
          <table:table-cell office:value-type="float" office:value="51.207" calcext:value-type="float">
            <text:p>51,207</text:p>
          </table:table-cell>
          <table:table-cell table:number-columns-repeated="7"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53.621" calcext:value-type="float">
            <text:p>53,621</text:p>
          </table:table-cell>
          <table:table-cell office:value-type="float" office:value="54.31" calcext:value-type="float">
            <text:p>54,31</text:p>
          </table:table-cell>
          <table:table-cell office:value-type="float" office:value="53.793" calcext:value-type="float">
            <text:p>53,793</text:p>
          </table:table-cell>
          <table:table-cell office:value-type="float" office:value="52.241" calcext:value-type="float">
            <text:p>52,241</text:p>
          </table:table-cell>
          <table:table-cell table:number-columns-repeated="2" office:value-type="float" office:value="52.586" calcext:value-type="float">
            <text:p>52,586</text:p>
          </table:table-cell>
          <table:table-cell office:value-type="float" office:value="53.966" calcext:value-type="float">
            <text:p>53,966</text:p>
          </table:table-cell>
          <table:table-cell office:value-type="float" office:value="53.621" calcext:value-type="float">
            <text:p>53,621</text:p>
          </table:table-cell>
          <table:table-cell office:value-type="float" office:value="52.931" calcext:value-type="float">
            <text:p>52,931</text:p>
          </table:table-cell>
          <table:table-cell office:value-type="float" office:value="52.414" calcext:value-type="float">
            <text:p>52,414</text:p>
          </table:table-cell>
          <table:table-cell office:value-type="float" office:value="52.586" calcext:value-type="float">
            <text:p>52,586</text:p>
          </table:table-cell>
          <table:table-cell office:value-type="float" office:value="52.414" calcext:value-type="float">
            <text:p>52,414</text:p>
          </table:table-cell>
          <table:table-cell office:value-type="float" office:value="51.897" calcext:value-type="float">
            <text:p>51,897</text:p>
          </table:table-cell>
          <table:table-cell table:number-columns-repeated="2" office:value-type="float" office:value="51.724" calcext:value-type="float">
            <text:p>51,724</text:p>
          </table:table-cell>
          <table:table-cell office:value-type="float" office:value="51.379" calcext:value-type="float">
            <text:p>51,379</text:p>
          </table:table-cell>
          <table:table-cell office:value-type="float" office:value="50.862" calcext:value-type="float">
            <text:p>50,862</text:p>
          </table:table-cell>
          <table:table-cell table:number-columns-repeated="7"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53.793" calcext:value-type="float">
            <text:p>53,793</text:p>
          </table:table-cell>
          <table:table-cell office:value-type="float" office:value="54.483" calcext:value-type="float">
            <text:p>54,483</text:p>
          </table:table-cell>
          <table:table-cell office:value-type="float" office:value="53.966" calcext:value-type="float">
            <text:p>53,966</text:p>
          </table:table-cell>
          <table:table-cell office:value-type="float" office:value="52.241" calcext:value-type="float">
            <text:p>52,241</text:p>
          </table:table-cell>
          <table:table-cell office:value-type="float" office:value="52.759" calcext:value-type="float">
            <text:p>52,759</text:p>
          </table:table-cell>
          <table:table-cell office:value-type="float" office:value="52.586" calcext:value-type="float">
            <text:p>52,586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759" calcext:value-type="float">
            <text:p>52,759</text:p>
          </table:table-cell>
          <table:table-cell office:value-type="float" office:value="52.241" calcext:value-type="float">
            <text:p>52,241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724" calcext:value-type="float">
            <text:p>51,724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034" calcext:value-type="float">
            <text:p>51,034</text:p>
          </table:table-cell>
          <table:table-cell table:number-columns-repeated="2" office:value-type="float" office:value="51.724" calcext:value-type="float">
            <text:p>51,724</text:p>
          </table:table-cell>
          <table:table-cell office:value-type="float" office:value="51.379" calcext:value-type="float">
            <text:p>51,379</text:p>
          </table:table-cell>
          <table:table-cell office:value-type="float" office:value="50.862" calcext:value-type="float">
            <text:p>50,862</text:p>
          </table:table-cell>
          <table:table-cell table:number-columns-repeated="7"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53.621" calcext:value-type="float">
            <text:p>53,621</text:p>
          </table:table-cell>
          <table:table-cell office:value-type="float" office:value="54.31" calcext:value-type="float">
            <text:p>54,31</text:p>
          </table:table-cell>
          <table:table-cell office:value-type="float" office:value="53.793" calcext:value-type="float">
            <text:p>53,793</text:p>
          </table:table-cell>
          <table:table-cell office:value-type="float" office:value="51.897" calcext:value-type="float">
            <text:p>51,897</text:p>
          </table:table-cell>
          <table:table-cell office:value-type="float" office:value="52.241" calcext:value-type="float">
            <text:p>52,241</text:p>
          </table:table-cell>
          <table:table-cell office:value-type="float" office:value="52.069" calcext:value-type="float">
            <text:p>52,069</text:p>
          </table:table-cell>
          <table:table-cell office:value-type="float" office:value="53.103" calcext:value-type="float">
            <text:p>53,103</text:p>
          </table:table-cell>
          <table:table-cell office:value-type="float" office:value="52.759" calcext:value-type="float">
            <text:p>52,759</text:p>
          </table:table-cell>
          <table:table-cell office:value-type="float" office:value="51.552" calcext:value-type="float">
            <text:p>51,552</text:p>
          </table:table-cell>
          <table:table-cell office:value-type="float" office:value="49.828" calcext:value-type="float">
            <text:p>49,828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2" office:value-type="float" office:value="50.862" calcext:value-type="float">
            <text:p>50,862</text:p>
          </table:table-cell>
          <table:table-cell table:number-columns-repeated="7"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52.931" calcext:value-type="float">
            <text:p>52,931</text:p>
          </table:table-cell>
          <table:table-cell office:value-type="float" office:value="53.448" calcext:value-type="float">
            <text:p>53,448</text:p>
          </table:table-cell>
          <table:table-cell office:value-type="float" office:value="53.276" calcext:value-type="float">
            <text:p>53,276</text:p>
          </table:table-cell>
          <table:table-cell office:value-type="float" office:value="52.241" calcext:value-type="float">
            <text:p>52,241</text:p>
          </table:table-cell>
          <table:table-cell office:value-type="float" office:value="51.897" calcext:value-type="float">
            <text:p>51,897</text:p>
          </table:table-cell>
          <table:table-cell office:value-type="float" office:value="51.207" calcext:value-type="float">
            <text:p>51,207</text:p>
          </table:table-cell>
          <table:table-cell office:value-type="float" office:value="52.241" calcext:value-type="float">
            <text:p>52,241</text:p>
          </table:table-cell>
          <table:table-cell office:value-type="float" office:value="52.069" calcext:value-type="float">
            <text:p>52,069</text:p>
          </table:table-cell>
          <table:table-cell office:value-type="float" office:value="51.724" calcext:value-type="float">
            <text:p>51,724</text:p>
          </table:table-cell>
          <table:table-cell office:value-type="float" office:value="50.172" calcext:value-type="float">
            <text:p>50,172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51.034" calcext:value-type="float">
            <text:p>51,034</text:p>
          </table:table-cell>
          <table:table-cell table:number-columns-repeated="9"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53.276" calcext:value-type="float">
            <text:p>53,276</text:p>
          </table:table-cell>
          <table:table-cell office:value-type="float" office:value="53.621" calcext:value-type="float">
            <text:p>53,621</text:p>
          </table:table-cell>
          <table:table-cell office:value-type="float" office:value="52.759" calcext:value-type="float">
            <text:p>52,759</text:p>
          </table:table-cell>
          <table:table-cell office:value-type="float" office:value="51.897" calcext:value-type="float">
            <text:p>51,89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0" calcext:value-type="float">
            <text:p>50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724" calcext:value-type="float">
            <text:p>51,724</text:p>
          </table:table-cell>
          <table:table-cell office:value-type="float" office:value="50.172" calcext:value-type="float">
            <text:p>50,172</text:p>
          </table:table-cell>
          <table:table-cell table:number-columns-repeated="3" office:value-type="float" office:value="50.69" calcext:value-type="float">
            <text:p>50,69</text:p>
          </table:table-cell>
          <table:table-cell table:number-columns-repeated="2" office:value-type="float" office:value="50.862" calcext:value-type="float">
            <text:p>50,862</text:p>
          </table:table-cell>
          <table:table-cell table:number-columns-repeated="9"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53.276" calcext:value-type="float">
            <text:p>53,276</text:p>
          </table:table-cell>
          <table:table-cell office:value-type="float" office:value="53.621" calcext:value-type="float">
            <text:p>53,621</text:p>
          </table:table-cell>
          <table:table-cell office:value-type="float" office:value="52.759" calcext:value-type="float">
            <text:p>52,759</text:p>
          </table:table-cell>
          <table:table-cell office:value-type="float" office:value="51.552" calcext:value-type="float">
            <text:p>51,552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" calcext:value-type="float">
            <text:p>50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724" calcext:value-type="float">
            <text:p>51,724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69" calcext:value-type="float">
            <text:p>50,69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172" calcext:value-type="float">
            <text:p>50,172</text:p>
          </table:table-cell>
          <table:table-cell table:number-columns-repeated="2" office:value-type="float" office:value="50.345" calcext:value-type="float">
            <text:p>50,345</text:p>
          </table:table-cell>
          <table:table-cell office:value-type="float" office:value="50.862" calcext:value-type="float">
            <text:p>50,862</text:p>
          </table:table-cell>
          <table:table-cell table:number-columns-repeated="8" office:value-type="float" office:value="51.207" calcext:value-type="float">
            <text:p>51,207</text:p>
          </table:table-cell>
        </table:table-row>
        <table:table-row table:style-name="ro1">
          <table:table-cell office:value-type="float" office:value="53.448" calcext:value-type="float">
            <text:p>53,448</text:p>
          </table:table-cell>
          <table:table-cell table:number-columns-repeated="2" office:value-type="float" office:value="52.414" calcext:value-type="float">
            <text:p>52,414</text:p>
          </table:table-cell>
          <table:table-cell office:value-type="float" office:value="50.69" calcext:value-type="float">
            <text:p>50,69</text:p>
          </table:table-cell>
          <table:table-cell table:number-columns-repeated="2" office:value-type="float" office:value="49.655" calcext:value-type="float">
            <text:p>49,655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862" calcext:value-type="float">
            <text:p>50,862</text:p>
          </table:table-cell>
          <table:table-cell table:number-columns-repeated="8" office:value-type="float" office:value="51.207" calcext:value-type="float">
            <text:p>51,207</text:p>
          </table:table-cell>
        </table:table-row>
        <table:table-row table:style-name="ro1">
          <table:table-cell office:value-type="float" office:value="52.586" calcext:value-type="float">
            <text:p>52,586</text:p>
          </table:table-cell>
          <table:table-cell table:number-columns-repeated="2" office:value-type="float" office:value="52.414" calcext:value-type="float">
            <text:p>52,414</text:p>
          </table:table-cell>
          <table:table-cell office:value-type="float" office:value="51.207" calcext:value-type="float">
            <text:p>51,207</text:p>
          </table:table-cell>
          <table:table-cell table:number-columns-repeated="2" office:value-type="float" office:value="49.828" calcext:value-type="float">
            <text:p>49,828</text:p>
          </table:table-cell>
          <table:table-cell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table:number-columns-repeated="2" office:value-type="float" office:value="50.69" calcext:value-type="float">
            <text:p>50,69</text:p>
          </table:table-cell>
          <table:table-cell table:number-columns-repeated="3" office:value-type="float" office:value="50.517" calcext:value-type="float">
            <text:p>50,51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862" calcext:value-type="float">
            <text:p>50,862</text:p>
          </table:table-cell>
          <table:table-cell table:number-columns-repeated="8" office:value-type="float" office:value="51.207" calcext:value-type="float">
            <text:p>51,207</text:p>
          </table:table-cell>
        </table:table-row>
        <table:table-row table:style-name="ro1">
          <table:table-cell office:value-type="float" office:value="52.586" calcext:value-type="float">
            <text:p>52,586</text:p>
          </table:table-cell>
          <table:table-cell table:number-columns-repeated="2" office:value-type="float" office:value="52.069" calcext:value-type="float">
            <text:p>52,069</text:p>
          </table:table-cell>
          <table:table-cell office:value-type="float" office:value="51.207" calcext:value-type="float">
            <text:p>51,207</text:p>
          </table:table-cell>
          <table:table-cell table:number-columns-repeated="2" office:value-type="float" office:value="49.828" calcext:value-type="float">
            <text:p>49,828</text:p>
          </table:table-cell>
          <table:table-cell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table:number-columns-repeated="2" office:value-type="float" office:value="50.69" calcext:value-type="float">
            <text:p>50,69</text:p>
          </table:table-cell>
          <table:table-cell table:number-columns-repeated="3" office:value-type="float" office:value="50.517" calcext:value-type="float">
            <text:p>50,51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862" calcext:value-type="float">
            <text:p>50,862</text:p>
          </table:table-cell>
          <table:table-cell table:number-columns-repeated="8" office:value-type="float" office:value="51.207" calcext:value-type="float">
            <text:p>51,207</text:p>
          </table:table-cell>
        </table:table-row>
        <table:table-row table:style-name="ro1">
          <table:table-cell office:value-type="float" office:value="52.586" calcext:value-type="float">
            <text:p>52,586</text:p>
          </table:table-cell>
          <table:table-cell office:value-type="float" office:value="51.724" calcext:value-type="float">
            <text:p>51,724</text:p>
          </table:table-cell>
          <table:table-cell table:number-columns-repeated="2" office:value-type="float" office:value="51.207" calcext:value-type="float">
            <text:p>51,207</text:p>
          </table:table-cell>
          <table:table-cell office:value-type="float" office:value="49.828" calcext:value-type="float">
            <text:p>49,828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table:number-columns-repeated="2" office:value-type="float" office:value="50.69" calcext:value-type="float">
            <text:p>50,69</text:p>
          </table:table-cell>
          <table:table-cell table:number-columns-repeated="3"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379" calcext:value-type="float">
            <text:p>51,379</text:p>
          </table:table-cell>
          <table:table-cell table:number-columns-repeated="8" office:value-type="float" office:value="52.069" calcext:value-type="float">
            <text:p>52,069</text:p>
          </table:table-cell>
        </table:table-row>
        <table:table-row table:style-name="ro1">
          <table:table-cell office:value-type="float" office:value="51.724" calcext:value-type="float">
            <text:p>51,724</text:p>
          </table:table-cell>
          <table:table-cell office:value-type="float" office:value="51.552" calcext:value-type="float">
            <text:p>51,552</text:p>
          </table:table-cell>
          <table:table-cell table:number-columns-repeated="2" office:value-type="float" office:value="50.517" calcext:value-type="float">
            <text:p>50,517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table:number-columns-repeated="2" office:value-type="float" office:value="50.69" calcext:value-type="float">
            <text:p>50,69</text:p>
          </table:table-cell>
          <table:table-cell table:number-columns-repeated="3"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379" calcext:value-type="float">
            <text:p>51,379</text:p>
          </table:table-cell>
          <table:table-cell table:number-columns-repeated="8" office:value-type="float" office:value="52.069" calcext:value-type="float">
            <text:p>52,069</text:p>
          </table:table-cell>
        </table:table-row>
        <table:table-row table:style-name="ro1">
          <table:table-cell office:value-type="float" office:value="51.552" calcext:value-type="float">
            <text:p>51,552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50.517" calcext:value-type="float">
            <text:p>50,517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552" calcext:value-type="float">
            <text:p>51,552</text:p>
          </table:table-cell>
          <table:table-cell table:number-columns-repeated="2" office:value-type="float" office:value="50.69" calcext:value-type="float">
            <text:p>50,69</text:p>
          </table:table-cell>
          <table:table-cell table:number-columns-repeated="3"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379" calcext:value-type="float">
            <text:p>51,379</text:p>
          </table:table-cell>
          <table:table-cell table:number-columns-repeated="8" office:value-type="float" office:value="52.069" calcext:value-type="float">
            <text:p>52,069</text:p>
          </table:table-cell>
        </table:table-row>
        <table:table-row table:style-name="ro1">
          <table:table-cell table:number-columns-repeated="2" office:value-type="float" office:value="51.207" calcext:value-type="float">
            <text:p>51,20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" calcext:value-type="float">
            <text:p>50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table:number-columns-repeated="2" office:value-type="float" office:value="50.69" calcext:value-type="float">
            <text:p>50,69</text:p>
          </table:table-cell>
          <table:table-cell table:number-columns-repeated="3" office:value-type="float" office:value="51.034" calcext:value-type="float">
            <text:p>51,034</text:p>
          </table:table-cell>
          <table:table-cell office:value-type="float" office:value="50.69" calcext:value-type="float">
            <text:p>50,69</text:p>
          </table:table-cell>
          <table:table-cell office:value-type="float" office:value="51.034" calcext:value-type="float">
            <text:p>51,034</text:p>
          </table:table-cell>
          <table:table-cell table:number-columns-repeated="8" office:value-type="float" office:value="51.724" calcext:value-type="float">
            <text:p>51,724</text:p>
          </table:table-cell>
        </table:table-row>
        <table:table-row table:style-name="ro1">
          <table:table-cell table:number-columns-repeated="2" office:value-type="float" office:value="50.862" calcext:value-type="float">
            <text:p>50,862</text:p>
          </table:table-cell>
          <table:table-cell office:value-type="float" office:value="49.828" calcext:value-type="float">
            <text:p>49,828</text:p>
          </table:table-cell>
          <table:table-cell office:value-type="float" office:value="49.655" calcext:value-type="float">
            <text:p>49,655</text:p>
          </table:table-cell>
          <table:table-cell office:value-type="float" office:value="49.828" calcext:value-type="float">
            <text:p>49,828</text:p>
          </table:table-cell>
          <table:table-cell office:value-type="float" office:value="50" calcext:value-type="float">
            <text:p>50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table:number-columns-repeated="2" office:value-type="float" office:value="50.69" calcext:value-type="float">
            <text:p>50,69</text:p>
          </table:table-cell>
          <table:table-cell table:number-columns-repeated="3" office:value-type="float" office:value="51.034" calcext:value-type="float">
            <text:p>51,034</text:p>
          </table:table-cell>
          <table:table-cell office:value-type="float" office:value="50.69" calcext:value-type="float">
            <text:p>50,69</text:p>
          </table:table-cell>
          <table:table-cell office:value-type="float" office:value="51.034" calcext:value-type="float">
            <text:p>51,034</text:p>
          </table:table-cell>
          <table:table-cell table:number-columns-repeated="8" office:value-type="float" office:value="51.724" calcext:value-type="float">
            <text:p>51,724</text:p>
          </table:table-cell>
        </table:table-row>
        <table:table-row table:style-name="ro1">
          <table:table-cell office:value-type="float" office:value="50.517" calcext:value-type="float">
            <text:p>50,517</text:p>
          </table:table-cell>
          <table:table-cell office:value-type="float" office:value="50" calcext:value-type="float">
            <text:p>50</text:p>
          </table:table-cell>
          <table:table-cell office:value-type="float" office:value="49.655" calcext:value-type="float">
            <text:p>49,655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table:number-columns-repeated="2" office:value-type="float" office:value="51.379" calcext:value-type="float">
            <text:p>51,379</text:p>
          </table:table-cell>
          <table:table-cell table:number-columns-repeated="13" office:value-type="float" office:value="51.724" calcext:value-type="float">
            <text:p>51,724</text:p>
          </table:table-cell>
        </table:table-row>
        <table:table-row table:style-name="ro1">
          <table:table-cell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table:number-columns-repeated="3"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13" office:value-type="float" office:value="51.552" calcext:value-type="float">
            <text:p>51,552</text:p>
          </table:table-cell>
        </table:table-row>
        <table:table-row table:style-name="ro1">
          <table:table-cell office:value-type="float" office:value="50.517" calcext:value-type="float">
            <text:p>50,517</text:p>
          </table:table-cell>
          <table:table-cell office:value-type="float" office:value="50.862" calcext:value-type="float">
            <text:p>50,862</text:p>
          </table:table-cell>
          <table:table-cell table:number-columns-repeated="3"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13" office:value-type="float" office:value="51.552" calcext:value-type="float">
            <text:p>51,552</text:p>
          </table:table-cell>
        </table:table-row>
        <table:table-row table:style-name="ro1">
          <table:table-cell office:value-type="float" office:value="50.517" calcext:value-type="float">
            <text:p>50,517</text:p>
          </table:table-cell>
          <table:table-cell office:value-type="float" office:value="50.862" calcext:value-type="float">
            <text:p>50,862</text:p>
          </table:table-cell>
          <table:table-cell table:number-columns-repeated="3"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13" office:value-type="float" office:value="51.552" calcext:value-type="float">
            <text:p>51,552</text:p>
          </table:table-cell>
        </table:table-row>
        <table:table-row table:style-name="ro1">
          <table:table-cell office:value-type="float" office:value="50.517" calcext:value-type="float">
            <text:p>50,51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172" calcext:value-type="float">
            <text:p>50,172</text:p>
          </table:table-cell>
          <table:table-cell table:number-columns-repeated="2"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13" office:value-type="float" office:value="51.552" calcext:value-type="float">
            <text:p>51,5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" calcext:value-type="float">
            <text:p>50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3" office:value-type="float" office:value="51.034" calcext:value-type="float">
            <text:p>51,034</text:p>
          </table:table-cell>
          <table:table-cell table:number-columns-repeated="13" office:value-type="float" office:value="51.552" calcext:value-type="float">
            <text:p>51,552</text:p>
          </table:table-cell>
        </table:table-row>
        <table:table-row table:style-name="ro1">
          <table:table-cell office:value-type="float" office:value="50.517" calcext:value-type="float">
            <text:p>50,517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3" office:value-type="float" office:value="51.034" calcext:value-type="float">
            <text:p>51,034</text:p>
          </table:table-cell>
          <table:table-cell table:number-columns-repeated="13" office:value-type="float" office:value="51.552" calcext:value-type="float">
            <text:p>51,552</text:p>
          </table:table-cell>
        </table:table-row>
        <table:table-row table:style-name="ro1">
          <table:table-cell table:number-columns-repeated="6" office:value-type="float" office:value="50.862" calcext:value-type="float">
            <text:p>50,862</text:p>
          </table:table-cell>
          <table:table-cell table:number-columns-repeated="2" office:value-type="float" office:value="51.034" calcext:value-type="float">
            <text:p>51,034</text:p>
          </table:table-cell>
          <table:table-cell table:number-columns-repeated="3" office:value-type="float" office:value="51.207" calcext:value-type="float">
            <text:p>51,207</text:p>
          </table:table-cell>
          <table:table-cell table:number-columns-repeated="13" office:value-type="float" office:value="51.724" calcext:value-type="float">
            <text:p>51,724</text:p>
          </table:table-cell>
        </table:table-row>
        <table:table-row table:style-name="ro1">
          <table:table-cell table:number-columns-repeated="6" office:value-type="float" office:value="50.862" calcext:value-type="float">
            <text:p>50,862</text:p>
          </table:table-cell>
          <table:table-cell table:number-columns-repeated="2" office:value-type="float" office:value="51.034" calcext:value-type="float">
            <text:p>51,034</text:p>
          </table:table-cell>
          <table:table-cell table:number-columns-repeated="3" office:value-type="float" office:value="51.207" calcext:value-type="float">
            <text:p>51,207</text:p>
          </table:table-cell>
          <table:table-cell table:number-columns-repeated="13" office:value-type="float" office:value="51.724" calcext:value-type="float">
            <text:p>51,724</text:p>
          </table:table-cell>
        </table:table-row>
        <table:table-row table:style-name="ro1">
          <table:table-cell table:number-columns-repeated="8" office:value-type="float" office:value="50.862" calcext:value-type="float">
            <text:p>50,862</text:p>
          </table:table-cell>
          <table:table-cell table:number-columns-repeated="3" office:value-type="float" office:value="51.207" calcext:value-type="float">
            <text:p>51,207</text:p>
          </table:table-cell>
          <table:table-cell table:number-columns-repeated="13" office:value-type="float" office:value="51.724" calcext:value-type="float">
            <text:p>51,724</text:p>
          </table:table-cell>
        </table:table-row>
        <table:table-row table:style-name="ro1">
          <table:table-cell table:number-columns-repeated="8" office:value-type="float" office:value="51.207" calcext:value-type="float">
            <text:p>51,207</text:p>
          </table:table-cell>
          <table:table-cell table:number-columns-repeated="3" office:value-type="float" office:value="51.552" calcext:value-type="float">
            <text:p>51,552</text:p>
          </table:table-cell>
          <table:table-cell table:number-columns-repeated="13" office:value-type="float" office:value="52.069" calcext:value-type="float">
            <text:p>52,069</text:p>
          </table:table-cell>
        </table:table-row>
        <table:table-row table:style-name="ro1">
          <table:table-cell office:value-type="float" office:value="51.207" calcext:value-type="float">
            <text:p>51,207</text:p>
          </table:table-cell>
          <table:table-cell table:number-columns-repeated="3" office:value-type="float" office:value="51.552" calcext:value-type="float">
            <text:p>51,552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5" office:value-type="float" office:value="51.552" calcext:value-type="float">
            <text:p>51,552</text:p>
          </table:table-cell>
          <table:table-cell table:number-columns-repeated="13" office:value-type="float" office:value="52.069" calcext:value-type="float">
            <text:p>52,069</text:p>
          </table:table-cell>
        </table:table-row>
        <table:table-row table:style-name="ro1">
          <table:table-cell table:number-columns-repeated="24" office:value-type="float" office:value="52.586" calcext:value-type="float">
            <text:p>52,586</text:p>
          </table:table-cell>
        </table:table-row>
        <table:table-row table:style-name="ro1">
          <table:table-cell table:number-columns-repeated="24" office:value-type="float" office:value="52.586" calcext:value-type="float">
            <text:p>52,586</text:p>
          </table:table-cell>
        </table:table-row>
        <table:table-row table:style-name="ro1">
          <table:table-cell table:number-columns-repeated="3" office:value-type="float" office:value="53.276" calcext:value-type="float">
            <text:p>53,276</text:p>
          </table:table-cell>
          <table:table-cell table:number-columns-repeated="2" office:value-type="float" office:value="52.586" calcext:value-type="float">
            <text:p>52,586</text:p>
          </table:table-cell>
          <table:table-cell table:number-columns-repeated="19" office:value-type="float" office:value="53.276" calcext:value-type="float">
            <text:p>53,276</text:p>
          </table:table-cell>
        </table:table-row>
        <table:table-row table:style-name="ro1">
          <table:table-cell table:number-columns-repeated="24" office:value-type="float" office:value="53.276" calcext:value-type="float">
            <text:p>53,276</text:p>
          </table:table-cell>
        </table:table-row>
        <table:table-row table:style-name="ro1">
          <table:table-cell table:number-columns-repeated="24" office:value-type="float" office:value="53.276" calcext:value-type="float">
            <text:p>53,276</text:p>
          </table:table-cell>
        </table:table-row>
        <table:table-row table:style-name="ro1">
          <table:table-cell table:number-columns-repeated="24" office:value-type="float" office:value="53.276" calcext:value-type="float">
            <text:p>53,276</text:p>
          </table:table-cell>
        </table:table-row>
        <table:table-row table:style-name="ro1">
          <table:table-cell table:number-columns-repeated="24" office:value-type="float" office:value="53.276" calcext:value-type="float">
            <text:p>53,276</text:p>
          </table:table-cell>
        </table:table-row>
        <table:table-row table:style-name="ro1">
          <table:table-cell table:number-columns-repeated="24" office:value-type="float" office:value="53.276" calcext:value-type="float">
            <text:p>53,276</text:p>
          </table:table-cell>
        </table:table-row>
        <table:table-row table:style-name="ro1">
          <table:table-cell table:number-columns-repeated="24" office:value-type="float" office:value="53.276" calcext:value-type="float">
            <text:p>53,276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48.103" calcext:value-type="float">
            <text:p>48,103</text:p>
          </table:table-cell>
          <table:table-cell office:value-type="float" office:value="49.138" calcext:value-type="float">
            <text:p>49,138</text:p>
          </table:table-cell>
          <table:table-cell office:value-type="float" office:value="48.448" calcext:value-type="float">
            <text:p>48,448</text:p>
          </table:table-cell>
          <table:table-cell office:value-type="float" office:value="47.414" calcext:value-type="float">
            <text:p>47,414</text:p>
          </table:table-cell>
          <table:table-cell office:value-type="float" office:value="48.966" calcext:value-type="float">
            <text:p>48,966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69" calcext:value-type="float">
            <text:p>50,69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448" calcext:value-type="float">
            <text:p>48,448</text:p>
          </table:table-cell>
          <table:table-cell office:value-type="float" office:value="48.621" calcext:value-type="float">
            <text:p>48,621</text:p>
          </table:table-cell>
          <table:table-cell office:value-type="float" office:value="48.276" calcext:value-type="float">
            <text:p>48,276</text:p>
          </table:table-cell>
          <table:table-cell office:value-type="float" office:value="48.103" calcext:value-type="float">
            <text:p>48,103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31" calcext:value-type="float">
            <text:p>49,31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  <table:table-cell table:number-columns-repeated="2" office:value-type="float" office:value="49.655" calcext:value-type="float">
            <text:p>49,655</text:p>
          </table:table-cell>
        </table:table-row>
        <table:table-row table:style-name="ro1">
          <table:table-cell office:value-type="float" office:value="48.276" calcext:value-type="float">
            <text:p>48,276</text:p>
          </table:table-cell>
          <table:table-cell office:value-type="float" office:value="48.103" calcext:value-type="float">
            <text:p>48,103</text:p>
          </table:table-cell>
          <table:table-cell office:value-type="float" office:value="49.138" calcext:value-type="float">
            <text:p>49,138</text:p>
          </table:table-cell>
          <table:table-cell office:value-type="float" office:value="48.448" calcext:value-type="float">
            <text:p>48,448</text:p>
          </table:table-cell>
          <table:table-cell office:value-type="float" office:value="47.414" calcext:value-type="float">
            <text:p>47,414</text:p>
          </table:table-cell>
          <table:table-cell office:value-type="float" office:value="48.966" calcext:value-type="float">
            <text:p>48,966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69" calcext:value-type="float">
            <text:p>50,69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448" calcext:value-type="float">
            <text:p>48,448</text:p>
          </table:table-cell>
          <table:table-cell office:value-type="float" office:value="48.621" calcext:value-type="float">
            <text:p>48,621</text:p>
          </table:table-cell>
          <table:table-cell office:value-type="float" office:value="47.931" calcext:value-type="float">
            <text:p>47,931</text:p>
          </table:table-cell>
          <table:table-cell office:value-type="float" office:value="47.759" calcext:value-type="float">
            <text:p>47,759</text:p>
          </table:table-cell>
          <table:table-cell office:value-type="float" office:value="49.655" calcext:value-type="float">
            <text:p>49,655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31" calcext:value-type="float">
            <text:p>49,31</text:p>
          </table:table-cell>
          <table:table-cell office:value-type="float" office:value="50.517" calcext:value-type="float">
            <text:p>50,517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50.172" calcext:value-type="float">
            <text:p>50,172</text:p>
          </table:table-cell>
        </table:table-row>
        <table:table-row table:style-name="ro1">
          <table:table-cell office:value-type="float" office:value="48.276" calcext:value-type="float">
            <text:p>48,276</text:p>
          </table:table-cell>
          <table:table-cell office:value-type="float" office:value="48.103" calcext:value-type="float">
            <text:p>48,103</text:p>
          </table:table-cell>
          <table:table-cell office:value-type="float" office:value="48.966" calcext:value-type="float">
            <text:p>48,966</text:p>
          </table:table-cell>
          <table:table-cell office:value-type="float" office:value="47.931" calcext:value-type="float">
            <text:p>47,931</text:p>
          </table:table-cell>
          <table:table-cell office:value-type="float" office:value="47.414" calcext:value-type="float">
            <text:p>47,414</text:p>
          </table:table-cell>
          <table:table-cell office:value-type="float" office:value="48.966" calcext:value-type="float">
            <text:p>48,966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69" calcext:value-type="float">
            <text:p>50,69</text:p>
          </table:table-cell>
          <table:table-cell office:value-type="float" office:value="48.621" calcext:value-type="float">
            <text:p>48,621</text:p>
          </table:table-cell>
          <table:table-cell office:value-type="float" office:value="48.448" calcext:value-type="float">
            <text:p>48,448</text:p>
          </table:table-cell>
          <table:table-cell office:value-type="float" office:value="48.621" calcext:value-type="float">
            <text:p>48,621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448" calcext:value-type="float">
            <text:p>48,448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31" calcext:value-type="float">
            <text:p>49,31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table:number-columns-repeated="3" office:value-type="float" office:value="50.862" calcext:value-type="float">
            <text:p>50,862</text:p>
          </table:table-cell>
        </table:table-row>
        <table:table-row table:style-name="ro1">
          <table:table-cell office:value-type="float" office:value="48.276" calcext:value-type="float">
            <text:p>48,276</text:p>
          </table:table-cell>
          <table:table-cell office:value-type="float" office:value="48.448" calcext:value-type="float">
            <text:p>48,448</text:p>
          </table:table-cell>
          <table:table-cell office:value-type="float" office:value="48.966" calcext:value-type="float">
            <text:p>48,966</text:p>
          </table:table-cell>
          <table:table-cell office:value-type="float" office:value="47.931" calcext:value-type="float">
            <text:p>47,931</text:p>
          </table:table-cell>
          <table:table-cell office:value-type="float" office:value="47.414" calcext:value-type="float">
            <text:p>47,414</text:p>
          </table:table-cell>
          <table:table-cell office:value-type="float" office:value="48.966" calcext:value-type="float">
            <text:p>48,966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517" calcext:value-type="float">
            <text:p>50,517</text:p>
          </table:table-cell>
          <table:table-cell table:number-columns-repeated="2" office:value-type="float" office:value="48.448" calcext:value-type="float">
            <text:p>48,448</text:p>
          </table:table-cell>
          <table:table-cell office:value-type="float" office:value="49.483" calcext:value-type="float">
            <text:p>49,483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448" calcext:value-type="float">
            <text:p>48,448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31" calcext:value-type="float">
            <text:p>49,31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table:number-columns-repeated="3" office:value-type="float" office:value="50.862" calcext:value-type="float">
            <text:p>50,862</text:p>
          </table:table-cell>
        </table:table-row>
        <table:table-row table:style-name="ro1">
          <table:table-cell table:number-columns-repeated="2" office:value-type="float" office:value="48.276" calcext:value-type="float">
            <text:p>48,276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448" calcext:value-type="float">
            <text:p>48,448</text:p>
          </table:table-cell>
          <table:table-cell office:value-type="float" office:value="47.414" calcext:value-type="float">
            <text:p>47,414</text:p>
          </table:table-cell>
          <table:table-cell office:value-type="float" office:value="48.448" calcext:value-type="float">
            <text:p>48,448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517" calcext:value-type="float">
            <text:p>50,517</text:p>
          </table:table-cell>
          <table:table-cell office:value-type="float" office:value="48.448" calcext:value-type="float">
            <text:p>48,448</text:p>
          </table:table-cell>
          <table:table-cell office:value-type="float" office:value="47.759" calcext:value-type="float">
            <text:p>47,759</text:p>
          </table:table-cell>
          <table:table-cell table:number-columns-repeated="2" office:value-type="float" office:value="48.793" calcext:value-type="float">
            <text:p>48,793</text:p>
          </table:table-cell>
          <table:table-cell office:value-type="float" office:value="48.448" calcext:value-type="float">
            <text:p>48,448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31" calcext:value-type="float">
            <text:p>49,31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table:number-columns-repeated="3" office:value-type="float" office:value="50.862" calcext:value-type="float">
            <text:p>50,862</text:p>
          </table:table-cell>
        </table:table-row>
        <table:table-row table:style-name="ro1">
          <table:table-cell office:value-type="float" office:value="49.138" calcext:value-type="float">
            <text:p>49,138</text:p>
          </table:table-cell>
          <table:table-cell office:value-type="float" office:value="48.448" calcext:value-type="float">
            <text:p>48,448</text:p>
          </table:table-cell>
          <table:table-cell office:value-type="float" office:value="48.966" calcext:value-type="float">
            <text:p>48,966</text:p>
          </table:table-cell>
          <table:table-cell office:value-type="float" office:value="48.621" calcext:value-type="float">
            <text:p>48,621</text:p>
          </table:table-cell>
          <table:table-cell office:value-type="float" office:value="47.586" calcext:value-type="float">
            <text:p>47,586</text:p>
          </table:table-cell>
          <table:table-cell office:value-type="float" office:value="48.448" calcext:value-type="float">
            <text:p>48,448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517" calcext:value-type="float">
            <text:p>50,517</text:p>
          </table:table-cell>
          <table:table-cell office:value-type="float" office:value="48.448" calcext:value-type="float">
            <text:p>48,448</text:p>
          </table:table-cell>
          <table:table-cell office:value-type="float" office:value="48.793" calcext:value-type="float">
            <text:p>48,793</text:p>
          </table:table-cell>
          <table:table-cell office:value-type="float" office:value="49.828" calcext:value-type="float">
            <text:p>49,828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" calcext:value-type="float">
            <text:p>50</text:p>
          </table:table-cell>
          <table:table-cell office:value-type="float" office:value="49.828" calcext:value-type="float">
            <text:p>49,828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</table:table-row>
        <table:table-row table:style-name="ro1">
          <table:table-cell office:value-type="float" office:value="49.31" calcext:value-type="float">
            <text:p>49,31</text:p>
          </table:table-cell>
          <table:table-cell office:value-type="float" office:value="48.621" calcext:value-type="float">
            <text:p>48,621</text:p>
          </table:table-cell>
          <table:table-cell office:value-type="float" office:value="49.138" calcext:value-type="float">
            <text:p>49,138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103" calcext:value-type="float">
            <text:p>48,103</text:p>
          </table:table-cell>
          <table:table-cell office:value-type="float" office:value="48.793" calcext:value-type="float">
            <text:p>48,793</text:p>
          </table:table-cell>
          <table:table-cell office:value-type="float" office:value="49.483" calcext:value-type="float">
            <text:p>49,483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69" calcext:value-type="float">
            <text:p>50,69</text:p>
          </table:table-cell>
          <table:table-cell office:value-type="float" office:value="48.621" calcext:value-type="float">
            <text:p>48,621</text:p>
          </table:table-cell>
          <table:table-cell office:value-type="float" office:value="48.793" calcext:value-type="float">
            <text:p>48,793</text:p>
          </table:table-cell>
          <table:table-cell office:value-type="float" office:value="49.828" calcext:value-type="float">
            <text:p>49,828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" calcext:value-type="float">
            <text:p>50</text:p>
          </table:table-cell>
          <table:table-cell office:value-type="float" office:value="49.828" calcext:value-type="float">
            <text:p>49,828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</table:table-row>
        <table:table-row table:style-name="ro1">
          <table:table-cell office:value-type="float" office:value="49.138" calcext:value-type="float">
            <text:p>49,138</text:p>
          </table:table-cell>
          <table:table-cell office:value-type="float" office:value="48.621" calcext:value-type="float">
            <text:p>48,621</text:p>
          </table:table-cell>
          <table:table-cell office:value-type="float" office:value="49.138" calcext:value-type="float">
            <text:p>49,138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103" calcext:value-type="float">
            <text:p>48,103</text:p>
          </table:table-cell>
          <table:table-cell office:value-type="float" office:value="48.793" calcext:value-type="float">
            <text:p>48,793</text:p>
          </table:table-cell>
          <table:table-cell office:value-type="float" office:value="49.483" calcext:value-type="float">
            <text:p>49,483</text:p>
          </table:table-cell>
          <table:table-cell office:value-type="float" office:value="50.172" calcext:value-type="float">
            <text:p>50,172</text:p>
          </table:table-cell>
          <table:table-cell office:value-type="float" office:value="51.207" calcext:value-type="float">
            <text:p>51,207</text:p>
          </table:table-cell>
          <table:table-cell office:value-type="float" office:value="48.966" calcext:value-type="float">
            <text:p>48,966</text:p>
          </table:table-cell>
          <table:table-cell office:value-type="float" office:value="49.138" calcext:value-type="float">
            <text:p>49,138</text:p>
          </table:table-cell>
          <table:table-cell office:value-type="float" office:value="50.172" calcext:value-type="float">
            <text:p>50,172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138" calcext:value-type="float">
            <text:p>49,138</text:p>
          </table:table-cell>
          <table:table-cell table:number-columns-repeated="2" office:value-type="float" office:value="50.172" calcext:value-type="float">
            <text:p>50,172</text:p>
          </table:table-cell>
          <table:table-cell office:value-type="float" office:value="50" calcext:value-type="float">
            <text:p>50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</table:table-row>
        <table:table-row table:style-name="ro1">
          <table:table-cell office:value-type="float" office:value="49.138" calcext:value-type="float">
            <text:p>49,138</text:p>
          </table:table-cell>
          <table:table-cell office:value-type="float" office:value="48.276" calcext:value-type="float">
            <text:p>48,276</text:p>
          </table:table-cell>
          <table:table-cell table:number-columns-repeated="2" office:value-type="float" office:value="48.966" calcext:value-type="float">
            <text:p>48,966</text:p>
          </table:table-cell>
          <table:table-cell office:value-type="float" office:value="48.276" calcext:value-type="float">
            <text:p>48,276</text:p>
          </table:table-cell>
          <table:table-cell office:value-type="float" office:value="48.966" calcext:value-type="float">
            <text:p>48,966</text:p>
          </table:table-cell>
          <table:table-cell office:value-type="float" office:value="50.172" calcext:value-type="float">
            <text:p>50,172</text:p>
          </table:table-cell>
          <table:table-cell office:value-type="float" office:value="49.483" calcext:value-type="float">
            <text:p>49,483</text:p>
          </table:table-cell>
          <table:table-cell office:value-type="float" office:value="51.207" calcext:value-type="float">
            <text:p>51,207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828" calcext:value-type="float">
            <text:p>49,828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49.828" calcext:value-type="float">
            <text:p>49,828</text:p>
          </table:table-cell>
          <table:table-cell table:number-columns-repeated="2"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897" calcext:value-type="float">
            <text:p>51,897</text:p>
          </table:table-cell>
          <table:table-cell office:value-type="float" office:value="51.724" calcext:value-type="float">
            <text:p>51,724</text:p>
          </table:table-cell>
          <table:table-cell table:number-columns-repeated="2"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49.138" calcext:value-type="float">
            <text:p>49,138</text:p>
          </table:table-cell>
          <table:table-cell office:value-type="float" office:value="48.276" calcext:value-type="float">
            <text:p>48,276</text:p>
          </table:table-cell>
          <table:table-cell table:number-columns-repeated="2" office:value-type="float" office:value="48.793" calcext:value-type="float">
            <text:p>48,793</text:p>
          </table:table-cell>
          <table:table-cell office:value-type="float" office:value="48.103" calcext:value-type="float">
            <text:p>48,103</text:p>
          </table:table-cell>
          <table:table-cell office:value-type="float" office:value="48.966" calcext:value-type="float">
            <text:p>48,966</text:p>
          </table:table-cell>
          <table:table-cell office:value-type="float" office:value="50.172" calcext:value-type="float">
            <text:p>50,172</text:p>
          </table:table-cell>
          <table:table-cell office:value-type="float" office:value="48.966" calcext:value-type="float">
            <text:p>48,966</text:p>
          </table:table-cell>
          <table:table-cell office:value-type="float" office:value="51.207" calcext:value-type="float">
            <text:p>51,207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828" calcext:value-type="float">
            <text:p>49,828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49.828" calcext:value-type="float">
            <text:p>49,828</text:p>
          </table:table-cell>
          <table:table-cell table:number-columns-repeated="2"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552" calcext:value-type="float">
            <text:p>51,552</text:p>
          </table:table-cell>
          <table:table-cell office:value-type="float" office:value="51.897" calcext:value-type="float">
            <text:p>51,897</text:p>
          </table:table-cell>
          <table:table-cell office:value-type="float" office:value="51.724" calcext:value-type="float">
            <text:p>51,724</text:p>
          </table:table-cell>
          <table:table-cell table:number-columns-repeated="2"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48.966" calcext:value-type="float">
            <text:p>48,966</text:p>
          </table:table-cell>
          <table:table-cell office:value-type="float" office:value="48.621" calcext:value-type="float">
            <text:p>48,621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621" calcext:value-type="float">
            <text:p>48,621</text:p>
          </table:table-cell>
          <table:table-cell office:value-type="float" office:value="47.931" calcext:value-type="float">
            <text:p>47,931</text:p>
          </table:table-cell>
          <table:table-cell office:value-type="float" office:value="48.966" calcext:value-type="float">
            <text:p>48,966</text:p>
          </table:table-cell>
          <table:table-cell office:value-type="float" office:value="50.517" calcext:value-type="float">
            <text:p>50,517</text:p>
          </table:table-cell>
          <table:table-cell office:value-type="float" office:value="48.966" calcext:value-type="float">
            <text:p>48,966</text:p>
          </table:table-cell>
          <table:table-cell office:value-type="float" office:value="51.207" calcext:value-type="float">
            <text:p>51,207</text:p>
          </table:table-cell>
          <table:table-cell office:value-type="float" office:value="49.483" calcext:value-type="float">
            <text:p>49,483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49.828" calcext:value-type="float">
            <text:p>49,828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172" calcext:value-type="float">
            <text:p>50,172</text:p>
          </table:table-cell>
          <table:table-cell office:value-type="float" office:value="51.552" calcext:value-type="float">
            <text:p>51,552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table:number-columns-repeated="2"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48.793" calcext:value-type="float">
            <text:p>48,793</text:p>
          </table:table-cell>
          <table:table-cell office:value-type="float" office:value="48.621" calcext:value-type="float">
            <text:p>48,621</text:p>
          </table:table-cell>
          <table:table-cell table:number-columns-repeated="2" office:value-type="float" office:value="48.448" calcext:value-type="float">
            <text:p>48,448</text:p>
          </table:table-cell>
          <table:table-cell office:value-type="float" office:value="47.759" calcext:value-type="float">
            <text:p>47,759</text:p>
          </table:table-cell>
          <table:table-cell office:value-type="float" office:value="48.793" calcext:value-type="float">
            <text:p>48,793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517" calcext:value-type="float">
            <text:p>50,517</text:p>
          </table:table-cell>
          <table:table-cell office:value-type="float" office:value="51.897" calcext:value-type="float">
            <text:p>51,897</text:p>
          </table:table-cell>
          <table:table-cell office:value-type="float" office:value="49.828" calcext:value-type="float">
            <text:p>49,828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345" calcext:value-type="float">
            <text:p>50,345</text:p>
          </table:table-cell>
          <table:table-cell office:value-type="float" office:value="49.655" calcext:value-type="float">
            <text:p>49,655</text:p>
          </table:table-cell>
          <table:table-cell office:value-type="float" office:value="50" calcext:value-type="float">
            <text:p>50</text:p>
          </table:table-cell>
          <table:table-cell office:value-type="float" office:value="50.69" calcext:value-type="float">
            <text:p>50,69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48.793" calcext:value-type="float">
            <text:p>48,793</text:p>
          </table:table-cell>
          <table:table-cell table:number-columns-repeated="2" office:value-type="float" office:value="48.448" calcext:value-type="float">
            <text:p>48,448</text:p>
          </table:table-cell>
          <table:table-cell office:value-type="float" office:value="48.621" calcext:value-type="float">
            <text:p>48,621</text:p>
          </table:table-cell>
          <table:table-cell office:value-type="float" office:value="48.966" calcext:value-type="float">
            <text:p>48,966</text:p>
          </table:table-cell>
          <table:table-cell office:value-type="float" office:value="49.828" calcext:value-type="float">
            <text:p>49,828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" calcext:value-type="float">
            <text:p>50</text:p>
          </table:table-cell>
          <table:table-cell office:value-type="float" office:value="50.69" calcext:value-type="float">
            <text:p>50,69</text:p>
          </table:table-cell>
          <table:table-cell table:number-columns-repeated="2" office:value-type="float" office:value="51.207" calcext:value-type="float">
            <text:p>51,207</text:p>
          </table:table-cell>
          <table:table-cell office:value-type="float" office:value="50.345" calcext:value-type="float">
            <text:p>50,345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69" calcext:value-type="float">
            <text:p>50,69</text:p>
          </table:table-cell>
        </table:table-row>
        <table:table-row table:style-name="ro1">
          <table:table-cell office:value-type="float" office:value="48.966" calcext:value-type="float">
            <text:p>48,966</text:p>
          </table:table-cell>
          <table:table-cell table:number-columns-repeated="2" office:value-type="float" office:value="47.931" calcext:value-type="float">
            <text:p>47,931</text:p>
          </table:table-cell>
          <table:table-cell office:value-type="float" office:value="48.103" calcext:value-type="float">
            <text:p>48,103</text:p>
          </table:table-cell>
          <table:table-cell office:value-type="float" office:value="48.448" calcext:value-type="float">
            <text:p>48,448</text:p>
          </table:table-cell>
          <table:table-cell office:value-type="float" office:value="49.655" calcext:value-type="float">
            <text:p>49,655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" calcext:value-type="float">
            <text:p>50</text:p>
          </table:table-cell>
          <table:table-cell office:value-type="float" office:value="50.69" calcext:value-type="float">
            <text:p>50,69</text:p>
          </table:table-cell>
          <table:table-cell table:number-columns-repeated="2" office:value-type="float" office:value="51.207" calcext:value-type="float">
            <text:p>51,207</text:p>
          </table:table-cell>
          <table:table-cell office:value-type="float" office:value="50.345" calcext:value-type="float">
            <text:p>50,345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0.517" calcext:value-type="float">
            <text:p>50,517</text:p>
          </table:table-cell>
          <table:table-cell table:number-columns-repeated="2" office:value-type="float" office:value="50.345" calcext:value-type="float">
            <text:p>50,345</text:p>
          </table:table-cell>
          <table:table-cell office:value-type="float" office:value="50.517" calcext:value-type="float">
            <text:p>50,517</text:p>
          </table:table-cell>
        </table:table-row>
        <table:table-row table:style-name="ro1">
          <table:table-cell office:value-type="float" office:value="48.793" calcext:value-type="float">
            <text:p>48,793</text:p>
          </table:table-cell>
          <table:table-cell office:value-type="float" office:value="48.276" calcext:value-type="float">
            <text:p>48,276</text:p>
          </table:table-cell>
          <table:table-cell office:value-type="float" office:value="48.448" calcext:value-type="float">
            <text:p>48,448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276" calcext:value-type="float">
            <text:p>48,276</text:p>
          </table:table-cell>
          <table:table-cell office:value-type="float" office:value="49.31" calcext:value-type="float">
            <text:p>49,31</text:p>
          </table:table-cell>
          <table:table-cell office:value-type="float" office:value="50.172" calcext:value-type="float">
            <text:p>50,172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172" calcext:value-type="float">
            <text:p>50,172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207" calcext:value-type="float">
            <text:p>51,207</text:p>
          </table:table-cell>
          <table:table-cell office:value-type="float" office:value="50.69" calcext:value-type="float">
            <text:p>50,69</text:p>
          </table:table-cell>
          <table:table-cell office:value-type="float" office:value="50.345" calcext:value-type="float">
            <text:p>50,345</text:p>
          </table:table-cell>
          <table:table-cell office:value-type="float" office:value="51.034" calcext:value-type="float">
            <text:p>51,034</text:p>
          </table:table-cell>
          <table:table-cell table:number-columns-repeated="2" office:value-type="float" office:value="51.379" calcext:value-type="float">
            <text:p>51,379</text:p>
          </table:table-cell>
          <table:table-cell office:value-type="float" office:value="50.517" calcext:value-type="float">
            <text:p>50,517</text:p>
          </table:table-cell>
          <table:table-cell table:number-columns-repeated="2" office:value-type="float" office:value="50.862" calcext:value-type="float">
            <text:p>50,862</text:p>
          </table:table-cell>
          <table:table-cell office:value-type="float" office:value="50.69" calcext:value-type="float">
            <text:p>50,69</text:p>
          </table:table-cell>
          <table:table-cell table:number-columns-repeated="2"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</table:table-row>
        <table:table-row table:style-name="ro1">
          <table:table-cell office:value-type="float" office:value="48.793" calcext:value-type="float">
            <text:p>48,793</text:p>
          </table:table-cell>
          <table:table-cell office:value-type="float" office:value="48.103" calcext:value-type="float">
            <text:p>48,103</text:p>
          </table:table-cell>
          <table:table-cell office:value-type="float" office:value="48.276" calcext:value-type="float">
            <text:p>48,276</text:p>
          </table:table-cell>
          <table:table-cell office:value-type="float" office:value="48.621" calcext:value-type="float">
            <text:p>48,621</text:p>
          </table:table-cell>
          <table:table-cell office:value-type="float" office:value="48.103" calcext:value-type="float">
            <text:p>48,103</text:p>
          </table:table-cell>
          <table:table-cell office:value-type="float" office:value="48.966" calcext:value-type="float">
            <text:p>48,966</text:p>
          </table:table-cell>
          <table:table-cell office:value-type="float" office:value="50" calcext:value-type="float">
            <text:p>50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379" calcext:value-type="float">
            <text:p>51,379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2" office:value-type="float" office:value="51.379" calcext:value-type="float">
            <text:p>51,379</text:p>
          </table:table-cell>
          <table:table-cell office:value-type="float" office:value="51.724" calcext:value-type="float">
            <text:p>51,724</text:p>
          </table:table-cell>
          <table:table-cell office:value-type="float" office:value="51.552" calcext:value-type="float">
            <text:p>51,552</text:p>
          </table:table-cell>
          <table:table-cell table:number-columns-repeated="2" office:value-type="float" office:value="51.724" calcext:value-type="float">
            <text:p>51,724</text:p>
          </table:table-cell>
          <table:table-cell office:value-type="float" office:value="51.897" calcext:value-type="float">
            <text:p>51,897</text:p>
          </table:table-cell>
        </table:table-row>
        <table:table-row table:style-name="ro1">
          <table:table-cell office:value-type="float" office:value="49.138" calcext:value-type="float">
            <text:p>49,138</text:p>
          </table:table-cell>
          <table:table-cell office:value-type="float" office:value="48.448" calcext:value-type="float">
            <text:p>48,448</text:p>
          </table:table-cell>
          <table:table-cell office:value-type="float" office:value="48.621" calcext:value-type="float">
            <text:p>48,621</text:p>
          </table:table-cell>
          <table:table-cell office:value-type="float" office:value="48.793" calcext:value-type="float">
            <text:p>48,793</text:p>
          </table:table-cell>
          <table:table-cell office:value-type="float" office:value="48.448" calcext:value-type="float">
            <text:p>48,448</text:p>
          </table:table-cell>
          <table:table-cell office:value-type="float" office:value="49.31" calcext:value-type="float">
            <text:p>49,31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517" calcext:value-type="float">
            <text:p>50,517</text:p>
          </table:table-cell>
          <table:table-cell office:value-type="float" office:value="50.172" calcext:value-type="float">
            <text:p>50,172</text:p>
          </table:table-cell>
          <table:table-cell office:value-type="float" office:value="50.517" calcext:value-type="float">
            <text:p>50,517</text:p>
          </table:table-cell>
          <table:table-cell table:number-columns-repeated="2" office:value-type="float" office:value="50.69" calcext:value-type="float">
            <text:p>50,69</text:p>
          </table:table-cell>
          <table:table-cell table:number-columns-repeated="2" office:value-type="float" office:value="50.862" calcext:value-type="float">
            <text:p>50,862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034" calcext:value-type="float">
            <text:p>51,034</text:p>
          </table:table-cell>
          <table:table-cell table:number-columns-repeated="2" office:value-type="float" office:value="51.207" calcext:value-type="float">
            <text:p>51,207</text:p>
          </table:table-cell>
          <table:table-cell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48.966" calcext:value-type="float">
            <text:p>48,966</text:p>
          </table:table-cell>
          <table:table-cell office:value-type="float" office:value="48.276" calcext:value-type="float">
            <text:p>48,276</text:p>
          </table:table-cell>
          <table:table-cell office:value-type="float" office:value="48.966" calcext:value-type="float">
            <text:p>48,966</text:p>
          </table:table-cell>
          <table:table-cell office:value-type="float" office:value="49.31" calcext:value-type="float">
            <text:p>49,31</text:p>
          </table:table-cell>
          <table:table-cell office:value-type="float" office:value="47.931" calcext:value-type="float">
            <text:p>47,931</text:p>
          </table:table-cell>
          <table:table-cell office:value-type="float" office:value="48.793" calcext:value-type="float">
            <text:p>48,793</text:p>
          </table:table-cell>
          <table:table-cell office:value-type="float" office:value="49.31" calcext:value-type="float">
            <text:p>49,31</text:p>
          </table:table-cell>
          <table:table-cell office:value-type="float" office:value="50" calcext:value-type="float">
            <text:p>50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50.517" calcext:value-type="float">
            <text:p>50,517</text:p>
          </table:table-cell>
          <table:table-cell table:number-columns-repeated="2" office:value-type="float" office:value="50.69" calcext:value-type="float">
            <text:p>50,69</text:p>
          </table:table-cell>
          <table:table-cell table:number-columns-repeated="2" office:value-type="float" office:value="50.862" calcext:value-type="float">
            <text:p>50,862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table:number-columns-repeated="3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48.793" calcext:value-type="float">
            <text:p>48,793</text:p>
          </table:table-cell>
          <table:table-cell office:value-type="float" office:value="47.931" calcext:value-type="float">
            <text:p>47,931</text:p>
          </table:table-cell>
          <table:table-cell office:value-type="float" office:value="49.31" calcext:value-type="float">
            <text:p>49,31</text:p>
          </table:table-cell>
          <table:table-cell office:value-type="float" office:value="48.966" calcext:value-type="float">
            <text:p>48,966</text:p>
          </table:table-cell>
          <table:table-cell office:value-type="float" office:value="47.931" calcext:value-type="float">
            <text:p>47,931</text:p>
          </table:table-cell>
          <table:table-cell office:value-type="float" office:value="48.793" calcext:value-type="float">
            <text:p>48,793</text:p>
          </table:table-cell>
          <table:table-cell office:value-type="float" office:value="49.31" calcext:value-type="float">
            <text:p>49,31</text:p>
          </table:table-cell>
          <table:table-cell office:value-type="float" office:value="50" calcext:value-type="float">
            <text:p>50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table:number-columns-repeated="2" office:value-type="float" office:value="50.517" calcext:value-type="float">
            <text:p>50,517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table:number-columns-repeated="3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48.966" calcext:value-type="float">
            <text:p>48,966</text:p>
          </table:table-cell>
          <table:table-cell office:value-type="float" office:value="48.448" calcext:value-type="float">
            <text:p>48,448</text:p>
          </table:table-cell>
          <table:table-cell office:value-type="float" office:value="50" calcext:value-type="float">
            <text:p>50</text:p>
          </table:table-cell>
          <table:table-cell office:value-type="float" office:value="49.31" calcext:value-type="float">
            <text:p>49,31</text:p>
          </table:table-cell>
          <table:table-cell office:value-type="float" office:value="48.793" calcext:value-type="float">
            <text:p>48,793</text:p>
          </table:table-cell>
          <table:table-cell office:value-type="float" office:value="49.31" calcext:value-type="float">
            <text:p>49,31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655" calcext:value-type="float">
            <text:p>49,655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207" calcext:value-type="float">
            <text:p>51,207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1.207" calcext:value-type="float">
            <text:p>51,207</text:p>
          </table:table-cell>
          <table:table-cell table:number-columns-repeated="2" office:value-type="float" office:value="51.379" calcext:value-type="float">
            <text:p>51,379</text:p>
          </table:table-cell>
          <table:table-cell table:number-columns-repeated="3" office:value-type="float" office:value="51.552" calcext:value-type="float">
            <text:p>51,552</text:p>
          </table:table-cell>
          <table:table-cell table:number-columns-repeated="4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49.138" calcext:value-type="float">
            <text:p>49,138</text:p>
          </table:table-cell>
          <table:table-cell office:value-type="float" office:value="49.31" calcext:value-type="float">
            <text:p>49,3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.31" calcext:value-type="float">
            <text:p>49,31</text:p>
          </table:table-cell>
          <table:table-cell office:value-type="float" office:value="49.828" calcext:value-type="float">
            <text:p>49,828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  <table:table-cell table:number-columns-repeated="2" office:value-type="float" office:value="50.862" calcext:value-type="float">
            <text:p>50,862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1.552" calcext:value-type="float">
            <text:p>51,552</text:p>
          </table:table-cell>
          <table:table-cell table:number-columns-repeated="3" office:value-type="float" office:value="51.724" calcext:value-type="float">
            <text:p>51,724</text:p>
          </table:table-cell>
          <table:table-cell table:number-columns-repeated="4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49.828" calcext:value-type="float">
            <text:p>49,828</text:p>
          </table:table-cell>
          <table:table-cell office:value-type="float" office:value="49.31" calcext:value-type="float">
            <text:p>49,31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138" calcext:value-type="float">
            <text:p>49,138</text:p>
          </table:table-cell>
          <table:table-cell office:value-type="float" office:value="49.31" calcext:value-type="float">
            <text:p>49,31</text:p>
          </table:table-cell>
          <table:table-cell office:value-type="float" office:value="50.345" calcext:value-type="float">
            <text:p>50,345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1.552" calcext:value-type="float">
            <text:p>51,552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207" calcext:value-type="float">
            <text:p>51,207</text:p>
          </table:table-cell>
          <table:table-cell table:number-columns-repeated="2" office:value-type="float" office:value="51.034" calcext:value-type="float">
            <text:p>51,034</text:p>
          </table:table-cell>
          <table:table-cell office:value-type="float" office:value="51.552" calcext:value-type="float">
            <text:p>51,552</text:p>
          </table:table-cell>
          <table:table-cell table:number-columns-repeated="5" office:value-type="float" office:value="51.724" calcext:value-type="float">
            <text:p>51,724</text:p>
          </table:table-cell>
          <table:table-cell table:number-columns-repeated="4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1.207" calcext:value-type="float">
            <text:p>51,207</text:p>
          </table:table-cell>
          <table:table-cell office:value-type="float" office:value="49.483" calcext:value-type="float">
            <text:p>49,483</text:p>
          </table:table-cell>
          <table:table-cell office:value-type="float" office:value="49.828" calcext:value-type="float">
            <text:p>49,828</text:p>
          </table:table-cell>
          <table:table-cell office:value-type="float" office:value="49.655" calcext:value-type="float">
            <text:p>49,655</text:p>
          </table:table-cell>
          <table:table-cell office:value-type="float" office:value="49.31" calcext:value-type="float">
            <text:p>49,31</text:p>
          </table:table-cell>
          <table:table-cell office:value-type="float" office:value="50.345" calcext:value-type="float">
            <text:p>50,345</text:p>
          </table:table-cell>
          <table:table-cell table:number-columns-repeated="2" office:value-type="float" office:value="50.69" calcext:value-type="float">
            <text:p>50,69</text:p>
          </table:table-cell>
          <table:table-cell office:value-type="float" office:value="51.552" calcext:value-type="float">
            <text:p>51,552</text:p>
          </table:table-cell>
          <table:table-cell table:number-columns-repeated="2" office:value-type="float" office:value="51.034" calcext:value-type="float">
            <text:p>51,034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379" calcext:value-type="float">
            <text:p>51,379</text:p>
          </table:table-cell>
          <table:table-cell table:number-columns-repeated="10" office:value-type="float" office:value="51.552" calcext:value-type="float">
            <text:p>51,552</text:p>
          </table:table-cell>
        </table:table-row>
        <table:table-row table:style-name="ro1">
          <table:table-cell office:value-type="float" office:value="51.034" calcext:value-type="float">
            <text:p>51,034</text:p>
          </table:table-cell>
          <table:table-cell office:value-type="float" office:value="50.345" calcext:value-type="float">
            <text:p>50,345</text:p>
          </table:table-cell>
          <table:table-cell table:number-columns-repeated="3" office:value-type="float" office:value="49.655" calcext:value-type="float">
            <text:p>49,655</text:p>
          </table:table-cell>
          <table:table-cell office:value-type="float" office:value="50.69" calcext:value-type="float">
            <text:p>50,69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517" calcext:value-type="float">
            <text:p>50,517</text:p>
          </table:table-cell>
          <table:table-cell table:number-columns-repeated="2" office:value-type="float" office:value="51.034" calcext:value-type="float">
            <text:p>51,034</text:p>
          </table:table-cell>
          <table:table-cell office:value-type="float" office:value="51.207" calcext:value-type="float">
            <text:p>51,207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207" calcext:value-type="float">
            <text:p>51,207</text:p>
          </table:table-cell>
          <table:table-cell table:number-columns-repeated="10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1.207" calcext:value-type="float">
            <text:p>51,207</text:p>
          </table:table-cell>
          <table:table-cell office:value-type="float" office:value="51.379" calcext:value-type="float">
            <text:p>51,379</text:p>
          </table:table-cell>
          <table:table-cell office:value-type="float" office:value="50.345" calcext:value-type="float">
            <text:p>50,345</text:p>
          </table:table-cell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724" calcext:value-type="float">
            <text:p>51,724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0.517" calcext:value-type="float">
            <text:p>50,517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10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0.69" calcext:value-type="float">
            <text:p>50,69</text:p>
          </table:table-cell>
          <table:table-cell office:value-type="float" office:value="50.862" calcext:value-type="float">
            <text:p>50,862</text:p>
          </table:table-cell>
          <table:table-cell office:value-type="float" office:value="50.345" calcext:value-type="float">
            <text:p>50,345</text:p>
          </table:table-cell>
          <table:table-cell office:value-type="float" office:value="51.034" calcext:value-type="float">
            <text:p>51,034</text:p>
          </table:table-cell>
          <table:table-cell office:value-type="float" office:value="50.862" calcext:value-type="float">
            <text:p>50,862</text:p>
          </table:table-cell>
          <table:table-cell office:value-type="float" office:value="51.724" calcext:value-type="float">
            <text:p>51,724</text:p>
          </table:table-cell>
          <table:table-cell office:value-type="float" office:value="51.897" calcext:value-type="float">
            <text:p>51,897</text:p>
          </table:table-cell>
          <table:table-cell table:number-columns-repeated="3" office:value-type="float" office:value="51.034" calcext:value-type="float">
            <text:p>51,034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10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" office:value-type="float" office:value="50.69" calcext:value-type="float">
            <text:p>50,69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034" calcext:value-type="float">
            <text:p>51,034</text:p>
          </table:table-cell>
          <table:table-cell office:value-type="float" office:value="51.724" calcext:value-type="float">
            <text:p>51,724</text:p>
          </table:table-cell>
          <table:table-cell table:number-columns-repeated="2"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table:number-columns-repeated="2" office:value-type="float" office:value="51.034" calcext:value-type="float">
            <text:p>51,034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10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0.345" calcext:value-type="float">
            <text:p>50,345</text:p>
          </table:table-cell>
          <table:table-cell office:value-type="float" office:value="51.724" calcext:value-type="float">
            <text:p>51,724</text:p>
          </table:table-cell>
          <table:table-cell office:value-type="float" office:value="52.069" calcext:value-type="float">
            <text:p>52,069</text:p>
          </table:table-cell>
          <table:table-cell table:number-columns-repeated="2" office:value-type="float" office:value="51.724" calcext:value-type="float">
            <text:p>51,724</text:p>
          </table:table-cell>
          <table:table-cell table:number-columns-repeated="2"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table:number-columns-repeated="2" office:value-type="float" office:value="50.862" calcext:value-type="float">
            <text:p>50,862</text:p>
          </table:table-cell>
          <table:table-cell office:value-type="float" office:value="51.207" calcext:value-type="float">
            <text:p>51,207</text:p>
          </table:table-cell>
          <table:table-cell office:value-type="float" office:value="51.379" calcext:value-type="float">
            <text:p>51,379</text:p>
          </table:table-cell>
          <table:table-cell table:number-columns-repeated="2" office:value-type="float" office:value="51.207" calcext:value-type="float">
            <text:p>51,207</text:p>
          </table:table-cell>
          <table:table-cell table:number-columns-repeated="10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0.517" calcext:value-type="float">
            <text:p>50,517</text:p>
          </table:table-cell>
          <table:table-cell office:value-type="float" office:value="52.241" calcext:value-type="float">
            <text:p>52,241</text:p>
          </table:table-cell>
          <table:table-cell office:value-type="float" office:value="52.069" calcext:value-type="float">
            <text:p>52,069</text:p>
          </table:table-cell>
          <table:table-cell table:number-columns-repeated="2" office:value-type="float" office:value="51.724" calcext:value-type="float">
            <text:p>51,724</text:p>
          </table:table-cell>
          <table:table-cell table:number-columns-repeated="2"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table:number-columns-repeated="2" office:value-type="float" office:value="51.034" calcext:value-type="float">
            <text:p>51,034</text:p>
          </table:table-cell>
          <table:table-cell table:number-columns-repeated="14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1.034" calcext:value-type="float">
            <text:p>51,034</text:p>
          </table:table-cell>
          <table:table-cell table:number-columns-repeated="2" office:value-type="float" office:value="52.069" calcext:value-type="float">
            <text:p>52,069</text:p>
          </table:table-cell>
          <table:table-cell table:number-columns-repeated="2" office:value-type="float" office:value="51.034" calcext:value-type="float">
            <text:p>51,034</text:p>
          </table:table-cell>
          <table:table-cell table:number-columns-repeated="2" office:value-type="float" office:value="51.379" calcext:value-type="float">
            <text:p>51,379</text:p>
          </table:table-cell>
          <table:table-cell office:value-type="float" office:value="51.207" calcext:value-type="float">
            <text:p>51,207</text:p>
          </table:table-cell>
          <table:table-cell table:number-columns-repeated="16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724" calcext:value-type="float">
            <text:p>51,724</text:p>
          </table:table-cell>
          <table:table-cell table:number-columns-repeated="21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1.552" calcext:value-type="float">
            <text:p>51,552</text:p>
          </table:table-cell>
          <table:table-cell office:value-type="float" office:value="51.379" calcext:value-type="float">
            <text:p>51,379</text:p>
          </table:table-cell>
          <table:table-cell office:value-type="float" office:value="51.724" calcext:value-type="float">
            <text:p>51,724</text:p>
          </table:table-cell>
          <table:table-cell table:number-columns-repeated="4" office:value-type="float" office:value="51.207" calcext:value-type="float">
            <text:p>51,207</text:p>
          </table:table-cell>
          <table:table-cell table:number-columns-repeated="17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1.379" calcext:value-type="float">
            <text:p>51,379</text:p>
          </table:table-cell>
          <table:table-cell office:value-type="float" office:value="51.724" calcext:value-type="float">
            <text:p>51,724</text:p>
          </table:table-cell>
          <table:table-cell table:number-columns-repeated="5" office:value-type="float" office:value="51.207" calcext:value-type="float">
            <text:p>51,207</text:p>
          </table:table-cell>
          <table:table-cell table:number-columns-repeated="17" office:value-type="float" office:value="51.379" calcext:value-type="float">
            <text:p>51,379</text:p>
          </table:table-cell>
        </table:table-row>
        <table:table-row table:style-name="ro1">
          <table:table-cell office:value-type="float" office:value="51.724" calcext:value-type="float">
            <text:p>51,724</text:p>
          </table:table-cell>
          <table:table-cell table:number-columns-repeated="6" office:value-type="float" office:value="51.207" calcext:value-type="float">
            <text:p>51,207</text:p>
          </table:table-cell>
          <table:table-cell table:number-columns-repeated="17" office:value-type="float" office:value="51.379" calcext:value-type="float">
            <text:p>51,379</text:p>
          </table:table-cell>
        </table:table-row>
        <table:table-row table:style-name="ro1">
          <table:table-cell table:number-columns-repeated="5" office:value-type="float" office:value="51.207" calcext:value-type="float">
            <text:p>51,207</text:p>
          </table:table-cell>
          <table:table-cell table:number-columns-repeated="19" office:value-type="float" office:value="51.379" calcext:value-type="float">
            <text:p>51,379</text:p>
          </table:table-cell>
        </table:table-row>
        <table:table-row table:style-name="ro1">
          <table:table-cell table:number-columns-repeated="5" office:value-type="float" office:value="51.207" calcext:value-type="float">
            <text:p>51,207</text:p>
          </table:table-cell>
          <table:table-cell table:number-columns-repeated="19" office:value-type="float" office:value="51.379" calcext:value-type="float">
            <text:p>51,379</text:p>
          </table:table-cell>
        </table:table-row>
        <table:table-row table:style-name="ro1">
          <table:table-cell table:number-columns-repeated="5" office:value-type="float" office:value="51.207" calcext:value-type="float">
            <text:p>51,207</text:p>
          </table:table-cell>
          <table:table-cell table:number-columns-repeated="19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 office:value-type="float" office:value="51.379" calcext:value-type="float">
            <text:p>51,37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5.558" calcext:value-type="float">
            <text:p>45,558</text:p>
          </table:table-cell>
          <table:table-cell office:value-type="float" office:value="44.612" calcext:value-type="float">
            <text:p>44,612</text:p>
          </table:table-cell>
          <table:table-cell office:value-type="float" office:value="44.045" calcext:value-type="float">
            <text:p>44,045</text:p>
          </table:table-cell>
          <table:table-cell office:value-type="float" office:value="41.966" calcext:value-type="float">
            <text:p>41,966</text:p>
          </table:table-cell>
          <table:table-cell office:value-type="float" office:value="44.423" calcext:value-type="float">
            <text:p>44,423</text:p>
          </table:table-cell>
          <table:table-cell office:value-type="float" office:value="43.289" calcext:value-type="float">
            <text:p>43,289</text:p>
          </table:table-cell>
          <table:table-cell office:value-type="float" office:value="41.966" calcext:value-type="float">
            <text:p>41,966</text:p>
          </table:table-cell>
          <table:table-cell office:value-type="float" office:value="42.722" calcext:value-type="float">
            <text:p>42,722</text:p>
          </table:table-cell>
          <table:table-cell office:value-type="float" office:value="43.478" calcext:value-type="float">
            <text:p>43,478</text:p>
          </table:table-cell>
          <table:table-cell office:value-type="float" office:value="44.234" calcext:value-type="float">
            <text:p>44,234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881" calcext:value-type="float">
            <text:p>46,881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558" calcext:value-type="float">
            <text:p>45,558</text:p>
          </table:table-cell>
          <table:table-cell table:number-columns-repeated="2" office:value-type="float" office:value="45.18" calcext:value-type="float">
            <text:p>45,18</text:p>
          </table:table-cell>
          <table:table-cell office:value-type="float" office:value="44.991" calcext:value-type="float">
            <text:p>44,991</text:p>
          </table:table-cell>
          <table:table-cell office:value-type="float" office:value="44.045" calcext:value-type="float">
            <text:p>44,045</text:p>
          </table:table-cell>
          <table:table-cell office:value-type="float" office:value="44.234" calcext:value-type="float">
            <text:p>44,234</text:p>
          </table:table-cell>
          <table:table-cell table:number-columns-repeated="2" office:value-type="float" office:value="43.667" calcext:value-type="float">
            <text:p>43,667</text:p>
          </table:table-cell>
        </table:table-row>
        <table:table-row table:style-name="ro1">
          <table:table-cell office:value-type="float" office:value="45.558" calcext:value-type="float">
            <text:p>45,558</text:p>
          </table:table-cell>
          <table:table-cell office:value-type="float" office:value="44.612" calcext:value-type="float">
            <text:p>44,612</text:p>
          </table:table-cell>
          <table:table-cell office:value-type="float" office:value="44.045" calcext:value-type="float">
            <text:p>44,045</text:p>
          </table:table-cell>
          <table:table-cell office:value-type="float" office:value="41.966" calcext:value-type="float">
            <text:p>41,966</text:p>
          </table:table-cell>
          <table:table-cell office:value-type="float" office:value="44.423" calcext:value-type="float">
            <text:p>44,423</text:p>
          </table:table-cell>
          <table:table-cell office:value-type="float" office:value="43.289" calcext:value-type="float">
            <text:p>43,289</text:p>
          </table:table-cell>
          <table:table-cell office:value-type="float" office:value="41.966" calcext:value-type="float">
            <text:p>41,966</text:p>
          </table:table-cell>
          <table:table-cell office:value-type="float" office:value="42.722" calcext:value-type="float">
            <text:p>42,722</text:p>
          </table:table-cell>
          <table:table-cell office:value-type="float" office:value="43.478" calcext:value-type="float">
            <text:p>43,478</text:p>
          </table:table-cell>
          <table:table-cell office:value-type="float" office:value="44.234" calcext:value-type="float">
            <text:p>44,234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881" calcext:value-type="float">
            <text:p>46,881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558" calcext:value-type="float">
            <text:p>45,558</text:p>
          </table:table-cell>
          <table:table-cell table:number-columns-repeated="2" office:value-type="float" office:value="45.18" calcext:value-type="float">
            <text:p>45,18</text:p>
          </table:table-cell>
          <table:table-cell office:value-type="float" office:value="44.991" calcext:value-type="float">
            <text:p>44,991</text:p>
          </table:table-cell>
          <table:table-cell office:value-type="float" office:value="44.045" calcext:value-type="float">
            <text:p>44,045</text:p>
          </table:table-cell>
          <table:table-cell office:value-type="float" office:value="44.234" calcext:value-type="float">
            <text:p>44,234</text:p>
          </table:table-cell>
          <table:table-cell table:number-columns-repeated="2" office:value-type="float" office:value="43.667" calcext:value-type="float">
            <text:p>43,667</text:p>
          </table:table-cell>
        </table:table-row>
        <table:table-row table:style-name="ro1">
          <table:table-cell office:value-type="float" office:value="45.558" calcext:value-type="float">
            <text:p>45,558</text:p>
          </table:table-cell>
          <table:table-cell office:value-type="float" office:value="44.423" calcext:value-type="float">
            <text:p>44,423</text:p>
          </table:table-cell>
          <table:table-cell office:value-type="float" office:value="44.234" calcext:value-type="float">
            <text:p>44,234</text:p>
          </table:table-cell>
          <table:table-cell office:value-type="float" office:value="42.155" calcext:value-type="float">
            <text:p>42,155</text:p>
          </table:table-cell>
          <table:table-cell office:value-type="float" office:value="44.612" calcext:value-type="float">
            <text:p>44,612</text:p>
          </table:table-cell>
          <table:table-cell office:value-type="float" office:value="43.478" calcext:value-type="float">
            <text:p>43,478</text:p>
          </table:table-cell>
          <table:table-cell office:value-type="float" office:value="41.966" calcext:value-type="float">
            <text:p>41,966</text:p>
          </table:table-cell>
          <table:table-cell office:value-type="float" office:value="42.722" calcext:value-type="float">
            <text:p>42,722</text:p>
          </table:table-cell>
          <table:table-cell office:value-type="float" office:value="43.478" calcext:value-type="float">
            <text:p>43,478</text:p>
          </table:table-cell>
          <table:table-cell office:value-type="float" office:value="44.234" calcext:value-type="float">
            <text:p>44,234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881" calcext:value-type="float">
            <text:p>46,881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558" calcext:value-type="float">
            <text:p>45,558</text:p>
          </table:table-cell>
          <table:table-cell table:number-columns-repeated="2" office:value-type="float" office:value="45.18" calcext:value-type="float">
            <text:p>45,18</text:p>
          </table:table-cell>
          <table:table-cell office:value-type="float" office:value="44.991" calcext:value-type="float">
            <text:p>44,991</text:p>
          </table:table-cell>
          <table:table-cell office:value-type="float" office:value="44.045" calcext:value-type="float">
            <text:p>44,045</text:p>
          </table:table-cell>
          <table:table-cell office:value-type="float" office:value="44.234" calcext:value-type="float">
            <text:p>44,234</text:p>
          </table:table-cell>
          <table:table-cell table:number-columns-repeated="2" office:value-type="float" office:value="43.667" calcext:value-type="float">
            <text:p>43,667</text:p>
          </table:table-cell>
        </table:table-row>
        <table:table-row table:style-name="ro1">
          <table:table-cell office:value-type="float" office:value="45.558" calcext:value-type="float">
            <text:p>45,558</text:p>
          </table:table-cell>
          <table:table-cell office:value-type="float" office:value="44.423" calcext:value-type="float">
            <text:p>44,423</text:p>
          </table:table-cell>
          <table:table-cell office:value-type="float" office:value="44.234" calcext:value-type="float">
            <text:p>44,234</text:p>
          </table:table-cell>
          <table:table-cell office:value-type="float" office:value="42.155" calcext:value-type="float">
            <text:p>42,155</text:p>
          </table:table-cell>
          <table:table-cell office:value-type="float" office:value="44.612" calcext:value-type="float">
            <text:p>44,612</text:p>
          </table:table-cell>
          <table:table-cell office:value-type="float" office:value="43.478" calcext:value-type="float">
            <text:p>43,478</text:p>
          </table:table-cell>
          <table:table-cell office:value-type="float" office:value="41.966" calcext:value-type="float">
            <text:p>41,966</text:p>
          </table:table-cell>
          <table:table-cell office:value-type="float" office:value="42.722" calcext:value-type="float">
            <text:p>42,722</text:p>
          </table:table-cell>
          <table:table-cell office:value-type="float" office:value="43.478" calcext:value-type="float">
            <text:p>43,478</text:p>
          </table:table-cell>
          <table:table-cell office:value-type="float" office:value="44.234" calcext:value-type="float">
            <text:p>44,234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881" calcext:value-type="float">
            <text:p>46,881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747" calcext:value-type="float">
            <text:p>45,747</text:p>
          </table:table-cell>
          <table:table-cell table:number-columns-repeated="2" office:value-type="float" office:value="45.369" calcext:value-type="float">
            <text:p>45,369</text:p>
          </table:table-cell>
          <table:table-cell office:value-type="float" office:value="45.18" calcext:value-type="float">
            <text:p>45,18</text:p>
          </table:table-cell>
          <table:table-cell table:number-columns-repeated="2" office:value-type="float" office:value="44.234" calcext:value-type="float">
            <text:p>44,234</text:p>
          </table:table-cell>
          <table:table-cell table:number-columns-repeated="2" office:value-type="float" office:value="43.667" calcext:value-type="float">
            <text:p>43,667</text:p>
          </table:table-cell>
        </table:table-row>
        <table:table-row table:style-name="ro1">
          <table:table-cell office:value-type="float" office:value="45.369" calcext:value-type="float">
            <text:p>45,369</text:p>
          </table:table-cell>
          <table:table-cell office:value-type="float" office:value="43.856" calcext:value-type="float">
            <text:p>43,856</text:p>
          </table:table-cell>
          <table:table-cell office:value-type="float" office:value="44.234" calcext:value-type="float">
            <text:p>44,234</text:p>
          </table:table-cell>
          <table:table-cell office:value-type="float" office:value="42.722" calcext:value-type="float">
            <text:p>42,722</text:p>
          </table:table-cell>
          <table:table-cell office:value-type="float" office:value="44.991" calcext:value-type="float">
            <text:p>44,991</text:p>
          </table:table-cell>
          <table:table-cell office:value-type="float" office:value="43.667" calcext:value-type="float">
            <text:p>43,667</text:p>
          </table:table-cell>
          <table:table-cell office:value-type="float" office:value="42.344" calcext:value-type="float">
            <text:p>42,344</text:p>
          </table:table-cell>
          <table:table-cell office:value-type="float" office:value="42.722" calcext:value-type="float">
            <text:p>42,722</text:p>
          </table:table-cell>
          <table:table-cell office:value-type="float" office:value="43.478" calcext:value-type="float">
            <text:p>43,478</text:p>
          </table:table-cell>
          <table:table-cell office:value-type="float" office:value="44.045" calcext:value-type="float">
            <text:p>44,045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881" calcext:value-type="float">
            <text:p>46,881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747" calcext:value-type="float">
            <text:p>45,747</text:p>
          </table:table-cell>
          <table:table-cell table:number-columns-repeated="2" office:value-type="float" office:value="45.369" calcext:value-type="float">
            <text:p>45,369</text:p>
          </table:table-cell>
          <table:table-cell office:value-type="float" office:value="45.18" calcext:value-type="float">
            <text:p>45,18</text:p>
          </table:table-cell>
          <table:table-cell table:number-columns-repeated="4" office:value-type="float" office:value="44.234" calcext:value-type="float">
            <text:p>44,234</text:p>
          </table:table-cell>
        </table:table-row>
        <table:table-row table:style-name="ro1">
          <table:table-cell office:value-type="float" office:value="45.369" calcext:value-type="float">
            <text:p>45,369</text:p>
          </table:table-cell>
          <table:table-cell table:number-columns-repeated="2" office:value-type="float" office:value="43.856" calcext:value-type="float">
            <text:p>43,856</text:p>
          </table:table-cell>
          <table:table-cell office:value-type="float" office:value="42.722" calcext:value-type="float">
            <text:p>42,722</text:p>
          </table:table-cell>
          <table:table-cell office:value-type="float" office:value="44.991" calcext:value-type="float">
            <text:p>44,991</text:p>
          </table:table-cell>
          <table:table-cell office:value-type="float" office:value="44.045" calcext:value-type="float">
            <text:p>44,045</text:p>
          </table:table-cell>
          <table:table-cell office:value-type="float" office:value="42.722" calcext:value-type="float">
            <text:p>42,722</text:p>
          </table:table-cell>
          <table:table-cell office:value-type="float" office:value="42.911" calcext:value-type="float">
            <text:p>42,911</text:p>
          </table:table-cell>
          <table:table-cell office:value-type="float" office:value="43.667" calcext:value-type="float">
            <text:p>43,667</text:p>
          </table:table-cell>
          <table:table-cell office:value-type="float" office:value="44.045" calcext:value-type="float">
            <text:p>44,045</text:p>
          </table:table-cell>
          <table:table-cell office:value-type="float" office:value="46.314" calcext:value-type="float">
            <text:p>46,314</text:p>
          </table:table-cell>
          <table:table-cell office:value-type="float" office:value="46.125" calcext:value-type="float">
            <text:p>46,125</text:p>
          </table:table-cell>
          <table:table-cell office:value-type="float" office:value="46.881" calcext:value-type="float">
            <text:p>46,881</text:p>
          </table:table-cell>
          <table:table-cell office:value-type="float" office:value="45.936" calcext:value-type="float">
            <text:p>45,936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747" calcext:value-type="float">
            <text:p>45,747</text:p>
          </table:table-cell>
          <table:table-cell table:number-columns-repeated="2" office:value-type="float" office:value="45.369" calcext:value-type="float">
            <text:p>45,369</text:p>
          </table:table-cell>
          <table:table-cell office:value-type="float" office:value="45.18" calcext:value-type="float">
            <text:p>45,18</text:p>
          </table:table-cell>
          <table:table-cell table:number-columns-repeated="4" office:value-type="float" office:value="44.234" calcext:value-type="float">
            <text:p>44,234</text:p>
          </table:table-cell>
        </table:table-row>
        <table:table-row table:style-name="ro1">
          <table:table-cell office:value-type="float" office:value="44.802" calcext:value-type="float">
            <text:p>44,802</text:p>
          </table:table-cell>
          <table:table-cell office:value-type="float" office:value="43.667" calcext:value-type="float">
            <text:p>43,667</text:p>
          </table:table-cell>
          <table:table-cell office:value-type="float" office:value="43.856" calcext:value-type="float">
            <text:p>43,856</text:p>
          </table:table-cell>
          <table:table-cell office:value-type="float" office:value="43.478" calcext:value-type="float">
            <text:p>43,478</text:p>
          </table:table-cell>
          <table:table-cell office:value-type="float" office:value="45.18" calcext:value-type="float">
            <text:p>45,18</text:p>
          </table:table-cell>
          <table:table-cell office:value-type="float" office:value="43.1" calcext:value-type="float">
            <text:p>43,1</text:p>
          </table:table-cell>
          <table:table-cell office:value-type="float" office:value="42.722" calcext:value-type="float">
            <text:p>42,722</text:p>
          </table:table-cell>
          <table:table-cell office:value-type="float" office:value="42.911" calcext:value-type="float">
            <text:p>42,911</text:p>
          </table:table-cell>
          <table:table-cell office:value-type="float" office:value="43.856" calcext:value-type="float">
            <text:p>43,856</text:p>
          </table:table-cell>
          <table:table-cell office:value-type="float" office:value="44.423" calcext:value-type="float">
            <text:p>44,423</text:p>
          </table:table-cell>
          <table:table-cell office:value-type="float" office:value="46.692" calcext:value-type="float">
            <text:p>46,692</text:p>
          </table:table-cell>
          <table:table-cell office:value-type="float" office:value="46.503" calcext:value-type="float">
            <text:p>46,503</text:p>
          </table:table-cell>
          <table:table-cell office:value-type="float" office:value="47.259" calcext:value-type="float">
            <text:p>47,259</text:p>
          </table:table-cell>
          <table:table-cell table:number-columns-repeated="2" office:value-type="float" office:value="45.936" calcext:value-type="float">
            <text:p>45,936</text:p>
          </table:table-cell>
          <table:table-cell office:value-type="float" office:value="45.747" calcext:value-type="float">
            <text:p>45,747</text:p>
          </table:table-cell>
          <table:table-cell office:value-type="float" office:value="45.558" calcext:value-type="float">
            <text:p>45,558</text:p>
          </table:table-cell>
          <table:table-cell table:number-columns-repeated="2" office:value-type="float" office:value="45.369" calcext:value-type="float">
            <text:p>45,369</text:p>
          </table:table-cell>
          <table:table-cell office:value-type="float" office:value="45.18" calcext:value-type="float">
            <text:p>45,18</text:p>
          </table:table-cell>
          <table:table-cell table:number-columns-repeated="4" office:value-type="float" office:value="44.234" calcext:value-type="float">
            <text:p>44,234</text:p>
          </table:table-cell>
        </table:table-row>
        <table:table-row table:style-name="ro1">
          <table:table-cell office:value-type="float" office:value="44.423" calcext:value-type="float">
            <text:p>44,423</text:p>
          </table:table-cell>
          <table:table-cell office:value-type="float" office:value="43.289" calcext:value-type="float">
            <text:p>43,289</text:p>
          </table:table-cell>
          <table:table-cell office:value-type="float" office:value="44.423" calcext:value-type="float">
            <text:p>44,423</text:p>
          </table:table-cell>
          <table:table-cell office:value-type="float" office:value="43.478" calcext:value-type="float">
            <text:p>43,478</text:p>
          </table:table-cell>
          <table:table-cell office:value-type="float" office:value="44.991" calcext:value-type="float">
            <text:p>44,991</text:p>
          </table:table-cell>
          <table:table-cell office:value-type="float" office:value="42.533" calcext:value-type="float">
            <text:p>42,533</text:p>
          </table:table-cell>
          <table:table-cell office:value-type="float" office:value="42.344" calcext:value-type="float">
            <text:p>42,344</text:p>
          </table:table-cell>
          <table:table-cell office:value-type="float" office:value="42.911" calcext:value-type="float">
            <text:p>42,911</text:p>
          </table:table-cell>
          <table:table-cell office:value-type="float" office:value="43.856" calcext:value-type="float">
            <text:p>43,856</text:p>
          </table:table-cell>
          <table:table-cell office:value-type="float" office:value="44.423" calcext:value-type="float">
            <text:p>44,423</text:p>
          </table:table-cell>
          <table:table-cell office:value-type="float" office:value="46.692" calcext:value-type="float">
            <text:p>46,692</text:p>
          </table:table-cell>
          <table:table-cell office:value-type="float" office:value="46.503" calcext:value-type="float">
            <text:p>46,503</text:p>
          </table:table-cell>
          <table:table-cell office:value-type="float" office:value="47.259" calcext:value-type="float">
            <text:p>47,259</text:p>
          </table:table-cell>
          <table:table-cell table:number-columns-repeated="2" office:value-type="float" office:value="45.936" calcext:value-type="float">
            <text:p>45,936</text:p>
          </table:table-cell>
          <table:table-cell office:value-type="float" office:value="46.314" calcext:value-type="float">
            <text:p>46,314</text:p>
          </table:table-cell>
          <table:table-cell table:number-columns-repeated="3"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table:number-columns-repeated="2" office:value-type="float" office:value="44.991" calcext:value-type="float">
            <text:p>44,991</text:p>
          </table:table-cell>
          <table:table-cell table:number-columns-repeated="2" office:value-type="float" office:value="44.423" calcext:value-type="float">
            <text:p>44,423</text:p>
          </table:table-cell>
        </table:table-row>
        <table:table-row table:style-name="ro1">
          <table:table-cell office:value-type="float" office:value="44.612" calcext:value-type="float">
            <text:p>44,612</text:p>
          </table:table-cell>
          <table:table-cell office:value-type="float" office:value="43.289" calcext:value-type="float">
            <text:p>43,289</text:p>
          </table:table-cell>
          <table:table-cell office:value-type="float" office:value="44.045" calcext:value-type="float">
            <text:p>44,045</text:p>
          </table:table-cell>
          <table:table-cell office:value-type="float" office:value="42.911" calcext:value-type="float">
            <text:p>42,911</text:p>
          </table:table-cell>
          <table:table-cell office:value-type="float" office:value="44.423" calcext:value-type="float">
            <text:p>44,423</text:p>
          </table:table-cell>
          <table:table-cell table:number-columns-repeated="3" office:value-type="float" office:value="42.533" calcext:value-type="float">
            <text:p>42,533</text:p>
          </table:table-cell>
          <table:table-cell office:value-type="float" office:value="43.667" calcext:value-type="float">
            <text:p>43,667</text:p>
          </table:table-cell>
          <table:table-cell office:value-type="float" office:value="44.234" calcext:value-type="float">
            <text:p>44,234</text:p>
          </table:table-cell>
          <table:table-cell office:value-type="float" office:value="46.314" calcext:value-type="float">
            <text:p>46,314</text:p>
          </table:table-cell>
          <table:table-cell office:value-type="float" office:value="46.125" calcext:value-type="float">
            <text:p>46,125</text:p>
          </table:table-cell>
          <table:table-cell office:value-type="float" office:value="46.881" calcext:value-type="float">
            <text:p>46,881</text:p>
          </table:table-cell>
          <table:table-cell table:number-columns-repeated="2" office:value-type="float" office:value="45.936" calcext:value-type="float">
            <text:p>45,936</text:p>
          </table:table-cell>
          <table:table-cell office:value-type="float" office:value="46.314" calcext:value-type="float">
            <text:p>46,314</text:p>
          </table:table-cell>
          <table:table-cell office:value-type="float" office:value="45.936" calcext:value-type="float">
            <text:p>45,936</text:p>
          </table:table-cell>
          <table:table-cell table:number-columns-repeated="2" office:value-type="float" office:value="45.558" calcext:value-type="float">
            <text:p>45,558</text:p>
          </table:table-cell>
          <table:table-cell office:value-type="float" office:value="45.747" calcext:value-type="float">
            <text:p>45,747</text:p>
          </table:table-cell>
          <table:table-cell table:number-columns-repeated="2" office:value-type="float" office:value="44.991" calcext:value-type="float">
            <text:p>44,991</text:p>
          </table:table-cell>
          <table:table-cell table:number-columns-repeated="2" office:value-type="float" office:value="44.423" calcext:value-type="float">
            <text:p>44,423</text:p>
          </table:table-cell>
        </table:table-row>
        <table:table-row table:style-name="ro1">
          <table:table-cell office:value-type="float" office:value="44.802" calcext:value-type="float">
            <text:p>44,802</text:p>
          </table:table-cell>
          <table:table-cell office:value-type="float" office:value="43.667" calcext:value-type="float">
            <text:p>43,667</text:p>
          </table:table-cell>
          <table:table-cell office:value-type="float" office:value="43.856" calcext:value-type="float">
            <text:p>43,856</text:p>
          </table:table-cell>
          <table:table-cell office:value-type="float" office:value="42.722" calcext:value-type="float">
            <text:p>42,722</text:p>
          </table:table-cell>
          <table:table-cell office:value-type="float" office:value="44.234" calcext:value-type="float">
            <text:p>44,234</text:p>
          </table:table-cell>
          <table:table-cell table:number-columns-repeated="2" office:value-type="float" office:value="42.533" calcext:value-type="float">
            <text:p>42,533</text:p>
          </table:table-cell>
          <table:table-cell office:value-type="float" office:value="43.289" calcext:value-type="float">
            <text:p>43,289</text:p>
          </table:table-cell>
          <table:table-cell office:value-type="float" office:value="43.667" calcext:value-type="float">
            <text:p>43,667</text:p>
          </table:table-cell>
          <table:table-cell office:value-type="float" office:value="44.234" calcext:value-type="float">
            <text:p>44,234</text:p>
          </table:table-cell>
          <table:table-cell office:value-type="float" office:value="46.503" calcext:value-type="float">
            <text:p>46,503</text:p>
          </table:table-cell>
          <table:table-cell office:value-type="float" office:value="46.314" calcext:value-type="float">
            <text:p>46,314</text:p>
          </table:table-cell>
          <table:table-cell office:value-type="float" office:value="46.881" calcext:value-type="float">
            <text:p>46,881</text:p>
          </table:table-cell>
          <table:table-cell table:number-columns-repeated="2" office:value-type="float" office:value="45.936" calcext:value-type="float">
            <text:p>45,936</text:p>
          </table:table-cell>
          <table:table-cell office:value-type="float" office:value="46.314" calcext:value-type="float">
            <text:p>46,314</text:p>
          </table:table-cell>
          <table:table-cell office:value-type="float" office:value="45.936" calcext:value-type="float">
            <text:p>45,936</text:p>
          </table:table-cell>
          <table:table-cell table:number-columns-repeated="2" office:value-type="float" office:value="45.558" calcext:value-type="float">
            <text:p>45,558</text:p>
          </table:table-cell>
          <table:table-cell office:value-type="float" office:value="45.936" calcext:value-type="float">
            <text:p>45,936</text:p>
          </table:table-cell>
          <table:table-cell table:number-columns-repeated="2" office:value-type="float" office:value="45.18" calcext:value-type="float">
            <text:p>45,18</text:p>
          </table:table-cell>
          <table:table-cell table:number-columns-repeated="2" office:value-type="float" office:value="44.423" calcext:value-type="float">
            <text:p>44,423</text:p>
          </table:table-cell>
        </table:table-row>
        <table:table-row table:style-name="ro1">
          <table:table-cell office:value-type="float" office:value="44.991" calcext:value-type="float">
            <text:p>44,991</text:p>
          </table:table-cell>
          <table:table-cell office:value-type="float" office:value="43.1" calcext:value-type="float">
            <text:p>43,1</text:p>
          </table:table-cell>
          <table:table-cell office:value-type="float" office:value="43.856" calcext:value-type="float">
            <text:p>43,856</text:p>
          </table:table-cell>
          <table:table-cell office:value-type="float" office:value="41.777" calcext:value-type="float">
            <text:p>41,777</text:p>
          </table:table-cell>
          <table:table-cell office:value-type="float" office:value="43.289" calcext:value-type="float">
            <text:p>43,289</text:p>
          </table:table-cell>
          <table:table-cell table:number-columns-repeated="2" office:value-type="float" office:value="42.533" calcext:value-type="float">
            <text:p>42,533</text:p>
          </table:table-cell>
          <table:table-cell office:value-type="float" office:value="43.667" calcext:value-type="float">
            <text:p>43,667</text:p>
          </table:table-cell>
          <table:table-cell office:value-type="float" office:value="44.045" calcext:value-type="float">
            <text:p>44,045</text:p>
          </table:table-cell>
          <table:table-cell office:value-type="float" office:value="44.612" calcext:value-type="float">
            <text:p>44,612</text:p>
          </table:table-cell>
          <table:table-cell office:value-type="float" office:value="46.881" calcext:value-type="float">
            <text:p>46,881</text:p>
          </table:table-cell>
          <table:table-cell office:value-type="float" office:value="46.692" calcext:value-type="float">
            <text:p>46,692</text:p>
          </table:table-cell>
          <table:table-cell office:value-type="float" office:value="47.259" calcext:value-type="float">
            <text:p>47,259</text:p>
          </table:table-cell>
          <table:table-cell table:number-columns-repeated="2" office:value-type="float" office:value="46.314" calcext:value-type="float">
            <text:p>46,314</text:p>
          </table:table-cell>
          <table:table-cell office:value-type="float" office:value="46.125" calcext:value-type="float">
            <text:p>46,125</text:p>
          </table:table-cell>
          <table:table-cell office:value-type="float" office:value="45.936" calcext:value-type="float">
            <text:p>45,936</text:p>
          </table:table-cell>
          <table:table-cell table:number-columns-repeated="2" office:value-type="float" office:value="45.558" calcext:value-type="float">
            <text:p>45,558</text:p>
          </table:table-cell>
          <table:table-cell office:value-type="float" office:value="45.936" calcext:value-type="float">
            <text:p>45,936</text:p>
          </table:table-cell>
          <table:table-cell table:number-columns-repeated="2" office:value-type="float" office:value="45.18" calcext:value-type="float">
            <text:p>45,18</text:p>
          </table:table-cell>
          <table:table-cell office:value-type="float" office:value="44.423" calcext:value-type="float">
            <text:p>44,423</text:p>
          </table:table-cell>
          <table:table-cell office:value-type="float" office:value="45.747" calcext:value-type="float">
            <text:p>45,747</text:p>
          </table:table-cell>
        </table:table-row>
        <table:table-row table:style-name="ro1">
          <table:table-cell office:value-type="float" office:value="44.802" calcext:value-type="float">
            <text:p>44,802</text:p>
          </table:table-cell>
          <table:table-cell office:value-type="float" office:value="43.289" calcext:value-type="float">
            <text:p>43,289</text:p>
          </table:table-cell>
          <table:table-cell office:value-type="float" office:value="44.612" calcext:value-type="float">
            <text:p>44,612</text:p>
          </table:table-cell>
          <table:table-cell office:value-type="float" office:value="41.588" calcext:value-type="float">
            <text:p>41,588</text:p>
          </table:table-cell>
          <table:table-cell office:value-type="float" office:value="43.289" calcext:value-type="float">
            <text:p>43,289</text:p>
          </table:table-cell>
          <table:table-cell table:number-columns-repeated="2" office:value-type="float" office:value="42.722" calcext:value-type="float">
            <text:p>42,722</text:p>
          </table:table-cell>
          <table:table-cell office:value-type="float" office:value="43.667" calcext:value-type="float">
            <text:p>43,667</text:p>
          </table:table-cell>
          <table:table-cell office:value-type="float" office:value="44.234" calcext:value-type="float">
            <text:p>44,234</text:p>
          </table:table-cell>
          <table:table-cell office:value-type="float" office:value="44.802" calcext:value-type="float">
            <text:p>44,802</text:p>
          </table:table-cell>
          <table:table-cell office:value-type="float" office:value="47.07" calcext:value-type="float">
            <text:p>47,07</text:p>
          </table:table-cell>
          <table:table-cell office:value-type="float" office:value="46.692" calcext:value-type="float">
            <text:p>46,692</text:p>
          </table:table-cell>
          <table:table-cell office:value-type="float" office:value="47.637" calcext:value-type="float">
            <text:p>47,637</text:p>
          </table:table-cell>
          <table:table-cell table:number-columns-repeated="2" office:value-type="float" office:value="46.503" calcext:value-type="float">
            <text:p>46,503</text:p>
          </table:table-cell>
          <table:table-cell office:value-type="float" office:value="46.692" calcext:value-type="float">
            <text:p>46,692</text:p>
          </table:table-cell>
          <table:table-cell office:value-type="float" office:value="45.747" calcext:value-type="float">
            <text:p>45,747</text:p>
          </table:table-cell>
          <table:table-cell table:number-columns-repeated="2" office:value-type="float" office:value="45.369" calcext:value-type="float">
            <text:p>45,369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369" calcext:value-type="float">
            <text:p>45,369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18" calcext:value-type="float">
            <text:p>45,18</text:p>
          </table:table-cell>
          <table:table-cell office:value-type="float" office:value="46.503" calcext:value-type="float">
            <text:p>46,503</text:p>
          </table:table-cell>
        </table:table-row>
        <table:table-row table:style-name="ro1">
          <table:table-cell office:value-type="float" office:value="44.612" calcext:value-type="float">
            <text:p>44,612</text:p>
          </table:table-cell>
          <table:table-cell office:value-type="float" office:value="43.478" calcext:value-type="float">
            <text:p>43,478</text:p>
          </table:table-cell>
          <table:table-cell office:value-type="float" office:value="44.234" calcext:value-type="float">
            <text:p>44,234</text:p>
          </table:table-cell>
          <table:table-cell office:value-type="float" office:value="41.399" calcext:value-type="float">
            <text:p>41,399</text:p>
          </table:table-cell>
          <table:table-cell office:value-type="float" office:value="43.289" calcext:value-type="float">
            <text:p>43,289</text:p>
          </table:table-cell>
          <table:table-cell table:number-columns-repeated="2" office:value-type="float" office:value="43.478" calcext:value-type="float">
            <text:p>43,478</text:p>
          </table:table-cell>
          <table:table-cell office:value-type="float" office:value="44.423" calcext:value-type="float">
            <text:p>44,423</text:p>
          </table:table-cell>
          <table:table-cell office:value-type="float" office:value="44.802" calcext:value-type="float">
            <text:p>44,802</text:p>
          </table:table-cell>
          <table:table-cell office:value-type="float" office:value="46.125" calcext:value-type="float">
            <text:p>46,125</text:p>
          </table:table-cell>
          <table:table-cell office:value-type="float" office:value="46.692" calcext:value-type="float">
            <text:p>46,692</text:p>
          </table:table-cell>
          <table:table-cell office:value-type="float" office:value="46.314" calcext:value-type="float">
            <text:p>46,314</text:p>
          </table:table-cell>
          <table:table-cell office:value-type="float" office:value="47.259" calcext:value-type="float">
            <text:p>47,259</text:p>
          </table:table-cell>
          <table:table-cell table:number-columns-repeated="2" office:value-type="float" office:value="46.125" calcext:value-type="float">
            <text:p>46,125</text:p>
          </table:table-cell>
          <table:table-cell office:value-type="float" office:value="46.503" calcext:value-type="float">
            <text:p>46,503</text:p>
          </table:table-cell>
          <table:table-cell office:value-type="float" office:value="45.747" calcext:value-type="float">
            <text:p>45,747</text:p>
          </table:table-cell>
          <table:table-cell table:number-columns-repeated="2" office:value-type="float" office:value="45.369" calcext:value-type="float">
            <text:p>45,369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369" calcext:value-type="float">
            <text:p>45,369</text:p>
          </table:table-cell>
          <table:table-cell office:value-type="float" office:value="45.936" calcext:value-type="float">
            <text:p>45,936</text:p>
          </table:table-cell>
          <table:table-cell office:value-type="float" office:value="45.18" calcext:value-type="float">
            <text:p>45,18</text:p>
          </table:table-cell>
          <table:table-cell office:value-type="float" office:value="46.503" calcext:value-type="float">
            <text:p>46,503</text:p>
          </table:table-cell>
        </table:table-row>
        <table:table-row table:style-name="ro1">
          <table:table-cell office:value-type="float" office:value="44.234" calcext:value-type="float">
            <text:p>44,234</text:p>
          </table:table-cell>
          <table:table-cell office:value-type="float" office:value="43.856" calcext:value-type="float">
            <text:p>43,856</text:p>
          </table:table-cell>
          <table:table-cell office:value-type="float" office:value="44.234" calcext:value-type="float">
            <text:p>44,234</text:p>
          </table:table-cell>
          <table:table-cell office:value-type="float" office:value="41.777" calcext:value-type="float">
            <text:p>41,777</text:p>
          </table:table-cell>
          <table:table-cell office:value-type="float" office:value="44.234" calcext:value-type="float">
            <text:p>44,234</text:p>
          </table:table-cell>
          <table:table-cell table:number-columns-repeated="2" office:value-type="float" office:value="44.423" calcext:value-type="float">
            <text:p>44,423</text:p>
          </table:table-cell>
          <table:table-cell office:value-type="float" office:value="45.369" calcext:value-type="float">
            <text:p>45,369</text:p>
          </table:table-cell>
          <table:table-cell office:value-type="float" office:value="45.558" calcext:value-type="float">
            <text:p>45,558</text:p>
          </table:table-cell>
          <table:table-cell office:value-type="float" office:value="45.936" calcext:value-type="float">
            <text:p>45,936</text:p>
          </table:table-cell>
          <table:table-cell office:value-type="float" office:value="47.259" calcext:value-type="float">
            <text:p>47,259</text:p>
          </table:table-cell>
          <table:table-cell office:value-type="float" office:value="46.881" calcext:value-type="float">
            <text:p>46,881</text:p>
          </table:table-cell>
          <table:table-cell office:value-type="float" office:value="47.448" calcext:value-type="float">
            <text:p>47,448</text:p>
          </table:table-cell>
          <table:table-cell table:number-columns-repeated="2" office:value-type="float" office:value="46.314" calcext:value-type="float">
            <text:p>46,314</text:p>
          </table:table-cell>
          <table:table-cell office:value-type="float" office:value="46.692" calcext:value-type="float">
            <text:p>46,692</text:p>
          </table:table-cell>
          <table:table-cell office:value-type="float" office:value="46.503" calcext:value-type="float">
            <text:p>46,503</text:p>
          </table:table-cell>
          <table:table-cell table:number-columns-repeated="2" office:value-type="float" office:value="48.204" calcext:value-type="float">
            <text:p>48,204</text:p>
          </table:table-cell>
          <table:table-cell office:value-type="float" office:value="48.582" calcext:value-type="float">
            <text:p>48,582</text:p>
          </table:table-cell>
          <table:table-cell table:number-columns-repeated="2" office:value-type="float" office:value="48.96" calcext:value-type="float">
            <text:p>48,96</text:p>
          </table:table-cell>
          <table:table-cell office:value-type="float" office:value="48.204" calcext:value-type="float">
            <text:p>48,204</text:p>
          </table:table-cell>
          <table:table-cell office:value-type="float" office:value="48.015" calcext:value-type="float">
            <text:p>48,015</text:p>
          </table:table-cell>
        </table:table-row>
        <table:table-row table:style-name="ro1">
          <table:table-cell office:value-type="float" office:value="44.612" calcext:value-type="float">
            <text:p>44,612</text:p>
          </table:table-cell>
          <table:table-cell office:value-type="float" office:value="44.045" calcext:value-type="float">
            <text:p>44,045</text:p>
          </table:table-cell>
          <table:table-cell office:value-type="float" office:value="43.856" calcext:value-type="float">
            <text:p>43,856</text:p>
          </table:table-cell>
          <table:table-cell office:value-type="float" office:value="42.155" calcext:value-type="float">
            <text:p>42,155</text:p>
          </table:table-cell>
          <table:table-cell office:value-type="float" office:value="44.423" calcext:value-type="float">
            <text:p>44,423</text:p>
          </table:table-cell>
          <table:table-cell table:number-columns-repeated="2" office:value-type="float" office:value="44.612" calcext:value-type="float">
            <text:p>44,612</text:p>
          </table:table-cell>
          <table:table-cell office:value-type="float" office:value="45.558" calcext:value-type="float">
            <text:p>45,558</text:p>
          </table:table-cell>
          <table:table-cell table:number-columns-repeated="2" office:value-type="float" office:value="45.747" calcext:value-type="float">
            <text:p>45,747</text:p>
          </table:table-cell>
          <table:table-cell office:value-type="float" office:value="47.07" calcext:value-type="float">
            <text:p>47,07</text:p>
          </table:table-cell>
          <table:table-cell office:value-type="float" office:value="46.881" calcext:value-type="float">
            <text:p>46,881</text:p>
          </table:table-cell>
          <table:table-cell office:value-type="float" office:value="47.448" calcext:value-type="float">
            <text:p>47,448</text:p>
          </table:table-cell>
          <table:table-cell table:number-columns-repeated="2" office:value-type="float" office:value="46.314" calcext:value-type="float">
            <text:p>46,314</text:p>
          </table:table-cell>
          <table:table-cell office:value-type="float" office:value="46.692" calcext:value-type="float">
            <text:p>46,692</text:p>
          </table:table-cell>
          <table:table-cell office:value-type="float" office:value="46.503" calcext:value-type="float">
            <text:p>46,503</text:p>
          </table:table-cell>
          <table:table-cell office:value-type="float" office:value="48.204" calcext:value-type="float">
            <text:p>48,204</text:p>
          </table:table-cell>
          <table:table-cell office:value-type="float" office:value="48.393" calcext:value-type="float">
            <text:p>48,393</text:p>
          </table:table-cell>
          <table:table-cell office:value-type="float" office:value="48.771" calcext:value-type="float">
            <text:p>48,771</text:p>
          </table:table-cell>
          <table:table-cell table:number-columns-repeated="2" office:value-type="float" office:value="49.149" calcext:value-type="float">
            <text:p>49,149</text:p>
          </table:table-cell>
          <table:table-cell office:value-type="float" office:value="48.393" calcext:value-type="float">
            <text:p>48,393</text:p>
          </table:table-cell>
          <table:table-cell office:value-type="float" office:value="49.527" calcext:value-type="float">
            <text:p>49,527</text:p>
          </table:table-cell>
        </table:table-row>
        <table:table-row table:style-name="ro1">
          <table:table-cell office:value-type="float" office:value="44.802" calcext:value-type="float">
            <text:p>44,802</text:p>
          </table:table-cell>
          <table:table-cell office:value-type="float" office:value="43.289" calcext:value-type="float">
            <text:p>43,289</text:p>
          </table:table-cell>
          <table:table-cell office:value-type="float" office:value="44.234" calcext:value-type="float">
            <text:p>44,234</text:p>
          </table:table-cell>
          <table:table-cell office:value-type="float" office:value="42.344" calcext:value-type="float">
            <text:p>42,344</text:p>
          </table:table-cell>
          <table:table-cell office:value-type="float" office:value="44.423" calcext:value-type="float">
            <text:p>44,423</text:p>
          </table:table-cell>
          <table:table-cell table:number-columns-repeated="2" office:value-type="float" office:value="44.612" calcext:value-type="float">
            <text:p>44,612</text:p>
          </table:table-cell>
          <table:table-cell office:value-type="float" office:value="45.558" calcext:value-type="float">
            <text:p>45,558</text:p>
          </table:table-cell>
          <table:table-cell office:value-type="float" office:value="45.747" calcext:value-type="float">
            <text:p>45,747</text:p>
          </table:table-cell>
          <table:table-cell office:value-type="float" office:value="46.881" calcext:value-type="float">
            <text:p>46,881</text:p>
          </table:table-cell>
          <table:table-cell office:value-type="float" office:value="47.07" calcext:value-type="float">
            <text:p>47,07</text:p>
          </table:table-cell>
          <table:table-cell office:value-type="float" office:value="47.259" calcext:value-type="float">
            <text:p>47,259</text:p>
          </table:table-cell>
          <table:table-cell office:value-type="float" office:value="47.826" calcext:value-type="float">
            <text:p>47,826</text:p>
          </table:table-cell>
          <table:table-cell table:number-columns-repeated="2" office:value-type="float" office:value="47.637" calcext:value-type="float">
            <text:p>47,637</text:p>
          </table:table-cell>
          <table:table-cell office:value-type="float" office:value="48.015" calcext:value-type="float">
            <text:p>48,015</text:p>
          </table:table-cell>
          <table:table-cell office:value-type="float" office:value="47.826" calcext:value-type="float">
            <text:p>47,826</text:p>
          </table:table-cell>
          <table:table-cell office:value-type="float" office:value="49.149" calcext:value-type="float">
            <text:p>49,149</text:p>
          </table:table-cell>
          <table:table-cell office:value-type="float" office:value="50.473" calcext:value-type="float">
            <text:p>50,473</text:p>
          </table:table-cell>
          <table:table-cell office:value-type="float" office:value="50.851" calcext:value-type="float">
            <text:p>50,851</text:p>
          </table:table-cell>
          <table:table-cell table:number-columns-repeated="3" office:value-type="float" office:value="49.149" calcext:value-type="float">
            <text:p>49,149</text:p>
          </table:table-cell>
          <table:table-cell office:value-type="float" office:value="50.284" calcext:value-type="float">
            <text:p>50,284</text:p>
          </table:table-cell>
        </table:table-row>
        <table:table-row table:style-name="ro1">
          <table:table-cell office:value-type="float" office:value="44.234" calcext:value-type="float">
            <text:p>44,234</text:p>
          </table:table-cell>
          <table:table-cell office:value-type="float" office:value="43.289" calcext:value-type="float">
            <text:p>43,289</text:p>
          </table:table-cell>
          <table:table-cell office:value-type="float" office:value="44.045" calcext:value-type="float">
            <text:p>44,045</text:p>
          </table:table-cell>
          <table:table-cell office:value-type="float" office:value="42.722" calcext:value-type="float">
            <text:p>42,722</text:p>
          </table:table-cell>
          <table:table-cell office:value-type="float" office:value="44.612" calcext:value-type="float">
            <text:p>44,612</text:p>
          </table:table-cell>
          <table:table-cell table:number-columns-repeated="2" office:value-type="float" office:value="44.802" calcext:value-type="float">
            <text:p>44,802</text:p>
          </table:table-cell>
          <table:table-cell office:value-type="float" office:value="46.503" calcext:value-type="float">
            <text:p>46,503</text:p>
          </table:table-cell>
          <table:table-cell office:value-type="float" office:value="45.936" calcext:value-type="float">
            <text:p>45,936</text:p>
          </table:table-cell>
          <table:table-cell office:value-type="float" office:value="47.07" calcext:value-type="float">
            <text:p>47,07</text:p>
          </table:table-cell>
          <table:table-cell office:value-type="float" office:value="47.259" calcext:value-type="float">
            <text:p>47,259</text:p>
          </table:table-cell>
          <table:table-cell office:value-type="float" office:value="47.448" calcext:value-type="float">
            <text:p>47,448</text:p>
          </table:table-cell>
          <table:table-cell table:number-columns-repeated="4" office:value-type="float" office:value="48.015" calcext:value-type="float">
            <text:p>48,015</text:p>
          </table:table-cell>
          <table:table-cell office:value-type="float" office:value="47.826" calcext:value-type="float">
            <text:p>47,826</text:p>
          </table:table-cell>
          <table:table-cell office:value-type="float" office:value="49.149" calcext:value-type="float">
            <text:p>49,149</text:p>
          </table:table-cell>
          <table:table-cell office:value-type="float" office:value="50.473" calcext:value-type="float">
            <text:p>50,473</text:p>
          </table:table-cell>
          <table:table-cell office:value-type="float" office:value="50.851" calcext:value-type="float">
            <text:p>50,851</text:p>
          </table:table-cell>
          <table:table-cell table:number-columns-repeated="3" office:value-type="float" office:value="49.149" calcext:value-type="float">
            <text:p>49,149</text:p>
          </table:table-cell>
          <table:table-cell office:value-type="float" office:value="50.284" calcext:value-type="float">
            <text:p>50,284</text:p>
          </table:table-cell>
        </table:table-row>
        <table:table-row table:style-name="ro1">
          <table:table-cell office:value-type="float" office:value="43.667" calcext:value-type="float">
            <text:p>43,667</text:p>
          </table:table-cell>
          <table:table-cell office:value-type="float" office:value="43.1" calcext:value-type="float">
            <text:p>43,1</text:p>
          </table:table-cell>
          <table:table-cell table:number-columns-repeated="2" office:value-type="float" office:value="43.478" calcext:value-type="float">
            <text:p>43,478</text:p>
          </table:table-cell>
          <table:table-cell office:value-type="float" office:value="44.423" calcext:value-type="float">
            <text:p>44,423</text:p>
          </table:table-cell>
          <table:table-cell office:value-type="float" office:value="44.612" calcext:value-type="float">
            <text:p>44,612</text:p>
          </table:table-cell>
          <table:table-cell office:value-type="float" office:value="44.991" calcext:value-type="float">
            <text:p>44,991</text:p>
          </table:table-cell>
          <table:table-cell office:value-type="float" office:value="46.881" calcext:value-type="float">
            <text:p>46,881</text:p>
          </table:table-cell>
          <table:table-cell office:value-type="float" office:value="46.314" calcext:value-type="float">
            <text:p>46,314</text:p>
          </table:table-cell>
          <table:table-cell office:value-type="float" office:value="47.826" calcext:value-type="float">
            <text:p>47,826</text:p>
          </table:table-cell>
          <table:table-cell table:number-columns-repeated="2" office:value-type="float" office:value="47.637" calcext:value-type="float">
            <text:p>47,637</text:p>
          </table:table-cell>
          <table:table-cell office:value-type="float" office:value="48.204" calcext:value-type="float">
            <text:p>48,204</text:p>
          </table:table-cell>
          <table:table-cell table:number-columns-repeated="3" office:value-type="float" office:value="48.771" calcext:value-type="float">
            <text:p>48,771</text:p>
          </table:table-cell>
          <table:table-cell office:value-type="float" office:value="48.582" calcext:value-type="float">
            <text:p>48,582</text:p>
          </table:table-cell>
          <table:table-cell office:value-type="float" office:value="49.716" calcext:value-type="float">
            <text:p>49,716</text:p>
          </table:table-cell>
          <table:table-cell table:number-columns-repeated="2" office:value-type="float" office:value="50.851" calcext:value-type="float">
            <text:p>50,851</text:p>
          </table:table-cell>
          <table:table-cell table:number-columns-repeated="4" office:value-type="float" office:value="50.284" calcext:value-type="float">
            <text:p>50,284</text:p>
          </table:table-cell>
        </table:table-row>
        <table:table-row table:style-name="ro1">
          <table:table-cell office:value-type="float" office:value="43.1" calcext:value-type="float">
            <text:p>43,1</text:p>
          </table:table-cell>
          <table:table-cell office:value-type="float" office:value="44.423" calcext:value-type="float">
            <text:p>44,423</text:p>
          </table:table-cell>
          <table:table-cell office:value-type="float" office:value="44.612" calcext:value-type="float">
            <text:p>44,612</text:p>
          </table:table-cell>
          <table:table-cell office:value-type="float" office:value="43.478" calcext:value-type="float">
            <text:p>43,478</text:p>
          </table:table-cell>
          <table:table-cell office:value-type="float" office:value="44.234" calcext:value-type="float">
            <text:p>44,234</text:p>
          </table:table-cell>
          <table:table-cell office:value-type="float" office:value="44.612" calcext:value-type="float">
            <text:p>44,612</text:p>
          </table:table-cell>
          <table:table-cell office:value-type="float" office:value="45.558" calcext:value-type="float">
            <text:p>45,558</text:p>
          </table:table-cell>
          <table:table-cell table:number-columns-repeated="2" office:value-type="float" office:value="46.881" calcext:value-type="float">
            <text:p>46,881</text:p>
          </table:table-cell>
          <table:table-cell office:value-type="float" office:value="47.826" calcext:value-type="float">
            <text:p>47,826</text:p>
          </table:table-cell>
          <table:table-cell table:number-columns-repeated="2" office:value-type="float" office:value="47.637" calcext:value-type="float">
            <text:p>47,637</text:p>
          </table:table-cell>
          <table:table-cell office:value-type="float" office:value="48.204" calcext:value-type="float">
            <text:p>48,204</text:p>
          </table:table-cell>
          <table:table-cell table:number-columns-repeated="3" office:value-type="float" office:value="48.771" calcext:value-type="float">
            <text:p>48,771</text:p>
          </table:table-cell>
          <table:table-cell office:value-type="float" office:value="48.582" calcext:value-type="float">
            <text:p>48,582</text:p>
          </table:table-cell>
          <table:table-cell office:value-type="float" office:value="49.716" calcext:value-type="float">
            <text:p>49,716</text:p>
          </table:table-cell>
          <table:table-cell table:number-columns-repeated="2" office:value-type="float" office:value="50.851" calcext:value-type="float">
            <text:p>50,851</text:p>
          </table:table-cell>
          <table:table-cell table:number-columns-repeated="4" office:value-type="float" office:value="50.284" calcext:value-type="float">
            <text:p>50,284</text:p>
          </table:table-cell>
        </table:table-row>
        <table:table-row table:style-name="ro1">
          <table:table-cell office:value-type="float" office:value="43.289" calcext:value-type="float">
            <text:p>43,289</text:p>
          </table:table-cell>
          <table:table-cell office:value-type="float" office:value="44.423" calcext:value-type="float">
            <text:p>44,423</text:p>
          </table:table-cell>
          <table:table-cell office:value-type="float" office:value="44.802" calcext:value-type="float">
            <text:p>44,802</text:p>
          </table:table-cell>
          <table:table-cell office:value-type="float" office:value="43.1" calcext:value-type="float">
            <text:p>43,1</text:p>
          </table:table-cell>
          <table:table-cell office:value-type="float" office:value="44.045" calcext:value-type="float">
            <text:p>44,045</text:p>
          </table:table-cell>
          <table:table-cell office:value-type="float" office:value="45.18" calcext:value-type="float">
            <text:p>45,18</text:p>
          </table:table-cell>
          <table:table-cell office:value-type="float" office:value="45.558" calcext:value-type="float">
            <text:p>45,558</text:p>
          </table:table-cell>
          <table:table-cell table:number-columns-repeated="2" office:value-type="float" office:value="46.881" calcext:value-type="float">
            <text:p>46,881</text:p>
          </table:table-cell>
          <table:table-cell office:value-type="float" office:value="47.826" calcext:value-type="float">
            <text:p>47,826</text:p>
          </table:table-cell>
          <table:table-cell table:number-columns-repeated="2" office:value-type="float" office:value="48.771" calcext:value-type="float">
            <text:p>48,771</text:p>
          </table:table-cell>
          <table:table-cell office:value-type="float" office:value="49.338" calcext:value-type="float">
            <text:p>49,338</text:p>
          </table:table-cell>
          <table:table-cell table:number-columns-repeated="3" office:value-type="float" office:value="49.905" calcext:value-type="float">
            <text:p>49,905</text:p>
          </table:table-cell>
          <table:table-cell table:number-columns-repeated="2" office:value-type="float" office:value="49.716" calcext:value-type="float">
            <text:p>49,716</text:p>
          </table:table-cell>
          <table:table-cell table:number-columns-repeated="2" office:value-type="float" office:value="50.851" calcext:value-type="float">
            <text:p>50,851</text:p>
          </table:table-cell>
          <table:table-cell table:number-columns-repeated="4" office:value-type="float" office:value="50.284" calcext:value-type="float">
            <text:p>50,284</text:p>
          </table:table-cell>
        </table:table-row>
        <table:table-row table:style-name="ro1">
          <table:table-cell office:value-type="float" office:value="43.856" calcext:value-type="float">
            <text:p>43,856</text:p>
          </table:table-cell>
          <table:table-cell office:value-type="float" office:value="44.234" calcext:value-type="float">
            <text:p>44,234</text:p>
          </table:table-cell>
          <table:table-cell office:value-type="float" office:value="45.18" calcext:value-type="float">
            <text:p>45,18</text:p>
          </table:table-cell>
          <table:table-cell office:value-type="float" office:value="43.1" calcext:value-type="float">
            <text:p>43,1</text:p>
          </table:table-cell>
          <table:table-cell office:value-type="float" office:value="44.423" calcext:value-type="float">
            <text:p>44,423</text:p>
          </table:table-cell>
          <table:table-cell office:value-type="float" office:value="45.558" calcext:value-type="float">
            <text:p>45,558</text:p>
          </table:table-cell>
          <table:table-cell office:value-type="float" office:value="46.314" calcext:value-type="float">
            <text:p>46,314</text:p>
          </table:table-cell>
          <table:table-cell office:value-type="float" office:value="46.881" calcext:value-type="float">
            <text:p>46,881</text:p>
          </table:table-cell>
          <table:table-cell table:number-columns-repeated="2" office:value-type="float" office:value="49.149" calcext:value-type="float">
            <text:p>49,149</text:p>
          </table:table-cell>
          <table:table-cell table:number-columns-repeated="2" office:value-type="float" office:value="48.96" calcext:value-type="float">
            <text:p>48,96</text:p>
          </table:table-cell>
          <table:table-cell office:value-type="float" office:value="49.338" calcext:value-type="float">
            <text:p>49,338</text:p>
          </table:table-cell>
          <table:table-cell table:number-columns-repeated="3" office:value-type="float" office:value="50.095" calcext:value-type="float">
            <text:p>50,095</text:p>
          </table:table-cell>
          <table:table-cell table:number-columns-repeated="2" office:value-type="float" office:value="49.905" calcext:value-type="float">
            <text:p>49,905</text:p>
          </table:table-cell>
          <table:table-cell table:number-columns-repeated="2" office:value-type="float" office:value="51.04" calcext:value-type="float">
            <text:p>51,04</text:p>
          </table:table-cell>
          <table:table-cell table:number-columns-repeated="4" office:value-type="float" office:value="50.851" calcext:value-type="float">
            <text:p>50,851</text:p>
          </table:table-cell>
        </table:table-row>
        <table:table-row table:style-name="ro1">
          <table:table-cell office:value-type="float" office:value="44.234" calcext:value-type="float">
            <text:p>44,234</text:p>
          </table:table-cell>
          <table:table-cell office:value-type="float" office:value="44.612" calcext:value-type="float">
            <text:p>44,612</text:p>
          </table:table-cell>
          <table:table-cell office:value-type="float" office:value="44.802" calcext:value-type="float">
            <text:p>44,802</text:p>
          </table:table-cell>
          <table:table-cell office:value-type="float" office:value="42.911" calcext:value-type="float">
            <text:p>42,911</text:p>
          </table:table-cell>
          <table:table-cell office:value-type="float" office:value="44.802" calcext:value-type="float">
            <text:p>44,802</text:p>
          </table:table-cell>
          <table:table-cell office:value-type="float" office:value="45.747" calcext:value-type="float">
            <text:p>45,747</text:p>
          </table:table-cell>
          <table:table-cell office:value-type="float" office:value="46.503" calcext:value-type="float">
            <text:p>46,503</text:p>
          </table:table-cell>
          <table:table-cell office:value-type="float" office:value="47.07" calcext:value-type="float">
            <text:p>47,07</text:p>
          </table:table-cell>
          <table:table-cell office:value-type="float" office:value="48.771" calcext:value-type="float">
            <text:p>48,771</text:p>
          </table:table-cell>
          <table:table-cell office:value-type="float" office:value="49.149" calcext:value-type="float">
            <text:p>49,149</text:p>
          </table:table-cell>
          <table:table-cell table:number-columns-repeated="2" office:value-type="float" office:value="48.96" calcext:value-type="float">
            <text:p>48,96</text:p>
          </table:table-cell>
          <table:table-cell office:value-type="float" office:value="49.149" calcext:value-type="float">
            <text:p>49,149</text:p>
          </table:table-cell>
          <table:table-cell table:number-columns-repeated="3" office:value-type="float" office:value="50.095" calcext:value-type="float">
            <text:p>50,095</text:p>
          </table:table-cell>
          <table:table-cell office:value-type="float" office:value="49.905" calcext:value-type="float">
            <text:p>49,905</text:p>
          </table:table-cell>
          <table:table-cell table:number-columns-repeated="3" office:value-type="float" office:value="51.04" calcext:value-type="float">
            <text:p>51,04</text:p>
          </table:table-cell>
          <table:table-cell table:number-columns-repeated="4" office:value-type="float" office:value="50.851" calcext:value-type="float">
            <text:p>50,851</text:p>
          </table:table-cell>
        </table:table-row>
        <table:table-row table:style-name="ro1">
          <table:table-cell office:value-type="float" office:value="44.423" calcext:value-type="float">
            <text:p>44,423</text:p>
          </table:table-cell>
          <table:table-cell office:value-type="float" office:value="44.234" calcext:value-type="float">
            <text:p>44,234</text:p>
          </table:table-cell>
          <table:table-cell office:value-type="float" office:value="44.612" calcext:value-type="float">
            <text:p>44,612</text:p>
          </table:table-cell>
          <table:table-cell office:value-type="float" office:value="42.722" calcext:value-type="float">
            <text:p>42,722</text:p>
          </table:table-cell>
          <table:table-cell office:value-type="float" office:value="44.802" calcext:value-type="float">
            <text:p>44,802</text:p>
          </table:table-cell>
          <table:table-cell office:value-type="float" office:value="45.747" calcext:value-type="float">
            <text:p>45,747</text:p>
          </table:table-cell>
          <table:table-cell office:value-type="float" office:value="49.149" calcext:value-type="float">
            <text:p>49,149</text:p>
          </table:table-cell>
          <table:table-cell table:number-columns-repeated="2" office:value-type="float" office:value="50.662" calcext:value-type="float">
            <text:p>50,662</text:p>
          </table:table-cell>
          <table:table-cell office:value-type="float" office:value="51.04" calcext:value-type="float">
            <text:p>51,04</text:p>
          </table:table-cell>
          <table:table-cell table:number-columns-repeated="6" office:value-type="float" office:value="50.851" calcext:value-type="float">
            <text:p>50,851</text:p>
          </table:table-cell>
          <table:table-cell office:value-type="float" office:value="50.662" calcext:value-type="float">
            <text:p>50,662</text:p>
          </table:table-cell>
          <table:table-cell table:number-columns-repeated="3" office:value-type="float" office:value="51.04" calcext:value-type="float">
            <text:p>51,04</text:p>
          </table:table-cell>
          <table:table-cell table:number-columns-repeated="4" office:value-type="float" office:value="50.851" calcext:value-type="float">
            <text:p>50,851</text:p>
          </table:table-cell>
        </table:table-row>
        <table:table-row table:style-name="ro1">
          <table:table-cell table:number-columns-repeated="2" office:value-type="float" office:value="44.234" calcext:value-type="float">
            <text:p>44,234</text:p>
          </table:table-cell>
          <table:table-cell office:value-type="float" office:value="44.991" calcext:value-type="float">
            <text:p>44,991</text:p>
          </table:table-cell>
          <table:table-cell office:value-type="float" office:value="43.478" calcext:value-type="float">
            <text:p>43,478</text:p>
          </table:table-cell>
          <table:table-cell office:value-type="float" office:value="46.314" calcext:value-type="float">
            <text:p>46,314</text:p>
          </table:table-cell>
          <table:table-cell office:value-type="float" office:value="46.692" calcext:value-type="float">
            <text:p>46,692</text:p>
          </table:table-cell>
          <table:table-cell office:value-type="float" office:value="49.149" calcext:value-type="float">
            <text:p>49,149</text:p>
          </table:table-cell>
          <table:table-cell table:number-columns-repeated="2" office:value-type="float" office:value="50.662" calcext:value-type="float">
            <text:p>50,662</text:p>
          </table:table-cell>
          <table:table-cell office:value-type="float" office:value="51.04" calcext:value-type="float">
            <text:p>51,04</text:p>
          </table:table-cell>
          <table:table-cell table:number-columns-repeated="6" office:value-type="float" office:value="50.851" calcext:value-type="float">
            <text:p>50,851</text:p>
          </table:table-cell>
          <table:table-cell office:value-type="float" office:value="50.662" calcext:value-type="float">
            <text:p>50,662</text:p>
          </table:table-cell>
          <table:table-cell table:number-columns-repeated="3" office:value-type="float" office:value="51.04" calcext:value-type="float">
            <text:p>51,04</text:p>
          </table:table-cell>
          <table:table-cell table:number-columns-repeated="4" office:value-type="float" office:value="50.851" calcext:value-type="float">
            <text:p>50,851</text:p>
          </table:table-cell>
        </table:table-row>
        <table:table-row table:style-name="ro1">
          <table:table-cell office:value-type="float" office:value="44.612" calcext:value-type="float">
            <text:p>44,612</text:p>
          </table:table-cell>
          <table:table-cell office:value-type="float" office:value="44.802" calcext:value-type="float">
            <text:p>44,802</text:p>
          </table:table-cell>
          <table:table-cell office:value-type="float" office:value="45.18" calcext:value-type="float">
            <text:p>45,18</text:p>
          </table:table-cell>
          <table:table-cell office:value-type="float" office:value="44.234" calcext:value-type="float">
            <text:p>44,234</text:p>
          </table:table-cell>
          <table:table-cell office:value-type="float" office:value="47.637" calcext:value-type="float">
            <text:p>47,637</text:p>
          </table:table-cell>
          <table:table-cell table:number-columns-repeated="2" office:value-type="float" office:value="49.338" calcext:value-type="float">
            <text:p>49,338</text:p>
          </table:table-cell>
          <table:table-cell table:number-columns-repeated="2" office:value-type="float" office:value="50.662" calcext:value-type="float">
            <text:p>50,662</text:p>
          </table:table-cell>
          <table:table-cell office:value-type="float" office:value="51.04" calcext:value-type="float">
            <text:p>51,04</text:p>
          </table:table-cell>
          <table:table-cell table:number-columns-repeated="6" office:value-type="float" office:value="50.851" calcext:value-type="float">
            <text:p>50,851</text:p>
          </table:table-cell>
          <table:table-cell office:value-type="float" office:value="50.662" calcext:value-type="float">
            <text:p>50,662</text:p>
          </table:table-cell>
          <table:table-cell table:number-columns-repeated="2" office:value-type="float" office:value="51.04" calcext:value-type="float">
            <text:p>51,04</text:p>
          </table:table-cell>
          <table:table-cell table:number-columns-repeated="5" office:value-type="float" office:value="50.851" calcext:value-type="float">
            <text:p>50,851</text:p>
          </table:table-cell>
        </table:table-row>
        <table:table-row table:style-name="ro1">
          <table:table-cell office:value-type="float" office:value="44.612" calcext:value-type="float">
            <text:p>44,612</text:p>
          </table:table-cell>
          <table:table-cell office:value-type="float" office:value="45.369" calcext:value-type="float">
            <text:p>45,369</text:p>
          </table:table-cell>
          <table:table-cell office:value-type="float" office:value="47.07" calcext:value-type="float">
            <text:p>47,07</text:p>
          </table:table-cell>
          <table:table-cell office:value-type="float" office:value="48.582" calcext:value-type="float">
            <text:p>48,582</text:p>
          </table:table-cell>
          <table:table-cell table:number-columns-repeated="5" office:value-type="float" office:value="50.851" calcext:value-type="float">
            <text:p>50,851</text:p>
          </table:table-cell>
          <table:table-cell office:value-type="float" office:value="51.229" calcext:value-type="float">
            <text:p>51,229</text:p>
          </table:table-cell>
          <table:table-cell table:number-columns-repeated="6" office:value-type="float" office:value="50.851" calcext:value-type="float">
            <text:p>50,851</text:p>
          </table:table-cell>
          <table:table-cell office:value-type="float" office:value="50.473" calcext:value-type="float">
            <text:p>50,473</text:p>
          </table:table-cell>
          <table:table-cell table:number-columns-repeated="7" office:value-type="float" office:value="50.851" calcext:value-type="float">
            <text:p>50,851</text:p>
          </table:table-cell>
        </table:table-row>
        <table:table-row table:style-name="ro1">
          <table:table-cell office:value-type="float" office:value="44.234" calcext:value-type="float">
            <text:p>44,234</text:p>
          </table:table-cell>
          <table:table-cell office:value-type="float" office:value="46.692" calcext:value-type="float">
            <text:p>46,692</text:p>
          </table:table-cell>
          <table:table-cell office:value-type="float" office:value="49.149" calcext:value-type="float">
            <text:p>49,149</text:p>
          </table:table-cell>
          <table:table-cell office:value-type="float" office:value="50.473" calcext:value-type="float">
            <text:p>50,473</text:p>
          </table:table-cell>
          <table:table-cell table:number-columns-repeated="5" office:value-type="float" office:value="50.851" calcext:value-type="float">
            <text:p>50,851</text:p>
          </table:table-cell>
          <table:table-cell office:value-type="float" office:value="51.229" calcext:value-type="float">
            <text:p>51,229</text:p>
          </table:table-cell>
          <table:table-cell table:number-columns-repeated="6" office:value-type="float" office:value="50.851" calcext:value-type="float">
            <text:p>50,851</text:p>
          </table:table-cell>
          <table:table-cell office:value-type="float" office:value="50.473" calcext:value-type="float">
            <text:p>50,473</text:p>
          </table:table-cell>
          <table:table-cell table:number-columns-repeated="7" office:value-type="float" office:value="50.851" calcext:value-type="float">
            <text:p>50,851</text:p>
          </table:table-cell>
        </table:table-row>
        <table:table-row table:style-name="ro1">
          <table:table-cell office:value-type="float" office:value="44.423" calcext:value-type="float">
            <text:p>44,423</text:p>
          </table:table-cell>
          <table:table-cell office:value-type="float" office:value="48.393" calcext:value-type="float">
            <text:p>48,393</text:p>
          </table:table-cell>
          <table:table-cell office:value-type="float" office:value="50.095" calcext:value-type="float">
            <text:p>50,095</text:p>
          </table:table-cell>
          <table:table-cell office:value-type="float" office:value="50.473" calcext:value-type="float">
            <text:p>50,473</text:p>
          </table:table-cell>
          <table:table-cell table:number-columns-repeated="5" office:value-type="float" office:value="50.851" calcext:value-type="float">
            <text:p>50,851</text:p>
          </table:table-cell>
          <table:table-cell office:value-type="float" office:value="51.229" calcext:value-type="float">
            <text:p>51,229</text:p>
          </table:table-cell>
          <table:table-cell table:number-columns-repeated="6" office:value-type="float" office:value="50.851" calcext:value-type="float">
            <text:p>50,851</text:p>
          </table:table-cell>
          <table:table-cell office:value-type="float" office:value="50.473" calcext:value-type="float">
            <text:p>50,473</text:p>
          </table:table-cell>
          <table:table-cell table:number-columns-repeated="7" office:value-type="float" office:value="50.851" calcext:value-type="float">
            <text:p>50,851</text:p>
          </table:table-cell>
        </table:table-row>
        <table:table-row table:style-name="ro1">
          <table:table-cell office:value-type="float" office:value="45.747" calcext:value-type="float">
            <text:p>45,747</text:p>
          </table:table-cell>
          <table:table-cell office:value-type="float" office:value="48.393" calcext:value-type="float">
            <text:p>48,393</text:p>
          </table:table-cell>
          <table:table-cell office:value-type="float" office:value="50.662" calcext:value-type="float">
            <text:p>50,662</text:p>
          </table:table-cell>
          <table:table-cell office:value-type="float" office:value="50.473" calcext:value-type="float">
            <text:p>50,473</text:p>
          </table:table-cell>
          <table:table-cell table:number-columns-repeated="5" office:value-type="float" office:value="50.851" calcext:value-type="float">
            <text:p>50,851</text:p>
          </table:table-cell>
          <table:table-cell office:value-type="float" office:value="51.229" calcext:value-type="float">
            <text:p>51,229</text:p>
          </table:table-cell>
          <table:table-cell table:number-columns-repeated="6" office:value-type="float" office:value="50.851" calcext:value-type="float">
            <text:p>50,851</text:p>
          </table:table-cell>
          <table:table-cell office:value-type="float" office:value="50.473" calcext:value-type="float">
            <text:p>50,473</text:p>
          </table:table-cell>
          <table:table-cell table:number-columns-repeated="7" office:value-type="float" office:value="50.851" calcext:value-type="float">
            <text:p>50,851</text:p>
          </table:table-cell>
        </table:table-row>
        <table:table-row table:style-name="ro1">
          <table:table-cell office:value-type="float" office:value="49.149" calcext:value-type="float">
            <text:p>49,149</text:p>
          </table:table-cell>
          <table:table-cell office:value-type="float" office:value="50.851" calcext:value-type="float">
            <text:p>50,851</text:p>
          </table:table-cell>
          <table:table-cell office:value-type="float" office:value="50.662" calcext:value-type="float">
            <text:p>50,662</text:p>
          </table:table-cell>
          <table:table-cell table:number-columns-repeated="6" office:value-type="float" office:value="50.473" calcext:value-type="float">
            <text:p>50,473</text:p>
          </table:table-cell>
          <table:table-cell office:value-type="float" office:value="51.229" calcext:value-type="float">
            <text:p>51,229</text:p>
          </table:table-cell>
          <table:table-cell office:value-type="float" office:value="50.851" calcext:value-type="float">
            <text:p>50,851</text:p>
          </table:table-cell>
          <table:table-cell table:number-columns-repeated="4" office:value-type="float" office:value="50.473" calcext:value-type="float">
            <text:p>50,473</text:p>
          </table:table-cell>
          <table:table-cell office:value-type="float" office:value="50.851" calcext:value-type="float">
            <text:p>50,851</text:p>
          </table:table-cell>
          <table:table-cell office:value-type="float" office:value="50.473" calcext:value-type="float">
            <text:p>50,473</text:p>
          </table:table-cell>
          <table:table-cell table:number-columns-repeated="7" office:value-type="float" office:value="51.607" calcext:value-type="float">
            <text:p>51,607</text:p>
          </table:table-cell>
        </table:table-row>
        <table:table-row table:style-name="ro1">
          <table:table-cell office:value-type="float" office:value="50.284" calcext:value-type="float">
            <text:p>50,284</text:p>
          </table:table-cell>
          <table:table-cell office:value-type="float" office:value="51.04" calcext:value-type="float">
            <text:p>51,04</text:p>
          </table:table-cell>
          <table:table-cell table:number-columns-repeated="11" office:value-type="float" office:value="51.607" calcext:value-type="float">
            <text:p>51,607</text:p>
          </table:table-cell>
          <table:table-cell table:number-columns-repeated="2" office:value-type="float" office:value="50.851" calcext:value-type="float">
            <text:p>50,851</text:p>
          </table:table-cell>
          <table:table-cell table:number-columns-repeated="9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" office:value-type="float" office:value="51.04" calcext:value-type="float">
            <text:p>51,04</text:p>
          </table:table-cell>
          <table:table-cell table:number-columns-repeated="11" office:value-type="float" office:value="51.607" calcext:value-type="float">
            <text:p>51,607</text:p>
          </table:table-cell>
          <table:table-cell table:number-columns-repeated="2" office:value-type="float" office:value="50.851" calcext:value-type="float">
            <text:p>50,851</text:p>
          </table:table-cell>
          <table:table-cell table:number-columns-repeated="9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" office:value-type="float" office:value="51.04" calcext:value-type="float">
            <text:p>51,04</text:p>
          </table:table-cell>
          <table:table-cell table:number-columns-repeated="11" office:value-type="float" office:value="51.607" calcext:value-type="float">
            <text:p>51,607</text:p>
          </table:table-cell>
          <table:table-cell table:number-columns-repeated="2" office:value-type="float" office:value="50.851" calcext:value-type="float">
            <text:p>50,851</text:p>
          </table:table-cell>
          <table:table-cell table:number-columns-repeated="9" office:value-type="float" office:value="51.607" calcext:value-type="float">
            <text:p>51,607</text:p>
          </table:table-cell>
        </table:table-row>
        <table:table-row table:style-name="ro1">
          <table:table-cell table:number-columns-repeated="13" office:value-type="float" office:value="51.607" calcext:value-type="float">
            <text:p>51,607</text:p>
          </table:table-cell>
          <table:table-cell table:number-columns-repeated="2" office:value-type="float" office:value="50.851" calcext:value-type="float">
            <text:p>50,851</text:p>
          </table:table-cell>
          <table:table-cell table:number-columns-repeated="9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 office:value-type="float" office:value="51.607" calcext:value-type="float">
            <text:p>51,60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0.684" calcext:value-type="float">
            <text:p>40,684</text:p>
          </table:table-cell>
          <table:table-cell table:number-columns-repeated="2" office:value-type="float" office:value="40.494" calcext:value-type="float">
            <text:p>40,494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1.065" calcext:value-type="float">
            <text:p>41,065</text:p>
          </table:table-cell>
          <table:table-cell office:value-type="float" office:value="38.593" calcext:value-type="float">
            <text:p>38,593</text:p>
          </table:table-cell>
          <table:table-cell office:value-type="float" office:value="38.213" calcext:value-type="float">
            <text:p>38,213</text:p>
          </table:table-cell>
          <table:table-cell office:value-type="float" office:value="39.354" calcext:value-type="float">
            <text:p>39,354</text:p>
          </table:table-cell>
          <table:table-cell office:value-type="float" office:value="40.494" calcext:value-type="float">
            <text:p>40,494</text:p>
          </table:table-cell>
          <table:table-cell office:value-type="float" office:value="41.255" calcext:value-type="float">
            <text:p>41,25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3.726" calcext:value-type="float">
            <text:p>43,726</text:p>
          </table:table-cell>
          <table:table-cell table:number-columns-repeated="2" office:value-type="float" office:value="43.346" calcext:value-type="float">
            <text:p>43,34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3.346" calcext:value-type="float">
            <text:p>43,346</text:p>
          </table:table-cell>
          <table:table-cell table:number-columns-repeated="2" office:value-type="float" office:value="43.536" calcext:value-type="float">
            <text:p>43,536</text:p>
          </table:table-cell>
        </table:table-row>
        <table:table-row table:style-name="ro1">
          <table:table-cell office:value-type="float" office:value="40.684" calcext:value-type="float">
            <text:p>40,684</text:p>
          </table:table-cell>
          <table:table-cell office:value-type="float" office:value="40.494" calcext:value-type="float">
            <text:p>40,494</text:p>
          </table:table-cell>
          <table:table-cell office:value-type="float" office:value="40.304" calcext:value-type="float">
            <text:p>40,304</text:p>
          </table:table-cell>
          <table:table-cell office:value-type="float" office:value="42.015" calcext:value-type="float">
            <text:p>42,015</text:p>
          </table:table-cell>
          <table:table-cell table:number-columns-repeated="2" office:value-type="float" office:value="41.065" calcext:value-type="float">
            <text:p>41,065</text:p>
          </table:table-cell>
          <table:table-cell table:number-columns-repeated="2" office:value-type="float" office:value="38.593" calcext:value-type="float">
            <text:p>38,593</text:p>
          </table:table-cell>
          <table:table-cell office:value-type="float" office:value="39.734" calcext:value-type="float">
            <text:p>39,734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255" calcext:value-type="float">
            <text:p>41,25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3.726" calcext:value-type="float">
            <text:p>43,726</text:p>
          </table:table-cell>
          <table:table-cell table:number-columns-repeated="2" office:value-type="float" office:value="43.346" calcext:value-type="float">
            <text:p>43,34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3.346" calcext:value-type="float">
            <text:p>43,346</text:p>
          </table:table-cell>
          <table:table-cell table:number-columns-repeated="2" office:value-type="float" office:value="43.536" calcext:value-type="float">
            <text:p>43,536</text:p>
          </table:table-cell>
        </table:table-row>
        <table:table-row table:style-name="ro1">
          <table:table-cell office:value-type="float" office:value="40.684" calcext:value-type="float">
            <text:p>40,684</text:p>
          </table:table-cell>
          <table:table-cell table:number-columns-repeated="2" office:value-type="float" office:value="40.304" calcext:value-type="float">
            <text:p>40,304</text:p>
          </table:table-cell>
          <table:table-cell office:value-type="float" office:value="42.015" calcext:value-type="float">
            <text:p>42,015</text:p>
          </table:table-cell>
          <table:table-cell table:number-columns-repeated="2" office:value-type="float" office:value="41.065" calcext:value-type="float">
            <text:p>41,065</text:p>
          </table:table-cell>
          <table:table-cell table:number-columns-repeated="2" office:value-type="float" office:value="38.593" calcext:value-type="float">
            <text:p>38,593</text:p>
          </table:table-cell>
          <table:table-cell office:value-type="float" office:value="39.734" calcext:value-type="float">
            <text:p>39,734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255" calcext:value-type="float">
            <text:p>41,25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3.726" calcext:value-type="float">
            <text:p>43,726</text:p>
          </table:table-cell>
          <table:table-cell table:number-columns-repeated="2" office:value-type="float" office:value="43.346" calcext:value-type="float">
            <text:p>43,34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3.346" calcext:value-type="float">
            <text:p>43,346</text:p>
          </table:table-cell>
          <table:table-cell table:number-columns-repeated="2" office:value-type="float" office:value="43.536" calcext:value-type="float">
            <text:p>43,536</text:p>
          </table:table-cell>
        </table:table-row>
        <table:table-row table:style-name="ro1">
          <table:table-cell office:value-type="float" office:value="40.494" calcext:value-type="float">
            <text:p>40,494</text:p>
          </table:table-cell>
          <table:table-cell table:number-columns-repeated="2" office:value-type="float" office:value="40.304" calcext:value-type="float">
            <text:p>40,304</text:p>
          </table:table-cell>
          <table:table-cell office:value-type="float" office:value="42.015" calcext:value-type="float">
            <text:p>42,015</text:p>
          </table:table-cell>
          <table:table-cell table:number-columns-repeated="2" office:value-type="float" office:value="41.065" calcext:value-type="float">
            <text:p>41,065</text:p>
          </table:table-cell>
          <table:table-cell table:number-columns-repeated="2" office:value-type="float" office:value="38.783" calcext:value-type="float">
            <text:p>38,783</text:p>
          </table:table-cell>
          <table:table-cell office:value-type="float" office:value="39.924" calcext:value-type="float">
            <text:p>39,924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255" calcext:value-type="float">
            <text:p>41,25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3.726" calcext:value-type="float">
            <text:p>43,726</text:p>
          </table:table-cell>
          <table:table-cell table:number-columns-repeated="2" office:value-type="float" office:value="43.346" calcext:value-type="float">
            <text:p>43,34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3.346" calcext:value-type="float">
            <text:p>43,346</text:p>
          </table:table-cell>
          <table:table-cell table:number-columns-repeated="2" office:value-type="float" office:value="43.536" calcext:value-type="float">
            <text:p>43,536</text:p>
          </table:table-cell>
        </table:table-row>
        <table:table-row table:style-name="ro1">
          <table:table-cell office:value-type="float" office:value="40.494" calcext:value-type="float">
            <text:p>40,494</text:p>
          </table:table-cell>
          <table:table-cell office:value-type="float" office:value="40.304" calcext:value-type="float">
            <text:p>40,304</text:p>
          </table:table-cell>
          <table:table-cell office:value-type="float" office:value="39.734" calcext:value-type="float">
            <text:p>39,734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065" calcext:value-type="float">
            <text:p>41,065</text:p>
          </table:table-cell>
          <table:table-cell office:value-type="float" office:value="41.255" calcext:value-type="float">
            <text:p>41,255</text:p>
          </table:table-cell>
          <table:table-cell table:number-columns-repeated="2" office:value-type="float" office:value="38.783" calcext:value-type="float">
            <text:p>38,783</text:p>
          </table:table-cell>
          <table:table-cell office:value-type="float" office:value="39.924" calcext:value-type="float">
            <text:p>39,924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255" calcext:value-type="float">
            <text:p>41,25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3.726" calcext:value-type="float">
            <text:p>43,726</text:p>
          </table:table-cell>
          <table:table-cell table:number-columns-repeated="2" office:value-type="float" office:value="43.346" calcext:value-type="float">
            <text:p>43,34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3.346" calcext:value-type="float">
            <text:p>43,346</text:p>
          </table:table-cell>
          <table:table-cell table:number-columns-repeated="2" office:value-type="float" office:value="43.536" calcext:value-type="float">
            <text:p>43,536</text:p>
          </table:table-cell>
        </table:table-row>
        <table:table-row table:style-name="ro1">
          <table:table-cell office:value-type="float" office:value="40.494" calcext:value-type="float">
            <text:p>40,494</text:p>
          </table:table-cell>
          <table:table-cell office:value-type="float" office:value="40.304" calcext:value-type="float">
            <text:p>40,304</text:p>
          </table:table-cell>
          <table:table-cell office:value-type="float" office:value="39.734" calcext:value-type="float">
            <text:p>39,734</text:p>
          </table:table-cell>
          <table:table-cell office:value-type="float" office:value="42.395" calcext:value-type="float">
            <text:p>42,395</text:p>
          </table:table-cell>
          <table:table-cell office:value-type="float" office:value="41.065" calcext:value-type="float">
            <text:p>41,065</text:p>
          </table:table-cell>
          <table:table-cell office:value-type="float" office:value="41.255" calcext:value-type="float">
            <text:p>41,255</text:p>
          </table:table-cell>
          <table:table-cell table:number-columns-repeated="2" office:value-type="float" office:value="38.973" calcext:value-type="float">
            <text:p>38,973</text:p>
          </table:table-cell>
          <table:table-cell office:value-type="float" office:value="40.304" calcext:value-type="float">
            <text:p>40,304</text:p>
          </table:table-cell>
          <table:table-cell office:value-type="float" office:value="41.255" calcext:value-type="float">
            <text:p>41,255</text:p>
          </table:table-cell>
          <table:table-cell office:value-type="float" office:value="41.635" calcext:value-type="float">
            <text:p>41,63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3.726" calcext:value-type="float">
            <text:p>43,726</text:p>
          </table:table-cell>
          <table:table-cell table:number-columns-repeated="2" office:value-type="float" office:value="43.346" calcext:value-type="float">
            <text:p>43,34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3.346" calcext:value-type="float">
            <text:p>43,346</text:p>
          </table:table-cell>
          <table:table-cell table:number-columns-repeated="2" office:value-type="float" office:value="43.536" calcext:value-type="float">
            <text:p>43,536</text:p>
          </table:table-cell>
        </table:table-row>
        <table:table-row table:style-name="ro1">
          <table:table-cell office:value-type="float" office:value="40.494" calcext:value-type="float">
            <text:p>40,494</text:p>
          </table:table-cell>
          <table:table-cell office:value-type="float" office:value="39.924" calcext:value-type="float">
            <text:p>39,924</text:p>
          </table:table-cell>
          <table:table-cell office:value-type="float" office:value="40.304" calcext:value-type="float">
            <text:p>40,304</text:p>
          </table:table-cell>
          <table:table-cell office:value-type="float" office:value="42.586" calcext:value-type="float">
            <text:p>42,586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255" calcext:value-type="float">
            <text:p>41,255</text:p>
          </table:table-cell>
          <table:table-cell table:number-columns-repeated="2" office:value-type="float" office:value="38.973" calcext:value-type="float">
            <text:p>38,973</text:p>
          </table:table-cell>
          <table:table-cell office:value-type="float" office:value="40.304" calcext:value-type="float">
            <text:p>40,304</text:p>
          </table:table-cell>
          <table:table-cell office:value-type="float" office:value="41.255" calcext:value-type="float">
            <text:p>41,255</text:p>
          </table:table-cell>
          <table:table-cell office:value-type="float" office:value="41.635" calcext:value-type="float">
            <text:p>41,63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3.726" calcext:value-type="float">
            <text:p>43,726</text:p>
          </table:table-cell>
          <table:table-cell table:number-columns-repeated="2" office:value-type="float" office:value="43.346" calcext:value-type="float">
            <text:p>43,34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3.346" calcext:value-type="float">
            <text:p>43,346</text:p>
          </table:table-cell>
          <table:table-cell table:number-columns-repeated="2" office:value-type="float" office:value="43.536" calcext:value-type="float">
            <text:p>43,536</text:p>
          </table:table-cell>
        </table:table-row>
        <table:table-row table:style-name="ro1">
          <table:table-cell office:value-type="float" office:value="40.114" calcext:value-type="float">
            <text:p>40,114</text:p>
          </table:table-cell>
          <table:table-cell office:value-type="float" office:value="38.973" calcext:value-type="float">
            <text:p>38,973</text:p>
          </table:table-cell>
          <table:table-cell office:value-type="float" office:value="40.114" calcext:value-type="float">
            <text:p>40,114</text:p>
          </table:table-cell>
          <table:table-cell office:value-type="float" office:value="42.966" calcext:value-type="float">
            <text:p>42,966</text:p>
          </table:table-cell>
          <table:table-cell office:value-type="float" office:value="41.445" calcext:value-type="float">
            <text:p>41,445</text:p>
          </table:table-cell>
          <table:table-cell office:value-type="float" office:value="40.875" calcext:value-type="float">
            <text:p>40,875</text:p>
          </table:table-cell>
          <table:table-cell table:number-columns-repeated="2" office:value-type="float" office:value="38.593" calcext:value-type="float">
            <text:p>38,593</text:p>
          </table:table-cell>
          <table:table-cell office:value-type="float" office:value="40.304" calcext:value-type="float">
            <text:p>40,304</text:p>
          </table:table-cell>
          <table:table-cell office:value-type="float" office:value="41.255" calcext:value-type="float">
            <text:p>41,25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395" calcext:value-type="float">
            <text:p>42,395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346" calcext:value-type="float">
            <text:p>43,346</text:p>
          </table:table-cell>
          <table:table-cell table:number-columns-repeated="2" office:value-type="float" office:value="42.966" calcext:value-type="float">
            <text:p>42,96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1.825" calcext:value-type="float">
            <text:p>41,825</text:p>
          </table:table-cell>
          <table:table-cell table:number-columns-repeated="2" office:value-type="float" office:value="42.966" calcext:value-type="float">
            <text:p>42,966</text:p>
          </table:table-cell>
          <table:table-cell table:number-columns-repeated="2" office:value-type="float" office:value="43.156" calcext:value-type="float">
            <text:p>43,156</text:p>
          </table:table-cell>
        </table:table-row>
        <table:table-row table:style-name="ro1">
          <table:table-cell table:number-columns-repeated="2" office:value-type="float" office:value="38.973" calcext:value-type="float">
            <text:p>38,973</text:p>
          </table:table-cell>
          <table:table-cell office:value-type="float" office:value="40.114" calcext:value-type="float">
            <text:p>40,114</text:p>
          </table:table-cell>
          <table:table-cell office:value-type="float" office:value="42.966" calcext:value-type="float">
            <text:p>42,966</text:p>
          </table:table-cell>
          <table:table-cell office:value-type="float" office:value="41.445" calcext:value-type="float">
            <text:p>41,445</text:p>
          </table:table-cell>
          <table:table-cell office:value-type="float" office:value="40.875" calcext:value-type="float">
            <text:p>40,875</text:p>
          </table:table-cell>
          <table:table-cell office:value-type="float" office:value="38.783" calcext:value-type="float">
            <text:p>38,783</text:p>
          </table:table-cell>
          <table:table-cell office:value-type="float" office:value="38.973" calcext:value-type="float">
            <text:p>38,973</text:p>
          </table:table-cell>
          <table:table-cell office:value-type="float" office:value="40.684" calcext:value-type="float">
            <text:p>40,684</text:p>
          </table:table-cell>
          <table:table-cell office:value-type="float" office:value="41.635" calcext:value-type="float">
            <text:p>41,63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586" calcext:value-type="float">
            <text:p>42,586</text:p>
          </table:table-cell>
          <table:table-cell table:number-columns-repeated="2" office:value-type="float" office:value="42.776" calcext:value-type="float">
            <text:p>42,77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346" calcext:value-type="float">
            <text:p>43,346</text:p>
          </table:table-cell>
          <table:table-cell table:number-columns-repeated="2" office:value-type="float" office:value="42.966" calcext:value-type="float">
            <text:p>42,96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2.966" calcext:value-type="float">
            <text:p>42,966</text:p>
          </table:table-cell>
          <table:table-cell table:number-columns-repeated="2" office:value-type="float" office:value="43.156" calcext:value-type="float">
            <text:p>43,156</text:p>
          </table:table-cell>
        </table:table-row>
        <table:table-row table:style-name="ro1">
          <table:table-cell office:value-type="float" office:value="38.213" calcext:value-type="float">
            <text:p>38,213</text:p>
          </table:table-cell>
          <table:table-cell office:value-type="float" office:value="39.163" calcext:value-type="float">
            <text:p>39,163</text:p>
          </table:table-cell>
          <table:table-cell office:value-type="float" office:value="40.114" calcext:value-type="float">
            <text:p>40,114</text:p>
          </table:table-cell>
          <table:table-cell office:value-type="float" office:value="43.346" calcext:value-type="float">
            <text:p>43,34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0.875" calcext:value-type="float">
            <text:p>40,875</text:p>
          </table:table-cell>
          <table:table-cell office:value-type="float" office:value="39.354" calcext:value-type="float">
            <text:p>39,354</text:p>
          </table:table-cell>
          <table:table-cell office:value-type="float" office:value="38.973" calcext:value-type="float">
            <text:p>38,973</text:p>
          </table:table-cell>
          <table:table-cell office:value-type="float" office:value="41.065" calcext:value-type="float">
            <text:p>41,06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635" calcext:value-type="float">
            <text:p>41,635</text:p>
          </table:table-cell>
          <table:table-cell table:number-columns-repeated="3" office:value-type="float" office:value="42.015" calcext:value-type="float">
            <text:p>42,01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586" calcext:value-type="float">
            <text:p>42,586</text:p>
          </table:table-cell>
          <table:table-cell table:number-columns-repeated="2" office:value-type="float" office:value="42.205" calcext:value-type="float">
            <text:p>42,20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825" calcext:value-type="float">
            <text:p>41,825</text:p>
          </table:table-cell>
          <table:table-cell table:number-columns-repeated="2" office:value-type="float" office:value="42.205" calcext:value-type="float">
            <text:p>42,205</text:p>
          </table:table-cell>
          <table:table-cell table:number-columns-repeated="2" office:value-type="float" office:value="42.395" calcext:value-type="float">
            <text:p>42,395</text:p>
          </table:table-cell>
        </table:table-row>
        <table:table-row table:style-name="ro1">
          <table:table-cell office:value-type="float" office:value="38.023" calcext:value-type="float">
            <text:p>38,023</text:p>
          </table:table-cell>
          <table:table-cell office:value-type="float" office:value="40.114" calcext:value-type="float">
            <text:p>40,114</text:p>
          </table:table-cell>
          <table:table-cell office:value-type="float" office:value="40.875" calcext:value-type="float">
            <text:p>40,875</text:p>
          </table:table-cell>
          <table:table-cell office:value-type="float" office:value="43.726" calcext:value-type="float">
            <text:p>43,72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1.635" calcext:value-type="float">
            <text:p>41,635</text:p>
          </table:table-cell>
          <table:table-cell office:value-type="float" office:value="40.114" calcext:value-type="float">
            <text:p>40,114</text:p>
          </table:table-cell>
          <table:table-cell office:value-type="float" office:value="39.354" calcext:value-type="float">
            <text:p>39,354</text:p>
          </table:table-cell>
          <table:table-cell office:value-type="float" office:value="41.065" calcext:value-type="float">
            <text:p>41,06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635" calcext:value-type="float">
            <text:p>41,635</text:p>
          </table:table-cell>
          <table:table-cell table:number-columns-repeated="3" office:value-type="float" office:value="42.015" calcext:value-type="float">
            <text:p>42,01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586" calcext:value-type="float">
            <text:p>42,586</text:p>
          </table:table-cell>
          <table:table-cell table:number-columns-repeated="2" office:value-type="float" office:value="42.205" calcext:value-type="float">
            <text:p>42,20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825" calcext:value-type="float">
            <text:p>41,825</text:p>
          </table:table-cell>
          <table:table-cell table:number-columns-repeated="2" office:value-type="float" office:value="41.635" calcext:value-type="float">
            <text:p>41,635</text:p>
          </table:table-cell>
          <table:table-cell table:number-columns-repeated="2" office:value-type="float" office:value="41.825" calcext:value-type="float">
            <text:p>41,825</text:p>
          </table:table-cell>
        </table:table-row>
        <table:table-row table:style-name="ro1">
          <table:table-cell office:value-type="float" office:value="37.833" calcext:value-type="float">
            <text:p>37,833</text:p>
          </table:table-cell>
          <table:table-cell office:value-type="float" office:value="40.304" calcext:value-type="float">
            <text:p>40,304</text:p>
          </table:table-cell>
          <table:table-cell office:value-type="float" office:value="40.494" calcext:value-type="float">
            <text:p>40,494</text:p>
          </table:table-cell>
          <table:table-cell office:value-type="float" office:value="43.346" calcext:value-type="float">
            <text:p>43,34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1.445" calcext:value-type="float">
            <text:p>41,445</text:p>
          </table:table-cell>
          <table:table-cell office:value-type="float" office:value="39.924" calcext:value-type="float">
            <text:p>39,924</text:p>
          </table:table-cell>
          <table:table-cell office:value-type="float" office:value="39.544" calcext:value-type="float">
            <text:p>39,544</text:p>
          </table:table-cell>
          <table:table-cell office:value-type="float" office:value="41.065" calcext:value-type="float">
            <text:p>41,06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1.635" calcext:value-type="float">
            <text:p>41,635</text:p>
          </table:table-cell>
          <table:table-cell table:number-columns-repeated="3" office:value-type="float" office:value="42.015" calcext:value-type="float">
            <text:p>42,01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586" calcext:value-type="float">
            <text:p>42,586</text:p>
          </table:table-cell>
          <table:table-cell table:number-columns-repeated="2" office:value-type="float" office:value="42.205" calcext:value-type="float">
            <text:p>42,20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825" calcext:value-type="float">
            <text:p>41,825</text:p>
          </table:table-cell>
          <table:table-cell table:number-columns-repeated="2" office:value-type="float" office:value="41.635" calcext:value-type="float">
            <text:p>41,635</text:p>
          </table:table-cell>
          <table:table-cell table:number-columns-repeated="2" office:value-type="float" office:value="41.825" calcext:value-type="float">
            <text:p>41,825</text:p>
          </table:table-cell>
        </table:table-row>
        <table:table-row table:style-name="ro1">
          <table:table-cell office:value-type="float" office:value="38.403" calcext:value-type="float">
            <text:p>38,403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255" calcext:value-type="float">
            <text:p>41,255</text:p>
          </table:table-cell>
          <table:table-cell table:number-columns-repeated="2" office:value-type="float" office:value="44.106" calcext:value-type="float">
            <text:p>44,106</text:p>
          </table:table-cell>
          <table:table-cell office:value-type="float" office:value="42.205" calcext:value-type="float">
            <text:p>42,205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684" calcext:value-type="float">
            <text:p>40,684</text:p>
          </table:table-cell>
          <table:table-cell office:value-type="float" office:value="41.635" calcext:value-type="float">
            <text:p>41,63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1.635" calcext:value-type="float">
            <text:p>41,635</text:p>
          </table:table-cell>
          <table:table-cell table:number-columns-repeated="3" office:value-type="float" office:value="41.825" calcext:value-type="float">
            <text:p>41,82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2.395" calcext:value-type="float">
            <text:p>42,395</text:p>
          </table:table-cell>
          <table:table-cell table:number-columns-repeated="2" office:value-type="float" office:value="42.015" calcext:value-type="float">
            <text:p>42,01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1.635" calcext:value-type="float">
            <text:p>41,635</text:p>
          </table:table-cell>
          <table:table-cell table:number-columns-repeated="2" office:value-type="float" office:value="41.445" calcext:value-type="float">
            <text:p>41,445</text:p>
          </table:table-cell>
          <table:table-cell table:number-columns-repeated="2" office:value-type="float" office:value="41.635" calcext:value-type="float">
            <text:p>41,635</text:p>
          </table:table-cell>
        </table:table-row>
        <table:table-row table:style-name="ro1">
          <table:table-cell office:value-type="float" office:value="38.783" calcext:value-type="float">
            <text:p>38,783</text:p>
          </table:table-cell>
          <table:table-cell office:value-type="float" office:value="41.255" calcext:value-type="float">
            <text:p>41,255</text:p>
          </table:table-cell>
          <table:table-cell office:value-type="float" office:value="41.635" calcext:value-type="float">
            <text:p>41,635</text:p>
          </table:table-cell>
          <table:table-cell office:value-type="float" office:value="44.487" calcext:value-type="float">
            <text:p>44,487</text:p>
          </table:table-cell>
          <table:table-cell office:value-type="float" office:value="44.106" calcext:value-type="float">
            <text:p>44,106</text:p>
          </table:table-cell>
          <table:table-cell office:value-type="float" office:value="42.205" calcext:value-type="float">
            <text:p>42,205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304" calcext:value-type="float">
            <text:p>40,304</text:p>
          </table:table-cell>
          <table:table-cell office:value-type="float" office:value="41.445" calcext:value-type="float">
            <text:p>41,44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445" calcext:value-type="float">
            <text:p>41,445</text:p>
          </table:table-cell>
          <table:table-cell table:number-columns-repeated="3" office:value-type="float" office:value="41.635" calcext:value-type="float">
            <text:p>41,63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2.015" calcext:value-type="float">
            <text:p>42,015</text:p>
          </table:table-cell>
          <table:table-cell office:value-type="float" office:value="41.825" calcext:value-type="float">
            <text:p>41,825</text:p>
          </table:table-cell>
          <table:table-cell table:number-columns-repeated="3" office:value-type="float" office:value="41.445" calcext:value-type="float">
            <text:p>41,445</text:p>
          </table:table-cell>
          <table:table-cell table:number-columns-repeated="2" office:value-type="float" office:value="41.635" calcext:value-type="float">
            <text:p>41,635</text:p>
          </table:table-cell>
        </table:table-row>
        <table:table-row table:style-name="ro1">
          <table:table-cell office:value-type="float" office:value="38.593" calcext:value-type="float">
            <text:p>38,593</text:p>
          </table:table-cell>
          <table:table-cell office:value-type="float" office:value="42.015" calcext:value-type="float">
            <text:p>42,015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4.867" calcext:value-type="float">
            <text:p>44,867</text:p>
          </table:table-cell>
          <table:table-cell office:value-type="float" office:value="42.395" calcext:value-type="float">
            <text:p>42,395</text:p>
          </table:table-cell>
          <table:table-cell office:value-type="float" office:value="41.445" calcext:value-type="float">
            <text:p>41,445</text:p>
          </table:table-cell>
          <table:table-cell office:value-type="float" office:value="40.494" calcext:value-type="float">
            <text:p>40,494</text:p>
          </table:table-cell>
          <table:table-cell office:value-type="float" office:value="41.445" calcext:value-type="float">
            <text:p>41,44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445" calcext:value-type="float">
            <text:p>41,445</text:p>
          </table:table-cell>
          <table:table-cell table:number-columns-repeated="3" office:value-type="float" office:value="41.635" calcext:value-type="float">
            <text:p>41,63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2.015" calcext:value-type="float">
            <text:p>42,015</text:p>
          </table:table-cell>
          <table:table-cell office:value-type="float" office:value="41.825" calcext:value-type="float">
            <text:p>41,825</text:p>
          </table:table-cell>
          <table:table-cell table:number-columns-repeated="3" office:value-type="float" office:value="41.445" calcext:value-type="float">
            <text:p>41,445</text:p>
          </table:table-cell>
          <table:table-cell table:number-columns-repeated="2" office:value-type="float" office:value="41.635" calcext:value-type="float">
            <text:p>41,635</text:p>
          </table:table-cell>
        </table:table-row>
        <table:table-row table:style-name="ro1">
          <table:table-cell office:value-type="float" office:value="38.783" calcext:value-type="float">
            <text:p>38,783</text:p>
          </table:table-cell>
          <table:table-cell office:value-type="float" office:value="40.875" calcext:value-type="float">
            <text:p>40,87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4.867" calcext:value-type="float">
            <text:p>44,867</text:p>
          </table:table-cell>
          <table:table-cell office:value-type="float" office:value="45.057" calcext:value-type="float">
            <text:p>45,057</text:p>
          </table:table-cell>
          <table:table-cell office:value-type="float" office:value="42.205" calcext:value-type="float">
            <text:p>42,205</text:p>
          </table:table-cell>
          <table:table-cell office:value-type="float" office:value="41.255" calcext:value-type="float">
            <text:p>41,255</text:p>
          </table:table-cell>
          <table:table-cell office:value-type="float" office:value="40.494" calcext:value-type="float">
            <text:p>40,494</text:p>
          </table:table-cell>
          <table:table-cell office:value-type="float" office:value="41.255" calcext:value-type="float">
            <text:p>41,25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1.445" calcext:value-type="float">
            <text:p>41,445</text:p>
          </table:table-cell>
          <table:table-cell table:number-columns-repeated="3" office:value-type="float" office:value="41.635" calcext:value-type="float">
            <text:p>41,63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2.015" calcext:value-type="float">
            <text:p>42,015</text:p>
          </table:table-cell>
          <table:table-cell table:number-columns-repeated="2" office:value-type="float" office:value="41.825" calcext:value-type="float">
            <text:p>41,825</text:p>
          </table:table-cell>
          <table:table-cell office:value-type="float" office:value="41.635" calcext:value-type="float">
            <text:p>41,635</text:p>
          </table:table-cell>
          <table:table-cell table:number-columns-repeated="3" office:value-type="float" office:value="41.255" calcext:value-type="float">
            <text:p>41,255</text:p>
          </table:table-cell>
          <table:table-cell table:number-columns-repeated="2" office:value-type="float" office:value="41.445" calcext:value-type="float">
            <text:p>41,445</text:p>
          </table:table-cell>
        </table:table-row>
        <table:table-row table:style-name="ro1">
          <table:table-cell office:value-type="float" office:value="39.163" calcext:value-type="float">
            <text:p>39,163</text:p>
          </table:table-cell>
          <table:table-cell office:value-type="float" office:value="40.875" calcext:value-type="float">
            <text:p>40,87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5.247" calcext:value-type="float">
            <text:p>45,247</text:p>
          </table:table-cell>
          <table:table-cell office:value-type="float" office:value="45.057" calcext:value-type="float">
            <text:p>45,057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255" calcext:value-type="float">
            <text:p>41,255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255" calcext:value-type="float">
            <text:p>41,25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1.445" calcext:value-type="float">
            <text:p>41,445</text:p>
          </table:table-cell>
          <table:table-cell table:number-columns-repeated="3" office:value-type="float" office:value="41.635" calcext:value-type="float">
            <text:p>41,63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2.015" calcext:value-type="float">
            <text:p>42,015</text:p>
          </table:table-cell>
          <table:table-cell table:number-columns-repeated="2" office:value-type="float" office:value="41.825" calcext:value-type="float">
            <text:p>41,825</text:p>
          </table:table-cell>
          <table:table-cell office:value-type="float" office:value="41.635" calcext:value-type="float">
            <text:p>41,635</text:p>
          </table:table-cell>
          <table:table-cell table:number-columns-repeated="3" office:value-type="float" office:value="41.255" calcext:value-type="float">
            <text:p>41,255</text:p>
          </table:table-cell>
          <table:table-cell table:number-columns-repeated="2" office:value-type="float" office:value="41.445" calcext:value-type="float">
            <text:p>41,445</text:p>
          </table:table-cell>
        </table:table-row>
        <table:table-row table:style-name="ro1">
          <table:table-cell office:value-type="float" office:value="39.544" calcext:value-type="float">
            <text:p>39,544</text:p>
          </table:table-cell>
          <table:table-cell office:value-type="float" office:value="42.015" calcext:value-type="float">
            <text:p>42,015</text:p>
          </table:table-cell>
          <table:table-cell office:value-type="float" office:value="42.586" calcext:value-type="float">
            <text:p>42,586</text:p>
          </table:table-cell>
          <table:table-cell office:value-type="float" office:value="45.247" calcext:value-type="float">
            <text:p>45,247</text:p>
          </table:table-cell>
          <table:table-cell office:value-type="float" office:value="44.677" calcext:value-type="float">
            <text:p>44,677</text:p>
          </table:table-cell>
          <table:table-cell office:value-type="float" office:value="42.586" calcext:value-type="float">
            <text:p>42,58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255" calcext:value-type="float">
            <text:p>41,25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1.445" calcext:value-type="float">
            <text:p>41,445</text:p>
          </table:table-cell>
          <table:table-cell table:number-columns-repeated="3" office:value-type="float" office:value="41.635" calcext:value-type="float">
            <text:p>41,63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2.015" calcext:value-type="float">
            <text:p>42,015</text:p>
          </table:table-cell>
          <table:table-cell table:number-columns-repeated="2" office:value-type="float" office:value="41.825" calcext:value-type="float">
            <text:p>41,825</text:p>
          </table:table-cell>
          <table:table-cell office:value-type="float" office:value="41.635" calcext:value-type="float">
            <text:p>41,635</text:p>
          </table:table-cell>
          <table:table-cell table:number-columns-repeated="3" office:value-type="float" office:value="41.255" calcext:value-type="float">
            <text:p>41,255</text:p>
          </table:table-cell>
          <table:table-cell table:number-columns-repeated="2" office:value-type="float" office:value="41.445" calcext:value-type="float">
            <text:p>41,445</text:p>
          </table:table-cell>
        </table:table-row>
        <table:table-row table:style-name="ro1">
          <table:table-cell office:value-type="float" office:value="39.544" calcext:value-type="float">
            <text:p>39,544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586" calcext:value-type="float">
            <text:p>42,586</text:p>
          </table:table-cell>
          <table:table-cell office:value-type="float" office:value="44.487" calcext:value-type="float">
            <text:p>44,487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2.205" calcext:value-type="float">
            <text:p>42,20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445" calcext:value-type="float">
            <text:p>41,445</text:p>
          </table:table-cell>
          <table:table-cell office:value-type="float" office:value="41.065" calcext:value-type="float">
            <text:p>41,065</text:p>
          </table:table-cell>
          <table:table-cell table:number-columns-repeated="3" office:value-type="float" office:value="41.255" calcext:value-type="float">
            <text:p>41,255</text:p>
          </table:table-cell>
          <table:table-cell office:value-type="float" office:value="41.445" calcext:value-type="float">
            <text:p>41,445</text:p>
          </table:table-cell>
          <table:table-cell table:number-columns-repeated="3" office:value-type="float" office:value="41.635" calcext:value-type="float">
            <text:p>41,635</text:p>
          </table:table-cell>
          <table:table-cell office:value-type="float" office:value="41.445" calcext:value-type="float">
            <text:p>41,445</text:p>
          </table:table-cell>
          <table:table-cell office:value-type="float" office:value="41.065" calcext:value-type="float">
            <text:p>41,065</text:p>
          </table:table-cell>
          <table:table-cell table:number-columns-repeated="2" office:value-type="float" office:value="40.875" calcext:value-type="float">
            <text:p>40,875</text:p>
          </table:table-cell>
          <table:table-cell table:number-columns-repeated="2" office:value-type="float" office:value="41.065" calcext:value-type="float">
            <text:p>41,065</text:p>
          </table:table-cell>
        </table:table-row>
        <table:table-row table:style-name="ro1">
          <table:table-cell office:value-type="float" office:value="41.445" calcext:value-type="float">
            <text:p>41,445</text:p>
          </table:table-cell>
          <table:table-cell office:value-type="float" office:value="42.966" calcext:value-type="float">
            <text:p>42,96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4.487" calcext:value-type="float">
            <text:p>44,487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205" calcext:value-type="float">
            <text:p>42,205</text:p>
          </table:table-cell>
          <table:table-cell office:value-type="float" office:value="41.635" calcext:value-type="float">
            <text:p>41,635</text:p>
          </table:table-cell>
          <table:table-cell office:value-type="float" office:value="41.255" calcext:value-type="float">
            <text:p>41,255</text:p>
          </table:table-cell>
          <table:table-cell office:value-type="float" office:value="40.494" calcext:value-type="float">
            <text:p>40,494</text:p>
          </table:table-cell>
          <table:table-cell table:number-columns-repeated="2" office:value-type="float" office:value="41.065" calcext:value-type="float">
            <text:p>41,065</text:p>
          </table:table-cell>
          <table:table-cell table:number-columns-repeated="2" office:value-type="float" office:value="41.255" calcext:value-type="float">
            <text:p>41,255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065" calcext:value-type="float">
            <text:p>41,065</text:p>
          </table:table-cell>
          <table:table-cell table:number-columns-repeated="3" office:value-type="float" office:value="41.255" calcext:value-type="float">
            <text:p>41,255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684" calcext:value-type="float">
            <text:p>40,684</text:p>
          </table:table-cell>
          <table:table-cell table:number-columns-repeated="2" office:value-type="float" office:value="40.494" calcext:value-type="float">
            <text:p>40,494</text:p>
          </table:table-cell>
          <table:table-cell table:number-columns-repeated="2" office:value-type="float" office:value="40.684" calcext:value-type="float">
            <text:p>40,684</text:p>
          </table:table-cell>
        </table:table-row>
        <table:table-row table:style-name="ro1">
          <table:table-cell office:value-type="float" office:value="41.825" calcext:value-type="float">
            <text:p>41,825</text:p>
          </table:table-cell>
          <table:table-cell office:value-type="float" office:value="43.346" calcext:value-type="float">
            <text:p>43,34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4.297" calcext:value-type="float">
            <text:p>44,297</text:p>
          </table:table-cell>
          <table:table-cell office:value-type="float" office:value="42.966" calcext:value-type="float">
            <text:p>42,966</text:p>
          </table:table-cell>
          <table:table-cell office:value-type="float" office:value="42.015" calcext:value-type="float">
            <text:p>42,015</text:p>
          </table:table-cell>
          <table:table-cell office:value-type="float" office:value="41.445" calcext:value-type="float">
            <text:p>41,445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494" calcext:value-type="float">
            <text:p>40,494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875" calcext:value-type="float">
            <text:p>40,875</text:p>
          </table:table-cell>
          <table:table-cell table:number-columns-repeated="2" office:value-type="float" office:value="41.065" calcext:value-type="float">
            <text:p>41,065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065" calcext:value-type="float">
            <text:p>41,065</text:p>
          </table:table-cell>
          <table:table-cell table:number-columns-repeated="3" office:value-type="float" office:value="41.255" calcext:value-type="float">
            <text:p>41,255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684" calcext:value-type="float">
            <text:p>40,684</text:p>
          </table:table-cell>
          <table:table-cell table:number-columns-repeated="2" office:value-type="float" office:value="40.494" calcext:value-type="float">
            <text:p>40,494</text:p>
          </table:table-cell>
          <table:table-cell table:number-columns-repeated="2" office:value-type="float" office:value="40.684" calcext:value-type="float">
            <text:p>40,684</text:p>
          </table:table-cell>
        </table:table-row>
        <table:table-row table:style-name="ro1">
          <table:table-cell table:number-columns-repeated="2" office:value-type="float" office:value="42.395" calcext:value-type="float">
            <text:p>42,395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726" calcext:value-type="float">
            <text:p>43,72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1.825" calcext:value-type="float">
            <text:p>41,825</text:p>
          </table:table-cell>
          <table:table-cell office:value-type="float" office:value="41.445" calcext:value-type="float">
            <text:p>41,445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445" calcext:value-type="float">
            <text:p>41,445</text:p>
          </table:table-cell>
          <table:table-cell office:value-type="float" office:value="41.255" calcext:value-type="float">
            <text:p>41,255</text:p>
          </table:table-cell>
          <table:table-cell table:number-columns-repeated="2" office:value-type="float" office:value="41.065" calcext:value-type="float">
            <text:p>41,065</text:p>
          </table:table-cell>
          <table:table-cell office:value-type="float" office:value="40.875" calcext:value-type="float">
            <text:p>40,875</text:p>
          </table:table-cell>
          <table:table-cell office:value-type="float" office:value="41.065" calcext:value-type="float">
            <text:p>41,065</text:p>
          </table:table-cell>
          <table:table-cell table:number-columns-repeated="3" office:value-type="float" office:value="41.255" calcext:value-type="float">
            <text:p>41,255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684" calcext:value-type="float">
            <text:p>40,684</text:p>
          </table:table-cell>
          <table:table-cell table:number-columns-repeated="2" office:value-type="float" office:value="40.494" calcext:value-type="float">
            <text:p>40,494</text:p>
          </table:table-cell>
          <table:table-cell table:number-columns-repeated="2" office:value-type="float" office:value="40.684" calcext:value-type="float">
            <text:p>40,684</text:p>
          </table:table-cell>
        </table:table-row>
        <table:table-row table:style-name="ro1">
          <table:table-cell office:value-type="float" office:value="42.015" calcext:value-type="float">
            <text:p>42,015</text:p>
          </table:table-cell>
          <table:table-cell office:value-type="float" office:value="42.395" calcext:value-type="float">
            <text:p>42,395</text:p>
          </table:table-cell>
          <table:table-cell office:value-type="float" office:value="43.156" calcext:value-type="float">
            <text:p>43,156</text:p>
          </table:table-cell>
          <table:table-cell table:number-columns-repeated="2" office:value-type="float" office:value="43.536" calcext:value-type="float">
            <text:p>43,53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684" calcext:value-type="float">
            <text:p>40,684</text:p>
          </table:table-cell>
          <table:table-cell office:value-type="float" office:value="40.494" calcext:value-type="float">
            <text:p>40,494</text:p>
          </table:table-cell>
          <table:table-cell office:value-type="float" office:value="41.065" calcext:value-type="float">
            <text:p>41,065</text:p>
          </table:table-cell>
          <table:table-cell office:value-type="float" office:value="41.255" calcext:value-type="float">
            <text:p>41,255</text:p>
          </table:table-cell>
          <table:table-cell table:number-columns-repeated="2" office:value-type="float" office:value="40.875" calcext:value-type="float">
            <text:p>40,875</text:p>
          </table:table-cell>
          <table:table-cell office:value-type="float" office:value="40.684" calcext:value-type="float">
            <text:p>40,684</text:p>
          </table:table-cell>
          <table:table-cell office:value-type="float" office:value="40.875" calcext:value-type="float">
            <text:p>40,875</text:p>
          </table:table-cell>
          <table:table-cell table:number-columns-repeated="3" office:value-type="float" office:value="41.065" calcext:value-type="float">
            <text:p>41,065</text:p>
          </table:table-cell>
          <table:table-cell office:value-type="float" office:value="40.875" calcext:value-type="float">
            <text:p>40,875</text:p>
          </table:table-cell>
          <table:table-cell office:value-type="float" office:value="40.494" calcext:value-type="float">
            <text:p>40,494</text:p>
          </table:table-cell>
          <table:table-cell table:number-columns-repeated="2" office:value-type="float" office:value="40.304" calcext:value-type="float">
            <text:p>40,304</text:p>
          </table:table-cell>
          <table:table-cell table:number-columns-repeated="2" office:value-type="float" office:value="40.494" calcext:value-type="float">
            <text:p>40,494</text:p>
          </table:table-cell>
        </table:table-row>
        <table:table-row table:style-name="ro1">
          <table:table-cell office:value-type="float" office:value="42.205" calcext:value-type="float">
            <text:p>42,205</text:p>
          </table:table-cell>
          <table:table-cell office:value-type="float" office:value="42.586" calcext:value-type="float">
            <text:p>42,58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726" calcext:value-type="float">
            <text:p>43,72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2.205" calcext:value-type="float">
            <text:p>42,205</text:p>
          </table:table-cell>
          <table:table-cell office:value-type="float" office:value="40.684" calcext:value-type="float">
            <text:p>40,684</text:p>
          </table:table-cell>
          <table:table-cell office:value-type="float" office:value="40.304" calcext:value-type="float">
            <text:p>40,304</text:p>
          </table:table-cell>
          <table:table-cell office:value-type="float" office:value="40.114" calcext:value-type="float">
            <text:p>40,114</text:p>
          </table:table-cell>
          <table:table-cell office:value-type="float" office:value="40.684" calcext:value-type="float">
            <text:p>40,684</text:p>
          </table:table-cell>
          <table:table-cell table:number-columns-repeated="3" office:value-type="float" office:value="40.875" calcext:value-type="float">
            <text:p>40,875</text:p>
          </table:table-cell>
          <table:table-cell office:value-type="float" office:value="40.684" calcext:value-type="float">
            <text:p>40,684</text:p>
          </table:table-cell>
          <table:table-cell table:number-columns-repeated="4" office:value-type="float" office:value="40.875" calcext:value-type="float">
            <text:p>40,875</text:p>
          </table:table-cell>
          <table:table-cell office:value-type="float" office:value="40.684" calcext:value-type="float">
            <text:p>40,684</text:p>
          </table:table-cell>
          <table:table-cell table:number-columns-repeated="3" office:value-type="float" office:value="40.304" calcext:value-type="float">
            <text:p>40,304</text:p>
          </table:table-cell>
          <table:table-cell table:number-columns-repeated="2" office:value-type="float" office:value="40.494" calcext:value-type="float">
            <text:p>40,494</text:p>
          </table:table-cell>
        </table:table-row>
        <table:table-row table:style-name="ro1">
          <table:table-cell office:value-type="float" office:value="42.395" calcext:value-type="float">
            <text:p>42,395</text:p>
          </table:table-cell>
          <table:table-cell office:value-type="float" office:value="42.586" calcext:value-type="float">
            <text:p>42,58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3.916" calcext:value-type="float">
            <text:p>43,916</text:p>
          </table:table-cell>
          <table:table-cell office:value-type="float" office:value="43.726" calcext:value-type="float">
            <text:p>43,72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0.875" calcext:value-type="float">
            <text:p>40,875</text:p>
          </table:table-cell>
          <table:table-cell office:value-type="float" office:value="40.684" calcext:value-type="float">
            <text:p>40,684</text:p>
          </table:table-cell>
          <table:table-cell office:value-type="float" office:value="40.494" calcext:value-type="float">
            <text:p>40,494</text:p>
          </table:table-cell>
          <table:table-cell table:number-columns-repeated="4" office:value-type="float" office:value="41.065" calcext:value-type="float">
            <text:p>41,065</text:p>
          </table:table-cell>
          <table:table-cell table:number-columns-repeated="5" office:value-type="float" office:value="40.875" calcext:value-type="float">
            <text:p>40,875</text:p>
          </table:table-cell>
          <table:table-cell office:value-type="float" office:value="40.684" calcext:value-type="float">
            <text:p>40,684</text:p>
          </table:table-cell>
          <table:table-cell table:number-columns-repeated="3" office:value-type="float" office:value="40.304" calcext:value-type="float">
            <text:p>40,304</text:p>
          </table:table-cell>
          <table:table-cell table:number-columns-repeated="2" office:value-type="float" office:value="40.494" calcext:value-type="float">
            <text:p>40,494</text:p>
          </table:table-cell>
        </table:table-row>
        <table:table-row table:style-name="ro1">
          <table:table-cell office:value-type="float" office:value="42.205" calcext:value-type="float">
            <text:p>42,205</text:p>
          </table:table-cell>
          <table:table-cell office:value-type="float" office:value="43.156" calcext:value-type="float">
            <text:p>43,156</text:p>
          </table:table-cell>
          <table:table-cell table:number-columns-repeated="2" office:value-type="float" office:value="43.916" calcext:value-type="float">
            <text:p>43,916</text:p>
          </table:table-cell>
          <table:table-cell office:value-type="float" office:value="43.726" calcext:value-type="float">
            <text:p>43,72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0.875" calcext:value-type="float">
            <text:p>40,875</text:p>
          </table:table-cell>
          <table:table-cell table:number-columns-repeated="2" office:value-type="float" office:value="40.494" calcext:value-type="float">
            <text:p>40,494</text:p>
          </table:table-cell>
          <table:table-cell table:number-columns-repeated="4" office:value-type="float" office:value="41.065" calcext:value-type="float">
            <text:p>41,065</text:p>
          </table:table-cell>
          <table:table-cell table:number-columns-repeated="5" office:value-type="float" office:value="40.875" calcext:value-type="float">
            <text:p>40,875</text:p>
          </table:table-cell>
          <table:table-cell office:value-type="float" office:value="40.684" calcext:value-type="float">
            <text:p>40,684</text:p>
          </table:table-cell>
          <table:table-cell table:number-columns-repeated="3" office:value-type="float" office:value="40.304" calcext:value-type="float">
            <text:p>40,304</text:p>
          </table:table-cell>
          <table:table-cell table:number-columns-repeated="2" office:value-type="float" office:value="40.494" calcext:value-type="float">
            <text:p>40,494</text:p>
          </table:table-cell>
        </table:table-row>
        <table:table-row table:style-name="ro1">
          <table:table-cell office:value-type="float" office:value="42.966" calcext:value-type="float">
            <text:p>42,966</text:p>
          </table:table-cell>
          <table:table-cell office:value-type="float" office:value="44.677" calcext:value-type="float">
            <text:p>44,677</text:p>
          </table:table-cell>
          <table:table-cell office:value-type="float" office:value="44.106" calcext:value-type="float">
            <text:p>44,106</text:p>
          </table:table-cell>
          <table:table-cell office:value-type="float" office:value="43.726" calcext:value-type="float">
            <text:p>43,72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0.875" calcext:value-type="float">
            <text:p>40,875</text:p>
          </table:table-cell>
          <table:table-cell table:number-columns-repeated="2" office:value-type="float" office:value="40.494" calcext:value-type="float">
            <text:p>40,494</text:p>
          </table:table-cell>
          <table:table-cell table:number-columns-repeated="4" office:value-type="float" office:value="41.065" calcext:value-type="float">
            <text:p>41,065</text:p>
          </table:table-cell>
          <table:table-cell table:number-columns-repeated="5" office:value-type="float" office:value="40.875" calcext:value-type="float">
            <text:p>40,875</text:p>
          </table:table-cell>
          <table:table-cell office:value-type="float" office:value="40.684" calcext:value-type="float">
            <text:p>40,684</text:p>
          </table:table-cell>
          <table:table-cell table:number-columns-repeated="3" office:value-type="float" office:value="40.304" calcext:value-type="float">
            <text:p>40,304</text:p>
          </table:table-cell>
          <table:table-cell table:number-columns-repeated="2" office:value-type="float" office:value="40.494" calcext:value-type="float">
            <text:p>40,494</text:p>
          </table:table-cell>
        </table:table-row>
        <table:table-row table:style-name="ro1">
          <table:table-cell office:value-type="float" office:value="43.346" calcext:value-type="float">
            <text:p>43,346</text:p>
          </table:table-cell>
          <table:table-cell office:value-type="float" office:value="44.487" calcext:value-type="float">
            <text:p>44,487</text:p>
          </table:table-cell>
          <table:table-cell office:value-type="float" office:value="44.106" calcext:value-type="float">
            <text:p>44,10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1.445" calcext:value-type="float">
            <text:p>41,445</text:p>
          </table:table-cell>
          <table:table-cell table:number-columns-repeated="6" office:value-type="float" office:value="41.065" calcext:value-type="float">
            <text:p>41,065</text:p>
          </table:table-cell>
          <table:table-cell table:number-columns-repeated="5" office:value-type="float" office:value="40.875" calcext:value-type="float">
            <text:p>40,875</text:p>
          </table:table-cell>
          <table:table-cell office:value-type="float" office:value="40.684" calcext:value-type="float">
            <text:p>40,684</text:p>
          </table:table-cell>
          <table:table-cell table:number-columns-repeated="3" office:value-type="float" office:value="40.304" calcext:value-type="float">
            <text:p>40,304</text:p>
          </table:table-cell>
          <table:table-cell table:number-columns-repeated="2" office:value-type="float" office:value="40.494" calcext:value-type="float">
            <text:p>40,494</text:p>
          </table:table-cell>
        </table:table-row>
        <table:table-row table:style-name="ro1">
          <table:table-cell office:value-type="float" office:value="43.916" calcext:value-type="float">
            <text:p>43,916</text:p>
          </table:table-cell>
          <table:table-cell office:value-type="float" office:value="43.536" calcext:value-type="float">
            <text:p>43,53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1.445" calcext:value-type="float">
            <text:p>41,445</text:p>
          </table:table-cell>
          <table:table-cell table:number-columns-repeated="6" office:value-type="float" office:value="41.255" calcext:value-type="float">
            <text:p>41,255</text:p>
          </table:table-cell>
          <table:table-cell table:number-columns-repeated="6" office:value-type="float" office:value="41.065" calcext:value-type="float">
            <text:p>41,065</text:p>
          </table:table-cell>
          <table:table-cell table:number-columns-repeated="5" office:value-type="float" office:value="40.684" calcext:value-type="float">
            <text:p>40,684</text:p>
          </table:table-cell>
        </table:table-row>
        <table:table-row table:style-name="ro1">
          <table:table-cell office:value-type="float" office:value="44.106" calcext:value-type="float">
            <text:p>44,106</text:p>
          </table:table-cell>
          <table:table-cell office:value-type="float" office:value="43.536" calcext:value-type="float">
            <text:p>43,53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1.445" calcext:value-type="float">
            <text:p>41,445</text:p>
          </table:table-cell>
          <table:table-cell table:number-columns-repeated="2" office:value-type="float" office:value="41.255" calcext:value-type="float">
            <text:p>41,255</text:p>
          </table:table-cell>
          <table:table-cell table:number-columns-repeated="4" office:value-type="float" office:value="41.635" calcext:value-type="float">
            <text:p>41,635</text:p>
          </table:table-cell>
          <table:table-cell table:number-columns-repeated="6" office:value-type="float" office:value="41.445" calcext:value-type="float">
            <text:p>41,445</text:p>
          </table:table-cell>
          <table:table-cell table:number-columns-repeated="5" office:value-type="float" office:value="41.065" calcext:value-type="float">
            <text:p>41,065</text:p>
          </table:table-cell>
        </table:table-row>
        <table:table-row table:style-name="ro1">
          <table:table-cell office:value-type="float" office:value="43.916" calcext:value-type="float">
            <text:p>43,91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2.586" calcext:value-type="float">
            <text:p>42,58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1.825" calcext:value-type="float">
            <text:p>41,825</text:p>
          </table:table-cell>
          <table:table-cell table:number-columns-repeated="2" office:value-type="float" office:value="41.635" calcext:value-type="float">
            <text:p>41,635</text:p>
          </table:table-cell>
          <table:table-cell table:number-columns-repeated="10" office:value-type="float" office:value="42.015" calcext:value-type="float">
            <text:p>42,015</text:p>
          </table:table-cell>
          <table:table-cell table:number-columns-repeated="5" office:value-type="float" office:value="41.635" calcext:value-type="float">
            <text:p>41,635</text:p>
          </table:table-cell>
        </table:table-row>
        <table:table-row table:style-name="ro1">
          <table:table-cell office:value-type="float" office:value="44.106" calcext:value-type="float">
            <text:p>44,106</text:p>
          </table:table-cell>
          <table:table-cell office:value-type="float" office:value="43.346" calcext:value-type="float">
            <text:p>43,346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395" calcext:value-type="float">
            <text:p>42,395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1.825" calcext:value-type="float">
            <text:p>41,825</text:p>
          </table:table-cell>
          <table:table-cell table:number-columns-repeated="2" office:value-type="float" office:value="41.635" calcext:value-type="float">
            <text:p>41,635</text:p>
          </table:table-cell>
          <table:table-cell table:number-columns-repeated="10" office:value-type="float" office:value="42.015" calcext:value-type="float">
            <text:p>42,015</text:p>
          </table:table-cell>
          <table:table-cell table:number-columns-repeated="5" office:value-type="float" office:value="41.635" calcext:value-type="float">
            <text:p>41,635</text:p>
          </table:table-cell>
        </table:table-row>
        <table:table-row table:style-name="ro1">
          <table:table-cell office:value-type="float" office:value="43.346" calcext:value-type="float">
            <text:p>43,34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395" calcext:value-type="float">
            <text:p>42,395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1.635" calcext:value-type="float">
            <text:p>41,635</text:p>
          </table:table-cell>
          <table:table-cell table:number-columns-repeated="2" office:value-type="float" office:value="41.445" calcext:value-type="float">
            <text:p>41,445</text:p>
          </table:table-cell>
          <table:table-cell table:number-columns-repeated="10" office:value-type="float" office:value="41.825" calcext:value-type="float">
            <text:p>41,825</text:p>
          </table:table-cell>
          <table:table-cell office:value-type="float" office:value="41.635" calcext:value-type="float">
            <text:p>41,635</text:p>
          </table:table-cell>
          <table:table-cell table:number-columns-repeated="4" office:value-type="float" office:value="41.445" calcext:value-type="float">
            <text:p>41,445</text:p>
          </table:table-cell>
        </table:table-row>
        <table:table-row table:style-name="ro1">
          <table:table-cell office:value-type="float" office:value="43.346" calcext:value-type="float">
            <text:p>43,34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1.825" calcext:value-type="float">
            <text:p>41,825</text:p>
          </table:table-cell>
          <table:table-cell office:value-type="float" office:value="42.015" calcext:value-type="float">
            <text:p>42,015</text:p>
          </table:table-cell>
          <table:table-cell office:value-type="float" office:value="42.776" calcext:value-type="float">
            <text:p>42,77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1.635" calcext:value-type="float">
            <text:p>41,635</text:p>
          </table:table-cell>
          <table:table-cell table:number-columns-repeated="2" office:value-type="float" office:value="41.445" calcext:value-type="float">
            <text:p>41,445</text:p>
          </table:table-cell>
          <table:table-cell table:number-columns-repeated="10" office:value-type="float" office:value="41.825" calcext:value-type="float">
            <text:p>41,825</text:p>
          </table:table-cell>
          <table:table-cell office:value-type="float" office:value="41.635" calcext:value-type="float">
            <text:p>41,635</text:p>
          </table:table-cell>
          <table:table-cell table:number-columns-repeated="4" office:value-type="float" office:value="41.445" calcext:value-type="float">
            <text:p>41,445</text:p>
          </table:table-cell>
        </table:table-row>
        <table:table-row table:style-name="ro1">
          <table:table-cell office:value-type="float" office:value="43.346" calcext:value-type="float">
            <text:p>43,346</text:p>
          </table:table-cell>
          <table:table-cell office:value-type="float" office:value="42.966" calcext:value-type="float">
            <text:p>42,966</text:p>
          </table:table-cell>
          <table:table-cell office:value-type="float" office:value="42.015" calcext:value-type="float">
            <text:p>42,015</text:p>
          </table:table-cell>
          <table:table-cell office:value-type="float" office:value="42.395" calcext:value-type="float">
            <text:p>42,395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1.635" calcext:value-type="float">
            <text:p>41,635</text:p>
          </table:table-cell>
          <table:table-cell table:number-columns-repeated="2" office:value-type="float" office:value="41.445" calcext:value-type="float">
            <text:p>41,445</text:p>
          </table:table-cell>
          <table:table-cell table:number-columns-repeated="10" office:value-type="float" office:value="41.825" calcext:value-type="float">
            <text:p>41,825</text:p>
          </table:table-cell>
          <table:table-cell office:value-type="float" office:value="41.635" calcext:value-type="float">
            <text:p>41,635</text:p>
          </table:table-cell>
          <table:table-cell table:number-columns-repeated="4" office:value-type="float" office:value="41.825" calcext:value-type="float">
            <text:p>41,825</text:p>
          </table:table-cell>
        </table:table-row>
        <table:table-row table:style-name="ro1">
          <table:table-cell office:value-type="float" office:value="42.395" calcext:value-type="float">
            <text:p>42,395</text:p>
          </table:table-cell>
          <table:table-cell office:value-type="float" office:value="42.205" calcext:value-type="float">
            <text:p>42,205</text:p>
          </table:table-cell>
          <table:table-cell office:value-type="float" office:value="42.015" calcext:value-type="float">
            <text:p>42,015</text:p>
          </table:table-cell>
          <table:table-cell table:number-columns-repeated="2" office:value-type="float" office:value="42.776" calcext:value-type="float">
            <text:p>42,77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2.015" calcext:value-type="float">
            <text:p>42,015</text:p>
          </table:table-cell>
          <table:table-cell office:value-type="float" office:value="42.395" calcext:value-type="float">
            <text:p>42,395</text:p>
          </table:table-cell>
          <table:table-cell table:number-columns-repeated="9" office:value-type="float" office:value="42.205" calcext:value-type="float">
            <text:p>42,205</text:p>
          </table:table-cell>
          <table:table-cell office:value-type="float" office:value="42.015" calcext:value-type="float">
            <text:p>42,015</text:p>
          </table:table-cell>
          <table:table-cell table:number-columns-repeated="4" office:value-type="float" office:value="42.205" calcext:value-type="float">
            <text:p>42,205</text:p>
          </table:table-cell>
        </table:table-row>
        <table:table-row table:style-name="ro1">
          <table:table-cell office:value-type="float" office:value="42.776" calcext:value-type="float">
            <text:p>42,77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2.015" calcext:value-type="float">
            <text:p>42,015</text:p>
          </table:table-cell>
          <table:table-cell table:number-columns-repeated="3" office:value-type="float" office:value="42.586" calcext:value-type="float">
            <text:p>42,586</text:p>
          </table:table-cell>
          <table:table-cell office:value-type="float" office:value="42.776" calcext:value-type="float">
            <text:p>42,776</text:p>
          </table:table-cell>
          <table:table-cell table:number-columns-repeated="12" office:value-type="float" office:value="42.205" calcext:value-type="float">
            <text:p>42,205</text:p>
          </table:table-cell>
          <table:table-cell office:value-type="float" office:value="42.015" calcext:value-type="float">
            <text:p>42,015</text:p>
          </table:table-cell>
          <table:table-cell table:number-columns-repeated="4" office:value-type="float" office:value="42.205" calcext:value-type="float">
            <text:p>42,205</text:p>
          </table:table-cell>
        </table:table-row>
        <table:table-row table:style-name="ro1">
          <table:table-cell office:value-type="float" office:value="42.966" calcext:value-type="float">
            <text:p>42,966</text:p>
          </table:table-cell>
          <table:table-cell office:value-type="float" office:value="42.586" calcext:value-type="float">
            <text:p>42,586</text:p>
          </table:table-cell>
          <table:table-cell office:value-type="float" office:value="42.015" calcext:value-type="float">
            <text:p>42,015</text:p>
          </table:table-cell>
          <table:table-cell office:value-type="float" office:value="42.205" calcext:value-type="float">
            <text:p>42,205</text:p>
          </table:table-cell>
          <table:table-cell table:number-columns-repeated="2" office:value-type="float" office:value="42.586" calcext:value-type="float">
            <text:p>42,586</text:p>
          </table:table-cell>
          <table:table-cell office:value-type="float" office:value="42.776" calcext:value-type="float">
            <text:p>42,776</text:p>
          </table:table-cell>
          <table:table-cell table:number-columns-repeated="12" office:value-type="float" office:value="42.205" calcext:value-type="float">
            <text:p>42,205</text:p>
          </table:table-cell>
          <table:table-cell office:value-type="float" office:value="42.015" calcext:value-type="float">
            <text:p>42,015</text:p>
          </table:table-cell>
          <table:table-cell table:number-columns-repeated="4" office:value-type="float" office:value="42.205" calcext:value-type="float">
            <text:p>42,205</text:p>
          </table:table-cell>
        </table:table-row>
        <table:table-row table:style-name="ro1">
          <table:table-cell office:value-type="float" office:value="42.776" calcext:value-type="float">
            <text:p>42,776</text:p>
          </table:table-cell>
          <table:table-cell office:value-type="float" office:value="42.395" calcext:value-type="float">
            <text:p>42,395</text:p>
          </table:table-cell>
          <table:table-cell office:value-type="float" office:value="42.586" calcext:value-type="float">
            <text:p>42,586</text:p>
          </table:table-cell>
          <table:table-cell office:value-type="float" office:value="42.776" calcext:value-type="float">
            <text:p>42,776</text:p>
          </table:table-cell>
          <table:table-cell office:value-type="float" office:value="43.156" calcext:value-type="float">
            <text:p>43,156</text:p>
          </table:table-cell>
          <table:table-cell office:value-type="float" office:value="43.536" calcext:value-type="float">
            <text:p>43,536</text:p>
          </table:table-cell>
          <table:table-cell table:number-columns-repeated="13" office:value-type="float" office:value="43.156" calcext:value-type="float">
            <text:p>43,156</text:p>
          </table:table-cell>
          <table:table-cell office:value-type="float" office:value="42.966" calcext:value-type="float">
            <text:p>42,966</text:p>
          </table:table-cell>
          <table:table-cell table:number-columns-repeated="4" office:value-type="float" office:value="43.156" calcext:value-type="float">
            <text:p>43,156</text:p>
          </table:table-cell>
        </table:table-row>
        <table:table-row table:style-name="ro1">
          <table:table-cell office:value-type="float" office:value="43.916" calcext:value-type="float">
            <text:p>43,916</text:p>
          </table:table-cell>
          <table:table-cell table:number-columns-repeated="2" office:value-type="float" office:value="43.536" calcext:value-type="float">
            <text:p>43,536</text:p>
          </table:table-cell>
          <table:table-cell office:value-type="float" office:value="43.726" calcext:value-type="float">
            <text:p>43,726</text:p>
          </table:table-cell>
          <table:table-cell table:number-columns-repeated="2" office:value-type="float" office:value="44.106" calcext:value-type="float">
            <text:p>44,106</text:p>
          </table:table-cell>
          <table:table-cell office:value-type="float" office:value="43.916" calcext:value-type="float">
            <text:p>43,916</text:p>
          </table:table-cell>
          <table:table-cell table:number-columns-repeated="12" office:value-type="float" office:value="44.106" calcext:value-type="float">
            <text:p>44,106</text:p>
          </table:table-cell>
          <table:table-cell office:value-type="float" office:value="43.916" calcext:value-type="float">
            <text:p>43,916</text:p>
          </table:table-cell>
          <table:table-cell table:number-columns-repeated="4" office:value-type="float" office:value="44.106" calcext:value-type="float">
            <text:p>44,106</text:p>
          </table:table-cell>
        </table:table-row>
        <table:table-row table:style-name="ro1">
          <table:table-cell office:value-type="float" office:value="43.916" calcext:value-type="float">
            <text:p>43,916</text:p>
          </table:table-cell>
          <table:table-cell table:number-columns-repeated="2" office:value-type="float" office:value="43.536" calcext:value-type="float">
            <text:p>43,536</text:p>
          </table:table-cell>
          <table:table-cell office:value-type="float" office:value="43.726" calcext:value-type="float">
            <text:p>43,726</text:p>
          </table:table-cell>
          <table:table-cell table:number-columns-repeated="2" office:value-type="float" office:value="44.106" calcext:value-type="float">
            <text:p>44,106</text:p>
          </table:table-cell>
          <table:table-cell office:value-type="float" office:value="43.916" calcext:value-type="float">
            <text:p>43,916</text:p>
          </table:table-cell>
          <table:table-cell table:number-columns-repeated="3" office:value-type="float" office:value="44.106" calcext:value-type="float">
            <text:p>44,106</text:p>
          </table:table-cell>
          <table:table-cell table:number-columns-repeated="9" office:value-type="float" office:value="44.867" calcext:value-type="float">
            <text:p>44,867</text:p>
          </table:table-cell>
          <table:table-cell office:value-type="float" office:value="44.677" calcext:value-type="float">
            <text:p>44,677</text:p>
          </table:table-cell>
          <table:table-cell table:number-columns-repeated="4" office:value-type="float" office:value="44.867" calcext:value-type="float">
            <text:p>44,867</text:p>
          </table:table-cell>
        </table:table-row>
        <table:table-row table:style-name="ro1">
          <table:table-cell office:value-type="float" office:value="44.677" calcext:value-type="float">
            <text:p>44,677</text:p>
          </table:table-cell>
          <table:table-cell table:number-columns-repeated="2" office:value-type="float" office:value="44.297" calcext:value-type="float">
            <text:p>44,297</text:p>
          </table:table-cell>
          <table:table-cell table:number-columns-repeated="3" office:value-type="float" office:value="44.867" calcext:value-type="float">
            <text:p>44,867</text:p>
          </table:table-cell>
          <table:table-cell office:value-type="float" office:value="44.677" calcext:value-type="float">
            <text:p>44,677</text:p>
          </table:table-cell>
          <table:table-cell table:number-columns-repeated="3" office:value-type="float" office:value="45.247" calcext:value-type="float">
            <text:p>45,247</text:p>
          </table:table-cell>
          <table:table-cell table:number-columns-repeated="9" office:value-type="float" office:value="46.008" calcext:value-type="float">
            <text:p>46,008</text:p>
          </table:table-cell>
          <table:table-cell office:value-type="float" office:value="45.817" calcext:value-type="float">
            <text:p>45,817</text:p>
          </table:table-cell>
          <table:table-cell table:number-columns-repeated="4" office:value-type="float" office:value="46.008" calcext:value-type="float">
            <text:p>46,008</text:p>
          </table:table-cell>
        </table:table-row>
        <table:table-row table:style-name="ro1">
          <table:table-cell office:value-type="float" office:value="45.247" calcext:value-type="float">
            <text:p>45,247</text:p>
          </table:table-cell>
          <table:table-cell table:number-columns-repeated="2" office:value-type="float" office:value="45.627" calcext:value-type="float">
            <text:p>45,627</text:p>
          </table:table-cell>
          <table:table-cell table:number-columns-repeated="3" office:value-type="float" office:value="46.198" calcext:value-type="float">
            <text:p>46,198</text:p>
          </table:table-cell>
          <table:table-cell table:number-columns-repeated="13" office:value-type="float" office:value="46.008" calcext:value-type="float">
            <text:p>46,008</text:p>
          </table:table-cell>
          <table:table-cell office:value-type="float" office:value="45.817" calcext:value-type="float">
            <text:p>45,817</text:p>
          </table:table-cell>
          <table:table-cell table:number-columns-repeated="4" office:value-type="float" office:value="46.008" calcext:value-type="float">
            <text:p>46,008</text:p>
          </table:table-cell>
        </table:table-row>
        <table:table-row table:style-name="ro1">
          <table:table-cell table:number-columns-repeated="3" office:value-type="float" office:value="45.817" calcext:value-type="float">
            <text:p>45,817</text:p>
          </table:table-cell>
          <table:table-cell table:number-columns-repeated="3" office:value-type="float" office:value="46.388" calcext:value-type="float">
            <text:p>46,388</text:p>
          </table:table-cell>
          <table:table-cell table:number-columns-repeated="13" office:value-type="float" office:value="46.198" calcext:value-type="float">
            <text:p>46,198</text:p>
          </table:table-cell>
          <table:table-cell table:number-columns-repeated="5" office:value-type="float" office:value="46.008" calcext:value-type="float">
            <text:p>46,008</text:p>
          </table:table-cell>
        </table:table-row>
        <table:table-row table:style-name="ro1">
          <table:table-cell table:number-columns-repeated="3" office:value-type="float" office:value="46.008" calcext:value-type="float">
            <text:p>46,008</text:p>
          </table:table-cell>
          <table:table-cell table:number-columns-repeated="3" office:value-type="float" office:value="46.578" calcext:value-type="float">
            <text:p>46,578</text:p>
          </table:table-cell>
          <table:table-cell table:number-columns-repeated="13" office:value-type="float" office:value="46.388" calcext:value-type="float">
            <text:p>46,388</text:p>
          </table:table-cell>
          <table:table-cell table:number-columns-repeated="5" office:value-type="float" office:value="46.198" calcext:value-type="float">
            <text:p>46,198</text:p>
          </table:table-cell>
        </table:table-row>
        <table:table-row table:style-name="ro1">
          <table:table-cell table:number-columns-repeated="3" office:value-type="float" office:value="46.198" calcext:value-type="float">
            <text:p>46,198</text:p>
          </table:table-cell>
          <table:table-cell table:number-columns-repeated="3" office:value-type="float" office:value="46.578" calcext:value-type="float">
            <text:p>46,578</text:p>
          </table:table-cell>
          <table:table-cell table:number-columns-repeated="18" office:value-type="float" office:value="46.198" calcext:value-type="float">
            <text:p>46,198</text:p>
          </table:table-cell>
        </table:table-row>
        <table:table-row table:style-name="ro1">
          <table:table-cell table:number-columns-repeated="3" office:value-type="float" office:value="46.198" calcext:value-type="float">
            <text:p>46,198</text:p>
          </table:table-cell>
          <table:table-cell table:number-columns-repeated="3" office:value-type="float" office:value="46.578" calcext:value-type="float">
            <text:p>46,578</text:p>
          </table:table-cell>
          <table:table-cell table:number-columns-repeated="18" office:value-type="float" office:value="46.198" calcext:value-type="float">
            <text:p>46,198</text:p>
          </table:table-cell>
        </table:table-row>
        <table:table-row table:style-name="ro1">
          <table:table-cell table:number-columns-repeated="3" office:value-type="float" office:value="46.198" calcext:value-type="float">
            <text:p>46,198</text:p>
          </table:table-cell>
          <table:table-cell table:number-columns-repeated="3" office:value-type="float" office:value="46.578" calcext:value-type="float">
            <text:p>46,578</text:p>
          </table:table-cell>
          <table:table-cell table:number-columns-repeated="18" office:value-type="float" office:value="46.198" calcext:value-type="float">
            <text:p>46,198</text:p>
          </table:table-cell>
        </table:table-row>
        <table:table-row table:style-name="ro1">
          <table:table-cell table:number-columns-repeated="24" office:value-type="float" office:value="44.106" calcext:value-type="float">
            <text:p>44,106</text:p>
          </table:table-cell>
        </table:table-row>
        <table:table-row table:style-name="ro1">
          <table:table-cell table:number-columns-repeated="24" office:value-type="float" office:value="43.346" calcext:value-type="float">
            <text:p>43,346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8.247" calcext:value-type="float">
            <text:p>48,247</text:p>
          </table:table-cell>
          <table:table-cell office:value-type="float" office:value="48.041" calcext:value-type="float">
            <text:p>48,041</text:p>
          </table:table-cell>
          <table:table-cell office:value-type="float" office:value="49.691" calcext:value-type="float">
            <text:p>49,691</text:p>
          </table:table-cell>
          <table:table-cell office:value-type="float" office:value="49.278" calcext:value-type="float">
            <text:p>49,278</text:p>
          </table:table-cell>
          <table:table-cell office:value-type="float" office:value="47.629" calcext:value-type="float">
            <text:p>47,629</text:p>
          </table:table-cell>
          <table:table-cell office:value-type="float" office:value="48.041" calcext:value-type="float">
            <text:p>48,041</text:p>
          </table:table-cell>
          <table:table-cell office:value-type="float" office:value="47.01" calcext:value-type="float">
            <text:p>47,01</text:p>
          </table:table-cell>
          <table:table-cell office:value-type="float" office:value="43.918" calcext:value-type="float">
            <text:p>43,918</text:p>
          </table:table-cell>
          <table:table-cell office:value-type="float" office:value="43.299" calcext:value-type="float">
            <text:p>43,299</text:p>
          </table:table-cell>
          <table:table-cell office:value-type="float" office:value="44.536" calcext:value-type="float">
            <text:p>44,536</text:p>
          </table:table-cell>
          <table:table-cell office:value-type="float" office:value="43.918" calcext:value-type="float">
            <text:p>43,918</text:p>
          </table:table-cell>
          <table:table-cell table:number-columns-repeated="2" office:value-type="float" office:value="44.742" calcext:value-type="float">
            <text:p>44,742</text:p>
          </table:table-cell>
          <table:table-cell table:number-columns-repeated="2" office:value-type="float" office:value="44.948" calcext:value-type="float">
            <text:p>44,948</text:p>
          </table:table-cell>
          <table:table-cell table:number-columns-repeated="2" office:value-type="float" office:value="44.742" calcext:value-type="float">
            <text:p>44,742</text:p>
          </table:table-cell>
          <table:table-cell table:number-columns-repeated="2" office:value-type="float" office:value="43.505" calcext:value-type="float">
            <text:p>43,505</text:p>
          </table:table-cell>
          <table:table-cell office:value-type="float" office:value="43.093" calcext:value-type="float">
            <text:p>43,093</text:p>
          </table:table-cell>
          <table:table-cell office:value-type="float" office:value="42.887" calcext:value-type="float">
            <text:p>42,887</text:p>
          </table:table-cell>
          <table:table-cell office:value-type="float" office:value="44.124" calcext:value-type="float">
            <text:p>44,124</text:p>
          </table:table-cell>
          <table:table-cell office:value-type="float" office:value="45.155" calcext:value-type="float">
            <text:p>45,155</text:p>
          </table:table-cell>
          <table:table-cell office:value-type="float" office:value="46.804" calcext:value-type="float">
            <text:p>46,804</text:p>
          </table:table-cell>
        </table:table-row>
        <table:table-row table:style-name="ro1">
          <table:table-cell office:value-type="float" office:value="48.247" calcext:value-type="float">
            <text:p>48,247</text:p>
          </table:table-cell>
          <table:table-cell office:value-type="float" office:value="48.041" calcext:value-type="float">
            <text:p>48,041</text:p>
          </table:table-cell>
          <table:table-cell office:value-type="float" office:value="49.691" calcext:value-type="float">
            <text:p>49,691</text:p>
          </table:table-cell>
          <table:table-cell office:value-type="float" office:value="49.278" calcext:value-type="float">
            <text:p>49,278</text:p>
          </table:table-cell>
          <table:table-cell office:value-type="float" office:value="47.629" calcext:value-type="float">
            <text:p>47,629</text:p>
          </table:table-cell>
          <table:table-cell office:value-type="float" office:value="48.041" calcext:value-type="float">
            <text:p>48,041</text:p>
          </table:table-cell>
          <table:table-cell office:value-type="float" office:value="47.01" calcext:value-type="float">
            <text:p>47,01</text:p>
          </table:table-cell>
          <table:table-cell office:value-type="float" office:value="43.918" calcext:value-type="float">
            <text:p>43,918</text:p>
          </table:table-cell>
          <table:table-cell office:value-type="float" office:value="43.299" calcext:value-type="float">
            <text:p>43,299</text:p>
          </table:table-cell>
          <table:table-cell office:value-type="float" office:value="44.536" calcext:value-type="float">
            <text:p>44,536</text:p>
          </table:table-cell>
          <table:table-cell office:value-type="float" office:value="43.918" calcext:value-type="float">
            <text:p>43,918</text:p>
          </table:table-cell>
          <table:table-cell table:number-columns-repeated="2" office:value-type="float" office:value="44.742" calcext:value-type="float">
            <text:p>44,742</text:p>
          </table:table-cell>
          <table:table-cell table:number-columns-repeated="2" office:value-type="float" office:value="44.948" calcext:value-type="float">
            <text:p>44,948</text:p>
          </table:table-cell>
          <table:table-cell table:number-columns-repeated="2" office:value-type="float" office:value="44.742" calcext:value-type="float">
            <text:p>44,742</text:p>
          </table:table-cell>
          <table:table-cell table:number-columns-repeated="2" office:value-type="float" office:value="43.505" calcext:value-type="float">
            <text:p>43,505</text:p>
          </table:table-cell>
          <table:table-cell office:value-type="float" office:value="43.093" calcext:value-type="float">
            <text:p>43,093</text:p>
          </table:table-cell>
          <table:table-cell office:value-type="float" office:value="42.887" calcext:value-type="float">
            <text:p>42,887</text:p>
          </table:table-cell>
          <table:table-cell office:value-type="float" office:value="44.124" calcext:value-type="float">
            <text:p>44,124</text:p>
          </table:table-cell>
          <table:table-cell office:value-type="float" office:value="45.155" calcext:value-type="float">
            <text:p>45,155</text:p>
          </table:table-cell>
          <table:table-cell office:value-type="float" office:value="46.804" calcext:value-type="float">
            <text:p>46,804</text:p>
          </table:table-cell>
        </table:table-row>
        <table:table-row table:style-name="ro1">
          <table:table-cell office:value-type="float" office:value="48.247" calcext:value-type="float">
            <text:p>48,247</text:p>
          </table:table-cell>
          <table:table-cell office:value-type="float" office:value="48.041" calcext:value-type="float">
            <text:p>48,041</text:p>
          </table:table-cell>
          <table:table-cell office:value-type="float" office:value="49.691" calcext:value-type="float">
            <text:p>49,691</text:p>
          </table:table-cell>
          <table:table-cell office:value-type="float" office:value="49.278" calcext:value-type="float">
            <text:p>49,278</text:p>
          </table:table-cell>
          <table:table-cell office:value-type="float" office:value="47.629" calcext:value-type="float">
            <text:p>47,629</text:p>
          </table:table-cell>
          <table:table-cell office:value-type="float" office:value="48.041" calcext:value-type="float">
            <text:p>48,041</text:p>
          </table:table-cell>
          <table:table-cell office:value-type="float" office:value="47.01" calcext:value-type="float">
            <text:p>47,01</text:p>
          </table:table-cell>
          <table:table-cell office:value-type="float" office:value="43.918" calcext:value-type="float">
            <text:p>43,918</text:p>
          </table:table-cell>
          <table:table-cell office:value-type="float" office:value="43.299" calcext:value-type="float">
            <text:p>43,299</text:p>
          </table:table-cell>
          <table:table-cell office:value-type="float" office:value="44.536" calcext:value-type="float">
            <text:p>44,536</text:p>
          </table:table-cell>
          <table:table-cell office:value-type="float" office:value="43.918" calcext:value-type="float">
            <text:p>43,918</text:p>
          </table:table-cell>
          <table:table-cell table:number-columns-repeated="2" office:value-type="float" office:value="43.505" calcext:value-type="float">
            <text:p>43,505</text:p>
          </table:table-cell>
          <table:table-cell table:number-columns-repeated="2" office:value-type="float" office:value="43.711" calcext:value-type="float">
            <text:p>43,711</text:p>
          </table:table-cell>
          <table:table-cell table:number-columns-repeated="4" office:value-type="float" office:value="43.505" calcext:value-type="float">
            <text:p>43,505</text:p>
          </table:table-cell>
          <table:table-cell office:value-type="float" office:value="43.093" calcext:value-type="float">
            <text:p>43,093</text:p>
          </table:table-cell>
          <table:table-cell office:value-type="float" office:value="42.887" calcext:value-type="float">
            <text:p>42,887</text:p>
          </table:table-cell>
          <table:table-cell office:value-type="float" office:value="44.124" calcext:value-type="float">
            <text:p>44,124</text:p>
          </table:table-cell>
          <table:table-cell office:value-type="float" office:value="45.155" calcext:value-type="float">
            <text:p>45,155</text:p>
          </table:table-cell>
          <table:table-cell office:value-type="float" office:value="46.804" calcext:value-type="float">
            <text:p>46,804</text:p>
          </table:table-cell>
        </table:table-row>
        <table:table-row table:style-name="ro1">
          <table:table-cell office:value-type="float" office:value="48.041" calcext:value-type="float">
            <text:p>48,041</text:p>
          </table:table-cell>
          <table:table-cell office:value-type="float" office:value="47.835" calcext:value-type="float">
            <text:p>47,835</text:p>
          </table:table-cell>
          <table:table-cell office:value-type="float" office:value="49.691" calcext:value-type="float">
            <text:p>49,691</text:p>
          </table:table-cell>
          <table:table-cell office:value-type="float" office:value="49.278" calcext:value-type="float">
            <text:p>49,278</text:p>
          </table:table-cell>
          <table:table-cell office:value-type="float" office:value="47.629" calcext:value-type="float">
            <text:p>47,629</text:p>
          </table:table-cell>
          <table:table-cell office:value-type="float" office:value="48.041" calcext:value-type="float">
            <text:p>48,041</text:p>
          </table:table-cell>
          <table:table-cell office:value-type="float" office:value="47.216" calcext:value-type="float">
            <text:p>47,216</text:p>
          </table:table-cell>
          <table:table-cell office:value-type="float" office:value="44.33" calcext:value-type="float">
            <text:p>44,33</text:p>
          </table:table-cell>
          <table:table-cell office:value-type="float" office:value="43.711" calcext:value-type="float">
            <text:p>43,711</text:p>
          </table:table-cell>
          <table:table-cell office:value-type="float" office:value="44.536" calcext:value-type="float">
            <text:p>44,536</text:p>
          </table:table-cell>
          <table:table-cell office:value-type="float" office:value="43.918" calcext:value-type="float">
            <text:p>43,918</text:p>
          </table:table-cell>
          <table:table-cell table:number-columns-repeated="2" office:value-type="float" office:value="43.505" calcext:value-type="float">
            <text:p>43,505</text:p>
          </table:table-cell>
          <table:table-cell table:number-columns-repeated="2" office:value-type="float" office:value="43.711" calcext:value-type="float">
            <text:p>43,711</text:p>
          </table:table-cell>
          <table:table-cell table:number-columns-repeated="3" office:value-type="float" office:value="43.505" calcext:value-type="float">
            <text:p>43,505</text:p>
          </table:table-cell>
          <table:table-cell office:value-type="float" office:value="43.093" calcext:value-type="float">
            <text:p>43,093</text:p>
          </table:table-cell>
          <table:table-cell office:value-type="float" office:value="42.887" calcext:value-type="float">
            <text:p>42,887</text:p>
          </table:table-cell>
          <table:table-cell office:value-type="float" office:value="42.68" calcext:value-type="float">
            <text:p>42,68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948" calcext:value-type="float">
            <text:p>44,948</text:p>
          </table:table-cell>
          <table:table-cell office:value-type="float" office:value="46.598" calcext:value-type="float">
            <text:p>46,598</text:p>
          </table:table-cell>
        </table:table-row>
        <table:table-row table:style-name="ro1">
          <table:table-cell office:value-type="float" office:value="48.041" calcext:value-type="float">
            <text:p>48,041</text:p>
          </table:table-cell>
          <table:table-cell office:value-type="float" office:value="47.835" calcext:value-type="float">
            <text:p>47,835</text:p>
          </table:table-cell>
          <table:table-cell office:value-type="float" office:value="49.691" calcext:value-type="float">
            <text:p>49,691</text:p>
          </table:table-cell>
          <table:table-cell office:value-type="float" office:value="49.278" calcext:value-type="float">
            <text:p>49,278</text:p>
          </table:table-cell>
          <table:table-cell office:value-type="float" office:value="47.423" calcext:value-type="float">
            <text:p>47,423</text:p>
          </table:table-cell>
          <table:table-cell office:value-type="float" office:value="48.041" calcext:value-type="float">
            <text:p>48,041</text:p>
          </table:table-cell>
          <table:table-cell office:value-type="float" office:value="47.216" calcext:value-type="float">
            <text:p>47,216</text:p>
          </table:table-cell>
          <table:table-cell office:value-type="float" office:value="44.536" calcext:value-type="float">
            <text:p>44,536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124" calcext:value-type="float">
            <text:p>44,124</text:p>
          </table:table-cell>
          <table:table-cell office:value-type="float" office:value="43.918" calcext:value-type="float">
            <text:p>43,918</text:p>
          </table:table-cell>
          <table:table-cell table:number-columns-repeated="2" office:value-type="float" office:value="43.505" calcext:value-type="float">
            <text:p>43,505</text:p>
          </table:table-cell>
          <table:table-cell table:number-columns-repeated="2" office:value-type="float" office:value="43.711" calcext:value-type="float">
            <text:p>43,711</text:p>
          </table:table-cell>
          <table:table-cell table:number-columns-repeated="3" office:value-type="float" office:value="43.505" calcext:value-type="float">
            <text:p>43,505</text:p>
          </table:table-cell>
          <table:table-cell office:value-type="float" office:value="43.093" calcext:value-type="float">
            <text:p>43,093</text:p>
          </table:table-cell>
          <table:table-cell office:value-type="float" office:value="42.887" calcext:value-type="float">
            <text:p>42,887</text:p>
          </table:table-cell>
          <table:table-cell office:value-type="float" office:value="42.68" calcext:value-type="float">
            <text:p>42,68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948" calcext:value-type="float">
            <text:p>44,948</text:p>
          </table:table-cell>
          <table:table-cell office:value-type="float" office:value="46.598" calcext:value-type="float">
            <text:p>46,598</text:p>
          </table:table-cell>
        </table:table-row>
        <table:table-row table:style-name="ro1">
          <table:table-cell office:value-type="float" office:value="48.247" calcext:value-type="float">
            <text:p>48,247</text:p>
          </table:table-cell>
          <table:table-cell office:value-type="float" office:value="47.629" calcext:value-type="float">
            <text:p>47,629</text:p>
          </table:table-cell>
          <table:table-cell office:value-type="float" office:value="49.485" calcext:value-type="float">
            <text:p>49,485</text:p>
          </table:table-cell>
          <table:table-cell office:value-type="float" office:value="49.072" calcext:value-type="float">
            <text:p>49,072</text:p>
          </table:table-cell>
          <table:table-cell office:value-type="float" office:value="47.216" calcext:value-type="float">
            <text:p>47,216</text:p>
          </table:table-cell>
          <table:table-cell office:value-type="float" office:value="47.835" calcext:value-type="float">
            <text:p>47,835</text:p>
          </table:table-cell>
          <table:table-cell office:value-type="float" office:value="47.423" calcext:value-type="float">
            <text:p>47,423</text:p>
          </table:table-cell>
          <table:table-cell office:value-type="float" office:value="44.742" calcext:value-type="float">
            <text:p>44,74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536" calcext:value-type="float">
            <text:p>44,536</text:p>
          </table:table-cell>
          <table:table-cell office:value-type="float" office:value="43.918" calcext:value-type="float">
            <text:p>43,918</text:p>
          </table:table-cell>
          <table:table-cell table:number-columns-repeated="2" office:value-type="float" office:value="43.505" calcext:value-type="float">
            <text:p>43,505</text:p>
          </table:table-cell>
          <table:table-cell table:number-columns-repeated="2" office:value-type="float" office:value="43.711" calcext:value-type="float">
            <text:p>43,711</text:p>
          </table:table-cell>
          <table:table-cell table:number-columns-repeated="3" office:value-type="float" office:value="43.918" calcext:value-type="float">
            <text:p>43,918</text:p>
          </table:table-cell>
          <table:table-cell office:value-type="float" office:value="43.093" calcext:value-type="float">
            <text:p>43,093</text:p>
          </table:table-cell>
          <table:table-cell office:value-type="float" office:value="42.887" calcext:value-type="float">
            <text:p>42,887</text:p>
          </table:table-cell>
          <table:table-cell office:value-type="float" office:value="42.68" calcext:value-type="float">
            <text:p>42,68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948" calcext:value-type="float">
            <text:p>44,948</text:p>
          </table:table-cell>
          <table:table-cell office:value-type="float" office:value="46.598" calcext:value-type="float">
            <text:p>46,598</text:p>
          </table:table-cell>
        </table:table-row>
        <table:table-row table:style-name="ro1">
          <table:table-cell office:value-type="float" office:value="49.072" calcext:value-type="float">
            <text:p>49,072</text:p>
          </table:table-cell>
          <table:table-cell office:value-type="float" office:value="47.629" calcext:value-type="float">
            <text:p>47,629</text:p>
          </table:table-cell>
          <table:table-cell office:value-type="float" office:value="49.485" calcext:value-type="float">
            <text:p>49,485</text:p>
          </table:table-cell>
          <table:table-cell office:value-type="float" office:value="49.072" calcext:value-type="float">
            <text:p>49,072</text:p>
          </table:table-cell>
          <table:table-cell office:value-type="float" office:value="46.804" calcext:value-type="float">
            <text:p>46,804</text:p>
          </table:table-cell>
          <table:table-cell office:value-type="float" office:value="47.423" calcext:value-type="float">
            <text:p>47,423</text:p>
          </table:table-cell>
          <table:table-cell office:value-type="float" office:value="47.216" calcext:value-type="float">
            <text:p>47,216</text:p>
          </table:table-cell>
          <table:table-cell office:value-type="float" office:value="44.536" calcext:value-type="float">
            <text:p>44,536</text:p>
          </table:table-cell>
          <table:table-cell office:value-type="float" office:value="44.124" calcext:value-type="float">
            <text:p>44,124</text:p>
          </table:table-cell>
          <table:table-cell office:value-type="float" office:value="44.742" calcext:value-type="float">
            <text:p>44,742</text:p>
          </table:table-cell>
          <table:table-cell office:value-type="float" office:value="43.918" calcext:value-type="float">
            <text:p>43,918</text:p>
          </table:table-cell>
          <table:table-cell table:number-columns-repeated="2" office:value-type="float" office:value="43.299" calcext:value-type="float">
            <text:p>43,299</text:p>
          </table:table-cell>
          <table:table-cell table:number-columns-repeated="2" office:value-type="float" office:value="43.505" calcext:value-type="float">
            <text:p>43,505</text:p>
          </table:table-cell>
          <table:table-cell office:value-type="float" office:value="43.711" calcext:value-type="float">
            <text:p>43,711</text:p>
          </table:table-cell>
          <table:table-cell table:number-columns-repeated="2" office:value-type="float" office:value="43.918" calcext:value-type="float">
            <text:p>43,918</text:p>
          </table:table-cell>
          <table:table-cell office:value-type="float" office:value="43.093" calcext:value-type="float">
            <text:p>43,093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299" calcext:value-type="float">
            <text:p>43,299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948" calcext:value-type="float">
            <text:p>44,948</text:p>
          </table:table-cell>
          <table:table-cell office:value-type="float" office:value="46.598" calcext:value-type="float">
            <text:p>46,598</text:p>
          </table:table-cell>
        </table:table-row>
        <table:table-row table:style-name="ro1">
          <table:table-cell office:value-type="float" office:value="48.866" calcext:value-type="float">
            <text:p>48,866</text:p>
          </table:table-cell>
          <table:table-cell office:value-type="float" office:value="47.629" calcext:value-type="float">
            <text:p>47,629</text:p>
          </table:table-cell>
          <table:table-cell office:value-type="float" office:value="49.485" calcext:value-type="float">
            <text:p>49,485</text:p>
          </table:table-cell>
          <table:table-cell office:value-type="float" office:value="49.072" calcext:value-type="float">
            <text:p>49,072</text:p>
          </table:table-cell>
          <table:table-cell office:value-type="float" office:value="46.804" calcext:value-type="float">
            <text:p>46,804</text:p>
          </table:table-cell>
          <table:table-cell office:value-type="float" office:value="47.423" calcext:value-type="float">
            <text:p>47,423</text:p>
          </table:table-cell>
          <table:table-cell office:value-type="float" office:value="47.216" calcext:value-type="float">
            <text:p>47,216</text:p>
          </table:table-cell>
          <table:table-cell office:value-type="float" office:value="44.536" calcext:value-type="float">
            <text:p>44,536</text:p>
          </table:table-cell>
          <table:table-cell office:value-type="float" office:value="43.711" calcext:value-type="float">
            <text:p>43,711</text:p>
          </table:table-cell>
          <table:table-cell office:value-type="float" office:value="44.742" calcext:value-type="float">
            <text:p>44,742</text:p>
          </table:table-cell>
          <table:table-cell office:value-type="float" office:value="43.918" calcext:value-type="float">
            <text:p>43,918</text:p>
          </table:table-cell>
          <table:table-cell table:number-columns-repeated="2" office:value-type="float" office:value="43.299" calcext:value-type="float">
            <text:p>43,299</text:p>
          </table:table-cell>
          <table:table-cell table:number-columns-repeated="2" office:value-type="float" office:value="43.505" calcext:value-type="float">
            <text:p>43,505</text:p>
          </table:table-cell>
          <table:table-cell office:value-type="float" office:value="43.711" calcext:value-type="float">
            <text:p>43,711</text:p>
          </table:table-cell>
          <table:table-cell table:number-columns-repeated="2" office:value-type="float" office:value="43.918" calcext:value-type="float">
            <text:p>43,918</text:p>
          </table:table-cell>
          <table:table-cell office:value-type="float" office:value="43.093" calcext:value-type="float">
            <text:p>43,093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299" calcext:value-type="float">
            <text:p>43,299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948" calcext:value-type="float">
            <text:p>44,948</text:p>
          </table:table-cell>
          <table:table-cell office:value-type="float" office:value="46.598" calcext:value-type="float">
            <text:p>46,598</text:p>
          </table:table-cell>
        </table:table-row>
        <table:table-row table:style-name="ro1">
          <table:table-cell office:value-type="float" office:value="48.041" calcext:value-type="float">
            <text:p>48,041</text:p>
          </table:table-cell>
          <table:table-cell office:value-type="float" office:value="47.423" calcext:value-type="float">
            <text:p>47,423</text:p>
          </table:table-cell>
          <table:table-cell office:value-type="float" office:value="48.454" calcext:value-type="float">
            <text:p>48,454</text:p>
          </table:table-cell>
          <table:table-cell office:value-type="float" office:value="48.866" calcext:value-type="float">
            <text:p>48,866</text:p>
          </table:table-cell>
          <table:table-cell office:value-type="float" office:value="46.598" calcext:value-type="float">
            <text:p>46,598</text:p>
          </table:table-cell>
          <table:table-cell office:value-type="float" office:value="47.629" calcext:value-type="float">
            <text:p>47,629</text:p>
          </table:table-cell>
          <table:table-cell office:value-type="float" office:value="47.01" calcext:value-type="float">
            <text:p>47,01</text:p>
          </table:table-cell>
          <table:table-cell office:value-type="float" office:value="44.536" calcext:value-type="float">
            <text:p>44,536</text:p>
          </table:table-cell>
          <table:table-cell office:value-type="float" office:value="43.711" calcext:value-type="float">
            <text:p>43,711</text:p>
          </table:table-cell>
          <table:table-cell office:value-type="float" office:value="44.742" calcext:value-type="float">
            <text:p>44,742</text:p>
          </table:table-cell>
          <table:table-cell office:value-type="float" office:value="44.124" calcext:value-type="float">
            <text:p>44,124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299" calcext:value-type="float">
            <text:p>43,299</text:p>
          </table:table-cell>
          <table:table-cell table:number-columns-repeated="2" office:value-type="float" office:value="43.505" calcext:value-type="float">
            <text:p>43,505</text:p>
          </table:table-cell>
          <table:table-cell office:value-type="float" office:value="43.711" calcext:value-type="float">
            <text:p>43,711</text:p>
          </table:table-cell>
          <table:table-cell table:number-columns-repeated="2" office:value-type="float" office:value="43.918" calcext:value-type="float">
            <text:p>43,918</text:p>
          </table:table-cell>
          <table:table-cell office:value-type="float" office:value="43.093" calcext:value-type="float">
            <text:p>43,093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299" calcext:value-type="float">
            <text:p>43,299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948" calcext:value-type="float">
            <text:p>44,948</text:p>
          </table:table-cell>
          <table:table-cell office:value-type="float" office:value="46.598" calcext:value-type="float">
            <text:p>46,598</text:p>
          </table:table-cell>
        </table:table-row>
        <table:table-row table:style-name="ro1">
          <table:table-cell office:value-type="float" office:value="48.041" calcext:value-type="float">
            <text:p>48,041</text:p>
          </table:table-cell>
          <table:table-cell office:value-type="float" office:value="47.216" calcext:value-type="float">
            <text:p>47,216</text:p>
          </table:table-cell>
          <table:table-cell office:value-type="float" office:value="48.454" calcext:value-type="float">
            <text:p>48,454</text:p>
          </table:table-cell>
          <table:table-cell office:value-type="float" office:value="48.66" calcext:value-type="float">
            <text:p>48,66</text:p>
          </table:table-cell>
          <table:table-cell office:value-type="float" office:value="46.598" calcext:value-type="float">
            <text:p>46,598</text:p>
          </table:table-cell>
          <table:table-cell office:value-type="float" office:value="47.629" calcext:value-type="float">
            <text:p>47,629</text:p>
          </table:table-cell>
          <table:table-cell office:value-type="float" office:value="47.01" calcext:value-type="float">
            <text:p>47,01</text:p>
          </table:table-cell>
          <table:table-cell office:value-type="float" office:value="44.742" calcext:value-type="float">
            <text:p>44,742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742" calcext:value-type="float">
            <text:p>44,742</text:p>
          </table:table-cell>
          <table:table-cell office:value-type="float" office:value="44.124" calcext:value-type="float">
            <text:p>44,124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299" calcext:value-type="float">
            <text:p>43,299</text:p>
          </table:table-cell>
          <table:table-cell table:number-columns-repeated="2" office:value-type="float" office:value="43.505" calcext:value-type="float">
            <text:p>43,505</text:p>
          </table:table-cell>
          <table:table-cell office:value-type="float" office:value="43.711" calcext:value-type="float">
            <text:p>43,711</text:p>
          </table:table-cell>
          <table:table-cell table:number-columns-repeated="2" office:value-type="float" office:value="43.918" calcext:value-type="float">
            <text:p>43,918</text:p>
          </table:table-cell>
          <table:table-cell office:value-type="float" office:value="42.474" calcext:value-type="float">
            <text:p>42,474</text:p>
          </table:table-cell>
          <table:table-cell office:value-type="float" office:value="43.505" calcext:value-type="float">
            <text:p>43,505</text:p>
          </table:table-cell>
          <table:table-cell office:value-type="float" office:value="42.68" calcext:value-type="float">
            <text:p>42,68</text:p>
          </table:table-cell>
          <table:table-cell office:value-type="float" office:value="43.299" calcext:value-type="float">
            <text:p>43,299</text:p>
          </table:table-cell>
          <table:table-cell office:value-type="float" office:value="44.33" calcext:value-type="float">
            <text:p>44,33</text:p>
          </table:table-cell>
          <table:table-cell office:value-type="float" office:value="45.979" calcext:value-type="float">
            <text:p>45,979</text:p>
          </table:table-cell>
        </table:table-row>
        <table:table-row table:style-name="ro1">
          <table:table-cell office:value-type="float" office:value="48.041" calcext:value-type="float">
            <text:p>48,041</text:p>
          </table:table-cell>
          <table:table-cell office:value-type="float" office:value="47.216" calcext:value-type="float">
            <text:p>47,216</text:p>
          </table:table-cell>
          <table:table-cell table:number-columns-repeated="2" office:value-type="float" office:value="48.247" calcext:value-type="float">
            <text:p>48,247</text:p>
          </table:table-cell>
          <table:table-cell office:value-type="float" office:value="46.186" calcext:value-type="float">
            <text:p>46,186</text:p>
          </table:table-cell>
          <table:table-cell office:value-type="float" office:value="47.629" calcext:value-type="float">
            <text:p>47,629</text:p>
          </table:table-cell>
          <table:table-cell office:value-type="float" office:value="46.804" calcext:value-type="float">
            <text:p>46,804</text:p>
          </table:table-cell>
          <table:table-cell office:value-type="float" office:value="44.124" calcext:value-type="float">
            <text:p>44,124</text:p>
          </table:table-cell>
          <table:table-cell office:value-type="float" office:value="43.711" calcext:value-type="float">
            <text:p>43,711</text:p>
          </table:table-cell>
          <table:table-cell office:value-type="float" office:value="44.33" calcext:value-type="float">
            <text:p>44,33</text:p>
          </table:table-cell>
          <table:table-cell office:value-type="float" office:value="43.299" calcext:value-type="float">
            <text:p>43,299</text:p>
          </table:table-cell>
          <table:table-cell office:value-type="float" office:value="43.093" calcext:value-type="float">
            <text:p>43,093</text:p>
          </table:table-cell>
          <table:table-cell office:value-type="float" office:value="42.887" calcext:value-type="float">
            <text:p>42,887</text:p>
          </table:table-cell>
          <table:table-cell table:number-columns-repeated="2" office:value-type="float" office:value="43.093" calcext:value-type="float">
            <text:p>43,093</text:p>
          </table:table-cell>
          <table:table-cell office:value-type="float" office:value="43.505" calcext:value-type="float">
            <text:p>43,505</text:p>
          </table:table-cell>
          <table:table-cell table:number-columns-repeated="2" office:value-type="float" office:value="43.299" calcext:value-type="float">
            <text:p>43,299</text:p>
          </table:table-cell>
          <table:table-cell office:value-type="float" office:value="42.474" calcext:value-type="float">
            <text:p>42,474</text:p>
          </table:table-cell>
          <table:table-cell office:value-type="float" office:value="43.505" calcext:value-type="float">
            <text:p>43,505</text:p>
          </table:table-cell>
          <table:table-cell office:value-type="float" office:value="42.68" calcext:value-type="float">
            <text:p>42,68</text:p>
          </table:table-cell>
          <table:table-cell office:value-type="float" office:value="43.299" calcext:value-type="float">
            <text:p>43,299</text:p>
          </table:table-cell>
          <table:table-cell office:value-type="float" office:value="44.536" calcext:value-type="float">
            <text:p>44,536</text:p>
          </table:table-cell>
          <table:table-cell office:value-type="float" office:value="46.186" calcext:value-type="float">
            <text:p>46,186</text:p>
          </table:table-cell>
        </table:table-row>
        <table:table-row table:style-name="ro1">
          <table:table-cell office:value-type="float" office:value="47.629" calcext:value-type="float">
            <text:p>47,629</text:p>
          </table:table-cell>
          <table:table-cell office:value-type="float" office:value="47.216" calcext:value-type="float">
            <text:p>47,216</text:p>
          </table:table-cell>
          <table:table-cell office:value-type="float" office:value="48.247" calcext:value-type="float">
            <text:p>48,247</text:p>
          </table:table-cell>
          <table:table-cell office:value-type="float" office:value="47.835" calcext:value-type="float">
            <text:p>47,835</text:p>
          </table:table-cell>
          <table:table-cell office:value-type="float" office:value="45.979" calcext:value-type="float">
            <text:p>45,979</text:p>
          </table:table-cell>
          <table:table-cell office:value-type="float" office:value="48.041" calcext:value-type="float">
            <text:p>48,041</text:p>
          </table:table-cell>
          <table:table-cell office:value-type="float" office:value="46.598" calcext:value-type="float">
            <text:p>46,598</text:p>
          </table:table-cell>
          <table:table-cell office:value-type="float" office:value="43.918" calcext:value-type="float">
            <text:p>43,918</text:p>
          </table:table-cell>
          <table:table-cell office:value-type="float" office:value="43.505" calcext:value-type="float">
            <text:p>43,505</text:p>
          </table:table-cell>
          <table:table-cell table:number-columns-repeated="3" office:value-type="float" office:value="43.093" calcext:value-type="float">
            <text:p>43,093</text:p>
          </table:table-cell>
          <table:table-cell office:value-type="float" office:value="42.887" calcext:value-type="float">
            <text:p>42,887</text:p>
          </table:table-cell>
          <table:table-cell table:number-columns-repeated="2" office:value-type="float" office:value="43.093" calcext:value-type="float">
            <text:p>43,093</text:p>
          </table:table-cell>
          <table:table-cell office:value-type="float" office:value="43.505" calcext:value-type="float">
            <text:p>43,505</text:p>
          </table:table-cell>
          <table:table-cell table:number-columns-repeated="2" office:value-type="float" office:value="43.299" calcext:value-type="float">
            <text:p>43,299</text:p>
          </table:table-cell>
          <table:table-cell office:value-type="float" office:value="42.474" calcext:value-type="float">
            <text:p>42,474</text:p>
          </table:table-cell>
          <table:table-cell office:value-type="float" office:value="43.505" calcext:value-type="float">
            <text:p>43,505</text:p>
          </table:table-cell>
          <table:table-cell office:value-type="float" office:value="42.68" calcext:value-type="float">
            <text:p>42,68</text:p>
          </table:table-cell>
          <table:table-cell office:value-type="float" office:value="43.299" calcext:value-type="float">
            <text:p>43,299</text:p>
          </table:table-cell>
          <table:table-cell office:value-type="float" office:value="44.742" calcext:value-type="float">
            <text:p>44,742</text:p>
          </table:table-cell>
          <table:table-cell office:value-type="float" office:value="46.392" calcext:value-type="float">
            <text:p>46,392</text:p>
          </table:table-cell>
        </table:table-row>
        <table:table-row table:style-name="ro1">
          <table:table-cell table:number-columns-repeated="2" office:value-type="float" office:value="47.629" calcext:value-type="float">
            <text:p>47,629</text:p>
          </table:table-cell>
          <table:table-cell office:value-type="float" office:value="48.247" calcext:value-type="float">
            <text:p>48,247</text:p>
          </table:table-cell>
          <table:table-cell office:value-type="float" office:value="47.835" calcext:value-type="float">
            <text:p>47,835</text:p>
          </table:table-cell>
          <table:table-cell office:value-type="float" office:value="45.979" calcext:value-type="float">
            <text:p>45,979</text:p>
          </table:table-cell>
          <table:table-cell office:value-type="float" office:value="48.041" calcext:value-type="float">
            <text:p>48,041</text:p>
          </table:table-cell>
          <table:table-cell office:value-type="float" office:value="46.804" calcext:value-type="float">
            <text:p>46,804</text:p>
          </table:table-cell>
          <table:table-cell office:value-type="float" office:value="44.124" calcext:value-type="float">
            <text:p>44,124</text:p>
          </table:table-cell>
          <table:table-cell office:value-type="float" office:value="43.711" calcext:value-type="float">
            <text:p>43,711</text:p>
          </table:table-cell>
          <table:table-cell office:value-type="float" office:value="43.299" calcext:value-type="float">
            <text:p>43,299</text:p>
          </table:table-cell>
          <table:table-cell table:number-columns-repeated="2" office:value-type="float" office:value="43.093" calcext:value-type="float">
            <text:p>43,093</text:p>
          </table:table-cell>
          <table:table-cell office:value-type="float" office:value="42.887" calcext:value-type="float">
            <text:p>42,887</text:p>
          </table:table-cell>
          <table:table-cell table:number-columns-repeated="2" office:value-type="float" office:value="43.093" calcext:value-type="float">
            <text:p>43,093</text:p>
          </table:table-cell>
          <table:table-cell office:value-type="float" office:value="43.505" calcext:value-type="float">
            <text:p>43,505</text:p>
          </table:table-cell>
          <table:table-cell table:number-columns-repeated="2" office:value-type="float" office:value="43.299" calcext:value-type="float">
            <text:p>43,299</text:p>
          </table:table-cell>
          <table:table-cell office:value-type="float" office:value="42.474" calcext:value-type="float">
            <text:p>42,474</text:p>
          </table:table-cell>
          <table:table-cell office:value-type="float" office:value="43.505" calcext:value-type="float">
            <text:p>43,505</text:p>
          </table:table-cell>
          <table:table-cell office:value-type="float" office:value="42.68" calcext:value-type="float">
            <text:p>42,68</text:p>
          </table:table-cell>
          <table:table-cell office:value-type="float" office:value="43.299" calcext:value-type="float">
            <text:p>43,299</text:p>
          </table:table-cell>
          <table:table-cell office:value-type="float" office:value="44.33" calcext:value-type="float">
            <text:p>44,33</text:p>
          </table:table-cell>
          <table:table-cell office:value-type="float" office:value="46.804" calcext:value-type="float">
            <text:p>46,804</text:p>
          </table:table-cell>
        </table:table-row>
        <table:table-row table:style-name="ro1">
          <table:table-cell office:value-type="float" office:value="48.454" calcext:value-type="float">
            <text:p>48,454</text:p>
          </table:table-cell>
          <table:table-cell office:value-type="float" office:value="48.247" calcext:value-type="float">
            <text:p>48,247</text:p>
          </table:table-cell>
          <table:table-cell office:value-type="float" office:value="48.454" calcext:value-type="float">
            <text:p>48,454</text:p>
          </table:table-cell>
          <table:table-cell office:value-type="float" office:value="48.041" calcext:value-type="float">
            <text:p>48,041</text:p>
          </table:table-cell>
          <table:table-cell office:value-type="float" office:value="46.186" calcext:value-type="float">
            <text:p>46,186</text:p>
          </table:table-cell>
          <table:table-cell office:value-type="float" office:value="48.041" calcext:value-type="float">
            <text:p>48,041</text:p>
          </table:table-cell>
          <table:table-cell office:value-type="float" office:value="46.804" calcext:value-type="float">
            <text:p>46,804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093" calcext:value-type="float">
            <text:p>43,093</text:p>
          </table:table-cell>
          <table:table-cell office:value-type="float" office:value="43.711" calcext:value-type="float">
            <text:p>43,711</text:p>
          </table:table-cell>
          <table:table-cell table:number-columns-repeated="2" office:value-type="float" office:value="43.505" calcext:value-type="float">
            <text:p>43,505</text:p>
          </table:table-cell>
          <table:table-cell office:value-type="float" office:value="43.299" calcext:value-type="float">
            <text:p>43,299</text:p>
          </table:table-cell>
          <table:table-cell table:number-columns-repeated="5" office:value-type="float" office:value="43.505" calcext:value-type="float">
            <text:p>43,505</text:p>
          </table:table-cell>
          <table:table-cell office:value-type="float" office:value="43.093" calcext:value-type="float">
            <text:p>43,093</text:p>
          </table:table-cell>
          <table:table-cell office:value-type="float" office:value="44.124" calcext:value-type="float">
            <text:p>44,124</text:p>
          </table:table-cell>
          <table:table-cell office:value-type="float" office:value="43.299" calcext:value-type="float">
            <text:p>43,299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948" calcext:value-type="float">
            <text:p>44,948</text:p>
          </table:table-cell>
          <table:table-cell office:value-type="float" office:value="47.423" calcext:value-type="float">
            <text:p>47,423</text:p>
          </table:table-cell>
        </table:table-row>
        <table:table-row table:style-name="ro1">
          <table:table-cell office:value-type="float" office:value="48.041" calcext:value-type="float">
            <text:p>48,041</text:p>
          </table:table-cell>
          <table:table-cell office:value-type="float" office:value="47.835" calcext:value-type="float">
            <text:p>47,835</text:p>
          </table:table-cell>
          <table:table-cell office:value-type="float" office:value="48.247" calcext:value-type="float">
            <text:p>48,247</text:p>
          </table:table-cell>
          <table:table-cell office:value-type="float" office:value="47.629" calcext:value-type="float">
            <text:p>47,629</text:p>
          </table:table-cell>
          <table:table-cell office:value-type="float" office:value="45.773" calcext:value-type="float">
            <text:p>45,773</text:p>
          </table:table-cell>
          <table:table-cell office:value-type="float" office:value="47.423" calcext:value-type="float">
            <text:p>47,423</text:p>
          </table:table-cell>
          <table:table-cell office:value-type="float" office:value="46.598" calcext:value-type="float">
            <text:p>46,598</text:p>
          </table:table-cell>
          <table:table-cell office:value-type="float" office:value="43.711" calcext:value-type="float">
            <text:p>43,711</text:p>
          </table:table-cell>
          <table:table-cell office:value-type="float" office:value="43.299" calcext:value-type="float">
            <text:p>43,299</text:p>
          </table:table-cell>
          <table:table-cell table:number-columns-repeated="2" office:value-type="float" office:value="42.68" calcext:value-type="float">
            <text:p>42,68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299" calcext:value-type="float">
            <text:p>43,299</text:p>
          </table:table-cell>
          <table:table-cell table:number-columns-repeated="5" office:value-type="float" office:value="43.505" calcext:value-type="float">
            <text:p>43,505</text:p>
          </table:table-cell>
          <table:table-cell office:value-type="float" office:value="43.093" calcext:value-type="float">
            <text:p>43,093</text:p>
          </table:table-cell>
          <table:table-cell office:value-type="float" office:value="44.124" calcext:value-type="float">
            <text:p>44,124</text:p>
          </table:table-cell>
          <table:table-cell office:value-type="float" office:value="43.299" calcext:value-type="float">
            <text:p>43,299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33" calcext:value-type="float">
            <text:p>44,33</text:p>
          </table:table-cell>
          <table:table-cell office:value-type="float" office:value="46.804" calcext:value-type="float">
            <text:p>46,804</text:p>
          </table:table-cell>
        </table:table-row>
        <table:table-row table:style-name="ro1">
          <table:table-cell office:value-type="float" office:value="47.629" calcext:value-type="float">
            <text:p>47,629</text:p>
          </table:table-cell>
          <table:table-cell office:value-type="float" office:value="47.216" calcext:value-type="float">
            <text:p>47,216</text:p>
          </table:table-cell>
          <table:table-cell office:value-type="float" office:value="48.041" calcext:value-type="float">
            <text:p>48,041</text:p>
          </table:table-cell>
          <table:table-cell office:value-type="float" office:value="47.423" calcext:value-type="float">
            <text:p>47,423</text:p>
          </table:table-cell>
          <table:table-cell office:value-type="float" office:value="45.155" calcext:value-type="float">
            <text:p>45,155</text:p>
          </table:table-cell>
          <table:table-cell office:value-type="float" office:value="46.804" calcext:value-type="float">
            <text:p>46,804</text:p>
          </table:table-cell>
          <table:table-cell office:value-type="float" office:value="46.598" calcext:value-type="float">
            <text:p>46,598</text:p>
          </table:table-cell>
          <table:table-cell office:value-type="float" office:value="43.711" calcext:value-type="float">
            <text:p>43,711</text:p>
          </table:table-cell>
          <table:table-cell office:value-type="float" office:value="43.299" calcext:value-type="float">
            <text:p>43,299</text:p>
          </table:table-cell>
          <table:table-cell table:number-columns-repeated="2" office:value-type="float" office:value="42.68" calcext:value-type="float">
            <text:p>42,68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299" calcext:value-type="float">
            <text:p>43,299</text:p>
          </table:table-cell>
          <table:table-cell table:number-columns-repeated="3" office:value-type="float" office:value="43.505" calcext:value-type="float">
            <text:p>43,505</text:p>
          </table:table-cell>
          <table:table-cell table:number-columns-repeated="2" office:value-type="float" office:value="43.299" calcext:value-type="float">
            <text:p>43,299</text:p>
          </table:table-cell>
          <table:table-cell office:value-type="float" office:value="42.887" calcext:value-type="float">
            <text:p>42,887</text:p>
          </table:table-cell>
          <table:table-cell office:value-type="float" office:value="43.918" calcext:value-type="float">
            <text:p>43,918</text:p>
          </table:table-cell>
          <table:table-cell office:value-type="float" office:value="42.887" calcext:value-type="float">
            <text:p>42,887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918" calcext:value-type="float">
            <text:p>43,918</text:p>
          </table:table-cell>
          <table:table-cell office:value-type="float" office:value="46.392" calcext:value-type="float">
            <text:p>46,392</text:p>
          </table:table-cell>
        </table:table-row>
        <table:table-row table:style-name="ro1">
          <table:table-cell office:value-type="float" office:value="47.216" calcext:value-type="float">
            <text:p>47,216</text:p>
          </table:table-cell>
          <table:table-cell office:value-type="float" office:value="46.804" calcext:value-type="float">
            <text:p>46,804</text:p>
          </table:table-cell>
          <table:table-cell office:value-type="float" office:value="47.629" calcext:value-type="float">
            <text:p>47,629</text:p>
          </table:table-cell>
          <table:table-cell office:value-type="float" office:value="47.01" calcext:value-type="float">
            <text:p>47,01</text:p>
          </table:table-cell>
          <table:table-cell office:value-type="float" office:value="44.742" calcext:value-type="float">
            <text:p>44,742</text:p>
          </table:table-cell>
          <table:table-cell office:value-type="float" office:value="45.979" calcext:value-type="float">
            <text:p>45,979</text:p>
          </table:table-cell>
          <table:table-cell office:value-type="float" office:value="44.33" calcext:value-type="float">
            <text:p>44,33</text:p>
          </table:table-cell>
          <table:table-cell office:value-type="float" office:value="43.093" calcext:value-type="float">
            <text:p>43,093</text:p>
          </table:table-cell>
          <table:table-cell office:value-type="float" office:value="41.443" calcext:value-type="float">
            <text:p>41,443</text:p>
          </table:table-cell>
          <table:table-cell table:number-columns-repeated="2" office:value-type="float" office:value="42.062" calcext:value-type="float">
            <text:p>42,062</text:p>
          </table:table-cell>
          <table:table-cell office:value-type="float" office:value="42.887" calcext:value-type="float">
            <text:p>42,887</text:p>
          </table:table-cell>
          <table:table-cell office:value-type="float" office:value="42.68" calcext:value-type="float">
            <text:p>42,68</text:p>
          </table:table-cell>
          <table:table-cell table:number-columns-repeated="3" office:value-type="float" office:value="42.887" calcext:value-type="float">
            <text:p>42,887</text:p>
          </table:table-cell>
          <table:table-cell table:number-columns-repeated="2" office:value-type="float" office:value="43.299" calcext:value-type="float">
            <text:p>43,299</text:p>
          </table:table-cell>
          <table:table-cell table:number-columns-repeated="3" office:value-type="float" office:value="42.887" calcext:value-type="float">
            <text:p>42,887</text:p>
          </table:table-cell>
          <table:table-cell office:value-type="float" office:value="43.505" calcext:value-type="float">
            <text:p>43,505</text:p>
          </table:table-cell>
          <table:table-cell office:value-type="float" office:value="43.918" calcext:value-type="float">
            <text:p>43,918</text:p>
          </table:table-cell>
          <table:table-cell office:value-type="float" office:value="46.186" calcext:value-type="float">
            <text:p>46,186</text:p>
          </table:table-cell>
        </table:table-row>
        <table:table-row table:style-name="ro1">
          <table:table-cell office:value-type="float" office:value="47.216" calcext:value-type="float">
            <text:p>47,216</text:p>
          </table:table-cell>
          <table:table-cell office:value-type="float" office:value="46.804" calcext:value-type="float">
            <text:p>46,804</text:p>
          </table:table-cell>
          <table:table-cell office:value-type="float" office:value="47.629" calcext:value-type="float">
            <text:p>47,629</text:p>
          </table:table-cell>
          <table:table-cell office:value-type="float" office:value="47.01" calcext:value-type="float">
            <text:p>47,01</text:p>
          </table:table-cell>
          <table:table-cell office:value-type="float" office:value="44.742" calcext:value-type="float">
            <text:p>44,742</text:p>
          </table:table-cell>
          <table:table-cell office:value-type="float" office:value="45.979" calcext:value-type="float">
            <text:p>45,979</text:p>
          </table:table-cell>
          <table:table-cell office:value-type="float" office:value="44.33" calcext:value-type="float">
            <text:p>44,33</text:p>
          </table:table-cell>
          <table:table-cell office:value-type="float" office:value="41.856" calcext:value-type="float">
            <text:p>41,856</text:p>
          </table:table-cell>
          <table:table-cell office:value-type="float" office:value="41.031" calcext:value-type="float">
            <text:p>41,031</text:p>
          </table:table-cell>
          <table:table-cell table:number-columns-repeated="2" office:value-type="float" office:value="41.649" calcext:value-type="float">
            <text:p>41,649</text:p>
          </table:table-cell>
          <table:table-cell office:value-type="float" office:value="42.887" calcext:value-type="float">
            <text:p>42,887</text:p>
          </table:table-cell>
          <table:table-cell office:value-type="float" office:value="42.268" calcext:value-type="float">
            <text:p>42,268</text:p>
          </table:table-cell>
          <table:table-cell table:number-columns-repeated="3" office:value-type="float" office:value="42.474" calcext:value-type="float">
            <text:p>42,474</text:p>
          </table:table-cell>
          <table:table-cell table:number-columns-repeated="2" office:value-type="float" office:value="42.887" calcext:value-type="float">
            <text:p>42,887</text:p>
          </table:table-cell>
          <table:table-cell table:number-columns-repeated="3" office:value-type="float" office:value="42.474" calcext:value-type="float">
            <text:p>42,474</text:p>
          </table:table-cell>
          <table:table-cell office:value-type="float" office:value="43.093" calcext:value-type="float">
            <text:p>43,093</text:p>
          </table:table-cell>
          <table:table-cell office:value-type="float" office:value="43.918" calcext:value-type="float">
            <text:p>43,918</text:p>
          </table:table-cell>
          <table:table-cell office:value-type="float" office:value="46.186" calcext:value-type="float">
            <text:p>46,186</text:p>
          </table:table-cell>
        </table:table-row>
        <table:table-row table:style-name="ro1">
          <table:table-cell office:value-type="float" office:value="47.216" calcext:value-type="float">
            <text:p>47,216</text:p>
          </table:table-cell>
          <table:table-cell office:value-type="float" office:value="47.01" calcext:value-type="float">
            <text:p>47,01</text:p>
          </table:table-cell>
          <table:table-cell office:value-type="float" office:value="47.423" calcext:value-type="float">
            <text:p>47,423</text:p>
          </table:table-cell>
          <table:table-cell office:value-type="float" office:value="47.01" calcext:value-type="float">
            <text:p>47,01</text:p>
          </table:table-cell>
          <table:table-cell office:value-type="float" office:value="45.155" calcext:value-type="float">
            <text:p>45,155</text:p>
          </table:table-cell>
          <table:table-cell office:value-type="float" office:value="46.186" calcext:value-type="float">
            <text:p>46,186</text:p>
          </table:table-cell>
          <table:table-cell office:value-type="float" office:value="44.33" calcext:value-type="float">
            <text:p>44,33</text:p>
          </table:table-cell>
          <table:table-cell office:value-type="float" office:value="41.856" calcext:value-type="float">
            <text:p>41,856</text:p>
          </table:table-cell>
          <table:table-cell office:value-type="float" office:value="41.031" calcext:value-type="float">
            <text:p>41,031</text:p>
          </table:table-cell>
          <table:table-cell table:number-columns-repeated="2" office:value-type="float" office:value="41.649" calcext:value-type="float">
            <text:p>41,649</text:p>
          </table:table-cell>
          <table:table-cell office:value-type="float" office:value="42.887" calcext:value-type="float">
            <text:p>42,887</text:p>
          </table:table-cell>
          <table:table-cell office:value-type="float" office:value="42.268" calcext:value-type="float">
            <text:p>42,268</text:p>
          </table:table-cell>
          <table:table-cell table:number-columns-repeated="3" office:value-type="float" office:value="42.474" calcext:value-type="float">
            <text:p>42,474</text:p>
          </table:table-cell>
          <table:table-cell table:number-columns-repeated="2" office:value-type="float" office:value="42.887" calcext:value-type="float">
            <text:p>42,887</text:p>
          </table:table-cell>
          <table:table-cell table:number-columns-repeated="3" office:value-type="float" office:value="42.474" calcext:value-type="float">
            <text:p>42,474</text:p>
          </table:table-cell>
          <table:table-cell office:value-type="float" office:value="43.093" calcext:value-type="float">
            <text:p>43,093</text:p>
          </table:table-cell>
          <table:table-cell office:value-type="float" office:value="43.918" calcext:value-type="float">
            <text:p>43,918</text:p>
          </table:table-cell>
          <table:table-cell office:value-type="float" office:value="46.186" calcext:value-type="float">
            <text:p>46,186</text:p>
          </table:table-cell>
        </table:table-row>
        <table:table-row table:style-name="ro1">
          <table:table-cell office:value-type="float" office:value="47.01" calcext:value-type="float">
            <text:p>47,01</text:p>
          </table:table-cell>
          <table:table-cell office:value-type="float" office:value="46.804" calcext:value-type="float">
            <text:p>46,804</text:p>
          </table:table-cell>
          <table:table-cell office:value-type="float" office:value="47.423" calcext:value-type="float">
            <text:p>47,423</text:p>
          </table:table-cell>
          <table:table-cell office:value-type="float" office:value="47.01" calcext:value-type="float">
            <text:p>47,01</text:p>
          </table:table-cell>
          <table:table-cell office:value-type="float" office:value="44.124" calcext:value-type="float">
            <text:p>44,124</text:p>
          </table:table-cell>
          <table:table-cell office:value-type="float" office:value="45.155" calcext:value-type="float">
            <text:p>45,155</text:p>
          </table:table-cell>
          <table:table-cell office:value-type="float" office:value="43.299" calcext:value-type="float">
            <text:p>43,299</text:p>
          </table:table-cell>
          <table:table-cell office:value-type="float" office:value="41.856" calcext:value-type="float">
            <text:p>41,856</text:p>
          </table:table-cell>
          <table:table-cell office:value-type="float" office:value="41.031" calcext:value-type="float">
            <text:p>41,031</text:p>
          </table:table-cell>
          <table:table-cell table:number-columns-repeated="2" office:value-type="float" office:value="41.649" calcext:value-type="float">
            <text:p>41,649</text:p>
          </table:table-cell>
          <table:table-cell office:value-type="float" office:value="42.887" calcext:value-type="float">
            <text:p>42,887</text:p>
          </table:table-cell>
          <table:table-cell office:value-type="float" office:value="42.268" calcext:value-type="float">
            <text:p>42,268</text:p>
          </table:table-cell>
          <table:table-cell table:number-columns-repeated="3" office:value-type="float" office:value="42.474" calcext:value-type="float">
            <text:p>42,474</text:p>
          </table:table-cell>
          <table:table-cell table:number-columns-repeated="2" office:value-type="float" office:value="42.887" calcext:value-type="float">
            <text:p>42,887</text:p>
          </table:table-cell>
          <table:table-cell table:number-columns-repeated="3" office:value-type="float" office:value="42.474" calcext:value-type="float">
            <text:p>42,474</text:p>
          </table:table-cell>
          <table:table-cell office:value-type="float" office:value="43.093" calcext:value-type="float">
            <text:p>43,093</text:p>
          </table:table-cell>
          <table:table-cell office:value-type="float" office:value="43.918" calcext:value-type="float">
            <text:p>43,918</text:p>
          </table:table-cell>
          <table:table-cell office:value-type="float" office:value="46.186" calcext:value-type="float">
            <text:p>46,186</text:p>
          </table:table-cell>
        </table:table-row>
        <table:table-row table:style-name="ro1">
          <table:table-cell office:value-type="float" office:value="46.804" calcext:value-type="float">
            <text:p>46,804</text:p>
          </table:table-cell>
          <table:table-cell office:value-type="float" office:value="46.598" calcext:value-type="float">
            <text:p>46,598</text:p>
          </table:table-cell>
          <table:table-cell office:value-type="float" office:value="47.216" calcext:value-type="float">
            <text:p>47,216</text:p>
          </table:table-cell>
          <table:table-cell office:value-type="float" office:value="46.804" calcext:value-type="float">
            <text:p>46,804</text:p>
          </table:table-cell>
          <table:table-cell office:value-type="float" office:value="43.918" calcext:value-type="float">
            <text:p>43,918</text:p>
          </table:table-cell>
          <table:table-cell office:value-type="float" office:value="44.948" calcext:value-type="float">
            <text:p>44,948</text:p>
          </table:table-cell>
          <table:table-cell office:value-type="float" office:value="43.299" calcext:value-type="float">
            <text:p>43,299</text:p>
          </table:table-cell>
          <table:table-cell table:number-columns-repeated="2" office:value-type="float" office:value="41.237" calcext:value-type="float">
            <text:p>41,237</text:p>
          </table:table-cell>
          <table:table-cell office:value-type="float" office:value="41.856" calcext:value-type="float">
            <text:p>41,856</text:p>
          </table:table-cell>
          <table:table-cell office:value-type="float" office:value="41.649" calcext:value-type="float">
            <text:p>41,649</text:p>
          </table:table-cell>
          <table:table-cell office:value-type="float" office:value="42.887" calcext:value-type="float">
            <text:p>42,887</text:p>
          </table:table-cell>
          <table:table-cell office:value-type="float" office:value="42.268" calcext:value-type="float">
            <text:p>42,268</text:p>
          </table:table-cell>
          <table:table-cell table:number-columns-repeated="3" office:value-type="float" office:value="42.474" calcext:value-type="float">
            <text:p>42,474</text:p>
          </table:table-cell>
          <table:table-cell table:number-columns-repeated="2" office:value-type="float" office:value="42.887" calcext:value-type="float">
            <text:p>42,887</text:p>
          </table:table-cell>
          <table:table-cell table:number-columns-repeated="3" office:value-type="float" office:value="42.68" calcext:value-type="float">
            <text:p>42,68</text:p>
          </table:table-cell>
          <table:table-cell office:value-type="float" office:value="43.299" calcext:value-type="float">
            <text:p>43,299</text:p>
          </table:table-cell>
          <table:table-cell office:value-type="float" office:value="44.124" calcext:value-type="float">
            <text:p>44,124</text:p>
          </table:table-cell>
          <table:table-cell office:value-type="float" office:value="46.392" calcext:value-type="float">
            <text:p>46,392</text:p>
          </table:table-cell>
        </table:table-row>
        <table:table-row table:style-name="ro1">
          <table:table-cell office:value-type="float" office:value="47.835" calcext:value-type="float">
            <text:p>47,835</text:p>
          </table:table-cell>
          <table:table-cell office:value-type="float" office:value="47.01" calcext:value-type="float">
            <text:p>47,01</text:p>
          </table:table-cell>
          <table:table-cell office:value-type="float" office:value="47.629" calcext:value-type="float">
            <text:p>47,629</text:p>
          </table:table-cell>
          <table:table-cell office:value-type="float" office:value="45.979" calcext:value-type="float">
            <text:p>45,979</text:p>
          </table:table-cell>
          <table:table-cell office:value-type="float" office:value="44.536" calcext:value-type="float">
            <text:p>44,536</text:p>
          </table:table-cell>
          <table:table-cell office:value-type="float" office:value="44.33" calcext:value-type="float">
            <text:p>44,33</text:p>
          </table:table-cell>
          <table:table-cell office:value-type="float" office:value="42.474" calcext:value-type="float">
            <text:p>42,474</text:p>
          </table:table-cell>
          <table:table-cell table:number-columns-repeated="2" office:value-type="float" office:value="41.237" calcext:value-type="float">
            <text:p>41,237</text:p>
          </table:table-cell>
          <table:table-cell office:value-type="float" office:value="41.856" calcext:value-type="float">
            <text:p>41,856</text:p>
          </table:table-cell>
          <table:table-cell office:value-type="float" office:value="41.649" calcext:value-type="float">
            <text:p>41,649</text:p>
          </table:table-cell>
          <table:table-cell table:number-columns-repeated="2" office:value-type="float" office:value="42.268" calcext:value-type="float">
            <text:p>42,268</text:p>
          </table:table-cell>
          <table:table-cell table:number-columns-repeated="3" office:value-type="float" office:value="42.474" calcext:value-type="float">
            <text:p>42,474</text:p>
          </table:table-cell>
          <table:table-cell table:number-columns-repeated="2" office:value-type="float" office:value="42.887" calcext:value-type="float">
            <text:p>42,887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093" calcext:value-type="float">
            <text:p>43,093</text:p>
          </table:table-cell>
          <table:table-cell office:value-type="float" office:value="43.711" calcext:value-type="float">
            <text:p>43,711</text:p>
          </table:table-cell>
          <table:table-cell office:value-type="float" office:value="44.536" calcext:value-type="float">
            <text:p>44,536</text:p>
          </table:table-cell>
          <table:table-cell office:value-type="float" office:value="46.392" calcext:value-type="float">
            <text:p>46,392</text:p>
          </table:table-cell>
        </table:table-row>
        <table:table-row table:style-name="ro1">
          <table:table-cell office:value-type="float" office:value="47.835" calcext:value-type="float">
            <text:p>47,835</text:p>
          </table:table-cell>
          <table:table-cell office:value-type="float" office:value="47.01" calcext:value-type="float">
            <text:p>47,01</text:p>
          </table:table-cell>
          <table:table-cell office:value-type="float" office:value="47.629" calcext:value-type="float">
            <text:p>47,629</text:p>
          </table:table-cell>
          <table:table-cell office:value-type="float" office:value="45.979" calcext:value-type="float">
            <text:p>45,979</text:p>
          </table:table-cell>
          <table:table-cell office:value-type="float" office:value="44.536" calcext:value-type="float">
            <text:p>44,536</text:p>
          </table:table-cell>
          <table:table-cell office:value-type="float" office:value="44.33" calcext:value-type="float">
            <text:p>44,33</text:p>
          </table:table-cell>
          <table:table-cell office:value-type="float" office:value="42.062" calcext:value-type="float">
            <text:p>42,062</text:p>
          </table:table-cell>
          <table:table-cell table:number-columns-repeated="2" office:value-type="float" office:value="40.825" calcext:value-type="float">
            <text:p>40,825</text:p>
          </table:table-cell>
          <table:table-cell office:value-type="float" office:value="41.443" calcext:value-type="float">
            <text:p>41,443</text:p>
          </table:table-cell>
          <table:table-cell office:value-type="float" office:value="41.237" calcext:value-type="float">
            <text:p>41,237</text:p>
          </table:table-cell>
          <table:table-cell table:number-columns-repeated="2" office:value-type="float" office:value="41.856" calcext:value-type="float">
            <text:p>41,856</text:p>
          </table:table-cell>
          <table:table-cell office:value-type="float" office:value="42.062" calcext:value-type="float">
            <text:p>42,062</text:p>
          </table:table-cell>
          <table:table-cell table:number-columns-repeated="2" office:value-type="float" office:value="42.474" calcext:value-type="float">
            <text:p>42,474</text:p>
          </table:table-cell>
          <table:table-cell table:number-columns-repeated="2" office:value-type="float" office:value="42.887" calcext:value-type="float">
            <text:p>42,887</text:p>
          </table:table-cell>
          <table:table-cell table:number-columns-repeated="3" office:value-type="float" office:value="43.093" calcext:value-type="float">
            <text:p>43,093</text:p>
          </table:table-cell>
          <table:table-cell office:value-type="float" office:value="43.711" calcext:value-type="float">
            <text:p>43,711</text:p>
          </table:table-cell>
          <table:table-cell office:value-type="float" office:value="44.536" calcext:value-type="float">
            <text:p>44,536</text:p>
          </table:table-cell>
          <table:table-cell office:value-type="float" office:value="46.392" calcext:value-type="float">
            <text:p>46,392</text:p>
          </table:table-cell>
        </table:table-row>
        <table:table-row table:style-name="ro1">
          <table:table-cell office:value-type="float" office:value="47.835" calcext:value-type="float">
            <text:p>47,835</text:p>
          </table:table-cell>
          <table:table-cell office:value-type="float" office:value="45.773" calcext:value-type="float">
            <text:p>45,773</text:p>
          </table:table-cell>
          <table:table-cell office:value-type="float" office:value="45.567" calcext:value-type="float">
            <text:p>45,567</text:p>
          </table:table-cell>
          <table:table-cell office:value-type="float" office:value="44.948" calcext:value-type="float">
            <text:p>44,948</text:p>
          </table:table-cell>
          <table:table-cell office:value-type="float" office:value="44.124" calcext:value-type="float">
            <text:p>44,124</text:p>
          </table:table-cell>
          <table:table-cell office:value-type="float" office:value="42.062" calcext:value-type="float">
            <text:p>42,062</text:p>
          </table:table-cell>
          <table:table-cell office:value-type="float" office:value="41.856" calcext:value-type="float">
            <text:p>41,856</text:p>
          </table:table-cell>
          <table:table-cell table:number-columns-repeated="2" office:value-type="float" office:value="40.825" calcext:value-type="float">
            <text:p>40,825</text:p>
          </table:table-cell>
          <table:table-cell office:value-type="float" office:value="41.856" calcext:value-type="float">
            <text:p>41,856</text:p>
          </table:table-cell>
          <table:table-cell office:value-type="float" office:value="41.649" calcext:value-type="float">
            <text:p>41,649</text:p>
          </table:table-cell>
          <table:table-cell table:number-columns-repeated="2" office:value-type="float" office:value="41.856" calcext:value-type="float">
            <text:p>41,856</text:p>
          </table:table-cell>
          <table:table-cell office:value-type="float" office:value="42.062" calcext:value-type="float">
            <text:p>42,062</text:p>
          </table:table-cell>
          <table:table-cell table:number-columns-repeated="2" office:value-type="float" office:value="42.474" calcext:value-type="float">
            <text:p>42,474</text:p>
          </table:table-cell>
          <table:table-cell office:value-type="float" office:value="42.887" calcext:value-type="float">
            <text:p>42,887</text:p>
          </table:table-cell>
          <table:table-cell office:value-type="float" office:value="44.948" calcext:value-type="float">
            <text:p>44,948</text:p>
          </table:table-cell>
          <table:table-cell table:number-columns-repeated="3" office:value-type="float" office:value="45.155" calcext:value-type="float">
            <text:p>45,155</text:p>
          </table:table-cell>
          <table:table-cell office:value-type="float" office:value="45.773" calcext:value-type="float">
            <text:p>45,773</text:p>
          </table:table-cell>
          <table:table-cell office:value-type="float" office:value="46.598" calcext:value-type="float">
            <text:p>46,598</text:p>
          </table:table-cell>
          <table:table-cell office:value-type="float" office:value="46.392" calcext:value-type="float">
            <text:p>46,392</text:p>
          </table:table-cell>
        </table:table-row>
        <table:table-row table:style-name="ro1">
          <table:table-cell office:value-type="float" office:value="48.247" calcext:value-type="float">
            <text:p>48,247</text:p>
          </table:table-cell>
          <table:table-cell office:value-type="float" office:value="46.186" calcext:value-type="float">
            <text:p>46,186</text:p>
          </table:table-cell>
          <table:table-cell office:value-type="float" office:value="46.392" calcext:value-type="float">
            <text:p>46,392</text:p>
          </table:table-cell>
          <table:table-cell office:value-type="float" office:value="45.567" calcext:value-type="float">
            <text:p>45,567</text:p>
          </table:table-cell>
          <table:table-cell office:value-type="float" office:value="44.536" calcext:value-type="float">
            <text:p>44,536</text:p>
          </table:table-cell>
          <table:table-cell office:value-type="float" office:value="42.68" calcext:value-type="float">
            <text:p>42,68</text:p>
          </table:table-cell>
          <table:table-cell office:value-type="float" office:value="42.474" calcext:value-type="float">
            <text:p>42,474</text:p>
          </table:table-cell>
          <table:table-cell office:value-type="float" office:value="41.856" calcext:value-type="float">
            <text:p>41,856</text:p>
          </table:table-cell>
          <table:table-cell office:value-type="float" office:value="41.443" calcext:value-type="float">
            <text:p>41,443</text:p>
          </table:table-cell>
          <table:table-cell office:value-type="float" office:value="42.268" calcext:value-type="float">
            <text:p>42,268</text:p>
          </table:table-cell>
          <table:table-cell office:value-type="float" office:value="42.474" calcext:value-type="float">
            <text:p>42,474</text:p>
          </table:table-cell>
          <table:table-cell table:number-columns-repeated="5" office:value-type="float" office:value="42.268" calcext:value-type="float">
            <text:p>42,268</text:p>
          </table:table-cell>
          <table:table-cell office:value-type="float" office:value="42.68" calcext:value-type="float">
            <text:p>42,68</text:p>
          </table:table-cell>
          <table:table-cell office:value-type="float" office:value="44.742" calcext:value-type="float">
            <text:p>44,742</text:p>
          </table:table-cell>
          <table:table-cell table:number-columns-repeated="3" office:value-type="float" office:value="44.948" calcext:value-type="float">
            <text:p>44,948</text:p>
          </table:table-cell>
          <table:table-cell office:value-type="float" office:value="45.567" calcext:value-type="float">
            <text:p>45,567</text:p>
          </table:table-cell>
          <table:table-cell table:number-columns-repeated="2" office:value-type="float" office:value="46.392" calcext:value-type="float">
            <text:p>46,392</text:p>
          </table:table-cell>
        </table:table-row>
        <table:table-row table:style-name="ro1">
          <table:table-cell office:value-type="float" office:value="46.804" calcext:value-type="float">
            <text:p>46,804</text:p>
          </table:table-cell>
          <table:table-cell office:value-type="float" office:value="45.979" calcext:value-type="float">
            <text:p>45,979</text:p>
          </table:table-cell>
          <table:table-cell office:value-type="float" office:value="47.01" calcext:value-type="float">
            <text:p>47,01</text:p>
          </table:table-cell>
          <table:table-cell office:value-type="float" office:value="45.361" calcext:value-type="float">
            <text:p>45,361</text:p>
          </table:table-cell>
          <table:table-cell office:value-type="float" office:value="44.742" calcext:value-type="float">
            <text:p>44,742</text:p>
          </table:table-cell>
          <table:table-cell office:value-type="float" office:value="42.887" calcext:value-type="float">
            <text:p>42,887</text:p>
          </table:table-cell>
          <table:table-cell office:value-type="float" office:value="42.68" calcext:value-type="float">
            <text:p>42,68</text:p>
          </table:table-cell>
          <table:table-cell office:value-type="float" office:value="42.268" calcext:value-type="float">
            <text:p>42,268</text:p>
          </table:table-cell>
          <table:table-cell office:value-type="float" office:value="41.856" calcext:value-type="float">
            <text:p>41,856</text:p>
          </table:table-cell>
          <table:table-cell office:value-type="float" office:value="42.474" calcext:value-type="float">
            <text:p>42,474</text:p>
          </table:table-cell>
          <table:table-cell office:value-type="float" office:value="42.68" calcext:value-type="float">
            <text:p>42,68</text:p>
          </table:table-cell>
          <table:table-cell table:number-columns-repeated="5" office:value-type="float" office:value="42.474" calcext:value-type="float">
            <text:p>42,474</text:p>
          </table:table-cell>
          <table:table-cell office:value-type="float" office:value="42.887" calcext:value-type="float">
            <text:p>42,887</text:p>
          </table:table-cell>
          <table:table-cell office:value-type="float" office:value="44.948" calcext:value-type="float">
            <text:p>44,948</text:p>
          </table:table-cell>
          <table:table-cell table:number-columns-repeated="3" office:value-type="float" office:value="45.155" calcext:value-type="float">
            <text:p>45,155</text:p>
          </table:table-cell>
          <table:table-cell office:value-type="float" office:value="45.567" calcext:value-type="float">
            <text:p>45,567</text:p>
          </table:table-cell>
          <table:table-cell table:number-columns-repeated="2" office:value-type="float" office:value="46.392" calcext:value-type="float">
            <text:p>46,392</text:p>
          </table:table-cell>
        </table:table-row>
        <table:table-row table:style-name="ro1">
          <table:table-cell office:value-type="float" office:value="47.01" calcext:value-type="float">
            <text:p>47,01</text:p>
          </table:table-cell>
          <table:table-cell office:value-type="float" office:value="45.979" calcext:value-type="float">
            <text:p>45,979</text:p>
          </table:table-cell>
          <table:table-cell office:value-type="float" office:value="45.361" calcext:value-type="float">
            <text:p>45,361</text:p>
          </table:table-cell>
          <table:table-cell office:value-type="float" office:value="45.155" calcext:value-type="float">
            <text:p>45,155</text:p>
          </table:table-cell>
          <table:table-cell office:value-type="float" office:value="44.536" calcext:value-type="float">
            <text:p>44,536</text:p>
          </table:table-cell>
          <table:table-cell office:value-type="float" office:value="42.474" calcext:value-type="float">
            <text:p>42,474</text:p>
          </table:table-cell>
          <table:table-cell office:value-type="float" office:value="42.268" calcext:value-type="float">
            <text:p>42,268</text:p>
          </table:table-cell>
          <table:table-cell office:value-type="float" office:value="42.68" calcext:value-type="float">
            <text:p>42,68</text:p>
          </table:table-cell>
          <table:table-cell office:value-type="float" office:value="42.474" calcext:value-type="float">
            <text:p>42,474</text:p>
          </table:table-cell>
          <table:table-cell office:value-type="float" office:value="43.093" calcext:value-type="float">
            <text:p>43,093</text:p>
          </table:table-cell>
          <table:table-cell table:number-columns-repeated="6" office:value-type="float" office:value="43.299" calcext:value-type="float">
            <text:p>43,299</text:p>
          </table:table-cell>
          <table:table-cell office:value-type="float" office:value="43.711" calcext:value-type="float">
            <text:p>43,711</text:p>
          </table:table-cell>
          <table:table-cell office:value-type="float" office:value="45.773" calcext:value-type="float">
            <text:p>45,773</text:p>
          </table:table-cell>
          <table:table-cell table:number-columns-repeated="3" office:value-type="float" office:value="45.979" calcext:value-type="float">
            <text:p>45,979</text:p>
          </table:table-cell>
          <table:table-cell office:value-type="float" office:value="46.392" calcext:value-type="float">
            <text:p>46,392</text:p>
          </table:table-cell>
          <table:table-cell table:number-columns-repeated="2" office:value-type="float" office:value="47.216" calcext:value-type="float">
            <text:p>47,216</text:p>
          </table:table-cell>
        </table:table-row>
        <table:table-row table:style-name="ro1">
          <table:table-cell office:value-type="float" office:value="46.392" calcext:value-type="float">
            <text:p>46,392</text:p>
          </table:table-cell>
          <table:table-cell office:value-type="float" office:value="45.361" calcext:value-type="float">
            <text:p>45,361</text:p>
          </table:table-cell>
          <table:table-cell office:value-type="float" office:value="45.773" calcext:value-type="float">
            <text:p>45,773</text:p>
          </table:table-cell>
          <table:table-cell office:value-type="float" office:value="44.948" calcext:value-type="float">
            <text:p>44,948</text:p>
          </table:table-cell>
          <table:table-cell office:value-type="float" office:value="44.536" calcext:value-type="float">
            <text:p>44,536</text:p>
          </table:table-cell>
          <table:table-cell office:value-type="float" office:value="42.474" calcext:value-type="float">
            <text:p>42,474</text:p>
          </table:table-cell>
          <table:table-cell office:value-type="float" office:value="44.33" calcext:value-type="float">
            <text:p>44,33</text:p>
          </table:table-cell>
          <table:table-cell office:value-type="float" office:value="44.742" calcext:value-type="float">
            <text:p>44,742</text:p>
          </table:table-cell>
          <table:table-cell office:value-type="float" office:value="44.948" calcext:value-type="float">
            <text:p>44,948</text:p>
          </table:table-cell>
          <table:table-cell office:value-type="float" office:value="45.155" calcext:value-type="float">
            <text:p>45,155</text:p>
          </table:table-cell>
          <table:table-cell table:number-columns-repeated="6" office:value-type="float" office:value="45.361" calcext:value-type="float">
            <text:p>45,361</text:p>
          </table:table-cell>
          <table:table-cell table:number-columns-repeated="2" office:value-type="float" office:value="45.773" calcext:value-type="float">
            <text:p>45,773</text:p>
          </table:table-cell>
          <table:table-cell table:number-columns-repeated="3" office:value-type="float" office:value="45.979" calcext:value-type="float">
            <text:p>45,979</text:p>
          </table:table-cell>
          <table:table-cell office:value-type="float" office:value="46.392" calcext:value-type="float">
            <text:p>46,392</text:p>
          </table:table-cell>
          <table:table-cell table:number-columns-repeated="2" office:value-type="float" office:value="47.216" calcext:value-type="float">
            <text:p>47,216</text:p>
          </table:table-cell>
        </table:table-row>
        <table:table-row table:style-name="ro1">
          <table:table-cell table:number-columns-repeated="2" office:value-type="float" office:value="44.948" calcext:value-type="float">
            <text:p>44,948</text:p>
          </table:table-cell>
          <table:table-cell office:value-type="float" office:value="45.361" calcext:value-type="float">
            <text:p>45,361</text:p>
          </table:table-cell>
          <table:table-cell office:value-type="float" office:value="44.948" calcext:value-type="float">
            <text:p>44,948</text:p>
          </table:table-cell>
          <table:table-cell table:number-columns-repeated="2" office:value-type="float" office:value="44.536" calcext:value-type="float">
            <text:p>44,536</text:p>
          </table:table-cell>
          <table:table-cell office:value-type="float" office:value="44.742" calcext:value-type="float">
            <text:p>44,742</text:p>
          </table:table-cell>
          <table:table-cell office:value-type="float" office:value="45.155" calcext:value-type="float">
            <text:p>45,155</text:p>
          </table:table-cell>
          <table:table-cell office:value-type="float" office:value="45.361" calcext:value-type="float">
            <text:p>45,361</text:p>
          </table:table-cell>
          <table:table-cell office:value-type="float" office:value="45.567" calcext:value-type="float">
            <text:p>45,567</text:p>
          </table:table-cell>
          <table:table-cell office:value-type="float" office:value="45.773" calcext:value-type="float">
            <text:p>45,773</text:p>
          </table:table-cell>
          <table:table-cell table:number-columns-repeated="5" office:value-type="float" office:value="45.979" calcext:value-type="float">
            <text:p>45,979</text:p>
          </table:table-cell>
          <table:table-cell table:number-columns-repeated="5" office:value-type="float" office:value="46.392" calcext:value-type="float">
            <text:p>46,392</text:p>
          </table:table-cell>
          <table:table-cell office:value-type="float" office:value="46.804" calcext:value-type="float">
            <text:p>46,804</text:p>
          </table:table-cell>
          <table:table-cell table:number-columns-repeated="2" office:value-type="float" office:value="47.216" calcext:value-type="float">
            <text:p>47,216</text:p>
          </table:table-cell>
        </table:table-row>
        <table:table-row table:style-name="ro1">
          <table:table-cell table:number-columns-repeated="2" office:value-type="float" office:value="44.742" calcext:value-type="float">
            <text:p>44,742</text:p>
          </table:table-cell>
          <table:table-cell table:number-columns-repeated="4" office:value-type="float" office:value="45.361" calcext:value-type="float">
            <text:p>45,361</text:p>
          </table:table-cell>
          <table:table-cell office:value-type="float" office:value="45.155" calcext:value-type="float">
            <text:p>45,155</text:p>
          </table:table-cell>
          <table:table-cell office:value-type="float" office:value="45.567" calcext:value-type="float">
            <text:p>45,567</text:p>
          </table:table-cell>
          <table:table-cell office:value-type="float" office:value="45.773" calcext:value-type="float">
            <text:p>45,773</text:p>
          </table:table-cell>
          <table:table-cell office:value-type="float" office:value="45.979" calcext:value-type="float">
            <text:p>45,979</text:p>
          </table:table-cell>
          <table:table-cell office:value-type="float" office:value="46.186" calcext:value-type="float">
            <text:p>46,186</text:p>
          </table:table-cell>
          <table:table-cell table:number-columns-repeated="5" office:value-type="float" office:value="45.979" calcext:value-type="float">
            <text:p>45,979</text:p>
          </table:table-cell>
          <table:table-cell table:number-columns-repeated="5" office:value-type="float" office:value="46.392" calcext:value-type="float">
            <text:p>46,392</text:p>
          </table:table-cell>
          <table:table-cell office:value-type="float" office:value="46.804" calcext:value-type="float">
            <text:p>46,804</text:p>
          </table:table-cell>
          <table:table-cell table:number-columns-repeated="2" office:value-type="float" office:value="47.216" calcext:value-type="float">
            <text:p>47,216</text:p>
          </table:table-cell>
        </table:table-row>
        <table:table-row table:style-name="ro1">
          <table:table-cell office:value-type="float" office:value="45.567" calcext:value-type="float">
            <text:p>45,567</text:p>
          </table:table-cell>
          <table:table-cell office:value-type="float" office:value="44.536" calcext:value-type="float">
            <text:p>44,536</text:p>
          </table:table-cell>
          <table:table-cell table:number-columns-repeated="2" office:value-type="float" office:value="45.155" calcext:value-type="float">
            <text:p>45,155</text:p>
          </table:table-cell>
          <table:table-cell office:value-type="float" office:value="44.948" calcext:value-type="float">
            <text:p>44,948</text:p>
          </table:table-cell>
          <table:table-cell office:value-type="float" office:value="44.33" calcext:value-type="float">
            <text:p>44,33</text:p>
          </table:table-cell>
          <table:table-cell office:value-type="float" office:value="44.742" calcext:value-type="float">
            <text:p>44,742</text:p>
          </table:table-cell>
          <table:table-cell office:value-type="float" office:value="45.155" calcext:value-type="float">
            <text:p>45,155</text:p>
          </table:table-cell>
          <table:table-cell office:value-type="float" office:value="45.361" calcext:value-type="float">
            <text:p>45,361</text:p>
          </table:table-cell>
          <table:table-cell office:value-type="float" office:value="45.567" calcext:value-type="float">
            <text:p>45,567</text:p>
          </table:table-cell>
          <table:table-cell office:value-type="float" office:value="45.773" calcext:value-type="float">
            <text:p>45,773</text:p>
          </table:table-cell>
          <table:table-cell table:number-columns-repeated="5" office:value-type="float" office:value="45.567" calcext:value-type="float">
            <text:p>45,567</text:p>
          </table:table-cell>
          <table:table-cell table:number-columns-repeated="3" office:value-type="float" office:value="45.773" calcext:value-type="float">
            <text:p>45,773</text:p>
          </table:table-cell>
          <table:table-cell table:number-columns-repeated="5" office:value-type="float" office:value="46.186" calcext:value-type="float">
            <text:p>46,186</text:p>
          </table:table-cell>
        </table:table-row>
        <table:table-row table:style-name="ro1">
          <table:table-cell office:value-type="float" office:value="44.948" calcext:value-type="float">
            <text:p>44,948</text:p>
          </table:table-cell>
          <table:table-cell office:value-type="float" office:value="44.742" calcext:value-type="float">
            <text:p>44,742</text:p>
          </table:table-cell>
          <table:table-cell table:number-columns-repeated="2" office:value-type="float" office:value="45.155" calcext:value-type="float">
            <text:p>45,155</text:p>
          </table:table-cell>
          <table:table-cell table:number-columns-repeated="2" office:value-type="float" office:value="44.948" calcext:value-type="float">
            <text:p>44,948</text:p>
          </table:table-cell>
          <table:table-cell table:number-columns-repeated="2" office:value-type="float" office:value="45.567" calcext:value-type="float">
            <text:p>45,567</text:p>
          </table:table-cell>
          <table:table-cell office:value-type="float" office:value="45.773" calcext:value-type="float">
            <text:p>45,773</text:p>
          </table:table-cell>
          <table:table-cell office:value-type="float" office:value="45.979" calcext:value-type="float">
            <text:p>45,979</text:p>
          </table:table-cell>
          <table:table-cell office:value-type="float" office:value="46.186" calcext:value-type="float">
            <text:p>46,186</text:p>
          </table:table-cell>
          <table:table-cell table:number-columns-repeated="5" office:value-type="float" office:value="45.979" calcext:value-type="float">
            <text:p>45,979</text:p>
          </table:table-cell>
          <table:table-cell table:number-columns-repeated="8" office:value-type="float" office:value="46.186" calcext:value-type="float">
            <text:p>46,186</text:p>
          </table:table-cell>
        </table:table-row>
        <table:table-row table:style-name="ro1">
          <table:table-cell office:value-type="float" office:value="44.948" calcext:value-type="float">
            <text:p>44,948</text:p>
          </table:table-cell>
          <table:table-cell office:value-type="float" office:value="44.742" calcext:value-type="float">
            <text:p>44,742</text:p>
          </table:table-cell>
          <table:table-cell table:number-columns-repeated="2" office:value-type="float" office:value="45.155" calcext:value-type="float">
            <text:p>45,155</text:p>
          </table:table-cell>
          <table:table-cell office:value-type="float" office:value="44.948" calcext:value-type="float">
            <text:p>44,948</text:p>
          </table:table-cell>
          <table:table-cell office:value-type="float" office:value="45.155" calcext:value-type="float">
            <text:p>45,155</text:p>
          </table:table-cell>
          <table:table-cell table:number-columns-repeated="2" office:value-type="float" office:value="45.773" calcext:value-type="float">
            <text:p>45,773</text:p>
          </table:table-cell>
          <table:table-cell table:number-columns-repeated="2" office:value-type="float" office:value="46.804" calcext:value-type="float">
            <text:p>46,804</text:p>
          </table:table-cell>
          <table:table-cell office:value-type="float" office:value="46.392" calcext:value-type="float">
            <text:p>46,392</text:p>
          </table:table-cell>
          <table:table-cell table:number-columns-repeated="13" office:value-type="float" office:value="46.804" calcext:value-type="float">
            <text:p>46,804</text:p>
          </table:table-cell>
        </table:table-row>
        <table:table-row table:style-name="ro1">
          <table:table-cell office:value-type="float" office:value="45.773" calcext:value-type="float">
            <text:p>45,773</text:p>
          </table:table-cell>
          <table:table-cell table:number-columns-repeated="2" office:value-type="float" office:value="46.186" calcext:value-type="float">
            <text:p>46,186</text:p>
          </table:table-cell>
          <table:table-cell office:value-type="float" office:value="45.773" calcext:value-type="float">
            <text:p>45,773</text:p>
          </table:table-cell>
          <table:table-cell table:number-columns-repeated="2" office:value-type="float" office:value="45.567" calcext:value-type="float">
            <text:p>45,567</text:p>
          </table:table-cell>
          <table:table-cell office:value-type="float" office:value="46.186" calcext:value-type="float">
            <text:p>46,186</text:p>
          </table:table-cell>
          <table:table-cell table:number-columns-repeated="3" office:value-type="float" office:value="46.804" calcext:value-type="float">
            <text:p>46,804</text:p>
          </table:table-cell>
          <table:table-cell office:value-type="float" office:value="46.392" calcext:value-type="float">
            <text:p>46,392</text:p>
          </table:table-cell>
          <table:table-cell table:number-columns-repeated="13" office:value-type="float" office:value="46.804" calcext:value-type="float">
            <text:p>46,804</text:p>
          </table:table-cell>
        </table:table-row>
        <table:table-row table:style-name="ro1">
          <table:table-cell office:value-type="float" office:value="46.392" calcext:value-type="float">
            <text:p>46,392</text:p>
          </table:table-cell>
          <table:table-cell table:number-columns-repeated="2" office:value-type="float" office:value="46.598" calcext:value-type="float">
            <text:p>46,598</text:p>
          </table:table-cell>
          <table:table-cell table:number-columns-repeated="3" office:value-type="float" office:value="46.186" calcext:value-type="float">
            <text:p>46,186</text:p>
          </table:table-cell>
          <table:table-cell table:number-columns-repeated="18" office:value-type="float" office:value="46.804" calcext:value-type="float">
            <text:p>46,804</text:p>
          </table:table-cell>
        </table:table-row>
        <table:table-row table:style-name="ro1">
          <table:table-cell office:value-type="float" office:value="46.804" calcext:value-type="float">
            <text:p>46,804</text:p>
          </table:table-cell>
          <table:table-cell table:number-columns-repeated="5" office:value-type="float" office:value="46.598" calcext:value-type="float">
            <text:p>46,598</text:p>
          </table:table-cell>
          <table:table-cell table:number-columns-repeated="18" office:value-type="float" office:value="46.804" calcext:value-type="float">
            <text:p>46,804</text:p>
          </table:table-cell>
        </table:table-row>
        <table:table-row table:style-name="ro1">
          <table:table-cell table:number-columns-repeated="24" office:value-type="float" office:value="46.804" calcext:value-type="float">
            <text:p>46,804</text:p>
          </table:table-cell>
        </table:table-row>
        <table:table-row table:style-name="ro1">
          <table:table-cell table:number-columns-repeated="24" office:value-type="float" office:value="46.804" calcext:value-type="float">
            <text:p>46,804</text:p>
          </table:table-cell>
        </table:table-row>
        <table:table-row table:style-name="ro1">
          <table:table-cell table:number-columns-repeated="24" office:value-type="float" office:value="46.804" calcext:value-type="float">
            <text:p>46,804</text:p>
          </table:table-cell>
        </table:table-row>
        <table:table-row table:style-name="ro1">
          <table:table-cell table:number-columns-repeated="24" office:value-type="float" office:value="47.423" calcext:value-type="float">
            <text:p>47,423</text:p>
          </table:table-cell>
        </table:table-row>
        <table:table-row table:style-name="ro1">
          <table:table-cell table:number-columns-repeated="2" office:value-type="float" office:value="46.598" calcext:value-type="float">
            <text:p>46,598</text:p>
          </table:table-cell>
          <table:table-cell table:number-columns-repeated="22" office:value-type="float" office:value="47.423" calcext:value-type="float">
            <text:p>47,423</text:p>
          </table:table-cell>
        </table:table-row>
        <table:table-row table:style-name="ro1">
          <table:table-cell table:number-columns-repeated="24" office:value-type="float" office:value="47.423" calcext:value-type="float">
            <text:p>47,423</text:p>
          </table:table-cell>
        </table:table-row>
        <table:table-row table:style-name="ro1">
          <table:table-cell table:number-columns-repeated="24" office:value-type="float" office:value="47.423" calcext:value-type="float">
            <text:p>47,423</text:p>
          </table:table-cell>
        </table:table-row>
        <table:table-row table:style-name="ro1">
          <table:table-cell table:number-columns-repeated="24" office:value-type="float" office:value="46.804" calcext:value-type="float">
            <text:p>46,804</text:p>
          </table:table-cell>
        </table:table-row>
        <table:table-row table:style-name="ro1">
          <table:table-cell table:number-columns-repeated="24" office:value-type="float" office:value="46.804" calcext:value-type="float">
            <text:p>46,804</text:p>
          </table:table-cell>
        </table:table-row>
        <table:table-row table:style-name="ro1">
          <table:table-cell table:number-columns-repeated="24" office:value-type="float" office:value="45.979" calcext:value-type="float">
            <text:p>45,979</text:p>
          </table:table-cell>
        </table:table-row>
        <table:table-row table:style-name="ro1">
          <table:table-cell table:number-columns-repeated="24" office:value-type="float" office:value="45.979" calcext:value-type="float">
            <text:p>45,979</text:p>
          </table:table-cell>
        </table:table-row>
        <table:table-row table:style-name="ro1">
          <table:table-cell table:number-columns-repeated="24" office:value-type="float" office:value="45.979" calcext:value-type="float">
            <text:p>45,979</text:p>
          </table:table-cell>
        </table:table-row>
        <table:table-row table:style-name="ro1">
          <table:table-cell table:number-columns-repeated="24" office:value-type="float" office:value="45.979" calcext:value-type="float">
            <text:p>45,979</text:p>
          </table:table-cell>
        </table:table-row>
        <table:table-row table:style-name="ro1">
          <table:table-cell table:number-columns-repeated="24" office:value-type="float" office:value="46.804" calcext:value-type="float">
            <text:p>46,80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0.426" calcext:value-type="float">
            <text:p>50,426</text:p>
          </table:table-cell>
          <table:table-cell office:value-type="float" office:value="50" calcext:value-type="float">
            <text:p>50</text:p>
          </table:table-cell>
          <table:table-cell office:value-type="float" office:value="50.213" calcext:value-type="float">
            <text:p>50,213</text:p>
          </table:table-cell>
          <table:table-cell office:value-type="float" office:value="50.426" calcext:value-type="float">
            <text:p>50,426</text:p>
          </table:table-cell>
          <table:table-cell office:value-type="float" office:value="48.298" calcext:value-type="float">
            <text:p>48,298</text:p>
          </table:table-cell>
          <table:table-cell office:value-type="float" office:value="47.021" calcext:value-type="float">
            <text:p>47,021</text:p>
          </table:table-cell>
          <table:table-cell office:value-type="float" office:value="45.957" calcext:value-type="float">
            <text:p>45,957</text:p>
          </table:table-cell>
          <table:table-cell office:value-type="float" office:value="46.17" calcext:value-type="float">
            <text:p>46,17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17" calcext:value-type="float">
            <text:p>46,17</text:p>
          </table:table-cell>
          <table:table-cell table:number-columns-repeated="2" office:value-type="float" office:value="45.532" calcext:value-type="float">
            <text:p>45,532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532" calcext:value-type="float">
            <text:p>45,532</text:p>
          </table:table-cell>
          <table:table-cell table:number-columns-repeated="2" office:value-type="float" office:value="44.894" calcext:value-type="float">
            <text:p>44,894</text:p>
          </table:table-cell>
          <table:table-cell office:value-type="float" office:value="45.106" calcext:value-type="float">
            <text:p>45,106</text:p>
          </table:table-cell>
          <table:table-cell office:value-type="float" office:value="44.255" calcext:value-type="float">
            <text:p>44,255</text:p>
          </table:table-cell>
          <table:table-cell office:value-type="float" office:value="46.17" calcext:value-type="float">
            <text:p>46,17</text:p>
          </table:table-cell>
          <table:table-cell office:value-type="float" office:value="46.383" calcext:value-type="float">
            <text:p>46,383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383" calcext:value-type="float">
            <text:p>46,383</text:p>
          </table:table-cell>
        </table:table-row>
        <table:table-row table:style-name="ro1">
          <table:table-cell office:value-type="float" office:value="50.638" calcext:value-type="float">
            <text:p>50,638</text:p>
          </table:table-cell>
          <table:table-cell office:value-type="float" office:value="50" calcext:value-type="float">
            <text:p>50</text:p>
          </table:table-cell>
          <table:table-cell office:value-type="float" office:value="50.213" calcext:value-type="float">
            <text:p>50,213</text:p>
          </table:table-cell>
          <table:table-cell office:value-type="float" office:value="50.426" calcext:value-type="float">
            <text:p>50,426</text:p>
          </table:table-cell>
          <table:table-cell office:value-type="float" office:value="48.298" calcext:value-type="float">
            <text:p>48,298</text:p>
          </table:table-cell>
          <table:table-cell office:value-type="float" office:value="47.021" calcext:value-type="float">
            <text:p>47,021</text:p>
          </table:table-cell>
          <table:table-cell office:value-type="float" office:value="45.957" calcext:value-type="float">
            <text:p>45,957</text:p>
          </table:table-cell>
          <table:table-cell office:value-type="float" office:value="46.17" calcext:value-type="float">
            <text:p>46,17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17" calcext:value-type="float">
            <text:p>46,17</text:p>
          </table:table-cell>
          <table:table-cell table:number-columns-repeated="2" office:value-type="float" office:value="45.532" calcext:value-type="float">
            <text:p>45,532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532" calcext:value-type="float">
            <text:p>45,532</text:p>
          </table:table-cell>
          <table:table-cell table:number-columns-repeated="2" office:value-type="float" office:value="44.894" calcext:value-type="float">
            <text:p>44,894</text:p>
          </table:table-cell>
          <table:table-cell office:value-type="float" office:value="45.106" calcext:value-type="float">
            <text:p>45,106</text:p>
          </table:table-cell>
          <table:table-cell office:value-type="float" office:value="44.255" calcext:value-type="float">
            <text:p>44,255</text:p>
          </table:table-cell>
          <table:table-cell office:value-type="float" office:value="46.17" calcext:value-type="float">
            <text:p>46,17</text:p>
          </table:table-cell>
          <table:table-cell office:value-type="float" office:value="46.383" calcext:value-type="float">
            <text:p>46,383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383" calcext:value-type="float">
            <text:p>46,383</text:p>
          </table:table-cell>
        </table:table-row>
        <table:table-row table:style-name="ro1">
          <table:table-cell office:value-type="float" office:value="50.426" calcext:value-type="float">
            <text:p>50,426</text:p>
          </table:table-cell>
          <table:table-cell office:value-type="float" office:value="50" calcext:value-type="float">
            <text:p>50</text:p>
          </table:table-cell>
          <table:table-cell office:value-type="float" office:value="50.213" calcext:value-type="float">
            <text:p>50,213</text:p>
          </table:table-cell>
          <table:table-cell office:value-type="float" office:value="50.426" calcext:value-type="float">
            <text:p>50,426</text:p>
          </table:table-cell>
          <table:table-cell office:value-type="float" office:value="47.66" calcext:value-type="float">
            <text:p>47,66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532" calcext:value-type="float">
            <text:p>45,532</text:p>
          </table:table-cell>
          <table:table-cell table:number-columns-repeated="2" office:value-type="float" office:value="46.17" calcext:value-type="float">
            <text:p>46,17</text:p>
          </table:table-cell>
          <table:table-cell table:number-columns-repeated="2" office:value-type="float" office:value="44.255" calcext:value-type="float">
            <text:p>44,255</text:p>
          </table:table-cell>
          <table:table-cell office:value-type="float" office:value="43.617" calcext:value-type="float">
            <text:p>43,617</text:p>
          </table:table-cell>
          <table:table-cell office:value-type="float" office:value="44.043" calcext:value-type="float">
            <text:p>44,043</text:p>
          </table:table-cell>
          <table:table-cell office:value-type="float" office:value="44.681" calcext:value-type="float">
            <text:p>44,681</text:p>
          </table:table-cell>
          <table:table-cell office:value-type="float" office:value="44.255" calcext:value-type="float">
            <text:p>44,255</text:p>
          </table:table-cell>
          <table:table-cell table:number-columns-repeated="2" office:value-type="float" office:value="44.894" calcext:value-type="float">
            <text:p>44,894</text:p>
          </table:table-cell>
          <table:table-cell table:number-columns-repeated="2" office:value-type="float" office:value="45.106" calcext:value-type="float">
            <text:p>45,106</text:p>
          </table:table-cell>
          <table:table-cell office:value-type="float" office:value="47.021" calcext:value-type="float">
            <text:p>47,021</text:p>
          </table:table-cell>
          <table:table-cell office:value-type="float" office:value="46.383" calcext:value-type="float">
            <text:p>46,383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383" calcext:value-type="float">
            <text:p>46,383</text:p>
          </table:table-cell>
        </table:table-row>
        <table:table-row table:style-name="ro1">
          <table:table-cell office:value-type="float" office:value="49.574" calcext:value-type="float">
            <text:p>49,574</text:p>
          </table:table-cell>
          <table:table-cell office:value-type="float" office:value="49.787" calcext:value-type="float">
            <text:p>49,787</text:p>
          </table:table-cell>
          <table:table-cell office:value-type="float" office:value="50" calcext:value-type="float">
            <text:p>50</text:p>
          </table:table-cell>
          <table:table-cell office:value-type="float" office:value="50.213" calcext:value-type="float">
            <text:p>50,213</text:p>
          </table:table-cell>
          <table:table-cell office:value-type="float" office:value="47.66" calcext:value-type="float">
            <text:p>47,66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106" calcext:value-type="float">
            <text:p>45,106</text:p>
          </table:table-cell>
          <table:table-cell office:value-type="float" office:value="45.745" calcext:value-type="float">
            <text:p>45,745</text:p>
          </table:table-cell>
          <table:table-cell office:value-type="float" office:value="46.17" calcext:value-type="float">
            <text:p>46,17</text:p>
          </table:table-cell>
          <table:table-cell table:number-columns-repeated="2" office:value-type="float" office:value="44.255" calcext:value-type="float">
            <text:p>44,255</text:p>
          </table:table-cell>
          <table:table-cell office:value-type="float" office:value="43.617" calcext:value-type="float">
            <text:p>43,617</text:p>
          </table:table-cell>
          <table:table-cell office:value-type="float" office:value="44.043" calcext:value-type="float">
            <text:p>44,043</text:p>
          </table:table-cell>
          <table:table-cell office:value-type="float" office:value="44.681" calcext:value-type="float">
            <text:p>44,681</text:p>
          </table:table-cell>
          <table:table-cell office:value-type="float" office:value="44.255" calcext:value-type="float">
            <text:p>44,255</text:p>
          </table:table-cell>
          <table:table-cell table:number-columns-repeated="2" office:value-type="float" office:value="44.894" calcext:value-type="float">
            <text:p>44,894</text:p>
          </table:table-cell>
          <table:table-cell table:number-columns-repeated="2" office:value-type="float" office:value="45.319" calcext:value-type="float">
            <text:p>45,319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9.574" calcext:value-type="float">
            <text:p>49,574</text:p>
          </table:table-cell>
          <table:table-cell office:value-type="float" office:value="49.149" calcext:value-type="float">
            <text:p>49,149</text:p>
          </table:table-cell>
          <table:table-cell office:value-type="float" office:value="49.574" calcext:value-type="float">
            <text:p>49,574</text:p>
          </table:table-cell>
          <table:table-cell office:value-type="float" office:value="49.787" calcext:value-type="float">
            <text:p>49,787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106" calcext:value-type="float">
            <text:p>45,106</text:p>
          </table:table-cell>
          <table:table-cell office:value-type="float" office:value="45.745" calcext:value-type="float">
            <text:p>45,745</text:p>
          </table:table-cell>
          <table:table-cell office:value-type="float" office:value="46.17" calcext:value-type="float">
            <text:p>46,17</text:p>
          </table:table-cell>
          <table:table-cell table:number-columns-repeated="2" office:value-type="float" office:value="44.255" calcext:value-type="float">
            <text:p>44,255</text:p>
          </table:table-cell>
          <table:table-cell office:value-type="float" office:value="43.617" calcext:value-type="float">
            <text:p>43,617</text:p>
          </table:table-cell>
          <table:table-cell office:value-type="float" office:value="44.043" calcext:value-type="float">
            <text:p>44,043</text:p>
          </table:table-cell>
          <table:table-cell office:value-type="float" office:value="44.681" calcext:value-type="float">
            <text:p>44,681</text:p>
          </table:table-cell>
          <table:table-cell office:value-type="float" office:value="44.255" calcext:value-type="float">
            <text:p>44,255</text:p>
          </table:table-cell>
          <table:table-cell table:number-columns-repeated="2" office:value-type="float" office:value="44.894" calcext:value-type="float">
            <text:p>44,894</text:p>
          </table:table-cell>
          <table:table-cell table:number-columns-repeated="2" office:value-type="float" office:value="45.319" calcext:value-type="float">
            <text:p>45,319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9.787" calcext:value-type="float">
            <text:p>49,787</text:p>
          </table:table-cell>
          <table:table-cell office:value-type="float" office:value="49.362" calcext:value-type="float">
            <text:p>49,362</text:p>
          </table:table-cell>
          <table:table-cell office:value-type="float" office:value="49.574" calcext:value-type="float">
            <text:p>49,574</text:p>
          </table:table-cell>
          <table:table-cell office:value-type="float" office:value="49.787" calcext:value-type="float">
            <text:p>49,787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106" calcext:value-type="float">
            <text:p>45,106</text:p>
          </table:table-cell>
          <table:table-cell office:value-type="float" office:value="45.745" calcext:value-type="float">
            <text:p>45,745</text:p>
          </table:table-cell>
          <table:table-cell office:value-type="float" office:value="46.17" calcext:value-type="float">
            <text:p>46,17</text:p>
          </table:table-cell>
          <table:table-cell table:number-columns-repeated="2" office:value-type="float" office:value="44.255" calcext:value-type="float">
            <text:p>44,255</text:p>
          </table:table-cell>
          <table:table-cell office:value-type="float" office:value="43.617" calcext:value-type="float">
            <text:p>43,617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043" calcext:value-type="float">
            <text:p>44,043</text:p>
          </table:table-cell>
          <table:table-cell office:value-type="float" office:value="44.681" calcext:value-type="float">
            <text:p>44,681</text:p>
          </table:table-cell>
          <table:table-cell office:value-type="float" office:value="44.894" calcext:value-type="float">
            <text:p>44,894</text:p>
          </table:table-cell>
          <table:table-cell table:number-columns-repeated="2" office:value-type="float" office:value="45.319" calcext:value-type="float">
            <text:p>45,319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9.787" calcext:value-type="float">
            <text:p>49,787</text:p>
          </table:table-cell>
          <table:table-cell table:number-columns-repeated="2" office:value-type="float" office:value="49.362" calcext:value-type="float">
            <text:p>49,362</text:p>
          </table:table-cell>
          <table:table-cell office:value-type="float" office:value="49.574" calcext:value-type="float">
            <text:p>49,574</text:p>
          </table:table-cell>
          <table:table-cell office:value-type="float" office:value="46.809" calcext:value-type="float">
            <text:p>46,809</text:p>
          </table:table-cell>
          <table:table-cell office:value-type="float" office:value="45.745" calcext:value-type="float">
            <text:p>45,745</text:p>
          </table:table-cell>
          <table:table-cell table:number-columns-repeated="2" office:value-type="float" office:value="44.681" calcext:value-type="float">
            <text:p>44,681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957" calcext:value-type="float">
            <text:p>45,957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43" calcext:value-type="float">
            <text:p>44,043</text:p>
          </table:table-cell>
          <table:table-cell office:value-type="float" office:value="43.404" calcext:value-type="float">
            <text:p>43,404</text:p>
          </table:table-cell>
          <table:table-cell office:value-type="float" office:value="43.617" calcext:value-type="float">
            <text:p>43,617</text:p>
          </table:table-cell>
          <table:table-cell office:value-type="float" office:value="44.255" calcext:value-type="float">
            <text:p>44,255</text:p>
          </table:table-cell>
          <table:table-cell office:value-type="float" office:value="44.043" calcext:value-type="float">
            <text:p>44,043</text:p>
          </table:table-cell>
          <table:table-cell office:value-type="float" office:value="44.681" calcext:value-type="float">
            <text:p>44,681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319" calcext:value-type="float">
            <text:p>45,319</text:p>
          </table:table-cell>
          <table:table-cell office:value-type="float" office:value="44.468" calcext:value-type="float">
            <text:p>44,468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9.787" calcext:value-type="float">
            <text:p>49,787</text:p>
          </table:table-cell>
          <table:table-cell table:number-columns-repeated="2" office:value-type="float" office:value="49.149" calcext:value-type="float">
            <text:p>49,149</text:p>
          </table:table-cell>
          <table:table-cell office:value-type="float" office:value="48.936" calcext:value-type="float">
            <text:p>48,936</text:p>
          </table:table-cell>
          <table:table-cell office:value-type="float" office:value="46.596" calcext:value-type="float">
            <text:p>46,596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681" calcext:value-type="float">
            <text:p>44,681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957" calcext:value-type="float">
            <text:p>45,957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106" calcext:value-type="float">
            <text:p>45,106</text:p>
          </table:table-cell>
          <table:table-cell table:number-columns-repeated="2" office:value-type="float" office:value="44.681" calcext:value-type="float">
            <text:p>44,681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106" calcext:value-type="float">
            <text:p>45,106</text:p>
          </table:table-cell>
          <table:table-cell office:value-type="float" office:value="45.745" calcext:value-type="float">
            <text:p>45,745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319" calcext:value-type="float">
            <text:p>45,319</text:p>
          </table:table-cell>
          <table:table-cell office:value-type="float" office:value="44.468" calcext:value-type="float">
            <text:p>44,468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9.574" calcext:value-type="float">
            <text:p>49,574</text:p>
          </table:table-cell>
          <table:table-cell office:value-type="float" office:value="48.936" calcext:value-type="float">
            <text:p>48,936</text:p>
          </table:table-cell>
          <table:table-cell office:value-type="float" office:value="49.149" calcext:value-type="float">
            <text:p>49,149</text:p>
          </table:table-cell>
          <table:table-cell office:value-type="float" office:value="48.936" calcext:value-type="float">
            <text:p>48,936</text:p>
          </table:table-cell>
          <table:table-cell office:value-type="float" office:value="46.596" calcext:value-type="float">
            <text:p>46,596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681" calcext:value-type="float">
            <text:p>44,681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957" calcext:value-type="float">
            <text:p>45,957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106" calcext:value-type="float">
            <text:p>45,106</text:p>
          </table:table-cell>
          <table:table-cell table:number-columns-repeated="2" office:value-type="float" office:value="44.681" calcext:value-type="float">
            <text:p>44,681</text:p>
          </table:table-cell>
          <table:table-cell office:value-type="float" office:value="45.106" calcext:value-type="float">
            <text:p>45,106</text:p>
          </table:table-cell>
          <table:table-cell office:value-type="float" office:value="44.894" calcext:value-type="float">
            <text:p>44,89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383" calcext:value-type="float">
            <text:p>46,383</text:p>
          </table:table-cell>
          <table:table-cell office:value-type="float" office:value="44.681" calcext:value-type="float">
            <text:p>44,681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596" calcext:value-type="float">
            <text:p>46,596</text:p>
          </table:table-cell>
          <table:table-cell table:number-columns-repeated="2" office:value-type="float" office:value="47.021" calcext:value-type="float">
            <text:p>47,021</text:p>
          </table:table-cell>
        </table:table-row>
        <table:table-row table:style-name="ro1">
          <table:table-cell office:value-type="float" office:value="49.787" calcext:value-type="float">
            <text:p>49,787</text:p>
          </table:table-cell>
          <table:table-cell office:value-type="float" office:value="48.936" calcext:value-type="float">
            <text:p>48,936</text:p>
          </table:table-cell>
          <table:table-cell office:value-type="float" office:value="49.149" calcext:value-type="float">
            <text:p>49,149</text:p>
          </table:table-cell>
          <table:table-cell office:value-type="float" office:value="48.723" calcext:value-type="float">
            <text:p>48,723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681" calcext:value-type="float">
            <text:p>44,681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957" calcext:value-type="float">
            <text:p>45,957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106" calcext:value-type="float">
            <text:p>45,106</text:p>
          </table:table-cell>
          <table:table-cell table:number-columns-repeated="2" office:value-type="float" office:value="44.681" calcext:value-type="float">
            <text:p>44,681</text:p>
          </table:table-cell>
          <table:table-cell office:value-type="float" office:value="45.106" calcext:value-type="float">
            <text:p>45,106</text:p>
          </table:table-cell>
          <table:table-cell office:value-type="float" office:value="44.894" calcext:value-type="float">
            <text:p>44,89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383" calcext:value-type="float">
            <text:p>46,383</text:p>
          </table:table-cell>
          <table:table-cell office:value-type="float" office:value="44.681" calcext:value-type="float">
            <text:p>44,681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596" calcext:value-type="float">
            <text:p>46,596</text:p>
          </table:table-cell>
          <table:table-cell table:number-columns-repeated="2" office:value-type="float" office:value="47.021" calcext:value-type="float">
            <text:p>47,0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9.149" calcext:value-type="float">
            <text:p>49,149</text:p>
          </table:table-cell>
          <table:table-cell office:value-type="float" office:value="48.511" calcext:value-type="float">
            <text:p>48,511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681" calcext:value-type="float">
            <text:p>44,681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957" calcext:value-type="float">
            <text:p>45,957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106" calcext:value-type="float">
            <text:p>45,106</text:p>
          </table:table-cell>
          <table:table-cell table:number-columns-repeated="2" office:value-type="float" office:value="44.681" calcext:value-type="float">
            <text:p>44,681</text:p>
          </table:table-cell>
          <table:table-cell office:value-type="float" office:value="45.106" calcext:value-type="float">
            <text:p>45,106</text:p>
          </table:table-cell>
          <table:table-cell office:value-type="float" office:value="44.894" calcext:value-type="float">
            <text:p>44,89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383" calcext:value-type="float">
            <text:p>46,383</text:p>
          </table:table-cell>
          <table:table-cell office:value-type="float" office:value="44.681" calcext:value-type="float">
            <text:p>44,681</text:p>
          </table:table-cell>
          <table:table-cell office:value-type="float" office:value="47.021" calcext:value-type="float">
            <text:p>47,021</text:p>
          </table:table-cell>
          <table:table-cell office:value-type="float" office:value="46.383" calcext:value-type="float">
            <text:p>46,383</text:p>
          </table:table-cell>
          <table:table-cell table:number-columns-repeated="2" office:value-type="float" office:value="47.021" calcext:value-type="float">
            <text:p>47,021</text:p>
          </table:table-cell>
        </table:table-row>
        <table:table-row table:style-name="ro1">
          <table:table-cell office:value-type="float" office:value="49.787" calcext:value-type="float">
            <text:p>49,787</text:p>
          </table:table-cell>
          <table:table-cell office:value-type="float" office:value="49.149" calcext:value-type="float">
            <text:p>49,149</text:p>
          </table:table-cell>
          <table:table-cell office:value-type="float" office:value="48.936" calcext:value-type="float">
            <text:p>48,936</text:p>
          </table:table-cell>
          <table:table-cell office:value-type="float" office:value="48.085" calcext:value-type="float">
            <text:p>48,085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681" calcext:value-type="float">
            <text:p>44,681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957" calcext:value-type="float">
            <text:p>45,957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106" calcext:value-type="float">
            <text:p>45,106</text:p>
          </table:table-cell>
          <table:table-cell table:number-columns-repeated="2" office:value-type="float" office:value="44.681" calcext:value-type="float">
            <text:p>44,681</text:p>
          </table:table-cell>
          <table:table-cell office:value-type="float" office:value="45.106" calcext:value-type="float">
            <text:p>45,106</text:p>
          </table:table-cell>
          <table:table-cell office:value-type="float" office:value="44.894" calcext:value-type="float">
            <text:p>44,89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7.021" calcext:value-type="float">
            <text:p>47,021</text:p>
          </table:table-cell>
          <table:table-cell office:value-type="float" office:value="46.596" calcext:value-type="float">
            <text:p>46,596</text:p>
          </table:table-cell>
          <table:table-cell office:value-type="float" office:value="44.894" calcext:value-type="float">
            <text:p>44,89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5.957" calcext:value-type="float">
            <text:p>45,957</text:p>
          </table:table-cell>
          <table:table-cell table:number-columns-repeated="2"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9.149" calcext:value-type="float">
            <text:p>49,149</text:p>
          </table:table-cell>
          <table:table-cell office:value-type="float" office:value="48.723" calcext:value-type="float">
            <text:p>48,723</text:p>
          </table:table-cell>
          <table:table-cell office:value-type="float" office:value="48.936" calcext:value-type="float">
            <text:p>48,936</text:p>
          </table:table-cell>
          <table:table-cell office:value-type="float" office:value="48.085" calcext:value-type="float">
            <text:p>48,085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319" calcext:value-type="float">
            <text:p>45,319</text:p>
          </table:table-cell>
          <table:table-cell office:value-type="float" office:value="44.043" calcext:value-type="float">
            <text:p>44,043</text:p>
          </table:table-cell>
          <table:table-cell office:value-type="float" office:value="44.255" calcext:value-type="float">
            <text:p>44,255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681" calcext:value-type="float">
            <text:p>44,681</text:p>
          </table:table-cell>
          <table:table-cell table:number-columns-repeated="2" office:value-type="float" office:value="44.468" calcext:value-type="float">
            <text:p>44,468</text:p>
          </table:table-cell>
          <table:table-cell office:value-type="float" office:value="44.894" calcext:value-type="float">
            <text:p>44,894</text:p>
          </table:table-cell>
          <table:table-cell office:value-type="float" office:value="44.681" calcext:value-type="float">
            <text:p>44,681</text:p>
          </table:table-cell>
          <table:table-cell office:value-type="float" office:value="46.383" calcext:value-type="float">
            <text:p>46,383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596" calcext:value-type="float">
            <text:p>46,596</text:p>
          </table:table-cell>
          <table:table-cell office:value-type="float" office:value="44.894" calcext:value-type="float">
            <text:p>44,89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5.957" calcext:value-type="float">
            <text:p>45,957</text:p>
          </table:table-cell>
          <table:table-cell table:number-columns-repeated="2"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9.362" calcext:value-type="float">
            <text:p>49,362</text:p>
          </table:table-cell>
          <table:table-cell office:value-type="float" office:value="48.723" calcext:value-type="float">
            <text:p>48,723</text:p>
          </table:table-cell>
          <table:table-cell office:value-type="float" office:value="48.511" calcext:value-type="float">
            <text:p>48,511</text:p>
          </table:table-cell>
          <table:table-cell office:value-type="float" office:value="48.085" calcext:value-type="float">
            <text:p>48,085</text:p>
          </table:table-cell>
          <table:table-cell office:value-type="float" office:value="46.17" calcext:value-type="float">
            <text:p>46,17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255" calcext:value-type="float">
            <text:p>44,255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681" calcext:value-type="float">
            <text:p>44,681</text:p>
          </table:table-cell>
          <table:table-cell table:number-columns-repeated="2" office:value-type="float" office:value="44.468" calcext:value-type="float">
            <text:p>44,468</text:p>
          </table:table-cell>
          <table:table-cell office:value-type="float" office:value="44.894" calcext:value-type="float">
            <text:p>44,894</text:p>
          </table:table-cell>
          <table:table-cell office:value-type="float" office:value="44.681" calcext:value-type="float">
            <text:p>44,681</text:p>
          </table:table-cell>
          <table:table-cell office:value-type="float" office:value="46.383" calcext:value-type="float">
            <text:p>46,383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596" calcext:value-type="float">
            <text:p>46,596</text:p>
          </table:table-cell>
          <table:table-cell office:value-type="float" office:value="44.894" calcext:value-type="float">
            <text:p>44,894</text:p>
          </table:table-cell>
          <table:table-cell office:value-type="float" office:value="46.596" calcext:value-type="float">
            <text:p>46,596</text:p>
          </table:table-cell>
          <table:table-cell office:value-type="float" office:value="45.957" calcext:value-type="float">
            <text:p>45,957</text:p>
          </table:table-cell>
          <table:table-cell table:number-columns-repeated="2"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9.149" calcext:value-type="float">
            <text:p>49,149</text:p>
          </table:table-cell>
          <table:table-cell office:value-type="float" office:value="48.936" calcext:value-type="float">
            <text:p>48,936</text:p>
          </table:table-cell>
          <table:table-cell office:value-type="float" office:value="48.511" calcext:value-type="float">
            <text:p>48,511</text:p>
          </table:table-cell>
          <table:table-cell office:value-type="float" office:value="48.085" calcext:value-type="float">
            <text:p>48,085</text:p>
          </table:table-cell>
          <table:table-cell office:value-type="float" office:value="46.17" calcext:value-type="float">
            <text:p>46,17</text:p>
          </table:table-cell>
          <table:table-cell office:value-type="float" office:value="45.745" calcext:value-type="float">
            <text:p>45,745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681" calcext:value-type="float">
            <text:p>44,681</text:p>
          </table:table-cell>
          <table:table-cell table:number-columns-repeated="2" office:value-type="float" office:value="45.106" calcext:value-type="float">
            <text:p>45,106</text:p>
          </table:table-cell>
          <table:table-cell office:value-type="float" office:value="45.319" calcext:value-type="float">
            <text:p>45,319</text:p>
          </table:table-cell>
          <table:table-cell office:value-type="float" office:value="44.894" calcext:value-type="float">
            <text:p>44,894</text:p>
          </table:table-cell>
          <table:table-cell office:value-type="float" office:value="44.681" calcext:value-type="float">
            <text:p>44,681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894" calcext:value-type="float">
            <text:p>44,894</text:p>
          </table:table-cell>
          <table:table-cell office:value-type="float" office:value="44.681" calcext:value-type="float">
            <text:p>44,681</text:p>
          </table:table-cell>
          <table:table-cell office:value-type="float" office:value="46.383" calcext:value-type="float">
            <text:p>46,383</text:p>
          </table:table-cell>
          <table:table-cell office:value-type="float" office:value="46.17" calcext:value-type="float">
            <text:p>46,17</text:p>
          </table:table-cell>
          <table:table-cell office:value-type="float" office:value="45.957" calcext:value-type="float">
            <text:p>45,957</text:p>
          </table:table-cell>
          <table:table-cell office:value-type="float" office:value="44.255" calcext:value-type="float">
            <text:p>44,255</text:p>
          </table:table-cell>
          <table:table-cell table:number-columns-repeated="2" office:value-type="float" office:value="45.957" calcext:value-type="float">
            <text:p>45,957</text:p>
          </table:table-cell>
          <table:table-cell table:number-columns-repeated="2"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9.149" calcext:value-type="float">
            <text:p>49,149</text:p>
          </table:table-cell>
          <table:table-cell office:value-type="float" office:value="48.085" calcext:value-type="float">
            <text:p>48,085</text:p>
          </table:table-cell>
          <table:table-cell office:value-type="float" office:value="48.511" calcext:value-type="float">
            <text:p>48,511</text:p>
          </table:table-cell>
          <table:table-cell office:value-type="float" office:value="48.085" calcext:value-type="float">
            <text:p>48,085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745" calcext:value-type="float">
            <text:p>45,745</text:p>
          </table:table-cell>
          <table:table-cell office:value-type="float" office:value="44.255" calcext:value-type="float">
            <text:p>44,255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957" calcext:value-type="float">
            <text:p>45,957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745" calcext:value-type="float">
            <text:p>45,745</text:p>
          </table:table-cell>
          <table:table-cell office:value-type="float" office:value="45.532" calcext:value-type="float">
            <text:p>45,532</text:p>
          </table:table-cell>
          <table:table-cell office:value-type="float" office:value="45.745" calcext:value-type="float">
            <text:p>45,745</text:p>
          </table:table-cell>
          <table:table-cell office:value-type="float" office:value="44.681" calcext:value-type="float">
            <text:p>44,681</text:p>
          </table:table-cell>
          <table:table-cell office:value-type="float" office:value="46.383" calcext:value-type="float">
            <text:p>46,383</text:p>
          </table:table-cell>
          <table:table-cell office:value-type="float" office:value="46.17" calcext:value-type="float">
            <text:p>46,17</text:p>
          </table:table-cell>
          <table:table-cell office:value-type="float" office:value="45.957" calcext:value-type="float">
            <text:p>45,957</text:p>
          </table:table-cell>
          <table:table-cell office:value-type="float" office:value="44.255" calcext:value-type="float">
            <text:p>44,255</text:p>
          </table:table-cell>
          <table:table-cell table:number-columns-repeated="2" office:value-type="float" office:value="45.957" calcext:value-type="float">
            <text:p>45,957</text:p>
          </table:table-cell>
          <table:table-cell table:number-columns-repeated="2" office:value-type="float" office:value="46.596" calcext:value-type="float">
            <text:p>46,596</text:p>
          </table:table-cell>
        </table:table-row>
        <table:table-row table:style-name="ro1">
          <table:table-cell office:value-type="float" office:value="48.723" calcext:value-type="float">
            <text:p>48,723</text:p>
          </table:table-cell>
          <table:table-cell office:value-type="float" office:value="48.085" calcext:value-type="float">
            <text:p>48,085</text:p>
          </table:table-cell>
          <table:table-cell office:value-type="float" office:value="48.511" calcext:value-type="float">
            <text:p>48,511</text:p>
          </table:table-cell>
          <table:table-cell office:value-type="float" office:value="48.085" calcext:value-type="float">
            <text:p>48,085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255" calcext:value-type="float">
            <text:p>44,255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894" calcext:value-type="float">
            <text:p>44,894</text:p>
          </table:table-cell>
          <table:table-cell office:value-type="float" office:value="45.957" calcext:value-type="float">
            <text:p>45,957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745" calcext:value-type="float">
            <text:p>45,745</text:p>
          </table:table-cell>
          <table:table-cell office:value-type="float" office:value="45.532" calcext:value-type="float">
            <text:p>45,532</text:p>
          </table:table-cell>
          <table:table-cell office:value-type="float" office:value="45.745" calcext:value-type="float">
            <text:p>45,745</text:p>
          </table:table-cell>
          <table:table-cell office:value-type="float" office:value="44.681" calcext:value-type="float">
            <text:p>44,681</text:p>
          </table:table-cell>
          <table:table-cell office:value-type="float" office:value="46.383" calcext:value-type="float">
            <text:p>46,383</text:p>
          </table:table-cell>
          <table:table-cell office:value-type="float" office:value="46.17" calcext:value-type="float">
            <text:p>46,17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532" calcext:value-type="float">
            <text:p>45,532</text:p>
          </table:table-cell>
          <table:table-cell office:value-type="float" office:value="45.957" calcext:value-type="float">
            <text:p>45,957</text:p>
          </table:table-cell>
          <table:table-cell office:value-type="float" office:value="46.596" calcext:value-type="float">
            <text:p>46,596</text:p>
          </table:table-cell>
          <table:table-cell table:number-columns-repeated="2" office:value-type="float" office:value="47.234" calcext:value-type="float">
            <text:p>47,234</text:p>
          </table:table-cell>
        </table:table-row>
        <table:table-row table:style-name="ro1">
          <table:table-cell office:value-type="float" office:value="49.362" calcext:value-type="float">
            <text:p>49,362</text:p>
          </table:table-cell>
          <table:table-cell office:value-type="float" office:value="48.085" calcext:value-type="float">
            <text:p>48,085</text:p>
          </table:table-cell>
          <table:table-cell office:value-type="float" office:value="48.723" calcext:value-type="float">
            <text:p>48,723</text:p>
          </table:table-cell>
          <table:table-cell office:value-type="float" office:value="47.872" calcext:value-type="float">
            <text:p>47,872</text:p>
          </table:table-cell>
          <table:table-cell office:value-type="float" office:value="45.957" calcext:value-type="float">
            <text:p>45,957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255" calcext:value-type="float">
            <text:p>44,255</text:p>
          </table:table-cell>
          <table:table-cell office:value-type="float" office:value="44.468" calcext:value-type="float">
            <text:p>44,468</text:p>
          </table:table-cell>
          <table:table-cell office:value-type="float" office:value="44.681" calcext:value-type="float">
            <text:p>44,681</text:p>
          </table:table-cell>
          <table:table-cell table:number-columns-repeated="2" office:value-type="float" office:value="46.383" calcext:value-type="float">
            <text:p>46,383</text:p>
          </table:table-cell>
          <table:table-cell office:value-type="float" office:value="45.745" calcext:value-type="float">
            <text:p>45,745</text:p>
          </table:table-cell>
          <table:table-cell office:value-type="float" office:value="45.532" calcext:value-type="float">
            <text:p>45,532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6.17" calcext:value-type="float">
            <text:p>46,17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809" calcext:value-type="float">
            <text:p>46,809</text:p>
          </table:table-cell>
          <table:table-cell office:value-type="float" office:value="45.532" calcext:value-type="float">
            <text:p>45,532</text:p>
          </table:table-cell>
          <table:table-cell office:value-type="float" office:value="47.021" calcext:value-type="float">
            <text:p>47,021</text:p>
          </table:table-cell>
          <table:table-cell office:value-type="float" office:value="47.66" calcext:value-type="float">
            <text:p>47,66</text:p>
          </table:table-cell>
          <table:table-cell table:number-columns-repeated="2" office:value-type="float" office:value="48.298" calcext:value-type="float">
            <text:p>48,298</text:p>
          </table:table-cell>
        </table:table-row>
        <table:table-row table:style-name="ro1">
          <table:table-cell office:value-type="float" office:value="47.66" calcext:value-type="float">
            <text:p>47,66</text:p>
          </table:table-cell>
          <table:table-cell office:value-type="float" office:value="47.872" calcext:value-type="float">
            <text:p>47,872</text:p>
          </table:table-cell>
          <table:table-cell office:value-type="float" office:value="47.234" calcext:value-type="float">
            <text:p>47,234</text:p>
          </table:table-cell>
          <table:table-cell office:value-type="float" office:value="47.021" calcext:value-type="float">
            <text:p>47,021</text:p>
          </table:table-cell>
          <table:table-cell office:value-type="float" office:value="44.043" calcext:value-type="float">
            <text:p>44,043</text:p>
          </table:table-cell>
          <table:table-cell office:value-type="float" office:value="45.106" calcext:value-type="float">
            <text:p>45,106</text:p>
          </table:table-cell>
          <table:table-cell office:value-type="float" office:value="44.255" calcext:value-type="float">
            <text:p>44,255</text:p>
          </table:table-cell>
          <table:table-cell office:value-type="float" office:value="44.468" calcext:value-type="float">
            <text:p>44,468</text:p>
          </table:table-cell>
          <table:table-cell office:value-type="float" office:value="45.745" calcext:value-type="float">
            <text:p>45,745</text:p>
          </table:table-cell>
          <table:table-cell table:number-columns-repeated="2" office:value-type="float" office:value="46.383" calcext:value-type="float">
            <text:p>46,383</text:p>
          </table:table-cell>
          <table:table-cell office:value-type="float" office:value="45.745" calcext:value-type="float">
            <text:p>45,745</text:p>
          </table:table-cell>
          <table:table-cell office:value-type="float" office:value="45.532" calcext:value-type="float">
            <text:p>45,532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6.17" calcext:value-type="float">
            <text:p>46,17</text:p>
          </table:table-cell>
          <table:table-cell office:value-type="float" office:value="47.66" calcext:value-type="float">
            <text:p>47,66</text:p>
          </table:table-cell>
          <table:table-cell office:value-type="float" office:value="47.234" calcext:value-type="float">
            <text:p>47,234</text:p>
          </table:table-cell>
          <table:table-cell office:value-type="float" office:value="45.745" calcext:value-type="float">
            <text:p>45,745</text:p>
          </table:table-cell>
          <table:table-cell office:value-type="float" office:value="47.234" calcext:value-type="float">
            <text:p>47,234</text:p>
          </table:table-cell>
          <table:table-cell office:value-type="float" office:value="47.872" calcext:value-type="float">
            <text:p>47,872</text:p>
          </table:table-cell>
          <table:table-cell table:number-columns-repeated="2" office:value-type="float" office:value="48.298" calcext:value-type="float">
            <text:p>48,298</text:p>
          </table:table-cell>
        </table:table-row>
        <table:table-row table:style-name="ro1">
          <table:table-cell office:value-type="float" office:value="47.872" calcext:value-type="float">
            <text:p>47,872</text:p>
          </table:table-cell>
          <table:table-cell office:value-type="float" office:value="48.298" calcext:value-type="float">
            <text:p>48,298</text:p>
          </table:table-cell>
          <table:table-cell office:value-type="float" office:value="47.447" calcext:value-type="float">
            <text:p>47,447</text:p>
          </table:table-cell>
          <table:table-cell office:value-type="float" office:value="47.234" calcext:value-type="float">
            <text:p>47,234</text:p>
          </table:table-cell>
          <table:table-cell office:value-type="float" office:value="44.255" calcext:value-type="float">
            <text:p>44,255</text:p>
          </table:table-cell>
          <table:table-cell office:value-type="float" office:value="45.319" calcext:value-type="float">
            <text:p>45,319</text:p>
          </table:table-cell>
          <table:table-cell table:number-columns-repeated="2" office:value-type="float" office:value="44.468" calcext:value-type="float">
            <text:p>44,468</text:p>
          </table:table-cell>
          <table:table-cell office:value-type="float" office:value="45.106" calcext:value-type="float">
            <text:p>45,106</text:p>
          </table:table-cell>
          <table:table-cell table:number-columns-repeated="3" office:value-type="float" office:value="45.745" calcext:value-type="float">
            <text:p>45,745</text:p>
          </table:table-cell>
          <table:table-cell office:value-type="float" office:value="45.532" calcext:value-type="float">
            <text:p>45,532</text:p>
          </table:table-cell>
          <table:table-cell office:value-type="float" office:value="45.319" calcext:value-type="float">
            <text:p>45,319</text:p>
          </table:table-cell>
          <table:table-cell office:value-type="float" office:value="45.532" calcext:value-type="float">
            <text:p>45,532</text:p>
          </table:table-cell>
          <table:table-cell office:value-type="float" office:value="44.468" calcext:value-type="float">
            <text:p>44,468</text:p>
          </table:table-cell>
          <table:table-cell office:value-type="float" office:value="46.17" calcext:value-type="float">
            <text:p>46,17</text:p>
          </table:table-cell>
          <table:table-cell office:value-type="float" office:value="47.66" calcext:value-type="float">
            <text:p>47,66</text:p>
          </table:table-cell>
          <table:table-cell office:value-type="float" office:value="47.234" calcext:value-type="float">
            <text:p>47,234</text:p>
          </table:table-cell>
          <table:table-cell office:value-type="float" office:value="45.745" calcext:value-type="float">
            <text:p>45,745</text:p>
          </table:table-cell>
          <table:table-cell office:value-type="float" office:value="47.234" calcext:value-type="float">
            <text:p>47,234</text:p>
          </table:table-cell>
          <table:table-cell office:value-type="float" office:value="47.872" calcext:value-type="float">
            <text:p>47,872</text:p>
          </table:table-cell>
          <table:table-cell table:number-columns-repeated="2" office:value-type="float" office:value="48.298" calcext:value-type="float">
            <text:p>48,298</text:p>
          </table:table-cell>
        </table:table-row>
        <table:table-row table:style-name="ro1">
          <table:table-cell office:value-type="float" office:value="47.447" calcext:value-type="float">
            <text:p>47,447</text:p>
          </table:table-cell>
          <table:table-cell office:value-type="float" office:value="48.298" calcext:value-type="float">
            <text:p>48,298</text:p>
          </table:table-cell>
          <table:table-cell table:number-columns-repeated="2" office:value-type="float" office:value="47.234" calcext:value-type="float">
            <text:p>47,234</text:p>
          </table:table-cell>
          <table:table-cell office:value-type="float" office:value="44.255" calcext:value-type="float">
            <text:p>44,255</text:p>
          </table:table-cell>
          <table:table-cell office:value-type="float" office:value="47.021" calcext:value-type="float">
            <text:p>47,021</text:p>
          </table:table-cell>
          <table:table-cell table:number-columns-repeated="2" office:value-type="float" office:value="46.383" calcext:value-type="float">
            <text:p>46,383</text:p>
          </table:table-cell>
          <table:table-cell office:value-type="float" office:value="45.106" calcext:value-type="float">
            <text:p>45,106</text:p>
          </table:table-cell>
          <table:table-cell table:number-columns-repeated="3" office:value-type="float" office:value="47.021" calcext:value-type="float">
            <text:p>47,021</text:p>
          </table:table-cell>
          <table:table-cell office:value-type="float" office:value="46.809" calcext:value-type="float">
            <text:p>46,809</text:p>
          </table:table-cell>
          <table:table-cell office:value-type="float" office:value="46.596" calcext:value-type="float">
            <text:p>46,596</text:p>
          </table:table-cell>
          <table:table-cell table:number-columns-repeated="2" office:value-type="float" office:value="46.809" calcext:value-type="float">
            <text:p>46,809</text:p>
          </table:table-cell>
          <table:table-cell office:value-type="float" office:value="46.17" calcext:value-type="float">
            <text:p>46,17</text:p>
          </table:table-cell>
          <table:table-cell table:number-columns-repeated="2" office:value-type="float" office:value="47.66" calcext:value-type="float">
            <text:p>47,66</text:p>
          </table:table-cell>
          <table:table-cell office:value-type="float" office:value="46.17" calcext:value-type="float">
            <text:p>46,17</text:p>
          </table:table-cell>
          <table:table-cell office:value-type="float" office:value="47.66" calcext:value-type="float">
            <text:p>47,66</text:p>
          </table:table-cell>
          <table:table-cell table:number-columns-repeated="3" office:value-type="float" office:value="48.298" calcext:value-type="float">
            <text:p>48,298</text:p>
          </table:table-cell>
        </table:table-row>
        <table:table-row table:style-name="ro1">
          <table:table-cell office:value-type="float" office:value="47.447" calcext:value-type="float">
            <text:p>47,447</text:p>
          </table:table-cell>
          <table:table-cell office:value-type="float" office:value="48.085" calcext:value-type="float">
            <text:p>48,085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17" calcext:value-type="float">
            <text:p>46,17</text:p>
          </table:table-cell>
          <table:table-cell table:number-columns-repeated="2" office:value-type="float" office:value="47.021" calcext:value-type="float">
            <text:p>47,021</text:p>
          </table:table-cell>
          <table:table-cell table:number-columns-repeated="2" office:value-type="float" office:value="46.383" calcext:value-type="float">
            <text:p>46,383</text:p>
          </table:table-cell>
          <table:table-cell office:value-type="float" office:value="47.872" calcext:value-type="float">
            <text:p>47,872</text:p>
          </table:table-cell>
          <table:table-cell table:number-columns-repeated="3" office:value-type="float" office:value="47.234" calcext:value-type="float">
            <text:p>47,234</text:p>
          </table:table-cell>
          <table:table-cell office:value-type="float" office:value="47.021" calcext:value-type="float">
            <text:p>47,021</text:p>
          </table:table-cell>
          <table:table-cell office:value-type="float" office:value="46.809" calcext:value-type="float">
            <text:p>46,809</text:p>
          </table:table-cell>
          <table:table-cell table:number-columns-repeated="2" office:value-type="float" office:value="47.021" calcext:value-type="float">
            <text:p>47,021</text:p>
          </table:table-cell>
          <table:table-cell office:value-type="float" office:value="46.383" calcext:value-type="float">
            <text:p>46,383</text:p>
          </table:table-cell>
          <table:table-cell table:number-columns-repeated="2" office:value-type="float" office:value="47.872" calcext:value-type="float">
            <text:p>47,872</text:p>
          </table:table-cell>
          <table:table-cell office:value-type="float" office:value="46.383" calcext:value-type="float">
            <text:p>46,383</text:p>
          </table:table-cell>
          <table:table-cell office:value-type="float" office:value="47.872" calcext:value-type="float">
            <text:p>47,872</text:p>
          </table:table-cell>
          <table:table-cell table:number-columns-repeated="3" office:value-type="float" office:value="48.511" calcext:value-type="float">
            <text:p>48,511</text:p>
          </table:table-cell>
        </table:table-row>
        <table:table-row table:style-name="ro1">
          <table:table-cell office:value-type="float" office:value="47.021" calcext:value-type="float">
            <text:p>47,021</text:p>
          </table:table-cell>
          <table:table-cell office:value-type="float" office:value="48.085" calcext:value-type="float">
            <text:p>48,085</text:p>
          </table:table-cell>
          <table:table-cell office:value-type="float" office:value="46.809" calcext:value-type="float">
            <text:p>46,809</text:p>
          </table:table-cell>
          <table:table-cell office:value-type="float" office:value="45.745" calcext:value-type="float">
            <text:p>45,745</text:p>
          </table:table-cell>
          <table:table-cell table:number-columns-repeated="2" office:value-type="float" office:value="47.234" calcext:value-type="float">
            <text:p>47,234</text:p>
          </table:table-cell>
          <table:table-cell table:number-columns-repeated="2" office:value-type="float" office:value="47.447" calcext:value-type="float">
            <text:p>47,447</text:p>
          </table:table-cell>
          <table:table-cell office:value-type="float" office:value="47.872" calcext:value-type="float">
            <text:p>47,872</text:p>
          </table:table-cell>
          <table:table-cell table:number-columns-repeated="2" office:value-type="float" office:value="47.234" calcext:value-type="float">
            <text:p>47,234</text:p>
          </table:table-cell>
          <table:table-cell office:value-type="float" office:value="47.872" calcext:value-type="float">
            <text:p>47,872</text:p>
          </table:table-cell>
          <table:table-cell office:value-type="float" office:value="47.66" calcext:value-type="float">
            <text:p>47,66</text:p>
          </table:table-cell>
          <table:table-cell office:value-type="float" office:value="47.447" calcext:value-type="float">
            <text:p>47,447</text:p>
          </table:table-cell>
          <table:table-cell table:number-columns-repeated="2" office:value-type="float" office:value="47.66" calcext:value-type="float">
            <text:p>47,66</text:p>
          </table:table-cell>
          <table:table-cell office:value-type="float" office:value="47.021" calcext:value-type="float">
            <text:p>47,021</text:p>
          </table:table-cell>
          <table:table-cell table:number-columns-repeated="2" office:value-type="float" office:value="47.872" calcext:value-type="float">
            <text:p>47,872</text:p>
          </table:table-cell>
          <table:table-cell office:value-type="float" office:value="46.383" calcext:value-type="float">
            <text:p>46,383</text:p>
          </table:table-cell>
          <table:table-cell office:value-type="float" office:value="47.872" calcext:value-type="float">
            <text:p>47,872</text:p>
          </table:table-cell>
          <table:table-cell table:number-columns-repeated="3" office:value-type="float" office:value="48.511" calcext:value-type="float">
            <text:p>48,511</text:p>
          </table:table-cell>
        </table:table-row>
        <table:table-row table:style-name="ro1">
          <table:table-cell office:value-type="float" office:value="46.17" calcext:value-type="float">
            <text:p>46,17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383" calcext:value-type="float">
            <text:p>46,383</text:p>
          </table:table-cell>
          <table:table-cell office:value-type="float" office:value="45.745" calcext:value-type="float">
            <text:p>45,745</text:p>
          </table:table-cell>
          <table:table-cell office:value-type="float" office:value="47.021" calcext:value-type="float">
            <text:p>47,021</text:p>
          </table:table-cell>
          <table:table-cell office:value-type="float" office:value="48.085" calcext:value-type="float">
            <text:p>48,085</text:p>
          </table:table-cell>
          <table:table-cell table:number-columns-repeated="2" office:value-type="float" office:value="47.447" calcext:value-type="float">
            <text:p>47,447</text:p>
          </table:table-cell>
          <table:table-cell office:value-type="float" office:value="47.872" calcext:value-type="float">
            <text:p>47,872</text:p>
          </table:table-cell>
          <table:table-cell table:number-columns-repeated="2" office:value-type="float" office:value="47.234" calcext:value-type="float">
            <text:p>47,234</text:p>
          </table:table-cell>
          <table:table-cell office:value-type="float" office:value="47.872" calcext:value-type="float">
            <text:p>47,872</text:p>
          </table:table-cell>
          <table:table-cell office:value-type="float" office:value="47.66" calcext:value-type="float">
            <text:p>47,66</text:p>
          </table:table-cell>
          <table:table-cell office:value-type="float" office:value="47.447" calcext:value-type="float">
            <text:p>47,447</text:p>
          </table:table-cell>
          <table:table-cell table:number-columns-repeated="3" office:value-type="float" office:value="47.66" calcext:value-type="float">
            <text:p>47,66</text:p>
          </table:table-cell>
          <table:table-cell table:number-columns-repeated="2" office:value-type="float" office:value="47.872" calcext:value-type="float">
            <text:p>47,872</text:p>
          </table:table-cell>
          <table:table-cell office:value-type="float" office:value="46.383" calcext:value-type="float">
            <text:p>46,383</text:p>
          </table:table-cell>
          <table:table-cell office:value-type="float" office:value="47.872" calcext:value-type="float">
            <text:p>47,872</text:p>
          </table:table-cell>
          <table:table-cell table:number-columns-repeated="3" office:value-type="float" office:value="48.511" calcext:value-type="float">
            <text:p>48,511</text:p>
          </table:table-cell>
        </table:table-row>
        <table:table-row table:style-name="ro1">
          <table:table-cell office:value-type="float" office:value="46.17" calcext:value-type="float">
            <text:p>46,17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17" calcext:value-type="float">
            <text:p>46,17</text:p>
          </table:table-cell>
          <table:table-cell office:value-type="float" office:value="46.809" calcext:value-type="float">
            <text:p>46,809</text:p>
          </table:table-cell>
          <table:table-cell office:value-type="float" office:value="47.234" calcext:value-type="float">
            <text:p>47,234</text:p>
          </table:table-cell>
          <table:table-cell office:value-type="float" office:value="48.085" calcext:value-type="float">
            <text:p>48,085</text:p>
          </table:table-cell>
          <table:table-cell table:number-columns-repeated="2" office:value-type="float" office:value="47.447" calcext:value-type="float">
            <text:p>47,447</text:p>
          </table:table-cell>
          <table:table-cell office:value-type="float" office:value="47.872" calcext:value-type="float">
            <text:p>47,872</text:p>
          </table:table-cell>
          <table:table-cell table:number-columns-repeated="2" office:value-type="float" office:value="47.234" calcext:value-type="float">
            <text:p>47,234</text:p>
          </table:table-cell>
          <table:table-cell office:value-type="float" office:value="47.872" calcext:value-type="float">
            <text:p>47,872</text:p>
          </table:table-cell>
          <table:table-cell office:value-type="float" office:value="47.66" calcext:value-type="float">
            <text:p>47,66</text:p>
          </table:table-cell>
          <table:table-cell office:value-type="float" office:value="47.447" calcext:value-type="float">
            <text:p>47,447</text:p>
          </table:table-cell>
          <table:table-cell table:number-columns-repeated="3" office:value-type="float" office:value="47.66" calcext:value-type="float">
            <text:p>47,66</text:p>
          </table:table-cell>
          <table:table-cell table:number-columns-repeated="2" office:value-type="float" office:value="47.872" calcext:value-type="float">
            <text:p>47,872</text:p>
          </table:table-cell>
          <table:table-cell office:value-type="float" office:value="46.383" calcext:value-type="float">
            <text:p>46,383</text:p>
          </table:table-cell>
          <table:table-cell office:value-type="float" office:value="47.872" calcext:value-type="float">
            <text:p>47,872</text:p>
          </table:table-cell>
          <table:table-cell table:number-columns-repeated="3" office:value-type="float" office:value="48.511" calcext:value-type="float">
            <text:p>48,511</text:p>
          </table:table-cell>
        </table:table-row>
        <table:table-row table:style-name="ro1">
          <table:table-cell office:value-type="float" office:value="46.17" calcext:value-type="float">
            <text:p>46,17</text:p>
          </table:table-cell>
          <table:table-cell office:value-type="float" office:value="47.234" calcext:value-type="float">
            <text:p>47,234</text:p>
          </table:table-cell>
          <table:table-cell office:value-type="float" office:value="46.17" calcext:value-type="float">
            <text:p>46,17</text:p>
          </table:table-cell>
          <table:table-cell office:value-type="float" office:value="47.447" calcext:value-type="float">
            <text:p>47,447</text:p>
          </table:table-cell>
          <table:table-cell office:value-type="float" office:value="47.872" calcext:value-type="float">
            <text:p>47,872</text:p>
          </table:table-cell>
          <table:table-cell office:value-type="float" office:value="48.085" calcext:value-type="float">
            <text:p>48,085</text:p>
          </table:table-cell>
          <table:table-cell table:number-columns-repeated="2" office:value-type="float" office:value="47.447" calcext:value-type="float">
            <text:p>47,447</text:p>
          </table:table-cell>
          <table:table-cell office:value-type="float" office:value="47.872" calcext:value-type="float">
            <text:p>47,872</text:p>
          </table:table-cell>
          <table:table-cell table:number-columns-repeated="2" office:value-type="float" office:value="47.234" calcext:value-type="float">
            <text:p>47,234</text:p>
          </table:table-cell>
          <table:table-cell office:value-type="float" office:value="48.723" calcext:value-type="float">
            <text:p>48,723</text:p>
          </table:table-cell>
          <table:table-cell office:value-type="float" office:value="48.511" calcext:value-type="float">
            <text:p>48,511</text:p>
          </table:table-cell>
          <table:table-cell office:value-type="float" office:value="47.872" calcext:value-type="float">
            <text:p>47,872</text:p>
          </table:table-cell>
          <table:table-cell table:number-columns-repeated="3" office:value-type="float" office:value="48.085" calcext:value-type="float">
            <text:p>48,085</text:p>
          </table:table-cell>
          <table:table-cell table:number-columns-repeated="3" office:value-type="float" office:value="49.362" calcext:value-type="float">
            <text:p>49,362</text:p>
          </table:table-cell>
          <table:table-cell table:number-columns-repeated="4" office:value-type="float" office:value="48.936" calcext:value-type="float">
            <text:p>48,936</text:p>
          </table:table-cell>
        </table:table-row>
        <table:table-row table:style-name="ro1">
          <table:table-cell office:value-type="float" office:value="45.106" calcext:value-type="float">
            <text:p>45,106</text:p>
          </table:table-cell>
          <table:table-cell office:value-type="float" office:value="46.17" calcext:value-type="float">
            <text:p>46,17</text:p>
          </table:table-cell>
          <table:table-cell office:value-type="float" office:value="46.383" calcext:value-type="float">
            <text:p>46,383</text:p>
          </table:table-cell>
          <table:table-cell office:value-type="float" office:value="47.66" calcext:value-type="float">
            <text:p>47,66</text:p>
          </table:table-cell>
          <table:table-cell office:value-type="float" office:value="48.723" calcext:value-type="float">
            <text:p>48,723</text:p>
          </table:table-cell>
          <table:table-cell table:number-columns-repeated="3" office:value-type="float" office:value="49.149" calcext:value-type="float">
            <text:p>49,149</text:p>
          </table:table-cell>
          <table:table-cell office:value-type="float" office:value="48.723" calcext:value-type="float">
            <text:p>48,723</text:p>
          </table:table-cell>
          <table:table-cell office:value-type="float" office:value="49.149" calcext:value-type="float">
            <text:p>49,149</text:p>
          </table:table-cell>
          <table:table-cell office:value-type="float" office:value="48.936" calcext:value-type="float">
            <text:p>48,936</text:p>
          </table:table-cell>
          <table:table-cell office:value-type="float" office:value="48.723" calcext:value-type="float">
            <text:p>48,723</text:p>
          </table:table-cell>
          <table:table-cell office:value-type="float" office:value="49.149" calcext:value-type="float">
            <text:p>49,149</text:p>
          </table:table-cell>
          <table:table-cell office:value-type="float" office:value="48.723" calcext:value-type="float">
            <text:p>48,723</text:p>
          </table:table-cell>
          <table:table-cell table:number-columns-repeated="2" office:value-type="float" office:value="48.936" calcext:value-type="float">
            <text:p>48,936</text:p>
          </table:table-cell>
          <table:table-cell office:value-type="float" office:value="48.085" calcext:value-type="float">
            <text:p>48,085</text:p>
          </table:table-cell>
          <table:table-cell table:number-columns-repeated="7" office:value-type="float" office:value="48.936" calcext:value-type="float">
            <text:p>48,936</text:p>
          </table:table-cell>
        </table:table-row>
        <table:table-row table:style-name="ro1">
          <table:table-cell office:value-type="float" office:value="45.957" calcext:value-type="float">
            <text:p>45,957</text:p>
          </table:table-cell>
          <table:table-cell office:value-type="float" office:value="46.596" calcext:value-type="float">
            <text:p>46,596</text:p>
          </table:table-cell>
          <table:table-cell office:value-type="float" office:value="47.234" calcext:value-type="float">
            <text:p>47,234</text:p>
          </table:table-cell>
          <table:table-cell office:value-type="float" office:value="47.872" calcext:value-type="float">
            <text:p>47,872</text:p>
          </table:table-cell>
          <table:table-cell office:value-type="float" office:value="48.936" calcext:value-type="float">
            <text:p>48,936</text:p>
          </table:table-cell>
          <table:table-cell table:number-columns-repeated="3" office:value-type="float" office:value="49.149" calcext:value-type="float">
            <text:p>49,149</text:p>
          </table:table-cell>
          <table:table-cell office:value-type="float" office:value="48.723" calcext:value-type="float">
            <text:p>48,723</text:p>
          </table:table-cell>
          <table:table-cell office:value-type="float" office:value="49.149" calcext:value-type="float">
            <text:p>49,149</text:p>
          </table:table-cell>
          <table:table-cell office:value-type="float" office:value="48.936" calcext:value-type="float">
            <text:p>48,936</text:p>
          </table:table-cell>
          <table:table-cell office:value-type="float" office:value="49.362" calcext:value-type="float">
            <text:p>49,362</text:p>
          </table:table-cell>
          <table:table-cell office:value-type="float" office:value="49.149" calcext:value-type="float">
            <text:p>49,149</text:p>
          </table:table-cell>
          <table:table-cell office:value-type="float" office:value="48.723" calcext:value-type="float">
            <text:p>48,723</text:p>
          </table:table-cell>
          <table:table-cell table:number-columns-repeated="10" office:value-type="float" office:value="48.936" calcext:value-type="float">
            <text:p>48,936</text:p>
          </table:table-cell>
        </table:table-row>
        <table:table-row table:style-name="ro1">
          <table:table-cell office:value-type="float" office:value="46.383" calcext:value-type="float">
            <text:p>46,383</text:p>
          </table:table-cell>
          <table:table-cell office:value-type="float" office:value="48.085" calcext:value-type="float">
            <text:p>48,085</text:p>
          </table:table-cell>
          <table:table-cell office:value-type="float" office:value="47.234" calcext:value-type="float">
            <text:p>47,234</text:p>
          </table:table-cell>
          <table:table-cell office:value-type="float" office:value="48.511" calcext:value-type="float">
            <text:p>48,511</text:p>
          </table:table-cell>
          <table:table-cell office:value-type="float" office:value="48.936" calcext:value-type="float">
            <text:p>48,936</text:p>
          </table:table-cell>
          <table:table-cell table:number-columns-repeated="2" office:value-type="float" office:value="49.149" calcext:value-type="float">
            <text:p>49,149</text:p>
          </table:table-cell>
          <table:table-cell office:value-type="float" office:value="49.362" calcext:value-type="float">
            <text:p>49,362</text:p>
          </table:table-cell>
          <table:table-cell office:value-type="float" office:value="49.787" calcext:value-type="float">
            <text:p>49,787</text:p>
          </table:table-cell>
          <table:table-cell office:value-type="float" office:value="49.362" calcext:value-type="float">
            <text:p>49,362</text:p>
          </table:table-cell>
          <table:table-cell office:value-type="float" office:value="49.149" calcext:value-type="float">
            <text:p>49,149</text:p>
          </table:table-cell>
          <table:table-cell office:value-type="float" office:value="49.362" calcext:value-type="float">
            <text:p>49,362</text:p>
          </table:table-cell>
          <table:table-cell office:value-type="float" office:value="49.149" calcext:value-type="float">
            <text:p>49,149</text:p>
          </table:table-cell>
          <table:table-cell office:value-type="float" office:value="48.723" calcext:value-type="float">
            <text:p>48,723</text:p>
          </table:table-cell>
          <table:table-cell table:number-columns-repeated="10" office:value-type="float" office:value="48.936" calcext:value-type="float">
            <text:p>48,936</text:p>
          </table:table-cell>
        </table:table-row>
        <table:table-row table:style-name="ro1">
          <table:table-cell office:value-type="float" office:value="46.383" calcext:value-type="float">
            <text:p>46,383</text:p>
          </table:table-cell>
          <table:table-cell table:number-columns-repeated="2" office:value-type="float" office:value="48.085" calcext:value-type="float">
            <text:p>48,085</text:p>
          </table:table-cell>
          <table:table-cell office:value-type="float" office:value="48.511" calcext:value-type="float">
            <text:p>48,511</text:p>
          </table:table-cell>
          <table:table-cell office:value-type="float" office:value="48.936" calcext:value-type="float">
            <text:p>48,936</text:p>
          </table:table-cell>
          <table:table-cell office:value-type="float" office:value="49.149" calcext:value-type="float">
            <text:p>49,149</text:p>
          </table:table-cell>
          <table:table-cell office:value-type="float" office:value="48.936" calcext:value-type="float">
            <text:p>48,936</text:p>
          </table:table-cell>
          <table:table-cell office:value-type="float" office:value="49.149" calcext:value-type="float">
            <text:p>49,149</text:p>
          </table:table-cell>
          <table:table-cell office:value-type="float" office:value="49.574" calcext:value-type="float">
            <text:p>49,574</text:p>
          </table:table-cell>
          <table:table-cell office:value-type="float" office:value="49.149" calcext:value-type="float">
            <text:p>49,149</text:p>
          </table:table-cell>
          <table:table-cell table:number-columns-repeated="2" office:value-type="float" office:value="48.936" calcext:value-type="float">
            <text:p>48,936</text:p>
          </table:table-cell>
          <table:table-cell table:number-columns-repeated="2" office:value-type="float" office:value="48.723" calcext:value-type="float">
            <text:p>48,723</text:p>
          </table:table-cell>
          <table:table-cell table:number-columns-repeated="10" office:value-type="float" office:value="48.936" calcext:value-type="float">
            <text:p>48,936</text:p>
          </table:table-cell>
        </table:table-row>
        <table:table-row table:style-name="ro1">
          <table:table-cell office:value-type="float" office:value="48.298" calcext:value-type="float">
            <text:p>48,298</text:p>
          </table:table-cell>
          <table:table-cell table:number-columns-repeated="2" office:value-type="float" office:value="48.085" calcext:value-type="float">
            <text:p>48,085</text:p>
          </table:table-cell>
          <table:table-cell office:value-type="float" office:value="48.511" calcext:value-type="float">
            <text:p>48,511</text:p>
          </table:table-cell>
          <table:table-cell office:value-type="float" office:value="48.936" calcext:value-type="float">
            <text:p>48,936</text:p>
          </table:table-cell>
          <table:table-cell office:value-type="float" office:value="49.149" calcext:value-type="float">
            <text:p>49,149</text:p>
          </table:table-cell>
          <table:table-cell office:value-type="float" office:value="49.362" calcext:value-type="float">
            <text:p>49,362</text:p>
          </table:table-cell>
          <table:table-cell table:number-columns-repeated="2" office:value-type="float" office:value="48.936" calcext:value-type="float">
            <text:p>48,936</text:p>
          </table:table-cell>
          <table:table-cell office:value-type="float" office:value="48.723" calcext:value-type="float">
            <text:p>48,723</text:p>
          </table:table-cell>
          <table:table-cell table:number-columns-repeated="14" office:value-type="float" office:value="48.936" calcext:value-type="float">
            <text:p>48,936</text:p>
          </table:table-cell>
        </table:table-row>
        <table:table-row table:style-name="ro1">
          <table:table-cell office:value-type="float" office:value="47.872" calcext:value-type="float">
            <text:p>47,872</text:p>
          </table:table-cell>
          <table:table-cell table:number-columns-repeated="2" office:value-type="float" office:value="48.085" calcext:value-type="float">
            <text:p>48,085</text:p>
          </table:table-cell>
          <table:table-cell office:value-type="float" office:value="48.511" calcext:value-type="float">
            <text:p>48,511</text:p>
          </table:table-cell>
          <table:table-cell office:value-type="float" office:value="49.362" calcext:value-type="float">
            <text:p>49,362</text:p>
          </table:table-cell>
          <table:table-cell office:value-type="float" office:value="48.936" calcext:value-type="float">
            <text:p>48,936</text:p>
          </table:table-cell>
          <table:table-cell office:value-type="float" office:value="48.723" calcext:value-type="float">
            <text:p>48,723</text:p>
          </table:table-cell>
          <table:table-cell table:number-columns-repeated="2" office:value-type="float" office:value="48.936" calcext:value-type="float">
            <text:p>48,936</text:p>
          </table:table-cell>
          <table:table-cell office:value-type="float" office:value="48.723" calcext:value-type="float">
            <text:p>48,723</text:p>
          </table:table-cell>
          <table:table-cell table:number-columns-repeated="14" office:value-type="float" office:value="48.936" calcext:value-type="float">
            <text:p>48,936</text:p>
          </table:table-cell>
        </table:table-row>
        <table:table-row table:style-name="ro1">
          <table:table-cell office:value-type="float" office:value="47.872" calcext:value-type="float">
            <text:p>47,872</text:p>
          </table:table-cell>
          <table:table-cell table:number-columns-repeated="2" office:value-type="float" office:value="48.085" calcext:value-type="float">
            <text:p>48,085</text:p>
          </table:table-cell>
          <table:table-cell office:value-type="float" office:value="48.723" calcext:value-type="float">
            <text:p>48,723</text:p>
          </table:table-cell>
          <table:table-cell table:number-columns-repeated="2" office:value-type="float" office:value="48.936" calcext:value-type="float">
            <text:p>48,936</text:p>
          </table:table-cell>
          <table:table-cell office:value-type="float" office:value="48.723" calcext:value-type="float">
            <text:p>48,723</text:p>
          </table:table-cell>
          <table:table-cell table:number-columns-repeated="2" office:value-type="float" office:value="48.936" calcext:value-type="float">
            <text:p>48,936</text:p>
          </table:table-cell>
          <table:table-cell office:value-type="float" office:value="48.723" calcext:value-type="float">
            <text:p>48,723</text:p>
          </table:table-cell>
          <table:table-cell table:number-columns-repeated="14" office:value-type="float" office:value="48.936" calcext:value-type="float">
            <text:p>48,936</text:p>
          </table:table-cell>
        </table:table-row>
        <table:table-row table:style-name="ro1">
          <table:table-cell office:value-type="float" office:value="47.872" calcext:value-type="float">
            <text:p>47,872</text:p>
          </table:table-cell>
          <table:table-cell table:number-columns-repeated="2" office:value-type="float" office:value="48.511" calcext:value-type="float">
            <text:p>48,511</text:p>
          </table:table-cell>
          <table:table-cell office:value-type="float" office:value="48.723" calcext:value-type="float">
            <text:p>48,723</text:p>
          </table:table-cell>
          <table:table-cell table:number-columns-repeated="2" office:value-type="float" office:value="48.936" calcext:value-type="float">
            <text:p>48,936</text:p>
          </table:table-cell>
          <table:table-cell office:value-type="float" office:value="48.723" calcext:value-type="float">
            <text:p>48,723</text:p>
          </table:table-cell>
          <table:table-cell table:number-columns-repeated="17" office:value-type="float" office:value="48.936" calcext:value-type="float">
            <text:p>48,936</text:p>
          </table:table-cell>
        </table:table-row>
        <table:table-row table:style-name="ro1">
          <table:table-cell office:value-type="float" office:value="48.511" calcext:value-type="float">
            <text:p>48,511</text:p>
          </table:table-cell>
          <table:table-cell office:value-type="float" office:value="48.723" calcext:value-type="float">
            <text:p>48,723</text:p>
          </table:table-cell>
          <table:table-cell office:value-type="float" office:value="48.511" calcext:value-type="float">
            <text:p>48,511</text:p>
          </table:table-cell>
          <table:table-cell table:number-columns-repeated="21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 office:value-type="float" office:value="48.936" calcext:value-type="float">
            <text:p>48,936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5.085" calcext:value-type="float">
            <text:p>45,085</text:p>
          </table:table-cell>
          <table:table-cell office:value-type="float" office:value="45.726" calcext:value-type="float">
            <text:p>45,726</text:p>
          </table:table-cell>
          <table:table-cell office:value-type="float" office:value="45.513" calcext:value-type="float">
            <text:p>45,513</text:p>
          </table:table-cell>
          <table:table-cell office:value-type="float" office:value="46.581" calcext:value-type="float">
            <text:p>46,581</text:p>
          </table:table-cell>
          <table:table-cell office:value-type="float" office:value="48.718" calcext:value-type="float">
            <text:p>48,718</text:p>
          </table:table-cell>
          <table:table-cell office:value-type="float" office:value="48.932" calcext:value-type="float">
            <text:p>48,932</text:p>
          </table:table-cell>
          <table:table-cell office:value-type="float" office:value="49.359" calcext:value-type="float">
            <text:p>49,35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.282" calcext:value-type="float">
            <text:p>51,282</text:p>
          </table:table-cell>
          <table:table-cell table:number-columns-repeated="2" office:value-type="float" office:value="51.709" calcext:value-type="float">
            <text:p>51,709</text:p>
          </table:table-cell>
          <table:table-cell table:number-columns-repeated="3" office:value-type="float" office:value="51.923" calcext:value-type="float">
            <text:p>51,923</text:p>
          </table:table-cell>
          <table:table-cell table:number-columns-repeated="2" office:value-type="float" office:value="52.564" calcext:value-type="float">
            <text:p>52,564</text:p>
          </table:table-cell>
          <table:table-cell table:number-columns-repeated="4" office:value-type="float" office:value="52.778" calcext:value-type="float">
            <text:p>52,778</text:p>
          </table:table-cell>
          <table:table-cell table:number-columns-repeated="2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085" calcext:value-type="float">
            <text:p>45,085</text:p>
          </table:table-cell>
          <table:table-cell office:value-type="float" office:value="45.726" calcext:value-type="float">
            <text:p>45,726</text:p>
          </table:table-cell>
          <table:table-cell office:value-type="float" office:value="45.513" calcext:value-type="float">
            <text:p>45,513</text:p>
          </table:table-cell>
          <table:table-cell office:value-type="float" office:value="46.581" calcext:value-type="float">
            <text:p>46,581</text:p>
          </table:table-cell>
          <table:table-cell office:value-type="float" office:value="48.718" calcext:value-type="float">
            <text:p>48,718</text:p>
          </table:table-cell>
          <table:table-cell office:value-type="float" office:value="48.932" calcext:value-type="float">
            <text:p>48,932</text:p>
          </table:table-cell>
          <table:table-cell office:value-type="float" office:value="49.359" calcext:value-type="float">
            <text:p>49,35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.282" calcext:value-type="float">
            <text:p>51,282</text:p>
          </table:table-cell>
          <table:table-cell table:number-columns-repeated="2" office:value-type="float" office:value="51.709" calcext:value-type="float">
            <text:p>51,709</text:p>
          </table:table-cell>
          <table:table-cell table:number-columns-repeated="3" office:value-type="float" office:value="51.923" calcext:value-type="float">
            <text:p>51,923</text:p>
          </table:table-cell>
          <table:table-cell table:number-columns-repeated="2" office:value-type="float" office:value="52.564" calcext:value-type="float">
            <text:p>52,564</text:p>
          </table:table-cell>
          <table:table-cell table:number-columns-repeated="4" office:value-type="float" office:value="52.778" calcext:value-type="float">
            <text:p>52,778</text:p>
          </table:table-cell>
          <table:table-cell table:number-columns-repeated="2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085" calcext:value-type="float">
            <text:p>45,085</text:p>
          </table:table-cell>
          <table:table-cell office:value-type="float" office:value="45.726" calcext:value-type="float">
            <text:p>45,726</text:p>
          </table:table-cell>
          <table:table-cell office:value-type="float" office:value="45.513" calcext:value-type="float">
            <text:p>45,513</text:p>
          </table:table-cell>
          <table:table-cell office:value-type="float" office:value="46.581" calcext:value-type="float">
            <text:p>46,581</text:p>
          </table:table-cell>
          <table:table-cell office:value-type="float" office:value="48.718" calcext:value-type="float">
            <text:p>48,718</text:p>
          </table:table-cell>
          <table:table-cell office:value-type="float" office:value="48.932" calcext:value-type="float">
            <text:p>48,932</text:p>
          </table:table-cell>
          <table:table-cell office:value-type="float" office:value="49.359" calcext:value-type="float">
            <text:p>49,359</text:p>
          </table:table-cell>
          <table:table-cell table:number-columns-repeated="2" office:value-type="float" office:value="50.214" calcext:value-type="float">
            <text:p>50,214</text:p>
          </table:table-cell>
          <table:table-cell office:value-type="float" office:value="50" calcext:value-type="float">
            <text:p>50</text:p>
          </table:table-cell>
          <table:table-cell office:value-type="float" office:value="51.282" calcext:value-type="float">
            <text:p>51,282</text:p>
          </table:table-cell>
          <table:table-cell table:number-columns-repeated="2" office:value-type="float" office:value="51.709" calcext:value-type="float">
            <text:p>51,709</text:p>
          </table:table-cell>
          <table:table-cell table:number-columns-repeated="3" office:value-type="float" office:value="51.923" calcext:value-type="float">
            <text:p>51,923</text:p>
          </table:table-cell>
          <table:table-cell table:number-columns-repeated="2" office:value-type="float" office:value="52.564" calcext:value-type="float">
            <text:p>52,564</text:p>
          </table:table-cell>
          <table:table-cell table:number-columns-repeated="4" office:value-type="float" office:value="52.778" calcext:value-type="float">
            <text:p>52,778</text:p>
          </table:table-cell>
          <table:table-cell table:number-columns-repeated="2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085" calcext:value-type="float">
            <text:p>45,085</text:p>
          </table:table-cell>
          <table:table-cell office:value-type="float" office:value="45.513" calcext:value-type="float">
            <text:p>45,513</text:p>
          </table:table-cell>
          <table:table-cell office:value-type="float" office:value="45.299" calcext:value-type="float">
            <text:p>45,299</text:p>
          </table:table-cell>
          <table:table-cell office:value-type="float" office:value="46.581" calcext:value-type="float">
            <text:p>46,581</text:p>
          </table:table-cell>
          <table:table-cell office:value-type="float" office:value="48.718" calcext:value-type="float">
            <text:p>48,718</text:p>
          </table:table-cell>
          <table:table-cell office:value-type="float" office:value="48.932" calcext:value-type="float">
            <text:p>48,932</text:p>
          </table:table-cell>
          <table:table-cell office:value-type="float" office:value="49.359" calcext:value-type="float">
            <text:p>49,359</text:p>
          </table:table-cell>
          <table:table-cell office:value-type="float" office:value="50" calcext:value-type="float">
            <text:p>50</text:p>
          </table:table-cell>
          <table:table-cell office:value-type="float" office:value="49.786" calcext:value-type="float">
            <text:p>49,786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.855" calcext:value-type="float">
            <text:p>50,855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496" calcext:value-type="float">
            <text:p>51,496</text:p>
          </table:table-cell>
          <table:table-cell office:value-type="float" office:value="51.923" calcext:value-type="float">
            <text:p>51,923</text:p>
          </table:table-cell>
          <table:table-cell table:number-columns-repeated="2" office:value-type="float" office:value="52.137" calcext:value-type="float">
            <text:p>52,137</text:p>
          </table:table-cell>
          <table:table-cell table:number-columns-repeated="2" office:value-type="float" office:value="52.564" calcext:value-type="float">
            <text:p>52,564</text:p>
          </table:table-cell>
          <table:table-cell table:number-columns-repeated="4" office:value-type="float" office:value="52.778" calcext:value-type="float">
            <text:p>52,778</text:p>
          </table:table-cell>
          <table:table-cell table:number-columns-repeated="2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085" calcext:value-type="float">
            <text:p>45,085</text:p>
          </table:table-cell>
          <table:table-cell office:value-type="float" office:value="45.513" calcext:value-type="float">
            <text:p>45,513</text:p>
          </table:table-cell>
          <table:table-cell office:value-type="float" office:value="45.299" calcext:value-type="float">
            <text:p>45,299</text:p>
          </table:table-cell>
          <table:table-cell office:value-type="float" office:value="46.581" calcext:value-type="float">
            <text:p>46,581</text:p>
          </table:table-cell>
          <table:table-cell office:value-type="float" office:value="48.718" calcext:value-type="float">
            <text:p>48,718</text:p>
          </table:table-cell>
          <table:table-cell office:value-type="float" office:value="49.145" calcext:value-type="float">
            <text:p>49,145</text:p>
          </table:table-cell>
          <table:table-cell office:value-type="float" office:value="50" calcext:value-type="float">
            <text:p>50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" calcext:value-type="float">
            <text:p>50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709" calcext:value-type="float">
            <text:p>51,709</text:p>
          </table:table-cell>
          <table:table-cell office:value-type="float" office:value="51.923" calcext:value-type="float">
            <text:p>51,923</text:p>
          </table:table-cell>
          <table:table-cell office:value-type="float" office:value="52.35" calcext:value-type="float">
            <text:p>52,35</text:p>
          </table:table-cell>
          <table:table-cell table:number-columns-repeated="4" office:value-type="float" office:value="52.564" calcext:value-type="float">
            <text:p>52,564</text:p>
          </table:table-cell>
          <table:table-cell table:number-columns-repeated="4" office:value-type="float" office:value="52.778" calcext:value-type="float">
            <text:p>52,778</text:p>
          </table:table-cell>
          <table:table-cell table:number-columns-repeated="2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085" calcext:value-type="float">
            <text:p>45,085</text:p>
          </table:table-cell>
          <table:table-cell office:value-type="float" office:value="45.513" calcext:value-type="float">
            <text:p>45,513</text:p>
          </table:table-cell>
          <table:table-cell office:value-type="float" office:value="45.299" calcext:value-type="float">
            <text:p>45,299</text:p>
          </table:table-cell>
          <table:table-cell office:value-type="float" office:value="46.581" calcext:value-type="float">
            <text:p>46,581</text:p>
          </table:table-cell>
          <table:table-cell office:value-type="float" office:value="48.932" calcext:value-type="float">
            <text:p>48,932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" calcext:value-type="float">
            <text:p>50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" calcext:value-type="float">
            <text:p>50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709" calcext:value-type="float">
            <text:p>51,709</text:p>
          </table:table-cell>
          <table:table-cell office:value-type="float" office:value="51.923" calcext:value-type="float">
            <text:p>51,923</text:p>
          </table:table-cell>
          <table:table-cell office:value-type="float" office:value="52.35" calcext:value-type="float">
            <text:p>52,35</text:p>
          </table:table-cell>
          <table:table-cell table:number-columns-repeated="4" office:value-type="float" office:value="52.564" calcext:value-type="float">
            <text:p>52,564</text:p>
          </table:table-cell>
          <table:table-cell table:number-columns-repeated="4" office:value-type="float" office:value="52.778" calcext:value-type="float">
            <text:p>52,778</text:p>
          </table:table-cell>
          <table:table-cell table:number-columns-repeated="2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4.658" calcext:value-type="float">
            <text:p>44,658</text:p>
          </table:table-cell>
          <table:table-cell office:value-type="float" office:value="45.513" calcext:value-type="float">
            <text:p>45,513</text:p>
          </table:table-cell>
          <table:table-cell office:value-type="float" office:value="45.299" calcext:value-type="float">
            <text:p>45,299</text:p>
          </table:table-cell>
          <table:table-cell office:value-type="float" office:value="46.581" calcext:value-type="float">
            <text:p>46,581</text:p>
          </table:table-cell>
          <table:table-cell office:value-type="float" office:value="48.932" calcext:value-type="float">
            <text:p>48,932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" calcext:value-type="float">
            <text:p>50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" calcext:value-type="float">
            <text:p>50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709" calcext:value-type="float">
            <text:p>51,709</text:p>
          </table:table-cell>
          <table:table-cell office:value-type="float" office:value="52.137" calcext:value-type="float">
            <text:p>52,137</text:p>
          </table:table-cell>
          <table:table-cell office:value-type="float" office:value="52.564" calcext:value-type="float">
            <text:p>52,564</text:p>
          </table:table-cell>
          <table:table-cell table:number-columns-repeated="4" office:value-type="float" office:value="52.778" calcext:value-type="float">
            <text:p>52,778</text:p>
          </table:table-cell>
          <table:table-cell table:number-columns-repeated="4" office:value-type="float" office:value="52.991" calcext:value-type="float">
            <text:p>52,991</text:p>
          </table:table-cell>
          <table:table-cell table:number-columns-repeated="2" office:value-type="float" office:value="53.419" calcext:value-type="float">
            <text:p>53,419</text:p>
          </table:table-cell>
        </table:table-row>
        <table:table-row table:style-name="ro1">
          <table:table-cell office:value-type="float" office:value="45.299" calcext:value-type="float">
            <text:p>45,299</text:p>
          </table:table-cell>
          <table:table-cell office:value-type="float" office:value="45.726" calcext:value-type="float">
            <text:p>45,726</text:p>
          </table:table-cell>
          <table:table-cell office:value-type="float" office:value="45.94" calcext:value-type="float">
            <text:p>45,94</text:p>
          </table:table-cell>
          <table:table-cell office:value-type="float" office:value="46.368" calcext:value-type="float">
            <text:p>46,368</text:p>
          </table:table-cell>
          <table:table-cell office:value-type="float" office:value="48.718" calcext:value-type="float">
            <text:p>48,718</text:p>
          </table:table-cell>
          <table:table-cell office:value-type="float" office:value="49.359" calcext:value-type="float">
            <text:p>49,359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" calcext:value-type="float">
            <text:p>50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709" calcext:value-type="float">
            <text:p>51,709</text:p>
          </table:table-cell>
          <table:table-cell office:value-type="float" office:value="52.137" calcext:value-type="float">
            <text:p>52,137</text:p>
          </table:table-cell>
          <table:table-cell office:value-type="float" office:value="52.564" calcext:value-type="float">
            <text:p>52,564</text:p>
          </table:table-cell>
          <table:table-cell table:number-columns-repeated="4" office:value-type="float" office:value="52.778" calcext:value-type="float">
            <text:p>52,778</text:p>
          </table:table-cell>
          <table:table-cell table:number-columns-repeated="4" office:value-type="float" office:value="52.991" calcext:value-type="float">
            <text:p>52,991</text:p>
          </table:table-cell>
          <table:table-cell table:number-columns-repeated="2" office:value-type="float" office:value="53.419" calcext:value-type="float">
            <text:p>53,419</text:p>
          </table:table-cell>
        </table:table-row>
        <table:table-row table:style-name="ro1">
          <table:table-cell office:value-type="float" office:value="45.513" calcext:value-type="float">
            <text:p>45,513</text:p>
          </table:table-cell>
          <table:table-cell office:value-type="float" office:value="45.726" calcext:value-type="float">
            <text:p>45,726</text:p>
          </table:table-cell>
          <table:table-cell office:value-type="float" office:value="45.94" calcext:value-type="float">
            <text:p>45,94</text:p>
          </table:table-cell>
          <table:table-cell office:value-type="float" office:value="46.581" calcext:value-type="float">
            <text:p>46,581</text:p>
          </table:table-cell>
          <table:table-cell office:value-type="float" office:value="49.145" calcext:value-type="float">
            <text:p>49,145</text:p>
          </table:table-cell>
          <table:table-cell office:value-type="float" office:value="50" calcext:value-type="float">
            <text:p>50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" calcext:value-type="float">
            <text:p>50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709" calcext:value-type="float">
            <text:p>51,709</text:p>
          </table:table-cell>
          <table:table-cell office:value-type="float" office:value="52.137" calcext:value-type="float">
            <text:p>52,137</text:p>
          </table:table-cell>
          <table:table-cell office:value-type="float" office:value="52.564" calcext:value-type="float">
            <text:p>52,564</text:p>
          </table:table-cell>
          <table:table-cell table:number-columns-repeated="4" office:value-type="float" office:value="52.778" calcext:value-type="float">
            <text:p>52,778</text:p>
          </table:table-cell>
          <table:table-cell table:number-columns-repeated="4" office:value-type="float" office:value="52.991" calcext:value-type="float">
            <text:p>52,991</text:p>
          </table:table-cell>
          <table:table-cell table:number-columns-repeated="2" office:value-type="float" office:value="53.846" calcext:value-type="float">
            <text:p>53,846</text:p>
          </table:table-cell>
        </table:table-row>
        <table:table-row table:style-name="ro1">
          <table:table-cell table:number-columns-repeated="2" office:value-type="float" office:value="45.94" calcext:value-type="float">
            <text:p>45,94</text:p>
          </table:table-cell>
          <table:table-cell office:value-type="float" office:value="46.368" calcext:value-type="float">
            <text:p>46,368</text:p>
          </table:table-cell>
          <table:table-cell office:value-type="float" office:value="46.795" calcext:value-type="float">
            <text:p>46,795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.855" calcext:value-type="float">
            <text:p>50,855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214" calcext:value-type="float">
            <text:p>50,214</text:p>
          </table:table-cell>
          <table:table-cell office:value-type="float" office:value="51.496" calcext:value-type="float">
            <text:p>51,496</text:p>
          </table:table-cell>
          <table:table-cell office:value-type="float" office:value="51.923" calcext:value-type="float">
            <text:p>51,923</text:p>
          </table:table-cell>
          <table:table-cell office:value-type="float" office:value="52.35" calcext:value-type="float">
            <text:p>52,35</text:p>
          </table:table-cell>
          <table:table-cell office:value-type="float" office:value="52.564" calcext:value-type="float">
            <text:p>52,564</text:p>
          </table:table-cell>
          <table:table-cell table:number-columns-repeated="8" office:value-type="float" office:value="52.778" calcext:value-type="float">
            <text:p>52,778</text:p>
          </table:table-cell>
          <table:table-cell table:number-columns-repeated="2" office:value-type="float" office:value="53.632" calcext:value-type="float">
            <text:p>53,632</text:p>
          </table:table-cell>
        </table:table-row>
        <table:table-row table:style-name="ro1">
          <table:table-cell table:number-columns-repeated="2" office:value-type="float" office:value="45.94" calcext:value-type="float">
            <text:p>45,94</text:p>
          </table:table-cell>
          <table:table-cell office:value-type="float" office:value="46.368" calcext:value-type="float">
            <text:p>46,368</text:p>
          </table:table-cell>
          <table:table-cell office:value-type="float" office:value="46.581" calcext:value-type="float">
            <text:p>46,581</text:p>
          </table:table-cell>
          <table:table-cell office:value-type="float" office:value="49.359" calcext:value-type="float">
            <text:p>49,359</text:p>
          </table:table-cell>
          <table:table-cell office:value-type="float" office:value="50" calcext:value-type="float">
            <text:p>50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.855" calcext:value-type="float">
            <text:p>50,855</text:p>
          </table:table-cell>
          <table:table-cell office:value-type="float" office:value="51.068" calcext:value-type="float">
            <text:p>51,068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923" calcext:value-type="float">
            <text:p>51,923</text:p>
          </table:table-cell>
          <table:table-cell office:value-type="float" office:value="52.35" calcext:value-type="float">
            <text:p>52,35</text:p>
          </table:table-cell>
          <table:table-cell office:value-type="float" office:value="52.778" calcext:value-type="float">
            <text:p>52,778</text:p>
          </table:table-cell>
          <table:table-cell office:value-type="float" office:value="52.991" calcext:value-type="float">
            <text:p>52,991</text:p>
          </table:table-cell>
          <table:table-cell table:number-columns-repeated="10" office:value-type="float" office:value="53.632" calcext:value-type="float">
            <text:p>53,632</text:p>
          </table:table-cell>
        </table:table-row>
        <table:table-row table:style-name="ro1">
          <table:table-cell office:value-type="float" office:value="46.154" calcext:value-type="float">
            <text:p>46,154</text:p>
          </table:table-cell>
          <table:table-cell office:value-type="float" office:value="45.726" calcext:value-type="float">
            <text:p>45,726</text:p>
          </table:table-cell>
          <table:table-cell office:value-type="float" office:value="46.154" calcext:value-type="float">
            <text:p>46,154</text:p>
          </table:table-cell>
          <table:table-cell office:value-type="float" office:value="46.368" calcext:value-type="float">
            <text:p>46,368</text:p>
          </table:table-cell>
          <table:table-cell office:value-type="float" office:value="48.932" calcext:value-type="float">
            <text:p>48,932</text:p>
          </table:table-cell>
          <table:table-cell office:value-type="float" office:value="49.573" calcext:value-type="float">
            <text:p>49,573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068" calcext:value-type="float">
            <text:p>51,068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923" calcext:value-type="float">
            <text:p>51,923</text:p>
          </table:table-cell>
          <table:table-cell office:value-type="float" office:value="52.35" calcext:value-type="float">
            <text:p>52,35</text:p>
          </table:table-cell>
          <table:table-cell office:value-type="float" office:value="52.778" calcext:value-type="float">
            <text:p>52,778</text:p>
          </table:table-cell>
          <table:table-cell office:value-type="float" office:value="52.991" calcext:value-type="float">
            <text:p>52,991</text:p>
          </table:table-cell>
          <table:table-cell table:number-columns-repeated="10" office:value-type="float" office:value="53.632" calcext:value-type="float">
            <text:p>53,632</text:p>
          </table:table-cell>
        </table:table-row>
        <table:table-row table:style-name="ro1">
          <table:table-cell table:number-columns-repeated="2" office:value-type="float" office:value="45.726" calcext:value-type="float">
            <text:p>45,726</text:p>
          </table:table-cell>
          <table:table-cell table:number-columns-repeated="2" office:value-type="float" office:value="46.368" calcext:value-type="float">
            <text:p>46,368</text:p>
          </table:table-cell>
          <table:table-cell office:value-type="float" office:value="49.145" calcext:value-type="float">
            <text:p>49,145</text:p>
          </table:table-cell>
          <table:table-cell office:value-type="float" office:value="49.573" calcext:value-type="float">
            <text:p>49,573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068" calcext:value-type="float">
            <text:p>51,068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923" calcext:value-type="float">
            <text:p>51,923</text:p>
          </table:table-cell>
          <table:table-cell table:number-columns-repeated="2" office:value-type="float" office:value="52.778" calcext:value-type="float">
            <text:p>52,778</text:p>
          </table:table-cell>
          <table:table-cell office:value-type="float" office:value="52.991" calcext:value-type="float">
            <text:p>52,991</text:p>
          </table:table-cell>
          <table:table-cell table:number-columns-repeated="10" office:value-type="float" office:value="53.632" calcext:value-type="float">
            <text:p>53,632</text:p>
          </table:table-cell>
        </table:table-row>
        <table:table-row table:style-name="ro1">
          <table:table-cell office:value-type="float" office:value="45.085" calcext:value-type="float">
            <text:p>45,085</text:p>
          </table:table-cell>
          <table:table-cell office:value-type="float" office:value="45.94" calcext:value-type="float">
            <text:p>45,94</text:p>
          </table:table-cell>
          <table:table-cell office:value-type="float" office:value="46.795" calcext:value-type="float">
            <text:p>46,795</text:p>
          </table:table-cell>
          <table:table-cell office:value-type="float" office:value="47.009" calcext:value-type="float">
            <text:p>47,009</text:p>
          </table:table-cell>
          <table:table-cell office:value-type="float" office:value="49.359" calcext:value-type="float">
            <text:p>49,359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" calcext:value-type="float">
            <text:p>50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068" calcext:value-type="float">
            <text:p>51,068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923" calcext:value-type="float">
            <text:p>51,923</text:p>
          </table:table-cell>
          <table:table-cell table:number-columns-repeated="2" office:value-type="float" office:value="52.35" calcext:value-type="float">
            <text:p>52,35</text:p>
          </table:table-cell>
          <table:table-cell office:value-type="float" office:value="52.564" calcext:value-type="float">
            <text:p>52,564</text:p>
          </table:table-cell>
          <table:table-cell table:number-columns-repeated="2" office:value-type="float" office:value="53.205" calcext:value-type="float">
            <text:p>53,205</text:p>
          </table:table-cell>
          <table:table-cell table:number-columns-repeated="8" office:value-type="float" office:value="53.632" calcext:value-type="float">
            <text:p>53,632</text:p>
          </table:table-cell>
        </table:table-row>
        <table:table-row table:style-name="ro1">
          <table:table-cell office:value-type="float" office:value="45.299" calcext:value-type="float">
            <text:p>45,299</text:p>
          </table:table-cell>
          <table:table-cell table:number-columns-repeated="2" office:value-type="float" office:value="47.009" calcext:value-type="float">
            <text:p>47,009</text:p>
          </table:table-cell>
          <table:table-cell office:value-type="float" office:value="47.436" calcext:value-type="float">
            <text:p>47,436</text:p>
          </table:table-cell>
          <table:table-cell office:value-type="float" office:value="49.359" calcext:value-type="float">
            <text:p>49,359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" calcext:value-type="float">
            <text:p>50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068" calcext:value-type="float">
            <text:p>51,068</text:p>
          </table:table-cell>
          <table:table-cell office:value-type="float" office:value="50.214" calcext:value-type="float">
            <text:p>50,214</text:p>
          </table:table-cell>
          <table:table-cell office:value-type="float" office:value="51.496" calcext:value-type="float">
            <text:p>51,496</text:p>
          </table:table-cell>
          <table:table-cell table:number-columns-repeated="2" office:value-type="float" office:value="51.923" calcext:value-type="float">
            <text:p>51,923</text:p>
          </table:table-cell>
          <table:table-cell office:value-type="float" office:value="52.137" calcext:value-type="float">
            <text:p>52,137</text:p>
          </table:table-cell>
          <table:table-cell table:number-columns-repeated="2" office:value-type="float" office:value="52.778" calcext:value-type="float">
            <text:p>52,778</text:p>
          </table:table-cell>
          <table:table-cell table:number-columns-repeated="8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513" calcext:value-type="float">
            <text:p>45,513</text:p>
          </table:table-cell>
          <table:table-cell table:number-columns-repeated="2" office:value-type="float" office:value="47.009" calcext:value-type="float">
            <text:p>47,009</text:p>
          </table:table-cell>
          <table:table-cell office:value-type="float" office:value="47.65" calcext:value-type="float">
            <text:p>47,65</text:p>
          </table:table-cell>
          <table:table-cell office:value-type="float" office:value="49.359" calcext:value-type="float">
            <text:p>49,359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" calcext:value-type="float">
            <text:p>50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068" calcext:value-type="float">
            <text:p>51,068</text:p>
          </table:table-cell>
          <table:table-cell office:value-type="float" office:value="50.214" calcext:value-type="float">
            <text:p>50,214</text:p>
          </table:table-cell>
          <table:table-cell office:value-type="float" office:value="51.496" calcext:value-type="float">
            <text:p>51,496</text:p>
          </table:table-cell>
          <table:table-cell table:number-columns-repeated="2" office:value-type="float" office:value="51.923" calcext:value-type="float">
            <text:p>51,923</text:p>
          </table:table-cell>
          <table:table-cell office:value-type="float" office:value="52.137" calcext:value-type="float">
            <text:p>52,137</text:p>
          </table:table-cell>
          <table:table-cell table:number-columns-repeated="2" office:value-type="float" office:value="52.778" calcext:value-type="float">
            <text:p>52,778</text:p>
          </table:table-cell>
          <table:table-cell table:number-columns-repeated="8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726" calcext:value-type="float">
            <text:p>45,726</text:p>
          </table:table-cell>
          <table:table-cell table:number-columns-repeated="2" office:value-type="float" office:value="47.009" calcext:value-type="float">
            <text:p>47,009</text:p>
          </table:table-cell>
          <table:table-cell office:value-type="float" office:value="47.65" calcext:value-type="float">
            <text:p>47,65</text:p>
          </table:table-cell>
          <table:table-cell office:value-type="float" office:value="49.359" calcext:value-type="float">
            <text:p>49,359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" calcext:value-type="float">
            <text:p>50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214" calcext:value-type="float">
            <text:p>50,214</text:p>
          </table:table-cell>
          <table:table-cell office:value-type="float" office:value="51.496" calcext:value-type="float">
            <text:p>51,496</text:p>
          </table:table-cell>
          <table:table-cell table:number-columns-repeated="2" office:value-type="float" office:value="51.923" calcext:value-type="float">
            <text:p>51,923</text:p>
          </table:table-cell>
          <table:table-cell office:value-type="float" office:value="52.137" calcext:value-type="float">
            <text:p>52,137</text:p>
          </table:table-cell>
          <table:table-cell table:number-columns-repeated="2" office:value-type="float" office:value="52.778" calcext:value-type="float">
            <text:p>52,778</text:p>
          </table:table-cell>
          <table:table-cell table:number-columns-repeated="8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6.154" calcext:value-type="float">
            <text:p>46,154</text:p>
          </table:table-cell>
          <table:table-cell office:value-type="float" office:value="46.795" calcext:value-type="float">
            <text:p>46,795</text:p>
          </table:table-cell>
          <table:table-cell office:value-type="float" office:value="47.009" calcext:value-type="float">
            <text:p>47,009</text:p>
          </table:table-cell>
          <table:table-cell office:value-type="float" office:value="47.65" calcext:value-type="float">
            <text:p>47,65</text:p>
          </table:table-cell>
          <table:table-cell office:value-type="float" office:value="49.359" calcext:value-type="float">
            <text:p>49,359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" calcext:value-type="float">
            <text:p>50</text:p>
          </table:table-cell>
          <table:table-cell office:value-type="float" office:value="49.786" calcext:value-type="float">
            <text:p>49,786</text:p>
          </table:table-cell>
          <table:table-cell table:number-columns-repeated="2" office:value-type="float" office:value="50.214" calcext:value-type="float">
            <text:p>50,214</text:p>
          </table:table-cell>
          <table:table-cell office:value-type="float" office:value="51.496" calcext:value-type="float">
            <text:p>51,496</text:p>
          </table:table-cell>
          <table:table-cell table:number-columns-repeated="2" office:value-type="float" office:value="51.923" calcext:value-type="float">
            <text:p>51,923</text:p>
          </table:table-cell>
          <table:table-cell office:value-type="float" office:value="52.564" calcext:value-type="float">
            <text:p>52,564</text:p>
          </table:table-cell>
          <table:table-cell table:number-columns-repeated="10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94" calcext:value-type="float">
            <text:p>45,94</text:p>
          </table:table-cell>
          <table:table-cell office:value-type="float" office:value="46.795" calcext:value-type="float">
            <text:p>46,795</text:p>
          </table:table-cell>
          <table:table-cell office:value-type="float" office:value="47.009" calcext:value-type="float">
            <text:p>47,009</text:p>
          </table:table-cell>
          <table:table-cell office:value-type="float" office:value="47.65" calcext:value-type="float">
            <text:p>47,65</text:p>
          </table:table-cell>
          <table:table-cell office:value-type="float" office:value="49.145" calcext:value-type="float">
            <text:p>49,145</text:p>
          </table:table-cell>
          <table:table-cell office:value-type="float" office:value="49.573" calcext:value-type="float">
            <text:p>49,573</text:p>
          </table:table-cell>
          <table:table-cell table:number-columns-repeated="2" office:value-type="float" office:value="49.786" calcext:value-type="float">
            <text:p>49,786</text:p>
          </table:table-cell>
          <table:table-cell table:number-columns-repeated="2" office:value-type="float" office:value="50.214" calcext:value-type="float">
            <text:p>50,214</text:p>
          </table:table-cell>
          <table:table-cell office:value-type="float" office:value="51.496" calcext:value-type="float">
            <text:p>51,496</text:p>
          </table:table-cell>
          <table:table-cell table:number-columns-repeated="2" office:value-type="float" office:value="51.923" calcext:value-type="float">
            <text:p>51,923</text:p>
          </table:table-cell>
          <table:table-cell office:value-type="float" office:value="52.564" calcext:value-type="float">
            <text:p>52,564</text:p>
          </table:table-cell>
          <table:table-cell table:number-columns-repeated="10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94" calcext:value-type="float">
            <text:p>45,94</text:p>
          </table:table-cell>
          <table:table-cell office:value-type="float" office:value="46.795" calcext:value-type="float">
            <text:p>46,795</text:p>
          </table:table-cell>
          <table:table-cell office:value-type="float" office:value="47.009" calcext:value-type="float">
            <text:p>47,009</text:p>
          </table:table-cell>
          <table:table-cell office:value-type="float" office:value="47.65" calcext:value-type="float">
            <text:p>47,65</text:p>
          </table:table-cell>
          <table:table-cell office:value-type="float" office:value="48.718" calcext:value-type="float">
            <text:p>48,718</text:p>
          </table:table-cell>
          <table:table-cell office:value-type="float" office:value="49.573" calcext:value-type="float">
            <text:p>49,573</text:p>
          </table:table-cell>
          <table:table-cell table:number-columns-repeated="2" office:value-type="float" office:value="49.786" calcext:value-type="float">
            <text:p>49,786</text:p>
          </table:table-cell>
          <table:table-cell table:number-columns-repeated="2" office:value-type="float" office:value="50.214" calcext:value-type="float">
            <text:p>50,214</text:p>
          </table:table-cell>
          <table:table-cell office:value-type="float" office:value="51.496" calcext:value-type="float">
            <text:p>51,496</text:p>
          </table:table-cell>
          <table:table-cell table:number-columns-repeated="2" office:value-type="float" office:value="51.923" calcext:value-type="float">
            <text:p>51,923</text:p>
          </table:table-cell>
          <table:table-cell office:value-type="float" office:value="52.564" calcext:value-type="float">
            <text:p>52,564</text:p>
          </table:table-cell>
          <table:table-cell table:number-columns-repeated="10" office:value-type="float" office:value="53.205" calcext:value-type="float">
            <text:p>53,205</text:p>
          </table:table-cell>
        </table:table-row>
        <table:table-row table:style-name="ro1">
          <table:table-cell office:value-type="float" office:value="45.94" calcext:value-type="float">
            <text:p>45,94</text:p>
          </table:table-cell>
          <table:table-cell table:number-columns-repeated="2" office:value-type="float" office:value="46.368" calcext:value-type="float">
            <text:p>46,368</text:p>
          </table:table-cell>
          <table:table-cell office:value-type="float" office:value="47.222" calcext:value-type="float">
            <text:p>47,222</text:p>
          </table:table-cell>
          <table:table-cell office:value-type="float" office:value="48.504" calcext:value-type="float">
            <text:p>48,504</text:p>
          </table:table-cell>
          <table:table-cell office:value-type="float" office:value="49.145" calcext:value-type="float">
            <text:p>49,145</text:p>
          </table:table-cell>
          <table:table-cell office:value-type="float" office:value="49.786" calcext:value-type="float">
            <text:p>49,786</text:p>
          </table:table-cell>
          <table:table-cell office:value-type="float" office:value="49.573" calcext:value-type="float">
            <text:p>49,573</text:p>
          </table:table-cell>
          <table:table-cell office:value-type="float" office:value="49.786" calcext:value-type="float">
            <text:p>49,786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.855" calcext:value-type="float">
            <text:p>50,855</text:p>
          </table:table-cell>
          <table:table-cell table:number-columns-repeated="2" office:value-type="float" office:value="51.282" calcext:value-type="float">
            <text:p>51,282</text:p>
          </table:table-cell>
          <table:table-cell office:value-type="float" office:value="51.923" calcext:value-type="float">
            <text:p>51,923</text:p>
          </table:table-cell>
          <table:table-cell table:number-columns-repeated="10" office:value-type="float" office:value="52.778" calcext:value-type="float">
            <text:p>52,778</text:p>
          </table:table-cell>
        </table:table-row>
        <table:table-row table:style-name="ro1">
          <table:table-cell office:value-type="float" office:value="46.154" calcext:value-type="float">
            <text:p>46,154</text:p>
          </table:table-cell>
          <table:table-cell table:number-columns-repeated="2" office:value-type="float" office:value="46.581" calcext:value-type="float">
            <text:p>46,581</text:p>
          </table:table-cell>
          <table:table-cell office:value-type="float" office:value="47.436" calcext:value-type="float">
            <text:p>47,436</text:p>
          </table:table-cell>
          <table:table-cell office:value-type="float" office:value="48.718" calcext:value-type="float">
            <text:p>48,718</text:p>
          </table:table-cell>
          <table:table-cell office:value-type="float" office:value="49.145" calcext:value-type="float">
            <text:p>49,145</text:p>
          </table:table-cell>
          <table:table-cell office:value-type="float" office:value="50" calcext:value-type="float">
            <text:p>50</text:p>
          </table:table-cell>
          <table:table-cell office:value-type="float" office:value="50.214" calcext:value-type="float">
            <text:p>50,214</text:p>
          </table:table-cell>
          <table:table-cell office:value-type="float" office:value="49.786" calcext:value-type="float">
            <text:p>49,786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.855" calcext:value-type="float">
            <text:p>50,855</text:p>
          </table:table-cell>
          <table:table-cell table:number-columns-repeated="2" office:value-type="float" office:value="51.282" calcext:value-type="float">
            <text:p>51,282</text:p>
          </table:table-cell>
          <table:table-cell office:value-type="float" office:value="51.923" calcext:value-type="float">
            <text:p>51,923</text:p>
          </table:table-cell>
          <table:table-cell table:number-columns-repeated="10" office:value-type="float" office:value="52.778" calcext:value-type="float">
            <text:p>52,778</text:p>
          </table:table-cell>
        </table:table-row>
        <table:table-row table:style-name="ro1">
          <table:table-cell office:value-type="float" office:value="46.795" calcext:value-type="float">
            <text:p>46,795</text:p>
          </table:table-cell>
          <table:table-cell office:value-type="float" office:value="46.154" calcext:value-type="float">
            <text:p>46,154</text:p>
          </table:table-cell>
          <table:table-cell office:value-type="float" office:value="46.368" calcext:value-type="float">
            <text:p>46,368</text:p>
          </table:table-cell>
          <table:table-cell office:value-type="float" office:value="47.863" calcext:value-type="float">
            <text:p>47,863</text:p>
          </table:table-cell>
          <table:table-cell office:value-type="float" office:value="49.145" calcext:value-type="float">
            <text:p>49,145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.214" calcext:value-type="float">
            <text:p>50,214</text:p>
          </table:table-cell>
          <table:table-cell office:value-type="float" office:value="49.786" calcext:value-type="float">
            <text:p>49,786</text:p>
          </table:table-cell>
          <table:table-cell office:value-type="float" office:value="51.068" calcext:value-type="float">
            <text:p>51,068</text:p>
          </table:table-cell>
          <table:table-cell table:number-columns-repeated="2" office:value-type="float" office:value="51.282" calcext:value-type="float">
            <text:p>51,282</text:p>
          </table:table-cell>
          <table:table-cell office:value-type="float" office:value="51.923" calcext:value-type="float">
            <text:p>51,923</text:p>
          </table:table-cell>
          <table:table-cell table:number-columns-repeated="10" office:value-type="float" office:value="52.778" calcext:value-type="float">
            <text:p>52,778</text:p>
          </table:table-cell>
        </table:table-row>
        <table:table-row table:style-name="ro1">
          <table:table-cell table:number-columns-repeated="2" office:value-type="float" office:value="46.368" calcext:value-type="float">
            <text:p>46,368</text:p>
          </table:table-cell>
          <table:table-cell office:value-type="float" office:value="47.222" calcext:value-type="float">
            <text:p>47,222</text:p>
          </table:table-cell>
          <table:table-cell office:value-type="float" office:value="48.077" calcext:value-type="float">
            <text:p>48,077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" calcext:value-type="float">
            <text:p>50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855" calcext:value-type="float">
            <text:p>50,855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214" calcext:value-type="float">
            <text:p>50,214</text:p>
          </table:table-cell>
          <table:table-cell office:value-type="float" office:value="51.282" calcext:value-type="float">
            <text:p>51,282</text:p>
          </table:table-cell>
          <table:table-cell table:number-columns-repeated="2" office:value-type="float" office:value="52.137" calcext:value-type="float">
            <text:p>52,137</text:p>
          </table:table-cell>
          <table:table-cell table:number-columns-repeated="11" office:value-type="float" office:value="52.778" calcext:value-type="float">
            <text:p>52,778</text:p>
          </table:table-cell>
        </table:table-row>
        <table:table-row table:style-name="ro1">
          <table:table-cell office:value-type="float" office:value="47.009" calcext:value-type="float">
            <text:p>47,009</text:p>
          </table:table-cell>
          <table:table-cell office:value-type="float" office:value="46.795" calcext:value-type="float">
            <text:p>46,795</text:p>
          </table:table-cell>
          <table:table-cell office:value-type="float" office:value="47.222" calcext:value-type="float">
            <text:p>47,222</text:p>
          </table:table-cell>
          <table:table-cell office:value-type="float" office:value="48.077" calcext:value-type="float">
            <text:p>48,077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" calcext:value-type="float">
            <text:p>50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855" calcext:value-type="float">
            <text:p>50,855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.855" calcext:value-type="float">
            <text:p>50,855</text:p>
          </table:table-cell>
          <table:table-cell table:number-columns-repeated="2" office:value-type="float" office:value="51.068" calcext:value-type="float">
            <text:p>51,068</text:p>
          </table:table-cell>
          <table:table-cell table:number-columns-repeated="11" office:value-type="float" office:value="51.709" calcext:value-type="float">
            <text:p>51,709</text:p>
          </table:table-cell>
        </table:table-row>
        <table:table-row table:style-name="ro1">
          <table:table-cell office:value-type="float" office:value="47.863" calcext:value-type="float">
            <text:p>47,863</text:p>
          </table:table-cell>
          <table:table-cell office:value-type="float" office:value="47.65" calcext:value-type="float">
            <text:p>47,65</text:p>
          </table:table-cell>
          <table:table-cell office:value-type="float" office:value="48.291" calcext:value-type="float">
            <text:p>48,291</text:p>
          </table:table-cell>
          <table:table-cell office:value-type="float" office:value="49.145" calcext:value-type="float">
            <text:p>49,145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.427" calcext:value-type="float">
            <text:p>50,427</text:p>
          </table:table-cell>
          <table:table-cell office:value-type="float" office:value="51.068" calcext:value-type="float">
            <text:p>51,068</text:p>
          </table:table-cell>
          <table:table-cell office:value-type="float" office:value="51.282" calcext:value-type="float">
            <text:p>51,282</text:p>
          </table:table-cell>
          <table:table-cell table:number-columns-repeated="2" office:value-type="float" office:value="50.855" calcext:value-type="float">
            <text:p>50,855</text:p>
          </table:table-cell>
          <table:table-cell office:value-type="float" office:value="51.282" calcext:value-type="float">
            <text:p>51,282</text:p>
          </table:table-cell>
          <table:table-cell table:number-columns-repeated="2" office:value-type="float" office:value="51.496" calcext:value-type="float">
            <text:p>51,496</text:p>
          </table:table-cell>
          <table:table-cell table:number-columns-repeated="11" office:value-type="float" office:value="51.709" calcext:value-type="float">
            <text:p>51,709</text:p>
          </table:table-cell>
        </table:table-row>
        <table:table-row table:style-name="ro1">
          <table:table-cell office:value-type="float" office:value="48.291" calcext:value-type="float">
            <text:p>48,291</text:p>
          </table:table-cell>
          <table:table-cell office:value-type="float" office:value="48.504" calcext:value-type="float">
            <text:p>48,504</text:p>
          </table:table-cell>
          <table:table-cell office:value-type="float" office:value="49.145" calcext:value-type="float">
            <text:p>49,145</text:p>
          </table:table-cell>
          <table:table-cell office:value-type="float" office:value="50.427" calcext:value-type="float">
            <text:p>50,427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496" calcext:value-type="float">
            <text:p>51,496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496" calcext:value-type="float">
            <text:p>51,496</text:p>
          </table:table-cell>
          <table:table-cell table:number-columns-repeated="2" office:value-type="float" office:value="49.786" calcext:value-type="float">
            <text:p>49,786</text:p>
          </table:table-cell>
          <table:table-cell table:number-columns-repeated="3" office:value-type="float" office:value="50.641" calcext:value-type="float">
            <text:p>50,641</text:p>
          </table:table-cell>
          <table:table-cell table:number-columns-repeated="11" office:value-type="float" office:value="50.855" calcext:value-type="float">
            <text:p>50,855</text:p>
          </table:table-cell>
        </table:table-row>
        <table:table-row table:style-name="ro1">
          <table:table-cell office:value-type="float" office:value="48.718" calcext:value-type="float">
            <text:p>48,718</text:p>
          </table:table-cell>
          <table:table-cell office:value-type="float" office:value="48.932" calcext:value-type="float">
            <text:p>48,932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496" calcext:value-type="float">
            <text:p>51,496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496" calcext:value-type="float">
            <text:p>51,496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50.855" calcext:value-type="float">
            <text:p>50,855</text:p>
          </table:table-cell>
        </table:table-row>
        <table:table-row table:style-name="ro1">
          <table:table-cell office:value-type="float" office:value="48.718" calcext:value-type="float">
            <text:p>48,718</text:p>
          </table:table-cell>
          <table:table-cell office:value-type="float" office:value="48.932" calcext:value-type="float">
            <text:p>48,932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.641" calcext:value-type="float">
            <text:p>50,641</text:p>
          </table:table-cell>
          <table:table-cell office:value-type="float" office:value="51.282" calcext:value-type="float">
            <text:p>51,282</text:p>
          </table:table-cell>
          <table:table-cell office:value-type="float" office:value="51.496" calcext:value-type="float">
            <text:p>51,496</text:p>
          </table:table-cell>
          <table:table-cell table:number-columns-repeated="2" office:value-type="float" office:value="51.282" calcext:value-type="float">
            <text:p>51,282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50.855" calcext:value-type="float">
            <text:p>50,855</text:p>
          </table:table-cell>
        </table:table-row>
        <table:table-row table:style-name="ro1">
          <table:table-cell table:number-columns-repeated="2" office:value-type="float" office:value="48.718" calcext:value-type="float">
            <text:p>48,718</text:p>
          </table:table-cell>
          <table:table-cell office:value-type="float" office:value="49.573" calcext:value-type="float">
            <text:p>49,573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.641" calcext:value-type="float">
            <text:p>50,641</text:p>
          </table:table-cell>
          <table:table-cell table:number-columns-repeated="2" office:value-type="float" office:value="51.282" calcext:value-type="float">
            <text:p>51,282</text:p>
          </table:table-cell>
          <table:table-cell office:value-type="float" office:value="49.786" calcext:value-type="float">
            <text:p>49,786</text:p>
          </table:table-cell>
          <table:table-cell office:value-type="float" office:value="49.573" calcext:value-type="float">
            <text:p>49,573</text:p>
          </table:table-cell>
          <table:table-cell table:number-columns-repeated="14" office:value-type="float" office:value="50.427" calcext:value-type="float">
            <text:p>50,427</text:p>
          </table:table-cell>
        </table:table-row>
        <table:table-row table:style-name="ro1">
          <table:table-cell office:value-type="float" office:value="48.077" calcext:value-type="float">
            <text:p>48,077</text:p>
          </table:table-cell>
          <table:table-cell office:value-type="float" office:value="48.291" calcext:value-type="float">
            <text:p>48,291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.855" calcext:value-type="float">
            <text:p>50,855</text:p>
          </table:table-cell>
          <table:table-cell office:value-type="float" office:value="51.282" calcext:value-type="float">
            <text:p>51,282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.786" calcext:value-type="float">
            <text:p>49,786</text:p>
          </table:table-cell>
          <table:table-cell office:value-type="float" office:value="49.573" calcext:value-type="float">
            <text:p>49,573</text:p>
          </table:table-cell>
          <table:table-cell table:number-columns-repeated="14" office:value-type="float" office:value="50.427" calcext:value-type="float">
            <text:p>50,427</text:p>
          </table:table-cell>
        </table:table-row>
        <table:table-row table:style-name="ro1">
          <table:table-cell office:value-type="float" office:value="48.291" calcext:value-type="float">
            <text:p>48,291</text:p>
          </table:table-cell>
          <table:table-cell office:value-type="float" office:value="48.504" calcext:value-type="float">
            <text:p>48,504</text:p>
          </table:table-cell>
          <table:table-cell office:value-type="float" office:value="49.786" calcext:value-type="float">
            <text:p>49,786</text:p>
          </table:table-cell>
          <table:table-cell office:value-type="float" office:value="50.855" calcext:value-type="float">
            <text:p>50,855</text:p>
          </table:table-cell>
          <table:table-cell office:value-type="float" office:value="51.282" calcext:value-type="float">
            <text:p>51,282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" calcext:value-type="float">
            <text:p>50</text:p>
          </table:table-cell>
          <table:table-cell office:value-type="float" office:value="49.786" calcext:value-type="float">
            <text:p>49,786</text:p>
          </table:table-cell>
          <table:table-cell table:number-columns-repeated="2" office:value-type="float" office:value="49.359" calcext:value-type="float">
            <text:p>49,359</text:p>
          </table:table-cell>
          <table:table-cell office:value-type="float" office:value="50.214" calcext:value-type="float">
            <text:p>50,214</text:p>
          </table:table-cell>
          <table:table-cell table:number-columns-repeated="1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.077" calcext:value-type="float">
            <text:p>48,077</text:p>
          </table:table-cell>
          <table:table-cell office:value-type="float" office:value="48.718" calcext:value-type="float">
            <text:p>48,718</text:p>
          </table:table-cell>
          <table:table-cell office:value-type="float" office:value="49.145" calcext:value-type="float">
            <text:p>49,145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" calcext:value-type="float">
            <text:p>50</text:p>
          </table:table-cell>
          <table:table-cell office:value-type="float" office:value="49.786" calcext:value-type="float">
            <text:p>49,786</text:p>
          </table:table-cell>
          <table:table-cell table:number-columns-repeated="2" office:value-type="float" office:value="49.359" calcext:value-type="float">
            <text:p>49,359</text:p>
          </table:table-cell>
          <table:table-cell office:value-type="float" office:value="50.214" calcext:value-type="float">
            <text:p>50,214</text:p>
          </table:table-cell>
          <table:table-cell table:number-columns-repeated="1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.291" calcext:value-type="float">
            <text:p>48,291</text:p>
          </table:table-cell>
          <table:table-cell office:value-type="float" office:value="48.718" calcext:value-type="float">
            <text:p>48,718</text:p>
          </table:table-cell>
          <table:table-cell office:value-type="float" office:value="49.145" calcext:value-type="float">
            <text:p>49,145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" calcext:value-type="float">
            <text:p>50</text:p>
          </table:table-cell>
          <table:table-cell office:value-type="float" office:value="49.786" calcext:value-type="float">
            <text:p>49,786</text:p>
          </table:table-cell>
          <table:table-cell table:number-columns-repeated="2" office:value-type="float" office:value="49.573" calcext:value-type="float">
            <text:p>49,573</text:p>
          </table:table-cell>
          <table:table-cell office:value-type="float" office:value="50.427" calcext:value-type="float">
            <text:p>50,427</text:p>
          </table:table-cell>
          <table:table-cell table:number-columns-repeated="13" office:value-type="float" office:value="50.214" calcext:value-type="float">
            <text:p>50,214</text:p>
          </table:table-cell>
        </table:table-row>
        <table:table-row table:style-name="ro1">
          <table:table-cell office:value-type="float" office:value="48.291" calcext:value-type="float">
            <text:p>48,291</text:p>
          </table:table-cell>
          <table:table-cell office:value-type="float" office:value="48.504" calcext:value-type="float">
            <text:p>48,504</text:p>
          </table:table-cell>
          <table:table-cell office:value-type="float" office:value="48.932" calcext:value-type="float">
            <text:p>48,932</text:p>
          </table:table-cell>
          <table:table-cell office:value-type="float" office:value="50.214" calcext:value-type="float">
            <text:p>50,214</text:p>
          </table:table-cell>
          <table:table-cell office:value-type="float" office:value="50.427" calcext:value-type="float">
            <text:p>50,427</text:p>
          </table:table-cell>
          <table:table-cell office:value-type="float" office:value="50.641" calcext:value-type="float">
            <text:p>50,641</text:p>
          </table:table-cell>
          <table:table-cell office:value-type="float" office:value="50" calcext:value-type="float">
            <text:p>50</text:p>
          </table:table-cell>
          <table:table-cell office:value-type="float" office:value="49.359" calcext:value-type="float">
            <text:p>49,359</text:p>
          </table:table-cell>
          <table:table-cell office:value-type="float" office:value="49.573" calcext:value-type="float">
            <text:p>49,573</text:p>
          </table:table-cell>
          <table:table-cell office:value-type="float" office:value="49.359" calcext:value-type="float">
            <text:p>49,359</text:p>
          </table:table-cell>
          <table:table-cell table:number-columns-repeated="14" office:value-type="float" office:value="50.214" calcext:value-type="float">
            <text:p>50,214</text:p>
          </table:table-cell>
        </table:table-row>
        <table:table-row table:style-name="ro1">
          <table:table-cell office:value-type="float" office:value="48.504" calcext:value-type="float">
            <text:p>48,504</text:p>
          </table:table-cell>
          <table:table-cell table:number-columns-repeated="2" office:value-type="float" office:value="48.718" calcext:value-type="float">
            <text:p>48,718</text:p>
          </table:table-cell>
          <table:table-cell office:value-type="float" office:value="49.786" calcext:value-type="float">
            <text:p>49,7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.359" calcext:value-type="float">
            <text:p>49,359</text:p>
          </table:table-cell>
          <table:table-cell office:value-type="float" office:value="49.145" calcext:value-type="float">
            <text:p>49,145</text:p>
          </table:table-cell>
          <table:table-cell table:number-columns-repeated="2" office:value-type="float" office:value="49.359" calcext:value-type="float">
            <text:p>49,359</text:p>
          </table:table-cell>
          <table:table-cell table:number-columns-repeated="14" office:value-type="float" office:value="50.214" calcext:value-type="float">
            <text:p>50,214</text:p>
          </table:table-cell>
        </table:table-row>
        <table:table-row table:style-name="ro1">
          <table:table-cell office:value-type="float" office:value="48.932" calcext:value-type="float">
            <text:p>48,932</text:p>
          </table:table-cell>
          <table:table-cell table:number-columns-repeated="2" office:value-type="float" office:value="49.359" calcext:value-type="float">
            <text:p>49,359</text:p>
          </table:table-cell>
          <table:table-cell table:number-columns-repeated="3" office:value-type="float" office:value="50.214" calcext:value-type="float">
            <text:p>50,214</text:p>
          </table:table-cell>
          <table:table-cell office:value-type="float" office:value="49.573" calcext:value-type="float">
            <text:p>49,573</text:p>
          </table:table-cell>
          <table:table-cell office:value-type="float" office:value="49.359" calcext:value-type="float">
            <text:p>49,359</text:p>
          </table:table-cell>
          <table:table-cell table:number-columns-repeated="2" office:value-type="float" office:value="48.718" calcext:value-type="float">
            <text:p>48,718</text:p>
          </table:table-cell>
          <table:table-cell table:number-columns-repeated="14" office:value-type="float" office:value="49.573" calcext:value-type="float">
            <text:p>49,573</text:p>
          </table:table-cell>
        </table:table-row>
        <table:table-row table:style-name="ro1">
          <table:table-cell table:number-columns-repeated="8" office:value-type="float" office:value="50.214" calcext:value-type="float">
            <text:p>50,214</text:p>
          </table:table-cell>
          <table:table-cell table:number-columns-repeated="16" office:value-type="float" office:value="49.573" calcext:value-type="float">
            <text:p>49,573</text:p>
          </table:table-cell>
        </table:table-row>
        <table:table-row table:style-name="ro1">
          <table:table-cell table:number-columns-repeated="8" office:value-type="float" office:value="50.214" calcext:value-type="float">
            <text:p>50,214</text:p>
          </table:table-cell>
          <table:table-cell table:number-columns-repeated="16" office:value-type="float" office:value="49.573" calcext:value-type="float">
            <text:p>49,573</text:p>
          </table:table-cell>
        </table:table-row>
        <table:table-row table:style-name="ro1">
          <table:table-cell table:number-columns-repeated="2" office:value-type="float" office:value="50.214" calcext:value-type="float">
            <text:p>50,214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0.214" calcext:value-type="float">
            <text:p>50,214</text:p>
          </table:table-cell>
          <table:table-cell table:number-columns-repeated="2" office:value-type="float" office:value="49.573" calcext:value-type="float">
            <text:p>49,573</text:p>
          </table:table-cell>
          <table:table-cell table:number-columns-repeated="14" office:value-type="float" office:value="49.359" calcext:value-type="float">
            <text:p>49,359</text:p>
          </table:table-cell>
        </table:table-row>
        <table:table-row table:style-name="ro1">
          <table:table-cell table:number-columns-repeated="8" office:value-type="float" office:value="50" calcext:value-type="float">
            <text:p>50</text:p>
          </table:table-cell>
          <table:table-cell table:number-columns-repeated="2" office:value-type="float" office:value="49.573" calcext:value-type="float">
            <text:p>49,573</text:p>
          </table:table-cell>
          <table:table-cell table:number-columns-repeated="14" office:value-type="float" office:value="49.359" calcext:value-type="float">
            <text:p>49,359</text:p>
          </table:table-cell>
        </table:table-row>
        <table:table-row table:style-name="ro1">
          <table:table-cell table:number-columns-repeated="10" office:value-type="float" office:value="49.573" calcext:value-type="float">
            <text:p>49,573</text:p>
          </table:table-cell>
          <table:table-cell table:number-columns-repeated="14" office:value-type="float" office:value="49.359" calcext:value-type="float">
            <text:p>49,359</text:p>
          </table:table-cell>
        </table:table-row>
        <table:table-row table:style-name="ro1">
          <table:table-cell table:number-columns-repeated="10" office:value-type="float" office:value="49.573" calcext:value-type="float">
            <text:p>49,573</text:p>
          </table:table-cell>
          <table:table-cell table:number-columns-repeated="14" office:value-type="float" office:value="49.359" calcext:value-type="float">
            <text:p>49,359</text:p>
          </table:table-cell>
        </table:table-row>
        <table:table-row table:style-name="ro1">
          <table:table-cell table:number-columns-repeated="24" office:value-type="float" office:value="49.359" calcext:value-type="float">
            <text:p>49,359</text:p>
          </table:table-cell>
        </table:table-row>
        <table:table-row table:style-name="ro1">
          <table:table-cell table:number-columns-repeated="24" office:value-type="float" office:value="49.359" calcext:value-type="float">
            <text:p>49,359</text:p>
          </table:table-cell>
        </table:table-row>
        <table:table-row table:style-name="ro1">
          <table:table-cell table:number-columns-repeated="24" office:value-type="float" office:value="49.359" calcext:value-type="float">
            <text:p>49,359</text:p>
          </table:table-cell>
        </table:table-row>
        <table:table-row table:style-name="ro1">
          <table:table-cell table:number-columns-repeated="24" office:value-type="float" office:value="50.214" calcext:value-type="float">
            <text:p>50,214</text:p>
          </table:table-cell>
        </table:table-row>
        <table:table-row table:style-name="ro1">
          <table:table-cell table:number-columns-repeated="24" office:value-type="float" office:value="50.214" calcext:value-type="float">
            <text:p>50,214</text:p>
          </table:table-cell>
        </table:table-row>
        <table:table-row table:style-name="ro1">
          <table:table-cell table:number-columns-repeated="24" office:value-type="float" office:value="50.214" calcext:value-type="float">
            <text:p>50,214</text:p>
          </table:table-cell>
        </table:table-row>
        <table:table-row table:style-name="ro1">
          <table:table-cell table:number-columns-repeated="24" office:value-type="float" office:value="50.214" calcext:value-type="float">
            <text:p>50,21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0.11" calcext:value-type="float">
            <text:p>50,11</text:p>
          </table:table-cell>
          <table:table-cell office:value-type="float" office:value="50.989" calcext:value-type="float">
            <text:p>50,989</text:p>
          </table:table-cell>
          <table:table-cell office:value-type="float" office:value="51.429" calcext:value-type="float">
            <text:p>51,429</text:p>
          </table:table-cell>
          <table:table-cell office:value-type="float" office:value="48.132" calcext:value-type="float">
            <text:p>48,13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8.571" calcext:value-type="float">
            <text:p>48,571</text:p>
          </table:table-cell>
          <table:table-cell office:value-type="float" office:value="50.33" calcext:value-type="float">
            <text:p>50,33</text:p>
          </table:table-cell>
          <table:table-cell office:value-type="float" office:value="50.549" calcext:value-type="float">
            <text:p>50,549</text:p>
          </table:table-cell>
          <table:table-cell office:value-type="float" office:value="49.89" calcext:value-type="float">
            <text:p>49,89</text:p>
          </table:table-cell>
          <table:table-cell office:value-type="float" office:value="50.11" calcext:value-type="float">
            <text:p>50,11</text:p>
          </table:table-cell>
          <table:table-cell office:value-type="float" office:value="51.429" calcext:value-type="float">
            <text:p>51,429</text:p>
          </table:table-cell>
          <table:table-cell office:value-type="float" office:value="49.231" calcext:value-type="float">
            <text:p>49,231</text:p>
          </table:table-cell>
          <table:table-cell office:value-type="float" office:value="47.912" calcext:value-type="float">
            <text:p>47,912</text:p>
          </table:table-cell>
          <table:table-cell table:number-columns-repeated="2" office:value-type="float" office:value="48.352" calcext:value-type="float">
            <text:p>48,352</text:p>
          </table:table-cell>
          <table:table-cell office:value-type="float" office:value="49.231" calcext:value-type="float">
            <text:p>49,231</text:p>
          </table:table-cell>
          <table:table-cell office:value-type="float" office:value="50.11" calcext:value-type="float">
            <text:p>50,1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50.11" calcext:value-type="float">
            <text:p>50,11</text:p>
          </table:table-cell>
          <table:table-cell office:value-type="float" office:value="50.989" calcext:value-type="float">
            <text:p>50,989</text:p>
          </table:table-cell>
          <table:table-cell office:value-type="float" office:value="51.429" calcext:value-type="float">
            <text:p>51,429</text:p>
          </table:table-cell>
          <table:table-cell office:value-type="float" office:value="48.132" calcext:value-type="float">
            <text:p>48,13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8.571" calcext:value-type="float">
            <text:p>48,571</text:p>
          </table:table-cell>
          <table:table-cell office:value-type="float" office:value="50.33" calcext:value-type="float">
            <text:p>50,33</text:p>
          </table:table-cell>
          <table:table-cell office:value-type="float" office:value="50.549" calcext:value-type="float">
            <text:p>50,549</text:p>
          </table:table-cell>
          <table:table-cell office:value-type="float" office:value="49.89" calcext:value-type="float">
            <text:p>49,89</text:p>
          </table:table-cell>
          <table:table-cell office:value-type="float" office:value="50.11" calcext:value-type="float">
            <text:p>50,11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11" calcext:value-type="float">
            <text:p>50,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231" calcext:value-type="float">
            <text:p>49,231</text:p>
          </table:table-cell>
          <table:table-cell office:value-type="float" office:value="50.11" calcext:value-type="float">
            <text:p>50,1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50.11" calcext:value-type="float">
            <text:p>50,11</text:p>
          </table:table-cell>
          <table:table-cell office:value-type="float" office:value="50.989" calcext:value-type="float">
            <text:p>50,989</text:p>
          </table:table-cell>
          <table:table-cell office:value-type="float" office:value="51.429" calcext:value-type="float">
            <text:p>51,429</text:p>
          </table:table-cell>
          <table:table-cell office:value-type="float" office:value="48.132" calcext:value-type="float">
            <text:p>48,13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8.571" calcext:value-type="float">
            <text:p>48,571</text:p>
          </table:table-cell>
          <table:table-cell office:value-type="float" office:value="50.33" calcext:value-type="float">
            <text:p>50,33</text:p>
          </table:table-cell>
          <table:table-cell office:value-type="float" office:value="50.549" calcext:value-type="float">
            <text:p>50,549</text:p>
          </table:table-cell>
          <table:table-cell office:value-type="float" office:value="49.89" calcext:value-type="float">
            <text:p>49,89</text:p>
          </table:table-cell>
          <table:table-cell office:value-type="float" office:value="50.11" calcext:value-type="float">
            <text:p>50,11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11" calcext:value-type="float">
            <text:p>50,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231" calcext:value-type="float">
            <text:p>49,231</text:p>
          </table:table-cell>
          <table:table-cell office:value-type="float" office:value="50.11" calcext:value-type="float">
            <text:p>50,1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50.11" calcext:value-type="float">
            <text:p>50,11</text:p>
          </table:table-cell>
          <table:table-cell office:value-type="float" office:value="50.989" calcext:value-type="float">
            <text:p>50,989</text:p>
          </table:table-cell>
          <table:table-cell office:value-type="float" office:value="51.429" calcext:value-type="float">
            <text:p>51,429</text:p>
          </table:table-cell>
          <table:table-cell office:value-type="float" office:value="48.132" calcext:value-type="float">
            <text:p>48,13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8.571" calcext:value-type="float">
            <text:p>48,571</text:p>
          </table:table-cell>
          <table:table-cell office:value-type="float" office:value="50.33" calcext:value-type="float">
            <text:p>50,33</text:p>
          </table:table-cell>
          <table:table-cell office:value-type="float" office:value="50.549" calcext:value-type="float">
            <text:p>50,549</text:p>
          </table:table-cell>
          <table:table-cell office:value-type="float" office:value="49.89" calcext:value-type="float">
            <text:p>49,89</text:p>
          </table:table-cell>
          <table:table-cell office:value-type="float" office:value="50.11" calcext:value-type="float">
            <text:p>50,11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11" calcext:value-type="float">
            <text:p>50,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231" calcext:value-type="float">
            <text:p>49,231</text:p>
          </table:table-cell>
          <table:table-cell office:value-type="float" office:value="50.11" calcext:value-type="float">
            <text:p>50,1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49.451" calcext:value-type="float">
            <text:p>49,451</text:p>
          </table:table-cell>
          <table:table-cell office:value-type="float" office:value="50.769" calcext:value-type="float">
            <text:p>50,769</text:p>
          </table:table-cell>
          <table:table-cell office:value-type="float" office:value="51.429" calcext:value-type="float">
            <text:p>51,429</text:p>
          </table:table-cell>
          <table:table-cell office:value-type="float" office:value="47.912" calcext:value-type="float">
            <text:p>47,912</text:p>
          </table:table-cell>
          <table:table-cell office:value-type="float" office:value="47.253" calcext:value-type="float">
            <text:p>47,253</text:p>
          </table:table-cell>
          <table:table-cell office:value-type="float" office:value="48.571" calcext:value-type="float">
            <text:p>48,571</text:p>
          </table:table-cell>
          <table:table-cell office:value-type="float" office:value="50.33" calcext:value-type="float">
            <text:p>50,33</text:p>
          </table:table-cell>
          <table:table-cell office:value-type="float" office:value="50.549" calcext:value-type="float">
            <text:p>50,549</text:p>
          </table:table-cell>
          <table:table-cell office:value-type="float" office:value="49.89" calcext:value-type="float">
            <text:p>49,89</text:p>
          </table:table-cell>
          <table:table-cell office:value-type="float" office:value="50.11" calcext:value-type="float">
            <text:p>50,11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11" calcext:value-type="float">
            <text:p>50,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231" calcext:value-type="float">
            <text:p>49,231</text:p>
          </table:table-cell>
          <table:table-cell office:value-type="float" office:value="50.11" calcext:value-type="float">
            <text:p>50,1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49.67" calcext:value-type="float">
            <text:p>49,67</text:p>
          </table:table-cell>
          <table:table-cell office:value-type="float" office:value="50.769" calcext:value-type="float">
            <text:p>50,769</text:p>
          </table:table-cell>
          <table:table-cell office:value-type="float" office:value="51.648" calcext:value-type="float">
            <text:p>51,648</text:p>
          </table:table-cell>
          <table:table-cell office:value-type="float" office:value="48.132" calcext:value-type="float">
            <text:p>48,132</text:p>
          </table:table-cell>
          <table:table-cell office:value-type="float" office:value="47.692" calcext:value-type="float">
            <text:p>47,692</text:p>
          </table:table-cell>
          <table:table-cell office:value-type="float" office:value="48.791" calcext:value-type="float">
            <text:p>48,791</text:p>
          </table:table-cell>
          <table:table-cell office:value-type="float" office:value="50.549" calcext:value-type="float">
            <text:p>50,549</text:p>
          </table:table-cell>
          <table:table-cell office:value-type="float" office:value="50.989" calcext:value-type="float">
            <text:p>50,989</text:p>
          </table:table-cell>
          <table:table-cell office:value-type="float" office:value="49.89" calcext:value-type="float">
            <text:p>49,89</text:p>
          </table:table-cell>
          <table:table-cell office:value-type="float" office:value="50.11" calcext:value-type="float">
            <text:p>50,11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11" calcext:value-type="float">
            <text:p>50,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231" calcext:value-type="float">
            <text:p>49,231</text:p>
          </table:table-cell>
          <table:table-cell office:value-type="float" office:value="50.11" calcext:value-type="float">
            <text:p>50,1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49.451" calcext:value-type="float">
            <text:p>49,451</text:p>
          </table:table-cell>
          <table:table-cell office:value-type="float" office:value="50.769" calcext:value-type="float">
            <text:p>50,769</text:p>
          </table:table-cell>
          <table:table-cell office:value-type="float" office:value="52.088" calcext:value-type="float">
            <text:p>52,088</text:p>
          </table:table-cell>
          <table:table-cell office:value-type="float" office:value="48.571" calcext:value-type="float">
            <text:p>48,571</text:p>
          </table:table-cell>
          <table:table-cell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50.33" calcext:value-type="float">
            <text:p>50,33</text:p>
          </table:table-cell>
          <table:table-cell office:value-type="float" office:value="50.769" calcext:value-type="float">
            <text:p>50,769</text:p>
          </table:table-cell>
          <table:table-cell office:value-type="float" office:value="49.67" calcext:value-type="float">
            <text:p>49,67</text:p>
          </table:table-cell>
          <table:table-cell office:value-type="float" office:value="49.89" calcext:value-type="float">
            <text:p>49,89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11" calcext:value-type="float">
            <text:p>50,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231" calcext:value-type="float">
            <text:p>49,231</text:p>
          </table:table-cell>
          <table:table-cell office:value-type="float" office:value="50.11" calcext:value-type="float">
            <text:p>50,1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49.67" calcext:value-type="float">
            <text:p>49,67</text:p>
          </table:table-cell>
          <table:table-cell office:value-type="float" office:value="50.989" calcext:value-type="float">
            <text:p>50,989</text:p>
          </table:table-cell>
          <table:table-cell office:value-type="float" office:value="52.088" calcext:value-type="float">
            <text:p>52,088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132" calcext:value-type="float">
            <text:p>48,132</text:p>
          </table:table-cell>
          <table:table-cell office:value-type="float" office:value="49.011" calcext:value-type="float">
            <text:p>49,011</text:p>
          </table:table-cell>
          <table:table-cell office:value-type="float" office:value="50.33" calcext:value-type="float">
            <text:p>50,33</text:p>
          </table:table-cell>
          <table:table-cell office:value-type="float" office:value="50.769" calcext:value-type="float">
            <text:p>50,769</text:p>
          </table:table-cell>
          <table:table-cell office:value-type="float" office:value="49.67" calcext:value-type="float">
            <text:p>49,67</text:p>
          </table:table-cell>
          <table:table-cell office:value-type="float" office:value="49.89" calcext:value-type="float">
            <text:p>49,89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11" calcext:value-type="float">
            <text:p>50,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231" calcext:value-type="float">
            <text:p>49,231</text:p>
          </table:table-cell>
          <table:table-cell office:value-type="float" office:value="50.11" calcext:value-type="float">
            <text:p>50,1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49.89" calcext:value-type="float">
            <text:p>49,89</text:p>
          </table:table-cell>
          <table:table-cell office:value-type="float" office:value="50.989" calcext:value-type="float">
            <text:p>50,989</text:p>
          </table:table-cell>
          <table:table-cell office:value-type="float" office:value="51.648" calcext:value-type="float">
            <text:p>51,648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132" calcext:value-type="float">
            <text:p>48,132</text:p>
          </table:table-cell>
          <table:table-cell office:value-type="float" office:value="49.011" calcext:value-type="float">
            <text:p>49,0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67" calcext:value-type="float">
            <text:p>49,67</text:p>
          </table:table-cell>
          <table:table-cell office:value-type="float" office:value="49.89" calcext:value-type="float">
            <text:p>49,89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11" calcext:value-type="float">
            <text:p>50,11</text:p>
          </table:table-cell>
          <table:table-cell office:value-type="float" office:value="47.912" calcext:value-type="float">
            <text:p>47,91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7.473" calcext:value-type="float">
            <text:p>47,473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231" calcext:value-type="float">
            <text:p>49,23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50.33" calcext:value-type="float">
            <text:p>50,33</text:p>
          </table:table-cell>
          <table:table-cell office:value-type="float" office:value="51.429" calcext:value-type="float">
            <text:p>51,429</text:p>
          </table:table-cell>
          <table:table-cell office:value-type="float" office:value="51.648" calcext:value-type="float">
            <text:p>51,648</text:p>
          </table:table-cell>
          <table:table-cell office:value-type="float" office:value="48.352" calcext:value-type="float">
            <text:p>48,352</text:p>
          </table:table-cell>
          <table:table-cell office:value-type="float" office:value="47.473" calcext:value-type="float">
            <text:p>47,473</text:p>
          </table:table-cell>
          <table:table-cell table:number-columns-repeated="2"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67" calcext:value-type="float">
            <text:p>49,67</text:p>
          </table:table-cell>
          <table:table-cell office:value-type="float" office:value="49.89" calcext:value-type="float">
            <text:p>49,89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11" calcext:value-type="float">
            <text:p>50,11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231" calcext:value-type="float">
            <text:p>49,231</text:p>
          </table:table-cell>
          <table:table-cell table:number-columns-repeated="2"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50.11" calcext:value-type="float">
            <text:p>50,11</text:p>
          </table:table-cell>
          <table:table-cell table:number-columns-repeated="2" office:value-type="float" office:value="51.648" calcext:value-type="float">
            <text:p>51,648</text:p>
          </table:table-cell>
          <table:table-cell office:value-type="float" office:value="48.132" calcext:value-type="float">
            <text:p>48,132</text:p>
          </table:table-cell>
          <table:table-cell office:value-type="float" office:value="47.253" calcext:value-type="float">
            <text:p>47,253</text:p>
          </table:table-cell>
          <table:table-cell office:value-type="float" office:value="47.692" calcext:value-type="float">
            <text:p>47,69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67" calcext:value-type="float">
            <text:p>49,67</text:p>
          </table:table-cell>
          <table:table-cell office:value-type="float" office:value="49.89" calcext:value-type="float">
            <text:p>49,89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33" calcext:value-type="float">
            <text:p>50,33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011" calcext:value-type="float">
            <text:p>49,0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011" calcext:value-type="float">
            <text:p>49,011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2" office:value-type="float" office:value="48.132" calcext:value-type="float">
            <text:p>48,132</text:p>
          </table:table-cell>
          <table:table-cell office:value-type="float" office:value="47.912" calcext:value-type="float">
            <text:p>47,912</text:p>
          </table:table-cell>
        </table:table-row>
        <table:table-row table:style-name="ro1">
          <table:table-cell office:value-type="float" office:value="50.549" calcext:value-type="float">
            <text:p>50,549</text:p>
          </table:table-cell>
          <table:table-cell office:value-type="float" office:value="52.088" calcext:value-type="float">
            <text:p>52,088</text:p>
          </table:table-cell>
          <table:table-cell office:value-type="float" office:value="51.648" calcext:value-type="float">
            <text:p>51,648</text:p>
          </table:table-cell>
          <table:table-cell office:value-type="float" office:value="48.132" calcext:value-type="float">
            <text:p>48,132</text:p>
          </table:table-cell>
          <table:table-cell office:value-type="float" office:value="47.253" calcext:value-type="float">
            <text:p>47,253</text:p>
          </table:table-cell>
          <table:table-cell office:value-type="float" office:value="47.692" calcext:value-type="float">
            <text:p>47,69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67" calcext:value-type="float">
            <text:p>49,67</text:p>
          </table:table-cell>
          <table:table-cell office:value-type="float" office:value="49.89" calcext:value-type="float">
            <text:p>49,89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33" calcext:value-type="float">
            <text:p>50,33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231" calcext:value-type="float">
            <text:p>49,231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50.989" calcext:value-type="float">
            <text:p>50,989</text:p>
          </table:table-cell>
          <table:table-cell office:value-type="float" office:value="52.088" calcext:value-type="float">
            <text:p>52,088</text:p>
          </table:table-cell>
          <table:table-cell office:value-type="float" office:value="50.989" calcext:value-type="float">
            <text:p>50,989</text:p>
          </table:table-cell>
          <table:table-cell office:value-type="float" office:value="48.132" calcext:value-type="float">
            <text:p>48,132</text:p>
          </table:table-cell>
          <table:table-cell office:value-type="float" office:value="47.473" calcext:value-type="float">
            <text:p>47,473</text:p>
          </table:table-cell>
          <table:table-cell office:value-type="float" office:value="47.692" calcext:value-type="float">
            <text:p>47,69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67" calcext:value-type="float">
            <text:p>49,67</text:p>
          </table:table-cell>
          <table:table-cell office:value-type="float" office:value="49.89" calcext:value-type="float">
            <text:p>49,89</text:p>
          </table:table-cell>
          <table:table-cell office:value-type="float" office:value="52.308" calcext:value-type="float">
            <text:p>52,308</text:p>
          </table:table-cell>
          <table:table-cell office:value-type="float" office:value="50.33" calcext:value-type="float">
            <text:p>50,33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231" calcext:value-type="float">
            <text:p>49,231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49.451" calcext:value-type="float">
            <text:p>49,451</text:p>
          </table:table-cell>
          <table:table-cell office:value-type="float" office:value="51.429" calcext:value-type="float">
            <text:p>51,429</text:p>
          </table:table-cell>
          <table:table-cell office:value-type="float" office:value="49.67" calcext:value-type="float">
            <text:p>49,67</text:p>
          </table:table-cell>
          <table:table-cell office:value-type="float" office:value="48.132" calcext:value-type="float">
            <text:p>48,132</text:p>
          </table:table-cell>
          <table:table-cell table:number-columns-repeated="2" office:value-type="float" office:value="47.692" calcext:value-type="float">
            <text:p>47,69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011" calcext:value-type="float">
            <text:p>49,011</text:p>
          </table:table-cell>
          <table:table-cell table:number-columns-repeated="2" office:value-type="float" office:value="49.67" calcext:value-type="float">
            <text:p>49,67</text:p>
          </table:table-cell>
          <table:table-cell office:value-type="float" office:value="52.088" calcext:value-type="float">
            <text:p>52,088</text:p>
          </table:table-cell>
          <table:table-cell office:value-type="float" office:value="50.33" calcext:value-type="float">
            <text:p>50,33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231" calcext:value-type="float">
            <text:p>49,231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49.451" calcext:value-type="float">
            <text:p>49,451</text:p>
          </table:table-cell>
          <table:table-cell office:value-type="float" office:value="51.209" calcext:value-type="float">
            <text:p>51,209</text:p>
          </table:table-cell>
          <table:table-cell office:value-type="float" office:value="49.451" calcext:value-type="float">
            <text:p>49,451</text:p>
          </table:table-cell>
          <table:table-cell office:value-type="float" office:value="47.253" calcext:value-type="float">
            <text:p>47,253</text:p>
          </table:table-cell>
          <table:table-cell office:value-type="float" office:value="46.593" calcext:value-type="float">
            <text:p>46,593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011" calcext:value-type="float">
            <text:p>49,011</text:p>
          </table:table-cell>
          <table:table-cell table:number-columns-repeated="2" office:value-type="float" office:value="48.571" calcext:value-type="float">
            <text:p>48,571</text:p>
          </table:table-cell>
          <table:table-cell office:value-type="float" office:value="50.989" calcext:value-type="float">
            <text:p>50,989</text:p>
          </table:table-cell>
          <table:table-cell office:value-type="float" office:value="49.67" calcext:value-type="float">
            <text:p>49,67</text:p>
          </table:table-cell>
          <table:table-cell table:number-columns-repeated="2" office:value-type="float" office:value="48.352" calcext:value-type="float">
            <text:p>48,35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231" calcext:value-type="float">
            <text:p>49,231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49.67" calcext:value-type="float">
            <text:p>49,67</text:p>
          </table:table-cell>
          <table:table-cell office:value-type="float" office:value="51.429" calcext:value-type="float">
            <text:p>51,429</text:p>
          </table:table-cell>
          <table:table-cell office:value-type="float" office:value="49.89" calcext:value-type="float">
            <text:p>49,89</text:p>
          </table:table-cell>
          <table:table-cell office:value-type="float" office:value="47.253" calcext:value-type="float">
            <text:p>47,253</text:p>
          </table:table-cell>
          <table:table-cell office:value-type="float" office:value="46.593" calcext:value-type="float">
            <text:p>46,593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011" calcext:value-type="float">
            <text:p>49,011</text:p>
          </table:table-cell>
          <table:table-cell table:number-columns-repeated="2" office:value-type="float" office:value="48.571" calcext:value-type="float">
            <text:p>48,571</text:p>
          </table:table-cell>
          <table:table-cell office:value-type="float" office:value="50.989" calcext:value-type="float">
            <text:p>50,989</text:p>
          </table:table-cell>
          <table:table-cell office:value-type="float" office:value="49.67" calcext:value-type="float">
            <text:p>49,67</text:p>
          </table:table-cell>
          <table:table-cell table:number-columns-repeated="2" office:value-type="float" office:value="48.352" calcext:value-type="float">
            <text:p>48,35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231" calcext:value-type="float">
            <text:p>49,231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49.89" calcext:value-type="float">
            <text:p>49,89</text:p>
          </table:table-cell>
          <table:table-cell office:value-type="float" office:value="51.429" calcext:value-type="float">
            <text:p>51,429</text:p>
          </table:table-cell>
          <table:table-cell office:value-type="float" office:value="49.89" calcext:value-type="float">
            <text:p>49,89</text:p>
          </table:table-cell>
          <table:table-cell office:value-type="float" office:value="46.813" calcext:value-type="float">
            <text:p>46,813</text:p>
          </table:table-cell>
          <table:table-cell office:value-type="float" office:value="46.593" calcext:value-type="float">
            <text:p>46,593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011" calcext:value-type="float">
            <text:p>49,0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571" calcext:value-type="float">
            <text:p>48,571</text:p>
          </table:table-cell>
          <table:table-cell office:value-type="float" office:value="50.989" calcext:value-type="float">
            <text:p>50,989</text:p>
          </table:table-cell>
          <table:table-cell office:value-type="float" office:value="49.67" calcext:value-type="float">
            <text:p>49,67</text:p>
          </table:table-cell>
          <table:table-cell table:number-columns-repeated="2" office:value-type="float" office:value="48.352" calcext:value-type="float">
            <text:p>48,35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231" calcext:value-type="float">
            <text:p>49,231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49.89" calcext:value-type="float">
            <text:p>49,89</text:p>
          </table:table-cell>
          <table:table-cell office:value-type="float" office:value="51.429" calcext:value-type="float">
            <text:p>51,429</text:p>
          </table:table-cell>
          <table:table-cell office:value-type="float" office:value="50.33" calcext:value-type="float">
            <text:p>50,33</text:p>
          </table:table-cell>
          <table:table-cell office:value-type="float" office:value="47.473" calcext:value-type="float">
            <text:p>47,473</text:p>
          </table:table-cell>
          <table:table-cell office:value-type="float" office:value="46.593" calcext:value-type="float">
            <text:p>46,593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011" calcext:value-type="float">
            <text:p>49,0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51.209" calcext:value-type="float">
            <text:p>51,209</text:p>
          </table:table-cell>
          <table:table-cell office:value-type="float" office:value="49.89" calcext:value-type="float">
            <text:p>49,89</text:p>
          </table:table-cell>
          <table:table-cell table:number-columns-repeated="2" office:value-type="float" office:value="48.791" calcext:value-type="float">
            <text:p>48,791</text:p>
          </table:table-cell>
          <table:table-cell office:value-type="float" office:value="47.473" calcext:value-type="float">
            <text:p>47,473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89" calcext:value-type="float">
            <text:p>49,89</text:p>
          </table:table-cell>
          <table:table-cell office:value-type="float" office:value="49.67" calcext:value-type="float">
            <text:p>49,67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50.33" calcext:value-type="float">
            <text:p>50,33</text:p>
          </table:table-cell>
          <table:table-cell office:value-type="float" office:value="51.429" calcext:value-type="float">
            <text:p>51,429</text:p>
          </table:table-cell>
          <table:table-cell office:value-type="float" office:value="49.67" calcext:value-type="float">
            <text:p>49,67</text:p>
          </table:table-cell>
          <table:table-cell office:value-type="float" office:value="47.692" calcext:value-type="float">
            <text:p>47,692</text:p>
          </table:table-cell>
          <table:table-cell office:value-type="float" office:value="46.813" calcext:value-type="float">
            <text:p>46,813</text:p>
          </table:table-cell>
          <table:table-cell office:value-type="float" office:value="47.692" calcext:value-type="float">
            <text:p>47,69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571" calcext:value-type="float">
            <text:p>48,571</text:p>
          </table:table-cell>
          <table:table-cell office:value-type="float" office:value="48.791" calcext:value-type="float">
            <text:p>48,791</text:p>
          </table:table-cell>
          <table:table-cell office:value-type="float" office:value="51.209" calcext:value-type="float">
            <text:p>51,209</text:p>
          </table:table-cell>
          <table:table-cell office:value-type="float" office:value="49.89" calcext:value-type="float">
            <text:p>49,89</text:p>
          </table:table-cell>
          <table:table-cell table:number-columns-repeated="2" office:value-type="float" office:value="48.791" calcext:value-type="float">
            <text:p>48,791</text:p>
          </table:table-cell>
          <table:table-cell office:value-type="float" office:value="47.473" calcext:value-type="float">
            <text:p>47,473</text:p>
          </table:table-cell>
          <table:table-cell office:value-type="float" office:value="48.352" calcext:value-type="float">
            <text:p>48,352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89" calcext:value-type="float">
            <text:p>49,89</text:p>
          </table:table-cell>
          <table:table-cell office:value-type="float" office:value="49.67" calcext:value-type="float">
            <text:p>49,67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50.11" calcext:value-type="float">
            <text:p>50,11</text:p>
          </table:table-cell>
          <table:table-cell office:value-type="float" office:value="51.209" calcext:value-type="float">
            <text:p>51,209</text:p>
          </table:table-cell>
          <table:table-cell office:value-type="float" office:value="50.11" calcext:value-type="float">
            <text:p>50,11</text:p>
          </table:table-cell>
          <table:table-cell office:value-type="float" office:value="47.692" calcext:value-type="float">
            <text:p>47,692</text:p>
          </table:table-cell>
          <table:table-cell office:value-type="float" office:value="47.253" calcext:value-type="float">
            <text:p>47,253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011" calcext:value-type="float">
            <text:p>49,011</text:p>
          </table:table-cell>
          <table:table-cell office:value-type="float" office:value="48.791" calcext:value-type="float">
            <text:p>48,791</text:p>
          </table:table-cell>
          <table:table-cell office:value-type="float" office:value="51.209" calcext:value-type="float">
            <text:p>51,209</text:p>
          </table:table-cell>
          <table:table-cell office:value-type="float" office:value="49.89" calcext:value-type="float">
            <text:p>49,89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132" calcext:value-type="float">
            <text:p>48,132</text:p>
          </table:table-cell>
          <table:table-cell office:value-type="float" office:value="46.813" calcext:value-type="float">
            <text:p>46,813</text:p>
          </table:table-cell>
          <table:table-cell office:value-type="float" office:value="47.692" calcext:value-type="float">
            <text:p>47,69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011" calcext:value-type="float">
            <text:p>49,011</text:p>
          </table:table-cell>
          <table:table-cell table:number-columns-repeated="2"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50.33" calcext:value-type="float">
            <text:p>50,33</text:p>
          </table:table-cell>
          <table:table-cell office:value-type="float" office:value="50.769" calcext:value-type="float">
            <text:p>50,769</text:p>
          </table:table-cell>
          <table:table-cell office:value-type="float" office:value="49.89" calcext:value-type="float">
            <text:p>49,89</text:p>
          </table:table-cell>
          <table:table-cell office:value-type="float" office:value="47.692" calcext:value-type="float">
            <text:p>47,692</text:p>
          </table:table-cell>
          <table:table-cell office:value-type="float" office:value="46.813" calcext:value-type="float">
            <text:p>46,813</text:p>
          </table:table-cell>
          <table:table-cell office:value-type="float" office:value="47.692" calcext:value-type="float">
            <text:p>47,69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571" calcext:value-type="float">
            <text:p>48,571</text:p>
          </table:table-cell>
          <table:table-cell office:value-type="float" office:value="48.352" calcext:value-type="float">
            <text:p>48,352</text:p>
          </table:table-cell>
          <table:table-cell office:value-type="float" office:value="50.769" calcext:value-type="float">
            <text:p>50,769</text:p>
          </table:table-cell>
          <table:table-cell office:value-type="float" office:value="49.67" calcext:value-type="float">
            <text:p>49,67</text:p>
          </table:table-cell>
          <table:table-cell office:value-type="float" office:value="48.571" calcext:value-type="float">
            <text:p>48,571</text:p>
          </table:table-cell>
          <table:table-cell office:value-type="float" office:value="47.692" calcext:value-type="float">
            <text:p>47,692</text:p>
          </table:table-cell>
          <table:table-cell office:value-type="float" office:value="46.374" calcext:value-type="float">
            <text:p>46,374</text:p>
          </table:table-cell>
          <table:table-cell office:value-type="float" office:value="47.253" calcext:value-type="float">
            <text:p>47,253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571" calcext:value-type="float">
            <text:p>48,571</text:p>
          </table:table-cell>
          <table:table-cell table:number-columns-repeated="2" office:value-type="float" office:value="47.473" calcext:value-type="float">
            <text:p>47,473</text:p>
          </table:table-cell>
          <table:table-cell office:value-type="float" office:value="48.352" calcext:value-type="float">
            <text:p>48,352</text:p>
          </table:table-cell>
          <table:table-cell office:value-type="float" office:value="47.912" calcext:value-type="float">
            <text:p>47,912</text:p>
          </table:table-cell>
          <table:table-cell office:value-type="float" office:value="47.692" calcext:value-type="float">
            <text:p>47,692</text:p>
          </table:table-cell>
        </table:table-row>
        <table:table-row table:style-name="ro1">
          <table:table-cell office:value-type="float" office:value="50.11" calcext:value-type="float">
            <text:p>50,11</text:p>
          </table:table-cell>
          <table:table-cell office:value-type="float" office:value="50.549" calcext:value-type="float">
            <text:p>50,549</text:p>
          </table:table-cell>
          <table:table-cell office:value-type="float" office:value="49.67" calcext:value-type="float">
            <text:p>49,67</text:p>
          </table:table-cell>
          <table:table-cell office:value-type="float" office:value="48.132" calcext:value-type="float">
            <text:p>48,132</text:p>
          </table:table-cell>
          <table:table-cell table:number-columns-repeated="2" office:value-type="float" office:value="47.253" calcext:value-type="float">
            <text:p>47,25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571" calcext:value-type="float">
            <text:p>48,571</text:p>
          </table:table-cell>
          <table:table-cell office:value-type="float" office:value="49.231" calcext:value-type="float">
            <text:p>49,231</text:p>
          </table:table-cell>
          <table:table-cell office:value-type="float" office:value="50.769" calcext:value-type="float">
            <text:p>50,769</text:p>
          </table:table-cell>
          <table:table-cell office:value-type="float" office:value="49.67" calcext:value-type="float">
            <text:p>49,67</text:p>
          </table:table-cell>
          <table:table-cell office:value-type="float" office:value="48.571" calcext:value-type="float">
            <text:p>48,571</text:p>
          </table:table-cell>
          <table:table-cell office:value-type="float" office:value="47.692" calcext:value-type="float">
            <text:p>47,692</text:p>
          </table:table-cell>
          <table:table-cell office:value-type="float" office:value="47.253" calcext:value-type="float">
            <text:p>47,253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8.571" calcext:value-type="float">
            <text:p>48,571</text:p>
          </table:table-cell>
          <table:table-cell table:number-columns-repeated="2" office:value-type="float" office:value="46.593" calcext:value-type="float">
            <text:p>46,593</text:p>
          </table:table-cell>
          <table:table-cell office:value-type="float" office:value="47.033" calcext:value-type="float">
            <text:p>47,033</text:p>
          </table:table-cell>
          <table:table-cell office:value-type="float" office:value="46.593" calcext:value-type="float">
            <text:p>46,593</text:p>
          </table:table-cell>
          <table:table-cell office:value-type="float" office:value="46.374" calcext:value-type="float">
            <text:p>46,374</text:p>
          </table:table-cell>
        </table:table-row>
        <table:table-row table:style-name="ro1">
          <table:table-cell office:value-type="float" office:value="49.67" calcext:value-type="float">
            <text:p>49,67</text:p>
          </table:table-cell>
          <table:table-cell office:value-type="float" office:value="50.11" calcext:value-type="float">
            <text:p>50,11</text:p>
          </table:table-cell>
          <table:table-cell office:value-type="float" office:value="49.89" calcext:value-type="float">
            <text:p>49,89</text:p>
          </table:table-cell>
          <table:table-cell office:value-type="float" office:value="47.692" calcext:value-type="float">
            <text:p>47,692</text:p>
          </table:table-cell>
          <table:table-cell office:value-type="float" office:value="47.473" calcext:value-type="float">
            <text:p>47,47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8.571" calcext:value-type="float">
            <text:p>48,571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89" calcext:value-type="float">
            <text:p>49,89</text:p>
          </table:table-cell>
          <table:table-cell office:value-type="float" office:value="50.769" calcext:value-type="float">
            <text:p>50,769</text:p>
          </table:table-cell>
          <table:table-cell office:value-type="float" office:value="49.67" calcext:value-type="float">
            <text:p>49,67</text:p>
          </table:table-cell>
          <table:table-cell office:value-type="float" office:value="48.571" calcext:value-type="float">
            <text:p>48,571</text:p>
          </table:table-cell>
          <table:table-cell office:value-type="float" office:value="47.692" calcext:value-type="float">
            <text:p>47,692</text:p>
          </table:table-cell>
          <table:table-cell office:value-type="float" office:value="48.132" calcext:value-type="float">
            <text:p>48,132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231" calcext:value-type="float">
            <text:p>49,231</text:p>
          </table:table-cell>
          <table:table-cell office:value-type="float" office:value="49.67" calcext:value-type="float">
            <text:p>49,67</text:p>
          </table:table-cell>
          <table:table-cell office:value-type="float" office:value="49.89" calcext:value-type="float">
            <text:p>49,89</text:p>
          </table:table-cell>
          <table:table-cell table:number-columns-repeated="2" office:value-type="float" office:value="47.253" calcext:value-type="float">
            <text:p>47,253</text:p>
          </table:table-cell>
          <table:table-cell office:value-type="float" office:value="47.473" calcext:value-type="float">
            <text:p>47,473</text:p>
          </table:table-cell>
          <table:table-cell office:value-type="float" office:value="47.033" calcext:value-type="float">
            <text:p>47,033</text:p>
          </table:table-cell>
          <table:table-cell office:value-type="float" office:value="46.813" calcext:value-type="float">
            <text:p>46,813</text:p>
          </table:table-cell>
        </table:table-row>
        <table:table-row table:style-name="ro1">
          <table:table-cell office:value-type="float" office:value="49.89" calcext:value-type="float">
            <text:p>49,89</text:p>
          </table:table-cell>
          <table:table-cell office:value-type="float" office:value="50.33" calcext:value-type="float">
            <text:p>50,33</text:p>
          </table:table-cell>
          <table:table-cell office:value-type="float" office:value="50.549" calcext:value-type="float">
            <text:p>50,549</text:p>
          </table:table-cell>
          <table:table-cell office:value-type="float" office:value="48.791" calcext:value-type="float">
            <text:p>48,791</text:p>
          </table:table-cell>
          <table:table-cell office:value-type="float" office:value="47.912" calcext:value-type="float">
            <text:p>47,912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571" calcext:value-type="float">
            <text:p>48,571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67" calcext:value-type="float">
            <text:p>49,67</text:p>
          </table:table-cell>
          <table:table-cell office:value-type="float" office:value="50.549" calcext:value-type="float">
            <text:p>50,549</text:p>
          </table:table-cell>
          <table:table-cell office:value-type="float" office:value="49.89" calcext:value-type="float">
            <text:p>49,89</text:p>
          </table:table-cell>
          <table:table-cell office:value-type="float" office:value="48.571" calcext:value-type="float">
            <text:p>48,571</text:p>
          </table:table-cell>
          <table:table-cell office:value-type="float" office:value="47.692" calcext:value-type="float">
            <text:p>47,69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7.692" calcext:value-type="float">
            <text:p>47,692</text:p>
          </table:table-cell>
          <table:table-cell office:value-type="float" office:value="47.912" calcext:value-type="float">
            <text:p>47,912</text:p>
          </table:table-cell>
          <table:table-cell table:number-columns-repeated="2" office:value-type="float" office:value="46.374" calcext:value-type="float">
            <text:p>46,374</text:p>
          </table:table-cell>
          <table:table-cell office:value-type="float" office:value="47.473" calcext:value-type="float">
            <text:p>47,473</text:p>
          </table:table-cell>
          <table:table-cell office:value-type="float" office:value="47.033" calcext:value-type="float">
            <text:p>47,033</text:p>
          </table:table-cell>
          <table:table-cell office:value-type="float" office:value="46.813" calcext:value-type="float">
            <text:p>46,813</text:p>
          </table:table-cell>
        </table:table-row>
        <table:table-row table:style-name="ro1">
          <table:table-cell office:value-type="float" office:value="49.67" calcext:value-type="float">
            <text:p>49,67</text:p>
          </table:table-cell>
          <table:table-cell office:value-type="float" office:value="50.11" calcext:value-type="float">
            <text:p>50,11</text:p>
          </table:table-cell>
          <table:table-cell office:value-type="float" office:value="50.33" calcext:value-type="float">
            <text:p>50,33</text:p>
          </table:table-cell>
          <table:table-cell office:value-type="float" office:value="48.571" calcext:value-type="float">
            <text:p>48,571</text:p>
          </table:table-cell>
          <table:table-cell office:value-type="float" office:value="47.912" calcext:value-type="float">
            <text:p>47,91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571" calcext:value-type="float">
            <text:p>48,571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451" calcext:value-type="float">
            <text:p>49,451</text:p>
          </table:table-cell>
          <table:table-cell office:value-type="float" office:value="49.67" calcext:value-type="float">
            <text:p>49,67</text:p>
          </table:table-cell>
          <table:table-cell office:value-type="float" office:value="50.549" calcext:value-type="float">
            <text:p>50,549</text:p>
          </table:table-cell>
          <table:table-cell office:value-type="float" office:value="49.89" calcext:value-type="float">
            <text:p>49,89</text:p>
          </table:table-cell>
          <table:table-cell office:value-type="float" office:value="48.571" calcext:value-type="float">
            <text:p>48,571</text:p>
          </table:table-cell>
          <table:table-cell office:value-type="float" office:value="47.692" calcext:value-type="float">
            <text:p>47,69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7.692" calcext:value-type="float">
            <text:p>47,692</text:p>
          </table:table-cell>
          <table:table-cell office:value-type="float" office:value="47.912" calcext:value-type="float">
            <text:p>47,912</text:p>
          </table:table-cell>
          <table:table-cell table:number-columns-repeated="2" office:value-type="float" office:value="46.374" calcext:value-type="float">
            <text:p>46,374</text:p>
          </table:table-cell>
          <table:table-cell office:value-type="float" office:value="47.033" calcext:value-type="float">
            <text:p>47,033</text:p>
          </table:table-cell>
          <table:table-cell office:value-type="float" office:value="46.593" calcext:value-type="float">
            <text:p>46,593</text:p>
          </table:table-cell>
          <table:table-cell office:value-type="float" office:value="46.374" calcext:value-type="float">
            <text:p>46,374</text:p>
          </table:table-cell>
        </table:table-row>
        <table:table-row table:style-name="ro1">
          <table:table-cell office:value-type="float" office:value="49.89" calcext:value-type="float">
            <text:p>49,89</text:p>
          </table:table-cell>
          <table:table-cell office:value-type="float" office:value="50.11" calcext:value-type="float">
            <text:p>50,11</text:p>
          </table:table-cell>
          <table:table-cell office:value-type="float" office:value="50.33" calcext:value-type="float">
            <text:p>50,33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132" calcext:value-type="float">
            <text:p>48,13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8.571" calcext:value-type="float">
            <text:p>48,571</text:p>
          </table:table-cell>
          <table:table-cell office:value-type="float" office:value="49.011" calcext:value-type="float">
            <text:p>49,011</text:p>
          </table:table-cell>
          <table:table-cell office:value-type="float" office:value="49.67" calcext:value-type="float">
            <text:p>49,67</text:p>
          </table:table-cell>
          <table:table-cell office:value-type="float" office:value="49.89" calcext:value-type="float">
            <text:p>49,89</text:p>
          </table:table-cell>
          <table:table-cell office:value-type="float" office:value="50.769" calcext:value-type="float">
            <text:p>50,769</text:p>
          </table:table-cell>
          <table:table-cell office:value-type="float" office:value="50.11" calcext:value-type="float">
            <text:p>50,1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7.473" calcext:value-type="float">
            <text:p>47,473</text:p>
          </table:table-cell>
          <table:table-cell office:value-type="float" office:value="46.593" calcext:value-type="float">
            <text:p>46,593</text:p>
          </table:table-cell>
          <table:table-cell office:value-type="float" office:value="47.692" calcext:value-type="float">
            <text:p>47,692</text:p>
          </table:table-cell>
          <table:table-cell office:value-type="float" office:value="47.912" calcext:value-type="float">
            <text:p>47,91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253" calcext:value-type="float">
            <text:p>47,253</text:p>
          </table:table-cell>
          <table:table-cell table:number-columns-repeated="2" office:value-type="float" office:value="46.154" calcext:value-type="float">
            <text:p>46,154</text:p>
          </table:table-cell>
          <table:table-cell office:value-type="float" office:value="46.813" calcext:value-type="float">
            <text:p>46,813</text:p>
          </table:table-cell>
          <table:table-cell office:value-type="float" office:value="46.374" calcext:value-type="float">
            <text:p>46,374</text:p>
          </table:table-cell>
          <table:table-cell office:value-type="float" office:value="46.154" calcext:value-type="float">
            <text:p>46,154</text:p>
          </table:table-cell>
        </table:table-row>
        <table:table-row table:style-name="ro1">
          <table:table-cell office:value-type="float" office:value="49.231" calcext:value-type="float">
            <text:p>49,231</text:p>
          </table:table-cell>
          <table:table-cell table:number-columns-repeated="2" office:value-type="float" office:value="49.89" calcext:value-type="float">
            <text:p>49,89</text:p>
          </table:table-cell>
          <table:table-cell office:value-type="float" office:value="48.352" calcext:value-type="float">
            <text:p>48,352</text:p>
          </table:table-cell>
          <table:table-cell office:value-type="float" office:value="47.692" calcext:value-type="float">
            <text:p>47,692</text:p>
          </table:table-cell>
          <table:table-cell office:value-type="float" office:value="46.374" calcext:value-type="float">
            <text:p>46,374</text:p>
          </table:table-cell>
          <table:table-cell office:value-type="float" office:value="46.593" calcext:value-type="float">
            <text:p>46,593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692" calcext:value-type="float">
            <text:p>47,692</text:p>
          </table:table-cell>
          <table:table-cell office:value-type="float" office:value="48.571" calcext:value-type="float">
            <text:p>48,571</text:p>
          </table:table-cell>
          <table:table-cell office:value-type="float" office:value="50.549" calcext:value-type="float">
            <text:p>50,549</text:p>
          </table:table-cell>
          <table:table-cell office:value-type="float" office:value="50.11" calcext:value-type="float">
            <text:p>50,11</text:p>
          </table:table-cell>
          <table:table-cell office:value-type="float" office:value="48.352" calcext:value-type="float">
            <text:p>48,352</text:p>
          </table:table-cell>
          <table:table-cell office:value-type="float" office:value="47.033" calcext:value-type="float">
            <text:p>47,033</text:p>
          </table:table-cell>
          <table:table-cell office:value-type="float" office:value="46.593" calcext:value-type="float">
            <text:p>46,593</text:p>
          </table:table-cell>
          <table:table-cell office:value-type="float" office:value="46.813" calcext:value-type="float">
            <text:p>46,813</text:p>
          </table:table-cell>
          <table:table-cell table:number-columns-repeated="2" office:value-type="float" office:value="47.253" calcext:value-type="float">
            <text:p>47,253</text:p>
          </table:table-cell>
          <table:table-cell office:value-type="float" office:value="47.473" calcext:value-type="float">
            <text:p>47,473</text:p>
          </table:table-cell>
          <table:table-cell table:number-columns-repeated="2" office:value-type="float" office:value="46.154" calcext:value-type="float">
            <text:p>46,154</text:p>
          </table:table-cell>
          <table:table-cell office:value-type="float" office:value="46.813" calcext:value-type="float">
            <text:p>46,813</text:p>
          </table:table-cell>
          <table:table-cell office:value-type="float" office:value="46.374" calcext:value-type="float">
            <text:p>46,374</text:p>
          </table:table-cell>
          <table:table-cell office:value-type="float" office:value="46.154" calcext:value-type="float">
            <text:p>46,154</text:p>
          </table:table-cell>
        </table:table-row>
        <table:table-row table:style-name="ro1">
          <table:table-cell office:value-type="float" office:value="49.231" calcext:value-type="float">
            <text:p>49,231</text:p>
          </table:table-cell>
          <table:table-cell table:number-columns-repeated="2" office:value-type="float" office:value="49.451" calcext:value-type="float">
            <text:p>49,451</text:p>
          </table:table-cell>
          <table:table-cell table:number-columns-repeated="2" office:value-type="float" office:value="46.593" calcext:value-type="float">
            <text:p>46,593</text:p>
          </table:table-cell>
          <table:table-cell office:value-type="float" office:value="45.714" calcext:value-type="float">
            <text:p>45,714</text:p>
          </table:table-cell>
          <table:table-cell office:value-type="float" office:value="45.934" calcext:value-type="float">
            <text:p>45,934</text:p>
          </table:table-cell>
          <table:table-cell office:value-type="float" office:value="46.374" calcext:value-type="float">
            <text:p>46,374</text:p>
          </table:table-cell>
          <table:table-cell office:value-type="float" office:value="46.593" calcext:value-type="float">
            <text:p>46,59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89" calcext:value-type="float">
            <text:p>49,89</text:p>
          </table:table-cell>
          <table:table-cell office:value-type="float" office:value="49.011" calcext:value-type="float">
            <text:p>49,011</text:p>
          </table:table-cell>
          <table:table-cell office:value-type="float" office:value="48.132" calcext:value-type="float">
            <text:p>48,132</text:p>
          </table:table-cell>
          <table:table-cell office:value-type="float" office:value="46.813" calcext:value-type="float">
            <text:p>46,813</text:p>
          </table:table-cell>
          <table:table-cell office:value-type="float" office:value="46.154" calcext:value-type="float">
            <text:p>46,154</text:p>
          </table:table-cell>
          <table:table-cell office:value-type="float" office:value="46.593" calcext:value-type="float">
            <text:p>46,593</text:p>
          </table:table-cell>
          <table:table-cell table:number-columns-repeated="2" office:value-type="float" office:value="47.033" calcext:value-type="float">
            <text:p>47,033</text:p>
          </table:table-cell>
          <table:table-cell office:value-type="float" office:value="47.253" calcext:value-type="float">
            <text:p>47,253</text:p>
          </table:table-cell>
          <table:table-cell table:number-columns-repeated="2" office:value-type="float" office:value="45.934" calcext:value-type="float">
            <text:p>45,934</text:p>
          </table:table-cell>
          <table:table-cell office:value-type="float" office:value="46.593" calcext:value-type="float">
            <text:p>46,593</text:p>
          </table:table-cell>
          <table:table-cell office:value-type="float" office:value="46.154" calcext:value-type="float">
            <text:p>46,154</text:p>
          </table:table-cell>
          <table:table-cell office:value-type="float" office:value="45.934" calcext:value-type="float">
            <text:p>45,934</text:p>
          </table:table-cell>
        </table:table-row>
        <table:table-row table:style-name="ro1">
          <table:table-cell office:value-type="float" office:value="48.791" calcext:value-type="float">
            <text:p>48,791</text:p>
          </table:table-cell>
          <table:table-cell office:value-type="float" office:value="49.451" calcext:value-type="float">
            <text:p>49,451</text:p>
          </table:table-cell>
          <table:table-cell office:value-type="float" office:value="48.132" calcext:value-type="float">
            <text:p>48,132</text:p>
          </table:table-cell>
          <table:table-cell table:number-columns-repeated="2" office:value-type="float" office:value="46.593" calcext:value-type="float">
            <text:p>46,593</text:p>
          </table:table-cell>
          <table:table-cell office:value-type="float" office:value="45.714" calcext:value-type="float">
            <text:p>45,714</text:p>
          </table:table-cell>
          <table:table-cell office:value-type="float" office:value="45.934" calcext:value-type="float">
            <text:p>45,934</text:p>
          </table:table-cell>
          <table:table-cell office:value-type="float" office:value="46.374" calcext:value-type="float">
            <text:p>46,374</text:p>
          </table:table-cell>
          <table:table-cell office:value-type="float" office:value="46.593" calcext:value-type="float">
            <text:p>46,59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9.89" calcext:value-type="float">
            <text:p>49,89</text:p>
          </table:table-cell>
          <table:table-cell office:value-type="float" office:value="49.011" calcext:value-type="float">
            <text:p>49,011</text:p>
          </table:table-cell>
          <table:table-cell office:value-type="float" office:value="47.692" calcext:value-type="float">
            <text:p>47,692</text:p>
          </table:table-cell>
          <table:table-cell office:value-type="float" office:value="46.374" calcext:value-type="float">
            <text:p>46,374</text:p>
          </table:table-cell>
          <table:table-cell office:value-type="float" office:value="46.154" calcext:value-type="float">
            <text:p>46,154</text:p>
          </table:table-cell>
          <table:table-cell office:value-type="float" office:value="46.593" calcext:value-type="float">
            <text:p>46,593</text:p>
          </table:table-cell>
          <table:table-cell table:number-columns-repeated="2" office:value-type="float" office:value="47.033" calcext:value-type="float">
            <text:p>47,033</text:p>
          </table:table-cell>
          <table:table-cell office:value-type="float" office:value="47.253" calcext:value-type="float">
            <text:p>47,253</text:p>
          </table:table-cell>
          <table:table-cell table:number-columns-repeated="2" office:value-type="float" office:value="45.934" calcext:value-type="float">
            <text:p>45,934</text:p>
          </table:table-cell>
          <table:table-cell office:value-type="float" office:value="46.593" calcext:value-type="float">
            <text:p>46,593</text:p>
          </table:table-cell>
          <table:table-cell table:number-columns-repeated="2" office:value-type="float" office:value="46.154" calcext:value-type="float">
            <text:p>46,154</text:p>
          </table:table-cell>
        </table:table-row>
        <table:table-row table:style-name="ro1">
          <table:table-cell office:value-type="float" office:value="48.132" calcext:value-type="float">
            <text:p>48,132</text:p>
          </table:table-cell>
          <table:table-cell office:value-type="float" office:value="48.352" calcext:value-type="float">
            <text:p>48,352</text:p>
          </table:table-cell>
          <table:table-cell office:value-type="float" office:value="47.473" calcext:value-type="float">
            <text:p>47,473</text:p>
          </table:table-cell>
          <table:table-cell office:value-type="float" office:value="46.374" calcext:value-type="float">
            <text:p>46,374</text:p>
          </table:table-cell>
          <table:table-cell table:number-columns-repeated="2" office:value-type="float" office:value="45.934" calcext:value-type="float">
            <text:p>45,934</text:p>
          </table:table-cell>
          <table:table-cell office:value-type="float" office:value="46.154" calcext:value-type="float">
            <text:p>46,154</text:p>
          </table:table-cell>
          <table:table-cell office:value-type="float" office:value="46.374" calcext:value-type="float">
            <text:p>46,374</text:p>
          </table:table-cell>
          <table:table-cell office:value-type="float" office:value="46.593" calcext:value-type="float">
            <text:p>46,593</text:p>
          </table:table-cell>
          <table:table-cell office:value-type="float" office:value="47.912" calcext:value-type="float">
            <text:p>47,912</text:p>
          </table:table-cell>
          <table:table-cell office:value-type="float" office:value="48.791" calcext:value-type="float">
            <text:p>48,791</text:p>
          </table:table-cell>
          <table:table-cell office:value-type="float" office:value="47.912" calcext:value-type="float">
            <text:p>47,912</text:p>
          </table:table-cell>
          <table:table-cell office:value-type="float" office:value="45.714" calcext:value-type="float">
            <text:p>45,714</text:p>
          </table:table-cell>
          <table:table-cell office:value-type="float" office:value="45.275" calcext:value-type="float">
            <text:p>45,275</text:p>
          </table:table-cell>
          <table:table-cell office:value-type="float" office:value="45.055" calcext:value-type="float">
            <text:p>45,055</text:p>
          </table:table-cell>
          <table:table-cell office:value-type="float" office:value="45.495" calcext:value-type="float">
            <text:p>45,495</text:p>
          </table:table-cell>
          <table:table-cell table:number-columns-repeated="2" office:value-type="float" office:value="45.934" calcext:value-type="float">
            <text:p>45,934</text:p>
          </table:table-cell>
          <table:table-cell office:value-type="float" office:value="46.154" calcext:value-type="float">
            <text:p>46,154</text:p>
          </table:table-cell>
          <table:table-cell table:number-columns-repeated="2" office:value-type="float" office:value="45.714" calcext:value-type="float">
            <text:p>45,714</text:p>
          </table:table-cell>
          <table:table-cell office:value-type="float" office:value="46.374" calcext:value-type="float">
            <text:p>46,374</text:p>
          </table:table-cell>
          <table:table-cell office:value-type="float" office:value="45.714" calcext:value-type="float">
            <text:p>45,714</text:p>
          </table:table-cell>
          <table:table-cell office:value-type="float" office:value="45.934" calcext:value-type="float">
            <text:p>45,934</text:p>
          </table:table-cell>
        </table:table-row>
        <table:table-row table:style-name="ro1">
          <table:table-cell office:value-type="float" office:value="47.033" calcext:value-type="float">
            <text:p>47,033</text:p>
          </table:table-cell>
          <table:table-cell office:value-type="float" office:value="46.813" calcext:value-type="float">
            <text:p>46,813</text:p>
          </table:table-cell>
          <table:table-cell office:value-type="float" office:value="46.593" calcext:value-type="float">
            <text:p>46,593</text:p>
          </table:table-cell>
          <table:table-cell office:value-type="float" office:value="45.714" calcext:value-type="float">
            <text:p>45,714</text:p>
          </table:table-cell>
          <table:table-cell table:number-columns-repeated="2" office:value-type="float" office:value="44.615" calcext:value-type="float">
            <text:p>44,615</text:p>
          </table:table-cell>
          <table:table-cell office:value-type="float" office:value="44.835" calcext:value-type="float">
            <text:p>44,835</text:p>
          </table:table-cell>
          <table:table-cell office:value-type="float" office:value="45.055" calcext:value-type="float">
            <text:p>45,055</text:p>
          </table:table-cell>
          <table:table-cell office:value-type="float" office:value="45.275" calcext:value-type="float">
            <text:p>45,275</text:p>
          </table:table-cell>
          <table:table-cell office:value-type="float" office:value="45.934" calcext:value-type="float">
            <text:p>45,934</text:p>
          </table:table-cell>
          <table:table-cell table:number-columns-repeated="2" office:value-type="float" office:value="46.813" calcext:value-type="float">
            <text:p>46,813</text:p>
          </table:table-cell>
          <table:table-cell office:value-type="float" office:value="45.275" calcext:value-type="float">
            <text:p>45,275</text:p>
          </table:table-cell>
          <table:table-cell office:value-type="float" office:value="44.835" calcext:value-type="float">
            <text:p>44,835</text:p>
          </table:table-cell>
          <table:table-cell office:value-type="float" office:value="44.615" calcext:value-type="float">
            <text:p>44,615</text:p>
          </table:table-cell>
          <table:table-cell office:value-type="float" office:value="45.055" calcext:value-type="float">
            <text:p>45,055</text:p>
          </table:table-cell>
          <table:table-cell table:number-columns-repeated="6" office:value-type="float" office:value="45.934" calcext:value-type="float">
            <text:p>45,934</text:p>
          </table:table-cell>
          <table:table-cell table:number-columns-repeated="2" office:value-type="float" office:value="46.813" calcext:value-type="float">
            <text:p>46,813</text:p>
          </table:table-cell>
        </table:table-row>
        <table:table-row table:style-name="ro1">
          <table:table-cell table:number-columns-repeated="2" office:value-type="float" office:value="44.615" calcext:value-type="float">
            <text:p>44,615</text:p>
          </table:table-cell>
          <table:table-cell office:value-type="float" office:value="45.275" calcext:value-type="float">
            <text:p>45,275</text:p>
          </table:table-cell>
          <table:table-cell office:value-type="float" office:value="44.835" calcext:value-type="float">
            <text:p>44,835</text:p>
          </table:table-cell>
          <table:table-cell table:number-columns-repeated="2" office:value-type="float" office:value="44.615" calcext:value-type="float">
            <text:p>44,615</text:p>
          </table:table-cell>
          <table:table-cell office:value-type="float" office:value="44.396" calcext:value-type="float">
            <text:p>44,396</text:p>
          </table:table-cell>
          <table:table-cell office:value-type="float" office:value="44.835" calcext:value-type="float">
            <text:p>44,835</text:p>
          </table:table-cell>
          <table:table-cell table:number-columns-repeated="2" office:value-type="float" office:value="45.495" calcext:value-type="float">
            <text:p>45,495</text:p>
          </table:table-cell>
          <table:table-cell office:value-type="float" office:value="46.154" calcext:value-type="float">
            <text:p>46,154</text:p>
          </table:table-cell>
          <table:table-cell office:value-type="float" office:value="45.714" calcext:value-type="float">
            <text:p>45,714</text:p>
          </table:table-cell>
          <table:table-cell office:value-type="float" office:value="45.934" calcext:value-type="float">
            <text:p>45,934</text:p>
          </table:table-cell>
          <table:table-cell office:value-type="float" office:value="45.495" calcext:value-type="float">
            <text:p>45,495</text:p>
          </table:table-cell>
          <table:table-cell office:value-type="float" office:value="45.714" calcext:value-type="float">
            <text:p>45,714</text:p>
          </table:table-cell>
          <table:table-cell office:value-type="float" office:value="46.154" calcext:value-type="float">
            <text:p>46,154</text:p>
          </table:table-cell>
          <table:table-cell table:number-columns-repeated="8" office:value-type="float" office:value="46.813" calcext:value-type="float">
            <text:p>46,813</text:p>
          </table:table-cell>
        </table:table-row>
        <table:table-row table:style-name="ro1">
          <table:table-cell table:number-columns-repeated="2" office:value-type="float" office:value="43.956" calcext:value-type="float">
            <text:p>43,956</text:p>
          </table:table-cell>
          <table:table-cell office:value-type="float" office:value="44.835" calcext:value-type="float">
            <text:p>44,835</text:p>
          </table:table-cell>
          <table:table-cell office:value-type="float" office:value="44.396" calcext:value-type="float">
            <text:p>44,396</text:p>
          </table:table-cell>
          <table:table-cell office:value-type="float" office:value="44.176" calcext:value-type="float">
            <text:p>44,176</text:p>
          </table:table-cell>
          <table:table-cell office:value-type="float" office:value="44.396" calcext:value-type="float">
            <text:p>44,396</text:p>
          </table:table-cell>
          <table:table-cell table:number-columns-repeated="2" office:value-type="float" office:value="44.835" calcext:value-type="float">
            <text:p>44,835</text:p>
          </table:table-cell>
          <table:table-cell table:number-columns-repeated="2" office:value-type="float" office:value="45.495" calcext:value-type="float">
            <text:p>45,495</text:p>
          </table:table-cell>
          <table:table-cell office:value-type="float" office:value="45.714" calcext:value-type="float">
            <text:p>45,714</text:p>
          </table:table-cell>
          <table:table-cell office:value-type="float" office:value="45.275" calcext:value-type="float">
            <text:p>45,275</text:p>
          </table:table-cell>
          <table:table-cell table:number-columns-repeated="2" office:value-type="float" office:value="45.714" calcext:value-type="float">
            <text:p>45,714</text:p>
          </table:table-cell>
          <table:table-cell office:value-type="float" office:value="46.374" calcext:value-type="float">
            <text:p>46,374</text:p>
          </table:table-cell>
          <table:table-cell table:number-columns-repeated="9" office:value-type="float" office:value="46.813" calcext:value-type="float">
            <text:p>46,813</text:p>
          </table:table-cell>
        </table:table-row>
        <table:table-row table:style-name="ro1">
          <table:table-cell office:value-type="float" office:value="43.956" calcext:value-type="float">
            <text:p>43,956</text:p>
          </table:table-cell>
          <table:table-cell office:value-type="float" office:value="44.835" calcext:value-type="float">
            <text:p>44,835</text:p>
          </table:table-cell>
          <table:table-cell office:value-type="float" office:value="45.055" calcext:value-type="float">
            <text:p>45,055</text:p>
          </table:table-cell>
          <table:table-cell table:number-columns-repeated="2" office:value-type="float" office:value="44.835" calcext:value-type="float">
            <text:p>44,835</text:p>
          </table:table-cell>
          <table:table-cell office:value-type="float" office:value="45.055" calcext:value-type="float">
            <text:p>45,055</text:p>
          </table:table-cell>
          <table:table-cell office:value-type="float" office:value="45.495" calcext:value-type="float">
            <text:p>45,495</text:p>
          </table:table-cell>
          <table:table-cell office:value-type="float" office:value="46.154" calcext:value-type="float">
            <text:p>46,154</text:p>
          </table:table-cell>
          <table:table-cell table:number-columns-repeated="2" office:value-type="float" office:value="46.593" calcext:value-type="float">
            <text:p>46,593</text:p>
          </table:table-cell>
          <table:table-cell office:value-type="float" office:value="46.374" calcext:value-type="float">
            <text:p>46,374</text:p>
          </table:table-cell>
          <table:table-cell office:value-type="float" office:value="45.934" calcext:value-type="float">
            <text:p>45,934</text:p>
          </table:table-cell>
          <table:table-cell table:number-columns-repeated="2" office:value-type="float" office:value="46.374" calcext:value-type="float">
            <text:p>46,374</text:p>
          </table:table-cell>
          <table:table-cell office:value-type="float" office:value="47.033" calcext:value-type="float">
            <text:p>47,033</text:p>
          </table:table-cell>
          <table:table-cell table:number-columns-repeated="5" office:value-type="float" office:value="47.473" calcext:value-type="float">
            <text:p>47,473</text:p>
          </table:table-cell>
          <table:table-cell table:number-columns-repeated="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3" office:value-type="float" office:value="46.154" calcext:value-type="float">
            <text:p>46,154</text:p>
          </table:table-cell>
          <table:table-cell office:value-type="float" office:value="46.374" calcext:value-type="float">
            <text:p>46,374</text:p>
          </table:table-cell>
          <table:table-cell office:value-type="float" office:value="47.473" calcext:value-type="float">
            <text:p>47,473</text:p>
          </table:table-cell>
          <table:table-cell office:value-type="float" office:value="47.033" calcext:value-type="float">
            <text:p>47,033</text:p>
          </table:table-cell>
          <table:table-cell office:value-type="float" office:value="47.473" calcext:value-type="float">
            <text:p>47,473</text:p>
          </table:table-cell>
          <table:table-cell table:number-columns-repeated="3" office:value-type="float" office:value="47.692" calcext:value-type="float">
            <text:p>47,692</text:p>
          </table:table-cell>
          <table:table-cell table:number-columns-repeated="4" office:value-type="float" office:value="47.473" calcext:value-type="float">
            <text:p>47,473</text:p>
          </table:table-cell>
          <table:table-cell table:number-columns-repeated="10" office:value-type="float" office:value="48.132" calcext:value-type="float">
            <text:p>48,132</text:p>
          </table:table-cell>
        </table:table-row>
        <table:table-row table:style-name="ro1">
          <table:table-cell office:value-type="float" office:value="47.033" calcext:value-type="float">
            <text:p>47,033</text:p>
          </table:table-cell>
          <table:table-cell table:number-columns-repeated="2" office:value-type="float" office:value="47.253" calcext:value-type="float">
            <text:p>47,253</text:p>
          </table:table-cell>
          <table:table-cell table:number-columns-repeated="5" office:value-type="float" office:value="48.132" calcext:value-type="float">
            <text:p>48,132</text:p>
          </table:table-cell>
          <table:table-cell table:number-columns-repeated="6" office:value-type="float" office:value="47.473" calcext:value-type="float">
            <text:p>47,473</text:p>
          </table:table-cell>
          <table:table-cell table:number-columns-repeated="10" office:value-type="float" office:value="48.132" calcext:value-type="float">
            <text:p>48,132</text:p>
          </table:table-cell>
        </table:table-row>
        <table:table-row table:style-name="ro1">
          <table:table-cell table:number-columns-repeated="10" office:value-type="float" office:value="48.132" calcext:value-type="float">
            <text:p>48,132</text:p>
          </table:table-cell>
          <table:table-cell office:value-type="float" office:value="47.473" calcext:value-type="float">
            <text:p>47,473</text:p>
          </table:table-cell>
          <table:table-cell table:number-columns-repeated="13" office:value-type="float" office:value="48.132" calcext:value-type="float">
            <text:p>48,132</text:p>
          </table:table-cell>
        </table:table-row>
        <table:table-row table:style-name="ro1">
          <table:table-cell table:number-columns-repeated="10" office:value-type="float" office:value="48.132" calcext:value-type="float">
            <text:p>48,132</text:p>
          </table:table-cell>
          <table:table-cell office:value-type="float" office:value="47.473" calcext:value-type="float">
            <text:p>47,473</text:p>
          </table:table-cell>
          <table:table-cell table:number-columns-repeated="13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 office:value-type="float" office:value="48.132" calcext:value-type="float">
            <text:p>48,132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4.222" calcext:value-type="float">
            <text:p>44,222</text:p>
          </table:table-cell>
          <table:table-cell office:value-type="float" office:value="44.667" calcext:value-type="float">
            <text:p>44,667</text:p>
          </table:table-cell>
          <table:table-cell office:value-type="float" office:value="43.556" calcext:value-type="float">
            <text:p>43,556</text:p>
          </table:table-cell>
          <table:table-cell office:value-type="float" office:value="45.111" calcext:value-type="float">
            <text:p>45,111</text:p>
          </table:table-cell>
          <table:table-cell office:value-type="float" office:value="44.667" calcext:value-type="float">
            <text:p>44,667</text:p>
          </table:table-cell>
          <table:table-cell office:value-type="float" office:value="45.778" calcext:value-type="float">
            <text:p>45,778</text:p>
          </table:table-cell>
          <table:table-cell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table:number-columns-repeated="2" office:value-type="float" office:value="46.667" calcext:value-type="float">
            <text:p>46,667</text:p>
          </table:table-cell>
          <table:table-cell office:value-type="float" office:value="47.556" calcext:value-type="float">
            <text:p>47,556</text:p>
          </table:table-cell>
          <table:table-cell office:value-type="float" office:value="49.333" calcext:value-type="float">
            <text:p>49,333</text:p>
          </table:table-cell>
          <table:table-cell office:value-type="float" office:value="48.889" calcext:value-type="float">
            <text:p>48,889</text:p>
          </table:table-cell>
          <table:table-cell office:value-type="float" office:value="48.667" calcext:value-type="float">
            <text:p>48,667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333" calcext:value-type="float">
            <text:p>49,333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8" calcext:value-type="float">
            <text:p>48</text:p>
          </table:table-cell>
          <table:table-cell office:value-type="float" office:value="48.222" calcext:value-type="float">
            <text:p>48,222</text:p>
          </table:table-cell>
        </table:table-row>
        <table:table-row table:style-name="ro1">
          <table:table-cell office:value-type="float" office:value="45.556" calcext:value-type="float">
            <text:p>45,556</text:p>
          </table:table-cell>
          <table:table-cell office:value-type="float" office:value="44.889" calcext:value-type="float">
            <text:p>44,889</text:p>
          </table:table-cell>
          <table:table-cell office:value-type="float" office:value="44.444" calcext:value-type="float">
            <text:p>44,444</text:p>
          </table:table-cell>
          <table:table-cell office:value-type="float" office:value="45.333" calcext:value-type="float">
            <text:p>45,333</text:p>
          </table:table-cell>
          <table:table-cell office:value-type="float" office:value="44.889" calcext:value-type="float">
            <text:p>44,889</text:p>
          </table:table-cell>
          <table:table-cell office:value-type="float" office:value="46" calcext:value-type="float">
            <text:p>46</text:p>
          </table:table-cell>
          <table:table-cell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table:number-columns-repeated="2" office:value-type="float" office:value="46.667" calcext:value-type="float">
            <text:p>46,667</text:p>
          </table:table-cell>
          <table:table-cell office:value-type="float" office:value="47.556" calcext:value-type="float">
            <text:p>47,556</text:p>
          </table:table-cell>
          <table:table-cell office:value-type="float" office:value="48.889" calcext:value-type="float">
            <text:p>48,889</text:p>
          </table:table-cell>
          <table:table-cell office:value-type="float" office:value="48.444" calcext:value-type="float">
            <text:p>48,444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333" calcext:value-type="float">
            <text:p>49,333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.556" calcext:value-type="float">
            <text:p>45,556</text:p>
          </table:table-cell>
          <table:table-cell table:number-columns-repeated="2" office:value-type="float" office:value="44.667" calcext:value-type="float">
            <text:p>44,667</text:p>
          </table:table-cell>
          <table:table-cell office:value-type="float" office:value="45.333" calcext:value-type="float">
            <text:p>45,333</text:p>
          </table:table-cell>
          <table:table-cell office:value-type="float" office:value="44.889" calcext:value-type="float">
            <text:p>44,889</text:p>
          </table:table-cell>
          <table:table-cell office:value-type="float" office:value="46" calcext:value-type="float">
            <text:p>46</text:p>
          </table:table-cell>
          <table:table-cell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6.444" calcext:value-type="float">
            <text:p>46,444</text:p>
          </table:table-cell>
          <table:table-cell office:value-type="float" office:value="46.667" calcext:value-type="float">
            <text:p>46,667</text:p>
          </table:table-cell>
          <table:table-cell office:value-type="float" office:value="47.556" calcext:value-type="float">
            <text:p>47,556</text:p>
          </table:table-cell>
          <table:table-cell office:value-type="float" office:value="48.889" calcext:value-type="float">
            <text:p>48,889</text:p>
          </table:table-cell>
          <table:table-cell office:value-type="float" office:value="48.444" calcext:value-type="float">
            <text:p>48,444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333" calcext:value-type="float">
            <text:p>49,333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.333" calcext:value-type="float">
            <text:p>45,333</text:p>
          </table:table-cell>
          <table:table-cell office:value-type="float" office:value="45.111" calcext:value-type="float">
            <text:p>45,111</text:p>
          </table:table-cell>
          <table:table-cell office:value-type="float" office:value="45.778" calcext:value-type="float">
            <text:p>45,778</text:p>
          </table:table-cell>
          <table:table-cell office:value-type="float" office:value="45.333" calcext:value-type="float">
            <text:p>45,333</text:p>
          </table:table-cell>
          <table:table-cell office:value-type="float" office:value="46.444" calcext:value-type="float">
            <text:p>46,444</text:p>
          </table:table-cell>
          <table:table-cell office:value-type="float" office:value="47.556" calcext:value-type="float">
            <text:p>47,556</text:p>
          </table:table-cell>
          <table:table-cell office:value-type="float" office:value="47.778" calcext:value-type="float">
            <text:p>47,778</text:p>
          </table:table-cell>
          <table:table-cell office:value-type="float" office:value="46.444" calcext:value-type="float">
            <text:p>46,444</text:p>
          </table:table-cell>
          <table:table-cell office:value-type="float" office:value="46.667" calcext:value-type="float">
            <text:p>46,667</text:p>
          </table:table-cell>
          <table:table-cell office:value-type="float" office:value="47.556" calcext:value-type="float">
            <text:p>47,556</text:p>
          </table:table-cell>
          <table:table-cell office:value-type="float" office:value="48.889" calcext:value-type="float">
            <text:p>48,889</text:p>
          </table:table-cell>
          <table:table-cell office:value-type="float" office:value="48.444" calcext:value-type="float">
            <text:p>48,444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333" calcext:value-type="float">
            <text:p>49,333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.667" calcext:value-type="float">
            <text:p>46,667</text:p>
          </table:table-cell>
          <table:table-cell office:value-type="float" office:value="45.111" calcext:value-type="float">
            <text:p>45,111</text:p>
          </table:table-cell>
          <table:table-cell office:value-type="float" office:value="44.667" calcext:value-type="float">
            <text:p>44,667</text:p>
          </table:table-cell>
          <table:table-cell office:value-type="float" office:value="45.778" calcext:value-type="float">
            <text:p>45,778</text:p>
          </table:table-cell>
          <table:table-cell office:value-type="float" office:value="45.333" calcext:value-type="float">
            <text:p>45,333</text:p>
          </table:table-cell>
          <table:table-cell office:value-type="float" office:value="46.667" calcext:value-type="float">
            <text:p>46,667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  <table:table-cell office:value-type="float" office:value="46.667" calcext:value-type="float">
            <text:p>46,667</text:p>
          </table:table-cell>
          <table:table-cell office:value-type="float" office:value="46.889" calcext:value-type="float">
            <text:p>46,889</text:p>
          </table:table-cell>
          <table:table-cell office:value-type="float" office:value="48" calcext:value-type="float">
            <text:p>48</text:p>
          </table:table-cell>
          <table:table-cell office:value-type="float" office:value="49.111" calcext:value-type="float">
            <text:p>49,111</text:p>
          </table:table-cell>
          <table:table-cell office:value-type="float" office:value="48.667" calcext:value-type="float">
            <text:p>48,667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333" calcext:value-type="float">
            <text:p>49,333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.444" calcext:value-type="float">
            <text:p>46,444</text:p>
          </table:table-cell>
          <table:table-cell office:value-type="float" office:value="45.556" calcext:value-type="float">
            <text:p>45,556</text:p>
          </table:table-cell>
          <table:table-cell office:value-type="float" office:value="45.333" calcext:value-type="float">
            <text:p>45,333</text:p>
          </table:table-cell>
          <table:table-cell office:value-type="float" office:value="45.778" calcext:value-type="float">
            <text:p>45,778</text:p>
          </table:table-cell>
          <table:table-cell office:value-type="float" office:value="45.111" calcext:value-type="float">
            <text:p>45,111</text:p>
          </table:table-cell>
          <table:table-cell office:value-type="float" office:value="46.222" calcext:value-type="float">
            <text:p>46,222</text:p>
          </table:table-cell>
          <table:table-cell table:number-columns-repeated="2" office:value-type="float" office:value="47.556" calcext:value-type="float">
            <text:p>47,556</text:p>
          </table:table-cell>
          <table:table-cell office:value-type="float" office:value="46.444" calcext:value-type="float">
            <text:p>46,444</text:p>
          </table:table-cell>
          <table:table-cell office:value-type="float" office:value="46.889" calcext:value-type="float">
            <text:p>46,889</text:p>
          </table:table-cell>
          <table:table-cell office:value-type="float" office:value="47.556" calcext:value-type="float">
            <text:p>47,556</text:p>
          </table:table-cell>
          <table:table-cell table:number-columns-repeated="2" office:value-type="float" office:value="48.667" calcext:value-type="float">
            <text:p>48,667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333" calcext:value-type="float">
            <text:p>49,333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.444" calcext:value-type="float">
            <text:p>46,444</text:p>
          </table:table-cell>
          <table:table-cell office:value-type="float" office:value="46" calcext:value-type="float">
            <text:p>46</text:p>
          </table:table-cell>
          <table:table-cell office:value-type="float" office:value="45.333" calcext:value-type="float">
            <text:p>45,333</text:p>
          </table:table-cell>
          <table:table-cell office:value-type="float" office:value="45.778" calcext:value-type="float">
            <text:p>45,778</text:p>
          </table:table-cell>
          <table:table-cell office:value-type="float" office:value="45.111" calcext:value-type="float">
            <text:p>45,111</text:p>
          </table:table-cell>
          <table:table-cell office:value-type="float" office:value="46.222" calcext:value-type="float">
            <text:p>46,222</text:p>
          </table:table-cell>
          <table:table-cell table:number-columns-repeated="2" office:value-type="float" office:value="47.556" calcext:value-type="float">
            <text:p>47,556</text:p>
          </table:table-cell>
          <table:table-cell office:value-type="float" office:value="45.333" calcext:value-type="float">
            <text:p>45,333</text:p>
          </table:table-cell>
          <table:table-cell office:value-type="float" office:value="45.778" calcext:value-type="float">
            <text:p>45,778</text:p>
          </table:table-cell>
          <table:table-cell office:value-type="float" office:value="46.667" calcext:value-type="float">
            <text:p>46,667</text:p>
          </table:table-cell>
          <table:table-cell table:number-columns-repeated="2" office:value-type="float" office:value="47.778" calcext:value-type="float">
            <text:p>47,778</text:p>
          </table:table-cell>
          <table:table-cell table:number-columns-repeated="2" office:value-type="float" office:value="47.333" calcext:value-type="float">
            <text:p>47,333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.444" calcext:value-type="float">
            <text:p>46,444</text:p>
          </table:table-cell>
          <table:table-cell office:value-type="float" office:value="46" calcext:value-type="float">
            <text:p>46</text:p>
          </table:table-cell>
          <table:table-cell office:value-type="float" office:value="45.778" calcext:value-type="float">
            <text:p>45,778</text:p>
          </table:table-cell>
          <table:table-cell office:value-type="float" office:value="46.222" calcext:value-type="float">
            <text:p>46,222</text:p>
          </table:table-cell>
          <table:table-cell office:value-type="float" office:value="45.556" calcext:value-type="float">
            <text:p>45,556</text:p>
          </table:table-cell>
          <table:table-cell office:value-type="float" office:value="46.667" calcext:value-type="float">
            <text:p>46,667</text:p>
          </table:table-cell>
          <table:table-cell office:value-type="float" office:value="47.556" calcext:value-type="float">
            <text:p>47,556</text:p>
          </table:table-cell>
          <table:table-cell office:value-type="float" office:value="46.889" calcext:value-type="float">
            <text:p>46,889</text:p>
          </table:table-cell>
          <table:table-cell office:value-type="float" office:value="45.111" calcext:value-type="float">
            <text:p>45,111</text:p>
          </table:table-cell>
          <table:table-cell office:value-type="float" office:value="45.778" calcext:value-type="float">
            <text:p>45,778</text:p>
          </table:table-cell>
          <table:table-cell office:value-type="float" office:value="46.667" calcext:value-type="float">
            <text:p>46,667</text:p>
          </table:table-cell>
          <table:table-cell table:number-columns-repeated="2" office:value-type="float" office:value="47.778" calcext:value-type="float">
            <text:p>47,778</text:p>
          </table:table-cell>
          <table:table-cell table:number-columns-repeated="2" office:value-type="float" office:value="47.333" calcext:value-type="float">
            <text:p>47,333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.889" calcext:value-type="float">
            <text:p>46,889</text:p>
          </table:table-cell>
          <table:table-cell office:value-type="float" office:value="46.667" calcext:value-type="float">
            <text:p>46,667</text:p>
          </table:table-cell>
          <table:table-cell office:value-type="float" office:value="45.778" calcext:value-type="float">
            <text:p>45,778</text:p>
          </table:table-cell>
          <table:table-cell office:value-type="float" office:value="46.222" calcext:value-type="float">
            <text:p>46,222</text:p>
          </table:table-cell>
          <table:table-cell office:value-type="float" office:value="45.556" calcext:value-type="float">
            <text:p>45,556</text:p>
          </table:table-cell>
          <table:table-cell office:value-type="float" office:value="46.444" calcext:value-type="float">
            <text:p>46,444</text:p>
          </table:table-cell>
          <table:table-cell office:value-type="float" office:value="47.556" calcext:value-type="float">
            <text:p>47,556</text:p>
          </table:table-cell>
          <table:table-cell office:value-type="float" office:value="46.889" calcext:value-type="float">
            <text:p>46,889</text:p>
          </table:table-cell>
          <table:table-cell office:value-type="float" office:value="45.111" calcext:value-type="float">
            <text:p>45,111</text:p>
          </table:table-cell>
          <table:table-cell office:value-type="float" office:value="45.778" calcext:value-type="float">
            <text:p>45,778</text:p>
          </table:table-cell>
          <table:table-cell office:value-type="float" office:value="46.667" calcext:value-type="float">
            <text:p>46,667</text:p>
          </table:table-cell>
          <table:table-cell table:number-columns-repeated="2" office:value-type="float" office:value="47.778" calcext:value-type="float">
            <text:p>47,778</text:p>
          </table:table-cell>
          <table:table-cell table:number-columns-repeated="2" office:value-type="float" office:value="47.333" calcext:value-type="float">
            <text:p>47,333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.889" calcext:value-type="float">
            <text:p>46,889</text:p>
          </table:table-cell>
          <table:table-cell office:value-type="float" office:value="46.444" calcext:value-type="float">
            <text:p>46,444</text:p>
          </table:table-cell>
          <table:table-cell office:value-type="float" office:value="45.556" calcext:value-type="float">
            <text:p>45,556</text:p>
          </table:table-cell>
          <table:table-cell office:value-type="float" office:value="46.667" calcext:value-type="float">
            <text:p>46,667</text:p>
          </table:table-cell>
          <table:table-cell office:value-type="float" office:value="46" calcext:value-type="float">
            <text:p>46</text:p>
          </table:table-cell>
          <table:table-cell office:value-type="float" office:value="46.222" calcext:value-type="float">
            <text:p>46,222</text:p>
          </table:table-cell>
          <table:table-cell office:value-type="float" office:value="48" calcext:value-type="float">
            <text:p>48</text:p>
          </table:table-cell>
          <table:table-cell office:value-type="float" office:value="47.333" calcext:value-type="float">
            <text:p>47,333</text:p>
          </table:table-cell>
          <table:table-cell office:value-type="float" office:value="46" calcext:value-type="float">
            <text:p>46</text:p>
          </table:table-cell>
          <table:table-cell office:value-type="float" office:value="46.889" calcext:value-type="float">
            <text:p>46,889</text:p>
          </table:table-cell>
          <table:table-cell office:value-type="float" office:value="46.667" calcext:value-type="float">
            <text:p>46,667</text:p>
          </table:table-cell>
          <table:table-cell table:number-columns-repeated="2" office:value-type="float" office:value="47.778" calcext:value-type="float">
            <text:p>47,778</text:p>
          </table:table-cell>
          <table:table-cell table:number-columns-repeated="2" office:value-type="float" office:value="47.333" calcext:value-type="float">
            <text:p>47,333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.444" calcext:value-type="float">
            <text:p>46,444</text:p>
          </table:table-cell>
          <table:table-cell office:value-type="float" office:value="46" calcext:value-type="float">
            <text:p>46</text:p>
          </table:table-cell>
          <table:table-cell office:value-type="float" office:value="45.556" calcext:value-type="float">
            <text:p>45,556</text:p>
          </table:table-cell>
          <table:table-cell office:value-type="float" office:value="45.778" calcext:value-type="float">
            <text:p>45,778</text:p>
          </table:table-cell>
          <table:table-cell office:value-type="float" office:value="45.556" calcext:value-type="float">
            <text:p>45,556</text:p>
          </table:table-cell>
          <table:table-cell office:value-type="float" office:value="46.222" calcext:value-type="float">
            <text:p>46,222</text:p>
          </table:table-cell>
          <table:table-cell office:value-type="float" office:value="48" calcext:value-type="float">
            <text:p>48</text:p>
          </table:table-cell>
          <table:table-cell office:value-type="float" office:value="47.333" calcext:value-type="float">
            <text:p>47,333</text:p>
          </table:table-cell>
          <table:table-cell office:value-type="float" office:value="46" calcext:value-type="float">
            <text:p>46</text:p>
          </table:table-cell>
          <table:table-cell office:value-type="float" office:value="46.889" calcext:value-type="float">
            <text:p>46,889</text:p>
          </table:table-cell>
          <table:table-cell office:value-type="float" office:value="46.667" calcext:value-type="float">
            <text:p>46,667</text:p>
          </table:table-cell>
          <table:table-cell table:number-columns-repeated="2" office:value-type="float" office:value="47.778" calcext:value-type="float">
            <text:p>47,778</text:p>
          </table:table-cell>
          <table:table-cell table:number-columns-repeated="2" office:value-type="float" office:value="47.333" calcext:value-type="float">
            <text:p>47,333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.444" calcext:value-type="float">
            <text:p>46,444</text:p>
          </table:table-cell>
          <table:table-cell office:value-type="float" office:value="45.556" calcext:value-type="float">
            <text:p>45,556</text:p>
          </table:table-cell>
          <table:table-cell office:value-type="float" office:value="45.778" calcext:value-type="float">
            <text:p>45,778</text:p>
          </table:table-cell>
          <table:table-cell office:value-type="float" office:value="45.556" calcext:value-type="float">
            <text:p>45,556</text:p>
          </table:table-cell>
          <table:table-cell office:value-type="float" office:value="46.222" calcext:value-type="float">
            <text:p>46,222</text:p>
          </table:table-cell>
          <table:table-cell office:value-type="float" office:value="48" calcext:value-type="float">
            <text:p>48</text:p>
          </table:table-cell>
          <table:table-cell office:value-type="float" office:value="47.333" calcext:value-type="float">
            <text:p>47,333</text:p>
          </table:table-cell>
          <table:table-cell office:value-type="float" office:value="46" calcext:value-type="float">
            <text:p>46</text:p>
          </table:table-cell>
          <table:table-cell office:value-type="float" office:value="46.889" calcext:value-type="float">
            <text:p>46,889</text:p>
          </table:table-cell>
          <table:table-cell office:value-type="float" office:value="47.556" calcext:value-type="float">
            <text:p>47,556</text:p>
          </table:table-cell>
          <table:table-cell office:value-type="float" office:value="48.444" calcext:value-type="float">
            <text:p>48,444</text:p>
          </table:table-cell>
          <table:table-cell office:value-type="float" office:value="47.778" calcext:value-type="float">
            <text:p>47,77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.667" calcext:value-type="float">
            <text:p>46,667</text:p>
          </table:table-cell>
          <table:table-cell office:value-type="float" office:value="46.889" calcext:value-type="float">
            <text:p>46,889</text:p>
          </table:table-cell>
          <table:table-cell office:value-type="float" office:value="46" calcext:value-type="float">
            <text:p>46</text:p>
          </table:table-cell>
          <table:table-cell office:value-type="float" office:value="46.444" calcext:value-type="float">
            <text:p>46,444</text:p>
          </table:table-cell>
          <table:table-cell office:value-type="float" office:value="46" calcext:value-type="float">
            <text:p>46</text:p>
          </table:table-cell>
          <table:table-cell office:value-type="float" office:value="46.667" calcext:value-type="float">
            <text:p>46,667</text:p>
          </table:table-cell>
          <table:table-cell office:value-type="float" office:value="48.444" calcext:value-type="float">
            <text:p>48,444</text:p>
          </table:table-cell>
          <table:table-cell office:value-type="float" office:value="47.778" calcext:value-type="float">
            <text:p>47,778</text:p>
          </table:table-cell>
          <table:table-cell office:value-type="float" office:value="46.444" calcext:value-type="float">
            <text:p>46,444</text:p>
          </table:table-cell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  <table:table-cell office:value-type="float" office:value="48.444" calcext:value-type="float">
            <text:p>48,444</text:p>
          </table:table-cell>
          <table:table-cell office:value-type="float" office:value="48.222" calcext:value-type="float">
            <text:p>48,2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6.667" calcext:value-type="float">
            <text:p>46,667</text:p>
          </table:table-cell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</table:table-row>
        <table:table-row table:style-name="ro1">
          <table:table-cell office:value-type="float" office:value="46.667" calcext:value-type="float">
            <text:p>46,667</text:p>
          </table:table-cell>
          <table:table-cell office:value-type="float" office:value="47.111" calcext:value-type="float">
            <text:p>47,111</text:p>
          </table:table-cell>
          <table:table-cell office:value-type="float" office:value="46.222" calcext:value-type="float">
            <text:p>46,222</text:p>
          </table:table-cell>
          <table:table-cell office:value-type="float" office:value="46.667" calcext:value-type="float">
            <text:p>46,667</text:p>
          </table:table-cell>
          <table:table-cell office:value-type="float" office:value="46.222" calcext:value-type="float">
            <text:p>46,222</text:p>
          </table:table-cell>
          <table:table-cell office:value-type="float" office:value="46.889" calcext:value-type="float">
            <text:p>46,889</text:p>
          </table:table-cell>
          <table:table-cell office:value-type="float" office:value="48.444" calcext:value-type="float">
            <text:p>48,444</text:p>
          </table:table-cell>
          <table:table-cell office:value-type="float" office:value="47.778" calcext:value-type="float">
            <text:p>47,778</text:p>
          </table:table-cell>
          <table:table-cell office:value-type="float" office:value="46.444" calcext:value-type="float">
            <text:p>46,444</text:p>
          </table:table-cell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  <table:table-cell office:value-type="float" office:value="48.444" calcext:value-type="float">
            <text:p>48,444</text:p>
          </table:table-cell>
          <table:table-cell office:value-type="float" office:value="48.222" calcext:value-type="float">
            <text:p>48,2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6.667" calcext:value-type="float">
            <text:p>46,667</text:p>
          </table:table-cell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</table:table-row>
        <table:table-row table:style-name="ro1">
          <table:table-cell office:value-type="float" office:value="46.444" calcext:value-type="float">
            <text:p>46,444</text:p>
          </table:table-cell>
          <table:table-cell office:value-type="float" office:value="46.889" calcext:value-type="float">
            <text:p>46,889</text:p>
          </table:table-cell>
          <table:table-cell office:value-type="float" office:value="46.222" calcext:value-type="float">
            <text:p>46,222</text:p>
          </table:table-cell>
          <table:table-cell office:value-type="float" office:value="46.667" calcext:value-type="float">
            <text:p>46,667</text:p>
          </table:table-cell>
          <table:table-cell office:value-type="float" office:value="46.222" calcext:value-type="float">
            <text:p>46,222</text:p>
          </table:table-cell>
          <table:table-cell office:value-type="float" office:value="46.889" calcext:value-type="float">
            <text:p>46,889</text:p>
          </table:table-cell>
          <table:table-cell office:value-type="float" office:value="48.444" calcext:value-type="float">
            <text:p>48,444</text:p>
          </table:table-cell>
          <table:table-cell office:value-type="float" office:value="47.778" calcext:value-type="float">
            <text:p>47,778</text:p>
          </table:table-cell>
          <table:table-cell office:value-type="float" office:value="46.444" calcext:value-type="float">
            <text:p>46,444</text:p>
          </table:table-cell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  <table:table-cell office:value-type="float" office:value="48.444" calcext:value-type="float">
            <text:p>48,444</text:p>
          </table:table-cell>
          <table:table-cell office:value-type="float" office:value="48.222" calcext:value-type="float">
            <text:p>48,22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" calcext:value-type="float">
            <text:p>4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6.889" calcext:value-type="float">
            <text:p>46,889</text:p>
          </table:table-cell>
          <table:table-cell table:number-columns-repeated="2" office:value-type="float" office:value="46.667" calcext:value-type="float">
            <text:p>46,667</text:p>
          </table:table-cell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</table:table-row>
        <table:table-row table:style-name="ro1">
          <table:table-cell office:value-type="float" office:value="46.222" calcext:value-type="float">
            <text:p>46,222</text:p>
          </table:table-cell>
          <table:table-cell office:value-type="float" office:value="48" calcext:value-type="float">
            <text:p>48</text:p>
          </table:table-cell>
          <table:table-cell office:value-type="float" office:value="46.889" calcext:value-type="float">
            <text:p>46,889</text:p>
          </table:table-cell>
          <table:table-cell office:value-type="float" office:value="46.667" calcext:value-type="float">
            <text:p>46,667</text:p>
          </table:table-cell>
          <table:table-cell office:value-type="float" office:value="46.222" calcext:value-type="float">
            <text:p>46,222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.889" calcext:value-type="float">
            <text:p>48,889</text:p>
          </table:table-cell>
          <table:table-cell office:value-type="float" office:value="48.222" calcext:value-type="float">
            <text:p>48,222</text:p>
          </table:table-cell>
          <table:table-cell office:value-type="float" office:value="46.889" calcext:value-type="float">
            <text:p>46,889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  <table:table-cell office:value-type="float" office:value="49.111" calcext:value-type="float">
            <text:p>49,111</text:p>
          </table:table-cell>
          <table:table-cell table:number-columns-repeated="4" office:value-type="float" office:value="48.667" calcext:value-type="float">
            <text:p>48,667</text:p>
          </table:table-cell>
          <table:table-cell office:value-type="float" office:value="48.444" calcext:value-type="float">
            <text:p>48,444</text:p>
          </table:table-cell>
          <table:table-cell office:value-type="float" office:value="47.556" calcext:value-type="float">
            <text:p>47,556</text:p>
          </table:table-cell>
          <table:table-cell table:number-columns-repeated="2" office:value-type="float" office:value="47.333" calcext:value-type="float">
            <text:p>47,333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7.556" calcext:value-type="float">
            <text:p>47,556</text:p>
          </table:table-cell>
        </table:table-row>
        <table:table-row table:style-name="ro1">
          <table:table-cell office:value-type="float" office:value="46.222" calcext:value-type="float">
            <text:p>46,222</text:p>
          </table:table-cell>
          <table:table-cell office:value-type="float" office:value="48" calcext:value-type="float">
            <text:p>48</text:p>
          </table:table-cell>
          <table:table-cell office:value-type="float" office:value="46.889" calcext:value-type="float">
            <text:p>46,889</text:p>
          </table:table-cell>
          <table:table-cell office:value-type="float" office:value="46" calcext:value-type="float">
            <text:p>46</text:p>
          </table:table-cell>
          <table:table-cell office:value-type="float" office:value="45.556" calcext:value-type="float">
            <text:p>45,556</text:p>
          </table:table-cell>
          <table:table-cell office:value-type="float" office:value="47.556" calcext:value-type="float">
            <text:p>47,556</text:p>
          </table:table-cell>
          <table:table-cell office:value-type="float" office:value="47.778" calcext:value-type="float">
            <text:p>47,778</text:p>
          </table:table-cell>
          <table:table-cell office:value-type="float" office:value="47.111" calcext:value-type="float">
            <text:p>47,111</text:p>
          </table:table-cell>
          <table:table-cell office:value-type="float" office:value="46.444" calcext:value-type="float">
            <text:p>46,444</text:p>
          </table:table-cell>
          <table:table-cell office:value-type="float" office:value="47.556" calcext:value-type="float">
            <text:p>47,556</text:p>
          </table:table-cell>
          <table:table-cell office:value-type="float" office:value="48" calcext:value-type="float">
            <text:p>48</text:p>
          </table:table-cell>
          <table:table-cell office:value-type="float" office:value="49.111" calcext:value-type="float">
            <text:p>49,111</text:p>
          </table:table-cell>
          <table:table-cell office:value-type="float" office:value="48.667" calcext:value-type="float">
            <text:p>48,667</text:p>
          </table:table-cell>
          <table:table-cell table:number-columns-repeated="2" office:value-type="float" office:value="49.111" calcext:value-type="float">
            <text:p>49,111</text:p>
          </table:table-cell>
          <table:table-cell office:value-type="float" office:value="48.667" calcext:value-type="float">
            <text:p>48,667</text:p>
          </table:table-cell>
          <table:table-cell office:value-type="float" office:value="48.444" calcext:value-type="float">
            <text:p>48,444</text:p>
          </table:table-cell>
          <table:table-cell office:value-type="float" office:value="47.778" calcext:value-type="float">
            <text:p>47,778</text:p>
          </table:table-cell>
          <table:table-cell table:number-columns-repeated="2" office:value-type="float" office:value="47.556" calcext:value-type="float">
            <text:p>47,556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7.556" calcext:value-type="float">
            <text:p>47,556</text:p>
          </table:table-cell>
        </table:table-row>
        <table:table-row table:style-name="ro1">
          <table:table-cell office:value-type="float" office:value="46.667" calcext:value-type="float">
            <text:p>46,667</text:p>
          </table:table-cell>
          <table:table-cell office:value-type="float" office:value="48.222" calcext:value-type="float">
            <text:p>48,222</text:p>
          </table:table-cell>
          <table:table-cell office:value-type="float" office:value="47.111" calcext:value-type="float">
            <text:p>47,111</text:p>
          </table:table-cell>
          <table:table-cell office:value-type="float" office:value="46.222" calcext:value-type="float">
            <text:p>46,222</text:p>
          </table:table-cell>
          <table:table-cell office:value-type="float" office:value="45.778" calcext:value-type="float">
            <text:p>45,778</text:p>
          </table:table-cell>
          <table:table-cell office:value-type="float" office:value="47.111" calcext:value-type="float">
            <text:p>47,111</text:p>
          </table:table-cell>
          <table:table-cell table:number-columns-repeated="2" office:value-type="float" office:value="47.333" calcext:value-type="float">
            <text:p>47,333</text:p>
          </table:table-cell>
          <table:table-cell office:value-type="float" office:value="46.444" calcext:value-type="float">
            <text:p>46,444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  <table:table-cell office:value-type="float" office:value="49.111" calcext:value-type="float">
            <text:p>49,111</text:p>
          </table:table-cell>
          <table:table-cell office:value-type="float" office:value="48.667" calcext:value-type="float">
            <text:p>48,667</text:p>
          </table:table-cell>
          <table:table-cell table:number-columns-repeated="2" office:value-type="float" office:value="49.111" calcext:value-type="float">
            <text:p>49,111</text:p>
          </table:table-cell>
          <table:table-cell office:value-type="float" office:value="48.667" calcext:value-type="float">
            <text:p>48,667</text:p>
          </table:table-cell>
          <table:table-cell office:value-type="float" office:value="48.444" calcext:value-type="float">
            <text:p>48,444</text:p>
          </table:table-cell>
          <table:table-cell office:value-type="float" office:value="47.778" calcext:value-type="float">
            <text:p>47,778</text:p>
          </table:table-cell>
          <table:table-cell table:number-columns-repeated="2" office:value-type="float" office:value="47.556" calcext:value-type="float">
            <text:p>47,556</text:p>
          </table:table-cell>
          <table:table-cell table:number-columns-repeated="2"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7.556" calcext:value-type="float">
            <text:p>47,556</text:p>
          </table:table-cell>
        </table:table-row>
        <table:table-row table:style-name="ro1">
          <table:table-cell office:value-type="float" office:value="46.667" calcext:value-type="float">
            <text:p>46,667</text:p>
          </table:table-cell>
          <table:table-cell office:value-type="float" office:value="48.222" calcext:value-type="float">
            <text:p>48,22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.778" calcext:value-type="float">
            <text:p>45,778</text:p>
          </table:table-cell>
          <table:table-cell office:value-type="float" office:value="47.333" calcext:value-type="float">
            <text:p>47,333</text:p>
          </table:table-cell>
          <table:table-cell table:number-columns-repeated="2" office:value-type="float" office:value="47.556" calcext:value-type="float">
            <text:p>47,556</text:p>
          </table:table-cell>
          <table:table-cell office:value-type="float" office:value="46.889" calcext:value-type="float">
            <text:p>46,889</text:p>
          </table:table-cell>
          <table:table-cell office:value-type="float" office:value="48" calcext:value-type="float">
            <text:p>4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333" calcext:value-type="float">
            <text:p>49,333</text:p>
          </table:table-cell>
          <table:table-cell office:value-type="float" office:value="48.889" calcext:value-type="float">
            <text:p>48,889</text:p>
          </table:table-cell>
          <table:table-cell table:number-columns-repeated="2" office:value-type="float" office:value="49.111" calcext:value-type="float">
            <text:p>49,111</text:p>
          </table:table-cell>
          <table:table-cell office:value-type="float" office:value="48.889" calcext:value-type="float">
            <text:p>48,889</text:p>
          </table:table-cell>
          <table:table-cell office:value-type="float" office:value="48.667" calcext:value-type="float">
            <text:p>48,6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.778" calcext:value-type="float">
            <text:p>47,778</text:p>
          </table:table-cell>
          <table:table-cell table:number-columns-repeated="2" office:value-type="float" office:value="47.333" calcext:value-type="float">
            <text:p>47,333</text:p>
          </table:table-cell>
          <table:table-cell office:value-type="float" office:value="48" calcext:value-type="float">
            <text:p>48</text:p>
          </table:table-cell>
          <table:table-cell office:value-type="float" office:value="47.778" calcext:value-type="float">
            <text:p>47,778</text:p>
          </table:table-cell>
        </table:table-row>
        <table:table-row table:style-name="ro1"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.778" calcext:value-type="float">
            <text:p>45,778</text:p>
          </table:table-cell>
          <table:table-cell office:value-type="float" office:value="47.333" calcext:value-type="float">
            <text:p>47,333</text:p>
          </table:table-cell>
          <table:table-cell table:number-columns-repeated="2" office:value-type="float" office:value="47.556" calcext:value-type="float">
            <text:p>47,556</text:p>
          </table:table-cell>
          <table:table-cell office:value-type="float" office:value="46.889" calcext:value-type="float">
            <text:p>46,889</text:p>
          </table:table-cell>
          <table:table-cell office:value-type="float" office:value="48" calcext:value-type="float">
            <text:p>4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333" calcext:value-type="float">
            <text:p>49,333</text:p>
          </table:table-cell>
          <table:table-cell office:value-type="float" office:value="48.889" calcext:value-type="float">
            <text:p>48,889</text:p>
          </table:table-cell>
          <table:table-cell table:number-columns-repeated="2" office:value-type="float" office:value="49.111" calcext:value-type="float">
            <text:p>49,111</text:p>
          </table:table-cell>
          <table:table-cell office:value-type="float" office:value="48.889" calcext:value-type="float">
            <text:p>48,889</text:p>
          </table:table-cell>
          <table:table-cell office:value-type="float" office:value="48.667" calcext:value-type="float">
            <text:p>48,6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.778" calcext:value-type="float">
            <text:p>47,778</text:p>
          </table:table-cell>
          <table:table-cell table:number-columns-repeated="2" office:value-type="float" office:value="47.333" calcext:value-type="float">
            <text:p>47,333</text:p>
          </table:table-cell>
          <table:table-cell office:value-type="float" office:value="48" calcext:value-type="float">
            <text:p>48</text:p>
          </table:table-cell>
          <table:table-cell office:value-type="float" office:value="47.778" calcext:value-type="float">
            <text:p>47,778</text:p>
          </table:table-cell>
        </table:table-row>
        <table:table-row table:style-name="ro1">
          <table:table-cell table:number-columns-repeated="2" office:value-type="float" office:value="47.333" calcext:value-type="float">
            <text:p>47,33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.778" calcext:value-type="float">
            <text:p>45,778</text:p>
          </table:table-cell>
          <table:table-cell office:value-type="float" office:value="47.556" calcext:value-type="float">
            <text:p>47,556</text:p>
          </table:table-cell>
          <table:table-cell table:number-columns-repeated="2" office:value-type="float" office:value="47.778" calcext:value-type="float">
            <text:p>47,778</text:p>
          </table:table-cell>
          <table:table-cell office:value-type="float" office:value="47.111" calcext:value-type="float">
            <text:p>47,111</text:p>
          </table:table-cell>
          <table:table-cell office:value-type="float" office:value="48.222" calcext:value-type="float">
            <text:p>48,222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333" calcext:value-type="float">
            <text:p>49,333</text:p>
          </table:table-cell>
          <table:table-cell table:number-columns-repeated="4" office:value-type="float" office:value="48.889" calcext:value-type="float">
            <text:p>48,889</text:p>
          </table:table-cell>
          <table:table-cell office:value-type="float" office:value="48.667" calcext:value-type="float">
            <text:p>48,6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.778" calcext:value-type="float">
            <text:p>47,778</text:p>
          </table:table-cell>
          <table:table-cell table:number-columns-repeated="2" office:value-type="float" office:value="47.333" calcext:value-type="float">
            <text:p>47,333</text:p>
          </table:table-cell>
          <table:table-cell office:value-type="float" office:value="48" calcext:value-type="float">
            <text:p>48</text:p>
          </table:table-cell>
          <table:table-cell office:value-type="float" office:value="47.778" calcext:value-type="float">
            <text:p>47,778</text:p>
          </table:table-cell>
        </table:table-row>
        <table:table-row table:style-name="ro1">
          <table:table-cell office:value-type="float" office:value="46.667" calcext:value-type="float">
            <text:p>46,667</text:p>
          </table:table-cell>
          <table:table-cell office:value-type="float" office:value="47.333" calcext:value-type="float">
            <text:p>47,333</text:p>
          </table:table-cell>
          <table:table-cell office:value-type="float" office:value="46.222" calcext:value-type="float">
            <text:p>46,2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.556" calcext:value-type="float">
            <text:p>47,556</text:p>
          </table:table-cell>
          <table:table-cell table:number-columns-repeated="2" office:value-type="float" office:value="47.778" calcext:value-type="float">
            <text:p>47,778</text:p>
          </table:table-cell>
          <table:table-cell office:value-type="float" office:value="47.111" calcext:value-type="float">
            <text:p>47,111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111" calcext:value-type="float">
            <text:p>49,111</text:p>
          </table:table-cell>
          <table:table-cell table:number-columns-repeated="3" office:value-type="float" office:value="48.889" calcext:value-type="float">
            <text:p>48,889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111" calcext:value-type="float">
            <text:p>49,111</text:p>
          </table:table-cell>
          <table:table-cell office:value-type="float" office:value="48.444" calcext:value-type="float">
            <text:p>48,444</text:p>
          </table:table-cell>
          <table:table-cell table:number-columns-repeated="2" office:value-type="float" office:value="48.222" calcext:value-type="float">
            <text:p>48,222</text:p>
          </table:table-cell>
          <table:table-cell table:number-columns-repeated="2" office:value-type="float" office:value="47.778" calcext:value-type="float">
            <text:p>47,77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8.222" calcext:value-type="float">
            <text:p>48,222</text:p>
          </table:table-cell>
        </table:table-row>
        <table:table-row table:style-name="ro1">
          <table:table-cell office:value-type="float" office:value="46.667" calcext:value-type="float">
            <text:p>46,667</text:p>
          </table:table-cell>
          <table:table-cell office:value-type="float" office:value="47.333" calcext:value-type="float">
            <text:p>47,333</text:p>
          </table:table-cell>
          <table:table-cell office:value-type="float" office:value="46.222" calcext:value-type="float">
            <text:p>46,2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.556" calcext:value-type="float">
            <text:p>47,556</text:p>
          </table:table-cell>
          <table:table-cell table:number-columns-repeated="3" office:value-type="float" office:value="47.778" calcext:value-type="float">
            <text:p>47,77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8.889" calcext:value-type="float">
            <text:p>48,889</text:p>
          </table:table-cell>
          <table:table-cell office:value-type="float" office:value="49.556" calcext:value-type="float">
            <text:p>49,556</text:p>
          </table:table-cell>
          <table:table-cell table:number-columns-repeated="3" office:value-type="float" office:value="49.333" calcext:value-type="float">
            <text:p>49,333</text:p>
          </table:table-cell>
          <table:table-cell office:value-type="float" office:value="49.778" calcext:value-type="float">
            <text:p>49,778</text:p>
          </table:table-cell>
          <table:table-cell office:value-type="float" office:value="50" calcext:value-type="float">
            <text:p>50</text:p>
          </table:table-cell>
          <table:table-cell office:value-type="float" office:value="49.333" calcext:value-type="float">
            <text:p>49,333</text:p>
          </table:table-cell>
          <table:table-cell table:number-columns-repeated="2" office:value-type="float" office:value="49.111" calcext:value-type="float">
            <text:p>49,111</text:p>
          </table:table-cell>
          <table:table-cell table:number-columns-repeated="2" office:value-type="float" office:value="48.667" calcext:value-type="float">
            <text:p>48,667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111" calcext:value-type="float">
            <text:p>49,111</text:p>
          </table:table-cell>
        </table:table-row>
        <table:table-row table:style-name="ro1">
          <table:table-cell office:value-type="float" office:value="46.667" calcext:value-type="float">
            <text:p>46,667</text:p>
          </table:table-cell>
          <table:table-cell office:value-type="float" office:value="47.333" calcext:value-type="float">
            <text:p>47,333</text:p>
          </table:table-cell>
          <table:table-cell office:value-type="float" office:value="46.222" calcext:value-type="float">
            <text:p>46,22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.556" calcext:value-type="float">
            <text:p>47,556</text:p>
          </table:table-cell>
          <table:table-cell table:number-columns-repeated="3"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111" calcext:value-type="float">
            <text:p>49,111</text:p>
          </table:table-cell>
          <table:table-cell table:number-columns-repeated="3" office:value-type="float" office:value="48.889" calcext:value-type="float">
            <text:p>48,889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556" calcext:value-type="float">
            <text:p>49,556</text:p>
          </table:table-cell>
          <table:table-cell office:value-type="float" office:value="48.889" calcext:value-type="float">
            <text:p>48,889</text:p>
          </table:table-cell>
          <table:table-cell table:number-columns-repeated="4" office:value-type="float" office:value="48.667" calcext:value-type="float">
            <text:p>48,667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111" calcext:value-type="float">
            <text:p>49,111</text:p>
          </table:table-cell>
        </table:table-row>
        <table:table-row table:style-name="ro1">
          <table:table-cell office:value-type="float" office:value="46.222" calcext:value-type="float">
            <text:p>46,222</text:p>
          </table:table-cell>
          <table:table-cell table:number-columns-repeated="2" office:value-type="float" office:value="46.889" calcext:value-type="float">
            <text:p>46,889</text:p>
          </table:table-cell>
          <table:table-cell office:value-type="float" office:value="46.667" calcext:value-type="float">
            <text:p>46,667</text:p>
          </table:table-cell>
          <table:table-cell office:value-type="float" office:value="46.444" calcext:value-type="float">
            <text:p>46,444</text:p>
          </table:table-cell>
          <table:table-cell office:value-type="float" office:value="47.778" calcext:value-type="float">
            <text:p>47,77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111" calcext:value-type="float">
            <text:p>49,111</text:p>
          </table:table-cell>
          <table:table-cell table:number-columns-repeated="3" office:value-type="float" office:value="49.556" calcext:value-type="float">
            <text:p>49,556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556" calcext:value-type="float">
            <text:p>49,556</text:p>
          </table:table-cell>
          <table:table-cell office:value-type="float" office:value="48.889" calcext:value-type="float">
            <text:p>48,889</text:p>
          </table:table-cell>
          <table:table-cell table:number-columns-repeated="4" office:value-type="float" office:value="48.667" calcext:value-type="float">
            <text:p>48,667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111" calcext:value-type="float">
            <text:p>49,111</text:p>
          </table:table-cell>
        </table:table-row>
        <table:table-row table:style-name="ro1">
          <table:table-cell office:value-type="float" office:value="46.889" calcext:value-type="float">
            <text:p>46,889</text:p>
          </table:table-cell>
          <table:table-cell office:value-type="float" office:value="47.333" calcext:value-type="float">
            <text:p>47,333</text:p>
          </table:table-cell>
          <table:table-cell office:value-type="float" office:value="46.889" calcext:value-type="float">
            <text:p>46,889</text:p>
          </table:table-cell>
          <table:table-cell office:value-type="float" office:value="46.667" calcext:value-type="float">
            <text:p>46,667</text:p>
          </table:table-cell>
          <table:table-cell office:value-type="float" office:value="46.444" calcext:value-type="float">
            <text:p>46,444</text:p>
          </table:table-cell>
          <table:table-cell office:value-type="float" office:value="48.667" calcext:value-type="float">
            <text:p>48,667</text:p>
          </table:table-cell>
          <table:table-cell table:number-columns-repeated="2" office:value-type="float" office:value="48.889" calcext:value-type="float">
            <text:p>48,889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111" calcext:value-type="float">
            <text:p>49,111</text:p>
          </table:table-cell>
          <table:table-cell table:number-columns-repeated="3" office:value-type="float" office:value="49.556" calcext:value-type="float">
            <text:p>49,556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556" calcext:value-type="float">
            <text:p>49,556</text:p>
          </table:table-cell>
          <table:table-cell office:value-type="float" office:value="48.889" calcext:value-type="float">
            <text:p>48,889</text:p>
          </table:table-cell>
          <table:table-cell table:number-columns-repeated="4" office:value-type="float" office:value="48.667" calcext:value-type="float">
            <text:p>48,667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111" calcext:value-type="float">
            <text:p>49,111</text:p>
          </table:table-cell>
        </table:table-row>
        <table:table-row table:style-name="ro1">
          <table:table-cell office:value-type="float" office:value="46.889" calcext:value-type="float">
            <text:p>46,889</text:p>
          </table:table-cell>
          <table:table-cell office:value-type="float" office:value="47.111" calcext:value-type="float">
            <text:p>47,111</text:p>
          </table:table-cell>
          <table:table-cell office:value-type="float" office:value="46.889" calcext:value-type="float">
            <text:p>46,889</text:p>
          </table:table-cell>
          <table:table-cell office:value-type="float" office:value="46.667" calcext:value-type="float">
            <text:p>46,667</text:p>
          </table:table-cell>
          <table:table-cell office:value-type="float" office:value="46.444" calcext:value-type="float">
            <text:p>46,444</text:p>
          </table:table-cell>
          <table:table-cell office:value-type="float" office:value="48.667" calcext:value-type="float">
            <text:p>48,667</text:p>
          </table:table-cell>
          <table:table-cell table:number-columns-repeated="2" office:value-type="float" office:value="48.444" calcext:value-type="float">
            <text:p>48,444</text:p>
          </table:table-cell>
          <table:table-cell office:value-type="float" office:value="47.778" calcext:value-type="float">
            <text:p>47,778</text:p>
          </table:table-cell>
          <table:table-cell office:value-type="float" office:value="48" calcext:value-type="float">
            <text:p>4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111" calcext:value-type="float">
            <text:p>49,111</text:p>
          </table:table-cell>
          <table:table-cell table:number-columns-repeated="5" office:value-type="float" office:value="49.556" calcext:value-type="float">
            <text:p>49,556</text:p>
          </table:table-cell>
          <table:table-cell office:value-type="float" office:value="48.889" calcext:value-type="float">
            <text:p>48,889</text:p>
          </table:table-cell>
          <table:table-cell table:number-columns-repeated="4" office:value-type="float" office:value="48.667" calcext:value-type="float">
            <text:p>48,667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111" calcext:value-type="float">
            <text:p>49,111</text:p>
          </table:table-cell>
        </table:table-row>
        <table:table-row table:style-name="ro1">
          <table:table-cell office:value-type="float" office:value="46.667" calcext:value-type="float">
            <text:p>46,667</text:p>
          </table:table-cell>
          <table:table-cell table:number-columns-repeated="2" office:value-type="float" office:value="46.889" calcext:value-type="float">
            <text:p>46,889</text:p>
          </table:table-cell>
          <table:table-cell office:value-type="float" office:value="46.667" calcext:value-type="float">
            <text:p>46,667</text:p>
          </table:table-cell>
          <table:table-cell office:value-type="float" office:value="47.333" calcext:value-type="float">
            <text:p>47,333</text:p>
          </table:table-cell>
          <table:table-cell table:number-columns-repeated="3" office:value-type="float" office:value="48.444" calcext:value-type="float">
            <text:p>48,4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8.444" calcext:value-type="float">
            <text:p>48,444</text:p>
          </table:table-cell>
          <table:table-cell office:value-type="float" office:value="49.111" calcext:value-type="float">
            <text:p>49,111</text:p>
          </table:table-cell>
          <table:table-cell table:number-columns-repeated="5" office:value-type="float" office:value="49.556" calcext:value-type="float">
            <text:p>49,556</text:p>
          </table:table-cell>
          <table:table-cell office:value-type="float" office:value="48.889" calcext:value-type="float">
            <text:p>48,889</text:p>
          </table:table-cell>
          <table:table-cell table:number-columns-repeated="4" office:value-type="float" office:value="48.667" calcext:value-type="float">
            <text:p>48,667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111" calcext:value-type="float">
            <text:p>49,111</text:p>
          </table:table-cell>
        </table:table-row>
        <table:table-row table:style-name="ro1">
          <table:table-cell office:value-type="float" office:value="46.889" calcext:value-type="float">
            <text:p>46,889</text:p>
          </table:table-cell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  <table:table-cell table:number-columns-repeated="2" office:value-type="float" office:value="47.333" calcext:value-type="float">
            <text:p>47,333</text:p>
          </table:table-cell>
          <table:table-cell table:number-columns-repeated="3" office:value-type="float" office:value="48.444" calcext:value-type="float">
            <text:p>48,4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8.444" calcext:value-type="float">
            <text:p>48,444</text:p>
          </table:table-cell>
          <table:table-cell table:number-columns-repeated="6" office:value-type="float" office:value="49.556" calcext:value-type="float">
            <text:p>49,556</text:p>
          </table:table-cell>
          <table:table-cell office:value-type="float" office:value="48.889" calcext:value-type="float">
            <text:p>48,889</text:p>
          </table:table-cell>
          <table:table-cell table:number-columns-repeated="4" office:value-type="float" office:value="48.667" calcext:value-type="float">
            <text:p>48,667</text:p>
          </table:table-cell>
          <table:table-cell office:value-type="float" office:value="49.333" calcext:value-type="float">
            <text:p>49,333</text:p>
          </table:table-cell>
          <table:table-cell office:value-type="float" office:value="49.111" calcext:value-type="float">
            <text:p>49,111</text:p>
          </table:table-cell>
        </table:table-row>
        <table:table-row table:style-name="ro1"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  <table:table-cell office:value-type="float" office:value="47.778" calcext:value-type="float">
            <text:p>47,778</text:p>
          </table:table-cell>
          <table:table-cell table:number-columns-repeated="5" office:value-type="float" office:value="48.444" calcext:value-type="float">
            <text:p>48,4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8.444" calcext:value-type="float">
            <text:p>48,444</text:p>
          </table:table-cell>
          <table:table-cell table:number-columns-repeated="6" office:value-type="float" office:value="49.556" calcext:value-type="float">
            <text:p>49,556</text:p>
          </table:table-cell>
          <table:table-cell office:value-type="float" office:value="48.667" calcext:value-type="float">
            <text:p>48,667</text:p>
          </table:table-cell>
          <table:table-cell table:number-columns-repeated="4" office:value-type="float" office:value="48.444" calcext:value-type="float">
            <text:p>48,444</text:p>
          </table:table-cell>
          <table:table-cell office:value-type="float" office:value="49.111" calcext:value-type="float">
            <text:p>49,111</text:p>
          </table:table-cell>
          <table:table-cell office:value-type="float" office:value="48.889" calcext:value-type="float">
            <text:p>48,889</text:p>
          </table:table-cell>
        </table:table-row>
        <table:table-row table:style-name="ro1">
          <table:table-cell office:value-type="float" office:value="47.333" calcext:value-type="float">
            <text:p>47,333</text:p>
          </table:table-cell>
          <table:table-cell office:value-type="float" office:value="47.556" calcext:value-type="float">
            <text:p>47,556</text:p>
          </table:table-cell>
          <table:table-cell office:value-type="float" office:value="48.222" calcext:value-type="float">
            <text:p>48,222</text:p>
          </table:table-cell>
          <table:table-cell table:number-columns-repeated="5" office:value-type="float" office:value="48.889" calcext:value-type="float">
            <text:p>48,889</text:p>
          </table:table-cell>
          <table:table-cell table:number-columns-repeated="3" office:value-type="float" office:value="48.444" calcext:value-type="float">
            <text:p>48,444</text:p>
          </table:table-cell>
          <table:table-cell table:number-columns-repeated="6" office:value-type="float" office:value="49.556" calcext:value-type="float">
            <text:p>49,556</text:p>
          </table:table-cell>
          <table:table-cell office:value-type="float" office:value="48.667" calcext:value-type="float">
            <text:p>48,667</text:p>
          </table:table-cell>
          <table:table-cell table:number-columns-repeated="4" office:value-type="float" office:value="48.444" calcext:value-type="float">
            <text:p>48,444</text:p>
          </table:table-cell>
          <table:table-cell table:number-columns-repeated="2" office:value-type="float" office:value="49.111" calcext:value-type="float">
            <text:p>49,111</text:p>
          </table:table-cell>
        </table:table-row>
        <table:table-row table:style-name="ro1">
          <table:table-cell office:value-type="float" office:value="48.222" calcext:value-type="float">
            <text:p>48,222</text:p>
          </table:table-cell>
          <table:table-cell table:number-columns-repeated="2" office:value-type="float" office:value="49.111" calcext:value-type="float">
            <text:p>49,111</text:p>
          </table:table-cell>
          <table:table-cell table:number-columns-repeated="2" office:value-type="float" office:value="48.889" calcext:value-type="float">
            <text:p>48,88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9" office:value-type="float" office:value="49.556" calcext:value-type="float">
            <text:p>49,556</text:p>
          </table:table-cell>
          <table:table-cell table:number-columns-repeated="5" office:value-type="float" office:value="48.667" calcext:value-type="float">
            <text:p>48,667</text:p>
          </table:table-cell>
          <table:table-cell table:number-columns-repeated="2" office:value-type="float" office:value="49.333" calcext:value-type="float">
            <text:p>49,333</text:p>
          </table:table-cell>
        </table:table-row>
        <table:table-row table:style-name="ro1">
          <table:table-cell office:value-type="float" office:value="48.222" calcext:value-type="float">
            <text:p>48,222</text:p>
          </table:table-cell>
          <table:table-cell table:number-columns-repeated="2" office:value-type="float" office:value="49.111" calcext:value-type="float">
            <text:p>49,111</text:p>
          </table:table-cell>
          <table:table-cell table:number-columns-repeated="2" office:value-type="float" office:value="48.889" calcext:value-type="float">
            <text:p>48,88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9" office:value-type="float" office:value="49.556" calcext:value-type="float">
            <text:p>49,556</text:p>
          </table:table-cell>
          <table:table-cell table:number-columns-repeated="7" office:value-type="float" office:value="49.333" calcext:value-type="float">
            <text:p>49,333</text:p>
          </table:table-cell>
        </table:table-row>
        <table:table-row table:style-name="ro1">
          <table:table-cell office:value-type="float" office:value="48.222" calcext:value-type="float">
            <text:p>48,222</text:p>
          </table:table-cell>
          <table:table-cell table:number-columns-repeated="2" office:value-type="float" office:value="49.778" calcext:value-type="float">
            <text:p>49,778</text:p>
          </table:table-cell>
          <table:table-cell table:number-columns-repeated="21" office:value-type="float" office:value="49.333" calcext:value-type="float">
            <text:p>49,333</text:p>
          </table:table-cell>
        </table:table-row>
        <table:table-row table:style-name="ro1">
          <table:table-cell office:value-type="float" office:value="49.778" calcext:value-type="float">
            <text:p>49,778</text:p>
          </table:table-cell>
          <table:table-cell table:number-columns-repeated="16" office:value-type="float" office:value="49.333" calcext:value-type="float">
            <text:p>49,333</text:p>
          </table:table-cell>
          <table:table-cell table:number-columns-repeated="7" office:value-type="float" office:value="49.778" calcext:value-type="float">
            <text:p>49,778</text:p>
          </table:table-cell>
        </table:table-row>
        <table:table-row table:style-name="ro1">
          <table:table-cell office:value-type="float" office:value="49.111" calcext:value-type="float">
            <text:p>49,111</text:p>
          </table:table-cell>
          <table:table-cell table:number-columns-repeated="16" office:value-type="float" office:value="49.333" calcext:value-type="float">
            <text:p>49,333</text:p>
          </table:table-cell>
          <table:table-cell table:number-columns-repeated="7" office:value-type="float" office:value="49.778" calcext:value-type="float">
            <text:p>49,778</text:p>
          </table:table-cell>
        </table:table-row>
        <table:table-row table:style-name="ro1">
          <table:table-cell office:value-type="float" office:value="48.889" calcext:value-type="float">
            <text:p>48,889</text:p>
          </table:table-cell>
          <table:table-cell table:number-columns-repeated="16" office:value-type="float" office:value="49.111" calcext:value-type="float">
            <text:p>49,111</text:p>
          </table:table-cell>
          <table:table-cell table:number-columns-repeated="7" office:value-type="float" office:value="49.556" calcext:value-type="float">
            <text:p>49,556</text:p>
          </table:table-cell>
        </table:table-row>
        <table:table-row table:style-name="ro1">
          <table:table-cell office:value-type="float" office:value="48.889" calcext:value-type="float">
            <text:p>48,889</text:p>
          </table:table-cell>
          <table:table-cell table:number-columns-repeated="16" office:value-type="float" office:value="49.111" calcext:value-type="float">
            <text:p>49,111</text:p>
          </table:table-cell>
          <table:table-cell table:number-columns-repeated="7" office:value-type="float" office:value="49.556" calcext:value-type="float">
            <text:p>49,556</text:p>
          </table:table-cell>
        </table:table-row>
        <table:table-row table:style-name="ro1">
          <table:table-cell office:value-type="float" office:value="48.889" calcext:value-type="float">
            <text:p>48,889</text:p>
          </table:table-cell>
          <table:table-cell table:number-columns-repeated="3" office:value-type="float" office:value="49.111" calcext:value-type="float">
            <text:p>49,111</text:p>
          </table:table-cell>
          <table:table-cell table:number-columns-repeated="20" office:value-type="float" office:value="49.556" calcext:value-type="float">
            <text:p>49,556</text:p>
          </table:table-cell>
        </table:table-row>
        <table:table-row table:style-name="ro1">
          <table:table-cell table:number-columns-repeated="24" office:value-type="float" office:value="49.556" calcext:value-type="float">
            <text:p>49,556</text:p>
          </table:table-cell>
        </table:table-row>
        <table:table-row table:style-name="ro1">
          <table:table-cell table:number-columns-repeated="24" office:value-type="float" office:value="49.556" calcext:value-type="float">
            <text:p>49,556</text:p>
          </table:table-cell>
        </table:table-row>
        <table:table-row table:style-name="ro1">
          <table:table-cell table:number-columns-repeated="24" office:value-type="float" office:value="49.556" calcext:value-type="float">
            <text:p>49,556</text:p>
          </table:table-cell>
        </table:table-row>
        <table:table-row table:style-name="ro1">
          <table:table-cell table:number-columns-repeated="24" office:value-type="float" office:value="49.556" calcext:value-type="float">
            <text:p>49,556</text:p>
          </table:table-cell>
        </table:table-row>
        <table:table-row table:style-name="ro1">
          <table:table-cell table:number-columns-repeated="24" office:value-type="float" office:value="51.556" calcext:value-type="float">
            <text:p>51,556</text:p>
          </table:table-cell>
        </table:table-row>
        <table:table-row table:style-name="ro1">
          <table:table-cell table:number-columns-repeated="24" office:value-type="float" office:value="51.556" calcext:value-type="float">
            <text:p>51,556</text:p>
          </table:table-cell>
        </table:table-row>
        <table:table-row table:style-name="ro1">
          <table:table-cell table:number-columns-repeated="24" office:value-type="float" office:value="51.556" calcext:value-type="float">
            <text:p>51,556</text:p>
          </table:table-cell>
        </table:table-row>
        <table:table-row table:style-name="ro1">
          <table:table-cell table:number-columns-repeated="24" office:value-type="float" office:value="51.556" calcext:value-type="float">
            <text:p>51,556</text:p>
          </table:table-cell>
        </table:table-row>
        <table:table-row table:style-name="ro1">
          <table:table-cell table:number-columns-repeated="24" office:value-type="float" office:value="51.556" calcext:value-type="float">
            <text:p>51,556</text:p>
          </table:table-cell>
        </table:table-row>
        <table:table-row table:style-name="ro1">
          <table:table-cell table:number-columns-repeated="24" office:value-type="float" office:value="51.556" calcext:value-type="float">
            <text:p>51,556</text:p>
          </table:table-cell>
        </table:table-row>
        <table:table-row table:style-name="ro1">
          <table:table-cell table:number-columns-repeated="24" office:value-type="float" office:value="51.556" calcext:value-type="float">
            <text:p>51,556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1.964" calcext:value-type="float">
            <text:p>41,964</text:p>
          </table:table-cell>
          <table:table-cell office:value-type="float" office:value="42.634" calcext:value-type="float">
            <text:p>42,634</text:p>
          </table:table-cell>
          <table:table-cell office:value-type="float" office:value="43.527" calcext:value-type="float">
            <text:p>43,527</text:p>
          </table:table-cell>
          <table:table-cell office:value-type="float" office:value="41.741" calcext:value-type="float">
            <text:p>41,741</text:p>
          </table:table-cell>
          <table:table-cell office:value-type="float" office:value="41.071" calcext:value-type="float">
            <text:p>41,071</text:p>
          </table:table-cell>
          <table:table-cell office:value-type="float" office:value="43.08" calcext:value-type="float">
            <text:p>43,08</text:p>
          </table:table-cell>
          <table:table-cell table:number-columns-repeated="2" office:value-type="float" office:value="40.625" calcext:value-type="float">
            <text:p>40,625</text:p>
          </table:table-cell>
          <table:table-cell office:value-type="float" office:value="40.848" calcext:value-type="float">
            <text:p>40,848</text:p>
          </table:table-cell>
          <table:table-cell office:value-type="float" office:value="40.402" calcext:value-type="float">
            <text:p>40,402</text:p>
          </table:table-cell>
          <table:table-cell office:value-type="float" office:value="41.295" calcext:value-type="float">
            <text:p>41,295</text:p>
          </table:table-cell>
          <table:table-cell office:value-type="float" office:value="40.625" calcext:value-type="float">
            <text:p>40,625</text:p>
          </table:table-cell>
          <table:table-cell office:value-type="float" office:value="40.402" calcext:value-type="float">
            <text:p>40,402</text:p>
          </table:table-cell>
          <table:table-cell office:value-type="float" office:value="41.518" calcext:value-type="float">
            <text:p>41,518</text:p>
          </table:table-cell>
          <table:table-cell office:value-type="float" office:value="42.411" calcext:value-type="float">
            <text:p>42,411</text:p>
          </table:table-cell>
          <table:table-cell table:number-columns-repeated="3" office:value-type="float" office:value="43.304" calcext:value-type="float">
            <text:p>43,304</text:p>
          </table:table-cell>
          <table:table-cell office:value-type="float" office:value="44.643" calcext:value-type="float">
            <text:p>44,643</text:p>
          </table:table-cell>
          <table:table-cell table:number-columns-repeated="3" office:value-type="float" office:value="45.089" calcext:value-type="float">
            <text:p>45,089</text:p>
          </table:table-cell>
          <table:table-cell office:value-type="float" office:value="45.982" calcext:value-type="float">
            <text:p>45,982</text:p>
          </table:table-cell>
          <table:table-cell office:value-type="float" office:value="46.205" calcext:value-type="float">
            <text:p>46,205</text:p>
          </table:table-cell>
        </table:table-row>
        <table:table-row table:style-name="ro1">
          <table:table-cell office:value-type="float" office:value="41.964" calcext:value-type="float">
            <text:p>41,964</text:p>
          </table:table-cell>
          <table:table-cell office:value-type="float" office:value="42.411" calcext:value-type="float">
            <text:p>42,411</text:p>
          </table:table-cell>
          <table:table-cell office:value-type="float" office:value="43.527" calcext:value-type="float">
            <text:p>43,527</text:p>
          </table:table-cell>
          <table:table-cell office:value-type="float" office:value="41.741" calcext:value-type="float">
            <text:p>41,741</text:p>
          </table:table-cell>
          <table:table-cell office:value-type="float" office:value="41.071" calcext:value-type="float">
            <text:p>41,071</text:p>
          </table:table-cell>
          <table:table-cell office:value-type="float" office:value="43.08" calcext:value-type="float">
            <text:p>43,08</text:p>
          </table:table-cell>
          <table:table-cell table:number-columns-repeated="2" office:value-type="float" office:value="40.625" calcext:value-type="float">
            <text:p>40,625</text:p>
          </table:table-cell>
          <table:table-cell office:value-type="float" office:value="40.848" calcext:value-type="float">
            <text:p>40,848</text:p>
          </table:table-cell>
          <table:table-cell office:value-type="float" office:value="41.518" calcext:value-type="float">
            <text:p>41,518</text:p>
          </table:table-cell>
          <table:table-cell office:value-type="float" office:value="41.295" calcext:value-type="float">
            <text:p>41,295</text:p>
          </table:table-cell>
          <table:table-cell office:value-type="float" office:value="40.848" calcext:value-type="float">
            <text:p>40,848</text:p>
          </table:table-cell>
          <table:table-cell office:value-type="float" office:value="40.402" calcext:value-type="float">
            <text:p>40,402</text:p>
          </table:table-cell>
          <table:table-cell office:value-type="float" office:value="41.518" calcext:value-type="float">
            <text:p>41,518</text:p>
          </table:table-cell>
          <table:table-cell office:value-type="float" office:value="42.411" calcext:value-type="float">
            <text:p>42,411</text:p>
          </table:table-cell>
          <table:table-cell table:number-columns-repeated="3" office:value-type="float" office:value="43.304" calcext:value-type="float">
            <text:p>43,304</text:p>
          </table:table-cell>
          <table:table-cell office:value-type="float" office:value="44.643" calcext:value-type="float">
            <text:p>44,643</text:p>
          </table:table-cell>
          <table:table-cell table:number-columns-repeated="3" office:value-type="float" office:value="45.089" calcext:value-type="float">
            <text:p>45,089</text:p>
          </table:table-cell>
          <table:table-cell office:value-type="float" office:value="45.982" calcext:value-type="float">
            <text:p>45,982</text:p>
          </table:table-cell>
          <table:table-cell office:value-type="float" office:value="46.205" calcext:value-type="float">
            <text:p>46,205</text:p>
          </table:table-cell>
        </table:table-row>
        <table:table-row table:style-name="ro1">
          <table:table-cell office:value-type="float" office:value="41.964" calcext:value-type="float">
            <text:p>41,964</text:p>
          </table:table-cell>
          <table:table-cell office:value-type="float" office:value="42.411" calcext:value-type="float">
            <text:p>42,411</text:p>
          </table:table-cell>
          <table:table-cell office:value-type="float" office:value="43.527" calcext:value-type="float">
            <text:p>43,527</text:p>
          </table:table-cell>
          <table:table-cell office:value-type="float" office:value="41.741" calcext:value-type="float">
            <text:p>41,741</text:p>
          </table:table-cell>
          <table:table-cell office:value-type="float" office:value="41.071" calcext:value-type="float">
            <text:p>41,071</text:p>
          </table:table-cell>
          <table:table-cell office:value-type="float" office:value="43.304" calcext:value-type="float">
            <text:p>43,304</text:p>
          </table:table-cell>
          <table:table-cell table:number-columns-repeated="2" office:value-type="float" office:value="40.625" calcext:value-type="float">
            <text:p>40,625</text:p>
          </table:table-cell>
          <table:table-cell office:value-type="float" office:value="40.848" calcext:value-type="float">
            <text:p>40,848</text:p>
          </table:table-cell>
          <table:table-cell office:value-type="float" office:value="41.518" calcext:value-type="float">
            <text:p>41,518</text:p>
          </table:table-cell>
          <table:table-cell office:value-type="float" office:value="41.295" calcext:value-type="float">
            <text:p>41,295</text:p>
          </table:table-cell>
          <table:table-cell office:value-type="float" office:value="40.848" calcext:value-type="float">
            <text:p>40,848</text:p>
          </table:table-cell>
          <table:table-cell office:value-type="float" office:value="40.402" calcext:value-type="float">
            <text:p>40,402</text:p>
          </table:table-cell>
          <table:table-cell office:value-type="float" office:value="41.518" calcext:value-type="float">
            <text:p>41,518</text:p>
          </table:table-cell>
          <table:table-cell office:value-type="float" office:value="42.411" calcext:value-type="float">
            <text:p>42,411</text:p>
          </table:table-cell>
          <table:table-cell table:number-columns-repeated="3" office:value-type="float" office:value="44.42" calcext:value-type="float">
            <text:p>44,42</text:p>
          </table:table-cell>
          <table:table-cell office:value-type="float" office:value="44.643" calcext:value-type="float">
            <text:p>44,643</text:p>
          </table:table-cell>
          <table:table-cell table:number-columns-repeated="3" office:value-type="float" office:value="45.089" calcext:value-type="float">
            <text:p>45,089</text:p>
          </table:table-cell>
          <table:table-cell office:value-type="float" office:value="45.982" calcext:value-type="float">
            <text:p>45,982</text:p>
          </table:table-cell>
          <table:table-cell office:value-type="float" office:value="46.205" calcext:value-type="float">
            <text:p>46,205</text:p>
          </table:table-cell>
        </table:table-row>
        <table:table-row table:style-name="ro1">
          <table:table-cell office:value-type="float" office:value="41.964" calcext:value-type="float">
            <text:p>41,964</text:p>
          </table:table-cell>
          <table:table-cell office:value-type="float" office:value="42.634" calcext:value-type="float">
            <text:p>42,634</text:p>
          </table:table-cell>
          <table:table-cell office:value-type="float" office:value="43.75" calcext:value-type="float">
            <text:p>43,75</text:p>
          </table:table-cell>
          <table:table-cell office:value-type="float" office:value="41.964" calcext:value-type="float">
            <text:p>41,964</text:p>
          </table:table-cell>
          <table:table-cell office:value-type="float" office:value="41.295" calcext:value-type="float">
            <text:p>41,295</text:p>
          </table:table-cell>
          <table:table-cell office:value-type="float" office:value="43.304" calcext:value-type="float">
            <text:p>43,304</text:p>
          </table:table-cell>
          <table:table-cell table:number-columns-repeated="2" office:value-type="float" office:value="40.625" calcext:value-type="float">
            <text:p>40,625</text:p>
          </table:table-cell>
          <table:table-cell office:value-type="float" office:value="40.848" calcext:value-type="float">
            <text:p>40,848</text:p>
          </table:table-cell>
          <table:table-cell office:value-type="float" office:value="41.518" calcext:value-type="float">
            <text:p>41,518</text:p>
          </table:table-cell>
          <table:table-cell office:value-type="float" office:value="41.295" calcext:value-type="float">
            <text:p>41,295</text:p>
          </table:table-cell>
          <table:table-cell office:value-type="float" office:value="40.848" calcext:value-type="float">
            <text:p>40,848</text:p>
          </table:table-cell>
          <table:table-cell office:value-type="float" office:value="40.402" calcext:value-type="float">
            <text:p>40,402</text:p>
          </table:table-cell>
          <table:table-cell office:value-type="float" office:value="41.741" calcext:value-type="float">
            <text:p>41,741</text:p>
          </table:table-cell>
          <table:table-cell office:value-type="float" office:value="42.634" calcext:value-type="float">
            <text:p>42,634</text:p>
          </table:table-cell>
          <table:table-cell table:number-columns-repeated="3" office:value-type="float" office:value="44.42" calcext:value-type="float">
            <text:p>44,42</text:p>
          </table:table-cell>
          <table:table-cell office:value-type="float" office:value="44.643" calcext:value-type="float">
            <text:p>44,643</text:p>
          </table:table-cell>
          <table:table-cell table:number-columns-repeated="2" office:value-type="float" office:value="44.866" calcext:value-type="float">
            <text:p>44,866</text:p>
          </table:table-cell>
          <table:table-cell office:value-type="float" office:value="44.643" calcext:value-type="float">
            <text:p>44,643</text:p>
          </table:table-cell>
          <table:table-cell office:value-type="float" office:value="45.313" calcext:value-type="float">
            <text:p>45,313</text:p>
          </table:table-cell>
          <table:table-cell office:value-type="float" office:value="45.536" calcext:value-type="float">
            <text:p>45,536</text:p>
          </table:table-cell>
        </table:table-row>
        <table:table-row table:style-name="ro1">
          <table:table-cell office:value-type="float" office:value="41.295" calcext:value-type="float">
            <text:p>41,295</text:p>
          </table:table-cell>
          <table:table-cell office:value-type="float" office:value="42.857" calcext:value-type="float">
            <text:p>42,857</text:p>
          </table:table-cell>
          <table:table-cell office:value-type="float" office:value="43.973" calcext:value-type="float">
            <text:p>43,973</text:p>
          </table:table-cell>
          <table:table-cell office:value-type="float" office:value="42.188" calcext:value-type="float">
            <text:p>42,188</text:p>
          </table:table-cell>
          <table:table-cell office:value-type="float" office:value="41.518" calcext:value-type="float">
            <text:p>41,518</text:p>
          </table:table-cell>
          <table:table-cell office:value-type="float" office:value="43.527" calcext:value-type="float">
            <text:p>43,527</text:p>
          </table:table-cell>
          <table:table-cell table:number-columns-repeated="3" office:value-type="float" office:value="41.295" calcext:value-type="float">
            <text:p>41,295</text:p>
          </table:table-cell>
          <table:table-cell office:value-type="float" office:value="41.964" calcext:value-type="float">
            <text:p>41,964</text:p>
          </table:table-cell>
          <table:table-cell office:value-type="float" office:value="42.188" calcext:value-type="float">
            <text:p>42,188</text:p>
          </table:table-cell>
          <table:table-cell office:value-type="float" office:value="41.741" calcext:value-type="float">
            <text:p>41,741</text:p>
          </table:table-cell>
          <table:table-cell office:value-type="float" office:value="40.402" calcext:value-type="float">
            <text:p>40,402</text:p>
          </table:table-cell>
          <table:table-cell office:value-type="float" office:value="42.188" calcext:value-type="float">
            <text:p>42,188</text:p>
          </table:table-cell>
          <table:table-cell office:value-type="float" office:value="42.634" calcext:value-type="float">
            <text:p>42,634</text:p>
          </table:table-cell>
          <table:table-cell table:number-columns-repeated="3" office:value-type="float" office:value="44.42" calcext:value-type="float">
            <text:p>44,42</text:p>
          </table:table-cell>
          <table:table-cell office:value-type="float" office:value="44.643" calcext:value-type="float">
            <text:p>44,643</text:p>
          </table:table-cell>
          <table:table-cell table:number-columns-repeated="2" office:value-type="float" office:value="44.866" calcext:value-type="float">
            <text:p>44,866</text:p>
          </table:table-cell>
          <table:table-cell office:value-type="float" office:value="44.643" calcext:value-type="float">
            <text:p>44,643</text:p>
          </table:table-cell>
          <table:table-cell office:value-type="float" office:value="45.982" calcext:value-type="float">
            <text:p>45,982</text:p>
          </table:table-cell>
          <table:table-cell office:value-type="float" office:value="46.205" calcext:value-type="float">
            <text:p>46,205</text:p>
          </table:table-cell>
        </table:table-row>
        <table:table-row table:style-name="ro1">
          <table:table-cell office:value-type="float" office:value="41.295" calcext:value-type="float">
            <text:p>41,295</text:p>
          </table:table-cell>
          <table:table-cell office:value-type="float" office:value="42.857" calcext:value-type="float">
            <text:p>42,857</text:p>
          </table:table-cell>
          <table:table-cell office:value-type="float" office:value="43.973" calcext:value-type="float">
            <text:p>43,973</text:p>
          </table:table-cell>
          <table:table-cell office:value-type="float" office:value="41.741" calcext:value-type="float">
            <text:p>41,741</text:p>
          </table:table-cell>
          <table:table-cell office:value-type="float" office:value="41.071" calcext:value-type="float">
            <text:p>41,071</text:p>
          </table:table-cell>
          <table:table-cell office:value-type="float" office:value="43.08" calcext:value-type="float">
            <text:p>43,08</text:p>
          </table:table-cell>
          <table:table-cell table:number-columns-repeated="3" office:value-type="float" office:value="41.295" calcext:value-type="float">
            <text:p>41,295</text:p>
          </table:table-cell>
          <table:table-cell office:value-type="float" office:value="41.964" calcext:value-type="float">
            <text:p>41,964</text:p>
          </table:table-cell>
          <table:table-cell office:value-type="float" office:value="42.188" calcext:value-type="float">
            <text:p>42,188</text:p>
          </table:table-cell>
          <table:table-cell office:value-type="float" office:value="41.741" calcext:value-type="float">
            <text:p>41,741</text:p>
          </table:table-cell>
          <table:table-cell office:value-type="float" office:value="40.402" calcext:value-type="float">
            <text:p>40,402</text:p>
          </table:table-cell>
          <table:table-cell office:value-type="float" office:value="42.188" calcext:value-type="float">
            <text:p>42,188</text:p>
          </table:table-cell>
          <table:table-cell office:value-type="float" office:value="43.527" calcext:value-type="float">
            <text:p>43,527</text:p>
          </table:table-cell>
          <table:table-cell table:number-columns-repeated="3" office:value-type="float" office:value="44.42" calcext:value-type="float">
            <text:p>44,42</text:p>
          </table:table-cell>
          <table:table-cell office:value-type="float" office:value="44.643" calcext:value-type="float">
            <text:p>44,643</text:p>
          </table:table-cell>
          <table:table-cell table:number-columns-repeated="2" office:value-type="float" office:value="46.205" calcext:value-type="float">
            <text:p>46,205</text:p>
          </table:table-cell>
          <table:table-cell office:value-type="float" office:value="46.429" calcext:value-type="float">
            <text:p>46,429</text:p>
          </table:table-cell>
          <table:table-cell office:value-type="float" office:value="47.321" calcext:value-type="float">
            <text:p>47,321</text:p>
          </table:table-cell>
          <table:table-cell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1.295" calcext:value-type="float">
            <text:p>41,295</text:p>
          </table:table-cell>
          <table:table-cell office:value-type="float" office:value="43.08" calcext:value-type="float">
            <text:p>43,08</text:p>
          </table:table-cell>
          <table:table-cell office:value-type="float" office:value="43.527" calcext:value-type="float">
            <text:p>43,527</text:p>
          </table:table-cell>
          <table:table-cell office:value-type="float" office:value="41.518" calcext:value-type="float">
            <text:p>41,518</text:p>
          </table:table-cell>
          <table:table-cell office:value-type="float" office:value="40.848" calcext:value-type="float">
            <text:p>40,848</text:p>
          </table:table-cell>
          <table:table-cell office:value-type="float" office:value="43.08" calcext:value-type="float">
            <text:p>43,08</text:p>
          </table:table-cell>
          <table:table-cell office:value-type="float" office:value="41.295" calcext:value-type="float">
            <text:p>41,295</text:p>
          </table:table-cell>
          <table:table-cell table:number-columns-repeated="2" office:value-type="float" office:value="41.071" calcext:value-type="float">
            <text:p>41,071</text:p>
          </table:table-cell>
          <table:table-cell office:value-type="float" office:value="41.741" calcext:value-type="float">
            <text:p>41,741</text:p>
          </table:table-cell>
          <table:table-cell office:value-type="float" office:value="41.964" calcext:value-type="float">
            <text:p>41,964</text:p>
          </table:table-cell>
          <table:table-cell office:value-type="float" office:value="41.518" calcext:value-type="float">
            <text:p>41,518</text:p>
          </table:table-cell>
          <table:table-cell office:value-type="float" office:value="40.848" calcext:value-type="float">
            <text:p>40,848</text:p>
          </table:table-cell>
          <table:table-cell office:value-type="float" office:value="42.188" calcext:value-type="float">
            <text:p>42,188</text:p>
          </table:table-cell>
          <table:table-cell office:value-type="float" office:value="43.527" calcext:value-type="float">
            <text:p>43,527</text:p>
          </table:table-cell>
          <table:table-cell table:number-columns-repeated="3" office:value-type="float" office:value="44.42" calcext:value-type="float">
            <text:p>44,42</text:p>
          </table:table-cell>
          <table:table-cell office:value-type="float" office:value="44.643" calcext:value-type="float">
            <text:p>44,643</text:p>
          </table:table-cell>
          <table:table-cell office:value-type="float" office:value="46.205" calcext:value-type="float">
            <text:p>46,205</text:p>
          </table:table-cell>
          <table:table-cell office:value-type="float" office:value="46.875" calcext:value-type="float">
            <text:p>46,875</text:p>
          </table:table-cell>
          <table:table-cell office:value-type="float" office:value="47.098" calcext:value-type="float">
            <text:p>47,098</text:p>
          </table:table-cell>
          <table:table-cell office:value-type="float" office:value="47.321" calcext:value-type="float">
            <text:p>47,321</text:p>
          </table:table-cell>
          <table:table-cell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1.071" calcext:value-type="float">
            <text:p>41,071</text:p>
          </table:table-cell>
          <table:table-cell office:value-type="float" office:value="42.634" calcext:value-type="float">
            <text:p>42,634</text:p>
          </table:table-cell>
          <table:table-cell office:value-type="float" office:value="43.304" calcext:value-type="float">
            <text:p>43,304</text:p>
          </table:table-cell>
          <table:table-cell office:value-type="float" office:value="41.741" calcext:value-type="float">
            <text:p>41,741</text:p>
          </table:table-cell>
          <table:table-cell office:value-type="float" office:value="41.295" calcext:value-type="float">
            <text:p>41,295</text:p>
          </table:table-cell>
          <table:table-cell office:value-type="float" office:value="43.304" calcext:value-type="float">
            <text:p>43,304</text:p>
          </table:table-cell>
          <table:table-cell office:value-type="float" office:value="41.295" calcext:value-type="float">
            <text:p>41,295</text:p>
          </table:table-cell>
          <table:table-cell table:number-columns-repeated="2" office:value-type="float" office:value="41.071" calcext:value-type="float">
            <text:p>41,071</text:p>
          </table:table-cell>
          <table:table-cell office:value-type="float" office:value="41.741" calcext:value-type="float">
            <text:p>41,741</text:p>
          </table:table-cell>
          <table:table-cell office:value-type="float" office:value="41.964" calcext:value-type="float">
            <text:p>41,964</text:p>
          </table:table-cell>
          <table:table-cell office:value-type="float" office:value="42.411" calcext:value-type="float">
            <text:p>42,411</text:p>
          </table:table-cell>
          <table:table-cell office:value-type="float" office:value="41.741" calcext:value-type="float">
            <text:p>41,741</text:p>
          </table:table-cell>
          <table:table-cell office:value-type="float" office:value="43.08" calcext:value-type="float">
            <text:p>43,08</text:p>
          </table:table-cell>
          <table:table-cell office:value-type="float" office:value="43.527" calcext:value-type="float">
            <text:p>43,527</text:p>
          </table:table-cell>
          <table:table-cell table:number-columns-repeated="3" office:value-type="float" office:value="44.42" calcext:value-type="float">
            <text:p>44,42</text:p>
          </table:table-cell>
          <table:table-cell office:value-type="float" office:value="44.643" calcext:value-type="float">
            <text:p>44,643</text:p>
          </table:table-cell>
          <table:table-cell office:value-type="float" office:value="46.429" calcext:value-type="float">
            <text:p>46,429</text:p>
          </table:table-cell>
          <table:table-cell table:number-columns-repeated="2" office:value-type="float" office:value="47.098" calcext:value-type="float">
            <text:p>47,098</text:p>
          </table:table-cell>
          <table:table-cell office:value-type="float" office:value="47.321" calcext:value-type="float">
            <text:p>47,321</text:p>
          </table:table-cell>
          <table:table-cell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1.071" calcext:value-type="float">
            <text:p>41,071</text:p>
          </table:table-cell>
          <table:table-cell office:value-type="float" office:value="42.634" calcext:value-type="float">
            <text:p>42,634</text:p>
          </table:table-cell>
          <table:table-cell office:value-type="float" office:value="43.304" calcext:value-type="float">
            <text:p>43,304</text:p>
          </table:table-cell>
          <table:table-cell office:value-type="float" office:value="41.741" calcext:value-type="float">
            <text:p>41,741</text:p>
          </table:table-cell>
          <table:table-cell office:value-type="float" office:value="41.295" calcext:value-type="float">
            <text:p>41,295</text:p>
          </table:table-cell>
          <table:table-cell office:value-type="float" office:value="43.08" calcext:value-type="float">
            <text:p>43,08</text:p>
          </table:table-cell>
          <table:table-cell table:number-columns-repeated="3" office:value-type="float" office:value="41.071" calcext:value-type="float">
            <text:p>41,071</text:p>
          </table:table-cell>
          <table:table-cell office:value-type="float" office:value="43.304" calcext:value-type="float">
            <text:p>43,304</text:p>
          </table:table-cell>
          <table:table-cell office:value-type="float" office:value="44.196" calcext:value-type="float">
            <text:p>44,196</text:p>
          </table:table-cell>
          <table:table-cell office:value-type="float" office:value="42.411" calcext:value-type="float">
            <text:p>42,411</text:p>
          </table:table-cell>
          <table:table-cell office:value-type="float" office:value="41.741" calcext:value-type="float">
            <text:p>41,741</text:p>
          </table:table-cell>
          <table:table-cell office:value-type="float" office:value="43.08" calcext:value-type="float">
            <text:p>43,08</text:p>
          </table:table-cell>
          <table:table-cell office:value-type="float" office:value="43.75" calcext:value-type="float">
            <text:p>43,75</text:p>
          </table:table-cell>
          <table:table-cell table:number-columns-repeated="3" office:value-type="float" office:value="44.42" calcext:value-type="float">
            <text:p>44,42</text:p>
          </table:table-cell>
          <table:table-cell office:value-type="float" office:value="44.643" calcext:value-type="float">
            <text:p>44,643</text:p>
          </table:table-cell>
          <table:table-cell office:value-type="float" office:value="46.429" calcext:value-type="float">
            <text:p>46,429</text:p>
          </table:table-cell>
          <table:table-cell table:number-columns-repeated="2" office:value-type="float" office:value="47.098" calcext:value-type="float">
            <text:p>47,098</text:p>
          </table:table-cell>
          <table:table-cell office:value-type="float" office:value="47.321" calcext:value-type="float">
            <text:p>47,321</text:p>
          </table:table-cell>
          <table:table-cell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1.295" calcext:value-type="float">
            <text:p>41,295</text:p>
          </table:table-cell>
          <table:table-cell office:value-type="float" office:value="42.634" calcext:value-type="float">
            <text:p>42,634</text:p>
          </table:table-cell>
          <table:table-cell office:value-type="float" office:value="43.08" calcext:value-type="float">
            <text:p>43,08</text:p>
          </table:table-cell>
          <table:table-cell office:value-type="float" office:value="41.964" calcext:value-type="float">
            <text:p>41,964</text:p>
          </table:table-cell>
          <table:table-cell office:value-type="float" office:value="41.295" calcext:value-type="float">
            <text:p>41,295</text:p>
          </table:table-cell>
          <table:table-cell office:value-type="float" office:value="43.08" calcext:value-type="float">
            <text:p>43,08</text:p>
          </table:table-cell>
          <table:table-cell office:value-type="float" office:value="41.964" calcext:value-type="float">
            <text:p>41,964</text:p>
          </table:table-cell>
          <table:table-cell table:number-columns-repeated="2" office:value-type="float" office:value="41.518" calcext:value-type="float">
            <text:p>41,518</text:p>
          </table:table-cell>
          <table:table-cell office:value-type="float" office:value="43.75" calcext:value-type="float">
            <text:p>43,75</text:p>
          </table:table-cell>
          <table:table-cell office:value-type="float" office:value="45.536" calcext:value-type="float">
            <text:p>45,536</text:p>
          </table:table-cell>
          <table:table-cell office:value-type="float" office:value="42.411" calcext:value-type="float">
            <text:p>42,411</text:p>
          </table:table-cell>
          <table:table-cell office:value-type="float" office:value="41.964" calcext:value-type="float">
            <text:p>41,964</text:p>
          </table:table-cell>
          <table:table-cell office:value-type="float" office:value="43.304" calcext:value-type="float">
            <text:p>43,304</text:p>
          </table:table-cell>
          <table:table-cell office:value-type="float" office:value="43.973" calcext:value-type="float">
            <text:p>43,973</text:p>
          </table:table-cell>
          <table:table-cell table:number-columns-repeated="3" office:value-type="float" office:value="44.643" calcext:value-type="float">
            <text:p>44,643</text:p>
          </table:table-cell>
          <table:table-cell office:value-type="float" office:value="44.866" calcext:value-type="float">
            <text:p>44,866</text:p>
          </table:table-cell>
          <table:table-cell office:value-type="float" office:value="46.652" calcext:value-type="float">
            <text:p>46,652</text:p>
          </table:table-cell>
          <table:table-cell table:number-columns-repeated="2" office:value-type="float" office:value="47.321" calcext:value-type="float">
            <text:p>47,321</text:p>
          </table:table-cell>
          <table:table-cell table:number-columns-repeated="2"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1.071" calcext:value-type="float">
            <text:p>41,071</text:p>
          </table:table-cell>
          <table:table-cell office:value-type="float" office:value="42.411" calcext:value-type="float">
            <text:p>42,411</text:p>
          </table:table-cell>
          <table:table-cell office:value-type="float" office:value="42.634" calcext:value-type="float">
            <text:p>42,634</text:p>
          </table:table-cell>
          <table:table-cell office:value-type="float" office:value="41.964" calcext:value-type="float">
            <text:p>41,964</text:p>
          </table:table-cell>
          <table:table-cell office:value-type="float" office:value="41.295" calcext:value-type="float">
            <text:p>41,295</text:p>
          </table:table-cell>
          <table:table-cell office:value-type="float" office:value="43.304" calcext:value-type="float">
            <text:p>43,304</text:p>
          </table:table-cell>
          <table:table-cell office:value-type="float" office:value="42.188" calcext:value-type="float">
            <text:p>42,188</text:p>
          </table:table-cell>
          <table:table-cell office:value-type="float" office:value="41.741" calcext:value-type="float">
            <text:p>41,741</text:p>
          </table:table-cell>
          <table:table-cell office:value-type="float" office:value="42.411" calcext:value-type="float">
            <text:p>42,411</text:p>
          </table:table-cell>
          <table:table-cell office:value-type="float" office:value="44.196" calcext:value-type="float">
            <text:p>44,196</text:p>
          </table:table-cell>
          <table:table-cell office:value-type="float" office:value="45.982" calcext:value-type="float">
            <text:p>45,982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188" calcext:value-type="float">
            <text:p>42,188</text:p>
          </table:table-cell>
          <table:table-cell office:value-type="float" office:value="43.527" calcext:value-type="float">
            <text:p>43,527</text:p>
          </table:table-cell>
          <table:table-cell office:value-type="float" office:value="44.196" calcext:value-type="float">
            <text:p>44,196</text:p>
          </table:table-cell>
          <table:table-cell office:value-type="float" office:value="44.866" calcext:value-type="float">
            <text:p>44,866</text:p>
          </table:table-cell>
          <table:table-cell table:number-columns-repeated="2" office:value-type="float" office:value="44.42" calcext:value-type="float">
            <text:p>44,42</text:p>
          </table:table-cell>
          <table:table-cell office:value-type="float" office:value="45.982" calcext:value-type="float">
            <text:p>45,982</text:p>
          </table:table-cell>
          <table:table-cell office:value-type="float" office:value="47.768" calcext:value-type="float">
            <text:p>47,768</text:p>
          </table:table-cell>
          <table:table-cell table:number-columns-repeated="4"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0.402" calcext:value-type="float">
            <text:p>40,402</text:p>
          </table:table-cell>
          <table:table-cell office:value-type="float" office:value="41.964" calcext:value-type="float">
            <text:p>41,964</text:p>
          </table:table-cell>
          <table:table-cell office:value-type="float" office:value="42.188" calcext:value-type="float">
            <text:p>42,188</text:p>
          </table:table-cell>
          <table:table-cell table:number-columns-repeated="2" office:value-type="float" office:value="41.741" calcext:value-type="float">
            <text:p>41,741</text:p>
          </table:table-cell>
          <table:table-cell office:value-type="float" office:value="43.08" calcext:value-type="float">
            <text:p>43,08</text:p>
          </table:table-cell>
          <table:table-cell office:value-type="float" office:value="44.196" calcext:value-type="float">
            <text:p>44,196</text:p>
          </table:table-cell>
          <table:table-cell office:value-type="float" office:value="41.964" calcext:value-type="float">
            <text:p>41,964</text:p>
          </table:table-cell>
          <table:table-cell office:value-type="float" office:value="42.634" calcext:value-type="float">
            <text:p>42,63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205" calcext:value-type="float">
            <text:p>46,205</text:p>
          </table:table-cell>
          <table:table-cell table:number-columns-repeated="2" office:value-type="float" office:value="43.304" calcext:value-type="float">
            <text:p>43,304</text:p>
          </table:table-cell>
          <table:table-cell office:value-type="float" office:value="43.75" calcext:value-type="float">
            <text:p>43,75</text:p>
          </table:table-cell>
          <table:table-cell office:value-type="float" office:value="44.42" calcext:value-type="float">
            <text:p>44,42</text:p>
          </table:table-cell>
          <table:table-cell office:value-type="float" office:value="44.866" calcext:value-type="float">
            <text:p>44,866</text:p>
          </table:table-cell>
          <table:table-cell table:number-columns-repeated="2" office:value-type="float" office:value="44.42" calcext:value-type="float">
            <text:p>44,42</text:p>
          </table:table-cell>
          <table:table-cell office:value-type="float" office:value="45.982" calcext:value-type="float">
            <text:p>45,982</text:p>
          </table:table-cell>
          <table:table-cell office:value-type="float" office:value="47.768" calcext:value-type="float">
            <text:p>47,768</text:p>
          </table:table-cell>
          <table:table-cell table:number-columns-repeated="4"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0.848" calcext:value-type="float">
            <text:p>40,848</text:p>
          </table:table-cell>
          <table:table-cell office:value-type="float" office:value="41.518" calcext:value-type="float">
            <text:p>41,518</text:p>
          </table:table-cell>
          <table:table-cell office:value-type="float" office:value="42.188" calcext:value-type="float">
            <text:p>42,188</text:p>
          </table:table-cell>
          <table:table-cell office:value-type="float" office:value="41.741" calcext:value-type="float">
            <text:p>41,741</text:p>
          </table:table-cell>
          <table:table-cell office:value-type="float" office:value="42.634" calcext:value-type="float">
            <text:p>42,634</text:p>
          </table:table-cell>
          <table:table-cell office:value-type="float" office:value="43.75" calcext:value-type="float">
            <text:p>43,75</text:p>
          </table:table-cell>
          <table:table-cell office:value-type="float" office:value="44.196" calcext:value-type="float">
            <text:p>44,196</text:p>
          </table:table-cell>
          <table:table-cell office:value-type="float" office:value="41.964" calcext:value-type="float">
            <text:p>41,96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973" calcext:value-type="float">
            <text:p>43,973</text:p>
          </table:table-cell>
          <table:table-cell office:value-type="float" office:value="46.429" calcext:value-type="float">
            <text:p>46,429</text:p>
          </table:table-cell>
          <table:table-cell table:number-columns-repeated="2" office:value-type="float" office:value="44.643" calcext:value-type="float">
            <text:p>44,643</text:p>
          </table:table-cell>
          <table:table-cell office:value-type="float" office:value="43.973" calcext:value-type="float">
            <text:p>43,973</text:p>
          </table:table-cell>
          <table:table-cell office:value-type="float" office:value="44.643" calcext:value-type="float">
            <text:p>44,643</text:p>
          </table:table-cell>
          <table:table-cell table:number-columns-repeated="3" office:value-type="float" office:value="45.089" calcext:value-type="float">
            <text:p>45,089</text:p>
          </table:table-cell>
          <table:table-cell office:value-type="float" office:value="45.982" calcext:value-type="float">
            <text:p>45,982</text:p>
          </table:table-cell>
          <table:table-cell office:value-type="float" office:value="47.098" calcext:value-type="float">
            <text:p>47,098</text:p>
          </table:table-cell>
          <table:table-cell table:number-columns-repeated="4"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1.071" calcext:value-type="float">
            <text:p>41,071</text:p>
          </table:table-cell>
          <table:table-cell office:value-type="float" office:value="41.964" calcext:value-type="float">
            <text:p>41,964</text:p>
          </table:table-cell>
          <table:table-cell office:value-type="float" office:value="42.188" calcext:value-type="float">
            <text:p>42,188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634" calcext:value-type="float">
            <text:p>42,634</text:p>
          </table:table-cell>
          <table:table-cell office:value-type="float" office:value="43.75" calcext:value-type="float">
            <text:p>43,75</text:p>
          </table:table-cell>
          <table:table-cell office:value-type="float" office:value="44.866" calcext:value-type="float">
            <text:p>44,866</text:p>
          </table:table-cell>
          <table:table-cell office:value-type="float" office:value="43.973" calcext:value-type="float">
            <text:p>43,973</text:p>
          </table:table-cell>
          <table:table-cell office:value-type="float" office:value="43.08" calcext:value-type="float">
            <text:p>43,08</text:p>
          </table:table-cell>
          <table:table-cell office:value-type="float" office:value="44.42" calcext:value-type="float">
            <text:p>44,42</text:p>
          </table:table-cell>
          <table:table-cell office:value-type="float" office:value="46.429" calcext:value-type="float">
            <text:p>46,429</text:p>
          </table:table-cell>
          <table:table-cell table:number-columns-repeated="3" office:value-type="float" office:value="45.313" calcext:value-type="float">
            <text:p>45,313</text:p>
          </table:table-cell>
          <table:table-cell office:value-type="float" office:value="45.982" calcext:value-type="float">
            <text:p>45,982</text:p>
          </table:table-cell>
          <table:table-cell office:value-type="float" office:value="46.429" calcext:value-type="float">
            <text:p>46,429</text:p>
          </table:table-cell>
          <table:table-cell table:number-columns-repeated="2" office:value-type="float" office:value="46.652" calcext:value-type="float">
            <text:p>46,652</text:p>
          </table:table-cell>
          <table:table-cell office:value-type="float" office:value="47.321" calcext:value-type="float">
            <text:p>47,321</text:p>
          </table:table-cell>
          <table:table-cell office:value-type="float" office:value="47.768" calcext:value-type="float">
            <text:p>47,768</text:p>
          </table:table-cell>
          <table:table-cell table:number-columns-repeated="4"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0.848" calcext:value-type="float">
            <text:p>40,848</text:p>
          </table:table-cell>
          <table:table-cell table:number-columns-repeated="2" office:value-type="float" office:value="41.518" calcext:value-type="float">
            <text:p>41,518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188" calcext:value-type="float">
            <text:p>42,188</text:p>
          </table:table-cell>
          <table:table-cell office:value-type="float" office:value="43.75" calcext:value-type="float">
            <text:p>43,75</text:p>
          </table:table-cell>
          <table:table-cell office:value-type="float" office:value="44.643" calcext:value-type="float">
            <text:p>44,643</text:p>
          </table:table-cell>
          <table:table-cell office:value-type="float" office:value="44.196" calcext:value-type="float">
            <text:p>44,196</text:p>
          </table:table-cell>
          <table:table-cell office:value-type="float" office:value="44.643" calcext:value-type="float">
            <text:p>44,643</text:p>
          </table:table-cell>
          <table:table-cell table:number-columns-repeated="2" office:value-type="float" office:value="46.205" calcext:value-type="float">
            <text:p>46,205</text:p>
          </table:table-cell>
          <table:table-cell table:number-columns-repeated="3" office:value-type="float" office:value="45.089" calcext:value-type="float">
            <text:p>45,089</text:p>
          </table:table-cell>
          <table:table-cell office:value-type="float" office:value="46.205" calcext:value-type="float">
            <text:p>46,205</text:p>
          </table:table-cell>
          <table:table-cell office:value-type="float" office:value="46.652" calcext:value-type="float">
            <text:p>46,652</text:p>
          </table:table-cell>
          <table:table-cell table:number-columns-repeated="2" office:value-type="float" office:value="47.098" calcext:value-type="float">
            <text:p>47,098</text:p>
          </table:table-cell>
          <table:table-cell table:number-columns-repeated="6" office:value-type="float" office:value="47.768" calcext:value-type="float">
            <text:p>47,768</text:p>
          </table:table-cell>
        </table:table-row>
        <table:table-row table:style-name="ro1">
          <table:table-cell office:value-type="float" office:value="41.071" calcext:value-type="float">
            <text:p>41,071</text:p>
          </table:table-cell>
          <table:table-cell office:value-type="float" office:value="41.741" calcext:value-type="float">
            <text:p>41,741</text:p>
          </table:table-cell>
          <table:table-cell office:value-type="float" office:value="41.295" calcext:value-type="float">
            <text:p>41,295</text:p>
          </table:table-cell>
          <table:table-cell office:value-type="float" office:value="43.527" calcext:value-type="float">
            <text:p>43,527</text:p>
          </table:table-cell>
          <table:table-cell office:value-type="float" office:value="43.304" calcext:value-type="float">
            <text:p>43,304</text:p>
          </table:table-cell>
          <table:table-cell office:value-type="float" office:value="45.089" calcext:value-type="float">
            <text:p>45,089</text:p>
          </table:table-cell>
          <table:table-cell office:value-type="float" office:value="45.536" calcext:value-type="float">
            <text:p>45,536</text:p>
          </table:table-cell>
          <table:table-cell office:value-type="float" office:value="44.196" calcext:value-type="float">
            <text:p>44,196</text:p>
          </table:table-cell>
          <table:table-cell office:value-type="float" office:value="45.089" calcext:value-type="float">
            <text:p>45,089</text:p>
          </table:table-cell>
          <table:table-cell office:value-type="float" office:value="47.321" calcext:value-type="float">
            <text:p>47,321</text:p>
          </table:table-cell>
          <table:table-cell office:value-type="float" office:value="46.652" calcext:value-type="float">
            <text:p>46,652</text:p>
          </table:table-cell>
          <table:table-cell table:number-columns-repeated="3" office:value-type="float" office:value="46.205" calcext:value-type="float">
            <text:p>46,205</text:p>
          </table:table-cell>
          <table:table-cell office:value-type="float" office:value="47.321" calcext:value-type="float">
            <text:p>47,321</text:p>
          </table:table-cell>
          <table:table-cell office:value-type="float" office:value="47.768" calcext:value-type="float">
            <text:p>47,768</text:p>
          </table:table-cell>
          <table:table-cell table:number-columns-repeated="2" office:value-type="float" office:value="48.214" calcext:value-type="float">
            <text:p>48,214</text:p>
          </table:table-cell>
          <table:table-cell table:number-columns-repeated="2" office:value-type="float" office:value="48.884" calcext:value-type="float">
            <text:p>48,884</text:p>
          </table:table-cell>
          <table:table-cell table:number-columns-repeated="4" office:value-type="float" office:value="47.768" calcext:value-type="float">
            <text:p>47,768</text:p>
          </table:table-cell>
        </table:table-row>
        <table:table-row table:style-name="ro1">
          <table:table-cell office:value-type="float" office:value="41.295" calcext:value-type="float">
            <text:p>41,295</text:p>
          </table:table-cell>
          <table:table-cell table:number-columns-repeated="2" office:value-type="float" office:value="41.964" calcext:value-type="float">
            <text:p>41,96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304" calcext:value-type="float">
            <text:p>43,304</text:p>
          </table:table-cell>
          <table:table-cell office:value-type="float" office:value="45.089" calcext:value-type="float">
            <text:p>45,089</text:p>
          </table:table-cell>
          <table:table-cell office:value-type="float" office:value="45.759" calcext:value-type="float">
            <text:p>45,759</text:p>
          </table:table-cell>
          <table:table-cell office:value-type="float" office:value="46.205" calcext:value-type="float">
            <text:p>46,205</text:p>
          </table:table-cell>
          <table:table-cell office:value-type="float" office:value="47.098" calcext:value-type="float">
            <text:p>47,098</text:p>
          </table:table-cell>
          <table:table-cell office:value-type="float" office:value="47.545" calcext:value-type="float">
            <text:p>47,545</text:p>
          </table:table-cell>
          <table:table-cell table:number-columns-repeated="4" office:value-type="float" office:value="47.098" calcext:value-type="float">
            <text:p>47,098</text:p>
          </table:table-cell>
          <table:table-cell office:value-type="float" office:value="47.768" calcext:value-type="float">
            <text:p>47,768</text:p>
          </table:table-cell>
          <table:table-cell table:number-columns-repeated="3" office:value-type="float" office:value="48.214" calcext:value-type="float">
            <text:p>48,214</text:p>
          </table:table-cell>
          <table:table-cell table:number-columns-repeated="2" office:value-type="float" office:value="48.884" calcext:value-type="float">
            <text:p>48,884</text:p>
          </table:table-cell>
          <table:table-cell table:number-columns-repeated="4" office:value-type="float" office:value="47.768" calcext:value-type="float">
            <text:p>47,768</text:p>
          </table:table-cell>
        </table:table-row>
        <table:table-row table:style-name="ro1">
          <table:table-cell office:value-type="float" office:value="41.071" calcext:value-type="float">
            <text:p>41,071</text:p>
          </table:table-cell>
          <table:table-cell office:value-type="float" office:value="41.518" calcext:value-type="float">
            <text:p>41,518</text:p>
          </table:table-cell>
          <table:table-cell office:value-type="float" office:value="41.741" calcext:value-type="float">
            <text:p>41,741</text:p>
          </table:table-cell>
          <table:table-cell office:value-type="float" office:value="42.857" calcext:value-type="float">
            <text:p>42,857</text:p>
          </table:table-cell>
          <table:table-cell office:value-type="float" office:value="44.196" calcext:value-type="float">
            <text:p>44,196</text:p>
          </table:table-cell>
          <table:table-cell office:value-type="float" office:value="44.42" calcext:value-type="float">
            <text:p>44,42</text:p>
          </table:table-cell>
          <table:table-cell office:value-type="float" office:value="45.536" calcext:value-type="float">
            <text:p>45,536</text:p>
          </table:table-cell>
          <table:table-cell office:value-type="float" office:value="45.982" calcext:value-type="float">
            <text:p>45,982</text:p>
          </table:table-cell>
          <table:table-cell office:value-type="float" office:value="47.545" calcext:value-type="float">
            <text:p>47,545</text:p>
          </table:table-cell>
          <table:table-cell office:value-type="float" office:value="47.768" calcext:value-type="float">
            <text:p>47,768</text:p>
          </table:table-cell>
          <table:table-cell table:number-columns-repeated="4" office:value-type="float" office:value="47.098" calcext:value-type="float">
            <text:p>47,098</text:p>
          </table:table-cell>
          <table:table-cell office:value-type="float" office:value="47.768" calcext:value-type="float">
            <text:p>47,768</text:p>
          </table:table-cell>
          <table:table-cell table:number-columns-repeated="3" office:value-type="float" office:value="48.214" calcext:value-type="float">
            <text:p>48,214</text:p>
          </table:table-cell>
          <table:table-cell table:number-columns-repeated="2" office:value-type="float" office:value="48.661" calcext:value-type="float">
            <text:p>48,661</text:p>
          </table:table-cell>
          <table:table-cell table:number-columns-repeated="4" office:value-type="float" office:value="47.545" calcext:value-type="float">
            <text:p>47,545</text:p>
          </table:table-cell>
        </table:table-row>
        <table:table-row table:style-name="ro1">
          <table:table-cell office:value-type="float" office:value="41.518" calcext:value-type="float">
            <text:p>41,518</text:p>
          </table:table-cell>
          <table:table-cell office:value-type="float" office:value="41.964" calcext:value-type="float">
            <text:p>41,964</text:p>
          </table:table-cell>
          <table:table-cell office:value-type="float" office:value="41.741" calcext:value-type="float">
            <text:p>41,741</text:p>
          </table:table-cell>
          <table:table-cell office:value-type="float" office:value="43.75" calcext:value-type="float">
            <text:p>43,75</text:p>
          </table:table-cell>
          <table:table-cell office:value-type="float" office:value="44.643" calcext:value-type="float">
            <text:p>44,643</text:p>
          </table:table-cell>
          <table:table-cell office:value-type="float" office:value="46.652" calcext:value-type="float">
            <text:p>46,652</text:p>
          </table:table-cell>
          <table:table-cell office:value-type="float" office:value="45.536" calcext:value-type="float">
            <text:p>45,536</text:p>
          </table:table-cell>
          <table:table-cell office:value-type="float" office:value="46.205" calcext:value-type="float">
            <text:p>46,205</text:p>
          </table:table-cell>
          <table:table-cell office:value-type="float" office:value="47.991" calcext:value-type="float">
            <text:p>47,991</text:p>
          </table:table-cell>
          <table:table-cell office:value-type="float" office:value="47.768" calcext:value-type="float">
            <text:p>47,768</text:p>
          </table:table-cell>
          <table:table-cell table:number-columns-repeated="4" office:value-type="float" office:value="47.098" calcext:value-type="float">
            <text:p>47,098</text:p>
          </table:table-cell>
          <table:table-cell office:value-type="float" office:value="47.768" calcext:value-type="float">
            <text:p>47,768</text:p>
          </table:table-cell>
          <table:table-cell table:number-columns-repeated="3" office:value-type="float" office:value="48.214" calcext:value-type="float">
            <text:p>48,214</text:p>
          </table:table-cell>
          <table:table-cell table:number-columns-repeated="6" office:value-type="float" office:value="48.661" calcext:value-type="float">
            <text:p>48,661</text:p>
          </table:table-cell>
        </table:table-row>
        <table:table-row table:style-name="ro1">
          <table:table-cell office:value-type="float" office:value="41.295" calcext:value-type="float">
            <text:p>41,295</text:p>
          </table:table-cell>
          <table:table-cell office:value-type="float" office:value="41.964" calcext:value-type="float">
            <text:p>41,964</text:p>
          </table:table-cell>
          <table:table-cell office:value-type="float" office:value="41.741" calcext:value-type="float">
            <text:p>41,741</text:p>
          </table:table-cell>
          <table:table-cell office:value-type="float" office:value="43.75" calcext:value-type="float">
            <text:p>43,75</text:p>
          </table:table-cell>
          <table:table-cell office:value-type="float" office:value="44.643" calcext:value-type="float">
            <text:p>44,643</text:p>
          </table:table-cell>
          <table:table-cell office:value-type="float" office:value="46.875" calcext:value-type="float">
            <text:p>46,875</text:p>
          </table:table-cell>
          <table:table-cell office:value-type="float" office:value="47.321" calcext:value-type="float">
            <text:p>47,321</text:p>
          </table:table-cell>
          <table:table-cell office:value-type="float" office:value="46.652" calcext:value-type="float">
            <text:p>46,652</text:p>
          </table:table-cell>
          <table:table-cell table:number-columns-repeated="6" office:value-type="float" office:value="47.098" calcext:value-type="float">
            <text:p>47,098</text:p>
          </table:table-cell>
          <table:table-cell office:value-type="float" office:value="47.768" calcext:value-type="float">
            <text:p>47,768</text:p>
          </table:table-cell>
          <table:table-cell table:number-columns-repeated="3" office:value-type="float" office:value="48.214" calcext:value-type="float">
            <text:p>48,214</text:p>
          </table:table-cell>
          <table:table-cell table:number-columns-repeated="6" office:value-type="float" office:value="48.661" calcext:value-type="float">
            <text:p>48,661</text:p>
          </table:table-cell>
        </table:table-row>
        <table:table-row table:style-name="ro1">
          <table:table-cell office:value-type="float" office:value="41.295" calcext:value-type="float">
            <text:p>41,295</text:p>
          </table:table-cell>
          <table:table-cell office:value-type="float" office:value="42.188" calcext:value-type="float">
            <text:p>42,188</text:p>
          </table:table-cell>
          <table:table-cell office:value-type="float" office:value="44.643" calcext:value-type="float">
            <text:p>44,643</text:p>
          </table:table-cell>
          <table:table-cell office:value-type="float" office:value="43.75" calcext:value-type="float">
            <text:p>43,75</text:p>
          </table:table-cell>
          <table:table-cell office:value-type="float" office:value="44.866" calcext:value-type="float">
            <text:p>44,866</text:p>
          </table:table-cell>
          <table:table-cell office:value-type="float" office:value="46.652" calcext:value-type="float">
            <text:p>46,652</text:p>
          </table:table-cell>
          <table:table-cell office:value-type="float" office:value="47.321" calcext:value-type="float">
            <text:p>47,321</text:p>
          </table:table-cell>
          <table:table-cell office:value-type="float" office:value="46.875" calcext:value-type="float">
            <text:p>46,875</text:p>
          </table:table-cell>
          <table:table-cell table:number-columns-repeated="6" office:value-type="float" office:value="47.321" calcext:value-type="float">
            <text:p>47,321</text:p>
          </table:table-cell>
          <table:table-cell office:value-type="float" office:value="47.768" calcext:value-type="float">
            <text:p>47,768</text:p>
          </table:table-cell>
          <table:table-cell table:number-columns-repeated="9" office:value-type="float" office:value="48.661" calcext:value-type="float">
            <text:p>48,661</text:p>
          </table:table-cell>
        </table:table-row>
        <table:table-row table:style-name="ro1">
          <table:table-cell office:value-type="float" office:value="41.071" calcext:value-type="float">
            <text:p>41,071</text:p>
          </table:table-cell>
          <table:table-cell office:value-type="float" office:value="42.411" calcext:value-type="float">
            <text:p>42,411</text:p>
          </table:table-cell>
          <table:table-cell office:value-type="float" office:value="44.196" calcext:value-type="float">
            <text:p>44,196</text:p>
          </table:table-cell>
          <table:table-cell office:value-type="float" office:value="45.313" calcext:value-type="float">
            <text:p>45,313</text:p>
          </table:table-cell>
          <table:table-cell office:value-type="float" office:value="46.205" calcext:value-type="float">
            <text:p>46,205</text:p>
          </table:table-cell>
          <table:table-cell office:value-type="float" office:value="46.652" calcext:value-type="float">
            <text:p>46,652</text:p>
          </table:table-cell>
          <table:table-cell table:number-columns-repeated="2" office:value-type="float" office:value="46.875" calcext:value-type="float">
            <text:p>46,875</text:p>
          </table:table-cell>
          <table:table-cell table:number-columns-repeated="6" office:value-type="float" office:value="47.321" calcext:value-type="float">
            <text:p>47,321</text:p>
          </table:table-cell>
          <table:table-cell office:value-type="float" office:value="47.991" calcext:value-type="float">
            <text:p>47,991</text:p>
          </table:table-cell>
          <table:table-cell table:number-columns-repeated="7" office:value-type="float" office:value="48.884" calcext:value-type="float">
            <text:p>48,884</text:p>
          </table:table-cell>
          <table:table-cell table:number-columns-repeated="2" office:value-type="float" office:value="48.661" calcext:value-type="float">
            <text:p>48,661</text:p>
          </table:table-cell>
        </table:table-row>
        <table:table-row table:style-name="ro1">
          <table:table-cell office:value-type="float" office:value="42.857" calcext:value-type="float">
            <text:p>42,857</text:p>
          </table:table-cell>
          <table:table-cell office:value-type="float" office:value="42.411" calcext:value-type="float">
            <text:p>42,411</text:p>
          </table:table-cell>
          <table:table-cell office:value-type="float" office:value="45.313" calcext:value-type="float">
            <text:p>45,313</text:p>
          </table:table-cell>
          <table:table-cell office:value-type="float" office:value="47.321" calcext:value-type="float">
            <text:p>47,321</text:p>
          </table:table-cell>
          <table:table-cell table:number-columns-repeated="2" office:value-type="float" office:value="47.098" calcext:value-type="float">
            <text:p>47,098</text:p>
          </table:table-cell>
          <table:table-cell table:number-columns-repeated="2" office:value-type="float" office:value="46.875" calcext:value-type="float">
            <text:p>46,875</text:p>
          </table:table-cell>
          <table:table-cell table:number-columns-repeated="6" office:value-type="float" office:value="47.321" calcext:value-type="float">
            <text:p>47,321</text:p>
          </table:table-cell>
          <table:table-cell office:value-type="float" office:value="47.991" calcext:value-type="float">
            <text:p>47,991</text:p>
          </table:table-cell>
          <table:table-cell table:number-columns-repeated="9" office:value-type="float" office:value="48.884" calcext:value-type="float">
            <text:p>48,884</text:p>
          </table:table-cell>
        </table:table-row>
        <table:table-row table:style-name="ro1">
          <table:table-cell office:value-type="float" office:value="42.188" calcext:value-type="float">
            <text:p>42,188</text:p>
          </table:table-cell>
          <table:table-cell office:value-type="float" office:value="45.313" calcext:value-type="float">
            <text:p>45,313</text:p>
          </table:table-cell>
          <table:table-cell office:value-type="float" office:value="45.982" calcext:value-type="float">
            <text:p>45,982</text:p>
          </table:table-cell>
          <table:table-cell office:value-type="float" office:value="47.321" calcext:value-type="float">
            <text:p>47,321</text:p>
          </table:table-cell>
          <table:table-cell table:number-columns-repeated="2" office:value-type="float" office:value="47.991" calcext:value-type="float">
            <text:p>47,991</text:p>
          </table:table-cell>
          <table:table-cell table:number-columns-repeated="2" office:value-type="float" office:value="47.098" calcext:value-type="float">
            <text:p>47,098</text:p>
          </table:table-cell>
          <table:table-cell table:number-columns-repeated="7" office:value-type="float" office:value="47.991" calcext:value-type="float">
            <text:p>47,991</text:p>
          </table:table-cell>
          <table:table-cell table:number-columns-repeated="9" office:value-type="float" office:value="48.884" calcext:value-type="float">
            <text:p>48,884</text:p>
          </table:table-cell>
        </table:table-row>
        <table:table-row table:style-name="ro1">
          <table:table-cell office:value-type="float" office:value="43.527" calcext:value-type="float">
            <text:p>43,527</text:p>
          </table:table-cell>
          <table:table-cell office:value-type="float" office:value="47.321" calcext:value-type="float">
            <text:p>47,321</text:p>
          </table:table-cell>
          <table:table-cell office:value-type="float" office:value="46.875" calcext:value-type="float">
            <text:p>46,875</text:p>
          </table:table-cell>
          <table:table-cell office:value-type="float" office:value="48.438" calcext:value-type="float">
            <text:p>48,438</text:p>
          </table:table-cell>
          <table:table-cell table:number-columns-repeated="4" office:value-type="float" office:value="47.321" calcext:value-type="float">
            <text:p>47,321</text:p>
          </table:table-cell>
          <table:table-cell table:number-columns-repeated="7" office:value-type="float" office:value="48.438" calcext:value-type="float">
            <text:p>48,438</text:p>
          </table:table-cell>
          <table:table-cell table:number-columns-repeated="7" office:value-type="float" office:value="49.33" calcext:value-type="float">
            <text:p>49,33</text:p>
          </table:table-cell>
          <table:table-cell office:value-type="float" office:value="48.214" calcext:value-type="float">
            <text:p>48,214</text:p>
          </table:table-cell>
          <table:table-cell office:value-type="float" office:value="49.33" calcext:value-type="float">
            <text:p>49,33</text:p>
          </table:table-cell>
        </table:table-row>
        <table:table-row table:style-name="ro1">
          <table:table-cell office:value-type="float" office:value="46.652" calcext:value-type="float">
            <text:p>46,652</text:p>
          </table:table-cell>
          <table:table-cell office:value-type="float" office:value="47.991" calcext:value-type="float">
            <text:p>47,991</text:p>
          </table:table-cell>
          <table:table-cell office:value-type="float" office:value="47.545" calcext:value-type="float">
            <text:p>47,545</text:p>
          </table:table-cell>
          <table:table-cell office:value-type="float" office:value="49.107" calcext:value-type="float">
            <text:p>49,107</text:p>
          </table:table-cell>
          <table:table-cell table:number-columns-repeated="20" office:value-type="float" office:value="49.33" calcext:value-type="float">
            <text:p>49,33</text:p>
          </table:table-cell>
        </table:table-row>
        <table:table-row table:style-name="ro1">
          <table:table-cell office:value-type="float" office:value="46.875" calcext:value-type="float">
            <text:p>46,875</text:p>
          </table:table-cell>
          <table:table-cell office:value-type="float" office:value="47.991" calcext:value-type="float">
            <text:p>47,991</text:p>
          </table:table-cell>
          <table:table-cell office:value-type="float" office:value="47.098" calcext:value-type="float">
            <text:p>47,098</text:p>
          </table:table-cell>
          <table:table-cell office:value-type="float" office:value="49.107" calcext:value-type="float">
            <text:p>49,107</text:p>
          </table:table-cell>
          <table:table-cell table:number-columns-repeated="20" office:value-type="float" office:value="49.33" calcext:value-type="float">
            <text:p>49,33</text:p>
          </table:table-cell>
        </table:table-row>
        <table:table-row table:style-name="ro1">
          <table:table-cell office:value-type="float" office:value="47.321" calcext:value-type="float">
            <text:p>47,321</text:p>
          </table:table-cell>
          <table:table-cell office:value-type="float" office:value="47.991" calcext:value-type="float">
            <text:p>47,991</text:p>
          </table:table-cell>
          <table:table-cell office:value-type="float" office:value="47.098" calcext:value-type="float">
            <text:p>47,098</text:p>
          </table:table-cell>
          <table:table-cell office:value-type="float" office:value="49.554" calcext:value-type="float">
            <text:p>49,554</text:p>
          </table:table-cell>
          <table:table-cell table:number-columns-repeated="20" office:value-type="float" office:value="49.33" calcext:value-type="float">
            <text:p>49,33</text:p>
          </table:table-cell>
        </table:table-row>
        <table:table-row table:style-name="ro1">
          <table:table-cell office:value-type="float" office:value="47.321" calcext:value-type="float">
            <text:p>47,321</text:p>
          </table:table-cell>
          <table:table-cell office:value-type="float" office:value="47.991" calcext:value-type="float">
            <text:p>47,991</text:p>
          </table:table-cell>
          <table:table-cell office:value-type="float" office:value="46.652" calcext:value-type="float">
            <text:p>46,652</text:p>
          </table:table-cell>
          <table:table-cell office:value-type="float" office:value="49.554" calcext:value-type="float">
            <text:p>49,554</text:p>
          </table:table-cell>
          <table:table-cell table:number-columns-repeated="20" office:value-type="float" office:value="49.33" calcext:value-type="float">
            <text:p>49,33</text:p>
          </table:table-cell>
        </table:table-row>
        <table:table-row table:style-name="ro1">
          <table:table-cell table:number-columns-repeated="2" office:value-type="float" office:value="47.991" calcext:value-type="float">
            <text:p>47,991</text:p>
          </table:table-cell>
          <table:table-cell office:value-type="float" office:value="49.107" calcext:value-type="float">
            <text:p>49,107</text:p>
          </table:table-cell>
          <table:table-cell office:value-type="float" office:value="49.554" calcext:value-type="float">
            <text:p>49,554</text:p>
          </table:table-cell>
          <table:table-cell table:number-columns-repeated="20" office:value-type="float" office:value="49.33" calcext:value-type="float">
            <text:p>49,33</text:p>
          </table:table-cell>
        </table:table-row>
        <table:table-row table:style-name="ro1">
          <table:table-cell table:number-columns-repeated="2" office:value-type="float" office:value="48.884" calcext:value-type="float">
            <text:p>48,884</text:p>
          </table:table-cell>
          <table:table-cell office:value-type="float" office:value="49.107" calcext:value-type="float">
            <text:p>49,107</text:p>
          </table:table-cell>
          <table:table-cell office:value-type="float" office:value="49.554" calcext:value-type="float">
            <text:p>49,554</text:p>
          </table:table-cell>
          <table:table-cell table:number-columns-repeated="20" office:value-type="float" office:value="49.33" calcext:value-type="float">
            <text:p>49,33</text:p>
          </table:table-cell>
        </table:table-row>
        <table:table-row table:style-name="ro1">
          <table:table-cell office:value-type="float" office:value="49.107" calcext:value-type="float">
            <text:p>49,107</text:p>
          </table:table-cell>
          <table:table-cell table:number-columns-repeated="2" office:value-type="float" office:value="49.554" calcext:value-type="float">
            <text:p>49,554</text:p>
          </table:table-cell>
          <table:table-cell table:number-columns-repeated="21" office:value-type="float" office:value="49.33" calcext:value-type="float">
            <text:p>49,33</text:p>
          </table:table-cell>
        </table:table-row>
        <table:table-row table:style-name="ro1">
          <table:table-cell table:number-columns-repeated="3" office:value-type="float" office:value="49.554" calcext:value-type="float">
            <text:p>49,554</text:p>
          </table:table-cell>
          <table:table-cell table:number-columns-repeated="21" office:value-type="float" office:value="49.33" calcext:value-type="float">
            <text:p>49,33</text:p>
          </table:table-cell>
        </table:table-row>
        <table:table-row table:style-name="ro1">
          <table:table-cell office:value-type="float" office:value="49.554" calcext:value-type="float">
            <text:p>49,554</text:p>
          </table:table-cell>
          <table:table-cell table:number-columns-repeated="23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  <table:table-row table:style-name="ro1">
          <table:table-cell table:number-columns-repeated="24" office:value-type="float" office:value="49.33" calcext:value-type="float">
            <text:p>49,33</text:p>
          </table:table-cell>
        </table:table-row>
      </table:table>
      <table:table table:name="3klasy-Support" table:style-name="ta1">
        <table:table-column table:style-name="co1" table:default-cell-style-name="ce17"/>
        <table:table-column table:style-name="co1" table:number-columns-repeated="1023" table:default-cell-style-name="Default"/>
        <table:table-row table:style-name="ro1">
          <table:table-cell table:style-name="Default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OFFSET(([$3klasy.A$1:$3klasy.A$50]); 51*([.$A2]-1); 0))" office:value-type="float" office:value="52.05866" calcext:value-type="float">
            <text:p>52,05866</text:p>
          </table:table-cell>
          <table:table-cell table:formula="of:=AVERAGE(OFFSET(([$3klasy.B$1:$3klasy.B$50]); 51*([.$A2]-1); 0))" office:value-type="float" office:value="52.3449" calcext:value-type="float">
            <text:p>52,3449</text:p>
          </table:table-cell>
          <table:table-cell table:formula="of:=AVERAGE(OFFSET(([$3klasy.C$1:$3klasy.C$50]); 51*([.$A2]-1); 0))" office:value-type="float" office:value="52.24142" calcext:value-type="float">
            <text:p>52,24142</text:p>
          </table:table-cell>
          <table:table-cell table:formula="of:=AVERAGE(OFFSET(([$3klasy.D$1:$3klasy.D$50]); 51*([.$A2]-1); 0))" office:value-type="float" office:value="51.77584" calcext:value-type="float">
            <text:p>51,77584</text:p>
          </table:table-cell>
          <table:table-cell table:formula="of:=AVERAGE(OFFSET(([$3klasy.E$1:$3klasy.E$50]); 51*([.$A2]-1); 0))" office:value-type="float" office:value="51.79312" calcext:value-type="float">
            <text:p>51,79312</text:p>
          </table:table-cell>
          <table:table-cell table:formula="of:=AVERAGE(OFFSET(([$3klasy.F$1:$3klasy.F$50]); 51*([.$A2]-1); 0))" office:value-type="float" office:value="51.8725" calcext:value-type="float">
            <text:p>51,8725</text:p>
          </table:table-cell>
          <table:table-cell table:formula="of:=AVERAGE(OFFSET(([$3klasy.G$1:$3klasy.G$50]); 51*([.$A2]-1); 0))" office:value-type="float" office:value="52.58278" calcext:value-type="float">
            <text:p>52,58278</text:p>
          </table:table-cell>
          <table:table-cell table:formula="of:=AVERAGE(OFFSET(([$3klasy.H$1:$3klasy.H$50]); 51*([.$A2]-1); 0))" office:value-type="float" office:value="52.43454" calcext:value-type="float">
            <text:p>52,43454</text:p>
          </table:table-cell>
          <table:table-cell table:formula="of:=AVERAGE(OFFSET(([$3klasy.I$1:$3klasy.I$50]); 51*([.$A2]-1); 0))" office:value-type="float" office:value="52.36894" calcext:value-type="float">
            <text:p>52,36894</text:p>
          </table:table-cell>
          <table:table-cell table:formula="of:=AVERAGE(OFFSET(([$3klasy.J$1:$3klasy.J$50]); 51*([.$A2]-1); 0))" office:value-type="float" office:value="51.83796" calcext:value-type="float">
            <text:p>51,83796</text:p>
          </table:table-cell>
          <table:table-cell table:formula="of:=AVERAGE(OFFSET(([$3klasy.K$1:$3klasy.K$50]); 51*([.$A2]-1); 0))" office:value-type="float" office:value="52.05178" calcext:value-type="float">
            <text:p>52,05178</text:p>
          </table:table-cell>
          <table:table-cell table:formula="of:=AVERAGE(OFFSET(([$3klasy.L$1:$3klasy.L$50]); 51*([.$A2]-1); 0))" office:value-type="float" office:value="52.15168" calcext:value-type="float">
            <text:p>52,15168</text:p>
          </table:table-cell>
          <table:table-cell table:formula="of:=AVERAGE(OFFSET(([$3klasy.M$1:$3klasy.M$50]); 51*([.$A2]-1); 0))" office:value-type="float" office:value="52.28618" calcext:value-type="float">
            <text:p>52,28618</text:p>
          </table:table-cell>
          <table:table-cell table:formula="of:=AVERAGE(OFFSET(([$3klasy.N$1:$3klasy.N$50]); 51*([.$A2]-1); 0))" office:value-type="float" office:value="52.17238" calcext:value-type="float">
            <text:p>52,17238</text:p>
          </table:table-cell>
          <table:table-cell table:formula="of:=AVERAGE(OFFSET(([$3klasy.O$1:$3klasy.O$50]); 51*([.$A2]-1); 0))" office:value-type="float" office:value="51.97588" calcext:value-type="float">
            <text:p>51,97588</text:p>
          </table:table-cell>
          <table:table-cell table:formula="of:=AVERAGE(OFFSET(([$3klasy.P$1:$3klasy.P$50]); 51*([.$A2]-1); 0))" office:value-type="float" office:value="51.85172" calcext:value-type="float">
            <text:p>51,85172</text:p>
          </table:table-cell>
          <table:table-cell table:formula="of:=AVERAGE(OFFSET(([$3klasy.Q$1:$3klasy.Q$50]); 51*([.$A2]-1); 0))" office:value-type="float" office:value="51.73796" calcext:value-type="float">
            <text:p>51,73796</text:p>
          </table:table-cell>
          <table:table-cell table:formula="of:=AVERAGE(OFFSET(([$3klasy.R$1:$3klasy.R$50]); 51*([.$A2]-1); 0))" office:value-type="float" office:value="51.59314" calcext:value-type="float">
            <text:p>51,59314</text:p>
          </table:table-cell>
          <table:table-cell table:formula="of:=AVERAGE(OFFSET(([$3klasy.S$1:$3klasy.S$50]); 51*([.$A2]-1); 0))" office:value-type="float" office:value="51.438" calcext:value-type="float">
            <text:p>51,438</text:p>
          </table:table-cell>
          <table:table-cell table:formula="of:=AVERAGE(OFFSET(([$3klasy.T$1:$3klasy.T$50]); 51*([.$A2]-1); 0))" office:value-type="float" office:value="51.41038" calcext:value-type="float">
            <text:p>51,41038</text:p>
          </table:table-cell>
          <table:table-cell table:formula="of:=AVERAGE(OFFSET(([$3klasy.U$1:$3klasy.U$50]); 51*([.$A2]-1); 0))" office:value-type="float" office:value="51.4621" calcext:value-type="float">
            <text:p>51,4621</text:p>
          </table:table-cell>
          <table:table-cell table:formula="of:=AVERAGE(OFFSET(([$3klasy.V$1:$3klasy.V$50]); 51*([.$A2]-1); 0))" office:value-type="float" office:value="51.4414" calcext:value-type="float">
            <text:p>51,4414</text:p>
          </table:table-cell>
          <table:table-cell table:formula="of:=AVERAGE(OFFSET(([$3klasy.W$1:$3klasy.W$50]); 51*([.$A2]-1); 0))" office:value-type="float" office:value="51.4759" calcext:value-type="float">
            <text:p>51,4759</text:p>
          </table:table-cell>
          <table:table-cell table:formula="of:=AVERAGE(OFFSET(([$3klasy.X$1:$3klasy.X$50]); 51*([.$A2]-1); 0))" office:value-type="float" office:value="51.4069399999999" calcext:value-type="float">
            <text:p>51,4069399999999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OFFSET(([$3klasy.A$1:$3klasy.A$50]); 51*([.$A3]-1); 0))" office:value-type="float" office:value="50.18962" calcext:value-type="float">
            <text:p>50,18962</text:p>
          </table:table-cell>
          <table:table-cell table:formula="of:=AVERAGE(OFFSET(([$3klasy.B$1:$3klasy.B$50]); 51*([.$A3]-1); 0))" office:value-type="float" office:value="50.02056" calcext:value-type="float">
            <text:p>50,02056</text:p>
          </table:table-cell>
          <table:table-cell table:formula="of:=AVERAGE(OFFSET(([$3klasy.C$1:$3klasy.C$50]); 51*([.$A3]-1); 0))" office:value-type="float" office:value="50.2379" calcext:value-type="float">
            <text:p>50,2379</text:p>
          </table:table-cell>
          <table:table-cell table:formula="of:=AVERAGE(OFFSET(([$3klasy.D$1:$3klasy.D$50]); 51*([.$A3]-1); 0))" office:value-type="float" office:value="50.08608" calcext:value-type="float">
            <text:p>50,08608</text:p>
          </table:table-cell>
          <table:table-cell table:formula="of:=AVERAGE(OFFSET(([$3klasy.E$1:$3klasy.E$50]); 51*([.$A3]-1); 0))" office:value-type="float" office:value="49.8378" calcext:value-type="float">
            <text:p>49,8378</text:p>
          </table:table-cell>
          <table:table-cell table:formula="of:=AVERAGE(OFFSET(([$3klasy.F$1:$3klasy.F$50]); 51*([.$A3]-1); 0))" office:value-type="float" office:value="50.34476" calcext:value-type="float">
            <text:p>50,34476</text:p>
          </table:table-cell>
          <table:table-cell table:formula="of:=AVERAGE(OFFSET(([$3klasy.G$1:$3klasy.G$50]); 51*([.$A3]-1); 0))" office:value-type="float" office:value="50.68608" calcext:value-type="float">
            <text:p>50,68608</text:p>
          </table:table-cell>
          <table:table-cell table:formula="of:=AVERAGE(OFFSET(([$3klasy.H$1:$3klasy.H$50]); 51*([.$A3]-1); 0))" office:value-type="float" office:value="50.82748" calcext:value-type="float">
            <text:p>50,82748</text:p>
          </table:table-cell>
          <table:table-cell table:formula="of:=AVERAGE(OFFSET(([$3klasy.I$1:$3klasy.I$50]); 51*([.$A3]-1); 0))" office:value-type="float" office:value="51.15846" calcext:value-type="float">
            <text:p>51,15846</text:p>
          </table:table-cell>
          <table:table-cell table:formula="of:=AVERAGE(OFFSET(([$3klasy.J$1:$3klasy.J$50]); 51*([.$A3]-1); 0))" office:value-type="float" office:value="50.59296" calcext:value-type="float">
            <text:p>50,59296</text:p>
          </table:table-cell>
          <table:table-cell table:formula="of:=AVERAGE(OFFSET(([$3klasy.K$1:$3klasy.K$50]); 51*([.$A3]-1); 0))" office:value-type="float" office:value="50.69638" calcext:value-type="float">
            <text:p>50,69638</text:p>
          </table:table-cell>
          <table:table-cell table:formula="of:=AVERAGE(OFFSET(([$3klasy.L$1:$3klasy.L$50]); 51*([.$A3]-1); 0))" office:value-type="float" office:value="50.91362" calcext:value-type="float">
            <text:p>50,91362</text:p>
          </table:table-cell>
          <table:table-cell table:formula="of:=AVERAGE(OFFSET(([$3klasy.M$1:$3klasy.M$50]); 51*([.$A3]-1); 0))" office:value-type="float" office:value="50.6792" calcext:value-type="float">
            <text:p>50,6792</text:p>
          </table:table-cell>
          <table:table-cell table:formula="of:=AVERAGE(OFFSET(([$3klasy.N$1:$3klasy.N$50]); 51*([.$A3]-1); 0))" office:value-type="float" office:value="50.6033" calcext:value-type="float">
            <text:p>50,6033</text:p>
          </table:table-cell>
          <table:table-cell table:formula="of:=AVERAGE(OFFSET(([$3klasy.O$1:$3klasy.O$50]); 51*([.$A3]-1); 0))" office:value-type="float" office:value="50.98258" calcext:value-type="float">
            <text:p>50,98258</text:p>
          </table:table-cell>
          <table:table-cell table:formula="of:=AVERAGE(OFFSET(([$3klasy.P$1:$3klasy.P$50]); 51*([.$A3]-1); 0))" office:value-type="float" office:value="51.0274" calcext:value-type="float">
            <text:p>51,0274</text:p>
          </table:table-cell>
          <table:table-cell table:formula="of:=AVERAGE(OFFSET(([$3klasy.Q$1:$3klasy.Q$50]); 51*([.$A3]-1); 0))" office:value-type="float" office:value="50.9860799999999" calcext:value-type="float">
            <text:p>50,9860799999999</text:p>
          </table:table-cell>
          <table:table-cell table:formula="of:=AVERAGE(OFFSET(([$3klasy.R$1:$3klasy.R$50]); 51*([.$A3]-1); 0))" office:value-type="float" office:value="51.1343" calcext:value-type="float">
            <text:p>51,1343</text:p>
          </table:table-cell>
          <table:table-cell table:formula="of:=AVERAGE(OFFSET(([$3klasy.S$1:$3klasy.S$50]); 51*([.$A3]-1); 0))" office:value-type="float" office:value="51.29642" calcext:value-type="float">
            <text:p>51,29642</text:p>
          </table:table-cell>
          <table:table-cell table:formula="of:=AVERAGE(OFFSET(([$3klasy.T$1:$3klasy.T$50]); 51*([.$A3]-1); 0))" office:value-type="float" office:value="51.29642" calcext:value-type="float">
            <text:p>51,29642</text:p>
          </table:table-cell>
          <table:table-cell table:formula="of:=AVERAGE(OFFSET(([$3klasy.U$1:$3klasy.U$50]); 51*([.$A3]-1); 0))" office:value-type="float" office:value="51.2135999999999" calcext:value-type="float">
            <text:p>51,2135999999999</text:p>
          </table:table-cell>
          <table:table-cell table:formula="of:=AVERAGE(OFFSET(([$3klasy.V$1:$3klasy.V$50]); 51*([.$A3]-1); 0))" office:value-type="float" office:value="51.21706" calcext:value-type="float">
            <text:p>51,21706</text:p>
          </table:table-cell>
          <table:table-cell table:formula="of:=AVERAGE(OFFSET(([$3klasy.W$1:$3klasy.W$50]); 51*([.$A3]-1); 0))" office:value-type="float" office:value="51.14804" calcext:value-type="float">
            <text:p>51,14804</text:p>
          </table:table-cell>
          <table:table-cell table:formula="of:=AVERAGE(OFFSET(([$3klasy.X$1:$3klasy.X$50]); 51*([.$A3]-1); 0))" office:value-type="float" office:value="51.18944" calcext:value-type="float">
            <text:p>51,18944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OFFSET(([$3klasy.A$1:$3klasy.A$50]); 51*([.$A4]-1); 0))" office:value-type="float" office:value="47.46318" calcext:value-type="float">
            <text:p>47,46318</text:p>
          </table:table-cell>
          <table:table-cell table:formula="of:=AVERAGE(OFFSET(([$3klasy.B$1:$3klasy.B$50]); 51*([.$A4]-1); 0))" office:value-type="float" office:value="47.36478" calcext:value-type="float">
            <text:p>47,36478</text:p>
          </table:table-cell>
          <table:table-cell table:formula="of:=AVERAGE(OFFSET(([$3klasy.C$1:$3klasy.C$50]); 51*([.$A4]-1); 0))" office:value-type="float" office:value="47.74668" calcext:value-type="float">
            <text:p>47,74668</text:p>
          </table:table-cell>
          <table:table-cell table:formula="of:=AVERAGE(OFFSET(([$3klasy.D$1:$3klasy.D$50]); 51*([.$A4]-1); 0))" office:value-type="float" office:value="46.98304" calcext:value-type="float">
            <text:p>46,98304</text:p>
          </table:table-cell>
          <table:table-cell table:formula="of:=AVERAGE(OFFSET(([$3klasy.E$1:$3klasy.E$50]); 51*([.$A4]-1); 0))" office:value-type="float" office:value="48.02272" calcext:value-type="float">
            <text:p>48,02272</text:p>
          </table:table-cell>
          <table:table-cell table:formula="of:=AVERAGE(OFFSET(([$3klasy.F$1:$3klasy.F$50]); 51*([.$A4]-1); 0))" office:value-type="float" office:value="47.8526" calcext:value-type="float">
            <text:p>47,8526</text:p>
          </table:table-cell>
          <table:table-cell table:formula="of:=AVERAGE(OFFSET(([$3klasy.G$1:$3klasy.G$50]); 51*([.$A4]-1); 0))" office:value-type="float" office:value="47.85642" calcext:value-type="float">
            <text:p>47,85642</text:p>
          </table:table-cell>
          <table:table-cell table:formula="of:=AVERAGE(OFFSET(([$3klasy.H$1:$3klasy.H$50]); 51*([.$A4]-1); 0))" office:value-type="float" office:value="48.31014" calcext:value-type="float">
            <text:p>48,31014</text:p>
          </table:table-cell>
          <table:table-cell table:formula="of:=AVERAGE(OFFSET(([$3klasy.I$1:$3klasy.I$50]); 51*([.$A4]-1); 0))" office:value-type="float" office:value="48.56342" calcext:value-type="float">
            <text:p>48,56342</text:p>
          </table:table-cell>
          <table:table-cell table:formula="of:=AVERAGE(OFFSET(([$3klasy.J$1:$3klasy.J$50]); 51*([.$A4]-1); 0))" office:value-type="float" office:value="48.93388" calcext:value-type="float">
            <text:p>48,93388</text:p>
          </table:table-cell>
          <table:table-cell table:formula="of:=AVERAGE(OFFSET(([$3klasy.K$1:$3klasy.K$50]); 51*([.$A4]-1); 0))" office:value-type="float" office:value="49.46708" calcext:value-type="float">
            <text:p>49,46708</text:p>
          </table:table-cell>
          <table:table-cell table:formula="of:=AVERAGE(OFFSET(([$3klasy.L$1:$3klasy.L$50]); 51*([.$A4]-1); 0))" office:value-type="float" office:value="49.39904" calcext:value-type="float">
            <text:p>49,39904</text:p>
          </table:table-cell>
          <table:table-cell table:formula="of:=AVERAGE(OFFSET(([$3klasy.M$1:$3klasy.M$50]); 51*([.$A4]-1); 0))" office:value-type="float" office:value="49.70522" calcext:value-type="float">
            <text:p>49,70522</text:p>
          </table:table-cell>
          <table:table-cell table:formula="of:=AVERAGE(OFFSET(([$3klasy.N$1:$3klasy.N$50]); 51*([.$A4]-1); 0))" office:value-type="float" office:value="49.3953" calcext:value-type="float">
            <text:p>49,3953</text:p>
          </table:table-cell>
          <table:table-cell table:formula="of:=AVERAGE(OFFSET(([$3klasy.O$1:$3klasy.O$50]); 51*([.$A4]-1); 0))" office:value-type="float" office:value="49.41798" calcext:value-type="float">
            <text:p>49,41798</text:p>
          </table:table-cell>
          <table:table-cell table:formula="of:=AVERAGE(OFFSET(([$3klasy.P$1:$3klasy.P$50]); 51*([.$A4]-1); 0))" office:value-type="float" office:value="49.51248" calcext:value-type="float">
            <text:p>49,51248</text:p>
          </table:table-cell>
          <table:table-cell table:formula="of:=AVERAGE(OFFSET(([$3klasy.Q$1:$3klasy.Q$50]); 51*([.$A4]-1); 0))" office:value-type="float" office:value="49.33478" calcext:value-type="float">
            <text:p>49,33478</text:p>
          </table:table-cell>
          <table:table-cell table:formula="of:=AVERAGE(OFFSET(([$3klasy.R$1:$3klasy.R$50]); 51*([.$A4]-1); 0))" office:value-type="float" office:value="49.51246" calcext:value-type="float">
            <text:p>49,51246</text:p>
          </table:table-cell>
          <table:table-cell table:formula="of:=AVERAGE(OFFSET(([$3klasy.S$1:$3klasy.S$50]); 51*([.$A4]-1); 0))" office:value-type="float" office:value="49.66" calcext:value-type="float">
            <text:p>49,66</text:p>
          </table:table-cell>
          <table:table-cell table:formula="of:=AVERAGE(OFFSET(([$3klasy.T$1:$3klasy.T$50]); 51*([.$A4]-1); 0))" office:value-type="float" office:value="49.6978" calcext:value-type="float">
            <text:p>49,6978</text:p>
          </table:table-cell>
          <table:table-cell table:formula="of:=AVERAGE(OFFSET(([$3klasy.U$1:$3klasy.U$50]); 51*([.$A4]-1); 0))" office:value-type="float" office:value="49.37632" calcext:value-type="float">
            <text:p>49,37632</text:p>
          </table:table-cell>
          <table:table-cell table:formula="of:=AVERAGE(OFFSET(([$3klasy.V$1:$3klasy.V$50]); 51*([.$A4]-1); 0))" office:value-type="float" office:value="49.41034" calcext:value-type="float">
            <text:p>49,41034</text:p>
          </table:table-cell>
          <table:table-cell table:formula="of:=AVERAGE(OFFSET(([$3klasy.W$1:$3klasy.W$50]); 51*([.$A4]-1); 0))" office:value-type="float" office:value="49.2515" calcext:value-type="float">
            <text:p>49,2515</text:p>
          </table:table-cell>
          <table:table-cell table:formula="of:=AVERAGE(OFFSET(([$3klasy.X$1:$3klasy.X$50]); 51*([.$A4]-1); 0))" office:value-type="float" office:value="49.3952" calcext:value-type="float">
            <text:p>49,3952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OFFSET(([$3klasy.A$1:$3klasy.A$50]); 51*([.$A5]-1); 0))" office:value-type="float" office:value="42.06832" calcext:value-type="float">
            <text:p>42,06832</text:p>
          </table:table-cell>
          <table:table-cell table:formula="of:=AVERAGE(OFFSET(([$3klasy.B$1:$3klasy.B$50]); 51*([.$A5]-1); 0))" office:value-type="float" office:value="42.5209" calcext:value-type="float">
            <text:p>42,5209</text:p>
          </table:table-cell>
          <table:table-cell table:formula="of:=AVERAGE(OFFSET(([$3klasy.C$1:$3klasy.C$50]); 51*([.$A5]-1); 0))" office:value-type="float" office:value="42.5323" calcext:value-type="float">
            <text:p>42,5323</text:p>
          </table:table-cell>
          <table:table-cell table:formula="of:=AVERAGE(OFFSET(([$3klasy.D$1:$3klasy.D$50]); 51*([.$A5]-1); 0))" office:value-type="float" office:value="43.70338" calcext:value-type="float">
            <text:p>43,70338</text:p>
          </table:table-cell>
          <table:table-cell table:formula="of:=AVERAGE(OFFSET(([$3klasy.E$1:$3klasy.E$50]); 51*([.$A5]-1); 0))" office:value-type="float" office:value="43.46396" calcext:value-type="float">
            <text:p>43,46396</text:p>
          </table:table-cell>
          <table:table-cell table:formula="of:=AVERAGE(OFFSET(([$3klasy.F$1:$3klasy.F$50]); 51*([.$A5]-1); 0))" office:value-type="float" office:value="42.82896" calcext:value-type="float">
            <text:p>42,82896</text:p>
          </table:table-cell>
          <table:table-cell table:formula="of:=AVERAGE(OFFSET(([$3klasy.G$1:$3klasy.G$50]); 51*([.$A5]-1); 0))" office:value-type="float" office:value="41.7795" calcext:value-type="float">
            <text:p>41,7795</text:p>
          </table:table-cell>
          <table:table-cell table:formula="of:=AVERAGE(OFFSET(([$3klasy.H$1:$3klasy.H$50]); 51*([.$A5]-1); 0))" office:value-type="float" office:value="41.56648" calcext:value-type="float">
            <text:p>41,56648</text:p>
          </table:table-cell>
          <table:table-cell table:formula="of:=AVERAGE(OFFSET(([$3klasy.I$1:$3klasy.I$50]); 51*([.$A5]-1); 0))" office:value-type="float" office:value="41.90878" calcext:value-type="float">
            <text:p>41,90878</text:p>
          </table:table-cell>
          <table:table-cell table:formula="of:=AVERAGE(OFFSET(([$3klasy.J$1:$3klasy.J$50]); 51*([.$A5]-1); 0))" office:value-type="float" office:value="42.36886" calcext:value-type="float">
            <text:p>42,36886</text:p>
          </table:table-cell>
          <table:table-cell table:formula="of:=AVERAGE(OFFSET(([$3klasy.K$1:$3klasy.K$50]); 51*([.$A5]-1); 0))" office:value-type="float" office:value="42.39554" calcext:value-type="float">
            <text:p>42,39554</text:p>
          </table:table-cell>
          <table:table-cell table:formula="of:=AVERAGE(OFFSET(([$3klasy.L$1:$3klasy.L$50]); 51*([.$A5]-1); 0))" office:value-type="float" office:value="42.56656" calcext:value-type="float">
            <text:p>42,56656</text:p>
          </table:table-cell>
          <table:table-cell table:formula="of:=AVERAGE(OFFSET(([$3klasy.M$1:$3klasy.M$50]); 51*([.$A5]-1); 0))" office:value-type="float" office:value="42.6883" calcext:value-type="float">
            <text:p>42,6883</text:p>
          </table:table-cell>
          <table:table-cell table:formula="of:=AVERAGE(OFFSET(([$3klasy.N$1:$3klasy.N$50]); 51*([.$A5]-1); 0))" office:value-type="float" office:value="42.67688" calcext:value-type="float">
            <text:p>42,67688</text:p>
          </table:table-cell>
          <table:table-cell table:formula="of:=AVERAGE(OFFSET(([$3klasy.O$1:$3klasy.O$50]); 51*([.$A5]-1); 0))" office:value-type="float" office:value="42.76812" calcext:value-type="float">
            <text:p>42,76812</text:p>
          </table:table-cell>
          <table:table-cell table:formula="of:=AVERAGE(OFFSET(([$3klasy.P$1:$3klasy.P$50]); 51*([.$A5]-1); 0))" office:value-type="float" office:value="42.91258" calcext:value-type="float">
            <text:p>42,91258</text:p>
          </table:table-cell>
          <table:table-cell table:formula="of:=AVERAGE(OFFSET(([$3klasy.Q$1:$3klasy.Q$50]); 51*([.$A5]-1); 0))" office:value-type="float" office:value="42.79472" calcext:value-type="float">
            <text:p>42,79472</text:p>
          </table:table-cell>
          <table:table-cell table:formula="of:=AVERAGE(OFFSET(([$3klasy.R$1:$3klasy.R$50]); 51*([.$A5]-1); 0))" office:value-type="float" office:value="42.79472" calcext:value-type="float">
            <text:p>42,79472</text:p>
          </table:table-cell>
          <table:table-cell table:formula="of:=AVERAGE(OFFSET(([$3klasy.S$1:$3klasy.S$50]); 51*([.$A5]-1); 0))" office:value-type="float" office:value="42.61978" calcext:value-type="float">
            <text:p>42,61978</text:p>
          </table:table-cell>
          <table:table-cell table:formula="of:=AVERAGE(OFFSET(([$3klasy.T$1:$3klasy.T$50]); 51*([.$A5]-1); 0))" office:value-type="float" office:value="42.3155" calcext:value-type="float">
            <text:p>42,3155</text:p>
          </table:table-cell>
          <table:table-cell table:formula="of:=AVERAGE(OFFSET(([$3klasy.U$1:$3klasy.U$50]); 51*([.$A5]-1); 0))" office:value-type="float" office:value="42.51712" calcext:value-type="float">
            <text:p>42,51712</text:p>
          </table:table-cell>
          <table:table-cell table:formula="of:=AVERAGE(OFFSET(([$3klasy.V$1:$3klasy.V$50]); 51*([.$A5]-1); 0))" office:value-type="float" office:value="42.51712" calcext:value-type="float">
            <text:p>42,51712</text:p>
          </table:table-cell>
          <table:table-cell table:formula="of:=AVERAGE(OFFSET(([$3klasy.W$1:$3klasy.W$50]); 51*([.$A5]-1); 0))" office:value-type="float" office:value="42.62352" calcext:value-type="float">
            <text:p>42,62352</text:p>
          </table:table-cell>
          <table:table-cell table:formula="of:=AVERAGE(OFFSET(([$3klasy.X$1:$3klasy.X$50]); 51*([.$A5]-1); 0))" office:value-type="float" office:value="42.62352" calcext:value-type="float">
            <text:p>42,62352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OFFSET(([$3klasy.A$1:$3klasy.A$50]); 51*([.$A6]-1); 0))" office:value-type="float" office:value="47.11324" calcext:value-type="float">
            <text:p>47,11324</text:p>
          </table:table-cell>
          <table:table-cell table:formula="of:=AVERAGE(OFFSET(([$3klasy.B$1:$3klasy.B$50]); 51*([.$A6]-1); 0))" office:value-type="float" office:value="46.7339" calcext:value-type="float">
            <text:p>46,7339</text:p>
          </table:table-cell>
          <table:table-cell table:formula="of:=AVERAGE(OFFSET(([$3klasy.C$1:$3klasy.C$50]); 51*([.$A6]-1); 0))" office:value-type="float" office:value="47.31966" calcext:value-type="float">
            <text:p>47,31966</text:p>
          </table:table-cell>
          <table:table-cell table:formula="of:=AVERAGE(OFFSET(([$3klasy.D$1:$3klasy.D$50]); 51*([.$A6]-1); 0))" office:value-type="float" office:value="46.99372" calcext:value-type="float">
            <text:p>46,99372</text:p>
          </table:table-cell>
          <table:table-cell table:formula="of:=AVERAGE(OFFSET(([$3klasy.E$1:$3klasy.E$50]); 51*([.$A6]-1); 0))" office:value-type="float" office:value="45.97936" calcext:value-type="float">
            <text:p>45,97936</text:p>
          </table:table-cell>
          <table:table-cell table:formula="of:=AVERAGE(OFFSET(([$3klasy.F$1:$3klasy.F$50]); 51*([.$A6]-1); 0))" office:value-type="float" office:value="46.2144" calcext:value-type="float">
            <text:p>46,2144</text:p>
          </table:table-cell>
          <table:table-cell table:formula="of:=AVERAGE(OFFSET(([$3klasy.G$1:$3klasy.G$50]); 51*([.$A6]-1); 0))" office:value-type="float" office:value="45.7896" calcext:value-type="float">
            <text:p>45,7896</text:p>
          </table:table-cell>
          <table:table-cell table:formula="of:=AVERAGE(OFFSET(([$3klasy.H$1:$3klasy.H$50]); 51*([.$A6]-1); 0))" office:value-type="float" office:value="44.66394" calcext:value-type="float">
            <text:p>44,66394</text:p>
          </table:table-cell>
          <table:table-cell table:formula="of:=AVERAGE(OFFSET(([$3klasy.I$1:$3klasy.I$50]); 51*([.$A6]-1); 0))" office:value-type="float" office:value="44.4247" calcext:value-type="float">
            <text:p>44,4247</text:p>
          </table:table-cell>
          <table:table-cell table:formula="of:=AVERAGE(OFFSET(([$3klasy.J$1:$3klasy.J$50]); 51*([.$A6]-1); 0))" office:value-type="float" office:value="44.7463" calcext:value-type="float">
            <text:p>44,7463</text:p>
          </table:table-cell>
          <table:table-cell table:formula="of:=AVERAGE(OFFSET(([$3klasy.K$1:$3klasy.K$50]); 51*([.$A6]-1); 0))" office:value-type="float" office:value="44.59382" calcext:value-type="float">
            <text:p>44,59382</text:p>
          </table:table-cell>
          <table:table-cell table:formula="of:=AVERAGE(OFFSET(([$3klasy.L$1:$3klasy.L$50]); 51*([.$A6]-1); 0))" office:value-type="float" office:value="44.7175" calcext:value-type="float">
            <text:p>44,7175</text:p>
          </table:table-cell>
          <table:table-cell table:formula="of:=AVERAGE(OFFSET(([$3klasy.M$1:$3klasy.M$50]); 51*([.$A6]-1); 0))" office:value-type="float" office:value="44.63088" calcext:value-type="float">
            <text:p>44,63088</text:p>
          </table:table-cell>
          <table:table-cell table:formula="of:=AVERAGE(OFFSET(([$3klasy.N$1:$3klasy.N$50]); 51*([.$A6]-1); 0))" office:value-type="float" office:value="44.72978" calcext:value-type="float">
            <text:p>44,72978</text:p>
          </table:table-cell>
          <table:table-cell table:formula="of:=AVERAGE(OFFSET(([$3klasy.O$1:$3klasy.O$50]); 51*([.$A6]-1); 0))" office:value-type="float" office:value="44.74626" calcext:value-type="float">
            <text:p>44,74626</text:p>
          </table:table-cell>
          <table:table-cell table:formula="of:=AVERAGE(OFFSET(([$3klasy.P$1:$3klasy.P$50]); 51*([.$A6]-1); 0))" office:value-type="float" office:value="44.771" calcext:value-type="float">
            <text:p>44,771</text:p>
          </table:table-cell>
          <table:table-cell table:formula="of:=AVERAGE(OFFSET(([$3klasy.Q$1:$3klasy.Q$50]); 51*([.$A6]-1); 0))" office:value-type="float" office:value="44.8949" calcext:value-type="float">
            <text:p>44,8949</text:p>
          </table:table-cell>
          <table:table-cell table:formula="of:=AVERAGE(OFFSET(([$3klasy.R$1:$3klasy.R$50]); 51*([.$A6]-1); 0))" office:value-type="float" office:value="45.01034" calcext:value-type="float">
            <text:p>45,01034</text:p>
          </table:table-cell>
          <table:table-cell table:formula="of:=AVERAGE(OFFSET(([$3klasy.S$1:$3klasy.S$50]); 51*([.$A6]-1); 0))" office:value-type="float" office:value="44.80822" calcext:value-type="float">
            <text:p>44,80822</text:p>
          </table:table-cell>
          <table:table-cell table:formula="of:=AVERAGE(OFFSET(([$3klasy.T$1:$3klasy.T$50]); 51*([.$A6]-1); 0))" office:value-type="float" office:value="44.95672" calcext:value-type="float">
            <text:p>44,95672</text:p>
          </table:table-cell>
          <table:table-cell table:formula="of:=AVERAGE(OFFSET(([$3klasy.U$1:$3klasy.U$50]); 51*([.$A6]-1); 0))" office:value-type="float" office:value="44.79996" calcext:value-type="float">
            <text:p>44,79996</text:p>
          </table:table-cell>
          <table:table-cell table:formula="of:=AVERAGE(OFFSET(([$3klasy.V$1:$3klasy.V$50]); 51*([.$A6]-1); 0))" office:value-type="float" office:value="45.22482" calcext:value-type="float">
            <text:p>45,22482</text:p>
          </table:table-cell>
          <table:table-cell table:formula="of:=AVERAGE(OFFSET(([$3klasy.W$1:$3klasy.W$50]); 51*([.$A6]-1); 0))" office:value-type="float" office:value="45.74842" calcext:value-type="float">
            <text:p>45,74842</text:p>
          </table:table-cell>
          <table:table-cell table:formula="of:=AVERAGE(OFFSET(([$3klasy.X$1:$3klasy.X$50]); 51*([.$A6]-1); 0))" office:value-type="float" office:value="46.6392" calcext:value-type="float">
            <text:p>46,6392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OFFSET(([$3klasy.A$1:$3klasy.A$50]); 51*([.$A7]-1); 0))" office:value-type="float" office:value="48.56584" calcext:value-type="float">
            <text:p>48,56584</text:p>
          </table:table-cell>
          <table:table-cell table:formula="of:=AVERAGE(OFFSET(([$3klasy.B$1:$3klasy.B$50]); 51*([.$A7]-1); 0))" office:value-type="float" office:value="48.60842" calcext:value-type="float">
            <text:p>48,60842</text:p>
          </table:table-cell>
          <table:table-cell table:formula="of:=AVERAGE(OFFSET(([$3klasy.C$1:$3klasy.C$50]); 51*([.$A7]-1); 0))" office:value-type="float" office:value="48.50636" calcext:value-type="float">
            <text:p>48,50636</text:p>
          </table:table-cell>
          <table:table-cell table:formula="of:=AVERAGE(OFFSET(([$3klasy.D$1:$3klasy.D$50]); 51*([.$A7]-1); 0))" office:value-type="float" office:value="48.5106" calcext:value-type="float">
            <text:p>48,5106</text:p>
          </table:table-cell>
          <table:table-cell table:formula="of:=AVERAGE(OFFSET(([$3klasy.E$1:$3klasy.E$50]); 51*([.$A7]-1); 0))" office:value-type="float" office:value="47.70628" calcext:value-type="float">
            <text:p>47,70628</text:p>
          </table:table-cell>
          <table:table-cell table:formula="of:=AVERAGE(OFFSET(([$3klasy.F$1:$3klasy.F$50]); 51*([.$A7]-1); 0))" office:value-type="float" office:value="47.55738" calcext:value-type="float">
            <text:p>47,55738</text:p>
          </table:table-cell>
          <table:table-cell table:formula="of:=AVERAGE(OFFSET(([$3klasy.G$1:$3klasy.G$50]); 51*([.$A7]-1); 0))" office:value-type="float" office:value="47.03818" calcext:value-type="float">
            <text:p>47,03818</text:p>
          </table:table-cell>
          <table:table-cell table:formula="of:=AVERAGE(OFFSET(([$3klasy.H$1:$3klasy.H$50]); 51*([.$A7]-1); 0))" office:value-type="float" office:value="47.10206" calcext:value-type="float">
            <text:p>47,10206</text:p>
          </table:table-cell>
          <table:table-cell table:formula="of:=AVERAGE(OFFSET(([$3klasy.I$1:$3klasy.I$50]); 51*([.$A7]-1); 0))" office:value-type="float" office:value="47.38288" calcext:value-type="float">
            <text:p>47,38288</text:p>
          </table:table-cell>
          <table:table-cell table:formula="of:=AVERAGE(OFFSET(([$3klasy.J$1:$3klasy.J$50]); 51*([.$A7]-1); 0))" office:value-type="float" office:value="47.54876" calcext:value-type="float">
            <text:p>47,54876</text:p>
          </table:table-cell>
          <table:table-cell table:formula="of:=AVERAGE(OFFSET(([$3klasy.K$1:$3klasy.K$50]); 51*([.$A7]-1); 0))" office:value-type="float" office:value="47.19568" calcext:value-type="float">
            <text:p>47,19568</text:p>
          </table:table-cell>
          <table:table-cell table:formula="of:=AVERAGE(OFFSET(([$3klasy.L$1:$3klasy.L$50]); 51*([.$A7]-1); 0))" office:value-type="float" office:value="47.25518" calcext:value-type="float">
            <text:p>47,25518</text:p>
          </table:table-cell>
          <table:table-cell table:formula="of:=AVERAGE(OFFSET(([$3klasy.M$1:$3klasy.M$50]); 51*([.$A7]-1); 0))" office:value-type="float" office:value="47.05958" calcext:value-type="float">
            <text:p>47,05958</text:p>
          </table:table-cell>
          <table:table-cell table:formula="of:=AVERAGE(OFFSET(([$3klasy.N$1:$3klasy.N$50]); 51*([.$A7]-1); 0))" office:value-type="float" office:value="47.02548" calcext:value-type="float">
            <text:p>47,02548</text:p>
          </table:table-cell>
          <table:table-cell table:formula="of:=AVERAGE(OFFSET(([$3klasy.O$1:$3klasy.O$50]); 51*([.$A7]-1); 0))" office:value-type="float" office:value="47.251" calcext:value-type="float">
            <text:p>47,251</text:p>
          </table:table-cell>
          <table:table-cell table:formula="of:=AVERAGE(OFFSET(([$3klasy.P$1:$3klasy.P$50]); 51*([.$A7]-1); 0))" office:value-type="float" office:value="47.0553" calcext:value-type="float">
            <text:p>47,0553</text:p>
          </table:table-cell>
          <table:table-cell table:formula="of:=AVERAGE(OFFSET(([$3klasy.Q$1:$3klasy.Q$50]); 51*([.$A7]-1); 0))" office:value-type="float" office:value="47.45956" calcext:value-type="float">
            <text:p>47,45956</text:p>
          </table:table-cell>
          <table:table-cell table:formula="of:=AVERAGE(OFFSET(([$3klasy.R$1:$3klasy.R$50]); 51*([.$A7]-1); 0))" office:value-type="float" office:value="47.70638" calcext:value-type="float">
            <text:p>47,70638</text:p>
          </table:table-cell>
          <table:table-cell table:formula="of:=AVERAGE(OFFSET(([$3klasy.S$1:$3klasy.S$50]); 51*([.$A7]-1); 0))" office:value-type="float" office:value="47.65944" calcext:value-type="float">
            <text:p>47,65944</text:p>
          </table:table-cell>
          <table:table-cell table:formula="of:=AVERAGE(OFFSET(([$3klasy.T$1:$3klasy.T$50]); 51*([.$A7]-1); 0))" office:value-type="float" office:value="47.07652" calcext:value-type="float">
            <text:p>47,07652</text:p>
          </table:table-cell>
          <table:table-cell table:formula="of:=AVERAGE(OFFSET(([$3klasy.U$1:$3klasy.U$50]); 51*([.$A7]-1); 0))" office:value-type="float" office:value="47.97432" calcext:value-type="float">
            <text:p>47,97432</text:p>
          </table:table-cell>
          <table:table-cell table:formula="of:=AVERAGE(OFFSET(([$3klasy.V$1:$3klasy.V$50]); 51*([.$A7]-1); 0))" office:value-type="float" office:value="47.94462" calcext:value-type="float">
            <text:p>47,94462</text:p>
          </table:table-cell>
          <table:table-cell table:formula="of:=AVERAGE(OFFSET(([$3klasy.W$1:$3klasy.W$50]); 51*([.$A7]-1); 0))" office:value-type="float" office:value="48.11492" calcext:value-type="float">
            <text:p>48,11492</text:p>
          </table:table-cell>
          <table:table-cell table:formula="of:=AVERAGE(OFFSET(([$3klasy.X$1:$3klasy.X$50]); 51*([.$A7]-1); 0))" office:value-type="float" office:value="48.08084" calcext:value-type="float">
            <text:p>48,08084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OFFSET(([$3klasy.A$1:$3klasy.A$50]); 51*([.$A8]-1); 0))" office:value-type="float" office:value="47.4231" calcext:value-type="float">
            <text:p>47,4231</text:p>
          </table:table-cell>
          <table:table-cell table:formula="of:=AVERAGE(OFFSET(([$3klasy.B$1:$3klasy.B$50]); 51*([.$A8]-1); 0))" office:value-type="float" office:value="47.71802" calcext:value-type="float">
            <text:p>47,71802</text:p>
          </table:table-cell>
          <table:table-cell table:formula="of:=AVERAGE(OFFSET(([$3klasy.C$1:$3klasy.C$50]); 51*([.$A8]-1); 0))" office:value-type="float" office:value="47.94032" calcext:value-type="float">
            <text:p>47,94032</text:p>
          </table:table-cell>
          <table:table-cell table:formula="of:=AVERAGE(OFFSET(([$3klasy.D$1:$3klasy.D$50]); 51*([.$A8]-1); 0))" office:value-type="float" office:value="48.58132" calcext:value-type="float">
            <text:p>48,58132</text:p>
          </table:table-cell>
          <table:table-cell table:formula="of:=AVERAGE(OFFSET(([$3klasy.E$1:$3klasy.E$50]); 51*([.$A8]-1); 0))" office:value-type="float" office:value="49.67528" calcext:value-type="float">
            <text:p>49,67528</text:p>
          </table:table-cell>
          <table:table-cell table:formula="of:=AVERAGE(OFFSET(([$3klasy.F$1:$3klasy.F$50]); 51*([.$A8]-1); 0))" office:value-type="float" office:value="49.92746" calcext:value-type="float">
            <text:p>49,92746</text:p>
          </table:table-cell>
          <table:table-cell table:formula="of:=AVERAGE(OFFSET(([$3klasy.G$1:$3klasy.G$50]); 51*([.$A8]-1); 0))" office:value-type="float" office:value="50.0513" calcext:value-type="float">
            <text:p>50,0513</text:p>
          </table:table-cell>
          <table:table-cell table:formula="of:=AVERAGE(OFFSET(([$3klasy.H$1:$3klasy.H$50]); 51*([.$A8]-1); 0))" office:value-type="float" office:value="50.24364" calcext:value-type="float">
            <text:p>50,24364</text:p>
          </table:table-cell>
          <table:table-cell table:formula="of:=AVERAGE(OFFSET(([$3klasy.I$1:$3klasy.I$50]); 51*([.$A8]-1); 0))" office:value-type="float" office:value="50.05986" calcext:value-type="float">
            <text:p>50,05986</text:p>
          </table:table-cell>
          <table:table-cell table:formula="of:=AVERAGE(OFFSET(([$3klasy.J$1:$3klasy.J$50]); 51*([.$A8]-1); 0))" office:value-type="float" office:value="49.90186" calcext:value-type="float">
            <text:p>49,90186</text:p>
          </table:table-cell>
          <table:table-cell table:formula="of:=AVERAGE(OFFSET(([$3klasy.K$1:$3klasy.K$50]); 51*([.$A8]-1); 0))" office:value-type="float" office:value="50.70096" calcext:value-type="float">
            <text:p>50,70096</text:p>
          </table:table-cell>
          <table:table-cell table:formula="of:=AVERAGE(OFFSET(([$3klasy.L$1:$3klasy.L$50]); 51*([.$A8]-1); 0))" office:value-type="float" office:value="50.9145" calcext:value-type="float">
            <text:p>50,9145</text:p>
          </table:table-cell>
          <table:table-cell table:formula="of:=AVERAGE(OFFSET(([$3klasy.M$1:$3klasy.M$50]); 51*([.$A8]-1); 0))" office:value-type="float" office:value="50.97868" calcext:value-type="float">
            <text:p>50,97868</text:p>
          </table:table-cell>
          <table:table-cell table:formula="of:=AVERAGE(OFFSET(([$3klasy.N$1:$3klasy.N$50]); 51*([.$A8]-1); 0))" office:value-type="float" office:value="51.18804" calcext:value-type="float">
            <text:p>51,18804</text:p>
          </table:table-cell>
          <table:table-cell table:formula="of:=AVERAGE(OFFSET(([$3klasy.O$1:$3klasy.O$50]); 51*([.$A8]-1); 0))" office:value-type="float" office:value="51.3975" calcext:value-type="float">
            <text:p>51,3975</text:p>
          </table:table-cell>
          <table:table-cell table:formula="of:=AVERAGE(OFFSET(([$3klasy.P$1:$3klasy.P$50]); 51*([.$A8]-1); 0))" office:value-type="float" office:value="51.3975" calcext:value-type="float">
            <text:p>51,3975</text:p>
          </table:table-cell>
          <table:table-cell table:formula="of:=AVERAGE(OFFSET(([$3klasy.Q$1:$3klasy.Q$50]); 51*([.$A8]-1); 0))" office:value-type="float" office:value="51.47866" calcext:value-type="float">
            <text:p>51,47866</text:p>
          </table:table-cell>
          <table:table-cell table:formula="of:=AVERAGE(OFFSET(([$3klasy.R$1:$3klasy.R$50]); 51*([.$A8]-1); 0))" office:value-type="float" office:value="51.47866" calcext:value-type="float">
            <text:p>51,47866</text:p>
          </table:table-cell>
          <table:table-cell table:formula="of:=AVERAGE(OFFSET(([$3klasy.S$1:$3klasy.S$50]); 51*([.$A8]-1); 0))" office:value-type="float" office:value="51.51712" calcext:value-type="float">
            <text:p>51,51712</text:p>
          </table:table-cell>
          <table:table-cell table:formula="of:=AVERAGE(OFFSET(([$3klasy.T$1:$3klasy.T$50]); 51*([.$A8]-1); 0))" office:value-type="float" office:value="51.51712" calcext:value-type="float">
            <text:p>51,51712</text:p>
          </table:table-cell>
          <table:table-cell table:formula="of:=AVERAGE(OFFSET(([$3klasy.U$1:$3klasy.U$50]); 51*([.$A8]-1); 0))" office:value-type="float" office:value="51.51712" calcext:value-type="float">
            <text:p>51,51712</text:p>
          </table:table-cell>
          <table:table-cell table:formula="of:=AVERAGE(OFFSET(([$3klasy.V$1:$3klasy.V$50]); 51*([.$A8]-1); 0))" office:value-type="float" office:value="51.51712" calcext:value-type="float">
            <text:p>51,51712</text:p>
          </table:table-cell>
          <table:table-cell table:formula="of:=AVERAGE(OFFSET(([$3klasy.W$1:$3klasy.W$50]); 51*([.$A8]-1); 0))" office:value-type="float" office:value="51.61966" calcext:value-type="float">
            <text:p>51,61966</text:p>
          </table:table-cell>
          <table:table-cell table:formula="of:=AVERAGE(OFFSET(([$3klasy.X$1:$3klasy.X$50]); 51*([.$A8]-1); 0))" office:value-type="float" office:value="51.61966" calcext:value-type="float">
            <text:p>51,61966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OFFSET(([$3klasy.A$1:$3klasy.A$50]); 51*([.$A9]-1); 0))" office:value-type="float" office:value="48.81764" calcext:value-type="float">
            <text:p>48,81764</text:p>
          </table:table-cell>
          <table:table-cell table:formula="of:=AVERAGE(OFFSET(([$3klasy.B$1:$3klasy.B$50]); 51*([.$A9]-1); 0))" office:value-type="float" office:value="49.43306" calcext:value-type="float">
            <text:p>49,43306</text:p>
          </table:table-cell>
          <table:table-cell table:formula="of:=AVERAGE(OFFSET(([$3klasy.C$1:$3klasy.C$50]); 51*([.$A9]-1); 0))" office:value-type="float" office:value="49.28358" calcext:value-type="float">
            <text:p>49,28358</text:p>
          </table:table-cell>
          <table:table-cell table:formula="of:=AVERAGE(OFFSET(([$3klasy.D$1:$3klasy.D$50]); 51*([.$A9]-1); 0))" office:value-type="float" office:value="47.70114" calcext:value-type="float">
            <text:p>47,70114</text:p>
          </table:table-cell>
          <table:table-cell table:formula="of:=AVERAGE(OFFSET(([$3klasy.E$1:$3klasy.E$50]); 51*([.$A9]-1); 0))" office:value-type="float" office:value="47.29672" calcext:value-type="float">
            <text:p>47,29672</text:p>
          </table:table-cell>
          <table:table-cell table:formula="of:=AVERAGE(OFFSET(([$3klasy.F$1:$3klasy.F$50]); 51*([.$A9]-1); 0))" office:value-type="float" office:value="47.70986" calcext:value-type="float">
            <text:p>47,70986</text:p>
          </table:table-cell>
          <table:table-cell table:formula="of:=AVERAGE(OFFSET(([$3klasy.G$1:$3klasy.G$50]); 51*([.$A9]-1); 0))" office:value-type="float" office:value="48.24178" calcext:value-type="float">
            <text:p>48,24178</text:p>
          </table:table-cell>
          <table:table-cell table:formula="of:=AVERAGE(OFFSET(([$3klasy.H$1:$3klasy.H$50]); 51*([.$A9]-1); 0))" office:value-type="float" office:value="48.49234" calcext:value-type="float">
            <text:p>48,49234</text:p>
          </table:table-cell>
          <table:table-cell table:formula="of:=AVERAGE(OFFSET(([$3klasy.I$1:$3klasy.I$50]); 51*([.$A9]-1); 0))" office:value-type="float" office:value="48.47026" calcext:value-type="float">
            <text:p>48,47026</text:p>
          </table:table-cell>
          <table:table-cell table:formula="of:=AVERAGE(OFFSET(([$3klasy.J$1:$3klasy.J$50]); 51*([.$A9]-1); 0))" office:value-type="float" office:value="48.66372" calcext:value-type="float">
            <text:p>48,66372</text:p>
          </table:table-cell>
          <table:table-cell table:formula="of:=AVERAGE(OFFSET(([$3klasy.K$1:$3klasy.K$50]); 51*([.$A9]-1); 0))" office:value-type="float" office:value="49.87264" calcext:value-type="float">
            <text:p>49,87264</text:p>
          </table:table-cell>
          <table:table-cell table:formula="of:=AVERAGE(OFFSET(([$3klasy.L$1:$3klasy.L$50]); 51*([.$A9]-1); 0))" office:value-type="float" office:value="48.9539" calcext:value-type="float">
            <text:p>48,9539</text:p>
          </table:table-cell>
          <table:table-cell table:formula="of:=AVERAGE(OFFSET(([$3klasy.M$1:$3klasy.M$50]); 51*([.$A9]-1); 0))" office:value-type="float" office:value="48.03076" calcext:value-type="float">
            <text:p>48,03076</text:p>
          </table:table-cell>
          <table:table-cell table:formula="of:=AVERAGE(OFFSET(([$3klasy.N$1:$3klasy.N$50]); 51*([.$A9]-1); 0))" office:value-type="float" office:value="47.88582" calcext:value-type="float">
            <text:p>47,88582</text:p>
          </table:table-cell>
          <table:table-cell table:formula="of:=AVERAGE(OFFSET(([$3klasy.O$1:$3klasy.O$50]); 51*([.$A9]-1); 0))" office:value-type="float" office:value="47.45068" calcext:value-type="float">
            <text:p>47,45068</text:p>
          </table:table-cell>
          <table:table-cell table:formula="of:=AVERAGE(OFFSET(([$3klasy.P$1:$3klasy.P$50]); 51*([.$A9]-1); 0))" office:value-type="float" office:value="47.9869" calcext:value-type="float">
            <text:p>47,9869</text:p>
          </table:table-cell>
          <table:table-cell table:formula="of:=AVERAGE(OFFSET(([$3klasy.Q$1:$3klasy.Q$50]); 51*([.$A9]-1); 0))" office:value-type="float" office:value="48.50122" calcext:value-type="float">
            <text:p>48,50122</text:p>
          </table:table-cell>
          <table:table-cell table:formula="of:=AVERAGE(OFFSET(([$3klasy.R$1:$3klasy.R$50]); 51*([.$A9]-1); 0))" office:value-type="float" office:value="48.3737" calcext:value-type="float">
            <text:p>48,3737</text:p>
          </table:table-cell>
          <table:table-cell table:formula="of:=AVERAGE(OFFSET(([$3klasy.S$1:$3klasy.S$50]); 51*([.$A9]-1); 0))" office:value-type="float" office:value="48.3649" calcext:value-type="float">
            <text:p>48,3649</text:p>
          </table:table-cell>
          <table:table-cell table:formula="of:=AVERAGE(OFFSET(([$3klasy.T$1:$3klasy.T$50]); 51*([.$A9]-1); 0))" office:value-type="float" office:value="47.44186" calcext:value-type="float">
            <text:p>47,44186</text:p>
          </table:table-cell>
          <table:table-cell table:formula="of:=AVERAGE(OFFSET(([$3klasy.U$1:$3klasy.U$50]); 51*([.$A9]-1); 0))" office:value-type="float" office:value="47.45504" calcext:value-type="float">
            <text:p>47,45504</text:p>
          </table:table-cell>
          <table:table-cell table:formula="of:=AVERAGE(OFFSET(([$3klasy.V$1:$3klasy.V$50]); 51*([.$A9]-1); 0))" office:value-type="float" office:value="47.9385" calcext:value-type="float">
            <text:p>47,9385</text:p>
          </table:table-cell>
          <table:table-cell table:formula="of:=AVERAGE(OFFSET(([$3klasy.W$1:$3klasy.W$50]); 51*([.$A9]-1); 0))" office:value-type="float" office:value="47.78474" calcext:value-type="float">
            <text:p>47,78474</text:p>
          </table:table-cell>
          <table:table-cell table:formula="of:=AVERAGE(OFFSET(([$3klasy.X$1:$3klasy.X$50]); 51*([.$A9]-1); 0))" office:value-type="float" office:value="47.66598" calcext:value-type="float">
            <text:p>47,66598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OFFSET(([$3klasy.A$1:$3klasy.A$50]); 51*([.$A10]-1); 0))" office:value-type="float" office:value="47.82676" calcext:value-type="float">
            <text:p>47,82676</text:p>
          </table:table-cell>
          <table:table-cell table:formula="of:=AVERAGE(OFFSET(([$3klasy.B$1:$3klasy.B$50]); 51*([.$A10]-1); 0))" office:value-type="float" office:value="48.03562" calcext:value-type="float">
            <text:p>48,03562</text:p>
          </table:table-cell>
          <table:table-cell table:formula="of:=AVERAGE(OFFSET(([$3klasy.C$1:$3klasy.C$50]); 51*([.$A10]-1); 0))" office:value-type="float" office:value="47.63122" calcext:value-type="float">
            <text:p>47,63122</text:p>
          </table:table-cell>
          <table:table-cell table:formula="of:=AVERAGE(OFFSET(([$3klasy.D$1:$3klasy.D$50]); 51*([.$A10]-1); 0))" office:value-type="float" office:value="47.74234" calcext:value-type="float">
            <text:p>47,74234</text:p>
          </table:table-cell>
          <table:table-cell table:formula="of:=AVERAGE(OFFSET(([$3klasy.E$1:$3klasy.E$50]); 51*([.$A10]-1); 0))" office:value-type="float" office:value="47.57786" calcext:value-type="float">
            <text:p>47,57786</text:p>
          </table:table-cell>
          <table:table-cell table:formula="of:=AVERAGE(OFFSET(([$3klasy.F$1:$3klasy.F$50]); 51*([.$A10]-1); 0))" office:value-type="float" office:value="48.34232" calcext:value-type="float">
            <text:p>48,34232</text:p>
          </table:table-cell>
          <table:table-cell table:formula="of:=AVERAGE(OFFSET(([$3klasy.G$1:$3klasy.G$50]); 51*([.$A10]-1); 0))" office:value-type="float" office:value="48.81788" calcext:value-type="float">
            <text:p>48,81788</text:p>
          </table:table-cell>
          <table:table-cell table:formula="of:=AVERAGE(OFFSET(([$3klasy.H$1:$3klasy.H$50]); 51*([.$A10]-1); 0))" office:value-type="float" office:value="48.73344" calcext:value-type="float">
            <text:p>48,73344</text:p>
          </table:table-cell>
          <table:table-cell table:formula="of:=AVERAGE(OFFSET(([$3klasy.I$1:$3klasy.I$50]); 51*([.$A10]-1); 0))" office:value-type="float" office:value="48.10672" calcext:value-type="float">
            <text:p>48,10672</text:p>
          </table:table-cell>
          <table:table-cell table:formula="of:=AVERAGE(OFFSET(([$3klasy.J$1:$3klasy.J$50]); 51*([.$A10]-1); 0))" office:value-type="float" office:value="48.44902" calcext:value-type="float">
            <text:p>48,44902</text:p>
          </table:table-cell>
          <table:table-cell table:formula="of:=AVERAGE(OFFSET(([$3klasy.K$1:$3klasy.K$50]); 51*([.$A10]-1); 0))" office:value-type="float" office:value="48.75122" calcext:value-type="float">
            <text:p>48,75122</text:p>
          </table:table-cell>
          <table:table-cell table:formula="of:=AVERAGE(OFFSET(([$3klasy.L$1:$3klasy.L$50]); 51*([.$A10]-1); 0))" office:value-type="float" office:value="49.37342" calcext:value-type="float">
            <text:p>49,37342</text:p>
          </table:table-cell>
          <table:table-cell table:formula="of:=AVERAGE(OFFSET(([$3klasy.M$1:$3klasy.M$50]); 51*([.$A10]-1); 0))" office:value-type="float" office:value="49.2713" calcext:value-type="float">
            <text:p>49,2713</text:p>
          </table:table-cell>
          <table:table-cell table:formula="of:=AVERAGE(OFFSET(([$3klasy.N$1:$3klasy.N$50]); 51*([.$A10]-1); 0))" office:value-type="float" office:value="49.209" calcext:value-type="float">
            <text:p>49,209</text:p>
          </table:table-cell>
          <table:table-cell table:formula="of:=AVERAGE(OFFSET(([$3klasy.O$1:$3klasy.O$50]); 51*([.$A10]-1); 0))" office:value-type="float" office:value="49.22674" calcext:value-type="float">
            <text:p>49,22674</text:p>
          </table:table-cell>
          <table:table-cell table:formula="of:=AVERAGE(OFFSET(([$3klasy.P$1:$3klasy.P$50]); 51*([.$A10]-1); 0))" office:value-type="float" office:value="49.43118" calcext:value-type="float">
            <text:p>49,43118</text:p>
          </table:table-cell>
          <table:table-cell table:formula="of:=AVERAGE(OFFSET(([$3klasy.Q$1:$3klasy.Q$50]); 51*([.$A10]-1); 0))" office:value-type="float" office:value="49.21794" calcext:value-type="float">
            <text:p>49,21794</text:p>
          </table:table-cell>
          <table:table-cell table:formula="of:=AVERAGE(OFFSET(([$3klasy.R$1:$3klasy.R$50]); 51*([.$A10]-1); 0))" office:value-type="float" office:value="48.7379" calcext:value-type="float">
            <text:p>48,7379</text:p>
          </table:table-cell>
          <table:table-cell table:formula="of:=AVERAGE(OFFSET(([$3klasy.S$1:$3klasy.S$50]); 51*([.$A10]-1); 0))" office:value-type="float" office:value="48.6002" calcext:value-type="float">
            <text:p>48,6002</text:p>
          </table:table-cell>
          <table:table-cell table:formula="of:=AVERAGE(OFFSET(([$3klasy.T$1:$3klasy.T$50]); 51*([.$A10]-1); 0))" office:value-type="float" office:value="48.6002" calcext:value-type="float">
            <text:p>48,6002</text:p>
          </table:table-cell>
          <table:table-cell table:formula="of:=AVERAGE(OFFSET(([$3klasy.U$1:$3klasy.U$50]); 51*([.$A10]-1); 0))" office:value-type="float" office:value="48.57346" calcext:value-type="float">
            <text:p>48,57346</text:p>
          </table:table-cell>
          <table:table-cell table:formula="of:=AVERAGE(OFFSET(([$3klasy.V$1:$3klasy.V$50]); 51*([.$A10]-1); 0))" office:value-type="float" office:value="48.57346" calcext:value-type="float">
            <text:p>48,57346</text:p>
          </table:table-cell>
          <table:table-cell table:formula="of:=AVERAGE(OFFSET(([$3klasy.W$1:$3klasy.W$50]); 51*([.$A10]-1); 0))" office:value-type="float" office:value="49.00454" calcext:value-type="float">
            <text:p>49,00454</text:p>
          </table:table-cell>
          <table:table-cell table:formula="of:=AVERAGE(OFFSET(([$3klasy.X$1:$3klasy.X$50]); 51*([.$A10]-1); 0))" office:value-type="float" office:value="49.0046" calcext:value-type="float">
            <text:p>49,0046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OFFSET(([$3klasy.A$1:$3klasy.A$50]); 51*([.$A11]-1); 0))" office:value-type="float" office:value="45.1829" calcext:value-type="float">
            <text:p>45,1829</text:p>
          </table:table-cell>
          <table:table-cell table:formula="of:=AVERAGE(OFFSET(([$3klasy.B$1:$3klasy.B$50]); 51*([.$A11]-1); 0))" office:value-type="float" office:value="45.83026" calcext:value-type="float">
            <text:p>45,83026</text:p>
          </table:table-cell>
          <table:table-cell table:formula="of:=AVERAGE(OFFSET(([$3klasy.C$1:$3klasy.C$50]); 51*([.$A11]-1); 0))" office:value-type="float" office:value="46.12048" calcext:value-type="float">
            <text:p>46,12048</text:p>
          </table:table-cell>
          <table:table-cell table:formula="of:=AVERAGE(OFFSET(([$3klasy.D$1:$3klasy.D$50]); 51*([.$A11]-1); 0))" office:value-type="float" office:value="46.24094" calcext:value-type="float">
            <text:p>46,24094</text:p>
          </table:table-cell>
          <table:table-cell table:formula="of:=AVERAGE(OFFSET(([$3klasy.E$1:$3klasy.E$50]); 51*([.$A11]-1); 0))" office:value-type="float" office:value="46.18286" calcext:value-type="float">
            <text:p>46,18286</text:p>
          </table:table-cell>
          <table:table-cell table:formula="of:=AVERAGE(OFFSET(([$3klasy.F$1:$3klasy.F$50]); 51*([.$A11]-1); 0))" office:value-type="float" office:value="46.93284" calcext:value-type="float">
            <text:p>46,93284</text:p>
          </table:table-cell>
          <table:table-cell table:formula="of:=AVERAGE(OFFSET(([$3klasy.G$1:$3klasy.G$50]); 51*([.$A11]-1); 0))" office:value-type="float" office:value="46.58464" calcext:value-type="float">
            <text:p>46,58464</text:p>
          </table:table-cell>
          <table:table-cell table:formula="of:=AVERAGE(OFFSET(([$3klasy.H$1:$3klasy.H$50]); 51*([.$A11]-1); 0))" office:value-type="float" office:value="46.42386" calcext:value-type="float">
            <text:p>46,42386</text:p>
          </table:table-cell>
          <table:table-cell table:formula="of:=AVERAGE(OFFSET(([$3klasy.I$1:$3klasy.I$50]); 51*([.$A11]-1); 0))" office:value-type="float" office:value="46.66048" calcext:value-type="float">
            <text:p>46,66048</text:p>
          </table:table-cell>
          <table:table-cell table:formula="of:=AVERAGE(OFFSET(([$3klasy.J$1:$3klasy.J$50]); 51*([.$A11]-1); 0))" office:value-type="float" office:value="47.03552" calcext:value-type="float">
            <text:p>47,03552</text:p>
          </table:table-cell>
          <table:table-cell table:formula="of:=AVERAGE(OFFSET(([$3klasy.K$1:$3klasy.K$50]); 51*([.$A11]-1); 0))" office:value-type="float" office:value="47.22304" calcext:value-type="float">
            <text:p>47,22304</text:p>
          </table:table-cell>
          <table:table-cell table:formula="of:=AVERAGE(OFFSET(([$3klasy.L$1:$3klasy.L$50]); 51*([.$A11]-1); 0))" office:value-type="float" office:value="46.85694" calcext:value-type="float">
            <text:p>46,85694</text:p>
          </table:table-cell>
          <table:table-cell table:formula="of:=AVERAGE(OFFSET(([$3klasy.M$1:$3klasy.M$50]); 51*([.$A11]-1); 0))" office:value-type="float" office:value="46.70964" calcext:value-type="float">
            <text:p>46,70964</text:p>
          </table:table-cell>
          <table:table-cell table:formula="of:=AVERAGE(OFFSET(([$3klasy.N$1:$3klasy.N$50]); 51*([.$A11]-1); 0))" office:value-type="float" office:value="47.00428" calcext:value-type="float">
            <text:p>47,00428</text:p>
          </table:table-cell>
          <table:table-cell table:formula="of:=AVERAGE(OFFSET(([$3klasy.O$1:$3klasy.O$50]); 51*([.$A11]-1); 0))" office:value-type="float" office:value="47.36146" calcext:value-type="float">
            <text:p>47,36146</text:p>
          </table:table-cell>
          <table:table-cell table:formula="of:=AVERAGE(OFFSET(([$3klasy.P$1:$3klasy.P$50]); 51*([.$A11]-1); 0))" office:value-type="float" office:value="47.7722" calcext:value-type="float">
            <text:p>47,7722</text:p>
          </table:table-cell>
          <table:table-cell table:formula="of:=AVERAGE(OFFSET(([$3klasy.Q$1:$3klasy.Q$50]); 51*([.$A11]-1); 0))" office:value-type="float" office:value="47.77666" calcext:value-type="float">
            <text:p>47,77666</text:p>
          </table:table-cell>
          <table:table-cell table:formula="of:=AVERAGE(OFFSET(([$3klasy.R$1:$3klasy.R$50]); 51*([.$A11]-1); 0))" office:value-type="float" office:value="47.77666" calcext:value-type="float">
            <text:p>47,77666</text:p>
          </table:table-cell>
          <table:table-cell table:formula="of:=AVERAGE(OFFSET(([$3klasy.S$1:$3klasy.S$50]); 51*([.$A11]-1); 0))" office:value-type="float" office:value="48.02664" calcext:value-type="float">
            <text:p>48,02664</text:p>
          </table:table-cell>
          <table:table-cell table:formula="of:=AVERAGE(OFFSET(([$3klasy.T$1:$3klasy.T$50]); 51*([.$A11]-1); 0))" office:value-type="float" office:value="48.33466" calcext:value-type="float">
            <text:p>48,33466</text:p>
          </table:table-cell>
          <table:table-cell table:formula="of:=AVERAGE(OFFSET(([$3klasy.U$1:$3klasy.U$50]); 51*([.$A11]-1); 0))" office:value-type="float" office:value="48.3168" calcext:value-type="float">
            <text:p>48,3168</text:p>
          </table:table-cell>
          <table:table-cell table:formula="of:=AVERAGE(OFFSET(([$3klasy.V$1:$3klasy.V$50]); 51*([.$A11]-1); 0))" office:value-type="float" office:value="48.31682" calcext:value-type="float">
            <text:p>48,31682</text:p>
          </table:table-cell>
          <table:table-cell table:formula="of:=AVERAGE(OFFSET(([$3klasy.W$1:$3klasy.W$50]); 51*([.$A11]-1); 0))" office:value-type="float" office:value="48.4195" calcext:value-type="float">
            <text:p>48,4195</text:p>
          </table:table-cell>
          <table:table-cell table:formula="of:=AVERAGE(OFFSET(([$3klasy.X$1:$3klasy.X$50]); 51*([.$A11]-1); 0))" office:value-type="float" office:value="48.48204" calcext:value-type="float">
            <text:p>48,482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17" table:formula="of:=AVERAGE([.B2:.B11])" office:value-type="float" office:value="47.670926" calcext:value-type="float">
            <text:p>47,670926</text:p>
          </table:table-cell>
          <table:table-cell table:style-name="ce17" table:formula="of:=AVERAGE([.C2:.C11])" office:value-type="float" office:value="47.861042" calcext:value-type="float">
            <text:p>47,861042</text:p>
          </table:table-cell>
          <table:table-cell table:style-name="ce17" table:formula="of:=AVERAGE([.D2:.D11])" office:value-type="float" office:value="47.955992" calcext:value-type="float">
            <text:p>47,955992</text:p>
          </table:table-cell>
          <table:table-cell table:style-name="ce17" table:formula="of:=AVERAGE([.E2:.E11])" office:value-type="float" office:value="47.83184" calcext:value-type="float">
            <text:p>47,83184</text:p>
          </table:table-cell>
          <table:table-cell table:style-name="ce17" table:formula="of:=AVERAGE([.F2:.F11])" office:value-type="float" office:value="47.753596" calcext:value-type="float">
            <text:p>47,753596</text:p>
          </table:table-cell>
          <table:table-cell table:style-name="ce17" table:formula="of:=AVERAGE([.G2:.G11])" office:value-type="float" office:value="47.958308" calcext:value-type="float">
            <text:p>47,958308</text:p>
          </table:table-cell>
          <table:table-cell table:style-name="ce17" table:formula="of:=AVERAGE([.H2:.H11])" office:value-type="float" office:value="47.942816" calcext:value-type="float">
            <text:p>47,942816</text:p>
          </table:table-cell>
          <table:table-cell table:style-name="ce17" table:formula="of:=AVERAGE([.I2:.I11])" office:value-type="float" office:value="47.879792" calcext:value-type="float">
            <text:p>47,879792</text:p>
          </table:table-cell>
          <table:table-cell table:style-name="ce17" table:formula="of:=AVERAGE([.J2:.J11])" office:value-type="float" office:value="47.91045" calcext:value-type="float">
            <text:p>47,91045</text:p>
          </table:table-cell>
          <table:table-cell table:style-name="ce17" table:formula="of:=AVERAGE([.K2:.K11])" office:value-type="float" office:value="48.007884" calcext:value-type="float">
            <text:p>48,007884</text:p>
          </table:table-cell>
          <table:table-cell table:style-name="ce17" table:formula="of:=AVERAGE([.L2:.L11])" office:value-type="float" office:value="48.294814" calcext:value-type="float">
            <text:p>48,294814</text:p>
          </table:table-cell>
          <table:table-cell table:style-name="ce17" table:formula="of:=AVERAGE([.M2:.M11])" office:value-type="float" office:value="48.310234" calcext:value-type="float">
            <text:p>48,310234</text:p>
          </table:table-cell>
          <table:table-cell table:style-name="ce17" table:formula="of:=AVERAGE([.N2:.N11])" office:value-type="float" office:value="48.203974" calcext:value-type="float">
            <text:p>48,203974</text:p>
          </table:table-cell>
          <table:table-cell table:style-name="ce17" table:formula="of:=AVERAGE([.O2:.O11])" office:value-type="float" office:value="48.189026" calcext:value-type="float">
            <text:p>48,189026</text:p>
          </table:table-cell>
          <table:table-cell table:style-name="ce17" table:formula="of:=AVERAGE([.P2:.P11])" office:value-type="float" office:value="48.25782" calcext:value-type="float">
            <text:p>48,25782</text:p>
          </table:table-cell>
          <table:table-cell table:style-name="ce17" table:formula="of:=AVERAGE([.Q2:.Q11])" office:value-type="float" office:value="48.371826" calcext:value-type="float">
            <text:p>48,371826</text:p>
          </table:table-cell>
          <table:table-cell table:style-name="ce17" table:formula="of:=AVERAGE([.R2:.R11])" office:value-type="float" office:value="48.418248" calcext:value-type="float">
            <text:p>48,418248</text:p>
          </table:table-cell>
          <table:table-cell table:style-name="ce17" table:formula="of:=AVERAGE([.S2:.S11])" office:value-type="float" office:value="48.411826" calcext:value-type="float">
            <text:p>48,411826</text:p>
          </table:table-cell>
          <table:table-cell table:style-name="ce17" table:formula="of:=AVERAGE([.T2:.T11])" office:value-type="float" office:value="48.399072" calcext:value-type="float">
            <text:p>48,399072</text:p>
          </table:table-cell>
          <table:table-cell table:style-name="ce17" table:formula="of:=AVERAGE([.U2:.U11])" office:value-type="float" office:value="48.264718" calcext:value-type="float">
            <text:p>48,264718</text:p>
          </table:table-cell>
          <table:table-cell table:style-name="ce17" table:formula="of:=AVERAGE([.V2:.V11])" office:value-type="float" office:value="48.320584" calcext:value-type="float">
            <text:p>48,320584</text:p>
          </table:table-cell>
          <table:table-cell table:style-name="ce17" table:formula="of:=AVERAGE([.W2:.W11])" office:value-type="float" office:value="48.410126" calcext:value-type="float">
            <text:p>48,410126</text:p>
          </table:table-cell>
          <table:table-cell table:style-name="ce17" table:formula="of:=AVERAGE([.X2:.X11])" office:value-type="float" office:value="48.519074" calcext:value-type="float">
            <text:p>48,519074</text:p>
          </table:table-cell>
          <table:table-cell table:style-name="ce17" table:formula="of:=AVERAGE([.Y2:.Y11])" office:value-type="float" office:value="48.610742" calcext:value-type="float">
            <text:p>48,610742</text:p>
          </table:table-cell>
          <table:table-cell table:number-columns-repeated="2"/>
          <table:table-cell table:style-name="ce17" table:number-columns-repeated="997"/>
        </table:table-row>
      </table:table>
      <table:table table:name="3klasy-Confidence" table:style-name="ta1">
        <table:table-column table:style-name="co1" table:default-cell-style-name="ce35"/>
        <table:table-column table:style-name="co1" table:number-columns-repeated="10" table:default-cell-style-name="ce31"/>
        <table:table-column table:style-name="co1" table:default-cell-style-name="ce32"/>
        <table:table-column table:style-name="co1" table:number-columns-repeated="1012" table:default-cell-style-name="Default"/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38" office:value-type="string" calcext:value-type="string">
            <text:p>średnia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OFFSET(([$3klasy.$A1:$3klasy.$X1]); 51*([.B$1]-1); 0))" office:value-type="float" office:value="52.0760833333333" calcext:value-type="float">
            <text:p>52,076</text:p>
          </table:table-cell>
          <table:table-cell table:formula="of:=AVERAGE(OFFSET(([$3klasy.$A1:$3klasy.$X1]); 51*([.C$1]-1); 0))" office:value-type="float" office:value="49.2887916666667" calcext:value-type="float">
            <text:p>49,289</text:p>
          </table:table-cell>
          <table:table-cell table:formula="of:=AVERAGE(OFFSET(([$3klasy.$A1:$3klasy.$X1]); 51*([.D$1]-1); 0))" office:value-type="float" office:value="44.5730833333333" calcext:value-type="float">
            <text:p>44,573</text:p>
          </table:table-cell>
          <table:table-cell table:formula="of:=AVERAGE(OFFSET(([$3klasy.$A1:$3klasy.$X1]); 51*([.E$1]-1); 0))" office:value-type="float" office:value="41.8646666666667" calcext:value-type="float">
            <text:p>41,865</text:p>
          </table:table-cell>
          <table:table-cell table:formula="of:=AVERAGE(OFFSET(([$3klasy.$A1:$3klasy.$X1]); 51*([.F$1]-1); 0))" office:value-type="float" office:value="45.4810416666667" calcext:value-type="float">
            <text:p>45,481</text:p>
          </table:table-cell>
          <table:table-cell table:formula="of:=AVERAGE(OFFSET(([$3klasy.$A1:$3klasy.$X1]); 51*([.G$1]-1); 0))" office:value-type="float" office:value="46.622375" calcext:value-type="float">
            <text:p>46,622</text:p>
          </table:table-cell>
          <table:table-cell table:formula="of:=AVERAGE(OFFSET(([$3klasy.$A1:$3klasy.$X1]); 51*([.H$1]-1); 0))" office:value-type="float" office:value="50.5430416666667" calcext:value-type="float">
            <text:p>50,543</text:p>
          </table:table-cell>
          <table:table-cell table:formula="of:=AVERAGE(OFFSET(([$3klasy.$A1:$3klasy.$X1]); 51*([.I$1]-1); 0))" office:value-type="float" office:value="49.1026666666667" calcext:value-type="float">
            <text:p>49,103</text:p>
          </table:table-cell>
          <table:table-cell table:formula="of:=AVERAGE(OFFSET(([$3klasy.$A1:$3klasy.$X1]); 51*([.J$1]-1); 0))" office:value-type="float" office:value="46.9907916666667" calcext:value-type="float">
            <text:p>46,991</text:p>
          </table:table-cell>
          <table:table-cell table:formula="of:=AVERAGE(OFFSET(([$3klasy.$A1:$3klasy.$X1]); 51*([.K$1]-1); 0))" office:value-type="float" office:value="42.6990416666667" calcext:value-type="float">
            <text:p>42,699</text:p>
          </table:table-cell>
          <table:table-cell table:formula="of:=AVERAGE([.B2:.K2])" office:value-type="float" office:value="46.9241583333333" calcext:value-type="float">
            <text:p>46,924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AVERAGE(OFFSET(([$3klasy.$A2:$3klasy.$X2]); 51*([.B$1]-1); 0))" office:value-type="float" office:value="52.0186666666667" calcext:value-type="float">
            <text:p>52,019</text:p>
          </table:table-cell>
          <table:table-cell table:formula="of:=AVERAGE(OFFSET(([$3klasy.$A2:$3klasy.$X2]); 51*([.C$1]-1); 0))" office:value-type="float" office:value="49.3677916666667" calcext:value-type="float">
            <text:p>49,368</text:p>
          </table:table-cell>
          <table:table-cell table:formula="of:=AVERAGE(OFFSET(([$3klasy.$A2:$3klasy.$X2]); 51*([.D$1]-1); 0))" office:value-type="float" office:value="44.5730833333333" calcext:value-type="float">
            <text:p>44,573</text:p>
          </table:table-cell>
          <table:table-cell table:formula="of:=AVERAGE(OFFSET(([$3klasy.$A2:$3klasy.$X2]); 51*([.E$1]-1); 0))" office:value-type="float" office:value="41.896375" calcext:value-type="float">
            <text:p>41,896</text:p>
          </table:table-cell>
          <table:table-cell table:formula="of:=AVERAGE(OFFSET(([$3klasy.$A2:$3klasy.$X2]); 51*([.F$1]-1); 0))" office:value-type="float" office:value="45.4810416666667" calcext:value-type="float">
            <text:p>45,481</text:p>
          </table:table-cell>
          <table:table-cell table:formula="of:=AVERAGE(OFFSET(([$3klasy.$A2:$3klasy.$X2]); 51*([.G$1]-1); 0))" office:value-type="float" office:value="46.6312083333333" calcext:value-type="float">
            <text:p>46,631</text:p>
          </table:table-cell>
          <table:table-cell table:formula="of:=AVERAGE(OFFSET(([$3klasy.$A2:$3klasy.$X2]); 51*([.H$1]-1); 0))" office:value-type="float" office:value="50.5430416666667" calcext:value-type="float">
            <text:p>50,543</text:p>
          </table:table-cell>
          <table:table-cell table:formula="of:=AVERAGE(OFFSET(([$3klasy.$A2:$3klasy.$X2]); 51*([.I$1]-1); 0))" office:value-type="float" office:value="49.2491666666667" calcext:value-type="float">
            <text:p>49,249</text:p>
          </table:table-cell>
          <table:table-cell table:formula="of:=AVERAGE(OFFSET(([$3klasy.$A2:$3klasy.$X2]); 51*([.J$1]-1); 0))" office:value-type="float" office:value="47.0462916666667" calcext:value-type="float">
            <text:p>47,046</text:p>
          </table:table-cell>
          <table:table-cell table:formula="of:=AVERAGE(OFFSET(([$3klasy.$A2:$3klasy.$X2]); 51*([.K$1]-1); 0))" office:value-type="float" office:value="42.7455416666667" calcext:value-type="float">
            <text:p>42,746</text:p>
          </table:table-cell>
          <table:table-cell table:formula="of:=AVERAGE([.B3:.K3])" office:value-type="float" office:value="46.9552208333333" calcext:value-type="float">
            <text:p>46,955</text:p>
          </table:table-cell>
          <table:table-cell table:style-name="ce17"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AVERAGE(OFFSET(([$3klasy.$A3:$3klasy.$X3]); 51*([.B$1]-1); 0))" office:value-type="float" office:value="51.889375" calcext:value-type="float">
            <text:p>51,889</text:p>
          </table:table-cell>
          <table:table-cell table:formula="of:=AVERAGE(OFFSET(([$3klasy.$A3:$3klasy.$X3]); 51*([.C$1]-1); 0))" office:value-type="float" office:value="49.4037916666667" calcext:value-type="float">
            <text:p>49,404</text:p>
          </table:table-cell>
          <table:table-cell table:formula="of:=AVERAGE(OFFSET(([$3klasy.$A3:$3klasy.$X3]); 51*([.D$1]-1); 0))" office:value-type="float" office:value="44.5967083333333" calcext:value-type="float">
            <text:p>44,597</text:p>
          </table:table-cell>
          <table:table-cell table:formula="of:=AVERAGE(OFFSET(([$3klasy.$A3:$3klasy.$X3]); 51*([.E$1]-1); 0))" office:value-type="float" office:value="41.8884583333333" calcext:value-type="float">
            <text:p>41,888</text:p>
          </table:table-cell>
          <table:table-cell table:formula="of:=AVERAGE(OFFSET(([$3klasy.$A3:$3klasy.$X3]); 51*([.F$1]-1); 0))" office:value-type="float" office:value="45.1717916666667" calcext:value-type="float">
            <text:p>45,172</text:p>
          </table:table-cell>
          <table:table-cell table:formula="of:=AVERAGE(OFFSET(([$3klasy.$A3:$3klasy.$X3]); 51*([.G$1]-1); 0))" office:value-type="float" office:value="46.2411666666667" calcext:value-type="float">
            <text:p>46,241</text:p>
          </table:table-cell>
          <table:table-cell table:formula="of:=AVERAGE(OFFSET(([$3klasy.$A3:$3klasy.$X3]); 51*([.H$1]-1); 0))" office:value-type="float" office:value="50.560875" calcext:value-type="float">
            <text:p>50,561</text:p>
          </table:table-cell>
          <table:table-cell table:formula="of:=AVERAGE(OFFSET(([$3klasy.$A3:$3klasy.$X3]); 51*([.I$1]-1); 0))" office:value-type="float" office:value="49.2491666666667" calcext:value-type="float">
            <text:p>49,249</text:p>
          </table:table-cell>
          <table:table-cell table:formula="of:=AVERAGE(OFFSET(([$3klasy.$A3:$3klasy.$X3]); 51*([.J$1]-1); 0))" office:value-type="float" office:value="47.0370416666667" calcext:value-type="float">
            <text:p>47,037</text:p>
          </table:table-cell>
          <table:table-cell table:formula="of:=AVERAGE(OFFSET(([$3klasy.$A3:$3klasy.$X3]); 51*([.K$1]-1); 0))" office:value-type="float" office:value="42.894375" calcext:value-type="float">
            <text:p>42,894</text:p>
          </table:table-cell>
          <table:table-cell table:formula="of:=AVERAGE([.B4:.K4])" office:value-type="float" office:value="46.893275" calcext:value-type="float">
            <text:p>46,893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AVERAGE(OFFSET(([$3klasy.$A4:$3klasy.$X4]); 51*([.B$1]-1); 0))" office:value-type="float" office:value="51.9467916666667" calcext:value-type="float">
            <text:p>51,947</text:p>
          </table:table-cell>
          <table:table-cell table:formula="of:=AVERAGE(OFFSET(([$3klasy.$A4:$3klasy.$X4]); 51*([.C$1]-1); 0))" office:value-type="float" office:value="49.4396666666667" calcext:value-type="float">
            <text:p>49,440</text:p>
          </table:table-cell>
          <table:table-cell table:formula="of:=AVERAGE(OFFSET(([$3klasy.$A4:$3klasy.$X4]); 51*([.D$1]-1); 0))" office:value-type="float" office:value="44.6360833333333" calcext:value-type="float">
            <text:p>44,636</text:p>
          </table:table-cell>
          <table:table-cell table:formula="of:=AVERAGE(OFFSET(([$3klasy.$A4:$3klasy.$X4]); 51*([.E$1]-1); 0))" office:value-type="float" office:value="41.896375" calcext:value-type="float">
            <text:p>41,896</text:p>
          </table:table-cell>
          <table:table-cell table:formula="of:=AVERAGE(OFFSET(([$3klasy.$A4:$3klasy.$X4]); 51*([.F$1]-1); 0))" office:value-type="float" office:value="45.137375" calcext:value-type="float">
            <text:p>45,137</text:p>
          </table:table-cell>
          <table:table-cell table:formula="of:=AVERAGE(OFFSET(([$3klasy.$A4:$3klasy.$X4]); 51*([.G$1]-1); 0))" office:value-type="float" office:value="46.1968333333333" calcext:value-type="float">
            <text:p>46,197</text:p>
          </table:table-cell>
          <table:table-cell table:formula="of:=AVERAGE(OFFSET(([$3klasy.$A4:$3klasy.$X4]); 51*([.H$1]-1); 0))" office:value-type="float" office:value="50.4719166666667" calcext:value-type="float">
            <text:p>50,472</text:p>
          </table:table-cell>
          <table:table-cell table:formula="of:=AVERAGE(OFFSET(([$3klasy.$A4:$3klasy.$X4]); 51*([.I$1]-1); 0))" office:value-type="float" office:value="49.2491666666667" calcext:value-type="float">
            <text:p>49,249</text:p>
          </table:table-cell>
          <table:table-cell table:formula="of:=AVERAGE(OFFSET(([$3klasy.$A4:$3klasy.$X4]); 51*([.J$1]-1); 0))" office:value-type="float" office:value="47.175875" calcext:value-type="float">
            <text:p>47,176</text:p>
          </table:table-cell>
          <table:table-cell table:formula="of:=AVERAGE(OFFSET(([$3klasy.$A4:$3klasy.$X4]); 51*([.K$1]-1); 0))" office:value-type="float" office:value="42.85725" calcext:value-type="float">
            <text:p>42,857</text:p>
          </table:table-cell>
          <table:table-cell table:formula="of:=AVERAGE([.B5:.K5])" office:value-type="float" office:value="46.9007333333333" calcext:value-type="float">
            <text:p>46,901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AVERAGE(OFFSET(([$3klasy.$A5:$3klasy.$X5]); 51*([.B$1]-1); 0))" office:value-type="float" office:value="51.9683333333333" calcext:value-type="float">
            <text:p>51,968</text:p>
          </table:table-cell>
          <table:table-cell table:formula="of:=AVERAGE(OFFSET(([$3klasy.$A5:$3klasy.$X5]); 51*([.C$1]-1); 0))" office:value-type="float" office:value="49.3677916666667" calcext:value-type="float">
            <text:p>49,368</text:p>
          </table:table-cell>
          <table:table-cell table:formula="of:=AVERAGE(OFFSET(([$3klasy.$A5:$3klasy.$X5]); 51*([.D$1]-1); 0))" office:value-type="float" office:value="44.707" calcext:value-type="float">
            <text:p>44,707</text:p>
          </table:table-cell>
          <table:table-cell table:formula="of:=AVERAGE(OFFSET(([$3klasy.$A5:$3klasy.$X5]); 51*([.E$1]-1); 0))" office:value-type="float" office:value="41.8805416666667" calcext:value-type="float">
            <text:p>41,881</text:p>
          </table:table-cell>
          <table:table-cell table:formula="of:=AVERAGE(OFFSET(([$3klasy.$A5:$3klasy.$X5]); 51*([.F$1]-1); 0))" office:value-type="float" office:value="45.1288333333333" calcext:value-type="float">
            <text:p>45,129</text:p>
          </table:table-cell>
          <table:table-cell table:formula="of:=AVERAGE(OFFSET(([$3klasy.$A5:$3klasy.$X5]); 51*([.G$1]-1); 0))" office:value-type="float" office:value="46.117" calcext:value-type="float">
            <text:p>46,117</text:p>
          </table:table-cell>
          <table:table-cell table:formula="of:=AVERAGE(OFFSET(([$3klasy.$A5:$3klasy.$X5]); 51*([.H$1]-1); 0))" office:value-type="float" office:value="50.6765833333333" calcext:value-type="float">
            <text:p>50,677</text:p>
          </table:table-cell>
          <table:table-cell table:formula="of:=AVERAGE(OFFSET(([$3klasy.$A5:$3klasy.$X5]); 51*([.I$1]-1); 0))" office:value-type="float" office:value="49.2125416666667" calcext:value-type="float">
            <text:p>49,213</text:p>
          </table:table-cell>
          <table:table-cell table:formula="of:=AVERAGE(OFFSET(([$3klasy.$A5:$3klasy.$X5]); 51*([.J$1]-1); 0))" office:value-type="float" office:value="47.2592916666667" calcext:value-type="float">
            <text:p>47,259</text:p>
          </table:table-cell>
          <table:table-cell table:formula="of:=AVERAGE(OFFSET(([$3klasy.$A5:$3klasy.$X5]); 51*([.K$1]-1); 0))" office:value-type="float" office:value="43.1177083333333" calcext:value-type="float">
            <text:p>43,118</text:p>
          </table:table-cell>
          <table:table-cell table:formula="of:=AVERAGE([.B6:.K6])" office:value-type="float" office:value="46.9435625" calcext:value-type="float">
            <text:p>46,944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AVERAGE(OFFSET(([$3klasy.$A6:$3klasy.$X6]); 51*([.B$1]-1); 0))" office:value-type="float" office:value="52.04025" calcext:value-type="float">
            <text:p>52,040</text:p>
          </table:table-cell>
          <table:table-cell table:formula="of:=AVERAGE(OFFSET(([$3klasy.$A6:$3klasy.$X6]); 51*([.C$1]-1); 0))" office:value-type="float" office:value="49.8132083333333" calcext:value-type="float">
            <text:p>49,813</text:p>
          </table:table-cell>
          <table:table-cell table:formula="of:=AVERAGE(OFFSET(([$3klasy.$A6:$3klasy.$X6]); 51*([.D$1]-1); 0))" office:value-type="float" office:value="44.75425" calcext:value-type="float">
            <text:p>44,754</text:p>
          </table:table-cell>
          <table:table-cell table:formula="of:=AVERAGE(OFFSET(([$3klasy.$A6:$3klasy.$X6]); 51*([.E$1]-1); 0))" office:value-type="float" office:value="41.967625" calcext:value-type="float">
            <text:p>41,968</text:p>
          </table:table-cell>
          <table:table-cell table:formula="of:=AVERAGE(OFFSET(([$3klasy.$A6:$3klasy.$X6]); 51*([.F$1]-1); 0))" office:value-type="float" office:value="45.197625" calcext:value-type="float">
            <text:p>45,198</text:p>
          </table:table-cell>
          <table:table-cell table:formula="of:=AVERAGE(OFFSET(([$3klasy.$A6:$3klasy.$X6]); 51*([.G$1]-1); 0))" office:value-type="float" office:value="46.0992916666667" calcext:value-type="float">
            <text:p>46,099</text:p>
          </table:table-cell>
          <table:table-cell table:formula="of:=AVERAGE(OFFSET(([$3klasy.$A6:$3klasy.$X6]); 51*([.H$1]-1); 0))" office:value-type="float" office:value="50.7033333333333" calcext:value-type="float">
            <text:p>50,703</text:p>
          </table:table-cell>
          <table:table-cell table:formula="of:=AVERAGE(OFFSET(([$3klasy.$A6:$3klasy.$X6]); 51*([.I$1]-1); 0))" office:value-type="float" office:value="49.294875" calcext:value-type="float">
            <text:p>49,295</text:p>
          </table:table-cell>
          <table:table-cell table:formula="of:=AVERAGE(OFFSET(([$3klasy.$A6:$3klasy.$X6]); 51*([.J$1]-1); 0))" office:value-type="float" office:value="47.1944583333333" calcext:value-type="float">
            <text:p>47,194</text:p>
          </table:table-cell>
          <table:table-cell table:formula="of:=AVERAGE(OFFSET(([$3klasy.$A6:$3klasy.$X6]); 51*([.K$1]-1); 0))" office:value-type="float" office:value="43.3966666666667" calcext:value-type="float">
            <text:p>43,397</text:p>
          </table:table-cell>
          <table:table-cell table:formula="of:=AVERAGE([.B7:.K7])" office:value-type="float" office:value="47.0461583333333" calcext:value-type="float">
            <text:p>47,046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AVERAGE(OFFSET(([$3klasy.$A7:$3klasy.$X7]); 51*([.B$1]-1); 0))" office:value-type="float" office:value="51.9180416666667" calcext:value-type="float">
            <text:p>51,918</text:p>
          </table:table-cell>
          <table:table-cell table:formula="of:=AVERAGE(OFFSET(([$3klasy.$A7:$3klasy.$X7]); 51*([.C$1]-1); 0))" office:value-type="float" office:value="49.8994166666667" calcext:value-type="float">
            <text:p>49,899</text:p>
          </table:table-cell>
          <table:table-cell table:formula="of:=AVERAGE(OFFSET(([$3klasy.$A7:$3klasy.$X7]); 51*([.D$1]-1); 0))" office:value-type="float" office:value="44.77" calcext:value-type="float">
            <text:p>44,770</text:p>
          </table:table-cell>
          <table:table-cell table:formula="of:=AVERAGE(OFFSET(([$3klasy.$A7:$3klasy.$X7]); 51*([.E$1]-1); 0))" office:value-type="float" office:value="42.0230833333333" calcext:value-type="float">
            <text:p>42,023</text:p>
          </table:table-cell>
          <table:table-cell table:formula="of:=AVERAGE(OFFSET(([$3klasy.$A7:$3klasy.$X7]); 51*([.F$1]-1); 0))" office:value-type="float" office:value="45.1890416666667" calcext:value-type="float">
            <text:p>45,189</text:p>
          </table:table-cell>
          <table:table-cell table:formula="of:=AVERAGE(OFFSET(([$3klasy.$A7:$3klasy.$X7]); 51*([.G$1]-1); 0))" office:value-type="float" office:value="45.87775" calcext:value-type="float">
            <text:p>45,878</text:p>
          </table:table-cell>
          <table:table-cell table:formula="of:=AVERAGE(OFFSET(([$3klasy.$A7:$3klasy.$X7]); 51*([.H$1]-1); 0))" office:value-type="float" office:value="50.80125" calcext:value-type="float">
            <text:p>50,801</text:p>
          </table:table-cell>
          <table:table-cell table:formula="of:=AVERAGE(OFFSET(([$3klasy.$A7:$3klasy.$X7]); 51*([.I$1]-1); 0))" office:value-type="float" office:value="49.2949166666667" calcext:value-type="float">
            <text:p>49,295</text:p>
          </table:table-cell>
          <table:table-cell table:formula="of:=AVERAGE(OFFSET(([$3klasy.$A7:$3klasy.$X7]); 51*([.J$1]-1); 0))" office:value-type="float" office:value="46.879625" calcext:value-type="float">
            <text:p>46,880</text:p>
          </table:table-cell>
          <table:table-cell table:formula="of:=AVERAGE(OFFSET(([$3klasy.$A7:$3klasy.$X7]); 51*([.K$1]-1); 0))" office:value-type="float" office:value="43.3965833333333" calcext:value-type="float">
            <text:p>43,397</text:p>
          </table:table-cell>
          <table:table-cell table:formula="of:=AVERAGE([.B8:.K8])" office:value-type="float" office:value="47.0049708333333" calcext:value-type="float">
            <text:p>47,005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AVERAGE(OFFSET(([$3klasy.$A8:$3klasy.$X8]); 51*([.B$1]-1); 0))" office:value-type="float" office:value="52.1550833333333" calcext:value-type="float">
            <text:p>52,155</text:p>
          </table:table-cell>
          <table:table-cell table:formula="of:=AVERAGE(OFFSET(([$3klasy.$A8:$3klasy.$X8]); 51*([.C$1]-1); 0))" office:value-type="float" office:value="49.9784166666667" calcext:value-type="float">
            <text:p>49,978</text:p>
          </table:table-cell>
          <table:table-cell table:formula="of:=AVERAGE(OFFSET(([$3klasy.$A8:$3klasy.$X8]); 51*([.D$1]-1); 0))" office:value-type="float" office:value="44.9354166666667" calcext:value-type="float">
            <text:p>44,935</text:p>
          </table:table-cell>
          <table:table-cell table:formula="of:=AVERAGE(OFFSET(([$3klasy.$A8:$3klasy.$X8]); 51*([.E$1]-1); 0))" office:value-type="float" office:value="41.7142083333333" calcext:value-type="float">
            <text:p>41,714</text:p>
          </table:table-cell>
          <table:table-cell table:formula="of:=AVERAGE(OFFSET(([$3klasy.$A8:$3klasy.$X8]); 51*([.F$1]-1); 0))" office:value-type="float" office:value="45.16325" calcext:value-type="float">
            <text:p>45,163</text:p>
          </table:table-cell>
          <table:table-cell table:formula="of:=AVERAGE(OFFSET(([$3klasy.$A8:$3klasy.$X8]); 51*([.G$1]-1); 0))" office:value-type="float" office:value="46.1702083333333" calcext:value-type="float">
            <text:p>46,170</text:p>
          </table:table-cell>
          <table:table-cell table:formula="of:=AVERAGE(OFFSET(([$3klasy.$A8:$3klasy.$X8]); 51*([.H$1]-1); 0))" office:value-type="float" office:value="50.810125" calcext:value-type="float">
            <text:p>50,810</text:p>
          </table:table-cell>
          <table:table-cell table:formula="of:=AVERAGE(OFFSET(([$3klasy.$A8:$3klasy.$X8]); 51*([.I$1]-1); 0))" office:value-type="float" office:value="49.3407083333333" calcext:value-type="float">
            <text:p>49,341</text:p>
          </table:table-cell>
          <table:table-cell table:formula="of:=AVERAGE(OFFSET(([$3klasy.$A8:$3klasy.$X8]); 51*([.J$1]-1); 0))" office:value-type="float" office:value="46.9167083333333" calcext:value-type="float">
            <text:p>46,917</text:p>
          </table:table-cell>
          <table:table-cell table:formula="of:=AVERAGE(OFFSET(([$3klasy.$A8:$3klasy.$X8]); 51*([.K$1]-1); 0))" office:value-type="float" office:value="43.5268333333333" calcext:value-type="float">
            <text:p>43,527</text:p>
          </table:table-cell>
          <table:table-cell table:formula="of:=AVERAGE([.B9:.K9])" office:value-type="float" office:value="47.0710958333333" calcext:value-type="float">
            <text:p>47,071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AVERAGE(OFFSET(([$3klasy.$A9:$3klasy.$X9]); 51*([.B$1]-1); 0))" office:value-type="float" office:value="52.49275" calcext:value-type="float">
            <text:p>52,493</text:p>
          </table:table-cell>
          <table:table-cell table:formula="of:=AVERAGE(OFFSET(([$3klasy.$A9:$3klasy.$X9]); 51*([.C$1]-1); 0))" office:value-type="float" office:value="50.1582083333333" calcext:value-type="float">
            <text:p>50,158</text:p>
          </table:table-cell>
          <table:table-cell table:formula="of:=AVERAGE(OFFSET(([$3klasy.$A9:$3klasy.$X9]); 51*([.D$1]-1); 0))" office:value-type="float" office:value="44.746375" calcext:value-type="float">
            <text:p>44,746</text:p>
          </table:table-cell>
          <table:table-cell table:formula="of:=AVERAGE(OFFSET(([$3klasy.$A9:$3klasy.$X9]); 51*([.E$1]-1); 0))" office:value-type="float" office:value="41.7855" calcext:value-type="float">
            <text:p>41,786</text:p>
          </table:table-cell>
          <table:table-cell table:formula="of:=AVERAGE(OFFSET(([$3klasy.$A9:$3klasy.$X9]); 51*([.F$1]-1); 0))" office:value-type="float" office:value="45.0773333333333" calcext:value-type="float">
            <text:p>45,077</text:p>
          </table:table-cell>
          <table:table-cell table:formula="of:=AVERAGE(OFFSET(([$3klasy.$A9:$3klasy.$X9]); 51*([.G$1]-1); 0))" office:value-type="float" office:value="46.2854583333333" calcext:value-type="float">
            <text:p>46,285</text:p>
          </table:table-cell>
          <table:table-cell table:formula="of:=AVERAGE(OFFSET(([$3klasy.$A9:$3klasy.$X9]); 51*([.H$1]-1); 0))" office:value-type="float" office:value="50.9525" calcext:value-type="float">
            <text:p>50,953</text:p>
          </table:table-cell>
          <table:table-cell table:formula="of:=AVERAGE(OFFSET(([$3klasy.$A9:$3klasy.$X9]); 51*([.I$1]-1); 0))" office:value-type="float" office:value="49.0202083333333" calcext:value-type="float">
            <text:p>49,020</text:p>
          </table:table-cell>
          <table:table-cell table:formula="of:=AVERAGE(OFFSET(([$3klasy.$A9:$3klasy.$X9]); 51*([.J$1]-1); 0))" office:value-type="float" office:value="46.95375" calcext:value-type="float">
            <text:p>46,954</text:p>
          </table:table-cell>
          <table:table-cell table:formula="of:=AVERAGE(OFFSET(([$3klasy.$A9:$3klasy.$X9]); 51*([.K$1]-1); 0))" office:value-type="float" office:value="43.6755833333333" calcext:value-type="float">
            <text:p>43,676</text:p>
          </table:table-cell>
          <table:table-cell table:formula="of:=AVERAGE([.B10:.K10])" office:value-type="float" office:value="47.1147666666667" calcext:value-type="float">
            <text:p>47,115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AVERAGE(OFFSET(([$3klasy.$A10:$3klasy.$X10]); 51*([.B$1]-1); 0))" office:value-type="float" office:value="52.5430416666667" calcext:value-type="float">
            <text:p>52,543</text:p>
          </table:table-cell>
          <table:table-cell table:formula="of:=AVERAGE(OFFSET(([$3klasy.$A10:$3klasy.$X10]); 51*([.C$1]-1); 0))" office:value-type="float" office:value="50.1150416666667" calcext:value-type="float">
            <text:p>50,115</text:p>
          </table:table-cell>
          <table:table-cell table:formula="of:=AVERAGE(OFFSET(([$3klasy.$A10:$3klasy.$X10]); 51*([.D$1]-1); 0))" office:value-type="float" office:value="44.8172916666667" calcext:value-type="float">
            <text:p>44,817</text:p>
          </table:table-cell>
          <table:table-cell table:formula="of:=AVERAGE(OFFSET(([$3klasy.$A10:$3klasy.$X10]); 51*([.E$1]-1); 0))" office:value-type="float" office:value="41.484375" calcext:value-type="float">
            <text:p>41,484</text:p>
          </table:table-cell>
          <table:table-cell table:formula="of:=AVERAGE(OFFSET(([$3klasy.$A10:$3klasy.$X10]); 51*([.F$1]-1); 0))" office:value-type="float" office:value="44.9484166666667" calcext:value-type="float">
            <text:p>44,948</text:p>
          </table:table-cell>
          <table:table-cell table:formula="of:=AVERAGE(OFFSET(([$3klasy.$A10:$3klasy.$X10]); 51*([.G$1]-1); 0))" office:value-type="float" office:value="46.2765833333333" calcext:value-type="float">
            <text:p>46,277</text:p>
          </table:table-cell>
          <table:table-cell table:formula="of:=AVERAGE(OFFSET(([$3klasy.$A10:$3klasy.$X10]); 51*([.H$1]-1); 0))" office:value-type="float" office:value="51.0328333333333" calcext:value-type="float">
            <text:p>51,033</text:p>
          </table:table-cell>
          <table:table-cell table:formula="of:=AVERAGE(OFFSET(([$3klasy.$A10:$3klasy.$X10]); 51*([.I$1]-1); 0))" office:value-type="float" office:value="48.9469583333333" calcext:value-type="float">
            <text:p>48,947</text:p>
          </table:table-cell>
          <table:table-cell table:formula="of:=AVERAGE(OFFSET(([$3klasy.$A10:$3klasy.$X10]); 51*([.J$1]-1); 0))" office:value-type="float" office:value="47.0833333333333" calcext:value-type="float">
            <text:p>47,083</text:p>
          </table:table-cell>
          <table:table-cell table:formula="of:=AVERAGE(OFFSET(([$3klasy.$A10:$3klasy.$X10]); 51*([.K$1]-1); 0))" office:value-type="float" office:value="43.9360416666667" calcext:value-type="float">
            <text:p>43,936</text:p>
          </table:table-cell>
          <table:table-cell table:formula="of:=AVERAGE([.B11:.K11])" office:value-type="float" office:value="47.1183916666667" calcext:value-type="float">
            <text:p>47,118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OFFSET(([$3klasy.$A11:$3klasy.$X11]); 51*([.B$1]-1); 0))" office:value-type="float" office:value="52.6005" calcext:value-type="float">
            <text:p>52,601</text:p>
          </table:table-cell>
          <table:table-cell table:formula="of:=AVERAGE(OFFSET(([$3klasy.$A11:$3klasy.$X11]); 51*([.C$1]-1); 0))" office:value-type="float" office:value="50.0575833333333" calcext:value-type="float">
            <text:p>50,058</text:p>
          </table:table-cell>
          <table:table-cell table:formula="of:=AVERAGE(OFFSET(([$3klasy.$A11:$3klasy.$X11]); 51*([.D$1]-1); 0))" office:value-type="float" office:value="44.8960833333333" calcext:value-type="float">
            <text:p>44,896</text:p>
          </table:table-cell>
          <table:table-cell table:formula="of:=AVERAGE(OFFSET(([$3klasy.$A11:$3klasy.$X11]); 51*([.E$1]-1); 0))" office:value-type="float" office:value="41.5636666666667" calcext:value-type="float">
            <text:p>41,564</text:p>
          </table:table-cell>
          <table:table-cell table:formula="of:=AVERAGE(OFFSET(([$3klasy.$A11:$3klasy.$X11]); 51*([.F$1]-1); 0))" office:value-type="float" office:value="44.6992916666667" calcext:value-type="float">
            <text:p>44,699</text:p>
          </table:table-cell>
          <table:table-cell table:formula="of:=AVERAGE(OFFSET(([$3klasy.$A11:$3klasy.$X11]); 51*([.G$1]-1); 0))" office:value-type="float" office:value="46.26775" calcext:value-type="float">
            <text:p>46,268</text:p>
          </table:table-cell>
          <table:table-cell table:formula="of:=AVERAGE(OFFSET(([$3klasy.$A11:$3klasy.$X11]); 51*([.H$1]-1); 0))" office:value-type="float" office:value="51.3886666666667" calcext:value-type="float">
            <text:p>51,389</text:p>
          </table:table-cell>
          <table:table-cell table:formula="of:=AVERAGE(OFFSET(([$3klasy.$A11:$3klasy.$X11]); 51*([.I$1]-1); 0))" office:value-type="float" office:value="48.873625" calcext:value-type="float">
            <text:p>48,874</text:p>
          </table:table-cell>
          <table:table-cell table:formula="of:=AVERAGE(OFFSET(([$3klasy.$A11:$3klasy.$X11]); 51*([.J$1]-1); 0))" office:value-type="float" office:value="46.99075" calcext:value-type="float">
            <text:p>46,991</text:p>
          </table:table-cell>
          <table:table-cell table:formula="of:=AVERAGE(OFFSET(([$3klasy.$A11:$3klasy.$X11]); 51*([.K$1]-1); 0))" office:value-type="float" office:value="44.1500416666667" calcext:value-type="float">
            <text:p>44,150</text:p>
          </table:table-cell>
          <table:table-cell table:formula="of:=AVERAGE([.B12:.K12])" office:value-type="float" office:value="47.1487958333333" calcext:value-type="float">
            <text:p>47,149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AVERAGE(OFFSET(([$3klasy.$A12:$3klasy.$X12]); 51*([.B$1]-1); 0))" office:value-type="float" office:value="52.5070416666667" calcext:value-type="float">
            <text:p>52,507</text:p>
          </table:table-cell>
          <table:table-cell table:formula="of:=AVERAGE(OFFSET(([$3klasy.$A12:$3klasy.$X12]); 51*([.C$1]-1); 0))" office:value-type="float" office:value="49.9856666666667" calcext:value-type="float">
            <text:p>49,986</text:p>
          </table:table-cell>
          <table:table-cell table:formula="of:=AVERAGE(OFFSET(([$3klasy.$A12:$3klasy.$X12]); 51*([.D$1]-1); 0))" office:value-type="float" office:value="45.0930416666667" calcext:value-type="float">
            <text:p>45,093</text:p>
          </table:table-cell>
          <table:table-cell table:formula="of:=AVERAGE(OFFSET(([$3klasy.$A12:$3klasy.$X12]); 51*([.E$1]-1); 0))" office:value-type="float" office:value="41.5240416666667" calcext:value-type="float">
            <text:p>41,524</text:p>
          </table:table-cell>
          <table:table-cell table:formula="of:=AVERAGE(OFFSET(([$3klasy.$A12:$3klasy.$X12]); 51*([.F$1]-1); 0))" office:value-type="float" office:value="44.6047916666667" calcext:value-type="float">
            <text:p>44,605</text:p>
          </table:table-cell>
          <table:table-cell table:formula="of:=AVERAGE(OFFSET(([$3klasy.$A12:$3klasy.$X12]); 51*([.G$1]-1); 0))" office:value-type="float" office:value="46.1879583333333" calcext:value-type="float">
            <text:p>46,188</text:p>
          </table:table-cell>
          <table:table-cell table:formula="of:=AVERAGE(OFFSET(([$3klasy.$A12:$3klasy.$X12]); 51*([.H$1]-1); 0))" office:value-type="float" office:value="51.3085416666667" calcext:value-type="float">
            <text:p>51,309</text:p>
          </table:table-cell>
          <table:table-cell table:formula="of:=AVERAGE(OFFSET(([$3klasy.$A12:$3klasy.$X12]); 51*([.I$1]-1); 0))" office:value-type="float" office:value="49.047625" calcext:value-type="float">
            <text:p>49,048</text:p>
          </table:table-cell>
          <table:table-cell table:formula="of:=AVERAGE(OFFSET(([$3klasy.$A12:$3klasy.$X12]); 51*([.J$1]-1); 0))" office:value-type="float" office:value="47.111125" calcext:value-type="float">
            <text:p>47,111</text:p>
          </table:table-cell>
          <table:table-cell table:formula="of:=AVERAGE(OFFSET(([$3klasy.$A12:$3klasy.$X12]); 51*([.K$1]-1); 0))" office:value-type="float" office:value="44.2895416666667" calcext:value-type="float">
            <text:p>44,290</text:p>
          </table:table-cell>
          <table:table-cell table:formula="of:=AVERAGE([.B13:.K13])" office:value-type="float" office:value="47.1659375" calcext:value-type="float">
            <text:p>47,166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AVERAGE(OFFSET(([$3klasy.$A13:$3klasy.$X13]); 51*([.B$1]-1); 0))" office:value-type="float" office:value="52.25575" calcext:value-type="float">
            <text:p>52,256</text:p>
          </table:table-cell>
          <table:table-cell table:formula="of:=AVERAGE(OFFSET(([$3klasy.$A13:$3klasy.$X13]); 51*([.C$1]-1); 0))" office:value-type="float" office:value="50.2084583333333" calcext:value-type="float">
            <text:p>50,208</text:p>
          </table:table-cell>
          <table:table-cell table:formula="of:=AVERAGE(OFFSET(([$3klasy.$A13:$3klasy.$X13]); 51*([.D$1]-1); 0))" office:value-type="float" office:value="45.1560416666667" calcext:value-type="float">
            <text:p>45,156</text:p>
          </table:table-cell>
          <table:table-cell table:formula="of:=AVERAGE(OFFSET(([$3klasy.$A13:$3klasy.$X13]); 51*([.E$1]-1); 0))" office:value-type="float" office:value="41.737875" calcext:value-type="float">
            <text:p>41,738</text:p>
          </table:table-cell>
          <table:table-cell table:formula="of:=AVERAGE(OFFSET(([$3klasy.$A13:$3klasy.$X13]); 51*([.F$1]-1); 0))" office:value-type="float" office:value="44.6563333333333" calcext:value-type="float">
            <text:p>44,656</text:p>
          </table:table-cell>
          <table:table-cell table:formula="of:=AVERAGE(OFFSET(([$3klasy.$A13:$3klasy.$X13]); 51*([.G$1]-1); 0))" office:value-type="float" office:value="45.9575" calcext:value-type="float">
            <text:p>45,958</text:p>
          </table:table-cell>
          <table:table-cell table:formula="of:=AVERAGE(OFFSET(([$3klasy.$A13:$3klasy.$X13]); 51*([.H$1]-1); 0))" office:value-type="float" office:value="51.3263333333333" calcext:value-type="float">
            <text:p>51,326</text:p>
          </table:table-cell>
          <table:table-cell table:formula="of:=AVERAGE(OFFSET(([$3klasy.$A13:$3klasy.$X13]); 51*([.I$1]-1); 0))" office:value-type="float" office:value="49.0476666666667" calcext:value-type="float">
            <text:p>49,048</text:p>
          </table:table-cell>
          <table:table-cell table:formula="of:=AVERAGE(OFFSET(([$3klasy.$A13:$3klasy.$X13]); 51*([.J$1]-1); 0))" office:value-type="float" office:value="47.25925" calcext:value-type="float">
            <text:p>47,259</text:p>
          </table:table-cell>
          <table:table-cell table:formula="of:=AVERAGE(OFFSET(([$3klasy.$A13:$3klasy.$X13]); 51*([.K$1]-1); 0))" office:value-type="float" office:value="44.53125" calcext:value-type="float">
            <text:p>44,531</text:p>
          </table:table-cell>
          <table:table-cell table:formula="of:=AVERAGE([.B14:.K14])" office:value-type="float" office:value="47.2136458333334" calcext:value-type="float">
            <text:p>47,214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AVERAGE(OFFSET(([$3klasy.$A14:$3klasy.$X14]); 51*([.B$1]-1); 0))" office:value-type="float" office:value="52.399375" calcext:value-type="float">
            <text:p>52,399</text:p>
          </table:table-cell>
          <table:table-cell table:formula="of:=AVERAGE(OFFSET(([$3klasy.$A14:$3klasy.$X14]); 51*([.C$1]-1); 0))" office:value-type="float" office:value="50.1006666666667" calcext:value-type="float">
            <text:p>50,101</text:p>
          </table:table-cell>
          <table:table-cell table:formula="of:=AVERAGE(OFFSET(([$3klasy.$A14:$3klasy.$X14]); 51*([.D$1]-1); 0))" office:value-type="float" office:value="46.2743333333333" calcext:value-type="float">
            <text:p>46,274</text:p>
          </table:table-cell>
          <table:table-cell table:formula="of:=AVERAGE(OFFSET(([$3klasy.$A14:$3klasy.$X14]); 51*([.E$1]-1); 0))" office:value-type="float" office:value="41.7141666666667" calcext:value-type="float">
            <text:p>41,714</text:p>
          </table:table-cell>
          <table:table-cell table:formula="of:=AVERAGE(OFFSET(([$3klasy.$A14:$3klasy.$X14]); 51*([.F$1]-1); 0))" office:value-type="float" office:value="44.965625" calcext:value-type="float">
            <text:p>44,966</text:p>
          </table:table-cell>
          <table:table-cell table:formula="of:=AVERAGE(OFFSET(([$3klasy.$A14:$3klasy.$X14]); 51*([.G$1]-1); 0))" office:value-type="float" office:value="45.984125" calcext:value-type="float">
            <text:p>45,984</text:p>
          </table:table-cell>
          <table:table-cell table:formula="of:=AVERAGE(OFFSET(([$3klasy.$A14:$3klasy.$X14]); 51*([.H$1]-1); 0))" office:value-type="float" office:value="51.2907083333333" calcext:value-type="float">
            <text:p>51,291</text:p>
          </table:table-cell>
          <table:table-cell table:formula="of:=AVERAGE(OFFSET(([$3klasy.$A14:$3klasy.$X14]); 51*([.I$1]-1); 0))" office:value-type="float" office:value="48.8827916666667" calcext:value-type="float">
            <text:p>48,883</text:p>
          </table:table-cell>
          <table:table-cell table:formula="of:=AVERAGE(OFFSET(([$3klasy.$A14:$3klasy.$X14]); 51*([.J$1]-1); 0))" office:value-type="float" office:value="47.3055416666667" calcext:value-type="float">
            <text:p>47,306</text:p>
          </table:table-cell>
          <table:table-cell table:formula="of:=AVERAGE(OFFSET(([$3klasy.$A14:$3klasy.$X14]); 51*([.K$1]-1); 0))" office:value-type="float" office:value="45.173125" calcext:value-type="float">
            <text:p>45,173</text:p>
          </table:table-cell>
          <table:table-cell table:formula="of:=AVERAGE([.B15:.K15])" office:value-type="float" office:value="47.4090458333333" calcext:value-type="float">
            <text:p>47,409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OFFSET(([$3klasy.$A15:$3klasy.$X15]); 51*([.B$1]-1); 0))" office:value-type="float" office:value="52.1409166666667" calcext:value-type="float">
            <text:p>52,141</text:p>
          </table:table-cell>
          <table:table-cell table:formula="of:=AVERAGE(OFFSET(([$3klasy.$A15:$3klasy.$X15]); 51*([.C$1]-1); 0))" office:value-type="float" office:value="50.2872083333333" calcext:value-type="float">
            <text:p>50,287</text:p>
          </table:table-cell>
          <table:table-cell table:formula="of:=AVERAGE(OFFSET(([$3klasy.$A15:$3klasy.$X15]); 51*([.D$1]-1); 0))" office:value-type="float" office:value="46.4239583333333" calcext:value-type="float">
            <text:p>46,424</text:p>
          </table:table-cell>
          <table:table-cell table:formula="of:=AVERAGE(OFFSET(([$3klasy.$A15:$3klasy.$X15]); 51*([.E$1]-1); 0))" office:value-type="float" office:value="41.840875" calcext:value-type="float">
            <text:p>41,841</text:p>
          </table:table-cell>
          <table:table-cell table:formula="of:=AVERAGE(OFFSET(([$3klasy.$A15:$3klasy.$X15]); 51*([.F$1]-1); 0))" office:value-type="float" office:value="44.7422083333333" calcext:value-type="float">
            <text:p>44,742</text:p>
          </table:table-cell>
          <table:table-cell table:formula="of:=AVERAGE(OFFSET(([$3klasy.$A15:$3klasy.$X15]); 51*([.G$1]-1); 0))" office:value-type="float" office:value="45.9485416666667" calcext:value-type="float">
            <text:p>45,949</text:p>
          </table:table-cell>
          <table:table-cell table:formula="of:=AVERAGE(OFFSET(([$3klasy.$A15:$3klasy.$X15]); 51*([.H$1]-1); 0))" office:value-type="float" office:value="51.104" calcext:value-type="float">
            <text:p>51,104</text:p>
          </table:table-cell>
          <table:table-cell table:formula="of:=AVERAGE(OFFSET(([$3klasy.$A15:$3klasy.$X15]); 51*([.I$1]-1); 0))" office:value-type="float" office:value="48.6722083333333" calcext:value-type="float">
            <text:p>48,672</text:p>
          </table:table-cell>
          <table:table-cell table:formula="of:=AVERAGE(OFFSET(([$3klasy.$A15:$3klasy.$X15]); 51*([.J$1]-1); 0))" office:value-type="float" office:value="47.287" calcext:value-type="float">
            <text:p>47,287</text:p>
          </table:table-cell>
          <table:table-cell table:formula="of:=AVERAGE(OFFSET(([$3klasy.$A15:$3klasy.$X15]); 51*([.K$1]-1); 0))" office:value-type="float" office:value="45.3124583333333" calcext:value-type="float">
            <text:p>45,312</text:p>
          </table:table-cell>
          <table:table-cell table:formula="of:=AVERAGE([.B16:.K16])" office:value-type="float" office:value="47.3759375" calcext:value-type="float">
            <text:p>47,376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AVERAGE(OFFSET(([$3klasy.$A16:$3klasy.$X16]); 51*([.B$1]-1); 0))" office:value-type="float" office:value="52.061875" calcext:value-type="float">
            <text:p>52,062</text:p>
          </table:table-cell>
          <table:table-cell table:formula="of:=AVERAGE(OFFSET(([$3klasy.$A16:$3klasy.$X16]); 51*([.C$1]-1); 0))" office:value-type="float" office:value="50.466875" calcext:value-type="float">
            <text:p>50,467</text:p>
          </table:table-cell>
          <table:table-cell table:formula="of:=AVERAGE(OFFSET(([$3klasy.$A16:$3klasy.$X16]); 51*([.D$1]-1); 0))" office:value-type="float" office:value="46.999" calcext:value-type="float">
            <text:p>46,999</text:p>
          </table:table-cell>
          <table:table-cell table:formula="of:=AVERAGE(OFFSET(([$3klasy.$A16:$3klasy.$X16]); 51*([.E$1]-1); 0))" office:value-type="float" office:value="41.698375" calcext:value-type="float">
            <text:p>41,698</text:p>
          </table:table-cell>
          <table:table-cell table:formula="of:=AVERAGE(OFFSET(([$3klasy.$A16:$3klasy.$X16]); 51*([.F$1]-1); 0))" office:value-type="float" office:value="44.5275" calcext:value-type="float">
            <text:p>44,528</text:p>
          </table:table-cell>
          <table:table-cell table:formula="of:=AVERAGE(OFFSET(([$3klasy.$A16:$3klasy.$X16]); 51*([.G$1]-1); 0))" office:value-type="float" office:value="46.1258333333333" calcext:value-type="float">
            <text:p>46,126</text:p>
          </table:table-cell>
          <table:table-cell table:formula="of:=AVERAGE(OFFSET(([$3klasy.$A16:$3klasy.$X16]); 51*([.H$1]-1); 0))" office:value-type="float" office:value="51.1218333333333" calcext:value-type="float">
            <text:p>51,122</text:p>
          </table:table-cell>
          <table:table-cell table:formula="of:=AVERAGE(OFFSET(([$3klasy.$A16:$3klasy.$X16]); 51*([.I$1]-1); 0))" office:value-type="float" office:value="48.7087916666667" calcext:value-type="float">
            <text:p>48,709</text:p>
          </table:table-cell>
          <table:table-cell table:formula="of:=AVERAGE(OFFSET(([$3klasy.$A16:$3klasy.$X16]); 51*([.J$1]-1); 0))" office:value-type="float" office:value="47.7315416666667" calcext:value-type="float">
            <text:p>47,732</text:p>
          </table:table-cell>
          <table:table-cell table:formula="of:=AVERAGE(OFFSET(([$3klasy.$A16:$3klasy.$X16]); 51*([.K$1]-1); 0))" office:value-type="float" office:value="45.991375" calcext:value-type="float">
            <text:p>45,991</text:p>
          </table:table-cell>
          <table:table-cell table:formula="of:=AVERAGE([.B17:.K17])" office:value-type="float" office:value="47.5433" calcext:value-type="float">
            <text:p>47,543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AVERAGE(OFFSET(([$3klasy.$A17:$3klasy.$X17]); 51*([.B$1]-1); 0))" office:value-type="float" office:value="51.8175833333333" calcext:value-type="float">
            <text:p>51,818</text:p>
          </table:table-cell>
          <table:table-cell table:formula="of:=AVERAGE(OFFSET(([$3klasy.$A17:$3klasy.$X17]); 51*([.C$1]-1); 0))" office:value-type="float" office:value="50.3231666666667" calcext:value-type="float">
            <text:p>50,323</text:p>
          </table:table-cell>
          <table:table-cell table:formula="of:=AVERAGE(OFFSET(([$3klasy.$A17:$3klasy.$X17]); 51*([.D$1]-1); 0))" office:value-type="float" office:value="47.1171666666667" calcext:value-type="float">
            <text:p>47,117</text:p>
          </table:table-cell>
          <table:table-cell table:formula="of:=AVERAGE(OFFSET(([$3klasy.$A17:$3klasy.$X17]); 51*([.E$1]-1); 0))" office:value-type="float" office:value="41.7459166666667" calcext:value-type="float">
            <text:p>41,746</text:p>
          </table:table-cell>
          <table:table-cell table:formula="of:=AVERAGE(OFFSET(([$3klasy.$A17:$3klasy.$X17]); 51*([.F$1]-1); 0))" office:value-type="float" office:value="43.97775" calcext:value-type="float">
            <text:p>43,978</text:p>
          </table:table-cell>
          <table:table-cell table:formula="of:=AVERAGE(OFFSET(([$3klasy.$A17:$3klasy.$X17]); 51*([.G$1]-1); 0))" office:value-type="float" office:value="46.2322083333333" calcext:value-type="float">
            <text:p>46,232</text:p>
          </table:table-cell>
          <table:table-cell table:formula="of:=AVERAGE(OFFSET(([$3klasy.$A17:$3klasy.$X17]); 51*([.H$1]-1); 0))" office:value-type="float" office:value="51.095125" calcext:value-type="float">
            <text:p>51,095</text:p>
          </table:table-cell>
          <table:table-cell table:formula="of:=AVERAGE(OFFSET(([$3klasy.$A17:$3klasy.$X17]); 51*([.I$1]-1); 0))" office:value-type="float" office:value="48.7087916666667" calcext:value-type="float">
            <text:p>48,709</text:p>
          </table:table-cell>
          <table:table-cell table:formula="of:=AVERAGE(OFFSET(([$3klasy.$A17:$3klasy.$X17]); 51*([.J$1]-1); 0))" office:value-type="float" office:value="47.6112083333333" calcext:value-type="float">
            <text:p>47,611</text:p>
          </table:table-cell>
          <table:table-cell table:formula="of:=AVERAGE(OFFSET(([$3klasy.$A17:$3klasy.$X17]); 51*([.K$1]-1); 0))" office:value-type="float" office:value="46.3727083333333" calcext:value-type="float">
            <text:p>46,373</text:p>
          </table:table-cell>
          <table:table-cell table:formula="of:=AVERAGE([.B18:.K18])" office:value-type="float" office:value="47.5001625" calcext:value-type="float">
            <text:p>47,500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AVERAGE(OFFSET(([$3klasy.$A18:$3klasy.$X18]); 51*([.B$1]-1); 0))" office:value-type="float" office:value="51.5302916666667" calcext:value-type="float">
            <text:p>51,530</text:p>
          </table:table-cell>
          <table:table-cell table:formula="of:=AVERAGE(OFFSET(([$3klasy.$A18:$3klasy.$X18]); 51*([.C$1]-1); 0))" office:value-type="float" office:value="50.2872916666667" calcext:value-type="float">
            <text:p>50,287</text:p>
          </table:table-cell>
          <table:table-cell table:formula="of:=AVERAGE(OFFSET(([$3klasy.$A18:$3klasy.$X18]); 51*([.D$1]-1); 0))" office:value-type="float" office:value="47.487375" calcext:value-type="float">
            <text:p>47,487</text:p>
          </table:table-cell>
          <table:table-cell table:formula="of:=AVERAGE(OFFSET(([$3klasy.$A18:$3klasy.$X18]); 51*([.E$1]-1); 0))" office:value-type="float" office:value="41.928125" calcext:value-type="float">
            <text:p>41,928</text:p>
          </table:table-cell>
          <table:table-cell table:formula="of:=AVERAGE(OFFSET(([$3klasy.$A18:$3klasy.$X18]); 51*([.F$1]-1); 0))" office:value-type="float" office:value="43.7027083333333" calcext:value-type="float">
            <text:p>43,703</text:p>
          </table:table-cell>
          <table:table-cell table:formula="of:=AVERAGE(OFFSET(([$3klasy.$A18:$3klasy.$X18]); 51*([.G$1]-1); 0))" office:value-type="float" office:value="46.471625" calcext:value-type="float">
            <text:p>46,472</text:p>
          </table:table-cell>
          <table:table-cell table:formula="of:=AVERAGE(OFFSET(([$3klasy.$A18:$3klasy.$X18]); 51*([.H$1]-1); 0))" office:value-type="float" office:value="51.1217916666667" calcext:value-type="float">
            <text:p>51,122</text:p>
          </table:table-cell>
          <table:table-cell table:formula="of:=AVERAGE(OFFSET(([$3klasy.$A18:$3klasy.$X18]); 51*([.I$1]-1); 0))" office:value-type="float" office:value="48.928625" calcext:value-type="float">
            <text:p>48,929</text:p>
          </table:table-cell>
          <table:table-cell table:formula="of:=AVERAGE(OFFSET(([$3klasy.$A18:$3klasy.$X18]); 51*([.J$1]-1); 0))" office:value-type="float" office:value="47.6481666666667" calcext:value-type="float">
            <text:p>47,648</text:p>
          </table:table-cell>
          <table:table-cell table:formula="of:=AVERAGE(OFFSET(([$3klasy.$A18:$3klasy.$X18]); 51*([.K$1]-1); 0))" office:value-type="float" office:value="46.2890833333333" calcext:value-type="float">
            <text:p>46,289</text:p>
          </table:table-cell>
          <table:table-cell table:formula="of:=AVERAGE([.B19:.K19])" office:value-type="float" office:value="47.5395083333333" calcext:value-type="float">
            <text:p>47,540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AVERAGE(OFFSET(([$3klasy.$A19:$3klasy.$X19]); 51*([.B$1]-1); 0))" office:value-type="float" office:value="51.3219166666667" calcext:value-type="float">
            <text:p>51,322</text:p>
          </table:table-cell>
          <table:table-cell table:formula="of:=AVERAGE(OFFSET(([$3klasy.$A19:$3klasy.$X19]); 51*([.C$1]-1); 0))" office:value-type="float" office:value="50.2800833333333" calcext:value-type="float">
            <text:p>50,280</text:p>
          </table:table-cell>
          <table:table-cell table:formula="of:=AVERAGE(OFFSET(([$3klasy.$A19:$3klasy.$X19]); 51*([.D$1]-1); 0))" office:value-type="float" office:value="47.6055" calcext:value-type="float">
            <text:p>47,606</text:p>
          </table:table-cell>
          <table:table-cell table:formula="of:=AVERAGE(OFFSET(([$3klasy.$A19:$3klasy.$X19]); 51*([.E$1]-1); 0))" office:value-type="float" office:value="41.6035" calcext:value-type="float">
            <text:p>41,604</text:p>
          </table:table-cell>
          <table:table-cell table:formula="of:=AVERAGE(OFFSET(([$3klasy.$A19:$3klasy.$X19]); 51*([.F$1]-1); 0))" office:value-type="float" office:value="43.7285416666667" calcext:value-type="float">
            <text:p>43,729</text:p>
          </table:table-cell>
          <table:table-cell table:formula="of:=AVERAGE(OFFSET(([$3klasy.$A19:$3klasy.$X19]); 51*([.G$1]-1); 0))" office:value-type="float" office:value="46.3032083333333" calcext:value-type="float">
            <text:p>46,303</text:p>
          </table:table-cell>
          <table:table-cell table:formula="of:=AVERAGE(OFFSET(([$3klasy.$A19:$3klasy.$X19]); 51*([.H$1]-1); 0))" office:value-type="float" office:value="51.0861666666667" calcext:value-type="float">
            <text:p>51,086</text:p>
          </table:table-cell>
          <table:table-cell table:formula="of:=AVERAGE(OFFSET(([$3klasy.$A19:$3klasy.$X19]); 51*([.I$1]-1); 0))" office:value-type="float" office:value="48.8644583333333" calcext:value-type="float">
            <text:p>48,864</text:p>
          </table:table-cell>
          <table:table-cell table:formula="of:=AVERAGE(OFFSET(([$3klasy.$A19:$3klasy.$X19]); 51*([.J$1]-1); 0))" office:value-type="float" office:value="47.7592916666667" calcext:value-type="float">
            <text:p>47,759</text:p>
          </table:table-cell>
          <table:table-cell table:formula="of:=AVERAGE(OFFSET(([$3klasy.$A19:$3klasy.$X19]); 51*([.K$1]-1); 0))" office:value-type="float" office:value="46.689" calcext:value-type="float">
            <text:p>46,689</text:p>
          </table:table-cell>
          <table:table-cell table:formula="of:=AVERAGE([.B20:.K20])" office:value-type="float" office:value="47.5241666666667" calcext:value-type="float">
            <text:p>47,524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AVERAGE(OFFSET(([$3klasy.$A20:$3klasy.$X20]); 51*([.B$1]-1); 0))" office:value-type="float" office:value="51.164" calcext:value-type="float">
            <text:p>51,164</text:p>
          </table:table-cell>
          <table:table-cell table:formula="of:=AVERAGE(OFFSET(([$3klasy.$A20:$3klasy.$X20]); 51*([.C$1]-1); 0))" office:value-type="float" office:value="50.553125" calcext:value-type="float">
            <text:p>50,553</text:p>
          </table:table-cell>
          <table:table-cell table:formula="of:=AVERAGE(OFFSET(([$3klasy.$A20:$3klasy.$X20]); 51*([.D$1]-1); 0))" office:value-type="float" office:value="47.9520833333333" calcext:value-type="float">
            <text:p>47,952</text:p>
          </table:table-cell>
          <table:table-cell table:formula="of:=AVERAGE(OFFSET(([$3klasy.$A20:$3klasy.$X20]); 51*([.E$1]-1); 0))" office:value-type="float" office:value="41.4449583333333" calcext:value-type="float">
            <text:p>41,445</text:p>
          </table:table-cell>
          <table:table-cell table:formula="of:=AVERAGE(OFFSET(([$3klasy.$A20:$3klasy.$X20]); 51*([.F$1]-1); 0))" office:value-type="float" office:value="43.5825" calcext:value-type="float">
            <text:p>43,583</text:p>
          </table:table-cell>
          <table:table-cell table:formula="of:=AVERAGE(OFFSET(([$3klasy.$A20:$3klasy.$X20]); 51*([.G$1]-1); 0))" office:value-type="float" office:value="46.2943333333333" calcext:value-type="float">
            <text:p>46,294</text:p>
          </table:table-cell>
          <table:table-cell table:formula="of:=AVERAGE(OFFSET(([$3klasy.$A20:$3klasy.$X20]); 51*([.H$1]-1); 0))" office:value-type="float" office:value="51.068375" calcext:value-type="float">
            <text:p>51,068</text:p>
          </table:table-cell>
          <table:table-cell table:formula="of:=AVERAGE(OFFSET(([$3klasy.$A20:$3klasy.$X20]); 51*([.I$1]-1); 0))" office:value-type="float" office:value="48.7912083333333" calcext:value-type="float">
            <text:p>48,791</text:p>
          </table:table-cell>
          <table:table-cell table:formula="of:=AVERAGE(OFFSET(([$3klasy.$A20:$3klasy.$X20]); 51*([.J$1]-1); 0))" office:value-type="float" office:value="47.7592916666667" calcext:value-type="float">
            <text:p>47,759</text:p>
          </table:table-cell>
          <table:table-cell table:formula="of:=AVERAGE(OFFSET(([$3klasy.$A20:$3klasy.$X20]); 51*([.K$1]-1); 0))" office:value-type="float" office:value="46.716875" calcext:value-type="float">
            <text:p>46,717</text:p>
          </table:table-cell>
          <table:table-cell table:formula="of:=AVERAGE([.B21:.K21])" office:value-type="float" office:value="47.532675" calcext:value-type="float">
            <text:p>47,533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VERAGE(OFFSET(([$3klasy.$A21:$3klasy.$X21]); 51*([.B$1]-1); 0))" office:value-type="float" office:value="51.2069583333333" calcext:value-type="float">
            <text:p>51,207</text:p>
          </table:table-cell>
          <table:table-cell table:formula="of:=AVERAGE(OFFSET(([$3klasy.$A21:$3klasy.$X21]); 51*([.C$1]-1); 0))" office:value-type="float" office:value="50.8045" calcext:value-type="float">
            <text:p>50,805</text:p>
          </table:table-cell>
          <table:table-cell table:formula="of:=AVERAGE(OFFSET(([$3klasy.$A21:$3klasy.$X21]); 51*([.D$1]-1); 0))" office:value-type="float" office:value="48.3617083333333" calcext:value-type="float">
            <text:p>48,362</text:p>
          </table:table-cell>
          <table:table-cell table:formula="of:=AVERAGE(OFFSET(([$3klasy.$A21:$3klasy.$X21]); 51*([.E$1]-1); 0))" office:value-type="float" office:value="41.4132916666667" calcext:value-type="float">
            <text:p>41,413</text:p>
          </table:table-cell>
          <table:table-cell table:formula="of:=AVERAGE(OFFSET(([$3klasy.$A21:$3klasy.$X21]); 51*([.F$1]-1); 0))" office:value-type="float" office:value="43.5738333333333" calcext:value-type="float">
            <text:p>43,574</text:p>
          </table:table-cell>
          <table:table-cell table:formula="of:=AVERAGE(OFFSET(([$3klasy.$A21:$3klasy.$X21]); 51*([.G$1]-1); 0))" office:value-type="float" office:value="46.985875" calcext:value-type="float">
            <text:p>46,986</text:p>
          </table:table-cell>
          <table:table-cell table:formula="of:=AVERAGE(OFFSET(([$3klasy.$A21:$3klasy.$X21]); 51*([.H$1]-1); 0))" office:value-type="float" office:value="50.641125" calcext:value-type="float">
            <text:p>50,641</text:p>
          </table:table-cell>
          <table:table-cell table:formula="of:=AVERAGE(OFFSET(([$3klasy.$A21:$3klasy.$X21]); 51*([.I$1]-1); 0))" office:value-type="float" office:value="48.424875" calcext:value-type="float">
            <text:p>48,425</text:p>
          </table:table-cell>
          <table:table-cell table:formula="of:=AVERAGE(OFFSET(([$3klasy.$A21:$3klasy.$X21]); 51*([.J$1]-1); 0))" office:value-type="float" office:value="47.7777916666667" calcext:value-type="float">
            <text:p>47,778</text:p>
          </table:table-cell>
          <table:table-cell table:formula="of:=AVERAGE(OFFSET(([$3klasy.$A21:$3klasy.$X21]); 51*([.K$1]-1); 0))" office:value-type="float" office:value="46.9680416666667" calcext:value-type="float">
            <text:p>46,968</text:p>
          </table:table-cell>
          <table:table-cell table:formula="of:=AVERAGE([.B22:.K22])" office:value-type="float" office:value="47.6158" calcext:value-type="float">
            <text:p>47,616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AVERAGE(OFFSET(([$3klasy.$A22:$3klasy.$X22]); 51*([.B$1]-1); 0))" office:value-type="float" office:value="50.9914166666667" calcext:value-type="float">
            <text:p>50,991</text:p>
          </table:table-cell>
          <table:table-cell table:formula="of:=AVERAGE(OFFSET(([$3klasy.$A22:$3klasy.$X22]); 51*([.C$1]-1); 0))" office:value-type="float" office:value="50.8835416666667" calcext:value-type="float">
            <text:p>50,884</text:p>
          </table:table-cell>
          <table:table-cell table:formula="of:=AVERAGE(OFFSET(([$3klasy.$A22:$3klasy.$X22]); 51*([.D$1]-1); 0))" office:value-type="float" office:value="48.4326666666667" calcext:value-type="float">
            <text:p>48,433</text:p>
          </table:table-cell>
          <table:table-cell table:formula="of:=AVERAGE(OFFSET(([$3klasy.$A22:$3klasy.$X22]); 51*([.E$1]-1); 0))" office:value-type="float" office:value="41.5003333333333" calcext:value-type="float">
            <text:p>41,500</text:p>
          </table:table-cell>
          <table:table-cell table:formula="of:=AVERAGE(OFFSET(([$3klasy.$A22:$3klasy.$X22]); 51*([.F$1]-1); 0))" office:value-type="float" office:value="43.625375" calcext:value-type="float">
            <text:p>43,625</text:p>
          </table:table-cell>
          <table:table-cell table:formula="of:=AVERAGE(OFFSET(([$3klasy.$A22:$3klasy.$X22]); 51*([.G$1]-1); 0))" office:value-type="float" office:value="47.2960416666666" calcext:value-type="float">
            <text:p>47,296</text:p>
          </table:table-cell>
          <table:table-cell table:formula="of:=AVERAGE(OFFSET(([$3klasy.$A22:$3klasy.$X22]); 51*([.H$1]-1); 0))" office:value-type="float" office:value="50.72125" calcext:value-type="float">
            <text:p>50,721</text:p>
          </table:table-cell>
          <table:table-cell table:formula="of:=AVERAGE(OFFSET(([$3klasy.$A22:$3klasy.$X22]); 51*([.I$1]-1); 0))" office:value-type="float" office:value="48.2508333333333" calcext:value-type="float">
            <text:p>48,251</text:p>
          </table:table-cell>
          <table:table-cell table:formula="of:=AVERAGE(OFFSET(([$3klasy.$A22:$3klasy.$X22]); 51*([.J$1]-1); 0))" office:value-type="float" office:value="47.916625" calcext:value-type="float">
            <text:p>47,917</text:p>
          </table:table-cell>
          <table:table-cell table:formula="of:=AVERAGE(OFFSET(([$3klasy.$A22:$3klasy.$X22]); 51*([.K$1]-1); 0))" office:value-type="float" office:value="47.1260416666667" calcext:value-type="float">
            <text:p>47,126</text:p>
          </table:table-cell>
          <table:table-cell table:formula="of:=AVERAGE([.B23:.K23])" office:value-type="float" office:value="47.6744125" calcext:value-type="float">
            <text:p>47,674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AVERAGE(OFFSET(([$3klasy.$A23:$3klasy.$X23]); 51*([.B$1]-1); 0))" office:value-type="float" office:value="51.0633333333334" calcext:value-type="float">
            <text:p>51,063</text:p>
          </table:table-cell>
          <table:table-cell table:formula="of:=AVERAGE(OFFSET(([$3klasy.$A23:$3klasy.$X23]); 51*([.C$1]-1); 0))" office:value-type="float" office:value="50.9986666666667" calcext:value-type="float">
            <text:p>50,999</text:p>
          </table:table-cell>
          <table:table-cell table:formula="of:=AVERAGE(OFFSET(([$3klasy.$A23:$3klasy.$X23]); 51*([.D$1]-1); 0))" office:value-type="float" office:value="49.1810416666667" calcext:value-type="float">
            <text:p>49,181</text:p>
          </table:table-cell>
          <table:table-cell table:formula="of:=AVERAGE(OFFSET(([$3klasy.$A23:$3klasy.$X23]); 51*([.E$1]-1); 0))" office:value-type="float" office:value="41.3023333333333" calcext:value-type="float">
            <text:p>41,302</text:p>
          </table:table-cell>
          <table:table-cell table:formula="of:=AVERAGE(OFFSET(([$3klasy.$A23:$3klasy.$X23]); 51*([.F$1]-1); 0))" office:value-type="float" office:value="43.5052083333333" calcext:value-type="float">
            <text:p>43,505</text:p>
          </table:table-cell>
          <table:table-cell table:formula="of:=AVERAGE(OFFSET(([$3klasy.$A23:$3klasy.$X23]); 51*([.G$1]-1); 0))" office:value-type="float" office:value="47.5089166666667" calcext:value-type="float">
            <text:p>47,509</text:p>
          </table:table-cell>
          <table:table-cell table:formula="of:=AVERAGE(OFFSET(([$3klasy.$A23:$3klasy.$X23]); 51*([.H$1]-1); 0))" office:value-type="float" office:value="50.8280833333333" calcext:value-type="float">
            <text:p>50,828</text:p>
          </table:table-cell>
          <table:table-cell table:formula="of:=AVERAGE(OFFSET(([$3klasy.$A23:$3klasy.$X23]); 51*([.I$1]-1); 0))" office:value-type="float" office:value="48.6629583333333" calcext:value-type="float">
            <text:p>48,663</text:p>
          </table:table-cell>
          <table:table-cell table:formula="of:=AVERAGE(OFFSET(([$3klasy.$A23:$3klasy.$X23]); 51*([.J$1]-1); 0))" office:value-type="float" office:value="48.379625" calcext:value-type="float">
            <text:p>48,380</text:p>
          </table:table-cell>
          <table:table-cell table:formula="of:=AVERAGE(OFFSET(([$3klasy.$A23:$3klasy.$X23]); 51*([.K$1]-1); 0))" office:value-type="float" office:value="47.4050416666667" calcext:value-type="float">
            <text:p>47,405</text:p>
          </table:table-cell>
          <table:table-cell table:formula="of:=AVERAGE([.B24:.K24])" office:value-type="float" office:value="47.8835208333333" calcext:value-type="float">
            <text:p>47,884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AVERAGE(OFFSET(([$3klasy.$A24:$3klasy.$X24]); 51*([.B$1]-1); 0))" office:value-type="float" office:value="51.0345833333334" calcext:value-type="float">
            <text:p>51,035</text:p>
          </table:table-cell>
          <table:table-cell table:formula="of:=AVERAGE(OFFSET(([$3klasy.$A24:$3klasy.$X24]); 51*([.C$1]-1); 0))" office:value-type="float" office:value="50.9624166666667" calcext:value-type="float">
            <text:p>50,962</text:p>
          </table:table-cell>
          <table:table-cell table:formula="of:=AVERAGE(OFFSET(([$3klasy.$A24:$3klasy.$X24]); 51*([.D$1]-1); 0))" office:value-type="float" office:value="49.3228333333333" calcext:value-type="float">
            <text:p>49,323</text:p>
          </table:table-cell>
          <table:table-cell table:formula="of:=AVERAGE(OFFSET(([$3klasy.$A24:$3klasy.$X24]); 51*([.E$1]-1); 0))" office:value-type="float" office:value="41.1755416666667" calcext:value-type="float">
            <text:p>41,176</text:p>
          </table:table-cell>
          <table:table-cell table:formula="of:=AVERAGE(OFFSET(([$3klasy.$A24:$3klasy.$X24]); 51*([.F$1]-1); 0))" office:value-type="float" office:value="43.754375" calcext:value-type="float">
            <text:p>43,754</text:p>
          </table:table-cell>
          <table:table-cell table:formula="of:=AVERAGE(OFFSET(([$3klasy.$A24:$3klasy.$X24]); 51*([.G$1]-1); 0))" office:value-type="float" office:value="47.4734583333333" calcext:value-type="float">
            <text:p>47,473</text:p>
          </table:table-cell>
          <table:table-cell table:formula="of:=AVERAGE(OFFSET(([$3klasy.$A24:$3klasy.$X24]); 51*([.H$1]-1); 0))" office:value-type="float" office:value="51.086375" calcext:value-type="float">
            <text:p>51,086</text:p>
          </table:table-cell>
          <table:table-cell table:formula="of:=AVERAGE(OFFSET(([$3klasy.$A24:$3klasy.$X24]); 51*([.I$1]-1); 0))" office:value-type="float" office:value="48.424875" calcext:value-type="float">
            <text:p>48,425</text:p>
          </table:table-cell>
          <table:table-cell table:formula="of:=AVERAGE(OFFSET(([$3klasy.$A24:$3klasy.$X24]); 51*([.J$1]-1); 0))" office:value-type="float" office:value="48.176" calcext:value-type="float">
            <text:p>48,176</text:p>
          </table:table-cell>
          <table:table-cell table:formula="of:=AVERAGE(OFFSET(([$3klasy.$A24:$3klasy.$X24]); 51*([.K$1]-1); 0))" office:value-type="float" office:value="47.7864583333333" calcext:value-type="float">
            <text:p>47,786</text:p>
          </table:table-cell>
          <table:table-cell table:formula="of:=AVERAGE([.B25:.K25])" office:value-type="float" office:value="47.9196916666667" calcext:value-type="float">
            <text:p>47,920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AVERAGE(OFFSET(([$3klasy.$A25:$3klasy.$X25]); 51*([.B$1]-1); 0))" office:value-type="float" office:value="51.3505833333333" calcext:value-type="float">
            <text:p>51,351</text:p>
          </table:table-cell>
          <table:table-cell table:formula="of:=AVERAGE(OFFSET(([$3klasy.$A25:$3klasy.$X25]); 51*([.C$1]-1); 0))" office:value-type="float" office:value="51.1851666666667" calcext:value-type="float">
            <text:p>51,185</text:p>
          </table:table-cell>
          <table:table-cell table:formula="of:=AVERAGE(OFFSET(([$3klasy.$A25:$3klasy.$X25]); 51*([.D$1]-1); 0))" office:value-type="float" office:value="49.567" calcext:value-type="float">
            <text:p>49,567</text:p>
          </table:table-cell>
          <table:table-cell table:formula="of:=AVERAGE(OFFSET(([$3klasy.$A25:$3klasy.$X25]); 51*([.E$1]-1); 0))" office:value-type="float" office:value="41.3023333333333" calcext:value-type="float">
            <text:p>41,302</text:p>
          </table:table-cell>
          <table:table-cell table:formula="of:=AVERAGE(OFFSET(([$3klasy.$A25:$3klasy.$X25]); 51*([.F$1]-1); 0))" office:value-type="float" office:value="44.0033333333333" calcext:value-type="float">
            <text:p>44,003</text:p>
          </table:table-cell>
          <table:table-cell table:formula="of:=AVERAGE(OFFSET(([$3klasy.$A25:$3klasy.$X25]); 51*([.G$1]-1); 0))" office:value-type="float" office:value="47.5177916666667" calcext:value-type="float">
            <text:p>47,518</text:p>
          </table:table-cell>
          <table:table-cell table:formula="of:=AVERAGE(OFFSET(([$3klasy.$A25:$3klasy.$X25]); 51*([.H$1]-1); 0))" office:value-type="float" office:value="50.5429166666667" calcext:value-type="float">
            <text:p>50,543</text:p>
          </table:table-cell>
          <table:table-cell table:formula="of:=AVERAGE(OFFSET(([$3klasy.$A25:$3klasy.$X25]); 51*([.I$1]-1); 0))" office:value-type="float" office:value="48.3424583333334" calcext:value-type="float">
            <text:p>48,342</text:p>
          </table:table-cell>
          <table:table-cell table:formula="of:=AVERAGE(OFFSET(([$3klasy.$A25:$3klasy.$X25]); 51*([.J$1]-1); 0))" office:value-type="float" office:value="48.3241666666667" calcext:value-type="float">
            <text:p>48,324</text:p>
          </table:table-cell>
          <table:table-cell table:formula="of:=AVERAGE(OFFSET(([$3klasy.$A25:$3klasy.$X25]); 51*([.K$1]-1); 0))" office:value-type="float" office:value="48.2235416666667" calcext:value-type="float">
            <text:p>48,224</text:p>
          </table:table-cell>
          <table:table-cell table:formula="of:=AVERAGE([.B26:.K26])" office:value-type="float" office:value="48.0359291666667" calcext:value-type="float">
            <text:p>48,036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AVERAGE(OFFSET(([$3klasy.$A26:$3klasy.$X26]); 51*([.B$1]-1); 0))" office:value-type="float" office:value="51.235625" calcext:value-type="float">
            <text:p>51,236</text:p>
          </table:table-cell>
          <table:table-cell table:formula="of:=AVERAGE(OFFSET(([$3klasy.$A26:$3klasy.$X26]); 51*([.C$1]-1); 0))" office:value-type="float" office:value="51.2210833333333" calcext:value-type="float">
            <text:p>51,221</text:p>
          </table:table-cell>
          <table:table-cell table:formula="of:=AVERAGE(OFFSET(([$3klasy.$A26:$3klasy.$X26]); 51*([.D$1]-1); 0))" office:value-type="float" office:value="50.1105416666667" calcext:value-type="float">
            <text:p>50,111</text:p>
          </table:table-cell>
          <table:table-cell table:formula="of:=AVERAGE(OFFSET(([$3klasy.$A26:$3klasy.$X26]); 51*([.E$1]-1); 0))" office:value-type="float" office:value="41.3498333333333" calcext:value-type="float">
            <text:p>41,350</text:p>
          </table:table-cell>
          <table:table-cell table:formula="of:=AVERAGE(OFFSET(([$3klasy.$A26:$3klasy.$X26]); 51*([.F$1]-1); 0))" office:value-type="float" office:value="44.1150833333333" calcext:value-type="float">
            <text:p>44,115</text:p>
          </table:table-cell>
          <table:table-cell table:formula="of:=AVERAGE(OFFSET(([$3klasy.$A26:$3klasy.$X26]); 51*([.G$1]-1); 0))" office:value-type="float" office:value="48.0584583333333" calcext:value-type="float">
            <text:p>48,058</text:p>
          </table:table-cell>
          <table:table-cell table:formula="of:=AVERAGE(OFFSET(([$3klasy.$A26:$3klasy.$X26]); 51*([.H$1]-1); 0))" office:value-type="float" office:value="50.8634583333334" calcext:value-type="float">
            <text:p>50,863</text:p>
          </table:table-cell>
          <table:table-cell table:formula="of:=AVERAGE(OFFSET(([$3klasy.$A26:$3klasy.$X26]); 51*([.I$1]-1); 0))" office:value-type="float" office:value="48.2143333333333" calcext:value-type="float">
            <text:p>48,214</text:p>
          </table:table-cell>
          <table:table-cell table:formula="of:=AVERAGE(OFFSET(([$3klasy.$A26:$3klasy.$X26]); 51*([.J$1]-1); 0))" office:value-type="float" office:value="48.4815833333334" calcext:value-type="float">
            <text:p>48,482</text:p>
          </table:table-cell>
          <table:table-cell table:formula="of:=AVERAGE(OFFSET(([$3klasy.$A26:$3klasy.$X26]); 51*([.K$1]-1); 0))" office:value-type="float" office:value="49.0789583333333" calcext:value-type="float">
            <text:p>49,079</text:p>
          </table:table-cell>
          <table:table-cell table:formula="of:=AVERAGE([.B27:.K27])" office:value-type="float" office:value="48.2728958333333" calcext:value-type="float">
            <text:p>48,273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AVERAGE(OFFSET(([$3klasy.$A27:$3klasy.$X27]); 51*([.B$1]-1); 0))" office:value-type="float" office:value="51.1709583333333" calcext:value-type="float">
            <text:p>51,171</text:p>
          </table:table-cell>
          <table:table-cell table:formula="of:=AVERAGE(OFFSET(([$3klasy.$A27:$3klasy.$X27]); 51*([.C$1]-1); 0))" office:value-type="float" office:value="51.2641666666667" calcext:value-type="float">
            <text:p>51,264</text:p>
          </table:table-cell>
          <table:table-cell table:formula="of:=AVERAGE(OFFSET(([$3klasy.$A27:$3klasy.$X27]); 51*([.D$1]-1); 0))" office:value-type="float" office:value="50.3153333333333" calcext:value-type="float">
            <text:p>50,315</text:p>
          </table:table-cell>
          <table:table-cell table:formula="of:=AVERAGE(OFFSET(([$3klasy.$A27:$3klasy.$X27]); 51*([.E$1]-1); 0))" office:value-type="float" office:value="41.4211666666667" calcext:value-type="float">
            <text:p>41,421</text:p>
          </table:table-cell>
          <table:table-cell table:formula="of:=AVERAGE(OFFSET(([$3klasy.$A27:$3klasy.$X27]); 51*([.F$1]-1); 0))" office:value-type="float" office:value="44.5445416666667" calcext:value-type="float">
            <text:p>44,545</text:p>
          </table:table-cell>
          <table:table-cell table:formula="of:=AVERAGE(OFFSET(([$3klasy.$A27:$3klasy.$X27]); 51*([.G$1]-1); 0))" office:value-type="float" office:value="48.4750416666667" calcext:value-type="float">
            <text:p>48,475</text:p>
          </table:table-cell>
          <table:table-cell table:formula="of:=AVERAGE(OFFSET(([$3klasy.$A27:$3klasy.$X27]); 51*([.H$1]-1); 0))" office:value-type="float" office:value="50.5342916666667" calcext:value-type="float">
            <text:p>50,534</text:p>
          </table:table-cell>
          <table:table-cell table:formula="of:=AVERAGE(OFFSET(([$3klasy.$A27:$3klasy.$X27]); 51*([.I$1]-1); 0))" office:value-type="float" office:value="47.6831666666667" calcext:value-type="float">
            <text:p>47,683</text:p>
          </table:table-cell>
          <table:table-cell table:formula="of:=AVERAGE(OFFSET(([$3klasy.$A27:$3klasy.$X27]); 51*([.J$1]-1); 0))" office:value-type="float" office:value="48.4445416666667" calcext:value-type="float">
            <text:p>48,445</text:p>
          </table:table-cell>
          <table:table-cell table:formula="of:=AVERAGE(OFFSET(([$3klasy.$A27:$3klasy.$X27]); 51*([.K$1]-1); 0))" office:value-type="float" office:value="49.069625" calcext:value-type="float">
            <text:p>49,070</text:p>
          </table:table-cell>
          <table:table-cell table:formula="of:=AVERAGE([.B28:.K28])" office:value-type="float" office:value="48.2922833333333" calcext:value-type="float">
            <text:p>48,292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AVERAGE(OFFSET(([$3klasy.$A28:$3klasy.$X28]); 51*([.B$1]-1); 0))" office:value-type="float" office:value="51.0415833333333" calcext:value-type="float">
            <text:p>51,042</text:p>
          </table:table-cell>
          <table:table-cell table:formula="of:=AVERAGE(OFFSET(([$3klasy.$A28:$3klasy.$X28]); 51*([.C$1]-1); 0))" office:value-type="float" office:value="51.3360416666667" calcext:value-type="float">
            <text:p>51,336</text:p>
          </table:table-cell>
          <table:table-cell table:formula="of:=AVERAGE(OFFSET(([$3klasy.$A28:$3klasy.$X28]); 51*([.D$1]-1); 0))" office:value-type="float" office:value="50.4335" calcext:value-type="float">
            <text:p>50,434</text:p>
          </table:table-cell>
          <table:table-cell table:formula="of:=AVERAGE(OFFSET(([$3klasy.$A28:$3klasy.$X28]); 51*([.E$1]-1); 0))" office:value-type="float" office:value="41.508375" calcext:value-type="float">
            <text:p>41,508</text:p>
          </table:table-cell>
          <table:table-cell table:formula="of:=AVERAGE(OFFSET(([$3klasy.$A28:$3klasy.$X28]); 51*([.F$1]-1); 0))" office:value-type="float" office:value="45.4638333333333" calcext:value-type="float">
            <text:p>45,464</text:p>
          </table:table-cell>
          <table:table-cell table:formula="of:=AVERAGE(OFFSET(([$3klasy.$A28:$3klasy.$X28]); 51*([.G$1]-1); 0))" office:value-type="float" office:value="48.6435" calcext:value-type="float">
            <text:p>48,644</text:p>
          </table:table-cell>
          <table:table-cell table:formula="of:=AVERAGE(OFFSET(([$3klasy.$A28:$3klasy.$X28]); 51*([.H$1]-1); 0))" office:value-type="float" office:value="50.6323333333333" calcext:value-type="float">
            <text:p>50,632</text:p>
          </table:table-cell>
          <table:table-cell table:formula="of:=AVERAGE(OFFSET(([$3klasy.$A28:$3klasy.$X28]); 51*([.I$1]-1); 0))" office:value-type="float" office:value="47.1794583333333" calcext:value-type="float">
            <text:p>47,179</text:p>
          </table:table-cell>
          <table:table-cell table:formula="of:=AVERAGE(OFFSET(([$3klasy.$A28:$3klasy.$X28]); 51*([.J$1]-1); 0))" office:value-type="float" office:value="48.4630416666667" calcext:value-type="float">
            <text:p>48,463</text:p>
          </table:table-cell>
          <table:table-cell table:formula="of:=AVERAGE(OFFSET(([$3klasy.$A28:$3klasy.$X28]); 51*([.K$1]-1); 0))" office:value-type="float" office:value="49.1068333333333" calcext:value-type="float">
            <text:p>49,107</text:p>
          </table:table-cell>
          <table:table-cell table:formula="of:=AVERAGE([.B29:.K29])" office:value-type="float" office:value="48.38085" calcext:value-type="float">
            <text:p>48,381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VERAGE(OFFSET(([$3klasy.$A29:$3klasy.$X29]); 51*([.B$1]-1); 0))" office:value-type="float" office:value="50.9482083333333" calcext:value-type="float">
            <text:p>50,948</text:p>
          </table:table-cell>
          <table:table-cell table:formula="of:=AVERAGE(OFFSET(([$3klasy.$A29:$3klasy.$X29]); 51*([.C$1]-1); 0))" office:value-type="float" office:value="51.4005833333333" calcext:value-type="float">
            <text:p>51,401</text:p>
          </table:table-cell>
          <table:table-cell table:formula="of:=AVERAGE(OFFSET(([$3klasy.$A29:$3klasy.$X29]); 51*([.D$1]-1); 0))" office:value-type="float" office:value="50.5122916666667" calcext:value-type="float">
            <text:p>50,512</text:p>
          </table:table-cell>
          <table:table-cell table:formula="of:=AVERAGE(OFFSET(([$3klasy.$A29:$3klasy.$X29]); 51*([.E$1]-1); 0))" office:value-type="float" office:value="41.5637916666667" calcext:value-type="float">
            <text:p>41,564</text:p>
          </table:table-cell>
          <table:table-cell table:formula="of:=AVERAGE(OFFSET(([$3klasy.$A29:$3klasy.$X29]); 51*([.F$1]-1); 0))" office:value-type="float" office:value="45.79025" calcext:value-type="float">
            <text:p>45,790</text:p>
          </table:table-cell>
          <table:table-cell table:formula="of:=AVERAGE(OFFSET(([$3klasy.$A29:$3klasy.$X29]); 51*([.G$1]-1); 0))" office:value-type="float" office:value="48.820875" calcext:value-type="float">
            <text:p>48,821</text:p>
          </table:table-cell>
          <table:table-cell table:formula="of:=AVERAGE(OFFSET(([$3klasy.$A29:$3klasy.$X29]); 51*([.H$1]-1); 0))" office:value-type="float" office:value="50.6234166666667" calcext:value-type="float">
            <text:p>50,623</text:p>
          </table:table-cell>
          <table:table-cell table:formula="of:=AVERAGE(OFFSET(([$3klasy.$A29:$3klasy.$X29]); 51*([.I$1]-1); 0))" office:value-type="float" office:value="47.0787083333333" calcext:value-type="float">
            <text:p>47,079</text:p>
          </table:table-cell>
          <table:table-cell table:formula="of:=AVERAGE(OFFSET(([$3klasy.$A29:$3klasy.$X29]); 51*([.J$1]-1); 0))" office:value-type="float" office:value="48.564875" calcext:value-type="float">
            <text:p>48,565</text:p>
          </table:table-cell>
          <table:table-cell table:formula="of:=AVERAGE(OFFSET(([$3klasy.$A29:$3klasy.$X29]); 51*([.K$1]-1); 0))" office:value-type="float" office:value="49.08825" calcext:value-type="float">
            <text:p>49,088</text:p>
          </table:table-cell>
          <table:table-cell table:formula="of:=AVERAGE([.B30:.K30])" office:value-type="float" office:value="48.439125" calcext:value-type="float">
            <text:p>48,439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AVERAGE(OFFSET(([$3klasy.$A30:$3klasy.$X30]); 51*([.B$1]-1); 0))" office:value-type="float" office:value="51.278625" calcext:value-type="float">
            <text:p>51,279</text:p>
          </table:table-cell>
          <table:table-cell table:formula="of:=AVERAGE(OFFSET(([$3klasy.$A30:$3klasy.$X30]); 51*([.C$1]-1); 0))" office:value-type="float" office:value="51.3862083333333" calcext:value-type="float">
            <text:p>51,386</text:p>
          </table:table-cell>
          <table:table-cell table:formula="of:=AVERAGE(OFFSET(([$3klasy.$A30:$3klasy.$X30]); 51*([.D$1]-1); 0))" office:value-type="float" office:value="50.8352083333333" calcext:value-type="float">
            <text:p>50,835</text:p>
          </table:table-cell>
          <table:table-cell table:formula="of:=AVERAGE(OFFSET(([$3klasy.$A30:$3klasy.$X30]); 51*([.E$1]-1); 0))" office:value-type="float" office:value="41.809375" calcext:value-type="float">
            <text:p>41,809</text:p>
          </table:table-cell>
          <table:table-cell table:formula="of:=AVERAGE(OFFSET(([$3klasy.$A30:$3klasy.$X30]); 51*([.F$1]-1); 0))" office:value-type="float" office:value="45.9449583333334" calcext:value-type="float">
            <text:p>45,945</text:p>
          </table:table-cell>
          <table:table-cell table:formula="of:=AVERAGE(OFFSET(([$3klasy.$A30:$3klasy.$X30]); 51*([.G$1]-1); 0))" office:value-type="float" office:value="48.7764583333333" calcext:value-type="float">
            <text:p>48,776</text:p>
          </table:table-cell>
          <table:table-cell table:formula="of:=AVERAGE(OFFSET(([$3klasy.$A30:$3klasy.$X30]); 51*([.H$1]-1); 0))" office:value-type="float" office:value="50.2757916666667" calcext:value-type="float">
            <text:p>50,276</text:p>
          </table:table-cell>
          <table:table-cell table:formula="of:=AVERAGE(OFFSET(([$3klasy.$A30:$3klasy.$X30]); 51*([.I$1]-1); 0))" office:value-type="float" office:value="46.4560833333333" calcext:value-type="float">
            <text:p>46,456</text:p>
          </table:table-cell>
          <table:table-cell table:formula="of:=AVERAGE(OFFSET(([$3klasy.$A30:$3klasy.$X30]); 51*([.J$1]-1); 0))" office:value-type="float" office:value="48.6295833333333" calcext:value-type="float">
            <text:p>48,630</text:p>
          </table:table-cell>
          <table:table-cell table:formula="of:=AVERAGE(OFFSET(([$3klasy.$A30:$3klasy.$X30]); 51*([.K$1]-1); 0))" office:value-type="float" office:value="49.2184583333333" calcext:value-type="float">
            <text:p>49,218</text:p>
          </table:table-cell>
          <table:table-cell table:formula="of:=AVERAGE([.B31:.K31])" office:value-type="float" office:value="48.461075" calcext:value-type="float">
            <text:p>48,461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OFFSET(([$3klasy.$A31:$3klasy.$X31]); 51*([.B$1]-1); 0))" office:value-type="float" office:value="51.2860416666667" calcext:value-type="float">
            <text:p>51,286</text:p>
          </table:table-cell>
          <table:table-cell table:formula="of:=AVERAGE(OFFSET(([$3klasy.$A31:$3klasy.$X31]); 51*([.C$1]-1); 0))" office:value-type="float" office:value="51.4005833333333" calcext:value-type="float">
            <text:p>51,401</text:p>
          </table:table-cell>
          <table:table-cell table:formula="of:=AVERAGE(OFFSET(([$3klasy.$A31:$3klasy.$X31]); 51*([.D$1]-1); 0))" office:value-type="float" office:value="51.46525" calcext:value-type="float">
            <text:p>51,465</text:p>
          </table:table-cell>
          <table:table-cell table:formula="of:=AVERAGE(OFFSET(([$3klasy.$A31:$3klasy.$X31]); 51*([.E$1]-1); 0))" office:value-type="float" office:value="42.1577083333333" calcext:value-type="float">
            <text:p>42,158</text:p>
          </table:table-cell>
          <table:table-cell table:formula="of:=AVERAGE(OFFSET(([$3klasy.$A31:$3klasy.$X31]); 51*([.F$1]-1); 0))" office:value-type="float" office:value="45.5155416666667" calcext:value-type="float">
            <text:p>45,516</text:p>
          </table:table-cell>
          <table:table-cell table:formula="of:=AVERAGE(OFFSET(([$3klasy.$A31:$3klasy.$X31]); 51*([.G$1]-1); 0))" office:value-type="float" office:value="48.8385416666667" calcext:value-type="float">
            <text:p>48,839</text:p>
          </table:table-cell>
          <table:table-cell table:formula="of:=AVERAGE(OFFSET(([$3klasy.$A31:$3klasy.$X31]); 51*([.H$1]-1); 0))" office:value-type="float" office:value="50.1689583333333" calcext:value-type="float">
            <text:p>50,169</text:p>
          </table:table-cell>
          <table:table-cell table:formula="of:=AVERAGE(OFFSET(([$3klasy.$A31:$3klasy.$X31]); 51*([.I$1]-1); 0))" office:value-type="float" office:value="45.7965833333333" calcext:value-type="float">
            <text:p>45,797</text:p>
          </table:table-cell>
          <table:table-cell table:formula="of:=AVERAGE(OFFSET(([$3klasy.$A31:$3klasy.$X31]); 51*([.J$1]-1); 0))" office:value-type="float" office:value="48.7870416666667" calcext:value-type="float">
            <text:p>48,787</text:p>
          </table:table-cell>
          <table:table-cell table:formula="of:=AVERAGE(OFFSET(([$3klasy.$A31:$3klasy.$X31]); 51*([.K$1]-1); 0))" office:value-type="float" office:value="49.292875" calcext:value-type="float">
            <text:p>49,293</text:p>
          </table:table-cell>
          <table:table-cell table:formula="of:=AVERAGE([.B32:.K32])" office:value-type="float" office:value="48.4709125" calcext:value-type="float">
            <text:p>48,471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AVERAGE(OFFSET(([$3klasy.$A32:$3klasy.$X32]); 51*([.B$1]-1); 0))" office:value-type="float" office:value="51.2932916666667" calcext:value-type="float">
            <text:p>51,293</text:p>
          </table:table-cell>
          <table:table-cell table:formula="of:=AVERAGE(OFFSET(([$3klasy.$A32:$3klasy.$X32]); 51*([.C$1]-1); 0))" office:value-type="float" office:value="51.3719166666667" calcext:value-type="float">
            <text:p>51,372</text:p>
          </table:table-cell>
          <table:table-cell table:formula="of:=AVERAGE(OFFSET(([$3klasy.$A32:$3klasy.$X32]); 51*([.D$1]-1); 0))" office:value-type="float" office:value="51.49675" calcext:value-type="float">
            <text:p>51,497</text:p>
          </table:table-cell>
          <table:table-cell table:formula="of:=AVERAGE(OFFSET(([$3klasy.$A32:$3klasy.$X32]); 51*([.E$1]-1); 0))" office:value-type="float" office:value="42.14975" calcext:value-type="float">
            <text:p>42,150</text:p>
          </table:table-cell>
          <table:table-cell table:formula="of:=AVERAGE(OFFSET(([$3klasy.$A32:$3klasy.$X32]); 51*([.F$1]-1); 0))" office:value-type="float" office:value="45.764625" calcext:value-type="float">
            <text:p>45,765</text:p>
          </table:table-cell>
          <table:table-cell table:formula="of:=AVERAGE(OFFSET(([$3klasy.$A32:$3klasy.$X32]); 51*([.G$1]-1); 0))" office:value-type="float" office:value="48.8030416666667" calcext:value-type="float">
            <text:p>48,803</text:p>
          </table:table-cell>
          <table:table-cell table:formula="of:=AVERAGE(OFFSET(([$3klasy.$A32:$3klasy.$X32]); 51*([.H$1]-1); 0))" office:value-type="float" office:value="49.919875" calcext:value-type="float">
            <text:p>49,920</text:p>
          </table:table-cell>
          <table:table-cell table:formula="of:=AVERAGE(OFFSET(([$3klasy.$A32:$3klasy.$X32]); 51*([.I$1]-1); 0))" office:value-type="float" office:value="45.7691666666667" calcext:value-type="float">
            <text:p>45,769</text:p>
          </table:table-cell>
          <table:table-cell table:formula="of:=AVERAGE(OFFSET(([$3klasy.$A32:$3klasy.$X32]); 51*([.J$1]-1); 0))" office:value-type="float" office:value="49.2594583333334" calcext:value-type="float">
            <text:p>49,259</text:p>
          </table:table-cell>
          <table:table-cell table:formula="of:=AVERAGE(OFFSET(([$3klasy.$A32:$3klasy.$X32]); 51*([.K$1]-1); 0))" office:value-type="float" office:value="49.339375" calcext:value-type="float">
            <text:p>49,339</text:p>
          </table:table-cell>
          <table:table-cell table:formula="of:=AVERAGE([.B33:.K33])" office:value-type="float" office:value="48.516725" calcext:value-type="float">
            <text:p>48,517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AVERAGE(OFFSET(([$3klasy.$A33:$3klasy.$X33]); 51*([.B$1]-1); 0))" office:value-type="float" office:value="51.2932916666667" calcext:value-type="float">
            <text:p>51,293</text:p>
          </table:table-cell>
          <table:table-cell table:formula="of:=AVERAGE(OFFSET(([$3klasy.$A33:$3klasy.$X33]); 51*([.C$1]-1); 0))" office:value-type="float" office:value="51.3575416666667" calcext:value-type="float">
            <text:p>51,358</text:p>
          </table:table-cell>
          <table:table-cell table:formula="of:=AVERAGE(OFFSET(([$3klasy.$A33:$3klasy.$X33]); 51*([.D$1]-1); 0))" office:value-type="float" office:value="51.49675" calcext:value-type="float">
            <text:p>51,497</text:p>
          </table:table-cell>
          <table:table-cell table:formula="of:=AVERAGE(OFFSET(([$3klasy.$A33:$3klasy.$X33]); 51*([.E$1]-1); 0))" office:value-type="float" office:value="41.9439166666667" calcext:value-type="float">
            <text:p>41,944</text:p>
          </table:table-cell>
          <table:table-cell table:formula="of:=AVERAGE(OFFSET(([$3klasy.$A33:$3klasy.$X33]); 51*([.F$1]-1); 0))" office:value-type="float" office:value="46.2542083333333" calcext:value-type="float">
            <text:p>46,254</text:p>
          </table:table-cell>
          <table:table-cell table:formula="of:=AVERAGE(OFFSET(([$3klasy.$A33:$3klasy.$X33]); 51*([.G$1]-1); 0))" office:value-type="float" office:value="48.794125" calcext:value-type="float">
            <text:p>48,794</text:p>
          </table:table-cell>
          <table:table-cell table:formula="of:=AVERAGE(OFFSET(([$3klasy.$A33:$3klasy.$X33]); 51*([.H$1]-1); 0))" office:value-type="float" office:value="49.8308333333333" calcext:value-type="float">
            <text:p>49,831</text:p>
          </table:table-cell>
          <table:table-cell table:formula="of:=AVERAGE(OFFSET(([$3klasy.$A33:$3klasy.$X33]); 51*([.I$1]-1); 0))" office:value-type="float" office:value="45.6867916666667" calcext:value-type="float">
            <text:p>45,687</text:p>
          </table:table-cell>
          <table:table-cell table:formula="of:=AVERAGE(OFFSET(([$3klasy.$A33:$3klasy.$X33]); 51*([.J$1]-1); 0))" office:value-type="float" office:value="49.3982083333333" calcext:value-type="float">
            <text:p>49,398</text:p>
          </table:table-cell>
          <table:table-cell table:formula="of:=AVERAGE(OFFSET(([$3klasy.$A33:$3klasy.$X33]); 51*([.K$1]-1); 0))" office:value-type="float" office:value="49.358" calcext:value-type="float">
            <text:p>49,358</text:p>
          </table:table-cell>
          <table:table-cell table:formula="of:=AVERAGE([.B34:.K34])" office:value-type="float" office:value="48.5413666666667" calcext:value-type="float">
            <text:p>48,541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AVERAGE(OFFSET(([$3klasy.$A34:$3klasy.$X34]); 51*([.B$1]-1); 0))" office:value-type="float" office:value="51.221375" calcext:value-type="float">
            <text:p>51,221</text:p>
          </table:table-cell>
          <table:table-cell table:formula="of:=AVERAGE(OFFSET(([$3klasy.$A34:$3klasy.$X34]); 51*([.C$1]-1); 0))" office:value-type="float" office:value="51.350375" calcext:value-type="float">
            <text:p>51,350</text:p>
          </table:table-cell>
          <table:table-cell table:formula="of:=AVERAGE(OFFSET(([$3klasy.$A34:$3klasy.$X34]); 51*([.D$1]-1); 0))" office:value-type="float" office:value="51.544" calcext:value-type="float">
            <text:p>51,544</text:p>
          </table:table-cell>
          <table:table-cell table:formula="of:=AVERAGE(OFFSET(([$3klasy.$A34:$3klasy.$X34]); 51*([.E$1]-1); 0))" office:value-type="float" office:value="41.91225" calcext:value-type="float">
            <text:p>41,912</text:p>
          </table:table-cell>
          <table:table-cell table:formula="of:=AVERAGE(OFFSET(([$3klasy.$A34:$3klasy.$X34]); 51*([.F$1]-1); 0))" office:value-type="float" office:value="46.5205833333333" calcext:value-type="float">
            <text:p>46,521</text:p>
          </table:table-cell>
          <table:table-cell table:formula="of:=AVERAGE(OFFSET(([$3klasy.$A34:$3klasy.$X34]); 51*([.G$1]-1); 0))" office:value-type="float" office:value="48.8385" calcext:value-type="float">
            <text:p>48,839</text:p>
          </table:table-cell>
          <table:table-cell table:formula="of:=AVERAGE(OFFSET(([$3klasy.$A34:$3klasy.$X34]); 51*([.H$1]-1); 0))" office:value-type="float" office:value="49.982375" calcext:value-type="float">
            <text:p>49,982</text:p>
          </table:table-cell>
          <table:table-cell table:formula="of:=AVERAGE(OFFSET(([$3klasy.$A34:$3klasy.$X34]); 51*([.I$1]-1); 0))" office:value-type="float" office:value="46.4745" calcext:value-type="float">
            <text:p>46,475</text:p>
          </table:table-cell>
          <table:table-cell table:formula="of:=AVERAGE(OFFSET(([$3klasy.$A34:$3klasy.$X34]); 51*([.J$1]-1); 0))" office:value-type="float" office:value="49.3237916666667" calcext:value-type="float">
            <text:p>49,324</text:p>
          </table:table-cell>
          <table:table-cell table:formula="of:=AVERAGE(OFFSET(([$3klasy.$A34:$3klasy.$X34]); 51*([.K$1]-1); 0))" office:value-type="float" office:value="49.3393333333333" calcext:value-type="float">
            <text:p>49,339</text:p>
          </table:table-cell>
          <table:table-cell table:formula="of:=AVERAGE([.B35:.K35])" office:value-type="float" office:value="48.6507083333333" calcext:value-type="float">
            <text:p>48,651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AVERAGE(OFFSET(([$3klasy.$A35:$3klasy.$X35]); 51*([.B$1]-1); 0))" office:value-type="float" office:value="51.135125" calcext:value-type="float">
            <text:p>51,135</text:p>
          </table:table-cell>
          <table:table-cell table:formula="of:=AVERAGE(OFFSET(([$3klasy.$A35:$3klasy.$X35]); 51*([.C$1]-1); 0))" office:value-type="float" office:value="51.3431666666667" calcext:value-type="float">
            <text:p>51,343</text:p>
          </table:table-cell>
          <table:table-cell table:formula="of:=AVERAGE(OFFSET(([$3klasy.$A35:$3klasy.$X35]); 51*([.D$1]-1); 0))" office:value-type="float" office:value="51.607" calcext:value-type="float">
            <text:p>51,607</text:p>
          </table:table-cell>
          <table:table-cell table:formula="of:=AVERAGE(OFFSET(([$3klasy.$A35:$3klasy.$X35]); 51*([.E$1]-1); 0))" office:value-type="float" office:value="42.0151666666667" calcext:value-type="float">
            <text:p>42,015</text:p>
          </table:table-cell>
          <table:table-cell table:formula="of:=AVERAGE(OFFSET(([$3klasy.$A35:$3klasy.$X35]); 51*([.F$1]-1); 0))" office:value-type="float" office:value="46.6924166666667" calcext:value-type="float">
            <text:p>46,692</text:p>
          </table:table-cell>
          <table:table-cell table:formula="of:=AVERAGE(OFFSET(([$3klasy.$A35:$3klasy.$X35]); 51*([.G$1]-1); 0))" office:value-type="float" office:value="48.8917083333333" calcext:value-type="float">
            <text:p>48,892</text:p>
          </table:table-cell>
          <table:table-cell table:formula="of:=AVERAGE(OFFSET(([$3klasy.$A35:$3klasy.$X35]); 51*([.H$1]-1); 0))" office:value-type="float" office:value="49.929" calcext:value-type="float">
            <text:p>49,929</text:p>
          </table:table-cell>
          <table:table-cell table:formula="of:=AVERAGE(OFFSET(([$3klasy.$A35:$3klasy.$X35]); 51*([.I$1]-1); 0))" office:value-type="float" office:value="47.5459583333333" calcext:value-type="float">
            <text:p>47,546</text:p>
          </table:table-cell>
          <table:table-cell table:formula="of:=AVERAGE(OFFSET(([$3klasy.$A35:$3klasy.$X35]); 51*([.J$1]-1); 0))" office:value-type="float" office:value="49.4813333333333" calcext:value-type="float">
            <text:p>49,481</text:p>
          </table:table-cell>
          <table:table-cell table:formula="of:=AVERAGE(OFFSET(([$3klasy.$A35:$3klasy.$X35]); 51*([.K$1]-1); 0))" office:value-type="float" office:value="49.33" calcext:value-type="float">
            <text:p>49,330</text:p>
          </table:table-cell>
          <table:table-cell table:formula="of:=AVERAGE([.B36:.K36])" office:value-type="float" office:value="48.7970875" calcext:value-type="float">
            <text:p>48,797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AVERAGE(OFFSET(([$3klasy.$A36:$3klasy.$X36]); 51*([.B$1]-1); 0))" office:value-type="float" office:value="51.250125" calcext:value-type="float">
            <text:p>51,250</text:p>
          </table:table-cell>
          <table:table-cell table:formula="of:=AVERAGE(OFFSET(([$3klasy.$A36:$3klasy.$X36]); 51*([.C$1]-1); 0))" office:value-type="float" office:value="51.3431666666667" calcext:value-type="float">
            <text:p>51,343</text:p>
          </table:table-cell>
          <table:table-cell table:formula="of:=AVERAGE(OFFSET(([$3klasy.$A36:$3klasy.$X36]); 51*([.D$1]-1); 0))" office:value-type="float" office:value="51.607" calcext:value-type="float">
            <text:p>51,607</text:p>
          </table:table-cell>
          <table:table-cell table:formula="of:=AVERAGE(OFFSET(([$3klasy.$A36:$3klasy.$X36]); 51*([.E$1]-1); 0))" office:value-type="float" office:value="42.2446666666667" calcext:value-type="float">
            <text:p>42,245</text:p>
          </table:table-cell>
          <table:table-cell table:formula="of:=AVERAGE(OFFSET(([$3klasy.$A36:$3klasy.$X36]); 51*([.F$1]-1); 0))" office:value-type="float" office:value="46.7610833333333" calcext:value-type="float">
            <text:p>46,761</text:p>
          </table:table-cell>
          <table:table-cell table:formula="of:=AVERAGE(OFFSET(([$3klasy.$A36:$3klasy.$X36]); 51*([.G$1]-1); 0))" office:value-type="float" office:value="48.936" calcext:value-type="float">
            <text:p>48,936</text:p>
          </table:table-cell>
          <table:table-cell table:formula="of:=AVERAGE(OFFSET(([$3klasy.$A36:$3klasy.$X36]); 51*([.H$1]-1); 0))" office:value-type="float" office:value="49.831" calcext:value-type="float">
            <text:p>49,831</text:p>
          </table:table-cell>
          <table:table-cell table:formula="of:=AVERAGE(OFFSET(([$3klasy.$A36:$3klasy.$X36]); 51*([.I$1]-1); 0))" office:value-type="float" office:value="47.8482083333333" calcext:value-type="float">
            <text:p>47,848</text:p>
          </table:table-cell>
          <table:table-cell table:formula="of:=AVERAGE(OFFSET(([$3klasy.$A36:$3klasy.$X36]); 51*([.J$1]-1); 0))" office:value-type="float" office:value="49.4535416666667" calcext:value-type="float">
            <text:p>49,454</text:p>
          </table:table-cell>
          <table:table-cell table:formula="of:=AVERAGE(OFFSET(([$3klasy.$A36:$3klasy.$X36]); 51*([.K$1]-1); 0))" office:value-type="float" office:value="49.33" calcext:value-type="float">
            <text:p>49,330</text:p>
          </table:table-cell>
          <table:table-cell table:formula="of:=AVERAGE([.B37:.K37])" office:value-type="float" office:value="48.8604791666667" calcext:value-type="float">
            <text:p>48,860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AVERAGE(OFFSET(([$3klasy.$A37:$3klasy.$X37]); 51*([.B$1]-1); 0))" office:value-type="float" office:value="51.386375" calcext:value-type="float">
            <text:p>51,386</text:p>
          </table:table-cell>
          <table:table-cell table:formula="of:=AVERAGE(OFFSET(([$3klasy.$A37:$3klasy.$X37]); 51*([.C$1]-1); 0))" office:value-type="float" office:value="51.3431666666667" calcext:value-type="float">
            <text:p>51,343</text:p>
          </table:table-cell>
          <table:table-cell table:formula="of:=AVERAGE(OFFSET(([$3klasy.$A37:$3klasy.$X37]); 51*([.D$1]-1); 0))" office:value-type="float" office:value="51.607" calcext:value-type="float">
            <text:p>51,607</text:p>
          </table:table-cell>
          <table:table-cell table:formula="of:=AVERAGE(OFFSET(([$3klasy.$A37:$3klasy.$X37]); 51*([.E$1]-1); 0))" office:value-type="float" office:value="42.30025" calcext:value-type="float">
            <text:p>42,300</text:p>
          </table:table-cell>
          <table:table-cell table:formula="of:=AVERAGE(OFFSET(([$3klasy.$A37:$3klasy.$X37]); 51*([.F$1]-1); 0))" office:value-type="float" office:value="46.804" calcext:value-type="float">
            <text:p>46,804</text:p>
          </table:table-cell>
          <table:table-cell table:formula="of:=AVERAGE(OFFSET(([$3klasy.$A37:$3klasy.$X37]); 51*([.G$1]-1); 0))" office:value-type="float" office:value="48.936" calcext:value-type="float">
            <text:p>48,936</text:p>
          </table:table-cell>
          <table:table-cell table:formula="of:=AVERAGE(OFFSET(([$3klasy.$A37:$3klasy.$X37]); 51*([.H$1]-1); 0))" office:value-type="float" office:value="49.5284166666667" calcext:value-type="float">
            <text:p>49,528</text:p>
          </table:table-cell>
          <table:table-cell table:formula="of:=AVERAGE(OFFSET(([$3klasy.$A37:$3klasy.$X37]); 51*([.I$1]-1); 0))" office:value-type="float" office:value="48.1045416666666" calcext:value-type="float">
            <text:p>48,105</text:p>
          </table:table-cell>
          <table:table-cell table:formula="of:=AVERAGE(OFFSET(([$3klasy.$A37:$3klasy.$X37]); 51*([.J$1]-1); 0))" office:value-type="float" office:value="49.2315416666667" calcext:value-type="float">
            <text:p>49,232</text:p>
          </table:table-cell>
          <table:table-cell table:formula="of:=AVERAGE(OFFSET(([$3klasy.$A37:$3klasy.$X37]); 51*([.K$1]-1); 0))" office:value-type="float" office:value="49.33" calcext:value-type="float">
            <text:p>49,330</text:p>
          </table:table-cell>
          <table:table-cell table:formula="of:=AVERAGE([.B38:.K38])" office:value-type="float" office:value="48.8571291666667" calcext:value-type="float">
            <text:p>48,857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AVERAGE(OFFSET(([$3klasy.$A38:$3klasy.$X38]); 51*([.B$1]-1); 0))" office:value-type="float" office:value="51.386375" calcext:value-type="float">
            <text:p>51,386</text:p>
          </table:table-cell>
          <table:table-cell table:formula="of:=AVERAGE(OFFSET(([$3klasy.$A38:$3klasy.$X38]); 51*([.C$1]-1); 0))" office:value-type="float" office:value="51.379" calcext:value-type="float">
            <text:p>51,379</text:p>
          </table:table-cell>
          <table:table-cell table:formula="of:=AVERAGE(OFFSET(([$3klasy.$A38:$3klasy.$X38]); 51*([.D$1]-1); 0))" office:value-type="float" office:value="51.607" calcext:value-type="float">
            <text:p>51,607</text:p>
          </table:table-cell>
          <table:table-cell table:formula="of:=AVERAGE(OFFSET(([$3klasy.$A38:$3klasy.$X38]); 51*([.E$1]-1); 0))" office:value-type="float" office:value="42.2922916666667" calcext:value-type="float">
            <text:p>42,292</text:p>
          </table:table-cell>
          <table:table-cell table:formula="of:=AVERAGE(OFFSET(([$3klasy.$A38:$3klasy.$X38]); 51*([.F$1]-1); 0))" office:value-type="float" office:value="46.804" calcext:value-type="float">
            <text:p>46,804</text:p>
          </table:table-cell>
          <table:table-cell table:formula="of:=AVERAGE(OFFSET(([$3klasy.$A38:$3klasy.$X38]); 51*([.G$1]-1); 0))" office:value-type="float" office:value="48.936" calcext:value-type="float">
            <text:p>48,936</text:p>
          </table:table-cell>
          <table:table-cell table:formula="of:=AVERAGE(OFFSET(([$3klasy.$A38:$3klasy.$X38]); 51*([.H$1]-1); 0))" office:value-type="float" office:value="49.7866666666667" calcext:value-type="float">
            <text:p>49,787</text:p>
          </table:table-cell>
          <table:table-cell table:formula="of:=AVERAGE(OFFSET(([$3klasy.$A38:$3klasy.$X38]); 51*([.I$1]-1); 0))" office:value-type="float" office:value="48.1045416666666" calcext:value-type="float">
            <text:p>48,105</text:p>
          </table:table-cell>
          <table:table-cell table:formula="of:=AVERAGE(OFFSET(([$3klasy.$A38:$3klasy.$X38]); 51*([.J$1]-1); 0))" office:value-type="float" office:value="49.2315416666667" calcext:value-type="float">
            <text:p>49,232</text:p>
          </table:table-cell>
          <table:table-cell table:formula="of:=AVERAGE(OFFSET(([$3klasy.$A38:$3klasy.$X38]); 51*([.K$1]-1); 0))" office:value-type="float" office:value="49.33" calcext:value-type="float">
            <text:p>49,330</text:p>
          </table:table-cell>
          <table:table-cell table:formula="of:=AVERAGE([.B39:.K39])" office:value-type="float" office:value="48.8857416666667" calcext:value-type="float">
            <text:p>48,886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AVERAGE(OFFSET(([$3klasy.$A39:$3klasy.$X39]); 51*([.B$1]-1); 0))" office:value-type="float" office:value="51.3720416666667" calcext:value-type="float">
            <text:p>51,372</text:p>
          </table:table-cell>
          <table:table-cell table:formula="of:=AVERAGE(OFFSET(([$3klasy.$A39:$3klasy.$X39]); 51*([.C$1]-1); 0))" office:value-type="float" office:value="51.379" calcext:value-type="float">
            <text:p>51,379</text:p>
          </table:table-cell>
          <table:table-cell table:formula="of:=AVERAGE(OFFSET(([$3klasy.$A39:$3klasy.$X39]); 51*([.D$1]-1); 0))" office:value-type="float" office:value="51.607" calcext:value-type="float">
            <text:p>51,607</text:p>
          </table:table-cell>
          <table:table-cell table:formula="of:=AVERAGE(OFFSET(([$3klasy.$A39:$3klasy.$X39]); 51*([.E$1]-1); 0))" office:value-type="float" office:value="43.0767916666667" calcext:value-type="float">
            <text:p>43,077</text:p>
          </table:table-cell>
          <table:table-cell table:formula="of:=AVERAGE(OFFSET(([$3klasy.$A39:$3klasy.$X39]); 51*([.F$1]-1); 0))" office:value-type="float" office:value="46.804" calcext:value-type="float">
            <text:p>46,804</text:p>
          </table:table-cell>
          <table:table-cell table:formula="of:=AVERAGE(OFFSET(([$3klasy.$A39:$3klasy.$X39]); 51*([.G$1]-1); 0))" office:value-type="float" office:value="48.936" calcext:value-type="float">
            <text:p>48,936</text:p>
          </table:table-cell>
          <table:table-cell table:formula="of:=AVERAGE(OFFSET(([$3klasy.$A39:$3klasy.$X39]); 51*([.H$1]-1); 0))" office:value-type="float" office:value="49.7866666666667" calcext:value-type="float">
            <text:p>49,787</text:p>
          </table:table-cell>
          <table:table-cell table:formula="of:=AVERAGE(OFFSET(([$3klasy.$A39:$3klasy.$X39]); 51*([.I$1]-1); 0))" office:value-type="float" office:value="48.132" calcext:value-type="float">
            <text:p>48,132</text:p>
          </table:table-cell>
          <table:table-cell table:formula="of:=AVERAGE(OFFSET(([$3klasy.$A39:$3klasy.$X39]); 51*([.J$1]-1); 0))" office:value-type="float" office:value="49.4725833333334" calcext:value-type="float">
            <text:p>49,473</text:p>
          </table:table-cell>
          <table:table-cell table:formula="of:=AVERAGE(OFFSET(([$3klasy.$A39:$3klasy.$X39]); 51*([.K$1]-1); 0))" office:value-type="float" office:value="49.33" calcext:value-type="float">
            <text:p>49,330</text:p>
          </table:table-cell>
          <table:table-cell table:formula="of:=AVERAGE([.B40:.K40])" office:value-type="float" office:value="48.9896083333333" calcext:value-type="float">
            <text:p>48,990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OFFSET(([$3klasy.$A40:$3klasy.$X40]); 51*([.B$1]-1); 0))" office:value-type="float" office:value="51.7170416666667" calcext:value-type="float">
            <text:p>51,717</text:p>
          </table:table-cell>
          <table:table-cell table:formula="of:=AVERAGE(OFFSET(([$3klasy.$A40:$3klasy.$X40]); 51*([.C$1]-1); 0))" office:value-type="float" office:value="51.379" calcext:value-type="float">
            <text:p>51,379</text:p>
          </table:table-cell>
          <table:table-cell table:formula="of:=AVERAGE(OFFSET(([$3klasy.$A40:$3klasy.$X40]); 51*([.D$1]-1); 0))" office:value-type="float" office:value="51.607" calcext:value-type="float">
            <text:p>51,607</text:p>
          </table:table-cell>
          <table:table-cell table:formula="of:=AVERAGE(OFFSET(([$3klasy.$A40:$3klasy.$X40]); 51*([.E$1]-1); 0))" office:value-type="float" office:value="44.0189166666667" calcext:value-type="float">
            <text:p>44,019</text:p>
          </table:table-cell>
          <table:table-cell table:formula="of:=AVERAGE(OFFSET(([$3klasy.$A40:$3klasy.$X40]); 51*([.F$1]-1); 0))" office:value-type="float" office:value="47.423" calcext:value-type="float">
            <text:p>47,423</text:p>
          </table:table-cell>
          <table:table-cell table:formula="of:=AVERAGE(OFFSET(([$3klasy.$A40:$3klasy.$X40]); 51*([.G$1]-1); 0))" office:value-type="float" office:value="48.936" calcext:value-type="float">
            <text:p>48,936</text:p>
          </table:table-cell>
          <table:table-cell table:formula="of:=AVERAGE(OFFSET(([$3klasy.$A40:$3klasy.$X40]); 51*([.H$1]-1); 0))" office:value-type="float" office:value="49.6529166666667" calcext:value-type="float">
            <text:p>49,653</text:p>
          </table:table-cell>
          <table:table-cell table:formula="of:=AVERAGE(OFFSET(([$3klasy.$A40:$3klasy.$X40]); 51*([.I$1]-1); 0))" office:value-type="float" office:value="48.132" calcext:value-type="float">
            <text:p>48,132</text:p>
          </table:table-cell>
          <table:table-cell table:formula="of:=AVERAGE(OFFSET(([$3klasy.$A40:$3klasy.$X40]); 51*([.J$1]-1); 0))" office:value-type="float" office:value="49.556" calcext:value-type="float">
            <text:p>49,556</text:p>
          </table:table-cell>
          <table:table-cell table:formula="of:=AVERAGE(OFFSET(([$3klasy.$A40:$3klasy.$X40]); 51*([.K$1]-1); 0))" office:value-type="float" office:value="49.33" calcext:value-type="float">
            <text:p>49,330</text:p>
          </table:table-cell>
          <table:table-cell table:formula="of:=AVERAGE([.B41:.K41])" office:value-type="float" office:value="49.1751875" calcext:value-type="float">
            <text:p>49,175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OFFSET(([$3klasy.$A41:$3klasy.$X41]); 51*([.B$1]-1); 0))" office:value-type="float" office:value="51.7889166666667" calcext:value-type="float">
            <text:p>51,789</text:p>
          </table:table-cell>
          <table:table-cell table:formula="of:=AVERAGE(OFFSET(([$3klasy.$A41:$3klasy.$X41]); 51*([.C$1]-1); 0))" office:value-type="float" office:value="51.379" calcext:value-type="float">
            <text:p>51,379</text:p>
          </table:table-cell>
          <table:table-cell table:formula="of:=AVERAGE(OFFSET(([$3klasy.$A41:$3klasy.$X41]); 51*([.D$1]-1); 0))" office:value-type="float" office:value="51.607" calcext:value-type="float">
            <text:p>51,607</text:p>
          </table:table-cell>
          <table:table-cell table:formula="of:=AVERAGE(OFFSET(([$3klasy.$A41:$3klasy.$X41]); 51*([.E$1]-1); 0))" office:value-type="float" office:value="44.4628333333333" calcext:value-type="float">
            <text:p>44,463</text:p>
          </table:table-cell>
          <table:table-cell table:formula="of:=AVERAGE(OFFSET(([$3klasy.$A41:$3klasy.$X41]); 51*([.F$1]-1); 0))" office:value-type="float" office:value="47.35425" calcext:value-type="float">
            <text:p>47,354</text:p>
          </table:table-cell>
          <table:table-cell table:formula="of:=AVERAGE(OFFSET(([$3klasy.$A41:$3klasy.$X41]); 51*([.G$1]-1); 0))" office:value-type="float" office:value="48.936" calcext:value-type="float">
            <text:p>48,936</text:p>
          </table:table-cell>
          <table:table-cell table:formula="of:=AVERAGE(OFFSET(([$3klasy.$A41:$3klasy.$X41]); 51*([.H$1]-1); 0))" office:value-type="float" office:value="49.5905" calcext:value-type="float">
            <text:p>49,591</text:p>
          </table:table-cell>
          <table:table-cell table:formula="of:=AVERAGE(OFFSET(([$3klasy.$A41:$3klasy.$X41]); 51*([.I$1]-1); 0))" office:value-type="float" office:value="48.132" calcext:value-type="float">
            <text:p>48,132</text:p>
          </table:table-cell>
          <table:table-cell table:formula="of:=AVERAGE(OFFSET(([$3klasy.$A41:$3klasy.$X41]); 51*([.J$1]-1); 0))" office:value-type="float" office:value="49.556" calcext:value-type="float">
            <text:p>49,556</text:p>
          </table:table-cell>
          <table:table-cell table:formula="of:=AVERAGE(OFFSET(([$3klasy.$A41:$3klasy.$X41]); 51*([.K$1]-1); 0))" office:value-type="float" office:value="49.33" calcext:value-type="float">
            <text:p>49,330</text:p>
          </table:table-cell>
          <table:table-cell table:formula="of:=AVERAGE([.B42:.K42])" office:value-type="float" office:value="49.21365" calcext:value-type="float">
            <text:p>49,214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AVERAGE(OFFSET(([$3klasy.$A42:$3klasy.$X42]); 51*([.B$1]-1); 0))" office:value-type="float" office:value="52.586" calcext:value-type="float">
            <text:p>52,586</text:p>
          </table:table-cell>
          <table:table-cell table:formula="of:=AVERAGE(OFFSET(([$3klasy.$A42:$3klasy.$X42]); 51*([.C$1]-1); 0))" office:value-type="float" office:value="51.379" calcext:value-type="float">
            <text:p>51,379</text:p>
          </table:table-cell>
          <table:table-cell table:formula="of:=AVERAGE(OFFSET(([$3klasy.$A42:$3klasy.$X42]); 51*([.D$1]-1); 0))" office:value-type="float" office:value="51.607" calcext:value-type="float">
            <text:p>51,607</text:p>
          </table:table-cell>
          <table:table-cell table:formula="of:=AVERAGE(OFFSET(([$3klasy.$A42:$3klasy.$X42]); 51*([.E$1]-1); 0))" office:value-type="float" office:value="45.5087916666667" calcext:value-type="float">
            <text:p>45,509</text:p>
          </table:table-cell>
          <table:table-cell table:formula="of:=AVERAGE(OFFSET(([$3klasy.$A42:$3klasy.$X42]); 51*([.F$1]-1); 0))" office:value-type="float" office:value="47.423" calcext:value-type="float">
            <text:p>47,423</text:p>
          </table:table-cell>
          <table:table-cell table:formula="of:=AVERAGE(OFFSET(([$3klasy.$A42:$3klasy.$X42]); 51*([.G$1]-1); 0))" office:value-type="float" office:value="48.936" calcext:value-type="float">
            <text:p>48,936</text:p>
          </table:table-cell>
          <table:table-cell table:formula="of:=AVERAGE(OFFSET(([$3klasy.$A42:$3klasy.$X42]); 51*([.H$1]-1); 0))" office:value-type="float" office:value="49.4481666666667" calcext:value-type="float">
            <text:p>49,448</text:p>
          </table:table-cell>
          <table:table-cell table:formula="of:=AVERAGE(OFFSET(([$3klasy.$A42:$3klasy.$X42]); 51*([.I$1]-1); 0))" office:value-type="float" office:value="48.132" calcext:value-type="float">
            <text:p>48,132</text:p>
          </table:table-cell>
          <table:table-cell table:formula="of:=AVERAGE(OFFSET(([$3klasy.$A42:$3klasy.$X42]); 51*([.J$1]-1); 0))" office:value-type="float" office:value="49.556" calcext:value-type="float">
            <text:p>49,556</text:p>
          </table:table-cell>
          <table:table-cell table:formula="of:=AVERAGE(OFFSET(([$3klasy.$A42:$3klasy.$X42]); 51*([.K$1]-1); 0))" office:value-type="float" office:value="49.33" calcext:value-type="float">
            <text:p>49,330</text:p>
          </table:table-cell>
          <table:table-cell table:formula="of:=AVERAGE([.B43:.K43])" office:value-type="float" office:value="49.3905958333333" calcext:value-type="float">
            <text:p>49,391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OFFSET(([$3klasy.$A43:$3klasy.$X43]); 51*([.B$1]-1); 0))" office:value-type="float" office:value="52.586" calcext:value-type="float">
            <text:p>52,586</text:p>
          </table:table-cell>
          <table:table-cell table:formula="of:=AVERAGE(OFFSET(([$3klasy.$A43:$3klasy.$X43]); 51*([.C$1]-1); 0))" office:value-type="float" office:value="51.379" calcext:value-type="float">
            <text:p>51,379</text:p>
          </table:table-cell>
          <table:table-cell table:formula="of:=AVERAGE(OFFSET(([$3klasy.$A43:$3klasy.$X43]); 51*([.D$1]-1); 0))" office:value-type="float" office:value="51.607" calcext:value-type="float">
            <text:p>51,607</text:p>
          </table:table-cell>
          <table:table-cell table:formula="of:=AVERAGE(OFFSET(([$3klasy.$A43:$3klasy.$X43]); 51*([.E$1]-1); 0))" office:value-type="float" office:value="45.9603333333333" calcext:value-type="float">
            <text:p>45,960</text:p>
          </table:table-cell>
          <table:table-cell table:formula="of:=AVERAGE(OFFSET(([$3klasy.$A43:$3klasy.$X43]); 51*([.F$1]-1); 0))" office:value-type="float" office:value="47.423" calcext:value-type="float">
            <text:p>47,423</text:p>
          </table:table-cell>
          <table:table-cell table:formula="of:=AVERAGE(OFFSET(([$3klasy.$A43:$3klasy.$X43]); 51*([.G$1]-1); 0))" office:value-type="float" office:value="48.936" calcext:value-type="float">
            <text:p>48,936</text:p>
          </table:table-cell>
          <table:table-cell table:formula="of:=AVERAGE(OFFSET(([$3klasy.$A43:$3klasy.$X43]); 51*([.H$1]-1); 0))" office:value-type="float" office:value="49.4481666666667" calcext:value-type="float">
            <text:p>49,448</text:p>
          </table:table-cell>
          <table:table-cell table:formula="of:=AVERAGE(OFFSET(([$3klasy.$A43:$3klasy.$X43]); 51*([.I$1]-1); 0))" office:value-type="float" office:value="48.132" calcext:value-type="float">
            <text:p>48,132</text:p>
          </table:table-cell>
          <table:table-cell table:formula="of:=AVERAGE(OFFSET(([$3klasy.$A43:$3klasy.$X43]); 51*([.J$1]-1); 0))" office:value-type="float" office:value="49.556" calcext:value-type="float">
            <text:p>49,556</text:p>
          </table:table-cell>
          <table:table-cell table:formula="of:=AVERAGE(OFFSET(([$3klasy.$A43:$3klasy.$X43]); 51*([.K$1]-1); 0))" office:value-type="float" office:value="49.33" calcext:value-type="float">
            <text:p>49,330</text:p>
          </table:table-cell>
          <table:table-cell table:formula="of:=AVERAGE([.B44:.K44])" office:value-type="float" office:value="49.43575" calcext:value-type="float">
            <text:p>49,436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AVERAGE(OFFSET(([$3klasy.$A44:$3klasy.$X44]); 51*([.B$1]-1); 0))" office:value-type="float" office:value="53.2185" calcext:value-type="float">
            <text:p>53,219</text:p>
          </table:table-cell>
          <table:table-cell table:formula="of:=AVERAGE(OFFSET(([$3klasy.$A44:$3klasy.$X44]); 51*([.C$1]-1); 0))" office:value-type="float" office:value="51.379" calcext:value-type="float">
            <text:p>51,379</text:p>
          </table:table-cell>
          <table:table-cell table:formula="of:=AVERAGE(OFFSET(([$3klasy.$A44:$3klasy.$X44]); 51*([.D$1]-1); 0))" office:value-type="float" office:value="51.607" calcext:value-type="float">
            <text:p>51,607</text:p>
          </table:table-cell>
          <table:table-cell table:formula="of:=AVERAGE(OFFSET(([$3klasy.$A44:$3klasy.$X44]); 51*([.E$1]-1); 0))" office:value-type="float" office:value="46.1345416666667" calcext:value-type="float">
            <text:p>46,135</text:p>
          </table:table-cell>
          <table:table-cell table:formula="of:=AVERAGE(OFFSET(([$3klasy.$A44:$3klasy.$X44]); 51*([.F$1]-1); 0))" office:value-type="float" office:value="46.804" calcext:value-type="float">
            <text:p>46,804</text:p>
          </table:table-cell>
          <table:table-cell table:formula="of:=AVERAGE(OFFSET(([$3klasy.$A44:$3klasy.$X44]); 51*([.G$1]-1); 0))" office:value-type="float" office:value="48.936" calcext:value-type="float">
            <text:p>48,936</text:p>
          </table:table-cell>
          <table:table-cell table:formula="of:=AVERAGE(OFFSET(([$3klasy.$A44:$3klasy.$X44]); 51*([.H$1]-1); 0))" office:value-type="float" office:value="49.359" calcext:value-type="float">
            <text:p>49,359</text:p>
          </table:table-cell>
          <table:table-cell table:formula="of:=AVERAGE(OFFSET(([$3klasy.$A44:$3klasy.$X44]); 51*([.I$1]-1); 0))" office:value-type="float" office:value="48.132" calcext:value-type="float">
            <text:p>48,132</text:p>
          </table:table-cell>
          <table:table-cell table:formula="of:=AVERAGE(OFFSET(([$3klasy.$A44:$3klasy.$X44]); 51*([.J$1]-1); 0))" office:value-type="float" office:value="51.556" calcext:value-type="float">
            <text:p>51,556</text:p>
          </table:table-cell>
          <table:table-cell table:formula="of:=AVERAGE(OFFSET(([$3klasy.$A44:$3klasy.$X44]); 51*([.K$1]-1); 0))" office:value-type="float" office:value="49.33" calcext:value-type="float">
            <text:p>49,330</text:p>
          </table:table-cell>
          <table:table-cell table:formula="of:=AVERAGE([.B45:.K45])" office:value-type="float" office:value="49.6456041666667" calcext:value-type="float">
            <text:p>49,64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AVERAGE(OFFSET(([$3klasy.$A45:$3klasy.$X45]); 51*([.B$1]-1); 0))" office:value-type="float" office:value="53.276" calcext:value-type="float">
            <text:p>53,276</text:p>
          </table:table-cell>
          <table:table-cell table:formula="of:=AVERAGE(OFFSET(([$3klasy.$A45:$3klasy.$X45]); 51*([.C$1]-1); 0))" office:value-type="float" office:value="51.379" calcext:value-type="float">
            <text:p>51,379</text:p>
          </table:table-cell>
          <table:table-cell table:formula="of:=AVERAGE(OFFSET(([$3klasy.$A45:$3klasy.$X45]); 51*([.D$1]-1); 0))" office:value-type="float" office:value="51.607" calcext:value-type="float">
            <text:p>51,607</text:p>
          </table:table-cell>
          <table:table-cell table:formula="of:=AVERAGE(OFFSET(([$3klasy.$A45:$3klasy.$X45]); 51*([.E$1]-1); 0))" office:value-type="float" office:value="46.3246666666667" calcext:value-type="float">
            <text:p>46,325</text:p>
          </table:table-cell>
          <table:table-cell table:formula="of:=AVERAGE(OFFSET(([$3klasy.$A45:$3klasy.$X45]); 51*([.F$1]-1); 0))" office:value-type="float" office:value="46.804" calcext:value-type="float">
            <text:p>46,804</text:p>
          </table:table-cell>
          <table:table-cell table:formula="of:=AVERAGE(OFFSET(([$3klasy.$A45:$3klasy.$X45]); 51*([.G$1]-1); 0))" office:value-type="float" office:value="48.936" calcext:value-type="float">
            <text:p>48,936</text:p>
          </table:table-cell>
          <table:table-cell table:formula="of:=AVERAGE(OFFSET(([$3klasy.$A45:$3klasy.$X45]); 51*([.H$1]-1); 0))" office:value-type="float" office:value="49.359" calcext:value-type="float">
            <text:p>49,359</text:p>
          </table:table-cell>
          <table:table-cell table:formula="of:=AVERAGE(OFFSET(([$3klasy.$A45:$3klasy.$X45]); 51*([.I$1]-1); 0))" office:value-type="float" office:value="48.132" calcext:value-type="float">
            <text:p>48,132</text:p>
          </table:table-cell>
          <table:table-cell table:formula="of:=AVERAGE(OFFSET(([$3klasy.$A45:$3klasy.$X45]); 51*([.J$1]-1); 0))" office:value-type="float" office:value="51.556" calcext:value-type="float">
            <text:p>51,556</text:p>
          </table:table-cell>
          <table:table-cell table:formula="of:=AVERAGE(OFFSET(([$3klasy.$A45:$3klasy.$X45]); 51*([.K$1]-1); 0))" office:value-type="float" office:value="49.33" calcext:value-type="float">
            <text:p>49,330</text:p>
          </table:table-cell>
          <table:table-cell table:formula="of:=AVERAGE([.B46:.K46])" office:value-type="float" office:value="49.6703666666667" calcext:value-type="float">
            <text:p>49,670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AVERAGE(OFFSET(([$3klasy.$A46:$3klasy.$X46]); 51*([.B$1]-1); 0))" office:value-type="float" office:value="53.276" calcext:value-type="float">
            <text:p>53,276</text:p>
          </table:table-cell>
          <table:table-cell table:formula="of:=AVERAGE(OFFSET(([$3klasy.$A46:$3klasy.$X46]); 51*([.C$1]-1); 0))" office:value-type="float" office:value="51.379" calcext:value-type="float">
            <text:p>51,379</text:p>
          </table:table-cell>
          <table:table-cell table:formula="of:=AVERAGE(OFFSET(([$3klasy.$A46:$3klasy.$X46]); 51*([.D$1]-1); 0))" office:value-type="float" office:value="51.607" calcext:value-type="float">
            <text:p>51,607</text:p>
          </table:table-cell>
          <table:table-cell table:formula="of:=AVERAGE(OFFSET(([$3klasy.$A46:$3klasy.$X46]); 51*([.E$1]-1); 0))" office:value-type="float" office:value="46.2455" calcext:value-type="float">
            <text:p>46,246</text:p>
          </table:table-cell>
          <table:table-cell table:formula="of:=AVERAGE(OFFSET(([$3klasy.$A46:$3klasy.$X46]); 51*([.F$1]-1); 0))" office:value-type="float" office:value="45.979" calcext:value-type="float">
            <text:p>45,979</text:p>
          </table:table-cell>
          <table:table-cell table:formula="of:=AVERAGE(OFFSET(([$3klasy.$A46:$3klasy.$X46]); 51*([.G$1]-1); 0))" office:value-type="float" office:value="48.936" calcext:value-type="float">
            <text:p>48,936</text:p>
          </table:table-cell>
          <table:table-cell table:formula="of:=AVERAGE(OFFSET(([$3klasy.$A46:$3klasy.$X46]); 51*([.H$1]-1); 0))" office:value-type="float" office:value="49.359" calcext:value-type="float">
            <text:p>49,359</text:p>
          </table:table-cell>
          <table:table-cell table:formula="of:=AVERAGE(OFFSET(([$3klasy.$A46:$3klasy.$X46]); 51*([.I$1]-1); 0))" office:value-type="float" office:value="48.132" calcext:value-type="float">
            <text:p>48,132</text:p>
          </table:table-cell>
          <table:table-cell table:formula="of:=AVERAGE(OFFSET(([$3klasy.$A46:$3klasy.$X46]); 51*([.J$1]-1); 0))" office:value-type="float" office:value="51.556" calcext:value-type="float">
            <text:p>51,556</text:p>
          </table:table-cell>
          <table:table-cell table:formula="of:=AVERAGE(OFFSET(([$3klasy.$A46:$3klasy.$X46]); 51*([.K$1]-1); 0))" office:value-type="float" office:value="49.33" calcext:value-type="float">
            <text:p>49,330</text:p>
          </table:table-cell>
          <table:table-cell table:formula="of:=AVERAGE([.B47:.K47])" office:value-type="float" office:value="49.57995" calcext:value-type="float">
            <text:p>49,580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OFFSET(([$3klasy.$A47:$3klasy.$X47]); 51*([.B$1]-1); 0))" office:value-type="float" office:value="53.276" calcext:value-type="float">
            <text:p>53,276</text:p>
          </table:table-cell>
          <table:table-cell table:formula="of:=AVERAGE(OFFSET(([$3klasy.$A47:$3klasy.$X47]); 51*([.C$1]-1); 0))" office:value-type="float" office:value="51.379" calcext:value-type="float">
            <text:p>51,379</text:p>
          </table:table-cell>
          <table:table-cell table:formula="of:=AVERAGE(OFFSET(([$3klasy.$A47:$3klasy.$X47]); 51*([.D$1]-1); 0))" office:value-type="float" office:value="51.607" calcext:value-type="float">
            <text:p>51,607</text:p>
          </table:table-cell>
          <table:table-cell table:formula="of:=AVERAGE(OFFSET(([$3klasy.$A47:$3klasy.$X47]); 51*([.E$1]-1); 0))" office:value-type="float" office:value="46.2455" calcext:value-type="float">
            <text:p>46,246</text:p>
          </table:table-cell>
          <table:table-cell table:formula="of:=AVERAGE(OFFSET(([$3klasy.$A47:$3klasy.$X47]); 51*([.F$1]-1); 0))" office:value-type="float" office:value="45.979" calcext:value-type="float">
            <text:p>45,979</text:p>
          </table:table-cell>
          <table:table-cell table:formula="of:=AVERAGE(OFFSET(([$3klasy.$A47:$3klasy.$X47]); 51*([.G$1]-1); 0))" office:value-type="float" office:value="48.936" calcext:value-type="float">
            <text:p>48,936</text:p>
          </table:table-cell>
          <table:table-cell table:formula="of:=AVERAGE(OFFSET(([$3klasy.$A47:$3klasy.$X47]); 51*([.H$1]-1); 0))" office:value-type="float" office:value="50.214" calcext:value-type="float">
            <text:p>50,214</text:p>
          </table:table-cell>
          <table:table-cell table:formula="of:=AVERAGE(OFFSET(([$3klasy.$A47:$3klasy.$X47]); 51*([.I$1]-1); 0))" office:value-type="float" office:value="48.132" calcext:value-type="float">
            <text:p>48,132</text:p>
          </table:table-cell>
          <table:table-cell table:formula="of:=AVERAGE(OFFSET(([$3klasy.$A47:$3klasy.$X47]); 51*([.J$1]-1); 0))" office:value-type="float" office:value="51.556" calcext:value-type="float">
            <text:p>51,556</text:p>
          </table:table-cell>
          <table:table-cell table:formula="of:=AVERAGE(OFFSET(([$3klasy.$A47:$3klasy.$X47]); 51*([.K$1]-1); 0))" office:value-type="float" office:value="49.33" calcext:value-type="float">
            <text:p>49,330</text:p>
          </table:table-cell>
          <table:table-cell table:formula="of:=AVERAGE([.B48:.K48])" office:value-type="float" office:value="49.66545" calcext:value-type="float">
            <text:p>49,665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AVERAGE(OFFSET(([$3klasy.$A48:$3klasy.$X48]); 51*([.B$1]-1); 0))" office:value-type="float" office:value="53.276" calcext:value-type="float">
            <text:p>53,276</text:p>
          </table:table-cell>
          <table:table-cell table:formula="of:=AVERAGE(OFFSET(([$3klasy.$A48:$3klasy.$X48]); 51*([.C$1]-1); 0))" office:value-type="float" office:value="51.379" calcext:value-type="float">
            <text:p>51,379</text:p>
          </table:table-cell>
          <table:table-cell table:formula="of:=AVERAGE(OFFSET(([$3klasy.$A48:$3klasy.$X48]); 51*([.D$1]-1); 0))" office:value-type="float" office:value="51.607" calcext:value-type="float">
            <text:p>51,607</text:p>
          </table:table-cell>
          <table:table-cell table:formula="of:=AVERAGE(OFFSET(([$3klasy.$A48:$3klasy.$X48]); 51*([.E$1]-1); 0))" office:value-type="float" office:value="46.2455" calcext:value-type="float">
            <text:p>46,246</text:p>
          </table:table-cell>
          <table:table-cell table:formula="of:=AVERAGE(OFFSET(([$3klasy.$A48:$3klasy.$X48]); 51*([.F$1]-1); 0))" office:value-type="float" office:value="45.979" calcext:value-type="float">
            <text:p>45,979</text:p>
          </table:table-cell>
          <table:table-cell table:formula="of:=AVERAGE(OFFSET(([$3klasy.$A48:$3klasy.$X48]); 51*([.G$1]-1); 0))" office:value-type="float" office:value="48.936" calcext:value-type="float">
            <text:p>48,936</text:p>
          </table:table-cell>
          <table:table-cell table:formula="of:=AVERAGE(OFFSET(([$3klasy.$A48:$3klasy.$X48]); 51*([.H$1]-1); 0))" office:value-type="float" office:value="50.214" calcext:value-type="float">
            <text:p>50,214</text:p>
          </table:table-cell>
          <table:table-cell table:formula="of:=AVERAGE(OFFSET(([$3klasy.$A48:$3klasy.$X48]); 51*([.I$1]-1); 0))" office:value-type="float" office:value="48.132" calcext:value-type="float">
            <text:p>48,132</text:p>
          </table:table-cell>
          <table:table-cell table:formula="of:=AVERAGE(OFFSET(([$3klasy.$A48:$3klasy.$X48]); 51*([.J$1]-1); 0))" office:value-type="float" office:value="51.556" calcext:value-type="float">
            <text:p>51,556</text:p>
          </table:table-cell>
          <table:table-cell table:formula="of:=AVERAGE(OFFSET(([$3klasy.$A48:$3klasy.$X48]); 51*([.K$1]-1); 0))" office:value-type="float" office:value="49.33" calcext:value-type="float">
            <text:p>49,330</text:p>
          </table:table-cell>
          <table:table-cell table:formula="of:=AVERAGE([.B49:.K49])" office:value-type="float" office:value="49.66545" calcext:value-type="float">
            <text:p>49,665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AVERAGE(OFFSET(([$3klasy.$A49:$3klasy.$X49]); 51*([.B$1]-1); 0))" office:value-type="float" office:value="53.276" calcext:value-type="float">
            <text:p>53,276</text:p>
          </table:table-cell>
          <table:table-cell table:formula="of:=AVERAGE(OFFSET(([$3klasy.$A49:$3klasy.$X49]); 51*([.C$1]-1); 0))" office:value-type="float" office:value="51.379" calcext:value-type="float">
            <text:p>51,379</text:p>
          </table:table-cell>
          <table:table-cell table:formula="of:=AVERAGE(OFFSET(([$3klasy.$A49:$3klasy.$X49]); 51*([.D$1]-1); 0))" office:value-type="float" office:value="51.607" calcext:value-type="float">
            <text:p>51,607</text:p>
          </table:table-cell>
          <table:table-cell table:formula="of:=AVERAGE(OFFSET(([$3klasy.$A49:$3klasy.$X49]); 51*([.E$1]-1); 0))" office:value-type="float" office:value="44.106" calcext:value-type="float">
            <text:p>44,106</text:p>
          </table:table-cell>
          <table:table-cell table:formula="of:=AVERAGE(OFFSET(([$3klasy.$A49:$3klasy.$X49]); 51*([.F$1]-1); 0))" office:value-type="float" office:value="45.979" calcext:value-type="float">
            <text:p>45,979</text:p>
          </table:table-cell>
          <table:table-cell table:formula="of:=AVERAGE(OFFSET(([$3klasy.$A49:$3klasy.$X49]); 51*([.G$1]-1); 0))" office:value-type="float" office:value="48.936" calcext:value-type="float">
            <text:p>48,936</text:p>
          </table:table-cell>
          <table:table-cell table:formula="of:=AVERAGE(OFFSET(([$3klasy.$A49:$3klasy.$X49]); 51*([.H$1]-1); 0))" office:value-type="float" office:value="50.214" calcext:value-type="float">
            <text:p>50,214</text:p>
          </table:table-cell>
          <table:table-cell table:formula="of:=AVERAGE(OFFSET(([$3klasy.$A49:$3klasy.$X49]); 51*([.I$1]-1); 0))" office:value-type="float" office:value="48.132" calcext:value-type="float">
            <text:p>48,132</text:p>
          </table:table-cell>
          <table:table-cell table:formula="of:=AVERAGE(OFFSET(([$3klasy.$A49:$3klasy.$X49]); 51*([.J$1]-1); 0))" office:value-type="float" office:value="51.556" calcext:value-type="float">
            <text:p>51,556</text:p>
          </table:table-cell>
          <table:table-cell table:formula="of:=AVERAGE(OFFSET(([$3klasy.$A49:$3klasy.$X49]); 51*([.K$1]-1); 0))" office:value-type="float" office:value="49.33" calcext:value-type="float">
            <text:p>49,330</text:p>
          </table:table-cell>
          <table:table-cell table:formula="of:=AVERAGE([.B50:.K50])" office:value-type="float" office:value="49.4515" calcext:value-type="float">
            <text:p>49,45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VERAGE(OFFSET(([$3klasy.$A50:$3klasy.$X50]); 51*([.B$1]-1); 0))" office:value-type="float" office:value="53.276" calcext:value-type="float">
            <text:p>53,276</text:p>
          </table:table-cell>
          <table:table-cell table:formula="of:=AVERAGE(OFFSET(([$3klasy.$A50:$3klasy.$X50]); 51*([.C$1]-1); 0))" office:value-type="float" office:value="51.379" calcext:value-type="float">
            <text:p>51,379</text:p>
          </table:table-cell>
          <table:table-cell table:formula="of:=AVERAGE(OFFSET(([$3klasy.$A50:$3klasy.$X50]); 51*([.D$1]-1); 0))" office:value-type="float" office:value="51.607" calcext:value-type="float">
            <text:p>51,607</text:p>
          </table:table-cell>
          <table:table-cell table:formula="of:=AVERAGE(OFFSET(([$3klasy.$A50:$3klasy.$X50]); 51*([.E$1]-1); 0))" office:value-type="float" office:value="43.346" calcext:value-type="float">
            <text:p>43,346</text:p>
          </table:table-cell>
          <table:table-cell table:formula="of:=AVERAGE(OFFSET(([$3klasy.$A50:$3klasy.$X50]); 51*([.F$1]-1); 0))" office:value-type="float" office:value="46.804" calcext:value-type="float">
            <text:p>46,804</text:p>
          </table:table-cell>
          <table:table-cell table:formula="of:=AVERAGE(OFFSET(([$3klasy.$A50:$3klasy.$X50]); 51*([.G$1]-1); 0))" office:value-type="float" office:value="48.936" calcext:value-type="float">
            <text:p>48,936</text:p>
          </table:table-cell>
          <table:table-cell table:formula="of:=AVERAGE(OFFSET(([$3klasy.$A50:$3klasy.$X50]); 51*([.H$1]-1); 0))" office:value-type="float" office:value="50.214" calcext:value-type="float">
            <text:p>50,214</text:p>
          </table:table-cell>
          <table:table-cell table:formula="of:=AVERAGE(OFFSET(([$3klasy.$A50:$3klasy.$X50]); 51*([.I$1]-1); 0))" office:value-type="float" office:value="48.132" calcext:value-type="float">
            <text:p>48,132</text:p>
          </table:table-cell>
          <table:table-cell table:formula="of:=AVERAGE(OFFSET(([$3klasy.$A50:$3klasy.$X50]); 51*([.J$1]-1); 0))" office:value-type="float" office:value="51.556" calcext:value-type="float">
            <text:p>51,556</text:p>
          </table:table-cell>
          <table:table-cell table:formula="of:=AVERAGE(OFFSET(([$3klasy.$A50:$3klasy.$X50]); 51*([.K$1]-1); 0))" office:value-type="float" office:value="49.33" calcext:value-type="float">
            <text:p>49,330</text:p>
          </table:table-cell>
          <table:table-cell table:formula="of:=AVERAGE([.B51:.K51])" office:value-type="float" office:value="49.458" calcext:value-type="float">
            <text:p>49,458</text:p>
          </table:table-cell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7"/>
          <table:table-cell table:style-name="Default" table:number-columns-repeated="11"/>
          <table:table-cell table:number-columns-repeated="1012"/>
        </table:table-row>
      </table:table>
      <table:named-expressions/>
      <table:database-ranges>
        <table:database-range table:name="__Anonymous_Sheet_DB__3" table:target-range-address="'10-Support'.B1:'10-Support'.Z12" table:contains-header="false" table:orientation="column">
          <table:sort>
            <table:sort-by table:field-number="1" table:data-type="automatic"/>
          </table:sort>
        </table:database-range>
        <table:database-range table:name="__Anonymous_Sheet_DB__4" table:target-range-address="'10-Confidence'.A1:'10-Confidence'.L51" table:contains-header="false">
          <table:sort>
            <table:sort-by table:field-number="11" table:order="descending" table:data-type="automatic"/>
          </table:sort>
        </table:database-range>
        <table:database-range table:name="__Anonymous_Sheet_DB__6" table:target-range-address="'3klasy-Support'.A1:'3klasy-Support'.Y12" table:contains-header="false" table:orientation="column"/>
        <table:database-range table:name="__Anonymous_Sheet_DB__7" table:target-range-address="'3klasy-Confidence'.A1:'3klasy-Confidence'.L51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.00.0000</text:date>, <text:time style:data-style-name="N2" text:time-value="20:00:24.94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9:59:34.271000000</meta:creation-date>
    <meta:generator>LibreOffice/6.2.3.2$Windows_X86_64 LibreOffice_project/aecc05fe267cc68dde00352a451aa867b3b546ac</meta:generator>
    <dc:date>2020-04-11T20:18:51.914000000</dc:date>
    <meta:editing-duration>P1DT13H51M26S</meta:editing-duration>
    <meta:editing-cycles>41</meta:editing-cycles>
    <meta:document-statistic meta:table-count="8" meta:cell-count="259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9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8cm" xlink:href=".." xlink:type="simple" chart:class="chart:scatter" chart:style-name="ch1">
        <chart:plot-area chart:style-name="ch2" table:cell-range-address="'10-Confidence'.A2:'10-Confidence'.A51 '10-Confidence'.L2:'10-Confidence'.L51" svg:x="0.319cm" svg:y="0.18cm" svg:width="15.357cm" svg:height="8.648cm">
          <chartooo:coordinate-region svg:x="1.628cm" svg:y="0.382cm" svg:width="13.76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10-Confidence'.L2:'10-Confidence'.L51" chart:class="chart:scatter">
            <chart:domain table:cell-range-address="'10-Confidence'.A2:'10-Confidence'.A51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10-Confidence'.A2:'10-Confidence'.A51</svg:desc>
                </draw:g>
              </table:table-cell>
              <table:table-cell office:value-type="float" office:value="24.8776541666667">
                <text:p>24.8776541666667</text:p>
                <draw:g>
                  <svg:desc>'10-Confidence'.L2:'10-Confidence'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24.8742625">
                <text:p>24.8742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24.9066625">
                <text:p>24.906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4.9536916666667">
                <text:p>24.953691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24.9979">
                <text:p>24.9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5.0681">
                <text:p>25.0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25.2052875">
                <text:p>25.2052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25.1674208333333">
                <text:p>25.1674208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25.1886375">
                <text:p>25.1886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25.2734291666667">
                <text:p>25.273429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25.3341625">
                <text:p>25.3341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25.4075083333333">
                <text:p>25.407508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25.4093375">
                <text:p>25.4093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25.4573666666667">
                <text:p>25.4573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25.4849083333333">
                <text:p>25.484908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25.5623791666667">
                <text:p>25.5623791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25.5928875">
                <text:p>25.5928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25.6593208333333">
                <text:p>25.6593208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25.6676875">
                <text:p>25.667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25.7211541666667">
                <text:p>25.7211541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25.9265416666667">
                <text:p>25.926541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25.9781083333333">
                <text:p>25.978108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26.0510791666667">
                <text:p>26.0510791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26.1898916666667">
                <text:p>26.189891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26.2764291666667">
                <text:p>26.2764291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6.4014583333333">
                <text:p>26.401458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26.4789166666667">
                <text:p>26.47891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26.5379">
                <text:p>26.53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26.5607375">
                <text:p>26.5607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26.6174333333333">
                <text:p>26.6174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26.7107875">
                <text:p>26.7107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1">
                <text:p>81</text:p>
              </table:table-cell>
              <table:table-cell office:value-type="float" office:value="26.9487666666667">
                <text:p>26.9487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">
                <text:p>82</text:p>
              </table:table-cell>
              <table:table-cell office:value-type="float" office:value="27.0685916666667">
                <text:p>27.068591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27.4337208333333">
                <text:p>27.4337208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">
                <text:p>84</text:p>
              </table:table-cell>
              <table:table-cell office:value-type="float" office:value="27.6850583333333">
                <text:p>27.685058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">
                <text:p>85</text:p>
              </table:table-cell>
              <table:table-cell office:value-type="float" office:value="27.6949541666667">
                <text:p>27.6949541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6">
                <text:p>86</text:p>
              </table:table-cell>
              <table:table-cell office:value-type="float" office:value="27.8751666666667">
                <text:p>27.8751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">
                <text:p>87</text:p>
              </table:table-cell>
              <table:table-cell office:value-type="float" office:value="28.067625">
                <text:p>28.067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">
                <text:p>88</text:p>
              </table:table-cell>
              <table:table-cell office:value-type="float" office:value="28.1836416666667">
                <text:p>28.183641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28.3422166666667">
                <text:p>28.34221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28.6321041666667">
                <text:p>28.6321041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">
                <text:p>91</text:p>
              </table:table-cell>
              <table:table-cell office:value-type="float" office:value="28.8311125">
                <text:p>28.8311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">
                <text:p>92</text:p>
              </table:table-cell>
              <table:table-cell office:value-type="float" office:value="28.9385458333333">
                <text:p>28.9385458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">
                <text:p>93</text:p>
              </table:table-cell>
              <table:table-cell office:value-type="float" office:value="28.8865958333333">
                <text:p>28.8865958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">
                <text:p>94</text:p>
              </table:table-cell>
              <table:table-cell office:value-type="float" office:value="28.8339666666667">
                <text:p>28.8339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">
                <text:p>95</text:p>
              </table:table-cell>
              <table:table-cell office:value-type="float" office:value="28.824125">
                <text:p>28.824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">
                <text:p>96</text:p>
              </table:table-cell>
              <table:table-cell office:value-type="float" office:value="28.8350333333333">
                <text:p>28.8350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28.8270833333333">
                <text:p>28.82708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28.810525">
                <text:p>28.810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28.9292">
                <text:p>28.9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10-Support'.B1:'10-Support'.Y1 '10-Support'.B12:'10-Support'.Y12" svg:x="0.32cm" svg:y="0.18cm" svg:width="15.36cm" svg:height="8.64cm">
          <chartooo:coordinate-region svg:x="1.248cm" svg:y="0.382cm" svg:width="14.24cm" svg:height="7.78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10-Support'.B12:'10-Support'.Y12" chart:class="chart:scatter">
            <chart:domain table:cell-range-address="'10-Support'.B1:'10-Support'.Y1"/>
            <chart:data-point chart:repeated="2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Wiersz 1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10-Support'.B1:'10-Support'.Y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iersz 12</text:p>
                <draw:g>
                  <svg:desc/>
                </draw:g>
              </table:table-cell>
              <table:table-cell office:value-type="float" office:value="25.279432">
                <text:p>25.279432</text:p>
                <draw:g>
                  <svg:desc>'10-Support'.B12:'10-Support'.Y12</svg:desc>
                </draw:g>
              </table:table-cell>
              <table:table-cell office:value-type="float" office:value="25.478298">
                <text:p>25.478298</text:p>
              </table:table-cell>
              <table:table-cell office:value-type="float" office:value="25.824994">
                <text:p>25.824994</text:p>
              </table:table-cell>
              <table:table-cell office:value-type="float" office:value="26.019132">
                <text:p>26.019132</text:p>
              </table:table-cell>
              <table:table-cell office:value-type="float" office:value="26.26708">
                <text:p>26.26708</text:p>
              </table:table-cell>
              <table:table-cell office:value-type="float" office:value="26.227878">
                <text:p>26.227878</text:p>
              </table:table-cell>
              <table:table-cell office:value-type="float" office:value="26.432792">
                <text:p>26.432792</text:p>
              </table:table-cell>
              <table:table-cell office:value-type="float" office:value="26.38785">
                <text:p>26.38785</text:p>
              </table:table-cell>
              <table:table-cell office:value-type="float" office:value="26.303232">
                <text:p>26.303232</text:p>
              </table:table-cell>
              <table:table-cell office:value-type="float" office:value="26.419948">
                <text:p>26.419948</text:p>
              </table:table-cell>
              <table:table-cell office:value-type="float" office:value="26.473066">
                <text:p>26.473066</text:p>
              </table:table-cell>
              <table:table-cell office:value-type="float" office:value="26.652322">
                <text:p>26.652322</text:p>
              </table:table-cell>
              <table:table-cell office:value-type="float" office:value="26.67822">
                <text:p>26.67822</text:p>
              </table:table-cell>
              <table:table-cell office:value-type="float" office:value="26.913358">
                <text:p>26.913358</text:p>
              </table:table-cell>
              <table:table-cell office:value-type="float" office:value="26.87717">
                <text:p>26.87717</text:p>
              </table:table-cell>
              <table:table-cell office:value-type="float" office:value="26.788728">
                <text:p>26.788728</text:p>
              </table:table-cell>
              <table:table-cell office:value-type="float" office:value="26.932836">
                <text:p>26.932836</text:p>
              </table:table-cell>
              <table:table-cell office:value-type="float" office:value="27.122874">
                <text:p>27.122874</text:p>
              </table:table-cell>
              <table:table-cell office:value-type="float" office:value="27.24464">
                <text:p>27.24464</text:p>
              </table:table-cell>
              <table:table-cell office:value-type="float" office:value="27.389182">
                <text:p>27.389182</text:p>
              </table:table-cell>
              <table:table-cell office:value-type="float" office:value="27.53487">
                <text:p>27.53487</text:p>
              </table:table-cell>
              <table:table-cell office:value-type="float" office:value="27.519678">
                <text:p>27.519678</text:p>
              </table:table-cell>
              <table:table-cell office:value-type="float" office:value="27.598356">
                <text:p>27.598356</text:p>
              </table:table-cell>
              <table:table-cell office:value-type="float" office:value="27.56386">
                <text:p>27.56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